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14.54mm" svg:y="4.52mm">
            <draw:object draw:notify-on-update-of-ranges="Sheet1.A1:Sheet1.A1 Sheet1.A2:Sheet1.A2294 Sheet1.B1:Sheet1.B1 Sheet1.B2:Sheet1.B2294 Sheet1.C1:Sheet1.C1 Sheet1.C2:Sheet1.C2294 Sheet1.D1:Sheet1.D1 Sheet1.D2:Sheet1.D22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185.223022" calcext:value-type="float">
            <text:p>1185.223022</text:p>
          </table:table-cell>
          <table:table-cell office:value-type="float" office:value="1092.495483" calcext:value-type="float">
            <text:p>1092.495483</text:p>
          </table:table-cell>
          <table:table-cell office:value-type="float" office:value="1169.525024" calcext:value-type="float">
            <text:p>1169.525024</text:p>
          </table:table-cell>
          <table:table-cell office:value-type="float" office:value="1106.298584" calcext:value-type="float">
            <text:p>1106.298584</text:p>
          </table:table-cell>
          <table:table-cell table:number-columns-repeated="13"/>
        </table:table-row>
        <table:table-row table:style-name="ro1">
          <table:table-cell office:value-type="float" office:value="1327.003418" calcext:value-type="float">
            <text:p>1327.003418</text:p>
          </table:table-cell>
          <table:table-cell office:value-type="float" office:value="1257.047974" calcext:value-type="float">
            <text:p>1257.047974</text:p>
          </table:table-cell>
          <table:table-cell office:value-type="float" office:value="1322.831787" calcext:value-type="float">
            <text:p>1322.831787</text:p>
          </table:table-cell>
          <table:table-cell office:value-type="float" office:value="1266.131348" calcext:value-type="float">
            <text:p>1266.131348</text:p>
          </table:table-cell>
          <table:table-cell table:number-columns-repeated="13"/>
        </table:table-row>
        <table:table-row table:style-name="ro1">
          <table:table-cell office:value-type="float" office:value="1468.605957" calcext:value-type="float">
            <text:p>1468.605957</text:p>
          </table:table-cell>
          <table:table-cell office:value-type="float" office:value="1396.134521" calcext:value-type="float">
            <text:p>1396.134521</text:p>
          </table:table-cell>
          <table:table-cell office:value-type="float" office:value="1468.337646" calcext:value-type="float">
            <text:p>1468.337646</text:p>
          </table:table-cell>
          <table:table-cell office:value-type="float" office:value="1397.946411" calcext:value-type="float">
            <text:p>1397.946411</text:p>
          </table:table-cell>
          <table:table-cell table:number-columns-repeated="13"/>
        </table:table-row>
        <table:table-row table:style-name="ro1">
          <table:table-cell office:value-type="float" office:value="1617.284912" calcext:value-type="float">
            <text:p>1617.284912</text:p>
          </table:table-cell>
          <table:table-cell office:value-type="float" office:value="1558.64624" calcext:value-type="float">
            <text:p>1558.64624</text:p>
          </table:table-cell>
          <table:table-cell office:value-type="float" office:value="1619.234131" calcext:value-type="float">
            <text:p>1619.234131</text:p>
          </table:table-cell>
          <table:table-cell office:value-type="float" office:value="1556.516602" calcext:value-type="float">
            <text:p>1556.516602</text:p>
          </table:table-cell>
          <table:table-cell table:number-columns-repeated="13"/>
        </table:table-row>
        <table:table-row table:style-name="ro1">
          <table:table-cell office:value-type="float" office:value="1599.244629" calcext:value-type="float">
            <text:p>1599.244629</text:p>
          </table:table-cell>
          <table:table-cell office:value-type="float" office:value="1609.686401" calcext:value-type="float">
            <text:p>1609.686401</text:p>
          </table:table-cell>
          <table:table-cell office:value-type="float" office:value="1596.965576" calcext:value-type="float">
            <text:p>1596.965576</text:p>
          </table:table-cell>
          <table:table-cell office:value-type="float" office:value="1610.934937" calcext:value-type="float">
            <text:p>1610.934937</text:p>
          </table:table-cell>
          <table:table-cell table:number-columns-repeated="13"/>
        </table:table-row>
        <table:table-row table:style-name="ro1">
          <table:table-cell office:value-type="float" office:value="1620.239502" calcext:value-type="float">
            <text:p>1620.239502</text:p>
          </table:table-cell>
          <table:table-cell office:value-type="float" office:value="1612.63147" calcext:value-type="float">
            <text:p>1612.63147</text:p>
          </table:table-cell>
          <table:table-cell office:value-type="float" office:value="1618.992676" calcext:value-type="float">
            <text:p>1618.992676</text:p>
          </table:table-cell>
          <table:table-cell office:value-type="float" office:value="1615.788574" calcext:value-type="float">
            <text:p>1615.788574</text:p>
          </table:table-cell>
          <table:table-cell table:number-columns-repeated="13"/>
        </table:table-row>
        <table:table-row table:style-name="ro1">
          <table:table-cell office:value-type="float" office:value="1619.881836" calcext:value-type="float">
            <text:p>1619.881836</text:p>
          </table:table-cell>
          <table:table-cell office:value-type="float" office:value="1617.897949" calcext:value-type="float">
            <text:p>1617.897949</text:p>
          </table:table-cell>
          <table:table-cell office:value-type="float" office:value="1620.674927" calcext:value-type="float">
            <text:p>1620.674927</text:p>
          </table:table-cell>
          <table:table-cell office:value-type="float" office:value="1618.619873" calcext:value-type="float">
            <text:p>1618.619873</text:p>
          </table:table-cell>
          <table:table-cell table:number-columns-repeated="13"/>
        </table:table-row>
        <table:table-row table:style-name="ro1">
          <table:table-cell office:value-type="float" office:value="1621.310791" calcext:value-type="float">
            <text:p>1621.310791</text:p>
          </table:table-cell>
          <table:table-cell office:value-type="float" office:value="1615.851562" calcext:value-type="float">
            <text:p>1615.851562</text:p>
          </table:table-cell>
          <table:table-cell office:value-type="float" office:value="1623.166504" calcext:value-type="float">
            <text:p>1623.166504</text:p>
          </table:table-cell>
          <table:table-cell office:value-type="float" office:value="1615.759521" calcext:value-type="float">
            <text:p>1615.759521</text:p>
          </table:table-cell>
          <table:table-cell table:number-columns-repeated="13"/>
        </table:table-row>
        <table:table-row table:style-name="ro1">
          <table:table-cell office:value-type="float" office:value="1628.152344" calcext:value-type="float">
            <text:p>1628.152344</text:p>
          </table:table-cell>
          <table:table-cell office:value-type="float" office:value="1627.59729" calcext:value-type="float">
            <text:p>1627.59729</text:p>
          </table:table-cell>
          <table:table-cell office:value-type="float" office:value="1626.911255" calcext:value-type="float">
            <text:p>1626.911255</text:p>
          </table:table-cell>
          <table:table-cell office:value-type="float" office:value="1627.550415" calcext:value-type="float">
            <text:p>1627.550415</text:p>
          </table:table-cell>
          <table:table-cell table:number-columns-repeated="13"/>
        </table:table-row>
        <table:table-row table:style-name="ro1">
          <table:table-cell office:value-type="float" office:value="1631.768433" calcext:value-type="float">
            <text:p>1631.768433</text:p>
          </table:table-cell>
          <table:table-cell office:value-type="float" office:value="1628.164673" calcext:value-type="float">
            <text:p>1628.164673</text:p>
          </table:table-cell>
          <table:table-cell office:value-type="float" office:value="1627.351562" calcext:value-type="float">
            <text:p>1627.351562</text:p>
          </table:table-cell>
          <table:table-cell office:value-type="float" office:value="1626.60022" calcext:value-type="float">
            <text:p>1626.60022</text:p>
          </table:table-cell>
          <table:table-cell table:number-columns-repeated="13"/>
        </table:table-row>
        <table:table-row table:style-name="ro1">
          <table:table-cell office:value-type="float" office:value="1628.757812" calcext:value-type="float">
            <text:p>1628.757812</text:p>
          </table:table-cell>
          <table:table-cell office:value-type="float" office:value="1632.1875" calcext:value-type="float">
            <text:p>1632.1875</text:p>
          </table:table-cell>
          <table:table-cell office:value-type="float" office:value="1630.273071" calcext:value-type="float">
            <text:p>1630.273071</text:p>
          </table:table-cell>
          <table:table-cell office:value-type="float" office:value="1633.640747" calcext:value-type="float">
            <text:p>1633.640747</text:p>
          </table:table-cell>
          <table:table-cell table:number-columns-repeated="13"/>
        </table:table-row>
        <table:table-row table:style-name="ro1">
          <table:table-cell office:value-type="float" office:value="1645.092041" calcext:value-type="float">
            <text:p>1645.092041</text:p>
          </table:table-cell>
          <table:table-cell office:value-type="float" office:value="1639.030762" calcext:value-type="float">
            <text:p>1639.030762</text:p>
          </table:table-cell>
          <table:table-cell office:value-type="float" office:value="1644.13916" calcext:value-type="float">
            <text:p>1644.13916</text:p>
          </table:table-cell>
          <table:table-cell office:value-type="float" office:value="1637.806396" calcext:value-type="float">
            <text:p>1637.806396</text:p>
          </table:table-cell>
          <table:table-cell table:number-columns-repeated="13"/>
        </table:table-row>
        <table:table-row table:style-name="ro1">
          <table:table-cell office:value-type="float" office:value="1643.739136" calcext:value-type="float">
            <text:p>1643.739136</text:p>
          </table:table-cell>
          <table:table-cell office:value-type="float" office:value="1645.565918" calcext:value-type="float">
            <text:p>1645.565918</text:p>
          </table:table-cell>
          <table:table-cell office:value-type="float" office:value="1645.355225" calcext:value-type="float">
            <text:p>1645.355225</text:p>
          </table:table-cell>
          <table:table-cell office:value-type="float" office:value="1642.41333" calcext:value-type="float">
            <text:p>1642.41333</text:p>
          </table:table-cell>
          <table:table-cell table:number-columns-repeated="13"/>
        </table:table-row>
        <table:table-row table:style-name="ro1">
          <table:table-cell office:value-type="float" office:value="1525.646973" calcext:value-type="float">
            <text:p>1525.646973</text:p>
          </table:table-cell>
          <table:table-cell office:value-type="float" office:value="1526.981812" calcext:value-type="float">
            <text:p>1526.981812</text:p>
          </table:table-cell>
          <table:table-cell office:value-type="float" office:value="1526.047485" calcext:value-type="float">
            <text:p>1526.047485</text:p>
          </table:table-cell>
          <table:table-cell office:value-type="float" office:value="1525.751587" calcext:value-type="float">
            <text:p>1525.751587</text:p>
          </table:table-cell>
          <table:table-cell table:number-columns-repeated="13"/>
        </table:table-row>
        <table:table-row table:style-name="ro1">
          <table:table-cell office:value-type="float" office:value="1569.162354" calcext:value-type="float">
            <text:p>1569.162354</text:p>
          </table:table-cell>
          <table:table-cell office:value-type="float" office:value="1566.421387" calcext:value-type="float">
            <text:p>1566.421387</text:p>
          </table:table-cell>
          <table:table-cell office:value-type="float" office:value="1569.686401" calcext:value-type="float">
            <text:p>1569.686401</text:p>
          </table:table-cell>
          <table:table-cell office:value-type="float" office:value="1569.465454" calcext:value-type="float">
            <text:p>1569.465454</text:p>
          </table:table-cell>
          <table:table-cell table:number-columns-repeated="13"/>
        </table:table-row>
        <table:table-row table:style-name="ro1">
          <table:table-cell office:value-type="float" office:value="1563.248901" calcext:value-type="float">
            <text:p>1563.248901</text:p>
          </table:table-cell>
          <table:table-cell office:value-type="float" office:value="1565.440796" calcext:value-type="float">
            <text:p>1565.440796</text:p>
          </table:table-cell>
          <table:table-cell office:value-type="float" office:value="1566.937378" calcext:value-type="float">
            <text:p>1566.937378</text:p>
          </table:table-cell>
          <table:table-cell office:value-type="float" office:value="1564.3396" calcext:value-type="float">
            <text:p>1564.3396</text:p>
          </table:table-cell>
          <table:table-cell table:number-columns-repeated="13"/>
        </table:table-row>
        <table:table-row table:style-name="ro1">
          <table:table-cell office:value-type="float" office:value="1575.88501" calcext:value-type="float">
            <text:p>1575.88501</text:p>
          </table:table-cell>
          <table:table-cell office:value-type="float" office:value="1576.215332" calcext:value-type="float">
            <text:p>1576.215332</text:p>
          </table:table-cell>
          <table:table-cell office:value-type="float" office:value="1577.018799" calcext:value-type="float">
            <text:p>1577.018799</text:p>
          </table:table-cell>
          <table:table-cell office:value-type="float" office:value="1574.068726" calcext:value-type="float">
            <text:p>1574.068726</text:p>
          </table:table-cell>
          <table:table-cell table:number-columns-repeated="13"/>
        </table:table-row>
        <table:table-row table:style-name="ro1">
          <table:table-cell office:value-type="float" office:value="1572.877075" calcext:value-type="float">
            <text:p>1572.877075</text:p>
          </table:table-cell>
          <table:table-cell office:value-type="float" office:value="1573.654785" calcext:value-type="float">
            <text:p>1573.654785</text:p>
          </table:table-cell>
          <table:table-cell office:value-type="float" office:value="1571.634033" calcext:value-type="float">
            <text:p>1571.634033</text:p>
          </table:table-cell>
          <table:table-cell office:value-type="float" office:value="1574.700317" calcext:value-type="float">
            <text:p>1574.700317</text:p>
          </table:table-cell>
          <table:table-cell table:number-columns-repeated="13"/>
        </table:table-row>
        <table:table-row table:style-name="ro1">
          <table:table-cell office:value-type="float" office:value="1569.109375" calcext:value-type="float">
            <text:p>1569.109375</text:p>
          </table:table-cell>
          <table:table-cell office:value-type="float" office:value="1572.745972" calcext:value-type="float">
            <text:p>1572.745972</text:p>
          </table:table-cell>
          <table:table-cell office:value-type="float" office:value="1571.137695" calcext:value-type="float">
            <text:p>1571.137695</text:p>
          </table:table-cell>
          <table:table-cell office:value-type="float" office:value="1574.368652" calcext:value-type="float">
            <text:p>1574.368652</text:p>
          </table:table-cell>
          <table:table-cell table:number-columns-repeated="13"/>
        </table:table-row>
        <table:table-row table:style-name="ro1">
          <table:table-cell office:value-type="float" office:value="1565.139526" calcext:value-type="float">
            <text:p>1565.139526</text:p>
          </table:table-cell>
          <table:table-cell office:value-type="float" office:value="1565.87439" calcext:value-type="float">
            <text:p>1565.87439</text:p>
          </table:table-cell>
          <table:table-cell office:value-type="float" office:value="1568.340942" calcext:value-type="float">
            <text:p>1568.340942</text:p>
          </table:table-cell>
          <table:table-cell office:value-type="float" office:value="1565.682495" calcext:value-type="float">
            <text:p>1565.682495</text:p>
          </table:table-cell>
          <table:table-cell table:number-columns-repeated="13"/>
        </table:table-row>
        <table:table-row table:style-name="ro1">
          <table:table-cell office:value-type="float" office:value="1566.442993" calcext:value-type="float">
            <text:p>1566.442993</text:p>
          </table:table-cell>
          <table:table-cell office:value-type="float" office:value="1563.470337" calcext:value-type="float">
            <text:p>1563.470337</text:p>
          </table:table-cell>
          <table:table-cell office:value-type="float" office:value="1568.311523" calcext:value-type="float">
            <text:p>1568.311523</text:p>
          </table:table-cell>
          <table:table-cell office:value-type="float" office:value="1561.280884" calcext:value-type="float">
            <text:p>1561.280884</text:p>
          </table:table-cell>
          <table:table-cell table:number-columns-repeated="13"/>
        </table:table-row>
        <table:table-row table:style-name="ro1">
          <table:table-cell office:value-type="float" office:value="1561.384277" calcext:value-type="float">
            <text:p>1561.384277</text:p>
          </table:table-cell>
          <table:table-cell office:value-type="float" office:value="1561.866577" calcext:value-type="float">
            <text:p>1561.866577</text:p>
          </table:table-cell>
          <table:table-cell office:value-type="float" office:value="1561.688721" calcext:value-type="float">
            <text:p>1561.688721</text:p>
          </table:table-cell>
          <table:table-cell office:value-type="float" office:value="1560.249634" calcext:value-type="float">
            <text:p>1560.249634</text:p>
          </table:table-cell>
          <table:table-cell table:number-columns-repeated="13"/>
        </table:table-row>
        <table:table-row table:style-name="ro1">
          <table:table-cell office:value-type="float" office:value="1565.086426" calcext:value-type="float">
            <text:p>1565.086426</text:p>
          </table:table-cell>
          <table:table-cell office:value-type="float" office:value="1562.7771" calcext:value-type="float">
            <text:p>1562.7771</text:p>
          </table:table-cell>
          <table:table-cell office:value-type="float" office:value="1566.740234" calcext:value-type="float">
            <text:p>1566.740234</text:p>
          </table:table-cell>
          <table:table-cell office:value-type="float" office:value="1564.349365" calcext:value-type="float">
            <text:p>1564.349365</text:p>
          </table:table-cell>
          <table:table-cell table:number-columns-repeated="13"/>
        </table:table-row>
        <table:table-row table:style-name="ro1">
          <table:table-cell office:value-type="float" office:value="1567.671753" calcext:value-type="float">
            <text:p>1567.671753</text:p>
          </table:table-cell>
          <table:table-cell office:value-type="float" office:value="1566.28772" calcext:value-type="float">
            <text:p>1566.28772</text:p>
          </table:table-cell>
          <table:table-cell office:value-type="float" office:value="1567.360962" calcext:value-type="float">
            <text:p>1567.360962</text:p>
          </table:table-cell>
          <table:table-cell office:value-type="float" office:value="1565.866211" calcext:value-type="float">
            <text:p>1565.866211</text:p>
          </table:table-cell>
          <table:table-cell table:number-columns-repeated="13"/>
        </table:table-row>
        <table:table-row table:style-name="ro1">
          <table:table-cell office:value-type="float" office:value="1564.242065" calcext:value-type="float">
            <text:p>1564.242065</text:p>
          </table:table-cell>
          <table:table-cell office:value-type="float" office:value="1563.429321" calcext:value-type="float">
            <text:p>1563.429321</text:p>
          </table:table-cell>
          <table:table-cell office:value-type="float" office:value="1564.488525" calcext:value-type="float">
            <text:p>1564.488525</text:p>
          </table:table-cell>
          <table:table-cell office:value-type="float" office:value="1564.813477" calcext:value-type="float">
            <text:p>1564.813477</text:p>
          </table:table-cell>
          <table:table-cell table:number-columns-repeated="13"/>
        </table:table-row>
        <table:table-row table:style-name="ro1">
          <table:table-cell office:value-type="float" office:value="1564.893433" calcext:value-type="float">
            <text:p>1564.893433</text:p>
          </table:table-cell>
          <table:table-cell office:value-type="float" office:value="1567.561401" calcext:value-type="float">
            <text:p>1567.561401</text:p>
          </table:table-cell>
          <table:table-cell office:value-type="float" office:value="1566.794312" calcext:value-type="float">
            <text:p>1566.794312</text:p>
          </table:table-cell>
          <table:table-cell office:value-type="float" office:value="1568.034424" calcext:value-type="float">
            <text:p>1568.034424</text:p>
          </table:table-cell>
          <table:table-cell table:number-columns-repeated="13"/>
        </table:table-row>
        <table:table-row table:style-name="ro1">
          <table:table-cell office:value-type="float" office:value="1566.828369" calcext:value-type="float">
            <text:p>1566.828369</text:p>
          </table:table-cell>
          <table:table-cell office:value-type="float" office:value="1564.505859" calcext:value-type="float">
            <text:p>1564.505859</text:p>
          </table:table-cell>
          <table:table-cell office:value-type="float" office:value="1565.679199" calcext:value-type="float">
            <text:p>1565.679199</text:p>
          </table:table-cell>
          <table:table-cell office:value-type="float" office:value="1566.501587" calcext:value-type="float">
            <text:p>1566.501587</text:p>
          </table:table-cell>
          <table:table-cell table:number-columns-repeated="13"/>
        </table:table-row>
        <table:table-row table:style-name="ro1">
          <table:table-cell office:value-type="float" office:value="1562.352173" calcext:value-type="float">
            <text:p>1562.352173</text:p>
          </table:table-cell>
          <table:table-cell office:value-type="float" office:value="1564.471558" calcext:value-type="float">
            <text:p>1564.471558</text:p>
          </table:table-cell>
          <table:table-cell office:value-type="float" office:value="1562.188477" calcext:value-type="float">
            <text:p>1562.188477</text:p>
          </table:table-cell>
          <table:table-cell office:value-type="float" office:value="1562.606323" calcext:value-type="float">
            <text:p>1562.606323</text:p>
          </table:table-cell>
          <table:table-cell table:number-columns-repeated="13"/>
        </table:table-row>
        <table:table-row table:style-name="ro1">
          <table:table-cell office:value-type="float" office:value="1566.776123" calcext:value-type="float">
            <text:p>1566.776123</text:p>
          </table:table-cell>
          <table:table-cell office:value-type="float" office:value="1567.353394" calcext:value-type="float">
            <text:p>1567.353394</text:p>
          </table:table-cell>
          <table:table-cell office:value-type="float" office:value="1563.69751" calcext:value-type="float">
            <text:p>1563.69751</text:p>
          </table:table-cell>
          <table:table-cell office:value-type="float" office:value="1568.4198" calcext:value-type="float">
            <text:p>1568.4198</text:p>
          </table:table-cell>
          <table:table-cell table:number-columns-repeated="13"/>
        </table:table-row>
        <table:table-row table:style-name="ro1">
          <table:table-cell office:value-type="float" office:value="1567.934326" calcext:value-type="float">
            <text:p>1567.934326</text:p>
          </table:table-cell>
          <table:table-cell office:value-type="float" office:value="1563.921997" calcext:value-type="float">
            <text:p>1563.921997</text:p>
          </table:table-cell>
          <table:table-cell office:value-type="float" office:value="1566.915039" calcext:value-type="float">
            <text:p>1566.915039</text:p>
          </table:table-cell>
          <table:table-cell office:value-type="float" office:value="1566.166016" calcext:value-type="float">
            <text:p>1566.166016</text:p>
          </table:table-cell>
          <table:table-cell table:number-columns-repeated="13"/>
        </table:table-row>
        <table:table-row table:style-name="ro1">
          <table:table-cell office:value-type="float" office:value="1567.266113" calcext:value-type="float">
            <text:p>1567.266113</text:p>
          </table:table-cell>
          <table:table-cell office:value-type="float" office:value="1566.855835" calcext:value-type="float">
            <text:p>1566.855835</text:p>
          </table:table-cell>
          <table:table-cell office:value-type="float" office:value="1566.087524" calcext:value-type="float">
            <text:p>1566.087524</text:p>
          </table:table-cell>
          <table:table-cell office:value-type="float" office:value="1568.66687" calcext:value-type="float">
            <text:p>1568.66687</text:p>
          </table:table-cell>
          <table:table-cell table:number-columns-repeated="13"/>
        </table:table-row>
        <table:table-row table:style-name="ro1">
          <table:table-cell office:value-type="float" office:value="1564.405518" calcext:value-type="float">
            <text:p>1564.405518</text:p>
          </table:table-cell>
          <table:table-cell office:value-type="float" office:value="1563.859985" calcext:value-type="float">
            <text:p>1563.859985</text:p>
          </table:table-cell>
          <table:table-cell office:value-type="float" office:value="1564.215698" calcext:value-type="float">
            <text:p>1564.215698</text:p>
          </table:table-cell>
          <table:table-cell office:value-type="float" office:value="1564.753784" calcext:value-type="float">
            <text:p>1564.753784</text:p>
          </table:table-cell>
          <table:table-cell table:number-columns-repeated="13"/>
        </table:table-row>
        <table:table-row table:style-name="ro1">
          <table:table-cell office:value-type="float" office:value="1568.358521" calcext:value-type="float">
            <text:p>1568.358521</text:p>
          </table:table-cell>
          <table:table-cell office:value-type="float" office:value="1566.657959" calcext:value-type="float">
            <text:p>1566.657959</text:p>
          </table:table-cell>
          <table:table-cell office:value-type="float" office:value="1565.888428" calcext:value-type="float">
            <text:p>1565.888428</text:p>
          </table:table-cell>
          <table:table-cell office:value-type="float" office:value="1567.516235" calcext:value-type="float">
            <text:p>1567.516235</text:p>
          </table:table-cell>
          <table:table-cell table:number-columns-repeated="13"/>
        </table:table-row>
        <table:table-row table:style-name="ro1">
          <table:table-cell office:value-type="float" office:value="1563.568481" calcext:value-type="float">
            <text:p>1563.568481</text:p>
          </table:table-cell>
          <table:table-cell office:value-type="float" office:value="1564.824585" calcext:value-type="float">
            <text:p>1564.824585</text:p>
          </table:table-cell>
          <table:table-cell office:value-type="float" office:value="1561.16748" calcext:value-type="float">
            <text:p>1561.16748</text:p>
          </table:table-cell>
          <table:table-cell office:value-type="float" office:value="1564.579834" calcext:value-type="float">
            <text:p>1564.579834</text:p>
          </table:table-cell>
          <table:table-cell table:number-columns-repeated="13"/>
        </table:table-row>
        <table:table-row table:style-name="ro1">
          <table:table-cell office:value-type="float" office:value="1562.97168" calcext:value-type="float">
            <text:p>1562.97168</text:p>
          </table:table-cell>
          <table:table-cell office:value-type="float" office:value="1565.228271" calcext:value-type="float">
            <text:p>1565.228271</text:p>
          </table:table-cell>
          <table:table-cell office:value-type="float" office:value="1561.57959" calcext:value-type="float">
            <text:p>1561.57959</text:p>
          </table:table-cell>
          <table:table-cell office:value-type="float" office:value="1562.493286" calcext:value-type="float">
            <text:p>1562.493286</text:p>
          </table:table-cell>
          <table:table-cell table:number-columns-repeated="13"/>
        </table:table-row>
        <table:table-row table:style-name="ro1">
          <table:table-cell office:value-type="float" office:value="1566.322632" calcext:value-type="float">
            <text:p>1566.322632</text:p>
          </table:table-cell>
          <table:table-cell office:value-type="float" office:value="1563.907471" calcext:value-type="float">
            <text:p>1563.907471</text:p>
          </table:table-cell>
          <table:table-cell office:value-type="float" office:value="1564.701294" calcext:value-type="float">
            <text:p>1564.701294</text:p>
          </table:table-cell>
          <table:table-cell office:value-type="float" office:value="1564.13916" calcext:value-type="float">
            <text:p>1564.13916</text:p>
          </table:table-cell>
          <table:table-cell table:number-columns-repeated="13"/>
        </table:table-row>
        <table:table-row table:style-name="ro1">
          <table:table-cell office:value-type="float" office:value="1565.93811" calcext:value-type="float">
            <text:p>1565.93811</text:p>
          </table:table-cell>
          <table:table-cell office:value-type="float" office:value="1559.435791" calcext:value-type="float">
            <text:p>1559.435791</text:p>
          </table:table-cell>
          <table:table-cell office:value-type="float" office:value="1560.84314" calcext:value-type="float">
            <text:p>1560.84314</text:p>
          </table:table-cell>
          <table:table-cell office:value-type="float" office:value="1565.208252" calcext:value-type="float">
            <text:p>1565.208252</text:p>
          </table:table-cell>
          <table:table-cell table:number-columns-repeated="13"/>
        </table:table-row>
        <table:table-row table:style-name="ro1">
          <table:table-cell office:value-type="float" office:value="1566.752319" calcext:value-type="float">
            <text:p>1566.752319</text:p>
          </table:table-cell>
          <table:table-cell office:value-type="float" office:value="1564.005859" calcext:value-type="float">
            <text:p>1564.005859</text:p>
          </table:table-cell>
          <table:table-cell office:value-type="float" office:value="1567.856445" calcext:value-type="float">
            <text:p>1567.856445</text:p>
          </table:table-cell>
          <table:table-cell office:value-type="float" office:value="1565.410889" calcext:value-type="float">
            <text:p>1565.410889</text:p>
          </table:table-cell>
          <table:table-cell table:number-columns-repeated="13"/>
        </table:table-row>
        <table:table-row table:style-name="ro1">
          <table:table-cell office:value-type="float" office:value="1566.945679" calcext:value-type="float">
            <text:p>1566.945679</text:p>
          </table:table-cell>
          <table:table-cell office:value-type="float" office:value="1564.616577" calcext:value-type="float">
            <text:p>1564.616577</text:p>
          </table:table-cell>
          <table:table-cell office:value-type="float" office:value="1567.741699" calcext:value-type="float">
            <text:p>1567.741699</text:p>
          </table:table-cell>
          <table:table-cell office:value-type="float" office:value="1564.837524" calcext:value-type="float">
            <text:p>1564.837524</text:p>
          </table:table-cell>
          <table:table-cell table:number-columns-repeated="13"/>
        </table:table-row>
        <table:table-row table:style-name="ro1">
          <table:table-cell office:value-type="float" office:value="1563.737427" calcext:value-type="float">
            <text:p>1563.737427</text:p>
          </table:table-cell>
          <table:table-cell office:value-type="float" office:value="1565.435791" calcext:value-type="float">
            <text:p>1565.435791</text:p>
          </table:table-cell>
          <table:table-cell office:value-type="float" office:value="1567.080688" calcext:value-type="float">
            <text:p>1567.080688</text:p>
          </table:table-cell>
          <table:table-cell office:value-type="float" office:value="1565.27478" calcext:value-type="float">
            <text:p>1565.27478</text:p>
          </table:table-cell>
          <table:table-cell table:number-columns-repeated="13"/>
        </table:table-row>
        <table:table-row table:style-name="ro1">
          <table:table-cell office:value-type="float" office:value="1565.476074" calcext:value-type="float">
            <text:p>1565.476074</text:p>
          </table:table-cell>
          <table:table-cell office:value-type="float" office:value="1564.259399" calcext:value-type="float">
            <text:p>1564.259399</text:p>
          </table:table-cell>
          <table:table-cell office:value-type="float" office:value="1564.459351" calcext:value-type="float">
            <text:p>1564.459351</text:p>
          </table:table-cell>
          <table:table-cell office:value-type="float" office:value="1563.423584" calcext:value-type="float">
            <text:p>1563.423584</text:p>
          </table:table-cell>
          <table:table-cell table:number-columns-repeated="13"/>
        </table:table-row>
        <table:table-row table:style-name="ro1">
          <table:table-cell office:value-type="float" office:value="1564.153687" calcext:value-type="float">
            <text:p>1564.153687</text:p>
          </table:table-cell>
          <table:table-cell office:value-type="float" office:value="1568.118042" calcext:value-type="float">
            <text:p>1568.118042</text:p>
          </table:table-cell>
          <table:table-cell office:value-type="float" office:value="1566.733398" calcext:value-type="float">
            <text:p>1566.733398</text:p>
          </table:table-cell>
          <table:table-cell office:value-type="float" office:value="1565.076782" calcext:value-type="float">
            <text:p>1565.076782</text:p>
          </table:table-cell>
          <table:table-cell table:number-columns-repeated="13"/>
        </table:table-row>
        <table:table-row table:style-name="ro1">
          <table:table-cell office:value-type="float" office:value="1566.54248" calcext:value-type="float">
            <text:p>1566.54248</text:p>
          </table:table-cell>
          <table:table-cell office:value-type="float" office:value="1562.135254" calcext:value-type="float">
            <text:p>1562.135254</text:p>
          </table:table-cell>
          <table:table-cell office:value-type="float" office:value="1566.542358" calcext:value-type="float">
            <text:p>1566.542358</text:p>
          </table:table-cell>
          <table:table-cell office:value-type="float" office:value="1562.736694" calcext:value-type="float">
            <text:p>1562.736694</text:p>
          </table:table-cell>
          <table:table-cell table:number-columns-repeated="13"/>
        </table:table-row>
        <table:table-row table:style-name="ro1">
          <table:table-cell office:value-type="float" office:value="1566.300903" calcext:value-type="float">
            <text:p>1566.300903</text:p>
          </table:table-cell>
          <table:table-cell office:value-type="float" office:value="1561.906738" calcext:value-type="float">
            <text:p>1561.906738</text:p>
          </table:table-cell>
          <table:table-cell office:value-type="float" office:value="1567.826172" calcext:value-type="float">
            <text:p>1567.826172</text:p>
          </table:table-cell>
          <table:table-cell office:value-type="float" office:value="1561.003906" calcext:value-type="float">
            <text:p>1561.003906</text:p>
          </table:table-cell>
          <table:table-cell table:number-columns-repeated="13"/>
        </table:table-row>
        <table:table-row table:style-name="ro1">
          <table:table-cell office:value-type="float" office:value="1567.874512" calcext:value-type="float">
            <text:p>1567.874512</text:p>
          </table:table-cell>
          <table:table-cell office:value-type="float" office:value="1565.443848" calcext:value-type="float">
            <text:p>1565.443848</text:p>
          </table:table-cell>
          <table:table-cell office:value-type="float" office:value="1564.965332" calcext:value-type="float">
            <text:p>1564.965332</text:p>
          </table:table-cell>
          <table:table-cell office:value-type="float" office:value="1567.262207" calcext:value-type="float">
            <text:p>1567.262207</text:p>
          </table:table-cell>
          <table:table-cell table:number-columns-repeated="13"/>
        </table:table-row>
        <table:table-row table:style-name="ro1">
          <table:table-cell office:value-type="float" office:value="1567.259033" calcext:value-type="float">
            <text:p>1567.259033</text:p>
          </table:table-cell>
          <table:table-cell office:value-type="float" office:value="1560.840576" calcext:value-type="float">
            <text:p>1560.840576</text:p>
          </table:table-cell>
          <table:table-cell office:value-type="float" office:value="1568.28479" calcext:value-type="float">
            <text:p>1568.28479</text:p>
          </table:table-cell>
          <table:table-cell office:value-type="float" office:value="1557.654907" calcext:value-type="float">
            <text:p>1557.654907</text:p>
          </table:table-cell>
          <table:table-cell table:number-columns-repeated="13"/>
        </table:table-row>
        <table:table-row table:style-name="ro1">
          <table:table-cell office:value-type="float" office:value="1563.72583" calcext:value-type="float">
            <text:p>1563.72583</text:p>
          </table:table-cell>
          <table:table-cell office:value-type="float" office:value="1566.771362" calcext:value-type="float">
            <text:p>1566.771362</text:p>
          </table:table-cell>
          <table:table-cell office:value-type="float" office:value="1563.328491" calcext:value-type="float">
            <text:p>1563.328491</text:p>
          </table:table-cell>
          <table:table-cell office:value-type="float" office:value="1565.273315" calcext:value-type="float">
            <text:p>1565.273315</text:p>
          </table:table-cell>
          <table:table-cell table:number-columns-repeated="13"/>
        </table:table-row>
        <table:table-row table:style-name="ro1">
          <table:table-cell office:value-type="float" office:value="1562.530762" calcext:value-type="float">
            <text:p>1562.530762</text:p>
          </table:table-cell>
          <table:table-cell office:value-type="float" office:value="1565.390869" calcext:value-type="float">
            <text:p>1565.390869</text:p>
          </table:table-cell>
          <table:table-cell office:value-type="float" office:value="1563.663574" calcext:value-type="float">
            <text:p>1563.663574</text:p>
          </table:table-cell>
          <table:table-cell office:value-type="float" office:value="1565.029907" calcext:value-type="float">
            <text:p>1565.029907</text:p>
          </table:table-cell>
          <table:table-cell table:number-columns-repeated="13"/>
        </table:table-row>
        <table:table-row table:style-name="ro1">
          <table:table-cell office:value-type="float" office:value="1565.086548" calcext:value-type="float">
            <text:p>1565.086548</text:p>
          </table:table-cell>
          <table:table-cell office:value-type="float" office:value="1563.608032" calcext:value-type="float">
            <text:p>1563.608032</text:p>
          </table:table-cell>
          <table:table-cell office:value-type="float" office:value="1564.764526" calcext:value-type="float">
            <text:p>1564.764526</text:p>
          </table:table-cell>
          <table:table-cell office:value-type="float" office:value="1562.578979" calcext:value-type="float">
            <text:p>1562.578979</text:p>
          </table:table-cell>
          <table:table-cell table:number-columns-repeated="13"/>
        </table:table-row>
        <table:table-row table:style-name="ro1">
          <table:table-cell office:value-type="float" office:value="1565.283813" calcext:value-type="float">
            <text:p>1565.283813</text:p>
          </table:table-cell>
          <table:table-cell office:value-type="float" office:value="1561.999512" calcext:value-type="float">
            <text:p>1561.999512</text:p>
          </table:table-cell>
          <table:table-cell office:value-type="float" office:value="1565.542114" calcext:value-type="float">
            <text:p>1565.542114</text:p>
          </table:table-cell>
          <table:table-cell office:value-type="float" office:value="1563.36792" calcext:value-type="float">
            <text:p>1563.36792</text:p>
          </table:table-cell>
          <table:table-cell table:number-columns-repeated="13"/>
        </table:table-row>
        <table:table-row table:style-name="ro1">
          <table:table-cell office:value-type="float" office:value="1535.872314" calcext:value-type="float">
            <text:p>1535.872314</text:p>
          </table:table-cell>
          <table:table-cell office:value-type="float" office:value="1565.894165" calcext:value-type="float">
            <text:p>1565.894165</text:p>
          </table:table-cell>
          <table:table-cell office:value-type="float" office:value="1593.200684" calcext:value-type="float">
            <text:p>1593.200684</text:p>
          </table:table-cell>
          <table:table-cell office:value-type="float" office:value="1609.803101" calcext:value-type="float">
            <text:p>1609.803101</text:p>
          </table:table-cell>
          <table:table-cell table:number-columns-repeated="13"/>
        </table:table-row>
        <table:table-row table:style-name="ro1">
          <table:table-cell office:value-type="float" office:value="1632.201172" calcext:value-type="float">
            <text:p>1632.201172</text:p>
          </table:table-cell>
          <table:table-cell office:value-type="float" office:value="1631.1427" calcext:value-type="float">
            <text:p>1631.1427</text:p>
          </table:table-cell>
          <table:table-cell office:value-type="float" office:value="1638.776611" calcext:value-type="float">
            <text:p>1638.776611</text:p>
          </table:table-cell>
          <table:table-cell office:value-type="float" office:value="1638.181396" calcext:value-type="float">
            <text:p>1638.181396</text:p>
          </table:table-cell>
          <table:table-cell table:number-columns-repeated="13"/>
        </table:table-row>
        <table:table-row table:style-name="ro1">
          <table:table-cell office:value-type="float" office:value="1689.413818" calcext:value-type="float">
            <text:p>1689.413818</text:p>
          </table:table-cell>
          <table:table-cell office:value-type="float" office:value="1676.185547" calcext:value-type="float">
            <text:p>1676.185547</text:p>
          </table:table-cell>
          <table:table-cell office:value-type="float" office:value="1681.216064" calcext:value-type="float">
            <text:p>1681.216064</text:p>
          </table:table-cell>
          <table:table-cell office:value-type="float" office:value="1679.338257" calcext:value-type="float">
            <text:p>1679.338257</text:p>
          </table:table-cell>
          <table:table-cell table:number-columns-repeated="13"/>
        </table:table-row>
        <table:table-row table:style-name="ro1">
          <table:table-cell office:value-type="float" office:value="1739.813354" calcext:value-type="float">
            <text:p>1739.813354</text:p>
          </table:table-cell>
          <table:table-cell office:value-type="float" office:value="1753.367065" calcext:value-type="float">
            <text:p>1753.367065</text:p>
          </table:table-cell>
          <table:table-cell office:value-type="float" office:value="1739.60498" calcext:value-type="float">
            <text:p>1739.60498</text:p>
          </table:table-cell>
          <table:table-cell office:value-type="float" office:value="1755.005859" calcext:value-type="float">
            <text:p>1755.005859</text:p>
          </table:table-cell>
          <table:table-cell table:number-columns-repeated="13"/>
        </table:table-row>
        <table:table-row table:style-name="ro1">
          <table:table-cell office:value-type="float" office:value="1698.714722" calcext:value-type="float">
            <text:p>1698.714722</text:p>
          </table:table-cell>
          <table:table-cell office:value-type="float" office:value="1723.399414" calcext:value-type="float">
            <text:p>1723.399414</text:p>
          </table:table-cell>
          <table:table-cell office:value-type="float" office:value="1704.547974" calcext:value-type="float">
            <text:p>1704.547974</text:p>
          </table:table-cell>
          <table:table-cell office:value-type="float" office:value="1725.941162" calcext:value-type="float">
            <text:p>1725.941162</text:p>
          </table:table-cell>
          <table:table-cell table:number-columns-repeated="13"/>
        </table:table-row>
        <table:table-row table:style-name="ro1">
          <table:table-cell office:value-type="float" office:value="1710.938599" calcext:value-type="float">
            <text:p>1710.938599</text:p>
          </table:table-cell>
          <table:table-cell office:value-type="float" office:value="1733.786255" calcext:value-type="float">
            <text:p>1733.786255</text:p>
          </table:table-cell>
          <table:table-cell office:value-type="float" office:value="1711.477661" calcext:value-type="float">
            <text:p>1711.477661</text:p>
          </table:table-cell>
          <table:table-cell office:value-type="float" office:value="1736.727783" calcext:value-type="float">
            <text:p>1736.727783</text:p>
          </table:table-cell>
          <table:table-cell table:number-columns-repeated="13"/>
        </table:table-row>
        <table:table-row table:style-name="ro1">
          <table:table-cell office:value-type="float" office:value="1699.185303" calcext:value-type="float">
            <text:p>1699.185303</text:p>
          </table:table-cell>
          <table:table-cell office:value-type="float" office:value="1729.147217" calcext:value-type="float">
            <text:p>1729.147217</text:p>
          </table:table-cell>
          <table:table-cell office:value-type="float" office:value="1706.283691" calcext:value-type="float">
            <text:p>1706.283691</text:p>
          </table:table-cell>
          <table:table-cell office:value-type="float" office:value="1726.119995" calcext:value-type="float">
            <text:p>1726.119995</text:p>
          </table:table-cell>
          <table:table-cell table:number-columns-repeated="13"/>
        </table:table-row>
        <table:table-row table:style-name="ro1">
          <table:table-cell office:value-type="float" office:value="1695.363892" calcext:value-type="float">
            <text:p>1695.363892</text:p>
          </table:table-cell>
          <table:table-cell office:value-type="float" office:value="1732.807251" calcext:value-type="float">
            <text:p>1732.807251</text:p>
          </table:table-cell>
          <table:table-cell office:value-type="float" office:value="1708.999268" calcext:value-type="float">
            <text:p>1708.999268</text:p>
          </table:table-cell>
          <table:table-cell office:value-type="float" office:value="1730.94397" calcext:value-type="float">
            <text:p>1730.94397</text:p>
          </table:table-cell>
          <table:table-cell table:number-columns-repeated="13"/>
        </table:table-row>
        <table:table-row table:style-name="ro1">
          <table:table-cell office:value-type="float" office:value="1684.27832" calcext:value-type="float">
            <text:p>1684.27832</text:p>
          </table:table-cell>
          <table:table-cell office:value-type="float" office:value="1722.081665" calcext:value-type="float">
            <text:p>1722.081665</text:p>
          </table:table-cell>
          <table:table-cell office:value-type="float" office:value="1689.647705" calcext:value-type="float">
            <text:p>1689.647705</text:p>
          </table:table-cell>
          <table:table-cell office:value-type="float" office:value="1718.118042" calcext:value-type="float">
            <text:p>1718.118042</text:p>
          </table:table-cell>
          <table:table-cell table:number-columns-repeated="13"/>
        </table:table-row>
        <table:table-row table:style-name="ro1">
          <table:table-cell office:value-type="float" office:value="1670.495117" calcext:value-type="float">
            <text:p>1670.495117</text:p>
          </table:table-cell>
          <table:table-cell office:value-type="float" office:value="1724.74707" calcext:value-type="float">
            <text:p>1724.74707</text:p>
          </table:table-cell>
          <table:table-cell office:value-type="float" office:value="1680.010986" calcext:value-type="float">
            <text:p>1680.010986</text:p>
          </table:table-cell>
          <table:table-cell office:value-type="float" office:value="1716.810913" calcext:value-type="float">
            <text:p>1716.810913</text:p>
          </table:table-cell>
          <table:table-cell table:number-columns-repeated="13"/>
        </table:table-row>
        <table:table-row table:style-name="ro1">
          <table:table-cell office:value-type="float" office:value="1694.678589" calcext:value-type="float">
            <text:p>1694.678589</text:p>
          </table:table-cell>
          <table:table-cell office:value-type="float" office:value="1731.849365" calcext:value-type="float">
            <text:p>1731.849365</text:p>
          </table:table-cell>
          <table:table-cell office:value-type="float" office:value="1701.288208" calcext:value-type="float">
            <text:p>1701.288208</text:p>
          </table:table-cell>
          <table:table-cell office:value-type="float" office:value="1724.881592" calcext:value-type="float">
            <text:p>1724.881592</text:p>
          </table:table-cell>
          <table:table-cell table:number-columns-repeated="13"/>
        </table:table-row>
        <table:table-row table:style-name="ro1">
          <table:table-cell office:value-type="float" office:value="1693.874023" calcext:value-type="float">
            <text:p>1693.874023</text:p>
          </table:table-cell>
          <table:table-cell office:value-type="float" office:value="1770.180908" calcext:value-type="float">
            <text:p>1770.180908</text:p>
          </table:table-cell>
          <table:table-cell office:value-type="float" office:value="1692.498779" calcext:value-type="float">
            <text:p>1692.498779</text:p>
          </table:table-cell>
          <table:table-cell office:value-type="float" office:value="1775.911133" calcext:value-type="float">
            <text:p>1775.911133</text:p>
          </table:table-cell>
          <table:table-cell table:number-columns-repeated="13"/>
        </table:table-row>
        <table:table-row table:style-name="ro1">
          <table:table-cell office:value-type="float" office:value="1686.240112" calcext:value-type="float">
            <text:p>1686.240112</text:p>
          </table:table-cell>
          <table:table-cell office:value-type="float" office:value="1741.033813" calcext:value-type="float">
            <text:p>1741.033813</text:p>
          </table:table-cell>
          <table:table-cell office:value-type="float" office:value="1692.206055" calcext:value-type="float">
            <text:p>1692.206055</text:p>
          </table:table-cell>
          <table:table-cell office:value-type="float" office:value="1750.375488" calcext:value-type="float">
            <text:p>1750.375488</text:p>
          </table:table-cell>
          <table:table-cell table:number-columns-repeated="13"/>
        </table:table-row>
        <table:table-row table:style-name="ro1">
          <table:table-cell office:value-type="float" office:value="1676.243896" calcext:value-type="float">
            <text:p>1676.243896</text:p>
          </table:table-cell>
          <table:table-cell office:value-type="float" office:value="1765.992554" calcext:value-type="float">
            <text:p>1765.992554</text:p>
          </table:table-cell>
          <table:table-cell office:value-type="float" office:value="1689.352661" calcext:value-type="float">
            <text:p>1689.352661</text:p>
          </table:table-cell>
          <table:table-cell office:value-type="float" office:value="1766.293701" calcext:value-type="float">
            <text:p>1766.293701</text:p>
          </table:table-cell>
          <table:table-cell table:number-columns-repeated="13"/>
        </table:table-row>
        <table:table-row table:style-name="ro1">
          <table:table-cell office:value-type="float" office:value="1666.264526" calcext:value-type="float">
            <text:p>1666.264526</text:p>
          </table:table-cell>
          <table:table-cell office:value-type="float" office:value="1772.119263" calcext:value-type="float">
            <text:p>1772.119263</text:p>
          </table:table-cell>
          <table:table-cell office:value-type="float" office:value="1677.371948" calcext:value-type="float">
            <text:p>1677.371948</text:p>
          </table:table-cell>
          <table:table-cell office:value-type="float" office:value="1760.337402" calcext:value-type="float">
            <text:p>1760.337402</text:p>
          </table:table-cell>
          <table:table-cell table:number-columns-repeated="13"/>
        </table:table-row>
        <table:table-row table:style-name="ro1">
          <table:table-cell office:value-type="float" office:value="1689.071045" calcext:value-type="float">
            <text:p>1689.071045</text:p>
          </table:table-cell>
          <table:table-cell office:value-type="float" office:value="1749.477417" calcext:value-type="float">
            <text:p>1749.477417</text:p>
          </table:table-cell>
          <table:table-cell office:value-type="float" office:value="1699.334717" calcext:value-type="float">
            <text:p>1699.334717</text:p>
          </table:table-cell>
          <table:table-cell office:value-type="float" office:value="1745.156494" calcext:value-type="float">
            <text:p>1745.156494</text:p>
          </table:table-cell>
          <table:table-cell table:number-columns-repeated="13"/>
        </table:table-row>
        <table:table-row table:style-name="ro1">
          <table:table-cell office:value-type="float" office:value="1683.739014" calcext:value-type="float">
            <text:p>1683.739014</text:p>
          </table:table-cell>
          <table:table-cell office:value-type="float" office:value="1767.555908" calcext:value-type="float">
            <text:p>1767.555908</text:p>
          </table:table-cell>
          <table:table-cell office:value-type="float" office:value="1692.17627" calcext:value-type="float">
            <text:p>1692.17627</text:p>
          </table:table-cell>
          <table:table-cell office:value-type="float" office:value="1764.562256" calcext:value-type="float">
            <text:p>1764.562256</text:p>
          </table:table-cell>
          <table:table-cell table:number-columns-repeated="13"/>
        </table:table-row>
        <table:table-row table:style-name="ro1">
          <table:table-cell office:value-type="float" office:value="1676.4823" calcext:value-type="float">
            <text:p>1676.4823</text:p>
          </table:table-cell>
          <table:table-cell office:value-type="float" office:value="1764.588745" calcext:value-type="float">
            <text:p>1764.588745</text:p>
          </table:table-cell>
          <table:table-cell office:value-type="float" office:value="1687.569336" calcext:value-type="float">
            <text:p>1687.569336</text:p>
          </table:table-cell>
          <table:table-cell office:value-type="float" office:value="1762.239136" calcext:value-type="float">
            <text:p>1762.239136</text:p>
          </table:table-cell>
          <table:table-cell table:number-columns-repeated="13"/>
        </table:table-row>
        <table:table-row table:style-name="ro1">
          <table:table-cell office:value-type="float" office:value="1682.550415" calcext:value-type="float">
            <text:p>1682.550415</text:p>
          </table:table-cell>
          <table:table-cell office:value-type="float" office:value="1754.055176" calcext:value-type="float">
            <text:p>1754.055176</text:p>
          </table:table-cell>
          <table:table-cell office:value-type="float" office:value="1694.653564" calcext:value-type="float">
            <text:p>1694.653564</text:p>
          </table:table-cell>
          <table:table-cell office:value-type="float" office:value="1751.567383" calcext:value-type="float">
            <text:p>1751.567383</text:p>
          </table:table-cell>
          <table:table-cell table:number-columns-repeated="13"/>
        </table:table-row>
        <table:table-row table:style-name="ro1">
          <table:table-cell office:value-type="float" office:value="1679.243774" calcext:value-type="float">
            <text:p>1679.243774</text:p>
          </table:table-cell>
          <table:table-cell office:value-type="float" office:value="1764.042969" calcext:value-type="float">
            <text:p>1764.042969</text:p>
          </table:table-cell>
          <table:table-cell office:value-type="float" office:value="1685.93811" calcext:value-type="float">
            <text:p>1685.93811</text:p>
          </table:table-cell>
          <table:table-cell office:value-type="float" office:value="1761.461914" calcext:value-type="float">
            <text:p>1761.461914</text:p>
          </table:table-cell>
          <table:table-cell table:number-columns-repeated="13"/>
        </table:table-row>
        <table:table-row table:style-name="ro1">
          <table:table-cell office:value-type="float" office:value="1678.340454" calcext:value-type="float">
            <text:p>1678.340454</text:p>
          </table:table-cell>
          <table:table-cell office:value-type="float" office:value="1756.305908" calcext:value-type="float">
            <text:p>1756.305908</text:p>
          </table:table-cell>
          <table:table-cell office:value-type="float" office:value="1689.336548" calcext:value-type="float">
            <text:p>1689.336548</text:p>
          </table:table-cell>
          <table:table-cell office:value-type="float" office:value="1754.895386" calcext:value-type="float">
            <text:p>1754.895386</text:p>
          </table:table-cell>
          <table:table-cell table:number-columns-repeated="13"/>
        </table:table-row>
        <table:table-row table:style-name="ro1">
          <table:table-cell office:value-type="float" office:value="1683.1698" calcext:value-type="float">
            <text:p>1683.1698</text:p>
          </table:table-cell>
          <table:table-cell office:value-type="float" office:value="1757.959473" calcext:value-type="float">
            <text:p>1757.959473</text:p>
          </table:table-cell>
          <table:table-cell office:value-type="float" office:value="1690.950684" calcext:value-type="float">
            <text:p>1690.950684</text:p>
          </table:table-cell>
          <table:table-cell office:value-type="float" office:value="1757.292603" calcext:value-type="float">
            <text:p>1757.292603</text:p>
          </table:table-cell>
          <table:table-cell table:number-columns-repeated="13"/>
        </table:table-row>
        <table:table-row table:style-name="ro1">
          <table:table-cell office:value-type="float" office:value="1678.591553" calcext:value-type="float">
            <text:p>1678.591553</text:p>
          </table:table-cell>
          <table:table-cell office:value-type="float" office:value="1768.73877" calcext:value-type="float">
            <text:p>1768.73877</text:p>
          </table:table-cell>
          <table:table-cell office:value-type="float" office:value="1690.5625" calcext:value-type="float">
            <text:p>1690.5625</text:p>
          </table:table-cell>
          <table:table-cell office:value-type="float" office:value="1767.815918" calcext:value-type="float">
            <text:p>1767.815918</text:p>
          </table:table-cell>
          <table:table-cell table:number-columns-repeated="13"/>
        </table:table-row>
        <table:table-row table:style-name="ro1">
          <table:table-cell office:value-type="float" office:value="1683.453125" calcext:value-type="float">
            <text:p>1683.453125</text:p>
          </table:table-cell>
          <table:table-cell office:value-type="float" office:value="1761.296875" calcext:value-type="float">
            <text:p>1761.296875</text:p>
          </table:table-cell>
          <table:table-cell office:value-type="float" office:value="1693.722534" calcext:value-type="float">
            <text:p>1693.722534</text:p>
          </table:table-cell>
          <table:table-cell office:value-type="float" office:value="1758.077637" calcext:value-type="float">
            <text:p>1758.077637</text:p>
          </table:table-cell>
          <table:table-cell table:number-columns-repeated="13"/>
        </table:table-row>
        <table:table-row table:style-name="ro1">
          <table:table-cell office:value-type="float" office:value="1682.6698" calcext:value-type="float">
            <text:p>1682.6698</text:p>
          </table:table-cell>
          <table:table-cell office:value-type="float" office:value="1757.131592" calcext:value-type="float">
            <text:p>1757.131592</text:p>
          </table:table-cell>
          <table:table-cell office:value-type="float" office:value="1693.588379" calcext:value-type="float">
            <text:p>1693.588379</text:p>
          </table:table-cell>
          <table:table-cell office:value-type="float" office:value="1758.912109" calcext:value-type="float">
            <text:p>1758.912109</text:p>
          </table:table-cell>
          <table:table-cell table:number-columns-repeated="13"/>
        </table:table-row>
        <table:table-row table:style-name="ro1">
          <table:table-cell office:value-type="float" office:value="1681.822266" calcext:value-type="float">
            <text:p>1681.822266</text:p>
          </table:table-cell>
          <table:table-cell office:value-type="float" office:value="1765.159668" calcext:value-type="float">
            <text:p>1765.159668</text:p>
          </table:table-cell>
          <table:table-cell office:value-type="float" office:value="1689.888672" calcext:value-type="float">
            <text:p>1689.888672</text:p>
          </table:table-cell>
          <table:table-cell office:value-type="float" office:value="1763.112061" calcext:value-type="float">
            <text:p>1763.112061</text:p>
          </table:table-cell>
          <table:table-cell table:number-columns-repeated="13"/>
        </table:table-row>
        <table:table-row table:style-name="ro1">
          <table:table-cell office:value-type="float" office:value="1678.214478" calcext:value-type="float">
            <text:p>1678.214478</text:p>
          </table:table-cell>
          <table:table-cell office:value-type="float" office:value="1759.479004" calcext:value-type="float">
            <text:p>1759.479004</text:p>
          </table:table-cell>
          <table:table-cell office:value-type="float" office:value="1687.651733" calcext:value-type="float">
            <text:p>1687.651733</text:p>
          </table:table-cell>
          <table:table-cell office:value-type="float" office:value="1752.071899" calcext:value-type="float">
            <text:p>1752.071899</text:p>
          </table:table-cell>
          <table:table-cell table:number-columns-repeated="13"/>
        </table:table-row>
        <table:table-row table:style-name="ro1">
          <table:table-cell office:value-type="float" office:value="1683.355103" calcext:value-type="float">
            <text:p>1683.355103</text:p>
          </table:table-cell>
          <table:table-cell office:value-type="float" office:value="1760.018311" calcext:value-type="float">
            <text:p>1760.018311</text:p>
          </table:table-cell>
          <table:table-cell office:value-type="float" office:value="1689.413696" calcext:value-type="float">
            <text:p>1689.413696</text:p>
          </table:table-cell>
          <table:table-cell office:value-type="float" office:value="1757.708008" calcext:value-type="float">
            <text:p>1757.708008</text:p>
          </table:table-cell>
          <table:table-cell table:number-columns-repeated="13"/>
        </table:table-row>
        <table:table-row table:style-name="ro1">
          <table:table-cell office:value-type="float" office:value="1680.519531" calcext:value-type="float">
            <text:p>1680.519531</text:p>
          </table:table-cell>
          <table:table-cell office:value-type="float" office:value="1766.224365" calcext:value-type="float">
            <text:p>1766.224365</text:p>
          </table:table-cell>
          <table:table-cell office:value-type="float" office:value="1691.234619" calcext:value-type="float">
            <text:p>1691.234619</text:p>
          </table:table-cell>
          <table:table-cell office:value-type="float" office:value="1765.677734" calcext:value-type="float">
            <text:p>1765.677734</text:p>
          </table:table-cell>
          <table:table-cell table:number-columns-repeated="13"/>
        </table:table-row>
        <table:table-row table:style-name="ro1">
          <table:table-cell office:value-type="float" office:value="1680.438965" calcext:value-type="float">
            <text:p>1680.438965</text:p>
          </table:table-cell>
          <table:table-cell office:value-type="float" office:value="1759.924927" calcext:value-type="float">
            <text:p>1759.924927</text:p>
          </table:table-cell>
          <table:table-cell office:value-type="float" office:value="1690.550171" calcext:value-type="float">
            <text:p>1690.550171</text:p>
          </table:table-cell>
          <table:table-cell office:value-type="float" office:value="1755.751343" calcext:value-type="float">
            <text:p>1755.751343</text:p>
          </table:table-cell>
          <table:table-cell table:number-columns-repeated="13"/>
        </table:table-row>
        <table:table-row table:style-name="ro1">
          <table:table-cell office:value-type="float" office:value="1683.3479" calcext:value-type="float">
            <text:p>1683.3479</text:p>
          </table:table-cell>
          <table:table-cell office:value-type="float" office:value="1775.746948" calcext:value-type="float">
            <text:p>1775.746948</text:p>
          </table:table-cell>
          <table:table-cell office:value-type="float" office:value="1693.742676" calcext:value-type="float">
            <text:p>1693.742676</text:p>
          </table:table-cell>
          <table:table-cell office:value-type="float" office:value="1772.122192" calcext:value-type="float">
            <text:p>1772.122192</text:p>
          </table:table-cell>
          <table:table-cell table:number-columns-repeated="13"/>
        </table:table-row>
        <table:table-row table:style-name="ro1">
          <table:table-cell office:value-type="float" office:value="1689.996582" calcext:value-type="float">
            <text:p>1689.996582</text:p>
          </table:table-cell>
          <table:table-cell office:value-type="float" office:value="1765.949219" calcext:value-type="float">
            <text:p>1765.949219</text:p>
          </table:table-cell>
          <table:table-cell office:value-type="float" office:value="1701.271362" calcext:value-type="float">
            <text:p>1701.271362</text:p>
          </table:table-cell>
          <table:table-cell office:value-type="float" office:value="1764.739136" calcext:value-type="float">
            <text:p>1764.739136</text:p>
          </table:table-cell>
          <table:table-cell table:number-columns-repeated="13"/>
        </table:table-row>
        <table:table-row table:style-name="ro1">
          <table:table-cell office:value-type="float" office:value="1687.696777" calcext:value-type="float">
            <text:p>1687.696777</text:p>
          </table:table-cell>
          <table:table-cell office:value-type="float" office:value="1775.875366" calcext:value-type="float">
            <text:p>1775.875366</text:p>
          </table:table-cell>
          <table:table-cell office:value-type="float" office:value="1699.061768" calcext:value-type="float">
            <text:p>1699.061768</text:p>
          </table:table-cell>
          <table:table-cell office:value-type="float" office:value="1771.456299" calcext:value-type="float">
            <text:p>1771.456299</text:p>
          </table:table-cell>
          <table:table-cell table:number-columns-repeated="13"/>
        </table:table-row>
        <table:table-row table:style-name="ro1">
          <table:table-cell office:value-type="float" office:value="1689.37793" calcext:value-type="float">
            <text:p>1689.37793</text:p>
          </table:table-cell>
          <table:table-cell office:value-type="float" office:value="1770.760864" calcext:value-type="float">
            <text:p>1770.760864</text:p>
          </table:table-cell>
          <table:table-cell office:value-type="float" office:value="1699.736328" calcext:value-type="float">
            <text:p>1699.736328</text:p>
          </table:table-cell>
          <table:table-cell office:value-type="float" office:value="1767.643188" calcext:value-type="float">
            <text:p>1767.643188</text:p>
          </table:table-cell>
          <table:table-cell table:number-columns-repeated="13"/>
        </table:table-row>
        <table:table-row table:style-name="ro1">
          <table:table-cell office:value-type="float" office:value="1691.333618" calcext:value-type="float">
            <text:p>1691.333618</text:p>
          </table:table-cell>
          <table:table-cell office:value-type="float" office:value="1771.204834" calcext:value-type="float">
            <text:p>1771.204834</text:p>
          </table:table-cell>
          <table:table-cell office:value-type="float" office:value="1700.319336" calcext:value-type="float">
            <text:p>1700.319336</text:p>
          </table:table-cell>
          <table:table-cell office:value-type="float" office:value="1768.953613" calcext:value-type="float">
            <text:p>1768.953613</text:p>
          </table:table-cell>
          <table:table-cell table:number-columns-repeated="13"/>
        </table:table-row>
        <table:table-row table:style-name="ro1">
          <table:table-cell office:value-type="float" office:value="1682.551025" calcext:value-type="float">
            <text:p>1682.551025</text:p>
          </table:table-cell>
          <table:table-cell office:value-type="float" office:value="1778.008667" calcext:value-type="float">
            <text:p>1778.008667</text:p>
          </table:table-cell>
          <table:table-cell office:value-type="float" office:value="1694.832397" calcext:value-type="float">
            <text:p>1694.832397</text:p>
          </table:table-cell>
          <table:table-cell office:value-type="float" office:value="1773.371826" calcext:value-type="float">
            <text:p>1773.371826</text:p>
          </table:table-cell>
          <table:table-cell table:number-columns-repeated="13"/>
        </table:table-row>
        <table:table-row table:style-name="ro1">
          <table:table-cell office:value-type="float" office:value="1685.783325" calcext:value-type="float">
            <text:p>1685.783325</text:p>
          </table:table-cell>
          <table:table-cell office:value-type="float" office:value="1777.728027" calcext:value-type="float">
            <text:p>1777.728027</text:p>
          </table:table-cell>
          <table:table-cell office:value-type="float" office:value="1694.108276" calcext:value-type="float">
            <text:p>1694.108276</text:p>
          </table:table-cell>
          <table:table-cell office:value-type="float" office:value="1776.234253" calcext:value-type="float">
            <text:p>1776.234253</text:p>
          </table:table-cell>
          <table:table-cell table:number-columns-repeated="13"/>
        </table:table-row>
        <table:table-row table:style-name="ro1">
          <table:table-cell office:value-type="float" office:value="1688.540649" calcext:value-type="float">
            <text:p>1688.540649</text:p>
          </table:table-cell>
          <table:table-cell office:value-type="float" office:value="1770.969727" calcext:value-type="float">
            <text:p>1770.969727</text:p>
          </table:table-cell>
          <table:table-cell office:value-type="float" office:value="1699.870605" calcext:value-type="float">
            <text:p>1699.870605</text:p>
          </table:table-cell>
          <table:table-cell office:value-type="float" office:value="1766.959106" calcext:value-type="float">
            <text:p>1766.959106</text:p>
          </table:table-cell>
          <table:table-cell table:number-columns-repeated="13"/>
        </table:table-row>
        <table:table-row table:style-name="ro1">
          <table:table-cell office:value-type="float" office:value="1687.231812" calcext:value-type="float">
            <text:p>1687.231812</text:p>
          </table:table-cell>
          <table:table-cell office:value-type="float" office:value="1775.483276" calcext:value-type="float">
            <text:p>1775.483276</text:p>
          </table:table-cell>
          <table:table-cell office:value-type="float" office:value="1695.357422" calcext:value-type="float">
            <text:p>1695.357422</text:p>
          </table:table-cell>
          <table:table-cell office:value-type="float" office:value="1771.141357" calcext:value-type="float">
            <text:p>1771.141357</text:p>
          </table:table-cell>
          <table:table-cell table:number-columns-repeated="13"/>
        </table:table-row>
        <table:table-row table:style-name="ro1">
          <table:table-cell office:value-type="float" office:value="1687.904053" calcext:value-type="float">
            <text:p>1687.904053</text:p>
          </table:table-cell>
          <table:table-cell office:value-type="float" office:value="1771.31665" calcext:value-type="float">
            <text:p>1771.31665</text:p>
          </table:table-cell>
          <table:table-cell office:value-type="float" office:value="1698.960327" calcext:value-type="float">
            <text:p>1698.960327</text:p>
          </table:table-cell>
          <table:table-cell office:value-type="float" office:value="1768.759155" calcext:value-type="float">
            <text:p>1768.759155</text:p>
          </table:table-cell>
          <table:table-cell table:number-columns-repeated="13"/>
        </table:table-row>
        <table:table-row table:style-name="ro1">
          <table:table-cell office:value-type="float" office:value="1687.98291" calcext:value-type="float">
            <text:p>1687.98291</text:p>
          </table:table-cell>
          <table:table-cell office:value-type="float" office:value="1775.723633" calcext:value-type="float">
            <text:p>1775.723633</text:p>
          </table:table-cell>
          <table:table-cell office:value-type="float" office:value="1699.123657" calcext:value-type="float">
            <text:p>1699.123657</text:p>
          </table:table-cell>
          <table:table-cell office:value-type="float" office:value="1769.247925" calcext:value-type="float">
            <text:p>1769.247925</text:p>
          </table:table-cell>
          <table:table-cell table:number-columns-repeated="13"/>
        </table:table-row>
        <table:table-row table:style-name="ro1">
          <table:table-cell office:value-type="float" office:value="1689.967773" calcext:value-type="float">
            <text:p>1689.967773</text:p>
          </table:table-cell>
          <table:table-cell office:value-type="float" office:value="1771.640869" calcext:value-type="float">
            <text:p>1771.640869</text:p>
          </table:table-cell>
          <table:table-cell office:value-type="float" office:value="1698.952759" calcext:value-type="float">
            <text:p>1698.952759</text:p>
          </table:table-cell>
          <table:table-cell office:value-type="float" office:value="1767.855957" calcext:value-type="float">
            <text:p>1767.855957</text:p>
          </table:table-cell>
          <table:table-cell table:number-columns-repeated="13"/>
        </table:table-row>
        <table:table-row table:style-name="ro1">
          <table:table-cell office:value-type="float" office:value="1687.23291" calcext:value-type="float">
            <text:p>1687.23291</text:p>
          </table:table-cell>
          <table:table-cell office:value-type="float" office:value="1778.620361" calcext:value-type="float">
            <text:p>1778.620361</text:p>
          </table:table-cell>
          <table:table-cell office:value-type="float" office:value="1698.624268" calcext:value-type="float">
            <text:p>1698.624268</text:p>
          </table:table-cell>
          <table:table-cell office:value-type="float" office:value="1770.88855" calcext:value-type="float">
            <text:p>1770.88855</text:p>
          </table:table-cell>
          <table:table-cell table:number-columns-repeated="13"/>
        </table:table-row>
        <table:table-row table:style-name="ro1">
          <table:table-cell office:value-type="float" office:value="1687.597656" calcext:value-type="float">
            <text:p>1687.597656</text:p>
          </table:table-cell>
          <table:table-cell office:value-type="float" office:value="1779.637939" calcext:value-type="float">
            <text:p>1779.637939</text:p>
          </table:table-cell>
          <table:table-cell office:value-type="float" office:value="1695.819946" calcext:value-type="float">
            <text:p>1695.819946</text:p>
          </table:table-cell>
          <table:table-cell office:value-type="float" office:value="1773.628174" calcext:value-type="float">
            <text:p>1773.628174</text:p>
          </table:table-cell>
          <table:table-cell table:number-columns-repeated="13"/>
        </table:table-row>
        <table:table-row table:style-name="ro1">
          <table:table-cell office:value-type="float" office:value="1686.559082" calcext:value-type="float">
            <text:p>1686.559082</text:p>
          </table:table-cell>
          <table:table-cell office:value-type="float" office:value="1773.848022" calcext:value-type="float">
            <text:p>1773.848022</text:p>
          </table:table-cell>
          <table:table-cell office:value-type="float" office:value="1698.955811" calcext:value-type="float">
            <text:p>1698.955811</text:p>
          </table:table-cell>
          <table:table-cell office:value-type="float" office:value="1768.546631" calcext:value-type="float">
            <text:p>1768.546631</text:p>
          </table:table-cell>
          <table:table-cell table:number-columns-repeated="13"/>
        </table:table-row>
        <table:table-row table:style-name="ro1">
          <table:table-cell office:value-type="float" office:value="1683.653076" calcext:value-type="float">
            <text:p>1683.653076</text:p>
          </table:table-cell>
          <table:table-cell office:value-type="float" office:value="1780.619385" calcext:value-type="float">
            <text:p>1780.619385</text:p>
          </table:table-cell>
          <table:table-cell office:value-type="float" office:value="1694.196045" calcext:value-type="float">
            <text:p>1694.196045</text:p>
          </table:table-cell>
          <table:table-cell office:value-type="float" office:value="1776.127563" calcext:value-type="float">
            <text:p>1776.127563</text:p>
          </table:table-cell>
          <table:table-cell table:number-columns-repeated="13"/>
        </table:table-row>
        <table:table-row table:style-name="ro1">
          <table:table-cell office:value-type="float" office:value="1688.002075" calcext:value-type="float">
            <text:p>1688.002075</text:p>
          </table:table-cell>
          <table:table-cell office:value-type="float" office:value="1780.759033" calcext:value-type="float">
            <text:p>1780.759033</text:p>
          </table:table-cell>
          <table:table-cell office:value-type="float" office:value="1699.532959" calcext:value-type="float">
            <text:p>1699.532959</text:p>
          </table:table-cell>
          <table:table-cell office:value-type="float" office:value="1776.769897" calcext:value-type="float">
            <text:p>1776.769897</text:p>
          </table:table-cell>
          <table:table-cell table:number-columns-repeated="13"/>
        </table:table-row>
        <table:table-row table:style-name="ro1">
          <table:table-cell office:value-type="float" office:value="1685.451294" calcext:value-type="float">
            <text:p>1685.451294</text:p>
          </table:table-cell>
          <table:table-cell office:value-type="float" office:value="1770.694702" calcext:value-type="float">
            <text:p>1770.694702</text:p>
          </table:table-cell>
          <table:table-cell office:value-type="float" office:value="1695.181763" calcext:value-type="float">
            <text:p>1695.181763</text:p>
          </table:table-cell>
          <table:table-cell office:value-type="float" office:value="1767.227295" calcext:value-type="float">
            <text:p>1767.227295</text:p>
          </table:table-cell>
          <table:table-cell table:number-columns-repeated="13"/>
        </table:table-row>
        <table:table-row table:style-name="ro1">
          <table:table-cell office:value-type="float" office:value="1679.848999" calcext:value-type="float">
            <text:p>1679.848999</text:p>
          </table:table-cell>
          <table:table-cell office:value-type="float" office:value="1780.40625" calcext:value-type="float">
            <text:p>1780.40625</text:p>
          </table:table-cell>
          <table:table-cell office:value-type="float" office:value="1689.619385" calcext:value-type="float">
            <text:p>1689.619385</text:p>
          </table:table-cell>
          <table:table-cell office:value-type="float" office:value="1776.89624" calcext:value-type="float">
            <text:p>1776.89624</text:p>
          </table:table-cell>
          <table:table-cell table:number-columns-repeated="13"/>
        </table:table-row>
        <table:table-row table:style-name="ro1">
          <table:table-cell office:value-type="float" office:value="1686.542725" calcext:value-type="float">
            <text:p>1686.542725</text:p>
          </table:table-cell>
          <table:table-cell office:value-type="float" office:value="1775.870117" calcext:value-type="float">
            <text:p>1775.870117</text:p>
          </table:table-cell>
          <table:table-cell office:value-type="float" office:value="1699.906128" calcext:value-type="float">
            <text:p>1699.906128</text:p>
          </table:table-cell>
          <table:table-cell office:value-type="float" office:value="1772.363647" calcext:value-type="float">
            <text:p>1772.363647</text:p>
          </table:table-cell>
          <table:table-cell table:number-columns-repeated="13"/>
        </table:table-row>
        <table:table-row table:style-name="ro1">
          <table:table-cell office:value-type="float" office:value="1684.713135" calcext:value-type="float">
            <text:p>1684.713135</text:p>
          </table:table-cell>
          <table:table-cell office:value-type="float" office:value="1776.467773" calcext:value-type="float">
            <text:p>1776.467773</text:p>
          </table:table-cell>
          <table:table-cell office:value-type="float" office:value="1694.997437" calcext:value-type="float">
            <text:p>1694.997437</text:p>
          </table:table-cell>
          <table:table-cell office:value-type="float" office:value="1770.438354" calcext:value-type="float">
            <text:p>1770.438354</text:p>
          </table:table-cell>
          <table:table-cell table:number-columns-repeated="13"/>
        </table:table-row>
        <table:table-row table:style-name="ro1">
          <table:table-cell office:value-type="float" office:value="1683.517334" calcext:value-type="float">
            <text:p>1683.517334</text:p>
          </table:table-cell>
          <table:table-cell office:value-type="float" office:value="1779.243408" calcext:value-type="float">
            <text:p>1779.243408</text:p>
          </table:table-cell>
          <table:table-cell office:value-type="float" office:value="1693.576782" calcext:value-type="float">
            <text:p>1693.576782</text:p>
          </table:table-cell>
          <table:table-cell office:value-type="float" office:value="1779.71582" calcext:value-type="float">
            <text:p>1779.71582</text:p>
          </table:table-cell>
          <table:table-cell table:number-columns-repeated="13"/>
        </table:table-row>
        <table:table-row table:style-name="ro1">
          <table:table-cell office:value-type="float" office:value="1685.66626" calcext:value-type="float">
            <text:p>1685.66626</text:p>
          </table:table-cell>
          <table:table-cell office:value-type="float" office:value="1775.467041" calcext:value-type="float">
            <text:p>1775.467041</text:p>
          </table:table-cell>
          <table:table-cell office:value-type="float" office:value="1697.730713" calcext:value-type="float">
            <text:p>1697.730713</text:p>
          </table:table-cell>
          <table:table-cell office:value-type="float" office:value="1770.687744" calcext:value-type="float">
            <text:p>1770.687744</text:p>
          </table:table-cell>
          <table:table-cell table:number-columns-repeated="13"/>
        </table:table-row>
        <table:table-row table:style-name="ro1">
          <table:table-cell office:value-type="float" office:value="1689.990234" calcext:value-type="float">
            <text:p>1689.990234</text:p>
          </table:table-cell>
          <table:table-cell office:value-type="float" office:value="1770.900269" calcext:value-type="float">
            <text:p>1770.900269</text:p>
          </table:table-cell>
          <table:table-cell office:value-type="float" office:value="1699.963379" calcext:value-type="float">
            <text:p>1699.963379</text:p>
          </table:table-cell>
          <table:table-cell office:value-type="float" office:value="1765.930664" calcext:value-type="float">
            <text:p>1765.930664</text:p>
          </table:table-cell>
          <table:table-cell table:number-columns-repeated="13"/>
        </table:table-row>
        <table:table-row table:style-name="ro1">
          <table:table-cell office:value-type="float" office:value="1687.933472" calcext:value-type="float">
            <text:p>1687.933472</text:p>
          </table:table-cell>
          <table:table-cell office:value-type="float" office:value="1777.013184" calcext:value-type="float">
            <text:p>1777.013184</text:p>
          </table:table-cell>
          <table:table-cell office:value-type="float" office:value="1698.089355" calcext:value-type="float">
            <text:p>1698.089355</text:p>
          </table:table-cell>
          <table:table-cell office:value-type="float" office:value="1772.029297" calcext:value-type="float">
            <text:p>1772.029297</text:p>
          </table:table-cell>
          <table:table-cell table:number-columns-repeated="13"/>
        </table:table-row>
        <table:table-row table:style-name="ro1">
          <table:table-cell office:value-type="float" office:value="1688.748291" calcext:value-type="float">
            <text:p>1688.748291</text:p>
          </table:table-cell>
          <table:table-cell office:value-type="float" office:value="1775.794678" calcext:value-type="float">
            <text:p>1775.794678</text:p>
          </table:table-cell>
          <table:table-cell office:value-type="float" office:value="1701.465698" calcext:value-type="float">
            <text:p>1701.465698</text:p>
          </table:table-cell>
          <table:table-cell office:value-type="float" office:value="1768.251709" calcext:value-type="float">
            <text:p>1768.251709</text:p>
          </table:table-cell>
          <table:table-cell table:number-columns-repeated="13"/>
        </table:table-row>
        <table:table-row table:style-name="ro1">
          <table:table-cell office:value-type="float" office:value="1693.181885" calcext:value-type="float">
            <text:p>1693.181885</text:p>
          </table:table-cell>
          <table:table-cell office:value-type="float" office:value="1778.301025" calcext:value-type="float">
            <text:p>1778.301025</text:p>
          </table:table-cell>
          <table:table-cell office:value-type="float" office:value="1701.236328" calcext:value-type="float">
            <text:p>1701.236328</text:p>
          </table:table-cell>
          <table:table-cell office:value-type="float" office:value="1776.02417" calcext:value-type="float">
            <text:p>1776.02417</text:p>
          </table:table-cell>
          <table:table-cell table:number-columns-repeated="13"/>
        </table:table-row>
        <table:table-row table:style-name="ro1">
          <table:table-cell office:value-type="float" office:value="1694.018799" calcext:value-type="float">
            <text:p>1694.018799</text:p>
          </table:table-cell>
          <table:table-cell office:value-type="float" office:value="1778.074341" calcext:value-type="float">
            <text:p>1778.074341</text:p>
          </table:table-cell>
          <table:table-cell office:value-type="float" office:value="1703.231567" calcext:value-type="float">
            <text:p>1703.231567</text:p>
          </table:table-cell>
          <table:table-cell office:value-type="float" office:value="1776.527832" calcext:value-type="float">
            <text:p>1776.527832</text:p>
          </table:table-cell>
          <table:table-cell table:number-columns-repeated="13"/>
        </table:table-row>
        <table:table-row table:style-name="ro1">
          <table:table-cell office:value-type="float" office:value="1684.424683" calcext:value-type="float">
            <text:p>1684.424683</text:p>
          </table:table-cell>
          <table:table-cell office:value-type="float" office:value="1788.602539" calcext:value-type="float">
            <text:p>1788.602539</text:p>
          </table:table-cell>
          <table:table-cell office:value-type="float" office:value="1696.19043" calcext:value-type="float">
            <text:p>1696.19043</text:p>
          </table:table-cell>
          <table:table-cell office:value-type="float" office:value="1783.9021" calcext:value-type="float">
            <text:p>1783.9021</text:p>
          </table:table-cell>
          <table:table-cell table:number-columns-repeated="13"/>
        </table:table-row>
        <table:table-row table:style-name="ro1">
          <table:table-cell office:value-type="float" office:value="1693.375977" calcext:value-type="float">
            <text:p>1693.375977</text:p>
          </table:table-cell>
          <table:table-cell office:value-type="float" office:value="1772.756104" calcext:value-type="float">
            <text:p>1772.756104</text:p>
          </table:table-cell>
          <table:table-cell office:value-type="float" office:value="1705.002441" calcext:value-type="float">
            <text:p>1705.002441</text:p>
          </table:table-cell>
          <table:table-cell office:value-type="float" office:value="1771.204834" calcext:value-type="float">
            <text:p>1771.204834</text:p>
          </table:table-cell>
          <table:table-cell table:number-columns-repeated="13"/>
        </table:table-row>
        <table:table-row table:style-name="ro1">
          <table:table-cell office:value-type="float" office:value="1694.721436" calcext:value-type="float">
            <text:p>1694.721436</text:p>
          </table:table-cell>
          <table:table-cell office:value-type="float" office:value="1773.066162" calcext:value-type="float">
            <text:p>1773.066162</text:p>
          </table:table-cell>
          <table:table-cell office:value-type="float" office:value="1703.713501" calcext:value-type="float">
            <text:p>1703.713501</text:p>
          </table:table-cell>
          <table:table-cell office:value-type="float" office:value="1769.231934" calcext:value-type="float">
            <text:p>1769.231934</text:p>
          </table:table-cell>
          <table:table-cell table:number-columns-repeated="13"/>
        </table:table-row>
        <table:table-row table:style-name="ro1">
          <table:table-cell office:value-type="float" office:value="1689.474243" calcext:value-type="float">
            <text:p>1689.474243</text:p>
          </table:table-cell>
          <table:table-cell office:value-type="float" office:value="1779.756836" calcext:value-type="float">
            <text:p>1779.756836</text:p>
          </table:table-cell>
          <table:table-cell office:value-type="float" office:value="1697.817383" calcext:value-type="float">
            <text:p>1697.817383</text:p>
          </table:table-cell>
          <table:table-cell office:value-type="float" office:value="1777.864502" calcext:value-type="float">
            <text:p>1777.864502</text:p>
          </table:table-cell>
          <table:table-cell table:number-columns-repeated="13"/>
        </table:table-row>
        <table:table-row table:style-name="ro1">
          <table:table-cell office:value-type="float" office:value="1692.085815" calcext:value-type="float">
            <text:p>1692.085815</text:p>
          </table:table-cell>
          <table:table-cell office:value-type="float" office:value="1779.429443" calcext:value-type="float">
            <text:p>1779.429443</text:p>
          </table:table-cell>
          <table:table-cell office:value-type="float" office:value="1701.423462" calcext:value-type="float">
            <text:p>1701.423462</text:p>
          </table:table-cell>
          <table:table-cell office:value-type="float" office:value="1777.334106" calcext:value-type="float">
            <text:p>1777.334106</text:p>
          </table:table-cell>
          <table:table-cell table:number-columns-repeated="13"/>
        </table:table-row>
        <table:table-row table:style-name="ro1">
          <table:table-cell office:value-type="float" office:value="1687.067871" calcext:value-type="float">
            <text:p>1687.067871</text:p>
          </table:table-cell>
          <table:table-cell office:value-type="float" office:value="1789.205078" calcext:value-type="float">
            <text:p>1789.205078</text:p>
          </table:table-cell>
          <table:table-cell office:value-type="float" office:value="1698.065552" calcext:value-type="float">
            <text:p>1698.065552</text:p>
          </table:table-cell>
          <table:table-cell office:value-type="float" office:value="1784.687744" calcext:value-type="float">
            <text:p>1784.687744</text:p>
          </table:table-cell>
          <table:table-cell table:number-columns-repeated="13"/>
        </table:table-row>
        <table:table-row table:style-name="ro1">
          <table:table-cell office:value-type="float" office:value="1690.179199" calcext:value-type="float">
            <text:p>1690.179199</text:p>
          </table:table-cell>
          <table:table-cell office:value-type="float" office:value="1787.088379" calcext:value-type="float">
            <text:p>1787.088379</text:p>
          </table:table-cell>
          <table:table-cell office:value-type="float" office:value="1697.670654" calcext:value-type="float">
            <text:p>1697.670654</text:p>
          </table:table-cell>
          <table:table-cell office:value-type="float" office:value="1783.688477" calcext:value-type="float">
            <text:p>1783.688477</text:p>
          </table:table-cell>
          <table:table-cell table:number-columns-repeated="13"/>
        </table:table-row>
        <table:table-row table:style-name="ro1">
          <table:table-cell office:value-type="float" office:value="1693.239014" calcext:value-type="float">
            <text:p>1693.239014</text:p>
          </table:table-cell>
          <table:table-cell office:value-type="float" office:value="1781.184937" calcext:value-type="float">
            <text:p>1781.184937</text:p>
          </table:table-cell>
          <table:table-cell office:value-type="float" office:value="1700.392212" calcext:value-type="float">
            <text:p>1700.392212</text:p>
          </table:table-cell>
          <table:table-cell office:value-type="float" office:value="1778.030762" calcext:value-type="float">
            <text:p>1778.030762</text:p>
          </table:table-cell>
          <table:table-cell table:number-columns-repeated="13"/>
        </table:table-row>
        <table:table-row table:style-name="ro1">
          <table:table-cell office:value-type="float" office:value="1687.724976" calcext:value-type="float">
            <text:p>1687.724976</text:p>
          </table:table-cell>
          <table:table-cell office:value-type="float" office:value="1776.575439" calcext:value-type="float">
            <text:p>1776.575439</text:p>
          </table:table-cell>
          <table:table-cell office:value-type="float" office:value="1700.56311" calcext:value-type="float">
            <text:p>1700.56311</text:p>
          </table:table-cell>
          <table:table-cell office:value-type="float" office:value="1771.011353" calcext:value-type="float">
            <text:p>1771.011353</text:p>
          </table:table-cell>
          <table:table-cell table:number-columns-repeated="13"/>
        </table:table-row>
        <table:table-row table:style-name="ro1">
          <table:table-cell office:value-type="float" office:value="1687.186768" calcext:value-type="float">
            <text:p>1687.186768</text:p>
          </table:table-cell>
          <table:table-cell office:value-type="float" office:value="1787.96582" calcext:value-type="float">
            <text:p>1787.96582</text:p>
          </table:table-cell>
          <table:table-cell office:value-type="float" office:value="1698.687012" calcext:value-type="float">
            <text:p>1698.687012</text:p>
          </table:table-cell>
          <table:table-cell office:value-type="float" office:value="1784.175903" calcext:value-type="float">
            <text:p>1784.175903</text:p>
          </table:table-cell>
          <table:table-cell table:number-columns-repeated="13"/>
        </table:table-row>
        <table:table-row table:style-name="ro1">
          <table:table-cell office:value-type="float" office:value="1688.949951" calcext:value-type="float">
            <text:p>1688.949951</text:p>
          </table:table-cell>
          <table:table-cell office:value-type="float" office:value="1785.676514" calcext:value-type="float">
            <text:p>1785.676514</text:p>
          </table:table-cell>
          <table:table-cell office:value-type="float" office:value="1699.773438" calcext:value-type="float">
            <text:p>1699.773438</text:p>
          </table:table-cell>
          <table:table-cell office:value-type="float" office:value="1783.176636" calcext:value-type="float">
            <text:p>1783.176636</text:p>
          </table:table-cell>
          <table:table-cell table:number-columns-repeated="13"/>
        </table:table-row>
        <table:table-row table:style-name="ro1">
          <table:table-cell office:value-type="float" office:value="1692.248047" calcext:value-type="float">
            <text:p>1692.248047</text:p>
          </table:table-cell>
          <table:table-cell office:value-type="float" office:value="1773.090454" calcext:value-type="float">
            <text:p>1773.090454</text:p>
          </table:table-cell>
          <table:table-cell office:value-type="float" office:value="1704.827271" calcext:value-type="float">
            <text:p>1704.827271</text:p>
          </table:table-cell>
          <table:table-cell office:value-type="float" office:value="1769.032959" calcext:value-type="float">
            <text:p>1769.032959</text:p>
          </table:table-cell>
          <table:table-cell table:number-columns-repeated="13"/>
        </table:table-row>
        <table:table-row table:style-name="ro1">
          <table:table-cell office:value-type="float" office:value="1688.483765" calcext:value-type="float">
            <text:p>1688.483765</text:p>
          </table:table-cell>
          <table:table-cell office:value-type="float" office:value="1784.928467" calcext:value-type="float">
            <text:p>1784.928467</text:p>
          </table:table-cell>
          <table:table-cell office:value-type="float" office:value="1700.409302" calcext:value-type="float">
            <text:p>1700.409302</text:p>
          </table:table-cell>
          <table:table-cell office:value-type="float" office:value="1781.932129" calcext:value-type="float">
            <text:p>1781.932129</text:p>
          </table:table-cell>
          <table:table-cell table:number-columns-repeated="13"/>
        </table:table-row>
        <table:table-row table:style-name="ro1">
          <table:table-cell office:value-type="float" office:value="1694.004883" calcext:value-type="float">
            <text:p>1694.004883</text:p>
          </table:table-cell>
          <table:table-cell office:value-type="float" office:value="1777.127686" calcext:value-type="float">
            <text:p>1777.127686</text:p>
          </table:table-cell>
          <table:table-cell office:value-type="float" office:value="1704.307495" calcext:value-type="float">
            <text:p>1704.307495</text:p>
          </table:table-cell>
          <table:table-cell office:value-type="float" office:value="1772.83606" calcext:value-type="float">
            <text:p>1772.83606</text:p>
          </table:table-cell>
          <table:table-cell table:number-columns-repeated="13"/>
        </table:table-row>
        <table:table-row table:style-name="ro1">
          <table:table-cell office:value-type="float" office:value="1692.954224" calcext:value-type="float">
            <text:p>1692.954224</text:p>
          </table:table-cell>
          <table:table-cell office:value-type="float" office:value="1777.324463" calcext:value-type="float">
            <text:p>1777.324463</text:p>
          </table:table-cell>
          <table:table-cell office:value-type="float" office:value="1701.854858" calcext:value-type="float">
            <text:p>1701.854858</text:p>
          </table:table-cell>
          <table:table-cell office:value-type="float" office:value="1772.998657" calcext:value-type="float">
            <text:p>1772.998657</text:p>
          </table:table-cell>
          <table:table-cell table:number-columns-repeated="13"/>
        </table:table-row>
        <table:table-row table:style-name="ro1">
          <table:table-cell office:value-type="float" office:value="1692.724609" calcext:value-type="float">
            <text:p>1692.724609</text:p>
          </table:table-cell>
          <table:table-cell office:value-type="float" office:value="1790.334229" calcext:value-type="float">
            <text:p>1790.334229</text:p>
          </table:table-cell>
          <table:table-cell office:value-type="float" office:value="1700.112183" calcext:value-type="float">
            <text:p>1700.112183</text:p>
          </table:table-cell>
          <table:table-cell office:value-type="float" office:value="1788.89502" calcext:value-type="float">
            <text:p>1788.89502</text:p>
          </table:table-cell>
          <table:table-cell table:number-columns-repeated="13"/>
        </table:table-row>
        <table:table-row table:style-name="ro1">
          <table:table-cell office:value-type="float" office:value="1695.450073" calcext:value-type="float">
            <text:p>1695.450073</text:p>
          </table:table-cell>
          <table:table-cell office:value-type="float" office:value="1781.764404" calcext:value-type="float">
            <text:p>1781.764404</text:p>
          </table:table-cell>
          <table:table-cell office:value-type="float" office:value="1704.64978" calcext:value-type="float">
            <text:p>1704.64978</text:p>
          </table:table-cell>
          <table:table-cell office:value-type="float" office:value="1775.540283" calcext:value-type="float">
            <text:p>1775.540283</text:p>
          </table:table-cell>
          <table:table-cell table:number-columns-repeated="13"/>
        </table:table-row>
        <table:table-row table:style-name="ro1">
          <table:table-cell office:value-type="float" office:value="1691.642822" calcext:value-type="float">
            <text:p>1691.642822</text:p>
          </table:table-cell>
          <table:table-cell office:value-type="float" office:value="1783.343994" calcext:value-type="float">
            <text:p>1783.343994</text:p>
          </table:table-cell>
          <table:table-cell office:value-type="float" office:value="1700.141846" calcext:value-type="float">
            <text:p>1700.141846</text:p>
          </table:table-cell>
          <table:table-cell office:value-type="float" office:value="1777.724854" calcext:value-type="float">
            <text:p>1777.724854</text:p>
          </table:table-cell>
          <table:table-cell table:number-columns-repeated="13"/>
        </table:table-row>
        <table:table-row table:style-name="ro1">
          <table:table-cell office:value-type="float" office:value="1690.268188" calcext:value-type="float">
            <text:p>1690.268188</text:p>
          </table:table-cell>
          <table:table-cell office:value-type="float" office:value="1787.516235" calcext:value-type="float">
            <text:p>1787.516235</text:p>
          </table:table-cell>
          <table:table-cell office:value-type="float" office:value="1702.151978" calcext:value-type="float">
            <text:p>1702.151978</text:p>
          </table:table-cell>
          <table:table-cell office:value-type="float" office:value="1784.32959" calcext:value-type="float">
            <text:p>1784.32959</text:p>
          </table:table-cell>
          <table:table-cell table:number-columns-repeated="13"/>
        </table:table-row>
        <table:table-row table:style-name="ro1">
          <table:table-cell office:value-type="float" office:value="1696.556274" calcext:value-type="float">
            <text:p>1696.556274</text:p>
          </table:table-cell>
          <table:table-cell office:value-type="float" office:value="1786.585693" calcext:value-type="float">
            <text:p>1786.585693</text:p>
          </table:table-cell>
          <table:table-cell office:value-type="float" office:value="1707.469482" calcext:value-type="float">
            <text:p>1707.469482</text:p>
          </table:table-cell>
          <table:table-cell office:value-type="float" office:value="1778.717407" calcext:value-type="float">
            <text:p>1778.717407</text:p>
          </table:table-cell>
          <table:table-cell table:number-columns-repeated="13"/>
        </table:table-row>
        <table:table-row table:style-name="ro1">
          <table:table-cell office:value-type="float" office:value="1694.191406" calcext:value-type="float">
            <text:p>1694.191406</text:p>
          </table:table-cell>
          <table:table-cell office:value-type="float" office:value="1787.987061" calcext:value-type="float">
            <text:p>1787.987061</text:p>
          </table:table-cell>
          <table:table-cell office:value-type="float" office:value="1703.155762" calcext:value-type="float">
            <text:p>1703.155762</text:p>
          </table:table-cell>
          <table:table-cell office:value-type="float" office:value="1782.33252" calcext:value-type="float">
            <text:p>1782.33252</text:p>
          </table:table-cell>
          <table:table-cell table:number-columns-repeated="13"/>
        </table:table-row>
        <table:table-row table:style-name="ro1">
          <table:table-cell office:value-type="float" office:value="1690.853271" calcext:value-type="float">
            <text:p>1690.853271</text:p>
          </table:table-cell>
          <table:table-cell office:value-type="float" office:value="1791.4104" calcext:value-type="float">
            <text:p>1791.4104</text:p>
          </table:table-cell>
          <table:table-cell office:value-type="float" office:value="1700.088379" calcext:value-type="float">
            <text:p>1700.088379</text:p>
          </table:table-cell>
          <table:table-cell office:value-type="float" office:value="1787.388062" calcext:value-type="float">
            <text:p>1787.388062</text:p>
          </table:table-cell>
          <table:table-cell table:number-columns-repeated="13"/>
        </table:table-row>
        <table:table-row table:style-name="ro1">
          <table:table-cell office:value-type="float" office:value="1694.396362" calcext:value-type="float">
            <text:p>1694.396362</text:p>
          </table:table-cell>
          <table:table-cell office:value-type="float" office:value="1777.558472" calcext:value-type="float">
            <text:p>1777.558472</text:p>
          </table:table-cell>
          <table:table-cell office:value-type="float" office:value="1705.194092" calcext:value-type="float">
            <text:p>1705.194092</text:p>
          </table:table-cell>
          <table:table-cell office:value-type="float" office:value="1774.952026" calcext:value-type="float">
            <text:p>1774.952026</text:p>
          </table:table-cell>
          <table:table-cell table:number-columns-repeated="13"/>
        </table:table-row>
        <table:table-row table:style-name="ro1">
          <table:table-cell office:value-type="float" office:value="1697.261353" calcext:value-type="float">
            <text:p>1697.261353</text:p>
          </table:table-cell>
          <table:table-cell office:value-type="float" office:value="1780.135376" calcext:value-type="float">
            <text:p>1780.135376</text:p>
          </table:table-cell>
          <table:table-cell office:value-type="float" office:value="1705.894897" calcext:value-type="float">
            <text:p>1705.894897</text:p>
          </table:table-cell>
          <table:table-cell office:value-type="float" office:value="1775.326172" calcext:value-type="float">
            <text:p>1775.326172</text:p>
          </table:table-cell>
          <table:table-cell table:number-columns-repeated="13"/>
        </table:table-row>
        <table:table-row table:style-name="ro1">
          <table:table-cell office:value-type="float" office:value="1693.59082" calcext:value-type="float">
            <text:p>1693.59082</text:p>
          </table:table-cell>
          <table:table-cell office:value-type="float" office:value="1784.753906" calcext:value-type="float">
            <text:p>1784.753906</text:p>
          </table:table-cell>
          <table:table-cell office:value-type="float" office:value="1704.823853" calcext:value-type="float">
            <text:p>1704.823853</text:p>
          </table:table-cell>
          <table:table-cell office:value-type="float" office:value="1781.761719" calcext:value-type="float">
            <text:p>1781.761719</text:p>
          </table:table-cell>
          <table:table-cell table:number-columns-repeated="13"/>
        </table:table-row>
        <table:table-row table:style-name="ro1">
          <table:table-cell office:value-type="float" office:value="1698.350952" calcext:value-type="float">
            <text:p>1698.350952</text:p>
          </table:table-cell>
          <table:table-cell office:value-type="float" office:value="1781.116699" calcext:value-type="float">
            <text:p>1781.116699</text:p>
          </table:table-cell>
          <table:table-cell office:value-type="float" office:value="1708.447266" calcext:value-type="float">
            <text:p>1708.447266</text:p>
          </table:table-cell>
          <table:table-cell office:value-type="float" office:value="1776.896851" calcext:value-type="float">
            <text:p>1776.896851</text:p>
          </table:table-cell>
          <table:table-cell table:number-columns-repeated="13"/>
        </table:table-row>
        <table:table-row table:style-name="ro1">
          <table:table-cell office:value-type="float" office:value="1693.863647" calcext:value-type="float">
            <text:p>1693.863647</text:p>
          </table:table-cell>
          <table:table-cell office:value-type="float" office:value="1793.529175" calcext:value-type="float">
            <text:p>1793.529175</text:p>
          </table:table-cell>
          <table:table-cell office:value-type="float" office:value="1700.720703" calcext:value-type="float">
            <text:p>1700.720703</text:p>
          </table:table-cell>
          <table:table-cell office:value-type="float" office:value="1790.084961" calcext:value-type="float">
            <text:p>1790.084961</text:p>
          </table:table-cell>
          <table:table-cell table:number-columns-repeated="13"/>
        </table:table-row>
        <table:table-row table:style-name="ro1">
          <table:table-cell office:value-type="float" office:value="1699.338013" calcext:value-type="float">
            <text:p>1699.338013</text:p>
          </table:table-cell>
          <table:table-cell office:value-type="float" office:value="1789.024658" calcext:value-type="float">
            <text:p>1789.024658</text:p>
          </table:table-cell>
          <table:table-cell office:value-type="float" office:value="1708.432983" calcext:value-type="float">
            <text:p>1708.432983</text:p>
          </table:table-cell>
          <table:table-cell office:value-type="float" office:value="1787.969116" calcext:value-type="float">
            <text:p>1787.969116</text:p>
          </table:table-cell>
          <table:table-cell table:number-columns-repeated="13"/>
        </table:table-row>
        <table:table-row table:style-name="ro1">
          <table:table-cell office:value-type="float" office:value="1699.472412" calcext:value-type="float">
            <text:p>1699.472412</text:p>
          </table:table-cell>
          <table:table-cell office:value-type="float" office:value="1784.30957" calcext:value-type="float">
            <text:p>1784.30957</text:p>
          </table:table-cell>
          <table:table-cell office:value-type="float" office:value="1709.170532" calcext:value-type="float">
            <text:p>1709.170532</text:p>
          </table:table-cell>
          <table:table-cell office:value-type="float" office:value="1778.839111" calcext:value-type="float">
            <text:p>1778.839111</text:p>
          </table:table-cell>
          <table:table-cell table:number-columns-repeated="13"/>
        </table:table-row>
        <table:table-row table:style-name="ro1">
          <table:table-cell office:value-type="float" office:value="1696.09729" calcext:value-type="float">
            <text:p>1696.09729</text:p>
          </table:table-cell>
          <table:table-cell office:value-type="float" office:value="1793.37915" calcext:value-type="float">
            <text:p>1793.37915</text:p>
          </table:table-cell>
          <table:table-cell office:value-type="float" office:value="1702.954834" calcext:value-type="float">
            <text:p>1702.954834</text:p>
          </table:table-cell>
          <table:table-cell office:value-type="float" office:value="1792.003662" calcext:value-type="float">
            <text:p>1792.003662</text:p>
          </table:table-cell>
          <table:table-cell table:number-columns-repeated="13"/>
        </table:table-row>
        <table:table-row table:style-name="ro1">
          <table:table-cell office:value-type="float" office:value="1697.654785" calcext:value-type="float">
            <text:p>1697.654785</text:p>
          </table:table-cell>
          <table:table-cell office:value-type="float" office:value="1788.291016" calcext:value-type="float">
            <text:p>1788.291016</text:p>
          </table:table-cell>
          <table:table-cell office:value-type="float" office:value="1708.228271" calcext:value-type="float">
            <text:p>1708.228271</text:p>
          </table:table-cell>
          <table:table-cell office:value-type="float" office:value="1785.827148" calcext:value-type="float">
            <text:p>1785.827148</text:p>
          </table:table-cell>
          <table:table-cell table:number-columns-repeated="13"/>
        </table:table-row>
        <table:table-row table:style-name="ro1">
          <table:table-cell office:value-type="float" office:value="1695.537109" calcext:value-type="float">
            <text:p>1695.537109</text:p>
          </table:table-cell>
          <table:table-cell office:value-type="float" office:value="1782.929199" calcext:value-type="float">
            <text:p>1782.929199</text:p>
          </table:table-cell>
          <table:table-cell office:value-type="float" office:value="1704.376953" calcext:value-type="float">
            <text:p>1704.376953</text:p>
          </table:table-cell>
          <table:table-cell office:value-type="float" office:value="1779.176147" calcext:value-type="float">
            <text:p>1779.176147</text:p>
          </table:table-cell>
          <table:table-cell table:number-columns-repeated="13"/>
        </table:table-row>
        <table:table-row table:style-name="ro1">
          <table:table-cell office:value-type="float" office:value="1698.229248" calcext:value-type="float">
            <text:p>1698.229248</text:p>
          </table:table-cell>
          <table:table-cell office:value-type="float" office:value="1791.0354" calcext:value-type="float">
            <text:p>1791.0354</text:p>
          </table:table-cell>
          <table:table-cell office:value-type="float" office:value="1705.119507" calcext:value-type="float">
            <text:p>1705.119507</text:p>
          </table:table-cell>
          <table:table-cell office:value-type="float" office:value="1789.641602" calcext:value-type="float">
            <text:p>1789.641602</text:p>
          </table:table-cell>
          <table:table-cell table:number-columns-repeated="13"/>
        </table:table-row>
        <table:table-row table:style-name="ro1">
          <table:table-cell office:value-type="float" office:value="1693.111328" calcext:value-type="float">
            <text:p>1693.111328</text:p>
          </table:table-cell>
          <table:table-cell office:value-type="float" office:value="1795.010986" calcext:value-type="float">
            <text:p>1795.010986</text:p>
          </table:table-cell>
          <table:table-cell office:value-type="float" office:value="1701.038574" calcext:value-type="float">
            <text:p>1701.038574</text:p>
          </table:table-cell>
          <table:table-cell office:value-type="float" office:value="1793.511597" calcext:value-type="float">
            <text:p>1793.511597</text:p>
          </table:table-cell>
          <table:table-cell table:number-columns-repeated="13"/>
        </table:table-row>
        <table:table-row table:style-name="ro1">
          <table:table-cell office:value-type="float" office:value="1697.152588" calcext:value-type="float">
            <text:p>1697.152588</text:p>
          </table:table-cell>
          <table:table-cell office:value-type="float" office:value="1773.759766" calcext:value-type="float">
            <text:p>1773.759766</text:p>
          </table:table-cell>
          <table:table-cell office:value-type="float" office:value="1708.259277" calcext:value-type="float">
            <text:p>1708.259277</text:p>
          </table:table-cell>
          <table:table-cell office:value-type="float" office:value="1766.856079" calcext:value-type="float">
            <text:p>1766.856079</text:p>
          </table:table-cell>
          <table:table-cell table:number-columns-repeated="13"/>
        </table:table-row>
        <table:table-row table:style-name="ro1">
          <table:table-cell office:value-type="float" office:value="1685.231934" calcext:value-type="float">
            <text:p>1685.231934</text:p>
          </table:table-cell>
          <table:table-cell office:value-type="float" office:value="1770.821899" calcext:value-type="float">
            <text:p>1770.821899</text:p>
          </table:table-cell>
          <table:table-cell office:value-type="float" office:value="1691.496826" calcext:value-type="float">
            <text:p>1691.496826</text:p>
          </table:table-cell>
          <table:table-cell office:value-type="float" office:value="1766.844727" calcext:value-type="float">
            <text:p>1766.844727</text:p>
          </table:table-cell>
          <table:table-cell table:number-columns-repeated="13"/>
        </table:table-row>
        <table:table-row table:style-name="ro1">
          <table:table-cell office:value-type="float" office:value="1656.190063" calcext:value-type="float">
            <text:p>1656.190063</text:p>
          </table:table-cell>
          <table:table-cell office:value-type="float" office:value="1769.222534" calcext:value-type="float">
            <text:p>1769.222534</text:p>
          </table:table-cell>
          <table:table-cell office:value-type="float" office:value="1665.233154" calcext:value-type="float">
            <text:p>1665.233154</text:p>
          </table:table-cell>
          <table:table-cell office:value-type="float" office:value="1769.937134" calcext:value-type="float">
            <text:p>1769.937134</text:p>
          </table:table-cell>
          <table:table-cell table:number-columns-repeated="13"/>
        </table:table-row>
        <table:table-row table:style-name="ro1">
          <table:table-cell office:value-type="float" office:value="1652.37915" calcext:value-type="float">
            <text:p>1652.37915</text:p>
          </table:table-cell>
          <table:table-cell office:value-type="float" office:value="1745.129395" calcext:value-type="float">
            <text:p>1745.129395</text:p>
          </table:table-cell>
          <table:table-cell office:value-type="float" office:value="1659.626221" calcext:value-type="float">
            <text:p>1659.626221</text:p>
          </table:table-cell>
          <table:table-cell office:value-type="float" office:value="1743.8125" calcext:value-type="float">
            <text:p>1743.8125</text:p>
          </table:table-cell>
          <table:table-cell table:number-columns-repeated="13"/>
        </table:table-row>
        <table:table-row table:style-name="ro1">
          <table:table-cell office:value-type="float" office:value="1649.693604" calcext:value-type="float">
            <text:p>1649.693604</text:p>
          </table:table-cell>
          <table:table-cell office:value-type="float" office:value="1734.579834" calcext:value-type="float">
            <text:p>1734.579834</text:p>
          </table:table-cell>
          <table:table-cell office:value-type="float" office:value="1658.073242" calcext:value-type="float">
            <text:p>1658.073242</text:p>
          </table:table-cell>
          <table:table-cell office:value-type="float" office:value="1729.705078" calcext:value-type="float">
            <text:p>1729.705078</text:p>
          </table:table-cell>
          <table:table-cell table:number-columns-repeated="13"/>
        </table:table-row>
        <table:table-row table:style-name="ro1">
          <table:table-cell office:value-type="float" office:value="1633.013916" calcext:value-type="float">
            <text:p>1633.013916</text:p>
          </table:table-cell>
          <table:table-cell office:value-type="float" office:value="1725.143066" calcext:value-type="float">
            <text:p>1725.143066</text:p>
          </table:table-cell>
          <table:table-cell office:value-type="float" office:value="1640.33252" calcext:value-type="float">
            <text:p>1640.33252</text:p>
          </table:table-cell>
          <table:table-cell office:value-type="float" office:value="1721.461182" calcext:value-type="float">
            <text:p>1721.461182</text:p>
          </table:table-cell>
          <table:table-cell table:number-columns-repeated="13"/>
        </table:table-row>
        <table:table-row table:style-name="ro1">
          <table:table-cell office:value-type="float" office:value="1629.306152" calcext:value-type="float">
            <text:p>1629.306152</text:p>
          </table:table-cell>
          <table:table-cell office:value-type="float" office:value="1710.284546" calcext:value-type="float">
            <text:p>1710.284546</text:p>
          </table:table-cell>
          <table:table-cell office:value-type="float" office:value="1635.662476" calcext:value-type="float">
            <text:p>1635.662476</text:p>
          </table:table-cell>
          <table:table-cell office:value-type="float" office:value="1707.78125" calcext:value-type="float">
            <text:p>1707.78125</text:p>
          </table:table-cell>
          <table:table-cell table:number-columns-repeated="13"/>
        </table:table-row>
        <table:table-row table:style-name="ro1">
          <table:table-cell office:value-type="float" office:value="1618.459106" calcext:value-type="float">
            <text:p>1618.459106</text:p>
          </table:table-cell>
          <table:table-cell office:value-type="float" office:value="1705.705566" calcext:value-type="float">
            <text:p>1705.705566</text:p>
          </table:table-cell>
          <table:table-cell office:value-type="float" office:value="1626.887939" calcext:value-type="float">
            <text:p>1626.887939</text:p>
          </table:table-cell>
          <table:table-cell office:value-type="float" office:value="1696.430054" calcext:value-type="float">
            <text:p>1696.430054</text:p>
          </table:table-cell>
          <table:table-cell table:number-columns-repeated="13"/>
        </table:table-row>
        <table:table-row table:style-name="ro1">
          <table:table-cell office:value-type="float" office:value="1623.555786" calcext:value-type="float">
            <text:p>1623.555786</text:p>
          </table:table-cell>
          <table:table-cell office:value-type="float" office:value="1682.841064" calcext:value-type="float">
            <text:p>1682.841064</text:p>
          </table:table-cell>
          <table:table-cell office:value-type="float" office:value="1622.992065" calcext:value-type="float">
            <text:p>1622.992065</text:p>
          </table:table-cell>
          <table:table-cell office:value-type="float" office:value="1686.815918" calcext:value-type="float">
            <text:p>1686.815918</text:p>
          </table:table-cell>
          <table:table-cell table:number-columns-repeated="13"/>
        </table:table-row>
        <table:table-row table:style-name="ro1">
          <table:table-cell office:value-type="float" office:value="1613.026733" calcext:value-type="float">
            <text:p>1613.026733</text:p>
          </table:table-cell>
          <table:table-cell office:value-type="float" office:value="1681.244141" calcext:value-type="float">
            <text:p>1681.244141</text:p>
          </table:table-cell>
          <table:table-cell office:value-type="float" office:value="1619.938354" calcext:value-type="float">
            <text:p>1619.938354</text:p>
          </table:table-cell>
          <table:table-cell office:value-type="float" office:value="1679.59021" calcext:value-type="float">
            <text:p>1679.59021</text:p>
          </table:table-cell>
          <table:table-cell table:number-columns-repeated="13"/>
        </table:table-row>
        <table:table-row table:style-name="ro1">
          <table:table-cell office:value-type="float" office:value="1604.665894" calcext:value-type="float">
            <text:p>1604.665894</text:p>
          </table:table-cell>
          <table:table-cell office:value-type="float" office:value="1670.809326" calcext:value-type="float">
            <text:p>1670.809326</text:p>
          </table:table-cell>
          <table:table-cell office:value-type="float" office:value="1608.299316" calcext:value-type="float">
            <text:p>1608.299316</text:p>
          </table:table-cell>
          <table:table-cell office:value-type="float" office:value="1668.855347" calcext:value-type="float">
            <text:p>1668.855347</text:p>
          </table:table-cell>
          <table:table-cell table:number-columns-repeated="13"/>
        </table:table-row>
        <table:table-row table:style-name="ro1">
          <table:table-cell office:value-type="float" office:value="1599.570312" calcext:value-type="float">
            <text:p>1599.570312</text:p>
          </table:table-cell>
          <table:table-cell office:value-type="float" office:value="1664.919678" calcext:value-type="float">
            <text:p>1664.919678</text:p>
          </table:table-cell>
          <table:table-cell office:value-type="float" office:value="1609.545166" calcext:value-type="float">
            <text:p>1609.545166</text:p>
          </table:table-cell>
          <table:table-cell office:value-type="float" office:value="1656.713623" calcext:value-type="float">
            <text:p>1656.713623</text:p>
          </table:table-cell>
          <table:table-cell table:number-columns-repeated="13"/>
        </table:table-row>
        <table:table-row table:style-name="ro1">
          <table:table-cell office:value-type="float" office:value="1601.750732" calcext:value-type="float">
            <text:p>1601.750732</text:p>
          </table:table-cell>
          <table:table-cell office:value-type="float" office:value="1652.629517" calcext:value-type="float">
            <text:p>1652.629517</text:p>
          </table:table-cell>
          <table:table-cell office:value-type="float" office:value="1600.396362" calcext:value-type="float">
            <text:p>1600.396362</text:p>
          </table:table-cell>
          <table:table-cell office:value-type="float" office:value="1653.109375" calcext:value-type="float">
            <text:p>1653.109375</text:p>
          </table:table-cell>
          <table:table-cell table:number-columns-repeated="13"/>
        </table:table-row>
        <table:table-row table:style-name="ro1">
          <table:table-cell office:value-type="float" office:value="1592.652832" calcext:value-type="float">
            <text:p>1592.652832</text:p>
          </table:table-cell>
          <table:table-cell office:value-type="float" office:value="1648.460693" calcext:value-type="float">
            <text:p>1648.460693</text:p>
          </table:table-cell>
          <table:table-cell office:value-type="float" office:value="1595.581543" calcext:value-type="float">
            <text:p>1595.581543</text:p>
          </table:table-cell>
          <table:table-cell office:value-type="float" office:value="1651.259399" calcext:value-type="float">
            <text:p>1651.259399</text:p>
          </table:table-cell>
          <table:table-cell table:number-columns-repeated="13"/>
        </table:table-row>
        <table:table-row table:style-name="ro1">
          <table:table-cell office:value-type="float" office:value="1591.960571" calcext:value-type="float">
            <text:p>1591.960571</text:p>
          </table:table-cell>
          <table:table-cell office:value-type="float" office:value="1643.875" calcext:value-type="float">
            <text:p>1643.875</text:p>
          </table:table-cell>
          <table:table-cell office:value-type="float" office:value="1594.98877" calcext:value-type="float">
            <text:p>1594.98877</text:p>
          </table:table-cell>
          <table:table-cell office:value-type="float" office:value="1641.345947" calcext:value-type="float">
            <text:p>1641.345947</text:p>
          </table:table-cell>
          <table:table-cell table:number-columns-repeated="13"/>
        </table:table-row>
        <table:table-row table:style-name="ro1">
          <table:table-cell office:value-type="float" office:value="1590.640991" calcext:value-type="float">
            <text:p>1590.640991</text:p>
          </table:table-cell>
          <table:table-cell office:value-type="float" office:value="1636.637695" calcext:value-type="float">
            <text:p>1636.637695</text:p>
          </table:table-cell>
          <table:table-cell office:value-type="float" office:value="1596.49585" calcext:value-type="float">
            <text:p>1596.49585</text:p>
          </table:table-cell>
          <table:table-cell office:value-type="float" office:value="1633.763306" calcext:value-type="float">
            <text:p>1633.763306</text:p>
          </table:table-cell>
          <table:table-cell table:number-columns-repeated="13"/>
        </table:table-row>
        <table:table-row table:style-name="ro1">
          <table:table-cell office:value-type="float" office:value="1583.792114" calcext:value-type="float">
            <text:p>1583.792114</text:p>
          </table:table-cell>
          <table:table-cell office:value-type="float" office:value="1634.761841" calcext:value-type="float">
            <text:p>1634.761841</text:p>
          </table:table-cell>
          <table:table-cell office:value-type="float" office:value="1588.935181" calcext:value-type="float">
            <text:p>1588.935181</text:p>
          </table:table-cell>
          <table:table-cell office:value-type="float" office:value="1631.737793" calcext:value-type="float">
            <text:p>1631.737793</text:p>
          </table:table-cell>
          <table:table-cell table:number-columns-repeated="13"/>
        </table:table-row>
        <table:table-row table:style-name="ro1">
          <table:table-cell office:value-type="float" office:value="1584.951904" calcext:value-type="float">
            <text:p>1584.951904</text:p>
          </table:table-cell>
          <table:table-cell office:value-type="float" office:value="1625.223389" calcext:value-type="float">
            <text:p>1625.223389</text:p>
          </table:table-cell>
          <table:table-cell office:value-type="float" office:value="1586.44043" calcext:value-type="float">
            <text:p>1586.44043</text:p>
          </table:table-cell>
          <table:table-cell office:value-type="float" office:value="1627.640747" calcext:value-type="float">
            <text:p>1627.640747</text:p>
          </table:table-cell>
          <table:table-cell table:number-columns-repeated="13"/>
        </table:table-row>
        <table:table-row table:style-name="ro1">
          <table:table-cell office:value-type="float" office:value="1581.406006" calcext:value-type="float">
            <text:p>1581.406006</text:p>
          </table:table-cell>
          <table:table-cell office:value-type="float" office:value="1623.30127" calcext:value-type="float">
            <text:p>1623.30127</text:p>
          </table:table-cell>
          <table:table-cell office:value-type="float" office:value="1584.410889" calcext:value-type="float">
            <text:p>1584.410889</text:p>
          </table:table-cell>
          <table:table-cell office:value-type="float" office:value="1621.154785" calcext:value-type="float">
            <text:p>1621.154785</text:p>
          </table:table-cell>
          <table:table-cell table:number-columns-repeated="13"/>
        </table:table-row>
        <table:table-row table:style-name="ro1">
          <table:table-cell office:value-type="float" office:value="1581.710815" calcext:value-type="float">
            <text:p>1581.710815</text:p>
          </table:table-cell>
          <table:table-cell office:value-type="float" office:value="1618.603149" calcext:value-type="float">
            <text:p>1618.603149</text:p>
          </table:table-cell>
          <table:table-cell office:value-type="float" office:value="1583.277222" calcext:value-type="float">
            <text:p>1583.277222</text:p>
          </table:table-cell>
          <table:table-cell office:value-type="float" office:value="1613.511597" calcext:value-type="float">
            <text:p>1613.511597</text:p>
          </table:table-cell>
          <table:table-cell table:number-columns-repeated="13"/>
        </table:table-row>
        <table:table-row table:style-name="ro1">
          <table:table-cell office:value-type="float" office:value="1581.185303" calcext:value-type="float">
            <text:p>1581.185303</text:p>
          </table:table-cell>
          <table:table-cell office:value-type="float" office:value="1610.848999" calcext:value-type="float">
            <text:p>1610.848999</text:p>
          </table:table-cell>
          <table:table-cell office:value-type="float" office:value="1580.882935" calcext:value-type="float">
            <text:p>1580.882935</text:p>
          </table:table-cell>
          <table:table-cell office:value-type="float" office:value="1613.946411" calcext:value-type="float">
            <text:p>1613.946411</text:p>
          </table:table-cell>
          <table:table-cell table:number-columns-repeated="13"/>
        </table:table-row>
        <table:table-row table:style-name="ro1">
          <table:table-cell office:value-type="float" office:value="1580.79895" calcext:value-type="float">
            <text:p>1580.79895</text:p>
          </table:table-cell>
          <table:table-cell office:value-type="float" office:value="1607.581055" calcext:value-type="float">
            <text:p>1607.581055</text:p>
          </table:table-cell>
          <table:table-cell office:value-type="float" office:value="1578.171997" calcext:value-type="float">
            <text:p>1578.171997</text:p>
          </table:table-cell>
          <table:table-cell office:value-type="float" office:value="1611.439087" calcext:value-type="float">
            <text:p>1611.439087</text:p>
          </table:table-cell>
          <table:table-cell table:number-columns-repeated="13"/>
        </table:table-row>
        <table:table-row table:style-name="ro1">
          <table:table-cell office:value-type="float" office:value="1573.216309" calcext:value-type="float">
            <text:p>1573.216309</text:p>
          </table:table-cell>
          <table:table-cell office:value-type="float" office:value="1610.28894" calcext:value-type="float">
            <text:p>1610.28894</text:p>
          </table:table-cell>
          <table:table-cell office:value-type="float" office:value="1580.06958" calcext:value-type="float">
            <text:p>1580.06958</text:p>
          </table:table-cell>
          <table:table-cell office:value-type="float" office:value="1606.78894" calcext:value-type="float">
            <text:p>1606.78894</text:p>
          </table:table-cell>
          <table:table-cell table:number-columns-repeated="13"/>
        </table:table-row>
        <table:table-row table:style-name="ro1">
          <table:table-cell office:value-type="float" office:value="1575.734009" calcext:value-type="float">
            <text:p>1575.734009</text:p>
          </table:table-cell>
          <table:table-cell office:value-type="float" office:value="1604.059937" calcext:value-type="float">
            <text:p>1604.059937</text:p>
          </table:table-cell>
          <table:table-cell office:value-type="float" office:value="1575.75" calcext:value-type="float">
            <text:p>1575.75</text:p>
          </table:table-cell>
          <table:table-cell office:value-type="float" office:value="1605.538086" calcext:value-type="float">
            <text:p>1605.538086</text:p>
          </table:table-cell>
          <table:table-cell table:number-columns-repeated="13"/>
        </table:table-row>
        <table:table-row table:style-name="ro1">
          <table:table-cell office:value-type="float" office:value="1573.924072" calcext:value-type="float">
            <text:p>1573.924072</text:p>
          </table:table-cell>
          <table:table-cell office:value-type="float" office:value="1599.421631" calcext:value-type="float">
            <text:p>1599.421631</text:p>
          </table:table-cell>
          <table:table-cell office:value-type="float" office:value="1572.077759" calcext:value-type="float">
            <text:p>1572.077759</text:p>
          </table:table-cell>
          <table:table-cell office:value-type="float" office:value="1603.999512" calcext:value-type="float">
            <text:p>1603.999512</text:p>
          </table:table-cell>
          <table:table-cell table:number-columns-repeated="13"/>
        </table:table-row>
        <table:table-row table:style-name="ro1">
          <table:table-cell office:value-type="float" office:value="1573.526123" calcext:value-type="float">
            <text:p>1573.526123</text:p>
          </table:table-cell>
          <table:table-cell office:value-type="float" office:value="1599.127319" calcext:value-type="float">
            <text:p>1599.127319</text:p>
          </table:table-cell>
          <table:table-cell office:value-type="float" office:value="1574.754517" calcext:value-type="float">
            <text:p>1574.754517</text:p>
          </table:table-cell>
          <table:table-cell office:value-type="float" office:value="1597.954346" calcext:value-type="float">
            <text:p>1597.954346</text:p>
          </table:table-cell>
          <table:table-cell table:number-columns-repeated="13"/>
        </table:table-row>
        <table:table-row table:style-name="ro1">
          <table:table-cell office:value-type="float" office:value="1575.084717" calcext:value-type="float">
            <text:p>1575.084717</text:p>
          </table:table-cell>
          <table:table-cell office:value-type="float" office:value="1592.134033" calcext:value-type="float">
            <text:p>1592.134033</text:p>
          </table:table-cell>
          <table:table-cell office:value-type="float" office:value="1573.366699" calcext:value-type="float">
            <text:p>1573.366699</text:p>
          </table:table-cell>
          <table:table-cell office:value-type="float" office:value="1593.657349" calcext:value-type="float">
            <text:p>1593.657349</text:p>
          </table:table-cell>
          <table:table-cell table:number-columns-repeated="13"/>
        </table:table-row>
        <table:table-row table:style-name="ro1">
          <table:table-cell office:value-type="float" office:value="1568.675659" calcext:value-type="float">
            <text:p>1568.675659</text:p>
          </table:table-cell>
          <table:table-cell office:value-type="float" office:value="1594.762207" calcext:value-type="float">
            <text:p>1594.762207</text:p>
          </table:table-cell>
          <table:table-cell office:value-type="float" office:value="1571.958008" calcext:value-type="float">
            <text:p>1571.958008</text:p>
          </table:table-cell>
          <table:table-cell office:value-type="float" office:value="1594.181885" calcext:value-type="float">
            <text:p>1594.181885</text:p>
          </table:table-cell>
          <table:table-cell table:number-columns-repeated="13"/>
        </table:table-row>
        <table:table-row table:style-name="ro1">
          <table:table-cell office:value-type="float" office:value="1570.428833" calcext:value-type="float">
            <text:p>1570.428833</text:p>
          </table:table-cell>
          <table:table-cell office:value-type="float" office:value="1590.075073" calcext:value-type="float">
            <text:p>1590.075073</text:p>
          </table:table-cell>
          <table:table-cell office:value-type="float" office:value="1573.817261" calcext:value-type="float">
            <text:p>1573.817261</text:p>
          </table:table-cell>
          <table:table-cell office:value-type="float" office:value="1586.965698" calcext:value-type="float">
            <text:p>1586.965698</text:p>
          </table:table-cell>
          <table:table-cell table:number-columns-repeated="13"/>
        </table:table-row>
        <table:table-row table:style-name="ro1">
          <table:table-cell office:value-type="float" office:value="1564.029053" calcext:value-type="float">
            <text:p>1564.029053</text:p>
          </table:table-cell>
          <table:table-cell office:value-type="float" office:value="1592.4198" calcext:value-type="float">
            <text:p>1592.4198</text:p>
          </table:table-cell>
          <table:table-cell office:value-type="float" office:value="1566.870605" calcext:value-type="float">
            <text:p>1566.870605</text:p>
          </table:table-cell>
          <table:table-cell office:value-type="float" office:value="1591.940552" calcext:value-type="float">
            <text:p>1591.940552</text:p>
          </table:table-cell>
          <table:table-cell table:number-columns-repeated="13"/>
        </table:table-row>
        <table:table-row table:style-name="ro1">
          <table:table-cell office:value-type="float" office:value="1571.262207" calcext:value-type="float">
            <text:p>1571.262207</text:p>
          </table:table-cell>
          <table:table-cell office:value-type="float" office:value="1582.906128" calcext:value-type="float">
            <text:p>1582.906128</text:p>
          </table:table-cell>
          <table:table-cell office:value-type="float" office:value="1571.436646" calcext:value-type="float">
            <text:p>1571.436646</text:p>
          </table:table-cell>
          <table:table-cell office:value-type="float" office:value="1582.684082" calcext:value-type="float">
            <text:p>1582.684082</text:p>
          </table:table-cell>
          <table:table-cell table:number-columns-repeated="13"/>
        </table:table-row>
        <table:table-row table:style-name="ro1">
          <table:table-cell office:value-type="float" office:value="1569.518433" calcext:value-type="float">
            <text:p>1569.518433</text:p>
          </table:table-cell>
          <table:table-cell office:value-type="float" office:value="1584.318115" calcext:value-type="float">
            <text:p>1584.318115</text:p>
          </table:table-cell>
          <table:table-cell office:value-type="float" office:value="1571.577637" calcext:value-type="float">
            <text:p>1571.577637</text:p>
          </table:table-cell>
          <table:table-cell office:value-type="float" office:value="1581.186157" calcext:value-type="float">
            <text:p>1581.186157</text:p>
          </table:table-cell>
          <table:table-cell table:number-columns-repeated="13"/>
        </table:table-row>
        <table:table-row table:style-name="ro1">
          <table:table-cell office:value-type="float" office:value="1571.056152" calcext:value-type="float">
            <text:p>1571.056152</text:p>
          </table:table-cell>
          <table:table-cell office:value-type="float" office:value="1579.38562" calcext:value-type="float">
            <text:p>1579.38562</text:p>
          </table:table-cell>
          <table:table-cell office:value-type="float" office:value="1569.623779" calcext:value-type="float">
            <text:p>1569.623779</text:p>
          </table:table-cell>
          <table:table-cell office:value-type="float" office:value="1581.439941" calcext:value-type="float">
            <text:p>1581.439941</text:p>
          </table:table-cell>
          <table:table-cell table:number-columns-repeated="13"/>
        </table:table-row>
        <table:table-row table:style-name="ro1">
          <table:table-cell office:value-type="float" office:value="1566.378174" calcext:value-type="float">
            <text:p>1566.378174</text:p>
          </table:table-cell>
          <table:table-cell office:value-type="float" office:value="1583.447021" calcext:value-type="float">
            <text:p>1583.447021</text:p>
          </table:table-cell>
          <table:table-cell office:value-type="float" office:value="1569.40332" calcext:value-type="float">
            <text:p>1569.40332</text:p>
          </table:table-cell>
          <table:table-cell office:value-type="float" office:value="1580.494995" calcext:value-type="float">
            <text:p>1580.494995</text:p>
          </table:table-cell>
          <table:table-cell table:number-columns-repeated="13"/>
        </table:table-row>
        <table:table-row table:style-name="ro1">
          <table:table-cell office:value-type="float" office:value="1567.630615" calcext:value-type="float">
            <text:p>1567.630615</text:p>
          </table:table-cell>
          <table:table-cell office:value-type="float" office:value="1581.18457" calcext:value-type="float">
            <text:p>1581.18457</text:p>
          </table:table-cell>
          <table:table-cell office:value-type="float" office:value="1567.604004" calcext:value-type="float">
            <text:p>1567.604004</text:p>
          </table:table-cell>
          <table:table-cell office:value-type="float" office:value="1579.686035" calcext:value-type="float">
            <text:p>1579.686035</text:p>
          </table:table-cell>
          <table:table-cell table:number-columns-repeated="13"/>
        </table:table-row>
        <table:table-row table:style-name="ro1">
          <table:table-cell office:value-type="float" office:value="1566.936523" calcext:value-type="float">
            <text:p>1566.936523</text:p>
          </table:table-cell>
          <table:table-cell office:value-type="float" office:value="1577.688843" calcext:value-type="float">
            <text:p>1577.688843</text:p>
          </table:table-cell>
          <table:table-cell office:value-type="float" office:value="1564.640625" calcext:value-type="float">
            <text:p>1564.640625</text:p>
          </table:table-cell>
          <table:table-cell office:value-type="float" office:value="1579.320923" calcext:value-type="float">
            <text:p>1579.320923</text:p>
          </table:table-cell>
          <table:table-cell table:number-columns-repeated="13"/>
        </table:table-row>
        <table:table-row table:style-name="ro1">
          <table:table-cell office:value-type="float" office:value="1567.115723" calcext:value-type="float">
            <text:p>1567.115723</text:p>
          </table:table-cell>
          <table:table-cell office:value-type="float" office:value="1575.782715" calcext:value-type="float">
            <text:p>1575.782715</text:p>
          </table:table-cell>
          <table:table-cell office:value-type="float" office:value="1569.240234" calcext:value-type="float">
            <text:p>1569.240234</text:p>
          </table:table-cell>
          <table:table-cell office:value-type="float" office:value="1574.766724" calcext:value-type="float">
            <text:p>1574.766724</text:p>
          </table:table-cell>
          <table:table-cell table:number-columns-repeated="13"/>
        </table:table-row>
        <table:table-row table:style-name="ro1">
          <table:table-cell office:value-type="float" office:value="1571.777832" calcext:value-type="float">
            <text:p>1571.777832</text:p>
          </table:table-cell>
          <table:table-cell office:value-type="float" office:value="1575.284058" calcext:value-type="float">
            <text:p>1575.284058</text:p>
          </table:table-cell>
          <table:table-cell office:value-type="float" office:value="1568.334717" calcext:value-type="float">
            <text:p>1568.334717</text:p>
          </table:table-cell>
          <table:table-cell office:value-type="float" office:value="1577.217041" calcext:value-type="float">
            <text:p>1577.217041</text:p>
          </table:table-cell>
          <table:table-cell table:number-columns-repeated="13"/>
        </table:table-row>
        <table:table-row table:style-name="ro1">
          <table:table-cell office:value-type="float" office:value="1565.864014" calcext:value-type="float">
            <text:p>1565.864014</text:p>
          </table:table-cell>
          <table:table-cell office:value-type="float" office:value="1574.846313" calcext:value-type="float">
            <text:p>1574.846313</text:p>
          </table:table-cell>
          <table:table-cell office:value-type="float" office:value="1568.76355" calcext:value-type="float">
            <text:p>1568.76355</text:p>
          </table:table-cell>
          <table:table-cell office:value-type="float" office:value="1574.953613" calcext:value-type="float">
            <text:p>1574.953613</text:p>
          </table:table-cell>
          <table:table-cell table:number-columns-repeated="13"/>
        </table:table-row>
        <table:table-row table:style-name="ro1">
          <table:table-cell office:value-type="float" office:value="1564.398315" calcext:value-type="float">
            <text:p>1564.398315</text:p>
          </table:table-cell>
          <table:table-cell office:value-type="float" office:value="1574.306396" calcext:value-type="float">
            <text:p>1574.306396</text:p>
          </table:table-cell>
          <table:table-cell office:value-type="float" office:value="1564.190674" calcext:value-type="float">
            <text:p>1564.190674</text:p>
          </table:table-cell>
          <table:table-cell office:value-type="float" office:value="1575.763306" calcext:value-type="float">
            <text:p>1575.763306</text:p>
          </table:table-cell>
          <table:table-cell table:number-columns-repeated="13"/>
        </table:table-row>
        <table:table-row table:style-name="ro1">
          <table:table-cell office:value-type="float" office:value="1562.540527" calcext:value-type="float">
            <text:p>1562.540527</text:p>
          </table:table-cell>
          <table:table-cell office:value-type="float" office:value="1573.755249" calcext:value-type="float">
            <text:p>1573.755249</text:p>
          </table:table-cell>
          <table:table-cell office:value-type="float" office:value="1563.94165" calcext:value-type="float">
            <text:p>1563.94165</text:p>
          </table:table-cell>
          <table:table-cell office:value-type="float" office:value="1571.305298" calcext:value-type="float">
            <text:p>1571.305298</text:p>
          </table:table-cell>
          <table:table-cell table:number-columns-repeated="13"/>
        </table:table-row>
        <table:table-row table:style-name="ro1">
          <table:table-cell office:value-type="float" office:value="1565.867188" calcext:value-type="float">
            <text:p>1565.867188</text:p>
          </table:table-cell>
          <table:table-cell office:value-type="float" office:value="1568.274902" calcext:value-type="float">
            <text:p>1568.274902</text:p>
          </table:table-cell>
          <table:table-cell office:value-type="float" office:value="1567.189087" calcext:value-type="float">
            <text:p>1567.189087</text:p>
          </table:table-cell>
          <table:table-cell office:value-type="float" office:value="1566.40918" calcext:value-type="float">
            <text:p>1566.40918</text:p>
          </table:table-cell>
          <table:table-cell table:number-columns-repeated="13"/>
        </table:table-row>
        <table:table-row table:style-name="ro1">
          <table:table-cell office:value-type="float" office:value="1565.445435" calcext:value-type="float">
            <text:p>1565.445435</text:p>
          </table:table-cell>
          <table:table-cell office:value-type="float" office:value="1568.135498" calcext:value-type="float">
            <text:p>1568.135498</text:p>
          </table:table-cell>
          <table:table-cell office:value-type="float" office:value="1564.763916" calcext:value-type="float">
            <text:p>1564.763916</text:p>
          </table:table-cell>
          <table:table-cell office:value-type="float" office:value="1570.223877" calcext:value-type="float">
            <text:p>1570.223877</text:p>
          </table:table-cell>
          <table:table-cell table:number-columns-repeated="13"/>
        </table:table-row>
        <table:table-row table:style-name="ro1">
          <table:table-cell office:value-type="float" office:value="1562.989624" calcext:value-type="float">
            <text:p>1562.989624</text:p>
          </table:table-cell>
          <table:table-cell office:value-type="float" office:value="1569.790405" calcext:value-type="float">
            <text:p>1569.790405</text:p>
          </table:table-cell>
          <table:table-cell office:value-type="float" office:value="1565.084106" calcext:value-type="float">
            <text:p>1565.084106</text:p>
          </table:table-cell>
          <table:table-cell office:value-type="float" office:value="1568.059326" calcext:value-type="float">
            <text:p>1568.059326</text:p>
          </table:table-cell>
          <table:table-cell table:number-columns-repeated="13"/>
        </table:table-row>
        <table:table-row table:style-name="ro1">
          <table:table-cell office:value-type="float" office:value="1563.086304" calcext:value-type="float">
            <text:p>1563.086304</text:p>
          </table:table-cell>
          <table:table-cell office:value-type="float" office:value="1569.205933" calcext:value-type="float">
            <text:p>1569.205933</text:p>
          </table:table-cell>
          <table:table-cell office:value-type="float" office:value="1560.235962" calcext:value-type="float">
            <text:p>1560.235962</text:p>
          </table:table-cell>
          <table:table-cell office:value-type="float" office:value="1569.478638" calcext:value-type="float">
            <text:p>1569.478638</text:p>
          </table:table-cell>
          <table:table-cell table:number-columns-repeated="13"/>
        </table:table-row>
        <table:table-row table:style-name="ro1">
          <table:table-cell office:value-type="float" office:value="1644.355225" calcext:value-type="float">
            <text:p>1644.355225</text:p>
          </table:table-cell>
          <table:table-cell office:value-type="float" office:value="1653.584229" calcext:value-type="float">
            <text:p>1653.584229</text:p>
          </table:table-cell>
          <table:table-cell office:value-type="float" office:value="1580.48291" calcext:value-type="float">
            <text:p>1580.48291</text:p>
          </table:table-cell>
          <table:table-cell office:value-type="float" office:value="1555.689453" calcext:value-type="float">
            <text:p>1555.689453</text:p>
          </table:table-cell>
          <table:table-cell table:number-columns-repeated="13"/>
        </table:table-row>
        <table:table-row table:style-name="ro1">
          <table:table-cell office:value-type="float" office:value="1696.807617" calcext:value-type="float">
            <text:p>1696.807617</text:p>
          </table:table-cell>
          <table:table-cell office:value-type="float" office:value="1715.728516" calcext:value-type="float">
            <text:p>1715.728516</text:p>
          </table:table-cell>
          <table:table-cell office:value-type="float" office:value="1618.679688" calcext:value-type="float">
            <text:p>1618.679688</text:p>
          </table:table-cell>
          <table:table-cell office:value-type="float" office:value="1624.60083" calcext:value-type="float">
            <text:p>1624.60083</text:p>
          </table:table-cell>
          <table:table-cell table:number-columns-repeated="13"/>
        </table:table-row>
        <table:table-row table:style-name="ro1">
          <table:table-cell office:value-type="float" office:value="1771.043091" calcext:value-type="float">
            <text:p>1771.043091</text:p>
          </table:table-cell>
          <table:table-cell office:value-type="float" office:value="1776.50061" calcext:value-type="float">
            <text:p>1776.50061</text:p>
          </table:table-cell>
          <table:table-cell office:value-type="float" office:value="1686.450195" calcext:value-type="float">
            <text:p>1686.450195</text:p>
          </table:table-cell>
          <table:table-cell office:value-type="float" office:value="1701.928955" calcext:value-type="float">
            <text:p>1701.928955</text:p>
          </table:table-cell>
          <table:table-cell table:number-columns-repeated="13"/>
        </table:table-row>
        <table:table-row table:style-name="ro1">
          <table:table-cell office:value-type="float" office:value="1664.435791" calcext:value-type="float">
            <text:p>1664.435791</text:p>
          </table:table-cell>
          <table:table-cell office:value-type="float" office:value="1619.885986" calcext:value-type="float">
            <text:p>1619.885986</text:p>
          </table:table-cell>
          <table:table-cell office:value-type="float" office:value="1562.565552" calcext:value-type="float">
            <text:p>1562.565552</text:p>
          </table:table-cell>
          <table:table-cell office:value-type="float" office:value="1560.901245" calcext:value-type="float">
            <text:p>1560.901245</text:p>
          </table:table-cell>
          <table:table-cell table:number-columns-repeated="13"/>
        </table:table-row>
        <table:table-row table:style-name="ro1">
          <table:table-cell office:value-type="float" office:value="1695.393921" calcext:value-type="float">
            <text:p>1695.393921</text:p>
          </table:table-cell>
          <table:table-cell office:value-type="float" office:value="1746.636841" calcext:value-type="float">
            <text:p>1746.636841</text:p>
          </table:table-cell>
          <table:table-cell office:value-type="float" office:value="1657.893799" calcext:value-type="float">
            <text:p>1657.893799</text:p>
          </table:table-cell>
          <table:table-cell office:value-type="float" office:value="1650.410889" calcext:value-type="float">
            <text:p>1650.410889</text:p>
          </table:table-cell>
          <table:table-cell table:number-columns-repeated="13"/>
        </table:table-row>
        <table:table-row table:style-name="ro1">
          <table:table-cell office:value-type="float" office:value="1668.008911" calcext:value-type="float">
            <text:p>1668.008911</text:p>
          </table:table-cell>
          <table:table-cell office:value-type="float" office:value="1711.795044" calcext:value-type="float">
            <text:p>1711.795044</text:p>
          </table:table-cell>
          <table:table-cell office:value-type="float" office:value="1616.47998" calcext:value-type="float">
            <text:p>1616.47998</text:p>
          </table:table-cell>
          <table:table-cell office:value-type="float" office:value="1626.826416" calcext:value-type="float">
            <text:p>1626.826416</text:p>
          </table:table-cell>
          <table:table-cell table:number-columns-repeated="13"/>
        </table:table-row>
        <table:table-row table:style-name="ro1">
          <table:table-cell office:value-type="float" office:value="1680.997559" calcext:value-type="float">
            <text:p>1680.997559</text:p>
          </table:table-cell>
          <table:table-cell office:value-type="float" office:value="1719.87085" calcext:value-type="float">
            <text:p>1719.87085</text:p>
          </table:table-cell>
          <table:table-cell office:value-type="float" office:value="1641.515259" calcext:value-type="float">
            <text:p>1641.515259</text:p>
          </table:table-cell>
          <table:table-cell office:value-type="float" office:value="1633.284058" calcext:value-type="float">
            <text:p>1633.284058</text:p>
          </table:table-cell>
          <table:table-cell table:number-columns-repeated="13"/>
        </table:table-row>
        <table:table-row table:style-name="ro1">
          <table:table-cell office:value-type="float" office:value="1673.442627" calcext:value-type="float">
            <text:p>1673.442627</text:p>
          </table:table-cell>
          <table:table-cell office:value-type="float" office:value="1730.139526" calcext:value-type="float">
            <text:p>1730.139526</text:p>
          </table:table-cell>
          <table:table-cell office:value-type="float" office:value="1636.551025" calcext:value-type="float">
            <text:p>1636.551025</text:p>
          </table:table-cell>
          <table:table-cell office:value-type="float" office:value="1648.414307" calcext:value-type="float">
            <text:p>1648.414307</text:p>
          </table:table-cell>
          <table:table-cell table:number-columns-repeated="13"/>
        </table:table-row>
        <table:table-row table:style-name="ro1">
          <table:table-cell office:value-type="float" office:value="1688.869507" calcext:value-type="float">
            <text:p>1688.869507</text:p>
          </table:table-cell>
          <table:table-cell office:value-type="float" office:value="1736.948975" calcext:value-type="float">
            <text:p>1736.948975</text:p>
          </table:table-cell>
          <table:table-cell office:value-type="float" office:value="1660.251709" calcext:value-type="float">
            <text:p>1660.251709</text:p>
          </table:table-cell>
          <table:table-cell office:value-type="float" office:value="1674.801636" calcext:value-type="float">
            <text:p>1674.801636</text:p>
          </table:table-cell>
          <table:table-cell table:number-columns-repeated="13"/>
        </table:table-row>
        <table:table-row table:style-name="ro1">
          <table:table-cell office:value-type="float" office:value="1674.220703" calcext:value-type="float">
            <text:p>1674.220703</text:p>
          </table:table-cell>
          <table:table-cell office:value-type="float" office:value="1732.805908" calcext:value-type="float">
            <text:p>1732.805908</text:p>
          </table:table-cell>
          <table:table-cell office:value-type="float" office:value="1648.058594" calcext:value-type="float">
            <text:p>1648.058594</text:p>
          </table:table-cell>
          <table:table-cell office:value-type="float" office:value="1666.922607" calcext:value-type="float">
            <text:p>1666.922607</text:p>
          </table:table-cell>
          <table:table-cell table:number-columns-repeated="13"/>
        </table:table-row>
        <table:table-row table:style-name="ro1">
          <table:table-cell office:value-type="float" office:value="1623.372559" calcext:value-type="float">
            <text:p>1623.372559</text:p>
          </table:table-cell>
          <table:table-cell office:value-type="float" office:value="1685.144531" calcext:value-type="float">
            <text:p>1685.144531</text:p>
          </table:table-cell>
          <table:table-cell office:value-type="float" office:value="1648.781128" calcext:value-type="float">
            <text:p>1648.781128</text:p>
          </table:table-cell>
          <table:table-cell office:value-type="float" office:value="1689.973389" calcext:value-type="float">
            <text:p>1689.973389</text:p>
          </table:table-cell>
          <table:table-cell table:number-columns-repeated="13"/>
        </table:table-row>
        <table:table-row table:style-name="ro1">
          <table:table-cell office:value-type="float" office:value="1645.547485" calcext:value-type="float">
            <text:p>1645.547485</text:p>
          </table:table-cell>
          <table:table-cell office:value-type="float" office:value="1660.265137" calcext:value-type="float">
            <text:p>1660.265137</text:p>
          </table:table-cell>
          <table:table-cell office:value-type="float" office:value="1664.850586" calcext:value-type="float">
            <text:p>1664.850586</text:p>
          </table:table-cell>
          <table:table-cell office:value-type="float" office:value="1675.5354" calcext:value-type="float">
            <text:p>1675.5354</text:p>
          </table:table-cell>
          <table:table-cell table:number-columns-repeated="13"/>
        </table:table-row>
        <table:table-row table:style-name="ro1">
          <table:table-cell office:value-type="float" office:value="1652.585693" calcext:value-type="float">
            <text:p>1652.585693</text:p>
          </table:table-cell>
          <table:table-cell office:value-type="float" office:value="1714.030151" calcext:value-type="float">
            <text:p>1714.030151</text:p>
          </table:table-cell>
          <table:table-cell office:value-type="float" office:value="1664.631836" calcext:value-type="float">
            <text:p>1664.631836</text:p>
          </table:table-cell>
          <table:table-cell office:value-type="float" office:value="1729.487427" calcext:value-type="float">
            <text:p>1729.487427</text:p>
          </table:table-cell>
          <table:table-cell table:number-columns-repeated="13"/>
        </table:table-row>
        <table:table-row table:style-name="ro1">
          <table:table-cell office:value-type="float" office:value="1645.968628" calcext:value-type="float">
            <text:p>1645.968628</text:p>
          </table:table-cell>
          <table:table-cell office:value-type="float" office:value="1732.857788" calcext:value-type="float">
            <text:p>1732.857788</text:p>
          </table:table-cell>
          <table:table-cell office:value-type="float" office:value="1657.331909" calcext:value-type="float">
            <text:p>1657.331909</text:p>
          </table:table-cell>
          <table:table-cell office:value-type="float" office:value="1739.087769" calcext:value-type="float">
            <text:p>1739.087769</text:p>
          </table:table-cell>
          <table:table-cell table:number-columns-repeated="13"/>
        </table:table-row>
        <table:table-row table:style-name="ro1">
          <table:table-cell office:value-type="float" office:value="1646.657959" calcext:value-type="float">
            <text:p>1646.657959</text:p>
          </table:table-cell>
          <table:table-cell office:value-type="float" office:value="1716.087891" calcext:value-type="float">
            <text:p>1716.087891</text:p>
          </table:table-cell>
          <table:table-cell office:value-type="float" office:value="1649.872559" calcext:value-type="float">
            <text:p>1649.872559</text:p>
          </table:table-cell>
          <table:table-cell office:value-type="float" office:value="1712.606567" calcext:value-type="float">
            <text:p>1712.606567</text:p>
          </table:table-cell>
          <table:table-cell table:number-columns-repeated="13"/>
        </table:table-row>
        <table:table-row table:style-name="ro1">
          <table:table-cell office:value-type="float" office:value="1665.043457" calcext:value-type="float">
            <text:p>1665.043457</text:p>
          </table:table-cell>
          <table:table-cell office:value-type="float" office:value="1720.476074" calcext:value-type="float">
            <text:p>1720.476074</text:p>
          </table:table-cell>
          <table:table-cell office:value-type="float" office:value="1668.585815" calcext:value-type="float">
            <text:p>1668.585815</text:p>
          </table:table-cell>
          <table:table-cell office:value-type="float" office:value="1721.251709" calcext:value-type="float">
            <text:p>1721.251709</text:p>
          </table:table-cell>
          <table:table-cell table:number-columns-repeated="13"/>
        </table:table-row>
        <table:table-row table:style-name="ro1">
          <table:table-cell office:value-type="float" office:value="1654.991211" calcext:value-type="float">
            <text:p>1654.991211</text:p>
          </table:table-cell>
          <table:table-cell office:value-type="float" office:value="1726.826294" calcext:value-type="float">
            <text:p>1726.826294</text:p>
          </table:table-cell>
          <table:table-cell office:value-type="float" office:value="1658.80835" calcext:value-type="float">
            <text:p>1658.80835</text:p>
          </table:table-cell>
          <table:table-cell office:value-type="float" office:value="1730.906494" calcext:value-type="float">
            <text:p>1730.906494</text:p>
          </table:table-cell>
          <table:table-cell table:number-columns-repeated="13"/>
        </table:table-row>
        <table:table-row table:style-name="ro1">
          <table:table-cell office:value-type="float" office:value="1656.737549" calcext:value-type="float">
            <text:p>1656.737549</text:p>
          </table:table-cell>
          <table:table-cell office:value-type="float" office:value="1726.772095" calcext:value-type="float">
            <text:p>1726.772095</text:p>
          </table:table-cell>
          <table:table-cell office:value-type="float" office:value="1663.911011" calcext:value-type="float">
            <text:p>1663.911011</text:p>
          </table:table-cell>
          <table:table-cell office:value-type="float" office:value="1725.325439" calcext:value-type="float">
            <text:p>1725.325439</text:p>
          </table:table-cell>
          <table:table-cell table:number-columns-repeated="13"/>
        </table:table-row>
        <table:table-row table:style-name="ro1">
          <table:table-cell office:value-type="float" office:value="1663.713867" calcext:value-type="float">
            <text:p>1663.713867</text:p>
          </table:table-cell>
          <table:table-cell office:value-type="float" office:value="1724.338867" calcext:value-type="float">
            <text:p>1724.338867</text:p>
          </table:table-cell>
          <table:table-cell office:value-type="float" office:value="1668.540894" calcext:value-type="float">
            <text:p>1668.540894</text:p>
          </table:table-cell>
          <table:table-cell office:value-type="float" office:value="1725.468018" calcext:value-type="float">
            <text:p>1725.468018</text:p>
          </table:table-cell>
          <table:table-cell table:number-columns-repeated="13"/>
        </table:table-row>
        <table:table-row table:style-name="ro1">
          <table:table-cell office:value-type="float" office:value="1645.227661" calcext:value-type="float">
            <text:p>1645.227661</text:p>
          </table:table-cell>
          <table:table-cell office:value-type="float" office:value="1715.702881" calcext:value-type="float">
            <text:p>1715.702881</text:p>
          </table:table-cell>
          <table:table-cell office:value-type="float" office:value="1653.377197" calcext:value-type="float">
            <text:p>1653.377197</text:p>
          </table:table-cell>
          <table:table-cell office:value-type="float" office:value="1713.360352" calcext:value-type="float">
            <text:p>1713.360352</text:p>
          </table:table-cell>
          <table:table-cell table:number-columns-repeated="13"/>
        </table:table-row>
        <table:table-row table:style-name="ro1">
          <table:table-cell office:value-type="float" office:value="1653.414062" calcext:value-type="float">
            <text:p>1653.414062</text:p>
          </table:table-cell>
          <table:table-cell office:value-type="float" office:value="1721.026367" calcext:value-type="float">
            <text:p>1721.026367</text:p>
          </table:table-cell>
          <table:table-cell office:value-type="float" office:value="1657.354248" calcext:value-type="float">
            <text:p>1657.354248</text:p>
          </table:table-cell>
          <table:table-cell office:value-type="float" office:value="1726.284912" calcext:value-type="float">
            <text:p>1726.284912</text:p>
          </table:table-cell>
          <table:table-cell table:number-columns-repeated="13"/>
        </table:table-row>
        <table:table-row table:style-name="ro1">
          <table:table-cell office:value-type="float" office:value="1653.079224" calcext:value-type="float">
            <text:p>1653.079224</text:p>
          </table:table-cell>
          <table:table-cell office:value-type="float" office:value="1716.623535" calcext:value-type="float">
            <text:p>1716.623535</text:p>
          </table:table-cell>
          <table:table-cell office:value-type="float" office:value="1662.568848" calcext:value-type="float">
            <text:p>1662.568848</text:p>
          </table:table-cell>
          <table:table-cell office:value-type="float" office:value="1712.575195" calcext:value-type="float">
            <text:p>1712.575195</text:p>
          </table:table-cell>
          <table:table-cell table:number-columns-repeated="13"/>
        </table:table-row>
        <table:table-row table:style-name="ro1">
          <table:table-cell office:value-type="float" office:value="1655.006104" calcext:value-type="float">
            <text:p>1655.006104</text:p>
          </table:table-cell>
          <table:table-cell office:value-type="float" office:value="1723.187012" calcext:value-type="float">
            <text:p>1723.187012</text:p>
          </table:table-cell>
          <table:table-cell office:value-type="float" office:value="1663.064087" calcext:value-type="float">
            <text:p>1663.064087</text:p>
          </table:table-cell>
          <table:table-cell office:value-type="float" office:value="1721.560059" calcext:value-type="float">
            <text:p>1721.560059</text:p>
          </table:table-cell>
          <table:table-cell table:number-columns-repeated="13"/>
        </table:table-row>
        <table:table-row table:style-name="ro1">
          <table:table-cell office:value-type="float" office:value="1662.527466" calcext:value-type="float">
            <text:p>1662.527466</text:p>
          </table:table-cell>
          <table:table-cell office:value-type="float" office:value="1725.856323" calcext:value-type="float">
            <text:p>1725.856323</text:p>
          </table:table-cell>
          <table:table-cell office:value-type="float" office:value="1665.262329" calcext:value-type="float">
            <text:p>1665.262329</text:p>
          </table:table-cell>
          <table:table-cell office:value-type="float" office:value="1728.463623" calcext:value-type="float">
            <text:p>1728.463623</text:p>
          </table:table-cell>
          <table:table-cell table:number-columns-repeated="13"/>
        </table:table-row>
        <table:table-row table:style-name="ro1">
          <table:table-cell office:value-type="float" office:value="1653.82373" calcext:value-type="float">
            <text:p>1653.82373</text:p>
          </table:table-cell>
          <table:table-cell office:value-type="float" office:value="1735.309937" calcext:value-type="float">
            <text:p>1735.309937</text:p>
          </table:table-cell>
          <table:table-cell office:value-type="float" office:value="1659.595703" calcext:value-type="float">
            <text:p>1659.595703</text:p>
          </table:table-cell>
          <table:table-cell office:value-type="float" office:value="1734.220337" calcext:value-type="float">
            <text:p>1734.220337</text:p>
          </table:table-cell>
          <table:table-cell table:number-columns-repeated="13"/>
        </table:table-row>
        <table:table-row table:style-name="ro1">
          <table:table-cell office:value-type="float" office:value="1652.247925" calcext:value-type="float">
            <text:p>1652.247925</text:p>
          </table:table-cell>
          <table:table-cell office:value-type="float" office:value="1721.884766" calcext:value-type="float">
            <text:p>1721.884766</text:p>
          </table:table-cell>
          <table:table-cell office:value-type="float" office:value="1659.662842" calcext:value-type="float">
            <text:p>1659.662842</text:p>
          </table:table-cell>
          <table:table-cell office:value-type="float" office:value="1719.976929" calcext:value-type="float">
            <text:p>1719.976929</text:p>
          </table:table-cell>
          <table:table-cell table:number-columns-repeated="13"/>
        </table:table-row>
        <table:table-row table:style-name="ro1">
          <table:table-cell office:value-type="float" office:value="1655.028442" calcext:value-type="float">
            <text:p>1655.028442</text:p>
          </table:table-cell>
          <table:table-cell office:value-type="float" office:value="1728.130737" calcext:value-type="float">
            <text:p>1728.130737</text:p>
          </table:table-cell>
          <table:table-cell office:value-type="float" office:value="1662.85083" calcext:value-type="float">
            <text:p>1662.85083</text:p>
          </table:table-cell>
          <table:table-cell office:value-type="float" office:value="1724.584351" calcext:value-type="float">
            <text:p>1724.584351</text:p>
          </table:table-cell>
          <table:table-cell table:number-columns-repeated="13"/>
        </table:table-row>
        <table:table-row table:style-name="ro1">
          <table:table-cell office:value-type="float" office:value="1655.339355" calcext:value-type="float">
            <text:p>1655.339355</text:p>
          </table:table-cell>
          <table:table-cell office:value-type="float" office:value="1723.167114" calcext:value-type="float">
            <text:p>1723.167114</text:p>
          </table:table-cell>
          <table:table-cell office:value-type="float" office:value="1657.650513" calcext:value-type="float">
            <text:p>1657.650513</text:p>
          </table:table-cell>
          <table:table-cell office:value-type="float" office:value="1723.570679" calcext:value-type="float">
            <text:p>1723.570679</text:p>
          </table:table-cell>
          <table:table-cell table:number-columns-repeated="13"/>
        </table:table-row>
        <table:table-row table:style-name="ro1">
          <table:table-cell office:value-type="float" office:value="1655.891846" calcext:value-type="float">
            <text:p>1655.891846</text:p>
          </table:table-cell>
          <table:table-cell office:value-type="float" office:value="1727.759033" calcext:value-type="float">
            <text:p>1727.759033</text:p>
          </table:table-cell>
          <table:table-cell office:value-type="float" office:value="1662.670532" calcext:value-type="float">
            <text:p>1662.670532</text:p>
          </table:table-cell>
          <table:table-cell office:value-type="float" office:value="1724.206665" calcext:value-type="float">
            <text:p>1724.206665</text:p>
          </table:table-cell>
          <table:table-cell table:number-columns-repeated="13"/>
        </table:table-row>
        <table:table-row table:style-name="ro1">
          <table:table-cell office:value-type="float" office:value="1655.174194" calcext:value-type="float">
            <text:p>1655.174194</text:p>
          </table:table-cell>
          <table:table-cell office:value-type="float" office:value="1727.081543" calcext:value-type="float">
            <text:p>1727.081543</text:p>
          </table:table-cell>
          <table:table-cell office:value-type="float" office:value="1662.158691" calcext:value-type="float">
            <text:p>1662.158691</text:p>
          </table:table-cell>
          <table:table-cell office:value-type="float" office:value="1726.43103" calcext:value-type="float">
            <text:p>1726.43103</text:p>
          </table:table-cell>
          <table:table-cell table:number-columns-repeated="13"/>
        </table:table-row>
        <table:table-row table:style-name="ro1">
          <table:table-cell office:value-type="float" office:value="1653.375732" calcext:value-type="float">
            <text:p>1653.375732</text:p>
          </table:table-cell>
          <table:table-cell office:value-type="float" office:value="1718.306641" calcext:value-type="float">
            <text:p>1718.306641</text:p>
          </table:table-cell>
          <table:table-cell office:value-type="float" office:value="1659.729858" calcext:value-type="float">
            <text:p>1659.729858</text:p>
          </table:table-cell>
          <table:table-cell office:value-type="float" office:value="1718.598267" calcext:value-type="float">
            <text:p>1718.598267</text:p>
          </table:table-cell>
          <table:table-cell table:number-columns-repeated="13"/>
        </table:table-row>
        <table:table-row table:style-name="ro1">
          <table:table-cell office:value-type="float" office:value="1657.539185" calcext:value-type="float">
            <text:p>1657.539185</text:p>
          </table:table-cell>
          <table:table-cell office:value-type="float" office:value="1727.674316" calcext:value-type="float">
            <text:p>1727.674316</text:p>
          </table:table-cell>
          <table:table-cell office:value-type="float" office:value="1661.432251" calcext:value-type="float">
            <text:p>1661.432251</text:p>
          </table:table-cell>
          <table:table-cell office:value-type="float" office:value="1726.393555" calcext:value-type="float">
            <text:p>1726.393555</text:p>
          </table:table-cell>
          <table:table-cell table:number-columns-repeated="13"/>
        </table:table-row>
        <table:table-row table:style-name="ro1">
          <table:table-cell office:value-type="float" office:value="1650.984253" calcext:value-type="float">
            <text:p>1650.984253</text:p>
          </table:table-cell>
          <table:table-cell office:value-type="float" office:value="1727.34021" calcext:value-type="float">
            <text:p>1727.34021</text:p>
          </table:table-cell>
          <table:table-cell office:value-type="float" office:value="1659.800659" calcext:value-type="float">
            <text:p>1659.800659</text:p>
          </table:table-cell>
          <table:table-cell office:value-type="float" office:value="1724.916382" calcext:value-type="float">
            <text:p>1724.916382</text:p>
          </table:table-cell>
          <table:table-cell table:number-columns-repeated="13"/>
        </table:table-row>
        <table:table-row table:style-name="ro1">
          <table:table-cell office:value-type="float" office:value="1649.428955" calcext:value-type="float">
            <text:p>1649.428955</text:p>
          </table:table-cell>
          <table:table-cell office:value-type="float" office:value="1711.104126" calcext:value-type="float">
            <text:p>1711.104126</text:p>
          </table:table-cell>
          <table:table-cell office:value-type="float" office:value="1657.81604" calcext:value-type="float">
            <text:p>1657.81604</text:p>
          </table:table-cell>
          <table:table-cell office:value-type="float" office:value="1710.177246" calcext:value-type="float">
            <text:p>1710.177246</text:p>
          </table:table-cell>
          <table:table-cell table:number-columns-repeated="13"/>
        </table:table-row>
        <table:table-row table:style-name="ro1">
          <table:table-cell office:value-type="float" office:value="1651.430298" calcext:value-type="float">
            <text:p>1651.430298</text:p>
          </table:table-cell>
          <table:table-cell office:value-type="float" office:value="1731.551147" calcext:value-type="float">
            <text:p>1731.551147</text:p>
          </table:table-cell>
          <table:table-cell office:value-type="float" office:value="1654.462769" calcext:value-type="float">
            <text:p>1654.462769</text:p>
          </table:table-cell>
          <table:table-cell office:value-type="float" office:value="1730.62439" calcext:value-type="float">
            <text:p>1730.62439</text:p>
          </table:table-cell>
          <table:table-cell table:number-columns-repeated="13"/>
        </table:table-row>
        <table:table-row table:style-name="ro1">
          <table:table-cell office:value-type="float" office:value="1650.084351" calcext:value-type="float">
            <text:p>1650.084351</text:p>
          </table:table-cell>
          <table:table-cell office:value-type="float" office:value="1733.101562" calcext:value-type="float">
            <text:p>1733.101562</text:p>
          </table:table-cell>
          <table:table-cell office:value-type="float" office:value="1659.688965" calcext:value-type="float">
            <text:p>1659.688965</text:p>
          </table:table-cell>
          <table:table-cell office:value-type="float" office:value="1727.908081" calcext:value-type="float">
            <text:p>1727.908081</text:p>
          </table:table-cell>
          <table:table-cell table:number-columns-repeated="13"/>
        </table:table-row>
        <table:table-row table:style-name="ro1">
          <table:table-cell office:value-type="float" office:value="1651.000488" calcext:value-type="float">
            <text:p>1651.000488</text:p>
          </table:table-cell>
          <table:table-cell office:value-type="float" office:value="1717.965454" calcext:value-type="float">
            <text:p>1717.965454</text:p>
          </table:table-cell>
          <table:table-cell office:value-type="float" office:value="1662.287109" calcext:value-type="float">
            <text:p>1662.287109</text:p>
          </table:table-cell>
          <table:table-cell office:value-type="float" office:value="1711.997192" calcext:value-type="float">
            <text:p>1711.997192</text:p>
          </table:table-cell>
          <table:table-cell table:number-columns-repeated="13"/>
        </table:table-row>
        <table:table-row table:style-name="ro1">
          <table:table-cell office:value-type="float" office:value="1653.166382" calcext:value-type="float">
            <text:p>1653.166382</text:p>
          </table:table-cell>
          <table:table-cell office:value-type="float" office:value="1714.754639" calcext:value-type="float">
            <text:p>1714.754639</text:p>
          </table:table-cell>
          <table:table-cell office:value-type="float" office:value="1660.671265" calcext:value-type="float">
            <text:p>1660.671265</text:p>
          </table:table-cell>
          <table:table-cell office:value-type="float" office:value="1710.83252" calcext:value-type="float">
            <text:p>1710.83252</text:p>
          </table:table-cell>
          <table:table-cell table:number-columns-repeated="13"/>
        </table:table-row>
        <table:table-row table:style-name="ro1">
          <table:table-cell office:value-type="float" office:value="1649.55603" calcext:value-type="float">
            <text:p>1649.55603</text:p>
          </table:table-cell>
          <table:table-cell office:value-type="float" office:value="1725.803589" calcext:value-type="float">
            <text:p>1725.803589</text:p>
          </table:table-cell>
          <table:table-cell office:value-type="float" office:value="1655.852173" calcext:value-type="float">
            <text:p>1655.852173</text:p>
          </table:table-cell>
          <table:table-cell office:value-type="float" office:value="1722.833252" calcext:value-type="float">
            <text:p>1722.833252</text:p>
          </table:table-cell>
          <table:table-cell table:number-columns-repeated="13"/>
        </table:table-row>
        <table:table-row table:style-name="ro1">
          <table:table-cell office:value-type="float" office:value="1652.343384" calcext:value-type="float">
            <text:p>1652.343384</text:p>
          </table:table-cell>
          <table:table-cell office:value-type="float" office:value="1714.211914" calcext:value-type="float">
            <text:p>1714.211914</text:p>
          </table:table-cell>
          <table:table-cell office:value-type="float" office:value="1657.357056" calcext:value-type="float">
            <text:p>1657.357056</text:p>
          </table:table-cell>
          <table:table-cell office:value-type="float" office:value="1711.634277" calcext:value-type="float">
            <text:p>1711.634277</text:p>
          </table:table-cell>
          <table:table-cell table:number-columns-repeated="13"/>
        </table:table-row>
        <table:table-row table:style-name="ro1">
          <table:table-cell office:value-type="float" office:value="1649.040894" calcext:value-type="float">
            <text:p>1649.040894</text:p>
          </table:table-cell>
          <table:table-cell office:value-type="float" office:value="1716.993774" calcext:value-type="float">
            <text:p>1716.993774</text:p>
          </table:table-cell>
          <table:table-cell office:value-type="float" office:value="1659.849365" calcext:value-type="float">
            <text:p>1659.849365</text:p>
          </table:table-cell>
          <table:table-cell office:value-type="float" office:value="1713.035645" calcext:value-type="float">
            <text:p>1713.035645</text:p>
          </table:table-cell>
          <table:table-cell table:number-columns-repeated="13"/>
        </table:table-row>
        <table:table-row table:style-name="ro1">
          <table:table-cell office:value-type="float" office:value="1644.978516" calcext:value-type="float">
            <text:p>1644.978516</text:p>
          </table:table-cell>
          <table:table-cell office:value-type="float" office:value="1731.921143" calcext:value-type="float">
            <text:p>1731.921143</text:p>
          </table:table-cell>
          <table:table-cell office:value-type="float" office:value="1653.684448" calcext:value-type="float">
            <text:p>1653.684448</text:p>
          </table:table-cell>
          <table:table-cell office:value-type="float" office:value="1730.781982" calcext:value-type="float">
            <text:p>1730.781982</text:p>
          </table:table-cell>
          <table:table-cell table:number-columns-repeated="13"/>
        </table:table-row>
        <table:table-row table:style-name="ro1">
          <table:table-cell office:value-type="float" office:value="1655.226929" calcext:value-type="float">
            <text:p>1655.226929</text:p>
          </table:table-cell>
          <table:table-cell office:value-type="float" office:value="1720.264771" calcext:value-type="float">
            <text:p>1720.264771</text:p>
          </table:table-cell>
          <table:table-cell office:value-type="float" office:value="1662.561157" calcext:value-type="float">
            <text:p>1662.561157</text:p>
          </table:table-cell>
          <table:table-cell office:value-type="float" office:value="1713.994507" calcext:value-type="float">
            <text:p>1713.994507</text:p>
          </table:table-cell>
          <table:table-cell table:number-columns-repeated="13"/>
        </table:table-row>
        <table:table-row table:style-name="ro1">
          <table:table-cell office:value-type="float" office:value="1647.057495" calcext:value-type="float">
            <text:p>1647.057495</text:p>
          </table:table-cell>
          <table:table-cell office:value-type="float" office:value="1714.14917" calcext:value-type="float">
            <text:p>1714.14917</text:p>
          </table:table-cell>
          <table:table-cell office:value-type="float" office:value="1657.662964" calcext:value-type="float">
            <text:p>1657.662964</text:p>
          </table:table-cell>
          <table:table-cell office:value-type="float" office:value="1710.239502" calcext:value-type="float">
            <text:p>1710.239502</text:p>
          </table:table-cell>
          <table:table-cell table:number-columns-repeated="13"/>
        </table:table-row>
        <table:table-row table:style-name="ro1">
          <table:table-cell office:value-type="float" office:value="1650.776489" calcext:value-type="float">
            <text:p>1650.776489</text:p>
          </table:table-cell>
          <table:table-cell office:value-type="float" office:value="1723.719727" calcext:value-type="float">
            <text:p>1723.719727</text:p>
          </table:table-cell>
          <table:table-cell office:value-type="float" office:value="1656.389648" calcext:value-type="float">
            <text:p>1656.389648</text:p>
          </table:table-cell>
          <table:table-cell office:value-type="float" office:value="1720.811646" calcext:value-type="float">
            <text:p>1720.811646</text:p>
          </table:table-cell>
          <table:table-cell table:number-columns-repeated="13"/>
        </table:table-row>
        <table:table-row table:style-name="ro1">
          <table:table-cell office:value-type="float" office:value="1648.501343" calcext:value-type="float">
            <text:p>1648.501343</text:p>
          </table:table-cell>
          <table:table-cell office:value-type="float" office:value="1718.023926" calcext:value-type="float">
            <text:p>1718.023926</text:p>
          </table:table-cell>
          <table:table-cell office:value-type="float" office:value="1659.006592" calcext:value-type="float">
            <text:p>1659.006592</text:p>
          </table:table-cell>
          <table:table-cell office:value-type="float" office:value="1711.366333" calcext:value-type="float">
            <text:p>1711.366333</text:p>
          </table:table-cell>
          <table:table-cell table:number-columns-repeated="13"/>
        </table:table-row>
        <table:table-row table:style-name="ro1">
          <table:table-cell office:value-type="float" office:value="1651.979614" calcext:value-type="float">
            <text:p>1651.979614</text:p>
          </table:table-cell>
          <table:table-cell office:value-type="float" office:value="1725.619507" calcext:value-type="float">
            <text:p>1725.619507</text:p>
          </table:table-cell>
          <table:table-cell office:value-type="float" office:value="1656.016113" calcext:value-type="float">
            <text:p>1656.016113</text:p>
          </table:table-cell>
          <table:table-cell office:value-type="float" office:value="1721.48291" calcext:value-type="float">
            <text:p>1721.48291</text:p>
          </table:table-cell>
          <table:table-cell table:number-columns-repeated="13"/>
        </table:table-row>
        <table:table-row table:style-name="ro1">
          <table:table-cell office:value-type="float" office:value="1650.375854" calcext:value-type="float">
            <text:p>1650.375854</text:p>
          </table:table-cell>
          <table:table-cell office:value-type="float" office:value="1725.929199" calcext:value-type="float">
            <text:p>1725.929199</text:p>
          </table:table-cell>
          <table:table-cell office:value-type="float" office:value="1657.414551" calcext:value-type="float">
            <text:p>1657.414551</text:p>
          </table:table-cell>
          <table:table-cell office:value-type="float" office:value="1722.768311" calcext:value-type="float">
            <text:p>1722.768311</text:p>
          </table:table-cell>
          <table:table-cell table:number-columns-repeated="13"/>
        </table:table-row>
        <table:table-row table:style-name="ro1">
          <table:table-cell office:value-type="float" office:value="1652.012573" calcext:value-type="float">
            <text:p>1652.012573</text:p>
          </table:table-cell>
          <table:table-cell office:value-type="float" office:value="1724.264648" calcext:value-type="float">
            <text:p>1724.264648</text:p>
          </table:table-cell>
          <table:table-cell office:value-type="float" office:value="1657.840576" calcext:value-type="float">
            <text:p>1657.840576</text:p>
          </table:table-cell>
          <table:table-cell office:value-type="float" office:value="1723.861084" calcext:value-type="float">
            <text:p>1723.861084</text:p>
          </table:table-cell>
          <table:table-cell table:number-columns-repeated="13"/>
        </table:table-row>
        <table:table-row table:style-name="ro1">
          <table:table-cell office:value-type="float" office:value="1647.10144" calcext:value-type="float">
            <text:p>1647.10144</text:p>
          </table:table-cell>
          <table:table-cell office:value-type="float" office:value="1731.647461" calcext:value-type="float">
            <text:p>1731.647461</text:p>
          </table:table-cell>
          <table:table-cell office:value-type="float" office:value="1656.033936" calcext:value-type="float">
            <text:p>1656.033936</text:p>
          </table:table-cell>
          <table:table-cell office:value-type="float" office:value="1729.112549" calcext:value-type="float">
            <text:p>1729.112549</text:p>
          </table:table-cell>
          <table:table-cell table:number-columns-repeated="13"/>
        </table:table-row>
        <table:table-row table:style-name="ro1">
          <table:table-cell office:value-type="float" office:value="1651.612671" calcext:value-type="float">
            <text:p>1651.612671</text:p>
          </table:table-cell>
          <table:table-cell office:value-type="float" office:value="1720.061646" calcext:value-type="float">
            <text:p>1720.061646</text:p>
          </table:table-cell>
          <table:table-cell office:value-type="float" office:value="1657.919067" calcext:value-type="float">
            <text:p>1657.919067</text:p>
          </table:table-cell>
          <table:table-cell office:value-type="float" office:value="1718.206787" calcext:value-type="float">
            <text:p>1718.206787</text:p>
          </table:table-cell>
          <table:table-cell table:number-columns-repeated="13"/>
        </table:table-row>
        <table:table-row table:style-name="ro1">
          <table:table-cell office:value-type="float" office:value="1655.205322" calcext:value-type="float">
            <text:p>1655.205322</text:p>
          </table:table-cell>
          <table:table-cell office:value-type="float" office:value="1727.455078" calcext:value-type="float">
            <text:p>1727.455078</text:p>
          </table:table-cell>
          <table:table-cell office:value-type="float" office:value="1663.146484" calcext:value-type="float">
            <text:p>1663.146484</text:p>
          </table:table-cell>
          <table:table-cell office:value-type="float" office:value="1722.515869" calcext:value-type="float">
            <text:p>1722.515869</text:p>
          </table:table-cell>
          <table:table-cell table:number-columns-repeated="13"/>
        </table:table-row>
        <table:table-row table:style-name="ro1">
          <table:table-cell office:value-type="float" office:value="1649.735229" calcext:value-type="float">
            <text:p>1649.735229</text:p>
          </table:table-cell>
          <table:table-cell office:value-type="float" office:value="1722.334717" calcext:value-type="float">
            <text:p>1722.334717</text:p>
          </table:table-cell>
          <table:table-cell office:value-type="float" office:value="1659.240356" calcext:value-type="float">
            <text:p>1659.240356</text:p>
          </table:table-cell>
          <table:table-cell office:value-type="float" office:value="1720.075195" calcext:value-type="float">
            <text:p>1720.075195</text:p>
          </table:table-cell>
          <table:table-cell table:number-columns-repeated="13"/>
        </table:table-row>
        <table:table-row table:style-name="ro1">
          <table:table-cell office:value-type="float" office:value="1652.482056" calcext:value-type="float">
            <text:p>1652.482056</text:p>
          </table:table-cell>
          <table:table-cell office:value-type="float" office:value="1725.507568" calcext:value-type="float">
            <text:p>1725.507568</text:p>
          </table:table-cell>
          <table:table-cell office:value-type="float" office:value="1657.892334" calcext:value-type="float">
            <text:p>1657.892334</text:p>
          </table:table-cell>
          <table:table-cell office:value-type="float" office:value="1723.930298" calcext:value-type="float">
            <text:p>1723.930298</text:p>
          </table:table-cell>
          <table:table-cell table:number-columns-repeated="13"/>
        </table:table-row>
        <table:table-row table:style-name="ro1">
          <table:table-cell office:value-type="float" office:value="1652.337646" calcext:value-type="float">
            <text:p>1652.337646</text:p>
          </table:table-cell>
          <table:table-cell office:value-type="float" office:value="1732.614868" calcext:value-type="float">
            <text:p>1732.614868</text:p>
          </table:table-cell>
          <table:table-cell office:value-type="float" office:value="1660.848511" calcext:value-type="float">
            <text:p>1660.848511</text:p>
          </table:table-cell>
          <table:table-cell office:value-type="float" office:value="1724.791992" calcext:value-type="float">
            <text:p>1724.791992</text:p>
          </table:table-cell>
          <table:table-cell table:number-columns-repeated="13"/>
        </table:table-row>
        <table:table-row table:style-name="ro1">
          <table:table-cell office:value-type="float" office:value="1654.798462" calcext:value-type="float">
            <text:p>1654.798462</text:p>
          </table:table-cell>
          <table:table-cell office:value-type="float" office:value="1721.46875" calcext:value-type="float">
            <text:p>1721.46875</text:p>
          </table:table-cell>
          <table:table-cell office:value-type="float" office:value="1660.513794" calcext:value-type="float">
            <text:p>1660.513794</text:p>
          </table:table-cell>
          <table:table-cell office:value-type="float" office:value="1718.4552" calcext:value-type="float">
            <text:p>1718.4552</text:p>
          </table:table-cell>
          <table:table-cell table:number-columns-repeated="13"/>
        </table:table-row>
        <table:table-row table:style-name="ro1">
          <table:table-cell office:value-type="float" office:value="1652.860962" calcext:value-type="float">
            <text:p>1652.860962</text:p>
          </table:table-cell>
          <table:table-cell office:value-type="float" office:value="1732.201294" calcext:value-type="float">
            <text:p>1732.201294</text:p>
          </table:table-cell>
          <table:table-cell office:value-type="float" office:value="1660.333008" calcext:value-type="float">
            <text:p>1660.333008</text:p>
          </table:table-cell>
          <table:table-cell office:value-type="float" office:value="1730.417969" calcext:value-type="float">
            <text:p>1730.417969</text:p>
          </table:table-cell>
          <table:table-cell table:number-columns-repeated="13"/>
        </table:table-row>
        <table:table-row table:style-name="ro1">
          <table:table-cell office:value-type="float" office:value="1653.477539" calcext:value-type="float">
            <text:p>1653.477539</text:p>
          </table:table-cell>
          <table:table-cell office:value-type="float" office:value="1729.537476" calcext:value-type="float">
            <text:p>1729.537476</text:p>
          </table:table-cell>
          <table:table-cell office:value-type="float" office:value="1661.846558" calcext:value-type="float">
            <text:p>1661.846558</text:p>
          </table:table-cell>
          <table:table-cell office:value-type="float" office:value="1724.902344" calcext:value-type="float">
            <text:p>1724.902344</text:p>
          </table:table-cell>
          <table:table-cell table:number-columns-repeated="13"/>
        </table:table-row>
        <table:table-row table:style-name="ro1">
          <table:table-cell office:value-type="float" office:value="1653.063965" calcext:value-type="float">
            <text:p>1653.063965</text:p>
          </table:table-cell>
          <table:table-cell office:value-type="float" office:value="1728.771118" calcext:value-type="float">
            <text:p>1728.771118</text:p>
          </table:table-cell>
          <table:table-cell office:value-type="float" office:value="1662.037354" calcext:value-type="float">
            <text:p>1662.037354</text:p>
          </table:table-cell>
          <table:table-cell office:value-type="float" office:value="1725.344971" calcext:value-type="float">
            <text:p>1725.344971</text:p>
          </table:table-cell>
          <table:table-cell table:number-columns-repeated="13"/>
        </table:table-row>
        <table:table-row table:style-name="ro1">
          <table:table-cell office:value-type="float" office:value="1650.366211" calcext:value-type="float">
            <text:p>1650.366211</text:p>
          </table:table-cell>
          <table:table-cell office:value-type="float" office:value="1732.165039" calcext:value-type="float">
            <text:p>1732.165039</text:p>
          </table:table-cell>
          <table:table-cell office:value-type="float" office:value="1656.508301" calcext:value-type="float">
            <text:p>1656.508301</text:p>
          </table:table-cell>
          <table:table-cell office:value-type="float" office:value="1729.849243" calcext:value-type="float">
            <text:p>1729.849243</text:p>
          </table:table-cell>
          <table:table-cell table:number-columns-repeated="13"/>
        </table:table-row>
        <table:table-row table:style-name="ro1">
          <table:table-cell office:value-type="float" office:value="1655.883057" calcext:value-type="float">
            <text:p>1655.883057</text:p>
          </table:table-cell>
          <table:table-cell office:value-type="float" office:value="1719.182617" calcext:value-type="float">
            <text:p>1719.182617</text:p>
          </table:table-cell>
          <table:table-cell office:value-type="float" office:value="1664.081177" calcext:value-type="float">
            <text:p>1664.081177</text:p>
          </table:table-cell>
          <table:table-cell office:value-type="float" office:value="1714.961426" calcext:value-type="float">
            <text:p>1714.961426</text:p>
          </table:table-cell>
          <table:table-cell table:number-columns-repeated="13"/>
        </table:table-row>
        <table:table-row table:style-name="ro1">
          <table:table-cell office:value-type="float" office:value="1650.812988" calcext:value-type="float">
            <text:p>1650.812988</text:p>
          </table:table-cell>
          <table:table-cell office:value-type="float" office:value="1723.888062" calcext:value-type="float">
            <text:p>1723.888062</text:p>
          </table:table-cell>
          <table:table-cell office:value-type="float" office:value="1659.2229" calcext:value-type="float">
            <text:p>1659.2229</text:p>
          </table:table-cell>
          <table:table-cell office:value-type="float" office:value="1723.617188" calcext:value-type="float">
            <text:p>1723.617188</text:p>
          </table:table-cell>
          <table:table-cell table:number-columns-repeated="13"/>
        </table:table-row>
        <table:table-row table:style-name="ro1">
          <table:table-cell office:value-type="float" office:value="1654.345337" calcext:value-type="float">
            <text:p>1654.345337</text:p>
          </table:table-cell>
          <table:table-cell office:value-type="float" office:value="1728.171997" calcext:value-type="float">
            <text:p>1728.171997</text:p>
          </table:table-cell>
          <table:table-cell office:value-type="float" office:value="1659.880615" calcext:value-type="float">
            <text:p>1659.880615</text:p>
          </table:table-cell>
          <table:table-cell office:value-type="float" office:value="1724.437256" calcext:value-type="float">
            <text:p>1724.437256</text:p>
          </table:table-cell>
          <table:table-cell table:number-columns-repeated="13"/>
        </table:table-row>
        <table:table-row table:style-name="ro1">
          <table:table-cell office:value-type="float" office:value="1651.501831" calcext:value-type="float">
            <text:p>1651.501831</text:p>
          </table:table-cell>
          <table:table-cell office:value-type="float" office:value="1728.637329" calcext:value-type="float">
            <text:p>1728.637329</text:p>
          </table:table-cell>
          <table:table-cell office:value-type="float" office:value="1660.213501" calcext:value-type="float">
            <text:p>1660.213501</text:p>
          </table:table-cell>
          <table:table-cell office:value-type="float" office:value="1724.430542" calcext:value-type="float">
            <text:p>1724.430542</text:p>
          </table:table-cell>
          <table:table-cell table:number-columns-repeated="13"/>
        </table:table-row>
        <table:table-row table:style-name="ro1">
          <table:table-cell office:value-type="float" office:value="1651.996582" calcext:value-type="float">
            <text:p>1651.996582</text:p>
          </table:table-cell>
          <table:table-cell office:value-type="float" office:value="1729.825562" calcext:value-type="float">
            <text:p>1729.825562</text:p>
          </table:table-cell>
          <table:table-cell office:value-type="float" office:value="1660.227173" calcext:value-type="float">
            <text:p>1660.227173</text:p>
          </table:table-cell>
          <table:table-cell office:value-type="float" office:value="1726.603394" calcext:value-type="float">
            <text:p>1726.603394</text:p>
          </table:table-cell>
          <table:table-cell table:number-columns-repeated="13"/>
        </table:table-row>
        <table:table-row table:style-name="ro1">
          <table:table-cell office:value-type="float" office:value="1654.687256" calcext:value-type="float">
            <text:p>1654.687256</text:p>
          </table:table-cell>
          <table:table-cell office:value-type="float" office:value="1727.842773" calcext:value-type="float">
            <text:p>1727.842773</text:p>
          </table:table-cell>
          <table:table-cell office:value-type="float" office:value="1660.50647" calcext:value-type="float">
            <text:p>1660.50647</text:p>
          </table:table-cell>
          <table:table-cell office:value-type="float" office:value="1727.688721" calcext:value-type="float">
            <text:p>1727.688721</text:p>
          </table:table-cell>
          <table:table-cell table:number-columns-repeated="13"/>
        </table:table-row>
        <table:table-row table:style-name="ro1">
          <table:table-cell office:value-type="float" office:value="1655.431885" calcext:value-type="float">
            <text:p>1655.431885</text:p>
          </table:table-cell>
          <table:table-cell office:value-type="float" office:value="1727.277222" calcext:value-type="float">
            <text:p>1727.277222</text:p>
          </table:table-cell>
          <table:table-cell office:value-type="float" office:value="1664.635498" calcext:value-type="float">
            <text:p>1664.635498</text:p>
          </table:table-cell>
          <table:table-cell office:value-type="float" office:value="1725.692383" calcext:value-type="float">
            <text:p>1725.692383</text:p>
          </table:table-cell>
          <table:table-cell table:number-columns-repeated="13"/>
        </table:table-row>
        <table:table-row table:style-name="ro1">
          <table:table-cell office:value-type="float" office:value="1651.432861" calcext:value-type="float">
            <text:p>1651.432861</text:p>
          </table:table-cell>
          <table:table-cell office:value-type="float" office:value="1730.603882" calcext:value-type="float">
            <text:p>1730.603882</text:p>
          </table:table-cell>
          <table:table-cell office:value-type="float" office:value="1661.065796" calcext:value-type="float">
            <text:p>1661.065796</text:p>
          </table:table-cell>
          <table:table-cell office:value-type="float" office:value="1728.387329" calcext:value-type="float">
            <text:p>1728.387329</text:p>
          </table:table-cell>
          <table:table-cell table:number-columns-repeated="13"/>
        </table:table-row>
        <table:table-row table:style-name="ro1">
          <table:table-cell office:value-type="float" office:value="1654.563599" calcext:value-type="float">
            <text:p>1654.563599</text:p>
          </table:table-cell>
          <table:table-cell office:value-type="float" office:value="1722.280151" calcext:value-type="float">
            <text:p>1722.280151</text:p>
          </table:table-cell>
          <table:table-cell office:value-type="float" office:value="1659.527588" calcext:value-type="float">
            <text:p>1659.527588</text:p>
          </table:table-cell>
          <table:table-cell office:value-type="float" office:value="1716.530518" calcext:value-type="float">
            <text:p>1716.530518</text:p>
          </table:table-cell>
          <table:table-cell table:number-columns-repeated="13"/>
        </table:table-row>
        <table:table-row table:style-name="ro1">
          <table:table-cell office:value-type="float" office:value="1657.184326" calcext:value-type="float">
            <text:p>1657.184326</text:p>
          </table:table-cell>
          <table:table-cell office:value-type="float" office:value="1728.32605" calcext:value-type="float">
            <text:p>1728.32605</text:p>
          </table:table-cell>
          <table:table-cell office:value-type="float" office:value="1661.137329" calcext:value-type="float">
            <text:p>1661.137329</text:p>
          </table:table-cell>
          <table:table-cell office:value-type="float" office:value="1723.703247" calcext:value-type="float">
            <text:p>1723.703247</text:p>
          </table:table-cell>
          <table:table-cell table:number-columns-repeated="13"/>
        </table:table-row>
        <table:table-row table:style-name="ro1">
          <table:table-cell office:value-type="float" office:value="1650.136963" calcext:value-type="float">
            <text:p>1650.136963</text:p>
          </table:table-cell>
          <table:table-cell office:value-type="float" office:value="1727.91272" calcext:value-type="float">
            <text:p>1727.91272</text:p>
          </table:table-cell>
          <table:table-cell office:value-type="float" office:value="1658.782349" calcext:value-type="float">
            <text:p>1658.782349</text:p>
          </table:table-cell>
          <table:table-cell office:value-type="float" office:value="1724.487793" calcext:value-type="float">
            <text:p>1724.487793</text:p>
          </table:table-cell>
          <table:table-cell table:number-columns-repeated="13"/>
        </table:table-row>
        <table:table-row table:style-name="ro1">
          <table:table-cell office:value-type="float" office:value="1649.934814" calcext:value-type="float">
            <text:p>1649.934814</text:p>
          </table:table-cell>
          <table:table-cell office:value-type="float" office:value="1725.544189" calcext:value-type="float">
            <text:p>1725.544189</text:p>
          </table:table-cell>
          <table:table-cell office:value-type="float" office:value="1661.364746" calcext:value-type="float">
            <text:p>1661.364746</text:p>
          </table:table-cell>
          <table:table-cell office:value-type="float" office:value="1723.714478" calcext:value-type="float">
            <text:p>1723.714478</text:p>
          </table:table-cell>
          <table:table-cell table:number-columns-repeated="13"/>
        </table:table-row>
        <table:table-row table:style-name="ro1">
          <table:table-cell office:value-type="float" office:value="1654.781616" calcext:value-type="float">
            <text:p>1654.781616</text:p>
          </table:table-cell>
          <table:table-cell office:value-type="float" office:value="1734.0177" calcext:value-type="float">
            <text:p>1734.0177</text:p>
          </table:table-cell>
          <table:table-cell office:value-type="float" office:value="1662.811523" calcext:value-type="float">
            <text:p>1662.811523</text:p>
          </table:table-cell>
          <table:table-cell office:value-type="float" office:value="1731.246216" calcext:value-type="float">
            <text:p>1731.246216</text:p>
          </table:table-cell>
          <table:table-cell table:number-columns-repeated="13"/>
        </table:table-row>
        <table:table-row table:style-name="ro1">
          <table:table-cell office:value-type="float" office:value="1655.559937" calcext:value-type="float">
            <text:p>1655.559937</text:p>
          </table:table-cell>
          <table:table-cell office:value-type="float" office:value="1728.521851" calcext:value-type="float">
            <text:p>1728.521851</text:p>
          </table:table-cell>
          <table:table-cell office:value-type="float" office:value="1664.08313" calcext:value-type="float">
            <text:p>1664.08313</text:p>
          </table:table-cell>
          <table:table-cell office:value-type="float" office:value="1723.598633" calcext:value-type="float">
            <text:p>1723.598633</text:p>
          </table:table-cell>
          <table:table-cell table:number-columns-repeated="13"/>
        </table:table-row>
        <table:table-row table:style-name="ro1">
          <table:table-cell office:value-type="float" office:value="1649.022705" calcext:value-type="float">
            <text:p>1649.022705</text:p>
          </table:table-cell>
          <table:table-cell office:value-type="float" office:value="1733.738892" calcext:value-type="float">
            <text:p>1733.738892</text:p>
          </table:table-cell>
          <table:table-cell office:value-type="float" office:value="1661.407959" calcext:value-type="float">
            <text:p>1661.407959</text:p>
          </table:table-cell>
          <table:table-cell office:value-type="float" office:value="1730.54248" calcext:value-type="float">
            <text:p>1730.54248</text:p>
          </table:table-cell>
          <table:table-cell table:number-columns-repeated="13"/>
        </table:table-row>
        <table:table-row table:style-name="ro1">
          <table:table-cell office:value-type="float" office:value="1660.287354" calcext:value-type="float">
            <text:p>1660.287354</text:p>
          </table:table-cell>
          <table:table-cell office:value-type="float" office:value="1721.710571" calcext:value-type="float">
            <text:p>1721.710571</text:p>
          </table:table-cell>
          <table:table-cell office:value-type="float" office:value="1663.43103" calcext:value-type="float">
            <text:p>1663.43103</text:p>
          </table:table-cell>
          <table:table-cell office:value-type="float" office:value="1718.812988" calcext:value-type="float">
            <text:p>1718.812988</text:p>
          </table:table-cell>
          <table:table-cell table:number-columns-repeated="13"/>
        </table:table-row>
        <table:table-row table:style-name="ro1">
          <table:table-cell office:value-type="float" office:value="1656.287964" calcext:value-type="float">
            <text:p>1656.287964</text:p>
          </table:table-cell>
          <table:table-cell office:value-type="float" office:value="1727.082275" calcext:value-type="float">
            <text:p>1727.082275</text:p>
          </table:table-cell>
          <table:table-cell office:value-type="float" office:value="1665.325928" calcext:value-type="float">
            <text:p>1665.325928</text:p>
          </table:table-cell>
          <table:table-cell office:value-type="float" office:value="1724.048218" calcext:value-type="float">
            <text:p>1724.048218</text:p>
          </table:table-cell>
          <table:table-cell table:number-columns-repeated="13"/>
        </table:table-row>
        <table:table-row table:style-name="ro1">
          <table:table-cell office:value-type="float" office:value="1655.127686" calcext:value-type="float">
            <text:p>1655.127686</text:p>
          </table:table-cell>
          <table:table-cell office:value-type="float" office:value="1737.260498" calcext:value-type="float">
            <text:p>1737.260498</text:p>
          </table:table-cell>
          <table:table-cell office:value-type="float" office:value="1661.857422" calcext:value-type="float">
            <text:p>1661.857422</text:p>
          </table:table-cell>
          <table:table-cell office:value-type="float" office:value="1734.934814" calcext:value-type="float">
            <text:p>1734.934814</text:p>
          </table:table-cell>
          <table:table-cell table:number-columns-repeated="13"/>
        </table:table-row>
        <table:table-row table:style-name="ro1">
          <table:table-cell office:value-type="float" office:value="1656.824707" calcext:value-type="float">
            <text:p>1656.824707</text:p>
          </table:table-cell>
          <table:table-cell office:value-type="float" office:value="1729.97876" calcext:value-type="float">
            <text:p>1729.97876</text:p>
          </table:table-cell>
          <table:table-cell office:value-type="float" office:value="1664.063354" calcext:value-type="float">
            <text:p>1664.063354</text:p>
          </table:table-cell>
          <table:table-cell office:value-type="float" office:value="1727.638672" calcext:value-type="float">
            <text:p>1727.638672</text:p>
          </table:table-cell>
          <table:table-cell table:number-columns-repeated="13"/>
        </table:table-row>
        <table:table-row table:style-name="ro1">
          <table:table-cell office:value-type="float" office:value="1657.677979" calcext:value-type="float">
            <text:p>1657.677979</text:p>
          </table:table-cell>
          <table:table-cell office:value-type="float" office:value="1736.250854" calcext:value-type="float">
            <text:p>1736.250854</text:p>
          </table:table-cell>
          <table:table-cell office:value-type="float" office:value="1667.660034" calcext:value-type="float">
            <text:p>1667.660034</text:p>
          </table:table-cell>
          <table:table-cell office:value-type="float" office:value="1729.932617" calcext:value-type="float">
            <text:p>1729.932617</text:p>
          </table:table-cell>
          <table:table-cell table:number-columns-repeated="13"/>
        </table:table-row>
        <table:table-row table:style-name="ro1">
          <table:table-cell office:value-type="float" office:value="1656.494629" calcext:value-type="float">
            <text:p>1656.494629</text:p>
          </table:table-cell>
          <table:table-cell office:value-type="float" office:value="1727.129883" calcext:value-type="float">
            <text:p>1727.129883</text:p>
          </table:table-cell>
          <table:table-cell office:value-type="float" office:value="1663.818604" calcext:value-type="float">
            <text:p>1663.818604</text:p>
          </table:table-cell>
          <table:table-cell office:value-type="float" office:value="1725.803223" calcext:value-type="float">
            <text:p>1725.803223</text:p>
          </table:table-cell>
          <table:table-cell table:number-columns-repeated="13"/>
        </table:table-row>
        <table:table-row table:style-name="ro1">
          <table:table-cell office:value-type="float" office:value="1654.618042" calcext:value-type="float">
            <text:p>1654.618042</text:p>
          </table:table-cell>
          <table:table-cell office:value-type="float" office:value="1737.98999" calcext:value-type="float">
            <text:p>1737.98999</text:p>
          </table:table-cell>
          <table:table-cell office:value-type="float" office:value="1666.330078" calcext:value-type="float">
            <text:p>1666.330078</text:p>
          </table:table-cell>
          <table:table-cell office:value-type="float" office:value="1734.952759" calcext:value-type="float">
            <text:p>1734.952759</text:p>
          </table:table-cell>
          <table:table-cell table:number-columns-repeated="13"/>
        </table:table-row>
        <table:table-row table:style-name="ro1">
          <table:table-cell office:value-type="float" office:value="1658.678223" calcext:value-type="float">
            <text:p>1658.678223</text:p>
          </table:table-cell>
          <table:table-cell office:value-type="float" office:value="1735.280273" calcext:value-type="float">
            <text:p>1735.280273</text:p>
          </table:table-cell>
          <table:table-cell office:value-type="float" office:value="1662.77356" calcext:value-type="float">
            <text:p>1662.77356</text:p>
          </table:table-cell>
          <table:table-cell office:value-type="float" office:value="1733.767212" calcext:value-type="float">
            <text:p>1733.767212</text:p>
          </table:table-cell>
          <table:table-cell table:number-columns-repeated="13"/>
        </table:table-row>
        <table:table-row table:style-name="ro1">
          <table:table-cell office:value-type="float" office:value="1657.359985" calcext:value-type="float">
            <text:p>1657.359985</text:p>
          </table:table-cell>
          <table:table-cell office:value-type="float" office:value="1726.737671" calcext:value-type="float">
            <text:p>1726.737671</text:p>
          </table:table-cell>
          <table:table-cell office:value-type="float" office:value="1665.657593" calcext:value-type="float">
            <text:p>1665.657593</text:p>
          </table:table-cell>
          <table:table-cell office:value-type="float" office:value="1725.031982" calcext:value-type="float">
            <text:p>1725.031982</text:p>
          </table:table-cell>
          <table:table-cell table:number-columns-repeated="13"/>
        </table:table-row>
        <table:table-row table:style-name="ro1">
          <table:table-cell office:value-type="float" office:value="1654.335205" calcext:value-type="float">
            <text:p>1654.335205</text:p>
          </table:table-cell>
          <table:table-cell office:value-type="float" office:value="1736.14978" calcext:value-type="float">
            <text:p>1736.14978</text:p>
          </table:table-cell>
          <table:table-cell office:value-type="float" office:value="1659.449829" calcext:value-type="float">
            <text:p>1659.449829</text:p>
          </table:table-cell>
          <table:table-cell office:value-type="float" office:value="1733.267334" calcext:value-type="float">
            <text:p>1733.267334</text:p>
          </table:table-cell>
          <table:table-cell table:number-columns-repeated="13"/>
        </table:table-row>
        <table:table-row table:style-name="ro1">
          <table:table-cell office:value-type="float" office:value="1657.856812" calcext:value-type="float">
            <text:p>1657.856812</text:p>
          </table:table-cell>
          <table:table-cell office:value-type="float" office:value="1736.853882" calcext:value-type="float">
            <text:p>1736.853882</text:p>
          </table:table-cell>
          <table:table-cell office:value-type="float" office:value="1663.815674" calcext:value-type="float">
            <text:p>1663.815674</text:p>
          </table:table-cell>
          <table:table-cell office:value-type="float" office:value="1734.914062" calcext:value-type="float">
            <text:p>1734.914062</text:p>
          </table:table-cell>
          <table:table-cell table:number-columns-repeated="13"/>
        </table:table-row>
        <table:table-row table:style-name="ro1">
          <table:table-cell office:value-type="float" office:value="1657.329102" calcext:value-type="float">
            <text:p>1657.329102</text:p>
          </table:table-cell>
          <table:table-cell office:value-type="float" office:value="1726.113281" calcext:value-type="float">
            <text:p>1726.113281</text:p>
          </table:table-cell>
          <table:table-cell office:value-type="float" office:value="1666.45166" calcext:value-type="float">
            <text:p>1666.45166</text:p>
          </table:table-cell>
          <table:table-cell office:value-type="float" office:value="1726.207275" calcext:value-type="float">
            <text:p>1726.207275</text:p>
          </table:table-cell>
          <table:table-cell table:number-columns-repeated="13"/>
        </table:table-row>
        <table:table-row table:style-name="ro1">
          <table:table-cell office:value-type="float" office:value="1658.767334" calcext:value-type="float">
            <text:p>1658.767334</text:p>
          </table:table-cell>
          <table:table-cell office:value-type="float" office:value="1737.981323" calcext:value-type="float">
            <text:p>1737.981323</text:p>
          </table:table-cell>
          <table:table-cell office:value-type="float" office:value="1665.669312" calcext:value-type="float">
            <text:p>1665.669312</text:p>
          </table:table-cell>
          <table:table-cell office:value-type="float" office:value="1733.65564" calcext:value-type="float">
            <text:p>1733.65564</text:p>
          </table:table-cell>
          <table:table-cell table:number-columns-repeated="13"/>
        </table:table-row>
        <table:table-row table:style-name="ro1">
          <table:table-cell office:value-type="float" office:value="1657.665283" calcext:value-type="float">
            <text:p>1657.665283</text:p>
          </table:table-cell>
          <table:table-cell office:value-type="float" office:value="1730.576904" calcext:value-type="float">
            <text:p>1730.576904</text:p>
          </table:table-cell>
          <table:table-cell office:value-type="float" office:value="1666.27002" calcext:value-type="float">
            <text:p>1666.27002</text:p>
          </table:table-cell>
          <table:table-cell office:value-type="float" office:value="1727.076172" calcext:value-type="float">
            <text:p>1727.076172</text:p>
          </table:table-cell>
          <table:table-cell table:number-columns-repeated="13"/>
        </table:table-row>
        <table:table-row table:style-name="ro1">
          <table:table-cell office:value-type="float" office:value="1655.109375" calcext:value-type="float">
            <text:p>1655.109375</text:p>
          </table:table-cell>
          <table:table-cell office:value-type="float" office:value="1727.71228" calcext:value-type="float">
            <text:p>1727.71228</text:p>
          </table:table-cell>
          <table:table-cell office:value-type="float" office:value="1667.783813" calcext:value-type="float">
            <text:p>1667.783813</text:p>
          </table:table-cell>
          <table:table-cell office:value-type="float" office:value="1716.91626" calcext:value-type="float">
            <text:p>1716.91626</text:p>
          </table:table-cell>
          <table:table-cell table:number-columns-repeated="13"/>
        </table:table-row>
        <table:table-row table:style-name="ro1">
          <table:table-cell office:value-type="float" office:value="1646.851318" calcext:value-type="float">
            <text:p>1646.851318</text:p>
          </table:table-cell>
          <table:table-cell office:value-type="float" office:value="1724.654419" calcext:value-type="float">
            <text:p>1724.654419</text:p>
          </table:table-cell>
          <table:table-cell office:value-type="float" office:value="1647.911377" calcext:value-type="float">
            <text:p>1647.911377</text:p>
          </table:table-cell>
          <table:table-cell office:value-type="float" office:value="1724.032471" calcext:value-type="float">
            <text:p>1724.032471</text:p>
          </table:table-cell>
          <table:table-cell table:number-columns-repeated="13"/>
        </table:table-row>
        <table:table-row table:style-name="ro1">
          <table:table-cell office:value-type="float" office:value="1629.698853" calcext:value-type="float">
            <text:p>1629.698853</text:p>
          </table:table-cell>
          <table:table-cell office:value-type="float" office:value="1708.825439" calcext:value-type="float">
            <text:p>1708.825439</text:p>
          </table:table-cell>
          <table:table-cell office:value-type="float" office:value="1634.872192" calcext:value-type="float">
            <text:p>1634.872192</text:p>
          </table:table-cell>
          <table:table-cell office:value-type="float" office:value="1712.34668" calcext:value-type="float">
            <text:p>1712.34668</text:p>
          </table:table-cell>
          <table:table-cell table:number-columns-repeated="13"/>
        </table:table-row>
        <table:table-row table:style-name="ro1">
          <table:table-cell office:value-type="float" office:value="1625.399536" calcext:value-type="float">
            <text:p>1625.399536</text:p>
          </table:table-cell>
          <table:table-cell office:value-type="float" office:value="1698.237549" calcext:value-type="float">
            <text:p>1698.237549</text:p>
          </table:table-cell>
          <table:table-cell office:value-type="float" office:value="1636.199341" calcext:value-type="float">
            <text:p>1636.199341</text:p>
          </table:table-cell>
          <table:table-cell office:value-type="float" office:value="1694.752197" calcext:value-type="float">
            <text:p>1694.752197</text:p>
          </table:table-cell>
          <table:table-cell table:number-columns-repeated="13"/>
        </table:table-row>
        <table:table-row table:style-name="ro1">
          <table:table-cell office:value-type="float" office:value="1617.575806" calcext:value-type="float">
            <text:p>1617.575806</text:p>
          </table:table-cell>
          <table:table-cell office:value-type="float" office:value="1693.654907" calcext:value-type="float">
            <text:p>1693.654907</text:p>
          </table:table-cell>
          <table:table-cell office:value-type="float" office:value="1625.253906" calcext:value-type="float">
            <text:p>1625.253906</text:p>
          </table:table-cell>
          <table:table-cell office:value-type="float" office:value="1688.461548" calcext:value-type="float">
            <text:p>1688.461548</text:p>
          </table:table-cell>
          <table:table-cell table:number-columns-repeated="13"/>
        </table:table-row>
        <table:table-row table:style-name="ro1">
          <table:table-cell office:value-type="float" office:value="1615.607422" calcext:value-type="float">
            <text:p>1615.607422</text:p>
          </table:table-cell>
          <table:table-cell office:value-type="float" office:value="1680.157593" calcext:value-type="float">
            <text:p>1680.157593</text:p>
          </table:table-cell>
          <table:table-cell office:value-type="float" office:value="1616.486694" calcext:value-type="float">
            <text:p>1616.486694</text:p>
          </table:table-cell>
          <table:table-cell office:value-type="float" office:value="1676.467529" calcext:value-type="float">
            <text:p>1676.467529</text:p>
          </table:table-cell>
          <table:table-cell table:number-columns-repeated="13"/>
        </table:table-row>
        <table:table-row table:style-name="ro1">
          <table:table-cell office:value-type="float" office:value="1608.259644" calcext:value-type="float">
            <text:p>1608.259644</text:p>
          </table:table-cell>
          <table:table-cell office:value-type="float" office:value="1674.081421" calcext:value-type="float">
            <text:p>1674.081421</text:p>
          </table:table-cell>
          <table:table-cell office:value-type="float" office:value="1614.761841" calcext:value-type="float">
            <text:p>1614.761841</text:p>
          </table:table-cell>
          <table:table-cell office:value-type="float" office:value="1675.234131" calcext:value-type="float">
            <text:p>1675.234131</text:p>
          </table:table-cell>
          <table:table-cell table:number-columns-repeated="13"/>
        </table:table-row>
        <table:table-row table:style-name="ro1">
          <table:table-cell office:value-type="float" office:value="1605.786621" calcext:value-type="float">
            <text:p>1605.786621</text:p>
          </table:table-cell>
          <table:table-cell office:value-type="float" office:value="1663.168823" calcext:value-type="float">
            <text:p>1663.168823</text:p>
          </table:table-cell>
          <table:table-cell office:value-type="float" office:value="1611.213989" calcext:value-type="float">
            <text:p>1611.213989</text:p>
          </table:table-cell>
          <table:table-cell office:value-type="float" office:value="1662.149658" calcext:value-type="float">
            <text:p>1662.149658</text:p>
          </table:table-cell>
          <table:table-cell table:number-columns-repeated="13"/>
        </table:table-row>
        <table:table-row table:style-name="ro1">
          <table:table-cell office:value-type="float" office:value="1601.330933" calcext:value-type="float">
            <text:p>1601.330933</text:p>
          </table:table-cell>
          <table:table-cell office:value-type="float" office:value="1658.625488" calcext:value-type="float">
            <text:p>1658.625488</text:p>
          </table:table-cell>
          <table:table-cell office:value-type="float" office:value="1604.787598" calcext:value-type="float">
            <text:p>1604.787598</text:p>
          </table:table-cell>
          <table:table-cell office:value-type="float" office:value="1657.873657" calcext:value-type="float">
            <text:p>1657.873657</text:p>
          </table:table-cell>
          <table:table-cell table:number-columns-repeated="13"/>
        </table:table-row>
        <table:table-row table:style-name="ro1">
          <table:table-cell office:value-type="float" office:value="1604.449707" calcext:value-type="float">
            <text:p>1604.449707</text:p>
          </table:table-cell>
          <table:table-cell office:value-type="float" office:value="1646.528809" calcext:value-type="float">
            <text:p>1646.528809</text:p>
          </table:table-cell>
          <table:table-cell office:value-type="float" office:value="1599.537231" calcext:value-type="float">
            <text:p>1599.537231</text:p>
          </table:table-cell>
          <table:table-cell office:value-type="float" office:value="1648.552979" calcext:value-type="float">
            <text:p>1648.552979</text:p>
          </table:table-cell>
          <table:table-cell table:number-columns-repeated="13"/>
        </table:table-row>
        <table:table-row table:style-name="ro1">
          <table:table-cell office:value-type="float" office:value="1595.094849" calcext:value-type="float">
            <text:p>1595.094849</text:p>
          </table:table-cell>
          <table:table-cell office:value-type="float" office:value="1646.018555" calcext:value-type="float">
            <text:p>1646.018555</text:p>
          </table:table-cell>
          <table:table-cell office:value-type="float" office:value="1599.506592" calcext:value-type="float">
            <text:p>1599.506592</text:p>
          </table:table-cell>
          <table:table-cell office:value-type="float" office:value="1644.94397" calcext:value-type="float">
            <text:p>1644.94397</text:p>
          </table:table-cell>
          <table:table-cell table:number-columns-repeated="13"/>
        </table:table-row>
        <table:table-row table:style-name="ro1">
          <table:table-cell office:value-type="float" office:value="1589.606201" calcext:value-type="float">
            <text:p>1589.606201</text:p>
          </table:table-cell>
          <table:table-cell office:value-type="float" office:value="1635.473022" calcext:value-type="float">
            <text:p>1635.473022</text:p>
          </table:table-cell>
          <table:table-cell office:value-type="float" office:value="1597.154297" calcext:value-type="float">
            <text:p>1597.154297</text:p>
          </table:table-cell>
          <table:table-cell office:value-type="float" office:value="1633.989502" calcext:value-type="float">
            <text:p>1633.989502</text:p>
          </table:table-cell>
          <table:table-cell table:number-columns-repeated="13"/>
        </table:table-row>
        <table:table-row table:style-name="ro1">
          <table:table-cell office:value-type="float" office:value="1588.183105" calcext:value-type="float">
            <text:p>1588.183105</text:p>
          </table:table-cell>
          <table:table-cell office:value-type="float" office:value="1631.569702" calcext:value-type="float">
            <text:p>1631.569702</text:p>
          </table:table-cell>
          <table:table-cell office:value-type="float" office:value="1590.447021" calcext:value-type="float">
            <text:p>1590.447021</text:p>
          </table:table-cell>
          <table:table-cell office:value-type="float" office:value="1634.207886" calcext:value-type="float">
            <text:p>1634.207886</text:p>
          </table:table-cell>
          <table:table-cell table:number-columns-repeated="13"/>
        </table:table-row>
        <table:table-row table:style-name="ro1">
          <table:table-cell office:value-type="float" office:value="1583.391602" calcext:value-type="float">
            <text:p>1583.391602</text:p>
          </table:table-cell>
          <table:table-cell office:value-type="float" office:value="1630.462524" calcext:value-type="float">
            <text:p>1630.462524</text:p>
          </table:table-cell>
          <table:table-cell office:value-type="float" office:value="1587.515381" calcext:value-type="float">
            <text:p>1587.515381</text:p>
          </table:table-cell>
          <table:table-cell office:value-type="float" office:value="1628.394897" calcext:value-type="float">
            <text:p>1628.394897</text:p>
          </table:table-cell>
          <table:table-cell table:number-columns-repeated="13"/>
        </table:table-row>
        <table:table-row table:style-name="ro1">
          <table:table-cell office:value-type="float" office:value="1580.65271" calcext:value-type="float">
            <text:p>1580.65271</text:p>
          </table:table-cell>
          <table:table-cell office:value-type="float" office:value="1627.346436" calcext:value-type="float">
            <text:p>1627.346436</text:p>
          </table:table-cell>
          <table:table-cell office:value-type="float" office:value="1586.629517" calcext:value-type="float">
            <text:p>1586.629517</text:p>
          </table:table-cell>
          <table:table-cell office:value-type="float" office:value="1620.518066" calcext:value-type="float">
            <text:p>1620.518066</text:p>
          </table:table-cell>
          <table:table-cell table:number-columns-repeated="13"/>
        </table:table-row>
        <table:table-row table:style-name="ro1">
          <table:table-cell office:value-type="float" office:value="1582.426147" calcext:value-type="float">
            <text:p>1582.426147</text:p>
          </table:table-cell>
          <table:table-cell office:value-type="float" office:value="1619.452271" calcext:value-type="float">
            <text:p>1619.452271</text:p>
          </table:table-cell>
          <table:table-cell office:value-type="float" office:value="1583.641235" calcext:value-type="float">
            <text:p>1583.641235</text:p>
          </table:table-cell>
          <table:table-cell office:value-type="float" office:value="1620.780151" calcext:value-type="float">
            <text:p>1620.780151</text:p>
          </table:table-cell>
          <table:table-cell table:number-columns-repeated="13"/>
        </table:table-row>
        <table:table-row table:style-name="ro1">
          <table:table-cell office:value-type="float" office:value="1577.003296" calcext:value-type="float">
            <text:p>1577.003296</text:p>
          </table:table-cell>
          <table:table-cell office:value-type="float" office:value="1614.901855" calcext:value-type="float">
            <text:p>1614.901855</text:p>
          </table:table-cell>
          <table:table-cell office:value-type="float" office:value="1581.368652" calcext:value-type="float">
            <text:p>1581.368652</text:p>
          </table:table-cell>
          <table:table-cell office:value-type="float" office:value="1613.745117" calcext:value-type="float">
            <text:p>1613.745117</text:p>
          </table:table-cell>
          <table:table-cell table:number-columns-repeated="13"/>
        </table:table-row>
        <table:table-row table:style-name="ro1">
          <table:table-cell office:value-type="float" office:value="1582.550415" calcext:value-type="float">
            <text:p>1582.550415</text:p>
          </table:table-cell>
          <table:table-cell office:value-type="float" office:value="1610.43103" calcext:value-type="float">
            <text:p>1610.43103</text:p>
          </table:table-cell>
          <table:table-cell office:value-type="float" office:value="1581.07312" calcext:value-type="float">
            <text:p>1581.07312</text:p>
          </table:table-cell>
          <table:table-cell office:value-type="float" office:value="1606.199097" calcext:value-type="float">
            <text:p>1606.199097</text:p>
          </table:table-cell>
          <table:table-cell table:number-columns-repeated="13"/>
        </table:table-row>
        <table:table-row table:style-name="ro1">
          <table:table-cell office:value-type="float" office:value="1574.717285" calcext:value-type="float">
            <text:p>1574.717285</text:p>
          </table:table-cell>
          <table:table-cell office:value-type="float" office:value="1612.871338" calcext:value-type="float">
            <text:p>1612.871338</text:p>
          </table:table-cell>
          <table:table-cell office:value-type="float" office:value="1581.012451" calcext:value-type="float">
            <text:p>1581.012451</text:p>
          </table:table-cell>
          <table:table-cell office:value-type="float" office:value="1608.595093" calcext:value-type="float">
            <text:p>1608.595093</text:p>
          </table:table-cell>
          <table:table-cell table:number-columns-repeated="13"/>
        </table:table-row>
        <table:table-row table:style-name="ro1">
          <table:table-cell office:value-type="float" office:value="1578.739502" calcext:value-type="float">
            <text:p>1578.739502</text:p>
          </table:table-cell>
          <table:table-cell office:value-type="float" office:value="1605.193115" calcext:value-type="float">
            <text:p>1605.193115</text:p>
          </table:table-cell>
          <table:table-cell office:value-type="float" office:value="1574.44458" calcext:value-type="float">
            <text:p>1574.44458</text:p>
          </table:table-cell>
          <table:table-cell office:value-type="float" office:value="1606.754639" calcext:value-type="float">
            <text:p>1606.754639</text:p>
          </table:table-cell>
          <table:table-cell table:number-columns-repeated="13"/>
        </table:table-row>
        <table:table-row table:style-name="ro1">
          <table:table-cell office:value-type="float" office:value="1572.162109" calcext:value-type="float">
            <text:p>1572.162109</text:p>
          </table:table-cell>
          <table:table-cell office:value-type="float" office:value="1602.4104" calcext:value-type="float">
            <text:p>1602.4104</text:p>
          </table:table-cell>
          <table:table-cell office:value-type="float" office:value="1573.847168" calcext:value-type="float">
            <text:p>1573.847168</text:p>
          </table:table-cell>
          <table:table-cell office:value-type="float" office:value="1601.943848" calcext:value-type="float">
            <text:p>1601.943848</text:p>
          </table:table-cell>
          <table:table-cell table:number-columns-repeated="13"/>
        </table:table-row>
        <table:table-row table:style-name="ro1">
          <table:table-cell office:value-type="float" office:value="1577.162354" calcext:value-type="float">
            <text:p>1577.162354</text:p>
          </table:table-cell>
          <table:table-cell office:value-type="float" office:value="1598.757202" calcext:value-type="float">
            <text:p>1598.757202</text:p>
          </table:table-cell>
          <table:table-cell office:value-type="float" office:value="1570.129272" calcext:value-type="float">
            <text:p>1570.129272</text:p>
          </table:table-cell>
          <table:table-cell office:value-type="float" office:value="1598.271118" calcext:value-type="float">
            <text:p>1598.271118</text:p>
          </table:table-cell>
          <table:table-cell table:number-columns-repeated="13"/>
        </table:table-row>
        <table:table-row table:style-name="ro1">
          <table:table-cell office:value-type="float" office:value="1575.455688" calcext:value-type="float">
            <text:p>1575.455688</text:p>
          </table:table-cell>
          <table:table-cell office:value-type="float" office:value="1596.198364" calcext:value-type="float">
            <text:p>1596.198364</text:p>
          </table:table-cell>
          <table:table-cell office:value-type="float" office:value="1574.156128" calcext:value-type="float">
            <text:p>1574.156128</text:p>
          </table:table-cell>
          <table:table-cell office:value-type="float" office:value="1595.268677" calcext:value-type="float">
            <text:p>1595.268677</text:p>
          </table:table-cell>
          <table:table-cell table:number-columns-repeated="13"/>
        </table:table-row>
        <table:table-row table:style-name="ro1">
          <table:table-cell office:value-type="float" office:value="1572.75" calcext:value-type="float">
            <text:p>1572.75</text:p>
          </table:table-cell>
          <table:table-cell office:value-type="float" office:value="1598.23938" calcext:value-type="float">
            <text:p>1598.23938</text:p>
          </table:table-cell>
          <table:table-cell office:value-type="float" office:value="1572.952759" calcext:value-type="float">
            <text:p>1572.952759</text:p>
          </table:table-cell>
          <table:table-cell office:value-type="float" office:value="1591.656494" calcext:value-type="float">
            <text:p>1591.656494</text:p>
          </table:table-cell>
          <table:table-cell table:number-columns-repeated="13"/>
        </table:table-row>
        <table:table-row table:style-name="ro1">
          <table:table-cell office:value-type="float" office:value="1573.936768" calcext:value-type="float">
            <text:p>1573.936768</text:p>
          </table:table-cell>
          <table:table-cell office:value-type="float" office:value="1594.42627" calcext:value-type="float">
            <text:p>1594.42627</text:p>
          </table:table-cell>
          <table:table-cell office:value-type="float" office:value="1574.006104" calcext:value-type="float">
            <text:p>1574.006104</text:p>
          </table:table-cell>
          <table:table-cell office:value-type="float" office:value="1588.902832" calcext:value-type="float">
            <text:p>1588.902832</text:p>
          </table:table-cell>
          <table:table-cell table:number-columns-repeated="13"/>
        </table:table-row>
        <table:table-row table:style-name="ro1">
          <table:table-cell office:value-type="float" office:value="1569.243408" calcext:value-type="float">
            <text:p>1569.243408</text:p>
          </table:table-cell>
          <table:table-cell office:value-type="float" office:value="1591.205933" calcext:value-type="float">
            <text:p>1591.205933</text:p>
          </table:table-cell>
          <table:table-cell office:value-type="float" office:value="1569.290894" calcext:value-type="float">
            <text:p>1569.290894</text:p>
          </table:table-cell>
          <table:table-cell office:value-type="float" office:value="1590.876587" calcext:value-type="float">
            <text:p>1590.876587</text:p>
          </table:table-cell>
          <table:table-cell table:number-columns-repeated="13"/>
        </table:table-row>
        <table:table-row table:style-name="ro1">
          <table:table-cell office:value-type="float" office:value="1573.010742" calcext:value-type="float">
            <text:p>1573.010742</text:p>
          </table:table-cell>
          <table:table-cell office:value-type="float" office:value="1588.509277" calcext:value-type="float">
            <text:p>1588.509277</text:p>
          </table:table-cell>
          <table:table-cell office:value-type="float" office:value="1568.786133" calcext:value-type="float">
            <text:p>1568.786133</text:p>
          </table:table-cell>
          <table:table-cell office:value-type="float" office:value="1584.025757" calcext:value-type="float">
            <text:p>1584.025757</text:p>
          </table:table-cell>
          <table:table-cell table:number-columns-repeated="13"/>
        </table:table-row>
        <table:table-row table:style-name="ro1">
          <table:table-cell office:value-type="float" office:value="1572.581787" calcext:value-type="float">
            <text:p>1572.581787</text:p>
          </table:table-cell>
          <table:table-cell office:value-type="float" office:value="1588.707886" calcext:value-type="float">
            <text:p>1588.707886</text:p>
          </table:table-cell>
          <table:table-cell office:value-type="float" office:value="1568.945435" calcext:value-type="float">
            <text:p>1568.945435</text:p>
          </table:table-cell>
          <table:table-cell office:value-type="float" office:value="1585.195801" calcext:value-type="float">
            <text:p>1585.195801</text:p>
          </table:table-cell>
          <table:table-cell table:number-columns-repeated="13"/>
        </table:table-row>
        <table:table-row table:style-name="ro1">
          <table:table-cell office:value-type="float" office:value="1565.972168" calcext:value-type="float">
            <text:p>1565.972168</text:p>
          </table:table-cell>
          <table:table-cell office:value-type="float" office:value="1583.935791" calcext:value-type="float">
            <text:p>1583.935791</text:p>
          </table:table-cell>
          <table:table-cell office:value-type="float" office:value="1567.243896" calcext:value-type="float">
            <text:p>1567.243896</text:p>
          </table:table-cell>
          <table:table-cell office:value-type="float" office:value="1585.750977" calcext:value-type="float">
            <text:p>1585.750977</text:p>
          </table:table-cell>
          <table:table-cell table:number-columns-repeated="13"/>
        </table:table-row>
        <table:table-row table:style-name="ro1">
          <table:table-cell office:value-type="float" office:value="1568.070679" calcext:value-type="float">
            <text:p>1568.070679</text:p>
          </table:table-cell>
          <table:table-cell office:value-type="float" office:value="1580.917603" calcext:value-type="float">
            <text:p>1580.917603</text:p>
          </table:table-cell>
          <table:table-cell office:value-type="float" office:value="1569.733887" calcext:value-type="float">
            <text:p>1569.733887</text:p>
          </table:table-cell>
          <table:table-cell office:value-type="float" office:value="1582.799316" calcext:value-type="float">
            <text:p>1582.799316</text:p>
          </table:table-cell>
          <table:table-cell table:number-columns-repeated="13"/>
        </table:table-row>
        <table:table-row table:style-name="ro1">
          <table:table-cell office:value-type="float" office:value="1562.827515" calcext:value-type="float">
            <text:p>1562.827515</text:p>
          </table:table-cell>
          <table:table-cell office:value-type="float" office:value="1579.593018" calcext:value-type="float">
            <text:p>1579.593018</text:p>
          </table:table-cell>
          <table:table-cell office:value-type="float" office:value="1564.963989" calcext:value-type="float">
            <text:p>1564.963989</text:p>
          </table:table-cell>
          <table:table-cell office:value-type="float" office:value="1581.244141" calcext:value-type="float">
            <text:p>1581.244141</text:p>
          </table:table-cell>
          <table:table-cell table:number-columns-repeated="13"/>
        </table:table-row>
        <table:table-row table:style-name="ro1">
          <table:table-cell office:value-type="float" office:value="1565.868652" calcext:value-type="float">
            <text:p>1565.868652</text:p>
          </table:table-cell>
          <table:table-cell office:value-type="float" office:value="1579.161865" calcext:value-type="float">
            <text:p>1579.161865</text:p>
          </table:table-cell>
          <table:table-cell office:value-type="float" office:value="1564.951782" calcext:value-type="float">
            <text:p>1564.951782</text:p>
          </table:table-cell>
          <table:table-cell office:value-type="float" office:value="1580.711426" calcext:value-type="float">
            <text:p>1580.711426</text:p>
          </table:table-cell>
          <table:table-cell table:number-columns-repeated="13"/>
        </table:table-row>
        <table:table-row table:style-name="ro1">
          <table:table-cell office:value-type="float" office:value="1567.343628" calcext:value-type="float">
            <text:p>1567.343628</text:p>
          </table:table-cell>
          <table:table-cell office:value-type="float" office:value="1581.14624" calcext:value-type="float">
            <text:p>1581.14624</text:p>
          </table:table-cell>
          <table:table-cell office:value-type="float" office:value="1566.973267" calcext:value-type="float">
            <text:p>1566.973267</text:p>
          </table:table-cell>
          <table:table-cell office:value-type="float" office:value="1575.607056" calcext:value-type="float">
            <text:p>1575.607056</text:p>
          </table:table-cell>
          <table:table-cell table:number-columns-repeated="13"/>
        </table:table-row>
        <table:table-row table:style-name="ro1">
          <table:table-cell office:value-type="float" office:value="1565.902466" calcext:value-type="float">
            <text:p>1565.902466</text:p>
          </table:table-cell>
          <table:table-cell office:value-type="float" office:value="1576.824707" calcext:value-type="float">
            <text:p>1576.824707</text:p>
          </table:table-cell>
          <table:table-cell office:value-type="float" office:value="1564.307739" calcext:value-type="float">
            <text:p>1564.307739</text:p>
          </table:table-cell>
          <table:table-cell office:value-type="float" office:value="1581.546997" calcext:value-type="float">
            <text:p>1581.546997</text:p>
          </table:table-cell>
          <table:table-cell table:number-columns-repeated="13"/>
        </table:table-row>
        <table:table-row table:style-name="ro1">
          <table:table-cell office:value-type="float" office:value="1566.554443" calcext:value-type="float">
            <text:p>1566.554443</text:p>
          </table:table-cell>
          <table:table-cell office:value-type="float" office:value="1575.872437" calcext:value-type="float">
            <text:p>1575.872437</text:p>
          </table:table-cell>
          <table:table-cell office:value-type="float" office:value="1566.237061" calcext:value-type="float">
            <text:p>1566.237061</text:p>
          </table:table-cell>
          <table:table-cell office:value-type="float" office:value="1577.852051" calcext:value-type="float">
            <text:p>1577.852051</text:p>
          </table:table-cell>
          <table:table-cell table:number-columns-repeated="13"/>
        </table:table-row>
        <table:table-row table:style-name="ro1">
          <table:table-cell office:value-type="float" office:value="1564.307007" calcext:value-type="float">
            <text:p>1564.307007</text:p>
          </table:table-cell>
          <table:table-cell office:value-type="float" office:value="1576.676636" calcext:value-type="float">
            <text:p>1576.676636</text:p>
          </table:table-cell>
          <table:table-cell office:value-type="float" office:value="1569.449951" calcext:value-type="float">
            <text:p>1569.449951</text:p>
          </table:table-cell>
          <table:table-cell office:value-type="float" office:value="1574.936035" calcext:value-type="float">
            <text:p>1574.936035</text:p>
          </table:table-cell>
          <table:table-cell table:number-columns-repeated="13"/>
        </table:table-row>
        <table:table-row table:style-name="ro1">
          <table:table-cell office:value-type="float" office:value="1567.562622" calcext:value-type="float">
            <text:p>1567.562622</text:p>
          </table:table-cell>
          <table:table-cell office:value-type="float" office:value="1576.853271" calcext:value-type="float">
            <text:p>1576.853271</text:p>
          </table:table-cell>
          <table:table-cell office:value-type="float" office:value="1569.119385" calcext:value-type="float">
            <text:p>1569.119385</text:p>
          </table:table-cell>
          <table:table-cell office:value-type="float" office:value="1576.071045" calcext:value-type="float">
            <text:p>1576.071045</text:p>
          </table:table-cell>
          <table:table-cell table:number-columns-repeated="13"/>
        </table:table-row>
        <table:table-row table:style-name="ro1">
          <table:table-cell office:value-type="float" office:value="1565.701172" calcext:value-type="float">
            <text:p>1565.701172</text:p>
          </table:table-cell>
          <table:table-cell office:value-type="float" office:value="1575.070923" calcext:value-type="float">
            <text:p>1575.070923</text:p>
          </table:table-cell>
          <table:table-cell office:value-type="float" office:value="1566.434326" calcext:value-type="float">
            <text:p>1566.434326</text:p>
          </table:table-cell>
          <table:table-cell office:value-type="float" office:value="1576.92041" calcext:value-type="float">
            <text:p>1576.92041</text:p>
          </table:table-cell>
          <table:table-cell table:number-columns-repeated="13"/>
        </table:table-row>
        <table:table-row table:style-name="ro1">
          <table:table-cell office:value-type="float" office:value="1567.781982" calcext:value-type="float">
            <text:p>1567.781982</text:p>
          </table:table-cell>
          <table:table-cell office:value-type="float" office:value="1573.930054" calcext:value-type="float">
            <text:p>1573.930054</text:p>
          </table:table-cell>
          <table:table-cell office:value-type="float" office:value="1567.348145" calcext:value-type="float">
            <text:p>1567.348145</text:p>
          </table:table-cell>
          <table:table-cell office:value-type="float" office:value="1572.360474" calcext:value-type="float">
            <text:p>1572.360474</text:p>
          </table:table-cell>
          <table:table-cell table:number-columns-repeated="13"/>
        </table:table-row>
        <table:table-row table:style-name="ro1">
          <table:table-cell office:value-type="float" office:value="1566.687134" calcext:value-type="float">
            <text:p>1566.687134</text:p>
          </table:table-cell>
          <table:table-cell office:value-type="float" office:value="1571.64563" calcext:value-type="float">
            <text:p>1571.64563</text:p>
          </table:table-cell>
          <table:table-cell office:value-type="float" office:value="1566.163696" calcext:value-type="float">
            <text:p>1566.163696</text:p>
          </table:table-cell>
          <table:table-cell office:value-type="float" office:value="1571.46228" calcext:value-type="float">
            <text:p>1571.46228</text:p>
          </table:table-cell>
          <table:table-cell table:number-columns-repeated="13"/>
        </table:table-row>
        <table:table-row table:style-name="ro1">
          <table:table-cell office:value-type="float" office:value="1565.525391" calcext:value-type="float">
            <text:p>1565.525391</text:p>
          </table:table-cell>
          <table:table-cell office:value-type="float" office:value="1571.689453" calcext:value-type="float">
            <text:p>1571.689453</text:p>
          </table:table-cell>
          <table:table-cell office:value-type="float" office:value="1563.496826" calcext:value-type="float">
            <text:p>1563.496826</text:p>
          </table:table-cell>
          <table:table-cell office:value-type="float" office:value="1569.299927" calcext:value-type="float">
            <text:p>1569.299927</text:p>
          </table:table-cell>
          <table:table-cell table:number-columns-repeated="13"/>
        </table:table-row>
        <table:table-row table:style-name="ro1">
          <table:table-cell office:value-type="float" office:value="1566.991211" calcext:value-type="float">
            <text:p>1566.991211</text:p>
          </table:table-cell>
          <table:table-cell office:value-type="float" office:value="1572.306396" calcext:value-type="float">
            <text:p>1572.306396</text:p>
          </table:table-cell>
          <table:table-cell office:value-type="float" office:value="1567.384521" calcext:value-type="float">
            <text:p>1567.384521</text:p>
          </table:table-cell>
          <table:table-cell office:value-type="float" office:value="1570.225708" calcext:value-type="float">
            <text:p>1570.225708</text:p>
          </table:table-cell>
          <table:table-cell table:number-columns-repeated="13"/>
        </table:table-row>
        <table:table-row table:style-name="ro1">
          <table:table-cell office:value-type="float" office:value="1567.398804" calcext:value-type="float">
            <text:p>1567.398804</text:p>
          </table:table-cell>
          <table:table-cell office:value-type="float" office:value="1569.158081" calcext:value-type="float">
            <text:p>1569.158081</text:p>
          </table:table-cell>
          <table:table-cell office:value-type="float" office:value="1567.017944" calcext:value-type="float">
            <text:p>1567.017944</text:p>
          </table:table-cell>
          <table:table-cell office:value-type="float" office:value="1570.162109" calcext:value-type="float">
            <text:p>1570.162109</text:p>
          </table:table-cell>
          <table:table-cell table:number-columns-repeated="13"/>
        </table:table-row>
        <table:table-row table:style-name="ro1">
          <table:table-cell office:value-type="float" office:value="1578.817627" calcext:value-type="float">
            <text:p>1578.817627</text:p>
          </table:table-cell>
          <table:table-cell office:value-type="float" office:value="1586.748413" calcext:value-type="float">
            <text:p>1586.748413</text:p>
          </table:table-cell>
          <table:table-cell office:value-type="float" office:value="1557.807007" calcext:value-type="float">
            <text:p>1557.807007</text:p>
          </table:table-cell>
          <table:table-cell office:value-type="float" office:value="1548.001465" calcext:value-type="float">
            <text:p>1548.001465</text:p>
          </table:table-cell>
          <table:table-cell table:number-columns-repeated="13"/>
        </table:table-row>
        <table:table-row table:style-name="ro1">
          <table:table-cell office:value-type="float" office:value="1594.651855" calcext:value-type="float">
            <text:p>1594.651855</text:p>
          </table:table-cell>
          <table:table-cell office:value-type="float" office:value="1635.278809" calcext:value-type="float">
            <text:p>1635.278809</text:p>
          </table:table-cell>
          <table:table-cell office:value-type="float" office:value="1529.727051" calcext:value-type="float">
            <text:p>1529.727051</text:p>
          </table:table-cell>
          <table:table-cell office:value-type="float" office:value="1506.782471" calcext:value-type="float">
            <text:p>1506.782471</text:p>
          </table:table-cell>
          <table:table-cell table:number-columns-repeated="13"/>
        </table:table-row>
        <table:table-row table:style-name="ro1">
          <table:table-cell office:value-type="float" office:value="1600.737793" calcext:value-type="float">
            <text:p>1600.737793</text:p>
          </table:table-cell>
          <table:table-cell office:value-type="float" office:value="1642.948242" calcext:value-type="float">
            <text:p>1642.948242</text:p>
          </table:table-cell>
          <table:table-cell office:value-type="float" office:value="1519.737305" calcext:value-type="float">
            <text:p>1519.737305</text:p>
          </table:table-cell>
          <table:table-cell office:value-type="float" office:value="1529.250732" calcext:value-type="float">
            <text:p>1529.250732</text:p>
          </table:table-cell>
          <table:table-cell table:number-columns-repeated="13"/>
        </table:table-row>
        <table:table-row table:style-name="ro1">
          <table:table-cell office:value-type="float" office:value="1633.619751" calcext:value-type="float">
            <text:p>1633.619751</text:p>
          </table:table-cell>
          <table:table-cell office:value-type="float" office:value="1601.849487" calcext:value-type="float">
            <text:p>1601.849487</text:p>
          </table:table-cell>
          <table:table-cell office:value-type="float" office:value="1528.476807" calcext:value-type="float">
            <text:p>1528.476807</text:p>
          </table:table-cell>
          <table:table-cell office:value-type="float" office:value="1533.738159" calcext:value-type="float">
            <text:p>1533.738159</text:p>
          </table:table-cell>
          <table:table-cell table:number-columns-repeated="13"/>
        </table:table-row>
        <table:table-row table:style-name="ro1">
          <table:table-cell office:value-type="float" office:value="1615.783936" calcext:value-type="float">
            <text:p>1615.783936</text:p>
          </table:table-cell>
          <table:table-cell office:value-type="float" office:value="1640.340454" calcext:value-type="float">
            <text:p>1640.340454</text:p>
          </table:table-cell>
          <table:table-cell office:value-type="float" office:value="1561.203003" calcext:value-type="float">
            <text:p>1561.203003</text:p>
          </table:table-cell>
          <table:table-cell office:value-type="float" office:value="1553.647217" calcext:value-type="float">
            <text:p>1553.647217</text:p>
          </table:table-cell>
          <table:table-cell table:number-columns-repeated="13"/>
        </table:table-row>
        <table:table-row table:style-name="ro1">
          <table:table-cell office:value-type="float" office:value="1623.560059" calcext:value-type="float">
            <text:p>1623.560059</text:p>
          </table:table-cell>
          <table:table-cell office:value-type="float" office:value="1638.705444" calcext:value-type="float">
            <text:p>1638.705444</text:p>
          </table:table-cell>
          <table:table-cell office:value-type="float" office:value="1571.079956" calcext:value-type="float">
            <text:p>1571.079956</text:p>
          </table:table-cell>
          <table:table-cell office:value-type="float" office:value="1560.310791" calcext:value-type="float">
            <text:p>1560.310791</text:p>
          </table:table-cell>
          <table:table-cell table:number-columns-repeated="13"/>
        </table:table-row>
        <table:table-row table:style-name="ro1">
          <table:table-cell office:value-type="float" office:value="1620.127808" calcext:value-type="float">
            <text:p>1620.127808</text:p>
          </table:table-cell>
          <table:table-cell office:value-type="float" office:value="1688.028076" calcext:value-type="float">
            <text:p>1688.028076</text:p>
          </table:table-cell>
          <table:table-cell office:value-type="float" office:value="1575.197266" calcext:value-type="float">
            <text:p>1575.197266</text:p>
          </table:table-cell>
          <table:table-cell office:value-type="float" office:value="1582.07959" calcext:value-type="float">
            <text:p>1582.07959</text:p>
          </table:table-cell>
          <table:table-cell table:number-columns-repeated="13"/>
        </table:table-row>
        <table:table-row table:style-name="ro1">
          <table:table-cell office:value-type="float" office:value="1634.854614" calcext:value-type="float">
            <text:p>1634.854614</text:p>
          </table:table-cell>
          <table:table-cell office:value-type="float" office:value="1663.782227" calcext:value-type="float">
            <text:p>1663.782227</text:p>
          </table:table-cell>
          <table:table-cell office:value-type="float" office:value="1596.154907" calcext:value-type="float">
            <text:p>1596.154907</text:p>
          </table:table-cell>
          <table:table-cell office:value-type="float" office:value="1593.76355" calcext:value-type="float">
            <text:p>1593.76355</text:p>
          </table:table-cell>
          <table:table-cell table:number-columns-repeated="13"/>
        </table:table-row>
        <table:table-row table:style-name="ro1">
          <table:table-cell office:value-type="float" office:value="1637.927612" calcext:value-type="float">
            <text:p>1637.927612</text:p>
          </table:table-cell>
          <table:table-cell office:value-type="float" office:value="1704.321289" calcext:value-type="float">
            <text:p>1704.321289</text:p>
          </table:table-cell>
          <table:table-cell office:value-type="float" office:value="1610.395996" calcext:value-type="float">
            <text:p>1610.395996</text:p>
          </table:table-cell>
          <table:table-cell office:value-type="float" office:value="1627.775146" calcext:value-type="float">
            <text:p>1627.775146</text:p>
          </table:table-cell>
          <table:table-cell table:number-columns-repeated="13"/>
        </table:table-row>
        <table:table-row table:style-name="ro1">
          <table:table-cell office:value-type="float" office:value="1651.44458" calcext:value-type="float">
            <text:p>1651.44458</text:p>
          </table:table-cell>
          <table:table-cell office:value-type="float" office:value="1705.503662" calcext:value-type="float">
            <text:p>1705.503662</text:p>
          </table:table-cell>
          <table:table-cell office:value-type="float" office:value="1620.256836" calcext:value-type="float">
            <text:p>1620.256836</text:p>
          </table:table-cell>
          <table:table-cell office:value-type="float" office:value="1632.713013" calcext:value-type="float">
            <text:p>1632.713013</text:p>
          </table:table-cell>
          <table:table-cell table:number-columns-repeated="13"/>
        </table:table-row>
        <table:table-row table:style-name="ro1">
          <table:table-cell office:value-type="float" office:value="1637.123047" calcext:value-type="float">
            <text:p>1637.123047</text:p>
          </table:table-cell>
          <table:table-cell office:value-type="float" office:value="1666.152954" calcext:value-type="float">
            <text:p>1666.152954</text:p>
          </table:table-cell>
          <table:table-cell office:value-type="float" office:value="1659.396362" calcext:value-type="float">
            <text:p>1659.396362</text:p>
          </table:table-cell>
          <table:table-cell office:value-type="float" office:value="1662.86438" calcext:value-type="float">
            <text:p>1662.86438</text:p>
          </table:table-cell>
          <table:table-cell table:number-columns-repeated="13"/>
        </table:table-row>
        <table:table-row table:style-name="ro1">
          <table:table-cell office:value-type="float" office:value="1641.880981" calcext:value-type="float">
            <text:p>1641.880981</text:p>
          </table:table-cell>
          <table:table-cell office:value-type="float" office:value="1684.555176" calcext:value-type="float">
            <text:p>1684.555176</text:p>
          </table:table-cell>
          <table:table-cell office:value-type="float" office:value="1656.627441" calcext:value-type="float">
            <text:p>1656.627441</text:p>
          </table:table-cell>
          <table:table-cell office:value-type="float" office:value="1690.330811" calcext:value-type="float">
            <text:p>1690.330811</text:p>
          </table:table-cell>
          <table:table-cell table:number-columns-repeated="13"/>
        </table:table-row>
        <table:table-row table:style-name="ro1">
          <table:table-cell office:value-type="float" office:value="1645.167603" calcext:value-type="float">
            <text:p>1645.167603</text:p>
          </table:table-cell>
          <table:table-cell office:value-type="float" office:value="1689.743652" calcext:value-type="float">
            <text:p>1689.743652</text:p>
          </table:table-cell>
          <table:table-cell office:value-type="float" office:value="1650.618164" calcext:value-type="float">
            <text:p>1650.618164</text:p>
          </table:table-cell>
          <table:table-cell office:value-type="float" office:value="1701.398438" calcext:value-type="float">
            <text:p>1701.398438</text:p>
          </table:table-cell>
          <table:table-cell table:number-columns-repeated="13"/>
        </table:table-row>
        <table:table-row table:style-name="ro1">
          <table:table-cell office:value-type="float" office:value="1641.984985" calcext:value-type="float">
            <text:p>1641.984985</text:p>
          </table:table-cell>
          <table:table-cell office:value-type="float" office:value="1698.845947" calcext:value-type="float">
            <text:p>1698.845947</text:p>
          </table:table-cell>
          <table:table-cell office:value-type="float" office:value="1647.584106" calcext:value-type="float">
            <text:p>1647.584106</text:p>
          </table:table-cell>
          <table:table-cell office:value-type="float" office:value="1711.469604" calcext:value-type="float">
            <text:p>1711.469604</text:p>
          </table:table-cell>
          <table:table-cell table:number-columns-repeated="13"/>
        </table:table-row>
        <table:table-row table:style-name="ro1">
          <table:table-cell office:value-type="float" office:value="1629.426514" calcext:value-type="float">
            <text:p>1629.426514</text:p>
          </table:table-cell>
          <table:table-cell office:value-type="float" office:value="1709.631714" calcext:value-type="float">
            <text:p>1709.631714</text:p>
          </table:table-cell>
          <table:table-cell office:value-type="float" office:value="1640.746094" calcext:value-type="float">
            <text:p>1640.746094</text:p>
          </table:table-cell>
          <table:table-cell office:value-type="float" office:value="1717.53186" calcext:value-type="float">
            <text:p>1717.53186</text:p>
          </table:table-cell>
          <table:table-cell table:number-columns-repeated="13"/>
        </table:table-row>
        <table:table-row table:style-name="ro1">
          <table:table-cell office:value-type="float" office:value="1629.125977" calcext:value-type="float">
            <text:p>1629.125977</text:p>
          </table:table-cell>
          <table:table-cell office:value-type="float" office:value="1722.4375" calcext:value-type="float">
            <text:p>1722.4375</text:p>
          </table:table-cell>
          <table:table-cell office:value-type="float" office:value="1633.488525" calcext:value-type="float">
            <text:p>1633.488525</text:p>
          </table:table-cell>
          <table:table-cell office:value-type="float" office:value="1716.521484" calcext:value-type="float">
            <text:p>1716.521484</text:p>
          </table:table-cell>
          <table:table-cell table:number-columns-repeated="13"/>
        </table:table-row>
        <table:table-row table:style-name="ro1">
          <table:table-cell office:value-type="float" office:value="1650.723389" calcext:value-type="float">
            <text:p>1650.723389</text:p>
          </table:table-cell>
          <table:table-cell office:value-type="float" office:value="1689.48584" calcext:value-type="float">
            <text:p>1689.48584</text:p>
          </table:table-cell>
          <table:table-cell office:value-type="float" office:value="1651.069336" calcext:value-type="float">
            <text:p>1651.069336</text:p>
          </table:table-cell>
          <table:table-cell office:value-type="float" office:value="1693.788086" calcext:value-type="float">
            <text:p>1693.788086</text:p>
          </table:table-cell>
          <table:table-cell table:number-columns-repeated="13"/>
        </table:table-row>
        <table:table-row table:style-name="ro1">
          <table:table-cell office:value-type="float" office:value="1646.130493" calcext:value-type="float">
            <text:p>1646.130493</text:p>
          </table:table-cell>
          <table:table-cell office:value-type="float" office:value="1701.000122" calcext:value-type="float">
            <text:p>1701.000122</text:p>
          </table:table-cell>
          <table:table-cell office:value-type="float" office:value="1650.208618" calcext:value-type="float">
            <text:p>1650.208618</text:p>
          </table:table-cell>
          <table:table-cell office:value-type="float" office:value="1701.137817" calcext:value-type="float">
            <text:p>1701.137817</text:p>
          </table:table-cell>
          <table:table-cell table:number-columns-repeated="13"/>
        </table:table-row>
        <table:table-row table:style-name="ro1">
          <table:table-cell office:value-type="float" office:value="1638.278687" calcext:value-type="float">
            <text:p>1638.278687</text:p>
          </table:table-cell>
          <table:table-cell office:value-type="float" office:value="1711.771362" calcext:value-type="float">
            <text:p>1711.771362</text:p>
          </table:table-cell>
          <table:table-cell office:value-type="float" office:value="1644.928833" calcext:value-type="float">
            <text:p>1644.928833</text:p>
          </table:table-cell>
          <table:table-cell office:value-type="float" office:value="1713.330811" calcext:value-type="float">
            <text:p>1713.330811</text:p>
          </table:table-cell>
          <table:table-cell table:number-columns-repeated="13"/>
        </table:table-row>
        <table:table-row table:style-name="ro1">
          <table:table-cell office:value-type="float" office:value="1648.521973" calcext:value-type="float">
            <text:p>1648.521973</text:p>
          </table:table-cell>
          <table:table-cell office:value-type="float" office:value="1702.73645" calcext:value-type="float">
            <text:p>1702.73645</text:p>
          </table:table-cell>
          <table:table-cell office:value-type="float" office:value="1653.94873" calcext:value-type="float">
            <text:p>1653.94873</text:p>
          </table:table-cell>
          <table:table-cell office:value-type="float" office:value="1701.224243" calcext:value-type="float">
            <text:p>1701.224243</text:p>
          </table:table-cell>
          <table:table-cell table:number-columns-repeated="13"/>
        </table:table-row>
        <table:table-row table:style-name="ro1">
          <table:table-cell office:value-type="float" office:value="1641.283813" calcext:value-type="float">
            <text:p>1641.283813</text:p>
          </table:table-cell>
          <table:table-cell office:value-type="float" office:value="1715.531128" calcext:value-type="float">
            <text:p>1715.531128</text:p>
          </table:table-cell>
          <table:table-cell office:value-type="float" office:value="1645.569092" calcext:value-type="float">
            <text:p>1645.569092</text:p>
          </table:table-cell>
          <table:table-cell office:value-type="float" office:value="1714.701172" calcext:value-type="float">
            <text:p>1714.701172</text:p>
          </table:table-cell>
          <table:table-cell table:number-columns-repeated="13"/>
        </table:table-row>
        <table:table-row table:style-name="ro1">
          <table:table-cell office:value-type="float" office:value="1642.137573" calcext:value-type="float">
            <text:p>1642.137573</text:p>
          </table:table-cell>
          <table:table-cell office:value-type="float" office:value="1707.675049" calcext:value-type="float">
            <text:p>1707.675049</text:p>
          </table:table-cell>
          <table:table-cell office:value-type="float" office:value="1648.955322" calcext:value-type="float">
            <text:p>1648.955322</text:p>
          </table:table-cell>
          <table:table-cell office:value-type="float" office:value="1704.992065" calcext:value-type="float">
            <text:p>1704.992065</text:p>
          </table:table-cell>
          <table:table-cell table:number-columns-repeated="13"/>
        </table:table-row>
        <table:table-row table:style-name="ro1">
          <table:table-cell office:value-type="float" office:value="1640.316528" calcext:value-type="float">
            <text:p>1640.316528</text:p>
          </table:table-cell>
          <table:table-cell office:value-type="float" office:value="1717.907104" calcext:value-type="float">
            <text:p>1717.907104</text:p>
          </table:table-cell>
          <table:table-cell office:value-type="float" office:value="1641.346924" calcext:value-type="float">
            <text:p>1641.346924</text:p>
          </table:table-cell>
          <table:table-cell office:value-type="float" office:value="1717.585449" calcext:value-type="float">
            <text:p>1717.585449</text:p>
          </table:table-cell>
          <table:table-cell table:number-columns-repeated="13"/>
        </table:table-row>
        <table:table-row table:style-name="ro1">
          <table:table-cell office:value-type="float" office:value="1643.377197" calcext:value-type="float">
            <text:p>1643.377197</text:p>
          </table:table-cell>
          <table:table-cell office:value-type="float" office:value="1710.436279" calcext:value-type="float">
            <text:p>1710.436279</text:p>
          </table:table-cell>
          <table:table-cell office:value-type="float" office:value="1648.539795" calcext:value-type="float">
            <text:p>1648.539795</text:p>
          </table:table-cell>
          <table:table-cell office:value-type="float" office:value="1710.146484" calcext:value-type="float">
            <text:p>1710.146484</text:p>
          </table:table-cell>
          <table:table-cell table:number-columns-repeated="13"/>
        </table:table-row>
        <table:table-row table:style-name="ro1">
          <table:table-cell office:value-type="float" office:value="1646.037109" calcext:value-type="float">
            <text:p>1646.037109</text:p>
          </table:table-cell>
          <table:table-cell office:value-type="float" office:value="1710.835449" calcext:value-type="float">
            <text:p>1710.835449</text:p>
          </table:table-cell>
          <table:table-cell office:value-type="float" office:value="1650.839233" calcext:value-type="float">
            <text:p>1650.839233</text:p>
          </table:table-cell>
          <table:table-cell office:value-type="float" office:value="1708.782227" calcext:value-type="float">
            <text:p>1708.782227</text:p>
          </table:table-cell>
          <table:table-cell table:number-columns-repeated="13"/>
        </table:table-row>
        <table:table-row table:style-name="ro1">
          <table:table-cell office:value-type="float" office:value="1645.230835" calcext:value-type="float">
            <text:p>1645.230835</text:p>
          </table:table-cell>
          <table:table-cell office:value-type="float" office:value="1711.764893" calcext:value-type="float">
            <text:p>1711.764893</text:p>
          </table:table-cell>
          <table:table-cell office:value-type="float" office:value="1651.94104" calcext:value-type="float">
            <text:p>1651.94104</text:p>
          </table:table-cell>
          <table:table-cell office:value-type="float" office:value="1708.645752" calcext:value-type="float">
            <text:p>1708.645752</text:p>
          </table:table-cell>
          <table:table-cell table:number-columns-repeated="13"/>
        </table:table-row>
        <table:table-row table:style-name="ro1">
          <table:table-cell office:value-type="float" office:value="1644.831543" calcext:value-type="float">
            <text:p>1644.831543</text:p>
          </table:table-cell>
          <table:table-cell office:value-type="float" office:value="1715.533936" calcext:value-type="float">
            <text:p>1715.533936</text:p>
          </table:table-cell>
          <table:table-cell office:value-type="float" office:value="1649.160645" calcext:value-type="float">
            <text:p>1649.160645</text:p>
          </table:table-cell>
          <table:table-cell office:value-type="float" office:value="1714.990967" calcext:value-type="float">
            <text:p>1714.990967</text:p>
          </table:table-cell>
          <table:table-cell table:number-columns-repeated="13"/>
        </table:table-row>
        <table:table-row table:style-name="ro1">
          <table:table-cell office:value-type="float" office:value="1639.717407" calcext:value-type="float">
            <text:p>1639.717407</text:p>
          </table:table-cell>
          <table:table-cell office:value-type="float" office:value="1726.715576" calcext:value-type="float">
            <text:p>1726.715576</text:p>
          </table:table-cell>
          <table:table-cell office:value-type="float" office:value="1648.447388" calcext:value-type="float">
            <text:p>1648.447388</text:p>
          </table:table-cell>
          <table:table-cell office:value-type="float" office:value="1723.275879" calcext:value-type="float">
            <text:p>1723.275879</text:p>
          </table:table-cell>
          <table:table-cell table:number-columns-repeated="13"/>
        </table:table-row>
        <table:table-row table:style-name="ro1">
          <table:table-cell office:value-type="float" office:value="1644.423218" calcext:value-type="float">
            <text:p>1644.423218</text:p>
          </table:table-cell>
          <table:table-cell office:value-type="float" office:value="1721.416138" calcext:value-type="float">
            <text:p>1721.416138</text:p>
          </table:table-cell>
          <table:table-cell office:value-type="float" office:value="1646.505737" calcext:value-type="float">
            <text:p>1646.505737</text:p>
          </table:table-cell>
          <table:table-cell office:value-type="float" office:value="1722.897461" calcext:value-type="float">
            <text:p>1722.897461</text:p>
          </table:table-cell>
          <table:table-cell table:number-columns-repeated="13"/>
        </table:table-row>
        <table:table-row table:style-name="ro1">
          <table:table-cell office:value-type="float" office:value="1641.491943" calcext:value-type="float">
            <text:p>1641.491943</text:p>
          </table:table-cell>
          <table:table-cell office:value-type="float" office:value="1720.761475" calcext:value-type="float">
            <text:p>1720.761475</text:p>
          </table:table-cell>
          <table:table-cell office:value-type="float" office:value="1649.738892" calcext:value-type="float">
            <text:p>1649.738892</text:p>
          </table:table-cell>
          <table:table-cell office:value-type="float" office:value="1717.199707" calcext:value-type="float">
            <text:p>1717.199707</text:p>
          </table:table-cell>
          <table:table-cell table:number-columns-repeated="13"/>
        </table:table-row>
        <table:table-row table:style-name="ro1">
          <table:table-cell office:value-type="float" office:value="1650.046143" calcext:value-type="float">
            <text:p>1650.046143</text:p>
          </table:table-cell>
          <table:table-cell office:value-type="float" office:value="1707.806274" calcext:value-type="float">
            <text:p>1707.806274</text:p>
          </table:table-cell>
          <table:table-cell office:value-type="float" office:value="1653.374756" calcext:value-type="float">
            <text:p>1653.374756</text:p>
          </table:table-cell>
          <table:table-cell office:value-type="float" office:value="1707.464355" calcext:value-type="float">
            <text:p>1707.464355</text:p>
          </table:table-cell>
          <table:table-cell table:number-columns-repeated="13"/>
        </table:table-row>
        <table:table-row table:style-name="ro1">
          <table:table-cell office:value-type="float" office:value="1645.029297" calcext:value-type="float">
            <text:p>1645.029297</text:p>
          </table:table-cell>
          <table:table-cell office:value-type="float" office:value="1720.287231" calcext:value-type="float">
            <text:p>1720.287231</text:p>
          </table:table-cell>
          <table:table-cell office:value-type="float" office:value="1648.068848" calcext:value-type="float">
            <text:p>1648.068848</text:p>
          </table:table-cell>
          <table:table-cell office:value-type="float" office:value="1719.402588" calcext:value-type="float">
            <text:p>1719.402588</text:p>
          </table:table-cell>
          <table:table-cell table:number-columns-repeated="13"/>
        </table:table-row>
        <table:table-row table:style-name="ro1">
          <table:table-cell office:value-type="float" office:value="1648.977417" calcext:value-type="float">
            <text:p>1648.977417</text:p>
          </table:table-cell>
          <table:table-cell office:value-type="float" office:value="1718.245728" calcext:value-type="float">
            <text:p>1718.245728</text:p>
          </table:table-cell>
          <table:table-cell office:value-type="float" office:value="1653.943481" calcext:value-type="float">
            <text:p>1653.943481</text:p>
          </table:table-cell>
          <table:table-cell office:value-type="float" office:value="1714.393066" calcext:value-type="float">
            <text:p>1714.393066</text:p>
          </table:table-cell>
          <table:table-cell table:number-columns-repeated="13"/>
        </table:table-row>
        <table:table-row table:style-name="ro1">
          <table:table-cell office:value-type="float" office:value="1640.680908" calcext:value-type="float">
            <text:p>1640.680908</text:p>
          </table:table-cell>
          <table:table-cell office:value-type="float" office:value="1730.417969" calcext:value-type="float">
            <text:p>1730.417969</text:p>
          </table:table-cell>
          <table:table-cell office:value-type="float" office:value="1645.839478" calcext:value-type="float">
            <text:p>1645.839478</text:p>
          </table:table-cell>
          <table:table-cell office:value-type="float" office:value="1727.56958" calcext:value-type="float">
            <text:p>1727.56958</text:p>
          </table:table-cell>
          <table:table-cell table:number-columns-repeated="13"/>
        </table:table-row>
        <table:table-row table:style-name="ro1">
          <table:table-cell office:value-type="float" office:value="1645.160645" calcext:value-type="float">
            <text:p>1645.160645</text:p>
          </table:table-cell>
          <table:table-cell office:value-type="float" office:value="1718.494263" calcext:value-type="float">
            <text:p>1718.494263</text:p>
          </table:table-cell>
          <table:table-cell office:value-type="float" office:value="1651.332886" calcext:value-type="float">
            <text:p>1651.332886</text:p>
          </table:table-cell>
          <table:table-cell office:value-type="float" office:value="1717.910278" calcext:value-type="float">
            <text:p>1717.910278</text:p>
          </table:table-cell>
          <table:table-cell table:number-columns-repeated="13"/>
        </table:table-row>
        <table:table-row table:style-name="ro1">
          <table:table-cell office:value-type="float" office:value="1643.200684" calcext:value-type="float">
            <text:p>1643.200684</text:p>
          </table:table-cell>
          <table:table-cell office:value-type="float" office:value="1724.123047" calcext:value-type="float">
            <text:p>1724.123047</text:p>
          </table:table-cell>
          <table:table-cell office:value-type="float" office:value="1652.735352" calcext:value-type="float">
            <text:p>1652.735352</text:p>
          </table:table-cell>
          <table:table-cell office:value-type="float" office:value="1720.018066" calcext:value-type="float">
            <text:p>1720.018066</text:p>
          </table:table-cell>
          <table:table-cell table:number-columns-repeated="13"/>
        </table:table-row>
        <table:table-row table:style-name="ro1">
          <table:table-cell office:value-type="float" office:value="1645.938721" calcext:value-type="float">
            <text:p>1645.938721</text:p>
          </table:table-cell>
          <table:table-cell office:value-type="float" office:value="1720.309326" calcext:value-type="float">
            <text:p>1720.309326</text:p>
          </table:table-cell>
          <table:table-cell office:value-type="float" office:value="1653.734619" calcext:value-type="float">
            <text:p>1653.734619</text:p>
          </table:table-cell>
          <table:table-cell office:value-type="float" office:value="1717.989136" calcext:value-type="float">
            <text:p>1717.989136</text:p>
          </table:table-cell>
          <table:table-cell table:number-columns-repeated="13"/>
        </table:table-row>
        <table:table-row table:style-name="ro1">
          <table:table-cell office:value-type="float" office:value="1643.741699" calcext:value-type="float">
            <text:p>1643.741699</text:p>
          </table:table-cell>
          <table:table-cell office:value-type="float" office:value="1722.944092" calcext:value-type="float">
            <text:p>1722.944092</text:p>
          </table:table-cell>
          <table:table-cell office:value-type="float" office:value="1649.250488" calcext:value-type="float">
            <text:p>1649.250488</text:p>
          </table:table-cell>
          <table:table-cell office:value-type="float" office:value="1720.547485" calcext:value-type="float">
            <text:p>1720.547485</text:p>
          </table:table-cell>
          <table:table-cell table:number-columns-repeated="13"/>
        </table:table-row>
        <table:table-row table:style-name="ro1">
          <table:table-cell office:value-type="float" office:value="1651.691162" calcext:value-type="float">
            <text:p>1651.691162</text:p>
          </table:table-cell>
          <table:table-cell office:value-type="float" office:value="1712.339966" calcext:value-type="float">
            <text:p>1712.339966</text:p>
          </table:table-cell>
          <table:table-cell office:value-type="float" office:value="1660.952637" calcext:value-type="float">
            <text:p>1660.952637</text:p>
          </table:table-cell>
          <table:table-cell office:value-type="float" office:value="1709.473267" calcext:value-type="float">
            <text:p>1709.473267</text:p>
          </table:table-cell>
          <table:table-cell table:number-columns-repeated="13"/>
        </table:table-row>
        <table:table-row table:style-name="ro1">
          <table:table-cell office:value-type="float" office:value="1645.931885" calcext:value-type="float">
            <text:p>1645.931885</text:p>
          </table:table-cell>
          <table:table-cell office:value-type="float" office:value="1723.351685" calcext:value-type="float">
            <text:p>1723.351685</text:p>
          </table:table-cell>
          <table:table-cell office:value-type="float" office:value="1653.50647" calcext:value-type="float">
            <text:p>1653.50647</text:p>
          </table:table-cell>
          <table:table-cell office:value-type="float" office:value="1719.972046" calcext:value-type="float">
            <text:p>1719.972046</text:p>
          </table:table-cell>
          <table:table-cell table:number-columns-repeated="13"/>
        </table:table-row>
        <table:table-row table:style-name="ro1">
          <table:table-cell office:value-type="float" office:value="1649.490845" calcext:value-type="float">
            <text:p>1649.490845</text:p>
          </table:table-cell>
          <table:table-cell office:value-type="float" office:value="1726.112793" calcext:value-type="float">
            <text:p>1726.112793</text:p>
          </table:table-cell>
          <table:table-cell office:value-type="float" office:value="1653.483643" calcext:value-type="float">
            <text:p>1653.483643</text:p>
          </table:table-cell>
          <table:table-cell office:value-type="float" office:value="1722.970825" calcext:value-type="float">
            <text:p>1722.970825</text:p>
          </table:table-cell>
          <table:table-cell table:number-columns-repeated="13"/>
        </table:table-row>
        <table:table-row table:style-name="ro1">
          <table:table-cell office:value-type="float" office:value="1650.585815" calcext:value-type="float">
            <text:p>1650.585815</text:p>
          </table:table-cell>
          <table:table-cell office:value-type="float" office:value="1715.618164" calcext:value-type="float">
            <text:p>1715.618164</text:p>
          </table:table-cell>
          <table:table-cell office:value-type="float" office:value="1658.125366" calcext:value-type="float">
            <text:p>1658.125366</text:p>
          </table:table-cell>
          <table:table-cell office:value-type="float" office:value="1709.77124" calcext:value-type="float">
            <text:p>1709.77124</text:p>
          </table:table-cell>
          <table:table-cell table:number-columns-repeated="13"/>
        </table:table-row>
        <table:table-row table:style-name="ro1">
          <table:table-cell office:value-type="float" office:value="1645.2771" calcext:value-type="float">
            <text:p>1645.2771</text:p>
          </table:table-cell>
          <table:table-cell office:value-type="float" office:value="1723.908691" calcext:value-type="float">
            <text:p>1723.908691</text:p>
          </table:table-cell>
          <table:table-cell office:value-type="float" office:value="1653.670654" calcext:value-type="float">
            <text:p>1653.670654</text:p>
          </table:table-cell>
          <table:table-cell office:value-type="float" office:value="1721.756348" calcext:value-type="float">
            <text:p>1721.756348</text:p>
          </table:table-cell>
          <table:table-cell table:number-columns-repeated="13"/>
        </table:table-row>
        <table:table-row table:style-name="ro1">
          <table:table-cell office:value-type="float" office:value="1646.036011" calcext:value-type="float">
            <text:p>1646.036011</text:p>
          </table:table-cell>
          <table:table-cell office:value-type="float" office:value="1724.736572" calcext:value-type="float">
            <text:p>1724.736572</text:p>
          </table:table-cell>
          <table:table-cell office:value-type="float" office:value="1656.510498" calcext:value-type="float">
            <text:p>1656.510498</text:p>
          </table:table-cell>
          <table:table-cell office:value-type="float" office:value="1725.387939" calcext:value-type="float">
            <text:p>1725.387939</text:p>
          </table:table-cell>
          <table:table-cell table:number-columns-repeated="13"/>
        </table:table-row>
        <table:table-row table:style-name="ro1">
          <table:table-cell office:value-type="float" office:value="1650.40271" calcext:value-type="float">
            <text:p>1650.40271</text:p>
          </table:table-cell>
          <table:table-cell office:value-type="float" office:value="1715.506226" calcext:value-type="float">
            <text:p>1715.506226</text:p>
          </table:table-cell>
          <table:table-cell office:value-type="float" office:value="1659.478149" calcext:value-type="float">
            <text:p>1659.478149</text:p>
          </table:table-cell>
          <table:table-cell office:value-type="float" office:value="1711.447144" calcext:value-type="float">
            <text:p>1711.447144</text:p>
          </table:table-cell>
          <table:table-cell table:number-columns-repeated="13"/>
        </table:table-row>
        <table:table-row table:style-name="ro1">
          <table:table-cell office:value-type="float" office:value="1648.194458" calcext:value-type="float">
            <text:p>1648.194458</text:p>
          </table:table-cell>
          <table:table-cell office:value-type="float" office:value="1724.984131" calcext:value-type="float">
            <text:p>1724.984131</text:p>
          </table:table-cell>
          <table:table-cell office:value-type="float" office:value="1655.484619" calcext:value-type="float">
            <text:p>1655.484619</text:p>
          </table:table-cell>
          <table:table-cell office:value-type="float" office:value="1720.881836" calcext:value-type="float">
            <text:p>1720.881836</text:p>
          </table:table-cell>
          <table:table-cell table:number-columns-repeated="13"/>
        </table:table-row>
        <table:table-row table:style-name="ro1">
          <table:table-cell office:value-type="float" office:value="1646.359131" calcext:value-type="float">
            <text:p>1646.359131</text:p>
          </table:table-cell>
          <table:table-cell office:value-type="float" office:value="1723.332153" calcext:value-type="float">
            <text:p>1723.332153</text:p>
          </table:table-cell>
          <table:table-cell office:value-type="float" office:value="1658.279175" calcext:value-type="float">
            <text:p>1658.279175</text:p>
          </table:table-cell>
          <table:table-cell office:value-type="float" office:value="1717.737061" calcext:value-type="float">
            <text:p>1717.737061</text:p>
          </table:table-cell>
          <table:table-cell table:number-columns-repeated="13"/>
        </table:table-row>
        <table:table-row table:style-name="ro1">
          <table:table-cell office:value-type="float" office:value="1651.265625" calcext:value-type="float">
            <text:p>1651.265625</text:p>
          </table:table-cell>
          <table:table-cell office:value-type="float" office:value="1726.033569" calcext:value-type="float">
            <text:p>1726.033569</text:p>
          </table:table-cell>
          <table:table-cell office:value-type="float" office:value="1659.700073" calcext:value-type="float">
            <text:p>1659.700073</text:p>
          </table:table-cell>
          <table:table-cell office:value-type="float" office:value="1720.846313" calcext:value-type="float">
            <text:p>1720.846313</text:p>
          </table:table-cell>
          <table:table-cell table:number-columns-repeated="13"/>
        </table:table-row>
        <table:table-row table:style-name="ro1">
          <table:table-cell office:value-type="float" office:value="1644.406494" calcext:value-type="float">
            <text:p>1644.406494</text:p>
          </table:table-cell>
          <table:table-cell office:value-type="float" office:value="1726.960449" calcext:value-type="float">
            <text:p>1726.960449</text:p>
          </table:table-cell>
          <table:table-cell office:value-type="float" office:value="1652.388672" calcext:value-type="float">
            <text:p>1652.388672</text:p>
          </table:table-cell>
          <table:table-cell office:value-type="float" office:value="1722.254028" calcext:value-type="float">
            <text:p>1722.254028</text:p>
          </table:table-cell>
          <table:table-cell table:number-columns-repeated="13"/>
        </table:table-row>
        <table:table-row table:style-name="ro1">
          <table:table-cell office:value-type="float" office:value="1646.238647" calcext:value-type="float">
            <text:p>1646.238647</text:p>
          </table:table-cell>
          <table:table-cell office:value-type="float" office:value="1714.085938" calcext:value-type="float">
            <text:p>1714.085938</text:p>
          </table:table-cell>
          <table:table-cell office:value-type="float" office:value="1655.951172" calcext:value-type="float">
            <text:p>1655.951172</text:p>
          </table:table-cell>
          <table:table-cell office:value-type="float" office:value="1712.151733" calcext:value-type="float">
            <text:p>1712.151733</text:p>
          </table:table-cell>
          <table:table-cell table:number-columns-repeated="13"/>
        </table:table-row>
        <table:table-row table:style-name="ro1">
          <table:table-cell office:value-type="float" office:value="1646.216675" calcext:value-type="float">
            <text:p>1646.216675</text:p>
          </table:table-cell>
          <table:table-cell office:value-type="float" office:value="1722.211792" calcext:value-type="float">
            <text:p>1722.211792</text:p>
          </table:table-cell>
          <table:table-cell office:value-type="float" office:value="1655.804321" calcext:value-type="float">
            <text:p>1655.804321</text:p>
          </table:table-cell>
          <table:table-cell office:value-type="float" office:value="1718.689575" calcext:value-type="float">
            <text:p>1718.689575</text:p>
          </table:table-cell>
          <table:table-cell table:number-columns-repeated="13"/>
        </table:table-row>
        <table:table-row table:style-name="ro1">
          <table:table-cell office:value-type="float" office:value="1651.616821" calcext:value-type="float">
            <text:p>1651.616821</text:p>
          </table:table-cell>
          <table:table-cell office:value-type="float" office:value="1718.135254" calcext:value-type="float">
            <text:p>1718.135254</text:p>
          </table:table-cell>
          <table:table-cell office:value-type="float" office:value="1659.204834" calcext:value-type="float">
            <text:p>1659.204834</text:p>
          </table:table-cell>
          <table:table-cell office:value-type="float" office:value="1714.464844" calcext:value-type="float">
            <text:p>1714.464844</text:p>
          </table:table-cell>
          <table:table-cell table:number-columns-repeated="13"/>
        </table:table-row>
        <table:table-row table:style-name="ro1">
          <table:table-cell office:value-type="float" office:value="1646.889404" calcext:value-type="float">
            <text:p>1646.889404</text:p>
          </table:table-cell>
          <table:table-cell office:value-type="float" office:value="1725.785278" calcext:value-type="float">
            <text:p>1725.785278</text:p>
          </table:table-cell>
          <table:table-cell office:value-type="float" office:value="1657.154785" calcext:value-type="float">
            <text:p>1657.154785</text:p>
          </table:table-cell>
          <table:table-cell office:value-type="float" office:value="1717.977295" calcext:value-type="float">
            <text:p>1717.977295</text:p>
          </table:table-cell>
          <table:table-cell table:number-columns-repeated="13"/>
        </table:table-row>
        <table:table-row table:style-name="ro1">
          <table:table-cell office:value-type="float" office:value="1647.929932" calcext:value-type="float">
            <text:p>1647.929932</text:p>
          </table:table-cell>
          <table:table-cell office:value-type="float" office:value="1725.010254" calcext:value-type="float">
            <text:p>1725.010254</text:p>
          </table:table-cell>
          <table:table-cell office:value-type="float" office:value="1655.76709" calcext:value-type="float">
            <text:p>1655.76709</text:p>
          </table:table-cell>
          <table:table-cell office:value-type="float" office:value="1720.835205" calcext:value-type="float">
            <text:p>1720.835205</text:p>
          </table:table-cell>
          <table:table-cell table:number-columns-repeated="13"/>
        </table:table-row>
        <table:table-row table:style-name="ro1">
          <table:table-cell office:value-type="float" office:value="1649.643311" calcext:value-type="float">
            <text:p>1649.643311</text:p>
          </table:table-cell>
          <table:table-cell office:value-type="float" office:value="1717.863403" calcext:value-type="float">
            <text:p>1717.863403</text:p>
          </table:table-cell>
          <table:table-cell office:value-type="float" office:value="1657.101318" calcext:value-type="float">
            <text:p>1657.101318</text:p>
          </table:table-cell>
          <table:table-cell office:value-type="float" office:value="1713.455688" calcext:value-type="float">
            <text:p>1713.455688</text:p>
          </table:table-cell>
          <table:table-cell table:number-columns-repeated="13"/>
        </table:table-row>
        <table:table-row table:style-name="ro1">
          <table:table-cell office:value-type="float" office:value="1653.693115" calcext:value-type="float">
            <text:p>1653.693115</text:p>
          </table:table-cell>
          <table:table-cell office:value-type="float" office:value="1714.814209" calcext:value-type="float">
            <text:p>1714.814209</text:p>
          </table:table-cell>
          <table:table-cell office:value-type="float" office:value="1658.101318" calcext:value-type="float">
            <text:p>1658.101318</text:p>
          </table:table-cell>
          <table:table-cell office:value-type="float" office:value="1714.426392" calcext:value-type="float">
            <text:p>1714.426392</text:p>
          </table:table-cell>
          <table:table-cell table:number-columns-repeated="13"/>
        </table:table-row>
        <table:table-row table:style-name="ro1">
          <table:table-cell office:value-type="float" office:value="1648.811523" calcext:value-type="float">
            <text:p>1648.811523</text:p>
          </table:table-cell>
          <table:table-cell office:value-type="float" office:value="1722.891724" calcext:value-type="float">
            <text:p>1722.891724</text:p>
          </table:table-cell>
          <table:table-cell office:value-type="float" office:value="1654.471436" calcext:value-type="float">
            <text:p>1654.471436</text:p>
          </table:table-cell>
          <table:table-cell office:value-type="float" office:value="1719.702148" calcext:value-type="float">
            <text:p>1719.702148</text:p>
          </table:table-cell>
          <table:table-cell table:number-columns-repeated="13"/>
        </table:table-row>
        <table:table-row table:style-name="ro1">
          <table:table-cell office:value-type="float" office:value="1647.873657" calcext:value-type="float">
            <text:p>1647.873657</text:p>
          </table:table-cell>
          <table:table-cell office:value-type="float" office:value="1723.717285" calcext:value-type="float">
            <text:p>1723.717285</text:p>
          </table:table-cell>
          <table:table-cell office:value-type="float" office:value="1653.88208" calcext:value-type="float">
            <text:p>1653.88208</text:p>
          </table:table-cell>
          <table:table-cell office:value-type="float" office:value="1724.721313" calcext:value-type="float">
            <text:p>1724.721313</text:p>
          </table:table-cell>
          <table:table-cell table:number-columns-repeated="13"/>
        </table:table-row>
        <table:table-row table:style-name="ro1">
          <table:table-cell office:value-type="float" office:value="1649.907227" calcext:value-type="float">
            <text:p>1649.907227</text:p>
          </table:table-cell>
          <table:table-cell office:value-type="float" office:value="1719.886475" calcext:value-type="float">
            <text:p>1719.886475</text:p>
          </table:table-cell>
          <table:table-cell office:value-type="float" office:value="1659.77832" calcext:value-type="float">
            <text:p>1659.77832</text:p>
          </table:table-cell>
          <table:table-cell office:value-type="float" office:value="1715.717529" calcext:value-type="float">
            <text:p>1715.717529</text:p>
          </table:table-cell>
          <table:table-cell table:number-columns-repeated="13"/>
        </table:table-row>
        <table:table-row table:style-name="ro1">
          <table:table-cell office:value-type="float" office:value="1649.857544" calcext:value-type="float">
            <text:p>1649.857544</text:p>
          </table:table-cell>
          <table:table-cell office:value-type="float" office:value="1718.669067" calcext:value-type="float">
            <text:p>1718.669067</text:p>
          </table:table-cell>
          <table:table-cell office:value-type="float" office:value="1657.636475" calcext:value-type="float">
            <text:p>1657.636475</text:p>
          </table:table-cell>
          <table:table-cell office:value-type="float" office:value="1713.377319" calcext:value-type="float">
            <text:p>1713.377319</text:p>
          </table:table-cell>
          <table:table-cell table:number-columns-repeated="13"/>
        </table:table-row>
        <table:table-row table:style-name="ro1">
          <table:table-cell office:value-type="float" office:value="1649.660034" calcext:value-type="float">
            <text:p>1649.660034</text:p>
          </table:table-cell>
          <table:table-cell office:value-type="float" office:value="1724.528076" calcext:value-type="float">
            <text:p>1724.528076</text:p>
          </table:table-cell>
          <table:table-cell office:value-type="float" office:value="1659.563477" calcext:value-type="float">
            <text:p>1659.563477</text:p>
          </table:table-cell>
          <table:table-cell office:value-type="float" office:value="1718.62439" calcext:value-type="float">
            <text:p>1718.62439</text:p>
          </table:table-cell>
          <table:table-cell table:number-columns-repeated="13"/>
        </table:table-row>
        <table:table-row table:style-name="ro1">
          <table:table-cell office:value-type="float" office:value="1648.611938" calcext:value-type="float">
            <text:p>1648.611938</text:p>
          </table:table-cell>
          <table:table-cell office:value-type="float" office:value="1717.785034" calcext:value-type="float">
            <text:p>1717.785034</text:p>
          </table:table-cell>
          <table:table-cell office:value-type="float" office:value="1658.831299" calcext:value-type="float">
            <text:p>1658.831299</text:p>
          </table:table-cell>
          <table:table-cell office:value-type="float" office:value="1714.95459" calcext:value-type="float">
            <text:p>1714.95459</text:p>
          </table:table-cell>
          <table:table-cell table:number-columns-repeated="13"/>
        </table:table-row>
        <table:table-row table:style-name="ro1">
          <table:table-cell office:value-type="float" office:value="1643.940918" calcext:value-type="float">
            <text:p>1643.940918</text:p>
          </table:table-cell>
          <table:table-cell office:value-type="float" office:value="1730.389404" calcext:value-type="float">
            <text:p>1730.389404</text:p>
          </table:table-cell>
          <table:table-cell office:value-type="float" office:value="1653.677612" calcext:value-type="float">
            <text:p>1653.677612</text:p>
          </table:table-cell>
          <table:table-cell office:value-type="float" office:value="1725.275146" calcext:value-type="float">
            <text:p>1725.275146</text:p>
          </table:table-cell>
          <table:table-cell table:number-columns-repeated="13"/>
        </table:table-row>
        <table:table-row table:style-name="ro1">
          <table:table-cell office:value-type="float" office:value="1649.679565" calcext:value-type="float">
            <text:p>1649.679565</text:p>
          </table:table-cell>
          <table:table-cell office:value-type="float" office:value="1728.335693" calcext:value-type="float">
            <text:p>1728.335693</text:p>
          </table:table-cell>
          <table:table-cell office:value-type="float" office:value="1658.465698" calcext:value-type="float">
            <text:p>1658.465698</text:p>
          </table:table-cell>
          <table:table-cell office:value-type="float" office:value="1725.083252" calcext:value-type="float">
            <text:p>1725.083252</text:p>
          </table:table-cell>
          <table:table-cell table:number-columns-repeated="13"/>
        </table:table-row>
        <table:table-row table:style-name="ro1">
          <table:table-cell office:value-type="float" office:value="1649.507446" calcext:value-type="float">
            <text:p>1649.507446</text:p>
          </table:table-cell>
          <table:table-cell office:value-type="float" office:value="1731.328369" calcext:value-type="float">
            <text:p>1731.328369</text:p>
          </table:table-cell>
          <table:table-cell office:value-type="float" office:value="1657.54834" calcext:value-type="float">
            <text:p>1657.54834</text:p>
          </table:table-cell>
          <table:table-cell office:value-type="float" office:value="1726.99707" calcext:value-type="float">
            <text:p>1726.99707</text:p>
          </table:table-cell>
          <table:table-cell table:number-columns-repeated="13"/>
        </table:table-row>
        <table:table-row table:style-name="ro1">
          <table:table-cell office:value-type="float" office:value="1652.584961" calcext:value-type="float">
            <text:p>1652.584961</text:p>
          </table:table-cell>
          <table:table-cell office:value-type="float" office:value="1725.78064" calcext:value-type="float">
            <text:p>1725.78064</text:p>
          </table:table-cell>
          <table:table-cell office:value-type="float" office:value="1658.120483" calcext:value-type="float">
            <text:p>1658.120483</text:p>
          </table:table-cell>
          <table:table-cell office:value-type="float" office:value="1719.997192" calcext:value-type="float">
            <text:p>1719.997192</text:p>
          </table:table-cell>
          <table:table-cell table:number-columns-repeated="13"/>
        </table:table-row>
        <table:table-row table:style-name="ro1">
          <table:table-cell office:value-type="float" office:value="1652.578369" calcext:value-type="float">
            <text:p>1652.578369</text:p>
          </table:table-cell>
          <table:table-cell office:value-type="float" office:value="1726.933105" calcext:value-type="float">
            <text:p>1726.933105</text:p>
          </table:table-cell>
          <table:table-cell office:value-type="float" office:value="1659.567383" calcext:value-type="float">
            <text:p>1659.567383</text:p>
          </table:table-cell>
          <table:table-cell office:value-type="float" office:value="1722.325317" calcext:value-type="float">
            <text:p>1722.325317</text:p>
          </table:table-cell>
          <table:table-cell table:number-columns-repeated="13"/>
        </table:table-row>
        <table:table-row table:style-name="ro1">
          <table:table-cell office:value-type="float" office:value="1650.966553" calcext:value-type="float">
            <text:p>1650.966553</text:p>
          </table:table-cell>
          <table:table-cell office:value-type="float" office:value="1720.579834" calcext:value-type="float">
            <text:p>1720.579834</text:p>
          </table:table-cell>
          <table:table-cell office:value-type="float" office:value="1660.125854" calcext:value-type="float">
            <text:p>1660.125854</text:p>
          </table:table-cell>
          <table:table-cell office:value-type="float" office:value="1718.200439" calcext:value-type="float">
            <text:p>1718.200439</text:p>
          </table:table-cell>
          <table:table-cell table:number-columns-repeated="13"/>
        </table:table-row>
        <table:table-row table:style-name="ro1">
          <table:table-cell office:value-type="float" office:value="1650.265869" calcext:value-type="float">
            <text:p>1650.265869</text:p>
          </table:table-cell>
          <table:table-cell office:value-type="float" office:value="1732.740356" calcext:value-type="float">
            <text:p>1732.740356</text:p>
          </table:table-cell>
          <table:table-cell office:value-type="float" office:value="1659.433472" calcext:value-type="float">
            <text:p>1659.433472</text:p>
          </table:table-cell>
          <table:table-cell office:value-type="float" office:value="1726.521729" calcext:value-type="float">
            <text:p>1726.521729</text:p>
          </table:table-cell>
          <table:table-cell table:number-columns-repeated="13"/>
        </table:table-row>
        <table:table-row table:style-name="ro1">
          <table:table-cell office:value-type="float" office:value="1653.827148" calcext:value-type="float">
            <text:p>1653.827148</text:p>
          </table:table-cell>
          <table:table-cell office:value-type="float" office:value="1721.582642" calcext:value-type="float">
            <text:p>1721.582642</text:p>
          </table:table-cell>
          <table:table-cell office:value-type="float" office:value="1663.998535" calcext:value-type="float">
            <text:p>1663.998535</text:p>
          </table:table-cell>
          <table:table-cell office:value-type="float" office:value="1718.593506" calcext:value-type="float">
            <text:p>1718.593506</text:p>
          </table:table-cell>
          <table:table-cell table:number-columns-repeated="13"/>
        </table:table-row>
        <table:table-row table:style-name="ro1">
          <table:table-cell office:value-type="float" office:value="1650.85498" calcext:value-type="float">
            <text:p>1650.85498</text:p>
          </table:table-cell>
          <table:table-cell office:value-type="float" office:value="1728.874023" calcext:value-type="float">
            <text:p>1728.874023</text:p>
          </table:table-cell>
          <table:table-cell office:value-type="float" office:value="1661.079102" calcext:value-type="float">
            <text:p>1661.079102</text:p>
          </table:table-cell>
          <table:table-cell office:value-type="float" office:value="1726.359497" calcext:value-type="float">
            <text:p>1726.359497</text:p>
          </table:table-cell>
          <table:table-cell table:number-columns-repeated="13"/>
        </table:table-row>
        <table:table-row table:style-name="ro1">
          <table:table-cell office:value-type="float" office:value="1651.391113" calcext:value-type="float">
            <text:p>1651.391113</text:p>
          </table:table-cell>
          <table:table-cell office:value-type="float" office:value="1732.688354" calcext:value-type="float">
            <text:p>1732.688354</text:p>
          </table:table-cell>
          <table:table-cell office:value-type="float" office:value="1658.073853" calcext:value-type="float">
            <text:p>1658.073853</text:p>
          </table:table-cell>
          <table:table-cell office:value-type="float" office:value="1727.950439" calcext:value-type="float">
            <text:p>1727.950439</text:p>
          </table:table-cell>
          <table:table-cell table:number-columns-repeated="13"/>
        </table:table-row>
        <table:table-row table:style-name="ro1">
          <table:table-cell office:value-type="float" office:value="1657.778564" calcext:value-type="float">
            <text:p>1657.778564</text:p>
          </table:table-cell>
          <table:table-cell office:value-type="float" office:value="1722.834106" calcext:value-type="float">
            <text:p>1722.834106</text:p>
          </table:table-cell>
          <table:table-cell office:value-type="float" office:value="1663.928223" calcext:value-type="float">
            <text:p>1663.928223</text:p>
          </table:table-cell>
          <table:table-cell office:value-type="float" office:value="1720.103271" calcext:value-type="float">
            <text:p>1720.103271</text:p>
          </table:table-cell>
          <table:table-cell table:number-columns-repeated="13"/>
        </table:table-row>
        <table:table-row table:style-name="ro1">
          <table:table-cell office:value-type="float" office:value="1650.944824" calcext:value-type="float">
            <text:p>1650.944824</text:p>
          </table:table-cell>
          <table:table-cell office:value-type="float" office:value="1727.997437" calcext:value-type="float">
            <text:p>1727.997437</text:p>
          </table:table-cell>
          <table:table-cell office:value-type="float" office:value="1658.492065" calcext:value-type="float">
            <text:p>1658.492065</text:p>
          </table:table-cell>
          <table:table-cell office:value-type="float" office:value="1725.598633" calcext:value-type="float">
            <text:p>1725.598633</text:p>
          </table:table-cell>
          <table:table-cell table:number-columns-repeated="13"/>
        </table:table-row>
        <table:table-row table:style-name="ro1">
          <table:table-cell office:value-type="float" office:value="1653.215454" calcext:value-type="float">
            <text:p>1653.215454</text:p>
          </table:table-cell>
          <table:table-cell office:value-type="float" office:value="1726.623291" calcext:value-type="float">
            <text:p>1726.623291</text:p>
          </table:table-cell>
          <table:table-cell office:value-type="float" office:value="1662.430542" calcext:value-type="float">
            <text:p>1662.430542</text:p>
          </table:table-cell>
          <table:table-cell office:value-type="float" office:value="1722.568359" calcext:value-type="float">
            <text:p>1722.568359</text:p>
          </table:table-cell>
          <table:table-cell table:number-columns-repeated="13"/>
        </table:table-row>
        <table:table-row table:style-name="ro1">
          <table:table-cell office:value-type="float" office:value="1654.633057" calcext:value-type="float">
            <text:p>1654.633057</text:p>
          </table:table-cell>
          <table:table-cell office:value-type="float" office:value="1723.168213" calcext:value-type="float">
            <text:p>1723.168213</text:p>
          </table:table-cell>
          <table:table-cell office:value-type="float" office:value="1662.125854" calcext:value-type="float">
            <text:p>1662.125854</text:p>
          </table:table-cell>
          <table:table-cell office:value-type="float" office:value="1721.465088" calcext:value-type="float">
            <text:p>1721.465088</text:p>
          </table:table-cell>
          <table:table-cell table:number-columns-repeated="13"/>
        </table:table-row>
        <table:table-row table:style-name="ro1">
          <table:table-cell office:value-type="float" office:value="1652.647949" calcext:value-type="float">
            <text:p>1652.647949</text:p>
          </table:table-cell>
          <table:table-cell office:value-type="float" office:value="1733.85022" calcext:value-type="float">
            <text:p>1733.85022</text:p>
          </table:table-cell>
          <table:table-cell office:value-type="float" office:value="1660.325195" calcext:value-type="float">
            <text:p>1660.325195</text:p>
          </table:table-cell>
          <table:table-cell office:value-type="float" office:value="1732.028442" calcext:value-type="float">
            <text:p>1732.028442</text:p>
          </table:table-cell>
          <table:table-cell table:number-columns-repeated="13"/>
        </table:table-row>
        <table:table-row table:style-name="ro1">
          <table:table-cell office:value-type="float" office:value="1655.339355" calcext:value-type="float">
            <text:p>1655.339355</text:p>
          </table:table-cell>
          <table:table-cell office:value-type="float" office:value="1725.265625" calcext:value-type="float">
            <text:p>1725.265625</text:p>
          </table:table-cell>
          <table:table-cell office:value-type="float" office:value="1662.432617" calcext:value-type="float">
            <text:p>1662.432617</text:p>
          </table:table-cell>
          <table:table-cell office:value-type="float" office:value="1721.388062" calcext:value-type="float">
            <text:p>1721.388062</text:p>
          </table:table-cell>
          <table:table-cell table:number-columns-repeated="13"/>
        </table:table-row>
        <table:table-row table:style-name="ro1">
          <table:table-cell office:value-type="float" office:value="1651.523438" calcext:value-type="float">
            <text:p>1651.523438</text:p>
          </table:table-cell>
          <table:table-cell office:value-type="float" office:value="1738.055298" calcext:value-type="float">
            <text:p>1738.055298</text:p>
          </table:table-cell>
          <table:table-cell office:value-type="float" office:value="1659.177612" calcext:value-type="float">
            <text:p>1659.177612</text:p>
          </table:table-cell>
          <table:table-cell office:value-type="float" office:value="1731.855347" calcext:value-type="float">
            <text:p>1731.855347</text:p>
          </table:table-cell>
          <table:table-cell table:number-columns-repeated="13"/>
        </table:table-row>
        <table:table-row table:style-name="ro1">
          <table:table-cell office:value-type="float" office:value="1655.941772" calcext:value-type="float">
            <text:p>1655.941772</text:p>
          </table:table-cell>
          <table:table-cell office:value-type="float" office:value="1723.197632" calcext:value-type="float">
            <text:p>1723.197632</text:p>
          </table:table-cell>
          <table:table-cell office:value-type="float" office:value="1664.875122" calcext:value-type="float">
            <text:p>1664.875122</text:p>
          </table:table-cell>
          <table:table-cell office:value-type="float" office:value="1720.017212" calcext:value-type="float">
            <text:p>1720.017212</text:p>
          </table:table-cell>
          <table:table-cell table:number-columns-repeated="13"/>
        </table:table-row>
        <table:table-row table:style-name="ro1">
          <table:table-cell office:value-type="float" office:value="1652.83374" calcext:value-type="float">
            <text:p>1652.83374</text:p>
          </table:table-cell>
          <table:table-cell office:value-type="float" office:value="1733.557617" calcext:value-type="float">
            <text:p>1733.557617</text:p>
          </table:table-cell>
          <table:table-cell office:value-type="float" office:value="1659.876221" calcext:value-type="float">
            <text:p>1659.876221</text:p>
          </table:table-cell>
          <table:table-cell office:value-type="float" office:value="1730.292969" calcext:value-type="float">
            <text:p>1730.292969</text:p>
          </table:table-cell>
          <table:table-cell table:number-columns-repeated="13"/>
        </table:table-row>
        <table:table-row table:style-name="ro1">
          <table:table-cell office:value-type="float" office:value="1656.02002" calcext:value-type="float">
            <text:p>1656.02002</text:p>
          </table:table-cell>
          <table:table-cell office:value-type="float" office:value="1727.556641" calcext:value-type="float">
            <text:p>1727.556641</text:p>
          </table:table-cell>
          <table:table-cell office:value-type="float" office:value="1662.790527" calcext:value-type="float">
            <text:p>1662.790527</text:p>
          </table:table-cell>
          <table:table-cell office:value-type="float" office:value="1725.084961" calcext:value-type="float">
            <text:p>1725.084961</text:p>
          </table:table-cell>
          <table:table-cell table:number-columns-repeated="13"/>
        </table:table-row>
        <table:table-row table:style-name="ro1">
          <table:table-cell office:value-type="float" office:value="1655.821899" calcext:value-type="float">
            <text:p>1655.821899</text:p>
          </table:table-cell>
          <table:table-cell office:value-type="float" office:value="1725.904053" calcext:value-type="float">
            <text:p>1725.904053</text:p>
          </table:table-cell>
          <table:table-cell office:value-type="float" office:value="1663.888062" calcext:value-type="float">
            <text:p>1663.888062</text:p>
          </table:table-cell>
          <table:table-cell office:value-type="float" office:value="1726.928833" calcext:value-type="float">
            <text:p>1726.928833</text:p>
          </table:table-cell>
          <table:table-cell table:number-columns-repeated="13"/>
        </table:table-row>
        <table:table-row table:style-name="ro1">
          <table:table-cell office:value-type="float" office:value="1654.407593" calcext:value-type="float">
            <text:p>1654.407593</text:p>
          </table:table-cell>
          <table:table-cell office:value-type="float" office:value="1735.702148" calcext:value-type="float">
            <text:p>1735.702148</text:p>
          </table:table-cell>
          <table:table-cell office:value-type="float" office:value="1662.839355" calcext:value-type="float">
            <text:p>1662.839355</text:p>
          </table:table-cell>
          <table:table-cell office:value-type="float" office:value="1731.755249" calcext:value-type="float">
            <text:p>1731.755249</text:p>
          </table:table-cell>
          <table:table-cell table:number-columns-repeated="13"/>
        </table:table-row>
        <table:table-row table:style-name="ro1">
          <table:table-cell office:value-type="float" office:value="1655.851807" calcext:value-type="float">
            <text:p>1655.851807</text:p>
          </table:table-cell>
          <table:table-cell office:value-type="float" office:value="1727.811279" calcext:value-type="float">
            <text:p>1727.811279</text:p>
          </table:table-cell>
          <table:table-cell office:value-type="float" office:value="1666.157471" calcext:value-type="float">
            <text:p>1666.157471</text:p>
          </table:table-cell>
          <table:table-cell office:value-type="float" office:value="1724.359863" calcext:value-type="float">
            <text:p>1724.359863</text:p>
          </table:table-cell>
          <table:table-cell table:number-columns-repeated="13"/>
        </table:table-row>
        <table:table-row table:style-name="ro1">
          <table:table-cell office:value-type="float" office:value="1655.613525" calcext:value-type="float">
            <text:p>1655.613525</text:p>
          </table:table-cell>
          <table:table-cell office:value-type="float" office:value="1732.976807" calcext:value-type="float">
            <text:p>1732.976807</text:p>
          </table:table-cell>
          <table:table-cell office:value-type="float" office:value="1663.26001" calcext:value-type="float">
            <text:p>1663.26001</text:p>
          </table:table-cell>
          <table:table-cell office:value-type="float" office:value="1729.369873" calcext:value-type="float">
            <text:p>1729.369873</text:p>
          </table:table-cell>
          <table:table-cell table:number-columns-repeated="13"/>
        </table:table-row>
        <table:table-row table:style-name="ro1">
          <table:table-cell office:value-type="float" office:value="1652.625244" calcext:value-type="float">
            <text:p>1652.625244</text:p>
          </table:table-cell>
          <table:table-cell office:value-type="float" office:value="1735.737305" calcext:value-type="float">
            <text:p>1735.737305</text:p>
          </table:table-cell>
          <table:table-cell office:value-type="float" office:value="1666.157593" calcext:value-type="float">
            <text:p>1666.157593</text:p>
          </table:table-cell>
          <table:table-cell office:value-type="float" office:value="1729.620239" calcext:value-type="float">
            <text:p>1729.620239</text:p>
          </table:table-cell>
          <table:table-cell table:number-columns-repeated="13"/>
        </table:table-row>
        <table:table-row table:style-name="ro1">
          <table:table-cell office:value-type="float" office:value="1661.223389" calcext:value-type="float">
            <text:p>1661.223389</text:p>
          </table:table-cell>
          <table:table-cell office:value-type="float" office:value="1726.75708" calcext:value-type="float">
            <text:p>1726.75708</text:p>
          </table:table-cell>
          <table:table-cell office:value-type="float" office:value="1666.126465" calcext:value-type="float">
            <text:p>1666.126465</text:p>
          </table:table-cell>
          <table:table-cell office:value-type="float" office:value="1730.670166" calcext:value-type="float">
            <text:p>1730.670166</text:p>
          </table:table-cell>
          <table:table-cell table:number-columns-repeated="13"/>
        </table:table-row>
        <table:table-row table:style-name="ro1">
          <table:table-cell office:value-type="float" office:value="1656.254883" calcext:value-type="float">
            <text:p>1656.254883</text:p>
          </table:table-cell>
          <table:table-cell office:value-type="float" office:value="1738.44165" calcext:value-type="float">
            <text:p>1738.44165</text:p>
          </table:table-cell>
          <table:table-cell office:value-type="float" office:value="1663.659668" calcext:value-type="float">
            <text:p>1663.659668</text:p>
          </table:table-cell>
          <table:table-cell office:value-type="float" office:value="1735.314331" calcext:value-type="float">
            <text:p>1735.314331</text:p>
          </table:table-cell>
          <table:table-cell table:number-columns-repeated="13"/>
        </table:table-row>
        <table:table-row table:style-name="ro1">
          <table:table-cell office:value-type="float" office:value="1657.193726" calcext:value-type="float">
            <text:p>1657.193726</text:p>
          </table:table-cell>
          <table:table-cell office:value-type="float" office:value="1729.417969" calcext:value-type="float">
            <text:p>1729.417969</text:p>
          </table:table-cell>
          <table:table-cell office:value-type="float" office:value="1667.78833" calcext:value-type="float">
            <text:p>1667.78833</text:p>
          </table:table-cell>
          <table:table-cell office:value-type="float" office:value="1721.818848" calcext:value-type="float">
            <text:p>1721.818848</text:p>
          </table:table-cell>
          <table:table-cell table:number-columns-repeated="13"/>
        </table:table-row>
        <table:table-row table:style-name="ro1">
          <table:table-cell office:value-type="float" office:value="1658.756348" calcext:value-type="float">
            <text:p>1658.756348</text:p>
          </table:table-cell>
          <table:table-cell office:value-type="float" office:value="1739.907959" calcext:value-type="float">
            <text:p>1739.907959</text:p>
          </table:table-cell>
          <table:table-cell office:value-type="float" office:value="1663.943726" calcext:value-type="float">
            <text:p>1663.943726</text:p>
          </table:table-cell>
          <table:table-cell office:value-type="float" office:value="1739.194092" calcext:value-type="float">
            <text:p>1739.194092</text:p>
          </table:table-cell>
          <table:table-cell table:number-columns-repeated="13"/>
        </table:table-row>
        <table:table-row table:style-name="ro1">
          <table:table-cell office:value-type="float" office:value="1655.249512" calcext:value-type="float">
            <text:p>1655.249512</text:p>
          </table:table-cell>
          <table:table-cell office:value-type="float" office:value="1736.999512" calcext:value-type="float">
            <text:p>1736.999512</text:p>
          </table:table-cell>
          <table:table-cell office:value-type="float" office:value="1663.731445" calcext:value-type="float">
            <text:p>1663.731445</text:p>
          </table:table-cell>
          <table:table-cell office:value-type="float" office:value="1734.754517" calcext:value-type="float">
            <text:p>1734.754517</text:p>
          </table:table-cell>
          <table:table-cell table:number-columns-repeated="13"/>
        </table:table-row>
        <table:table-row table:style-name="ro1">
          <table:table-cell office:value-type="float" office:value="1657.641113" calcext:value-type="float">
            <text:p>1657.641113</text:p>
          </table:table-cell>
          <table:table-cell office:value-type="float" office:value="1737.133301" calcext:value-type="float">
            <text:p>1737.133301</text:p>
          </table:table-cell>
          <table:table-cell office:value-type="float" office:value="1665.553711" calcext:value-type="float">
            <text:p>1665.553711</text:p>
          </table:table-cell>
          <table:table-cell office:value-type="float" office:value="1734.959473" calcext:value-type="float">
            <text:p>1734.959473</text:p>
          </table:table-cell>
          <table:table-cell table:number-columns-repeated="13"/>
        </table:table-row>
        <table:table-row table:style-name="ro1">
          <table:table-cell office:value-type="float" office:value="1659.14917" calcext:value-type="float">
            <text:p>1659.14917</text:p>
          </table:table-cell>
          <table:table-cell office:value-type="float" office:value="1733.395874" calcext:value-type="float">
            <text:p>1733.395874</text:p>
          </table:table-cell>
          <table:table-cell office:value-type="float" office:value="1669.926025" calcext:value-type="float">
            <text:p>1669.926025</text:p>
          </table:table-cell>
          <table:table-cell office:value-type="float" office:value="1726.857788" calcext:value-type="float">
            <text:p>1726.857788</text:p>
          </table:table-cell>
          <table:table-cell table:number-columns-repeated="13"/>
        </table:table-row>
        <table:table-row table:style-name="ro1">
          <table:table-cell office:value-type="float" office:value="1658.597656" calcext:value-type="float">
            <text:p>1658.597656</text:p>
          </table:table-cell>
          <table:table-cell office:value-type="float" office:value="1733.922607" calcext:value-type="float">
            <text:p>1733.922607</text:p>
          </table:table-cell>
          <table:table-cell office:value-type="float" office:value="1670.614136" calcext:value-type="float">
            <text:p>1670.614136</text:p>
          </table:table-cell>
          <table:table-cell office:value-type="float" office:value="1727.264526" calcext:value-type="float">
            <text:p>1727.264526</text:p>
          </table:table-cell>
          <table:table-cell table:number-columns-repeated="13"/>
        </table:table-row>
        <table:table-row table:style-name="ro1">
          <table:table-cell office:value-type="float" office:value="1657.804932" calcext:value-type="float">
            <text:p>1657.804932</text:p>
          </table:table-cell>
          <table:table-cell office:value-type="float" office:value="1740.702759" calcext:value-type="float">
            <text:p>1740.702759</text:p>
          </table:table-cell>
          <table:table-cell office:value-type="float" office:value="1665.309692" calcext:value-type="float">
            <text:p>1665.309692</text:p>
          </table:table-cell>
          <table:table-cell office:value-type="float" office:value="1737.905151" calcext:value-type="float">
            <text:p>1737.905151</text:p>
          </table:table-cell>
          <table:table-cell table:number-columns-repeated="13"/>
        </table:table-row>
        <table:table-row table:style-name="ro1">
          <table:table-cell office:value-type="float" office:value="1661.270264" calcext:value-type="float">
            <text:p>1661.270264</text:p>
          </table:table-cell>
          <table:table-cell office:value-type="float" office:value="1733.299683" calcext:value-type="float">
            <text:p>1733.299683</text:p>
          </table:table-cell>
          <table:table-cell office:value-type="float" office:value="1669.923828" calcext:value-type="float">
            <text:p>1669.923828</text:p>
          </table:table-cell>
          <table:table-cell office:value-type="float" office:value="1730.280273" calcext:value-type="float">
            <text:p>1730.280273</text:p>
          </table:table-cell>
          <table:table-cell table:number-columns-repeated="13"/>
        </table:table-row>
        <table:table-row table:style-name="ro1">
          <table:table-cell office:value-type="float" office:value="1659.340942" calcext:value-type="float">
            <text:p>1659.340942</text:p>
          </table:table-cell>
          <table:table-cell office:value-type="float" office:value="1741.098877" calcext:value-type="float">
            <text:p>1741.098877</text:p>
          </table:table-cell>
          <table:table-cell office:value-type="float" office:value="1666.042236" calcext:value-type="float">
            <text:p>1666.042236</text:p>
          </table:table-cell>
          <table:table-cell office:value-type="float" office:value="1736.23877" calcext:value-type="float">
            <text:p>1736.23877</text:p>
          </table:table-cell>
          <table:table-cell table:number-columns-repeated="13"/>
        </table:table-row>
        <table:table-row table:style-name="ro1">
          <table:table-cell office:value-type="float" office:value="1656.743408" calcext:value-type="float">
            <text:p>1656.743408</text:p>
          </table:table-cell>
          <table:table-cell office:value-type="float" office:value="1742.479126" calcext:value-type="float">
            <text:p>1742.479126</text:p>
          </table:table-cell>
          <table:table-cell office:value-type="float" office:value="1666.166382" calcext:value-type="float">
            <text:p>1666.166382</text:p>
          </table:table-cell>
          <table:table-cell office:value-type="float" office:value="1734.355957" calcext:value-type="float">
            <text:p>1734.355957</text:p>
          </table:table-cell>
          <table:table-cell table:number-columns-repeated="13"/>
        </table:table-row>
        <table:table-row table:style-name="ro1">
          <table:table-cell office:value-type="float" office:value="1656.128296" calcext:value-type="float">
            <text:p>1656.128296</text:p>
          </table:table-cell>
          <table:table-cell office:value-type="float" office:value="1743.84436" calcext:value-type="float">
            <text:p>1743.84436</text:p>
          </table:table-cell>
          <table:table-cell office:value-type="float" office:value="1667.304077" calcext:value-type="float">
            <text:p>1667.304077</text:p>
          </table:table-cell>
          <table:table-cell office:value-type="float" office:value="1739.402832" calcext:value-type="float">
            <text:p>1739.402832</text:p>
          </table:table-cell>
          <table:table-cell table:number-columns-repeated="13"/>
        </table:table-row>
        <table:table-row table:style-name="ro1">
          <table:table-cell office:value-type="float" office:value="1658.593994" calcext:value-type="float">
            <text:p>1658.593994</text:p>
          </table:table-cell>
          <table:table-cell office:value-type="float" office:value="1738.178589" calcext:value-type="float">
            <text:p>1738.178589</text:p>
          </table:table-cell>
          <table:table-cell office:value-type="float" office:value="1668.836426" calcext:value-type="float">
            <text:p>1668.836426</text:p>
          </table:table-cell>
          <table:table-cell office:value-type="float" office:value="1733.955933" calcext:value-type="float">
            <text:p>1733.955933</text:p>
          </table:table-cell>
          <table:table-cell table:number-columns-repeated="13"/>
        </table:table-row>
        <table:table-row table:style-name="ro1">
          <table:table-cell office:value-type="float" office:value="1664.72583" calcext:value-type="float">
            <text:p>1664.72583</text:p>
          </table:table-cell>
          <table:table-cell office:value-type="float" office:value="1735.630005" calcext:value-type="float">
            <text:p>1735.630005</text:p>
          </table:table-cell>
          <table:table-cell office:value-type="float" office:value="1671.702148" calcext:value-type="float">
            <text:p>1671.702148</text:p>
          </table:table-cell>
          <table:table-cell office:value-type="float" office:value="1731.998413" calcext:value-type="float">
            <text:p>1731.998413</text:p>
          </table:table-cell>
          <table:table-cell table:number-columns-repeated="13"/>
        </table:table-row>
        <table:table-row table:style-name="ro1">
          <table:table-cell office:value-type="float" office:value="1656.836182" calcext:value-type="float">
            <text:p>1656.836182</text:p>
          </table:table-cell>
          <table:table-cell office:value-type="float" office:value="1743.763062" calcext:value-type="float">
            <text:p>1743.763062</text:p>
          </table:table-cell>
          <table:table-cell office:value-type="float" office:value="1667.491089" calcext:value-type="float">
            <text:p>1667.491089</text:p>
          </table:table-cell>
          <table:table-cell office:value-type="float" office:value="1737.846191" calcext:value-type="float">
            <text:p>1737.846191</text:p>
          </table:table-cell>
          <table:table-cell table:number-columns-repeated="13"/>
        </table:table-row>
        <table:table-row table:style-name="ro1">
          <table:table-cell office:value-type="float" office:value="1662.498169" calcext:value-type="float">
            <text:p>1662.498169</text:p>
          </table:table-cell>
          <table:table-cell office:value-type="float" office:value="1738.259766" calcext:value-type="float">
            <text:p>1738.259766</text:p>
          </table:table-cell>
          <table:table-cell office:value-type="float" office:value="1670.040894" calcext:value-type="float">
            <text:p>1670.040894</text:p>
          </table:table-cell>
          <table:table-cell office:value-type="float" office:value="1736.648926" calcext:value-type="float">
            <text:p>1736.648926</text:p>
          </table:table-cell>
          <table:table-cell table:number-columns-repeated="13"/>
        </table:table-row>
        <table:table-row table:style-name="ro1">
          <table:table-cell office:value-type="float" office:value="1661.006592" calcext:value-type="float">
            <text:p>1661.006592</text:p>
          </table:table-cell>
          <table:table-cell office:value-type="float" office:value="1736.083984" calcext:value-type="float">
            <text:p>1736.083984</text:p>
          </table:table-cell>
          <table:table-cell office:value-type="float" office:value="1668.668579" calcext:value-type="float">
            <text:p>1668.668579</text:p>
          </table:table-cell>
          <table:table-cell office:value-type="float" office:value="1731.21875" calcext:value-type="float">
            <text:p>1731.21875</text:p>
          </table:table-cell>
          <table:table-cell table:number-columns-repeated="13"/>
        </table:table-row>
        <table:table-row table:style-name="ro1">
          <table:table-cell office:value-type="float" office:value="1664.042847" calcext:value-type="float">
            <text:p>1664.042847</text:p>
          </table:table-cell>
          <table:table-cell office:value-type="float" office:value="1733.375122" calcext:value-type="float">
            <text:p>1733.375122</text:p>
          </table:table-cell>
          <table:table-cell office:value-type="float" office:value="1671.938965" calcext:value-type="float">
            <text:p>1671.938965</text:p>
          </table:table-cell>
          <table:table-cell office:value-type="float" office:value="1730.699585" calcext:value-type="float">
            <text:p>1730.699585</text:p>
          </table:table-cell>
          <table:table-cell table:number-columns-repeated="13"/>
        </table:table-row>
        <table:table-row table:style-name="ro1">
          <table:table-cell office:value-type="float" office:value="1662.115967" calcext:value-type="float">
            <text:p>1662.115967</text:p>
          </table:table-cell>
          <table:table-cell office:value-type="float" office:value="1739.150269" calcext:value-type="float">
            <text:p>1739.150269</text:p>
          </table:table-cell>
          <table:table-cell office:value-type="float" office:value="1670.593872" calcext:value-type="float">
            <text:p>1670.593872</text:p>
          </table:table-cell>
          <table:table-cell office:value-type="float" office:value="1737.638672" calcext:value-type="float">
            <text:p>1737.638672</text:p>
          </table:table-cell>
          <table:table-cell table:number-columns-repeated="13"/>
        </table:table-row>
        <table:table-row table:style-name="ro1">
          <table:table-cell office:value-type="float" office:value="1659.632324" calcext:value-type="float">
            <text:p>1659.632324</text:p>
          </table:table-cell>
          <table:table-cell office:value-type="float" office:value="1741.654541" calcext:value-type="float">
            <text:p>1741.654541</text:p>
          </table:table-cell>
          <table:table-cell office:value-type="float" office:value="1669.196289" calcext:value-type="float">
            <text:p>1669.196289</text:p>
          </table:table-cell>
          <table:table-cell office:value-type="float" office:value="1736.567627" calcext:value-type="float">
            <text:p>1736.567627</text:p>
          </table:table-cell>
          <table:table-cell table:number-columns-repeated="13"/>
        </table:table-row>
        <table:table-row table:style-name="ro1">
          <table:table-cell office:value-type="float" office:value="1659.228882" calcext:value-type="float">
            <text:p>1659.228882</text:p>
          </table:table-cell>
          <table:table-cell office:value-type="float" office:value="1739.30481" calcext:value-type="float">
            <text:p>1739.30481</text:p>
          </table:table-cell>
          <table:table-cell office:value-type="float" office:value="1666.618042" calcext:value-type="float">
            <text:p>1666.618042</text:p>
          </table:table-cell>
          <table:table-cell office:value-type="float" office:value="1739.088501" calcext:value-type="float">
            <text:p>1739.088501</text:p>
          </table:table-cell>
          <table:table-cell table:number-columns-repeated="13"/>
        </table:table-row>
        <table:table-row table:style-name="ro1">
          <table:table-cell office:value-type="float" office:value="1664.75061" calcext:value-type="float">
            <text:p>1664.75061</text:p>
          </table:table-cell>
          <table:table-cell office:value-type="float" office:value="1733.464355" calcext:value-type="float">
            <text:p>1733.464355</text:p>
          </table:table-cell>
          <table:table-cell office:value-type="float" office:value="1671.018311" calcext:value-type="float">
            <text:p>1671.018311</text:p>
          </table:table-cell>
          <table:table-cell office:value-type="float" office:value="1730.621582" calcext:value-type="float">
            <text:p>1730.621582</text:p>
          </table:table-cell>
          <table:table-cell table:number-columns-repeated="13"/>
        </table:table-row>
        <table:table-row table:style-name="ro1">
          <table:table-cell office:value-type="float" office:value="1658.018188" calcext:value-type="float">
            <text:p>1658.018188</text:p>
          </table:table-cell>
          <table:table-cell office:value-type="float" office:value="1744.305542" calcext:value-type="float">
            <text:p>1744.305542</text:p>
          </table:table-cell>
          <table:table-cell office:value-type="float" office:value="1666.754761" calcext:value-type="float">
            <text:p>1666.754761</text:p>
          </table:table-cell>
          <table:table-cell office:value-type="float" office:value="1740.816895" calcext:value-type="float">
            <text:p>1740.816895</text:p>
          </table:table-cell>
          <table:table-cell table:number-columns-repeated="13"/>
        </table:table-row>
        <table:table-row table:style-name="ro1">
          <table:table-cell office:value-type="float" office:value="1662.052246" calcext:value-type="float">
            <text:p>1662.052246</text:p>
          </table:table-cell>
          <table:table-cell office:value-type="float" office:value="1739.990479" calcext:value-type="float">
            <text:p>1739.990479</text:p>
          </table:table-cell>
          <table:table-cell office:value-type="float" office:value="1668.722412" calcext:value-type="float">
            <text:p>1668.722412</text:p>
          </table:table-cell>
          <table:table-cell office:value-type="float" office:value="1735.75" calcext:value-type="float">
            <text:p>1735.75</text:p>
          </table:table-cell>
          <table:table-cell table:number-columns-repeated="13"/>
        </table:table-row>
        <table:table-row table:style-name="ro1">
          <table:table-cell office:value-type="float" office:value="1663.920898" calcext:value-type="float">
            <text:p>1663.920898</text:p>
          </table:table-cell>
          <table:table-cell office:value-type="float" office:value="1732.903076" calcext:value-type="float">
            <text:p>1732.903076</text:p>
          </table:table-cell>
          <table:table-cell office:value-type="float" office:value="1671.935059" calcext:value-type="float">
            <text:p>1671.935059</text:p>
          </table:table-cell>
          <table:table-cell office:value-type="float" office:value="1730.358765" calcext:value-type="float">
            <text:p>1730.358765</text:p>
          </table:table-cell>
          <table:table-cell table:number-columns-repeated="13"/>
        </table:table-row>
        <table:table-row table:style-name="ro1">
          <table:table-cell office:value-type="float" office:value="1661.595215" calcext:value-type="float">
            <text:p>1661.595215</text:p>
          </table:table-cell>
          <table:table-cell office:value-type="float" office:value="1745.094482" calcext:value-type="float">
            <text:p>1745.094482</text:p>
          </table:table-cell>
          <table:table-cell office:value-type="float" office:value="1669.097778" calcext:value-type="float">
            <text:p>1669.097778</text:p>
          </table:table-cell>
          <table:table-cell office:value-type="float" office:value="1739.937744" calcext:value-type="float">
            <text:p>1739.937744</text:p>
          </table:table-cell>
          <table:table-cell table:number-columns-repeated="13"/>
        </table:table-row>
        <table:table-row table:style-name="ro1">
          <table:table-cell office:value-type="float" office:value="1663.527588" calcext:value-type="float">
            <text:p>1663.527588</text:p>
          </table:table-cell>
          <table:table-cell office:value-type="float" office:value="1721.670776" calcext:value-type="float">
            <text:p>1721.670776</text:p>
          </table:table-cell>
          <table:table-cell office:value-type="float" office:value="1672.464844" calcext:value-type="float">
            <text:p>1672.464844</text:p>
          </table:table-cell>
          <table:table-cell office:value-type="float" office:value="1717.684814" calcext:value-type="float">
            <text:p>1717.684814</text:p>
          </table:table-cell>
          <table:table-cell table:number-columns-repeated="13"/>
        </table:table-row>
        <table:table-row table:style-name="ro1">
          <table:table-cell office:value-type="float" office:value="1649.365479" calcext:value-type="float">
            <text:p>1649.365479</text:p>
          </table:table-cell>
          <table:table-cell office:value-type="float" office:value="1727.026611" calcext:value-type="float">
            <text:p>1727.026611</text:p>
          </table:table-cell>
          <table:table-cell office:value-type="float" office:value="1653.197144" calcext:value-type="float">
            <text:p>1653.197144</text:p>
          </table:table-cell>
          <table:table-cell office:value-type="float" office:value="1725.532837" calcext:value-type="float">
            <text:p>1725.532837</text:p>
          </table:table-cell>
          <table:table-cell table:number-columns-repeated="13"/>
        </table:table-row>
        <table:table-row table:style-name="ro1">
          <table:table-cell office:value-type="float" office:value="1629.10376" calcext:value-type="float">
            <text:p>1629.10376</text:p>
          </table:table-cell>
          <table:table-cell office:value-type="float" office:value="1719.391724" calcext:value-type="float">
            <text:p>1719.391724</text:p>
          </table:table-cell>
          <table:table-cell office:value-type="float" office:value="1639.208374" calcext:value-type="float">
            <text:p>1639.208374</text:p>
          </table:table-cell>
          <table:table-cell office:value-type="float" office:value="1714.718262" calcext:value-type="float">
            <text:p>1714.718262</text:p>
          </table:table-cell>
          <table:table-cell table:number-columns-repeated="13"/>
        </table:table-row>
        <table:table-row table:style-name="ro1">
          <table:table-cell office:value-type="float" office:value="1630.84082" calcext:value-type="float">
            <text:p>1630.84082</text:p>
          </table:table-cell>
          <table:table-cell office:value-type="float" office:value="1695.296143" calcext:value-type="float">
            <text:p>1695.296143</text:p>
          </table:table-cell>
          <table:table-cell office:value-type="float" office:value="1639.466309" calcext:value-type="float">
            <text:p>1639.466309</text:p>
          </table:table-cell>
          <table:table-cell office:value-type="float" office:value="1695.412231" calcext:value-type="float">
            <text:p>1695.412231</text:p>
          </table:table-cell>
          <table:table-cell table:number-columns-repeated="13"/>
        </table:table-row>
        <table:table-row table:style-name="ro1">
          <table:table-cell office:value-type="float" office:value="1624.826172" calcext:value-type="float">
            <text:p>1624.826172</text:p>
          </table:table-cell>
          <table:table-cell office:value-type="float" office:value="1693.817139" calcext:value-type="float">
            <text:p>1693.817139</text:p>
          </table:table-cell>
          <table:table-cell office:value-type="float" office:value="1627.251465" calcext:value-type="float">
            <text:p>1627.251465</text:p>
          </table:table-cell>
          <table:table-cell office:value-type="float" office:value="1694.391479" calcext:value-type="float">
            <text:p>1694.391479</text:p>
          </table:table-cell>
          <table:table-cell table:number-columns-repeated="13"/>
        </table:table-row>
        <table:table-row table:style-name="ro1">
          <table:table-cell office:value-type="float" office:value="1610.353027" calcext:value-type="float">
            <text:p>1610.353027</text:p>
          </table:table-cell>
          <table:table-cell office:value-type="float" office:value="1690.203735" calcext:value-type="float">
            <text:p>1690.203735</text:p>
          </table:table-cell>
          <table:table-cell office:value-type="float" office:value="1621.200684" calcext:value-type="float">
            <text:p>1621.200684</text:p>
          </table:table-cell>
          <table:table-cell office:value-type="float" office:value="1682.857666" calcext:value-type="float">
            <text:p>1682.857666</text:p>
          </table:table-cell>
          <table:table-cell table:number-columns-repeated="13"/>
        </table:table-row>
        <table:table-row table:style-name="ro1">
          <table:table-cell office:value-type="float" office:value="1614.098755" calcext:value-type="float">
            <text:p>1614.098755</text:p>
          </table:table-cell>
          <table:table-cell office:value-type="float" office:value="1675.297363" calcext:value-type="float">
            <text:p>1675.297363</text:p>
          </table:table-cell>
          <table:table-cell office:value-type="float" office:value="1613.712646" calcext:value-type="float">
            <text:p>1613.712646</text:p>
          </table:table-cell>
          <table:table-cell office:value-type="float" office:value="1674.29834" calcext:value-type="float">
            <text:p>1674.29834</text:p>
          </table:table-cell>
          <table:table-cell table:number-columns-repeated="13"/>
        </table:table-row>
        <table:table-row table:style-name="ro1">
          <table:table-cell office:value-type="float" office:value="1606.879517" calcext:value-type="float">
            <text:p>1606.879517</text:p>
          </table:table-cell>
          <table:table-cell office:value-type="float" office:value="1665.087769" calcext:value-type="float">
            <text:p>1665.087769</text:p>
          </table:table-cell>
          <table:table-cell office:value-type="float" office:value="1613.676758" calcext:value-type="float">
            <text:p>1613.676758</text:p>
          </table:table-cell>
          <table:table-cell office:value-type="float" office:value="1667.466187" calcext:value-type="float">
            <text:p>1667.466187</text:p>
          </table:table-cell>
          <table:table-cell table:number-columns-repeated="13"/>
        </table:table-row>
        <table:table-row table:style-name="ro1">
          <table:table-cell office:value-type="float" office:value="1602.34729" calcext:value-type="float">
            <text:p>1602.34729</text:p>
          </table:table-cell>
          <table:table-cell office:value-type="float" office:value="1656.514526" calcext:value-type="float">
            <text:p>1656.514526</text:p>
          </table:table-cell>
          <table:table-cell office:value-type="float" office:value="1608.133789" calcext:value-type="float">
            <text:p>1608.133789</text:p>
          </table:table-cell>
          <table:table-cell office:value-type="float" office:value="1656.552002" calcext:value-type="float">
            <text:p>1656.552002</text:p>
          </table:table-cell>
          <table:table-cell table:number-columns-repeated="13"/>
        </table:table-row>
        <table:table-row table:style-name="ro1">
          <table:table-cell office:value-type="float" office:value="1597.540649" calcext:value-type="float">
            <text:p>1597.540649</text:p>
          </table:table-cell>
          <table:table-cell office:value-type="float" office:value="1649.705566" calcext:value-type="float">
            <text:p>1649.705566</text:p>
          </table:table-cell>
          <table:table-cell office:value-type="float" office:value="1603.835449" calcext:value-type="float">
            <text:p>1603.835449</text:p>
          </table:table-cell>
          <table:table-cell office:value-type="float" office:value="1648.490112" calcext:value-type="float">
            <text:p>1648.490112</text:p>
          </table:table-cell>
          <table:table-cell table:number-columns-repeated="13"/>
        </table:table-row>
        <table:table-row table:style-name="ro1">
          <table:table-cell office:value-type="float" office:value="1592.627319" calcext:value-type="float">
            <text:p>1592.627319</text:p>
          </table:table-cell>
          <table:table-cell office:value-type="float" office:value="1647.185913" calcext:value-type="float">
            <text:p>1647.185913</text:p>
          </table:table-cell>
          <table:table-cell office:value-type="float" office:value="1599.753052" calcext:value-type="float">
            <text:p>1599.753052</text:p>
          </table:table-cell>
          <table:table-cell office:value-type="float" office:value="1640.452637" calcext:value-type="float">
            <text:p>1640.452637</text:p>
          </table:table-cell>
          <table:table-cell table:number-columns-repeated="13"/>
        </table:table-row>
        <table:table-row table:style-name="ro1">
          <table:table-cell office:value-type="float" office:value="1588.971069" calcext:value-type="float">
            <text:p>1588.971069</text:p>
          </table:table-cell>
          <table:table-cell office:value-type="float" office:value="1639.97168" calcext:value-type="float">
            <text:p>1639.97168</text:p>
          </table:table-cell>
          <table:table-cell office:value-type="float" office:value="1592.178467" calcext:value-type="float">
            <text:p>1592.178467</text:p>
          </table:table-cell>
          <table:table-cell office:value-type="float" office:value="1637.834473" calcext:value-type="float">
            <text:p>1637.834473</text:p>
          </table:table-cell>
          <table:table-cell table:number-columns-repeated="13"/>
        </table:table-row>
        <table:table-row table:style-name="ro1">
          <table:table-cell office:value-type="float" office:value="1588.501587" calcext:value-type="float">
            <text:p>1588.501587</text:p>
          </table:table-cell>
          <table:table-cell office:value-type="float" office:value="1630.946045" calcext:value-type="float">
            <text:p>1630.946045</text:p>
          </table:table-cell>
          <table:table-cell office:value-type="float" office:value="1591.962524" calcext:value-type="float">
            <text:p>1591.962524</text:p>
          </table:table-cell>
          <table:table-cell office:value-type="float" office:value="1630.604492" calcext:value-type="float">
            <text:p>1630.604492</text:p>
          </table:table-cell>
          <table:table-cell table:number-columns-repeated="13"/>
        </table:table-row>
        <table:table-row table:style-name="ro1">
          <table:table-cell office:value-type="float" office:value="1584.043945" calcext:value-type="float">
            <text:p>1584.043945</text:p>
          </table:table-cell>
          <table:table-cell office:value-type="float" office:value="1628.745239" calcext:value-type="float">
            <text:p>1628.745239</text:p>
          </table:table-cell>
          <table:table-cell office:value-type="float" office:value="1589.004639" calcext:value-type="float">
            <text:p>1589.004639</text:p>
          </table:table-cell>
          <table:table-cell office:value-type="float" office:value="1630.456787" calcext:value-type="float">
            <text:p>1630.456787</text:p>
          </table:table-cell>
          <table:table-cell table:number-columns-repeated="13"/>
        </table:table-row>
        <table:table-row table:style-name="ro1">
          <table:table-cell office:value-type="float" office:value="1581.908203" calcext:value-type="float">
            <text:p>1581.908203</text:p>
          </table:table-cell>
          <table:table-cell office:value-type="float" office:value="1624.938965" calcext:value-type="float">
            <text:p>1624.938965</text:p>
          </table:table-cell>
          <table:table-cell office:value-type="float" office:value="1587.080444" calcext:value-type="float">
            <text:p>1587.080444</text:p>
          </table:table-cell>
          <table:table-cell office:value-type="float" office:value="1622.1698" calcext:value-type="float">
            <text:p>1622.1698</text:p>
          </table:table-cell>
          <table:table-cell table:number-columns-repeated="13"/>
        </table:table-row>
        <table:table-row table:style-name="ro1">
          <table:table-cell office:value-type="float" office:value="1580.358887" calcext:value-type="float">
            <text:p>1580.358887</text:p>
          </table:table-cell>
          <table:table-cell office:value-type="float" office:value="1615.618652" calcext:value-type="float">
            <text:p>1615.618652</text:p>
          </table:table-cell>
          <table:table-cell office:value-type="float" office:value="1582.225708" calcext:value-type="float">
            <text:p>1582.225708</text:p>
          </table:table-cell>
          <table:table-cell office:value-type="float" office:value="1618.678345" calcext:value-type="float">
            <text:p>1618.678345</text:p>
          </table:table-cell>
          <table:table-cell table:number-columns-repeated="13"/>
        </table:table-row>
        <table:table-row table:style-name="ro1">
          <table:table-cell office:value-type="float" office:value="1574.415649" calcext:value-type="float">
            <text:p>1574.415649</text:p>
          </table:table-cell>
          <table:table-cell office:value-type="float" office:value="1614.097778" calcext:value-type="float">
            <text:p>1614.097778</text:p>
          </table:table-cell>
          <table:table-cell office:value-type="float" office:value="1582.217285" calcext:value-type="float">
            <text:p>1582.217285</text:p>
          </table:table-cell>
          <table:table-cell office:value-type="float" office:value="1611.595337" calcext:value-type="float">
            <text:p>1611.595337</text:p>
          </table:table-cell>
          <table:table-cell table:number-columns-repeated="13"/>
        </table:table-row>
        <table:table-row table:style-name="ro1">
          <table:table-cell office:value-type="float" office:value="1574.726074" calcext:value-type="float">
            <text:p>1574.726074</text:p>
          </table:table-cell>
          <table:table-cell office:value-type="float" office:value="1610.751465" calcext:value-type="float">
            <text:p>1610.751465</text:p>
          </table:table-cell>
          <table:table-cell office:value-type="float" office:value="1577.965698" calcext:value-type="float">
            <text:p>1577.965698</text:p>
          </table:table-cell>
          <table:table-cell office:value-type="float" office:value="1607.745117" calcext:value-type="float">
            <text:p>1607.745117</text:p>
          </table:table-cell>
          <table:table-cell table:number-columns-repeated="13"/>
        </table:table-row>
        <table:table-row table:style-name="ro1">
          <table:table-cell office:value-type="float" office:value="1574.214966" calcext:value-type="float">
            <text:p>1574.214966</text:p>
          </table:table-cell>
          <table:table-cell office:value-type="float" office:value="1602.892334" calcext:value-type="float">
            <text:p>1602.892334</text:p>
          </table:table-cell>
          <table:table-cell office:value-type="float" office:value="1577.541504" calcext:value-type="float">
            <text:p>1577.541504</text:p>
          </table:table-cell>
          <table:table-cell office:value-type="float" office:value="1604.674805" calcext:value-type="float">
            <text:p>1604.674805</text:p>
          </table:table-cell>
          <table:table-cell table:number-columns-repeated="13"/>
        </table:table-row>
        <table:table-row table:style-name="ro1">
          <table:table-cell office:value-type="float" office:value="1573.382812" calcext:value-type="float">
            <text:p>1573.382812</text:p>
          </table:table-cell>
          <table:table-cell office:value-type="float" office:value="1604.841675" calcext:value-type="float">
            <text:p>1604.841675</text:p>
          </table:table-cell>
          <table:table-cell office:value-type="float" office:value="1576.422363" calcext:value-type="float">
            <text:p>1576.422363</text:p>
          </table:table-cell>
          <table:table-cell office:value-type="float" office:value="1601.368408" calcext:value-type="float">
            <text:p>1601.368408</text:p>
          </table:table-cell>
          <table:table-cell table:number-columns-repeated="13"/>
        </table:table-row>
        <table:table-row table:style-name="ro1">
          <table:table-cell office:value-type="float" office:value="1575.595947" calcext:value-type="float">
            <text:p>1575.595947</text:p>
          </table:table-cell>
          <table:table-cell office:value-type="float" office:value="1597.644531" calcext:value-type="float">
            <text:p>1597.644531</text:p>
          </table:table-cell>
          <table:table-cell office:value-type="float" office:value="1578.356812" calcext:value-type="float">
            <text:p>1578.356812</text:p>
          </table:table-cell>
          <table:table-cell office:value-type="float" office:value="1598.298096" calcext:value-type="float">
            <text:p>1598.298096</text:p>
          </table:table-cell>
          <table:table-cell table:number-columns-repeated="13"/>
        </table:table-row>
        <table:table-row table:style-name="ro1">
          <table:table-cell office:value-type="float" office:value="1572.586792" calcext:value-type="float">
            <text:p>1572.586792</text:p>
          </table:table-cell>
          <table:table-cell office:value-type="float" office:value="1594.823242" calcext:value-type="float">
            <text:p>1594.823242</text:p>
          </table:table-cell>
          <table:table-cell office:value-type="float" office:value="1573.529297" calcext:value-type="float">
            <text:p>1573.529297</text:p>
          </table:table-cell>
          <table:table-cell office:value-type="float" office:value="1598.674683" calcext:value-type="float">
            <text:p>1598.674683</text:p>
          </table:table-cell>
          <table:table-cell table:number-columns-repeated="13"/>
        </table:table-row>
        <table:table-row table:style-name="ro1">
          <table:table-cell office:value-type="float" office:value="1571.274292" calcext:value-type="float">
            <text:p>1571.274292</text:p>
          </table:table-cell>
          <table:table-cell office:value-type="float" office:value="1595.453613" calcext:value-type="float">
            <text:p>1595.453613</text:p>
          </table:table-cell>
          <table:table-cell office:value-type="float" office:value="1572.114746" calcext:value-type="float">
            <text:p>1572.114746</text:p>
          </table:table-cell>
          <table:table-cell office:value-type="float" office:value="1595.72522" calcext:value-type="float">
            <text:p>1595.72522</text:p>
          </table:table-cell>
          <table:table-cell table:number-columns-repeated="13"/>
        </table:table-row>
        <table:table-row table:style-name="ro1">
          <table:table-cell office:value-type="float" office:value="1568.435913" calcext:value-type="float">
            <text:p>1568.435913</text:p>
          </table:table-cell>
          <table:table-cell office:value-type="float" office:value="1590.241943" calcext:value-type="float">
            <text:p>1590.241943</text:p>
          </table:table-cell>
          <table:table-cell office:value-type="float" office:value="1570.809937" calcext:value-type="float">
            <text:p>1570.809937</text:p>
          </table:table-cell>
          <table:table-cell office:value-type="float" office:value="1592.967773" calcext:value-type="float">
            <text:p>1592.967773</text:p>
          </table:table-cell>
          <table:table-cell table:number-columns-repeated="13"/>
        </table:table-row>
        <table:table-row table:style-name="ro1">
          <table:table-cell office:value-type="float" office:value="1567.845093" calcext:value-type="float">
            <text:p>1567.845093</text:p>
          </table:table-cell>
          <table:table-cell office:value-type="float" office:value="1592.564209" calcext:value-type="float">
            <text:p>1592.564209</text:p>
          </table:table-cell>
          <table:table-cell office:value-type="float" office:value="1571.11145" calcext:value-type="float">
            <text:p>1571.11145</text:p>
          </table:table-cell>
          <table:table-cell office:value-type="float" office:value="1589.686401" calcext:value-type="float">
            <text:p>1589.686401</text:p>
          </table:table-cell>
          <table:table-cell table:number-columns-repeated="13"/>
        </table:table-row>
        <table:table-row table:style-name="ro1">
          <table:table-cell office:value-type="float" office:value="1570.615845" calcext:value-type="float">
            <text:p>1570.615845</text:p>
          </table:table-cell>
          <table:table-cell office:value-type="float" office:value="1585.210327" calcext:value-type="float">
            <text:p>1585.210327</text:p>
          </table:table-cell>
          <table:table-cell office:value-type="float" office:value="1573.025635" calcext:value-type="float">
            <text:p>1573.025635</text:p>
          </table:table-cell>
          <table:table-cell office:value-type="float" office:value="1589.964233" calcext:value-type="float">
            <text:p>1589.964233</text:p>
          </table:table-cell>
          <table:table-cell table:number-columns-repeated="13"/>
        </table:table-row>
        <table:table-row table:style-name="ro1">
          <table:table-cell office:value-type="float" office:value="1569.668335" calcext:value-type="float">
            <text:p>1569.668335</text:p>
          </table:table-cell>
          <table:table-cell office:value-type="float" office:value="1584.272827" calcext:value-type="float">
            <text:p>1584.272827</text:p>
          </table:table-cell>
          <table:table-cell office:value-type="float" office:value="1573.864746" calcext:value-type="float">
            <text:p>1573.864746</text:p>
          </table:table-cell>
          <table:table-cell office:value-type="float" office:value="1584.743896" calcext:value-type="float">
            <text:p>1584.743896</text:p>
          </table:table-cell>
          <table:table-cell table:number-columns-repeated="13"/>
        </table:table-row>
        <table:table-row table:style-name="ro1">
          <table:table-cell office:value-type="float" office:value="1569.262451" calcext:value-type="float">
            <text:p>1569.262451</text:p>
          </table:table-cell>
          <table:table-cell office:value-type="float" office:value="1587.680176" calcext:value-type="float">
            <text:p>1587.680176</text:p>
          </table:table-cell>
          <table:table-cell office:value-type="float" office:value="1571.808228" calcext:value-type="float">
            <text:p>1571.808228</text:p>
          </table:table-cell>
          <table:table-cell office:value-type="float" office:value="1583.238159" calcext:value-type="float">
            <text:p>1583.238159</text:p>
          </table:table-cell>
          <table:table-cell table:number-columns-repeated="13"/>
        </table:table-row>
        <table:table-row table:style-name="ro1">
          <table:table-cell office:value-type="float" office:value="1565.850952" calcext:value-type="float">
            <text:p>1565.850952</text:p>
          </table:table-cell>
          <table:table-cell office:value-type="float" office:value="1585.916504" calcext:value-type="float">
            <text:p>1585.916504</text:p>
          </table:table-cell>
          <table:table-cell office:value-type="float" office:value="1570.988281" calcext:value-type="float">
            <text:p>1570.988281</text:p>
          </table:table-cell>
          <table:table-cell office:value-type="float" office:value="1578.618896" calcext:value-type="float">
            <text:p>1578.618896</text:p>
          </table:table-cell>
          <table:table-cell table:number-columns-repeated="13"/>
        </table:table-row>
        <table:table-row table:style-name="ro1">
          <table:table-cell office:value-type="float" office:value="1569.797607" calcext:value-type="float">
            <text:p>1569.797607</text:p>
          </table:table-cell>
          <table:table-cell office:value-type="float" office:value="1580.224854" calcext:value-type="float">
            <text:p>1580.224854</text:p>
          </table:table-cell>
          <table:table-cell office:value-type="float" office:value="1567.501831" calcext:value-type="float">
            <text:p>1567.501831</text:p>
          </table:table-cell>
          <table:table-cell office:value-type="float" office:value="1582.583862" calcext:value-type="float">
            <text:p>1582.583862</text:p>
          </table:table-cell>
          <table:table-cell table:number-columns-repeated="13"/>
        </table:table-row>
        <table:table-row table:style-name="ro1">
          <table:table-cell office:value-type="float" office:value="1569.640503" calcext:value-type="float">
            <text:p>1569.640503</text:p>
          </table:table-cell>
          <table:table-cell office:value-type="float" office:value="1578.511841" calcext:value-type="float">
            <text:p>1578.511841</text:p>
          </table:table-cell>
          <table:table-cell office:value-type="float" office:value="1568.214111" calcext:value-type="float">
            <text:p>1568.214111</text:p>
          </table:table-cell>
          <table:table-cell office:value-type="float" office:value="1580.555786" calcext:value-type="float">
            <text:p>1580.555786</text:p>
          </table:table-cell>
          <table:table-cell table:number-columns-repeated="13"/>
        </table:table-row>
        <table:table-row table:style-name="ro1">
          <table:table-cell office:value-type="float" office:value="1565.131592" calcext:value-type="float">
            <text:p>1565.131592</text:p>
          </table:table-cell>
          <table:table-cell office:value-type="float" office:value="1579.119507" calcext:value-type="float">
            <text:p>1579.119507</text:p>
          </table:table-cell>
          <table:table-cell office:value-type="float" office:value="1567.37561" calcext:value-type="float">
            <text:p>1567.37561</text:p>
          </table:table-cell>
          <table:table-cell office:value-type="float" office:value="1575.984009" calcext:value-type="float">
            <text:p>1575.984009</text:p>
          </table:table-cell>
          <table:table-cell table:number-columns-repeated="13"/>
        </table:table-row>
        <table:table-row table:style-name="ro1">
          <table:table-cell office:value-type="float" office:value="1566.529297" calcext:value-type="float">
            <text:p>1566.529297</text:p>
          </table:table-cell>
          <table:table-cell office:value-type="float" office:value="1583.214478" calcext:value-type="float">
            <text:p>1583.214478</text:p>
          </table:table-cell>
          <table:table-cell office:value-type="float" office:value="1568.788208" calcext:value-type="float">
            <text:p>1568.788208</text:p>
          </table:table-cell>
          <table:table-cell office:value-type="float" office:value="1580.592407" calcext:value-type="float">
            <text:p>1580.592407</text:p>
          </table:table-cell>
          <table:table-cell table:number-columns-repeated="13"/>
        </table:table-row>
        <table:table-row table:style-name="ro1">
          <table:table-cell office:value-type="float" office:value="1567.219727" calcext:value-type="float">
            <text:p>1567.219727</text:p>
          </table:table-cell>
          <table:table-cell office:value-type="float" office:value="1578.380859" calcext:value-type="float">
            <text:p>1578.380859</text:p>
          </table:table-cell>
          <table:table-cell office:value-type="float" office:value="1567.510132" calcext:value-type="float">
            <text:p>1567.510132</text:p>
          </table:table-cell>
          <table:table-cell office:value-type="float" office:value="1576.43335" calcext:value-type="float">
            <text:p>1576.43335</text:p>
          </table:table-cell>
          <table:table-cell table:number-columns-repeated="13"/>
        </table:table-row>
        <table:table-row table:style-name="ro1">
          <table:table-cell office:value-type="float" office:value="1567.85437" calcext:value-type="float">
            <text:p>1567.85437</text:p>
          </table:table-cell>
          <table:table-cell office:value-type="float" office:value="1577.366211" calcext:value-type="float">
            <text:p>1577.366211</text:p>
          </table:table-cell>
          <table:table-cell office:value-type="float" office:value="1566.684082" calcext:value-type="float">
            <text:p>1566.684082</text:p>
          </table:table-cell>
          <table:table-cell office:value-type="float" office:value="1577.811157" calcext:value-type="float">
            <text:p>1577.811157</text:p>
          </table:table-cell>
          <table:table-cell table:number-columns-repeated="13"/>
        </table:table-row>
        <table:table-row table:style-name="ro1">
          <table:table-cell office:value-type="float" office:value="1572.014282" calcext:value-type="float">
            <text:p>1572.014282</text:p>
          </table:table-cell>
          <table:table-cell office:value-type="float" office:value="1572.269775" calcext:value-type="float">
            <text:p>1572.269775</text:p>
          </table:table-cell>
          <table:table-cell office:value-type="float" office:value="1568.390747" calcext:value-type="float">
            <text:p>1568.390747</text:p>
          </table:table-cell>
          <table:table-cell office:value-type="float" office:value="1571.498413" calcext:value-type="float">
            <text:p>1571.498413</text:p>
          </table:table-cell>
          <table:table-cell table:number-columns-repeated="13"/>
        </table:table-row>
        <table:table-row table:style-name="ro1">
          <table:table-cell office:value-type="float" office:value="1564.658936" calcext:value-type="float">
            <text:p>1564.658936</text:p>
          </table:table-cell>
          <table:table-cell office:value-type="float" office:value="1573.25708" calcext:value-type="float">
            <text:p>1573.25708</text:p>
          </table:table-cell>
          <table:table-cell office:value-type="float" office:value="1566.404785" calcext:value-type="float">
            <text:p>1566.404785</text:p>
          </table:table-cell>
          <table:table-cell office:value-type="float" office:value="1573.272339" calcext:value-type="float">
            <text:p>1573.272339</text:p>
          </table:table-cell>
          <table:table-cell table:number-columns-repeated="13"/>
        </table:table-row>
        <table:table-row table:style-name="ro1">
          <table:table-cell office:value-type="float" office:value="1564.962769" calcext:value-type="float">
            <text:p>1564.962769</text:p>
          </table:table-cell>
          <table:table-cell office:value-type="float" office:value="1577.310547" calcext:value-type="float">
            <text:p>1577.310547</text:p>
          </table:table-cell>
          <table:table-cell office:value-type="float" office:value="1563.911255" calcext:value-type="float">
            <text:p>1563.911255</text:p>
          </table:table-cell>
          <table:table-cell office:value-type="float" office:value="1576.452393" calcext:value-type="float">
            <text:p>1576.452393</text:p>
          </table:table-cell>
          <table:table-cell table:number-columns-repeated="13"/>
        </table:table-row>
        <table:table-row table:style-name="ro1">
          <table:table-cell office:value-type="float" office:value="1566.792725" calcext:value-type="float">
            <text:p>1566.792725</text:p>
          </table:table-cell>
          <table:table-cell office:value-type="float" office:value="1573.141968" calcext:value-type="float">
            <text:p>1573.141968</text:p>
          </table:table-cell>
          <table:table-cell office:value-type="float" office:value="1567.790527" calcext:value-type="float">
            <text:p>1567.790527</text:p>
          </table:table-cell>
          <table:table-cell office:value-type="float" office:value="1570.153198" calcext:value-type="float">
            <text:p>1570.153198</text:p>
          </table:table-cell>
          <table:table-cell table:number-columns-repeated="13"/>
        </table:table-row>
        <table:table-row table:style-name="ro1">
          <table:table-cell office:value-type="float" office:value="1564.57251" calcext:value-type="float">
            <text:p>1564.57251</text:p>
          </table:table-cell>
          <table:table-cell office:value-type="float" office:value="1575.014404" calcext:value-type="float">
            <text:p>1575.014404</text:p>
          </table:table-cell>
          <table:table-cell office:value-type="float" office:value="1567.499268" calcext:value-type="float">
            <text:p>1567.499268</text:p>
          </table:table-cell>
          <table:table-cell office:value-type="float" office:value="1576.380981" calcext:value-type="float">
            <text:p>1576.380981</text:p>
          </table:table-cell>
          <table:table-cell table:number-columns-repeated="13"/>
        </table:table-row>
        <table:table-row table:style-name="ro1">
          <table:table-cell office:value-type="float" office:value="1566.209839" calcext:value-type="float">
            <text:p>1566.209839</text:p>
          </table:table-cell>
          <table:table-cell office:value-type="float" office:value="1570.401733" calcext:value-type="float">
            <text:p>1570.401733</text:p>
          </table:table-cell>
          <table:table-cell office:value-type="float" office:value="1567.252197" calcext:value-type="float">
            <text:p>1567.252197</text:p>
          </table:table-cell>
          <table:table-cell office:value-type="float" office:value="1570.157227" calcext:value-type="float">
            <text:p>1570.157227</text:p>
          </table:table-cell>
          <table:table-cell table:number-columns-repeated="13"/>
        </table:table-row>
        <table:table-row table:style-name="ro1">
          <table:table-cell office:value-type="float" office:value="1567.550537" calcext:value-type="float">
            <text:p>1567.550537</text:p>
          </table:table-cell>
          <table:table-cell office:value-type="float" office:value="1569.72168" calcext:value-type="float">
            <text:p>1569.72168</text:p>
          </table:table-cell>
          <table:table-cell office:value-type="float" office:value="1564.211548" calcext:value-type="float">
            <text:p>1564.211548</text:p>
          </table:table-cell>
          <table:table-cell office:value-type="float" office:value="1571.728394" calcext:value-type="float">
            <text:p>1571.728394</text:p>
          </table:table-cell>
          <table:table-cell table:number-columns-repeated="13"/>
        </table:table-row>
        <table:table-row table:style-name="ro1">
          <table:table-cell office:value-type="float" office:value="1566.786255" calcext:value-type="float">
            <text:p>1566.786255</text:p>
          </table:table-cell>
          <table:table-cell office:value-type="float" office:value="1573.726074" calcext:value-type="float">
            <text:p>1573.726074</text:p>
          </table:table-cell>
          <table:table-cell office:value-type="float" office:value="1561.386597" calcext:value-type="float">
            <text:p>1561.386597</text:p>
          </table:table-cell>
          <table:table-cell office:value-type="float" office:value="1565.126587" calcext:value-type="float">
            <text:p>1565.126587</text:p>
          </table:table-cell>
          <table:table-cell table:number-columns-repeated="13"/>
        </table:table-row>
        <table:table-row table:style-name="ro1">
          <table:table-cell office:value-type="float" office:value="1550.158325" calcext:value-type="float">
            <text:p>1550.158325</text:p>
          </table:table-cell>
          <table:table-cell office:value-type="float" office:value="1594.566772" calcext:value-type="float">
            <text:p>1594.566772</text:p>
          </table:table-cell>
          <table:table-cell office:value-type="float" office:value="1549.668213" calcext:value-type="float">
            <text:p>1549.668213</text:p>
          </table:table-cell>
          <table:table-cell office:value-type="float" office:value="1586.227295" calcext:value-type="float">
            <text:p>1586.227295</text:p>
          </table:table-cell>
          <table:table-cell table:number-columns-repeated="13"/>
        </table:table-row>
        <table:table-row table:style-name="ro1">
          <table:table-cell office:value-type="float" office:value="1560.314575" calcext:value-type="float">
            <text:p>1560.314575</text:p>
          </table:table-cell>
          <table:table-cell office:value-type="float" office:value="1599.053833" calcext:value-type="float">
            <text:p>1599.053833</text:p>
          </table:table-cell>
          <table:table-cell office:value-type="float" office:value="1559.342285" calcext:value-type="float">
            <text:p>1559.342285</text:p>
          </table:table-cell>
          <table:table-cell office:value-type="float" office:value="1596.905762" calcext:value-type="float">
            <text:p>1596.905762</text:p>
          </table:table-cell>
          <table:table-cell table:number-columns-repeated="13"/>
        </table:table-row>
        <table:table-row table:style-name="ro1">
          <table:table-cell office:value-type="float" office:value="1590.79834" calcext:value-type="float">
            <text:p>1590.79834</text:p>
          </table:table-cell>
          <table:table-cell office:value-type="float" office:value="1608.202393" calcext:value-type="float">
            <text:p>1608.202393</text:p>
          </table:table-cell>
          <table:table-cell office:value-type="float" office:value="1591.549438" calcext:value-type="float">
            <text:p>1591.549438</text:p>
          </table:table-cell>
          <table:table-cell office:value-type="float" office:value="1619.660034" calcext:value-type="float">
            <text:p>1619.660034</text:p>
          </table:table-cell>
          <table:table-cell table:number-columns-repeated="13"/>
        </table:table-row>
        <table:table-row table:style-name="ro1">
          <table:table-cell office:value-type="float" office:value="1627.428101" calcext:value-type="float">
            <text:p>1627.428101</text:p>
          </table:table-cell>
          <table:table-cell office:value-type="float" office:value="1636.227295" calcext:value-type="float">
            <text:p>1636.227295</text:p>
          </table:table-cell>
          <table:table-cell office:value-type="float" office:value="1642.472412" calcext:value-type="float">
            <text:p>1642.472412</text:p>
          </table:table-cell>
          <table:table-cell office:value-type="float" office:value="1636.247437" calcext:value-type="float">
            <text:p>1636.247437</text:p>
          </table:table-cell>
          <table:table-cell table:number-columns-repeated="13"/>
        </table:table-row>
        <table:table-row table:style-name="ro1">
          <table:table-cell office:value-type="float" office:value="1676.633667" calcext:value-type="float">
            <text:p>1676.633667</text:p>
          </table:table-cell>
          <table:table-cell office:value-type="float" office:value="1651.575806" calcext:value-type="float">
            <text:p>1651.575806</text:p>
          </table:table-cell>
          <table:table-cell office:value-type="float" office:value="1691.598145" calcext:value-type="float">
            <text:p>1691.598145</text:p>
          </table:table-cell>
          <table:table-cell office:value-type="float" office:value="1643.63916" calcext:value-type="float">
            <text:p>1643.63916</text:p>
          </table:table-cell>
          <table:table-cell table:number-columns-repeated="13"/>
        </table:table-row>
        <table:table-row table:style-name="ro1">
          <table:table-cell office:value-type="float" office:value="1685.909424" calcext:value-type="float">
            <text:p>1685.909424</text:p>
          </table:table-cell>
          <table:table-cell office:value-type="float" office:value="1725.543335" calcext:value-type="float">
            <text:p>1725.543335</text:p>
          </table:table-cell>
          <table:table-cell office:value-type="float" office:value="1695.636108" calcext:value-type="float">
            <text:p>1695.636108</text:p>
          </table:table-cell>
          <table:table-cell office:value-type="float" office:value="1709.805908" calcext:value-type="float">
            <text:p>1709.805908</text:p>
          </table:table-cell>
          <table:table-cell table:number-columns-repeated="13"/>
        </table:table-row>
        <table:table-row table:style-name="ro1">
          <table:table-cell office:value-type="float" office:value="1689.119873" calcext:value-type="float">
            <text:p>1689.119873</text:p>
          </table:table-cell>
          <table:table-cell office:value-type="float" office:value="1716.34082" calcext:value-type="float">
            <text:p>1716.34082</text:p>
          </table:table-cell>
          <table:table-cell office:value-type="float" office:value="1693.128174" calcext:value-type="float">
            <text:p>1693.128174</text:p>
          </table:table-cell>
          <table:table-cell office:value-type="float" office:value="1706.223389" calcext:value-type="float">
            <text:p>1706.223389</text:p>
          </table:table-cell>
          <table:table-cell table:number-columns-repeated="13"/>
        </table:table-row>
        <table:table-row table:style-name="ro1">
          <table:table-cell office:value-type="float" office:value="1670.329224" calcext:value-type="float">
            <text:p>1670.329224</text:p>
          </table:table-cell>
          <table:table-cell office:value-type="float" office:value="1740.333984" calcext:value-type="float">
            <text:p>1740.333984</text:p>
          </table:table-cell>
          <table:table-cell office:value-type="float" office:value="1668.4646" calcext:value-type="float">
            <text:p>1668.4646</text:p>
          </table:table-cell>
          <table:table-cell office:value-type="float" office:value="1743.758911" calcext:value-type="float">
            <text:p>1743.758911</text:p>
          </table:table-cell>
          <table:table-cell table:number-columns-repeated="13"/>
        </table:table-row>
        <table:table-row table:style-name="ro1">
          <table:table-cell office:value-type="float" office:value="1666.117065" calcext:value-type="float">
            <text:p>1666.117065</text:p>
          </table:table-cell>
          <table:table-cell office:value-type="float" office:value="1715.737305" calcext:value-type="float">
            <text:p>1715.737305</text:p>
          </table:table-cell>
          <table:table-cell office:value-type="float" office:value="1675.384155" calcext:value-type="float">
            <text:p>1675.384155</text:p>
          </table:table-cell>
          <table:table-cell office:value-type="float" office:value="1723.739502" calcext:value-type="float">
            <text:p>1723.739502</text:p>
          </table:table-cell>
          <table:table-cell table:number-columns-repeated="13"/>
        </table:table-row>
        <table:table-row table:style-name="ro1">
          <table:table-cell office:value-type="float" office:value="1648.29187" calcext:value-type="float">
            <text:p>1648.29187</text:p>
          </table:table-cell>
          <table:table-cell office:value-type="float" office:value="1746.08374" calcext:value-type="float">
            <text:p>1746.08374</text:p>
          </table:table-cell>
          <table:table-cell office:value-type="float" office:value="1657.719971" calcext:value-type="float">
            <text:p>1657.719971</text:p>
          </table:table-cell>
          <table:table-cell office:value-type="float" office:value="1740.605347" calcext:value-type="float">
            <text:p>1740.605347</text:p>
          </table:table-cell>
          <table:table-cell table:number-columns-repeated="13"/>
        </table:table-row>
        <table:table-row table:style-name="ro1">
          <table:table-cell office:value-type="float" office:value="1661.78064" calcext:value-type="float">
            <text:p>1661.78064</text:p>
          </table:table-cell>
          <table:table-cell office:value-type="float" office:value="1729.984741" calcext:value-type="float">
            <text:p>1729.984741</text:p>
          </table:table-cell>
          <table:table-cell office:value-type="float" office:value="1666.622681" calcext:value-type="float">
            <text:p>1666.622681</text:p>
          </table:table-cell>
          <table:table-cell office:value-type="float" office:value="1725.406982" calcext:value-type="float">
            <text:p>1725.406982</text:p>
          </table:table-cell>
          <table:table-cell table:number-columns-repeated="13"/>
        </table:table-row>
        <table:table-row table:style-name="ro1">
          <table:table-cell office:value-type="float" office:value="1662.206543" calcext:value-type="float">
            <text:p>1662.206543</text:p>
          </table:table-cell>
          <table:table-cell office:value-type="float" office:value="1730.097412" calcext:value-type="float">
            <text:p>1730.097412</text:p>
          </table:table-cell>
          <table:table-cell office:value-type="float" office:value="1670.717163" calcext:value-type="float">
            <text:p>1670.717163</text:p>
          </table:table-cell>
          <table:table-cell office:value-type="float" office:value="1727.903564" calcext:value-type="float">
            <text:p>1727.903564</text:p>
          </table:table-cell>
          <table:table-cell table:number-columns-repeated="13"/>
        </table:table-row>
        <table:table-row table:style-name="ro1">
          <table:table-cell office:value-type="float" office:value="1657.856934" calcext:value-type="float">
            <text:p>1657.856934</text:p>
          </table:table-cell>
          <table:table-cell office:value-type="float" office:value="1742.38916" calcext:value-type="float">
            <text:p>1742.38916</text:p>
          </table:table-cell>
          <table:table-cell office:value-type="float" office:value="1664.514526" calcext:value-type="float">
            <text:p>1664.514526</text:p>
          </table:table-cell>
          <table:table-cell office:value-type="float" office:value="1737.7948" calcext:value-type="float">
            <text:p>1737.7948</text:p>
          </table:table-cell>
          <table:table-cell table:number-columns-repeated="13"/>
        </table:table-row>
        <table:table-row table:style-name="ro1">
          <table:table-cell office:value-type="float" office:value="1658.53125" calcext:value-type="float">
            <text:p>1658.53125</text:p>
          </table:table-cell>
          <table:table-cell office:value-type="float" office:value="1734.841919" calcext:value-type="float">
            <text:p>1734.841919</text:p>
          </table:table-cell>
          <table:table-cell office:value-type="float" office:value="1665.334229" calcext:value-type="float">
            <text:p>1665.334229</text:p>
          </table:table-cell>
          <table:table-cell office:value-type="float" office:value="1729.907837" calcext:value-type="float">
            <text:p>1729.907837</text:p>
          </table:table-cell>
          <table:table-cell table:number-columns-repeated="13"/>
        </table:table-row>
        <table:table-row table:style-name="ro1">
          <table:table-cell office:value-type="float" office:value="1657.464722" calcext:value-type="float">
            <text:p>1657.464722</text:p>
          </table:table-cell>
          <table:table-cell office:value-type="float" office:value="1730.822876" calcext:value-type="float">
            <text:p>1730.822876</text:p>
          </table:table-cell>
          <table:table-cell office:value-type="float" office:value="1668.618286" calcext:value-type="float">
            <text:p>1668.618286</text:p>
          </table:table-cell>
          <table:table-cell office:value-type="float" office:value="1727.854858" calcext:value-type="float">
            <text:p>1727.854858</text:p>
          </table:table-cell>
          <table:table-cell table:number-columns-repeated="13"/>
        </table:table-row>
        <table:table-row table:style-name="ro1">
          <table:table-cell office:value-type="float" office:value="1661.886475" calcext:value-type="float">
            <text:p>1661.886475</text:p>
          </table:table-cell>
          <table:table-cell office:value-type="float" office:value="1728.398438" calcext:value-type="float">
            <text:p>1728.398438</text:p>
          </table:table-cell>
          <table:table-cell office:value-type="float" office:value="1668.298828" calcext:value-type="float">
            <text:p>1668.298828</text:p>
          </table:table-cell>
          <table:table-cell office:value-type="float" office:value="1726.240356" calcext:value-type="float">
            <text:p>1726.240356</text:p>
          </table:table-cell>
          <table:table-cell table:number-columns-repeated="13"/>
        </table:table-row>
        <table:table-row table:style-name="ro1">
          <table:table-cell office:value-type="float" office:value="1657.669556" calcext:value-type="float">
            <text:p>1657.669556</text:p>
          </table:table-cell>
          <table:table-cell office:value-type="float" office:value="1737.678955" calcext:value-type="float">
            <text:p>1737.678955</text:p>
          </table:table-cell>
          <table:table-cell office:value-type="float" office:value="1665.716309" calcext:value-type="float">
            <text:p>1665.716309</text:p>
          </table:table-cell>
          <table:table-cell office:value-type="float" office:value="1736.894897" calcext:value-type="float">
            <text:p>1736.894897</text:p>
          </table:table-cell>
          <table:table-cell table:number-columns-repeated="13"/>
        </table:table-row>
        <table:table-row table:style-name="ro1">
          <table:table-cell office:value-type="float" office:value="1657.131836" calcext:value-type="float">
            <text:p>1657.131836</text:p>
          </table:table-cell>
          <table:table-cell office:value-type="float" office:value="1733.391968" calcext:value-type="float">
            <text:p>1733.391968</text:p>
          </table:table-cell>
          <table:table-cell office:value-type="float" office:value="1663.179932" calcext:value-type="float">
            <text:p>1663.179932</text:p>
          </table:table-cell>
          <table:table-cell office:value-type="float" office:value="1729.669922" calcext:value-type="float">
            <text:p>1729.669922</text:p>
          </table:table-cell>
          <table:table-cell table:number-columns-repeated="13"/>
        </table:table-row>
        <table:table-row table:style-name="ro1">
          <table:table-cell office:value-type="float" office:value="1654.848755" calcext:value-type="float">
            <text:p>1654.848755</text:p>
          </table:table-cell>
          <table:table-cell office:value-type="float" office:value="1741.513306" calcext:value-type="float">
            <text:p>1741.513306</text:p>
          </table:table-cell>
          <table:table-cell office:value-type="float" office:value="1663.187988" calcext:value-type="float">
            <text:p>1663.187988</text:p>
          </table:table-cell>
          <table:table-cell office:value-type="float" office:value="1735.645508" calcext:value-type="float">
            <text:p>1735.645508</text:p>
          </table:table-cell>
          <table:table-cell table:number-columns-repeated="13"/>
        </table:table-row>
        <table:table-row table:style-name="ro1">
          <table:table-cell office:value-type="float" office:value="1659.407593" calcext:value-type="float">
            <text:p>1659.407593</text:p>
          </table:table-cell>
          <table:table-cell office:value-type="float" office:value="1730.954956" calcext:value-type="float">
            <text:p>1730.954956</text:p>
          </table:table-cell>
          <table:table-cell office:value-type="float" office:value="1666.796509" calcext:value-type="float">
            <text:p>1666.796509</text:p>
          </table:table-cell>
          <table:table-cell office:value-type="float" office:value="1727.463135" calcext:value-type="float">
            <text:p>1727.463135</text:p>
          </table:table-cell>
          <table:table-cell table:number-columns-repeated="13"/>
        </table:table-row>
        <table:table-row table:style-name="ro1">
          <table:table-cell office:value-type="float" office:value="1655.768555" calcext:value-type="float">
            <text:p>1655.768555</text:p>
          </table:table-cell>
          <table:table-cell office:value-type="float" office:value="1731.387573" calcext:value-type="float">
            <text:p>1731.387573</text:p>
          </table:table-cell>
          <table:table-cell office:value-type="float" office:value="1666.182129" calcext:value-type="float">
            <text:p>1666.182129</text:p>
          </table:table-cell>
          <table:table-cell office:value-type="float" office:value="1727.925171" calcext:value-type="float">
            <text:p>1727.925171</text:p>
          </table:table-cell>
          <table:table-cell table:number-columns-repeated="13"/>
        </table:table-row>
        <table:table-row table:style-name="ro1">
          <table:table-cell office:value-type="float" office:value="1659.893921" calcext:value-type="float">
            <text:p>1659.893921</text:p>
          </table:table-cell>
          <table:table-cell office:value-type="float" office:value="1732.238037" calcext:value-type="float">
            <text:p>1732.238037</text:p>
          </table:table-cell>
          <table:table-cell office:value-type="float" office:value="1666.545898" calcext:value-type="float">
            <text:p>1666.545898</text:p>
          </table:table-cell>
          <table:table-cell office:value-type="float" office:value="1731.057495" calcext:value-type="float">
            <text:p>1731.057495</text:p>
          </table:table-cell>
          <table:table-cell table:number-columns-repeated="13"/>
        </table:table-row>
        <table:table-row table:style-name="ro1">
          <table:table-cell office:value-type="float" office:value="1659.771606" calcext:value-type="float">
            <text:p>1659.771606</text:p>
          </table:table-cell>
          <table:table-cell office:value-type="float" office:value="1728.327637" calcext:value-type="float">
            <text:p>1728.327637</text:p>
          </table:table-cell>
          <table:table-cell office:value-type="float" office:value="1667.792236" calcext:value-type="float">
            <text:p>1667.792236</text:p>
          </table:table-cell>
          <table:table-cell office:value-type="float" office:value="1724.387695" calcext:value-type="float">
            <text:p>1724.387695</text:p>
          </table:table-cell>
          <table:table-cell table:number-columns-repeated="13"/>
        </table:table-row>
        <table:table-row table:style-name="ro1">
          <table:table-cell office:value-type="float" office:value="1656.111694" calcext:value-type="float">
            <text:p>1656.111694</text:p>
          </table:table-cell>
          <table:table-cell office:value-type="float" office:value="1738.347656" calcext:value-type="float">
            <text:p>1738.347656</text:p>
          </table:table-cell>
          <table:table-cell office:value-type="float" office:value="1667.339355" calcext:value-type="float">
            <text:p>1667.339355</text:p>
          </table:table-cell>
          <table:table-cell office:value-type="float" office:value="1734.462402" calcext:value-type="float">
            <text:p>1734.462402</text:p>
          </table:table-cell>
          <table:table-cell table:number-columns-repeated="13"/>
        </table:table-row>
        <table:table-row table:style-name="ro1">
          <table:table-cell office:value-type="float" office:value="1658.528809" calcext:value-type="float">
            <text:p>1658.528809</text:p>
          </table:table-cell>
          <table:table-cell office:value-type="float" office:value="1733.447144" calcext:value-type="float">
            <text:p>1733.447144</text:p>
          </table:table-cell>
          <table:table-cell office:value-type="float" office:value="1666.95166" calcext:value-type="float">
            <text:p>1666.95166</text:p>
          </table:table-cell>
          <table:table-cell office:value-type="float" office:value="1728.928223" calcext:value-type="float">
            <text:p>1728.928223</text:p>
          </table:table-cell>
          <table:table-cell table:number-columns-repeated="13"/>
        </table:table-row>
        <table:table-row table:style-name="ro1">
          <table:table-cell office:value-type="float" office:value="1652.118286" calcext:value-type="float">
            <text:p>1652.118286</text:p>
          </table:table-cell>
          <table:table-cell office:value-type="float" office:value="1740.357056" calcext:value-type="float">
            <text:p>1740.357056</text:p>
          </table:table-cell>
          <table:table-cell office:value-type="float" office:value="1659.731201" calcext:value-type="float">
            <text:p>1659.731201</text:p>
          </table:table-cell>
          <table:table-cell office:value-type="float" office:value="1735.251099" calcext:value-type="float">
            <text:p>1735.251099</text:p>
          </table:table-cell>
          <table:table-cell table:number-columns-repeated="13"/>
        </table:table-row>
        <table:table-row table:style-name="ro1">
          <table:table-cell office:value-type="float" office:value="1654.892456" calcext:value-type="float">
            <text:p>1654.892456</text:p>
          </table:table-cell>
          <table:table-cell office:value-type="float" office:value="1736.110718" calcext:value-type="float">
            <text:p>1736.110718</text:p>
          </table:table-cell>
          <table:table-cell office:value-type="float" office:value="1665.499268" calcext:value-type="float">
            <text:p>1665.499268</text:p>
          </table:table-cell>
          <table:table-cell office:value-type="float" office:value="1729.8927" calcext:value-type="float">
            <text:p>1729.8927</text:p>
          </table:table-cell>
          <table:table-cell table:number-columns-repeated="13"/>
        </table:table-row>
        <table:table-row table:style-name="ro1">
          <table:table-cell office:value-type="float" office:value="1658.998413" calcext:value-type="float">
            <text:p>1658.998413</text:p>
          </table:table-cell>
          <table:table-cell office:value-type="float" office:value="1732.140381" calcext:value-type="float">
            <text:p>1732.140381</text:p>
          </table:table-cell>
          <table:table-cell office:value-type="float" office:value="1668.686523" calcext:value-type="float">
            <text:p>1668.686523</text:p>
          </table:table-cell>
          <table:table-cell office:value-type="float" office:value="1724.883423" calcext:value-type="float">
            <text:p>1724.883423</text:p>
          </table:table-cell>
          <table:table-cell table:number-columns-repeated="13"/>
        </table:table-row>
        <table:table-row table:style-name="ro1">
          <table:table-cell office:value-type="float" office:value="1657.354492" calcext:value-type="float">
            <text:p>1657.354492</text:p>
          </table:table-cell>
          <table:table-cell office:value-type="float" office:value="1736.961426" calcext:value-type="float">
            <text:p>1736.961426</text:p>
          </table:table-cell>
          <table:table-cell office:value-type="float" office:value="1666.953979" calcext:value-type="float">
            <text:p>1666.953979</text:p>
          </table:table-cell>
          <table:table-cell office:value-type="float" office:value="1734.809692" calcext:value-type="float">
            <text:p>1734.809692</text:p>
          </table:table-cell>
          <table:table-cell table:number-columns-repeated="13"/>
        </table:table-row>
        <table:table-row table:style-name="ro1">
          <table:table-cell office:value-type="float" office:value="1658.067505" calcext:value-type="float">
            <text:p>1658.067505</text:p>
          </table:table-cell>
          <table:table-cell office:value-type="float" office:value="1730.965088" calcext:value-type="float">
            <text:p>1730.965088</text:p>
          </table:table-cell>
          <table:table-cell office:value-type="float" office:value="1667.348389" calcext:value-type="float">
            <text:p>1667.348389</text:p>
          </table:table-cell>
          <table:table-cell office:value-type="float" office:value="1728.205078" calcext:value-type="float">
            <text:p>1728.205078</text:p>
          </table:table-cell>
          <table:table-cell table:number-columns-repeated="13"/>
        </table:table-row>
        <table:table-row table:style-name="ro1">
          <table:table-cell office:value-type="float" office:value="1652.396362" calcext:value-type="float">
            <text:p>1652.396362</text:p>
          </table:table-cell>
          <table:table-cell office:value-type="float" office:value="1742.457886" calcext:value-type="float">
            <text:p>1742.457886</text:p>
          </table:table-cell>
          <table:table-cell office:value-type="float" office:value="1665.557373" calcext:value-type="float">
            <text:p>1665.557373</text:p>
          </table:table-cell>
          <table:table-cell office:value-type="float" office:value="1739.258057" calcext:value-type="float">
            <text:p>1739.258057</text:p>
          </table:table-cell>
          <table:table-cell table:number-columns-repeated="13"/>
        </table:table-row>
        <table:table-row table:style-name="ro1">
          <table:table-cell office:value-type="float" office:value="1657.574951" calcext:value-type="float">
            <text:p>1657.574951</text:p>
          </table:table-cell>
          <table:table-cell office:value-type="float" office:value="1737.697266" calcext:value-type="float">
            <text:p>1737.697266</text:p>
          </table:table-cell>
          <table:table-cell office:value-type="float" office:value="1666.764038" calcext:value-type="float">
            <text:p>1666.764038</text:p>
          </table:table-cell>
          <table:table-cell office:value-type="float" office:value="1728.164795" calcext:value-type="float">
            <text:p>1728.164795</text:p>
          </table:table-cell>
          <table:table-cell table:number-columns-repeated="13"/>
        </table:table-row>
        <table:table-row table:style-name="ro1">
          <table:table-cell office:value-type="float" office:value="1661.143677" calcext:value-type="float">
            <text:p>1661.143677</text:p>
          </table:table-cell>
          <table:table-cell office:value-type="float" office:value="1734.838989" calcext:value-type="float">
            <text:p>1734.838989</text:p>
          </table:table-cell>
          <table:table-cell office:value-type="float" office:value="1669.645752" calcext:value-type="float">
            <text:p>1669.645752</text:p>
          </table:table-cell>
          <table:table-cell office:value-type="float" office:value="1729.346558" calcext:value-type="float">
            <text:p>1729.346558</text:p>
          </table:table-cell>
          <table:table-cell table:number-columns-repeated="13"/>
        </table:table-row>
        <table:table-row table:style-name="ro1">
          <table:table-cell office:value-type="float" office:value="1659.559692" calcext:value-type="float">
            <text:p>1659.559692</text:p>
          </table:table-cell>
          <table:table-cell office:value-type="float" office:value="1733.611816" calcext:value-type="float">
            <text:p>1733.611816</text:p>
          </table:table-cell>
          <table:table-cell office:value-type="float" office:value="1670.094238" calcext:value-type="float">
            <text:p>1670.094238</text:p>
          </table:table-cell>
          <table:table-cell office:value-type="float" office:value="1729.205688" calcext:value-type="float">
            <text:p>1729.205688</text:p>
          </table:table-cell>
          <table:table-cell table:number-columns-repeated="13"/>
        </table:table-row>
        <table:table-row table:style-name="ro1">
          <table:table-cell office:value-type="float" office:value="1661.59021" calcext:value-type="float">
            <text:p>1661.59021</text:p>
          </table:table-cell>
          <table:table-cell office:value-type="float" office:value="1737.7052" calcext:value-type="float">
            <text:p>1737.7052</text:p>
          </table:table-cell>
          <table:table-cell office:value-type="float" office:value="1670.795044" calcext:value-type="float">
            <text:p>1670.795044</text:p>
          </table:table-cell>
          <table:table-cell office:value-type="float" office:value="1733.56543" calcext:value-type="float">
            <text:p>1733.56543</text:p>
          </table:table-cell>
          <table:table-cell table:number-columns-repeated="13"/>
        </table:table-row>
        <table:table-row table:style-name="ro1">
          <table:table-cell office:value-type="float" office:value="1660.834106" calcext:value-type="float">
            <text:p>1660.834106</text:p>
          </table:table-cell>
          <table:table-cell office:value-type="float" office:value="1734.85144" calcext:value-type="float">
            <text:p>1734.85144</text:p>
          </table:table-cell>
          <table:table-cell office:value-type="float" office:value="1671.872314" calcext:value-type="float">
            <text:p>1671.872314</text:p>
          </table:table-cell>
          <table:table-cell office:value-type="float" office:value="1729.598633" calcext:value-type="float">
            <text:p>1729.598633</text:p>
          </table:table-cell>
          <table:table-cell table:number-columns-repeated="13"/>
        </table:table-row>
        <table:table-row table:style-name="ro1">
          <table:table-cell office:value-type="float" office:value="1662.555542" calcext:value-type="float">
            <text:p>1662.555542</text:p>
          </table:table-cell>
          <table:table-cell office:value-type="float" office:value="1735.71814" calcext:value-type="float">
            <text:p>1735.71814</text:p>
          </table:table-cell>
          <table:table-cell office:value-type="float" office:value="1670.122314" calcext:value-type="float">
            <text:p>1670.122314</text:p>
          </table:table-cell>
          <table:table-cell office:value-type="float" office:value="1732.286865" calcext:value-type="float">
            <text:p>1732.286865</text:p>
          </table:table-cell>
          <table:table-cell table:number-columns-repeated="13"/>
        </table:table-row>
        <table:table-row table:style-name="ro1">
          <table:table-cell office:value-type="float" office:value="1661.959595" calcext:value-type="float">
            <text:p>1661.959595</text:p>
          </table:table-cell>
          <table:table-cell office:value-type="float" office:value="1745.551758" calcext:value-type="float">
            <text:p>1745.551758</text:p>
          </table:table-cell>
          <table:table-cell office:value-type="float" office:value="1667.720459" calcext:value-type="float">
            <text:p>1667.720459</text:p>
          </table:table-cell>
          <table:table-cell office:value-type="float" office:value="1741.874146" calcext:value-type="float">
            <text:p>1741.874146</text:p>
          </table:table-cell>
          <table:table-cell table:number-columns-repeated="13"/>
        </table:table-row>
        <table:table-row table:style-name="ro1">
          <table:table-cell office:value-type="float" office:value="1663.882812" calcext:value-type="float">
            <text:p>1663.882812</text:p>
          </table:table-cell>
          <table:table-cell office:value-type="float" office:value="1735.228271" calcext:value-type="float">
            <text:p>1735.228271</text:p>
          </table:table-cell>
          <table:table-cell office:value-type="float" office:value="1673.755371" calcext:value-type="float">
            <text:p>1673.755371</text:p>
          </table:table-cell>
          <table:table-cell office:value-type="float" office:value="1733.401367" calcext:value-type="float">
            <text:p>1733.401367</text:p>
          </table:table-cell>
          <table:table-cell table:number-columns-repeated="13"/>
        </table:table-row>
        <table:table-row table:style-name="ro1">
          <table:table-cell office:value-type="float" office:value="1660.240723" calcext:value-type="float">
            <text:p>1660.240723</text:p>
          </table:table-cell>
          <table:table-cell office:value-type="float" office:value="1746.376587" calcext:value-type="float">
            <text:p>1746.376587</text:p>
          </table:table-cell>
          <table:table-cell office:value-type="float" office:value="1669.315674" calcext:value-type="float">
            <text:p>1669.315674</text:p>
          </table:table-cell>
          <table:table-cell office:value-type="float" office:value="1742.583496" calcext:value-type="float">
            <text:p>1742.583496</text:p>
          </table:table-cell>
          <table:table-cell table:number-columns-repeated="13"/>
        </table:table-row>
        <table:table-row table:style-name="ro1">
          <table:table-cell office:value-type="float" office:value="1662.983887" calcext:value-type="float">
            <text:p>1662.983887</text:p>
          </table:table-cell>
          <table:table-cell office:value-type="float" office:value="1738.701416" calcext:value-type="float">
            <text:p>1738.701416</text:p>
          </table:table-cell>
          <table:table-cell office:value-type="float" office:value="1672.290649" calcext:value-type="float">
            <text:p>1672.290649</text:p>
          </table:table-cell>
          <table:table-cell office:value-type="float" office:value="1735.00769" calcext:value-type="float">
            <text:p>1735.00769</text:p>
          </table:table-cell>
          <table:table-cell table:number-columns-repeated="13"/>
        </table:table-row>
        <table:table-row table:style-name="ro1">
          <table:table-cell office:value-type="float" office:value="1661.6073" calcext:value-type="float">
            <text:p>1661.6073</text:p>
          </table:table-cell>
          <table:table-cell office:value-type="float" office:value="1737.597778" calcext:value-type="float">
            <text:p>1737.597778</text:p>
          </table:table-cell>
          <table:table-cell office:value-type="float" office:value="1671.291382" calcext:value-type="float">
            <text:p>1671.291382</text:p>
          </table:table-cell>
          <table:table-cell office:value-type="float" office:value="1733.372559" calcext:value-type="float">
            <text:p>1733.372559</text:p>
          </table:table-cell>
          <table:table-cell table:number-columns-repeated="13"/>
        </table:table-row>
        <table:table-row table:style-name="ro1">
          <table:table-cell office:value-type="float" office:value="1658.67749" calcext:value-type="float">
            <text:p>1658.67749</text:p>
          </table:table-cell>
          <table:table-cell office:value-type="float" office:value="1743.316162" calcext:value-type="float">
            <text:p>1743.316162</text:p>
          </table:table-cell>
          <table:table-cell office:value-type="float" office:value="1666.566528" calcext:value-type="float">
            <text:p>1666.566528</text:p>
          </table:table-cell>
          <table:table-cell office:value-type="float" office:value="1739.744751" calcext:value-type="float">
            <text:p>1739.744751</text:p>
          </table:table-cell>
          <table:table-cell table:number-columns-repeated="13"/>
        </table:table-row>
        <table:table-row table:style-name="ro1">
          <table:table-cell office:value-type="float" office:value="1662.503662" calcext:value-type="float">
            <text:p>1662.503662</text:p>
          </table:table-cell>
          <table:table-cell office:value-type="float" office:value="1732.636353" calcext:value-type="float">
            <text:p>1732.636353</text:p>
          </table:table-cell>
          <table:table-cell office:value-type="float" office:value="1670.16748" calcext:value-type="float">
            <text:p>1670.16748</text:p>
          </table:table-cell>
          <table:table-cell office:value-type="float" office:value="1731.194824" calcext:value-type="float">
            <text:p>1731.194824</text:p>
          </table:table-cell>
          <table:table-cell table:number-columns-repeated="13"/>
        </table:table-row>
        <table:table-row table:style-name="ro1">
          <table:table-cell office:value-type="float" office:value="1660.780762" calcext:value-type="float">
            <text:p>1660.780762</text:p>
          </table:table-cell>
          <table:table-cell office:value-type="float" office:value="1739.532471" calcext:value-type="float">
            <text:p>1739.532471</text:p>
          </table:table-cell>
          <table:table-cell office:value-type="float" office:value="1671.905029" calcext:value-type="float">
            <text:p>1671.905029</text:p>
          </table:table-cell>
          <table:table-cell office:value-type="float" office:value="1735.552002" calcext:value-type="float">
            <text:p>1735.552002</text:p>
          </table:table-cell>
          <table:table-cell table:number-columns-repeated="13"/>
        </table:table-row>
        <table:table-row table:style-name="ro1">
          <table:table-cell office:value-type="float" office:value="1657.632568" calcext:value-type="float">
            <text:p>1657.632568</text:p>
          </table:table-cell>
          <table:table-cell office:value-type="float" office:value="1745.86438" calcext:value-type="float">
            <text:p>1745.86438</text:p>
          </table:table-cell>
          <table:table-cell office:value-type="float" office:value="1663.666992" calcext:value-type="float">
            <text:p>1663.666992</text:p>
          </table:table-cell>
          <table:table-cell office:value-type="float" office:value="1741.806763" calcext:value-type="float">
            <text:p>1741.806763</text:p>
          </table:table-cell>
          <table:table-cell table:number-columns-repeated="13"/>
        </table:table-row>
        <table:table-row table:style-name="ro1">
          <table:table-cell office:value-type="float" office:value="1666.402466" calcext:value-type="float">
            <text:p>1666.402466</text:p>
          </table:table-cell>
          <table:table-cell office:value-type="float" office:value="1733.809082" calcext:value-type="float">
            <text:p>1733.809082</text:p>
          </table:table-cell>
          <table:table-cell office:value-type="float" office:value="1673.7323" calcext:value-type="float">
            <text:p>1673.7323</text:p>
          </table:table-cell>
          <table:table-cell office:value-type="float" office:value="1726.248657" calcext:value-type="float">
            <text:p>1726.248657</text:p>
          </table:table-cell>
          <table:table-cell table:number-columns-repeated="13"/>
        </table:table-row>
        <table:table-row table:style-name="ro1">
          <table:table-cell office:value-type="float" office:value="1659.427246" calcext:value-type="float">
            <text:p>1659.427246</text:p>
          </table:table-cell>
          <table:table-cell office:value-type="float" office:value="1738.544189" calcext:value-type="float">
            <text:p>1738.544189</text:p>
          </table:table-cell>
          <table:table-cell office:value-type="float" office:value="1671.057983" calcext:value-type="float">
            <text:p>1671.057983</text:p>
          </table:table-cell>
          <table:table-cell office:value-type="float" office:value="1733.165894" calcext:value-type="float">
            <text:p>1733.165894</text:p>
          </table:table-cell>
          <table:table-cell table:number-columns-repeated="13"/>
        </table:table-row>
        <table:table-row table:style-name="ro1">
          <table:table-cell office:value-type="float" office:value="1658.069458" calcext:value-type="float">
            <text:p>1658.069458</text:p>
          </table:table-cell>
          <table:table-cell office:value-type="float" office:value="1744.379761" calcext:value-type="float">
            <text:p>1744.379761</text:p>
          </table:table-cell>
          <table:table-cell office:value-type="float" office:value="1669.278076" calcext:value-type="float">
            <text:p>1669.278076</text:p>
          </table:table-cell>
          <table:table-cell office:value-type="float" office:value="1741.02832" calcext:value-type="float">
            <text:p>1741.02832</text:p>
          </table:table-cell>
          <table:table-cell table:number-columns-repeated="13"/>
        </table:table-row>
        <table:table-row table:style-name="ro1">
          <table:table-cell office:value-type="float" office:value="1663.371704" calcext:value-type="float">
            <text:p>1663.371704</text:p>
          </table:table-cell>
          <table:table-cell office:value-type="float" office:value="1738.24646" calcext:value-type="float">
            <text:p>1738.24646</text:p>
          </table:table-cell>
          <table:table-cell office:value-type="float" office:value="1671.06543" calcext:value-type="float">
            <text:p>1671.06543</text:p>
          </table:table-cell>
          <table:table-cell office:value-type="float" office:value="1735.591919" calcext:value-type="float">
            <text:p>1735.591919</text:p>
          </table:table-cell>
          <table:table-cell table:number-columns-repeated="13"/>
        </table:table-row>
        <table:table-row table:style-name="ro1">
          <table:table-cell office:value-type="float" office:value="1660.752563" calcext:value-type="float">
            <text:p>1660.752563</text:p>
          </table:table-cell>
          <table:table-cell office:value-type="float" office:value="1736.255737" calcext:value-type="float">
            <text:p>1736.255737</text:p>
          </table:table-cell>
          <table:table-cell office:value-type="float" office:value="1668.132202" calcext:value-type="float">
            <text:p>1668.132202</text:p>
          </table:table-cell>
          <table:table-cell office:value-type="float" office:value="1735.287109" calcext:value-type="float">
            <text:p>1735.287109</text:p>
          </table:table-cell>
          <table:table-cell table:number-columns-repeated="13"/>
        </table:table-row>
        <table:table-row table:style-name="ro1">
          <table:table-cell office:value-type="float" office:value="1657.023193" calcext:value-type="float">
            <text:p>1657.023193</text:p>
          </table:table-cell>
          <table:table-cell office:value-type="float" office:value="1743.975586" calcext:value-type="float">
            <text:p>1743.975586</text:p>
          </table:table-cell>
          <table:table-cell office:value-type="float" office:value="1668.70874" calcext:value-type="float">
            <text:p>1668.70874</text:p>
          </table:table-cell>
          <table:table-cell office:value-type="float" office:value="1737.769409" calcext:value-type="float">
            <text:p>1737.769409</text:p>
          </table:table-cell>
          <table:table-cell table:number-columns-repeated="13"/>
        </table:table-row>
        <table:table-row table:style-name="ro1">
          <table:table-cell office:value-type="float" office:value="1662.007324" calcext:value-type="float">
            <text:p>1662.007324</text:p>
          </table:table-cell>
          <table:table-cell office:value-type="float" office:value="1737.309814" calcext:value-type="float">
            <text:p>1737.309814</text:p>
          </table:table-cell>
          <table:table-cell office:value-type="float" office:value="1671.527222" calcext:value-type="float">
            <text:p>1671.527222</text:p>
          </table:table-cell>
          <table:table-cell office:value-type="float" office:value="1731.096069" calcext:value-type="float">
            <text:p>1731.096069</text:p>
          </table:table-cell>
          <table:table-cell table:number-columns-repeated="13"/>
        </table:table-row>
        <table:table-row table:style-name="ro1">
          <table:table-cell office:value-type="float" office:value="1659.637085" calcext:value-type="float">
            <text:p>1659.637085</text:p>
          </table:table-cell>
          <table:table-cell office:value-type="float" office:value="1743.669922" calcext:value-type="float">
            <text:p>1743.669922</text:p>
          </table:table-cell>
          <table:table-cell office:value-type="float" office:value="1666.123657" calcext:value-type="float">
            <text:p>1666.123657</text:p>
          </table:table-cell>
          <table:table-cell office:value-type="float" office:value="1742.069946" calcext:value-type="float">
            <text:p>1742.069946</text:p>
          </table:table-cell>
          <table:table-cell table:number-columns-repeated="13"/>
        </table:table-row>
        <table:table-row table:style-name="ro1">
          <table:table-cell office:value-type="float" office:value="1662.282471" calcext:value-type="float">
            <text:p>1662.282471</text:p>
          </table:table-cell>
          <table:table-cell office:value-type="float" office:value="1739.22937" calcext:value-type="float">
            <text:p>1739.22937</text:p>
          </table:table-cell>
          <table:table-cell office:value-type="float" office:value="1669.066406" calcext:value-type="float">
            <text:p>1669.066406</text:p>
          </table:table-cell>
          <table:table-cell office:value-type="float" office:value="1733.81897" calcext:value-type="float">
            <text:p>1733.81897</text:p>
          </table:table-cell>
          <table:table-cell table:number-columns-repeated="13"/>
        </table:table-row>
        <table:table-row table:style-name="ro1">
          <table:table-cell office:value-type="float" office:value="1658.082275" calcext:value-type="float">
            <text:p>1658.082275</text:p>
          </table:table-cell>
          <table:table-cell office:value-type="float" office:value="1748.074463" calcext:value-type="float">
            <text:p>1748.074463</text:p>
          </table:table-cell>
          <table:table-cell office:value-type="float" office:value="1668.892212" calcext:value-type="float">
            <text:p>1668.892212</text:p>
          </table:table-cell>
          <table:table-cell office:value-type="float" office:value="1741.765381" calcext:value-type="float">
            <text:p>1741.765381</text:p>
          </table:table-cell>
          <table:table-cell table:number-columns-repeated="13"/>
        </table:table-row>
        <table:table-row table:style-name="ro1">
          <table:table-cell office:value-type="float" office:value="1661.87793" calcext:value-type="float">
            <text:p>1661.87793</text:p>
          </table:table-cell>
          <table:table-cell office:value-type="float" office:value="1740.049072" calcext:value-type="float">
            <text:p>1740.049072</text:p>
          </table:table-cell>
          <table:table-cell office:value-type="float" office:value="1674.366333" calcext:value-type="float">
            <text:p>1674.366333</text:p>
          </table:table-cell>
          <table:table-cell office:value-type="float" office:value="1736.970337" calcext:value-type="float">
            <text:p>1736.970337</text:p>
          </table:table-cell>
          <table:table-cell table:number-columns-repeated="13"/>
        </table:table-row>
        <table:table-row table:style-name="ro1">
          <table:table-cell office:value-type="float" office:value="1666.312866" calcext:value-type="float">
            <text:p>1666.312866</text:p>
          </table:table-cell>
          <table:table-cell office:value-type="float" office:value="1737.811035" calcext:value-type="float">
            <text:p>1737.811035</text:p>
          </table:table-cell>
          <table:table-cell office:value-type="float" office:value="1673.22583" calcext:value-type="float">
            <text:p>1673.22583</text:p>
          </table:table-cell>
          <table:table-cell office:value-type="float" office:value="1734.710693" calcext:value-type="float">
            <text:p>1734.710693</text:p>
          </table:table-cell>
          <table:table-cell table:number-columns-repeated="13"/>
        </table:table-row>
        <table:table-row table:style-name="ro1">
          <table:table-cell office:value-type="float" office:value="1661.923218" calcext:value-type="float">
            <text:p>1661.923218</text:p>
          </table:table-cell>
          <table:table-cell office:value-type="float" office:value="1743.003296" calcext:value-type="float">
            <text:p>1743.003296</text:p>
          </table:table-cell>
          <table:table-cell office:value-type="float" office:value="1670.615845" calcext:value-type="float">
            <text:p>1670.615845</text:p>
          </table:table-cell>
          <table:table-cell office:value-type="float" office:value="1736.592773" calcext:value-type="float">
            <text:p>1736.592773</text:p>
          </table:table-cell>
          <table:table-cell table:number-columns-repeated="13"/>
        </table:table-row>
        <table:table-row table:style-name="ro1">
          <table:table-cell office:value-type="float" office:value="1666.939453" calcext:value-type="float">
            <text:p>1666.939453</text:p>
          </table:table-cell>
          <table:table-cell office:value-type="float" office:value="1736.385986" calcext:value-type="float">
            <text:p>1736.385986</text:p>
          </table:table-cell>
          <table:table-cell office:value-type="float" office:value="1676.510498" calcext:value-type="float">
            <text:p>1676.510498</text:p>
          </table:table-cell>
          <table:table-cell office:value-type="float" office:value="1735.754761" calcext:value-type="float">
            <text:p>1735.754761</text:p>
          </table:table-cell>
          <table:table-cell table:number-columns-repeated="13"/>
        </table:table-row>
        <table:table-row table:style-name="ro1">
          <table:table-cell office:value-type="float" office:value="1666.633057" calcext:value-type="float">
            <text:p>1666.633057</text:p>
          </table:table-cell>
          <table:table-cell office:value-type="float" office:value="1741.121826" calcext:value-type="float">
            <text:p>1741.121826</text:p>
          </table:table-cell>
          <table:table-cell office:value-type="float" office:value="1675.812988" calcext:value-type="float">
            <text:p>1675.812988</text:p>
          </table:table-cell>
          <table:table-cell office:value-type="float" office:value="1736.366455" calcext:value-type="float">
            <text:p>1736.366455</text:p>
          </table:table-cell>
          <table:table-cell table:number-columns-repeated="13"/>
        </table:table-row>
        <table:table-row table:style-name="ro1">
          <table:table-cell office:value-type="float" office:value="1664.688232" calcext:value-type="float">
            <text:p>1664.688232</text:p>
          </table:table-cell>
          <table:table-cell office:value-type="float" office:value="1744.664062" calcext:value-type="float">
            <text:p>1744.664062</text:p>
          </table:table-cell>
          <table:table-cell office:value-type="float" office:value="1674.981689" calcext:value-type="float">
            <text:p>1674.981689</text:p>
          </table:table-cell>
          <table:table-cell office:value-type="float" office:value="1741.47937" calcext:value-type="float">
            <text:p>1741.47937</text:p>
          </table:table-cell>
          <table:table-cell table:number-columns-repeated="13"/>
        </table:table-row>
        <table:table-row table:style-name="ro1">
          <table:table-cell office:value-type="float" office:value="1662.656128" calcext:value-type="float">
            <text:p>1662.656128</text:p>
          </table:table-cell>
          <table:table-cell office:value-type="float" office:value="1751.727295" calcext:value-type="float">
            <text:p>1751.727295</text:p>
          </table:table-cell>
          <table:table-cell office:value-type="float" office:value="1671.840576" calcext:value-type="float">
            <text:p>1671.840576</text:p>
          </table:table-cell>
          <table:table-cell office:value-type="float" office:value="1745.730469" calcext:value-type="float">
            <text:p>1745.730469</text:p>
          </table:table-cell>
          <table:table-cell table:number-columns-repeated="13"/>
        </table:table-row>
        <table:table-row table:style-name="ro1">
          <table:table-cell office:value-type="float" office:value="1662.641602" calcext:value-type="float">
            <text:p>1662.641602</text:p>
          </table:table-cell>
          <table:table-cell office:value-type="float" office:value="1745.356445" calcext:value-type="float">
            <text:p>1745.356445</text:p>
          </table:table-cell>
          <table:table-cell office:value-type="float" office:value="1675.403809" calcext:value-type="float">
            <text:p>1675.403809</text:p>
          </table:table-cell>
          <table:table-cell office:value-type="float" office:value="1736.994873" calcext:value-type="float">
            <text:p>1736.994873</text:p>
          </table:table-cell>
          <table:table-cell table:number-columns-repeated="13"/>
        </table:table-row>
        <table:table-row table:style-name="ro1">
          <table:table-cell office:value-type="float" office:value="1660.552002" calcext:value-type="float">
            <text:p>1660.552002</text:p>
          </table:table-cell>
          <table:table-cell office:value-type="float" office:value="1752.465088" calcext:value-type="float">
            <text:p>1752.465088</text:p>
          </table:table-cell>
          <table:table-cell office:value-type="float" office:value="1668.075562" calcext:value-type="float">
            <text:p>1668.075562</text:p>
          </table:table-cell>
          <table:table-cell office:value-type="float" office:value="1747.351807" calcext:value-type="float">
            <text:p>1747.351807</text:p>
          </table:table-cell>
          <table:table-cell table:number-columns-repeated="13"/>
        </table:table-row>
        <table:table-row table:style-name="ro1">
          <table:table-cell office:value-type="float" office:value="1664.289673" calcext:value-type="float">
            <text:p>1664.289673</text:p>
          </table:table-cell>
          <table:table-cell office:value-type="float" office:value="1746.337524" calcext:value-type="float">
            <text:p>1746.337524</text:p>
          </table:table-cell>
          <table:table-cell office:value-type="float" office:value="1672" calcext:value-type="float">
            <text:p>1672</text:p>
          </table:table-cell>
          <table:table-cell office:value-type="float" office:value="1742.051392" calcext:value-type="float">
            <text:p>1742.051392</text:p>
          </table:table-cell>
          <table:table-cell table:number-columns-repeated="13"/>
        </table:table-row>
        <table:table-row table:style-name="ro1">
          <table:table-cell office:value-type="float" office:value="1665.341797" calcext:value-type="float">
            <text:p>1665.341797</text:p>
          </table:table-cell>
          <table:table-cell office:value-type="float" office:value="1740.964844" calcext:value-type="float">
            <text:p>1740.964844</text:p>
          </table:table-cell>
          <table:table-cell office:value-type="float" office:value="1675.878906" calcext:value-type="float">
            <text:p>1675.878906</text:p>
          </table:table-cell>
          <table:table-cell office:value-type="float" office:value="1735.717773" calcext:value-type="float">
            <text:p>1735.717773</text:p>
          </table:table-cell>
          <table:table-cell table:number-columns-repeated="13"/>
        </table:table-row>
        <table:table-row table:style-name="ro1">
          <table:table-cell office:value-type="float" office:value="1662.57312" calcext:value-type="float">
            <text:p>1662.57312</text:p>
          </table:table-cell>
          <table:table-cell office:value-type="float" office:value="1750.332642" calcext:value-type="float">
            <text:p>1750.332642</text:p>
          </table:table-cell>
          <table:table-cell office:value-type="float" office:value="1670.888062" calcext:value-type="float">
            <text:p>1670.888062</text:p>
          </table:table-cell>
          <table:table-cell office:value-type="float" office:value="1747.952759" calcext:value-type="float">
            <text:p>1747.952759</text:p>
          </table:table-cell>
          <table:table-cell table:number-columns-repeated="13"/>
        </table:table-row>
        <table:table-row table:style-name="ro1">
          <table:table-cell office:value-type="float" office:value="1663.589111" calcext:value-type="float">
            <text:p>1663.589111</text:p>
          </table:table-cell>
          <table:table-cell office:value-type="float" office:value="1743.130859" calcext:value-type="float">
            <text:p>1743.130859</text:p>
          </table:table-cell>
          <table:table-cell office:value-type="float" office:value="1674.713257" calcext:value-type="float">
            <text:p>1674.713257</text:p>
          </table:table-cell>
          <table:table-cell office:value-type="float" office:value="1739.17749" calcext:value-type="float">
            <text:p>1739.17749</text:p>
          </table:table-cell>
          <table:table-cell table:number-columns-repeated="13"/>
        </table:table-row>
        <table:table-row table:style-name="ro1">
          <table:table-cell office:value-type="float" office:value="1659.618164" calcext:value-type="float">
            <text:p>1659.618164</text:p>
          </table:table-cell>
          <table:table-cell office:value-type="float" office:value="1748.427979" calcext:value-type="float">
            <text:p>1748.427979</text:p>
          </table:table-cell>
          <table:table-cell office:value-type="float" office:value="1668.592529" calcext:value-type="float">
            <text:p>1668.592529</text:p>
          </table:table-cell>
          <table:table-cell office:value-type="float" office:value="1746.330322" calcext:value-type="float">
            <text:p>1746.330322</text:p>
          </table:table-cell>
          <table:table-cell table:number-columns-repeated="13"/>
        </table:table-row>
        <table:table-row table:style-name="ro1">
          <table:table-cell office:value-type="float" office:value="1663.378662" calcext:value-type="float">
            <text:p>1663.378662</text:p>
          </table:table-cell>
          <table:table-cell office:value-type="float" office:value="1738.255859" calcext:value-type="float">
            <text:p>1738.255859</text:p>
          </table:table-cell>
          <table:table-cell office:value-type="float" office:value="1673.427612" calcext:value-type="float">
            <text:p>1673.427612</text:p>
          </table:table-cell>
          <table:table-cell office:value-type="float" office:value="1734.524536" calcext:value-type="float">
            <text:p>1734.524536</text:p>
          </table:table-cell>
          <table:table-cell table:number-columns-repeated="13"/>
        </table:table-row>
        <table:table-row table:style-name="ro1">
          <table:table-cell office:value-type="float" office:value="1663.203979" calcext:value-type="float">
            <text:p>1663.203979</text:p>
          </table:table-cell>
          <table:table-cell office:value-type="float" office:value="1748.594849" calcext:value-type="float">
            <text:p>1748.594849</text:p>
          </table:table-cell>
          <table:table-cell office:value-type="float" office:value="1669.280396" calcext:value-type="float">
            <text:p>1669.280396</text:p>
          </table:table-cell>
          <table:table-cell office:value-type="float" office:value="1746.937744" calcext:value-type="float">
            <text:p>1746.937744</text:p>
          </table:table-cell>
          <table:table-cell table:number-columns-repeated="13"/>
        </table:table-row>
        <table:table-row table:style-name="ro1">
          <table:table-cell office:value-type="float" office:value="1664.044922" calcext:value-type="float">
            <text:p>1664.044922</text:p>
          </table:table-cell>
          <table:table-cell office:value-type="float" office:value="1742.928223" calcext:value-type="float">
            <text:p>1742.928223</text:p>
          </table:table-cell>
          <table:table-cell office:value-type="float" office:value="1671.40625" calcext:value-type="float">
            <text:p>1671.40625</text:p>
          </table:table-cell>
          <table:table-cell office:value-type="float" office:value="1740.253906" calcext:value-type="float">
            <text:p>1740.253906</text:p>
          </table:table-cell>
          <table:table-cell table:number-columns-repeated="13"/>
        </table:table-row>
        <table:table-row table:style-name="ro1">
          <table:table-cell office:value-type="float" office:value="1662.878174" calcext:value-type="float">
            <text:p>1662.878174</text:p>
          </table:table-cell>
          <table:table-cell office:value-type="float" office:value="1745.14856" calcext:value-type="float">
            <text:p>1745.14856</text:p>
          </table:table-cell>
          <table:table-cell office:value-type="float" office:value="1668.914429" calcext:value-type="float">
            <text:p>1668.914429</text:p>
          </table:table-cell>
          <table:table-cell office:value-type="float" office:value="1745.819092" calcext:value-type="float">
            <text:p>1745.819092</text:p>
          </table:table-cell>
          <table:table-cell table:number-columns-repeated="13"/>
        </table:table-row>
        <table:table-row table:style-name="ro1">
          <table:table-cell office:value-type="float" office:value="1665.104492" calcext:value-type="float">
            <text:p>1665.104492</text:p>
          </table:table-cell>
          <table:table-cell office:value-type="float" office:value="1741.083984" calcext:value-type="float">
            <text:p>1741.083984</text:p>
          </table:table-cell>
          <table:table-cell office:value-type="float" office:value="1670.708252" calcext:value-type="float">
            <text:p>1670.708252</text:p>
          </table:table-cell>
          <table:table-cell office:value-type="float" office:value="1738.12146" calcext:value-type="float">
            <text:p>1738.12146</text:p>
          </table:table-cell>
          <table:table-cell table:number-columns-repeated="13"/>
        </table:table-row>
        <table:table-row table:style-name="ro1">
          <table:table-cell office:value-type="float" office:value="1665.728271" calcext:value-type="float">
            <text:p>1665.728271</text:p>
          </table:table-cell>
          <table:table-cell office:value-type="float" office:value="1740.17688" calcext:value-type="float">
            <text:p>1740.17688</text:p>
          </table:table-cell>
          <table:table-cell office:value-type="float" office:value="1675.871338" calcext:value-type="float">
            <text:p>1675.871338</text:p>
          </table:table-cell>
          <table:table-cell office:value-type="float" office:value="1736.751465" calcext:value-type="float">
            <text:p>1736.751465</text:p>
          </table:table-cell>
          <table:table-cell table:number-columns-repeated="13"/>
        </table:table-row>
        <table:table-row table:style-name="ro1">
          <table:table-cell office:value-type="float" office:value="1662.254272" calcext:value-type="float">
            <text:p>1662.254272</text:p>
          </table:table-cell>
          <table:table-cell office:value-type="float" office:value="1738.01416" calcext:value-type="float">
            <text:p>1738.01416</text:p>
          </table:table-cell>
          <table:table-cell office:value-type="float" office:value="1671.943848" calcext:value-type="float">
            <text:p>1671.943848</text:p>
          </table:table-cell>
          <table:table-cell office:value-type="float" office:value="1732.647095" calcext:value-type="float">
            <text:p>1732.647095</text:p>
          </table:table-cell>
          <table:table-cell table:number-columns-repeated="13"/>
        </table:table-row>
        <table:table-row table:style-name="ro1">
          <table:table-cell office:value-type="float" office:value="1659.026245" calcext:value-type="float">
            <text:p>1659.026245</text:p>
          </table:table-cell>
          <table:table-cell office:value-type="float" office:value="1747.65332" calcext:value-type="float">
            <text:p>1747.65332</text:p>
          </table:table-cell>
          <table:table-cell office:value-type="float" office:value="1668.491699" calcext:value-type="float">
            <text:p>1668.491699</text:p>
          </table:table-cell>
          <table:table-cell office:value-type="float" office:value="1741.785645" calcext:value-type="float">
            <text:p>1741.785645</text:p>
          </table:table-cell>
          <table:table-cell table:number-columns-repeated="13"/>
        </table:table-row>
        <table:table-row table:style-name="ro1">
          <table:table-cell office:value-type="float" office:value="1662.088013" calcext:value-type="float">
            <text:p>1662.088013</text:p>
          </table:table-cell>
          <table:table-cell office:value-type="float" office:value="1743.83374" calcext:value-type="float">
            <text:p>1743.83374</text:p>
          </table:table-cell>
          <table:table-cell office:value-type="float" office:value="1671.827026" calcext:value-type="float">
            <text:p>1671.827026</text:p>
          </table:table-cell>
          <table:table-cell office:value-type="float" office:value="1739.291504" calcext:value-type="float">
            <text:p>1739.291504</text:p>
          </table:table-cell>
          <table:table-cell table:number-columns-repeated="13"/>
        </table:table-row>
        <table:table-row table:style-name="ro1">
          <table:table-cell office:value-type="float" office:value="1662.670044" calcext:value-type="float">
            <text:p>1662.670044</text:p>
          </table:table-cell>
          <table:table-cell office:value-type="float" office:value="1747.744995" calcext:value-type="float">
            <text:p>1747.744995</text:p>
          </table:table-cell>
          <table:table-cell office:value-type="float" office:value="1667.423584" calcext:value-type="float">
            <text:p>1667.423584</text:p>
          </table:table-cell>
          <table:table-cell office:value-type="float" office:value="1744.238159" calcext:value-type="float">
            <text:p>1744.238159</text:p>
          </table:table-cell>
          <table:table-cell table:number-columns-repeated="13"/>
        </table:table-row>
        <table:table-row table:style-name="ro1">
          <table:table-cell office:value-type="float" office:value="1662.045166" calcext:value-type="float">
            <text:p>1662.045166</text:p>
          </table:table-cell>
          <table:table-cell office:value-type="float" office:value="1742.842285" calcext:value-type="float">
            <text:p>1742.842285</text:p>
          </table:table-cell>
          <table:table-cell office:value-type="float" office:value="1667.561279" calcext:value-type="float">
            <text:p>1667.561279</text:p>
          </table:table-cell>
          <table:table-cell office:value-type="float" office:value="1741.532837" calcext:value-type="float">
            <text:p>1741.532837</text:p>
          </table:table-cell>
          <table:table-cell table:number-columns-repeated="13"/>
        </table:table-row>
        <table:table-row table:style-name="ro1">
          <table:table-cell office:value-type="float" office:value="1662.649048" calcext:value-type="float">
            <text:p>1662.649048</text:p>
          </table:table-cell>
          <table:table-cell office:value-type="float" office:value="1741.007935" calcext:value-type="float">
            <text:p>1741.007935</text:p>
          </table:table-cell>
          <table:table-cell office:value-type="float" office:value="1669.933716" calcext:value-type="float">
            <text:p>1669.933716</text:p>
          </table:table-cell>
          <table:table-cell office:value-type="float" office:value="1735.496948" calcext:value-type="float">
            <text:p>1735.496948</text:p>
          </table:table-cell>
          <table:table-cell table:number-columns-repeated="13"/>
        </table:table-row>
        <table:table-row table:style-name="ro1">
          <table:table-cell office:value-type="float" office:value="1662.234497" calcext:value-type="float">
            <text:p>1662.234497</text:p>
          </table:table-cell>
          <table:table-cell office:value-type="float" office:value="1740.361694" calcext:value-type="float">
            <text:p>1740.361694</text:p>
          </table:table-cell>
          <table:table-cell office:value-type="float" office:value="1671.724243" calcext:value-type="float">
            <text:p>1671.724243</text:p>
          </table:table-cell>
          <table:table-cell office:value-type="float" office:value="1738.386475" calcext:value-type="float">
            <text:p>1738.386475</text:p>
          </table:table-cell>
          <table:table-cell table:number-columns-repeated="13"/>
        </table:table-row>
        <table:table-row table:style-name="ro1">
          <table:table-cell office:value-type="float" office:value="1664.901001" calcext:value-type="float">
            <text:p>1664.901001</text:p>
          </table:table-cell>
          <table:table-cell office:value-type="float" office:value="1749.558228" calcext:value-type="float">
            <text:p>1749.558228</text:p>
          </table:table-cell>
          <table:table-cell office:value-type="float" office:value="1673.032959" calcext:value-type="float">
            <text:p>1673.032959</text:p>
          </table:table-cell>
          <table:table-cell office:value-type="float" office:value="1745.023193" calcext:value-type="float">
            <text:p>1745.023193</text:p>
          </table:table-cell>
          <table:table-cell table:number-columns-repeated="13"/>
        </table:table-row>
        <table:table-row table:style-name="ro1">
          <table:table-cell office:value-type="float" office:value="1666.537109" calcext:value-type="float">
            <text:p>1666.537109</text:p>
          </table:table-cell>
          <table:table-cell office:value-type="float" office:value="1736.660767" calcext:value-type="float">
            <text:p>1736.660767</text:p>
          </table:table-cell>
          <table:table-cell office:value-type="float" office:value="1674.129028" calcext:value-type="float">
            <text:p>1674.129028</text:p>
          </table:table-cell>
          <table:table-cell office:value-type="float" office:value="1736.21814" calcext:value-type="float">
            <text:p>1736.21814</text:p>
          </table:table-cell>
          <table:table-cell table:number-columns-repeated="13"/>
        </table:table-row>
        <table:table-row table:style-name="ro1">
          <table:table-cell office:value-type="float" office:value="1663.612549" calcext:value-type="float">
            <text:p>1663.612549</text:p>
          </table:table-cell>
          <table:table-cell office:value-type="float" office:value="1744.1427" calcext:value-type="float">
            <text:p>1744.1427</text:p>
          </table:table-cell>
          <table:table-cell office:value-type="float" office:value="1674.40686" calcext:value-type="float">
            <text:p>1674.40686</text:p>
          </table:table-cell>
          <table:table-cell office:value-type="float" office:value="1741.868896" calcext:value-type="float">
            <text:p>1741.868896</text:p>
          </table:table-cell>
          <table:table-cell table:number-columns-repeated="13"/>
        </table:table-row>
        <table:table-row table:style-name="ro1">
          <table:table-cell office:value-type="float" office:value="1669.597534" calcext:value-type="float">
            <text:p>1669.597534</text:p>
          </table:table-cell>
          <table:table-cell office:value-type="float" office:value="1738.890869" calcext:value-type="float">
            <text:p>1738.890869</text:p>
          </table:table-cell>
          <table:table-cell office:value-type="float" office:value="1677.086792" calcext:value-type="float">
            <text:p>1677.086792</text:p>
          </table:table-cell>
          <table:table-cell office:value-type="float" office:value="1737.106812" calcext:value-type="float">
            <text:p>1737.106812</text:p>
          </table:table-cell>
          <table:table-cell table:number-columns-repeated="13"/>
        </table:table-row>
        <table:table-row table:style-name="ro1">
          <table:table-cell office:value-type="float" office:value="1662.557129" calcext:value-type="float">
            <text:p>1662.557129</text:p>
          </table:table-cell>
          <table:table-cell office:value-type="float" office:value="1750.036865" calcext:value-type="float">
            <text:p>1750.036865</text:p>
          </table:table-cell>
          <table:table-cell office:value-type="float" office:value="1671.494141" calcext:value-type="float">
            <text:p>1671.494141</text:p>
          </table:table-cell>
          <table:table-cell office:value-type="float" office:value="1747.097778" calcext:value-type="float">
            <text:p>1747.097778</text:p>
          </table:table-cell>
          <table:table-cell table:number-columns-repeated="13"/>
        </table:table-row>
        <table:table-row table:style-name="ro1">
          <table:table-cell office:value-type="float" office:value="1666.6073" calcext:value-type="float">
            <text:p>1666.6073</text:p>
          </table:table-cell>
          <table:table-cell office:value-type="float" office:value="1745.205322" calcext:value-type="float">
            <text:p>1745.205322</text:p>
          </table:table-cell>
          <table:table-cell office:value-type="float" office:value="1674.344971" calcext:value-type="float">
            <text:p>1674.344971</text:p>
          </table:table-cell>
          <table:table-cell office:value-type="float" office:value="1740.210571" calcext:value-type="float">
            <text:p>1740.210571</text:p>
          </table:table-cell>
          <table:table-cell table:number-columns-repeated="13"/>
        </table:table-row>
        <table:table-row table:style-name="ro1">
          <table:table-cell office:value-type="float" office:value="1664.219849" calcext:value-type="float">
            <text:p>1664.219849</text:p>
          </table:table-cell>
          <table:table-cell office:value-type="float" office:value="1752.468872" calcext:value-type="float">
            <text:p>1752.468872</text:p>
          </table:table-cell>
          <table:table-cell office:value-type="float" office:value="1673.016235" calcext:value-type="float">
            <text:p>1673.016235</text:p>
          </table:table-cell>
          <table:table-cell office:value-type="float" office:value="1747.084717" calcext:value-type="float">
            <text:p>1747.084717</text:p>
          </table:table-cell>
          <table:table-cell table:number-columns-repeated="13"/>
        </table:table-row>
        <table:table-row table:style-name="ro1">
          <table:table-cell office:value-type="float" office:value="1661.963867" calcext:value-type="float">
            <text:p>1661.963867</text:p>
          </table:table-cell>
          <table:table-cell office:value-type="float" office:value="1748.062988" calcext:value-type="float">
            <text:p>1748.062988</text:p>
          </table:table-cell>
          <table:table-cell office:value-type="float" office:value="1671.702271" calcext:value-type="float">
            <text:p>1671.702271</text:p>
          </table:table-cell>
          <table:table-cell office:value-type="float" office:value="1743.217285" calcext:value-type="float">
            <text:p>1743.217285</text:p>
          </table:table-cell>
          <table:table-cell table:number-columns-repeated="13"/>
        </table:table-row>
        <table:table-row table:style-name="ro1">
          <table:table-cell office:value-type="float" office:value="1666.675537" calcext:value-type="float">
            <text:p>1666.675537</text:p>
          </table:table-cell>
          <table:table-cell office:value-type="float" office:value="1740.247925" calcext:value-type="float">
            <text:p>1740.247925</text:p>
          </table:table-cell>
          <table:table-cell office:value-type="float" office:value="1674.391235" calcext:value-type="float">
            <text:p>1674.391235</text:p>
          </table:table-cell>
          <table:table-cell office:value-type="float" office:value="1734.847412" calcext:value-type="float">
            <text:p>1734.847412</text:p>
          </table:table-cell>
          <table:table-cell table:number-columns-repeated="13"/>
        </table:table-row>
        <table:table-row table:style-name="ro1">
          <table:table-cell office:value-type="float" office:value="1664.723999" calcext:value-type="float">
            <text:p>1664.723999</text:p>
          </table:table-cell>
          <table:table-cell office:value-type="float" office:value="1750.688843" calcext:value-type="float">
            <text:p>1750.688843</text:p>
          </table:table-cell>
          <table:table-cell office:value-type="float" office:value="1675.230225" calcext:value-type="float">
            <text:p>1675.230225</text:p>
          </table:table-cell>
          <table:table-cell office:value-type="float" office:value="1746.210693" calcext:value-type="float">
            <text:p>1746.210693</text:p>
          </table:table-cell>
          <table:table-cell table:number-columns-repeated="13"/>
        </table:table-row>
        <table:table-row table:style-name="ro1">
          <table:table-cell office:value-type="float" office:value="1667.644653" calcext:value-type="float">
            <text:p>1667.644653</text:p>
          </table:table-cell>
          <table:table-cell office:value-type="float" office:value="1738.095703" calcext:value-type="float">
            <text:p>1738.095703</text:p>
          </table:table-cell>
          <table:table-cell office:value-type="float" office:value="1674.543335" calcext:value-type="float">
            <text:p>1674.543335</text:p>
          </table:table-cell>
          <table:table-cell office:value-type="float" office:value="1736.741333" calcext:value-type="float">
            <text:p>1736.741333</text:p>
          </table:table-cell>
          <table:table-cell table:number-columns-repeated="13"/>
        </table:table-row>
        <table:table-row table:style-name="ro1">
          <table:table-cell office:value-type="float" office:value="1662.548828" calcext:value-type="float">
            <text:p>1662.548828</text:p>
          </table:table-cell>
          <table:table-cell office:value-type="float" office:value="1732.159424" calcext:value-type="float">
            <text:p>1732.159424</text:p>
          </table:table-cell>
          <table:table-cell office:value-type="float" office:value="1673.195801" calcext:value-type="float">
            <text:p>1673.195801</text:p>
          </table:table-cell>
          <table:table-cell office:value-type="float" office:value="1725.022095" calcext:value-type="float">
            <text:p>1725.022095</text:p>
          </table:table-cell>
          <table:table-cell table:number-columns-repeated="13"/>
        </table:table-row>
        <table:table-row table:style-name="ro1">
          <table:table-cell office:value-type="float" office:value="1647.914917" calcext:value-type="float">
            <text:p>1647.914917</text:p>
          </table:table-cell>
          <table:table-cell office:value-type="float" office:value="1732.874634" calcext:value-type="float">
            <text:p>1732.874634</text:p>
          </table:table-cell>
          <table:table-cell office:value-type="float" office:value="1652.603638" calcext:value-type="float">
            <text:p>1652.603638</text:p>
          </table:table-cell>
          <table:table-cell office:value-type="float" office:value="1735.18103" calcext:value-type="float">
            <text:p>1735.18103</text:p>
          </table:table-cell>
          <table:table-cell table:number-columns-repeated="13"/>
        </table:table-row>
        <table:table-row table:style-name="ro1">
          <table:table-cell office:value-type="float" office:value="1629.521729" calcext:value-type="float">
            <text:p>1629.521729</text:p>
          </table:table-cell>
          <table:table-cell office:value-type="float" office:value="1721.851562" calcext:value-type="float">
            <text:p>1721.851562</text:p>
          </table:table-cell>
          <table:table-cell office:value-type="float" office:value="1641.815186" calcext:value-type="float">
            <text:p>1641.815186</text:p>
          </table:table-cell>
          <table:table-cell office:value-type="float" office:value="1720.055298" calcext:value-type="float">
            <text:p>1720.055298</text:p>
          </table:table-cell>
          <table:table-cell table:number-columns-repeated="13"/>
        </table:table-row>
        <table:table-row table:style-name="ro1">
          <table:table-cell office:value-type="float" office:value="1627.824707" calcext:value-type="float">
            <text:p>1627.824707</text:p>
          </table:table-cell>
          <table:table-cell office:value-type="float" office:value="1706.775635" calcext:value-type="float">
            <text:p>1706.775635</text:p>
          </table:table-cell>
          <table:table-cell office:value-type="float" office:value="1636.294189" calcext:value-type="float">
            <text:p>1636.294189</text:p>
          </table:table-cell>
          <table:table-cell office:value-type="float" office:value="1702.56189" calcext:value-type="float">
            <text:p>1702.56189</text:p>
          </table:table-cell>
          <table:table-cell table:number-columns-repeated="13"/>
        </table:table-row>
        <table:table-row table:style-name="ro1">
          <table:table-cell office:value-type="float" office:value="1616.90918" calcext:value-type="float">
            <text:p>1616.90918</text:p>
          </table:table-cell>
          <table:table-cell office:value-type="float" office:value="1698.019165" calcext:value-type="float">
            <text:p>1698.019165</text:p>
          </table:table-cell>
          <table:table-cell office:value-type="float" office:value="1630.459229" calcext:value-type="float">
            <text:p>1630.459229</text:p>
          </table:table-cell>
          <table:table-cell office:value-type="float" office:value="1690.038696" calcext:value-type="float">
            <text:p>1690.038696</text:p>
          </table:table-cell>
          <table:table-cell table:number-columns-repeated="13"/>
        </table:table-row>
        <table:table-row table:style-name="ro1">
          <table:table-cell office:value-type="float" office:value="1617.337524" calcext:value-type="float">
            <text:p>1617.337524</text:p>
          </table:table-cell>
          <table:table-cell office:value-type="float" office:value="1682.888672" calcext:value-type="float">
            <text:p>1682.888672</text:p>
          </table:table-cell>
          <table:table-cell office:value-type="float" office:value="1614.296753" calcext:value-type="float">
            <text:p>1614.296753</text:p>
          </table:table-cell>
          <table:table-cell office:value-type="float" office:value="1682.182495" calcext:value-type="float">
            <text:p>1682.182495</text:p>
          </table:table-cell>
          <table:table-cell table:number-columns-repeated="13"/>
        </table:table-row>
        <table:table-row table:style-name="ro1">
          <table:table-cell office:value-type="float" office:value="1608.921387" calcext:value-type="float">
            <text:p>1608.921387</text:p>
          </table:table-cell>
          <table:table-cell office:value-type="float" office:value="1674.145996" calcext:value-type="float">
            <text:p>1674.145996</text:p>
          </table:table-cell>
          <table:table-cell office:value-type="float" office:value="1616.992188" calcext:value-type="float">
            <text:p>1616.992188</text:p>
          </table:table-cell>
          <table:table-cell office:value-type="float" office:value="1673.616211" calcext:value-type="float">
            <text:p>1673.616211</text:p>
          </table:table-cell>
          <table:table-cell table:number-columns-repeated="13"/>
        </table:table-row>
        <table:table-row table:style-name="ro1">
          <table:table-cell office:value-type="float" office:value="1602.286255" calcext:value-type="float">
            <text:p>1602.286255</text:p>
          </table:table-cell>
          <table:table-cell office:value-type="float" office:value="1666.600342" calcext:value-type="float">
            <text:p>1666.600342</text:p>
          </table:table-cell>
          <table:table-cell office:value-type="float" office:value="1612.3396" calcext:value-type="float">
            <text:p>1612.3396</text:p>
          </table:table-cell>
          <table:table-cell office:value-type="float" office:value="1662.200684" calcext:value-type="float">
            <text:p>1662.200684</text:p>
          </table:table-cell>
          <table:table-cell table:number-columns-repeated="13"/>
        </table:table-row>
        <table:table-row table:style-name="ro1">
          <table:table-cell office:value-type="float" office:value="1596.981079" calcext:value-type="float">
            <text:p>1596.981079</text:p>
          </table:table-cell>
          <table:table-cell office:value-type="float" office:value="1660.960571" calcext:value-type="float">
            <text:p>1660.960571</text:p>
          </table:table-cell>
          <table:table-cell office:value-type="float" office:value="1603.828125" calcext:value-type="float">
            <text:p>1603.828125</text:p>
          </table:table-cell>
          <table:table-cell office:value-type="float" office:value="1660.659058" calcext:value-type="float">
            <text:p>1660.659058</text:p>
          </table:table-cell>
          <table:table-cell table:number-columns-repeated="13"/>
        </table:table-row>
        <table:table-row table:style-name="ro1">
          <table:table-cell office:value-type="float" office:value="1590.762207" calcext:value-type="float">
            <text:p>1590.762207</text:p>
          </table:table-cell>
          <table:table-cell office:value-type="float" office:value="1657.269165" calcext:value-type="float">
            <text:p>1657.269165</text:p>
          </table:table-cell>
          <table:table-cell office:value-type="float" office:value="1599.333984" calcext:value-type="float">
            <text:p>1599.333984</text:p>
          </table:table-cell>
          <table:table-cell office:value-type="float" office:value="1650.086792" calcext:value-type="float">
            <text:p>1650.086792</text:p>
          </table:table-cell>
          <table:table-cell table:number-columns-repeated="13"/>
        </table:table-row>
        <table:table-row table:style-name="ro1">
          <table:table-cell office:value-type="float" office:value="1595.466064" calcext:value-type="float">
            <text:p>1595.466064</text:p>
          </table:table-cell>
          <table:table-cell office:value-type="float" office:value="1637.822754" calcext:value-type="float">
            <text:p>1637.822754</text:p>
          </table:table-cell>
          <table:table-cell office:value-type="float" office:value="1597.399414" calcext:value-type="float">
            <text:p>1597.399414</text:p>
          </table:table-cell>
          <table:table-cell office:value-type="float" office:value="1640.972046" calcext:value-type="float">
            <text:p>1640.972046</text:p>
          </table:table-cell>
          <table:table-cell table:number-columns-repeated="13"/>
        </table:table-row>
        <table:table-row table:style-name="ro1">
          <table:table-cell office:value-type="float" office:value="1590.162842" calcext:value-type="float">
            <text:p>1590.162842</text:p>
          </table:table-cell>
          <table:table-cell office:value-type="float" office:value="1635.21228" calcext:value-type="float">
            <text:p>1635.21228</text:p>
          </table:table-cell>
          <table:table-cell office:value-type="float" office:value="1595.592651" calcext:value-type="float">
            <text:p>1595.592651</text:p>
          </table:table-cell>
          <table:table-cell office:value-type="float" office:value="1634.434204" calcext:value-type="float">
            <text:p>1634.434204</text:p>
          </table:table-cell>
          <table:table-cell table:number-columns-repeated="13"/>
        </table:table-row>
        <table:table-row table:style-name="ro1">
          <table:table-cell office:value-type="float" office:value="1582.392822" calcext:value-type="float">
            <text:p>1582.392822</text:p>
          </table:table-cell>
          <table:table-cell office:value-type="float" office:value="1635.786865" calcext:value-type="float">
            <text:p>1635.786865</text:p>
          </table:table-cell>
          <table:table-cell office:value-type="float" office:value="1589.800049" calcext:value-type="float">
            <text:p>1589.800049</text:p>
          </table:table-cell>
          <table:table-cell office:value-type="float" office:value="1629.943237" calcext:value-type="float">
            <text:p>1629.943237</text:p>
          </table:table-cell>
          <table:table-cell table:number-columns-repeated="13"/>
        </table:table-row>
        <table:table-row table:style-name="ro1">
          <table:table-cell office:value-type="float" office:value="1587.254639" calcext:value-type="float">
            <text:p>1587.254639</text:p>
          </table:table-cell>
          <table:table-cell office:value-type="float" office:value="1622.921265" calcext:value-type="float">
            <text:p>1622.921265</text:p>
          </table:table-cell>
          <table:table-cell office:value-type="float" office:value="1590.745605" calcext:value-type="float">
            <text:p>1590.745605</text:p>
          </table:table-cell>
          <table:table-cell office:value-type="float" office:value="1624.008667" calcext:value-type="float">
            <text:p>1624.008667</text:p>
          </table:table-cell>
          <table:table-cell table:number-columns-repeated="13"/>
        </table:table-row>
        <table:table-row table:style-name="ro1">
          <table:table-cell office:value-type="float" office:value="1582.083008" calcext:value-type="float">
            <text:p>1582.083008</text:p>
          </table:table-cell>
          <table:table-cell office:value-type="float" office:value="1619.659058" calcext:value-type="float">
            <text:p>1619.659058</text:p>
          </table:table-cell>
          <table:table-cell office:value-type="float" office:value="1588.305054" calcext:value-type="float">
            <text:p>1588.305054</text:p>
          </table:table-cell>
          <table:table-cell office:value-type="float" office:value="1621.172974" calcext:value-type="float">
            <text:p>1621.172974</text:p>
          </table:table-cell>
          <table:table-cell table:number-columns-repeated="13"/>
        </table:table-row>
        <table:table-row table:style-name="ro1">
          <table:table-cell office:value-type="float" office:value="1580.026855" calcext:value-type="float">
            <text:p>1580.026855</text:p>
          </table:table-cell>
          <table:table-cell office:value-type="float" office:value="1614.715942" calcext:value-type="float">
            <text:p>1614.715942</text:p>
          </table:table-cell>
          <table:table-cell office:value-type="float" office:value="1585.159668" calcext:value-type="float">
            <text:p>1585.159668</text:p>
          </table:table-cell>
          <table:table-cell office:value-type="float" office:value="1614.65332" calcext:value-type="float">
            <text:p>1614.65332</text:p>
          </table:table-cell>
          <table:table-cell table:number-columns-repeated="13"/>
        </table:table-row>
        <table:table-row table:style-name="ro1">
          <table:table-cell office:value-type="float" office:value="1577.066162" calcext:value-type="float">
            <text:p>1577.066162</text:p>
          </table:table-cell>
          <table:table-cell office:value-type="float" office:value="1610.744751" calcext:value-type="float">
            <text:p>1610.744751</text:p>
          </table:table-cell>
          <table:table-cell office:value-type="float" office:value="1581.112793" calcext:value-type="float">
            <text:p>1581.112793</text:p>
          </table:table-cell>
          <table:table-cell office:value-type="float" office:value="1610.268921" calcext:value-type="float">
            <text:p>1610.268921</text:p>
          </table:table-cell>
          <table:table-cell table:number-columns-repeated="13"/>
        </table:table-row>
        <table:table-row table:style-name="ro1">
          <table:table-cell office:value-type="float" office:value="1578.838989" calcext:value-type="float">
            <text:p>1578.838989</text:p>
          </table:table-cell>
          <table:table-cell office:value-type="float" office:value="1608.172241" calcext:value-type="float">
            <text:p>1608.172241</text:p>
          </table:table-cell>
          <table:table-cell office:value-type="float" office:value="1580.793213" calcext:value-type="float">
            <text:p>1580.793213</text:p>
          </table:table-cell>
          <table:table-cell office:value-type="float" office:value="1610.143188" calcext:value-type="float">
            <text:p>1610.143188</text:p>
          </table:table-cell>
          <table:table-cell table:number-columns-repeated="13"/>
        </table:table-row>
        <table:table-row table:style-name="ro1">
          <table:table-cell office:value-type="float" office:value="1575.950928" calcext:value-type="float">
            <text:p>1575.950928</text:p>
          </table:table-cell>
          <table:table-cell office:value-type="float" office:value="1602.369751" calcext:value-type="float">
            <text:p>1602.369751</text:p>
          </table:table-cell>
          <table:table-cell office:value-type="float" office:value="1579.820679" calcext:value-type="float">
            <text:p>1579.820679</text:p>
          </table:table-cell>
          <table:table-cell office:value-type="float" office:value="1602.305176" calcext:value-type="float">
            <text:p>1602.305176</text:p>
          </table:table-cell>
          <table:table-cell table:number-columns-repeated="13"/>
        </table:table-row>
        <table:table-row table:style-name="ro1">
          <table:table-cell office:value-type="float" office:value="1581.005981" calcext:value-type="float">
            <text:p>1581.005981</text:p>
          </table:table-cell>
          <table:table-cell office:value-type="float" office:value="1596.032837" calcext:value-type="float">
            <text:p>1596.032837</text:p>
          </table:table-cell>
          <table:table-cell office:value-type="float" office:value="1582.442261" calcext:value-type="float">
            <text:p>1582.442261</text:p>
          </table:table-cell>
          <table:table-cell office:value-type="float" office:value="1598.440796" calcext:value-type="float">
            <text:p>1598.440796</text:p>
          </table:table-cell>
          <table:table-cell table:number-columns-repeated="13"/>
        </table:table-row>
        <table:table-row table:style-name="ro1">
          <table:table-cell office:value-type="float" office:value="1568.980225" calcext:value-type="float">
            <text:p>1568.980225</text:p>
          </table:table-cell>
          <table:table-cell office:value-type="float" office:value="1602.195435" calcext:value-type="float">
            <text:p>1602.195435</text:p>
          </table:table-cell>
          <table:table-cell office:value-type="float" office:value="1578.439331" calcext:value-type="float">
            <text:p>1578.439331</text:p>
          </table:table-cell>
          <table:table-cell office:value-type="float" office:value="1600.210205" calcext:value-type="float">
            <text:p>1600.210205</text:p>
          </table:table-cell>
          <table:table-cell table:number-columns-repeated="13"/>
        </table:table-row>
        <table:table-row table:style-name="ro1">
          <table:table-cell office:value-type="float" office:value="1568.731445" calcext:value-type="float">
            <text:p>1568.731445</text:p>
          </table:table-cell>
          <table:table-cell office:value-type="float" office:value="1596.728027" calcext:value-type="float">
            <text:p>1596.728027</text:p>
          </table:table-cell>
          <table:table-cell office:value-type="float" office:value="1575.649048" calcext:value-type="float">
            <text:p>1575.649048</text:p>
          </table:table-cell>
          <table:table-cell office:value-type="float" office:value="1596.004272" calcext:value-type="float">
            <text:p>1596.004272</text:p>
          </table:table-cell>
          <table:table-cell table:number-columns-repeated="13"/>
        </table:table-row>
        <table:table-row table:style-name="ro1">
          <table:table-cell office:value-type="float" office:value="1570.954468" calcext:value-type="float">
            <text:p>1570.954468</text:p>
          </table:table-cell>
          <table:table-cell office:value-type="float" office:value="1593.488403" calcext:value-type="float">
            <text:p>1593.488403</text:p>
          </table:table-cell>
          <table:table-cell office:value-type="float" office:value="1575.928467" calcext:value-type="float">
            <text:p>1575.928467</text:p>
          </table:table-cell>
          <table:table-cell office:value-type="float" office:value="1595.02417" calcext:value-type="float">
            <text:p>1595.02417</text:p>
          </table:table-cell>
          <table:table-cell table:number-columns-repeated="13"/>
        </table:table-row>
        <table:table-row table:style-name="ro1">
          <table:table-cell office:value-type="float" office:value="1570.215698" calcext:value-type="float">
            <text:p>1570.215698</text:p>
          </table:table-cell>
          <table:table-cell office:value-type="float" office:value="1590.17334" calcext:value-type="float">
            <text:p>1590.17334</text:p>
          </table:table-cell>
          <table:table-cell office:value-type="float" office:value="1575.734009" calcext:value-type="float">
            <text:p>1575.734009</text:p>
          </table:table-cell>
          <table:table-cell office:value-type="float" office:value="1590.494995" calcext:value-type="float">
            <text:p>1590.494995</text:p>
          </table:table-cell>
          <table:table-cell table:number-columns-repeated="13"/>
        </table:table-row>
        <table:table-row table:style-name="ro1">
          <table:table-cell office:value-type="float" office:value="1568.950439" calcext:value-type="float">
            <text:p>1568.950439</text:p>
          </table:table-cell>
          <table:table-cell office:value-type="float" office:value="1588.606689" calcext:value-type="float">
            <text:p>1588.606689</text:p>
          </table:table-cell>
          <table:table-cell office:value-type="float" office:value="1571.988525" calcext:value-type="float">
            <text:p>1571.988525</text:p>
          </table:table-cell>
          <table:table-cell office:value-type="float" office:value="1591.983521" calcext:value-type="float">
            <text:p>1591.983521</text:p>
          </table:table-cell>
          <table:table-cell table:number-columns-repeated="13"/>
        </table:table-row>
        <table:table-row table:style-name="ro1">
          <table:table-cell office:value-type="float" office:value="1569.059082" calcext:value-type="float">
            <text:p>1569.059082</text:p>
          </table:table-cell>
          <table:table-cell office:value-type="float" office:value="1582.6698" calcext:value-type="float">
            <text:p>1582.6698</text:p>
          </table:table-cell>
          <table:table-cell office:value-type="float" office:value="1571.827393" calcext:value-type="float">
            <text:p>1571.827393</text:p>
          </table:table-cell>
          <table:table-cell office:value-type="float" office:value="1584.9021" calcext:value-type="float">
            <text:p>1584.9021</text:p>
          </table:table-cell>
          <table:table-cell table:number-columns-repeated="13"/>
        </table:table-row>
        <table:table-row table:style-name="ro1">
          <table:table-cell office:value-type="float" office:value="1570.880493" calcext:value-type="float">
            <text:p>1570.880493</text:p>
          </table:table-cell>
          <table:table-cell office:value-type="float" office:value="1591.701172" calcext:value-type="float">
            <text:p>1591.701172</text:p>
          </table:table-cell>
          <table:table-cell office:value-type="float" office:value="1562.989624" calcext:value-type="float">
            <text:p>1562.989624</text:p>
          </table:table-cell>
          <table:table-cell office:value-type="float" office:value="1582.703857" calcext:value-type="float">
            <text:p>1582.703857</text:p>
          </table:table-cell>
          <table:table-cell table:number-columns-repeated="13"/>
        </table:table-row>
        <table:table-row table:style-name="ro1">
          <table:table-cell office:value-type="float" office:value="1567.660522" calcext:value-type="float">
            <text:p>1567.660522</text:p>
          </table:table-cell>
          <table:table-cell office:value-type="float" office:value="1586.601562" calcext:value-type="float">
            <text:p>1586.601562</text:p>
          </table:table-cell>
          <table:table-cell office:value-type="float" office:value="1571.392334" calcext:value-type="float">
            <text:p>1571.392334</text:p>
          </table:table-cell>
          <table:table-cell office:value-type="float" office:value="1585.164917" calcext:value-type="float">
            <text:p>1585.164917</text:p>
          </table:table-cell>
          <table:table-cell table:number-columns-repeated="13"/>
        </table:table-row>
        <table:table-row table:style-name="ro1">
          <table:table-cell office:value-type="float" office:value="1564.407959" calcext:value-type="float">
            <text:p>1564.407959</text:p>
          </table:table-cell>
          <table:table-cell office:value-type="float" office:value="1585.264282" calcext:value-type="float">
            <text:p>1585.264282</text:p>
          </table:table-cell>
          <table:table-cell office:value-type="float" office:value="1567.743652" calcext:value-type="float">
            <text:p>1567.743652</text:p>
          </table:table-cell>
          <table:table-cell office:value-type="float" office:value="1582.406494" calcext:value-type="float">
            <text:p>1582.406494</text:p>
          </table:table-cell>
          <table:table-cell table:number-columns-repeated="13"/>
        </table:table-row>
        <table:table-row table:style-name="ro1">
          <table:table-cell office:value-type="float" office:value="1570.595825" calcext:value-type="float">
            <text:p>1570.595825</text:p>
          </table:table-cell>
          <table:table-cell office:value-type="float" office:value="1581.559082" calcext:value-type="float">
            <text:p>1581.559082</text:p>
          </table:table-cell>
          <table:table-cell office:value-type="float" office:value="1567.647461" calcext:value-type="float">
            <text:p>1567.647461</text:p>
          </table:table-cell>
          <table:table-cell office:value-type="float" office:value="1582.193604" calcext:value-type="float">
            <text:p>1582.193604</text:p>
          </table:table-cell>
          <table:table-cell table:number-columns-repeated="13"/>
        </table:table-row>
        <table:table-row table:style-name="ro1">
          <table:table-cell office:value-type="float" office:value="1568.629272" calcext:value-type="float">
            <text:p>1568.629272</text:p>
          </table:table-cell>
          <table:table-cell office:value-type="float" office:value="1581.037598" calcext:value-type="float">
            <text:p>1581.037598</text:p>
          </table:table-cell>
          <table:table-cell office:value-type="float" office:value="1570.618042" calcext:value-type="float">
            <text:p>1570.618042</text:p>
          </table:table-cell>
          <table:table-cell office:value-type="float" office:value="1581.918701" calcext:value-type="float">
            <text:p>1581.918701</text:p>
          </table:table-cell>
          <table:table-cell table:number-columns-repeated="13"/>
        </table:table-row>
        <table:table-row table:style-name="ro1">
          <table:table-cell office:value-type="float" office:value="1565.704712" calcext:value-type="float">
            <text:p>1565.704712</text:p>
          </table:table-cell>
          <table:table-cell office:value-type="float" office:value="1580.376831" calcext:value-type="float">
            <text:p>1580.376831</text:p>
          </table:table-cell>
          <table:table-cell office:value-type="float" office:value="1567.76416" calcext:value-type="float">
            <text:p>1567.76416</text:p>
          </table:table-cell>
          <table:table-cell office:value-type="float" office:value="1578.446289" calcext:value-type="float">
            <text:p>1578.446289</text:p>
          </table:table-cell>
          <table:table-cell table:number-columns-repeated="13"/>
        </table:table-row>
        <table:table-row table:style-name="ro1">
          <table:table-cell office:value-type="float" office:value="1563.831787" calcext:value-type="float">
            <text:p>1563.831787</text:p>
          </table:table-cell>
          <table:table-cell office:value-type="float" office:value="1581.370972" calcext:value-type="float">
            <text:p>1581.370972</text:p>
          </table:table-cell>
          <table:table-cell office:value-type="float" office:value="1567.164307" calcext:value-type="float">
            <text:p>1567.164307</text:p>
          </table:table-cell>
          <table:table-cell office:value-type="float" office:value="1577.856079" calcext:value-type="float">
            <text:p>1577.856079</text:p>
          </table:table-cell>
          <table:table-cell table:number-columns-repeated="13"/>
        </table:table-row>
        <table:table-row table:style-name="ro1">
          <table:table-cell office:value-type="float" office:value="1565.312744" calcext:value-type="float">
            <text:p>1565.312744</text:p>
          </table:table-cell>
          <table:table-cell office:value-type="float" office:value="1579.938721" calcext:value-type="float">
            <text:p>1579.938721</text:p>
          </table:table-cell>
          <table:table-cell office:value-type="float" office:value="1568.664307" calcext:value-type="float">
            <text:p>1568.664307</text:p>
          </table:table-cell>
          <table:table-cell office:value-type="float" office:value="1577.108398" calcext:value-type="float">
            <text:p>1577.108398</text:p>
          </table:table-cell>
          <table:table-cell table:number-columns-repeated="13"/>
        </table:table-row>
        <table:table-row table:style-name="ro1">
          <table:table-cell office:value-type="float" office:value="1566.171509" calcext:value-type="float">
            <text:p>1566.171509</text:p>
          </table:table-cell>
          <table:table-cell office:value-type="float" office:value="1578.200195" calcext:value-type="float">
            <text:p>1578.200195</text:p>
          </table:table-cell>
          <table:table-cell office:value-type="float" office:value="1568.832886" calcext:value-type="float">
            <text:p>1568.832886</text:p>
          </table:table-cell>
          <table:table-cell office:value-type="float" office:value="1576.297119" calcext:value-type="float">
            <text:p>1576.297119</text:p>
          </table:table-cell>
          <table:table-cell table:number-columns-repeated="13"/>
        </table:table-row>
        <table:table-row table:style-name="ro1">
          <table:table-cell office:value-type="float" office:value="1566.437622" calcext:value-type="float">
            <text:p>1566.437622</text:p>
          </table:table-cell>
          <table:table-cell office:value-type="float" office:value="1575.308228" calcext:value-type="float">
            <text:p>1575.308228</text:p>
          </table:table-cell>
          <table:table-cell office:value-type="float" office:value="1564.428955" calcext:value-type="float">
            <text:p>1564.428955</text:p>
          </table:table-cell>
          <table:table-cell office:value-type="float" office:value="1576.646118" calcext:value-type="float">
            <text:p>1576.646118</text:p>
          </table:table-cell>
          <table:table-cell table:number-columns-repeated="13"/>
        </table:table-row>
        <table:table-row table:style-name="ro1">
          <table:table-cell office:value-type="float" office:value="1566.630737" calcext:value-type="float">
            <text:p>1566.630737</text:p>
          </table:table-cell>
          <table:table-cell office:value-type="float" office:value="1572.496338" calcext:value-type="float">
            <text:p>1572.496338</text:p>
          </table:table-cell>
          <table:table-cell office:value-type="float" office:value="1567.420776" calcext:value-type="float">
            <text:p>1567.420776</text:p>
          </table:table-cell>
          <table:table-cell office:value-type="float" office:value="1572.989868" calcext:value-type="float">
            <text:p>1572.989868</text:p>
          </table:table-cell>
          <table:table-cell table:number-columns-repeated="13"/>
        </table:table-row>
        <table:table-row table:style-name="ro1">
          <table:table-cell office:value-type="float" office:value="1567.360352" calcext:value-type="float">
            <text:p>1567.360352</text:p>
          </table:table-cell>
          <table:table-cell office:value-type="float" office:value="1575.265625" calcext:value-type="float">
            <text:p>1575.265625</text:p>
          </table:table-cell>
          <table:table-cell office:value-type="float" office:value="1570.690063" calcext:value-type="float">
            <text:p>1570.690063</text:p>
          </table:table-cell>
          <table:table-cell office:value-type="float" office:value="1575.214355" calcext:value-type="float">
            <text:p>1575.214355</text:p>
          </table:table-cell>
          <table:table-cell table:number-columns-repeated="13"/>
        </table:table-row>
        <table:table-row table:style-name="ro1">
          <table:table-cell office:value-type="float" office:value="1565.247925" calcext:value-type="float">
            <text:p>1565.247925</text:p>
          </table:table-cell>
          <table:table-cell office:value-type="float" office:value="1574.463257" calcext:value-type="float">
            <text:p>1574.463257</text:p>
          </table:table-cell>
          <table:table-cell office:value-type="float" office:value="1566.625366" calcext:value-type="float">
            <text:p>1566.625366</text:p>
          </table:table-cell>
          <table:table-cell office:value-type="float" office:value="1572.02124" calcext:value-type="float">
            <text:p>1572.02124</text:p>
          </table:table-cell>
          <table:table-cell table:number-columns-repeated="13"/>
        </table:table-row>
        <table:table-row table:style-name="ro1">
          <table:table-cell office:value-type="float" office:value="1560.902588" calcext:value-type="float">
            <text:p>1560.902588</text:p>
          </table:table-cell>
          <table:table-cell office:value-type="float" office:value="1573.697021" calcext:value-type="float">
            <text:p>1573.697021</text:p>
          </table:table-cell>
          <table:table-cell office:value-type="float" office:value="1562.64563" calcext:value-type="float">
            <text:p>1562.64563</text:p>
          </table:table-cell>
          <table:table-cell office:value-type="float" office:value="1572.34082" calcext:value-type="float">
            <text:p>1572.34082</text:p>
          </table:table-cell>
          <table:table-cell table:number-columns-repeated="13"/>
        </table:table-row>
        <table:table-row table:style-name="ro1">
          <table:table-cell office:value-type="float" office:value="1568.794922" calcext:value-type="float">
            <text:p>1568.794922</text:p>
          </table:table-cell>
          <table:table-cell office:value-type="float" office:value="1568.822388" calcext:value-type="float">
            <text:p>1568.822388</text:p>
          </table:table-cell>
          <table:table-cell office:value-type="float" office:value="1567.832275" calcext:value-type="float">
            <text:p>1567.832275</text:p>
          </table:table-cell>
          <table:table-cell office:value-type="float" office:value="1570.346313" calcext:value-type="float">
            <text:p>1570.346313</text:p>
          </table:table-cell>
          <table:table-cell table:number-columns-repeated="13"/>
        </table:table-row>
        <table:table-row table:style-name="ro1">
          <table:table-cell office:value-type="float" office:value="1565.709961" calcext:value-type="float">
            <text:p>1565.709961</text:p>
          </table:table-cell>
          <table:table-cell office:value-type="float" office:value="1571.009277" calcext:value-type="float">
            <text:p>1571.009277</text:p>
          </table:table-cell>
          <table:table-cell office:value-type="float" office:value="1568.161743" calcext:value-type="float">
            <text:p>1568.161743</text:p>
          </table:table-cell>
          <table:table-cell office:value-type="float" office:value="1571.141968" calcext:value-type="float">
            <text:p>1571.141968</text:p>
          </table:table-cell>
          <table:table-cell table:number-columns-repeated="13"/>
        </table:table-row>
        <table:table-row table:style-name="ro1">
          <table:table-cell office:value-type="float" office:value="1533.966187" calcext:value-type="float">
            <text:p>1533.966187</text:p>
          </table:table-cell>
          <table:table-cell office:value-type="float" office:value="1538.385254" calcext:value-type="float">
            <text:p>1538.385254</text:p>
          </table:table-cell>
          <table:table-cell office:value-type="float" office:value="1585.187012" calcext:value-type="float">
            <text:p>1585.187012</text:p>
          </table:table-cell>
          <table:table-cell office:value-type="float" office:value="1614.460205" calcext:value-type="float">
            <text:p>1614.460205</text:p>
          </table:table-cell>
          <table:table-cell table:number-columns-repeated="13"/>
        </table:table-row>
        <table:table-row table:style-name="ro1">
          <table:table-cell office:value-type="float" office:value="1531.973755" calcext:value-type="float">
            <text:p>1531.973755</text:p>
          </table:table-cell>
          <table:table-cell office:value-type="float" office:value="1510.744751" calcext:value-type="float">
            <text:p>1510.744751</text:p>
          </table:table-cell>
          <table:table-cell office:value-type="float" office:value="1605.362427" calcext:value-type="float">
            <text:p>1605.362427</text:p>
          </table:table-cell>
          <table:table-cell office:value-type="float" office:value="1630.78894" calcext:value-type="float">
            <text:p>1630.78894</text:p>
          </table:table-cell>
          <table:table-cell table:number-columns-repeated="13"/>
        </table:table-row>
        <table:table-row table:style-name="ro1">
          <table:table-cell office:value-type="float" office:value="1541.942749" calcext:value-type="float">
            <text:p>1541.942749</text:p>
          </table:table-cell>
          <table:table-cell office:value-type="float" office:value="1520.923584" calcext:value-type="float">
            <text:p>1520.923584</text:p>
          </table:table-cell>
          <table:table-cell office:value-type="float" office:value="1621.408447" calcext:value-type="float">
            <text:p>1621.408447</text:p>
          </table:table-cell>
          <table:table-cell office:value-type="float" office:value="1642.102783" calcext:value-type="float">
            <text:p>1642.102783</text:p>
          </table:table-cell>
          <table:table-cell table:number-columns-repeated="13"/>
        </table:table-row>
        <table:table-row table:style-name="ro1">
          <table:table-cell office:value-type="float" office:value="1535.856445" calcext:value-type="float">
            <text:p>1535.856445</text:p>
          </table:table-cell>
          <table:table-cell office:value-type="float" office:value="1549.2146" calcext:value-type="float">
            <text:p>1549.2146</text:p>
          </table:table-cell>
          <table:table-cell office:value-type="float" office:value="1628.530029" calcext:value-type="float">
            <text:p>1628.530029</text:p>
          </table:table-cell>
          <table:table-cell office:value-type="float" office:value="1623.841431" calcext:value-type="float">
            <text:p>1623.841431</text:p>
          </table:table-cell>
          <table:table-cell table:number-columns-repeated="13"/>
        </table:table-row>
        <table:table-row table:style-name="ro1">
          <table:table-cell office:value-type="float" office:value="1573.472168" calcext:value-type="float">
            <text:p>1573.472168</text:p>
          </table:table-cell>
          <table:table-cell office:value-type="float" office:value="1577.366821" calcext:value-type="float">
            <text:p>1577.366821</text:p>
          </table:table-cell>
          <table:table-cell office:value-type="float" office:value="1620.581787" calcext:value-type="float">
            <text:p>1620.581787</text:p>
          </table:table-cell>
          <table:table-cell office:value-type="float" office:value="1655.552368" calcext:value-type="float">
            <text:p>1655.552368</text:p>
          </table:table-cell>
          <table:table-cell table:number-columns-repeated="13"/>
        </table:table-row>
        <table:table-row table:style-name="ro1">
          <table:table-cell office:value-type="float" office:value="1568.851196" calcext:value-type="float">
            <text:p>1568.851196</text:p>
          </table:table-cell>
          <table:table-cell office:value-type="float" office:value="1569.033691" calcext:value-type="float">
            <text:p>1569.033691</text:p>
          </table:table-cell>
          <table:table-cell office:value-type="float" office:value="1623.734131" calcext:value-type="float">
            <text:p>1623.734131</text:p>
          </table:table-cell>
          <table:table-cell office:value-type="float" office:value="1667.67627" calcext:value-type="float">
            <text:p>1667.67627</text:p>
          </table:table-cell>
          <table:table-cell table:number-columns-repeated="13"/>
        </table:table-row>
        <table:table-row table:style-name="ro1">
          <table:table-cell office:value-type="float" office:value="1578.747192" calcext:value-type="float">
            <text:p>1578.747192</text:p>
          </table:table-cell>
          <table:table-cell office:value-type="float" office:value="1589.786377" calcext:value-type="float">
            <text:p>1589.786377</text:p>
          </table:table-cell>
          <table:table-cell office:value-type="float" office:value="1617.789429" calcext:value-type="float">
            <text:p>1617.789429</text:p>
          </table:table-cell>
          <table:table-cell office:value-type="float" office:value="1688.887695" calcext:value-type="float">
            <text:p>1688.887695</text:p>
          </table:table-cell>
          <table:table-cell table:number-columns-repeated="13"/>
        </table:table-row>
        <table:table-row table:style-name="ro1">
          <table:table-cell office:value-type="float" office:value="1589.799438" calcext:value-type="float">
            <text:p>1589.799438</text:p>
          </table:table-cell>
          <table:table-cell office:value-type="float" office:value="1593.530518" calcext:value-type="float">
            <text:p>1593.530518</text:p>
          </table:table-cell>
          <table:table-cell office:value-type="float" office:value="1652.573853" calcext:value-type="float">
            <text:p>1652.573853</text:p>
          </table:table-cell>
          <table:table-cell office:value-type="float" office:value="1661.94397" calcext:value-type="float">
            <text:p>1661.94397</text:p>
          </table:table-cell>
          <table:table-cell table:number-columns-repeated="13"/>
        </table:table-row>
        <table:table-row table:style-name="ro1">
          <table:table-cell office:value-type="float" office:value="1603.969482" calcext:value-type="float">
            <text:p>1603.969482</text:p>
          </table:table-cell>
          <table:table-cell office:value-type="float" office:value="1625.722534" calcext:value-type="float">
            <text:p>1625.722534</text:p>
          </table:table-cell>
          <table:table-cell office:value-type="float" office:value="1655.957886" calcext:value-type="float">
            <text:p>1655.957886</text:p>
          </table:table-cell>
          <table:table-cell office:value-type="float" office:value="1696.723511" calcext:value-type="float">
            <text:p>1696.723511</text:p>
          </table:table-cell>
          <table:table-cell table:number-columns-repeated="13"/>
        </table:table-row>
        <table:table-row table:style-name="ro1">
          <table:table-cell office:value-type="float" office:value="1613.404175" calcext:value-type="float">
            <text:p>1613.404175</text:p>
          </table:table-cell>
          <table:table-cell office:value-type="float" office:value="1651.730347" calcext:value-type="float">
            <text:p>1651.730347</text:p>
          </table:table-cell>
          <table:table-cell office:value-type="float" office:value="1649.862305" calcext:value-type="float">
            <text:p>1649.862305</text:p>
          </table:table-cell>
          <table:table-cell office:value-type="float" office:value="1708.164429" calcext:value-type="float">
            <text:p>1708.164429</text:p>
          </table:table-cell>
          <table:table-cell table:number-columns-repeated="13"/>
        </table:table-row>
        <table:table-row table:style-name="ro1">
          <table:table-cell office:value-type="float" office:value="1663.317749" calcext:value-type="float">
            <text:p>1663.317749</text:p>
          </table:table-cell>
          <table:table-cell office:value-type="float" office:value="1692.122681" calcext:value-type="float">
            <text:p>1692.122681</text:p>
          </table:table-cell>
          <table:table-cell office:value-type="float" office:value="1638.664551" calcext:value-type="float">
            <text:p>1638.664551</text:p>
          </table:table-cell>
          <table:table-cell office:value-type="float" office:value="1687.447266" calcext:value-type="float">
            <text:p>1687.447266</text:p>
          </table:table-cell>
          <table:table-cell table:number-columns-repeated="13"/>
        </table:table-row>
        <table:table-row table:style-name="ro1">
          <table:table-cell office:value-type="float" office:value="1658.731445" calcext:value-type="float">
            <text:p>1658.731445</text:p>
          </table:table-cell>
          <table:table-cell office:value-type="float" office:value="1698.728394" calcext:value-type="float">
            <text:p>1698.728394</text:p>
          </table:table-cell>
          <table:table-cell office:value-type="float" office:value="1637.745117" calcext:value-type="float">
            <text:p>1637.745117</text:p>
          </table:table-cell>
          <table:table-cell office:value-type="float" office:value="1698.480957" calcext:value-type="float">
            <text:p>1698.480957</text:p>
          </table:table-cell>
          <table:table-cell table:number-columns-repeated="13"/>
        </table:table-row>
        <table:table-row table:style-name="ro1">
          <table:table-cell office:value-type="float" office:value="1643.927612" calcext:value-type="float">
            <text:p>1643.927612</text:p>
          </table:table-cell>
          <table:table-cell office:value-type="float" office:value="1714.532715" calcext:value-type="float">
            <text:p>1714.532715</text:p>
          </table:table-cell>
          <table:table-cell office:value-type="float" office:value="1647.3125" calcext:value-type="float">
            <text:p>1647.3125</text:p>
          </table:table-cell>
          <table:table-cell office:value-type="float" office:value="1709.46814" calcext:value-type="float">
            <text:p>1709.46814</text:p>
          </table:table-cell>
          <table:table-cell table:number-columns-repeated="13"/>
        </table:table-row>
        <table:table-row table:style-name="ro1">
          <table:table-cell office:value-type="float" office:value="1640.269287" calcext:value-type="float">
            <text:p>1640.269287</text:p>
          </table:table-cell>
          <table:table-cell office:value-type="float" office:value="1715.824463" calcext:value-type="float">
            <text:p>1715.824463</text:p>
          </table:table-cell>
          <table:table-cell office:value-type="float" office:value="1648.302979" calcext:value-type="float">
            <text:p>1648.302979</text:p>
          </table:table-cell>
          <table:table-cell office:value-type="float" office:value="1702.521973" calcext:value-type="float">
            <text:p>1702.521973</text:p>
          </table:table-cell>
          <table:table-cell table:number-columns-repeated="13"/>
        </table:table-row>
        <table:table-row table:style-name="ro1">
          <table:table-cell office:value-type="float" office:value="1636.396118" calcext:value-type="float">
            <text:p>1636.396118</text:p>
          </table:table-cell>
          <table:table-cell office:value-type="float" office:value="1700.911499" calcext:value-type="float">
            <text:p>1700.911499</text:p>
          </table:table-cell>
          <table:table-cell office:value-type="float" office:value="1637.22876" calcext:value-type="float">
            <text:p>1637.22876</text:p>
          </table:table-cell>
          <table:table-cell office:value-type="float" office:value="1698.539307" calcext:value-type="float">
            <text:p>1698.539307</text:p>
          </table:table-cell>
          <table:table-cell table:number-columns-repeated="13"/>
        </table:table-row>
        <table:table-row table:style-name="ro1">
          <table:table-cell office:value-type="float" office:value="1620.483276" calcext:value-type="float">
            <text:p>1620.483276</text:p>
          </table:table-cell>
          <table:table-cell office:value-type="float" office:value="1710.193848" calcext:value-type="float">
            <text:p>1710.193848</text:p>
          </table:table-cell>
          <table:table-cell office:value-type="float" office:value="1630.555054" calcext:value-type="float">
            <text:p>1630.555054</text:p>
          </table:table-cell>
          <table:table-cell office:value-type="float" office:value="1706.855103" calcext:value-type="float">
            <text:p>1706.855103</text:p>
          </table:table-cell>
          <table:table-cell table:number-columns-repeated="13"/>
        </table:table-row>
        <table:table-row table:style-name="ro1">
          <table:table-cell office:value-type="float" office:value="1632.524902" calcext:value-type="float">
            <text:p>1632.524902</text:p>
          </table:table-cell>
          <table:table-cell office:value-type="float" office:value="1696.250244" calcext:value-type="float">
            <text:p>1696.250244</text:p>
          </table:table-cell>
          <table:table-cell office:value-type="float" office:value="1639.948486" calcext:value-type="float">
            <text:p>1639.948486</text:p>
          </table:table-cell>
          <table:table-cell office:value-type="float" office:value="1686.044678" calcext:value-type="float">
            <text:p>1686.044678</text:p>
          </table:table-cell>
          <table:table-cell table:number-columns-repeated="13"/>
        </table:table-row>
        <table:table-row table:style-name="ro1">
          <table:table-cell office:value-type="float" office:value="1634.82019" calcext:value-type="float">
            <text:p>1634.82019</text:p>
          </table:table-cell>
          <table:table-cell office:value-type="float" office:value="1704.714844" calcext:value-type="float">
            <text:p>1704.714844</text:p>
          </table:table-cell>
          <table:table-cell office:value-type="float" office:value="1642.548828" calcext:value-type="float">
            <text:p>1642.548828</text:p>
          </table:table-cell>
          <table:table-cell office:value-type="float" office:value="1698.645264" calcext:value-type="float">
            <text:p>1698.645264</text:p>
          </table:table-cell>
          <table:table-cell table:number-columns-repeated="13"/>
        </table:table-row>
        <table:table-row table:style-name="ro1">
          <table:table-cell office:value-type="float" office:value="1636.857666" calcext:value-type="float">
            <text:p>1636.857666</text:p>
          </table:table-cell>
          <table:table-cell office:value-type="float" office:value="1700.989624" calcext:value-type="float">
            <text:p>1700.989624</text:p>
          </table:table-cell>
          <table:table-cell office:value-type="float" office:value="1638.806519" calcext:value-type="float">
            <text:p>1638.806519</text:p>
          </table:table-cell>
          <table:table-cell office:value-type="float" office:value="1694.379517" calcext:value-type="float">
            <text:p>1694.379517</text:p>
          </table:table-cell>
          <table:table-cell table:number-columns-repeated="13"/>
        </table:table-row>
        <table:table-row table:style-name="ro1">
          <table:table-cell office:value-type="float" office:value="1638.123779" calcext:value-type="float">
            <text:p>1638.123779</text:p>
          </table:table-cell>
          <table:table-cell office:value-type="float" office:value="1694.249023" calcext:value-type="float">
            <text:p>1694.249023</text:p>
          </table:table-cell>
          <table:table-cell office:value-type="float" office:value="1647.340332" calcext:value-type="float">
            <text:p>1647.340332</text:p>
          </table:table-cell>
          <table:table-cell office:value-type="float" office:value="1689.20166" calcext:value-type="float">
            <text:p>1689.20166</text:p>
          </table:table-cell>
          <table:table-cell table:number-columns-repeated="13"/>
        </table:table-row>
        <table:table-row table:style-name="ro1">
          <table:table-cell office:value-type="float" office:value="1637.832031" calcext:value-type="float">
            <text:p>1637.832031</text:p>
          </table:table-cell>
          <table:table-cell office:value-type="float" office:value="1696.085571" calcext:value-type="float">
            <text:p>1696.085571</text:p>
          </table:table-cell>
          <table:table-cell office:value-type="float" office:value="1645.334106" calcext:value-type="float">
            <text:p>1645.334106</text:p>
          </table:table-cell>
          <table:table-cell office:value-type="float" office:value="1693.879272" calcext:value-type="float">
            <text:p>1693.879272</text:p>
          </table:table-cell>
          <table:table-cell table:number-columns-repeated="13"/>
        </table:table-row>
        <table:table-row table:style-name="ro1">
          <table:table-cell office:value-type="float" office:value="1634.478638" calcext:value-type="float">
            <text:p>1634.478638</text:p>
          </table:table-cell>
          <table:table-cell office:value-type="float" office:value="1700.270264" calcext:value-type="float">
            <text:p>1700.270264</text:p>
          </table:table-cell>
          <table:table-cell office:value-type="float" office:value="1642.704834" calcext:value-type="float">
            <text:p>1642.704834</text:p>
          </table:table-cell>
          <table:table-cell office:value-type="float" office:value="1694.721924" calcext:value-type="float">
            <text:p>1694.721924</text:p>
          </table:table-cell>
          <table:table-cell table:number-columns-repeated="13"/>
        </table:table-row>
        <table:table-row table:style-name="ro1">
          <table:table-cell office:value-type="float" office:value="1636.063721" calcext:value-type="float">
            <text:p>1636.063721</text:p>
          </table:table-cell>
          <table:table-cell office:value-type="float" office:value="1695.327148" calcext:value-type="float">
            <text:p>1695.327148</text:p>
          </table:table-cell>
          <table:table-cell office:value-type="float" office:value="1645.26001" calcext:value-type="float">
            <text:p>1645.26001</text:p>
          </table:table-cell>
          <table:table-cell office:value-type="float" office:value="1692.674805" calcext:value-type="float">
            <text:p>1692.674805</text:p>
          </table:table-cell>
          <table:table-cell table:number-columns-repeated="13"/>
        </table:table-row>
        <table:table-row table:style-name="ro1">
          <table:table-cell office:value-type="float" office:value="1637.559814" calcext:value-type="float">
            <text:p>1637.559814</text:p>
          </table:table-cell>
          <table:table-cell office:value-type="float" office:value="1701.390381" calcext:value-type="float">
            <text:p>1701.390381</text:p>
          </table:table-cell>
          <table:table-cell office:value-type="float" office:value="1642.976562" calcext:value-type="float">
            <text:p>1642.976562</text:p>
          </table:table-cell>
          <table:table-cell office:value-type="float" office:value="1698.493896" calcext:value-type="float">
            <text:p>1698.493896</text:p>
          </table:table-cell>
          <table:table-cell table:number-columns-repeated="13"/>
        </table:table-row>
        <table:table-row table:style-name="ro1">
          <table:table-cell office:value-type="float" office:value="1638.833008" calcext:value-type="float">
            <text:p>1638.833008</text:p>
          </table:table-cell>
          <table:table-cell office:value-type="float" office:value="1697.995117" calcext:value-type="float">
            <text:p>1697.995117</text:p>
          </table:table-cell>
          <table:table-cell office:value-type="float" office:value="1647.170166" calcext:value-type="float">
            <text:p>1647.170166</text:p>
          </table:table-cell>
          <table:table-cell office:value-type="float" office:value="1692.857056" calcext:value-type="float">
            <text:p>1692.857056</text:p>
          </table:table-cell>
          <table:table-cell table:number-columns-repeated="13"/>
        </table:table-row>
        <table:table-row table:style-name="ro1">
          <table:table-cell office:value-type="float" office:value="1631.041748" calcext:value-type="float">
            <text:p>1631.041748</text:p>
          </table:table-cell>
          <table:table-cell office:value-type="float" office:value="1713.335938" calcext:value-type="float">
            <text:p>1713.335938</text:p>
          </table:table-cell>
          <table:table-cell office:value-type="float" office:value="1639.311401" calcext:value-type="float">
            <text:p>1639.311401</text:p>
          </table:table-cell>
          <table:table-cell office:value-type="float" office:value="1706.3396" calcext:value-type="float">
            <text:p>1706.3396</text:p>
          </table:table-cell>
          <table:table-cell table:number-columns-repeated="13"/>
        </table:table-row>
        <table:table-row table:style-name="ro1">
          <table:table-cell office:value-type="float" office:value="1639.668579" calcext:value-type="float">
            <text:p>1639.668579</text:p>
          </table:table-cell>
          <table:table-cell office:value-type="float" office:value="1699.369873" calcext:value-type="float">
            <text:p>1699.369873</text:p>
          </table:table-cell>
          <table:table-cell office:value-type="float" office:value="1647.912964" calcext:value-type="float">
            <text:p>1647.912964</text:p>
          </table:table-cell>
          <table:table-cell office:value-type="float" office:value="1695.54126" calcext:value-type="float">
            <text:p>1695.54126</text:p>
          </table:table-cell>
          <table:table-cell table:number-columns-repeated="13"/>
        </table:table-row>
        <table:table-row table:style-name="ro1">
          <table:table-cell office:value-type="float" office:value="1641.496704" calcext:value-type="float">
            <text:p>1641.496704</text:p>
          </table:table-cell>
          <table:table-cell office:value-type="float" office:value="1701.704224" calcext:value-type="float">
            <text:p>1701.704224</text:p>
          </table:table-cell>
          <table:table-cell office:value-type="float" office:value="1649.189209" calcext:value-type="float">
            <text:p>1649.189209</text:p>
          </table:table-cell>
          <table:table-cell office:value-type="float" office:value="1698.56543" calcext:value-type="float">
            <text:p>1698.56543</text:p>
          </table:table-cell>
          <table:table-cell table:number-columns-repeated="13"/>
        </table:table-row>
        <table:table-row table:style-name="ro1">
          <table:table-cell office:value-type="float" office:value="1638.296875" calcext:value-type="float">
            <text:p>1638.296875</text:p>
          </table:table-cell>
          <table:table-cell office:value-type="float" office:value="1705.077026" calcext:value-type="float">
            <text:p>1705.077026</text:p>
          </table:table-cell>
          <table:table-cell office:value-type="float" office:value="1645.995972" calcext:value-type="float">
            <text:p>1645.995972</text:p>
          </table:table-cell>
          <table:table-cell office:value-type="float" office:value="1702.394653" calcext:value-type="float">
            <text:p>1702.394653</text:p>
          </table:table-cell>
          <table:table-cell table:number-columns-repeated="13"/>
        </table:table-row>
        <table:table-row table:style-name="ro1">
          <table:table-cell office:value-type="float" office:value="1640.819458" calcext:value-type="float">
            <text:p>1640.819458</text:p>
          </table:table-cell>
          <table:table-cell office:value-type="float" office:value="1706.258667" calcext:value-type="float">
            <text:p>1706.258667</text:p>
          </table:table-cell>
          <table:table-cell office:value-type="float" office:value="1647.349487" calcext:value-type="float">
            <text:p>1647.349487</text:p>
          </table:table-cell>
          <table:table-cell office:value-type="float" office:value="1701.385864" calcext:value-type="float">
            <text:p>1701.385864</text:p>
          </table:table-cell>
          <table:table-cell table:number-columns-repeated="13"/>
        </table:table-row>
        <table:table-row table:style-name="ro1">
          <table:table-cell office:value-type="float" office:value="1638.156982" calcext:value-type="float">
            <text:p>1638.156982</text:p>
          </table:table-cell>
          <table:table-cell office:value-type="float" office:value="1711.699585" calcext:value-type="float">
            <text:p>1711.699585</text:p>
          </table:table-cell>
          <table:table-cell office:value-type="float" office:value="1642.550049" calcext:value-type="float">
            <text:p>1642.550049</text:p>
          </table:table-cell>
          <table:table-cell office:value-type="float" office:value="1709.653809" calcext:value-type="float">
            <text:p>1709.653809</text:p>
          </table:table-cell>
          <table:table-cell table:number-columns-repeated="13"/>
        </table:table-row>
        <table:table-row table:style-name="ro1">
          <table:table-cell office:value-type="float" office:value="1645.644165" calcext:value-type="float">
            <text:p>1645.644165</text:p>
          </table:table-cell>
          <table:table-cell office:value-type="float" office:value="1698.85144" calcext:value-type="float">
            <text:p>1698.85144</text:p>
          </table:table-cell>
          <table:table-cell office:value-type="float" office:value="1651.355103" calcext:value-type="float">
            <text:p>1651.355103</text:p>
          </table:table-cell>
          <table:table-cell office:value-type="float" office:value="1698.473999" calcext:value-type="float">
            <text:p>1698.473999</text:p>
          </table:table-cell>
          <table:table-cell table:number-columns-repeated="13"/>
        </table:table-row>
        <table:table-row table:style-name="ro1">
          <table:table-cell office:value-type="float" office:value="1638.181641" calcext:value-type="float">
            <text:p>1638.181641</text:p>
          </table:table-cell>
          <table:table-cell office:value-type="float" office:value="1715.432861" calcext:value-type="float">
            <text:p>1715.432861</text:p>
          </table:table-cell>
          <table:table-cell office:value-type="float" office:value="1644.870605" calcext:value-type="float">
            <text:p>1644.870605</text:p>
          </table:table-cell>
          <table:table-cell office:value-type="float" office:value="1713.507568" calcext:value-type="float">
            <text:p>1713.507568</text:p>
          </table:table-cell>
          <table:table-cell table:number-columns-repeated="13"/>
        </table:table-row>
        <table:table-row table:style-name="ro1">
          <table:table-cell office:value-type="float" office:value="1638.503296" calcext:value-type="float">
            <text:p>1638.503296</text:p>
          </table:table-cell>
          <table:table-cell office:value-type="float" office:value="1718.650635" calcext:value-type="float">
            <text:p>1718.650635</text:p>
          </table:table-cell>
          <table:table-cell office:value-type="float" office:value="1646.44812" calcext:value-type="float">
            <text:p>1646.44812</text:p>
          </table:table-cell>
          <table:table-cell office:value-type="float" office:value="1713.830688" calcext:value-type="float">
            <text:p>1713.830688</text:p>
          </table:table-cell>
          <table:table-cell table:number-columns-repeated="13"/>
        </table:table-row>
        <table:table-row table:style-name="ro1">
          <table:table-cell office:value-type="float" office:value="1643.509033" calcext:value-type="float">
            <text:p>1643.509033</text:p>
          </table:table-cell>
          <table:table-cell office:value-type="float" office:value="1704.197388" calcext:value-type="float">
            <text:p>1704.197388</text:p>
          </table:table-cell>
          <table:table-cell office:value-type="float" office:value="1652.127319" calcext:value-type="float">
            <text:p>1652.127319</text:p>
          </table:table-cell>
          <table:table-cell office:value-type="float" office:value="1701.405029" calcext:value-type="float">
            <text:p>1701.405029</text:p>
          </table:table-cell>
          <table:table-cell table:number-columns-repeated="13"/>
        </table:table-row>
        <table:table-row table:style-name="ro1">
          <table:table-cell office:value-type="float" office:value="1640.652344" calcext:value-type="float">
            <text:p>1640.652344</text:p>
          </table:table-cell>
          <table:table-cell office:value-type="float" office:value="1711.428589" calcext:value-type="float">
            <text:p>1711.428589</text:p>
          </table:table-cell>
          <table:table-cell office:value-type="float" office:value="1643.840942" calcext:value-type="float">
            <text:p>1643.840942</text:p>
          </table:table-cell>
          <table:table-cell office:value-type="float" office:value="1710.059204" calcext:value-type="float">
            <text:p>1710.059204</text:p>
          </table:table-cell>
          <table:table-cell table:number-columns-repeated="13"/>
        </table:table-row>
        <table:table-row table:style-name="ro1">
          <table:table-cell office:value-type="float" office:value="1641.958862" calcext:value-type="float">
            <text:p>1641.958862</text:p>
          </table:table-cell>
          <table:table-cell office:value-type="float" office:value="1707.29541" calcext:value-type="float">
            <text:p>1707.29541</text:p>
          </table:table-cell>
          <table:table-cell office:value-type="float" office:value="1649.38562" calcext:value-type="float">
            <text:p>1649.38562</text:p>
          </table:table-cell>
          <table:table-cell office:value-type="float" office:value="1706.352539" calcext:value-type="float">
            <text:p>1706.352539</text:p>
          </table:table-cell>
          <table:table-cell table:number-columns-repeated="13"/>
        </table:table-row>
        <table:table-row table:style-name="ro1">
          <table:table-cell office:value-type="float" office:value="1638.215454" calcext:value-type="float">
            <text:p>1638.215454</text:p>
          </table:table-cell>
          <table:table-cell office:value-type="float" office:value="1713.799805" calcext:value-type="float">
            <text:p>1713.799805</text:p>
          </table:table-cell>
          <table:table-cell office:value-type="float" office:value="1646.683105" calcext:value-type="float">
            <text:p>1646.683105</text:p>
          </table:table-cell>
          <table:table-cell office:value-type="float" office:value="1709.770264" calcext:value-type="float">
            <text:p>1709.770264</text:p>
          </table:table-cell>
          <table:table-cell table:number-columns-repeated="13"/>
        </table:table-row>
        <table:table-row table:style-name="ro1">
          <table:table-cell office:value-type="float" office:value="1644.942627" calcext:value-type="float">
            <text:p>1644.942627</text:p>
          </table:table-cell>
          <table:table-cell office:value-type="float" office:value="1707.79126" calcext:value-type="float">
            <text:p>1707.79126</text:p>
          </table:table-cell>
          <table:table-cell office:value-type="float" office:value="1649.406738" calcext:value-type="float">
            <text:p>1649.406738</text:p>
          </table:table-cell>
          <table:table-cell office:value-type="float" office:value="1709.081909" calcext:value-type="float">
            <text:p>1709.081909</text:p>
          </table:table-cell>
          <table:table-cell table:number-columns-repeated="13"/>
        </table:table-row>
        <table:table-row table:style-name="ro1">
          <table:table-cell office:value-type="float" office:value="1639.668945" calcext:value-type="float">
            <text:p>1639.668945</text:p>
          </table:table-cell>
          <table:table-cell office:value-type="float" office:value="1715.756836" calcext:value-type="float">
            <text:p>1715.756836</text:p>
          </table:table-cell>
          <table:table-cell office:value-type="float" office:value="1644.624268" calcext:value-type="float">
            <text:p>1644.624268</text:p>
          </table:table-cell>
          <table:table-cell office:value-type="float" office:value="1715.70813" calcext:value-type="float">
            <text:p>1715.70813</text:p>
          </table:table-cell>
          <table:table-cell table:number-columns-repeated="13"/>
        </table:table-row>
        <table:table-row table:style-name="ro1">
          <table:table-cell office:value-type="float" office:value="1644.036011" calcext:value-type="float">
            <text:p>1644.036011</text:p>
          </table:table-cell>
          <table:table-cell office:value-type="float" office:value="1706.088501" calcext:value-type="float">
            <text:p>1706.088501</text:p>
          </table:table-cell>
          <table:table-cell office:value-type="float" office:value="1652.864624" calcext:value-type="float">
            <text:p>1652.864624</text:p>
          </table:table-cell>
          <table:table-cell office:value-type="float" office:value="1703.637695" calcext:value-type="float">
            <text:p>1703.637695</text:p>
          </table:table-cell>
          <table:table-cell table:number-columns-repeated="13"/>
        </table:table-row>
        <table:table-row table:style-name="ro1">
          <table:table-cell office:value-type="float" office:value="1641.779297" calcext:value-type="float">
            <text:p>1641.779297</text:p>
          </table:table-cell>
          <table:table-cell office:value-type="float" office:value="1719.578369" calcext:value-type="float">
            <text:p>1719.578369</text:p>
          </table:table-cell>
          <table:table-cell office:value-type="float" office:value="1647.069214" calcext:value-type="float">
            <text:p>1647.069214</text:p>
          </table:table-cell>
          <table:table-cell office:value-type="float" office:value="1715.720459" calcext:value-type="float">
            <text:p>1715.720459</text:p>
          </table:table-cell>
          <table:table-cell table:number-columns-repeated="13"/>
        </table:table-row>
        <table:table-row table:style-name="ro1">
          <table:table-cell office:value-type="float" office:value="1649.324463" calcext:value-type="float">
            <text:p>1649.324463</text:p>
          </table:table-cell>
          <table:table-cell office:value-type="float" office:value="1708.653809" calcext:value-type="float">
            <text:p>1708.653809</text:p>
          </table:table-cell>
          <table:table-cell office:value-type="float" office:value="1655.736328" calcext:value-type="float">
            <text:p>1655.736328</text:p>
          </table:table-cell>
          <table:table-cell office:value-type="float" office:value="1706.541016" calcext:value-type="float">
            <text:p>1706.541016</text:p>
          </table:table-cell>
          <table:table-cell table:number-columns-repeated="13"/>
        </table:table-row>
        <table:table-row table:style-name="ro1">
          <table:table-cell office:value-type="float" office:value="1641.9375" calcext:value-type="float">
            <text:p>1641.9375</text:p>
          </table:table-cell>
          <table:table-cell office:value-type="float" office:value="1717.990479" calcext:value-type="float">
            <text:p>1717.990479</text:p>
          </table:table-cell>
          <table:table-cell office:value-type="float" office:value="1647.904419" calcext:value-type="float">
            <text:p>1647.904419</text:p>
          </table:table-cell>
          <table:table-cell office:value-type="float" office:value="1714.153687" calcext:value-type="float">
            <text:p>1714.153687</text:p>
          </table:table-cell>
          <table:table-cell table:number-columns-repeated="13"/>
        </table:table-row>
        <table:table-row table:style-name="ro1">
          <table:table-cell office:value-type="float" office:value="1643.056763" calcext:value-type="float">
            <text:p>1643.056763</text:p>
          </table:table-cell>
          <table:table-cell office:value-type="float" office:value="1709.772461" calcext:value-type="float">
            <text:p>1709.772461</text:p>
          </table:table-cell>
          <table:table-cell office:value-type="float" office:value="1650.463745" calcext:value-type="float">
            <text:p>1650.463745</text:p>
          </table:table-cell>
          <table:table-cell office:value-type="float" office:value="1710.144287" calcext:value-type="float">
            <text:p>1710.144287</text:p>
          </table:table-cell>
          <table:table-cell table:number-columns-repeated="13"/>
        </table:table-row>
        <table:table-row table:style-name="ro1">
          <table:table-cell office:value-type="float" office:value="1646.522217" calcext:value-type="float">
            <text:p>1646.522217</text:p>
          </table:table-cell>
          <table:table-cell office:value-type="float" office:value="1718.108643" calcext:value-type="float">
            <text:p>1718.108643</text:p>
          </table:table-cell>
          <table:table-cell office:value-type="float" office:value="1651.221924" calcext:value-type="float">
            <text:p>1651.221924</text:p>
          </table:table-cell>
          <table:table-cell office:value-type="float" office:value="1713.68042" calcext:value-type="float">
            <text:p>1713.68042</text:p>
          </table:table-cell>
          <table:table-cell table:number-columns-repeated="13"/>
        </table:table-row>
        <table:table-row table:style-name="ro1">
          <table:table-cell office:value-type="float" office:value="1644.394653" calcext:value-type="float">
            <text:p>1644.394653</text:p>
          </table:table-cell>
          <table:table-cell office:value-type="float" office:value="1710.838867" calcext:value-type="float">
            <text:p>1710.838867</text:p>
          </table:table-cell>
          <table:table-cell office:value-type="float" office:value="1651.221191" calcext:value-type="float">
            <text:p>1651.221191</text:p>
          </table:table-cell>
          <table:table-cell office:value-type="float" office:value="1707.801514" calcext:value-type="float">
            <text:p>1707.801514</text:p>
          </table:table-cell>
          <table:table-cell table:number-columns-repeated="13"/>
        </table:table-row>
        <table:table-row table:style-name="ro1">
          <table:table-cell office:value-type="float" office:value="1642.933228" calcext:value-type="float">
            <text:p>1642.933228</text:p>
          </table:table-cell>
          <table:table-cell office:value-type="float" office:value="1719.981079" calcext:value-type="float">
            <text:p>1719.981079</text:p>
          </table:table-cell>
          <table:table-cell office:value-type="float" office:value="1648.996582" calcext:value-type="float">
            <text:p>1648.996582</text:p>
          </table:table-cell>
          <table:table-cell office:value-type="float" office:value="1713.603149" calcext:value-type="float">
            <text:p>1713.603149</text:p>
          </table:table-cell>
          <table:table-cell table:number-columns-repeated="13"/>
        </table:table-row>
        <table:table-row table:style-name="ro1">
          <table:table-cell office:value-type="float" office:value="1646.296997" calcext:value-type="float">
            <text:p>1646.296997</text:p>
          </table:table-cell>
          <table:table-cell office:value-type="float" office:value="1711.144653" calcext:value-type="float">
            <text:p>1711.144653</text:p>
          </table:table-cell>
          <table:table-cell office:value-type="float" office:value="1652.002075" calcext:value-type="float">
            <text:p>1652.002075</text:p>
          </table:table-cell>
          <table:table-cell office:value-type="float" office:value="1707.56543" calcext:value-type="float">
            <text:p>1707.56543</text:p>
          </table:table-cell>
          <table:table-cell table:number-columns-repeated="13"/>
        </table:table-row>
        <table:table-row table:style-name="ro1">
          <table:table-cell office:value-type="float" office:value="1646.394531" calcext:value-type="float">
            <text:p>1646.394531</text:p>
          </table:table-cell>
          <table:table-cell office:value-type="float" office:value="1720.756958" calcext:value-type="float">
            <text:p>1720.756958</text:p>
          </table:table-cell>
          <table:table-cell office:value-type="float" office:value="1654.531616" calcext:value-type="float">
            <text:p>1654.531616</text:p>
          </table:table-cell>
          <table:table-cell office:value-type="float" office:value="1716.873779" calcext:value-type="float">
            <text:p>1716.873779</text:p>
          </table:table-cell>
          <table:table-cell table:number-columns-repeated="13"/>
        </table:table-row>
        <table:table-row table:style-name="ro1">
          <table:table-cell office:value-type="float" office:value="1645.165649" calcext:value-type="float">
            <text:p>1645.165649</text:p>
          </table:table-cell>
          <table:table-cell office:value-type="float" office:value="1724.304443" calcext:value-type="float">
            <text:p>1724.304443</text:p>
          </table:table-cell>
          <table:table-cell office:value-type="float" office:value="1654.192871" calcext:value-type="float">
            <text:p>1654.192871</text:p>
          </table:table-cell>
          <table:table-cell office:value-type="float" office:value="1716.269775" calcext:value-type="float">
            <text:p>1716.269775</text:p>
          </table:table-cell>
          <table:table-cell table:number-columns-repeated="13"/>
        </table:table-row>
        <table:table-row table:style-name="ro1">
          <table:table-cell office:value-type="float" office:value="1645.314941" calcext:value-type="float">
            <text:p>1645.314941</text:p>
          </table:table-cell>
          <table:table-cell office:value-type="float" office:value="1723.519653" calcext:value-type="float">
            <text:p>1723.519653</text:p>
          </table:table-cell>
          <table:table-cell office:value-type="float" office:value="1653.192383" calcext:value-type="float">
            <text:p>1653.192383</text:p>
          </table:table-cell>
          <table:table-cell office:value-type="float" office:value="1719.173462" calcext:value-type="float">
            <text:p>1719.173462</text:p>
          </table:table-cell>
          <table:table-cell table:number-columns-repeated="13"/>
        </table:table-row>
        <table:table-row table:style-name="ro1">
          <table:table-cell office:value-type="float" office:value="1648.212891" calcext:value-type="float">
            <text:p>1648.212891</text:p>
          </table:table-cell>
          <table:table-cell office:value-type="float" office:value="1720.578003" calcext:value-type="float">
            <text:p>1720.578003</text:p>
          </table:table-cell>
          <table:table-cell office:value-type="float" office:value="1656.256836" calcext:value-type="float">
            <text:p>1656.256836</text:p>
          </table:table-cell>
          <table:table-cell office:value-type="float" office:value="1716.402954" calcext:value-type="float">
            <text:p>1716.402954</text:p>
          </table:table-cell>
          <table:table-cell table:number-columns-repeated="13"/>
        </table:table-row>
        <table:table-row table:style-name="ro1">
          <table:table-cell office:value-type="float" office:value="1644.849121" calcext:value-type="float">
            <text:p>1644.849121</text:p>
          </table:table-cell>
          <table:table-cell office:value-type="float" office:value="1722.870239" calcext:value-type="float">
            <text:p>1722.870239</text:p>
          </table:table-cell>
          <table:table-cell office:value-type="float" office:value="1656.729248" calcext:value-type="float">
            <text:p>1656.729248</text:p>
          </table:table-cell>
          <table:table-cell office:value-type="float" office:value="1720.173218" calcext:value-type="float">
            <text:p>1720.173218</text:p>
          </table:table-cell>
          <table:table-cell table:number-columns-repeated="13"/>
        </table:table-row>
        <table:table-row table:style-name="ro1">
          <table:table-cell office:value-type="float" office:value="1650.526489" calcext:value-type="float">
            <text:p>1650.526489</text:p>
          </table:table-cell>
          <table:table-cell office:value-type="float" office:value="1714.007324" calcext:value-type="float">
            <text:p>1714.007324</text:p>
          </table:table-cell>
          <table:table-cell office:value-type="float" office:value="1658.016846" calcext:value-type="float">
            <text:p>1658.016846</text:p>
          </table:table-cell>
          <table:table-cell office:value-type="float" office:value="1709.843506" calcext:value-type="float">
            <text:p>1709.843506</text:p>
          </table:table-cell>
          <table:table-cell table:number-columns-repeated="13"/>
        </table:table-row>
        <table:table-row table:style-name="ro1">
          <table:table-cell office:value-type="float" office:value="1649.379028" calcext:value-type="float">
            <text:p>1649.379028</text:p>
          </table:table-cell>
          <table:table-cell office:value-type="float" office:value="1724.561035" calcext:value-type="float">
            <text:p>1724.561035</text:p>
          </table:table-cell>
          <table:table-cell office:value-type="float" office:value="1657.521729" calcext:value-type="float">
            <text:p>1657.521729</text:p>
          </table:table-cell>
          <table:table-cell office:value-type="float" office:value="1724.414185" calcext:value-type="float">
            <text:p>1724.414185</text:p>
          </table:table-cell>
          <table:table-cell table:number-columns-repeated="13"/>
        </table:table-row>
        <table:table-row table:style-name="ro1">
          <table:table-cell office:value-type="float" office:value="1650.006592" calcext:value-type="float">
            <text:p>1650.006592</text:p>
          </table:table-cell>
          <table:table-cell office:value-type="float" office:value="1720.54834" calcext:value-type="float">
            <text:p>1720.54834</text:p>
          </table:table-cell>
          <table:table-cell office:value-type="float" office:value="1657.511475" calcext:value-type="float">
            <text:p>1657.511475</text:p>
          </table:table-cell>
          <table:table-cell office:value-type="float" office:value="1713.872192" calcext:value-type="float">
            <text:p>1713.872192</text:p>
          </table:table-cell>
          <table:table-cell table:number-columns-repeated="13"/>
        </table:table-row>
        <table:table-row table:style-name="ro1">
          <table:table-cell office:value-type="float" office:value="1648.049561" calcext:value-type="float">
            <text:p>1648.049561</text:p>
          </table:table-cell>
          <table:table-cell office:value-type="float" office:value="1727.442139" calcext:value-type="float">
            <text:p>1727.442139</text:p>
          </table:table-cell>
          <table:table-cell office:value-type="float" office:value="1655.30481" calcext:value-type="float">
            <text:p>1655.30481</text:p>
          </table:table-cell>
          <table:table-cell office:value-type="float" office:value="1723.363525" calcext:value-type="float">
            <text:p>1723.363525</text:p>
          </table:table-cell>
          <table:table-cell table:number-columns-repeated="13"/>
        </table:table-row>
        <table:table-row table:style-name="ro1">
          <table:table-cell office:value-type="float" office:value="1649.481934" calcext:value-type="float">
            <text:p>1649.481934</text:p>
          </table:table-cell>
          <table:table-cell office:value-type="float" office:value="1726.34668" calcext:value-type="float">
            <text:p>1726.34668</text:p>
          </table:table-cell>
          <table:table-cell office:value-type="float" office:value="1657.469727" calcext:value-type="float">
            <text:p>1657.469727</text:p>
          </table:table-cell>
          <table:table-cell office:value-type="float" office:value="1725.609131" calcext:value-type="float">
            <text:p>1725.609131</text:p>
          </table:table-cell>
          <table:table-cell table:number-columns-repeated="13"/>
        </table:table-row>
        <table:table-row table:style-name="ro1">
          <table:table-cell office:value-type="float" office:value="1652.499756" calcext:value-type="float">
            <text:p>1652.499756</text:p>
          </table:table-cell>
          <table:table-cell office:value-type="float" office:value="1722.246338" calcext:value-type="float">
            <text:p>1722.246338</text:p>
          </table:table-cell>
          <table:table-cell office:value-type="float" office:value="1660.798584" calcext:value-type="float">
            <text:p>1660.798584</text:p>
          </table:table-cell>
          <table:table-cell office:value-type="float" office:value="1718.018433" calcext:value-type="float">
            <text:p>1718.018433</text:p>
          </table:table-cell>
          <table:table-cell table:number-columns-repeated="13"/>
        </table:table-row>
        <table:table-row table:style-name="ro1">
          <table:table-cell office:value-type="float" office:value="1649.272827" calcext:value-type="float">
            <text:p>1649.272827</text:p>
          </table:table-cell>
          <table:table-cell office:value-type="float" office:value="1724.001587" calcext:value-type="float">
            <text:p>1724.001587</text:p>
          </table:table-cell>
          <table:table-cell office:value-type="float" office:value="1658.903442" calcext:value-type="float">
            <text:p>1658.903442</text:p>
          </table:table-cell>
          <table:table-cell office:value-type="float" office:value="1721.506226" calcext:value-type="float">
            <text:p>1721.506226</text:p>
          </table:table-cell>
          <table:table-cell table:number-columns-repeated="13"/>
        </table:table-row>
        <table:table-row table:style-name="ro1">
          <table:table-cell office:value-type="float" office:value="1653.695923" calcext:value-type="float">
            <text:p>1653.695923</text:p>
          </table:table-cell>
          <table:table-cell office:value-type="float" office:value="1723.734863" calcext:value-type="float">
            <text:p>1723.734863</text:p>
          </table:table-cell>
          <table:table-cell office:value-type="float" office:value="1659.580322" calcext:value-type="float">
            <text:p>1659.580322</text:p>
          </table:table-cell>
          <table:table-cell office:value-type="float" office:value="1721.2854" calcext:value-type="float">
            <text:p>1721.2854</text:p>
          </table:table-cell>
          <table:table-cell table:number-columns-repeated="13"/>
        </table:table-row>
        <table:table-row table:style-name="ro1">
          <table:table-cell office:value-type="float" office:value="1648.167603" calcext:value-type="float">
            <text:p>1648.167603</text:p>
          </table:table-cell>
          <table:table-cell office:value-type="float" office:value="1732.782349" calcext:value-type="float">
            <text:p>1732.782349</text:p>
          </table:table-cell>
          <table:table-cell office:value-type="float" office:value="1656.6604" calcext:value-type="float">
            <text:p>1656.6604</text:p>
          </table:table-cell>
          <table:table-cell office:value-type="float" office:value="1727.063721" calcext:value-type="float">
            <text:p>1727.063721</text:p>
          </table:table-cell>
          <table:table-cell table:number-columns-repeated="13"/>
        </table:table-row>
        <table:table-row table:style-name="ro1">
          <table:table-cell office:value-type="float" office:value="1648.205566" calcext:value-type="float">
            <text:p>1648.205566</text:p>
          </table:table-cell>
          <table:table-cell office:value-type="float" office:value="1727.720947" calcext:value-type="float">
            <text:p>1727.720947</text:p>
          </table:table-cell>
          <table:table-cell office:value-type="float" office:value="1657.36499" calcext:value-type="float">
            <text:p>1657.36499</text:p>
          </table:table-cell>
          <table:table-cell office:value-type="float" office:value="1724.11084" calcext:value-type="float">
            <text:p>1724.11084</text:p>
          </table:table-cell>
          <table:table-cell table:number-columns-repeated="13"/>
        </table:table-row>
        <table:table-row table:style-name="ro1">
          <table:table-cell office:value-type="float" office:value="1650.636841" calcext:value-type="float">
            <text:p>1650.636841</text:p>
          </table:table-cell>
          <table:table-cell office:value-type="float" office:value="1734.62854" calcext:value-type="float">
            <text:p>1734.62854</text:p>
          </table:table-cell>
          <table:table-cell office:value-type="float" office:value="1656.025879" calcext:value-type="float">
            <text:p>1656.025879</text:p>
          </table:table-cell>
          <table:table-cell office:value-type="float" office:value="1730.331665" calcext:value-type="float">
            <text:p>1730.331665</text:p>
          </table:table-cell>
          <table:table-cell table:number-columns-repeated="13"/>
        </table:table-row>
        <table:table-row table:style-name="ro1">
          <table:table-cell office:value-type="float" office:value="1647.827637" calcext:value-type="float">
            <text:p>1647.827637</text:p>
          </table:table-cell>
          <table:table-cell office:value-type="float" office:value="1729.749512" calcext:value-type="float">
            <text:p>1729.749512</text:p>
          </table:table-cell>
          <table:table-cell office:value-type="float" office:value="1656.328125" calcext:value-type="float">
            <text:p>1656.328125</text:p>
          </table:table-cell>
          <table:table-cell office:value-type="float" office:value="1726.496582" calcext:value-type="float">
            <text:p>1726.496582</text:p>
          </table:table-cell>
          <table:table-cell table:number-columns-repeated="13"/>
        </table:table-row>
        <table:table-row table:style-name="ro1">
          <table:table-cell office:value-type="float" office:value="1653.361816" calcext:value-type="float">
            <text:p>1653.361816</text:p>
          </table:table-cell>
          <table:table-cell office:value-type="float" office:value="1723.473999" calcext:value-type="float">
            <text:p>1723.473999</text:p>
          </table:table-cell>
          <table:table-cell office:value-type="float" office:value="1660.630371" calcext:value-type="float">
            <text:p>1660.630371</text:p>
          </table:table-cell>
          <table:table-cell office:value-type="float" office:value="1720.910889" calcext:value-type="float">
            <text:p>1720.910889</text:p>
          </table:table-cell>
          <table:table-cell table:number-columns-repeated="13"/>
        </table:table-row>
        <table:table-row table:style-name="ro1">
          <table:table-cell office:value-type="float" office:value="1650.429321" calcext:value-type="float">
            <text:p>1650.429321</text:p>
          </table:table-cell>
          <table:table-cell office:value-type="float" office:value="1726.219727" calcext:value-type="float">
            <text:p>1726.219727</text:p>
          </table:table-cell>
          <table:table-cell office:value-type="float" office:value="1661.565674" calcext:value-type="float">
            <text:p>1661.565674</text:p>
          </table:table-cell>
          <table:table-cell office:value-type="float" office:value="1722.112305" calcext:value-type="float">
            <text:p>1722.112305</text:p>
          </table:table-cell>
          <table:table-cell table:number-columns-repeated="13"/>
        </table:table-row>
        <table:table-row table:style-name="ro1">
          <table:table-cell office:value-type="float" office:value="1656.812012" calcext:value-type="float">
            <text:p>1656.812012</text:p>
          </table:table-cell>
          <table:table-cell office:value-type="float" office:value="1724.878174" calcext:value-type="float">
            <text:p>1724.878174</text:p>
          </table:table-cell>
          <table:table-cell office:value-type="float" office:value="1664.055298" calcext:value-type="float">
            <text:p>1664.055298</text:p>
          </table:table-cell>
          <table:table-cell office:value-type="float" office:value="1721.554688" calcext:value-type="float">
            <text:p>1721.554688</text:p>
          </table:table-cell>
          <table:table-cell table:number-columns-repeated="13"/>
        </table:table-row>
        <table:table-row table:style-name="ro1">
          <table:table-cell office:value-type="float" office:value="1649.921143" calcext:value-type="float">
            <text:p>1649.921143</text:p>
          </table:table-cell>
          <table:table-cell office:value-type="float" office:value="1735.419678" calcext:value-type="float">
            <text:p>1735.419678</text:p>
          </table:table-cell>
          <table:table-cell office:value-type="float" office:value="1658.181152" calcext:value-type="float">
            <text:p>1658.181152</text:p>
          </table:table-cell>
          <table:table-cell office:value-type="float" office:value="1730.262939" calcext:value-type="float">
            <text:p>1730.262939</text:p>
          </table:table-cell>
          <table:table-cell table:number-columns-repeated="13"/>
        </table:table-row>
        <table:table-row table:style-name="ro1">
          <table:table-cell office:value-type="float" office:value="1652.085815" calcext:value-type="float">
            <text:p>1652.085815</text:p>
          </table:table-cell>
          <table:table-cell office:value-type="float" office:value="1733.072632" calcext:value-type="float">
            <text:p>1733.072632</text:p>
          </table:table-cell>
          <table:table-cell office:value-type="float" office:value="1661.526245" calcext:value-type="float">
            <text:p>1661.526245</text:p>
          </table:table-cell>
          <table:table-cell office:value-type="float" office:value="1728.106323" calcext:value-type="float">
            <text:p>1728.106323</text:p>
          </table:table-cell>
          <table:table-cell table:number-columns-repeated="13"/>
        </table:table-row>
        <table:table-row table:style-name="ro1">
          <table:table-cell office:value-type="float" office:value="1659.141602" calcext:value-type="float">
            <text:p>1659.141602</text:p>
          </table:table-cell>
          <table:table-cell office:value-type="float" office:value="1724.876221" calcext:value-type="float">
            <text:p>1724.876221</text:p>
          </table:table-cell>
          <table:table-cell office:value-type="float" office:value="1666.511719" calcext:value-type="float">
            <text:p>1666.511719</text:p>
          </table:table-cell>
          <table:table-cell office:value-type="float" office:value="1723.982666" calcext:value-type="float">
            <text:p>1723.982666</text:p>
          </table:table-cell>
          <table:table-cell table:number-columns-repeated="13"/>
        </table:table-row>
        <table:table-row table:style-name="ro1">
          <table:table-cell office:value-type="float" office:value="1651.087158" calcext:value-type="float">
            <text:p>1651.087158</text:p>
          </table:table-cell>
          <table:table-cell office:value-type="float" office:value="1735.769287" calcext:value-type="float">
            <text:p>1735.769287</text:p>
          </table:table-cell>
          <table:table-cell office:value-type="float" office:value="1660.912598" calcext:value-type="float">
            <text:p>1660.912598</text:p>
          </table:table-cell>
          <table:table-cell office:value-type="float" office:value="1733.445557" calcext:value-type="float">
            <text:p>1733.445557</text:p>
          </table:table-cell>
          <table:table-cell table:number-columns-repeated="13"/>
        </table:table-row>
        <table:table-row table:style-name="ro1">
          <table:table-cell office:value-type="float" office:value="1656.265137" calcext:value-type="float">
            <text:p>1656.265137</text:p>
          </table:table-cell>
          <table:table-cell office:value-type="float" office:value="1729.355469" calcext:value-type="float">
            <text:p>1729.355469</text:p>
          </table:table-cell>
          <table:table-cell office:value-type="float" office:value="1665.268799" calcext:value-type="float">
            <text:p>1665.268799</text:p>
          </table:table-cell>
          <table:table-cell office:value-type="float" office:value="1726.130981" calcext:value-type="float">
            <text:p>1726.130981</text:p>
          </table:table-cell>
          <table:table-cell table:number-columns-repeated="13"/>
        </table:table-row>
        <table:table-row table:style-name="ro1">
          <table:table-cell office:value-type="float" office:value="1656.541992" calcext:value-type="float">
            <text:p>1656.541992</text:p>
          </table:table-cell>
          <table:table-cell office:value-type="float" office:value="1725.930298" calcext:value-type="float">
            <text:p>1725.930298</text:p>
          </table:table-cell>
          <table:table-cell office:value-type="float" office:value="1664.924927" calcext:value-type="float">
            <text:p>1664.924927</text:p>
          </table:table-cell>
          <table:table-cell office:value-type="float" office:value="1722.22168" calcext:value-type="float">
            <text:p>1722.22168</text:p>
          </table:table-cell>
          <table:table-cell table:number-columns-repeated="13"/>
        </table:table-row>
        <table:table-row table:style-name="ro1">
          <table:table-cell office:value-type="float" office:value="1657.24353" calcext:value-type="float">
            <text:p>1657.24353</text:p>
          </table:table-cell>
          <table:table-cell office:value-type="float" office:value="1726.052856" calcext:value-type="float">
            <text:p>1726.052856</text:p>
          </table:table-cell>
          <table:table-cell office:value-type="float" office:value="1665.57666" calcext:value-type="float">
            <text:p>1665.57666</text:p>
          </table:table-cell>
          <table:table-cell office:value-type="float" office:value="1723.468018" calcext:value-type="float">
            <text:p>1723.468018</text:p>
          </table:table-cell>
          <table:table-cell table:number-columns-repeated="13"/>
        </table:table-row>
        <table:table-row table:style-name="ro1">
          <table:table-cell office:value-type="float" office:value="1657.704102" calcext:value-type="float">
            <text:p>1657.704102</text:p>
          </table:table-cell>
          <table:table-cell office:value-type="float" office:value="1738.055176" calcext:value-type="float">
            <text:p>1738.055176</text:p>
          </table:table-cell>
          <table:table-cell office:value-type="float" office:value="1665.98999" calcext:value-type="float">
            <text:p>1665.98999</text:p>
          </table:table-cell>
          <table:table-cell office:value-type="float" office:value="1730.716919" calcext:value-type="float">
            <text:p>1730.716919</text:p>
          </table:table-cell>
          <table:table-cell table:number-columns-repeated="13"/>
        </table:table-row>
        <table:table-row table:style-name="ro1">
          <table:table-cell office:value-type="float" office:value="1658.675049" calcext:value-type="float">
            <text:p>1658.675049</text:p>
          </table:table-cell>
          <table:table-cell office:value-type="float" office:value="1728.721802" calcext:value-type="float">
            <text:p>1728.721802</text:p>
          </table:table-cell>
          <table:table-cell office:value-type="float" office:value="1664.731934" calcext:value-type="float">
            <text:p>1664.731934</text:p>
          </table:table-cell>
          <table:table-cell office:value-type="float" office:value="1723.61377" calcext:value-type="float">
            <text:p>1723.61377</text:p>
          </table:table-cell>
          <table:table-cell table:number-columns-repeated="13"/>
        </table:table-row>
        <table:table-row table:style-name="ro1">
          <table:table-cell office:value-type="float" office:value="1652.748413" calcext:value-type="float">
            <text:p>1652.748413</text:p>
          </table:table-cell>
          <table:table-cell office:value-type="float" office:value="1742.438354" calcext:value-type="float">
            <text:p>1742.438354</text:p>
          </table:table-cell>
          <table:table-cell office:value-type="float" office:value="1663.831055" calcext:value-type="float">
            <text:p>1663.831055</text:p>
          </table:table-cell>
          <table:table-cell office:value-type="float" office:value="1735.409424" calcext:value-type="float">
            <text:p>1735.409424</text:p>
          </table:table-cell>
          <table:table-cell table:number-columns-repeated="13"/>
        </table:table-row>
        <table:table-row table:style-name="ro1">
          <table:table-cell office:value-type="float" office:value="1660.811646" calcext:value-type="float">
            <text:p>1660.811646</text:p>
          </table:table-cell>
          <table:table-cell office:value-type="float" office:value="1731.140503" calcext:value-type="float">
            <text:p>1731.140503</text:p>
          </table:table-cell>
          <table:table-cell office:value-type="float" office:value="1668.882812" calcext:value-type="float">
            <text:p>1668.882812</text:p>
          </table:table-cell>
          <table:table-cell office:value-type="float" office:value="1731.17749" calcext:value-type="float">
            <text:p>1731.17749</text:p>
          </table:table-cell>
          <table:table-cell table:number-columns-repeated="13"/>
        </table:table-row>
        <table:table-row table:style-name="ro1">
          <table:table-cell office:value-type="float" office:value="1657.024292" calcext:value-type="float">
            <text:p>1657.024292</text:p>
          </table:table-cell>
          <table:table-cell office:value-type="float" office:value="1740.938232" calcext:value-type="float">
            <text:p>1740.938232</text:p>
          </table:table-cell>
          <table:table-cell office:value-type="float" office:value="1663.662964" calcext:value-type="float">
            <text:p>1663.662964</text:p>
          </table:table-cell>
          <table:table-cell office:value-type="float" office:value="1740.276245" calcext:value-type="float">
            <text:p>1740.276245</text:p>
          </table:table-cell>
          <table:table-cell table:number-columns-repeated="13"/>
        </table:table-row>
        <table:table-row table:style-name="ro1">
          <table:table-cell office:value-type="float" office:value="1660.851807" calcext:value-type="float">
            <text:p>1660.851807</text:p>
          </table:table-cell>
          <table:table-cell office:value-type="float" office:value="1733.297607" calcext:value-type="float">
            <text:p>1733.297607</text:p>
          </table:table-cell>
          <table:table-cell office:value-type="float" office:value="1672.256104" calcext:value-type="float">
            <text:p>1672.256104</text:p>
          </table:table-cell>
          <table:table-cell office:value-type="float" office:value="1727.148438" calcext:value-type="float">
            <text:p>1727.148438</text:p>
          </table:table-cell>
          <table:table-cell table:number-columns-repeated="13"/>
        </table:table-row>
        <table:table-row table:style-name="ro1">
          <table:table-cell office:value-type="float" office:value="1656.575684" calcext:value-type="float">
            <text:p>1656.575684</text:p>
          </table:table-cell>
          <table:table-cell office:value-type="float" office:value="1744.180786" calcext:value-type="float">
            <text:p>1744.180786</text:p>
          </table:table-cell>
          <table:table-cell office:value-type="float" office:value="1664.676636" calcext:value-type="float">
            <text:p>1664.676636</text:p>
          </table:table-cell>
          <table:table-cell office:value-type="float" office:value="1740.185181" calcext:value-type="float">
            <text:p>1740.185181</text:p>
          </table:table-cell>
          <table:table-cell table:number-columns-repeated="13"/>
        </table:table-row>
        <table:table-row table:style-name="ro1">
          <table:table-cell office:value-type="float" office:value="1659.160522" calcext:value-type="float">
            <text:p>1659.160522</text:p>
          </table:table-cell>
          <table:table-cell office:value-type="float" office:value="1733.196899" calcext:value-type="float">
            <text:p>1733.196899</text:p>
          </table:table-cell>
          <table:table-cell office:value-type="float" office:value="1667.204712" calcext:value-type="float">
            <text:p>1667.204712</text:p>
          </table:table-cell>
          <table:table-cell office:value-type="float" office:value="1730.102173" calcext:value-type="float">
            <text:p>1730.102173</text:p>
          </table:table-cell>
          <table:table-cell table:number-columns-repeated="13"/>
        </table:table-row>
        <table:table-row table:style-name="ro1">
          <table:table-cell office:value-type="float" office:value="1658.974609" calcext:value-type="float">
            <text:p>1658.974609</text:p>
          </table:table-cell>
          <table:table-cell office:value-type="float" office:value="1744.066162" calcext:value-type="float">
            <text:p>1744.066162</text:p>
          </table:table-cell>
          <table:table-cell office:value-type="float" office:value="1669.189697" calcext:value-type="float">
            <text:p>1669.189697</text:p>
          </table:table-cell>
          <table:table-cell office:value-type="float" office:value="1738.687622" calcext:value-type="float">
            <text:p>1738.687622</text:p>
          </table:table-cell>
          <table:table-cell table:number-columns-repeated="13"/>
        </table:table-row>
        <table:table-row table:style-name="ro1">
          <table:table-cell office:value-type="float" office:value="1659.464844" calcext:value-type="float">
            <text:p>1659.464844</text:p>
          </table:table-cell>
          <table:table-cell office:value-type="float" office:value="1738.63623" calcext:value-type="float">
            <text:p>1738.63623</text:p>
          </table:table-cell>
          <table:table-cell office:value-type="float" office:value="1667.618164" calcext:value-type="float">
            <text:p>1667.618164</text:p>
          </table:table-cell>
          <table:table-cell office:value-type="float" office:value="1734.862305" calcext:value-type="float">
            <text:p>1734.862305</text:p>
          </table:table-cell>
          <table:table-cell table:number-columns-repeated="13"/>
        </table:table-row>
        <table:table-row table:style-name="ro1">
          <table:table-cell office:value-type="float" office:value="1658.955322" calcext:value-type="float">
            <text:p>1658.955322</text:p>
          </table:table-cell>
          <table:table-cell office:value-type="float" office:value="1740.010986" calcext:value-type="float">
            <text:p>1740.010986</text:p>
          </table:table-cell>
          <table:table-cell office:value-type="float" office:value="1669.662109" calcext:value-type="float">
            <text:p>1669.662109</text:p>
          </table:table-cell>
          <table:table-cell office:value-type="float" office:value="1732.872437" calcext:value-type="float">
            <text:p>1732.872437</text:p>
          </table:table-cell>
          <table:table-cell table:number-columns-repeated="13"/>
        </table:table-row>
        <table:table-row table:style-name="ro1">
          <table:table-cell office:value-type="float" office:value="1661.324097" calcext:value-type="float">
            <text:p>1661.324097</text:p>
          </table:table-cell>
          <table:table-cell office:value-type="float" office:value="1735.665405" calcext:value-type="float">
            <text:p>1735.665405</text:p>
          </table:table-cell>
          <table:table-cell office:value-type="float" office:value="1671.878174" calcext:value-type="float">
            <text:p>1671.878174</text:p>
          </table:table-cell>
          <table:table-cell office:value-type="float" office:value="1732.702881" calcext:value-type="float">
            <text:p>1732.702881</text:p>
          </table:table-cell>
          <table:table-cell table:number-columns-repeated="13"/>
        </table:table-row>
        <table:table-row table:style-name="ro1">
          <table:table-cell office:value-type="float" office:value="1661.371704" calcext:value-type="float">
            <text:p>1661.371704</text:p>
          </table:table-cell>
          <table:table-cell office:value-type="float" office:value="1734.168457" calcext:value-type="float">
            <text:p>1734.168457</text:p>
          </table:table-cell>
          <table:table-cell office:value-type="float" office:value="1668.865356" calcext:value-type="float">
            <text:p>1668.865356</text:p>
          </table:table-cell>
          <table:table-cell office:value-type="float" office:value="1729.566162" calcext:value-type="float">
            <text:p>1729.566162</text:p>
          </table:table-cell>
          <table:table-cell table:number-columns-repeated="13"/>
        </table:table-row>
        <table:table-row table:style-name="ro1">
          <table:table-cell office:value-type="float" office:value="1658.658936" calcext:value-type="float">
            <text:p>1658.658936</text:p>
          </table:table-cell>
          <table:table-cell office:value-type="float" office:value="1741.660889" calcext:value-type="float">
            <text:p>1741.660889</text:p>
          </table:table-cell>
          <table:table-cell office:value-type="float" office:value="1670.644165" calcext:value-type="float">
            <text:p>1670.644165</text:p>
          </table:table-cell>
          <table:table-cell office:value-type="float" office:value="1736.88855" calcext:value-type="float">
            <text:p>1736.88855</text:p>
          </table:table-cell>
          <table:table-cell table:number-columns-repeated="13"/>
        </table:table-row>
        <table:table-row table:style-name="ro1">
          <table:table-cell office:value-type="float" office:value="1658.664551" calcext:value-type="float">
            <text:p>1658.664551</text:p>
          </table:table-cell>
          <table:table-cell office:value-type="float" office:value="1747.069214" calcext:value-type="float">
            <text:p>1747.069214</text:p>
          </table:table-cell>
          <table:table-cell office:value-type="float" office:value="1668.661133" calcext:value-type="float">
            <text:p>1668.661133</text:p>
          </table:table-cell>
          <table:table-cell office:value-type="float" office:value="1742.436768" calcext:value-type="float">
            <text:p>1742.436768</text:p>
          </table:table-cell>
          <table:table-cell table:number-columns-repeated="13"/>
        </table:table-row>
        <table:table-row table:style-name="ro1">
          <table:table-cell office:value-type="float" office:value="1662.027466" calcext:value-type="float">
            <text:p>1662.027466</text:p>
          </table:table-cell>
          <table:table-cell office:value-type="float" office:value="1737.06958" calcext:value-type="float">
            <text:p>1737.06958</text:p>
          </table:table-cell>
          <table:table-cell office:value-type="float" office:value="1668.970215" calcext:value-type="float">
            <text:p>1668.970215</text:p>
          </table:table-cell>
          <table:table-cell office:value-type="float" office:value="1735.053955" calcext:value-type="float">
            <text:p>1735.053955</text:p>
          </table:table-cell>
          <table:table-cell table:number-columns-repeated="13"/>
        </table:table-row>
        <table:table-row table:style-name="ro1">
          <table:table-cell office:value-type="float" office:value="1664.156006" calcext:value-type="float">
            <text:p>1664.156006</text:p>
          </table:table-cell>
          <table:table-cell office:value-type="float" office:value="1740.986816" calcext:value-type="float">
            <text:p>1740.986816</text:p>
          </table:table-cell>
          <table:table-cell office:value-type="float" office:value="1668.04834" calcext:value-type="float">
            <text:p>1668.04834</text:p>
          </table:table-cell>
          <table:table-cell office:value-type="float" office:value="1736.591797" calcext:value-type="float">
            <text:p>1736.591797</text:p>
          </table:table-cell>
          <table:table-cell table:number-columns-repeated="13"/>
        </table:table-row>
        <table:table-row table:style-name="ro1">
          <table:table-cell office:value-type="float" office:value="1658.107422" calcext:value-type="float">
            <text:p>1658.107422</text:p>
          </table:table-cell>
          <table:table-cell office:value-type="float" office:value="1736.755005" calcext:value-type="float">
            <text:p>1736.755005</text:p>
          </table:table-cell>
          <table:table-cell office:value-type="float" office:value="1666.178467" calcext:value-type="float">
            <text:p>1666.178467</text:p>
          </table:table-cell>
          <table:table-cell office:value-type="float" office:value="1734.441895" calcext:value-type="float">
            <text:p>1734.441895</text:p>
          </table:table-cell>
          <table:table-cell table:number-columns-repeated="13"/>
        </table:table-row>
        <table:table-row table:style-name="ro1">
          <table:table-cell office:value-type="float" office:value="1654.51001" calcext:value-type="float">
            <text:p>1654.51001</text:p>
          </table:table-cell>
          <table:table-cell office:value-type="float" office:value="1748.72522" calcext:value-type="float">
            <text:p>1748.72522</text:p>
          </table:table-cell>
          <table:table-cell office:value-type="float" office:value="1667.014893" calcext:value-type="float">
            <text:p>1667.014893</text:p>
          </table:table-cell>
          <table:table-cell office:value-type="float" office:value="1742.720459" calcext:value-type="float">
            <text:p>1742.720459</text:p>
          </table:table-cell>
          <table:table-cell table:number-columns-repeated="13"/>
        </table:table-row>
        <table:table-row table:style-name="ro1">
          <table:table-cell office:value-type="float" office:value="1661.447998" calcext:value-type="float">
            <text:p>1661.447998</text:p>
          </table:table-cell>
          <table:table-cell office:value-type="float" office:value="1740.953369" calcext:value-type="float">
            <text:p>1740.953369</text:p>
          </table:table-cell>
          <table:table-cell office:value-type="float" office:value="1671.409546" calcext:value-type="float">
            <text:p>1671.409546</text:p>
          </table:table-cell>
          <table:table-cell office:value-type="float" office:value="1735.518433" calcext:value-type="float">
            <text:p>1735.518433</text:p>
          </table:table-cell>
          <table:table-cell table:number-columns-repeated="13"/>
        </table:table-row>
        <table:table-row table:style-name="ro1">
          <table:table-cell office:value-type="float" office:value="1655.604004" calcext:value-type="float">
            <text:p>1655.604004</text:p>
          </table:table-cell>
          <table:table-cell office:value-type="float" office:value="1718.827515" calcext:value-type="float">
            <text:p>1718.827515</text:p>
          </table:table-cell>
          <table:table-cell office:value-type="float" office:value="1664.597046" calcext:value-type="float">
            <text:p>1664.597046</text:p>
          </table:table-cell>
          <table:table-cell office:value-type="float" office:value="1713.768433" calcext:value-type="float">
            <text:p>1713.768433</text:p>
          </table:table-cell>
          <table:table-cell table:number-columns-repeated="13"/>
        </table:table-row>
        <table:table-row table:style-name="ro1">
          <table:table-cell office:value-type="float" office:value="1634.369141" calcext:value-type="float">
            <text:p>1634.369141</text:p>
          </table:table-cell>
          <table:table-cell office:value-type="float" office:value="1732.58728" calcext:value-type="float">
            <text:p>1732.58728</text:p>
          </table:table-cell>
          <table:table-cell office:value-type="float" office:value="1639.600464" calcext:value-type="float">
            <text:p>1639.600464</text:p>
          </table:table-cell>
          <table:table-cell office:value-type="float" office:value="1730.22583" calcext:value-type="float">
            <text:p>1730.22583</text:p>
          </table:table-cell>
          <table:table-cell table:number-columns-repeated="13"/>
        </table:table-row>
        <table:table-row table:style-name="ro1">
          <table:table-cell office:value-type="float" office:value="1625.651978" calcext:value-type="float">
            <text:p>1625.651978</text:p>
          </table:table-cell>
          <table:table-cell office:value-type="float" office:value="1706.134033" calcext:value-type="float">
            <text:p>1706.134033</text:p>
          </table:table-cell>
          <table:table-cell office:value-type="float" office:value="1635.500732" calcext:value-type="float">
            <text:p>1635.500732</text:p>
          </table:table-cell>
          <table:table-cell office:value-type="float" office:value="1708.341919" calcext:value-type="float">
            <text:p>1708.341919</text:p>
          </table:table-cell>
          <table:table-cell table:number-columns-repeated="13"/>
        </table:table-row>
        <table:table-row table:style-name="ro1">
          <table:table-cell office:value-type="float" office:value="1621.255371" calcext:value-type="float">
            <text:p>1621.255371</text:p>
          </table:table-cell>
          <table:table-cell office:value-type="float" office:value="1699.8396" calcext:value-type="float">
            <text:p>1699.8396</text:p>
          </table:table-cell>
          <table:table-cell office:value-type="float" office:value="1629.844482" calcext:value-type="float">
            <text:p>1629.844482</text:p>
          </table:table-cell>
          <table:table-cell office:value-type="float" office:value="1695.984619" calcext:value-type="float">
            <text:p>1695.984619</text:p>
          </table:table-cell>
          <table:table-cell table:number-columns-repeated="13"/>
        </table:table-row>
        <table:table-row table:style-name="ro1">
          <table:table-cell office:value-type="float" office:value="1612.890747" calcext:value-type="float">
            <text:p>1612.890747</text:p>
          </table:table-cell>
          <table:table-cell office:value-type="float" office:value="1694.425781" calcext:value-type="float">
            <text:p>1694.425781</text:p>
          </table:table-cell>
          <table:table-cell office:value-type="float" office:value="1625.644409" calcext:value-type="float">
            <text:p>1625.644409</text:p>
          </table:table-cell>
          <table:table-cell office:value-type="float" office:value="1687.005127" calcext:value-type="float">
            <text:p>1687.005127</text:p>
          </table:table-cell>
          <table:table-cell table:number-columns-repeated="13"/>
        </table:table-row>
        <table:table-row table:style-name="ro1">
          <table:table-cell office:value-type="float" office:value="1616.757935" calcext:value-type="float">
            <text:p>1616.757935</text:p>
          </table:table-cell>
          <table:table-cell office:value-type="float" office:value="1678.908203" calcext:value-type="float">
            <text:p>1678.908203</text:p>
          </table:table-cell>
          <table:table-cell office:value-type="float" office:value="1616.274902" calcext:value-type="float">
            <text:p>1616.274902</text:p>
          </table:table-cell>
          <table:table-cell office:value-type="float" office:value="1679.36438" calcext:value-type="float">
            <text:p>1679.36438</text:p>
          </table:table-cell>
          <table:table-cell table:number-columns-repeated="13"/>
        </table:table-row>
        <table:table-row table:style-name="ro1">
          <table:table-cell office:value-type="float" office:value="1610.150391" calcext:value-type="float">
            <text:p>1610.150391</text:p>
          </table:table-cell>
          <table:table-cell office:value-type="float" office:value="1668.498901" calcext:value-type="float">
            <text:p>1668.498901</text:p>
          </table:table-cell>
          <table:table-cell office:value-type="float" office:value="1617.762817" calcext:value-type="float">
            <text:p>1617.762817</text:p>
          </table:table-cell>
          <table:table-cell office:value-type="float" office:value="1672.609375" calcext:value-type="float">
            <text:p>1672.609375</text:p>
          </table:table-cell>
          <table:table-cell table:number-columns-repeated="13"/>
        </table:table-row>
        <table:table-row table:style-name="ro1">
          <table:table-cell office:value-type="float" office:value="1603.722534" calcext:value-type="float">
            <text:p>1603.722534</text:p>
          </table:table-cell>
          <table:table-cell office:value-type="float" office:value="1666.435303" calcext:value-type="float">
            <text:p>1666.435303</text:p>
          </table:table-cell>
          <table:table-cell office:value-type="float" office:value="1613.011719" calcext:value-type="float">
            <text:p>1613.011719</text:p>
          </table:table-cell>
          <table:table-cell office:value-type="float" office:value="1659.962158" calcext:value-type="float">
            <text:p>1659.962158</text:p>
          </table:table-cell>
          <table:table-cell table:number-columns-repeated="13"/>
        </table:table-row>
        <table:table-row table:style-name="ro1">
          <table:table-cell office:value-type="float" office:value="1599.722412" calcext:value-type="float">
            <text:p>1599.722412</text:p>
          </table:table-cell>
          <table:table-cell office:value-type="float" office:value="1661.484375" calcext:value-type="float">
            <text:p>1661.484375</text:p>
          </table:table-cell>
          <table:table-cell office:value-type="float" office:value="1609.954102" calcext:value-type="float">
            <text:p>1609.954102</text:p>
          </table:table-cell>
          <table:table-cell office:value-type="float" office:value="1657.040039" calcext:value-type="float">
            <text:p>1657.040039</text:p>
          </table:table-cell>
          <table:table-cell table:number-columns-repeated="13"/>
        </table:table-row>
        <table:table-row table:style-name="ro1">
          <table:table-cell office:value-type="float" office:value="1600.98291" calcext:value-type="float">
            <text:p>1600.98291</text:p>
          </table:table-cell>
          <table:table-cell office:value-type="float" office:value="1651.904541" calcext:value-type="float">
            <text:p>1651.904541</text:p>
          </table:table-cell>
          <table:table-cell office:value-type="float" office:value="1602.610596" calcext:value-type="float">
            <text:p>1602.610596</text:p>
          </table:table-cell>
          <table:table-cell office:value-type="float" office:value="1645.276245" calcext:value-type="float">
            <text:p>1645.276245</text:p>
          </table:table-cell>
          <table:table-cell table:number-columns-repeated="13"/>
        </table:table-row>
        <table:table-row table:style-name="ro1">
          <table:table-cell office:value-type="float" office:value="1596.366455" calcext:value-type="float">
            <text:p>1596.366455</text:p>
          </table:table-cell>
          <table:table-cell office:value-type="float" office:value="1644.760498" calcext:value-type="float">
            <text:p>1644.760498</text:p>
          </table:table-cell>
          <table:table-cell office:value-type="float" office:value="1600.692627" calcext:value-type="float">
            <text:p>1600.692627</text:p>
          </table:table-cell>
          <table:table-cell office:value-type="float" office:value="1646.779297" calcext:value-type="float">
            <text:p>1646.779297</text:p>
          </table:table-cell>
          <table:table-cell table:number-columns-repeated="13"/>
        </table:table-row>
        <table:table-row table:style-name="ro1">
          <table:table-cell office:value-type="float" office:value="1590.703735" calcext:value-type="float">
            <text:p>1590.703735</text:p>
          </table:table-cell>
          <table:table-cell office:value-type="float" office:value="1638.931396" calcext:value-type="float">
            <text:p>1638.931396</text:p>
          </table:table-cell>
          <table:table-cell office:value-type="float" office:value="1597.522583" calcext:value-type="float">
            <text:p>1597.522583</text:p>
          </table:table-cell>
          <table:table-cell office:value-type="float" office:value="1640.443359" calcext:value-type="float">
            <text:p>1640.443359</text:p>
          </table:table-cell>
          <table:table-cell table:number-columns-repeated="13"/>
        </table:table-row>
        <table:table-row table:style-name="ro1">
          <table:table-cell office:value-type="float" office:value="1588.64563" calcext:value-type="float">
            <text:p>1588.64563</text:p>
          </table:table-cell>
          <table:table-cell office:value-type="float" office:value="1631.321167" calcext:value-type="float">
            <text:p>1631.321167</text:p>
          </table:table-cell>
          <table:table-cell office:value-type="float" office:value="1592.584717" calcext:value-type="float">
            <text:p>1592.584717</text:p>
          </table:table-cell>
          <table:table-cell office:value-type="float" office:value="1632.99353" calcext:value-type="float">
            <text:p>1632.99353</text:p>
          </table:table-cell>
          <table:table-cell table:number-columns-repeated="13"/>
        </table:table-row>
        <table:table-row table:style-name="ro1">
          <table:table-cell office:value-type="float" office:value="1587.776123" calcext:value-type="float">
            <text:p>1587.776123</text:p>
          </table:table-cell>
          <table:table-cell office:value-type="float" office:value="1625.74231" calcext:value-type="float">
            <text:p>1625.74231</text:p>
          </table:table-cell>
          <table:table-cell office:value-type="float" office:value="1590.308105" calcext:value-type="float">
            <text:p>1590.308105</text:p>
          </table:table-cell>
          <table:table-cell office:value-type="float" office:value="1626.450806" calcext:value-type="float">
            <text:p>1626.450806</text:p>
          </table:table-cell>
          <table:table-cell table:number-columns-repeated="13"/>
        </table:table-row>
        <table:table-row table:style-name="ro1">
          <table:table-cell office:value-type="float" office:value="1582.813965" calcext:value-type="float">
            <text:p>1582.813965</text:p>
          </table:table-cell>
          <table:table-cell office:value-type="float" office:value="1622.207031" calcext:value-type="float">
            <text:p>1622.207031</text:p>
          </table:table-cell>
          <table:table-cell office:value-type="float" office:value="1584.030029" calcext:value-type="float">
            <text:p>1584.030029</text:p>
          </table:table-cell>
          <table:table-cell office:value-type="float" office:value="1622.564575" calcext:value-type="float">
            <text:p>1622.564575</text:p>
          </table:table-cell>
          <table:table-cell table:number-columns-repeated="13"/>
        </table:table-row>
        <table:table-row table:style-name="ro1">
          <table:table-cell office:value-type="float" office:value="1581.279663" calcext:value-type="float">
            <text:p>1581.279663</text:p>
          </table:table-cell>
          <table:table-cell office:value-type="float" office:value="1614.432129" calcext:value-type="float">
            <text:p>1614.432129</text:p>
          </table:table-cell>
          <table:table-cell office:value-type="float" office:value="1585.411743" calcext:value-type="float">
            <text:p>1585.411743</text:p>
          </table:table-cell>
          <table:table-cell office:value-type="float" office:value="1622.829224" calcext:value-type="float">
            <text:p>1622.829224</text:p>
          </table:table-cell>
          <table:table-cell table:number-columns-repeated="13"/>
        </table:table-row>
        <table:table-row table:style-name="ro1">
          <table:table-cell office:value-type="float" office:value="1573.640625" calcext:value-type="float">
            <text:p>1573.640625</text:p>
          </table:table-cell>
          <table:table-cell office:value-type="float" office:value="1620.44043" calcext:value-type="float">
            <text:p>1620.44043</text:p>
          </table:table-cell>
          <table:table-cell office:value-type="float" office:value="1584.7323" calcext:value-type="float">
            <text:p>1584.7323</text:p>
          </table:table-cell>
          <table:table-cell office:value-type="float" office:value="1615.417236" calcext:value-type="float">
            <text:p>1615.417236</text:p>
          </table:table-cell>
          <table:table-cell table:number-columns-repeated="13"/>
        </table:table-row>
        <table:table-row table:style-name="ro1">
          <table:table-cell office:value-type="float" office:value="1579.046997" calcext:value-type="float">
            <text:p>1579.046997</text:p>
          </table:table-cell>
          <table:table-cell office:value-type="float" office:value="1604.317139" calcext:value-type="float">
            <text:p>1604.317139</text:p>
          </table:table-cell>
          <table:table-cell office:value-type="float" office:value="1580.750488" calcext:value-type="float">
            <text:p>1580.750488</text:p>
          </table:table-cell>
          <table:table-cell office:value-type="float" office:value="1609.221191" calcext:value-type="float">
            <text:p>1609.221191</text:p>
          </table:table-cell>
          <table:table-cell table:number-columns-repeated="13"/>
        </table:table-row>
        <table:table-row table:style-name="ro1">
          <table:table-cell office:value-type="float" office:value="1573.537964" calcext:value-type="float">
            <text:p>1573.537964</text:p>
          </table:table-cell>
          <table:table-cell office:value-type="float" office:value="1608.332764" calcext:value-type="float">
            <text:p>1608.332764</text:p>
          </table:table-cell>
          <table:table-cell office:value-type="float" office:value="1579.007202" calcext:value-type="float">
            <text:p>1579.007202</text:p>
          </table:table-cell>
          <table:table-cell office:value-type="float" office:value="1607.404541" calcext:value-type="float">
            <text:p>1607.404541</text:p>
          </table:table-cell>
          <table:table-cell table:number-columns-repeated="13"/>
        </table:table-row>
        <table:table-row table:style-name="ro1">
          <table:table-cell office:value-type="float" office:value="1576.972534" calcext:value-type="float">
            <text:p>1576.972534</text:p>
          </table:table-cell>
          <table:table-cell office:value-type="float" office:value="1596.995605" calcext:value-type="float">
            <text:p>1596.995605</text:p>
          </table:table-cell>
          <table:table-cell office:value-type="float" office:value="1579.098999" calcext:value-type="float">
            <text:p>1579.098999</text:p>
          </table:table-cell>
          <table:table-cell office:value-type="float" office:value="1605.948486" calcext:value-type="float">
            <text:p>1605.948486</text:p>
          </table:table-cell>
          <table:table-cell table:number-columns-repeated="13"/>
        </table:table-row>
        <table:table-row table:style-name="ro1">
          <table:table-cell office:value-type="float" office:value="1570.035889" calcext:value-type="float">
            <text:p>1570.035889</text:p>
          </table:table-cell>
          <table:table-cell office:value-type="float" office:value="1601.387207" calcext:value-type="float">
            <text:p>1601.387207</text:p>
          </table:table-cell>
          <table:table-cell office:value-type="float" office:value="1578.655762" calcext:value-type="float">
            <text:p>1578.655762</text:p>
          </table:table-cell>
          <table:table-cell office:value-type="float" office:value="1601.000122" calcext:value-type="float">
            <text:p>1601.000122</text:p>
          </table:table-cell>
          <table:table-cell table:number-columns-repeated="13"/>
        </table:table-row>
        <table:table-row table:style-name="ro1">
          <table:table-cell office:value-type="float" office:value="1572.94458" calcext:value-type="float">
            <text:p>1572.94458</text:p>
          </table:table-cell>
          <table:table-cell office:value-type="float" office:value="1594.482178" calcext:value-type="float">
            <text:p>1594.482178</text:p>
          </table:table-cell>
          <table:table-cell office:value-type="float" office:value="1575.062378" calcext:value-type="float">
            <text:p>1575.062378</text:p>
          </table:table-cell>
          <table:table-cell office:value-type="float" office:value="1598.353027" calcext:value-type="float">
            <text:p>1598.353027</text:p>
          </table:table-cell>
          <table:table-cell table:number-columns-repeated="13"/>
        </table:table-row>
        <table:table-row table:style-name="ro1">
          <table:table-cell office:value-type="float" office:value="1571.331787" calcext:value-type="float">
            <text:p>1571.331787</text:p>
          </table:table-cell>
          <table:table-cell office:value-type="float" office:value="1590.522827" calcext:value-type="float">
            <text:p>1590.522827</text:p>
          </table:table-cell>
          <table:table-cell office:value-type="float" office:value="1577.065674" calcext:value-type="float">
            <text:p>1577.065674</text:p>
          </table:table-cell>
          <table:table-cell office:value-type="float" office:value="1593.140259" calcext:value-type="float">
            <text:p>1593.140259</text:p>
          </table:table-cell>
          <table:table-cell table:number-columns-repeated="13"/>
        </table:table-row>
        <table:table-row table:style-name="ro1">
          <table:table-cell office:value-type="float" office:value="1566.336182" calcext:value-type="float">
            <text:p>1566.336182</text:p>
          </table:table-cell>
          <table:table-cell office:value-type="float" office:value="1591.305542" calcext:value-type="float">
            <text:p>1591.305542</text:p>
          </table:table-cell>
          <table:table-cell office:value-type="float" office:value="1575.716064" calcext:value-type="float">
            <text:p>1575.716064</text:p>
          </table:table-cell>
          <table:table-cell office:value-type="float" office:value="1591.96814" calcext:value-type="float">
            <text:p>1591.96814</text:p>
          </table:table-cell>
          <table:table-cell table:number-columns-repeated="13"/>
        </table:table-row>
        <table:table-row table:style-name="ro1">
          <table:table-cell office:value-type="float" office:value="1565.053467" calcext:value-type="float">
            <text:p>1565.053467</text:p>
          </table:table-cell>
          <table:table-cell office:value-type="float" office:value="1587.972778" calcext:value-type="float">
            <text:p>1587.972778</text:p>
          </table:table-cell>
          <table:table-cell office:value-type="float" office:value="1571.814819" calcext:value-type="float">
            <text:p>1571.814819</text:p>
          </table:table-cell>
          <table:table-cell office:value-type="float" office:value="1590.915283" calcext:value-type="float">
            <text:p>1590.915283</text:p>
          </table:table-cell>
          <table:table-cell table:number-columns-repeated="13"/>
        </table:table-row>
        <table:table-row table:style-name="ro1">
          <table:table-cell office:value-type="float" office:value="1566.957275" calcext:value-type="float">
            <text:p>1566.957275</text:p>
          </table:table-cell>
          <table:table-cell office:value-type="float" office:value="1584.76062" calcext:value-type="float">
            <text:p>1584.76062</text:p>
          </table:table-cell>
          <table:table-cell office:value-type="float" office:value="1573.867432" calcext:value-type="float">
            <text:p>1573.867432</text:p>
          </table:table-cell>
          <table:table-cell office:value-type="float" office:value="1587.793945" calcext:value-type="float">
            <text:p>1587.793945</text:p>
          </table:table-cell>
          <table:table-cell table:number-columns-repeated="13"/>
        </table:table-row>
        <table:table-row table:style-name="ro1">
          <table:table-cell office:value-type="float" office:value="1567.928467" calcext:value-type="float">
            <text:p>1567.928467</text:p>
          </table:table-cell>
          <table:table-cell office:value-type="float" office:value="1580.942139" calcext:value-type="float">
            <text:p>1580.942139</text:p>
          </table:table-cell>
          <table:table-cell office:value-type="float" office:value="1575.483643" calcext:value-type="float">
            <text:p>1575.483643</text:p>
          </table:table-cell>
          <table:table-cell office:value-type="float" office:value="1583.260254" calcext:value-type="float">
            <text:p>1583.260254</text:p>
          </table:table-cell>
          <table:table-cell table:number-columns-repeated="13"/>
        </table:table-row>
        <table:table-row table:style-name="ro1">
          <table:table-cell office:value-type="float" office:value="1569.403687" calcext:value-type="float">
            <text:p>1569.403687</text:p>
          </table:table-cell>
          <table:table-cell office:value-type="float" office:value="1581.499146" calcext:value-type="float">
            <text:p>1581.499146</text:p>
          </table:table-cell>
          <table:table-cell office:value-type="float" office:value="1566.737671" calcext:value-type="float">
            <text:p>1566.737671</text:p>
          </table:table-cell>
          <table:table-cell office:value-type="float" office:value="1584.443481" calcext:value-type="float">
            <text:p>1584.443481</text:p>
          </table:table-cell>
          <table:table-cell table:number-columns-repeated="13"/>
        </table:table-row>
        <table:table-row table:style-name="ro1">
          <table:table-cell office:value-type="float" office:value="1569.800903" calcext:value-type="float">
            <text:p>1569.800903</text:p>
          </table:table-cell>
          <table:table-cell office:value-type="float" office:value="1579.033936" calcext:value-type="float">
            <text:p>1579.033936</text:p>
          </table:table-cell>
          <table:table-cell office:value-type="float" office:value="1568.0896" calcext:value-type="float">
            <text:p>1568.0896</text:p>
          </table:table-cell>
          <table:table-cell office:value-type="float" office:value="1577.533813" calcext:value-type="float">
            <text:p>1577.533813</text:p>
          </table:table-cell>
          <table:table-cell table:number-columns-repeated="13"/>
        </table:table-row>
        <table:table-row table:style-name="ro1">
          <table:table-cell office:value-type="float" office:value="1570.030029" calcext:value-type="float">
            <text:p>1570.030029</text:p>
          </table:table-cell>
          <table:table-cell office:value-type="float" office:value="1576.46167" calcext:value-type="float">
            <text:p>1576.46167</text:p>
          </table:table-cell>
          <table:table-cell office:value-type="float" office:value="1568.802246" calcext:value-type="float">
            <text:p>1568.802246</text:p>
          </table:table-cell>
          <table:table-cell office:value-type="float" office:value="1581.590332" calcext:value-type="float">
            <text:p>1581.590332</text:p>
          </table:table-cell>
          <table:table-cell table:number-columns-repeated="13"/>
        </table:table-row>
        <table:table-row table:style-name="ro1">
          <table:table-cell office:value-type="float" office:value="1566.826416" calcext:value-type="float">
            <text:p>1566.826416</text:p>
          </table:table-cell>
          <table:table-cell office:value-type="float" office:value="1576.565552" calcext:value-type="float">
            <text:p>1576.565552</text:p>
          </table:table-cell>
          <table:table-cell office:value-type="float" office:value="1567.896484" calcext:value-type="float">
            <text:p>1567.896484</text:p>
          </table:table-cell>
          <table:table-cell office:value-type="float" office:value="1574.796753" calcext:value-type="float">
            <text:p>1574.796753</text:p>
          </table:table-cell>
          <table:table-cell table:number-columns-repeated="13"/>
        </table:table-row>
        <table:table-row table:style-name="ro1">
          <table:table-cell office:value-type="float" office:value="1565.974854" calcext:value-type="float">
            <text:p>1565.974854</text:p>
          </table:table-cell>
          <table:table-cell office:value-type="float" office:value="1575.701416" calcext:value-type="float">
            <text:p>1575.701416</text:p>
          </table:table-cell>
          <table:table-cell office:value-type="float" office:value="1565.36084" calcext:value-type="float">
            <text:p>1565.36084</text:p>
          </table:table-cell>
          <table:table-cell office:value-type="float" office:value="1579.077148" calcext:value-type="float">
            <text:p>1579.077148</text:p>
          </table:table-cell>
          <table:table-cell table:number-columns-repeated="13"/>
        </table:table-row>
        <table:table-row table:style-name="ro1">
          <table:table-cell office:value-type="float" office:value="1565.923462" calcext:value-type="float">
            <text:p>1565.923462</text:p>
          </table:table-cell>
          <table:table-cell office:value-type="float" office:value="1576.505859" calcext:value-type="float">
            <text:p>1576.505859</text:p>
          </table:table-cell>
          <table:table-cell office:value-type="float" office:value="1567.485596" calcext:value-type="float">
            <text:p>1567.485596</text:p>
          </table:table-cell>
          <table:table-cell office:value-type="float" office:value="1573.615967" calcext:value-type="float">
            <text:p>1573.615967</text:p>
          </table:table-cell>
          <table:table-cell table:number-columns-repeated="13"/>
        </table:table-row>
        <table:table-row table:style-name="ro1">
          <table:table-cell office:value-type="float" office:value="1565.000488" calcext:value-type="float">
            <text:p>1565.000488</text:p>
          </table:table-cell>
          <table:table-cell office:value-type="float" office:value="1574.750732" calcext:value-type="float">
            <text:p>1574.750732</text:p>
          </table:table-cell>
          <table:table-cell office:value-type="float" office:value="1567.111816" calcext:value-type="float">
            <text:p>1567.111816</text:p>
          </table:table-cell>
          <table:table-cell office:value-type="float" office:value="1572.59314" calcext:value-type="float">
            <text:p>1572.59314</text:p>
          </table:table-cell>
          <table:table-cell table:number-columns-repeated="13"/>
        </table:table-row>
        <table:table-row table:style-name="ro1">
          <table:table-cell office:value-type="float" office:value="1563.943604" calcext:value-type="float">
            <text:p>1563.943604</text:p>
          </table:table-cell>
          <table:table-cell office:value-type="float" office:value="1573.613281" calcext:value-type="float">
            <text:p>1573.613281</text:p>
          </table:table-cell>
          <table:table-cell office:value-type="float" office:value="1566.37439" calcext:value-type="float">
            <text:p>1566.37439</text:p>
          </table:table-cell>
          <table:table-cell office:value-type="float" office:value="1572.921021" calcext:value-type="float">
            <text:p>1572.921021</text:p>
          </table:table-cell>
          <table:table-cell table:number-columns-repeated="13"/>
        </table:table-row>
        <table:table-row table:style-name="ro1">
          <table:table-cell office:value-type="float" office:value="1561.691162" calcext:value-type="float">
            <text:p>1561.691162</text:p>
          </table:table-cell>
          <table:table-cell office:value-type="float" office:value="1577.60083" calcext:value-type="float">
            <text:p>1577.60083</text:p>
          </table:table-cell>
          <table:table-cell office:value-type="float" office:value="1564.703979" calcext:value-type="float">
            <text:p>1564.703979</text:p>
          </table:table-cell>
          <table:table-cell office:value-type="float" office:value="1573.111084" calcext:value-type="float">
            <text:p>1573.111084</text:p>
          </table:table-cell>
          <table:table-cell table:number-columns-repeated="13"/>
        </table:table-row>
        <table:table-row table:style-name="ro1">
          <table:table-cell office:value-type="float" office:value="1568.706299" calcext:value-type="float">
            <text:p>1568.706299</text:p>
          </table:table-cell>
          <table:table-cell office:value-type="float" office:value="1568.853027" calcext:value-type="float">
            <text:p>1568.853027</text:p>
          </table:table-cell>
          <table:table-cell office:value-type="float" office:value="1566.784302" calcext:value-type="float">
            <text:p>1566.784302</text:p>
          </table:table-cell>
          <table:table-cell office:value-type="float" office:value="1567.713379" calcext:value-type="float">
            <text:p>1567.713379</text:p>
          </table:table-cell>
          <table:table-cell table:number-columns-repeated="13"/>
        </table:table-row>
        <table:table-row table:style-name="ro1">
          <table:table-cell office:value-type="float" office:value="1568.026733" calcext:value-type="float">
            <text:p>1568.026733</text:p>
          </table:table-cell>
          <table:table-cell office:value-type="float" office:value="1570.358154" calcext:value-type="float">
            <text:p>1570.358154</text:p>
          </table:table-cell>
          <table:table-cell office:value-type="float" office:value="1565.787476" calcext:value-type="float">
            <text:p>1565.787476</text:p>
          </table:table-cell>
          <table:table-cell office:value-type="float" office:value="1573.795532" calcext:value-type="float">
            <text:p>1573.795532</text:p>
          </table:table-cell>
          <table:table-cell table:number-columns-repeated="13"/>
        </table:table-row>
        <table:table-row table:style-name="ro1">
          <table:table-cell office:value-type="float" office:value="1564.30481" calcext:value-type="float">
            <text:p>1564.30481</text:p>
          </table:table-cell>
          <table:table-cell office:value-type="float" office:value="1573.845215" calcext:value-type="float">
            <text:p>1573.845215</text:p>
          </table:table-cell>
          <table:table-cell office:value-type="float" office:value="1564.023193" calcext:value-type="float">
            <text:p>1564.023193</text:p>
          </table:table-cell>
          <table:table-cell office:value-type="float" office:value="1572.684082" calcext:value-type="float">
            <text:p>1572.684082</text:p>
          </table:table-cell>
          <table:table-cell table:number-columns-repeated="13"/>
        </table:table-row>
        <table:table-row table:style-name="ro1">
          <table:table-cell office:value-type="float" office:value="1565.866211" calcext:value-type="float">
            <text:p>1565.866211</text:p>
          </table:table-cell>
          <table:table-cell office:value-type="float" office:value="1572.206787" calcext:value-type="float">
            <text:p>1572.206787</text:p>
          </table:table-cell>
          <table:table-cell office:value-type="float" office:value="1566.307739" calcext:value-type="float">
            <text:p>1566.307739</text:p>
          </table:table-cell>
          <table:table-cell office:value-type="float" office:value="1569.771851" calcext:value-type="float">
            <text:p>1569.771851</text:p>
          </table:table-cell>
          <table:table-cell table:number-columns-repeated="13"/>
        </table:table-row>
        <table:table-row table:style-name="ro1">
          <table:table-cell office:value-type="float" office:value="1563.075928" calcext:value-type="float">
            <text:p>1563.075928</text:p>
          </table:table-cell>
          <table:table-cell office:value-type="float" office:value="1573.003174" calcext:value-type="float">
            <text:p>1573.003174</text:p>
          </table:table-cell>
          <table:table-cell office:value-type="float" office:value="1568.064941" calcext:value-type="float">
            <text:p>1568.064941</text:p>
          </table:table-cell>
          <table:table-cell office:value-type="float" office:value="1567.747925" calcext:value-type="float">
            <text:p>1567.747925</text:p>
          </table:table-cell>
          <table:table-cell table:number-columns-repeated="13"/>
        </table:table-row>
        <table:table-row table:style-name="ro1">
          <table:table-cell office:value-type="float" office:value="1565.012085" calcext:value-type="float">
            <text:p>1565.012085</text:p>
          </table:table-cell>
          <table:table-cell office:value-type="float" office:value="1566.572266" calcext:value-type="float">
            <text:p>1566.572266</text:p>
          </table:table-cell>
          <table:table-cell office:value-type="float" office:value="1564.771606" calcext:value-type="float">
            <text:p>1564.771606</text:p>
          </table:table-cell>
          <table:table-cell office:value-type="float" office:value="1568.045654" calcext:value-type="float">
            <text:p>1568.045654</text:p>
          </table:table-cell>
          <table:table-cell table:number-columns-repeated="13"/>
        </table:table-row>
        <table:table-row table:style-name="ro1">
          <table:table-cell office:value-type="float" office:value="1538.454102" calcext:value-type="float">
            <text:p>1538.454102</text:p>
          </table:table-cell>
          <table:table-cell office:value-type="float" office:value="1540.773438" calcext:value-type="float">
            <text:p>1540.773438</text:p>
          </table:table-cell>
          <table:table-cell office:value-type="float" office:value="1579.606445" calcext:value-type="float">
            <text:p>1579.606445</text:p>
          </table:table-cell>
          <table:table-cell office:value-type="float" office:value="1607.273682" calcext:value-type="float">
            <text:p>1607.273682</text:p>
          </table:table-cell>
          <table:table-cell table:number-columns-repeated="13"/>
        </table:table-row>
        <table:table-row table:style-name="ro1">
          <table:table-cell office:value-type="float" office:value="1527.16333" calcext:value-type="float">
            <text:p>1527.16333</text:p>
          </table:table-cell>
          <table:table-cell office:value-type="float" office:value="1509.320923" calcext:value-type="float">
            <text:p>1509.320923</text:p>
          </table:table-cell>
          <table:table-cell office:value-type="float" office:value="1599.632568" calcext:value-type="float">
            <text:p>1599.632568</text:p>
          </table:table-cell>
          <table:table-cell office:value-type="float" office:value="1639.599731" calcext:value-type="float">
            <text:p>1639.599731</text:p>
          </table:table-cell>
          <table:table-cell table:number-columns-repeated="13"/>
        </table:table-row>
        <table:table-row table:style-name="ro1">
          <table:table-cell office:value-type="float" office:value="1539.479004" calcext:value-type="float">
            <text:p>1539.479004</text:p>
          </table:table-cell>
          <table:table-cell office:value-type="float" office:value="1525.611694" calcext:value-type="float">
            <text:p>1525.611694</text:p>
          </table:table-cell>
          <table:table-cell office:value-type="float" office:value="1615.691772" calcext:value-type="float">
            <text:p>1615.691772</text:p>
          </table:table-cell>
          <table:table-cell office:value-type="float" office:value="1637.038208" calcext:value-type="float">
            <text:p>1637.038208</text:p>
          </table:table-cell>
          <table:table-cell table:number-columns-repeated="13"/>
        </table:table-row>
        <table:table-row table:style-name="ro1">
          <table:table-cell office:value-type="float" office:value="1543.641602" calcext:value-type="float">
            <text:p>1543.641602</text:p>
          </table:table-cell>
          <table:table-cell office:value-type="float" office:value="1539.539062" calcext:value-type="float">
            <text:p>1539.539062</text:p>
          </table:table-cell>
          <table:table-cell office:value-type="float" office:value="1636.711182" calcext:value-type="float">
            <text:p>1636.711182</text:p>
          </table:table-cell>
          <table:table-cell office:value-type="float" office:value="1607.216187" calcext:value-type="float">
            <text:p>1607.216187</text:p>
          </table:table-cell>
          <table:table-cell table:number-columns-repeated="13"/>
        </table:table-row>
        <table:table-row table:style-name="ro1">
          <table:table-cell office:value-type="float" office:value="1559.735229" calcext:value-type="float">
            <text:p>1559.735229</text:p>
          </table:table-cell>
          <table:table-cell office:value-type="float" office:value="1554.551025" calcext:value-type="float">
            <text:p>1554.551025</text:p>
          </table:table-cell>
          <table:table-cell office:value-type="float" office:value="1614.538086" calcext:value-type="float">
            <text:p>1614.538086</text:p>
          </table:table-cell>
          <table:table-cell office:value-type="float" office:value="1667.572021" calcext:value-type="float">
            <text:p>1667.572021</text:p>
          </table:table-cell>
          <table:table-cell table:number-columns-repeated="13"/>
        </table:table-row>
        <table:table-row table:style-name="ro1">
          <table:table-cell office:value-type="float" office:value="1570.393311" calcext:value-type="float">
            <text:p>1570.393311</text:p>
          </table:table-cell>
          <table:table-cell office:value-type="float" office:value="1572.4552" calcext:value-type="float">
            <text:p>1572.4552</text:p>
          </table:table-cell>
          <table:table-cell office:value-type="float" office:value="1622.242798" calcext:value-type="float">
            <text:p>1622.242798</text:p>
          </table:table-cell>
          <table:table-cell office:value-type="float" office:value="1656.124512" calcext:value-type="float">
            <text:p>1656.124512</text:p>
          </table:table-cell>
          <table:table-cell table:number-columns-repeated="13"/>
        </table:table-row>
        <table:table-row table:style-name="ro1">
          <table:table-cell office:value-type="float" office:value="1574.395386" calcext:value-type="float">
            <text:p>1574.395386</text:p>
          </table:table-cell>
          <table:table-cell office:value-type="float" office:value="1581.181396" calcext:value-type="float">
            <text:p>1581.181396</text:p>
          </table:table-cell>
          <table:table-cell office:value-type="float" office:value="1638.334473" calcext:value-type="float">
            <text:p>1638.334473</text:p>
          </table:table-cell>
          <table:table-cell office:value-type="float" office:value="1669.140381" calcext:value-type="float">
            <text:p>1669.140381</text:p>
          </table:table-cell>
          <table:table-cell table:number-columns-repeated="13"/>
        </table:table-row>
        <table:table-row table:style-name="ro1">
          <table:table-cell office:value-type="float" office:value="1588.21875" calcext:value-type="float">
            <text:p>1588.21875</text:p>
          </table:table-cell>
          <table:table-cell office:value-type="float" office:value="1593.560791" calcext:value-type="float">
            <text:p>1593.560791</text:p>
          </table:table-cell>
          <table:table-cell office:value-type="float" office:value="1643.590576" calcext:value-type="float">
            <text:p>1643.590576</text:p>
          </table:table-cell>
          <table:table-cell office:value-type="float" office:value="1676.596802" calcext:value-type="float">
            <text:p>1676.596802</text:p>
          </table:table-cell>
          <table:table-cell table:number-columns-repeated="13"/>
        </table:table-row>
        <table:table-row table:style-name="ro1">
          <table:table-cell office:value-type="float" office:value="1597.689209" calcext:value-type="float">
            <text:p>1597.689209</text:p>
          </table:table-cell>
          <table:table-cell office:value-type="float" office:value="1612.381836" calcext:value-type="float">
            <text:p>1612.381836</text:p>
          </table:table-cell>
          <table:table-cell office:value-type="float" office:value="1638.840088" calcext:value-type="float">
            <text:p>1638.840088</text:p>
          </table:table-cell>
          <table:table-cell office:value-type="float" office:value="1683.864746" calcext:value-type="float">
            <text:p>1683.864746</text:p>
          </table:table-cell>
          <table:table-cell table:number-columns-repeated="13"/>
        </table:table-row>
        <table:table-row table:style-name="ro1">
          <table:table-cell office:value-type="float" office:value="1602.702393" calcext:value-type="float">
            <text:p>1602.702393</text:p>
          </table:table-cell>
          <table:table-cell office:value-type="float" office:value="1636.436768" calcext:value-type="float">
            <text:p>1636.436768</text:p>
          </table:table-cell>
          <table:table-cell office:value-type="float" office:value="1644.991943" calcext:value-type="float">
            <text:p>1644.991943</text:p>
          </table:table-cell>
          <table:table-cell office:value-type="float" office:value="1697.811279" calcext:value-type="float">
            <text:p>1697.811279</text:p>
          </table:table-cell>
          <table:table-cell table:number-columns-repeated="13"/>
        </table:table-row>
        <table:table-row table:style-name="ro1">
          <table:table-cell office:value-type="float" office:value="1650.46167" calcext:value-type="float">
            <text:p>1650.46167</text:p>
          </table:table-cell>
          <table:table-cell office:value-type="float" office:value="1691.304321" calcext:value-type="float">
            <text:p>1691.304321</text:p>
          </table:table-cell>
          <table:table-cell office:value-type="float" office:value="1627.333252" calcext:value-type="float">
            <text:p>1627.333252</text:p>
          </table:table-cell>
          <table:table-cell office:value-type="float" office:value="1677.22937" calcext:value-type="float">
            <text:p>1677.22937</text:p>
          </table:table-cell>
          <table:table-cell table:number-columns-repeated="13"/>
        </table:table-row>
        <table:table-row table:style-name="ro1">
          <table:table-cell office:value-type="float" office:value="1653.371338" calcext:value-type="float">
            <text:p>1653.371338</text:p>
          </table:table-cell>
          <table:table-cell office:value-type="float" office:value="1695.13147" calcext:value-type="float">
            <text:p>1695.13147</text:p>
          </table:table-cell>
          <table:table-cell office:value-type="float" office:value="1642.744751" calcext:value-type="float">
            <text:p>1642.744751</text:p>
          </table:table-cell>
          <table:table-cell office:value-type="float" office:value="1679.850342" calcext:value-type="float">
            <text:p>1679.850342</text:p>
          </table:table-cell>
          <table:table-cell table:number-columns-repeated="13"/>
        </table:table-row>
        <table:table-row table:style-name="ro1">
          <table:table-cell office:value-type="float" office:value="1643.946899" calcext:value-type="float">
            <text:p>1643.946899</text:p>
          </table:table-cell>
          <table:table-cell office:value-type="float" office:value="1713.301392" calcext:value-type="float">
            <text:p>1713.301392</text:p>
          </table:table-cell>
          <table:table-cell office:value-type="float" office:value="1636.423096" calcext:value-type="float">
            <text:p>1636.423096</text:p>
          </table:table-cell>
          <table:table-cell office:value-type="float" office:value="1708.278076" calcext:value-type="float">
            <text:p>1708.278076</text:p>
          </table:table-cell>
          <table:table-cell table:number-columns-repeated="13"/>
        </table:table-row>
        <table:table-row table:style-name="ro1">
          <table:table-cell office:value-type="float" office:value="1639.122681" calcext:value-type="float">
            <text:p>1639.122681</text:p>
          </table:table-cell>
          <table:table-cell office:value-type="float" office:value="1703.41394" calcext:value-type="float">
            <text:p>1703.41394</text:p>
          </table:table-cell>
          <table:table-cell office:value-type="float" office:value="1643.478516" calcext:value-type="float">
            <text:p>1643.478516</text:p>
          </table:table-cell>
          <table:table-cell office:value-type="float" office:value="1703.722412" calcext:value-type="float">
            <text:p>1703.722412</text:p>
          </table:table-cell>
          <table:table-cell table:number-columns-repeated="13"/>
        </table:table-row>
        <table:table-row table:style-name="ro1">
          <table:table-cell office:value-type="float" office:value="1623.130493" calcext:value-type="float">
            <text:p>1623.130493</text:p>
          </table:table-cell>
          <table:table-cell office:value-type="float" office:value="1709.206787" calcext:value-type="float">
            <text:p>1709.206787</text:p>
          </table:table-cell>
          <table:table-cell office:value-type="float" office:value="1633.962158" calcext:value-type="float">
            <text:p>1633.962158</text:p>
          </table:table-cell>
          <table:table-cell office:value-type="float" office:value="1705.141235" calcext:value-type="float">
            <text:p>1705.141235</text:p>
          </table:table-cell>
          <table:table-cell table:number-columns-repeated="13"/>
        </table:table-row>
        <table:table-row table:style-name="ro1">
          <table:table-cell office:value-type="float" office:value="1636.620117" calcext:value-type="float">
            <text:p>1636.620117</text:p>
          </table:table-cell>
          <table:table-cell office:value-type="float" office:value="1703.11499" calcext:value-type="float">
            <text:p>1703.11499</text:p>
          </table:table-cell>
          <table:table-cell office:value-type="float" office:value="1640.820801" calcext:value-type="float">
            <text:p>1640.820801</text:p>
          </table:table-cell>
          <table:table-cell office:value-type="float" office:value="1692.263672" calcext:value-type="float">
            <text:p>1692.263672</text:p>
          </table:table-cell>
          <table:table-cell table:number-columns-repeated="13"/>
        </table:table-row>
        <table:table-row table:style-name="ro1">
          <table:table-cell office:value-type="float" office:value="1637.875977" calcext:value-type="float">
            <text:p>1637.875977</text:p>
          </table:table-cell>
          <table:table-cell office:value-type="float" office:value="1698.846924" calcext:value-type="float">
            <text:p>1698.846924</text:p>
          </table:table-cell>
          <table:table-cell office:value-type="float" office:value="1643.24292" calcext:value-type="float">
            <text:p>1643.24292</text:p>
          </table:table-cell>
          <table:table-cell office:value-type="float" office:value="1696.667358" calcext:value-type="float">
            <text:p>1696.667358</text:p>
          </table:table-cell>
          <table:table-cell table:number-columns-repeated="13"/>
        </table:table-row>
        <table:table-row table:style-name="ro1">
          <table:table-cell office:value-type="float" office:value="1634.635986" calcext:value-type="float">
            <text:p>1634.635986</text:p>
          </table:table-cell>
          <table:table-cell office:value-type="float" office:value="1701.730835" calcext:value-type="float">
            <text:p>1701.730835</text:p>
          </table:table-cell>
          <table:table-cell office:value-type="float" office:value="1643.44397" calcext:value-type="float">
            <text:p>1643.44397</text:p>
          </table:table-cell>
          <table:table-cell office:value-type="float" office:value="1695.527222" calcext:value-type="float">
            <text:p>1695.527222</text:p>
          </table:table-cell>
          <table:table-cell table:number-columns-repeated="13"/>
        </table:table-row>
        <table:table-row table:style-name="ro1">
          <table:table-cell office:value-type="float" office:value="1636.10083" calcext:value-type="float">
            <text:p>1636.10083</text:p>
          </table:table-cell>
          <table:table-cell office:value-type="float" office:value="1705.312012" calcext:value-type="float">
            <text:p>1705.312012</text:p>
          </table:table-cell>
          <table:table-cell office:value-type="float" office:value="1638.842529" calcext:value-type="float">
            <text:p>1638.842529</text:p>
          </table:table-cell>
          <table:table-cell office:value-type="float" office:value="1701.598755" calcext:value-type="float">
            <text:p>1701.598755</text:p>
          </table:table-cell>
          <table:table-cell table:number-columns-repeated="13"/>
        </table:table-row>
        <table:table-row table:style-name="ro1">
          <table:table-cell office:value-type="float" office:value="1638.865479" calcext:value-type="float">
            <text:p>1638.865479</text:p>
          </table:table-cell>
          <table:table-cell office:value-type="float" office:value="1698.769897" calcext:value-type="float">
            <text:p>1698.769897</text:p>
          </table:table-cell>
          <table:table-cell office:value-type="float" office:value="1647.969849" calcext:value-type="float">
            <text:p>1647.969849</text:p>
          </table:table-cell>
          <table:table-cell office:value-type="float" office:value="1693.436768" calcext:value-type="float">
            <text:p>1693.436768</text:p>
          </table:table-cell>
          <table:table-cell table:number-columns-repeated="13"/>
        </table:table-row>
        <table:table-row table:style-name="ro1">
          <table:table-cell office:value-type="float" office:value="1638.736206" calcext:value-type="float">
            <text:p>1638.736206</text:p>
          </table:table-cell>
          <table:table-cell office:value-type="float" office:value="1704.438721" calcext:value-type="float">
            <text:p>1704.438721</text:p>
          </table:table-cell>
          <table:table-cell office:value-type="float" office:value="1641.708496" calcext:value-type="float">
            <text:p>1641.708496</text:p>
          </table:table-cell>
          <table:table-cell office:value-type="float" office:value="1701.747803" calcext:value-type="float">
            <text:p>1701.747803</text:p>
          </table:table-cell>
          <table:table-cell table:number-columns-repeated="13"/>
        </table:table-row>
        <table:table-row table:style-name="ro1">
          <table:table-cell office:value-type="float" office:value="1631.241211" calcext:value-type="float">
            <text:p>1631.241211</text:p>
          </table:table-cell>
          <table:table-cell office:value-type="float" office:value="1711.463867" calcext:value-type="float">
            <text:p>1711.463867</text:p>
          </table:table-cell>
          <table:table-cell office:value-type="float" office:value="1641.056885" calcext:value-type="float">
            <text:p>1641.056885</text:p>
          </table:table-cell>
          <table:table-cell office:value-type="float" office:value="1705.443604" calcext:value-type="float">
            <text:p>1705.443604</text:p>
          </table:table-cell>
          <table:table-cell table:number-columns-repeated="13"/>
        </table:table-row>
        <table:table-row table:style-name="ro1">
          <table:table-cell office:value-type="float" office:value="1637.012207" calcext:value-type="float">
            <text:p>1637.012207</text:p>
          </table:table-cell>
          <table:table-cell office:value-type="float" office:value="1701.984863" calcext:value-type="float">
            <text:p>1701.984863</text:p>
          </table:table-cell>
          <table:table-cell office:value-type="float" office:value="1649.171997" calcext:value-type="float">
            <text:p>1649.171997</text:p>
          </table:table-cell>
          <table:table-cell office:value-type="float" office:value="1696.699707" calcext:value-type="float">
            <text:p>1696.699707</text:p>
          </table:table-cell>
          <table:table-cell table:number-columns-repeated="13"/>
        </table:table-row>
        <table:table-row table:style-name="ro1">
          <table:table-cell office:value-type="float" office:value="1640.838867" calcext:value-type="float">
            <text:p>1640.838867</text:p>
          </table:table-cell>
          <table:table-cell office:value-type="float" office:value="1706.439941" calcext:value-type="float">
            <text:p>1706.439941</text:p>
          </table:table-cell>
          <table:table-cell office:value-type="float" office:value="1644.132935" calcext:value-type="float">
            <text:p>1644.132935</text:p>
          </table:table-cell>
          <table:table-cell office:value-type="float" office:value="1700.66394" calcext:value-type="float">
            <text:p>1700.66394</text:p>
          </table:table-cell>
          <table:table-cell table:number-columns-repeated="13"/>
        </table:table-row>
        <table:table-row table:style-name="ro1">
          <table:table-cell office:value-type="float" office:value="1640.286133" calcext:value-type="float">
            <text:p>1640.286133</text:p>
          </table:table-cell>
          <table:table-cell office:value-type="float" office:value="1697.808838" calcext:value-type="float">
            <text:p>1697.808838</text:p>
          </table:table-cell>
          <table:table-cell office:value-type="float" office:value="1646.79187" calcext:value-type="float">
            <text:p>1646.79187</text:p>
          </table:table-cell>
          <table:table-cell office:value-type="float" office:value="1697.456787" calcext:value-type="float">
            <text:p>1697.456787</text:p>
          </table:table-cell>
          <table:table-cell table:number-columns-repeated="13"/>
        </table:table-row>
        <table:table-row table:style-name="ro1">
          <table:table-cell office:value-type="float" office:value="1643.105957" calcext:value-type="float">
            <text:p>1643.105957</text:p>
          </table:table-cell>
          <table:table-cell office:value-type="float" office:value="1703.401855" calcext:value-type="float">
            <text:p>1703.401855</text:p>
          </table:table-cell>
          <table:table-cell office:value-type="float" office:value="1650.729492" calcext:value-type="float">
            <text:p>1650.729492</text:p>
          </table:table-cell>
          <table:table-cell office:value-type="float" office:value="1700.753662" calcext:value-type="float">
            <text:p>1700.753662</text:p>
          </table:table-cell>
          <table:table-cell table:number-columns-repeated="13"/>
        </table:table-row>
        <table:table-row table:style-name="ro1">
          <table:table-cell office:value-type="float" office:value="1638.031006" calcext:value-type="float">
            <text:p>1638.031006</text:p>
          </table:table-cell>
          <table:table-cell office:value-type="float" office:value="1705.66333" calcext:value-type="float">
            <text:p>1705.66333</text:p>
          </table:table-cell>
          <table:table-cell office:value-type="float" office:value="1643.685669" calcext:value-type="float">
            <text:p>1643.685669</text:p>
          </table:table-cell>
          <table:table-cell office:value-type="float" office:value="1703.402588" calcext:value-type="float">
            <text:p>1703.402588</text:p>
          </table:table-cell>
          <table:table-cell table:number-columns-repeated="13"/>
        </table:table-row>
        <table:table-row table:style-name="ro1">
          <table:table-cell office:value-type="float" office:value="1643.260864" calcext:value-type="float">
            <text:p>1643.260864</text:p>
          </table:table-cell>
          <table:table-cell office:value-type="float" office:value="1699.72876" calcext:value-type="float">
            <text:p>1699.72876</text:p>
          </table:table-cell>
          <table:table-cell office:value-type="float" office:value="1648.8927" calcext:value-type="float">
            <text:p>1648.8927</text:p>
          </table:table-cell>
          <table:table-cell office:value-type="float" office:value="1697.134521" calcext:value-type="float">
            <text:p>1697.134521</text:p>
          </table:table-cell>
          <table:table-cell table:number-columns-repeated="13"/>
        </table:table-row>
        <table:table-row table:style-name="ro1">
          <table:table-cell office:value-type="float" office:value="1635.455078" calcext:value-type="float">
            <text:p>1635.455078</text:p>
          </table:table-cell>
          <table:table-cell office:value-type="float" office:value="1715.446045" calcext:value-type="float">
            <text:p>1715.446045</text:p>
          </table:table-cell>
          <table:table-cell office:value-type="float" office:value="1645.13147" calcext:value-type="float">
            <text:p>1645.13147</text:p>
          </table:table-cell>
          <table:table-cell office:value-type="float" office:value="1710.038086" calcext:value-type="float">
            <text:p>1710.038086</text:p>
          </table:table-cell>
          <table:table-cell table:number-columns-repeated="13"/>
        </table:table-row>
        <table:table-row table:style-name="ro1">
          <table:table-cell office:value-type="float" office:value="1644.999634" calcext:value-type="float">
            <text:p>1644.999634</text:p>
          </table:table-cell>
          <table:table-cell office:value-type="float" office:value="1703.689331" calcext:value-type="float">
            <text:p>1703.689331</text:p>
          </table:table-cell>
          <table:table-cell office:value-type="float" office:value="1649.249634" calcext:value-type="float">
            <text:p>1649.249634</text:p>
          </table:table-cell>
          <table:table-cell office:value-type="float" office:value="1700.85376" calcext:value-type="float">
            <text:p>1700.85376</text:p>
          </table:table-cell>
          <table:table-cell table:number-columns-repeated="13"/>
        </table:table-row>
        <table:table-row table:style-name="ro1">
          <table:table-cell office:value-type="float" office:value="1641.01001" calcext:value-type="float">
            <text:p>1641.01001</text:p>
          </table:table-cell>
          <table:table-cell office:value-type="float" office:value="1707.043701" calcext:value-type="float">
            <text:p>1707.043701</text:p>
          </table:table-cell>
          <table:table-cell office:value-type="float" office:value="1650.038818" calcext:value-type="float">
            <text:p>1650.038818</text:p>
          </table:table-cell>
          <table:table-cell office:value-type="float" office:value="1705.746216" calcext:value-type="float">
            <text:p>1705.746216</text:p>
          </table:table-cell>
          <table:table-cell table:number-columns-repeated="13"/>
        </table:table-row>
        <table:table-row table:style-name="ro1">
          <table:table-cell office:value-type="float" office:value="1637.420898" calcext:value-type="float">
            <text:p>1637.420898</text:p>
          </table:table-cell>
          <table:table-cell office:value-type="float" office:value="1713.27771" calcext:value-type="float">
            <text:p>1713.27771</text:p>
          </table:table-cell>
          <table:table-cell office:value-type="float" office:value="1646.595337" calcext:value-type="float">
            <text:p>1646.595337</text:p>
          </table:table-cell>
          <table:table-cell office:value-type="float" office:value="1708.999146" calcext:value-type="float">
            <text:p>1708.999146</text:p>
          </table:table-cell>
          <table:table-cell table:number-columns-repeated="13"/>
        </table:table-row>
        <table:table-row table:style-name="ro1">
          <table:table-cell office:value-type="float" office:value="1639.369019" calcext:value-type="float">
            <text:p>1639.369019</text:p>
          </table:table-cell>
          <table:table-cell office:value-type="float" office:value="1717.428711" calcext:value-type="float">
            <text:p>1717.428711</text:p>
          </table:table-cell>
          <table:table-cell office:value-type="float" office:value="1645.958618" calcext:value-type="float">
            <text:p>1645.958618</text:p>
          </table:table-cell>
          <table:table-cell office:value-type="float" office:value="1711.537842" calcext:value-type="float">
            <text:p>1711.537842</text:p>
          </table:table-cell>
          <table:table-cell table:number-columns-repeated="13"/>
        </table:table-row>
        <table:table-row table:style-name="ro1">
          <table:table-cell office:value-type="float" office:value="1640.112183" calcext:value-type="float">
            <text:p>1640.112183</text:p>
          </table:table-cell>
          <table:table-cell office:value-type="float" office:value="1708.098511" calcext:value-type="float">
            <text:p>1708.098511</text:p>
          </table:table-cell>
          <table:table-cell office:value-type="float" office:value="1646.320068" calcext:value-type="float">
            <text:p>1646.320068</text:p>
          </table:table-cell>
          <table:table-cell office:value-type="float" office:value="1706.382568" calcext:value-type="float">
            <text:p>1706.382568</text:p>
          </table:table-cell>
          <table:table-cell table:number-columns-repeated="13"/>
        </table:table-row>
        <table:table-row table:style-name="ro1">
          <table:table-cell office:value-type="float" office:value="1639.119751" calcext:value-type="float">
            <text:p>1639.119751</text:p>
          </table:table-cell>
          <table:table-cell office:value-type="float" office:value="1715.606201" calcext:value-type="float">
            <text:p>1715.606201</text:p>
          </table:table-cell>
          <table:table-cell office:value-type="float" office:value="1646.773804" calcext:value-type="float">
            <text:p>1646.773804</text:p>
          </table:table-cell>
          <table:table-cell office:value-type="float" office:value="1708.90625" calcext:value-type="float">
            <text:p>1708.90625</text:p>
          </table:table-cell>
          <table:table-cell table:number-columns-repeated="13"/>
        </table:table-row>
        <table:table-row table:style-name="ro1">
          <table:table-cell office:value-type="float" office:value="1641.575195" calcext:value-type="float">
            <text:p>1641.575195</text:p>
          </table:table-cell>
          <table:table-cell office:value-type="float" office:value="1709.866455" calcext:value-type="float">
            <text:p>1709.866455</text:p>
          </table:table-cell>
          <table:table-cell office:value-type="float" office:value="1648.703613" calcext:value-type="float">
            <text:p>1648.703613</text:p>
          </table:table-cell>
          <table:table-cell office:value-type="float" office:value="1706.837524" calcext:value-type="float">
            <text:p>1706.837524</text:p>
          </table:table-cell>
          <table:table-cell table:number-columns-repeated="13"/>
        </table:table-row>
        <table:table-row table:style-name="ro1">
          <table:table-cell office:value-type="float" office:value="1646.516479" calcext:value-type="float">
            <text:p>1646.516479</text:p>
          </table:table-cell>
          <table:table-cell office:value-type="float" office:value="1707.235107" calcext:value-type="float">
            <text:p>1707.235107</text:p>
          </table:table-cell>
          <table:table-cell office:value-type="float" office:value="1651.797363" calcext:value-type="float">
            <text:p>1651.797363</text:p>
          </table:table-cell>
          <table:table-cell office:value-type="float" office:value="1704.360474" calcext:value-type="float">
            <text:p>1704.360474</text:p>
          </table:table-cell>
          <table:table-cell table:number-columns-repeated="13"/>
        </table:table-row>
        <table:table-row table:style-name="ro1">
          <table:table-cell office:value-type="float" office:value="1639.450073" calcext:value-type="float">
            <text:p>1639.450073</text:p>
          </table:table-cell>
          <table:table-cell office:value-type="float" office:value="1715.557495" calcext:value-type="float">
            <text:p>1715.557495</text:p>
          </table:table-cell>
          <table:table-cell office:value-type="float" office:value="1644.53833" calcext:value-type="float">
            <text:p>1644.53833</text:p>
          </table:table-cell>
          <table:table-cell office:value-type="float" office:value="1713.171997" calcext:value-type="float">
            <text:p>1713.171997</text:p>
          </table:table-cell>
          <table:table-cell table:number-columns-repeated="13"/>
        </table:table-row>
        <table:table-row table:style-name="ro1">
          <table:table-cell office:value-type="float" office:value="1643.420532" calcext:value-type="float">
            <text:p>1643.420532</text:p>
          </table:table-cell>
          <table:table-cell office:value-type="float" office:value="1704.408203" calcext:value-type="float">
            <text:p>1704.408203</text:p>
          </table:table-cell>
          <table:table-cell office:value-type="float" office:value="1653.808838" calcext:value-type="float">
            <text:p>1653.808838</text:p>
          </table:table-cell>
          <table:table-cell office:value-type="float" office:value="1703.688599" calcext:value-type="float">
            <text:p>1703.688599</text:p>
          </table:table-cell>
          <table:table-cell table:number-columns-repeated="13"/>
        </table:table-row>
        <table:table-row table:style-name="ro1">
          <table:table-cell office:value-type="float" office:value="1639.552979" calcext:value-type="float">
            <text:p>1639.552979</text:p>
          </table:table-cell>
          <table:table-cell office:value-type="float" office:value="1713.789551" calcext:value-type="float">
            <text:p>1713.789551</text:p>
          </table:table-cell>
          <table:table-cell office:value-type="float" office:value="1651.678345" calcext:value-type="float">
            <text:p>1651.678345</text:p>
          </table:table-cell>
          <table:table-cell office:value-type="float" office:value="1711.160522" calcext:value-type="float">
            <text:p>1711.160522</text:p>
          </table:table-cell>
          <table:table-cell table:number-columns-repeated="13"/>
        </table:table-row>
        <table:table-row table:style-name="ro1">
          <table:table-cell office:value-type="float" office:value="1643.076416" calcext:value-type="float">
            <text:p>1643.076416</text:p>
          </table:table-cell>
          <table:table-cell office:value-type="float" office:value="1714.536255" calcext:value-type="float">
            <text:p>1714.536255</text:p>
          </table:table-cell>
          <table:table-cell office:value-type="float" office:value="1649.876221" calcext:value-type="float">
            <text:p>1649.876221</text:p>
          </table:table-cell>
          <table:table-cell office:value-type="float" office:value="1712.363281" calcext:value-type="float">
            <text:p>1712.363281</text:p>
          </table:table-cell>
          <table:table-cell table:number-columns-repeated="13"/>
        </table:table-row>
        <table:table-row table:style-name="ro1">
          <table:table-cell office:value-type="float" office:value="1646.366577" calcext:value-type="float">
            <text:p>1646.366577</text:p>
          </table:table-cell>
          <table:table-cell office:value-type="float" office:value="1709.086182" calcext:value-type="float">
            <text:p>1709.086182</text:p>
          </table:table-cell>
          <table:table-cell office:value-type="float" office:value="1652.474121" calcext:value-type="float">
            <text:p>1652.474121</text:p>
          </table:table-cell>
          <table:table-cell office:value-type="float" office:value="1708.661377" calcext:value-type="float">
            <text:p>1708.661377</text:p>
          </table:table-cell>
          <table:table-cell table:number-columns-repeated="13"/>
        </table:table-row>
        <table:table-row table:style-name="ro1">
          <table:table-cell office:value-type="float" office:value="1643.200439" calcext:value-type="float">
            <text:p>1643.200439</text:p>
          </table:table-cell>
          <table:table-cell office:value-type="float" office:value="1719.244019" calcext:value-type="float">
            <text:p>1719.244019</text:p>
          </table:table-cell>
          <table:table-cell office:value-type="float" office:value="1650.199707" calcext:value-type="float">
            <text:p>1650.199707</text:p>
          </table:table-cell>
          <table:table-cell office:value-type="float" office:value="1715.738037" calcext:value-type="float">
            <text:p>1715.738037</text:p>
          </table:table-cell>
          <table:table-cell table:number-columns-repeated="13"/>
        </table:table-row>
        <table:table-row table:style-name="ro1">
          <table:table-cell office:value-type="float" office:value="1641.884277" calcext:value-type="float">
            <text:p>1641.884277</text:p>
          </table:table-cell>
          <table:table-cell office:value-type="float" office:value="1716.464355" calcext:value-type="float">
            <text:p>1716.464355</text:p>
          </table:table-cell>
          <table:table-cell office:value-type="float" office:value="1649.329224" calcext:value-type="float">
            <text:p>1649.329224</text:p>
          </table:table-cell>
          <table:table-cell office:value-type="float" office:value="1712.679932" calcext:value-type="float">
            <text:p>1712.679932</text:p>
          </table:table-cell>
          <table:table-cell table:number-columns-repeated="13"/>
        </table:table-row>
        <table:table-row table:style-name="ro1">
          <table:table-cell office:value-type="float" office:value="1646.273438" calcext:value-type="float">
            <text:p>1646.273438</text:p>
          </table:table-cell>
          <table:table-cell office:value-type="float" office:value="1715.653076" calcext:value-type="float">
            <text:p>1715.653076</text:p>
          </table:table-cell>
          <table:table-cell office:value-type="float" office:value="1653.186035" calcext:value-type="float">
            <text:p>1653.186035</text:p>
          </table:table-cell>
          <table:table-cell office:value-type="float" office:value="1712.364502" calcext:value-type="float">
            <text:p>1712.364502</text:p>
          </table:table-cell>
          <table:table-cell table:number-columns-repeated="13"/>
        </table:table-row>
        <table:table-row table:style-name="ro1">
          <table:table-cell office:value-type="float" office:value="1643.648926" calcext:value-type="float">
            <text:p>1643.648926</text:p>
          </table:table-cell>
          <table:table-cell office:value-type="float" office:value="1720.850342" calcext:value-type="float">
            <text:p>1720.850342</text:p>
          </table:table-cell>
          <table:table-cell office:value-type="float" office:value="1651.373291" calcext:value-type="float">
            <text:p>1651.373291</text:p>
          </table:table-cell>
          <table:table-cell office:value-type="float" office:value="1718.1427" calcext:value-type="float">
            <text:p>1718.1427</text:p>
          </table:table-cell>
          <table:table-cell table:number-columns-repeated="13"/>
        </table:table-row>
        <table:table-row table:style-name="ro1">
          <table:table-cell office:value-type="float" office:value="1650.175171" calcext:value-type="float">
            <text:p>1650.175171</text:p>
          </table:table-cell>
          <table:table-cell office:value-type="float" office:value="1715.333862" calcext:value-type="float">
            <text:p>1715.333862</text:p>
          </table:table-cell>
          <table:table-cell office:value-type="float" office:value="1655.498291" calcext:value-type="float">
            <text:p>1655.498291</text:p>
          </table:table-cell>
          <table:table-cell office:value-type="float" office:value="1711.470093" calcext:value-type="float">
            <text:p>1711.470093</text:p>
          </table:table-cell>
          <table:table-cell table:number-columns-repeated="13"/>
        </table:table-row>
        <table:table-row table:style-name="ro1">
          <table:table-cell office:value-type="float" office:value="1647.687988" calcext:value-type="float">
            <text:p>1647.687988</text:p>
          </table:table-cell>
          <table:table-cell office:value-type="float" office:value="1717.007812" calcext:value-type="float">
            <text:p>1717.007812</text:p>
          </table:table-cell>
          <table:table-cell office:value-type="float" office:value="1653.001709" calcext:value-type="float">
            <text:p>1653.001709</text:p>
          </table:table-cell>
          <table:table-cell office:value-type="float" office:value="1716.820068" calcext:value-type="float">
            <text:p>1716.820068</text:p>
          </table:table-cell>
          <table:table-cell table:number-columns-repeated="13"/>
        </table:table-row>
        <table:table-row table:style-name="ro1">
          <table:table-cell office:value-type="float" office:value="1642.533203" calcext:value-type="float">
            <text:p>1642.533203</text:p>
          </table:table-cell>
          <table:table-cell office:value-type="float" office:value="1722.526001" calcext:value-type="float">
            <text:p>1722.526001</text:p>
          </table:table-cell>
          <table:table-cell office:value-type="float" office:value="1648.566772" calcext:value-type="float">
            <text:p>1648.566772</text:p>
          </table:table-cell>
          <table:table-cell office:value-type="float" office:value="1719.165039" calcext:value-type="float">
            <text:p>1719.165039</text:p>
          </table:table-cell>
          <table:table-cell table:number-columns-repeated="13"/>
        </table:table-row>
        <table:table-row table:style-name="ro1">
          <table:table-cell office:value-type="float" office:value="1651.905884" calcext:value-type="float">
            <text:p>1651.905884</text:p>
          </table:table-cell>
          <table:table-cell office:value-type="float" office:value="1710.385254" calcext:value-type="float">
            <text:p>1710.385254</text:p>
          </table:table-cell>
          <table:table-cell office:value-type="float" office:value="1655.472046" calcext:value-type="float">
            <text:p>1655.472046</text:p>
          </table:table-cell>
          <table:table-cell office:value-type="float" office:value="1708.126221" calcext:value-type="float">
            <text:p>1708.126221</text:p>
          </table:table-cell>
          <table:table-cell table:number-columns-repeated="13"/>
        </table:table-row>
        <table:table-row table:style-name="ro1">
          <table:table-cell office:value-type="float" office:value="1646.997803" calcext:value-type="float">
            <text:p>1646.997803</text:p>
          </table:table-cell>
          <table:table-cell office:value-type="float" office:value="1721.640259" calcext:value-type="float">
            <text:p>1721.640259</text:p>
          </table:table-cell>
          <table:table-cell office:value-type="float" office:value="1653.80127" calcext:value-type="float">
            <text:p>1653.80127</text:p>
          </table:table-cell>
          <table:table-cell office:value-type="float" office:value="1719.493042" calcext:value-type="float">
            <text:p>1719.493042</text:p>
          </table:table-cell>
          <table:table-cell table:number-columns-repeated="13"/>
        </table:table-row>
        <table:table-row table:style-name="ro1">
          <table:table-cell office:value-type="float" office:value="1651.845337" calcext:value-type="float">
            <text:p>1651.845337</text:p>
          </table:table-cell>
          <table:table-cell office:value-type="float" office:value="1715.077026" calcext:value-type="float">
            <text:p>1715.077026</text:p>
          </table:table-cell>
          <table:table-cell office:value-type="float" office:value="1659.665039" calcext:value-type="float">
            <text:p>1659.665039</text:p>
          </table:table-cell>
          <table:table-cell office:value-type="float" office:value="1714.765503" calcext:value-type="float">
            <text:p>1714.765503</text:p>
          </table:table-cell>
          <table:table-cell table:number-columns-repeated="13"/>
        </table:table-row>
        <table:table-row table:style-name="ro1">
          <table:table-cell office:value-type="float" office:value="1649.094238" calcext:value-type="float">
            <text:p>1649.094238</text:p>
          </table:table-cell>
          <table:table-cell office:value-type="float" office:value="1727.262817" calcext:value-type="float">
            <text:p>1727.262817</text:p>
          </table:table-cell>
          <table:table-cell office:value-type="float" office:value="1654.57251" calcext:value-type="float">
            <text:p>1654.57251</text:p>
          </table:table-cell>
          <table:table-cell office:value-type="float" office:value="1725.251587" calcext:value-type="float">
            <text:p>1725.251587</text:p>
          </table:table-cell>
          <table:table-cell table:number-columns-repeated="13"/>
        </table:table-row>
        <table:table-row table:style-name="ro1">
          <table:table-cell office:value-type="float" office:value="1646.934326" calcext:value-type="float">
            <text:p>1646.934326</text:p>
          </table:table-cell>
          <table:table-cell office:value-type="float" office:value="1722.573364" calcext:value-type="float">
            <text:p>1722.573364</text:p>
          </table:table-cell>
          <table:table-cell office:value-type="float" office:value="1651.254883" calcext:value-type="float">
            <text:p>1651.254883</text:p>
          </table:table-cell>
          <table:table-cell office:value-type="float" office:value="1722.389771" calcext:value-type="float">
            <text:p>1722.389771</text:p>
          </table:table-cell>
          <table:table-cell table:number-columns-repeated="13"/>
        </table:table-row>
        <table:table-row table:style-name="ro1">
          <table:table-cell office:value-type="float" office:value="1649.990112" calcext:value-type="float">
            <text:p>1649.990112</text:p>
          </table:table-cell>
          <table:table-cell office:value-type="float" office:value="1725.385376" calcext:value-type="float">
            <text:p>1725.385376</text:p>
          </table:table-cell>
          <table:table-cell office:value-type="float" office:value="1656.454834" calcext:value-type="float">
            <text:p>1656.454834</text:p>
          </table:table-cell>
          <table:table-cell office:value-type="float" office:value="1722.257812" calcext:value-type="float">
            <text:p>1722.257812</text:p>
          </table:table-cell>
          <table:table-cell table:number-columns-repeated="13"/>
        </table:table-row>
        <table:table-row table:style-name="ro1">
          <table:table-cell office:value-type="float" office:value="1654.021729" calcext:value-type="float">
            <text:p>1654.021729</text:p>
          </table:table-cell>
          <table:table-cell office:value-type="float" office:value="1713.826294" calcext:value-type="float">
            <text:p>1713.826294</text:p>
          </table:table-cell>
          <table:table-cell office:value-type="float" office:value="1660.985229" calcext:value-type="float">
            <text:p>1660.985229</text:p>
          </table:table-cell>
          <table:table-cell office:value-type="float" office:value="1711.247803" calcext:value-type="float">
            <text:p>1711.247803</text:p>
          </table:table-cell>
          <table:table-cell table:number-columns-repeated="13"/>
        </table:table-row>
        <table:table-row table:style-name="ro1">
          <table:table-cell office:value-type="float" office:value="1647.22583" calcext:value-type="float">
            <text:p>1647.22583</text:p>
          </table:table-cell>
          <table:table-cell office:value-type="float" office:value="1723.717651" calcext:value-type="float">
            <text:p>1723.717651</text:p>
          </table:table-cell>
          <table:table-cell office:value-type="float" office:value="1652.048584" calcext:value-type="float">
            <text:p>1652.048584</text:p>
          </table:table-cell>
          <table:table-cell office:value-type="float" office:value="1720.638794" calcext:value-type="float">
            <text:p>1720.638794</text:p>
          </table:table-cell>
          <table:table-cell table:number-columns-repeated="13"/>
        </table:table-row>
        <table:table-row table:style-name="ro1">
          <table:table-cell office:value-type="float" office:value="1648.878784" calcext:value-type="float">
            <text:p>1648.878784</text:p>
          </table:table-cell>
          <table:table-cell office:value-type="float" office:value="1723.803223" calcext:value-type="float">
            <text:p>1723.803223</text:p>
          </table:table-cell>
          <table:table-cell office:value-type="float" office:value="1658.449951" calcext:value-type="float">
            <text:p>1658.449951</text:p>
          </table:table-cell>
          <table:table-cell office:value-type="float" office:value="1717.644165" calcext:value-type="float">
            <text:p>1717.644165</text:p>
          </table:table-cell>
          <table:table-cell table:number-columns-repeated="13"/>
        </table:table-row>
        <table:table-row table:style-name="ro1">
          <table:table-cell office:value-type="float" office:value="1649.284912" calcext:value-type="float">
            <text:p>1649.284912</text:p>
          </table:table-cell>
          <table:table-cell office:value-type="float" office:value="1721.133179" calcext:value-type="float">
            <text:p>1721.133179</text:p>
          </table:table-cell>
          <table:table-cell office:value-type="float" office:value="1653.452515" calcext:value-type="float">
            <text:p>1653.452515</text:p>
          </table:table-cell>
          <table:table-cell office:value-type="float" office:value="1718.202759" calcext:value-type="float">
            <text:p>1718.202759</text:p>
          </table:table-cell>
          <table:table-cell table:number-columns-repeated="13"/>
        </table:table-row>
        <table:table-row table:style-name="ro1">
          <table:table-cell office:value-type="float" office:value="1648.249268" calcext:value-type="float">
            <text:p>1648.249268</text:p>
          </table:table-cell>
          <table:table-cell office:value-type="float" office:value="1727.541992" calcext:value-type="float">
            <text:p>1727.541992</text:p>
          </table:table-cell>
          <table:table-cell office:value-type="float" office:value="1653.953125" calcext:value-type="float">
            <text:p>1653.953125</text:p>
          </table:table-cell>
          <table:table-cell office:value-type="float" office:value="1726.691162" calcext:value-type="float">
            <text:p>1726.691162</text:p>
          </table:table-cell>
          <table:table-cell table:number-columns-repeated="13"/>
        </table:table-row>
        <table:table-row table:style-name="ro1">
          <table:table-cell office:value-type="float" office:value="1653.947632" calcext:value-type="float">
            <text:p>1653.947632</text:p>
          </table:table-cell>
          <table:table-cell office:value-type="float" office:value="1716.617188" calcext:value-type="float">
            <text:p>1716.617188</text:p>
          </table:table-cell>
          <table:table-cell office:value-type="float" office:value="1662.155884" calcext:value-type="float">
            <text:p>1662.155884</text:p>
          </table:table-cell>
          <table:table-cell office:value-type="float" office:value="1711.720459" calcext:value-type="float">
            <text:p>1711.720459</text:p>
          </table:table-cell>
          <table:table-cell table:number-columns-repeated="13"/>
        </table:table-row>
        <table:table-row table:style-name="ro1">
          <table:table-cell office:value-type="float" office:value="1647.347534" calcext:value-type="float">
            <text:p>1647.347534</text:p>
          </table:table-cell>
          <table:table-cell office:value-type="float" office:value="1732.632324" calcext:value-type="float">
            <text:p>1732.632324</text:p>
          </table:table-cell>
          <table:table-cell office:value-type="float" office:value="1653.815186" calcext:value-type="float">
            <text:p>1653.815186</text:p>
          </table:table-cell>
          <table:table-cell office:value-type="float" office:value="1730.276855" calcext:value-type="float">
            <text:p>1730.276855</text:p>
          </table:table-cell>
          <table:table-cell table:number-columns-repeated="13"/>
        </table:table-row>
        <table:table-row table:style-name="ro1">
          <table:table-cell office:value-type="float" office:value="1649.902588" calcext:value-type="float">
            <text:p>1649.902588</text:p>
          </table:table-cell>
          <table:table-cell office:value-type="float" office:value="1723.29126" calcext:value-type="float">
            <text:p>1723.29126</text:p>
          </table:table-cell>
          <table:table-cell office:value-type="float" office:value="1656.880127" calcext:value-type="float">
            <text:p>1656.880127</text:p>
          </table:table-cell>
          <table:table-cell office:value-type="float" office:value="1721.480835" calcext:value-type="float">
            <text:p>1721.480835</text:p>
          </table:table-cell>
          <table:table-cell table:number-columns-repeated="13"/>
        </table:table-row>
        <table:table-row table:style-name="ro1">
          <table:table-cell office:value-type="float" office:value="1651.431396" calcext:value-type="float">
            <text:p>1651.431396</text:p>
          </table:table-cell>
          <table:table-cell office:value-type="float" office:value="1728.523926" calcext:value-type="float">
            <text:p>1728.523926</text:p>
          </table:table-cell>
          <table:table-cell office:value-type="float" office:value="1657.708496" calcext:value-type="float">
            <text:p>1657.708496</text:p>
          </table:table-cell>
          <table:table-cell office:value-type="float" office:value="1725.563599" calcext:value-type="float">
            <text:p>1725.563599</text:p>
          </table:table-cell>
          <table:table-cell table:number-columns-repeated="13"/>
        </table:table-row>
        <table:table-row table:style-name="ro1">
          <table:table-cell office:value-type="float" office:value="1651.16626" calcext:value-type="float">
            <text:p>1651.16626</text:p>
          </table:table-cell>
          <table:table-cell office:value-type="float" office:value="1732.39624" calcext:value-type="float">
            <text:p>1732.39624</text:p>
          </table:table-cell>
          <table:table-cell office:value-type="float" office:value="1655.917236" calcext:value-type="float">
            <text:p>1655.917236</text:p>
          </table:table-cell>
          <table:table-cell office:value-type="float" office:value="1729.275879" calcext:value-type="float">
            <text:p>1729.275879</text:p>
          </table:table-cell>
          <table:table-cell table:number-columns-repeated="13"/>
        </table:table-row>
        <table:table-row table:style-name="ro1">
          <table:table-cell office:value-type="float" office:value="1655.648926" calcext:value-type="float">
            <text:p>1655.648926</text:p>
          </table:table-cell>
          <table:table-cell office:value-type="float" office:value="1720.262939" calcext:value-type="float">
            <text:p>1720.262939</text:p>
          </table:table-cell>
          <table:table-cell office:value-type="float" office:value="1660.956909" calcext:value-type="float">
            <text:p>1660.956909</text:p>
          </table:table-cell>
          <table:table-cell office:value-type="float" office:value="1718.609741" calcext:value-type="float">
            <text:p>1718.609741</text:p>
          </table:table-cell>
          <table:table-cell table:number-columns-repeated="13"/>
        </table:table-row>
        <table:table-row table:style-name="ro1">
          <table:table-cell office:value-type="float" office:value="1654.427734" calcext:value-type="float">
            <text:p>1654.427734</text:p>
          </table:table-cell>
          <table:table-cell office:value-type="float" office:value="1720.540649" calcext:value-type="float">
            <text:p>1720.540649</text:p>
          </table:table-cell>
          <table:table-cell office:value-type="float" office:value="1658.504028" calcext:value-type="float">
            <text:p>1658.504028</text:p>
          </table:table-cell>
          <table:table-cell office:value-type="float" office:value="1721.395996" calcext:value-type="float">
            <text:p>1721.395996</text:p>
          </table:table-cell>
          <table:table-cell table:number-columns-repeated="13"/>
        </table:table-row>
        <table:table-row table:style-name="ro1">
          <table:table-cell office:value-type="float" office:value="1651.820068" calcext:value-type="float">
            <text:p>1651.820068</text:p>
          </table:table-cell>
          <table:table-cell office:value-type="float" office:value="1725.718506" calcext:value-type="float">
            <text:p>1725.718506</text:p>
          </table:table-cell>
          <table:table-cell office:value-type="float" office:value="1658.123535" calcext:value-type="float">
            <text:p>1658.123535</text:p>
          </table:table-cell>
          <table:table-cell office:value-type="float" office:value="1721.511963" calcext:value-type="float">
            <text:p>1721.511963</text:p>
          </table:table-cell>
          <table:table-cell table:number-columns-repeated="13"/>
        </table:table-row>
        <table:table-row table:style-name="ro1">
          <table:table-cell office:value-type="float" office:value="1654.491821" calcext:value-type="float">
            <text:p>1654.491821</text:p>
          </table:table-cell>
          <table:table-cell office:value-type="float" office:value="1727.791138" calcext:value-type="float">
            <text:p>1727.791138</text:p>
          </table:table-cell>
          <table:table-cell office:value-type="float" office:value="1660.06958" calcext:value-type="float">
            <text:p>1660.06958</text:p>
          </table:table-cell>
          <table:table-cell office:value-type="float" office:value="1724.865356" calcext:value-type="float">
            <text:p>1724.865356</text:p>
          </table:table-cell>
          <table:table-cell table:number-columns-repeated="13"/>
        </table:table-row>
        <table:table-row table:style-name="ro1">
          <table:table-cell office:value-type="float" office:value="1656.404175" calcext:value-type="float">
            <text:p>1656.404175</text:p>
          </table:table-cell>
          <table:table-cell office:value-type="float" office:value="1722.220703" calcext:value-type="float">
            <text:p>1722.220703</text:p>
          </table:table-cell>
          <table:table-cell office:value-type="float" office:value="1664.074585" calcext:value-type="float">
            <text:p>1664.074585</text:p>
          </table:table-cell>
          <table:table-cell office:value-type="float" office:value="1720.391113" calcext:value-type="float">
            <text:p>1720.391113</text:p>
          </table:table-cell>
          <table:table-cell table:number-columns-repeated="13"/>
        </table:table-row>
        <table:table-row table:style-name="ro1">
          <table:table-cell office:value-type="float" office:value="1649.040527" calcext:value-type="float">
            <text:p>1649.040527</text:p>
          </table:table-cell>
          <table:table-cell office:value-type="float" office:value="1736.286011" calcext:value-type="float">
            <text:p>1736.286011</text:p>
          </table:table-cell>
          <table:table-cell office:value-type="float" office:value="1655.594604" calcext:value-type="float">
            <text:p>1655.594604</text:p>
          </table:table-cell>
          <table:table-cell office:value-type="float" office:value="1732.586304" calcext:value-type="float">
            <text:p>1732.586304</text:p>
          </table:table-cell>
          <table:table-cell table:number-columns-repeated="13"/>
        </table:table-row>
        <table:table-row table:style-name="ro1">
          <table:table-cell office:value-type="float" office:value="1654.583374" calcext:value-type="float">
            <text:p>1654.583374</text:p>
          </table:table-cell>
          <table:table-cell office:value-type="float" office:value="1727.15564" calcext:value-type="float">
            <text:p>1727.15564</text:p>
          </table:table-cell>
          <table:table-cell office:value-type="float" office:value="1663.31897" calcext:value-type="float">
            <text:p>1663.31897</text:p>
          </table:table-cell>
          <table:table-cell office:value-type="float" office:value="1725.778442" calcext:value-type="float">
            <text:p>1725.778442</text:p>
          </table:table-cell>
          <table:table-cell table:number-columns-repeated="13"/>
        </table:table-row>
        <table:table-row table:style-name="ro1">
          <table:table-cell office:value-type="float" office:value="1653.155762" calcext:value-type="float">
            <text:p>1653.155762</text:p>
          </table:table-cell>
          <table:table-cell office:value-type="float" office:value="1736.295166" calcext:value-type="float">
            <text:p>1736.295166</text:p>
          </table:table-cell>
          <table:table-cell office:value-type="float" office:value="1656.984253" calcext:value-type="float">
            <text:p>1656.984253</text:p>
          </table:table-cell>
          <table:table-cell office:value-type="float" office:value="1732.833008" calcext:value-type="float">
            <text:p>1732.833008</text:p>
          </table:table-cell>
          <table:table-cell table:number-columns-repeated="13"/>
        </table:table-row>
        <table:table-row table:style-name="ro1">
          <table:table-cell office:value-type="float" office:value="1656.691772" calcext:value-type="float">
            <text:p>1656.691772</text:p>
          </table:table-cell>
          <table:table-cell office:value-type="float" office:value="1728.839722" calcext:value-type="float">
            <text:p>1728.839722</text:p>
          </table:table-cell>
          <table:table-cell office:value-type="float" office:value="1664.487915" calcext:value-type="float">
            <text:p>1664.487915</text:p>
          </table:table-cell>
          <table:table-cell office:value-type="float" office:value="1725.094604" calcext:value-type="float">
            <text:p>1725.094604</text:p>
          </table:table-cell>
          <table:table-cell table:number-columns-repeated="13"/>
        </table:table-row>
        <table:table-row table:style-name="ro1">
          <table:table-cell office:value-type="float" office:value="1654.5802" calcext:value-type="float">
            <text:p>1654.5802</text:p>
          </table:table-cell>
          <table:table-cell office:value-type="float" office:value="1729.985474" calcext:value-type="float">
            <text:p>1729.985474</text:p>
          </table:table-cell>
          <table:table-cell office:value-type="float" office:value="1664.112793" calcext:value-type="float">
            <text:p>1664.112793</text:p>
          </table:table-cell>
          <table:table-cell office:value-type="float" office:value="1726.435059" calcext:value-type="float">
            <text:p>1726.435059</text:p>
          </table:table-cell>
          <table:table-cell table:number-columns-repeated="13"/>
        </table:table-row>
        <table:table-row table:style-name="ro1">
          <table:table-cell office:value-type="float" office:value="1658.355103" calcext:value-type="float">
            <text:p>1658.355103</text:p>
          </table:table-cell>
          <table:table-cell office:value-type="float" office:value="1726.651123" calcext:value-type="float">
            <text:p>1726.651123</text:p>
          </table:table-cell>
          <table:table-cell office:value-type="float" office:value="1665.120605" calcext:value-type="float">
            <text:p>1665.120605</text:p>
          </table:table-cell>
          <table:table-cell office:value-type="float" office:value="1724.636841" calcext:value-type="float">
            <text:p>1724.636841</text:p>
          </table:table-cell>
          <table:table-cell table:number-columns-repeated="13"/>
        </table:table-row>
        <table:table-row table:style-name="ro1">
          <table:table-cell office:value-type="float" office:value="1656.053345" calcext:value-type="float">
            <text:p>1656.053345</text:p>
          </table:table-cell>
          <table:table-cell office:value-type="float" office:value="1728.449707" calcext:value-type="float">
            <text:p>1728.449707</text:p>
          </table:table-cell>
          <table:table-cell office:value-type="float" office:value="1663.633911" calcext:value-type="float">
            <text:p>1663.633911</text:p>
          </table:table-cell>
          <table:table-cell office:value-type="float" office:value="1724.62854" calcext:value-type="float">
            <text:p>1724.62854</text:p>
          </table:table-cell>
          <table:table-cell table:number-columns-repeated="13"/>
        </table:table-row>
        <table:table-row table:style-name="ro1">
          <table:table-cell office:value-type="float" office:value="1656.688354" calcext:value-type="float">
            <text:p>1656.688354</text:p>
          </table:table-cell>
          <table:table-cell office:value-type="float" office:value="1729.220947" calcext:value-type="float">
            <text:p>1729.220947</text:p>
          </table:table-cell>
          <table:table-cell office:value-type="float" office:value="1665.056641" calcext:value-type="float">
            <text:p>1665.056641</text:p>
          </table:table-cell>
          <table:table-cell office:value-type="float" office:value="1728.923462" calcext:value-type="float">
            <text:p>1728.923462</text:p>
          </table:table-cell>
          <table:table-cell table:number-columns-repeated="13"/>
        </table:table-row>
        <table:table-row table:style-name="ro1">
          <table:table-cell office:value-type="float" office:value="1656.514771" calcext:value-type="float">
            <text:p>1656.514771</text:p>
          </table:table-cell>
          <table:table-cell office:value-type="float" office:value="1733.239014" calcext:value-type="float">
            <text:p>1733.239014</text:p>
          </table:table-cell>
          <table:table-cell office:value-type="float" office:value="1664.995361" calcext:value-type="float">
            <text:p>1664.995361</text:p>
          </table:table-cell>
          <table:table-cell office:value-type="float" office:value="1730.850952" calcext:value-type="float">
            <text:p>1730.850952</text:p>
          </table:table-cell>
          <table:table-cell table:number-columns-repeated="13"/>
        </table:table-row>
        <table:table-row table:style-name="ro1">
          <table:table-cell office:value-type="float" office:value="1658.698242" calcext:value-type="float">
            <text:p>1658.698242</text:p>
          </table:table-cell>
          <table:table-cell office:value-type="float" office:value="1726.342041" calcext:value-type="float">
            <text:p>1726.342041</text:p>
          </table:table-cell>
          <table:table-cell office:value-type="float" office:value="1664.349487" calcext:value-type="float">
            <text:p>1664.349487</text:p>
          </table:table-cell>
          <table:table-cell office:value-type="float" office:value="1725.821289" calcext:value-type="float">
            <text:p>1725.821289</text:p>
          </table:table-cell>
          <table:table-cell table:number-columns-repeated="13"/>
        </table:table-row>
        <table:table-row table:style-name="ro1">
          <table:table-cell office:value-type="float" office:value="1652.719482" calcext:value-type="float">
            <text:p>1652.719482</text:p>
          </table:table-cell>
          <table:table-cell office:value-type="float" office:value="1736.534424" calcext:value-type="float">
            <text:p>1736.534424</text:p>
          </table:table-cell>
          <table:table-cell office:value-type="float" office:value="1663.784058" calcext:value-type="float">
            <text:p>1663.784058</text:p>
          </table:table-cell>
          <table:table-cell office:value-type="float" office:value="1730.595337" calcext:value-type="float">
            <text:p>1730.595337</text:p>
          </table:table-cell>
          <table:table-cell table:number-columns-repeated="13"/>
        </table:table-row>
        <table:table-row table:style-name="ro1">
          <table:table-cell office:value-type="float" office:value="1658.580444" calcext:value-type="float">
            <text:p>1658.580444</text:p>
          </table:table-cell>
          <table:table-cell office:value-type="float" office:value="1725.998657" calcext:value-type="float">
            <text:p>1725.998657</text:p>
          </table:table-cell>
          <table:table-cell office:value-type="float" office:value="1666.514282" calcext:value-type="float">
            <text:p>1666.514282</text:p>
          </table:table-cell>
          <table:table-cell office:value-type="float" office:value="1722.797607" calcext:value-type="float">
            <text:p>1722.797607</text:p>
          </table:table-cell>
          <table:table-cell table:number-columns-repeated="13"/>
        </table:table-row>
        <table:table-row table:style-name="ro1">
          <table:table-cell office:value-type="float" office:value="1657.922363" calcext:value-type="float">
            <text:p>1657.922363</text:p>
          </table:table-cell>
          <table:table-cell office:value-type="float" office:value="1735.327881" calcext:value-type="float">
            <text:p>1735.327881</text:p>
          </table:table-cell>
          <table:table-cell office:value-type="float" office:value="1662.682495" calcext:value-type="float">
            <text:p>1662.682495</text:p>
          </table:table-cell>
          <table:table-cell office:value-type="float" office:value="1734.319336" calcext:value-type="float">
            <text:p>1734.319336</text:p>
          </table:table-cell>
          <table:table-cell table:number-columns-repeated="13"/>
        </table:table-row>
        <table:table-row table:style-name="ro1">
          <table:table-cell office:value-type="float" office:value="1658.751587" calcext:value-type="float">
            <text:p>1658.751587</text:p>
          </table:table-cell>
          <table:table-cell office:value-type="float" office:value="1734.094238" calcext:value-type="float">
            <text:p>1734.094238</text:p>
          </table:table-cell>
          <table:table-cell office:value-type="float" office:value="1666.047363" calcext:value-type="float">
            <text:p>1666.047363</text:p>
          </table:table-cell>
          <table:table-cell office:value-type="float" office:value="1728.32019" calcext:value-type="float">
            <text:p>1728.32019</text:p>
          </table:table-cell>
          <table:table-cell table:number-columns-repeated="13"/>
        </table:table-row>
        <table:table-row table:style-name="ro1">
          <table:table-cell office:value-type="float" office:value="1656.964966" calcext:value-type="float">
            <text:p>1656.964966</text:p>
          </table:table-cell>
          <table:table-cell office:value-type="float" office:value="1730.929443" calcext:value-type="float">
            <text:p>1730.929443</text:p>
          </table:table-cell>
          <table:table-cell office:value-type="float" office:value="1665.579712" calcext:value-type="float">
            <text:p>1665.579712</text:p>
          </table:table-cell>
          <table:table-cell office:value-type="float" office:value="1726.595703" calcext:value-type="float">
            <text:p>1726.595703</text:p>
          </table:table-cell>
          <table:table-cell table:number-columns-repeated="13"/>
        </table:table-row>
        <table:table-row table:style-name="ro1">
          <table:table-cell office:value-type="float" office:value="1655.674927" calcext:value-type="float">
            <text:p>1655.674927</text:p>
          </table:table-cell>
          <table:table-cell office:value-type="float" office:value="1737.1073" calcext:value-type="float">
            <text:p>1737.1073</text:p>
          </table:table-cell>
          <table:table-cell office:value-type="float" office:value="1662.034546" calcext:value-type="float">
            <text:p>1662.034546</text:p>
          </table:table-cell>
          <table:table-cell office:value-type="float" office:value="1736.840454" calcext:value-type="float">
            <text:p>1736.840454</text:p>
          </table:table-cell>
          <table:table-cell table:number-columns-repeated="13"/>
        </table:table-row>
        <table:table-row table:style-name="ro1">
          <table:table-cell office:value-type="float" office:value="1656.876343" calcext:value-type="float">
            <text:p>1656.876343</text:p>
          </table:table-cell>
          <table:table-cell office:value-type="float" office:value="1734.603638" calcext:value-type="float">
            <text:p>1734.603638</text:p>
          </table:table-cell>
          <table:table-cell office:value-type="float" office:value="1668.661499" calcext:value-type="float">
            <text:p>1668.661499</text:p>
          </table:table-cell>
          <table:table-cell office:value-type="float" office:value="1733.057251" calcext:value-type="float">
            <text:p>1733.057251</text:p>
          </table:table-cell>
          <table:table-cell table:number-columns-repeated="13"/>
        </table:table-row>
        <table:table-row table:style-name="ro1">
          <table:table-cell office:value-type="float" office:value="1658.101562" calcext:value-type="float">
            <text:p>1658.101562</text:p>
          </table:table-cell>
          <table:table-cell office:value-type="float" office:value="1737.059937" calcext:value-type="float">
            <text:p>1737.059937</text:p>
          </table:table-cell>
          <table:table-cell office:value-type="float" office:value="1662.415894" calcext:value-type="float">
            <text:p>1662.415894</text:p>
          </table:table-cell>
          <table:table-cell office:value-type="float" office:value="1733.707153" calcext:value-type="float">
            <text:p>1733.707153</text:p>
          </table:table-cell>
          <table:table-cell table:number-columns-repeated="13"/>
        </table:table-row>
        <table:table-row table:style-name="ro1">
          <table:table-cell office:value-type="float" office:value="1657.541382" calcext:value-type="float">
            <text:p>1657.541382</text:p>
          </table:table-cell>
          <table:table-cell office:value-type="float" office:value="1734.636719" calcext:value-type="float">
            <text:p>1734.636719</text:p>
          </table:table-cell>
          <table:table-cell office:value-type="float" office:value="1668.614868" calcext:value-type="float">
            <text:p>1668.614868</text:p>
          </table:table-cell>
          <table:table-cell office:value-type="float" office:value="1731.098755" calcext:value-type="float">
            <text:p>1731.098755</text:p>
          </table:table-cell>
          <table:table-cell table:number-columns-repeated="13"/>
        </table:table-row>
        <table:table-row table:style-name="ro1">
          <table:table-cell office:value-type="float" office:value="1658.386353" calcext:value-type="float">
            <text:p>1658.386353</text:p>
          </table:table-cell>
          <table:table-cell office:value-type="float" office:value="1728.616089" calcext:value-type="float">
            <text:p>1728.616089</text:p>
          </table:table-cell>
          <table:table-cell office:value-type="float" office:value="1667.107544" calcext:value-type="float">
            <text:p>1667.107544</text:p>
          </table:table-cell>
          <table:table-cell office:value-type="float" office:value="1728.029541" calcext:value-type="float">
            <text:p>1728.029541</text:p>
          </table:table-cell>
          <table:table-cell table:number-columns-repeated="13"/>
        </table:table-row>
        <table:table-row table:style-name="ro1">
          <table:table-cell office:value-type="float" office:value="1656.762329" calcext:value-type="float">
            <text:p>1656.762329</text:p>
          </table:table-cell>
          <table:table-cell office:value-type="float" office:value="1740.101807" calcext:value-type="float">
            <text:p>1740.101807</text:p>
          </table:table-cell>
          <table:table-cell office:value-type="float" office:value="1662.120972" calcext:value-type="float">
            <text:p>1662.120972</text:p>
          </table:table-cell>
          <table:table-cell office:value-type="float" office:value="1739.008789" calcext:value-type="float">
            <text:p>1739.008789</text:p>
          </table:table-cell>
          <table:table-cell table:number-columns-repeated="13"/>
        </table:table-row>
        <table:table-row table:style-name="ro1">
          <table:table-cell office:value-type="float" office:value="1661.297241" calcext:value-type="float">
            <text:p>1661.297241</text:p>
          </table:table-cell>
          <table:table-cell office:value-type="float" office:value="1742.170532" calcext:value-type="float">
            <text:p>1742.170532</text:p>
          </table:table-cell>
          <table:table-cell office:value-type="float" office:value="1667.545532" calcext:value-type="float">
            <text:p>1667.545532</text:p>
          </table:table-cell>
          <table:table-cell office:value-type="float" office:value="1740.549561" calcext:value-type="float">
            <text:p>1740.549561</text:p>
          </table:table-cell>
          <table:table-cell table:number-columns-repeated="13"/>
        </table:table-row>
        <table:table-row table:style-name="ro1">
          <table:table-cell office:value-type="float" office:value="1661.339966" calcext:value-type="float">
            <text:p>1661.339966</text:p>
          </table:table-cell>
          <table:table-cell office:value-type="float" office:value="1737.898193" calcext:value-type="float">
            <text:p>1737.898193</text:p>
          </table:table-cell>
          <table:table-cell office:value-type="float" office:value="1667.880615" calcext:value-type="float">
            <text:p>1667.880615</text:p>
          </table:table-cell>
          <table:table-cell office:value-type="float" office:value="1736.814819" calcext:value-type="float">
            <text:p>1736.814819</text:p>
          </table:table-cell>
          <table:table-cell table:number-columns-repeated="13"/>
        </table:table-row>
        <table:table-row table:style-name="ro1">
          <table:table-cell office:value-type="float" office:value="1663.441406" calcext:value-type="float">
            <text:p>1663.441406</text:p>
          </table:table-cell>
          <table:table-cell office:value-type="float" office:value="1738.212158" calcext:value-type="float">
            <text:p>1738.212158</text:p>
          </table:table-cell>
          <table:table-cell office:value-type="float" office:value="1666.600342" calcext:value-type="float">
            <text:p>1666.600342</text:p>
          </table:table-cell>
          <table:table-cell office:value-type="float" office:value="1736.356323" calcext:value-type="float">
            <text:p>1736.356323</text:p>
          </table:table-cell>
          <table:table-cell table:number-columns-repeated="13"/>
        </table:table-row>
        <table:table-row table:style-name="ro1">
          <table:table-cell office:value-type="float" office:value="1662.241699" calcext:value-type="float">
            <text:p>1662.241699</text:p>
          </table:table-cell>
          <table:table-cell office:value-type="float" office:value="1741.493408" calcext:value-type="float">
            <text:p>1741.493408</text:p>
          </table:table-cell>
          <table:table-cell office:value-type="float" office:value="1664.009277" calcext:value-type="float">
            <text:p>1664.009277</text:p>
          </table:table-cell>
          <table:table-cell office:value-type="float" office:value="1745.327637" calcext:value-type="float">
            <text:p>1745.327637</text:p>
          </table:table-cell>
          <table:table-cell table:number-columns-repeated="13"/>
        </table:table-row>
        <table:table-row table:style-name="ro1">
          <table:table-cell office:value-type="float" office:value="1659.635376" calcext:value-type="float">
            <text:p>1659.635376</text:p>
          </table:table-cell>
          <table:table-cell office:value-type="float" office:value="1744.889648" calcext:value-type="float">
            <text:p>1744.889648</text:p>
          </table:table-cell>
          <table:table-cell office:value-type="float" office:value="1671.806396" calcext:value-type="float">
            <text:p>1671.806396</text:p>
          </table:table-cell>
          <table:table-cell office:value-type="float" office:value="1735.962646" calcext:value-type="float">
            <text:p>1735.962646</text:p>
          </table:table-cell>
          <table:table-cell table:number-columns-repeated="13"/>
        </table:table-row>
        <table:table-row table:style-name="ro1">
          <table:table-cell office:value-type="float" office:value="1662.203125" calcext:value-type="float">
            <text:p>1662.203125</text:p>
          </table:table-cell>
          <table:table-cell office:value-type="float" office:value="1733.888794" calcext:value-type="float">
            <text:p>1733.888794</text:p>
          </table:table-cell>
          <table:table-cell office:value-type="float" office:value="1668.509888" calcext:value-type="float">
            <text:p>1668.509888</text:p>
          </table:table-cell>
          <table:table-cell office:value-type="float" office:value="1731.397217" calcext:value-type="float">
            <text:p>1731.397217</text:p>
          </table:table-cell>
          <table:table-cell table:number-columns-repeated="13"/>
        </table:table-row>
        <table:table-row table:style-name="ro1">
          <table:table-cell office:value-type="float" office:value="1662.217896" calcext:value-type="float">
            <text:p>1662.217896</text:p>
          </table:table-cell>
          <table:table-cell office:value-type="float" office:value="1738.797119" calcext:value-type="float">
            <text:p>1738.797119</text:p>
          </table:table-cell>
          <table:table-cell office:value-type="float" office:value="1667.912109" calcext:value-type="float">
            <text:p>1667.912109</text:p>
          </table:table-cell>
          <table:table-cell office:value-type="float" office:value="1738.308838" calcext:value-type="float">
            <text:p>1738.308838</text:p>
          </table:table-cell>
          <table:table-cell table:number-columns-repeated="13"/>
        </table:table-row>
        <table:table-row table:style-name="ro1">
          <table:table-cell office:value-type="float" office:value="1661.800781" calcext:value-type="float">
            <text:p>1661.800781</text:p>
          </table:table-cell>
          <table:table-cell office:value-type="float" office:value="1741.682495" calcext:value-type="float">
            <text:p>1741.682495</text:p>
          </table:table-cell>
          <table:table-cell office:value-type="float" office:value="1667.699585" calcext:value-type="float">
            <text:p>1667.699585</text:p>
          </table:table-cell>
          <table:table-cell office:value-type="float" office:value="1738.688843" calcext:value-type="float">
            <text:p>1738.688843</text:p>
          </table:table-cell>
          <table:table-cell table:number-columns-repeated="13"/>
        </table:table-row>
        <table:table-row table:style-name="ro1">
          <table:table-cell office:value-type="float" office:value="1660.138428" calcext:value-type="float">
            <text:p>1660.138428</text:p>
          </table:table-cell>
          <table:table-cell office:value-type="float" office:value="1738.997803" calcext:value-type="float">
            <text:p>1738.997803</text:p>
          </table:table-cell>
          <table:table-cell office:value-type="float" office:value="1668.852417" calcext:value-type="float">
            <text:p>1668.852417</text:p>
          </table:table-cell>
          <table:table-cell office:value-type="float" office:value="1737.186035" calcext:value-type="float">
            <text:p>1737.186035</text:p>
          </table:table-cell>
          <table:table-cell table:number-columns-repeated="13"/>
        </table:table-row>
        <table:table-row table:style-name="ro1">
          <table:table-cell office:value-type="float" office:value="1664.288818" calcext:value-type="float">
            <text:p>1664.288818</text:p>
          </table:table-cell>
          <table:table-cell office:value-type="float" office:value="1740.991577" calcext:value-type="float">
            <text:p>1740.991577</text:p>
          </table:table-cell>
          <table:table-cell office:value-type="float" office:value="1671.578369" calcext:value-type="float">
            <text:p>1671.578369</text:p>
          </table:table-cell>
          <table:table-cell office:value-type="float" office:value="1737.97583" calcext:value-type="float">
            <text:p>1737.97583</text:p>
          </table:table-cell>
          <table:table-cell table:number-columns-repeated="13"/>
        </table:table-row>
        <table:table-row table:style-name="ro1">
          <table:table-cell office:value-type="float" office:value="1659.391235" calcext:value-type="float">
            <text:p>1659.391235</text:p>
          </table:table-cell>
          <table:table-cell office:value-type="float" office:value="1741.141113" calcext:value-type="float">
            <text:p>1741.141113</text:p>
          </table:table-cell>
          <table:table-cell office:value-type="float" office:value="1667.84668" calcext:value-type="float">
            <text:p>1667.84668</text:p>
          </table:table-cell>
          <table:table-cell office:value-type="float" office:value="1736.642822" calcext:value-type="float">
            <text:p>1736.642822</text:p>
          </table:table-cell>
          <table:table-cell table:number-columns-repeated="13"/>
        </table:table-row>
        <table:table-row table:style-name="ro1">
          <table:table-cell office:value-type="float" office:value="1660.83252" calcext:value-type="float">
            <text:p>1660.83252</text:p>
          </table:table-cell>
          <table:table-cell office:value-type="float" office:value="1742.159912" calcext:value-type="float">
            <text:p>1742.159912</text:p>
          </table:table-cell>
          <table:table-cell office:value-type="float" office:value="1669.563232" calcext:value-type="float">
            <text:p>1669.563232</text:p>
          </table:table-cell>
          <table:table-cell office:value-type="float" office:value="1740.556763" calcext:value-type="float">
            <text:p>1740.556763</text:p>
          </table:table-cell>
          <table:table-cell table:number-columns-repeated="13"/>
        </table:table-row>
        <table:table-row table:style-name="ro1">
          <table:table-cell office:value-type="float" office:value="1664.645996" calcext:value-type="float">
            <text:p>1664.645996</text:p>
          </table:table-cell>
          <table:table-cell office:value-type="float" office:value="1737.264771" calcext:value-type="float">
            <text:p>1737.264771</text:p>
          </table:table-cell>
          <table:table-cell office:value-type="float" office:value="1673.312012" calcext:value-type="float">
            <text:p>1673.312012</text:p>
          </table:table-cell>
          <table:table-cell office:value-type="float" office:value="1733.193115" calcext:value-type="float">
            <text:p>1733.193115</text:p>
          </table:table-cell>
          <table:table-cell table:number-columns-repeated="13"/>
        </table:table-row>
        <table:table-row table:style-name="ro1">
          <table:table-cell office:value-type="float" office:value="1659.812256" calcext:value-type="float">
            <text:p>1659.812256</text:p>
          </table:table-cell>
          <table:table-cell office:value-type="float" office:value="1748.17981" calcext:value-type="float">
            <text:p>1748.17981</text:p>
          </table:table-cell>
          <table:table-cell office:value-type="float" office:value="1668.806396" calcext:value-type="float">
            <text:p>1668.806396</text:p>
          </table:table-cell>
          <table:table-cell office:value-type="float" office:value="1744.979126" calcext:value-type="float">
            <text:p>1744.979126</text:p>
          </table:table-cell>
          <table:table-cell table:number-columns-repeated="13"/>
        </table:table-row>
        <table:table-row table:style-name="ro1">
          <table:table-cell office:value-type="float" office:value="1662.530518" calcext:value-type="float">
            <text:p>1662.530518</text:p>
          </table:table-cell>
          <table:table-cell office:value-type="float" office:value="1743.098022" calcext:value-type="float">
            <text:p>1743.098022</text:p>
          </table:table-cell>
          <table:table-cell office:value-type="float" office:value="1669.364746" calcext:value-type="float">
            <text:p>1669.364746</text:p>
          </table:table-cell>
          <table:table-cell office:value-type="float" office:value="1737.867065" calcext:value-type="float">
            <text:p>1737.867065</text:p>
          </table:table-cell>
          <table:table-cell table:number-columns-repeated="13"/>
        </table:table-row>
        <table:table-row table:style-name="ro1">
          <table:table-cell office:value-type="float" office:value="1665.241333" calcext:value-type="float">
            <text:p>1665.241333</text:p>
          </table:table-cell>
          <table:table-cell office:value-type="float" office:value="1737.45874" calcext:value-type="float">
            <text:p>1737.45874</text:p>
          </table:table-cell>
          <table:table-cell office:value-type="float" office:value="1673.755005" calcext:value-type="float">
            <text:p>1673.755005</text:p>
          </table:table-cell>
          <table:table-cell office:value-type="float" office:value="1734.380005" calcext:value-type="float">
            <text:p>1734.380005</text:p>
          </table:table-cell>
          <table:table-cell table:number-columns-repeated="13"/>
        </table:table-row>
        <table:table-row table:style-name="ro1">
          <table:table-cell office:value-type="float" office:value="1660.356201" calcext:value-type="float">
            <text:p>1660.356201</text:p>
          </table:table-cell>
          <table:table-cell office:value-type="float" office:value="1748.264526" calcext:value-type="float">
            <text:p>1748.264526</text:p>
          </table:table-cell>
          <table:table-cell office:value-type="float" office:value="1670.325684" calcext:value-type="float">
            <text:p>1670.325684</text:p>
          </table:table-cell>
          <table:table-cell office:value-type="float" office:value="1743.649292" calcext:value-type="float">
            <text:p>1743.649292</text:p>
          </table:table-cell>
          <table:table-cell table:number-columns-repeated="13"/>
        </table:table-row>
        <table:table-row table:style-name="ro1">
          <table:table-cell office:value-type="float" office:value="1666.450928" calcext:value-type="float">
            <text:p>1666.450928</text:p>
          </table:table-cell>
          <table:table-cell office:value-type="float" office:value="1732.741333" calcext:value-type="float">
            <text:p>1732.741333</text:p>
          </table:table-cell>
          <table:table-cell office:value-type="float" office:value="1674.899536" calcext:value-type="float">
            <text:p>1674.899536</text:p>
          </table:table-cell>
          <table:table-cell office:value-type="float" office:value="1730.518799" calcext:value-type="float">
            <text:p>1730.518799</text:p>
          </table:table-cell>
          <table:table-cell table:number-columns-repeated="13"/>
        </table:table-row>
        <table:table-row table:style-name="ro1">
          <table:table-cell office:value-type="float" office:value="1655.603516" calcext:value-type="float">
            <text:p>1655.603516</text:p>
          </table:table-cell>
          <table:table-cell office:value-type="float" office:value="1728.872681" calcext:value-type="float">
            <text:p>1728.872681</text:p>
          </table:table-cell>
          <table:table-cell office:value-type="float" office:value="1661.323242" calcext:value-type="float">
            <text:p>1661.323242</text:p>
          </table:table-cell>
          <table:table-cell office:value-type="float" office:value="1727.62146" calcext:value-type="float">
            <text:p>1727.62146</text:p>
          </table:table-cell>
          <table:table-cell table:number-columns-repeated="13"/>
        </table:table-row>
        <table:table-row table:style-name="ro1">
          <table:table-cell office:value-type="float" office:value="1631.5448" calcext:value-type="float">
            <text:p>1631.5448</text:p>
          </table:table-cell>
          <table:table-cell office:value-type="float" office:value="1729.757324" calcext:value-type="float">
            <text:p>1729.757324</text:p>
          </table:table-cell>
          <table:table-cell office:value-type="float" office:value="1642.190552" calcext:value-type="float">
            <text:p>1642.190552</text:p>
          </table:table-cell>
          <table:table-cell office:value-type="float" office:value="1731.154419" calcext:value-type="float">
            <text:p>1731.154419</text:p>
          </table:table-cell>
          <table:table-cell table:number-columns-repeated="13"/>
        </table:table-row>
        <table:table-row table:style-name="ro1">
          <table:table-cell office:value-type="float" office:value="1629.475952" calcext:value-type="float">
            <text:p>1629.475952</text:p>
          </table:table-cell>
          <table:table-cell office:value-type="float" office:value="1708.998169" calcext:value-type="float">
            <text:p>1708.998169</text:p>
          </table:table-cell>
          <table:table-cell office:value-type="float" office:value="1638.074707" calcext:value-type="float">
            <text:p>1638.074707</text:p>
          </table:table-cell>
          <table:table-cell office:value-type="float" office:value="1705.946533" calcext:value-type="float">
            <text:p>1705.946533</text:p>
          </table:table-cell>
          <table:table-cell table:number-columns-repeated="13"/>
        </table:table-row>
        <table:table-row table:style-name="ro1">
          <table:table-cell office:value-type="float" office:value="1627.048462" calcext:value-type="float">
            <text:p>1627.048462</text:p>
          </table:table-cell>
          <table:table-cell office:value-type="float" office:value="1695.243042" calcext:value-type="float">
            <text:p>1695.243042</text:p>
          </table:table-cell>
          <table:table-cell office:value-type="float" office:value="1632.178223" calcext:value-type="float">
            <text:p>1632.178223</text:p>
          </table:table-cell>
          <table:table-cell office:value-type="float" office:value="1694.058105" calcext:value-type="float">
            <text:p>1694.058105</text:p>
          </table:table-cell>
          <table:table-cell table:number-columns-repeated="13"/>
        </table:table-row>
        <table:table-row table:style-name="ro1">
          <table:table-cell office:value-type="float" office:value="1616.223267" calcext:value-type="float">
            <text:p>1616.223267</text:p>
          </table:table-cell>
          <table:table-cell office:value-type="float" office:value="1694.662476" calcext:value-type="float">
            <text:p>1694.662476</text:p>
          </table:table-cell>
          <table:table-cell office:value-type="float" office:value="1619.892456" calcext:value-type="float">
            <text:p>1619.892456</text:p>
          </table:table-cell>
          <table:table-cell office:value-type="float" office:value="1686.317993" calcext:value-type="float">
            <text:p>1686.317993</text:p>
          </table:table-cell>
          <table:table-cell table:number-columns-repeated="13"/>
        </table:table-row>
        <table:table-row table:style-name="ro1">
          <table:table-cell office:value-type="float" office:value="1615.139038" calcext:value-type="float">
            <text:p>1615.139038</text:p>
          </table:table-cell>
          <table:table-cell office:value-type="float" office:value="1675.362061" calcext:value-type="float">
            <text:p>1675.362061</text:p>
          </table:table-cell>
          <table:table-cell office:value-type="float" office:value="1618.561157" calcext:value-type="float">
            <text:p>1618.561157</text:p>
          </table:table-cell>
          <table:table-cell office:value-type="float" office:value="1676.409424" calcext:value-type="float">
            <text:p>1676.409424</text:p>
          </table:table-cell>
          <table:table-cell table:number-columns-repeated="13"/>
        </table:table-row>
        <table:table-row table:style-name="ro1">
          <table:table-cell office:value-type="float" office:value="1606.772827" calcext:value-type="float">
            <text:p>1606.772827</text:p>
          </table:table-cell>
          <table:table-cell office:value-type="float" office:value="1668.630127" calcext:value-type="float">
            <text:p>1668.630127</text:p>
          </table:table-cell>
          <table:table-cell office:value-type="float" office:value="1615.099976" calcext:value-type="float">
            <text:p>1615.099976</text:p>
          </table:table-cell>
          <table:table-cell office:value-type="float" office:value="1669.417969" calcext:value-type="float">
            <text:p>1669.417969</text:p>
          </table:table-cell>
          <table:table-cell table:number-columns-repeated="13"/>
        </table:table-row>
        <table:table-row table:style-name="ro1">
          <table:table-cell office:value-type="float" office:value="1599.597534" calcext:value-type="float">
            <text:p>1599.597534</text:p>
          </table:table-cell>
          <table:table-cell office:value-type="float" office:value="1666.197754" calcext:value-type="float">
            <text:p>1666.197754</text:p>
          </table:table-cell>
          <table:table-cell office:value-type="float" office:value="1610.869751" calcext:value-type="float">
            <text:p>1610.869751</text:p>
          </table:table-cell>
          <table:table-cell office:value-type="float" office:value="1664.616089" calcext:value-type="float">
            <text:p>1664.616089</text:p>
          </table:table-cell>
          <table:table-cell table:number-columns-repeated="13"/>
        </table:table-row>
        <table:table-row table:style-name="ro1">
          <table:table-cell office:value-type="float" office:value="1596.685791" calcext:value-type="float">
            <text:p>1596.685791</text:p>
          </table:table-cell>
          <table:table-cell office:value-type="float" office:value="1657.928711" calcext:value-type="float">
            <text:p>1657.928711</text:p>
          </table:table-cell>
          <table:table-cell office:value-type="float" office:value="1597.893433" calcext:value-type="float">
            <text:p>1597.893433</text:p>
          </table:table-cell>
          <table:table-cell office:value-type="float" office:value="1652.769775" calcext:value-type="float">
            <text:p>1652.769775</text:p>
          </table:table-cell>
          <table:table-cell table:number-columns-repeated="13"/>
        </table:table-row>
        <table:table-row table:style-name="ro1">
          <table:table-cell office:value-type="float" office:value="1594.865723" calcext:value-type="float">
            <text:p>1594.865723</text:p>
          </table:table-cell>
          <table:table-cell office:value-type="float" office:value="1647.920898" calcext:value-type="float">
            <text:p>1647.920898</text:p>
          </table:table-cell>
          <table:table-cell office:value-type="float" office:value="1603.943359" calcext:value-type="float">
            <text:p>1603.943359</text:p>
          </table:table-cell>
          <table:table-cell office:value-type="float" office:value="1648.236694" calcext:value-type="float">
            <text:p>1648.236694</text:p>
          </table:table-cell>
          <table:table-cell table:number-columns-repeated="13"/>
        </table:table-row>
        <table:table-row table:style-name="ro1">
          <table:table-cell office:value-type="float" office:value="1592.277954" calcext:value-type="float">
            <text:p>1592.277954</text:p>
          </table:table-cell>
          <table:table-cell office:value-type="float" office:value="1643.425537" calcext:value-type="float">
            <text:p>1643.425537</text:p>
          </table:table-cell>
          <table:table-cell office:value-type="float" office:value="1599.852295" calcext:value-type="float">
            <text:p>1599.852295</text:p>
          </table:table-cell>
          <table:table-cell office:value-type="float" office:value="1641.383179" calcext:value-type="float">
            <text:p>1641.383179</text:p>
          </table:table-cell>
          <table:table-cell table:number-columns-repeated="13"/>
        </table:table-row>
        <table:table-row table:style-name="ro1">
          <table:table-cell office:value-type="float" office:value="1588.146606" calcext:value-type="float">
            <text:p>1588.146606</text:p>
          </table:table-cell>
          <table:table-cell office:value-type="float" office:value="1639.685547" calcext:value-type="float">
            <text:p>1639.685547</text:p>
          </table:table-cell>
          <table:table-cell office:value-type="float" office:value="1595.411133" calcext:value-type="float">
            <text:p>1595.411133</text:p>
          </table:table-cell>
          <table:table-cell office:value-type="float" office:value="1635.807129" calcext:value-type="float">
            <text:p>1635.807129</text:p>
          </table:table-cell>
          <table:table-cell table:number-columns-repeated="13"/>
        </table:table-row>
        <table:table-row table:style-name="ro1">
          <table:table-cell office:value-type="float" office:value="1590.020752" calcext:value-type="float">
            <text:p>1590.020752</text:p>
          </table:table-cell>
          <table:table-cell office:value-type="float" office:value="1630.165771" calcext:value-type="float">
            <text:p>1630.165771</text:p>
          </table:table-cell>
          <table:table-cell office:value-type="float" office:value="1593.776978" calcext:value-type="float">
            <text:p>1593.776978</text:p>
          </table:table-cell>
          <table:table-cell office:value-type="float" office:value="1627.661865" calcext:value-type="float">
            <text:p>1627.661865</text:p>
          </table:table-cell>
          <table:table-cell table:number-columns-repeated="13"/>
        </table:table-row>
        <table:table-row table:style-name="ro1">
          <table:table-cell office:value-type="float" office:value="1581.511108" calcext:value-type="float">
            <text:p>1581.511108</text:p>
          </table:table-cell>
          <table:table-cell office:value-type="float" office:value="1627.316528" calcext:value-type="float">
            <text:p>1627.316528</text:p>
          </table:table-cell>
          <table:table-cell office:value-type="float" office:value="1592.084961" calcext:value-type="float">
            <text:p>1592.084961</text:p>
          </table:table-cell>
          <table:table-cell office:value-type="float" office:value="1623.995361" calcext:value-type="float">
            <text:p>1623.995361</text:p>
          </table:table-cell>
          <table:table-cell table:number-columns-repeated="13"/>
        </table:table-row>
        <table:table-row table:style-name="ro1">
          <table:table-cell office:value-type="float" office:value="1583.750488" calcext:value-type="float">
            <text:p>1583.750488</text:p>
          </table:table-cell>
          <table:table-cell office:value-type="float" office:value="1618.344482" calcext:value-type="float">
            <text:p>1618.344482</text:p>
          </table:table-cell>
          <table:table-cell office:value-type="float" office:value="1587.062744" calcext:value-type="float">
            <text:p>1587.062744</text:p>
          </table:table-cell>
          <table:table-cell office:value-type="float" office:value="1619.700317" calcext:value-type="float">
            <text:p>1619.700317</text:p>
          </table:table-cell>
          <table:table-cell table:number-columns-repeated="13"/>
        </table:table-row>
        <table:table-row table:style-name="ro1">
          <table:table-cell office:value-type="float" office:value="1579.706665" calcext:value-type="float">
            <text:p>1579.706665</text:p>
          </table:table-cell>
          <table:table-cell office:value-type="float" office:value="1613.393066" calcext:value-type="float">
            <text:p>1613.393066</text:p>
          </table:table-cell>
          <table:table-cell office:value-type="float" office:value="1584.08374" calcext:value-type="float">
            <text:p>1584.08374</text:p>
          </table:table-cell>
          <table:table-cell office:value-type="float" office:value="1618.358643" calcext:value-type="float">
            <text:p>1618.358643</text:p>
          </table:table-cell>
          <table:table-cell table:number-columns-repeated="13"/>
        </table:table-row>
        <table:table-row table:style-name="ro1">
          <table:table-cell office:value-type="float" office:value="1578.681519" calcext:value-type="float">
            <text:p>1578.681519</text:p>
          </table:table-cell>
          <table:table-cell office:value-type="float" office:value="1611.693359" calcext:value-type="float">
            <text:p>1611.693359</text:p>
          </table:table-cell>
          <table:table-cell office:value-type="float" office:value="1578.471558" calcext:value-type="float">
            <text:p>1578.471558</text:p>
          </table:table-cell>
          <table:table-cell office:value-type="float" office:value="1612.670898" calcext:value-type="float">
            <text:p>1612.670898</text:p>
          </table:table-cell>
          <table:table-cell table:number-columns-repeated="13"/>
        </table:table-row>
        <table:table-row table:style-name="ro1">
          <table:table-cell office:value-type="float" office:value="1577.220947" calcext:value-type="float">
            <text:p>1577.220947</text:p>
          </table:table-cell>
          <table:table-cell office:value-type="float" office:value="1605.550537" calcext:value-type="float">
            <text:p>1605.550537</text:p>
          </table:table-cell>
          <table:table-cell office:value-type="float" office:value="1580.164673" calcext:value-type="float">
            <text:p>1580.164673</text:p>
          </table:table-cell>
          <table:table-cell office:value-type="float" office:value="1606.296387" calcext:value-type="float">
            <text:p>1606.296387</text:p>
          </table:table-cell>
          <table:table-cell table:number-columns-repeated="13"/>
        </table:table-row>
        <table:table-row table:style-name="ro1">
          <table:table-cell office:value-type="float" office:value="1573.837769" calcext:value-type="float">
            <text:p>1573.837769</text:p>
          </table:table-cell>
          <table:table-cell office:value-type="float" office:value="1606.119263" calcext:value-type="float">
            <text:p>1606.119263</text:p>
          </table:table-cell>
          <table:table-cell office:value-type="float" office:value="1571.566528" calcext:value-type="float">
            <text:p>1571.566528</text:p>
          </table:table-cell>
          <table:table-cell office:value-type="float" office:value="1609.759766" calcext:value-type="float">
            <text:p>1609.759766</text:p>
          </table:table-cell>
          <table:table-cell table:number-columns-repeated="13"/>
        </table:table-row>
        <table:table-row table:style-name="ro1">
          <table:table-cell office:value-type="float" office:value="1572.620483" calcext:value-type="float">
            <text:p>1572.620483</text:p>
          </table:table-cell>
          <table:table-cell office:value-type="float" office:value="1604.109131" calcext:value-type="float">
            <text:p>1604.109131</text:p>
          </table:table-cell>
          <table:table-cell office:value-type="float" office:value="1575.807861" calcext:value-type="float">
            <text:p>1575.807861</text:p>
          </table:table-cell>
          <table:table-cell office:value-type="float" office:value="1603.966797" calcext:value-type="float">
            <text:p>1603.966797</text:p>
          </table:table-cell>
          <table:table-cell table:number-columns-repeated="13"/>
        </table:table-row>
        <table:table-row table:style-name="ro1">
          <table:table-cell office:value-type="float" office:value="1575.077759" calcext:value-type="float">
            <text:p>1575.077759</text:p>
          </table:table-cell>
          <table:table-cell office:value-type="float" office:value="1595.133301" calcext:value-type="float">
            <text:p>1595.133301</text:p>
          </table:table-cell>
          <table:table-cell office:value-type="float" office:value="1580.110718" calcext:value-type="float">
            <text:p>1580.110718</text:p>
          </table:table-cell>
          <table:table-cell office:value-type="float" office:value="1598.194824" calcext:value-type="float">
            <text:p>1598.194824</text:p>
          </table:table-cell>
          <table:table-cell table:number-columns-repeated="13"/>
        </table:table-row>
        <table:table-row table:style-name="ro1">
          <table:table-cell office:value-type="float" office:value="1567.873901" calcext:value-type="float">
            <text:p>1567.873901</text:p>
          </table:table-cell>
          <table:table-cell office:value-type="float" office:value="1598.579956" calcext:value-type="float">
            <text:p>1598.579956</text:p>
          </table:table-cell>
          <table:table-cell office:value-type="float" office:value="1576.904175" calcext:value-type="float">
            <text:p>1576.904175</text:p>
          </table:table-cell>
          <table:table-cell office:value-type="float" office:value="1595.752075" calcext:value-type="float">
            <text:p>1595.752075</text:p>
          </table:table-cell>
          <table:table-cell table:number-columns-repeated="13"/>
        </table:table-row>
        <table:table-row table:style-name="ro1">
          <table:table-cell office:value-type="float" office:value="1570.811401" calcext:value-type="float">
            <text:p>1570.811401</text:p>
          </table:table-cell>
          <table:table-cell office:value-type="float" office:value="1591.703735" calcext:value-type="float">
            <text:p>1591.703735</text:p>
          </table:table-cell>
          <table:table-cell office:value-type="float" office:value="1571.767578" calcext:value-type="float">
            <text:p>1571.767578</text:p>
          </table:table-cell>
          <table:table-cell office:value-type="float" office:value="1594.243896" calcext:value-type="float">
            <text:p>1594.243896</text:p>
          </table:table-cell>
          <table:table-cell table:number-columns-repeated="13"/>
        </table:table-row>
        <table:table-row table:style-name="ro1">
          <table:table-cell office:value-type="float" office:value="1568.495483" calcext:value-type="float">
            <text:p>1568.495483</text:p>
          </table:table-cell>
          <table:table-cell office:value-type="float" office:value="1590.352051" calcext:value-type="float">
            <text:p>1590.352051</text:p>
          </table:table-cell>
          <table:table-cell office:value-type="float" office:value="1575.696167" calcext:value-type="float">
            <text:p>1575.696167</text:p>
          </table:table-cell>
          <table:table-cell office:value-type="float" office:value="1591.074341" calcext:value-type="float">
            <text:p>1591.074341</text:p>
          </table:table-cell>
          <table:table-cell table:number-columns-repeated="13"/>
        </table:table-row>
        <table:table-row table:style-name="ro1">
          <table:table-cell office:value-type="float" office:value="1571.020752" calcext:value-type="float">
            <text:p>1571.020752</text:p>
          </table:table-cell>
          <table:table-cell office:value-type="float" office:value="1587.188477" calcext:value-type="float">
            <text:p>1587.188477</text:p>
          </table:table-cell>
          <table:table-cell office:value-type="float" office:value="1578.213867" calcext:value-type="float">
            <text:p>1578.213867</text:p>
          </table:table-cell>
          <table:table-cell office:value-type="float" office:value="1586.609741" calcext:value-type="float">
            <text:p>1586.609741</text:p>
          </table:table-cell>
          <table:table-cell table:number-columns-repeated="13"/>
        </table:table-row>
        <table:table-row table:style-name="ro1">
          <table:table-cell office:value-type="float" office:value="1565.151001" calcext:value-type="float">
            <text:p>1565.151001</text:p>
          </table:table-cell>
          <table:table-cell office:value-type="float" office:value="1585.654053" calcext:value-type="float">
            <text:p>1585.654053</text:p>
          </table:table-cell>
          <table:table-cell office:value-type="float" office:value="1571.328491" calcext:value-type="float">
            <text:p>1571.328491</text:p>
          </table:table-cell>
          <table:table-cell office:value-type="float" office:value="1589.733887" calcext:value-type="float">
            <text:p>1589.733887</text:p>
          </table:table-cell>
          <table:table-cell table:number-columns-repeated="13"/>
        </table:table-row>
        <table:table-row table:style-name="ro1">
          <table:table-cell office:value-type="float" office:value="1575.203491" calcext:value-type="float">
            <text:p>1575.203491</text:p>
          </table:table-cell>
          <table:table-cell office:value-type="float" office:value="1587.925903" calcext:value-type="float">
            <text:p>1587.925903</text:p>
          </table:table-cell>
          <table:table-cell office:value-type="float" office:value="1566.876953" calcext:value-type="float">
            <text:p>1566.876953</text:p>
          </table:table-cell>
          <table:table-cell office:value-type="float" office:value="1579.131836" calcext:value-type="float">
            <text:p>1579.131836</text:p>
          </table:table-cell>
          <table:table-cell table:number-columns-repeated="13"/>
        </table:table-row>
        <table:table-row table:style-name="ro1">
          <table:table-cell office:value-type="float" office:value="1568.813721" calcext:value-type="float">
            <text:p>1568.813721</text:p>
          </table:table-cell>
          <table:table-cell office:value-type="float" office:value="1583.278442" calcext:value-type="float">
            <text:p>1583.278442</text:p>
          </table:table-cell>
          <table:table-cell office:value-type="float" office:value="1572.416748" calcext:value-type="float">
            <text:p>1572.416748</text:p>
          </table:table-cell>
          <table:table-cell office:value-type="float" office:value="1583.453857" calcext:value-type="float">
            <text:p>1583.453857</text:p>
          </table:table-cell>
          <table:table-cell table:number-columns-repeated="13"/>
        </table:table-row>
        <table:table-row table:style-name="ro1">
          <table:table-cell office:value-type="float" office:value="1564.091797" calcext:value-type="float">
            <text:p>1564.091797</text:p>
          </table:table-cell>
          <table:table-cell office:value-type="float" office:value="1582.906494" calcext:value-type="float">
            <text:p>1582.906494</text:p>
          </table:table-cell>
          <table:table-cell office:value-type="float" office:value="1567.964844" calcext:value-type="float">
            <text:p>1567.964844</text:p>
          </table:table-cell>
          <table:table-cell office:value-type="float" office:value="1580.815918" calcext:value-type="float">
            <text:p>1580.815918</text:p>
          </table:table-cell>
          <table:table-cell table:number-columns-repeated="13"/>
        </table:table-row>
        <table:table-row table:style-name="ro1">
          <table:table-cell office:value-type="float" office:value="1568.056641" calcext:value-type="float">
            <text:p>1568.056641</text:p>
          </table:table-cell>
          <table:table-cell office:value-type="float" office:value="1581.2771" calcext:value-type="float">
            <text:p>1581.2771</text:p>
          </table:table-cell>
          <table:table-cell office:value-type="float" office:value="1569.480469" calcext:value-type="float">
            <text:p>1569.480469</text:p>
          </table:table-cell>
          <table:table-cell office:value-type="float" office:value="1581.125854" calcext:value-type="float">
            <text:p>1581.125854</text:p>
          </table:table-cell>
          <table:table-cell table:number-columns-repeated="13"/>
        </table:table-row>
        <table:table-row table:style-name="ro1">
          <table:table-cell office:value-type="float" office:value="1572.703247" calcext:value-type="float">
            <text:p>1572.703247</text:p>
          </table:table-cell>
          <table:table-cell office:value-type="float" office:value="1574.787109" calcext:value-type="float">
            <text:p>1574.787109</text:p>
          </table:table-cell>
          <table:table-cell office:value-type="float" office:value="1570.677979" calcext:value-type="float">
            <text:p>1570.677979</text:p>
          </table:table-cell>
          <table:table-cell office:value-type="float" office:value="1579.907593" calcext:value-type="float">
            <text:p>1579.907593</text:p>
          </table:table-cell>
          <table:table-cell table:number-columns-repeated="13"/>
        </table:table-row>
        <table:table-row table:style-name="ro1">
          <table:table-cell office:value-type="float" office:value="1570.403687" calcext:value-type="float">
            <text:p>1570.403687</text:p>
          </table:table-cell>
          <table:table-cell office:value-type="float" office:value="1578.282715" calcext:value-type="float">
            <text:p>1578.282715</text:p>
          </table:table-cell>
          <table:table-cell office:value-type="float" office:value="1570.407837" calcext:value-type="float">
            <text:p>1570.407837</text:p>
          </table:table-cell>
          <table:table-cell office:value-type="float" office:value="1574.825195" calcext:value-type="float">
            <text:p>1574.825195</text:p>
          </table:table-cell>
          <table:table-cell table:number-columns-repeated="13"/>
        </table:table-row>
        <table:table-row table:style-name="ro1">
          <table:table-cell office:value-type="float" office:value="1568.489014" calcext:value-type="float">
            <text:p>1568.489014</text:p>
          </table:table-cell>
          <table:table-cell office:value-type="float" office:value="1575.963379" calcext:value-type="float">
            <text:p>1575.963379</text:p>
          </table:table-cell>
          <table:table-cell office:value-type="float" office:value="1570.942017" calcext:value-type="float">
            <text:p>1570.942017</text:p>
          </table:table-cell>
          <table:table-cell office:value-type="float" office:value="1572.160522" calcext:value-type="float">
            <text:p>1572.160522</text:p>
          </table:table-cell>
          <table:table-cell table:number-columns-repeated="13"/>
        </table:table-row>
        <table:table-row table:style-name="ro1">
          <table:table-cell office:value-type="float" office:value="1567.962769" calcext:value-type="float">
            <text:p>1567.962769</text:p>
          </table:table-cell>
          <table:table-cell office:value-type="float" office:value="1581.067017" calcext:value-type="float">
            <text:p>1581.067017</text:p>
          </table:table-cell>
          <table:table-cell office:value-type="float" office:value="1567.796143" calcext:value-type="float">
            <text:p>1567.796143</text:p>
          </table:table-cell>
          <table:table-cell office:value-type="float" office:value="1577.293823" calcext:value-type="float">
            <text:p>1577.293823</text:p>
          </table:table-cell>
          <table:table-cell table:number-columns-repeated="13"/>
        </table:table-row>
        <table:table-row table:style-name="ro1">
          <table:table-cell office:value-type="float" office:value="1568.591064" calcext:value-type="float">
            <text:p>1568.591064</text:p>
          </table:table-cell>
          <table:table-cell office:value-type="float" office:value="1574.12439" calcext:value-type="float">
            <text:p>1574.12439</text:p>
          </table:table-cell>
          <table:table-cell office:value-type="float" office:value="1565.342896" calcext:value-type="float">
            <text:p>1565.342896</text:p>
          </table:table-cell>
          <table:table-cell office:value-type="float" office:value="1577.917358" calcext:value-type="float">
            <text:p>1577.917358</text:p>
          </table:table-cell>
          <table:table-cell table:number-columns-repeated="13"/>
        </table:table-row>
        <table:table-row table:style-name="ro1">
          <table:table-cell office:value-type="float" office:value="1566.153687" calcext:value-type="float">
            <text:p>1566.153687</text:p>
          </table:table-cell>
          <table:table-cell office:value-type="float" office:value="1575.251221" calcext:value-type="float">
            <text:p>1575.251221</text:p>
          </table:table-cell>
          <table:table-cell office:value-type="float" office:value="1565.504517" calcext:value-type="float">
            <text:p>1565.504517</text:p>
          </table:table-cell>
          <table:table-cell office:value-type="float" office:value="1575.120117" calcext:value-type="float">
            <text:p>1575.120117</text:p>
          </table:table-cell>
          <table:table-cell table:number-columns-repeated="13"/>
        </table:table-row>
        <table:table-row table:style-name="ro1">
          <table:table-cell office:value-type="float" office:value="1571.153442" calcext:value-type="float">
            <text:p>1571.153442</text:p>
          </table:table-cell>
          <table:table-cell office:value-type="float" office:value="1572.636108" calcext:value-type="float">
            <text:p>1572.636108</text:p>
          </table:table-cell>
          <table:table-cell office:value-type="float" office:value="1571.000122" calcext:value-type="float">
            <text:p>1571.000122</text:p>
          </table:table-cell>
          <table:table-cell office:value-type="float" office:value="1574.850952" calcext:value-type="float">
            <text:p>1574.850952</text:p>
          </table:table-cell>
          <table:table-cell table:number-columns-repeated="13"/>
        </table:table-row>
        <table:table-row table:style-name="ro1">
          <table:table-cell office:value-type="float" office:value="1565.247314" calcext:value-type="float">
            <text:p>1565.247314</text:p>
          </table:table-cell>
          <table:table-cell office:value-type="float" office:value="1577.449707" calcext:value-type="float">
            <text:p>1577.449707</text:p>
          </table:table-cell>
          <table:table-cell office:value-type="float" office:value="1567.223755" calcext:value-type="float">
            <text:p>1567.223755</text:p>
          </table:table-cell>
          <table:table-cell office:value-type="float" office:value="1575.250122" calcext:value-type="float">
            <text:p>1575.250122</text:p>
          </table:table-cell>
          <table:table-cell table:number-columns-repeated="13"/>
        </table:table-row>
        <table:table-row table:style-name="ro1">
          <table:table-cell office:value-type="float" office:value="1564.319946" calcext:value-type="float">
            <text:p>1564.319946</text:p>
          </table:table-cell>
          <table:table-cell office:value-type="float" office:value="1575.155518" calcext:value-type="float">
            <text:p>1575.155518</text:p>
          </table:table-cell>
          <table:table-cell office:value-type="float" office:value="1562.822632" calcext:value-type="float">
            <text:p>1562.822632</text:p>
          </table:table-cell>
          <table:table-cell office:value-type="float" office:value="1574.289795" calcext:value-type="float">
            <text:p>1574.289795</text:p>
          </table:table-cell>
          <table:table-cell table:number-columns-repeated="13"/>
        </table:table-row>
        <table:table-row table:style-name="ro1">
          <table:table-cell office:value-type="float" office:value="1563.810669" calcext:value-type="float">
            <text:p>1563.810669</text:p>
          </table:table-cell>
          <table:table-cell office:value-type="float" office:value="1574.13562" calcext:value-type="float">
            <text:p>1574.13562</text:p>
          </table:table-cell>
          <table:table-cell office:value-type="float" office:value="1563.811523" calcext:value-type="float">
            <text:p>1563.811523</text:p>
          </table:table-cell>
          <table:table-cell office:value-type="float" office:value="1572.17395" calcext:value-type="float">
            <text:p>1572.17395</text:p>
          </table:table-cell>
          <table:table-cell table:number-columns-repeated="13"/>
        </table:table-row>
        <table:table-row table:style-name="ro1">
          <table:table-cell office:value-type="float" office:value="1562.790039" calcext:value-type="float">
            <text:p>1562.790039</text:p>
          </table:table-cell>
          <table:table-cell office:value-type="float" office:value="1571.512695" calcext:value-type="float">
            <text:p>1571.512695</text:p>
          </table:table-cell>
          <table:table-cell office:value-type="float" office:value="1565.399292" calcext:value-type="float">
            <text:p>1565.399292</text:p>
          </table:table-cell>
          <table:table-cell office:value-type="float" office:value="1570.61438" calcext:value-type="float">
            <text:p>1570.61438</text:p>
          </table:table-cell>
          <table:table-cell table:number-columns-repeated="13"/>
        </table:table-row>
        <table:table-row table:style-name="ro1">
          <table:table-cell office:value-type="float" office:value="1562.473022" calcext:value-type="float">
            <text:p>1562.473022</text:p>
          </table:table-cell>
          <table:table-cell office:value-type="float" office:value="1570.288574" calcext:value-type="float">
            <text:p>1570.288574</text:p>
          </table:table-cell>
          <table:table-cell office:value-type="float" office:value="1562.707642" calcext:value-type="float">
            <text:p>1562.707642</text:p>
          </table:table-cell>
          <table:table-cell office:value-type="float" office:value="1573.328003" calcext:value-type="float">
            <text:p>1573.328003</text:p>
          </table:table-cell>
          <table:table-cell table:number-columns-repeated="13"/>
        </table:table-row>
        <table:table-row table:style-name="ro1">
          <table:table-cell office:value-type="float" office:value="1560.865601" calcext:value-type="float">
            <text:p>1560.865601</text:p>
          </table:table-cell>
          <table:table-cell office:value-type="float" office:value="1595.805542" calcext:value-type="float">
            <text:p>1595.805542</text:p>
          </table:table-cell>
          <table:table-cell office:value-type="float" office:value="1541.540771" calcext:value-type="float">
            <text:p>1541.540771</text:p>
          </table:table-cell>
          <table:table-cell office:value-type="float" office:value="1564.745239" calcext:value-type="float">
            <text:p>1564.745239</text:p>
          </table:table-cell>
          <table:table-cell table:number-columns-repeated="13"/>
        </table:table-row>
        <table:table-row table:style-name="ro1">
          <table:table-cell office:value-type="float" office:value="1558.198364" calcext:value-type="float">
            <text:p>1558.198364</text:p>
          </table:table-cell>
          <table:table-cell office:value-type="float" office:value="1597.338013" calcext:value-type="float">
            <text:p>1597.338013</text:p>
          </table:table-cell>
          <table:table-cell office:value-type="float" office:value="1554.382568" calcext:value-type="float">
            <text:p>1554.382568</text:p>
          </table:table-cell>
          <table:table-cell office:value-type="float" office:value="1595.391235" calcext:value-type="float">
            <text:p>1595.391235</text:p>
          </table:table-cell>
          <table:table-cell table:number-columns-repeated="13"/>
        </table:table-row>
        <table:table-row table:style-name="ro1">
          <table:table-cell office:value-type="float" office:value="1571.750366" calcext:value-type="float">
            <text:p>1571.750366</text:p>
          </table:table-cell>
          <table:table-cell office:value-type="float" office:value="1616.408936" calcext:value-type="float">
            <text:p>1616.408936</text:p>
          </table:table-cell>
          <table:table-cell office:value-type="float" office:value="1570.743652" calcext:value-type="float">
            <text:p>1570.743652</text:p>
          </table:table-cell>
          <table:table-cell office:value-type="float" office:value="1618.895508" calcext:value-type="float">
            <text:p>1618.895508</text:p>
          </table:table-cell>
          <table:table-cell table:number-columns-repeated="13"/>
        </table:table-row>
        <table:table-row table:style-name="ro1">
          <table:table-cell office:value-type="float" office:value="1630.507812" calcext:value-type="float">
            <text:p>1630.507812</text:p>
          </table:table-cell>
          <table:table-cell office:value-type="float" office:value="1606.055054" calcext:value-type="float">
            <text:p>1606.055054</text:p>
          </table:table-cell>
          <table:table-cell office:value-type="float" office:value="1636.178955" calcext:value-type="float">
            <text:p>1636.178955</text:p>
          </table:table-cell>
          <table:table-cell office:value-type="float" office:value="1615.273682" calcext:value-type="float">
            <text:p>1615.273682</text:p>
          </table:table-cell>
          <table:table-cell table:number-columns-repeated="13"/>
        </table:table-row>
        <table:table-row table:style-name="ro1">
          <table:table-cell office:value-type="float" office:value="1665.164551" calcext:value-type="float">
            <text:p>1665.164551</text:p>
          </table:table-cell>
          <table:table-cell office:value-type="float" office:value="1654.44165" calcext:value-type="float">
            <text:p>1654.44165</text:p>
          </table:table-cell>
          <table:table-cell office:value-type="float" office:value="1674.054443" calcext:value-type="float">
            <text:p>1674.054443</text:p>
          </table:table-cell>
          <table:table-cell office:value-type="float" office:value="1651.936401" calcext:value-type="float">
            <text:p>1651.936401</text:p>
          </table:table-cell>
          <table:table-cell table:number-columns-repeated="13"/>
        </table:table-row>
        <table:table-row table:style-name="ro1">
          <table:table-cell office:value-type="float" office:value="1685.897949" calcext:value-type="float">
            <text:p>1685.897949</text:p>
          </table:table-cell>
          <table:table-cell office:value-type="float" office:value="1699.85791" calcext:value-type="float">
            <text:p>1699.85791</text:p>
          </table:table-cell>
          <table:table-cell office:value-type="float" office:value="1692.896362" calcext:value-type="float">
            <text:p>1692.896362</text:p>
          </table:table-cell>
          <table:table-cell office:value-type="float" office:value="1693.539673" calcext:value-type="float">
            <text:p>1693.539673</text:p>
          </table:table-cell>
          <table:table-cell table:number-columns-repeated="13"/>
        </table:table-row>
        <table:table-row table:style-name="ro1">
          <table:table-cell office:value-type="float" office:value="1689.052368" calcext:value-type="float">
            <text:p>1689.052368</text:p>
          </table:table-cell>
          <table:table-cell office:value-type="float" office:value="1715.650146" calcext:value-type="float">
            <text:p>1715.650146</text:p>
          </table:table-cell>
          <table:table-cell office:value-type="float" office:value="1698.261353" calcext:value-type="float">
            <text:p>1698.261353</text:p>
          </table:table-cell>
          <table:table-cell office:value-type="float" office:value="1702.102051" calcext:value-type="float">
            <text:p>1702.102051</text:p>
          </table:table-cell>
          <table:table-cell table:number-columns-repeated="13"/>
        </table:table-row>
        <table:table-row table:style-name="ro1">
          <table:table-cell office:value-type="float" office:value="1672.602661" calcext:value-type="float">
            <text:p>1672.602661</text:p>
          </table:table-cell>
          <table:table-cell office:value-type="float" office:value="1746.931519" calcext:value-type="float">
            <text:p>1746.931519</text:p>
          </table:table-cell>
          <table:table-cell office:value-type="float" office:value="1667.971191" calcext:value-type="float">
            <text:p>1667.971191</text:p>
          </table:table-cell>
          <table:table-cell office:value-type="float" office:value="1745.617432" calcext:value-type="float">
            <text:p>1745.617432</text:p>
          </table:table-cell>
          <table:table-cell table:number-columns-repeated="13"/>
        </table:table-row>
        <table:table-row table:style-name="ro1">
          <table:table-cell office:value-type="float" office:value="1672.926514" calcext:value-type="float">
            <text:p>1672.926514</text:p>
          </table:table-cell>
          <table:table-cell office:value-type="float" office:value="1705.298584" calcext:value-type="float">
            <text:p>1705.298584</text:p>
          </table:table-cell>
          <table:table-cell office:value-type="float" office:value="1670.808228" calcext:value-type="float">
            <text:p>1670.808228</text:p>
          </table:table-cell>
          <table:table-cell office:value-type="float" office:value="1719.199951" calcext:value-type="float">
            <text:p>1719.199951</text:p>
          </table:table-cell>
          <table:table-cell table:number-columns-repeated="13"/>
        </table:table-row>
        <table:table-row table:style-name="ro1">
          <table:table-cell office:value-type="float" office:value="1644.248779" calcext:value-type="float">
            <text:p>1644.248779</text:p>
          </table:table-cell>
          <table:table-cell office:value-type="float" office:value="1751.115845" calcext:value-type="float">
            <text:p>1751.115845</text:p>
          </table:table-cell>
          <table:table-cell office:value-type="float" office:value="1654.128052" calcext:value-type="float">
            <text:p>1654.128052</text:p>
          </table:table-cell>
          <table:table-cell office:value-type="float" office:value="1746.876953" calcext:value-type="float">
            <text:p>1746.876953</text:p>
          </table:table-cell>
          <table:table-cell table:number-columns-repeated="13"/>
        </table:table-row>
        <table:table-row table:style-name="ro1">
          <table:table-cell office:value-type="float" office:value="1653.821533" calcext:value-type="float">
            <text:p>1653.821533</text:p>
          </table:table-cell>
          <table:table-cell office:value-type="float" office:value="1725.067139" calcext:value-type="float">
            <text:p>1725.067139</text:p>
          </table:table-cell>
          <table:table-cell office:value-type="float" office:value="1659.825562" calcext:value-type="float">
            <text:p>1659.825562</text:p>
          </table:table-cell>
          <table:table-cell office:value-type="float" office:value="1720.630249" calcext:value-type="float">
            <text:p>1720.630249</text:p>
          </table:table-cell>
          <table:table-cell table:number-columns-repeated="13"/>
        </table:table-row>
        <table:table-row table:style-name="ro1">
          <table:table-cell office:value-type="float" office:value="1655.043823" calcext:value-type="float">
            <text:p>1655.043823</text:p>
          </table:table-cell>
          <table:table-cell office:value-type="float" office:value="1734.83252" calcext:value-type="float">
            <text:p>1734.83252</text:p>
          </table:table-cell>
          <table:table-cell office:value-type="float" office:value="1663.709595" calcext:value-type="float">
            <text:p>1663.709595</text:p>
          </table:table-cell>
          <table:table-cell office:value-type="float" office:value="1731.142822" calcext:value-type="float">
            <text:p>1731.142822</text:p>
          </table:table-cell>
          <table:table-cell table:number-columns-repeated="13"/>
        </table:table-row>
        <table:table-row table:style-name="ro1">
          <table:table-cell office:value-type="float" office:value="1651.642944" calcext:value-type="float">
            <text:p>1651.642944</text:p>
          </table:table-cell>
          <table:table-cell office:value-type="float" office:value="1734.634155" calcext:value-type="float">
            <text:p>1734.634155</text:p>
          </table:table-cell>
          <table:table-cell office:value-type="float" office:value="1657.449829" calcext:value-type="float">
            <text:p>1657.449829</text:p>
          </table:table-cell>
          <table:table-cell office:value-type="float" office:value="1733.18811" calcext:value-type="float">
            <text:p>1733.18811</text:p>
          </table:table-cell>
          <table:table-cell table:number-columns-repeated="13"/>
        </table:table-row>
        <table:table-row table:style-name="ro1">
          <table:table-cell office:value-type="float" office:value="1656.479614" calcext:value-type="float">
            <text:p>1656.479614</text:p>
          </table:table-cell>
          <table:table-cell office:value-type="float" office:value="1736.162476" calcext:value-type="float">
            <text:p>1736.162476</text:p>
          </table:table-cell>
          <table:table-cell office:value-type="float" office:value="1661.050903" calcext:value-type="float">
            <text:p>1661.050903</text:p>
          </table:table-cell>
          <table:table-cell office:value-type="float" office:value="1733.931641" calcext:value-type="float">
            <text:p>1733.931641</text:p>
          </table:table-cell>
          <table:table-cell table:number-columns-repeated="13"/>
        </table:table-row>
        <table:table-row table:style-name="ro1">
          <table:table-cell office:value-type="float" office:value="1652.931519" calcext:value-type="float">
            <text:p>1652.931519</text:p>
          </table:table-cell>
          <table:table-cell office:value-type="float" office:value="1737.847656" calcext:value-type="float">
            <text:p>1737.847656</text:p>
          </table:table-cell>
          <table:table-cell office:value-type="float" office:value="1658.914673" calcext:value-type="float">
            <text:p>1658.914673</text:p>
          </table:table-cell>
          <table:table-cell office:value-type="float" office:value="1735.395386" calcext:value-type="float">
            <text:p>1735.395386</text:p>
          </table:table-cell>
          <table:table-cell table:number-columns-repeated="13"/>
        </table:table-row>
        <table:table-row table:style-name="ro1">
          <table:table-cell office:value-type="float" office:value="1655.449951" calcext:value-type="float">
            <text:p>1655.449951</text:p>
          </table:table-cell>
          <table:table-cell office:value-type="float" office:value="1731.47583" calcext:value-type="float">
            <text:p>1731.47583</text:p>
          </table:table-cell>
          <table:table-cell office:value-type="float" office:value="1660.807617" calcext:value-type="float">
            <text:p>1660.807617</text:p>
          </table:table-cell>
          <table:table-cell office:value-type="float" office:value="1732.223145" calcext:value-type="float">
            <text:p>1732.223145</text:p>
          </table:table-cell>
          <table:table-cell table:number-columns-repeated="13"/>
        </table:table-row>
        <table:table-row table:style-name="ro1">
          <table:table-cell office:value-type="float" office:value="1654.246582" calcext:value-type="float">
            <text:p>1654.246582</text:p>
          </table:table-cell>
          <table:table-cell office:value-type="float" office:value="1739.235718" calcext:value-type="float">
            <text:p>1739.235718</text:p>
          </table:table-cell>
          <table:table-cell office:value-type="float" office:value="1660.254517" calcext:value-type="float">
            <text:p>1660.254517</text:p>
          </table:table-cell>
          <table:table-cell office:value-type="float" office:value="1737.785278" calcext:value-type="float">
            <text:p>1737.785278</text:p>
          </table:table-cell>
          <table:table-cell table:number-columns-repeated="13"/>
        </table:table-row>
        <table:table-row table:style-name="ro1">
          <table:table-cell office:value-type="float" office:value="1659.713745" calcext:value-type="float">
            <text:p>1659.713745</text:p>
          </table:table-cell>
          <table:table-cell office:value-type="float" office:value="1738.293579" calcext:value-type="float">
            <text:p>1738.293579</text:p>
          </table:table-cell>
          <table:table-cell office:value-type="float" office:value="1669.054443" calcext:value-type="float">
            <text:p>1669.054443</text:p>
          </table:table-cell>
          <table:table-cell office:value-type="float" office:value="1732.523193" calcext:value-type="float">
            <text:p>1732.523193</text:p>
          </table:table-cell>
          <table:table-cell table:number-columns-repeated="13"/>
        </table:table-row>
        <table:table-row table:style-name="ro1">
          <table:table-cell office:value-type="float" office:value="1659.241821" calcext:value-type="float">
            <text:p>1659.241821</text:p>
          </table:table-cell>
          <table:table-cell office:value-type="float" office:value="1730.498413" calcext:value-type="float">
            <text:p>1730.498413</text:p>
          </table:table-cell>
          <table:table-cell office:value-type="float" office:value="1669.036499" calcext:value-type="float">
            <text:p>1669.036499</text:p>
          </table:table-cell>
          <table:table-cell office:value-type="float" office:value="1726.977295" calcext:value-type="float">
            <text:p>1726.977295</text:p>
          </table:table-cell>
          <table:table-cell table:number-columns-repeated="13"/>
        </table:table-row>
        <table:table-row table:style-name="ro1">
          <table:table-cell office:value-type="float" office:value="1654.918945" calcext:value-type="float">
            <text:p>1654.918945</text:p>
          </table:table-cell>
          <table:table-cell office:value-type="float" office:value="1736.856934" calcext:value-type="float">
            <text:p>1736.856934</text:p>
          </table:table-cell>
          <table:table-cell office:value-type="float" office:value="1664.501587" calcext:value-type="float">
            <text:p>1664.501587</text:p>
          </table:table-cell>
          <table:table-cell office:value-type="float" office:value="1733.957886" calcext:value-type="float">
            <text:p>1733.957886</text:p>
          </table:table-cell>
          <table:table-cell table:number-columns-repeated="13"/>
        </table:table-row>
        <table:table-row table:style-name="ro1">
          <table:table-cell office:value-type="float" office:value="1657.735352" calcext:value-type="float">
            <text:p>1657.735352</text:p>
          </table:table-cell>
          <table:table-cell office:value-type="float" office:value="1710.618896" calcext:value-type="float">
            <text:p>1710.618896</text:p>
          </table:table-cell>
          <table:table-cell office:value-type="float" office:value="1664.526611" calcext:value-type="float">
            <text:p>1664.526611</text:p>
          </table:table-cell>
          <table:table-cell office:value-type="float" office:value="1707.108154" calcext:value-type="float">
            <text:p>1707.108154</text:p>
          </table:table-cell>
          <table:table-cell table:number-columns-repeated="13"/>
        </table:table-row>
        <table:table-row table:style-name="ro1">
          <table:table-cell office:value-type="float" office:value="1630.144409" calcext:value-type="float">
            <text:p>1630.144409</text:p>
          </table:table-cell>
          <table:table-cell office:value-type="float" office:value="1721.904541" calcext:value-type="float">
            <text:p>1721.904541</text:p>
          </table:table-cell>
          <table:table-cell office:value-type="float" office:value="1640.312622" calcext:value-type="float">
            <text:p>1640.312622</text:p>
          </table:table-cell>
          <table:table-cell office:value-type="float" office:value="1719.871216" calcext:value-type="float">
            <text:p>1719.871216</text:p>
          </table:table-cell>
          <table:table-cell table:number-columns-repeated="13"/>
        </table:table-row>
        <table:table-row table:style-name="ro1">
          <table:table-cell office:value-type="float" office:value="1625.923218" calcext:value-type="float">
            <text:p>1625.923218</text:p>
          </table:table-cell>
          <table:table-cell office:value-type="float" office:value="1700.213501" calcext:value-type="float">
            <text:p>1700.213501</text:p>
          </table:table-cell>
          <table:table-cell office:value-type="float" office:value="1635.575195" calcext:value-type="float">
            <text:p>1635.575195</text:p>
          </table:table-cell>
          <table:table-cell office:value-type="float" office:value="1700.627319" calcext:value-type="float">
            <text:p>1700.627319</text:p>
          </table:table-cell>
          <table:table-cell table:number-columns-repeated="13"/>
        </table:table-row>
        <table:table-row table:style-name="ro1">
          <table:table-cell office:value-type="float" office:value="1622.553955" calcext:value-type="float">
            <text:p>1622.553955</text:p>
          </table:table-cell>
          <table:table-cell office:value-type="float" office:value="1693.822021" calcext:value-type="float">
            <text:p>1693.822021</text:p>
          </table:table-cell>
          <table:table-cell office:value-type="float" office:value="1628.229004" calcext:value-type="float">
            <text:p>1628.229004</text:p>
          </table:table-cell>
          <table:table-cell office:value-type="float" office:value="1692.365845" calcext:value-type="float">
            <text:p>1692.365845</text:p>
          </table:table-cell>
          <table:table-cell table:number-columns-repeated="13"/>
        </table:table-row>
        <table:table-row table:style-name="ro1">
          <table:table-cell office:value-type="float" office:value="1612.00708" calcext:value-type="float">
            <text:p>1612.00708</text:p>
          </table:table-cell>
          <table:table-cell office:value-type="float" office:value="1686.350098" calcext:value-type="float">
            <text:p>1686.350098</text:p>
          </table:table-cell>
          <table:table-cell office:value-type="float" office:value="1619.655762" calcext:value-type="float">
            <text:p>1619.655762</text:p>
          </table:table-cell>
          <table:table-cell office:value-type="float" office:value="1683.82605" calcext:value-type="float">
            <text:p>1683.82605</text:p>
          </table:table-cell>
          <table:table-cell table:number-columns-repeated="13"/>
        </table:table-row>
        <table:table-row table:style-name="ro1">
          <table:table-cell office:value-type="float" office:value="1607.659058" calcext:value-type="float">
            <text:p>1607.659058</text:p>
          </table:table-cell>
          <table:table-cell office:value-type="float" office:value="1684.505615" calcext:value-type="float">
            <text:p>1684.505615</text:p>
          </table:table-cell>
          <table:table-cell office:value-type="float" office:value="1612.387817" calcext:value-type="float">
            <text:p>1612.387817</text:p>
          </table:table-cell>
          <table:table-cell office:value-type="float" office:value="1675.247925" calcext:value-type="float">
            <text:p>1675.247925</text:p>
          </table:table-cell>
          <table:table-cell table:number-columns-repeated="13"/>
        </table:table-row>
        <table:table-row table:style-name="ro1">
          <table:table-cell office:value-type="float" office:value="1611.844971" calcext:value-type="float">
            <text:p>1611.844971</text:p>
          </table:table-cell>
          <table:table-cell office:value-type="float" office:value="1663.524414" calcext:value-type="float">
            <text:p>1663.524414</text:p>
          </table:table-cell>
          <table:table-cell office:value-type="float" office:value="1613.016479" calcext:value-type="float">
            <text:p>1613.016479</text:p>
          </table:table-cell>
          <table:table-cell office:value-type="float" office:value="1664.602783" calcext:value-type="float">
            <text:p>1664.602783</text:p>
          </table:table-cell>
          <table:table-cell table:number-columns-repeated="13"/>
        </table:table-row>
        <table:table-row table:style-name="ro1">
          <table:table-cell office:value-type="float" office:value="1598.700684" calcext:value-type="float">
            <text:p>1598.700684</text:p>
          </table:table-cell>
          <table:table-cell office:value-type="float" office:value="1661.685059" calcext:value-type="float">
            <text:p>1661.685059</text:p>
          </table:table-cell>
          <table:table-cell office:value-type="float" office:value="1607.910522" calcext:value-type="float">
            <text:p>1607.910522</text:p>
          </table:table-cell>
          <table:table-cell office:value-type="float" office:value="1660.111572" calcext:value-type="float">
            <text:p>1660.111572</text:p>
          </table:table-cell>
          <table:table-cell table:number-columns-repeated="13"/>
        </table:table-row>
        <table:table-row table:style-name="ro1">
          <table:table-cell office:value-type="float" office:value="1596.896973" calcext:value-type="float">
            <text:p>1596.896973</text:p>
          </table:table-cell>
          <table:table-cell office:value-type="float" office:value="1655.169434" calcext:value-type="float">
            <text:p>1655.169434</text:p>
          </table:table-cell>
          <table:table-cell office:value-type="float" office:value="1603.818115" calcext:value-type="float">
            <text:p>1603.818115</text:p>
          </table:table-cell>
          <table:table-cell office:value-type="float" office:value="1652.692383" calcext:value-type="float">
            <text:p>1652.692383</text:p>
          </table:table-cell>
          <table:table-cell table:number-columns-repeated="13"/>
        </table:table-row>
        <table:table-row table:style-name="ro1">
          <table:table-cell office:value-type="float" office:value="1590.734131" calcext:value-type="float">
            <text:p>1590.734131</text:p>
          </table:table-cell>
          <table:table-cell office:value-type="float" office:value="1649.181274" calcext:value-type="float">
            <text:p>1649.181274</text:p>
          </table:table-cell>
          <table:table-cell office:value-type="float" office:value="1598.071533" calcext:value-type="float">
            <text:p>1598.071533</text:p>
          </table:table-cell>
          <table:table-cell office:value-type="float" office:value="1642.483521" calcext:value-type="float">
            <text:p>1642.483521</text:p>
          </table:table-cell>
          <table:table-cell table:number-columns-repeated="13"/>
        </table:table-row>
        <table:table-row table:style-name="ro1">
          <table:table-cell office:value-type="float" office:value="1596.142212" calcext:value-type="float">
            <text:p>1596.142212</text:p>
          </table:table-cell>
          <table:table-cell office:value-type="float" office:value="1632.423828" calcext:value-type="float">
            <text:p>1632.423828</text:p>
          </table:table-cell>
          <table:table-cell office:value-type="float" office:value="1593.738525" calcext:value-type="float">
            <text:p>1593.738525</text:p>
          </table:table-cell>
          <table:table-cell office:value-type="float" office:value="1638.942505" calcext:value-type="float">
            <text:p>1638.942505</text:p>
          </table:table-cell>
          <table:table-cell table:number-columns-repeated="13"/>
        </table:table-row>
        <table:table-row table:style-name="ro1">
          <table:table-cell office:value-type="float" office:value="1586.957642" calcext:value-type="float">
            <text:p>1586.957642</text:p>
          </table:table-cell>
          <table:table-cell office:value-type="float" office:value="1633.120605" calcext:value-type="float">
            <text:p>1633.120605</text:p>
          </table:table-cell>
          <table:table-cell office:value-type="float" office:value="1594.264282" calcext:value-type="float">
            <text:p>1594.264282</text:p>
          </table:table-cell>
          <table:table-cell office:value-type="float" office:value="1629.062866" calcext:value-type="float">
            <text:p>1629.062866</text:p>
          </table:table-cell>
          <table:table-cell table:number-columns-repeated="13"/>
        </table:table-row>
        <table:table-row table:style-name="ro1">
          <table:table-cell office:value-type="float" office:value="1581.992798" calcext:value-type="float">
            <text:p>1581.992798</text:p>
          </table:table-cell>
          <table:table-cell office:value-type="float" office:value="1629.933594" calcext:value-type="float">
            <text:p>1629.933594</text:p>
          </table:table-cell>
          <table:table-cell office:value-type="float" office:value="1587.606079" calcext:value-type="float">
            <text:p>1587.606079</text:p>
          </table:table-cell>
          <table:table-cell office:value-type="float" office:value="1626.532104" calcext:value-type="float">
            <text:p>1626.532104</text:p>
          </table:table-cell>
          <table:table-cell table:number-columns-repeated="13"/>
        </table:table-row>
        <table:table-row table:style-name="ro1">
          <table:table-cell office:value-type="float" office:value="1584.384155" calcext:value-type="float">
            <text:p>1584.384155</text:p>
          </table:table-cell>
          <table:table-cell office:value-type="float" office:value="1621.586792" calcext:value-type="float">
            <text:p>1621.586792</text:p>
          </table:table-cell>
          <table:table-cell office:value-type="float" office:value="1589.906494" calcext:value-type="float">
            <text:p>1589.906494</text:p>
          </table:table-cell>
          <table:table-cell office:value-type="float" office:value="1623.983154" calcext:value-type="float">
            <text:p>1623.983154</text:p>
          </table:table-cell>
          <table:table-cell table:number-columns-repeated="13"/>
        </table:table-row>
        <table:table-row table:style-name="ro1">
          <table:table-cell office:value-type="float" office:value="1575.787842" calcext:value-type="float">
            <text:p>1575.787842</text:p>
          </table:table-cell>
          <table:table-cell office:value-type="float" office:value="1621.840454" calcext:value-type="float">
            <text:p>1621.840454</text:p>
          </table:table-cell>
          <table:table-cell office:value-type="float" office:value="1587.213379" calcext:value-type="float">
            <text:p>1587.213379</text:p>
          </table:table-cell>
          <table:table-cell office:value-type="float" office:value="1614.786133" calcext:value-type="float">
            <text:p>1614.786133</text:p>
          </table:table-cell>
          <table:table-cell table:number-columns-repeated="13"/>
        </table:table-row>
        <table:table-row table:style-name="ro1">
          <table:table-cell office:value-type="float" office:value="1581.591309" calcext:value-type="float">
            <text:p>1581.591309</text:p>
          </table:table-cell>
          <table:table-cell office:value-type="float" office:value="1614.674927" calcext:value-type="float">
            <text:p>1614.674927</text:p>
          </table:table-cell>
          <table:table-cell office:value-type="float" office:value="1583.613037" calcext:value-type="float">
            <text:p>1583.613037</text:p>
          </table:table-cell>
          <table:table-cell office:value-type="float" office:value="1611.406494" calcext:value-type="float">
            <text:p>1611.406494</text:p>
          </table:table-cell>
          <table:table-cell table:number-columns-repeated="13"/>
        </table:table-row>
        <table:table-row table:style-name="ro1">
          <table:table-cell office:value-type="float" office:value="1575.967651" calcext:value-type="float">
            <text:p>1575.967651</text:p>
          </table:table-cell>
          <table:table-cell office:value-type="float" office:value="1612.083496" calcext:value-type="float">
            <text:p>1612.083496</text:p>
          </table:table-cell>
          <table:table-cell office:value-type="float" office:value="1582.234009" calcext:value-type="float">
            <text:p>1582.234009</text:p>
          </table:table-cell>
          <table:table-cell office:value-type="float" office:value="1608.86145" calcext:value-type="float">
            <text:p>1608.86145</text:p>
          </table:table-cell>
          <table:table-cell table:number-columns-repeated="13"/>
        </table:table-row>
        <table:table-row table:style-name="ro1">
          <table:table-cell office:value-type="float" office:value="1577.597046" calcext:value-type="float">
            <text:p>1577.597046</text:p>
          </table:table-cell>
          <table:table-cell office:value-type="float" office:value="1604.939209" calcext:value-type="float">
            <text:p>1604.939209</text:p>
          </table:table-cell>
          <table:table-cell office:value-type="float" office:value="1579.975098" calcext:value-type="float">
            <text:p>1579.975098</text:p>
          </table:table-cell>
          <table:table-cell office:value-type="float" office:value="1605.56665" calcext:value-type="float">
            <text:p>1605.56665</text:p>
          </table:table-cell>
          <table:table-cell table:number-columns-repeated="13"/>
        </table:table-row>
        <table:table-row table:style-name="ro1">
          <table:table-cell office:value-type="float" office:value="1575.919312" calcext:value-type="float">
            <text:p>1575.919312</text:p>
          </table:table-cell>
          <table:table-cell office:value-type="float" office:value="1603.755981" calcext:value-type="float">
            <text:p>1603.755981</text:p>
          </table:table-cell>
          <table:table-cell office:value-type="float" office:value="1577.442139" calcext:value-type="float">
            <text:p>1577.442139</text:p>
          </table:table-cell>
          <table:table-cell office:value-type="float" office:value="1603.553955" calcext:value-type="float">
            <text:p>1603.553955</text:p>
          </table:table-cell>
          <table:table-cell table:number-columns-repeated="13"/>
        </table:table-row>
        <table:table-row table:style-name="ro1">
          <table:table-cell office:value-type="float" office:value="1569.176392" calcext:value-type="float">
            <text:p>1569.176392</text:p>
          </table:table-cell>
          <table:table-cell office:value-type="float" office:value="1601.824951" calcext:value-type="float">
            <text:p>1601.824951</text:p>
          </table:table-cell>
          <table:table-cell office:value-type="float" office:value="1572.431152" calcext:value-type="float">
            <text:p>1572.431152</text:p>
          </table:table-cell>
          <table:table-cell office:value-type="float" office:value="1601.490845" calcext:value-type="float">
            <text:p>1601.490845</text:p>
          </table:table-cell>
          <table:table-cell table:number-columns-repeated="13"/>
        </table:table-row>
        <table:table-row table:style-name="ro1">
          <table:table-cell office:value-type="float" office:value="1569.360962" calcext:value-type="float">
            <text:p>1569.360962</text:p>
          </table:table-cell>
          <table:table-cell office:value-type="float" office:value="1597.466431" calcext:value-type="float">
            <text:p>1597.466431</text:p>
          </table:table-cell>
          <table:table-cell office:value-type="float" office:value="1578.617065" calcext:value-type="float">
            <text:p>1578.617065</text:p>
          </table:table-cell>
          <table:table-cell office:value-type="float" office:value="1596.929443" calcext:value-type="float">
            <text:p>1596.929443</text:p>
          </table:table-cell>
          <table:table-cell table:number-columns-repeated="13"/>
        </table:table-row>
        <table:table-row table:style-name="ro1">
          <table:table-cell office:value-type="float" office:value="1571.335205" calcext:value-type="float">
            <text:p>1571.335205</text:p>
          </table:table-cell>
          <table:table-cell office:value-type="float" office:value="1592.164551" calcext:value-type="float">
            <text:p>1592.164551</text:p>
          </table:table-cell>
          <table:table-cell office:value-type="float" office:value="1572.473633" calcext:value-type="float">
            <text:p>1572.473633</text:p>
          </table:table-cell>
          <table:table-cell office:value-type="float" office:value="1594.955811" calcext:value-type="float">
            <text:p>1594.955811</text:p>
          </table:table-cell>
          <table:table-cell table:number-columns-repeated="13"/>
        </table:table-row>
        <table:table-row table:style-name="ro1">
          <table:table-cell office:value-type="float" office:value="1571.235474" calcext:value-type="float">
            <text:p>1571.235474</text:p>
          </table:table-cell>
          <table:table-cell office:value-type="float" office:value="1593.124634" calcext:value-type="float">
            <text:p>1593.124634</text:p>
          </table:table-cell>
          <table:table-cell office:value-type="float" office:value="1571.094604" calcext:value-type="float">
            <text:p>1571.094604</text:p>
          </table:table-cell>
          <table:table-cell office:value-type="float" office:value="1593.577881" calcext:value-type="float">
            <text:p>1593.577881</text:p>
          </table:table-cell>
          <table:table-cell table:number-columns-repeated="13"/>
        </table:table-row>
        <table:table-row table:style-name="ro1">
          <table:table-cell office:value-type="float" office:value="1566.125244" calcext:value-type="float">
            <text:p>1566.125244</text:p>
          </table:table-cell>
          <table:table-cell office:value-type="float" office:value="1593.743286" calcext:value-type="float">
            <text:p>1593.743286</text:p>
          </table:table-cell>
          <table:table-cell office:value-type="float" office:value="1571.686157" calcext:value-type="float">
            <text:p>1571.686157</text:p>
          </table:table-cell>
          <table:table-cell office:value-type="float" office:value="1590.677734" calcext:value-type="float">
            <text:p>1590.677734</text:p>
          </table:table-cell>
          <table:table-cell table:number-columns-repeated="13"/>
        </table:table-row>
        <table:table-row table:style-name="ro1">
          <table:table-cell office:value-type="float" office:value="1567.998413" calcext:value-type="float">
            <text:p>1567.998413</text:p>
          </table:table-cell>
          <table:table-cell office:value-type="float" office:value="1588.656128" calcext:value-type="float">
            <text:p>1588.656128</text:p>
          </table:table-cell>
          <table:table-cell office:value-type="float" office:value="1571.669189" calcext:value-type="float">
            <text:p>1571.669189</text:p>
          </table:table-cell>
          <table:table-cell office:value-type="float" office:value="1586.807129" calcext:value-type="float">
            <text:p>1586.807129</text:p>
          </table:table-cell>
          <table:table-cell table:number-columns-repeated="13"/>
        </table:table-row>
        <table:table-row table:style-name="ro1">
          <table:table-cell office:value-type="float" office:value="1566.265991" calcext:value-type="float">
            <text:p>1566.265991</text:p>
          </table:table-cell>
          <table:table-cell office:value-type="float" office:value="1586.99646" calcext:value-type="float">
            <text:p>1586.99646</text:p>
          </table:table-cell>
          <table:table-cell office:value-type="float" office:value="1570.101562" calcext:value-type="float">
            <text:p>1570.101562</text:p>
          </table:table-cell>
          <table:table-cell office:value-type="float" office:value="1585.810547" calcext:value-type="float">
            <text:p>1585.810547</text:p>
          </table:table-cell>
          <table:table-cell table:number-columns-repeated="13"/>
        </table:table-row>
        <table:table-row table:style-name="ro1">
          <table:table-cell office:value-type="float" office:value="1563.192749" calcext:value-type="float">
            <text:p>1563.192749</text:p>
          </table:table-cell>
          <table:table-cell office:value-type="float" office:value="1587.515747" calcext:value-type="float">
            <text:p>1587.515747</text:p>
          </table:table-cell>
          <table:table-cell office:value-type="float" office:value="1567.371704" calcext:value-type="float">
            <text:p>1567.371704</text:p>
          </table:table-cell>
          <table:table-cell office:value-type="float" office:value="1587.828857" calcext:value-type="float">
            <text:p>1587.828857</text:p>
          </table:table-cell>
          <table:table-cell table:number-columns-repeated="13"/>
        </table:table-row>
        <table:table-row table:style-name="ro1">
          <table:table-cell office:value-type="float" office:value="1568.004639" calcext:value-type="float">
            <text:p>1568.004639</text:p>
          </table:table-cell>
          <table:table-cell office:value-type="float" office:value="1581.969238" calcext:value-type="float">
            <text:p>1581.969238</text:p>
          </table:table-cell>
          <table:table-cell office:value-type="float" office:value="1564.35437" calcext:value-type="float">
            <text:p>1564.35437</text:p>
          </table:table-cell>
          <table:table-cell office:value-type="float" office:value="1585.796875" calcext:value-type="float">
            <text:p>1585.796875</text:p>
          </table:table-cell>
          <table:table-cell table:number-columns-repeated="13"/>
        </table:table-row>
        <table:table-row table:style-name="ro1">
          <table:table-cell office:value-type="float" office:value="1566.970337" calcext:value-type="float">
            <text:p>1566.970337</text:p>
          </table:table-cell>
          <table:table-cell office:value-type="float" office:value="1579.422607" calcext:value-type="float">
            <text:p>1579.422607</text:p>
          </table:table-cell>
          <table:table-cell office:value-type="float" office:value="1564.501465" calcext:value-type="float">
            <text:p>1564.501465</text:p>
          </table:table-cell>
          <table:table-cell office:value-type="float" office:value="1579.05188" calcext:value-type="float">
            <text:p>1579.05188</text:p>
          </table:table-cell>
          <table:table-cell table:number-columns-repeated="13"/>
        </table:table-row>
        <table:table-row table:style-name="ro1">
          <table:table-cell office:value-type="float" office:value="1565.775879" calcext:value-type="float">
            <text:p>1565.775879</text:p>
          </table:table-cell>
          <table:table-cell office:value-type="float" office:value="1579.539917" calcext:value-type="float">
            <text:p>1579.539917</text:p>
          </table:table-cell>
          <table:table-cell office:value-type="float" office:value="1566.184448" calcext:value-type="float">
            <text:p>1566.184448</text:p>
          </table:table-cell>
          <table:table-cell office:value-type="float" office:value="1580.038818" calcext:value-type="float">
            <text:p>1580.038818</text:p>
          </table:table-cell>
          <table:table-cell table:number-columns-repeated="13"/>
        </table:table-row>
        <table:table-row table:style-name="ro1">
          <table:table-cell office:value-type="float" office:value="1569.441162" calcext:value-type="float">
            <text:p>1569.441162</text:p>
          </table:table-cell>
          <table:table-cell office:value-type="float" office:value="1579.156372" calcext:value-type="float">
            <text:p>1579.156372</text:p>
          </table:table-cell>
          <table:table-cell office:value-type="float" office:value="1570.516724" calcext:value-type="float">
            <text:p>1570.516724</text:p>
          </table:table-cell>
          <table:table-cell office:value-type="float" office:value="1577.040161" calcext:value-type="float">
            <text:p>1577.040161</text:p>
          </table:table-cell>
          <table:table-cell table:number-columns-repeated="13"/>
        </table:table-row>
        <table:table-row table:style-name="ro1">
          <table:table-cell office:value-type="float" office:value="1564.063354" calcext:value-type="float">
            <text:p>1564.063354</text:p>
          </table:table-cell>
          <table:table-cell office:value-type="float" office:value="1578.99231" calcext:value-type="float">
            <text:p>1578.99231</text:p>
          </table:table-cell>
          <table:table-cell office:value-type="float" office:value="1566.866821" calcext:value-type="float">
            <text:p>1566.866821</text:p>
          </table:table-cell>
          <table:table-cell office:value-type="float" office:value="1577.580933" calcext:value-type="float">
            <text:p>1577.580933</text:p>
          </table:table-cell>
          <table:table-cell table:number-columns-repeated="13"/>
        </table:table-row>
        <table:table-row table:style-name="ro1">
          <table:table-cell office:value-type="float" office:value="1563.579346" calcext:value-type="float">
            <text:p>1563.579346</text:p>
          </table:table-cell>
          <table:table-cell office:value-type="float" office:value="1579.356445" calcext:value-type="float">
            <text:p>1579.356445</text:p>
          </table:table-cell>
          <table:table-cell office:value-type="float" office:value="1565.126099" calcext:value-type="float">
            <text:p>1565.126099</text:p>
          </table:table-cell>
          <table:table-cell office:value-type="float" office:value="1577.132202" calcext:value-type="float">
            <text:p>1577.132202</text:p>
          </table:table-cell>
          <table:table-cell table:number-columns-repeated="13"/>
        </table:table-row>
        <table:table-row table:style-name="ro1">
          <table:table-cell office:value-type="float" office:value="1566.332642" calcext:value-type="float">
            <text:p>1566.332642</text:p>
          </table:table-cell>
          <table:table-cell office:value-type="float" office:value="1577.405273" calcext:value-type="float">
            <text:p>1577.405273</text:p>
          </table:table-cell>
          <table:table-cell office:value-type="float" office:value="1566.445801" calcext:value-type="float">
            <text:p>1566.445801</text:p>
          </table:table-cell>
          <table:table-cell office:value-type="float" office:value="1575.436646" calcext:value-type="float">
            <text:p>1575.436646</text:p>
          </table:table-cell>
          <table:table-cell table:number-columns-repeated="13"/>
        </table:table-row>
        <table:table-row table:style-name="ro1">
          <table:table-cell office:value-type="float" office:value="1565.845459" calcext:value-type="float">
            <text:p>1565.845459</text:p>
          </table:table-cell>
          <table:table-cell office:value-type="float" office:value="1576.148926" calcext:value-type="float">
            <text:p>1576.148926</text:p>
          </table:table-cell>
          <table:table-cell office:value-type="float" office:value="1570.316895" calcext:value-type="float">
            <text:p>1570.316895</text:p>
          </table:table-cell>
          <table:table-cell office:value-type="float" office:value="1574.369629" calcext:value-type="float">
            <text:p>1574.369629</text:p>
          </table:table-cell>
          <table:table-cell table:number-columns-repeated="13"/>
        </table:table-row>
        <table:table-row table:style-name="ro1">
          <table:table-cell office:value-type="float" office:value="1562.940674" calcext:value-type="float">
            <text:p>1562.940674</text:p>
          </table:table-cell>
          <table:table-cell office:value-type="float" office:value="1574.639038" calcext:value-type="float">
            <text:p>1574.639038</text:p>
          </table:table-cell>
          <table:table-cell office:value-type="float" office:value="1568.3302" calcext:value-type="float">
            <text:p>1568.3302</text:p>
          </table:table-cell>
          <table:table-cell office:value-type="float" office:value="1574.763184" calcext:value-type="float">
            <text:p>1574.763184</text:p>
          </table:table-cell>
          <table:table-cell table:number-columns-repeated="13"/>
        </table:table-row>
        <table:table-row table:style-name="ro1">
          <table:table-cell office:value-type="float" office:value="1566.205322" calcext:value-type="float">
            <text:p>1566.205322</text:p>
          </table:table-cell>
          <table:table-cell office:value-type="float" office:value="1575.431641" calcext:value-type="float">
            <text:p>1575.431641</text:p>
          </table:table-cell>
          <table:table-cell office:value-type="float" office:value="1564.580078" calcext:value-type="float">
            <text:p>1564.580078</text:p>
          </table:table-cell>
          <table:table-cell office:value-type="float" office:value="1574.408936" calcext:value-type="float">
            <text:p>1574.408936</text:p>
          </table:table-cell>
          <table:table-cell table:number-columns-repeated="13"/>
        </table:table-row>
        <table:table-row table:style-name="ro1">
          <table:table-cell office:value-type="float" office:value="1565.538574" calcext:value-type="float">
            <text:p>1565.538574</text:p>
          </table:table-cell>
          <table:table-cell office:value-type="float" office:value="1574.987549" calcext:value-type="float">
            <text:p>1574.987549</text:p>
          </table:table-cell>
          <table:table-cell office:value-type="float" office:value="1568.12854" calcext:value-type="float">
            <text:p>1568.12854</text:p>
          </table:table-cell>
          <table:table-cell office:value-type="float" office:value="1574.25" calcext:value-type="float">
            <text:p>1574.25</text:p>
          </table:table-cell>
          <table:table-cell table:number-columns-repeated="13"/>
        </table:table-row>
        <table:table-row table:style-name="ro1">
          <table:table-cell office:value-type="float" office:value="1563.102905" calcext:value-type="float">
            <text:p>1563.102905</text:p>
          </table:table-cell>
          <table:table-cell office:value-type="float" office:value="1573.829102" calcext:value-type="float">
            <text:p>1573.829102</text:p>
          </table:table-cell>
          <table:table-cell office:value-type="float" office:value="1562.370117" calcext:value-type="float">
            <text:p>1562.370117</text:p>
          </table:table-cell>
          <table:table-cell office:value-type="float" office:value="1573.269165" calcext:value-type="float">
            <text:p>1573.269165</text:p>
          </table:table-cell>
          <table:table-cell table:number-columns-repeated="13"/>
        </table:table-row>
        <table:table-row table:style-name="ro1">
          <table:table-cell office:value-type="float" office:value="1567.908447" calcext:value-type="float">
            <text:p>1567.908447</text:p>
          </table:table-cell>
          <table:table-cell office:value-type="float" office:value="1568.279663" calcext:value-type="float">
            <text:p>1568.279663</text:p>
          </table:table-cell>
          <table:table-cell office:value-type="float" office:value="1565.182373" calcext:value-type="float">
            <text:p>1565.182373</text:p>
          </table:table-cell>
          <table:table-cell office:value-type="float" office:value="1572.030762" calcext:value-type="float">
            <text:p>1572.030762</text:p>
          </table:table-cell>
          <table:table-cell table:number-columns-repeated="13"/>
        </table:table-row>
        <table:table-row table:style-name="ro1">
          <table:table-cell office:value-type="float" office:value="1565.36377" calcext:value-type="float">
            <text:p>1565.36377</text:p>
          </table:table-cell>
          <table:table-cell office:value-type="float" office:value="1574.317261" calcext:value-type="float">
            <text:p>1574.317261</text:p>
          </table:table-cell>
          <table:table-cell office:value-type="float" office:value="1564.379395" calcext:value-type="float">
            <text:p>1564.379395</text:p>
          </table:table-cell>
          <table:table-cell office:value-type="float" office:value="1572.719727" calcext:value-type="float">
            <text:p>1572.719727</text:p>
          </table:table-cell>
          <table:table-cell table:number-columns-repeated="13"/>
        </table:table-row>
        <table:table-row table:style-name="ro1">
          <table:table-cell office:value-type="float" office:value="1564.51355" calcext:value-type="float">
            <text:p>1564.51355</text:p>
          </table:table-cell>
          <table:table-cell office:value-type="float" office:value="1568.77124" calcext:value-type="float">
            <text:p>1568.77124</text:p>
          </table:table-cell>
          <table:table-cell office:value-type="float" office:value="1562.811523" calcext:value-type="float">
            <text:p>1562.811523</text:p>
          </table:table-cell>
          <table:table-cell office:value-type="float" office:value="1570.794678" calcext:value-type="float">
            <text:p>1570.794678</text:p>
          </table:table-cell>
          <table:table-cell table:number-columns-repeated="13"/>
        </table:table-row>
        <table:table-row table:style-name="ro1">
          <table:table-cell office:value-type="float" office:value="1561.527222" calcext:value-type="float">
            <text:p>1561.527222</text:p>
          </table:table-cell>
          <table:table-cell office:value-type="float" office:value="1570.213135" calcext:value-type="float">
            <text:p>1570.213135</text:p>
          </table:table-cell>
          <table:table-cell office:value-type="float" office:value="1564.526001" calcext:value-type="float">
            <text:p>1564.526001</text:p>
          </table:table-cell>
          <table:table-cell office:value-type="float" office:value="1568.124634" calcext:value-type="float">
            <text:p>1568.124634</text:p>
          </table:table-cell>
          <table:table-cell table:number-columns-repeated="13"/>
        </table:table-row>
        <table:table-row table:style-name="ro1">
          <table:table-cell office:value-type="float" office:value="1588.658081" calcext:value-type="float">
            <text:p>1588.658081</text:p>
          </table:table-cell>
          <table:table-cell office:value-type="float" office:value="1599.043579" calcext:value-type="float">
            <text:p>1599.043579</text:p>
          </table:table-cell>
          <table:table-cell office:value-type="float" office:value="1547.682129" calcext:value-type="float">
            <text:p>1547.682129</text:p>
          </table:table-cell>
          <table:table-cell office:value-type="float" office:value="1531.570801" calcext:value-type="float">
            <text:p>1531.570801</text:p>
          </table:table-cell>
          <table:table-cell table:number-columns-repeated="13"/>
        </table:table-row>
        <table:table-row table:style-name="ro1">
          <table:table-cell office:value-type="float" office:value="1597.905518" calcext:value-type="float">
            <text:p>1597.905518</text:p>
          </table:table-cell>
          <table:table-cell office:value-type="float" office:value="1634.181274" calcext:value-type="float">
            <text:p>1634.181274</text:p>
          </table:table-cell>
          <table:table-cell office:value-type="float" office:value="1529.622925" calcext:value-type="float">
            <text:p>1529.622925</text:p>
          </table:table-cell>
          <table:table-cell office:value-type="float" office:value="1513.97583" calcext:value-type="float">
            <text:p>1513.97583</text:p>
          </table:table-cell>
          <table:table-cell table:number-columns-repeated="13"/>
        </table:table-row>
        <table:table-row table:style-name="ro1">
          <table:table-cell office:value-type="float" office:value="1613.820557" calcext:value-type="float">
            <text:p>1613.820557</text:p>
          </table:table-cell>
          <table:table-cell office:value-type="float" office:value="1628.149292" calcext:value-type="float">
            <text:p>1628.149292</text:p>
          </table:table-cell>
          <table:table-cell office:value-type="float" office:value="1525.231934" calcext:value-type="float">
            <text:p>1525.231934</text:p>
          </table:table-cell>
          <table:table-cell office:value-type="float" office:value="1539.463989" calcext:value-type="float">
            <text:p>1539.463989</text:p>
          </table:table-cell>
          <table:table-cell table:number-columns-repeated="13"/>
        </table:table-row>
        <table:table-row table:style-name="ro1">
          <table:table-cell office:value-type="float" office:value="1636.828369" calcext:value-type="float">
            <text:p>1636.828369</text:p>
          </table:table-cell>
          <table:table-cell office:value-type="float" office:value="1614.507202" calcext:value-type="float">
            <text:p>1614.507202</text:p>
          </table:table-cell>
          <table:table-cell office:value-type="float" office:value="1537.246216" calcext:value-type="float">
            <text:p>1537.246216</text:p>
          </table:table-cell>
          <table:table-cell office:value-type="float" office:value="1547.251465" calcext:value-type="float">
            <text:p>1547.251465</text:p>
          </table:table-cell>
          <table:table-cell table:number-columns-repeated="13"/>
        </table:table-row>
        <table:table-row table:style-name="ro1">
          <table:table-cell office:value-type="float" office:value="1635.465942" calcext:value-type="float">
            <text:p>1635.465942</text:p>
          </table:table-cell>
          <table:table-cell office:value-type="float" office:value="1655.832275" calcext:value-type="float">
            <text:p>1655.832275</text:p>
          </table:table-cell>
          <table:table-cell office:value-type="float" office:value="1575.674316" calcext:value-type="float">
            <text:p>1575.674316</text:p>
          </table:table-cell>
          <table:table-cell office:value-type="float" office:value="1564.445312" calcext:value-type="float">
            <text:p>1564.445312</text:p>
          </table:table-cell>
          <table:table-cell table:number-columns-repeated="13"/>
        </table:table-row>
        <table:table-row table:style-name="ro1">
          <table:table-cell office:value-type="float" office:value="1632.725464" calcext:value-type="float">
            <text:p>1632.725464</text:p>
          </table:table-cell>
          <table:table-cell office:value-type="float" office:value="1692.303711" calcext:value-type="float">
            <text:p>1692.303711</text:p>
          </table:table-cell>
          <table:table-cell office:value-type="float" office:value="1589.816528" calcext:value-type="float">
            <text:p>1589.816528</text:p>
          </table:table-cell>
          <table:table-cell office:value-type="float" office:value="1579.01709" calcext:value-type="float">
            <text:p>1579.01709</text:p>
          </table:table-cell>
          <table:table-cell table:number-columns-repeated="13"/>
        </table:table-row>
        <table:table-row table:style-name="ro1">
          <table:table-cell office:value-type="float" office:value="1639.087036" calcext:value-type="float">
            <text:p>1639.087036</text:p>
          </table:table-cell>
          <table:table-cell office:value-type="float" office:value="1697.029541" calcext:value-type="float">
            <text:p>1697.029541</text:p>
          </table:table-cell>
          <table:table-cell office:value-type="float" office:value="1609.551636" calcext:value-type="float">
            <text:p>1609.551636</text:p>
          </table:table-cell>
          <table:table-cell office:value-type="float" office:value="1603.421631" calcext:value-type="float">
            <text:p>1603.421631</text:p>
          </table:table-cell>
          <table:table-cell table:number-columns-repeated="13"/>
        </table:table-row>
        <table:table-row table:style-name="ro1">
          <table:table-cell office:value-type="float" office:value="1656.417969" calcext:value-type="float">
            <text:p>1656.417969</text:p>
          </table:table-cell>
          <table:table-cell office:value-type="float" office:value="1678.637451" calcext:value-type="float">
            <text:p>1678.637451</text:p>
          </table:table-cell>
          <table:table-cell office:value-type="float" office:value="1624.176514" calcext:value-type="float">
            <text:p>1624.176514</text:p>
          </table:table-cell>
          <table:table-cell office:value-type="float" office:value="1611.294922" calcext:value-type="float">
            <text:p>1611.294922</text:p>
          </table:table-cell>
          <table:table-cell table:number-columns-repeated="13"/>
        </table:table-row>
        <table:table-row table:style-name="ro1">
          <table:table-cell office:value-type="float" office:value="1650.533203" calcext:value-type="float">
            <text:p>1650.533203</text:p>
          </table:table-cell>
          <table:table-cell office:value-type="float" office:value="1717.331543" calcext:value-type="float">
            <text:p>1717.331543</text:p>
          </table:table-cell>
          <table:table-cell office:value-type="float" office:value="1622.454956" calcext:value-type="float">
            <text:p>1622.454956</text:p>
          </table:table-cell>
          <table:table-cell office:value-type="float" office:value="1631.676636" calcext:value-type="float">
            <text:p>1631.676636</text:p>
          </table:table-cell>
          <table:table-cell table:number-columns-repeated="13"/>
        </table:table-row>
        <table:table-row table:style-name="ro1">
          <table:table-cell office:value-type="float" office:value="1659.622925" calcext:value-type="float">
            <text:p>1659.622925</text:p>
          </table:table-cell>
          <table:table-cell office:value-type="float" office:value="1712.438354" calcext:value-type="float">
            <text:p>1712.438354</text:p>
          </table:table-cell>
          <table:table-cell office:value-type="float" office:value="1627.391357" calcext:value-type="float">
            <text:p>1627.391357</text:p>
          </table:table-cell>
          <table:table-cell office:value-type="float" office:value="1644.38208" calcext:value-type="float">
            <text:p>1644.38208</text:p>
          </table:table-cell>
          <table:table-cell table:number-columns-repeated="13"/>
        </table:table-row>
        <table:table-row table:style-name="ro1">
          <table:table-cell office:value-type="float" office:value="1656.851196" calcext:value-type="float">
            <text:p>1656.851196</text:p>
          </table:table-cell>
          <table:table-cell office:value-type="float" office:value="1730.647095" calcext:value-type="float">
            <text:p>1730.647095</text:p>
          </table:table-cell>
          <table:table-cell office:value-type="float" office:value="1627.84668" calcext:value-type="float">
            <text:p>1627.84668</text:p>
          </table:table-cell>
          <table:table-cell office:value-type="float" office:value="1662.447876" calcext:value-type="float">
            <text:p>1662.447876</text:p>
          </table:table-cell>
          <table:table-cell table:number-columns-repeated="13"/>
        </table:table-row>
        <table:table-row table:style-name="ro1">
          <table:table-cell office:value-type="float" office:value="1634.722778" calcext:value-type="float">
            <text:p>1634.722778</text:p>
          </table:table-cell>
          <table:table-cell office:value-type="float" office:value="1690.669434" calcext:value-type="float">
            <text:p>1690.669434</text:p>
          </table:table-cell>
          <table:table-cell office:value-type="float" office:value="1664.874512" calcext:value-type="float">
            <text:p>1664.874512</text:p>
          </table:table-cell>
          <table:table-cell office:value-type="float" office:value="1697.00769" calcext:value-type="float">
            <text:p>1697.00769</text:p>
          </table:table-cell>
          <table:table-cell table:number-columns-repeated="13"/>
        </table:table-row>
        <table:table-row table:style-name="ro1">
          <table:table-cell office:value-type="float" office:value="1631.701782" calcext:value-type="float">
            <text:p>1631.701782</text:p>
          </table:table-cell>
          <table:table-cell office:value-type="float" office:value="1698.409668" calcext:value-type="float">
            <text:p>1698.409668</text:p>
          </table:table-cell>
          <table:table-cell office:value-type="float" office:value="1646.90625" calcext:value-type="float">
            <text:p>1646.90625</text:p>
          </table:table-cell>
          <table:table-cell office:value-type="float" office:value="1710.131348" calcext:value-type="float">
            <text:p>1710.131348</text:p>
          </table:table-cell>
          <table:table-cell table:number-columns-repeated="13"/>
        </table:table-row>
        <table:table-row table:style-name="ro1">
          <table:table-cell office:value-type="float" office:value="1618.792358" calcext:value-type="float">
            <text:p>1618.792358</text:p>
          </table:table-cell>
          <table:table-cell office:value-type="float" office:value="1705.702148" calcext:value-type="float">
            <text:p>1705.702148</text:p>
          </table:table-cell>
          <table:table-cell office:value-type="float" office:value="1637.734131" calcext:value-type="float">
            <text:p>1637.734131</text:p>
          </table:table-cell>
          <table:table-cell office:value-type="float" office:value="1705.927246" calcext:value-type="float">
            <text:p>1705.927246</text:p>
          </table:table-cell>
          <table:table-cell table:number-columns-repeated="13"/>
        </table:table-row>
        <table:table-row table:style-name="ro1">
          <table:table-cell office:value-type="float" office:value="1625.937622" calcext:value-type="float">
            <text:p>1625.937622</text:p>
          </table:table-cell>
          <table:table-cell office:value-type="float" office:value="1708.824829" calcext:value-type="float">
            <text:p>1708.824829</text:p>
          </table:table-cell>
          <table:table-cell office:value-type="float" office:value="1631.987305" calcext:value-type="float">
            <text:p>1631.987305</text:p>
          </table:table-cell>
          <table:table-cell office:value-type="float" office:value="1707.939453" calcext:value-type="float">
            <text:p>1707.939453</text:p>
          </table:table-cell>
          <table:table-cell table:number-columns-repeated="13"/>
        </table:table-row>
        <table:table-row table:style-name="ro1">
          <table:table-cell office:value-type="float" office:value="1648.203979" calcext:value-type="float">
            <text:p>1648.203979</text:p>
          </table:table-cell>
          <table:table-cell office:value-type="float" office:value="1683.355591" calcext:value-type="float">
            <text:p>1683.355591</text:p>
          </table:table-cell>
          <table:table-cell office:value-type="float" office:value="1654.33728" calcext:value-type="float">
            <text:p>1654.33728</text:p>
          </table:table-cell>
          <table:table-cell office:value-type="float" office:value="1687.157837" calcext:value-type="float">
            <text:p>1687.157837</text:p>
          </table:table-cell>
          <table:table-cell table:number-columns-repeated="13"/>
        </table:table-row>
        <table:table-row table:style-name="ro1">
          <table:table-cell office:value-type="float" office:value="1638.961426" calcext:value-type="float">
            <text:p>1638.961426</text:p>
          </table:table-cell>
          <table:table-cell office:value-type="float" office:value="1699.828369" calcext:value-type="float">
            <text:p>1699.828369</text:p>
          </table:table-cell>
          <table:table-cell office:value-type="float" office:value="1645.936035" calcext:value-type="float">
            <text:p>1645.936035</text:p>
          </table:table-cell>
          <table:table-cell office:value-type="float" office:value="1700.629639" calcext:value-type="float">
            <text:p>1700.629639</text:p>
          </table:table-cell>
          <table:table-cell table:number-columns-repeated="13"/>
        </table:table-row>
        <table:table-row table:style-name="ro1">
          <table:table-cell office:value-type="float" office:value="1640.704102" calcext:value-type="float">
            <text:p>1640.704102</text:p>
          </table:table-cell>
          <table:table-cell office:value-type="float" office:value="1703.913696" calcext:value-type="float">
            <text:p>1703.913696</text:p>
          </table:table-cell>
          <table:table-cell office:value-type="float" office:value="1644.714722" calcext:value-type="float">
            <text:p>1644.714722</text:p>
          </table:table-cell>
          <table:table-cell office:value-type="float" office:value="1703.374756" calcext:value-type="float">
            <text:p>1703.374756</text:p>
          </table:table-cell>
          <table:table-cell table:number-columns-repeated="13"/>
        </table:table-row>
        <table:table-row table:style-name="ro1">
          <table:table-cell office:value-type="float" office:value="1639.483154" calcext:value-type="float">
            <text:p>1639.483154</text:p>
          </table:table-cell>
          <table:table-cell office:value-type="float" office:value="1697.776611" calcext:value-type="float">
            <text:p>1697.776611</text:p>
          </table:table-cell>
          <table:table-cell office:value-type="float" office:value="1648.523071" calcext:value-type="float">
            <text:p>1648.523071</text:p>
          </table:table-cell>
          <table:table-cell office:value-type="float" office:value="1697.1427" calcext:value-type="float">
            <text:p>1697.1427</text:p>
          </table:table-cell>
          <table:table-cell table:number-columns-repeated="13"/>
        </table:table-row>
        <table:table-row table:style-name="ro1">
          <table:table-cell office:value-type="float" office:value="1641.470215" calcext:value-type="float">
            <text:p>1641.470215</text:p>
          </table:table-cell>
          <table:table-cell office:value-type="float" office:value="1702.568115" calcext:value-type="float">
            <text:p>1702.568115</text:p>
          </table:table-cell>
          <table:table-cell office:value-type="float" office:value="1646.800415" calcext:value-type="float">
            <text:p>1646.800415</text:p>
          </table:table-cell>
          <table:table-cell office:value-type="float" office:value="1701.636353" calcext:value-type="float">
            <text:p>1701.636353</text:p>
          </table:table-cell>
          <table:table-cell table:number-columns-repeated="13"/>
        </table:table-row>
        <table:table-row table:style-name="ro1">
          <table:table-cell office:value-type="float" office:value="1642.91626" calcext:value-type="float">
            <text:p>1642.91626</text:p>
          </table:table-cell>
          <table:table-cell office:value-type="float" office:value="1707.121704" calcext:value-type="float">
            <text:p>1707.121704</text:p>
          </table:table-cell>
          <table:table-cell office:value-type="float" office:value="1644.645752" calcext:value-type="float">
            <text:p>1644.645752</text:p>
          </table:table-cell>
          <table:table-cell office:value-type="float" office:value="1706.959106" calcext:value-type="float">
            <text:p>1706.959106</text:p>
          </table:table-cell>
          <table:table-cell table:number-columns-repeated="13"/>
        </table:table-row>
        <table:table-row table:style-name="ro1">
          <table:table-cell office:value-type="float" office:value="1637.636719" calcext:value-type="float">
            <text:p>1637.636719</text:p>
          </table:table-cell>
          <table:table-cell office:value-type="float" office:value="1707.226196" calcext:value-type="float">
            <text:p>1707.226196</text:p>
          </table:table-cell>
          <table:table-cell office:value-type="float" office:value="1646.598389" calcext:value-type="float">
            <text:p>1646.598389</text:p>
          </table:table-cell>
          <table:table-cell office:value-type="float" office:value="1705.63147" calcext:value-type="float">
            <text:p>1705.63147</text:p>
          </table:table-cell>
          <table:table-cell table:number-columns-repeated="13"/>
        </table:table-row>
        <table:table-row table:style-name="ro1">
          <table:table-cell office:value-type="float" office:value="1635.52478" calcext:value-type="float">
            <text:p>1635.52478</text:p>
          </table:table-cell>
          <table:table-cell office:value-type="float" office:value="1714.097534" calcext:value-type="float">
            <text:p>1714.097534</text:p>
          </table:table-cell>
          <table:table-cell office:value-type="float" office:value="1642.153564" calcext:value-type="float">
            <text:p>1642.153564</text:p>
          </table:table-cell>
          <table:table-cell office:value-type="float" office:value="1713.287109" calcext:value-type="float">
            <text:p>1713.287109</text:p>
          </table:table-cell>
          <table:table-cell table:number-columns-repeated="13"/>
        </table:table-row>
        <table:table-row table:style-name="ro1">
          <table:table-cell office:value-type="float" office:value="1640.350342" calcext:value-type="float">
            <text:p>1640.350342</text:p>
          </table:table-cell>
          <table:table-cell office:value-type="float" office:value="1708.471436" calcext:value-type="float">
            <text:p>1708.471436</text:p>
          </table:table-cell>
          <table:table-cell office:value-type="float" office:value="1648.759888" calcext:value-type="float">
            <text:p>1648.759888</text:p>
          </table:table-cell>
          <table:table-cell office:value-type="float" office:value="1706.935303" calcext:value-type="float">
            <text:p>1706.935303</text:p>
          </table:table-cell>
          <table:table-cell table:number-columns-repeated="13"/>
        </table:table-row>
        <table:table-row table:style-name="ro1">
          <table:table-cell office:value-type="float" office:value="1642.137573" calcext:value-type="float">
            <text:p>1642.137573</text:p>
          </table:table-cell>
          <table:table-cell office:value-type="float" office:value="1711.371338" calcext:value-type="float">
            <text:p>1711.371338</text:p>
          </table:table-cell>
          <table:table-cell office:value-type="float" office:value="1646.44043" calcext:value-type="float">
            <text:p>1646.44043</text:p>
          </table:table-cell>
          <table:table-cell office:value-type="float" office:value="1710.647949" calcext:value-type="float">
            <text:p>1710.647949</text:p>
          </table:table-cell>
          <table:table-cell table:number-columns-repeated="13"/>
        </table:table-row>
        <table:table-row table:style-name="ro1">
          <table:table-cell office:value-type="float" office:value="1644.773193" calcext:value-type="float">
            <text:p>1644.773193</text:p>
          </table:table-cell>
          <table:table-cell office:value-type="float" office:value="1711.807861" calcext:value-type="float">
            <text:p>1711.807861</text:p>
          </table:table-cell>
          <table:table-cell office:value-type="float" office:value="1650.468018" calcext:value-type="float">
            <text:p>1650.468018</text:p>
          </table:table-cell>
          <table:table-cell office:value-type="float" office:value="1706.893677" calcext:value-type="float">
            <text:p>1706.893677</text:p>
          </table:table-cell>
          <table:table-cell table:number-columns-repeated="13"/>
        </table:table-row>
        <table:table-row table:style-name="ro1">
          <table:table-cell office:value-type="float" office:value="1638.216309" calcext:value-type="float">
            <text:p>1638.216309</text:p>
          </table:table-cell>
          <table:table-cell office:value-type="float" office:value="1717.923218" calcext:value-type="float">
            <text:p>1717.923218</text:p>
          </table:table-cell>
          <table:table-cell office:value-type="float" office:value="1645.286377" calcext:value-type="float">
            <text:p>1645.286377</text:p>
          </table:table-cell>
          <table:table-cell office:value-type="float" office:value="1717.288452" calcext:value-type="float">
            <text:p>1717.288452</text:p>
          </table:table-cell>
          <table:table-cell table:number-columns-repeated="13"/>
        </table:table-row>
        <table:table-row table:style-name="ro1">
          <table:table-cell office:value-type="float" office:value="1641.814087" calcext:value-type="float">
            <text:p>1641.814087</text:p>
          </table:table-cell>
          <table:table-cell office:value-type="float" office:value="1707.709595" calcext:value-type="float">
            <text:p>1707.709595</text:p>
          </table:table-cell>
          <table:table-cell office:value-type="float" office:value="1647.09668" calcext:value-type="float">
            <text:p>1647.09668</text:p>
          </table:table-cell>
          <table:table-cell office:value-type="float" office:value="1706.837891" calcext:value-type="float">
            <text:p>1706.837891</text:p>
          </table:table-cell>
          <table:table-cell table:number-columns-repeated="13"/>
        </table:table-row>
        <table:table-row table:style-name="ro1">
          <table:table-cell office:value-type="float" office:value="1645.779053" calcext:value-type="float">
            <text:p>1645.779053</text:p>
          </table:table-cell>
          <table:table-cell office:value-type="float" office:value="1713.177734" calcext:value-type="float">
            <text:p>1713.177734</text:p>
          </table:table-cell>
          <table:table-cell office:value-type="float" office:value="1655.276245" calcext:value-type="float">
            <text:p>1655.276245</text:p>
          </table:table-cell>
          <table:table-cell office:value-type="float" office:value="1707.06189" calcext:value-type="float">
            <text:p>1707.06189</text:p>
          </table:table-cell>
          <table:table-cell table:number-columns-repeated="13"/>
        </table:table-row>
        <table:table-row table:style-name="ro1">
          <table:table-cell office:value-type="float" office:value="1646.73584" calcext:value-type="float">
            <text:p>1646.73584</text:p>
          </table:table-cell>
          <table:table-cell office:value-type="float" office:value="1710.103516" calcext:value-type="float">
            <text:p>1710.103516</text:p>
          </table:table-cell>
          <table:table-cell office:value-type="float" office:value="1652.293213" calcext:value-type="float">
            <text:p>1652.293213</text:p>
          </table:table-cell>
          <table:table-cell office:value-type="float" office:value="1708.541748" calcext:value-type="float">
            <text:p>1708.541748</text:p>
          </table:table-cell>
          <table:table-cell table:number-columns-repeated="13"/>
        </table:table-row>
        <table:table-row table:style-name="ro1">
          <table:table-cell office:value-type="float" office:value="1645.16626" calcext:value-type="float">
            <text:p>1645.16626</text:p>
          </table:table-cell>
          <table:table-cell office:value-type="float" office:value="1715.539307" calcext:value-type="float">
            <text:p>1715.539307</text:p>
          </table:table-cell>
          <table:table-cell office:value-type="float" office:value="1654.477905" calcext:value-type="float">
            <text:p>1654.477905</text:p>
          </table:table-cell>
          <table:table-cell office:value-type="float" office:value="1709.298584" calcext:value-type="float">
            <text:p>1709.298584</text:p>
          </table:table-cell>
          <table:table-cell table:number-columns-repeated="13"/>
        </table:table-row>
        <table:table-row table:style-name="ro1">
          <table:table-cell office:value-type="float" office:value="1644.59082" calcext:value-type="float">
            <text:p>1644.59082</text:p>
          </table:table-cell>
          <table:table-cell office:value-type="float" office:value="1711.666138" calcext:value-type="float">
            <text:p>1711.666138</text:p>
          </table:table-cell>
          <table:table-cell office:value-type="float" office:value="1653.292847" calcext:value-type="float">
            <text:p>1653.292847</text:p>
          </table:table-cell>
          <table:table-cell office:value-type="float" office:value="1711.036499" calcext:value-type="float">
            <text:p>1711.036499</text:p>
          </table:table-cell>
          <table:table-cell table:number-columns-repeated="13"/>
        </table:table-row>
        <table:table-row table:style-name="ro1">
          <table:table-cell office:value-type="float" office:value="1644.075684" calcext:value-type="float">
            <text:p>1644.075684</text:p>
          </table:table-cell>
          <table:table-cell office:value-type="float" office:value="1711.052002" calcext:value-type="float">
            <text:p>1711.052002</text:p>
          </table:table-cell>
          <table:table-cell office:value-type="float" office:value="1650.647339" calcext:value-type="float">
            <text:p>1650.647339</text:p>
          </table:table-cell>
          <table:table-cell office:value-type="float" office:value="1711.033203" calcext:value-type="float">
            <text:p>1711.033203</text:p>
          </table:table-cell>
          <table:table-cell table:number-columns-repeated="13"/>
        </table:table-row>
        <table:table-row table:style-name="ro1">
          <table:table-cell office:value-type="float" office:value="1642.798218" calcext:value-type="float">
            <text:p>1642.798218</text:p>
          </table:table-cell>
          <table:table-cell office:value-type="float" office:value="1708.847656" calcext:value-type="float">
            <text:p>1708.847656</text:p>
          </table:table-cell>
          <table:table-cell office:value-type="float" office:value="1653.791138" calcext:value-type="float">
            <text:p>1653.791138</text:p>
          </table:table-cell>
          <table:table-cell office:value-type="float" office:value="1707.287842" calcext:value-type="float">
            <text:p>1707.287842</text:p>
          </table:table-cell>
          <table:table-cell table:number-columns-repeated="13"/>
        </table:table-row>
        <table:table-row table:style-name="ro1">
          <table:table-cell office:value-type="float" office:value="1645.150757" calcext:value-type="float">
            <text:p>1645.150757</text:p>
          </table:table-cell>
          <table:table-cell office:value-type="float" office:value="1713.142822" calcext:value-type="float">
            <text:p>1713.142822</text:p>
          </table:table-cell>
          <table:table-cell office:value-type="float" office:value="1649.784058" calcext:value-type="float">
            <text:p>1649.784058</text:p>
          </table:table-cell>
          <table:table-cell office:value-type="float" office:value="1710.19519" calcext:value-type="float">
            <text:p>1710.19519</text:p>
          </table:table-cell>
          <table:table-cell table:number-columns-repeated="13"/>
        </table:table-row>
        <table:table-row table:style-name="ro1">
          <table:table-cell office:value-type="float" office:value="1641.373535" calcext:value-type="float">
            <text:p>1641.373535</text:p>
          </table:table-cell>
          <table:table-cell office:value-type="float" office:value="1723.855835" calcext:value-type="float">
            <text:p>1723.855835</text:p>
          </table:table-cell>
          <table:table-cell office:value-type="float" office:value="1648.085815" calcext:value-type="float">
            <text:p>1648.085815</text:p>
          </table:table-cell>
          <table:table-cell office:value-type="float" office:value="1718.717285" calcext:value-type="float">
            <text:p>1718.717285</text:p>
          </table:table-cell>
          <table:table-cell table:number-columns-repeated="13"/>
        </table:table-row>
        <table:table-row table:style-name="ro1">
          <table:table-cell office:value-type="float" office:value="1647.558594" calcext:value-type="float">
            <text:p>1647.558594</text:p>
          </table:table-cell>
          <table:table-cell office:value-type="float" office:value="1710.245361" calcext:value-type="float">
            <text:p>1710.245361</text:p>
          </table:table-cell>
          <table:table-cell office:value-type="float" office:value="1653.060791" calcext:value-type="float">
            <text:p>1653.060791</text:p>
          </table:table-cell>
          <table:table-cell office:value-type="float" office:value="1706.327271" calcext:value-type="float">
            <text:p>1706.327271</text:p>
          </table:table-cell>
          <table:table-cell table:number-columns-repeated="13"/>
        </table:table-row>
        <table:table-row table:style-name="ro1">
          <table:table-cell office:value-type="float" office:value="1642.199463" calcext:value-type="float">
            <text:p>1642.199463</text:p>
          </table:table-cell>
          <table:table-cell office:value-type="float" office:value="1717.223267" calcext:value-type="float">
            <text:p>1717.223267</text:p>
          </table:table-cell>
          <table:table-cell office:value-type="float" office:value="1649.656738" calcext:value-type="float">
            <text:p>1649.656738</text:p>
          </table:table-cell>
          <table:table-cell office:value-type="float" office:value="1717.721313" calcext:value-type="float">
            <text:p>1717.721313</text:p>
          </table:table-cell>
          <table:table-cell table:number-columns-repeated="13"/>
        </table:table-row>
        <table:table-row table:style-name="ro1">
          <table:table-cell office:value-type="float" office:value="1644.464355" calcext:value-type="float">
            <text:p>1644.464355</text:p>
          </table:table-cell>
          <table:table-cell office:value-type="float" office:value="1720.53894" calcext:value-type="float">
            <text:p>1720.53894</text:p>
          </table:table-cell>
          <table:table-cell office:value-type="float" office:value="1653.475342" calcext:value-type="float">
            <text:p>1653.475342</text:p>
          </table:table-cell>
          <table:table-cell office:value-type="float" office:value="1716.017456" calcext:value-type="float">
            <text:p>1716.017456</text:p>
          </table:table-cell>
          <table:table-cell table:number-columns-repeated="13"/>
        </table:table-row>
        <table:table-row table:style-name="ro1">
          <table:table-cell office:value-type="float" office:value="1644.085205" calcext:value-type="float">
            <text:p>1644.085205</text:p>
          </table:table-cell>
          <table:table-cell office:value-type="float" office:value="1722.58667" calcext:value-type="float">
            <text:p>1722.58667</text:p>
          </table:table-cell>
          <table:table-cell office:value-type="float" office:value="1650.712891" calcext:value-type="float">
            <text:p>1650.712891</text:p>
          </table:table-cell>
          <table:table-cell office:value-type="float" office:value="1719.844116" calcext:value-type="float">
            <text:p>1719.844116</text:p>
          </table:table-cell>
          <table:table-cell table:number-columns-repeated="13"/>
        </table:table-row>
        <table:table-row table:style-name="ro1">
          <table:table-cell office:value-type="float" office:value="1648.113403" calcext:value-type="float">
            <text:p>1648.113403</text:p>
          </table:table-cell>
          <table:table-cell office:value-type="float" office:value="1715.016846" calcext:value-type="float">
            <text:p>1715.016846</text:p>
          </table:table-cell>
          <table:table-cell office:value-type="float" office:value="1653.674683" calcext:value-type="float">
            <text:p>1653.674683</text:p>
          </table:table-cell>
          <table:table-cell office:value-type="float" office:value="1712.074463" calcext:value-type="float">
            <text:p>1712.074463</text:p>
          </table:table-cell>
          <table:table-cell table:number-columns-repeated="13"/>
        </table:table-row>
        <table:table-row table:style-name="ro1">
          <table:table-cell office:value-type="float" office:value="1645.880371" calcext:value-type="float">
            <text:p>1645.880371</text:p>
          </table:table-cell>
          <table:table-cell office:value-type="float" office:value="1718.407104" calcext:value-type="float">
            <text:p>1718.407104</text:p>
          </table:table-cell>
          <table:table-cell office:value-type="float" office:value="1653.005615" calcext:value-type="float">
            <text:p>1653.005615</text:p>
          </table:table-cell>
          <table:table-cell office:value-type="float" office:value="1712.013428" calcext:value-type="float">
            <text:p>1712.013428</text:p>
          </table:table-cell>
          <table:table-cell table:number-columns-repeated="13"/>
        </table:table-row>
        <table:table-row table:style-name="ro1">
          <table:table-cell office:value-type="float" office:value="1647.882935" calcext:value-type="float">
            <text:p>1647.882935</text:p>
          </table:table-cell>
          <table:table-cell office:value-type="float" office:value="1715.105103" calcext:value-type="float">
            <text:p>1715.105103</text:p>
          </table:table-cell>
          <table:table-cell office:value-type="float" office:value="1654.923828" calcext:value-type="float">
            <text:p>1654.923828</text:p>
          </table:table-cell>
          <table:table-cell office:value-type="float" office:value="1716.612915" calcext:value-type="float">
            <text:p>1716.612915</text:p>
          </table:table-cell>
          <table:table-cell table:number-columns-repeated="13"/>
        </table:table-row>
        <table:table-row table:style-name="ro1">
          <table:table-cell office:value-type="float" office:value="1646.664185" calcext:value-type="float">
            <text:p>1646.664185</text:p>
          </table:table-cell>
          <table:table-cell office:value-type="float" office:value="1718.821045" calcext:value-type="float">
            <text:p>1718.821045</text:p>
          </table:table-cell>
          <table:table-cell office:value-type="float" office:value="1656.30249" calcext:value-type="float">
            <text:p>1656.30249</text:p>
          </table:table-cell>
          <table:table-cell office:value-type="float" office:value="1716.552124" calcext:value-type="float">
            <text:p>1716.552124</text:p>
          </table:table-cell>
          <table:table-cell table:number-columns-repeated="13"/>
        </table:table-row>
        <table:table-row table:style-name="ro1">
          <table:table-cell office:value-type="float" office:value="1650.785522" calcext:value-type="float">
            <text:p>1650.785522</text:p>
          </table:table-cell>
          <table:table-cell office:value-type="float" office:value="1714.462769" calcext:value-type="float">
            <text:p>1714.462769</text:p>
          </table:table-cell>
          <table:table-cell office:value-type="float" office:value="1655.727417" calcext:value-type="float">
            <text:p>1655.727417</text:p>
          </table:table-cell>
          <table:table-cell office:value-type="float" office:value="1714.2948" calcext:value-type="float">
            <text:p>1714.2948</text:p>
          </table:table-cell>
          <table:table-cell table:number-columns-repeated="13"/>
        </table:table-row>
        <table:table-row table:style-name="ro1">
          <table:table-cell office:value-type="float" office:value="1648.717285" calcext:value-type="float">
            <text:p>1648.717285</text:p>
          </table:table-cell>
          <table:table-cell office:value-type="float" office:value="1723.871338" calcext:value-type="float">
            <text:p>1723.871338</text:p>
          </table:table-cell>
          <table:table-cell office:value-type="float" office:value="1653.535645" calcext:value-type="float">
            <text:p>1653.535645</text:p>
          </table:table-cell>
          <table:table-cell office:value-type="float" office:value="1723.032104" calcext:value-type="float">
            <text:p>1723.032104</text:p>
          </table:table-cell>
          <table:table-cell table:number-columns-repeated="13"/>
        </table:table-row>
        <table:table-row table:style-name="ro1">
          <table:table-cell office:value-type="float" office:value="1650.632935" calcext:value-type="float">
            <text:p>1650.632935</text:p>
          </table:table-cell>
          <table:table-cell office:value-type="float" office:value="1718.756592" calcext:value-type="float">
            <text:p>1718.756592</text:p>
          </table:table-cell>
          <table:table-cell office:value-type="float" office:value="1657.868896" calcext:value-type="float">
            <text:p>1657.868896</text:p>
          </table:table-cell>
          <table:table-cell office:value-type="float" office:value="1716.598633" calcext:value-type="float">
            <text:p>1716.598633</text:p>
          </table:table-cell>
          <table:table-cell table:number-columns-repeated="13"/>
        </table:table-row>
        <table:table-row table:style-name="ro1">
          <table:table-cell office:value-type="float" office:value="1654.269409" calcext:value-type="float">
            <text:p>1654.269409</text:p>
          </table:table-cell>
          <table:table-cell office:value-type="float" office:value="1716.411133" calcext:value-type="float">
            <text:p>1716.411133</text:p>
          </table:table-cell>
          <table:table-cell office:value-type="float" office:value="1654.683228" calcext:value-type="float">
            <text:p>1654.683228</text:p>
          </table:table-cell>
          <table:table-cell office:value-type="float" office:value="1713.725952" calcext:value-type="float">
            <text:p>1713.725952</text:p>
          </table:table-cell>
          <table:table-cell table:number-columns-repeated="13"/>
        </table:table-row>
        <table:table-row table:style-name="ro1">
          <table:table-cell office:value-type="float" office:value="1651.394653" calcext:value-type="float">
            <text:p>1651.394653</text:p>
          </table:table-cell>
          <table:table-cell office:value-type="float" office:value="1719.146729" calcext:value-type="float">
            <text:p>1719.146729</text:p>
          </table:table-cell>
          <table:table-cell office:value-type="float" office:value="1658.61792" calcext:value-type="float">
            <text:p>1658.61792</text:p>
          </table:table-cell>
          <table:table-cell office:value-type="float" office:value="1717.752075" calcext:value-type="float">
            <text:p>1717.752075</text:p>
          </table:table-cell>
          <table:table-cell table:number-columns-repeated="13"/>
        </table:table-row>
        <table:table-row table:style-name="ro1">
          <table:table-cell office:value-type="float" office:value="1652.536377" calcext:value-type="float">
            <text:p>1652.536377</text:p>
          </table:table-cell>
          <table:table-cell office:value-type="float" office:value="1720.848999" calcext:value-type="float">
            <text:p>1720.848999</text:p>
          </table:table-cell>
          <table:table-cell office:value-type="float" office:value="1657.22876" calcext:value-type="float">
            <text:p>1657.22876</text:p>
          </table:table-cell>
          <table:table-cell office:value-type="float" office:value="1718.124756" calcext:value-type="float">
            <text:p>1718.124756</text:p>
          </table:table-cell>
          <table:table-cell table:number-columns-repeated="13"/>
        </table:table-row>
        <table:table-row table:style-name="ro1">
          <table:table-cell office:value-type="float" office:value="1644.26416" calcext:value-type="float">
            <text:p>1644.26416</text:p>
          </table:table-cell>
          <table:table-cell office:value-type="float" office:value="1729.299072" calcext:value-type="float">
            <text:p>1729.299072</text:p>
          </table:table-cell>
          <table:table-cell office:value-type="float" office:value="1654.796143" calcext:value-type="float">
            <text:p>1654.796143</text:p>
          </table:table-cell>
          <table:table-cell office:value-type="float" office:value="1725.768799" calcext:value-type="float">
            <text:p>1725.768799</text:p>
          </table:table-cell>
          <table:table-cell table:number-columns-repeated="13"/>
        </table:table-row>
        <table:table-row table:style-name="ro1">
          <table:table-cell office:value-type="float" office:value="1651.19165" calcext:value-type="float">
            <text:p>1651.19165</text:p>
          </table:table-cell>
          <table:table-cell office:value-type="float" office:value="1722.602905" calcext:value-type="float">
            <text:p>1722.602905</text:p>
          </table:table-cell>
          <table:table-cell office:value-type="float" office:value="1658.790527" calcext:value-type="float">
            <text:p>1658.790527</text:p>
          </table:table-cell>
          <table:table-cell office:value-type="float" office:value="1717.400879" calcext:value-type="float">
            <text:p>1717.400879</text:p>
          </table:table-cell>
          <table:table-cell table:number-columns-repeated="13"/>
        </table:table-row>
        <table:table-row table:style-name="ro1">
          <table:table-cell office:value-type="float" office:value="1647.025391" calcext:value-type="float">
            <text:p>1647.025391</text:p>
          </table:table-cell>
          <table:table-cell office:value-type="float" office:value="1727.271118" calcext:value-type="float">
            <text:p>1727.271118</text:p>
          </table:table-cell>
          <table:table-cell office:value-type="float" office:value="1656.34729" calcext:value-type="float">
            <text:p>1656.34729</text:p>
          </table:table-cell>
          <table:table-cell office:value-type="float" office:value="1725.590698" calcext:value-type="float">
            <text:p>1725.590698</text:p>
          </table:table-cell>
          <table:table-cell table:number-columns-repeated="13"/>
        </table:table-row>
        <table:table-row table:style-name="ro1">
          <table:table-cell office:value-type="float" office:value="1653.049316" calcext:value-type="float">
            <text:p>1653.049316</text:p>
          </table:table-cell>
          <table:table-cell office:value-type="float" office:value="1728.672607" calcext:value-type="float">
            <text:p>1728.672607</text:p>
          </table:table-cell>
          <table:table-cell office:value-type="float" office:value="1656.344482" calcext:value-type="float">
            <text:p>1656.344482</text:p>
          </table:table-cell>
          <table:table-cell office:value-type="float" office:value="1726.773682" calcext:value-type="float">
            <text:p>1726.773682</text:p>
          </table:table-cell>
          <table:table-cell table:number-columns-repeated="13"/>
        </table:table-row>
        <table:table-row table:style-name="ro1">
          <table:table-cell office:value-type="float" office:value="1646.80896" calcext:value-type="float">
            <text:p>1646.80896</text:p>
          </table:table-cell>
          <table:table-cell office:value-type="float" office:value="1725.569214" calcext:value-type="float">
            <text:p>1725.569214</text:p>
          </table:table-cell>
          <table:table-cell office:value-type="float" office:value="1654.426758" calcext:value-type="float">
            <text:p>1654.426758</text:p>
          </table:table-cell>
          <table:table-cell office:value-type="float" office:value="1722.752808" calcext:value-type="float">
            <text:p>1722.752808</text:p>
          </table:table-cell>
          <table:table-cell table:number-columns-repeated="13"/>
        </table:table-row>
        <table:table-row table:style-name="ro1">
          <table:table-cell office:value-type="float" office:value="1652.851562" calcext:value-type="float">
            <text:p>1652.851562</text:p>
          </table:table-cell>
          <table:table-cell office:value-type="float" office:value="1718.007812" calcext:value-type="float">
            <text:p>1718.007812</text:p>
          </table:table-cell>
          <table:table-cell office:value-type="float" office:value="1659.744385" calcext:value-type="float">
            <text:p>1659.744385</text:p>
          </table:table-cell>
          <table:table-cell office:value-type="float" office:value="1720.40979" calcext:value-type="float">
            <text:p>1720.40979</text:p>
          </table:table-cell>
          <table:table-cell table:number-columns-repeated="13"/>
        </table:table-row>
        <table:table-row table:style-name="ro1">
          <table:table-cell office:value-type="float" office:value="1648.022583" calcext:value-type="float">
            <text:p>1648.022583</text:p>
          </table:table-cell>
          <table:table-cell office:value-type="float" office:value="1723.793091" calcext:value-type="float">
            <text:p>1723.793091</text:p>
          </table:table-cell>
          <table:table-cell office:value-type="float" office:value="1656.296875" calcext:value-type="float">
            <text:p>1656.296875</text:p>
          </table:table-cell>
          <table:table-cell office:value-type="float" office:value="1722.61731" calcext:value-type="float">
            <text:p>1722.61731</text:p>
          </table:table-cell>
          <table:table-cell table:number-columns-repeated="13"/>
        </table:table-row>
        <table:table-row table:style-name="ro1">
          <table:table-cell office:value-type="float" office:value="1647.718872" calcext:value-type="float">
            <text:p>1647.718872</text:p>
          </table:table-cell>
          <table:table-cell office:value-type="float" office:value="1728.045776" calcext:value-type="float">
            <text:p>1728.045776</text:p>
          </table:table-cell>
          <table:table-cell office:value-type="float" office:value="1656.601562" calcext:value-type="float">
            <text:p>1656.601562</text:p>
          </table:table-cell>
          <table:table-cell office:value-type="float" office:value="1723.418335" calcext:value-type="float">
            <text:p>1723.418335</text:p>
          </table:table-cell>
          <table:table-cell table:number-columns-repeated="13"/>
        </table:table-row>
        <table:table-row table:style-name="ro1">
          <table:table-cell office:value-type="float" office:value="1656.401489" calcext:value-type="float">
            <text:p>1656.401489</text:p>
          </table:table-cell>
          <table:table-cell office:value-type="float" office:value="1718.906738" calcext:value-type="float">
            <text:p>1718.906738</text:p>
          </table:table-cell>
          <table:table-cell office:value-type="float" office:value="1660.836426" calcext:value-type="float">
            <text:p>1660.836426</text:p>
          </table:table-cell>
          <table:table-cell office:value-type="float" office:value="1716.963867" calcext:value-type="float">
            <text:p>1716.963867</text:p>
          </table:table-cell>
          <table:table-cell table:number-columns-repeated="13"/>
        </table:table-row>
        <table:table-row table:style-name="ro1">
          <table:table-cell office:value-type="float" office:value="1648.664429" calcext:value-type="float">
            <text:p>1648.664429</text:p>
          </table:table-cell>
          <table:table-cell office:value-type="float" office:value="1729.714722" calcext:value-type="float">
            <text:p>1729.714722</text:p>
          </table:table-cell>
          <table:table-cell office:value-type="float" office:value="1657.372681" calcext:value-type="float">
            <text:p>1657.372681</text:p>
          </table:table-cell>
          <table:table-cell office:value-type="float" office:value="1722.712158" calcext:value-type="float">
            <text:p>1722.712158</text:p>
          </table:table-cell>
          <table:table-cell table:number-columns-repeated="13"/>
        </table:table-row>
        <table:table-row table:style-name="ro1">
          <table:table-cell office:value-type="float" office:value="1651.397461" calcext:value-type="float">
            <text:p>1651.397461</text:p>
          </table:table-cell>
          <table:table-cell office:value-type="float" office:value="1720.887329" calcext:value-type="float">
            <text:p>1720.887329</text:p>
          </table:table-cell>
          <table:table-cell office:value-type="float" office:value="1657.573853" calcext:value-type="float">
            <text:p>1657.573853</text:p>
          </table:table-cell>
          <table:table-cell office:value-type="float" office:value="1718.793213" calcext:value-type="float">
            <text:p>1718.793213</text:p>
          </table:table-cell>
          <table:table-cell table:number-columns-repeated="13"/>
        </table:table-row>
        <table:table-row table:style-name="ro1">
          <table:table-cell office:value-type="float" office:value="1648.286621" calcext:value-type="float">
            <text:p>1648.286621</text:p>
          </table:table-cell>
          <table:table-cell office:value-type="float" office:value="1728.837402" calcext:value-type="float">
            <text:p>1728.837402</text:p>
          </table:table-cell>
          <table:table-cell office:value-type="float" office:value="1655.456909" calcext:value-type="float">
            <text:p>1655.456909</text:p>
          </table:table-cell>
          <table:table-cell office:value-type="float" office:value="1725.023438" calcext:value-type="float">
            <text:p>1725.023438</text:p>
          </table:table-cell>
          <table:table-cell table:number-columns-repeated="13"/>
        </table:table-row>
        <table:table-row table:style-name="ro1">
          <table:table-cell office:value-type="float" office:value="1650.778931" calcext:value-type="float">
            <text:p>1650.778931</text:p>
          </table:table-cell>
          <table:table-cell office:value-type="float" office:value="1725.141724" calcext:value-type="float">
            <text:p>1725.141724</text:p>
          </table:table-cell>
          <table:table-cell office:value-type="float" office:value="1655.908936" calcext:value-type="float">
            <text:p>1655.908936</text:p>
          </table:table-cell>
          <table:table-cell office:value-type="float" office:value="1725.70874" calcext:value-type="float">
            <text:p>1725.70874</text:p>
          </table:table-cell>
          <table:table-cell table:number-columns-repeated="13"/>
        </table:table-row>
        <table:table-row table:style-name="ro1">
          <table:table-cell office:value-type="float" office:value="1648.732178" calcext:value-type="float">
            <text:p>1648.732178</text:p>
          </table:table-cell>
          <table:table-cell office:value-type="float" office:value="1731.226807" calcext:value-type="float">
            <text:p>1731.226807</text:p>
          </table:table-cell>
          <table:table-cell office:value-type="float" office:value="1655.567261" calcext:value-type="float">
            <text:p>1655.567261</text:p>
          </table:table-cell>
          <table:table-cell office:value-type="float" office:value="1729.2677" calcext:value-type="float">
            <text:p>1729.2677</text:p>
          </table:table-cell>
          <table:table-cell table:number-columns-repeated="13"/>
        </table:table-row>
        <table:table-row table:style-name="ro1">
          <table:table-cell office:value-type="float" office:value="1650.112549" calcext:value-type="float">
            <text:p>1650.112549</text:p>
          </table:table-cell>
          <table:table-cell office:value-type="float" office:value="1731.936646" calcext:value-type="float">
            <text:p>1731.936646</text:p>
          </table:table-cell>
          <table:table-cell office:value-type="float" office:value="1658.714111" calcext:value-type="float">
            <text:p>1658.714111</text:p>
          </table:table-cell>
          <table:table-cell office:value-type="float" office:value="1723.33252" calcext:value-type="float">
            <text:p>1723.33252</text:p>
          </table:table-cell>
          <table:table-cell table:number-columns-repeated="13"/>
        </table:table-row>
        <table:table-row table:style-name="ro1">
          <table:table-cell office:value-type="float" office:value="1653.892578" calcext:value-type="float">
            <text:p>1653.892578</text:p>
          </table:table-cell>
          <table:table-cell office:value-type="float" office:value="1724.53186" calcext:value-type="float">
            <text:p>1724.53186</text:p>
          </table:table-cell>
          <table:table-cell office:value-type="float" office:value="1659.879639" calcext:value-type="float">
            <text:p>1659.879639</text:p>
          </table:table-cell>
          <table:table-cell office:value-type="float" office:value="1725.986328" calcext:value-type="float">
            <text:p>1725.986328</text:p>
          </table:table-cell>
          <table:table-cell table:number-columns-repeated="13"/>
        </table:table-row>
        <table:table-row table:style-name="ro1">
          <table:table-cell office:value-type="float" office:value="1649.872314" calcext:value-type="float">
            <text:p>1649.872314</text:p>
          </table:table-cell>
          <table:table-cell office:value-type="float" office:value="1722.110107" calcext:value-type="float">
            <text:p>1722.110107</text:p>
          </table:table-cell>
          <table:table-cell office:value-type="float" office:value="1659.51355" calcext:value-type="float">
            <text:p>1659.51355</text:p>
          </table:table-cell>
          <table:table-cell office:value-type="float" office:value="1720.502441" calcext:value-type="float">
            <text:p>1720.502441</text:p>
          </table:table-cell>
          <table:table-cell table:number-columns-repeated="13"/>
        </table:table-row>
        <table:table-row table:style-name="ro1">
          <table:table-cell office:value-type="float" office:value="1648.466919" calcext:value-type="float">
            <text:p>1648.466919</text:p>
          </table:table-cell>
          <table:table-cell office:value-type="float" office:value="1732.657104" calcext:value-type="float">
            <text:p>1732.657104</text:p>
          </table:table-cell>
          <table:table-cell office:value-type="float" office:value="1657.503052" calcext:value-type="float">
            <text:p>1657.503052</text:p>
          </table:table-cell>
          <table:table-cell office:value-type="float" office:value="1725.969971" calcext:value-type="float">
            <text:p>1725.969971</text:p>
          </table:table-cell>
          <table:table-cell table:number-columns-repeated="13"/>
        </table:table-row>
        <table:table-row table:style-name="ro1">
          <table:table-cell office:value-type="float" office:value="1650.470581" calcext:value-type="float">
            <text:p>1650.470581</text:p>
          </table:table-cell>
          <table:table-cell office:value-type="float" office:value="1730.934814" calcext:value-type="float">
            <text:p>1730.934814</text:p>
          </table:table-cell>
          <table:table-cell office:value-type="float" office:value="1655.962036" calcext:value-type="float">
            <text:p>1655.962036</text:p>
          </table:table-cell>
          <table:table-cell office:value-type="float" office:value="1728.578979" calcext:value-type="float">
            <text:p>1728.578979</text:p>
          </table:table-cell>
          <table:table-cell table:number-columns-repeated="13"/>
        </table:table-row>
        <table:table-row table:style-name="ro1">
          <table:table-cell office:value-type="float" office:value="1653.67688" calcext:value-type="float">
            <text:p>1653.67688</text:p>
          </table:table-cell>
          <table:table-cell office:value-type="float" office:value="1725.026123" calcext:value-type="float">
            <text:p>1725.026123</text:p>
          </table:table-cell>
          <table:table-cell office:value-type="float" office:value="1662.801514" calcext:value-type="float">
            <text:p>1662.801514</text:p>
          </table:table-cell>
          <table:table-cell office:value-type="float" office:value="1719.925903" calcext:value-type="float">
            <text:p>1719.925903</text:p>
          </table:table-cell>
          <table:table-cell table:number-columns-repeated="13"/>
        </table:table-row>
        <table:table-row table:style-name="ro1">
          <table:table-cell office:value-type="float" office:value="1653.479004" calcext:value-type="float">
            <text:p>1653.479004</text:p>
          </table:table-cell>
          <table:table-cell office:value-type="float" office:value="1730.045898" calcext:value-type="float">
            <text:p>1730.045898</text:p>
          </table:table-cell>
          <table:table-cell office:value-type="float" office:value="1661.865234" calcext:value-type="float">
            <text:p>1661.865234</text:p>
          </table:table-cell>
          <table:table-cell office:value-type="float" office:value="1729.753052" calcext:value-type="float">
            <text:p>1729.753052</text:p>
          </table:table-cell>
          <table:table-cell table:number-columns-repeated="13"/>
        </table:table-row>
        <table:table-row table:style-name="ro1">
          <table:table-cell office:value-type="float" office:value="1653.815063" calcext:value-type="float">
            <text:p>1653.815063</text:p>
          </table:table-cell>
          <table:table-cell office:value-type="float" office:value="1730.02124" calcext:value-type="float">
            <text:p>1730.02124</text:p>
          </table:table-cell>
          <table:table-cell office:value-type="float" office:value="1662.615723" calcext:value-type="float">
            <text:p>1662.615723</text:p>
          </table:table-cell>
          <table:table-cell office:value-type="float" office:value="1728.361816" calcext:value-type="float">
            <text:p>1728.361816</text:p>
          </table:table-cell>
          <table:table-cell table:number-columns-repeated="13"/>
        </table:table-row>
        <table:table-row table:style-name="ro1">
          <table:table-cell office:value-type="float" office:value="1655.482788" calcext:value-type="float">
            <text:p>1655.482788</text:p>
          </table:table-cell>
          <table:table-cell office:value-type="float" office:value="1727.634033" calcext:value-type="float">
            <text:p>1727.634033</text:p>
          </table:table-cell>
          <table:table-cell office:value-type="float" office:value="1663.929565" calcext:value-type="float">
            <text:p>1663.929565</text:p>
          </table:table-cell>
          <table:table-cell office:value-type="float" office:value="1724.324219" calcext:value-type="float">
            <text:p>1724.324219</text:p>
          </table:table-cell>
          <table:table-cell table:number-columns-repeated="13"/>
        </table:table-row>
        <table:table-row table:style-name="ro1">
          <table:table-cell office:value-type="float" office:value="1656.467896" calcext:value-type="float">
            <text:p>1656.467896</text:p>
          </table:table-cell>
          <table:table-cell office:value-type="float" office:value="1735.809326" calcext:value-type="float">
            <text:p>1735.809326</text:p>
          </table:table-cell>
          <table:table-cell office:value-type="float" office:value="1666.080078" calcext:value-type="float">
            <text:p>1666.080078</text:p>
          </table:table-cell>
          <table:table-cell office:value-type="float" office:value="1732.409912" calcext:value-type="float">
            <text:p>1732.409912</text:p>
          </table:table-cell>
          <table:table-cell table:number-columns-repeated="13"/>
        </table:table-row>
        <table:table-row table:style-name="ro1">
          <table:table-cell office:value-type="float" office:value="1649.87085" calcext:value-type="float">
            <text:p>1649.87085</text:p>
          </table:table-cell>
          <table:table-cell office:value-type="float" office:value="1738.044922" calcext:value-type="float">
            <text:p>1738.044922</text:p>
          </table:table-cell>
          <table:table-cell office:value-type="float" office:value="1658.892456" calcext:value-type="float">
            <text:p>1658.892456</text:p>
          </table:table-cell>
          <table:table-cell office:value-type="float" office:value="1733.828369" calcext:value-type="float">
            <text:p>1733.828369</text:p>
          </table:table-cell>
          <table:table-cell table:number-columns-repeated="13"/>
        </table:table-row>
        <table:table-row table:style-name="ro1">
          <table:table-cell office:value-type="float" office:value="1656.951416" calcext:value-type="float">
            <text:p>1656.951416</text:p>
          </table:table-cell>
          <table:table-cell office:value-type="float" office:value="1737.53418" calcext:value-type="float">
            <text:p>1737.53418</text:p>
          </table:table-cell>
          <table:table-cell office:value-type="float" office:value="1665.009766" calcext:value-type="float">
            <text:p>1665.009766</text:p>
          </table:table-cell>
          <table:table-cell office:value-type="float" office:value="1730.852905" calcext:value-type="float">
            <text:p>1730.852905</text:p>
          </table:table-cell>
          <table:table-cell table:number-columns-repeated="13"/>
        </table:table-row>
        <table:table-row table:style-name="ro1">
          <table:table-cell office:value-type="float" office:value="1654.4198" calcext:value-type="float">
            <text:p>1654.4198</text:p>
          </table:table-cell>
          <table:table-cell office:value-type="float" office:value="1731.718872" calcext:value-type="float">
            <text:p>1731.718872</text:p>
          </table:table-cell>
          <table:table-cell office:value-type="float" office:value="1664.80896" calcext:value-type="float">
            <text:p>1664.80896</text:p>
          </table:table-cell>
          <table:table-cell office:value-type="float" office:value="1728.041992" calcext:value-type="float">
            <text:p>1728.041992</text:p>
          </table:table-cell>
          <table:table-cell table:number-columns-repeated="13"/>
        </table:table-row>
        <table:table-row table:style-name="ro1">
          <table:table-cell office:value-type="float" office:value="1652.267578" calcext:value-type="float">
            <text:p>1652.267578</text:p>
          </table:table-cell>
          <table:table-cell office:value-type="float" office:value="1735.658447" calcext:value-type="float">
            <text:p>1735.658447</text:p>
          </table:table-cell>
          <table:table-cell office:value-type="float" office:value="1663.096069" calcext:value-type="float">
            <text:p>1663.096069</text:p>
          </table:table-cell>
          <table:table-cell office:value-type="float" office:value="1734.884155" calcext:value-type="float">
            <text:p>1734.884155</text:p>
          </table:table-cell>
          <table:table-cell table:number-columns-repeated="13"/>
        </table:table-row>
        <table:table-row table:style-name="ro1">
          <table:table-cell office:value-type="float" office:value="1654.985596" calcext:value-type="float">
            <text:p>1654.985596</text:p>
          </table:table-cell>
          <table:table-cell office:value-type="float" office:value="1728.896729" calcext:value-type="float">
            <text:p>1728.896729</text:p>
          </table:table-cell>
          <table:table-cell office:value-type="float" office:value="1667.133789" calcext:value-type="float">
            <text:p>1667.133789</text:p>
          </table:table-cell>
          <table:table-cell office:value-type="float" office:value="1720.741943" calcext:value-type="float">
            <text:p>1720.741943</text:p>
          </table:table-cell>
          <table:table-cell table:number-columns-repeated="13"/>
        </table:table-row>
        <table:table-row table:style-name="ro1">
          <table:table-cell office:value-type="float" office:value="1655.985962" calcext:value-type="float">
            <text:p>1655.985962</text:p>
          </table:table-cell>
          <table:table-cell office:value-type="float" office:value="1738.932007" calcext:value-type="float">
            <text:p>1738.932007</text:p>
          </table:table-cell>
          <table:table-cell office:value-type="float" office:value="1661.587158" calcext:value-type="float">
            <text:p>1661.587158</text:p>
          </table:table-cell>
          <table:table-cell office:value-type="float" office:value="1738.08606" calcext:value-type="float">
            <text:p>1738.08606</text:p>
          </table:table-cell>
          <table:table-cell table:number-columns-repeated="13"/>
        </table:table-row>
        <table:table-row table:style-name="ro1">
          <table:table-cell office:value-type="float" office:value="1655.837891" calcext:value-type="float">
            <text:p>1655.837891</text:p>
          </table:table-cell>
          <table:table-cell office:value-type="float" office:value="1733.209106" calcext:value-type="float">
            <text:p>1733.209106</text:p>
          </table:table-cell>
          <table:table-cell office:value-type="float" office:value="1665.569092" calcext:value-type="float">
            <text:p>1665.569092</text:p>
          </table:table-cell>
          <table:table-cell office:value-type="float" office:value="1725.640259" calcext:value-type="float">
            <text:p>1725.640259</text:p>
          </table:table-cell>
          <table:table-cell table:number-columns-repeated="13"/>
        </table:table-row>
        <table:table-row table:style-name="ro1">
          <table:table-cell office:value-type="float" office:value="1656.921631" calcext:value-type="float">
            <text:p>1656.921631</text:p>
          </table:table-cell>
          <table:table-cell office:value-type="float" office:value="1737.547119" calcext:value-type="float">
            <text:p>1737.547119</text:p>
          </table:table-cell>
          <table:table-cell office:value-type="float" office:value="1662.685791" calcext:value-type="float">
            <text:p>1662.685791</text:p>
          </table:table-cell>
          <table:table-cell office:value-type="float" office:value="1733.714722" calcext:value-type="float">
            <text:p>1733.714722</text:p>
          </table:table-cell>
          <table:table-cell table:number-columns-repeated="13"/>
        </table:table-row>
        <table:table-row table:style-name="ro1">
          <table:table-cell office:value-type="float" office:value="1654.873291" calcext:value-type="float">
            <text:p>1654.873291</text:p>
          </table:table-cell>
          <table:table-cell office:value-type="float" office:value="1735.349976" calcext:value-type="float">
            <text:p>1735.349976</text:p>
          </table:table-cell>
          <table:table-cell office:value-type="float" office:value="1661.967529" calcext:value-type="float">
            <text:p>1661.967529</text:p>
          </table:table-cell>
          <table:table-cell office:value-type="float" office:value="1731.831299" calcext:value-type="float">
            <text:p>1731.831299</text:p>
          </table:table-cell>
          <table:table-cell table:number-columns-repeated="13"/>
        </table:table-row>
        <table:table-row table:style-name="ro1">
          <table:table-cell office:value-type="float" office:value="1659.553711" calcext:value-type="float">
            <text:p>1659.553711</text:p>
          </table:table-cell>
          <table:table-cell office:value-type="float" office:value="1729.257812" calcext:value-type="float">
            <text:p>1729.257812</text:p>
          </table:table-cell>
          <table:table-cell office:value-type="float" office:value="1667.13855" calcext:value-type="float">
            <text:p>1667.13855</text:p>
          </table:table-cell>
          <table:table-cell office:value-type="float" office:value="1727.104492" calcext:value-type="float">
            <text:p>1727.104492</text:p>
          </table:table-cell>
          <table:table-cell table:number-columns-repeated="13"/>
        </table:table-row>
        <table:table-row table:style-name="ro1">
          <table:table-cell office:value-type="float" office:value="1653.635254" calcext:value-type="float">
            <text:p>1653.635254</text:p>
          </table:table-cell>
          <table:table-cell office:value-type="float" office:value="1737.010376" calcext:value-type="float">
            <text:p>1737.010376</text:p>
          </table:table-cell>
          <table:table-cell office:value-type="float" office:value="1659.30896" calcext:value-type="float">
            <text:p>1659.30896</text:p>
          </table:table-cell>
          <table:table-cell office:value-type="float" office:value="1734.915771" calcext:value-type="float">
            <text:p>1734.915771</text:p>
          </table:table-cell>
          <table:table-cell table:number-columns-repeated="13"/>
        </table:table-row>
        <table:table-row table:style-name="ro1">
          <table:table-cell office:value-type="float" office:value="1658.122192" calcext:value-type="float">
            <text:p>1658.122192</text:p>
          </table:table-cell>
          <table:table-cell office:value-type="float" office:value="1730.885986" calcext:value-type="float">
            <text:p>1730.885986</text:p>
          </table:table-cell>
          <table:table-cell office:value-type="float" office:value="1666.332642" calcext:value-type="float">
            <text:p>1666.332642</text:p>
          </table:table-cell>
          <table:table-cell office:value-type="float" office:value="1724.984375" calcext:value-type="float">
            <text:p>1724.984375</text:p>
          </table:table-cell>
          <table:table-cell table:number-columns-repeated="13"/>
        </table:table-row>
        <table:table-row table:style-name="ro1">
          <table:table-cell office:value-type="float" office:value="1656.512207" calcext:value-type="float">
            <text:p>1656.512207</text:p>
          </table:table-cell>
          <table:table-cell office:value-type="float" office:value="1741.326172" calcext:value-type="float">
            <text:p>1741.326172</text:p>
          </table:table-cell>
          <table:table-cell office:value-type="float" office:value="1665.063477" calcext:value-type="float">
            <text:p>1665.063477</text:p>
          </table:table-cell>
          <table:table-cell office:value-type="float" office:value="1735.063599" calcext:value-type="float">
            <text:p>1735.063599</text:p>
          </table:table-cell>
          <table:table-cell table:number-columns-repeated="13"/>
        </table:table-row>
        <table:table-row table:style-name="ro1">
          <table:table-cell office:value-type="float" office:value="1656.137573" calcext:value-type="float">
            <text:p>1656.137573</text:p>
          </table:table-cell>
          <table:table-cell office:value-type="float" office:value="1735.475708" calcext:value-type="float">
            <text:p>1735.475708</text:p>
          </table:table-cell>
          <table:table-cell office:value-type="float" office:value="1665.519043" calcext:value-type="float">
            <text:p>1665.519043</text:p>
          </table:table-cell>
          <table:table-cell office:value-type="float" office:value="1731.498657" calcext:value-type="float">
            <text:p>1731.498657</text:p>
          </table:table-cell>
          <table:table-cell table:number-columns-repeated="13"/>
        </table:table-row>
        <table:table-row table:style-name="ro1">
          <table:table-cell office:value-type="float" office:value="1657.789307" calcext:value-type="float">
            <text:p>1657.789307</text:p>
          </table:table-cell>
          <table:table-cell office:value-type="float" office:value="1740.233643" calcext:value-type="float">
            <text:p>1740.233643</text:p>
          </table:table-cell>
          <table:table-cell office:value-type="float" office:value="1668.050293" calcext:value-type="float">
            <text:p>1668.050293</text:p>
          </table:table-cell>
          <table:table-cell office:value-type="float" office:value="1735.651855" calcext:value-type="float">
            <text:p>1735.651855</text:p>
          </table:table-cell>
          <table:table-cell table:number-columns-repeated="13"/>
        </table:table-row>
        <table:table-row table:style-name="ro1">
          <table:table-cell office:value-type="float" office:value="1658.196289" calcext:value-type="float">
            <text:p>1658.196289</text:p>
          </table:table-cell>
          <table:table-cell office:value-type="float" office:value="1739.601074" calcext:value-type="float">
            <text:p>1739.601074</text:p>
          </table:table-cell>
          <table:table-cell office:value-type="float" office:value="1667.383667" calcext:value-type="float">
            <text:p>1667.383667</text:p>
          </table:table-cell>
          <table:table-cell office:value-type="float" office:value="1735.17749" calcext:value-type="float">
            <text:p>1735.17749</text:p>
          </table:table-cell>
          <table:table-cell table:number-columns-repeated="13"/>
        </table:table-row>
        <table:table-row table:style-name="ro1">
          <table:table-cell office:value-type="float" office:value="1659.927002" calcext:value-type="float">
            <text:p>1659.927002</text:p>
          </table:table-cell>
          <table:table-cell office:value-type="float" office:value="1730.171265" calcext:value-type="float">
            <text:p>1730.171265</text:p>
          </table:table-cell>
          <table:table-cell office:value-type="float" office:value="1665.775513" calcext:value-type="float">
            <text:p>1665.775513</text:p>
          </table:table-cell>
          <table:table-cell office:value-type="float" office:value="1726.438843" calcext:value-type="float">
            <text:p>1726.438843</text:p>
          </table:table-cell>
          <table:table-cell table:number-columns-repeated="13"/>
        </table:table-row>
        <table:table-row table:style-name="ro1">
          <table:table-cell office:value-type="float" office:value="1658.256958" calcext:value-type="float">
            <text:p>1658.256958</text:p>
          </table:table-cell>
          <table:table-cell office:value-type="float" office:value="1737.537354" calcext:value-type="float">
            <text:p>1737.537354</text:p>
          </table:table-cell>
          <table:table-cell office:value-type="float" office:value="1667.023071" calcext:value-type="float">
            <text:p>1667.023071</text:p>
          </table:table-cell>
          <table:table-cell office:value-type="float" office:value="1733.137207" calcext:value-type="float">
            <text:p>1733.137207</text:p>
          </table:table-cell>
          <table:table-cell table:number-columns-repeated="13"/>
        </table:table-row>
        <table:table-row table:style-name="ro1">
          <table:table-cell office:value-type="float" office:value="1663.072998" calcext:value-type="float">
            <text:p>1663.072998</text:p>
          </table:table-cell>
          <table:table-cell office:value-type="float" office:value="1730.237793" calcext:value-type="float">
            <text:p>1730.237793</text:p>
          </table:table-cell>
          <table:table-cell office:value-type="float" office:value="1669.087891" calcext:value-type="float">
            <text:p>1669.087891</text:p>
          </table:table-cell>
          <table:table-cell office:value-type="float" office:value="1728.910034" calcext:value-type="float">
            <text:p>1728.910034</text:p>
          </table:table-cell>
          <table:table-cell table:number-columns-repeated="13"/>
        </table:table-row>
        <table:table-row table:style-name="ro1">
          <table:table-cell office:value-type="float" office:value="1659.361938" calcext:value-type="float">
            <text:p>1659.361938</text:p>
          </table:table-cell>
          <table:table-cell office:value-type="float" office:value="1731.177734" calcext:value-type="float">
            <text:p>1731.177734</text:p>
          </table:table-cell>
          <table:table-cell office:value-type="float" office:value="1669.791504" calcext:value-type="float">
            <text:p>1669.791504</text:p>
          </table:table-cell>
          <table:table-cell office:value-type="float" office:value="1725.478516" calcext:value-type="float">
            <text:p>1725.478516</text:p>
          </table:table-cell>
          <table:table-cell table:number-columns-repeated="13"/>
        </table:table-row>
        <table:table-row table:style-name="ro1">
          <table:table-cell office:value-type="float" office:value="1662.250244" calcext:value-type="float">
            <text:p>1662.250244</text:p>
          </table:table-cell>
          <table:table-cell office:value-type="float" office:value="1738.35437" calcext:value-type="float">
            <text:p>1738.35437</text:p>
          </table:table-cell>
          <table:table-cell office:value-type="float" office:value="1668.698975" calcext:value-type="float">
            <text:p>1668.698975</text:p>
          </table:table-cell>
          <table:table-cell office:value-type="float" office:value="1733.02124" calcext:value-type="float">
            <text:p>1733.02124</text:p>
          </table:table-cell>
          <table:table-cell table:number-columns-repeated="13"/>
        </table:table-row>
        <table:table-row table:style-name="ro1">
          <table:table-cell office:value-type="float" office:value="1662.50647" calcext:value-type="float">
            <text:p>1662.50647</text:p>
          </table:table-cell>
          <table:table-cell office:value-type="float" office:value="1736.129883" calcext:value-type="float">
            <text:p>1736.129883</text:p>
          </table:table-cell>
          <table:table-cell office:value-type="float" office:value="1670.233643" calcext:value-type="float">
            <text:p>1670.233643</text:p>
          </table:table-cell>
          <table:table-cell office:value-type="float" office:value="1733.812256" calcext:value-type="float">
            <text:p>1733.812256</text:p>
          </table:table-cell>
          <table:table-cell table:number-columns-repeated="13"/>
        </table:table-row>
        <table:table-row table:style-name="ro1">
          <table:table-cell office:value-type="float" office:value="1658.115479" calcext:value-type="float">
            <text:p>1658.115479</text:p>
          </table:table-cell>
          <table:table-cell office:value-type="float" office:value="1748.304077" calcext:value-type="float">
            <text:p>1748.304077</text:p>
          </table:table-cell>
          <table:table-cell office:value-type="float" office:value="1664.647217" calcext:value-type="float">
            <text:p>1664.647217</text:p>
          </table:table-cell>
          <table:table-cell office:value-type="float" office:value="1743.777588" calcext:value-type="float">
            <text:p>1743.777588</text:p>
          </table:table-cell>
          <table:table-cell table:number-columns-repeated="13"/>
        </table:table-row>
        <table:table-row table:style-name="ro1">
          <table:table-cell office:value-type="float" office:value="1664.691162" calcext:value-type="float">
            <text:p>1664.691162</text:p>
          </table:table-cell>
          <table:table-cell office:value-type="float" office:value="1737.182739" calcext:value-type="float">
            <text:p>1737.182739</text:p>
          </table:table-cell>
          <table:table-cell office:value-type="float" office:value="1670.981812" calcext:value-type="float">
            <text:p>1670.981812</text:p>
          </table:table-cell>
          <table:table-cell office:value-type="float" office:value="1734.608154" calcext:value-type="float">
            <text:p>1734.608154</text:p>
          </table:table-cell>
          <table:table-cell table:number-columns-repeated="13"/>
        </table:table-row>
        <table:table-row table:style-name="ro1">
          <table:table-cell office:value-type="float" office:value="1660.768677" calcext:value-type="float">
            <text:p>1660.768677</text:p>
          </table:table-cell>
          <table:table-cell office:value-type="float" office:value="1745.105347" calcext:value-type="float">
            <text:p>1745.105347</text:p>
          </table:table-cell>
          <table:table-cell office:value-type="float" office:value="1669.355103" calcext:value-type="float">
            <text:p>1669.355103</text:p>
          </table:table-cell>
          <table:table-cell office:value-type="float" office:value="1743.093872" calcext:value-type="float">
            <text:p>1743.093872</text:p>
          </table:table-cell>
          <table:table-cell table:number-columns-repeated="13"/>
        </table:table-row>
        <table:table-row table:style-name="ro1">
          <table:table-cell office:value-type="float" office:value="1661.028809" calcext:value-type="float">
            <text:p>1661.028809</text:p>
          </table:table-cell>
          <table:table-cell office:value-type="float" office:value="1743.13562" calcext:value-type="float">
            <text:p>1743.13562</text:p>
          </table:table-cell>
          <table:table-cell office:value-type="float" office:value="1672.017822" calcext:value-type="float">
            <text:p>1672.017822</text:p>
          </table:table-cell>
          <table:table-cell office:value-type="float" office:value="1735.77356" calcext:value-type="float">
            <text:p>1735.77356</text:p>
          </table:table-cell>
          <table:table-cell table:number-columns-repeated="13"/>
        </table:table-row>
        <table:table-row table:style-name="ro1">
          <table:table-cell office:value-type="float" office:value="1664.388184" calcext:value-type="float">
            <text:p>1664.388184</text:p>
          </table:table-cell>
          <table:table-cell office:value-type="float" office:value="1738.464111" calcext:value-type="float">
            <text:p>1738.464111</text:p>
          </table:table-cell>
          <table:table-cell office:value-type="float" office:value="1670.498535" calcext:value-type="float">
            <text:p>1670.498535</text:p>
          </table:table-cell>
          <table:table-cell office:value-type="float" office:value="1735.45105" calcext:value-type="float">
            <text:p>1735.45105</text:p>
          </table:table-cell>
          <table:table-cell table:number-columns-repeated="13"/>
        </table:table-row>
        <table:table-row table:style-name="ro1">
          <table:table-cell office:value-type="float" office:value="1662.945435" calcext:value-type="float">
            <text:p>1662.945435</text:p>
          </table:table-cell>
          <table:table-cell office:value-type="float" office:value="1743.417969" calcext:value-type="float">
            <text:p>1743.417969</text:p>
          </table:table-cell>
          <table:table-cell office:value-type="float" office:value="1669.593384" calcext:value-type="float">
            <text:p>1669.593384</text:p>
          </table:table-cell>
          <table:table-cell office:value-type="float" office:value="1742.001587" calcext:value-type="float">
            <text:p>1742.001587</text:p>
          </table:table-cell>
          <table:table-cell table:number-columns-repeated="13"/>
        </table:table-row>
        <table:table-row table:style-name="ro1">
          <table:table-cell office:value-type="float" office:value="1661.296631" calcext:value-type="float">
            <text:p>1661.296631</text:p>
          </table:table-cell>
          <table:table-cell office:value-type="float" office:value="1737.026001" calcext:value-type="float">
            <text:p>1737.026001</text:p>
          </table:table-cell>
          <table:table-cell office:value-type="float" office:value="1671.930176" calcext:value-type="float">
            <text:p>1671.930176</text:p>
          </table:table-cell>
          <table:table-cell office:value-type="float" office:value="1731.78186" calcext:value-type="float">
            <text:p>1731.78186</text:p>
          </table:table-cell>
          <table:table-cell table:number-columns-repeated="13"/>
        </table:table-row>
        <table:table-row table:style-name="ro1">
          <table:table-cell office:value-type="float" office:value="1661.522705" calcext:value-type="float">
            <text:p>1661.522705</text:p>
          </table:table-cell>
          <table:table-cell office:value-type="float" office:value="1748.587646" calcext:value-type="float">
            <text:p>1748.587646</text:p>
          </table:table-cell>
          <table:table-cell office:value-type="float" office:value="1668.474731" calcext:value-type="float">
            <text:p>1668.474731</text:p>
          </table:table-cell>
          <table:table-cell office:value-type="float" office:value="1742.930176" calcext:value-type="float">
            <text:p>1742.930176</text:p>
          </table:table-cell>
          <table:table-cell table:number-columns-repeated="13"/>
        </table:table-row>
        <table:table-row table:style-name="ro1">
          <table:table-cell office:value-type="float" office:value="1660.956299" calcext:value-type="float">
            <text:p>1660.956299</text:p>
          </table:table-cell>
          <table:table-cell office:value-type="float" office:value="1745.574341" calcext:value-type="float">
            <text:p>1745.574341</text:p>
          </table:table-cell>
          <table:table-cell office:value-type="float" office:value="1672.602539" calcext:value-type="float">
            <text:p>1672.602539</text:p>
          </table:table-cell>
          <table:table-cell office:value-type="float" office:value="1740.754761" calcext:value-type="float">
            <text:p>1740.754761</text:p>
          </table:table-cell>
          <table:table-cell table:number-columns-repeated="13"/>
        </table:table-row>
        <table:table-row table:style-name="ro1">
          <table:table-cell office:value-type="float" office:value="1661.999268" calcext:value-type="float">
            <text:p>1661.999268</text:p>
          </table:table-cell>
          <table:table-cell office:value-type="float" office:value="1746.089966" calcext:value-type="float">
            <text:p>1746.089966</text:p>
          </table:table-cell>
          <table:table-cell office:value-type="float" office:value="1668.77417" calcext:value-type="float">
            <text:p>1668.77417</text:p>
          </table:table-cell>
          <table:table-cell office:value-type="float" office:value="1741.99646" calcext:value-type="float">
            <text:p>1741.99646</text:p>
          </table:table-cell>
          <table:table-cell table:number-columns-repeated="13"/>
        </table:table-row>
        <table:table-row table:style-name="ro1">
          <table:table-cell office:value-type="float" office:value="1662.873901" calcext:value-type="float">
            <text:p>1662.873901</text:p>
          </table:table-cell>
          <table:table-cell office:value-type="float" office:value="1742.812378" calcext:value-type="float">
            <text:p>1742.812378</text:p>
          </table:table-cell>
          <table:table-cell office:value-type="float" office:value="1671.762207" calcext:value-type="float">
            <text:p>1671.762207</text:p>
          </table:table-cell>
          <table:table-cell office:value-type="float" office:value="1740.405396" calcext:value-type="float">
            <text:p>1740.405396</text:p>
          </table:table-cell>
          <table:table-cell table:number-columns-repeated="13"/>
        </table:table-row>
        <table:table-row table:style-name="ro1">
          <table:table-cell office:value-type="float" office:value="1661.612427" calcext:value-type="float">
            <text:p>1661.612427</text:p>
          </table:table-cell>
          <table:table-cell office:value-type="float" office:value="1738.305298" calcext:value-type="float">
            <text:p>1738.305298</text:p>
          </table:table-cell>
          <table:table-cell office:value-type="float" office:value="1671.447021" calcext:value-type="float">
            <text:p>1671.447021</text:p>
          </table:table-cell>
          <table:table-cell office:value-type="float" office:value="1737.833984" calcext:value-type="float">
            <text:p>1737.833984</text:p>
          </table:table-cell>
          <table:table-cell table:number-columns-repeated="13"/>
        </table:table-row>
        <table:table-row table:style-name="ro1">
          <table:table-cell office:value-type="float" office:value="1664.624878" calcext:value-type="float">
            <text:p>1664.624878</text:p>
          </table:table-cell>
          <table:table-cell office:value-type="float" office:value="1745.592285" calcext:value-type="float">
            <text:p>1745.592285</text:p>
          </table:table-cell>
          <table:table-cell office:value-type="float" office:value="1671.903809" calcext:value-type="float">
            <text:p>1671.903809</text:p>
          </table:table-cell>
          <table:table-cell office:value-type="float" office:value="1738.7677" calcext:value-type="float">
            <text:p>1738.7677</text:p>
          </table:table-cell>
          <table:table-cell table:number-columns-repeated="13"/>
        </table:table-row>
        <table:table-row table:style-name="ro1">
          <table:table-cell office:value-type="float" office:value="1669.312744" calcext:value-type="float">
            <text:p>1669.312744</text:p>
          </table:table-cell>
          <table:table-cell office:value-type="float" office:value="1738.444824" calcext:value-type="float">
            <text:p>1738.444824</text:p>
          </table:table-cell>
          <table:table-cell office:value-type="float" office:value="1675.510498" calcext:value-type="float">
            <text:p>1675.510498</text:p>
          </table:table-cell>
          <table:table-cell office:value-type="float" office:value="1736.664062" calcext:value-type="float">
            <text:p>1736.664062</text:p>
          </table:table-cell>
          <table:table-cell table:number-columns-repeated="13"/>
        </table:table-row>
        <table:table-row table:style-name="ro1">
          <table:table-cell office:value-type="float" office:value="1661.878052" calcext:value-type="float">
            <text:p>1661.878052</text:p>
          </table:table-cell>
          <table:table-cell office:value-type="float" office:value="1749.555176" calcext:value-type="float">
            <text:p>1749.555176</text:p>
          </table:table-cell>
          <table:table-cell office:value-type="float" office:value="1669.353027" calcext:value-type="float">
            <text:p>1669.353027</text:p>
          </table:table-cell>
          <table:table-cell office:value-type="float" office:value="1745.225464" calcext:value-type="float">
            <text:p>1745.225464</text:p>
          </table:table-cell>
          <table:table-cell table:number-columns-repeated="13"/>
        </table:table-row>
        <table:table-row table:style-name="ro1">
          <table:table-cell office:value-type="float" office:value="1666.807251" calcext:value-type="float">
            <text:p>1666.807251</text:p>
          </table:table-cell>
          <table:table-cell office:value-type="float" office:value="1742.258545" calcext:value-type="float">
            <text:p>1742.258545</text:p>
          </table:table-cell>
          <table:table-cell office:value-type="float" office:value="1672.109131" calcext:value-type="float">
            <text:p>1672.109131</text:p>
          </table:table-cell>
          <table:table-cell office:value-type="float" office:value="1740.922119" calcext:value-type="float">
            <text:p>1740.922119</text:p>
          </table:table-cell>
          <table:table-cell table:number-columns-repeated="13"/>
        </table:table-row>
        <table:table-row table:style-name="ro1">
          <table:table-cell office:value-type="float" office:value="1662.311768" calcext:value-type="float">
            <text:p>1662.311768</text:p>
          </table:table-cell>
          <table:table-cell office:value-type="float" office:value="1752.080933" calcext:value-type="float">
            <text:p>1752.080933</text:p>
          </table:table-cell>
          <table:table-cell office:value-type="float" office:value="1671.544189" calcext:value-type="float">
            <text:p>1671.544189</text:p>
          </table:table-cell>
          <table:table-cell office:value-type="float" office:value="1745.362915" calcext:value-type="float">
            <text:p>1745.362915</text:p>
          </table:table-cell>
          <table:table-cell table:number-columns-repeated="13"/>
        </table:table-row>
        <table:table-row table:style-name="ro1">
          <table:table-cell office:value-type="float" office:value="1663.900269" calcext:value-type="float">
            <text:p>1663.900269</text:p>
          </table:table-cell>
          <table:table-cell office:value-type="float" office:value="1744.837891" calcext:value-type="float">
            <text:p>1744.837891</text:p>
          </table:table-cell>
          <table:table-cell office:value-type="float" office:value="1672.185303" calcext:value-type="float">
            <text:p>1672.185303</text:p>
          </table:table-cell>
          <table:table-cell office:value-type="float" office:value="1744.888916" calcext:value-type="float">
            <text:p>1744.888916</text:p>
          </table:table-cell>
          <table:table-cell table:number-columns-repeated="13"/>
        </table:table-row>
        <table:table-row table:style-name="ro1">
          <table:table-cell office:value-type="float" office:value="1665.784424" calcext:value-type="float">
            <text:p>1665.784424</text:p>
          </table:table-cell>
          <table:table-cell office:value-type="float" office:value="1739.064331" calcext:value-type="float">
            <text:p>1739.064331</text:p>
          </table:table-cell>
          <table:table-cell office:value-type="float" office:value="1675.865479" calcext:value-type="float">
            <text:p>1675.865479</text:p>
          </table:table-cell>
          <table:table-cell office:value-type="float" office:value="1735.685059" calcext:value-type="float">
            <text:p>1735.685059</text:p>
          </table:table-cell>
          <table:table-cell table:number-columns-repeated="13"/>
        </table:table-row>
        <table:table-row table:style-name="ro1">
          <table:table-cell office:value-type="float" office:value="1667.121826" calcext:value-type="float">
            <text:p>1667.121826</text:p>
          </table:table-cell>
          <table:table-cell office:value-type="float" office:value="1743.939453" calcext:value-type="float">
            <text:p>1743.939453</text:p>
          </table:table-cell>
          <table:table-cell office:value-type="float" office:value="1674.716553" calcext:value-type="float">
            <text:p>1674.716553</text:p>
          </table:table-cell>
          <table:table-cell office:value-type="float" office:value="1742.791382" calcext:value-type="float">
            <text:p>1742.791382</text:p>
          </table:table-cell>
          <table:table-cell table:number-columns-repeated="13"/>
        </table:table-row>
        <table:table-row table:style-name="ro1">
          <table:table-cell office:value-type="float" office:value="1665.997437" calcext:value-type="float">
            <text:p>1665.997437</text:p>
          </table:table-cell>
          <table:table-cell office:value-type="float" office:value="1738.112671" calcext:value-type="float">
            <text:p>1738.112671</text:p>
          </table:table-cell>
          <table:table-cell office:value-type="float" office:value="1676.671143" calcext:value-type="float">
            <text:p>1676.671143</text:p>
          </table:table-cell>
          <table:table-cell office:value-type="float" office:value="1735.774902" calcext:value-type="float">
            <text:p>1735.774902</text:p>
          </table:table-cell>
          <table:table-cell table:number-columns-repeated="13"/>
        </table:table-row>
        <table:table-row table:style-name="ro1">
          <table:table-cell office:value-type="float" office:value="1665.670044" calcext:value-type="float">
            <text:p>1665.670044</text:p>
          </table:table-cell>
          <table:table-cell office:value-type="float" office:value="1750.682983" calcext:value-type="float">
            <text:p>1750.682983</text:p>
          </table:table-cell>
          <table:table-cell office:value-type="float" office:value="1673.62854" calcext:value-type="float">
            <text:p>1673.62854</text:p>
          </table:table-cell>
          <table:table-cell office:value-type="float" office:value="1742.42749" calcext:value-type="float">
            <text:p>1742.42749</text:p>
          </table:table-cell>
          <table:table-cell table:number-columns-repeated="13"/>
        </table:table-row>
        <table:table-row table:style-name="ro1">
          <table:table-cell office:value-type="float" office:value="1666.09082" calcext:value-type="float">
            <text:p>1666.09082</text:p>
          </table:table-cell>
          <table:table-cell office:value-type="float" office:value="1747.591553" calcext:value-type="float">
            <text:p>1747.591553</text:p>
          </table:table-cell>
          <table:table-cell office:value-type="float" office:value="1677.093506" calcext:value-type="float">
            <text:p>1677.093506</text:p>
          </table:table-cell>
          <table:table-cell office:value-type="float" office:value="1741.011963" calcext:value-type="float">
            <text:p>1741.011963</text:p>
          </table:table-cell>
          <table:table-cell table:number-columns-repeated="13"/>
        </table:table-row>
        <table:table-row table:style-name="ro1">
          <table:table-cell office:value-type="float" office:value="1667.523926" calcext:value-type="float">
            <text:p>1667.523926</text:p>
          </table:table-cell>
          <table:table-cell office:value-type="float" office:value="1742.628906" calcext:value-type="float">
            <text:p>1742.628906</text:p>
          </table:table-cell>
          <table:table-cell office:value-type="float" office:value="1675.590332" calcext:value-type="float">
            <text:p>1675.590332</text:p>
          </table:table-cell>
          <table:table-cell office:value-type="float" office:value="1739.48999" calcext:value-type="float">
            <text:p>1739.48999</text:p>
          </table:table-cell>
          <table:table-cell table:number-columns-repeated="13"/>
        </table:table-row>
        <table:table-row table:style-name="ro1">
          <table:table-cell office:value-type="float" office:value="1669.016968" calcext:value-type="float">
            <text:p>1669.016968</text:p>
          </table:table-cell>
          <table:table-cell office:value-type="float" office:value="1751.759033" calcext:value-type="float">
            <text:p>1751.759033</text:p>
          </table:table-cell>
          <table:table-cell office:value-type="float" office:value="1677.933594" calcext:value-type="float">
            <text:p>1677.933594</text:p>
          </table:table-cell>
          <table:table-cell office:value-type="float" office:value="1747.871704" calcext:value-type="float">
            <text:p>1747.871704</text:p>
          </table:table-cell>
          <table:table-cell table:number-columns-repeated="13"/>
        </table:table-row>
        <table:table-row table:style-name="ro1">
          <table:table-cell office:value-type="float" office:value="1668.810303" calcext:value-type="float">
            <text:p>1668.810303</text:p>
          </table:table-cell>
          <table:table-cell office:value-type="float" office:value="1748.263428" calcext:value-type="float">
            <text:p>1748.263428</text:p>
          </table:table-cell>
          <table:table-cell office:value-type="float" office:value="1676.313965" calcext:value-type="float">
            <text:p>1676.313965</text:p>
          </table:table-cell>
          <table:table-cell office:value-type="float" office:value="1745.558838" calcext:value-type="float">
            <text:p>1745.558838</text:p>
          </table:table-cell>
          <table:table-cell table:number-columns-repeated="13"/>
        </table:table-row>
        <table:table-row table:style-name="ro1">
          <table:table-cell office:value-type="float" office:value="1667.896973" calcext:value-type="float">
            <text:p>1667.896973</text:p>
          </table:table-cell>
          <table:table-cell office:value-type="float" office:value="1744.753418" calcext:value-type="float">
            <text:p>1744.753418</text:p>
          </table:table-cell>
          <table:table-cell office:value-type="float" office:value="1677.610107" calcext:value-type="float">
            <text:p>1677.610107</text:p>
          </table:table-cell>
          <table:table-cell office:value-type="float" office:value="1738.834106" calcext:value-type="float">
            <text:p>1738.834106</text:p>
          </table:table-cell>
          <table:table-cell table:number-columns-repeated="13"/>
        </table:table-row>
        <table:table-row table:style-name="ro1">
          <table:table-cell office:value-type="float" office:value="1662.741577" calcext:value-type="float">
            <text:p>1662.741577</text:p>
          </table:table-cell>
          <table:table-cell office:value-type="float" office:value="1757.148682" calcext:value-type="float">
            <text:p>1757.148682</text:p>
          </table:table-cell>
          <table:table-cell office:value-type="float" office:value="1670.504395" calcext:value-type="float">
            <text:p>1670.504395</text:p>
          </table:table-cell>
          <table:table-cell office:value-type="float" office:value="1753.176758" calcext:value-type="float">
            <text:p>1753.176758</text:p>
          </table:table-cell>
          <table:table-cell table:number-columns-repeated="13"/>
        </table:table-row>
        <table:table-row table:style-name="ro1">
          <table:table-cell office:value-type="float" office:value="1666.185791" calcext:value-type="float">
            <text:p>1666.185791</text:p>
          </table:table-cell>
          <table:table-cell office:value-type="float" office:value="1750.627075" calcext:value-type="float">
            <text:p>1750.627075</text:p>
          </table:table-cell>
          <table:table-cell office:value-type="float" office:value="1674.589844" calcext:value-type="float">
            <text:p>1674.589844</text:p>
          </table:table-cell>
          <table:table-cell office:value-type="float" office:value="1743.885376" calcext:value-type="float">
            <text:p>1743.885376</text:p>
          </table:table-cell>
          <table:table-cell table:number-columns-repeated="13"/>
        </table:table-row>
        <table:table-row table:style-name="ro1">
          <table:table-cell office:value-type="float" office:value="1665.615845" calcext:value-type="float">
            <text:p>1665.615845</text:p>
          </table:table-cell>
          <table:table-cell office:value-type="float" office:value="1744.505981" calcext:value-type="float">
            <text:p>1744.505981</text:p>
          </table:table-cell>
          <table:table-cell office:value-type="float" office:value="1680.006836" calcext:value-type="float">
            <text:p>1680.006836</text:p>
          </table:table-cell>
          <table:table-cell office:value-type="float" office:value="1741.536621" calcext:value-type="float">
            <text:p>1741.536621</text:p>
          </table:table-cell>
          <table:table-cell table:number-columns-repeated="13"/>
        </table:table-row>
        <table:table-row table:style-name="ro1">
          <table:table-cell office:value-type="float" office:value="1664.946411" calcext:value-type="float">
            <text:p>1664.946411</text:p>
          </table:table-cell>
          <table:table-cell office:value-type="float" office:value="1755.012939" calcext:value-type="float">
            <text:p>1755.012939</text:p>
          </table:table-cell>
          <table:table-cell office:value-type="float" office:value="1670.58728" calcext:value-type="float">
            <text:p>1670.58728</text:p>
          </table:table-cell>
          <table:table-cell office:value-type="float" office:value="1751.234497" calcext:value-type="float">
            <text:p>1751.234497</text:p>
          </table:table-cell>
          <table:table-cell table:number-columns-repeated="13"/>
        </table:table-row>
        <table:table-row table:style-name="ro1">
          <table:table-cell office:value-type="float" office:value="1667.763184" calcext:value-type="float">
            <text:p>1667.763184</text:p>
          </table:table-cell>
          <table:table-cell office:value-type="float" office:value="1749.079468" calcext:value-type="float">
            <text:p>1749.079468</text:p>
          </table:table-cell>
          <table:table-cell office:value-type="float" office:value="1676.2229" calcext:value-type="float">
            <text:p>1676.2229</text:p>
          </table:table-cell>
          <table:table-cell office:value-type="float" office:value="1741.65332" calcext:value-type="float">
            <text:p>1741.65332</text:p>
          </table:table-cell>
          <table:table-cell table:number-columns-repeated="13"/>
        </table:table-row>
        <table:table-row table:style-name="ro1">
          <table:table-cell office:value-type="float" office:value="1661.099121" calcext:value-type="float">
            <text:p>1661.099121</text:p>
          </table:table-cell>
          <table:table-cell office:value-type="float" office:value="1757.64624" calcext:value-type="float">
            <text:p>1757.64624</text:p>
          </table:table-cell>
          <table:table-cell office:value-type="float" office:value="1668.882446" calcext:value-type="float">
            <text:p>1668.882446</text:p>
          </table:table-cell>
          <table:table-cell office:value-type="float" office:value="1756.375977" calcext:value-type="float">
            <text:p>1756.375977</text:p>
          </table:table-cell>
          <table:table-cell table:number-columns-repeated="13"/>
        </table:table-row>
        <table:table-row table:style-name="ro1">
          <table:table-cell office:value-type="float" office:value="1670.37207" calcext:value-type="float">
            <text:p>1670.37207</text:p>
          </table:table-cell>
          <table:table-cell office:value-type="float" office:value="1745.677368" calcext:value-type="float">
            <text:p>1745.677368</text:p>
          </table:table-cell>
          <table:table-cell office:value-type="float" office:value="1676.638428" calcext:value-type="float">
            <text:p>1676.638428</text:p>
          </table:table-cell>
          <table:table-cell office:value-type="float" office:value="1744.401123" calcext:value-type="float">
            <text:p>1744.401123</text:p>
          </table:table-cell>
          <table:table-cell table:number-columns-repeated="13"/>
        </table:table-row>
        <table:table-row table:style-name="ro1">
          <table:table-cell office:value-type="float" office:value="1665.241333" calcext:value-type="float">
            <text:p>1665.241333</text:p>
          </table:table-cell>
          <table:table-cell office:value-type="float" office:value="1756.790771" calcext:value-type="float">
            <text:p>1756.790771</text:p>
          </table:table-cell>
          <table:table-cell office:value-type="float" office:value="1674.660034" calcext:value-type="float">
            <text:p>1674.660034</text:p>
          </table:table-cell>
          <table:table-cell office:value-type="float" office:value="1754.080811" calcext:value-type="float">
            <text:p>1754.080811</text:p>
          </table:table-cell>
          <table:table-cell table:number-columns-repeated="13"/>
        </table:table-row>
        <table:table-row table:style-name="ro1">
          <table:table-cell office:value-type="float" office:value="1666.29541" calcext:value-type="float">
            <text:p>1666.29541</text:p>
          </table:table-cell>
          <table:table-cell office:value-type="float" office:value="1750.290649" calcext:value-type="float">
            <text:p>1750.290649</text:p>
          </table:table-cell>
          <table:table-cell office:value-type="float" office:value="1676.10791" calcext:value-type="float">
            <text:p>1676.10791</text:p>
          </table:table-cell>
          <table:table-cell office:value-type="float" office:value="1743.405518" calcext:value-type="float">
            <text:p>1743.405518</text:p>
          </table:table-cell>
          <table:table-cell table:number-columns-repeated="13"/>
        </table:table-row>
        <table:table-row table:style-name="ro1">
          <table:table-cell office:value-type="float" office:value="1669.643433" calcext:value-type="float">
            <text:p>1669.643433</text:p>
          </table:table-cell>
          <table:table-cell office:value-type="float" office:value="1747.324951" calcext:value-type="float">
            <text:p>1747.324951</text:p>
          </table:table-cell>
          <table:table-cell office:value-type="float" office:value="1677.661499" calcext:value-type="float">
            <text:p>1677.661499</text:p>
          </table:table-cell>
          <table:table-cell office:value-type="float" office:value="1744.296021" calcext:value-type="float">
            <text:p>1744.296021</text:p>
          </table:table-cell>
          <table:table-cell table:number-columns-repeated="13"/>
        </table:table-row>
        <table:table-row table:style-name="ro1">
          <table:table-cell office:value-type="float" office:value="1664.310181" calcext:value-type="float">
            <text:p>1664.310181</text:p>
          </table:table-cell>
          <table:table-cell office:value-type="float" office:value="1755.844482" calcext:value-type="float">
            <text:p>1755.844482</text:p>
          </table:table-cell>
          <table:table-cell office:value-type="float" office:value="1675.302612" calcext:value-type="float">
            <text:p>1675.302612</text:p>
          </table:table-cell>
          <table:table-cell office:value-type="float" office:value="1751.804932" calcext:value-type="float">
            <text:p>1751.804932</text:p>
          </table:table-cell>
          <table:table-cell table:number-columns-repeated="13"/>
        </table:table-row>
        <table:table-row table:style-name="ro1">
          <table:table-cell office:value-type="float" office:value="1669.880859" calcext:value-type="float">
            <text:p>1669.880859</text:p>
          </table:table-cell>
          <table:table-cell office:value-type="float" office:value="1748.374268" calcext:value-type="float">
            <text:p>1748.374268</text:p>
          </table:table-cell>
          <table:table-cell office:value-type="float" office:value="1679.347412" calcext:value-type="float">
            <text:p>1679.347412</text:p>
          </table:table-cell>
          <table:table-cell office:value-type="float" office:value="1744.352173" calcext:value-type="float">
            <text:p>1744.352173</text:p>
          </table:table-cell>
          <table:table-cell table:number-columns-repeated="13"/>
        </table:table-row>
        <table:table-row table:style-name="ro1">
          <table:table-cell office:value-type="float" office:value="1667.488281" calcext:value-type="float">
            <text:p>1667.488281</text:p>
          </table:table-cell>
          <table:table-cell office:value-type="float" office:value="1745.785034" calcext:value-type="float">
            <text:p>1745.785034</text:p>
          </table:table-cell>
          <table:table-cell office:value-type="float" office:value="1674.137451" calcext:value-type="float">
            <text:p>1674.137451</text:p>
          </table:table-cell>
          <table:table-cell office:value-type="float" office:value="1744.62854" calcext:value-type="float">
            <text:p>1744.62854</text:p>
          </table:table-cell>
          <table:table-cell table:number-columns-repeated="13"/>
        </table:table-row>
        <table:table-row table:style-name="ro1">
          <table:table-cell office:value-type="float" office:value="1670.254395" calcext:value-type="float">
            <text:p>1670.254395</text:p>
          </table:table-cell>
          <table:table-cell office:value-type="float" office:value="1753.154297" calcext:value-type="float">
            <text:p>1753.154297</text:p>
          </table:table-cell>
          <table:table-cell office:value-type="float" office:value="1674.995728" calcext:value-type="float">
            <text:p>1674.995728</text:p>
          </table:table-cell>
          <table:table-cell office:value-type="float" office:value="1750.366211" calcext:value-type="float">
            <text:p>1750.366211</text:p>
          </table:table-cell>
          <table:table-cell table:number-columns-repeated="13"/>
        </table:table-row>
        <table:table-row table:style-name="ro1">
          <table:table-cell office:value-type="float" office:value="1668.558594" calcext:value-type="float">
            <text:p>1668.558594</text:p>
          </table:table-cell>
          <table:table-cell office:value-type="float" office:value="1743.800659" calcext:value-type="float">
            <text:p>1743.800659</text:p>
          </table:table-cell>
          <table:table-cell office:value-type="float" office:value="1679.417114" calcext:value-type="float">
            <text:p>1679.417114</text:p>
          </table:table-cell>
          <table:table-cell office:value-type="float" office:value="1742.057739" calcext:value-type="float">
            <text:p>1742.057739</text:p>
          </table:table-cell>
          <table:table-cell table:number-columns-repeated="13"/>
        </table:table-row>
        <table:table-row table:style-name="ro1">
          <table:table-cell office:value-type="float" office:value="1667.836914" calcext:value-type="float">
            <text:p>1667.836914</text:p>
          </table:table-cell>
          <table:table-cell office:value-type="float" office:value="1751.825073" calcext:value-type="float">
            <text:p>1751.825073</text:p>
          </table:table-cell>
          <table:table-cell office:value-type="float" office:value="1675.921753" calcext:value-type="float">
            <text:p>1675.921753</text:p>
          </table:table-cell>
          <table:table-cell office:value-type="float" office:value="1747.101929" calcext:value-type="float">
            <text:p>1747.101929</text:p>
          </table:table-cell>
          <table:table-cell table:number-columns-repeated="13"/>
        </table:table-row>
        <table:table-row table:style-name="ro1">
          <table:table-cell office:value-type="float" office:value="1663.488159" calcext:value-type="float">
            <text:p>1663.488159</text:p>
          </table:table-cell>
          <table:table-cell office:value-type="float" office:value="1755.545898" calcext:value-type="float">
            <text:p>1755.545898</text:p>
          </table:table-cell>
          <table:table-cell office:value-type="float" office:value="1675.099854" calcext:value-type="float">
            <text:p>1675.099854</text:p>
          </table:table-cell>
          <table:table-cell office:value-type="float" office:value="1754.752563" calcext:value-type="float">
            <text:p>1754.752563</text:p>
          </table:table-cell>
          <table:table-cell table:number-columns-repeated="13"/>
        </table:table-row>
        <table:table-row table:style-name="ro1">
          <table:table-cell office:value-type="float" office:value="1665.759766" calcext:value-type="float">
            <text:p>1665.759766</text:p>
          </table:table-cell>
          <table:table-cell office:value-type="float" office:value="1751.278809" calcext:value-type="float">
            <text:p>1751.278809</text:p>
          </table:table-cell>
          <table:table-cell office:value-type="float" office:value="1673.839722" calcext:value-type="float">
            <text:p>1673.839722</text:p>
          </table:table-cell>
          <table:table-cell office:value-type="float" office:value="1747.638428" calcext:value-type="float">
            <text:p>1747.638428</text:p>
          </table:table-cell>
          <table:table-cell table:number-columns-repeated="13"/>
        </table:table-row>
        <table:table-row table:style-name="ro1">
          <table:table-cell office:value-type="float" office:value="1665.417114" calcext:value-type="float">
            <text:p>1665.417114</text:p>
          </table:table-cell>
          <table:table-cell office:value-type="float" office:value="1744.975098" calcext:value-type="float">
            <text:p>1744.975098</text:p>
          </table:table-cell>
          <table:table-cell office:value-type="float" office:value="1677.187622" calcext:value-type="float">
            <text:p>1677.187622</text:p>
          </table:table-cell>
          <table:table-cell office:value-type="float" office:value="1745.010864" calcext:value-type="float">
            <text:p>1745.010864</text:p>
          </table:table-cell>
          <table:table-cell table:number-columns-repeated="13"/>
        </table:table-row>
        <table:table-row table:style-name="ro1">
          <table:table-cell office:value-type="float" office:value="1665.080322" calcext:value-type="float">
            <text:p>1665.080322</text:p>
          </table:table-cell>
          <table:table-cell office:value-type="float" office:value="1755.473389" calcext:value-type="float">
            <text:p>1755.473389</text:p>
          </table:table-cell>
          <table:table-cell office:value-type="float" office:value="1672.816895" calcext:value-type="float">
            <text:p>1672.816895</text:p>
          </table:table-cell>
          <table:table-cell office:value-type="float" office:value="1752.170288" calcext:value-type="float">
            <text:p>1752.170288</text:p>
          </table:table-cell>
          <table:table-cell table:number-columns-repeated="13"/>
        </table:table-row>
        <table:table-row table:style-name="ro1">
          <table:table-cell office:value-type="float" office:value="1663.872192" calcext:value-type="float">
            <text:p>1663.872192</text:p>
          </table:table-cell>
          <table:table-cell office:value-type="float" office:value="1756.466309" calcext:value-type="float">
            <text:p>1756.466309</text:p>
          </table:table-cell>
          <table:table-cell office:value-type="float" office:value="1674.125732" calcext:value-type="float">
            <text:p>1674.125732</text:p>
          </table:table-cell>
          <table:table-cell office:value-type="float" office:value="1753.4729" calcext:value-type="float">
            <text:p>1753.4729</text:p>
          </table:table-cell>
          <table:table-cell table:number-columns-repeated="13"/>
        </table:table-row>
        <table:table-row table:style-name="ro1">
          <table:table-cell office:value-type="float" office:value="1673.79895" calcext:value-type="float">
            <text:p>1673.79895</text:p>
          </table:table-cell>
          <table:table-cell office:value-type="float" office:value="1748.2677" calcext:value-type="float">
            <text:p>1748.2677</text:p>
          </table:table-cell>
          <table:table-cell office:value-type="float" office:value="1677.197388" calcext:value-type="float">
            <text:p>1677.197388</text:p>
          </table:table-cell>
          <table:table-cell office:value-type="float" office:value="1743.27478" calcext:value-type="float">
            <text:p>1743.27478</text:p>
          </table:table-cell>
          <table:table-cell table:number-columns-repeated="13"/>
        </table:table-row>
        <table:table-row table:style-name="ro1">
          <table:table-cell office:value-type="float" office:value="1666.20874" calcext:value-type="float">
            <text:p>1666.20874</text:p>
          </table:table-cell>
          <table:table-cell office:value-type="float" office:value="1758.705811" calcext:value-type="float">
            <text:p>1758.705811</text:p>
          </table:table-cell>
          <table:table-cell office:value-type="float" office:value="1675.722168" calcext:value-type="float">
            <text:p>1675.722168</text:p>
          </table:table-cell>
          <table:table-cell office:value-type="float" office:value="1754.459473" calcext:value-type="float">
            <text:p>1754.459473</text:p>
          </table:table-cell>
          <table:table-cell table:number-columns-repeated="13"/>
        </table:table-row>
        <table:table-row table:style-name="ro1">
          <table:table-cell office:value-type="float" office:value="1668.193237" calcext:value-type="float">
            <text:p>1668.193237</text:p>
          </table:table-cell>
          <table:table-cell office:value-type="float" office:value="1746.811523" calcext:value-type="float">
            <text:p>1746.811523</text:p>
          </table:table-cell>
          <table:table-cell office:value-type="float" office:value="1677.43103" calcext:value-type="float">
            <text:p>1677.43103</text:p>
          </table:table-cell>
          <table:table-cell office:value-type="float" office:value="1744.765503" calcext:value-type="float">
            <text:p>1744.765503</text:p>
          </table:table-cell>
          <table:table-cell table:number-columns-repeated="13"/>
        </table:table-row>
        <table:table-row table:style-name="ro1">
          <table:table-cell office:value-type="float" office:value="1669.37146" calcext:value-type="float">
            <text:p>1669.37146</text:p>
          </table:table-cell>
          <table:table-cell office:value-type="float" office:value="1754.924194" calcext:value-type="float">
            <text:p>1754.924194</text:p>
          </table:table-cell>
          <table:table-cell office:value-type="float" office:value="1678.636597" calcext:value-type="float">
            <text:p>1678.636597</text:p>
          </table:table-cell>
          <table:table-cell office:value-type="float" office:value="1752.544922" calcext:value-type="float">
            <text:p>1752.544922</text:p>
          </table:table-cell>
          <table:table-cell table:number-columns-repeated="13"/>
        </table:table-row>
        <table:table-row table:style-name="ro1">
          <table:table-cell office:value-type="float" office:value="1669.451782" calcext:value-type="float">
            <text:p>1669.451782</text:p>
          </table:table-cell>
          <table:table-cell office:value-type="float" office:value="1745.516357" calcext:value-type="float">
            <text:p>1745.516357</text:p>
          </table:table-cell>
          <table:table-cell office:value-type="float" office:value="1677.52002" calcext:value-type="float">
            <text:p>1677.52002</text:p>
          </table:table-cell>
          <table:table-cell office:value-type="float" office:value="1743.389648" calcext:value-type="float">
            <text:p>1743.389648</text:p>
          </table:table-cell>
          <table:table-cell table:number-columns-repeated="13"/>
        </table:table-row>
        <table:table-row table:style-name="ro1">
          <table:table-cell office:value-type="float" office:value="1663.806519" calcext:value-type="float">
            <text:p>1663.806519</text:p>
          </table:table-cell>
          <table:table-cell office:value-type="float" office:value="1758.287964" calcext:value-type="float">
            <text:p>1758.287964</text:p>
          </table:table-cell>
          <table:table-cell office:value-type="float" office:value="1672.778931" calcext:value-type="float">
            <text:p>1672.778931</text:p>
          </table:table-cell>
          <table:table-cell office:value-type="float" office:value="1754.512329" calcext:value-type="float">
            <text:p>1754.512329</text:p>
          </table:table-cell>
          <table:table-cell table:number-columns-repeated="13"/>
        </table:table-row>
        <table:table-row table:style-name="ro1">
          <table:table-cell office:value-type="float" office:value="1669.082275" calcext:value-type="float">
            <text:p>1669.082275</text:p>
          </table:table-cell>
          <table:table-cell office:value-type="float" office:value="1756.233398" calcext:value-type="float">
            <text:p>1756.233398</text:p>
          </table:table-cell>
          <table:table-cell office:value-type="float" office:value="1673.520996" calcext:value-type="float">
            <text:p>1673.520996</text:p>
          </table:table-cell>
          <table:table-cell office:value-type="float" office:value="1752.433594" calcext:value-type="float">
            <text:p>1752.433594</text:p>
          </table:table-cell>
          <table:table-cell table:number-columns-repeated="13"/>
        </table:table-row>
        <table:table-row table:style-name="ro1">
          <table:table-cell office:value-type="float" office:value="1671.102051" calcext:value-type="float">
            <text:p>1671.102051</text:p>
          </table:table-cell>
          <table:table-cell office:value-type="float" office:value="1743.950439" calcext:value-type="float">
            <text:p>1743.950439</text:p>
          </table:table-cell>
          <table:table-cell office:value-type="float" office:value="1682.075806" calcext:value-type="float">
            <text:p>1682.075806</text:p>
          </table:table-cell>
          <table:table-cell office:value-type="float" office:value="1741.393799" calcext:value-type="float">
            <text:p>1741.393799</text:p>
          </table:table-cell>
          <table:table-cell table:number-columns-repeated="13"/>
        </table:table-row>
        <table:table-row table:style-name="ro1">
          <table:table-cell office:value-type="float" office:value="1669.727783" calcext:value-type="float">
            <text:p>1669.727783</text:p>
          </table:table-cell>
          <table:table-cell office:value-type="float" office:value="1758.299438" calcext:value-type="float">
            <text:p>1758.299438</text:p>
          </table:table-cell>
          <table:table-cell office:value-type="float" office:value="1677.757202" calcext:value-type="float">
            <text:p>1677.757202</text:p>
          </table:table-cell>
          <table:table-cell office:value-type="float" office:value="1752.477661" calcext:value-type="float">
            <text:p>1752.477661</text:p>
          </table:table-cell>
          <table:table-cell table:number-columns-repeated="13"/>
        </table:table-row>
        <table:table-row table:style-name="ro1">
          <table:table-cell office:value-type="float" office:value="1671.147095" calcext:value-type="float">
            <text:p>1671.147095</text:p>
          </table:table-cell>
          <table:table-cell office:value-type="float" office:value="1753.189209" calcext:value-type="float">
            <text:p>1753.189209</text:p>
          </table:table-cell>
          <table:table-cell office:value-type="float" office:value="1677.258179" calcext:value-type="float">
            <text:p>1677.258179</text:p>
          </table:table-cell>
          <table:table-cell office:value-type="float" office:value="1751.301758" calcext:value-type="float">
            <text:p>1751.301758</text:p>
          </table:table-cell>
          <table:table-cell table:number-columns-repeated="13"/>
        </table:table-row>
        <table:table-row table:style-name="ro1">
          <table:table-cell office:value-type="float" office:value="1671.590698" calcext:value-type="float">
            <text:p>1671.590698</text:p>
          </table:table-cell>
          <table:table-cell office:value-type="float" office:value="1749.927246" calcext:value-type="float">
            <text:p>1749.927246</text:p>
          </table:table-cell>
          <table:table-cell office:value-type="float" office:value="1679.700195" calcext:value-type="float">
            <text:p>1679.700195</text:p>
          </table:table-cell>
          <table:table-cell office:value-type="float" office:value="1746.641724" calcext:value-type="float">
            <text:p>1746.641724</text:p>
          </table:table-cell>
          <table:table-cell table:number-columns-repeated="13"/>
        </table:table-row>
        <table:table-row table:style-name="ro1">
          <table:table-cell office:value-type="float" office:value="1671.28833" calcext:value-type="float">
            <text:p>1671.28833</text:p>
          </table:table-cell>
          <table:table-cell office:value-type="float" office:value="1748.83313" calcext:value-type="float">
            <text:p>1748.83313</text:p>
          </table:table-cell>
          <table:table-cell office:value-type="float" office:value="1680.922974" calcext:value-type="float">
            <text:p>1680.922974</text:p>
          </table:table-cell>
          <table:table-cell office:value-type="float" office:value="1745.383179" calcext:value-type="float">
            <text:p>1745.383179</text:p>
          </table:table-cell>
          <table:table-cell table:number-columns-repeated="13"/>
        </table:table-row>
        <table:table-row table:style-name="ro1">
          <table:table-cell office:value-type="float" office:value="1668.622925" calcext:value-type="float">
            <text:p>1668.622925</text:p>
          </table:table-cell>
          <table:table-cell office:value-type="float" office:value="1753.584717" calcext:value-type="float">
            <text:p>1753.584717</text:p>
          </table:table-cell>
          <table:table-cell office:value-type="float" office:value="1672.656982" calcext:value-type="float">
            <text:p>1672.656982</text:p>
          </table:table-cell>
          <table:table-cell office:value-type="float" office:value="1752.42627" calcext:value-type="float">
            <text:p>1752.42627</text:p>
          </table:table-cell>
          <table:table-cell table:number-columns-repeated="13"/>
        </table:table-row>
        <table:table-row table:style-name="ro1">
          <table:table-cell office:value-type="float" office:value="1669.746094" calcext:value-type="float">
            <text:p>1669.746094</text:p>
          </table:table-cell>
          <table:table-cell office:value-type="float" office:value="1745.692627" calcext:value-type="float">
            <text:p>1745.692627</text:p>
          </table:table-cell>
          <table:table-cell office:value-type="float" office:value="1679.927734" calcext:value-type="float">
            <text:p>1679.927734</text:p>
          </table:table-cell>
          <table:table-cell office:value-type="float" office:value="1740.834595" calcext:value-type="float">
            <text:p>1740.834595</text:p>
          </table:table-cell>
          <table:table-cell table:number-columns-repeated="13"/>
        </table:table-row>
        <table:table-row table:style-name="ro1">
          <table:table-cell office:value-type="float" office:value="1670.605469" calcext:value-type="float">
            <text:p>1670.605469</text:p>
          </table:table-cell>
          <table:table-cell office:value-type="float" office:value="1746.889038" calcext:value-type="float">
            <text:p>1746.889038</text:p>
          </table:table-cell>
          <table:table-cell office:value-type="float" office:value="1679.189697" calcext:value-type="float">
            <text:p>1679.189697</text:p>
          </table:table-cell>
          <table:table-cell office:value-type="float" office:value="1743.958496" calcext:value-type="float">
            <text:p>1743.958496</text:p>
          </table:table-cell>
          <table:table-cell table:number-columns-repeated="13"/>
        </table:table-row>
        <table:table-row table:style-name="ro1">
          <table:table-cell office:value-type="float" office:value="1667.566406" calcext:value-type="float">
            <text:p>1667.566406</text:p>
          </table:table-cell>
          <table:table-cell office:value-type="float" office:value="1744.487061" calcext:value-type="float">
            <text:p>1744.487061</text:p>
          </table:table-cell>
          <table:table-cell office:value-type="float" office:value="1678.013428" calcext:value-type="float">
            <text:p>1678.013428</text:p>
          </table:table-cell>
          <table:table-cell office:value-type="float" office:value="1739.493896" calcext:value-type="float">
            <text:p>1739.493896</text:p>
          </table:table-cell>
          <table:table-cell table:number-columns-repeated="13"/>
        </table:table-row>
        <table:table-row table:style-name="ro1">
          <table:table-cell office:value-type="float" office:value="1667.424072" calcext:value-type="float">
            <text:p>1667.424072</text:p>
          </table:table-cell>
          <table:table-cell office:value-type="float" office:value="1751.954346" calcext:value-type="float">
            <text:p>1751.954346</text:p>
          </table:table-cell>
          <table:table-cell office:value-type="float" office:value="1674.362061" calcext:value-type="float">
            <text:p>1674.362061</text:p>
          </table:table-cell>
          <table:table-cell office:value-type="float" office:value="1750.52063" calcext:value-type="float">
            <text:p>1750.52063</text:p>
          </table:table-cell>
          <table:table-cell table:number-columns-repeated="13"/>
        </table:table-row>
        <table:table-row table:style-name="ro1">
          <table:table-cell office:value-type="float" office:value="1670.228394" calcext:value-type="float">
            <text:p>1670.228394</text:p>
          </table:table-cell>
          <table:table-cell office:value-type="float" office:value="1749.1875" calcext:value-type="float">
            <text:p>1749.1875</text:p>
          </table:table-cell>
          <table:table-cell office:value-type="float" office:value="1675.148682" calcext:value-type="float">
            <text:p>1675.148682</text:p>
          </table:table-cell>
          <table:table-cell office:value-type="float" office:value="1746.489868" calcext:value-type="float">
            <text:p>1746.489868</text:p>
          </table:table-cell>
          <table:table-cell table:number-columns-repeated="13"/>
        </table:table-row>
        <table:table-row table:style-name="ro1">
          <table:table-cell office:value-type="float" office:value="1665.127197" calcext:value-type="float">
            <text:p>1665.127197</text:p>
          </table:table-cell>
          <table:table-cell office:value-type="float" office:value="1751.603394" calcext:value-type="float">
            <text:p>1751.603394</text:p>
          </table:table-cell>
          <table:table-cell office:value-type="float" office:value="1674.389404" calcext:value-type="float">
            <text:p>1674.389404</text:p>
          </table:table-cell>
          <table:table-cell office:value-type="float" office:value="1748.975098" calcext:value-type="float">
            <text:p>1748.975098</text:p>
          </table:table-cell>
          <table:table-cell table:number-columns-repeated="13"/>
        </table:table-row>
        <table:table-row table:style-name="ro1">
          <table:table-cell office:value-type="float" office:value="1669.422119" calcext:value-type="float">
            <text:p>1669.422119</text:p>
          </table:table-cell>
          <table:table-cell office:value-type="float" office:value="1748.297119" calcext:value-type="float">
            <text:p>1748.297119</text:p>
          </table:table-cell>
          <table:table-cell office:value-type="float" office:value="1678.265869" calcext:value-type="float">
            <text:p>1678.265869</text:p>
          </table:table-cell>
          <table:table-cell office:value-type="float" office:value="1743.720825" calcext:value-type="float">
            <text:p>1743.720825</text:p>
          </table:table-cell>
          <table:table-cell table:number-columns-repeated="13"/>
        </table:table-row>
        <table:table-row table:style-name="ro1">
          <table:table-cell office:value-type="float" office:value="1668.743164" calcext:value-type="float">
            <text:p>1668.743164</text:p>
          </table:table-cell>
          <table:table-cell office:value-type="float" office:value="1744.208984" calcext:value-type="float">
            <text:p>1744.208984</text:p>
          </table:table-cell>
          <table:table-cell office:value-type="float" office:value="1677.489136" calcext:value-type="float">
            <text:p>1677.489136</text:p>
          </table:table-cell>
          <table:table-cell office:value-type="float" office:value="1739.576782" calcext:value-type="float">
            <text:p>1739.576782</text:p>
          </table:table-cell>
          <table:table-cell table:number-columns-repeated="13"/>
        </table:table-row>
        <table:table-row table:style-name="ro1">
          <table:table-cell office:value-type="float" office:value="1663.732422" calcext:value-type="float">
            <text:p>1663.732422</text:p>
          </table:table-cell>
          <table:table-cell office:value-type="float" office:value="1752.395264" calcext:value-type="float">
            <text:p>1752.395264</text:p>
          </table:table-cell>
          <table:table-cell office:value-type="float" office:value="1673.062866" calcext:value-type="float">
            <text:p>1673.062866</text:p>
          </table:table-cell>
          <table:table-cell office:value-type="float" office:value="1749.965088" calcext:value-type="float">
            <text:p>1749.965088</text:p>
          </table:table-cell>
          <table:table-cell table:number-columns-repeated="13"/>
        </table:table-row>
        <table:table-row table:style-name="ro1">
          <table:table-cell office:value-type="float" office:value="1666.685669" calcext:value-type="float">
            <text:p>1666.685669</text:p>
          </table:table-cell>
          <table:table-cell office:value-type="float" office:value="1746.712158" calcext:value-type="float">
            <text:p>1746.712158</text:p>
          </table:table-cell>
          <table:table-cell office:value-type="float" office:value="1676.25061" calcext:value-type="float">
            <text:p>1676.25061</text:p>
          </table:table-cell>
          <table:table-cell office:value-type="float" office:value="1741.846436" calcext:value-type="float">
            <text:p>1741.846436</text:p>
          </table:table-cell>
          <table:table-cell table:number-columns-repeated="13"/>
        </table:table-row>
        <table:table-row table:style-name="ro1">
          <table:table-cell office:value-type="float" office:value="1667.473999" calcext:value-type="float">
            <text:p>1667.473999</text:p>
          </table:table-cell>
          <table:table-cell office:value-type="float" office:value="1753.287476" calcext:value-type="float">
            <text:p>1753.287476</text:p>
          </table:table-cell>
          <table:table-cell office:value-type="float" office:value="1671.937988" calcext:value-type="float">
            <text:p>1671.937988</text:p>
          </table:table-cell>
          <table:table-cell office:value-type="float" office:value="1749.412231" calcext:value-type="float">
            <text:p>1749.412231</text:p>
          </table:table-cell>
          <table:table-cell table:number-columns-repeated="13"/>
        </table:table-row>
        <table:table-row table:style-name="ro1">
          <table:table-cell office:value-type="float" office:value="1667.304565" calcext:value-type="float">
            <text:p>1667.304565</text:p>
          </table:table-cell>
          <table:table-cell office:value-type="float" office:value="1747.144897" calcext:value-type="float">
            <text:p>1747.144897</text:p>
          </table:table-cell>
          <table:table-cell office:value-type="float" office:value="1673.957397" calcext:value-type="float">
            <text:p>1673.957397</text:p>
          </table:table-cell>
          <table:table-cell office:value-type="float" office:value="1746.18689" calcext:value-type="float">
            <text:p>1746.18689</text:p>
          </table:table-cell>
          <table:table-cell table:number-columns-repeated="13"/>
        </table:table-row>
        <table:table-row table:style-name="ro1">
          <table:table-cell office:value-type="float" office:value="1670.589966" calcext:value-type="float">
            <text:p>1670.589966</text:p>
          </table:table-cell>
          <table:table-cell office:value-type="float" office:value="1745.437622" calcext:value-type="float">
            <text:p>1745.437622</text:p>
          </table:table-cell>
          <table:table-cell office:value-type="float" office:value="1677.650757" calcext:value-type="float">
            <text:p>1677.650757</text:p>
          </table:table-cell>
          <table:table-cell office:value-type="float" office:value="1745.08606" calcext:value-type="float">
            <text:p>1745.08606</text:p>
          </table:table-cell>
          <table:table-cell table:number-columns-repeated="13"/>
        </table:table-row>
        <table:table-row table:style-name="ro1">
          <table:table-cell office:value-type="float" office:value="1672.685303" calcext:value-type="float">
            <text:p>1672.685303</text:p>
          </table:table-cell>
          <table:table-cell office:value-type="float" office:value="1749.732544" calcext:value-type="float">
            <text:p>1749.732544</text:p>
          </table:table-cell>
          <table:table-cell office:value-type="float" office:value="1679.377197" calcext:value-type="float">
            <text:p>1679.377197</text:p>
          </table:table-cell>
          <table:table-cell office:value-type="float" office:value="1744.81958" calcext:value-type="float">
            <text:p>1744.81958</text:p>
          </table:table-cell>
          <table:table-cell table:number-columns-repeated="13"/>
        </table:table-row>
        <table:table-row table:style-name="ro1">
          <table:table-cell office:value-type="float" office:value="1671.556885" calcext:value-type="float">
            <text:p>1671.556885</text:p>
          </table:table-cell>
          <table:table-cell office:value-type="float" office:value="1746.17749" calcext:value-type="float">
            <text:p>1746.17749</text:p>
          </table:table-cell>
          <table:table-cell office:value-type="float" office:value="1681.729248" calcext:value-type="float">
            <text:p>1681.729248</text:p>
          </table:table-cell>
          <table:table-cell office:value-type="float" office:value="1742.620483" calcext:value-type="float">
            <text:p>1742.620483</text:p>
          </table:table-cell>
          <table:table-cell table:number-columns-repeated="13"/>
        </table:table-row>
        <table:table-row table:style-name="ro1">
          <table:table-cell office:value-type="float" office:value="1671.147705" calcext:value-type="float">
            <text:p>1671.147705</text:p>
          </table:table-cell>
          <table:table-cell office:value-type="float" office:value="1755.648193" calcext:value-type="float">
            <text:p>1755.648193</text:p>
          </table:table-cell>
          <table:table-cell office:value-type="float" office:value="1676.0802" calcext:value-type="float">
            <text:p>1676.0802</text:p>
          </table:table-cell>
          <table:table-cell office:value-type="float" office:value="1756.435791" calcext:value-type="float">
            <text:p>1756.435791</text:p>
          </table:table-cell>
          <table:table-cell table:number-columns-repeated="13"/>
        </table:table-row>
        <table:table-row table:style-name="ro1">
          <table:table-cell office:value-type="float" office:value="1671.623169" calcext:value-type="float">
            <text:p>1671.623169</text:p>
          </table:table-cell>
          <table:table-cell office:value-type="float" office:value="1752.283447" calcext:value-type="float">
            <text:p>1752.283447</text:p>
          </table:table-cell>
          <table:table-cell office:value-type="float" office:value="1677.410522" calcext:value-type="float">
            <text:p>1677.410522</text:p>
          </table:table-cell>
          <table:table-cell office:value-type="float" office:value="1748.982178" calcext:value-type="float">
            <text:p>1748.982178</text:p>
          </table:table-cell>
          <table:table-cell table:number-columns-repeated="13"/>
        </table:table-row>
        <table:table-row table:style-name="ro1">
          <table:table-cell office:value-type="float" office:value="1666.776245" calcext:value-type="float">
            <text:p>1666.776245</text:p>
          </table:table-cell>
          <table:table-cell office:value-type="float" office:value="1759.347778" calcext:value-type="float">
            <text:p>1759.347778</text:p>
          </table:table-cell>
          <table:table-cell office:value-type="float" office:value="1673.947388" calcext:value-type="float">
            <text:p>1673.947388</text:p>
          </table:table-cell>
          <table:table-cell office:value-type="float" office:value="1755.628418" calcext:value-type="float">
            <text:p>1755.628418</text:p>
          </table:table-cell>
          <table:table-cell table:number-columns-repeated="13"/>
        </table:table-row>
        <table:table-row table:style-name="ro1">
          <table:table-cell office:value-type="float" office:value="1672.495117" calcext:value-type="float">
            <text:p>1672.495117</text:p>
          </table:table-cell>
          <table:table-cell office:value-type="float" office:value="1749.273315" calcext:value-type="float">
            <text:p>1749.273315</text:p>
          </table:table-cell>
          <table:table-cell office:value-type="float" office:value="1678.869019" calcext:value-type="float">
            <text:p>1678.869019</text:p>
          </table:table-cell>
          <table:table-cell office:value-type="float" office:value="1749.177612" calcext:value-type="float">
            <text:p>1749.177612</text:p>
          </table:table-cell>
          <table:table-cell table:number-columns-repeated="13"/>
        </table:table-row>
        <table:table-row table:style-name="ro1">
          <table:table-cell office:value-type="float" office:value="1670.422485" calcext:value-type="float">
            <text:p>1670.422485</text:p>
          </table:table-cell>
          <table:table-cell office:value-type="float" office:value="1751.589966" calcext:value-type="float">
            <text:p>1751.589966</text:p>
          </table:table-cell>
          <table:table-cell office:value-type="float" office:value="1679.159424" calcext:value-type="float">
            <text:p>1679.159424</text:p>
          </table:table-cell>
          <table:table-cell office:value-type="float" office:value="1744.652344" calcext:value-type="float">
            <text:p>1744.652344</text:p>
          </table:table-cell>
          <table:table-cell table:number-columns-repeated="13"/>
        </table:table-row>
        <table:table-row table:style-name="ro1">
          <table:table-cell office:value-type="float" office:value="1669.884277" calcext:value-type="float">
            <text:p>1669.884277</text:p>
          </table:table-cell>
          <table:table-cell office:value-type="float" office:value="1751.804321" calcext:value-type="float">
            <text:p>1751.804321</text:p>
          </table:table-cell>
          <table:table-cell office:value-type="float" office:value="1677.172363" calcext:value-type="float">
            <text:p>1677.172363</text:p>
          </table:table-cell>
          <table:table-cell office:value-type="float" office:value="1750.824219" calcext:value-type="float">
            <text:p>1750.824219</text:p>
          </table:table-cell>
          <table:table-cell table:number-columns-repeated="13"/>
        </table:table-row>
        <table:table-row table:style-name="ro1">
          <table:table-cell office:value-type="float" office:value="1667.806519" calcext:value-type="float">
            <text:p>1667.806519</text:p>
          </table:table-cell>
          <table:table-cell office:value-type="float" office:value="1746.421509" calcext:value-type="float">
            <text:p>1746.421509</text:p>
          </table:table-cell>
          <table:table-cell office:value-type="float" office:value="1678.534546" calcext:value-type="float">
            <text:p>1678.534546</text:p>
          </table:table-cell>
          <table:table-cell office:value-type="float" office:value="1745.60437" calcext:value-type="float">
            <text:p>1745.60437</text:p>
          </table:table-cell>
          <table:table-cell table:number-columns-repeated="13"/>
        </table:table-row>
        <table:table-row table:style-name="ro1">
          <table:table-cell office:value-type="float" office:value="1667.616089" calcext:value-type="float">
            <text:p>1667.616089</text:p>
          </table:table-cell>
          <table:table-cell office:value-type="float" office:value="1758.734375" calcext:value-type="float">
            <text:p>1758.734375</text:p>
          </table:table-cell>
          <table:table-cell office:value-type="float" office:value="1677.503906" calcext:value-type="float">
            <text:p>1677.503906</text:p>
          </table:table-cell>
          <table:table-cell office:value-type="float" office:value="1759.715332" calcext:value-type="float">
            <text:p>1759.715332</text:p>
          </table:table-cell>
          <table:table-cell table:number-columns-repeated="13"/>
        </table:table-row>
        <table:table-row table:style-name="ro1">
          <table:table-cell office:value-type="float" office:value="1671.759888" calcext:value-type="float">
            <text:p>1671.759888</text:p>
          </table:table-cell>
          <table:table-cell office:value-type="float" office:value="1754.005737" calcext:value-type="float">
            <text:p>1754.005737</text:p>
          </table:table-cell>
          <table:table-cell office:value-type="float" office:value="1679.537109" calcext:value-type="float">
            <text:p>1679.537109</text:p>
          </table:table-cell>
          <table:table-cell office:value-type="float" office:value="1747.892456" calcext:value-type="float">
            <text:p>1747.892456</text:p>
          </table:table-cell>
          <table:table-cell table:number-columns-repeated="13"/>
        </table:table-row>
        <table:table-row table:style-name="ro1">
          <table:table-cell office:value-type="float" office:value="1664.896484" calcext:value-type="float">
            <text:p>1664.896484</text:p>
          </table:table-cell>
          <table:table-cell office:value-type="float" office:value="1761.14563" calcext:value-type="float">
            <text:p>1761.14563</text:p>
          </table:table-cell>
          <table:table-cell office:value-type="float" office:value="1674.751221" calcext:value-type="float">
            <text:p>1674.751221</text:p>
          </table:table-cell>
          <table:table-cell office:value-type="float" office:value="1756.995483" calcext:value-type="float">
            <text:p>1756.995483</text:p>
          </table:table-cell>
          <table:table-cell table:number-columns-repeated="13"/>
        </table:table-row>
        <table:table-row table:style-name="ro1">
          <table:table-cell office:value-type="float" office:value="1668.18335" calcext:value-type="float">
            <text:p>1668.18335</text:p>
          </table:table-cell>
          <table:table-cell office:value-type="float" office:value="1753.548462" calcext:value-type="float">
            <text:p>1753.548462</text:p>
          </table:table-cell>
          <table:table-cell office:value-type="float" office:value="1679.986938" calcext:value-type="float">
            <text:p>1679.986938</text:p>
          </table:table-cell>
          <table:table-cell office:value-type="float" office:value="1746.607056" calcext:value-type="float">
            <text:p>1746.607056</text:p>
          </table:table-cell>
          <table:table-cell table:number-columns-repeated="13"/>
        </table:table-row>
        <table:table-row table:style-name="ro1">
          <table:table-cell office:value-type="float" office:value="1669.867188" calcext:value-type="float">
            <text:p>1669.867188</text:p>
          </table:table-cell>
          <table:table-cell office:value-type="float" office:value="1745.330566" calcext:value-type="float">
            <text:p>1745.330566</text:p>
          </table:table-cell>
          <table:table-cell office:value-type="float" office:value="1677.879395" calcext:value-type="float">
            <text:p>1677.879395</text:p>
          </table:table-cell>
          <table:table-cell office:value-type="float" office:value="1743.654785" calcext:value-type="float">
            <text:p>1743.654785</text:p>
          </table:table-cell>
          <table:table-cell table:number-columns-repeated="13"/>
        </table:table-row>
        <table:table-row table:style-name="ro1">
          <table:table-cell office:value-type="float" office:value="1662.084595" calcext:value-type="float">
            <text:p>1662.084595</text:p>
          </table:table-cell>
          <table:table-cell office:value-type="float" office:value="1758.928223" calcext:value-type="float">
            <text:p>1758.928223</text:p>
          </table:table-cell>
          <table:table-cell office:value-type="float" office:value="1673.664551" calcext:value-type="float">
            <text:p>1673.664551</text:p>
          </table:table-cell>
          <table:table-cell office:value-type="float" office:value="1754.43042" calcext:value-type="float">
            <text:p>1754.43042</text:p>
          </table:table-cell>
          <table:table-cell table:number-columns-repeated="13"/>
        </table:table-row>
        <table:table-row table:style-name="ro1">
          <table:table-cell office:value-type="float" office:value="1670.053955" calcext:value-type="float">
            <text:p>1670.053955</text:p>
          </table:table-cell>
          <table:table-cell office:value-type="float" office:value="1749.91333" calcext:value-type="float">
            <text:p>1749.91333</text:p>
          </table:table-cell>
          <table:table-cell office:value-type="float" office:value="1678.236084" calcext:value-type="float">
            <text:p>1678.236084</text:p>
          </table:table-cell>
          <table:table-cell office:value-type="float" office:value="1746.323486" calcext:value-type="float">
            <text:p>1746.323486</text:p>
          </table:table-cell>
          <table:table-cell table:number-columns-repeated="13"/>
        </table:table-row>
        <table:table-row table:style-name="ro1">
          <table:table-cell office:value-type="float" office:value="1668.179321" calcext:value-type="float">
            <text:p>1668.179321</text:p>
          </table:table-cell>
          <table:table-cell office:value-type="float" office:value="1745.550537" calcext:value-type="float">
            <text:p>1745.550537</text:p>
          </table:table-cell>
          <table:table-cell office:value-type="float" office:value="1678.616699" calcext:value-type="float">
            <text:p>1678.616699</text:p>
          </table:table-cell>
          <table:table-cell office:value-type="float" office:value="1740.706787" calcext:value-type="float">
            <text:p>1740.706787</text:p>
          </table:table-cell>
          <table:table-cell table:number-columns-repeated="13"/>
        </table:table-row>
        <table:table-row table:style-name="ro1">
          <table:table-cell office:value-type="float" office:value="1665.304443" calcext:value-type="float">
            <text:p>1665.304443</text:p>
          </table:table-cell>
          <table:table-cell office:value-type="float" office:value="1752.598267" calcext:value-type="float">
            <text:p>1752.598267</text:p>
          </table:table-cell>
          <table:table-cell office:value-type="float" office:value="1673.809937" calcext:value-type="float">
            <text:p>1673.809937</text:p>
          </table:table-cell>
          <table:table-cell office:value-type="float" office:value="1748.77478" calcext:value-type="float">
            <text:p>1748.77478</text:p>
          </table:table-cell>
          <table:table-cell table:number-columns-repeated="13"/>
        </table:table-row>
        <table:table-row table:style-name="ro1">
          <table:table-cell office:value-type="float" office:value="1666.911011" calcext:value-type="float">
            <text:p>1666.911011</text:p>
          </table:table-cell>
          <table:table-cell office:value-type="float" office:value="1746.628052" calcext:value-type="float">
            <text:p>1746.628052</text:p>
          </table:table-cell>
          <table:table-cell office:value-type="float" office:value="1675.450195" calcext:value-type="float">
            <text:p>1675.450195</text:p>
          </table:table-cell>
          <table:table-cell office:value-type="float" office:value="1743.164551" calcext:value-type="float">
            <text:p>1743.164551</text:p>
          </table:table-cell>
          <table:table-cell table:number-columns-repeated="13"/>
        </table:table-row>
        <table:table-row table:style-name="ro1">
          <table:table-cell office:value-type="float" office:value="1662.301147" calcext:value-type="float">
            <text:p>1662.301147</text:p>
          </table:table-cell>
          <table:table-cell office:value-type="float" office:value="1753.743042" calcext:value-type="float">
            <text:p>1753.743042</text:p>
          </table:table-cell>
          <table:table-cell office:value-type="float" office:value="1673.200684" calcext:value-type="float">
            <text:p>1673.200684</text:p>
          </table:table-cell>
          <table:table-cell office:value-type="float" office:value="1746.461548" calcext:value-type="float">
            <text:p>1746.461548</text:p>
          </table:table-cell>
          <table:table-cell table:number-columns-repeated="13"/>
        </table:table-row>
        <table:table-row table:style-name="ro1">
          <table:table-cell office:value-type="float" office:value="1668.671143" calcext:value-type="float">
            <text:p>1668.671143</text:p>
          </table:table-cell>
          <table:table-cell office:value-type="float" office:value="1746.930786" calcext:value-type="float">
            <text:p>1746.930786</text:p>
          </table:table-cell>
          <table:table-cell office:value-type="float" office:value="1676.965454" calcext:value-type="float">
            <text:p>1676.965454</text:p>
          </table:table-cell>
          <table:table-cell office:value-type="float" office:value="1745.276001" calcext:value-type="float">
            <text:p>1745.276001</text:p>
          </table:table-cell>
          <table:table-cell table:number-columns-repeated="13"/>
        </table:table-row>
        <table:table-row table:style-name="ro1">
          <table:table-cell office:value-type="float" office:value="1665.243652" calcext:value-type="float">
            <text:p>1665.243652</text:p>
          </table:table-cell>
          <table:table-cell office:value-type="float" office:value="1753.701172" calcext:value-type="float">
            <text:p>1753.701172</text:p>
          </table:table-cell>
          <table:table-cell office:value-type="float" office:value="1673.311157" calcext:value-type="float">
            <text:p>1673.311157</text:p>
          </table:table-cell>
          <table:table-cell office:value-type="float" office:value="1751.642456" calcext:value-type="float">
            <text:p>1751.642456</text:p>
          </table:table-cell>
          <table:table-cell table:number-columns-repeated="13"/>
        </table:table-row>
        <table:table-row table:style-name="ro1">
          <table:table-cell office:value-type="float" office:value="1667.196777" calcext:value-type="float">
            <text:p>1667.196777</text:p>
          </table:table-cell>
          <table:table-cell office:value-type="float" office:value="1750.040039" calcext:value-type="float">
            <text:p>1750.040039</text:p>
          </table:table-cell>
          <table:table-cell office:value-type="float" office:value="1677.748169" calcext:value-type="float">
            <text:p>1677.748169</text:p>
          </table:table-cell>
          <table:table-cell office:value-type="float" office:value="1742.2229" calcext:value-type="float">
            <text:p>1742.2229</text:p>
          </table:table-cell>
          <table:table-cell table:number-columns-repeated="13"/>
        </table:table-row>
        <table:table-row table:style-name="ro1">
          <table:table-cell office:value-type="float" office:value="1667.625488" calcext:value-type="float">
            <text:p>1667.625488</text:p>
          </table:table-cell>
          <table:table-cell office:value-type="float" office:value="1741.86731" calcext:value-type="float">
            <text:p>1741.86731</text:p>
          </table:table-cell>
          <table:table-cell office:value-type="float" office:value="1676.419434" calcext:value-type="float">
            <text:p>1676.419434</text:p>
          </table:table-cell>
          <table:table-cell office:value-type="float" office:value="1741.696045" calcext:value-type="float">
            <text:p>1741.696045</text:p>
          </table:table-cell>
          <table:table-cell table:number-columns-repeated="13"/>
        </table:table-row>
        <table:table-row table:style-name="ro1">
          <table:table-cell office:value-type="float" office:value="1663.877319" calcext:value-type="float">
            <text:p>1663.877319</text:p>
          </table:table-cell>
          <table:table-cell office:value-type="float" office:value="1757.593994" calcext:value-type="float">
            <text:p>1757.593994</text:p>
          </table:table-cell>
          <table:table-cell office:value-type="float" office:value="1670.280029" calcext:value-type="float">
            <text:p>1670.280029</text:p>
          </table:table-cell>
          <table:table-cell office:value-type="float" office:value="1754.891479" calcext:value-type="float">
            <text:p>1754.891479</text:p>
          </table:table-cell>
          <table:table-cell table:number-columns-repeated="13"/>
        </table:table-row>
        <table:table-row table:style-name="ro1">
          <table:table-cell office:value-type="float" office:value="1669.248047" calcext:value-type="float">
            <text:p>1669.248047</text:p>
          </table:table-cell>
          <table:table-cell office:value-type="float" office:value="1748.325317" calcext:value-type="float">
            <text:p>1748.325317</text:p>
          </table:table-cell>
          <table:table-cell office:value-type="float" office:value="1678.112549" calcext:value-type="float">
            <text:p>1678.112549</text:p>
          </table:table-cell>
          <table:table-cell office:value-type="float" office:value="1743.917603" calcext:value-type="float">
            <text:p>1743.917603</text:p>
          </table:table-cell>
          <table:table-cell table:number-columns-repeated="13"/>
        </table:table-row>
        <table:table-row table:style-name="ro1">
          <table:table-cell office:value-type="float" office:value="1671.446533" calcext:value-type="float">
            <text:p>1671.446533</text:p>
          </table:table-cell>
          <table:table-cell office:value-type="float" office:value="1751.707886" calcext:value-type="float">
            <text:p>1751.707886</text:p>
          </table:table-cell>
          <table:table-cell office:value-type="float" office:value="1681.698975" calcext:value-type="float">
            <text:p>1681.698975</text:p>
          </table:table-cell>
          <table:table-cell office:value-type="float" office:value="1748.717163" calcext:value-type="float">
            <text:p>1748.717163</text:p>
          </table:table-cell>
          <table:table-cell table:number-columns-repeated="13"/>
        </table:table-row>
        <table:table-row table:style-name="ro1">
          <table:table-cell office:value-type="float" office:value="1671.791016" calcext:value-type="float">
            <text:p>1671.791016</text:p>
          </table:table-cell>
          <table:table-cell office:value-type="float" office:value="1757.049072" calcext:value-type="float">
            <text:p>1757.049072</text:p>
          </table:table-cell>
          <table:table-cell office:value-type="float" office:value="1678.687134" calcext:value-type="float">
            <text:p>1678.687134</text:p>
          </table:table-cell>
          <table:table-cell office:value-type="float" office:value="1753.806641" calcext:value-type="float">
            <text:p>1753.806641</text:p>
          </table:table-cell>
          <table:table-cell table:number-columns-repeated="13"/>
        </table:table-row>
        <table:table-row table:style-name="ro1">
          <table:table-cell office:value-type="float" office:value="1674.678833" calcext:value-type="float">
            <text:p>1674.678833</text:p>
          </table:table-cell>
          <table:table-cell office:value-type="float" office:value="1751.88501" calcext:value-type="float">
            <text:p>1751.88501</text:p>
          </table:table-cell>
          <table:table-cell office:value-type="float" office:value="1681.106689" calcext:value-type="float">
            <text:p>1681.106689</text:p>
          </table:table-cell>
          <table:table-cell office:value-type="float" office:value="1748.188721" calcext:value-type="float">
            <text:p>1748.188721</text:p>
          </table:table-cell>
          <table:table-cell table:number-columns-repeated="13"/>
        </table:table-row>
        <table:table-row table:style-name="ro1">
          <table:table-cell office:value-type="float" office:value="1673.666138" calcext:value-type="float">
            <text:p>1673.666138</text:p>
          </table:table-cell>
          <table:table-cell office:value-type="float" office:value="1748.506348" calcext:value-type="float">
            <text:p>1748.506348</text:p>
          </table:table-cell>
          <table:table-cell office:value-type="float" office:value="1682.97583" calcext:value-type="float">
            <text:p>1682.97583</text:p>
          </table:table-cell>
          <table:table-cell office:value-type="float" office:value="1742.764404" calcext:value-type="float">
            <text:p>1742.764404</text:p>
          </table:table-cell>
          <table:table-cell table:number-columns-repeated="13"/>
        </table:table-row>
        <table:table-row table:style-name="ro1">
          <table:table-cell office:value-type="float" office:value="1669.145996" calcext:value-type="float">
            <text:p>1669.145996</text:p>
          </table:table-cell>
          <table:table-cell office:value-type="float" office:value="1759.338135" calcext:value-type="float">
            <text:p>1759.338135</text:p>
          </table:table-cell>
          <table:table-cell office:value-type="float" office:value="1676.673584" calcext:value-type="float">
            <text:p>1676.673584</text:p>
          </table:table-cell>
          <table:table-cell office:value-type="float" office:value="1754.538574" calcext:value-type="float">
            <text:p>1754.538574</text:p>
          </table:table-cell>
          <table:table-cell table:number-columns-repeated="13"/>
        </table:table-row>
        <table:table-row table:style-name="ro1">
          <table:table-cell office:value-type="float" office:value="1674.32251" calcext:value-type="float">
            <text:p>1674.32251</text:p>
          </table:table-cell>
          <table:table-cell office:value-type="float" office:value="1745.507202" calcext:value-type="float">
            <text:p>1745.507202</text:p>
          </table:table-cell>
          <table:table-cell office:value-type="float" office:value="1683.183838" calcext:value-type="float">
            <text:p>1683.183838</text:p>
          </table:table-cell>
          <table:table-cell office:value-type="float" office:value="1742.38916" calcext:value-type="float">
            <text:p>1742.38916</text:p>
          </table:table-cell>
          <table:table-cell table:number-columns-repeated="13"/>
        </table:table-row>
        <table:table-row table:style-name="ro1">
          <table:table-cell office:value-type="float" office:value="1670.359619" calcext:value-type="float">
            <text:p>1670.359619</text:p>
          </table:table-cell>
          <table:table-cell office:value-type="float" office:value="1757.826538" calcext:value-type="float">
            <text:p>1757.826538</text:p>
          </table:table-cell>
          <table:table-cell office:value-type="float" office:value="1680.147217" calcext:value-type="float">
            <text:p>1680.147217</text:p>
          </table:table-cell>
          <table:table-cell office:value-type="float" office:value="1754.293945" calcext:value-type="float">
            <text:p>1754.293945</text:p>
          </table:table-cell>
          <table:table-cell table:number-columns-repeated="13"/>
        </table:table-row>
        <table:table-row table:style-name="ro1">
          <table:table-cell office:value-type="float" office:value="1670.147827" calcext:value-type="float">
            <text:p>1670.147827</text:p>
          </table:table-cell>
          <table:table-cell office:value-type="float" office:value="1754.913574" calcext:value-type="float">
            <text:p>1754.913574</text:p>
          </table:table-cell>
          <table:table-cell office:value-type="float" office:value="1677.643799" calcext:value-type="float">
            <text:p>1677.643799</text:p>
          </table:table-cell>
          <table:table-cell office:value-type="float" office:value="1754.913574" calcext:value-type="float">
            <text:p>1754.913574</text:p>
          </table:table-cell>
          <table:table-cell table:number-columns-repeated="13"/>
        </table:table-row>
        <table:table-row table:style-name="ro1">
          <table:table-cell office:value-type="float" office:value="1672.400635" calcext:value-type="float">
            <text:p>1672.400635</text:p>
          </table:table-cell>
          <table:table-cell office:value-type="float" office:value="1752.367432" calcext:value-type="float">
            <text:p>1752.367432</text:p>
          </table:table-cell>
          <table:table-cell office:value-type="float" office:value="1680.240845" calcext:value-type="float">
            <text:p>1680.240845</text:p>
          </table:table-cell>
          <table:table-cell office:value-type="float" office:value="1746.806763" calcext:value-type="float">
            <text:p>1746.806763</text:p>
          </table:table-cell>
          <table:table-cell table:number-columns-repeated="13"/>
        </table:table-row>
        <table:table-row table:style-name="ro1">
          <table:table-cell office:value-type="float" office:value="1667.557007" calcext:value-type="float">
            <text:p>1667.557007</text:p>
          </table:table-cell>
          <table:table-cell office:value-type="float" office:value="1754.628906" calcext:value-type="float">
            <text:p>1754.628906</text:p>
          </table:table-cell>
          <table:table-cell office:value-type="float" office:value="1679.612915" calcext:value-type="float">
            <text:p>1679.612915</text:p>
          </table:table-cell>
          <table:table-cell office:value-type="float" office:value="1749.289429" calcext:value-type="float">
            <text:p>1749.289429</text:p>
          </table:table-cell>
          <table:table-cell table:number-columns-repeated="13"/>
        </table:table-row>
        <table:table-row table:style-name="ro1">
          <table:table-cell office:value-type="float" office:value="1670.077759" calcext:value-type="float">
            <text:p>1670.077759</text:p>
          </table:table-cell>
          <table:table-cell office:value-type="float" office:value="1756.762573" calcext:value-type="float">
            <text:p>1756.762573</text:p>
          </table:table-cell>
          <table:table-cell office:value-type="float" office:value="1675.982788" calcext:value-type="float">
            <text:p>1675.982788</text:p>
          </table:table-cell>
          <table:table-cell office:value-type="float" office:value="1754.354126" calcext:value-type="float">
            <text:p>1754.354126</text:p>
          </table:table-cell>
          <table:table-cell table:number-columns-repeated="13"/>
        </table:table-row>
        <table:table-row table:style-name="ro1">
          <table:table-cell office:value-type="float" office:value="1671.469238" calcext:value-type="float">
            <text:p>1671.469238</text:p>
          </table:table-cell>
          <table:table-cell office:value-type="float" office:value="1748.014282" calcext:value-type="float">
            <text:p>1748.014282</text:p>
          </table:table-cell>
          <table:table-cell office:value-type="float" office:value="1681.255859" calcext:value-type="float">
            <text:p>1681.255859</text:p>
          </table:table-cell>
          <table:table-cell office:value-type="float" office:value="1741.134155" calcext:value-type="float">
            <text:p>1741.134155</text:p>
          </table:table-cell>
          <table:table-cell table:number-columns-repeated="13"/>
        </table:table-row>
        <table:table-row table:style-name="ro1">
          <table:table-cell office:value-type="float" office:value="1668.66272" calcext:value-type="float">
            <text:p>1668.66272</text:p>
          </table:table-cell>
          <table:table-cell office:value-type="float" office:value="1757.990112" calcext:value-type="float">
            <text:p>1757.990112</text:p>
          </table:table-cell>
          <table:table-cell office:value-type="float" office:value="1677.330688" calcext:value-type="float">
            <text:p>1677.330688</text:p>
          </table:table-cell>
          <table:table-cell office:value-type="float" office:value="1754.994263" calcext:value-type="float">
            <text:p>1754.994263</text:p>
          </table:table-cell>
          <table:table-cell table:number-columns-repeated="13"/>
        </table:table-row>
        <table:table-row table:style-name="ro1">
          <table:table-cell office:value-type="float" office:value="1672.015381" calcext:value-type="float">
            <text:p>1672.015381</text:p>
          </table:table-cell>
          <table:table-cell office:value-type="float" office:value="1749.884644" calcext:value-type="float">
            <text:p>1749.884644</text:p>
          </table:table-cell>
          <table:table-cell office:value-type="float" office:value="1677.810791" calcext:value-type="float">
            <text:p>1677.810791</text:p>
          </table:table-cell>
          <table:table-cell office:value-type="float" office:value="1746.125854" calcext:value-type="float">
            <text:p>1746.125854</text:p>
          </table:table-cell>
          <table:table-cell table:number-columns-repeated="13"/>
        </table:table-row>
        <table:table-row table:style-name="ro1">
          <table:table-cell office:value-type="float" office:value="1663.084839" calcext:value-type="float">
            <text:p>1663.084839</text:p>
          </table:table-cell>
          <table:table-cell office:value-type="float" office:value="1739.794434" calcext:value-type="float">
            <text:p>1739.794434</text:p>
          </table:table-cell>
          <table:table-cell office:value-type="float" office:value="1674.083252" calcext:value-type="float">
            <text:p>1674.083252</text:p>
          </table:table-cell>
          <table:table-cell office:value-type="float" office:value="1735.323975" calcext:value-type="float">
            <text:p>1735.323975</text:p>
          </table:table-cell>
          <table:table-cell table:number-columns-repeated="13"/>
        </table:table-row>
        <table:table-row table:style-name="ro1">
          <table:table-cell office:value-type="float" office:value="1654.475586" calcext:value-type="float">
            <text:p>1654.475586</text:p>
          </table:table-cell>
          <table:table-cell office:value-type="float" office:value="1734.526489" calcext:value-type="float">
            <text:p>1734.526489</text:p>
          </table:table-cell>
          <table:table-cell office:value-type="float" office:value="1656.263916" calcext:value-type="float">
            <text:p>1656.263916</text:p>
          </table:table-cell>
          <table:table-cell office:value-type="float" office:value="1738.034912" calcext:value-type="float">
            <text:p>1738.034912</text:p>
          </table:table-cell>
          <table:table-cell table:number-columns-repeated="13"/>
        </table:table-row>
        <table:table-row table:style-name="ro1">
          <table:table-cell office:value-type="float" office:value="1633.195068" calcext:value-type="float">
            <text:p>1633.195068</text:p>
          </table:table-cell>
          <table:table-cell office:value-type="float" office:value="1725.851562" calcext:value-type="float">
            <text:p>1725.851562</text:p>
          </table:table-cell>
          <table:table-cell office:value-type="float" office:value="1640.694214" calcext:value-type="float">
            <text:p>1640.694214</text:p>
          </table:table-cell>
          <table:table-cell office:value-type="float" office:value="1728.430054" calcext:value-type="float">
            <text:p>1728.430054</text:p>
          </table:table-cell>
          <table:table-cell table:number-columns-repeated="13"/>
        </table:table-row>
        <table:table-row table:style-name="ro1">
          <table:table-cell office:value-type="float" office:value="1630.99707" calcext:value-type="float">
            <text:p>1630.99707</text:p>
          </table:table-cell>
          <table:table-cell office:value-type="float" office:value="1706.958008" calcext:value-type="float">
            <text:p>1706.958008</text:p>
          </table:table-cell>
          <table:table-cell office:value-type="float" office:value="1638.26062" calcext:value-type="float">
            <text:p>1638.26062</text:p>
          </table:table-cell>
          <table:table-cell office:value-type="float" office:value="1704.459839" calcext:value-type="float">
            <text:p>1704.459839</text:p>
          </table:table-cell>
          <table:table-cell table:number-columns-repeated="13"/>
        </table:table-row>
        <table:table-row table:style-name="ro1">
          <table:table-cell office:value-type="float" office:value="1622.294312" calcext:value-type="float">
            <text:p>1622.294312</text:p>
          </table:table-cell>
          <table:table-cell office:value-type="float" office:value="1696.941284" calcext:value-type="float">
            <text:p>1696.941284</text:p>
          </table:table-cell>
          <table:table-cell office:value-type="float" office:value="1627.306274" calcext:value-type="float">
            <text:p>1627.306274</text:p>
          </table:table-cell>
          <table:table-cell office:value-type="float" office:value="1697.846558" calcext:value-type="float">
            <text:p>1697.846558</text:p>
          </table:table-cell>
          <table:table-cell table:number-columns-repeated="13"/>
        </table:table-row>
        <table:table-row table:style-name="ro1">
          <table:table-cell office:value-type="float" office:value="1613.400635" calcext:value-type="float">
            <text:p>1613.400635</text:p>
          </table:table-cell>
          <table:table-cell office:value-type="float" office:value="1694.934448" calcext:value-type="float">
            <text:p>1694.934448</text:p>
          </table:table-cell>
          <table:table-cell office:value-type="float" office:value="1618.859619" calcext:value-type="float">
            <text:p>1618.859619</text:p>
          </table:table-cell>
          <table:table-cell office:value-type="float" office:value="1685.111816" calcext:value-type="float">
            <text:p>1685.111816</text:p>
          </table:table-cell>
          <table:table-cell table:number-columns-repeated="13"/>
        </table:table-row>
        <table:table-row table:style-name="ro1">
          <table:table-cell office:value-type="float" office:value="1615.323364" calcext:value-type="float">
            <text:p>1615.323364</text:p>
          </table:table-cell>
          <table:table-cell office:value-type="float" office:value="1673.890381" calcext:value-type="float">
            <text:p>1673.890381</text:p>
          </table:table-cell>
          <table:table-cell office:value-type="float" office:value="1617.741943" calcext:value-type="float">
            <text:p>1617.741943</text:p>
          </table:table-cell>
          <table:table-cell office:value-type="float" office:value="1676.223633" calcext:value-type="float">
            <text:p>1676.223633</text:p>
          </table:table-cell>
          <table:table-cell table:number-columns-repeated="13"/>
        </table:table-row>
        <table:table-row table:style-name="ro1">
          <table:table-cell office:value-type="float" office:value="1605.390869" calcext:value-type="float">
            <text:p>1605.390869</text:p>
          </table:table-cell>
          <table:table-cell office:value-type="float" office:value="1667.249268" calcext:value-type="float">
            <text:p>1667.249268</text:p>
          </table:table-cell>
          <table:table-cell office:value-type="float" office:value="1610.380371" calcext:value-type="float">
            <text:p>1610.380371</text:p>
          </table:table-cell>
          <table:table-cell office:value-type="float" office:value="1669.191528" calcext:value-type="float">
            <text:p>1669.191528</text:p>
          </table:table-cell>
          <table:table-cell table:number-columns-repeated="13"/>
        </table:table-row>
        <table:table-row table:style-name="ro1">
          <table:table-cell office:value-type="float" office:value="1602.119263" calcext:value-type="float">
            <text:p>1602.119263</text:p>
          </table:table-cell>
          <table:table-cell office:value-type="float" office:value="1661.203125" calcext:value-type="float">
            <text:p>1661.203125</text:p>
          </table:table-cell>
          <table:table-cell office:value-type="float" office:value="1605.653198" calcext:value-type="float">
            <text:p>1605.653198</text:p>
          </table:table-cell>
          <table:table-cell office:value-type="float" office:value="1662.017822" calcext:value-type="float">
            <text:p>1662.017822</text:p>
          </table:table-cell>
          <table:table-cell table:number-columns-repeated="13"/>
        </table:table-row>
        <table:table-row table:style-name="ro1">
          <table:table-cell office:value-type="float" office:value="1595.266479" calcext:value-type="float">
            <text:p>1595.266479</text:p>
          </table:table-cell>
          <table:table-cell office:value-type="float" office:value="1655.929932" calcext:value-type="float">
            <text:p>1655.929932</text:p>
          </table:table-cell>
          <table:table-cell office:value-type="float" office:value="1601.963501" calcext:value-type="float">
            <text:p>1601.963501</text:p>
          </table:table-cell>
          <table:table-cell office:value-type="float" office:value="1648.982666" calcext:value-type="float">
            <text:p>1648.982666</text:p>
          </table:table-cell>
          <table:table-cell table:number-columns-repeated="13"/>
        </table:table-row>
        <table:table-row table:style-name="ro1">
          <table:table-cell office:value-type="float" office:value="1597.389282" calcext:value-type="float">
            <text:p>1597.389282</text:p>
          </table:table-cell>
          <table:table-cell office:value-type="float" office:value="1645.546631" calcext:value-type="float">
            <text:p>1645.546631</text:p>
          </table:table-cell>
          <table:table-cell office:value-type="float" office:value="1597.191772" calcext:value-type="float">
            <text:p>1597.191772</text:p>
          </table:table-cell>
          <table:table-cell office:value-type="float" office:value="1644.296875" calcext:value-type="float">
            <text:p>1644.296875</text:p>
          </table:table-cell>
          <table:table-cell table:number-columns-repeated="13"/>
        </table:table-row>
        <table:table-row table:style-name="ro1">
          <table:table-cell office:value-type="float" office:value="1593.005493" calcext:value-type="float">
            <text:p>1593.005493</text:p>
          </table:table-cell>
          <table:table-cell office:value-type="float" office:value="1637.767822" calcext:value-type="float">
            <text:p>1637.767822</text:p>
          </table:table-cell>
          <table:table-cell office:value-type="float" office:value="1596.817627" calcext:value-type="float">
            <text:p>1596.817627</text:p>
          </table:table-cell>
          <table:table-cell office:value-type="float" office:value="1637.285889" calcext:value-type="float">
            <text:p>1637.285889</text:p>
          </table:table-cell>
          <table:table-cell table:number-columns-repeated="13"/>
        </table:table-row>
        <table:table-row table:style-name="ro1">
          <table:table-cell office:value-type="float" office:value="1587.51355" calcext:value-type="float">
            <text:p>1587.51355</text:p>
          </table:table-cell>
          <table:table-cell office:value-type="float" office:value="1635.141846" calcext:value-type="float">
            <text:p>1635.141846</text:p>
          </table:table-cell>
          <table:table-cell office:value-type="float" office:value="1590.494629" calcext:value-type="float">
            <text:p>1590.494629</text:p>
          </table:table-cell>
          <table:table-cell office:value-type="float" office:value="1633.601074" calcext:value-type="float">
            <text:p>1633.601074</text:p>
          </table:table-cell>
          <table:table-cell table:number-columns-repeated="13"/>
        </table:table-row>
        <table:table-row table:style-name="ro1">
          <table:table-cell office:value-type="float" office:value="1581.45459" calcext:value-type="float">
            <text:p>1581.45459</text:p>
          </table:table-cell>
          <table:table-cell office:value-type="float" office:value="1627.251953" calcext:value-type="float">
            <text:p>1627.251953</text:p>
          </table:table-cell>
          <table:table-cell office:value-type="float" office:value="1587.936401" calcext:value-type="float">
            <text:p>1587.936401</text:p>
          </table:table-cell>
          <table:table-cell office:value-type="float" office:value="1627.617432" calcext:value-type="float">
            <text:p>1627.617432</text:p>
          </table:table-cell>
          <table:table-cell table:number-columns-repeated="13"/>
        </table:table-row>
        <table:table-row table:style-name="ro1">
          <table:table-cell office:value-type="float" office:value="1582.003174" calcext:value-type="float">
            <text:p>1582.003174</text:p>
          </table:table-cell>
          <table:table-cell office:value-type="float" office:value="1623.560059" calcext:value-type="float">
            <text:p>1623.560059</text:p>
          </table:table-cell>
          <table:table-cell office:value-type="float" office:value="1587.207642" calcext:value-type="float">
            <text:p>1587.207642</text:p>
          </table:table-cell>
          <table:table-cell office:value-type="float" office:value="1621.379883" calcext:value-type="float">
            <text:p>1621.379883</text:p>
          </table:table-cell>
          <table:table-cell table:number-columns-repeated="13"/>
        </table:table-row>
        <table:table-row table:style-name="ro1">
          <table:table-cell office:value-type="float" office:value="1585.306641" calcext:value-type="float">
            <text:p>1585.306641</text:p>
          </table:table-cell>
          <table:table-cell office:value-type="float" office:value="1613.000366" calcext:value-type="float">
            <text:p>1613.000366</text:p>
          </table:table-cell>
          <table:table-cell office:value-type="float" office:value="1584.268677" calcext:value-type="float">
            <text:p>1584.268677</text:p>
          </table:table-cell>
          <table:table-cell office:value-type="float" office:value="1617.131836" calcext:value-type="float">
            <text:p>1617.131836</text:p>
          </table:table-cell>
          <table:table-cell table:number-columns-repeated="13"/>
        </table:table-row>
        <table:table-row table:style-name="ro1">
          <table:table-cell office:value-type="float" office:value="1579.116211" calcext:value-type="float">
            <text:p>1579.116211</text:p>
          </table:table-cell>
          <table:table-cell office:value-type="float" office:value="1612.128418" calcext:value-type="float">
            <text:p>1612.128418</text:p>
          </table:table-cell>
          <table:table-cell office:value-type="float" office:value="1583.52063" calcext:value-type="float">
            <text:p>1583.52063</text:p>
          </table:table-cell>
          <table:table-cell office:value-type="float" office:value="1615.934204" calcext:value-type="float">
            <text:p>1615.934204</text:p>
          </table:table-cell>
          <table:table-cell table:number-columns-repeated="13"/>
        </table:table-row>
        <table:table-row table:style-name="ro1">
          <table:table-cell office:value-type="float" office:value="1580.650146" calcext:value-type="float">
            <text:p>1580.650146</text:p>
          </table:table-cell>
          <table:table-cell office:value-type="float" office:value="1605.733398" calcext:value-type="float">
            <text:p>1605.733398</text:p>
          </table:table-cell>
          <table:table-cell office:value-type="float" office:value="1578.861572" calcext:value-type="float">
            <text:p>1578.861572</text:p>
          </table:table-cell>
          <table:table-cell office:value-type="float" office:value="1608.454834" calcext:value-type="float">
            <text:p>1608.454834</text:p>
          </table:table-cell>
          <table:table-cell table:number-columns-repeated="13"/>
        </table:table-row>
        <table:table-row table:style-name="ro1">
          <table:table-cell office:value-type="float" office:value="1575.424438" calcext:value-type="float">
            <text:p>1575.424438</text:p>
          </table:table-cell>
          <table:table-cell office:value-type="float" office:value="1607.728638" calcext:value-type="float">
            <text:p>1607.728638</text:p>
          </table:table-cell>
          <table:table-cell office:value-type="float" office:value="1580.712891" calcext:value-type="float">
            <text:p>1580.712891</text:p>
          </table:table-cell>
          <table:table-cell office:value-type="float" office:value="1604.704346" calcext:value-type="float">
            <text:p>1604.704346</text:p>
          </table:table-cell>
          <table:table-cell table:number-columns-repeated="13"/>
        </table:table-row>
        <table:table-row table:style-name="ro1">
          <table:table-cell office:value-type="float" office:value="1573.166748" calcext:value-type="float">
            <text:p>1573.166748</text:p>
          </table:table-cell>
          <table:table-cell office:value-type="float" office:value="1598.018921" calcext:value-type="float">
            <text:p>1598.018921</text:p>
          </table:table-cell>
          <table:table-cell office:value-type="float" office:value="1573.454224" calcext:value-type="float">
            <text:p>1573.454224</text:p>
          </table:table-cell>
          <table:table-cell office:value-type="float" office:value="1603.123169" calcext:value-type="float">
            <text:p>1603.123169</text:p>
          </table:table-cell>
          <table:table-cell table:number-columns-repeated="13"/>
        </table:table-row>
        <table:table-row table:style-name="ro1">
          <table:table-cell office:value-type="float" office:value="1572.637817" calcext:value-type="float">
            <text:p>1572.637817</text:p>
          </table:table-cell>
          <table:table-cell office:value-type="float" office:value="1600.053589" calcext:value-type="float">
            <text:p>1600.053589</text:p>
          </table:table-cell>
          <table:table-cell office:value-type="float" office:value="1577.722534" calcext:value-type="float">
            <text:p>1577.722534</text:p>
          </table:table-cell>
          <table:table-cell office:value-type="float" office:value="1596.891602" calcext:value-type="float">
            <text:p>1596.891602</text:p>
          </table:table-cell>
          <table:table-cell table:number-columns-repeated="13"/>
        </table:table-row>
        <table:table-row table:style-name="ro1">
          <table:table-cell office:value-type="float" office:value="1569.426025" calcext:value-type="float">
            <text:p>1569.426025</text:p>
          </table:table-cell>
          <table:table-cell office:value-type="float" office:value="1593.674683" calcext:value-type="float">
            <text:p>1593.674683</text:p>
          </table:table-cell>
          <table:table-cell office:value-type="float" office:value="1575.592163" calcext:value-type="float">
            <text:p>1575.592163</text:p>
          </table:table-cell>
          <table:table-cell office:value-type="float" office:value="1594.012207" calcext:value-type="float">
            <text:p>1594.012207</text:p>
          </table:table-cell>
          <table:table-cell table:number-columns-repeated="13"/>
        </table:table-row>
        <table:table-row table:style-name="ro1">
          <table:table-cell office:value-type="float" office:value="1571.721802" calcext:value-type="float">
            <text:p>1571.721802</text:p>
          </table:table-cell>
          <table:table-cell office:value-type="float" office:value="1592.459473" calcext:value-type="float">
            <text:p>1592.459473</text:p>
          </table:table-cell>
          <table:table-cell office:value-type="float" office:value="1571.754639" calcext:value-type="float">
            <text:p>1571.754639</text:p>
          </table:table-cell>
          <table:table-cell office:value-type="float" office:value="1594.752808" calcext:value-type="float">
            <text:p>1594.752808</text:p>
          </table:table-cell>
          <table:table-cell table:number-columns-repeated="13"/>
        </table:table-row>
        <table:table-row table:style-name="ro1">
          <table:table-cell office:value-type="float" office:value="1569.451904" calcext:value-type="float">
            <text:p>1569.451904</text:p>
          </table:table-cell>
          <table:table-cell office:value-type="float" office:value="1586.990479" calcext:value-type="float">
            <text:p>1586.990479</text:p>
          </table:table-cell>
          <table:table-cell office:value-type="float" office:value="1568.941284" calcext:value-type="float">
            <text:p>1568.941284</text:p>
          </table:table-cell>
          <table:table-cell office:value-type="float" office:value="1591.562744" calcext:value-type="float">
            <text:p>1591.562744</text:p>
          </table:table-cell>
          <table:table-cell table:number-columns-repeated="13"/>
        </table:table-row>
        <table:table-row table:style-name="ro1">
          <table:table-cell office:value-type="float" office:value="1565.470947" calcext:value-type="float">
            <text:p>1565.470947</text:p>
          </table:table-cell>
          <table:table-cell office:value-type="float" office:value="1589.390625" calcext:value-type="float">
            <text:p>1589.390625</text:p>
          </table:table-cell>
          <table:table-cell office:value-type="float" office:value="1575.165039" calcext:value-type="float">
            <text:p>1575.165039</text:p>
          </table:table-cell>
          <table:table-cell office:value-type="float" office:value="1584.085083" calcext:value-type="float">
            <text:p>1584.085083</text:p>
          </table:table-cell>
          <table:table-cell table:number-columns-repeated="13"/>
        </table:table-row>
        <table:table-row table:style-name="ro1">
          <table:table-cell office:value-type="float" office:value="1571.535156" calcext:value-type="float">
            <text:p>1571.535156</text:p>
          </table:table-cell>
          <table:table-cell office:value-type="float" office:value="1581.314453" calcext:value-type="float">
            <text:p>1581.314453</text:p>
          </table:table-cell>
          <table:table-cell office:value-type="float" office:value="1573.429321" calcext:value-type="float">
            <text:p>1573.429321</text:p>
          </table:table-cell>
          <table:table-cell office:value-type="float" office:value="1587.574097" calcext:value-type="float">
            <text:p>1587.574097</text:p>
          </table:table-cell>
          <table:table-cell table:number-columns-repeated="13"/>
        </table:table-row>
        <table:table-row table:style-name="ro1">
          <table:table-cell office:value-type="float" office:value="1573.43042" calcext:value-type="float">
            <text:p>1573.43042</text:p>
          </table:table-cell>
          <table:table-cell office:value-type="float" office:value="1583.102051" calcext:value-type="float">
            <text:p>1583.102051</text:p>
          </table:table-cell>
          <table:table-cell office:value-type="float" office:value="1569.309448" calcext:value-type="float">
            <text:p>1569.309448</text:p>
          </table:table-cell>
          <table:table-cell office:value-type="float" office:value="1580.223755" calcext:value-type="float">
            <text:p>1580.223755</text:p>
          </table:table-cell>
          <table:table-cell table:number-columns-repeated="13"/>
        </table:table-row>
        <table:table-row table:style-name="ro1">
          <table:table-cell office:value-type="float" office:value="1569.711792" calcext:value-type="float">
            <text:p>1569.711792</text:p>
          </table:table-cell>
          <table:table-cell office:value-type="float" office:value="1584.304321" calcext:value-type="float">
            <text:p>1584.304321</text:p>
          </table:table-cell>
          <table:table-cell office:value-type="float" office:value="1573.305908" calcext:value-type="float">
            <text:p>1573.305908</text:p>
          </table:table-cell>
          <table:table-cell office:value-type="float" office:value="1581.529053" calcext:value-type="float">
            <text:p>1581.529053</text:p>
          </table:table-cell>
          <table:table-cell table:number-columns-repeated="13"/>
        </table:table-row>
        <table:table-row table:style-name="ro1">
          <table:table-cell office:value-type="float" office:value="1567.968994" calcext:value-type="float">
            <text:p>1567.968994</text:p>
          </table:table-cell>
          <table:table-cell office:value-type="float" office:value="1577.738525" calcext:value-type="float">
            <text:p>1577.738525</text:p>
          </table:table-cell>
          <table:table-cell office:value-type="float" office:value="1569.572266" calcext:value-type="float">
            <text:p>1569.572266</text:p>
          </table:table-cell>
          <table:table-cell office:value-type="float" office:value="1578.69873" calcext:value-type="float">
            <text:p>1578.69873</text:p>
          </table:table-cell>
          <table:table-cell table:number-columns-repeated="13"/>
        </table:table-row>
        <table:table-row table:style-name="ro1">
          <table:table-cell office:value-type="float" office:value="1571.056274" calcext:value-type="float">
            <text:p>1571.056274</text:p>
          </table:table-cell>
          <table:table-cell office:value-type="float" office:value="1576.045776" calcext:value-type="float">
            <text:p>1576.045776</text:p>
          </table:table-cell>
          <table:table-cell office:value-type="float" office:value="1564.63623" calcext:value-type="float">
            <text:p>1564.63623</text:p>
          </table:table-cell>
          <table:table-cell office:value-type="float" office:value="1578.01709" calcext:value-type="float">
            <text:p>1578.01709</text:p>
          </table:table-cell>
          <table:table-cell table:number-columns-repeated="13"/>
        </table:table-row>
        <table:table-row table:style-name="ro1">
          <table:table-cell office:value-type="float" office:value="1569.478882" calcext:value-type="float">
            <text:p>1569.478882</text:p>
          </table:table-cell>
          <table:table-cell office:value-type="float" office:value="1576.900146" calcext:value-type="float">
            <text:p>1576.900146</text:p>
          </table:table-cell>
          <table:table-cell office:value-type="float" office:value="1565.248291" calcext:value-type="float">
            <text:p>1565.248291</text:p>
          </table:table-cell>
          <table:table-cell office:value-type="float" office:value="1579.332764" calcext:value-type="float">
            <text:p>1579.332764</text:p>
          </table:table-cell>
          <table:table-cell table:number-columns-repeated="13"/>
        </table:table-row>
        <table:table-row table:style-name="ro1">
          <table:table-cell office:value-type="float" office:value="1567.956665" calcext:value-type="float">
            <text:p>1567.956665</text:p>
          </table:table-cell>
          <table:table-cell office:value-type="float" office:value="1573.605225" calcext:value-type="float">
            <text:p>1573.605225</text:p>
          </table:table-cell>
          <table:table-cell office:value-type="float" office:value="1567.377319" calcext:value-type="float">
            <text:p>1567.377319</text:p>
          </table:table-cell>
          <table:table-cell office:value-type="float" office:value="1574.298584" calcext:value-type="float">
            <text:p>1574.298584</text:p>
          </table:table-cell>
          <table:table-cell table:number-columns-repeated="13"/>
        </table:table-row>
        <table:table-row table:style-name="ro1">
          <table:table-cell office:value-type="float" office:value="1568.666504" calcext:value-type="float">
            <text:p>1568.666504</text:p>
          </table:table-cell>
          <table:table-cell office:value-type="float" office:value="1575.692505" calcext:value-type="float">
            <text:p>1575.692505</text:p>
          </table:table-cell>
          <table:table-cell office:value-type="float" office:value="1567.323364" calcext:value-type="float">
            <text:p>1567.323364</text:p>
          </table:table-cell>
          <table:table-cell office:value-type="float" office:value="1573.649414" calcext:value-type="float">
            <text:p>1573.649414</text:p>
          </table:table-cell>
          <table:table-cell table:number-columns-repeated="13"/>
        </table:table-row>
        <table:table-row table:style-name="ro1">
          <table:table-cell office:value-type="float" office:value="1565.803833" calcext:value-type="float">
            <text:p>1565.803833</text:p>
          </table:table-cell>
          <table:table-cell office:value-type="float" office:value="1575.274658" calcext:value-type="float">
            <text:p>1575.274658</text:p>
          </table:table-cell>
          <table:table-cell office:value-type="float" office:value="1567.260986" calcext:value-type="float">
            <text:p>1567.260986</text:p>
          </table:table-cell>
          <table:table-cell office:value-type="float" office:value="1575.360596" calcext:value-type="float">
            <text:p>1575.360596</text:p>
          </table:table-cell>
          <table:table-cell table:number-columns-repeated="13"/>
        </table:table-row>
        <table:table-row table:style-name="ro1">
          <table:table-cell office:value-type="float" office:value="1568.717285" calcext:value-type="float">
            <text:p>1568.717285</text:p>
          </table:table-cell>
          <table:table-cell office:value-type="float" office:value="1572.792725" calcext:value-type="float">
            <text:p>1572.792725</text:p>
          </table:table-cell>
          <table:table-cell office:value-type="float" office:value="1569.689209" calcext:value-type="float">
            <text:p>1569.689209</text:p>
          </table:table-cell>
          <table:table-cell office:value-type="float" office:value="1571.063477" calcext:value-type="float">
            <text:p>1571.063477</text:p>
          </table:table-cell>
          <table:table-cell table:number-columns-repeated="13"/>
        </table:table-row>
        <table:table-row table:style-name="ro1">
          <table:table-cell office:value-type="float" office:value="1563.830444" calcext:value-type="float">
            <text:p>1563.830444</text:p>
          </table:table-cell>
          <table:table-cell office:value-type="float" office:value="1573.825684" calcext:value-type="float">
            <text:p>1573.825684</text:p>
          </table:table-cell>
          <table:table-cell office:value-type="float" office:value="1564.706421" calcext:value-type="float">
            <text:p>1564.706421</text:p>
          </table:table-cell>
          <table:table-cell office:value-type="float" office:value="1576.371094" calcext:value-type="float">
            <text:p>1576.371094</text:p>
          </table:table-cell>
          <table:table-cell table:number-columns-repeated="13"/>
        </table:table-row>
        <table:table-row table:style-name="ro1">
          <table:table-cell office:value-type="float" office:value="1562.011108" calcext:value-type="float">
            <text:p>1562.011108</text:p>
          </table:table-cell>
          <table:table-cell office:value-type="float" office:value="1578.186646" calcext:value-type="float">
            <text:p>1578.186646</text:p>
          </table:table-cell>
          <table:table-cell office:value-type="float" office:value="1563.938354" calcext:value-type="float">
            <text:p>1563.938354</text:p>
          </table:table-cell>
          <table:table-cell office:value-type="float" office:value="1573.11499" calcext:value-type="float">
            <text:p>1573.11499</text:p>
          </table:table-cell>
          <table:table-cell table:number-columns-repeated="13"/>
        </table:table-row>
        <table:table-row table:style-name="ro1">
          <table:table-cell office:value-type="float" office:value="1562.709106" calcext:value-type="float">
            <text:p>1562.709106</text:p>
          </table:table-cell>
          <table:table-cell office:value-type="float" office:value="1574.442139" calcext:value-type="float">
            <text:p>1574.442139</text:p>
          </table:table-cell>
          <table:table-cell office:value-type="float" office:value="1563.368164" calcext:value-type="float">
            <text:p>1563.368164</text:p>
          </table:table-cell>
          <table:table-cell office:value-type="float" office:value="1572.6427" calcext:value-type="float">
            <text:p>1572.6427</text:p>
          </table:table-cell>
          <table:table-cell table:number-columns-repeated="13"/>
        </table:table-row>
        <table:table-row table:style-name="ro1">
          <table:table-cell office:value-type="float" office:value="1564.488037" calcext:value-type="float">
            <text:p>1564.488037</text:p>
          </table:table-cell>
          <table:table-cell office:value-type="float" office:value="1567.606079" calcext:value-type="float">
            <text:p>1567.606079</text:p>
          </table:table-cell>
          <table:table-cell office:value-type="float" office:value="1560.719971" calcext:value-type="float">
            <text:p>1560.719971</text:p>
          </table:table-cell>
          <table:table-cell office:value-type="float" office:value="1573.750732" calcext:value-type="float">
            <text:p>1573.750732</text:p>
          </table:table-cell>
          <table:table-cell table:number-columns-repeated="13"/>
        </table:table-row>
        <table:table-row table:style-name="ro1">
          <table:table-cell office:value-type="float" office:value="1565.26709" calcext:value-type="float">
            <text:p>1565.26709</text:p>
          </table:table-cell>
          <table:table-cell office:value-type="float" office:value="1570.035645" calcext:value-type="float">
            <text:p>1570.035645</text:p>
          </table:table-cell>
          <table:table-cell office:value-type="float" office:value="1563.920044" calcext:value-type="float">
            <text:p>1563.920044</text:p>
          </table:table-cell>
          <table:table-cell office:value-type="float" office:value="1572.450439" calcext:value-type="float">
            <text:p>1572.450439</text:p>
          </table:table-cell>
          <table:table-cell table:number-columns-repeated="13"/>
        </table:table-row>
        <table:table-row table:style-name="ro1">
          <table:table-cell office:value-type="float" office:value="1565.962524" calcext:value-type="float">
            <text:p>1565.962524</text:p>
          </table:table-cell>
          <table:table-cell office:value-type="float" office:value="1569.60022" calcext:value-type="float">
            <text:p>1569.60022</text:p>
          </table:table-cell>
          <table:table-cell office:value-type="float" office:value="1564.568359" calcext:value-type="float">
            <text:p>1564.568359</text:p>
          </table:table-cell>
          <table:table-cell office:value-type="float" office:value="1569.286865" calcext:value-type="float">
            <text:p>1569.286865</text:p>
          </table:table-cell>
          <table:table-cell table:number-columns-repeated="13"/>
        </table:table-row>
        <table:table-row table:style-name="ro1">
          <table:table-cell office:value-type="float" office:value="1528.082153" calcext:value-type="float">
            <text:p>1528.082153</text:p>
          </table:table-cell>
          <table:table-cell office:value-type="float" office:value="1530.67627" calcext:value-type="float">
            <text:p>1530.67627</text:p>
          </table:table-cell>
          <table:table-cell office:value-type="float" office:value="1584.338623" calcext:value-type="float">
            <text:p>1584.338623</text:p>
          </table:table-cell>
          <table:table-cell office:value-type="float" office:value="1622.57251" calcext:value-type="float">
            <text:p>1622.57251</text:p>
          </table:table-cell>
          <table:table-cell table:number-columns-repeated="13"/>
        </table:table-row>
        <table:table-row table:style-name="ro1">
          <table:table-cell office:value-type="float" office:value="1528.091064" calcext:value-type="float">
            <text:p>1528.091064</text:p>
          </table:table-cell>
          <table:table-cell office:value-type="float" office:value="1512.376587" calcext:value-type="float">
            <text:p>1512.376587</text:p>
          </table:table-cell>
          <table:table-cell office:value-type="float" office:value="1602.561523" calcext:value-type="float">
            <text:p>1602.561523</text:p>
          </table:table-cell>
          <table:table-cell office:value-type="float" office:value="1638.838257" calcext:value-type="float">
            <text:p>1638.838257</text:p>
          </table:table-cell>
          <table:table-cell table:number-columns-repeated="13"/>
        </table:table-row>
        <table:table-row table:style-name="ro1">
          <table:table-cell office:value-type="float" office:value="1539.215088" calcext:value-type="float">
            <text:p>1539.215088</text:p>
          </table:table-cell>
          <table:table-cell office:value-type="float" office:value="1534.149902" calcext:value-type="float">
            <text:p>1534.149902</text:p>
          </table:table-cell>
          <table:table-cell office:value-type="float" office:value="1622.348877" calcext:value-type="float">
            <text:p>1622.348877</text:p>
          </table:table-cell>
          <table:table-cell office:value-type="float" office:value="1634.654663" calcext:value-type="float">
            <text:p>1634.654663</text:p>
          </table:table-cell>
          <table:table-cell table:number-columns-repeated="13"/>
        </table:table-row>
        <table:table-row table:style-name="ro1">
          <table:table-cell office:value-type="float" office:value="1530.816406" calcext:value-type="float">
            <text:p>1530.816406</text:p>
          </table:table-cell>
          <table:table-cell office:value-type="float" office:value="1558.895752" calcext:value-type="float">
            <text:p>1558.895752</text:p>
          </table:table-cell>
          <table:table-cell office:value-type="float" office:value="1648.66272" calcext:value-type="float">
            <text:p>1648.66272</text:p>
          </table:table-cell>
          <table:table-cell office:value-type="float" office:value="1610.21167" calcext:value-type="float">
            <text:p>1610.21167</text:p>
          </table:table-cell>
          <table:table-cell table:number-columns-repeated="13"/>
        </table:table-row>
        <table:table-row table:style-name="ro1">
          <table:table-cell office:value-type="float" office:value="1580.766113" calcext:value-type="float">
            <text:p>1580.766113</text:p>
          </table:table-cell>
          <table:table-cell office:value-type="float" office:value="1587.60083" calcext:value-type="float">
            <text:p>1587.60083</text:p>
          </table:table-cell>
          <table:table-cell office:value-type="float" office:value="1637.346802" calcext:value-type="float">
            <text:p>1637.346802</text:p>
          </table:table-cell>
          <table:table-cell office:value-type="float" office:value="1642.15332" calcext:value-type="float">
            <text:p>1642.15332</text:p>
          </table:table-cell>
          <table:table-cell table:number-columns-repeated="13"/>
        </table:table-row>
        <table:table-row table:style-name="ro1">
          <table:table-cell office:value-type="float" office:value="1576.276733" calcext:value-type="float">
            <text:p>1576.276733</text:p>
          </table:table-cell>
          <table:table-cell office:value-type="float" office:value="1586.532471" calcext:value-type="float">
            <text:p>1586.532471</text:p>
          </table:table-cell>
          <table:table-cell office:value-type="float" office:value="1617.983398" calcext:value-type="float">
            <text:p>1617.983398</text:p>
          </table:table-cell>
          <table:table-cell office:value-type="float" office:value="1692.675781" calcext:value-type="float">
            <text:p>1692.675781</text:p>
          </table:table-cell>
          <table:table-cell table:number-columns-repeated="13"/>
        </table:table-row>
        <table:table-row table:style-name="ro1">
          <table:table-cell office:value-type="float" office:value="1588.879883" calcext:value-type="float">
            <text:p>1588.879883</text:p>
          </table:table-cell>
          <table:table-cell office:value-type="float" office:value="1595.631836" calcext:value-type="float">
            <text:p>1595.631836</text:p>
          </table:table-cell>
          <table:table-cell office:value-type="float" office:value="1630.181396" calcext:value-type="float">
            <text:p>1630.181396</text:p>
          </table:table-cell>
          <table:table-cell office:value-type="float" office:value="1679.810303" calcext:value-type="float">
            <text:p>1679.810303</text:p>
          </table:table-cell>
          <table:table-cell table:number-columns-repeated="13"/>
        </table:table-row>
        <table:table-row table:style-name="ro1">
          <table:table-cell office:value-type="float" office:value="1595.577515" calcext:value-type="float">
            <text:p>1595.577515</text:p>
          </table:table-cell>
          <table:table-cell office:value-type="float" office:value="1621.103638" calcext:value-type="float">
            <text:p>1621.103638</text:p>
          </table:table-cell>
          <table:table-cell office:value-type="float" office:value="1644.216309" calcext:value-type="float">
            <text:p>1644.216309</text:p>
          </table:table-cell>
          <table:table-cell office:value-type="float" office:value="1702.896729" calcext:value-type="float">
            <text:p>1702.896729</text:p>
          </table:table-cell>
          <table:table-cell table:number-columns-repeated="13"/>
        </table:table-row>
        <table:table-row table:style-name="ro1">
          <table:table-cell office:value-type="float" office:value="1613.533813" calcext:value-type="float">
            <text:p>1613.533813</text:p>
          </table:table-cell>
          <table:table-cell office:value-type="float" office:value="1633.400146" calcext:value-type="float">
            <text:p>1633.400146</text:p>
          </table:table-cell>
          <table:table-cell office:value-type="float" office:value="1659.699097" calcext:value-type="float">
            <text:p>1659.699097</text:p>
          </table:table-cell>
          <table:table-cell office:value-type="float" office:value="1704.778931" calcext:value-type="float">
            <text:p>1704.778931</text:p>
          </table:table-cell>
          <table:table-cell table:number-columns-repeated="13"/>
        </table:table-row>
        <table:table-row table:style-name="ro1">
          <table:table-cell office:value-type="float" office:value="1621.730103" calcext:value-type="float">
            <text:p>1621.730103</text:p>
          </table:table-cell>
          <table:table-cell office:value-type="float" office:value="1667.75061" calcext:value-type="float">
            <text:p>1667.75061</text:p>
          </table:table-cell>
          <table:table-cell office:value-type="float" office:value="1660.898682" calcext:value-type="float">
            <text:p>1660.898682</text:p>
          </table:table-cell>
          <table:table-cell office:value-type="float" office:value="1721.290283" calcext:value-type="float">
            <text:p>1721.290283</text:p>
          </table:table-cell>
          <table:table-cell table:number-columns-repeated="13"/>
        </table:table-row>
        <table:table-row table:style-name="ro1">
          <table:table-cell office:value-type="float" office:value="1660.917114" calcext:value-type="float">
            <text:p>1660.917114</text:p>
          </table:table-cell>
          <table:table-cell office:value-type="float" office:value="1711.219238" calcext:value-type="float">
            <text:p>1711.219238</text:p>
          </table:table-cell>
          <table:table-cell office:value-type="float" office:value="1636.253174" calcext:value-type="float">
            <text:p>1636.253174</text:p>
          </table:table-cell>
          <table:table-cell office:value-type="float" office:value="1700.679932" calcext:value-type="float">
            <text:p>1700.679932</text:p>
          </table:table-cell>
          <table:table-cell table:number-columns-repeated="13"/>
        </table:table-row>
        <table:table-row table:style-name="ro1">
          <table:table-cell office:value-type="float" office:value="1666.532959" calcext:value-type="float">
            <text:p>1666.532959</text:p>
          </table:table-cell>
          <table:table-cell office:value-type="float" office:value="1695.283447" calcext:value-type="float">
            <text:p>1695.283447</text:p>
          </table:table-cell>
          <table:table-cell office:value-type="float" office:value="1655.546753" calcext:value-type="float">
            <text:p>1655.546753</text:p>
          </table:table-cell>
          <table:table-cell office:value-type="float" office:value="1693.080566" calcext:value-type="float">
            <text:p>1693.080566</text:p>
          </table:table-cell>
          <table:table-cell table:number-columns-repeated="13"/>
        </table:table-row>
        <table:table-row table:style-name="ro1">
          <table:table-cell office:value-type="float" office:value="1656.671143" calcext:value-type="float">
            <text:p>1656.671143</text:p>
          </table:table-cell>
          <table:table-cell office:value-type="float" office:value="1702.687744" calcext:value-type="float">
            <text:p>1702.687744</text:p>
          </table:table-cell>
          <table:table-cell office:value-type="float" office:value="1665.946777" calcext:value-type="float">
            <text:p>1665.946777</text:p>
          </table:table-cell>
          <table:table-cell office:value-type="float" office:value="1692.095337" calcext:value-type="float">
            <text:p>1692.095337</text:p>
          </table:table-cell>
          <table:table-cell table:number-columns-repeated="13"/>
        </table:table-row>
        <table:table-row table:style-name="ro1">
          <table:table-cell office:value-type="float" office:value="1641.726562" calcext:value-type="float">
            <text:p>1641.726562</text:p>
          </table:table-cell>
          <table:table-cell office:value-type="float" office:value="1710.964111" calcext:value-type="float">
            <text:p>1710.964111</text:p>
          </table:table-cell>
          <table:table-cell office:value-type="float" office:value="1647.356323" calcext:value-type="float">
            <text:p>1647.356323</text:p>
          </table:table-cell>
          <table:table-cell office:value-type="float" office:value="1699.854492" calcext:value-type="float">
            <text:p>1699.854492</text:p>
          </table:table-cell>
          <table:table-cell table:number-columns-repeated="13"/>
        </table:table-row>
        <table:table-row table:style-name="ro1">
          <table:table-cell office:value-type="float" office:value="1626.01355" calcext:value-type="float">
            <text:p>1626.01355</text:p>
          </table:table-cell>
          <table:table-cell office:value-type="float" office:value="1717.82019" calcext:value-type="float">
            <text:p>1717.82019</text:p>
          </table:table-cell>
          <table:table-cell office:value-type="float" office:value="1635.883423" calcext:value-type="float">
            <text:p>1635.883423</text:p>
          </table:table-cell>
          <table:table-cell office:value-type="float" office:value="1711.999512" calcext:value-type="float">
            <text:p>1711.999512</text:p>
          </table:table-cell>
          <table:table-cell table:number-columns-repeated="13"/>
        </table:table-row>
        <table:table-row table:style-name="ro1">
          <table:table-cell office:value-type="float" office:value="1641.488159" calcext:value-type="float">
            <text:p>1641.488159</text:p>
          </table:table-cell>
          <table:table-cell office:value-type="float" office:value="1708.430908" calcext:value-type="float">
            <text:p>1708.430908</text:p>
          </table:table-cell>
          <table:table-cell office:value-type="float" office:value="1646.683228" calcext:value-type="float">
            <text:p>1646.683228</text:p>
          </table:table-cell>
          <table:table-cell office:value-type="float" office:value="1696.717529" calcext:value-type="float">
            <text:p>1696.717529</text:p>
          </table:table-cell>
          <table:table-cell table:number-columns-repeated="13"/>
        </table:table-row>
        <table:table-row table:style-name="ro1">
          <table:table-cell office:value-type="float" office:value="1642.18689" calcext:value-type="float">
            <text:p>1642.18689</text:p>
          </table:table-cell>
          <table:table-cell office:value-type="float" office:value="1707.924194" calcext:value-type="float">
            <text:p>1707.924194</text:p>
          </table:table-cell>
          <table:table-cell office:value-type="float" office:value="1651.319458" calcext:value-type="float">
            <text:p>1651.319458</text:p>
          </table:table-cell>
          <table:table-cell office:value-type="float" office:value="1704.30896" calcext:value-type="float">
            <text:p>1704.30896</text:p>
          </table:table-cell>
          <table:table-cell table:number-columns-repeated="13"/>
        </table:table-row>
        <table:table-row table:style-name="ro1">
          <table:table-cell office:value-type="float" office:value="1640.471191" calcext:value-type="float">
            <text:p>1640.471191</text:p>
          </table:table-cell>
          <table:table-cell office:value-type="float" office:value="1713.216064" calcext:value-type="float">
            <text:p>1713.216064</text:p>
          </table:table-cell>
          <table:table-cell office:value-type="float" office:value="1647.991089" calcext:value-type="float">
            <text:p>1647.991089</text:p>
          </table:table-cell>
          <table:table-cell office:value-type="float" office:value="1709.103149" calcext:value-type="float">
            <text:p>1709.103149</text:p>
          </table:table-cell>
          <table:table-cell table:number-columns-repeated="13"/>
        </table:table-row>
        <table:table-row table:style-name="ro1">
          <table:table-cell office:value-type="float" office:value="1637.685547" calcext:value-type="float">
            <text:p>1637.685547</text:p>
          </table:table-cell>
          <table:table-cell office:value-type="float" office:value="1715.153809" calcext:value-type="float">
            <text:p>1715.153809</text:p>
          </table:table-cell>
          <table:table-cell office:value-type="float" office:value="1648.570312" calcext:value-type="float">
            <text:p>1648.570312</text:p>
          </table:table-cell>
          <table:table-cell office:value-type="float" office:value="1705.053589" calcext:value-type="float">
            <text:p>1705.053589</text:p>
          </table:table-cell>
          <table:table-cell table:number-columns-repeated="13"/>
        </table:table-row>
        <table:table-row table:style-name="ro1">
          <table:table-cell office:value-type="float" office:value="1644.366577" calcext:value-type="float">
            <text:p>1644.366577</text:p>
          </table:table-cell>
          <table:table-cell office:value-type="float" office:value="1705.140503" calcext:value-type="float">
            <text:p>1705.140503</text:p>
          </table:table-cell>
          <table:table-cell office:value-type="float" office:value="1655.192871" calcext:value-type="float">
            <text:p>1655.192871</text:p>
          </table:table-cell>
          <table:table-cell office:value-type="float" office:value="1697.81604" calcext:value-type="float">
            <text:p>1697.81604</text:p>
          </table:table-cell>
          <table:table-cell table:number-columns-repeated="13"/>
        </table:table-row>
        <table:table-row table:style-name="ro1">
          <table:table-cell office:value-type="float" office:value="1643.077271" calcext:value-type="float">
            <text:p>1643.077271</text:p>
          </table:table-cell>
          <table:table-cell office:value-type="float" office:value="1715.282593" calcext:value-type="float">
            <text:p>1715.282593</text:p>
          </table:table-cell>
          <table:table-cell office:value-type="float" office:value="1653.688965" calcext:value-type="float">
            <text:p>1653.688965</text:p>
          </table:table-cell>
          <table:table-cell office:value-type="float" office:value="1708.747314" calcext:value-type="float">
            <text:p>1708.747314</text:p>
          </table:table-cell>
          <table:table-cell table:number-columns-repeated="13"/>
        </table:table-row>
        <table:table-row table:style-name="ro1">
          <table:table-cell office:value-type="float" office:value="1647.712158" calcext:value-type="float">
            <text:p>1647.712158</text:p>
          </table:table-cell>
          <table:table-cell office:value-type="float" office:value="1709.780762" calcext:value-type="float">
            <text:p>1709.780762</text:p>
          </table:table-cell>
          <table:table-cell office:value-type="float" office:value="1655.275513" calcext:value-type="float">
            <text:p>1655.275513</text:p>
          </table:table-cell>
          <table:table-cell office:value-type="float" office:value="1703.204102" calcext:value-type="float">
            <text:p>1703.204102</text:p>
          </table:table-cell>
          <table:table-cell table:number-columns-repeated="13"/>
        </table:table-row>
        <table:table-row table:style-name="ro1">
          <table:table-cell office:value-type="float" office:value="1641.621094" calcext:value-type="float">
            <text:p>1641.621094</text:p>
          </table:table-cell>
          <table:table-cell office:value-type="float" office:value="1715.852051" calcext:value-type="float">
            <text:p>1715.852051</text:p>
          </table:table-cell>
          <table:table-cell office:value-type="float" office:value="1651.757446" calcext:value-type="float">
            <text:p>1651.757446</text:p>
          </table:table-cell>
          <table:table-cell office:value-type="float" office:value="1712.280762" calcext:value-type="float">
            <text:p>1712.280762</text:p>
          </table:table-cell>
          <table:table-cell table:number-columns-repeated="13"/>
        </table:table-row>
        <table:table-row table:style-name="ro1">
          <table:table-cell office:value-type="float" office:value="1639.030273" calcext:value-type="float">
            <text:p>1639.030273</text:p>
          </table:table-cell>
          <table:table-cell office:value-type="float" office:value="1725.316162" calcext:value-type="float">
            <text:p>1725.316162</text:p>
          </table:table-cell>
          <table:table-cell office:value-type="float" office:value="1646.935669" calcext:value-type="float">
            <text:p>1646.935669</text:p>
          </table:table-cell>
          <table:table-cell office:value-type="float" office:value="1719.164062" calcext:value-type="float">
            <text:p>1719.164062</text:p>
          </table:table-cell>
          <table:table-cell table:number-columns-repeated="13"/>
        </table:table-row>
        <table:table-row table:style-name="ro1">
          <table:table-cell office:value-type="float" office:value="1646.445923" calcext:value-type="float">
            <text:p>1646.445923</text:p>
          </table:table-cell>
          <table:table-cell office:value-type="float" office:value="1710.988892" calcext:value-type="float">
            <text:p>1710.988892</text:p>
          </table:table-cell>
          <table:table-cell office:value-type="float" office:value="1657.946899" calcext:value-type="float">
            <text:p>1657.946899</text:p>
          </table:table-cell>
          <table:table-cell office:value-type="float" office:value="1705.058838" calcext:value-type="float">
            <text:p>1705.058838</text:p>
          </table:table-cell>
          <table:table-cell table:number-columns-repeated="13"/>
        </table:table-row>
        <table:table-row table:style-name="ro1">
          <table:table-cell office:value-type="float" office:value="1639.979614" calcext:value-type="float">
            <text:p>1639.979614</text:p>
          </table:table-cell>
          <table:table-cell office:value-type="float" office:value="1722.064819" calcext:value-type="float">
            <text:p>1722.064819</text:p>
          </table:table-cell>
          <table:table-cell office:value-type="float" office:value="1650.414795" calcext:value-type="float">
            <text:p>1650.414795</text:p>
          </table:table-cell>
          <table:table-cell office:value-type="float" office:value="1714.333496" calcext:value-type="float">
            <text:p>1714.333496</text:p>
          </table:table-cell>
          <table:table-cell table:number-columns-repeated="13"/>
        </table:table-row>
        <table:table-row table:style-name="ro1">
          <table:table-cell office:value-type="float" office:value="1641.056763" calcext:value-type="float">
            <text:p>1641.056763</text:p>
          </table:table-cell>
          <table:table-cell office:value-type="float" office:value="1714.305176" calcext:value-type="float">
            <text:p>1714.305176</text:p>
          </table:table-cell>
          <table:table-cell office:value-type="float" office:value="1655.544678" calcext:value-type="float">
            <text:p>1655.544678</text:p>
          </table:table-cell>
          <table:table-cell office:value-type="float" office:value="1708.073975" calcext:value-type="float">
            <text:p>1708.073975</text:p>
          </table:table-cell>
          <table:table-cell table:number-columns-repeated="13"/>
        </table:table-row>
        <table:table-row table:style-name="ro1">
          <table:table-cell office:value-type="float" office:value="1643.355713" calcext:value-type="float">
            <text:p>1643.355713</text:p>
          </table:table-cell>
          <table:table-cell office:value-type="float" office:value="1715.732056" calcext:value-type="float">
            <text:p>1715.732056</text:p>
          </table:table-cell>
          <table:table-cell office:value-type="float" office:value="1654.239258" calcext:value-type="float">
            <text:p>1654.239258</text:p>
          </table:table-cell>
          <table:table-cell office:value-type="float" office:value="1711.661865" calcext:value-type="float">
            <text:p>1711.661865</text:p>
          </table:table-cell>
          <table:table-cell table:number-columns-repeated="13"/>
        </table:table-row>
        <table:table-row table:style-name="ro1">
          <table:table-cell office:value-type="float" office:value="1640.477295" calcext:value-type="float">
            <text:p>1640.477295</text:p>
          </table:table-cell>
          <table:table-cell office:value-type="float" office:value="1721.496582" calcext:value-type="float">
            <text:p>1721.496582</text:p>
          </table:table-cell>
          <table:table-cell office:value-type="float" office:value="1652.17334" calcext:value-type="float">
            <text:p>1652.17334</text:p>
          </table:table-cell>
          <table:table-cell office:value-type="float" office:value="1717.433838" calcext:value-type="float">
            <text:p>1717.433838</text:p>
          </table:table-cell>
          <table:table-cell table:number-columns-repeated="13"/>
        </table:table-row>
        <table:table-row table:style-name="ro1">
          <table:table-cell office:value-type="float" office:value="1644.443848" calcext:value-type="float">
            <text:p>1644.443848</text:p>
          </table:table-cell>
          <table:table-cell office:value-type="float" office:value="1719.125977" calcext:value-type="float">
            <text:p>1719.125977</text:p>
          </table:table-cell>
          <table:table-cell office:value-type="float" office:value="1651.243164" calcext:value-type="float">
            <text:p>1651.243164</text:p>
          </table:table-cell>
          <table:table-cell office:value-type="float" office:value="1713.573975" calcext:value-type="float">
            <text:p>1713.573975</text:p>
          </table:table-cell>
          <table:table-cell table:number-columns-repeated="13"/>
        </table:table-row>
        <table:table-row table:style-name="ro1">
          <table:table-cell office:value-type="float" office:value="1642.800903" calcext:value-type="float">
            <text:p>1642.800903</text:p>
          </table:table-cell>
          <table:table-cell office:value-type="float" office:value="1720.117188" calcext:value-type="float">
            <text:p>1720.117188</text:p>
          </table:table-cell>
          <table:table-cell office:value-type="float" office:value="1657.049683" calcext:value-type="float">
            <text:p>1657.049683</text:p>
          </table:table-cell>
          <table:table-cell office:value-type="float" office:value="1714.449219" calcext:value-type="float">
            <text:p>1714.449219</text:p>
          </table:table-cell>
          <table:table-cell table:number-columns-repeated="13"/>
        </table:table-row>
        <table:table-row table:style-name="ro1">
          <table:table-cell office:value-type="float" office:value="1637.206177" calcext:value-type="float">
            <text:p>1637.206177</text:p>
          </table:table-cell>
          <table:table-cell office:value-type="float" office:value="1729.778076" calcext:value-type="float">
            <text:p>1729.778076</text:p>
          </table:table-cell>
          <table:table-cell office:value-type="float" office:value="1647.354858" calcext:value-type="float">
            <text:p>1647.354858</text:p>
          </table:table-cell>
          <table:table-cell office:value-type="float" office:value="1721.938477" calcext:value-type="float">
            <text:p>1721.938477</text:p>
          </table:table-cell>
          <table:table-cell table:number-columns-repeated="13"/>
        </table:table-row>
        <table:table-row table:style-name="ro1">
          <table:table-cell office:value-type="float" office:value="1648.546631" calcext:value-type="float">
            <text:p>1648.546631</text:p>
          </table:table-cell>
          <table:table-cell office:value-type="float" office:value="1707.483398" calcext:value-type="float">
            <text:p>1707.483398</text:p>
          </table:table-cell>
          <table:table-cell office:value-type="float" office:value="1657.588989" calcext:value-type="float">
            <text:p>1657.588989</text:p>
          </table:table-cell>
          <table:table-cell office:value-type="float" office:value="1704.053101" calcext:value-type="float">
            <text:p>1704.053101</text:p>
          </table:table-cell>
          <table:table-cell table:number-columns-repeated="13"/>
        </table:table-row>
        <table:table-row table:style-name="ro1">
          <table:table-cell office:value-type="float" office:value="1641.932129" calcext:value-type="float">
            <text:p>1641.932129</text:p>
          </table:table-cell>
          <table:table-cell office:value-type="float" office:value="1717.067993" calcext:value-type="float">
            <text:p>1717.067993</text:p>
          </table:table-cell>
          <table:table-cell office:value-type="float" office:value="1650.771362" calcext:value-type="float">
            <text:p>1650.771362</text:p>
          </table:table-cell>
          <table:table-cell office:value-type="float" office:value="1714.318481" calcext:value-type="float">
            <text:p>1714.318481</text:p>
          </table:table-cell>
          <table:table-cell table:number-columns-repeated="13"/>
        </table:table-row>
        <table:table-row table:style-name="ro1">
          <table:table-cell office:value-type="float" office:value="1645.800781" calcext:value-type="float">
            <text:p>1645.800781</text:p>
          </table:table-cell>
          <table:table-cell office:value-type="float" office:value="1712.818604" calcext:value-type="float">
            <text:p>1712.818604</text:p>
          </table:table-cell>
          <table:table-cell office:value-type="float" office:value="1658.804199" calcext:value-type="float">
            <text:p>1658.804199</text:p>
          </table:table-cell>
          <table:table-cell office:value-type="float" office:value="1706.713501" calcext:value-type="float">
            <text:p>1706.713501</text:p>
          </table:table-cell>
          <table:table-cell table:number-columns-repeated="13"/>
        </table:table-row>
        <table:table-row table:style-name="ro1">
          <table:table-cell office:value-type="float" office:value="1643.860962" calcext:value-type="float">
            <text:p>1643.860962</text:p>
          </table:table-cell>
          <table:table-cell office:value-type="float" office:value="1720.723389" calcext:value-type="float">
            <text:p>1720.723389</text:p>
          </table:table-cell>
          <table:table-cell office:value-type="float" office:value="1653.490723" calcext:value-type="float">
            <text:p>1653.490723</text:p>
          </table:table-cell>
          <table:table-cell office:value-type="float" office:value="1719.501221" calcext:value-type="float">
            <text:p>1719.501221</text:p>
          </table:table-cell>
          <table:table-cell table:number-columns-repeated="13"/>
        </table:table-row>
        <table:table-row table:style-name="ro1">
          <table:table-cell office:value-type="float" office:value="1640.940063" calcext:value-type="float">
            <text:p>1640.940063</text:p>
          </table:table-cell>
          <table:table-cell office:value-type="float" office:value="1729.166748" calcext:value-type="float">
            <text:p>1729.166748</text:p>
          </table:table-cell>
          <table:table-cell office:value-type="float" office:value="1651.5448" calcext:value-type="float">
            <text:p>1651.5448</text:p>
          </table:table-cell>
          <table:table-cell office:value-type="float" office:value="1722.680054" calcext:value-type="float">
            <text:p>1722.680054</text:p>
          </table:table-cell>
          <table:table-cell table:number-columns-repeated="13"/>
        </table:table-row>
        <table:table-row table:style-name="ro1">
          <table:table-cell office:value-type="float" office:value="1642.405029" calcext:value-type="float">
            <text:p>1642.405029</text:p>
          </table:table-cell>
          <table:table-cell office:value-type="float" office:value="1724.739868" calcext:value-type="float">
            <text:p>1724.739868</text:p>
          </table:table-cell>
          <table:table-cell office:value-type="float" office:value="1652.853394" calcext:value-type="float">
            <text:p>1652.853394</text:p>
          </table:table-cell>
          <table:table-cell office:value-type="float" office:value="1717.692139" calcext:value-type="float">
            <text:p>1717.692139</text:p>
          </table:table-cell>
          <table:table-cell table:number-columns-repeated="13"/>
        </table:table-row>
        <table:table-row table:style-name="ro1">
          <table:table-cell office:value-type="float" office:value="1646.362793" calcext:value-type="float">
            <text:p>1646.362793</text:p>
          </table:table-cell>
          <table:table-cell office:value-type="float" office:value="1713.130493" calcext:value-type="float">
            <text:p>1713.130493</text:p>
          </table:table-cell>
          <table:table-cell office:value-type="float" office:value="1653.515869" calcext:value-type="float">
            <text:p>1653.515869</text:p>
          </table:table-cell>
          <table:table-cell office:value-type="float" office:value="1708.103638" calcext:value-type="float">
            <text:p>1708.103638</text:p>
          </table:table-cell>
          <table:table-cell table:number-columns-repeated="13"/>
        </table:table-row>
        <table:table-row table:style-name="ro1">
          <table:table-cell office:value-type="float" office:value="1647.758179" calcext:value-type="float">
            <text:p>1647.758179</text:p>
          </table:table-cell>
          <table:table-cell office:value-type="float" office:value="1714.168091" calcext:value-type="float">
            <text:p>1714.168091</text:p>
          </table:table-cell>
          <table:table-cell office:value-type="float" office:value="1655.037109" calcext:value-type="float">
            <text:p>1655.037109</text:p>
          </table:table-cell>
          <table:table-cell office:value-type="float" office:value="1709.846802" calcext:value-type="float">
            <text:p>1709.846802</text:p>
          </table:table-cell>
          <table:table-cell table:number-columns-repeated="13"/>
        </table:table-row>
        <table:table-row table:style-name="ro1">
          <table:table-cell office:value-type="float" office:value="1645.163208" calcext:value-type="float">
            <text:p>1645.163208</text:p>
          </table:table-cell>
          <table:table-cell office:value-type="float" office:value="1716.829224" calcext:value-type="float">
            <text:p>1716.829224</text:p>
          </table:table-cell>
          <table:table-cell office:value-type="float" office:value="1653.833008" calcext:value-type="float">
            <text:p>1653.833008</text:p>
          </table:table-cell>
          <table:table-cell office:value-type="float" office:value="1716.867676" calcext:value-type="float">
            <text:p>1716.867676</text:p>
          </table:table-cell>
          <table:table-cell table:number-columns-repeated="13"/>
        </table:table-row>
        <table:table-row table:style-name="ro1">
          <table:table-cell office:value-type="float" office:value="1646.659058" calcext:value-type="float">
            <text:p>1646.659058</text:p>
          </table:table-cell>
          <table:table-cell office:value-type="float" office:value="1715.619385" calcext:value-type="float">
            <text:p>1715.619385</text:p>
          </table:table-cell>
          <table:table-cell office:value-type="float" office:value="1658.432129" calcext:value-type="float">
            <text:p>1658.432129</text:p>
          </table:table-cell>
          <table:table-cell office:value-type="float" office:value="1708.132568" calcext:value-type="float">
            <text:p>1708.132568</text:p>
          </table:table-cell>
          <table:table-cell table:number-columns-repeated="13"/>
        </table:table-row>
        <table:table-row table:style-name="ro1">
          <table:table-cell office:value-type="float" office:value="1648.556274" calcext:value-type="float">
            <text:p>1648.556274</text:p>
          </table:table-cell>
          <table:table-cell office:value-type="float" office:value="1720.199707" calcext:value-type="float">
            <text:p>1720.199707</text:p>
          </table:table-cell>
          <table:table-cell office:value-type="float" office:value="1653.896851" calcext:value-type="float">
            <text:p>1653.896851</text:p>
          </table:table-cell>
          <table:table-cell office:value-type="float" office:value="1721.198242" calcext:value-type="float">
            <text:p>1721.198242</text:p>
          </table:table-cell>
          <table:table-cell table:number-columns-repeated="13"/>
        </table:table-row>
        <table:table-row table:style-name="ro1">
          <table:table-cell office:value-type="float" office:value="1647.474243" calcext:value-type="float">
            <text:p>1647.474243</text:p>
          </table:table-cell>
          <table:table-cell office:value-type="float" office:value="1717.21814" calcext:value-type="float">
            <text:p>1717.21814</text:p>
          </table:table-cell>
          <table:table-cell office:value-type="float" office:value="1653.302124" calcext:value-type="float">
            <text:p>1653.302124</text:p>
          </table:table-cell>
          <table:table-cell office:value-type="float" office:value="1714.900146" calcext:value-type="float">
            <text:p>1714.900146</text:p>
          </table:table-cell>
          <table:table-cell table:number-columns-repeated="13"/>
        </table:table-row>
        <table:table-row table:style-name="ro1">
          <table:table-cell office:value-type="float" office:value="1648.666382" calcext:value-type="float">
            <text:p>1648.666382</text:p>
          </table:table-cell>
          <table:table-cell office:value-type="float" office:value="1716.37439" calcext:value-type="float">
            <text:p>1716.37439</text:p>
          </table:table-cell>
          <table:table-cell office:value-type="float" office:value="1656.413696" calcext:value-type="float">
            <text:p>1656.413696</text:p>
          </table:table-cell>
          <table:table-cell office:value-type="float" office:value="1712.968262" calcext:value-type="float">
            <text:p>1712.968262</text:p>
          </table:table-cell>
          <table:table-cell table:number-columns-repeated="13"/>
        </table:table-row>
        <table:table-row table:style-name="ro1">
          <table:table-cell office:value-type="float" office:value="1644.314575" calcext:value-type="float">
            <text:p>1644.314575</text:p>
          </table:table-cell>
          <table:table-cell office:value-type="float" office:value="1712.880737" calcext:value-type="float">
            <text:p>1712.880737</text:p>
          </table:table-cell>
          <table:table-cell office:value-type="float" office:value="1653.174683" calcext:value-type="float">
            <text:p>1653.174683</text:p>
          </table:table-cell>
          <table:table-cell office:value-type="float" office:value="1706.815186" calcext:value-type="float">
            <text:p>1706.815186</text:p>
          </table:table-cell>
          <table:table-cell table:number-columns-repeated="13"/>
        </table:table-row>
        <table:table-row table:style-name="ro1">
          <table:table-cell office:value-type="float" office:value="1624.614746" calcext:value-type="float">
            <text:p>1624.614746</text:p>
          </table:table-cell>
          <table:table-cell office:value-type="float" office:value="1708.310913" calcext:value-type="float">
            <text:p>1708.310913</text:p>
          </table:table-cell>
          <table:table-cell office:value-type="float" office:value="1633.969604" calcext:value-type="float">
            <text:p>1633.969604</text:p>
          </table:table-cell>
          <table:table-cell office:value-type="float" office:value="1710.742798" calcext:value-type="float">
            <text:p>1710.742798</text:p>
          </table:table-cell>
          <table:table-cell table:number-columns-repeated="13"/>
        </table:table-row>
        <table:table-row table:style-name="ro1">
          <table:table-cell office:value-type="float" office:value="1618.180786" calcext:value-type="float">
            <text:p>1618.180786</text:p>
          </table:table-cell>
          <table:table-cell office:value-type="float" office:value="1694.689941" calcext:value-type="float">
            <text:p>1694.689941</text:p>
          </table:table-cell>
          <table:table-cell office:value-type="float" office:value="1629.851074" calcext:value-type="float">
            <text:p>1629.851074</text:p>
          </table:table-cell>
          <table:table-cell office:value-type="float" office:value="1692.094116" calcext:value-type="float">
            <text:p>1692.094116</text:p>
          </table:table-cell>
          <table:table-cell table:number-columns-repeated="13"/>
        </table:table-row>
        <table:table-row table:style-name="ro1">
          <table:table-cell office:value-type="float" office:value="1616.456177" calcext:value-type="float">
            <text:p>1616.456177</text:p>
          </table:table-cell>
          <table:table-cell office:value-type="float" office:value="1690.486572" calcext:value-type="float">
            <text:p>1690.486572</text:p>
          </table:table-cell>
          <table:table-cell office:value-type="float" office:value="1622.512207" calcext:value-type="float">
            <text:p>1622.512207</text:p>
          </table:table-cell>
          <table:table-cell office:value-type="float" office:value="1687.784302" calcext:value-type="float">
            <text:p>1687.784302</text:p>
          </table:table-cell>
          <table:table-cell table:number-columns-repeated="13"/>
        </table:table-row>
        <table:table-row table:style-name="ro1">
          <table:table-cell office:value-type="float" office:value="1614.867554" calcext:value-type="float">
            <text:p>1614.867554</text:p>
          </table:table-cell>
          <table:table-cell office:value-type="float" office:value="1676.47937" calcext:value-type="float">
            <text:p>1676.47937</text:p>
          </table:table-cell>
          <table:table-cell office:value-type="float" office:value="1619.970825" calcext:value-type="float">
            <text:p>1619.970825</text:p>
          </table:table-cell>
          <table:table-cell office:value-type="float" office:value="1676.697388" calcext:value-type="float">
            <text:p>1676.697388</text:p>
          </table:table-cell>
          <table:table-cell table:number-columns-repeated="13"/>
        </table:table-row>
        <table:table-row table:style-name="ro1">
          <table:table-cell office:value-type="float" office:value="1604.502075" calcext:value-type="float">
            <text:p>1604.502075</text:p>
          </table:table-cell>
          <table:table-cell office:value-type="float" office:value="1676.681885" calcext:value-type="float">
            <text:p>1676.681885</text:p>
          </table:table-cell>
          <table:table-cell office:value-type="float" office:value="1617.300659" calcext:value-type="float">
            <text:p>1617.300659</text:p>
          </table:table-cell>
          <table:table-cell office:value-type="float" office:value="1668.153076" calcext:value-type="float">
            <text:p>1668.153076</text:p>
          </table:table-cell>
          <table:table-cell table:number-columns-repeated="13"/>
        </table:table-row>
        <table:table-row table:style-name="ro1">
          <table:table-cell office:value-type="float" office:value="1612.204102" calcext:value-type="float">
            <text:p>1612.204102</text:p>
          </table:table-cell>
          <table:table-cell office:value-type="float" office:value="1659.324707" calcext:value-type="float">
            <text:p>1659.324707</text:p>
          </table:table-cell>
          <table:table-cell office:value-type="float" office:value="1610.818359" calcext:value-type="float">
            <text:p>1610.818359</text:p>
          </table:table-cell>
          <table:table-cell office:value-type="float" office:value="1663.226807" calcext:value-type="float">
            <text:p>1663.226807</text:p>
          </table:table-cell>
          <table:table-cell table:number-columns-repeated="13"/>
        </table:table-row>
        <table:table-row table:style-name="ro1">
          <table:table-cell office:value-type="float" office:value="1598.800781" calcext:value-type="float">
            <text:p>1598.800781</text:p>
          </table:table-cell>
          <table:table-cell office:value-type="float" office:value="1658.570068" calcext:value-type="float">
            <text:p>1658.570068</text:p>
          </table:table-cell>
          <table:table-cell office:value-type="float" office:value="1612.019165" calcext:value-type="float">
            <text:p>1612.019165</text:p>
          </table:table-cell>
          <table:table-cell office:value-type="float" office:value="1661.466919" calcext:value-type="float">
            <text:p>1661.466919</text:p>
          </table:table-cell>
          <table:table-cell table:number-columns-repeated="13"/>
        </table:table-row>
        <table:table-row table:style-name="ro1">
          <table:table-cell office:value-type="float" office:value="1596.688599" calcext:value-type="float">
            <text:p>1596.688599</text:p>
          </table:table-cell>
          <table:table-cell office:value-type="float" office:value="1650.75061" calcext:value-type="float">
            <text:p>1650.75061</text:p>
          </table:table-cell>
          <table:table-cell office:value-type="float" office:value="1602.214111" calcext:value-type="float">
            <text:p>1602.214111</text:p>
          </table:table-cell>
          <table:table-cell office:value-type="float" office:value="1651.991455" calcext:value-type="float">
            <text:p>1651.991455</text:p>
          </table:table-cell>
          <table:table-cell table:number-columns-repeated="13"/>
        </table:table-row>
        <table:table-row table:style-name="ro1">
          <table:table-cell office:value-type="float" office:value="1589.994141" calcext:value-type="float">
            <text:p>1589.994141</text:p>
          </table:table-cell>
          <table:table-cell office:value-type="float" office:value="1650.193726" calcext:value-type="float">
            <text:p>1650.193726</text:p>
          </table:table-cell>
          <table:table-cell office:value-type="float" office:value="1603.389038" calcext:value-type="float">
            <text:p>1603.389038</text:p>
          </table:table-cell>
          <table:table-cell office:value-type="float" office:value="1645.410034" calcext:value-type="float">
            <text:p>1645.410034</text:p>
          </table:table-cell>
          <table:table-cell table:number-columns-repeated="13"/>
        </table:table-row>
        <table:table-row table:style-name="ro1">
          <table:table-cell office:value-type="float" office:value="1597.72168" calcext:value-type="float">
            <text:p>1597.72168</text:p>
          </table:table-cell>
          <table:table-cell office:value-type="float" office:value="1638.843994" calcext:value-type="float">
            <text:p>1638.843994</text:p>
          </table:table-cell>
          <table:table-cell office:value-type="float" office:value="1597.236572" calcext:value-type="float">
            <text:p>1597.236572</text:p>
          </table:table-cell>
          <table:table-cell office:value-type="float" office:value="1639.591919" calcext:value-type="float">
            <text:p>1639.591919</text:p>
          </table:table-cell>
          <table:table-cell table:number-columns-repeated="13"/>
        </table:table-row>
        <table:table-row table:style-name="ro1">
          <table:table-cell office:value-type="float" office:value="1587.408691" calcext:value-type="float">
            <text:p>1587.408691</text:p>
          </table:table-cell>
          <table:table-cell office:value-type="float" office:value="1633.567261" calcext:value-type="float">
            <text:p>1633.567261</text:p>
          </table:table-cell>
          <table:table-cell office:value-type="float" office:value="1595.11792" calcext:value-type="float">
            <text:p>1595.11792</text:p>
          </table:table-cell>
          <table:table-cell office:value-type="float" office:value="1634.890869" calcext:value-type="float">
            <text:p>1634.890869</text:p>
          </table:table-cell>
          <table:table-cell table:number-columns-repeated="13"/>
        </table:table-row>
        <table:table-row table:style-name="ro1">
          <table:table-cell office:value-type="float" office:value="1585.250732" calcext:value-type="float">
            <text:p>1585.250732</text:p>
          </table:table-cell>
          <table:table-cell office:value-type="float" office:value="1631.112427" calcext:value-type="float">
            <text:p>1631.112427</text:p>
          </table:table-cell>
          <table:table-cell office:value-type="float" office:value="1591.54895" calcext:value-type="float">
            <text:p>1591.54895</text:p>
          </table:table-cell>
          <table:table-cell office:value-type="float" office:value="1631.661255" calcext:value-type="float">
            <text:p>1631.661255</text:p>
          </table:table-cell>
          <table:table-cell table:number-columns-repeated="13"/>
        </table:table-row>
        <table:table-row table:style-name="ro1">
          <table:table-cell office:value-type="float" office:value="1583.877686" calcext:value-type="float">
            <text:p>1583.877686</text:p>
          </table:table-cell>
          <table:table-cell office:value-type="float" office:value="1626.035645" calcext:value-type="float">
            <text:p>1626.035645</text:p>
          </table:table-cell>
          <table:table-cell office:value-type="float" office:value="1585.579224" calcext:value-type="float">
            <text:p>1585.579224</text:p>
          </table:table-cell>
          <table:table-cell office:value-type="float" office:value="1625.915649" calcext:value-type="float">
            <text:p>1625.915649</text:p>
          </table:table-cell>
          <table:table-cell table:number-columns-repeated="13"/>
        </table:table-row>
        <table:table-row table:style-name="ro1">
          <table:table-cell office:value-type="float" office:value="1581.141846" calcext:value-type="float">
            <text:p>1581.141846</text:p>
          </table:table-cell>
          <table:table-cell office:value-type="float" office:value="1622.625122" calcext:value-type="float">
            <text:p>1622.625122</text:p>
          </table:table-cell>
          <table:table-cell office:value-type="float" office:value="1584.419312" calcext:value-type="float">
            <text:p>1584.419312</text:p>
          </table:table-cell>
          <table:table-cell office:value-type="float" office:value="1623.049683" calcext:value-type="float">
            <text:p>1623.049683</text:p>
          </table:table-cell>
          <table:table-cell table:number-columns-repeated="13"/>
        </table:table-row>
        <table:table-row table:style-name="ro1">
          <table:table-cell office:value-type="float" office:value="1578.803955" calcext:value-type="float">
            <text:p>1578.803955</text:p>
          </table:table-cell>
          <table:table-cell office:value-type="float" office:value="1616.990601" calcext:value-type="float">
            <text:p>1616.990601</text:p>
          </table:table-cell>
          <table:table-cell office:value-type="float" office:value="1586.120483" calcext:value-type="float">
            <text:p>1586.120483</text:p>
          </table:table-cell>
          <table:table-cell office:value-type="float" office:value="1615.005615" calcext:value-type="float">
            <text:p>1615.005615</text:p>
          </table:table-cell>
          <table:table-cell table:number-columns-repeated="13"/>
        </table:table-row>
        <table:table-row table:style-name="ro1">
          <table:table-cell office:value-type="float" office:value="1578.673462" calcext:value-type="float">
            <text:p>1578.673462</text:p>
          </table:table-cell>
          <table:table-cell office:value-type="float" office:value="1612.562134" calcext:value-type="float">
            <text:p>1612.562134</text:p>
          </table:table-cell>
          <table:table-cell office:value-type="float" office:value="1582.251343" calcext:value-type="float">
            <text:p>1582.251343</text:p>
          </table:table-cell>
          <table:table-cell office:value-type="float" office:value="1611.484863" calcext:value-type="float">
            <text:p>1611.484863</text:p>
          </table:table-cell>
          <table:table-cell table:number-columns-repeated="13"/>
        </table:table-row>
        <table:table-row table:style-name="ro1">
          <table:table-cell office:value-type="float" office:value="1576.269287" calcext:value-type="float">
            <text:p>1576.269287</text:p>
          </table:table-cell>
          <table:table-cell office:value-type="float" office:value="1612.07666" calcext:value-type="float">
            <text:p>1612.07666</text:p>
          </table:table-cell>
          <table:table-cell office:value-type="float" office:value="1581.904663" calcext:value-type="float">
            <text:p>1581.904663</text:p>
          </table:table-cell>
          <table:table-cell office:value-type="float" office:value="1611.477539" calcext:value-type="float">
            <text:p>1611.477539</text:p>
          </table:table-cell>
          <table:table-cell table:number-columns-repeated="13"/>
        </table:table-row>
        <table:table-row table:style-name="ro1">
          <table:table-cell office:value-type="float" office:value="1579.093506" calcext:value-type="float">
            <text:p>1579.093506</text:p>
          </table:table-cell>
          <table:table-cell office:value-type="float" office:value="1598.672241" calcext:value-type="float">
            <text:p>1598.672241</text:p>
          </table:table-cell>
          <table:table-cell office:value-type="float" office:value="1576.959473" calcext:value-type="float">
            <text:p>1576.959473</text:p>
          </table:table-cell>
          <table:table-cell office:value-type="float" office:value="1604.998169" calcext:value-type="float">
            <text:p>1604.998169</text:p>
          </table:table-cell>
          <table:table-cell table:number-columns-repeated="13"/>
        </table:table-row>
        <table:table-row table:style-name="ro1">
          <table:table-cell office:value-type="float" office:value="1569.68103" calcext:value-type="float">
            <text:p>1569.68103</text:p>
          </table:table-cell>
          <table:table-cell office:value-type="float" office:value="1603.419678" calcext:value-type="float">
            <text:p>1603.419678</text:p>
          </table:table-cell>
          <table:table-cell office:value-type="float" office:value="1577.816528" calcext:value-type="float">
            <text:p>1577.816528</text:p>
          </table:table-cell>
          <table:table-cell office:value-type="float" office:value="1602.990356" calcext:value-type="float">
            <text:p>1602.990356</text:p>
          </table:table-cell>
          <table:table-cell table:number-columns-repeated="13"/>
        </table:table-row>
        <table:table-row table:style-name="ro1">
          <table:table-cell office:value-type="float" office:value="1568.238525" calcext:value-type="float">
            <text:p>1568.238525</text:p>
          </table:table-cell>
          <table:table-cell office:value-type="float" office:value="1600.42041" calcext:value-type="float">
            <text:p>1600.42041</text:p>
          </table:table-cell>
          <table:table-cell office:value-type="float" office:value="1575.790039" calcext:value-type="float">
            <text:p>1575.790039</text:p>
          </table:table-cell>
          <table:table-cell office:value-type="float" office:value="1602.835083" calcext:value-type="float">
            <text:p>1602.835083</text:p>
          </table:table-cell>
          <table:table-cell table:number-columns-repeated="13"/>
        </table:table-row>
        <table:table-row table:style-name="ro1">
          <table:table-cell office:value-type="float" office:value="1570.907471" calcext:value-type="float">
            <text:p>1570.907471</text:p>
          </table:table-cell>
          <table:table-cell office:value-type="float" office:value="1595.642334" calcext:value-type="float">
            <text:p>1595.642334</text:p>
          </table:table-cell>
          <table:table-cell office:value-type="float" office:value="1576.858276" calcext:value-type="float">
            <text:p>1576.858276</text:p>
          </table:table-cell>
          <table:table-cell office:value-type="float" office:value="1599.508789" calcext:value-type="float">
            <text:p>1599.508789</text:p>
          </table:table-cell>
          <table:table-cell table:number-columns-repeated="13"/>
        </table:table-row>
        <table:table-row table:style-name="ro1">
          <table:table-cell office:value-type="float" office:value="1568.337891" calcext:value-type="float">
            <text:p>1568.337891</text:p>
          </table:table-cell>
          <table:table-cell office:value-type="float" office:value="1592.954834" calcext:value-type="float">
            <text:p>1592.954834</text:p>
          </table:table-cell>
          <table:table-cell office:value-type="float" office:value="1576.013672" calcext:value-type="float">
            <text:p>1576.013672</text:p>
          </table:table-cell>
          <table:table-cell office:value-type="float" office:value="1593.526367" calcext:value-type="float">
            <text:p>1593.526367</text:p>
          </table:table-cell>
          <table:table-cell table:number-columns-repeated="13"/>
        </table:table-row>
        <table:table-row table:style-name="ro1">
          <table:table-cell office:value-type="float" office:value="1568.211548" calcext:value-type="float">
            <text:p>1568.211548</text:p>
          </table:table-cell>
          <table:table-cell office:value-type="float" office:value="1590.425293" calcext:value-type="float">
            <text:p>1590.425293</text:p>
          </table:table-cell>
          <table:table-cell office:value-type="float" office:value="1575.077271" calcext:value-type="float">
            <text:p>1575.077271</text:p>
          </table:table-cell>
          <table:table-cell office:value-type="float" office:value="1595.754639" calcext:value-type="float">
            <text:p>1595.754639</text:p>
          </table:table-cell>
          <table:table-cell table:number-columns-repeated="13"/>
        </table:table-row>
        <table:table-row table:style-name="ro1">
          <table:table-cell office:value-type="float" office:value="1566.366943" calcext:value-type="float">
            <text:p>1566.366943</text:p>
          </table:table-cell>
          <table:table-cell office:value-type="float" office:value="1588.659668" calcext:value-type="float">
            <text:p>1588.659668</text:p>
          </table:table-cell>
          <table:table-cell office:value-type="float" office:value="1575.619629" calcext:value-type="float">
            <text:p>1575.619629</text:p>
          </table:table-cell>
          <table:table-cell office:value-type="float" office:value="1591.991943" calcext:value-type="float">
            <text:p>1591.991943</text:p>
          </table:table-cell>
          <table:table-cell table:number-columns-repeated="13"/>
        </table:table-row>
        <table:table-row table:style-name="ro1">
          <table:table-cell office:value-type="float" office:value="1566.107422" calcext:value-type="float">
            <text:p>1566.107422</text:p>
          </table:table-cell>
          <table:table-cell office:value-type="float" office:value="1585.30835" calcext:value-type="float">
            <text:p>1585.30835</text:p>
          </table:table-cell>
          <table:table-cell office:value-type="float" office:value="1571.729736" calcext:value-type="float">
            <text:p>1571.729736</text:p>
          </table:table-cell>
          <table:table-cell office:value-type="float" office:value="1590.868164" calcext:value-type="float">
            <text:p>1590.868164</text:p>
          </table:table-cell>
          <table:table-cell table:number-columns-repeated="13"/>
        </table:table-row>
        <table:table-row table:style-name="ro1">
          <table:table-cell office:value-type="float" office:value="1564.661865" calcext:value-type="float">
            <text:p>1564.661865</text:p>
          </table:table-cell>
          <table:table-cell office:value-type="float" office:value="1582.756836" calcext:value-type="float">
            <text:p>1582.756836</text:p>
          </table:table-cell>
          <table:table-cell office:value-type="float" office:value="1574.430542" calcext:value-type="float">
            <text:p>1574.430542</text:p>
          </table:table-cell>
          <table:table-cell office:value-type="float" office:value="1586.095703" calcext:value-type="float">
            <text:p>1586.095703</text:p>
          </table:table-cell>
          <table:table-cell table:number-columns-repeated="13"/>
        </table:table-row>
        <table:table-row table:style-name="ro1">
          <table:table-cell office:value-type="float" office:value="1568.237549" calcext:value-type="float">
            <text:p>1568.237549</text:p>
          </table:table-cell>
          <table:table-cell office:value-type="float" office:value="1579.308838" calcext:value-type="float">
            <text:p>1579.308838</text:p>
          </table:table-cell>
          <table:table-cell office:value-type="float" office:value="1573.911621" calcext:value-type="float">
            <text:p>1573.911621</text:p>
          </table:table-cell>
          <table:table-cell office:value-type="float" office:value="1588.553345" calcext:value-type="float">
            <text:p>1588.553345</text:p>
          </table:table-cell>
          <table:table-cell table:number-columns-repeated="13"/>
        </table:table-row>
        <table:table-row table:style-name="ro1">
          <table:table-cell office:value-type="float" office:value="1567.985229" calcext:value-type="float">
            <text:p>1567.985229</text:p>
          </table:table-cell>
          <table:table-cell office:value-type="float" office:value="1580.44397" calcext:value-type="float">
            <text:p>1580.44397</text:p>
          </table:table-cell>
          <table:table-cell office:value-type="float" office:value="1572.835571" calcext:value-type="float">
            <text:p>1572.835571</text:p>
          </table:table-cell>
          <table:table-cell office:value-type="float" office:value="1585.359741" calcext:value-type="float">
            <text:p>1585.359741</text:p>
          </table:table-cell>
          <table:table-cell table:number-columns-repeated="13"/>
        </table:table-row>
        <table:table-row table:style-name="ro1">
          <table:table-cell office:value-type="float" office:value="1566.221436" calcext:value-type="float">
            <text:p>1566.221436</text:p>
          </table:table-cell>
          <table:table-cell office:value-type="float" office:value="1576.567749" calcext:value-type="float">
            <text:p>1576.567749</text:p>
          </table:table-cell>
          <table:table-cell office:value-type="float" office:value="1572.258423" calcext:value-type="float">
            <text:p>1572.258423</text:p>
          </table:table-cell>
          <table:table-cell office:value-type="float" office:value="1587.015503" calcext:value-type="float">
            <text:p>1587.015503</text:p>
          </table:table-cell>
          <table:table-cell table:number-columns-repeated="13"/>
        </table:table-row>
        <table:table-row table:style-name="ro1">
          <table:table-cell office:value-type="float" office:value="1572.072266" calcext:value-type="float">
            <text:p>1572.072266</text:p>
          </table:table-cell>
          <table:table-cell office:value-type="float" office:value="1584.172119" calcext:value-type="float">
            <text:p>1584.172119</text:p>
          </table:table-cell>
          <table:table-cell office:value-type="float" office:value="1568.313965" calcext:value-type="float">
            <text:p>1568.313965</text:p>
          </table:table-cell>
          <table:table-cell office:value-type="float" office:value="1577.873169" calcext:value-type="float">
            <text:p>1577.873169</text:p>
          </table:table-cell>
          <table:table-cell table:number-columns-repeated="13"/>
        </table:table-row>
        <table:table-row table:style-name="ro1">
          <table:table-cell office:value-type="float" office:value="1566.635254" calcext:value-type="float">
            <text:p>1566.635254</text:p>
          </table:table-cell>
          <table:table-cell office:value-type="float" office:value="1579.052612" calcext:value-type="float">
            <text:p>1579.052612</text:p>
          </table:table-cell>
          <table:table-cell office:value-type="float" office:value="1568.097656" calcext:value-type="float">
            <text:p>1568.097656</text:p>
          </table:table-cell>
          <table:table-cell office:value-type="float" office:value="1575.811035" calcext:value-type="float">
            <text:p>1575.811035</text:p>
          </table:table-cell>
          <table:table-cell table:number-columns-repeated="13"/>
        </table:table-row>
        <table:table-row table:style-name="ro1">
          <table:table-cell office:value-type="float" office:value="1569.199585" calcext:value-type="float">
            <text:p>1569.199585</text:p>
          </table:table-cell>
          <table:table-cell office:value-type="float" office:value="1579.102783" calcext:value-type="float">
            <text:p>1579.102783</text:p>
          </table:table-cell>
          <table:table-cell office:value-type="float" office:value="1570.038086" calcext:value-type="float">
            <text:p>1570.038086</text:p>
          </table:table-cell>
          <table:table-cell office:value-type="float" office:value="1577.46521" calcext:value-type="float">
            <text:p>1577.46521</text:p>
          </table:table-cell>
          <table:table-cell table:number-columns-repeated="13"/>
        </table:table-row>
        <table:table-row table:style-name="ro1">
          <table:table-cell office:value-type="float" office:value="1566.9823" calcext:value-type="float">
            <text:p>1566.9823</text:p>
          </table:table-cell>
          <table:table-cell office:value-type="float" office:value="1577.769043" calcext:value-type="float">
            <text:p>1577.769043</text:p>
          </table:table-cell>
          <table:table-cell office:value-type="float" office:value="1565.078491" calcext:value-type="float">
            <text:p>1565.078491</text:p>
          </table:table-cell>
          <table:table-cell office:value-type="float" office:value="1579.562378" calcext:value-type="float">
            <text:p>1579.562378</text:p>
          </table:table-cell>
          <table:table-cell table:number-columns-repeated="13"/>
        </table:table-row>
        <table:table-row table:style-name="ro1">
          <table:table-cell office:value-type="float" office:value="1562.660645" calcext:value-type="float">
            <text:p>1562.660645</text:p>
          </table:table-cell>
          <table:table-cell office:value-type="float" office:value="1581.477295" calcext:value-type="float">
            <text:p>1581.477295</text:p>
          </table:table-cell>
          <table:table-cell office:value-type="float" office:value="1566.56897" calcext:value-type="float">
            <text:p>1566.56897</text:p>
          </table:table-cell>
          <table:table-cell office:value-type="float" office:value="1577.64856" calcext:value-type="float">
            <text:p>1577.64856</text:p>
          </table:table-cell>
          <table:table-cell table:number-columns-repeated="13"/>
        </table:table-row>
        <table:table-row table:style-name="ro1">
          <table:table-cell office:value-type="float" office:value="1567.292236" calcext:value-type="float">
            <text:p>1567.292236</text:p>
          </table:table-cell>
          <table:table-cell office:value-type="float" office:value="1575.213989" calcext:value-type="float">
            <text:p>1575.213989</text:p>
          </table:table-cell>
          <table:table-cell office:value-type="float" office:value="1566.092041" calcext:value-type="float">
            <text:p>1566.092041</text:p>
          </table:table-cell>
          <table:table-cell office:value-type="float" office:value="1574.525146" calcext:value-type="float">
            <text:p>1574.525146</text:p>
          </table:table-cell>
          <table:table-cell table:number-columns-repeated="13"/>
        </table:table-row>
        <table:table-row table:style-name="ro1">
          <table:table-cell office:value-type="float" office:value="1563.540771" calcext:value-type="float">
            <text:p>1563.540771</text:p>
          </table:table-cell>
          <table:table-cell office:value-type="float" office:value="1577.278442" calcext:value-type="float">
            <text:p>1577.278442</text:p>
          </table:table-cell>
          <table:table-cell office:value-type="float" office:value="1566.933228" calcext:value-type="float">
            <text:p>1566.933228</text:p>
          </table:table-cell>
          <table:table-cell office:value-type="float" office:value="1573.568359" calcext:value-type="float">
            <text:p>1573.568359</text:p>
          </table:table-cell>
          <table:table-cell table:number-columns-repeated="13"/>
        </table:table-row>
        <table:table-row table:style-name="ro1">
          <table:table-cell office:value-type="float" office:value="1569.249268" calcext:value-type="float">
            <text:p>1569.249268</text:p>
          </table:table-cell>
          <table:table-cell office:value-type="float" office:value="1571.727295" calcext:value-type="float">
            <text:p>1571.727295</text:p>
          </table:table-cell>
          <table:table-cell office:value-type="float" office:value="1566.506348" calcext:value-type="float">
            <text:p>1566.506348</text:p>
          </table:table-cell>
          <table:table-cell office:value-type="float" office:value="1574.99231" calcext:value-type="float">
            <text:p>1574.99231</text:p>
          </table:table-cell>
          <table:table-cell table:number-columns-repeated="13"/>
        </table:table-row>
        <table:table-row table:style-name="ro1">
          <table:table-cell office:value-type="float" office:value="1568.862061" calcext:value-type="float">
            <text:p>1568.862061</text:p>
          </table:table-cell>
          <table:table-cell office:value-type="float" office:value="1571.62207" calcext:value-type="float">
            <text:p>1571.62207</text:p>
          </table:table-cell>
          <table:table-cell office:value-type="float" office:value="1567.666748" calcext:value-type="float">
            <text:p>1567.666748</text:p>
          </table:table-cell>
          <table:table-cell office:value-type="float" office:value="1574.406006" calcext:value-type="float">
            <text:p>1574.406006</text:p>
          </table:table-cell>
          <table:table-cell table:number-columns-repeated="13"/>
        </table:table-row>
        <table:table-row table:style-name="ro1">
          <table:table-cell office:value-type="float" office:value="1560.967163" calcext:value-type="float">
            <text:p>1560.967163</text:p>
          </table:table-cell>
          <table:table-cell office:value-type="float" office:value="1578.560181" calcext:value-type="float">
            <text:p>1578.560181</text:p>
          </table:table-cell>
          <table:table-cell office:value-type="float" office:value="1562.343628" calcext:value-type="float">
            <text:p>1562.343628</text:p>
          </table:table-cell>
          <table:table-cell office:value-type="float" office:value="1576.394287" calcext:value-type="float">
            <text:p>1576.394287</text:p>
          </table:table-cell>
          <table:table-cell table:number-columns-repeated="13"/>
        </table:table-row>
        <table:table-row table:style-name="ro1">
          <table:table-cell office:value-type="float" office:value="1567.896606" calcext:value-type="float">
            <text:p>1567.896606</text:p>
          </table:table-cell>
          <table:table-cell office:value-type="float" office:value="1570.147339" calcext:value-type="float">
            <text:p>1570.147339</text:p>
          </table:table-cell>
          <table:table-cell office:value-type="float" office:value="1568.073364" calcext:value-type="float">
            <text:p>1568.073364</text:p>
          </table:table-cell>
          <table:table-cell office:value-type="float" office:value="1569.397949" calcext:value-type="float">
            <text:p>1569.397949</text:p>
          </table:table-cell>
          <table:table-cell table:number-columns-repeated="13"/>
        </table:table-row>
        <table:table-row table:style-name="ro1">
          <table:table-cell office:value-type="float" office:value="1568.116089" calcext:value-type="float">
            <text:p>1568.116089</text:p>
          </table:table-cell>
          <table:table-cell office:value-type="float" office:value="1571.012695" calcext:value-type="float">
            <text:p>1571.012695</text:p>
          </table:table-cell>
          <table:table-cell office:value-type="float" office:value="1567.446533" calcext:value-type="float">
            <text:p>1567.446533</text:p>
          </table:table-cell>
          <table:table-cell office:value-type="float" office:value="1569.560303" calcext:value-type="float">
            <text:p>1569.560303</text:p>
          </table:table-cell>
          <table:table-cell table:number-columns-repeated="13"/>
        </table:table-row>
        <table:table-row table:style-name="ro1">
          <table:table-cell office:value-type="float" office:value="1567.751465" calcext:value-type="float">
            <text:p>1567.751465</text:p>
          </table:table-cell>
          <table:table-cell office:value-type="float" office:value="1573.013062" calcext:value-type="float">
            <text:p>1573.013062</text:p>
          </table:table-cell>
          <table:table-cell office:value-type="float" office:value="1567.481689" calcext:value-type="float">
            <text:p>1567.481689</text:p>
          </table:table-cell>
          <table:table-cell office:value-type="float" office:value="1573.58374" calcext:value-type="float">
            <text:p>1573.58374</text:p>
          </table:table-cell>
          <table:table-cell table:number-columns-repeated="13"/>
        </table:table-row>
        <table:table-row table:style-name="ro1">
          <table:table-cell office:value-type="float" office:value="1565.9552" calcext:value-type="float">
            <text:p>1565.9552</text:p>
          </table:table-cell>
          <table:table-cell office:value-type="float" office:value="1571.503418" calcext:value-type="float">
            <text:p>1571.503418</text:p>
          </table:table-cell>
          <table:table-cell office:value-type="float" office:value="1565.05127" calcext:value-type="float">
            <text:p>1565.05127</text:p>
          </table:table-cell>
          <table:table-cell office:value-type="float" office:value="1572.893799" calcext:value-type="float">
            <text:p>1572.893799</text:p>
          </table:table-cell>
          <table:table-cell table:number-columns-repeated="13"/>
        </table:table-row>
        <table:table-row table:style-name="ro1">
          <table:table-cell office:value-type="float" office:value="1567.575684" calcext:value-type="float">
            <text:p>1567.575684</text:p>
          </table:table-cell>
          <table:table-cell office:value-type="float" office:value="1569.831421" calcext:value-type="float">
            <text:p>1569.831421</text:p>
          </table:table-cell>
          <table:table-cell office:value-type="float" office:value="1564.616577" calcext:value-type="float">
            <text:p>1564.616577</text:p>
          </table:table-cell>
          <table:table-cell office:value-type="float" office:value="1571.765015" calcext:value-type="float">
            <text:p>1571.765015</text:p>
          </table:table-cell>
          <table:table-cell table:number-columns-repeated="13"/>
        </table:table-row>
        <table:table-row table:style-name="ro1">
          <table:table-cell office:value-type="float" office:value="1564.396851" calcext:value-type="float">
            <text:p>1564.396851</text:p>
          </table:table-cell>
          <table:table-cell office:value-type="float" office:value="1571.737915" calcext:value-type="float">
            <text:p>1571.737915</text:p>
          </table:table-cell>
          <table:table-cell office:value-type="float" office:value="1562.644531" calcext:value-type="float">
            <text:p>1562.644531</text:p>
          </table:table-cell>
          <table:table-cell office:value-type="float" office:value="1572.341553" calcext:value-type="float">
            <text:p>1572.341553</text:p>
          </table:table-cell>
          <table:table-cell table:number-columns-repeated="13"/>
        </table:table-row>
        <table:table-row table:style-name="ro1">
          <table:table-cell office:value-type="float" office:value="1584.756226" calcext:value-type="float">
            <text:p>1584.756226</text:p>
          </table:table-cell>
          <table:table-cell office:value-type="float" office:value="1628.741699" calcext:value-type="float">
            <text:p>1628.741699</text:p>
          </table:table-cell>
          <table:table-cell office:value-type="float" office:value="1512.714478" calcext:value-type="float">
            <text:p>1512.714478</text:p>
          </table:table-cell>
          <table:table-cell office:value-type="float" office:value="1531.113281" calcext:value-type="float">
            <text:p>1531.113281</text:p>
          </table:table-cell>
          <table:table-cell table:number-columns-repeated="13"/>
        </table:table-row>
        <table:table-row table:style-name="ro1">
          <table:table-cell office:value-type="float" office:value="1599.810303" calcext:value-type="float">
            <text:p>1599.810303</text:p>
          </table:table-cell>
          <table:table-cell office:value-type="float" office:value="1652.96228" calcext:value-type="float">
            <text:p>1652.96228</text:p>
          </table:table-cell>
          <table:table-cell office:value-type="float" office:value="1525.358276" calcext:value-type="float">
            <text:p>1525.358276</text:p>
          </table:table-cell>
          <table:table-cell office:value-type="float" office:value="1525.902588" calcext:value-type="float">
            <text:p>1525.902588</text:p>
          </table:table-cell>
          <table:table-cell table:number-columns-repeated="13"/>
        </table:table-row>
        <table:table-row table:style-name="ro1">
          <table:table-cell office:value-type="float" office:value="1642.222656" calcext:value-type="float">
            <text:p>1642.222656</text:p>
          </table:table-cell>
          <table:table-cell office:value-type="float" office:value="1623.386353" calcext:value-type="float">
            <text:p>1623.386353</text:p>
          </table:table-cell>
          <table:table-cell office:value-type="float" office:value="1552.835693" calcext:value-type="float">
            <text:p>1552.835693</text:p>
          </table:table-cell>
          <table:table-cell office:value-type="float" office:value="1542.212769" calcext:value-type="float">
            <text:p>1542.212769</text:p>
          </table:table-cell>
          <table:table-cell table:number-columns-repeated="13"/>
        </table:table-row>
        <table:table-row table:style-name="ro1">
          <table:table-cell office:value-type="float" office:value="1652.336548" calcext:value-type="float">
            <text:p>1652.336548</text:p>
          </table:table-cell>
          <table:table-cell office:value-type="float" office:value="1696.916382" calcext:value-type="float">
            <text:p>1696.916382</text:p>
          </table:table-cell>
          <table:table-cell office:value-type="float" office:value="1580.751709" calcext:value-type="float">
            <text:p>1580.751709</text:p>
          </table:table-cell>
          <table:table-cell office:value-type="float" office:value="1603.091187" calcext:value-type="float">
            <text:p>1603.091187</text:p>
          </table:table-cell>
          <table:table-cell table:number-columns-repeated="13"/>
        </table:table-row>
        <table:table-row table:style-name="ro1">
          <table:table-cell office:value-type="float" office:value="1688.438354" calcext:value-type="float">
            <text:p>1688.438354</text:p>
          </table:table-cell>
          <table:table-cell office:value-type="float" office:value="1692.526001" calcext:value-type="float">
            <text:p>1692.526001</text:p>
          </table:table-cell>
          <table:table-cell office:value-type="float" office:value="1632.178345" calcext:value-type="float">
            <text:p>1632.178345</text:p>
          </table:table-cell>
          <table:table-cell office:value-type="float" office:value="1633.994263" calcext:value-type="float">
            <text:p>1633.994263</text:p>
          </table:table-cell>
          <table:table-cell table:number-columns-repeated="13"/>
        </table:table-row>
        <table:table-row table:style-name="ro1">
          <table:table-cell office:value-type="float" office:value="1687.656372" calcext:value-type="float">
            <text:p>1687.656372</text:p>
          </table:table-cell>
          <table:table-cell office:value-type="float" office:value="1709.71814" calcext:value-type="float">
            <text:p>1709.71814</text:p>
          </table:table-cell>
          <table:table-cell office:value-type="float" office:value="1666.555664" calcext:value-type="float">
            <text:p>1666.555664</text:p>
          </table:table-cell>
          <table:table-cell office:value-type="float" office:value="1680.585449" calcext:value-type="float">
            <text:p>1680.585449</text:p>
          </table:table-cell>
          <table:table-cell table:number-columns-repeated="13"/>
        </table:table-row>
        <table:table-row table:style-name="ro1">
          <table:table-cell office:value-type="float" office:value="1646.177124" calcext:value-type="float">
            <text:p>1646.177124</text:p>
          </table:table-cell>
          <table:table-cell office:value-type="float" office:value="1735.463623" calcext:value-type="float">
            <text:p>1735.463623</text:p>
          </table:table-cell>
          <table:table-cell office:value-type="float" office:value="1679.277832" calcext:value-type="float">
            <text:p>1679.277832</text:p>
          </table:table-cell>
          <table:table-cell office:value-type="float" office:value="1744.159546" calcext:value-type="float">
            <text:p>1744.159546</text:p>
          </table:table-cell>
          <table:table-cell table:number-columns-repeated="13"/>
        </table:table-row>
        <table:table-row table:style-name="ro1">
          <table:table-cell office:value-type="float" office:value="1659.532715" calcext:value-type="float">
            <text:p>1659.532715</text:p>
          </table:table-cell>
          <table:table-cell office:value-type="float" office:value="1714.442261" calcext:value-type="float">
            <text:p>1714.442261</text:p>
          </table:table-cell>
          <table:table-cell office:value-type="float" office:value="1684.050049" calcext:value-type="float">
            <text:p>1684.050049</text:p>
          </table:table-cell>
          <table:table-cell office:value-type="float" office:value="1713.85437" calcext:value-type="float">
            <text:p>1713.85437</text:p>
          </table:table-cell>
          <table:table-cell table:number-columns-repeated="13"/>
        </table:table-row>
        <table:table-row table:style-name="ro1">
          <table:table-cell office:value-type="float" office:value="1660.080811" calcext:value-type="float">
            <text:p>1660.080811</text:p>
          </table:table-cell>
          <table:table-cell office:value-type="float" office:value="1715.809692" calcext:value-type="float">
            <text:p>1715.809692</text:p>
          </table:table-cell>
          <table:table-cell office:value-type="float" office:value="1668.719604" calcext:value-type="float">
            <text:p>1668.719604</text:p>
          </table:table-cell>
          <table:table-cell office:value-type="float" office:value="1709.291992" calcext:value-type="float">
            <text:p>1709.291992</text:p>
          </table:table-cell>
          <table:table-cell table:number-columns-repeated="13"/>
        </table:table-row>
        <table:table-row table:style-name="ro1">
          <table:table-cell office:value-type="float" office:value="1640.695801" calcext:value-type="float">
            <text:p>1640.695801</text:p>
          </table:table-cell>
          <table:table-cell office:value-type="float" office:value="1704.057861" calcext:value-type="float">
            <text:p>1704.057861</text:p>
          </table:table-cell>
          <table:table-cell office:value-type="float" office:value="1642.824707" calcext:value-type="float">
            <text:p>1642.824707</text:p>
          </table:table-cell>
          <table:table-cell office:value-type="float" office:value="1712.154175" calcext:value-type="float">
            <text:p>1712.154175</text:p>
          </table:table-cell>
          <table:table-cell table:number-columns-repeated="13"/>
        </table:table-row>
        <table:table-row table:style-name="ro1">
          <table:table-cell office:value-type="float" office:value="1623.142212" calcext:value-type="float">
            <text:p>1623.142212</text:p>
          </table:table-cell>
          <table:table-cell office:value-type="float" office:value="1693.127563" calcext:value-type="float">
            <text:p>1693.127563</text:p>
          </table:table-cell>
          <table:table-cell office:value-type="float" office:value="1626.989746" calcext:value-type="float">
            <text:p>1626.989746</text:p>
          </table:table-cell>
          <table:table-cell office:value-type="float" office:value="1698.415283" calcext:value-type="float">
            <text:p>1698.415283</text:p>
          </table:table-cell>
          <table:table-cell table:number-columns-repeated="13"/>
        </table:table-row>
        <table:table-row table:style-name="ro1">
          <table:table-cell office:value-type="float" office:value="1608.040039" calcext:value-type="float">
            <text:p>1608.040039</text:p>
          </table:table-cell>
          <table:table-cell office:value-type="float" office:value="1688.860474" calcext:value-type="float">
            <text:p>1688.860474</text:p>
          </table:table-cell>
          <table:table-cell office:value-type="float" office:value="1607.743408" calcext:value-type="float">
            <text:p>1607.743408</text:p>
          </table:table-cell>
          <table:table-cell office:value-type="float" office:value="1684.005859" calcext:value-type="float">
            <text:p>1684.005859</text:p>
          </table:table-cell>
          <table:table-cell table:number-columns-repeated="13"/>
        </table:table-row>
        <table:table-row table:style-name="ro1">
          <table:table-cell office:value-type="float" office:value="1602.966309" calcext:value-type="float">
            <text:p>1602.966309</text:p>
          </table:table-cell>
          <table:table-cell office:value-type="float" office:value="1671.943359" calcext:value-type="float">
            <text:p>1671.943359</text:p>
          </table:table-cell>
          <table:table-cell office:value-type="float" office:value="1599.055786" calcext:value-type="float">
            <text:p>1599.055786</text:p>
          </table:table-cell>
          <table:table-cell office:value-type="float" office:value="1664.851562" calcext:value-type="float">
            <text:p>1664.851562</text:p>
          </table:table-cell>
          <table:table-cell table:number-columns-repeated="13"/>
        </table:table-row>
        <table:table-row table:style-name="ro1">
          <table:table-cell office:value-type="float" office:value="1602.553711" calcext:value-type="float">
            <text:p>1602.553711</text:p>
          </table:table-cell>
          <table:table-cell office:value-type="float" office:value="1659.117676" calcext:value-type="float">
            <text:p>1659.117676</text:p>
          </table:table-cell>
          <table:table-cell office:value-type="float" office:value="1599.350342" calcext:value-type="float">
            <text:p>1599.350342</text:p>
          </table:table-cell>
          <table:table-cell office:value-type="float" office:value="1653.321045" calcext:value-type="float">
            <text:p>1653.321045</text:p>
          </table:table-cell>
          <table:table-cell table:number-columns-repeated="13"/>
        </table:table-row>
        <table:table-row table:style-name="ro1">
          <table:table-cell office:value-type="float" office:value="1596.106689" calcext:value-type="float">
            <text:p>1596.106689</text:p>
          </table:table-cell>
          <table:table-cell office:value-type="float" office:value="1641.468262" calcext:value-type="float">
            <text:p>1641.468262</text:p>
          </table:table-cell>
          <table:table-cell office:value-type="float" office:value="1584.059814" calcext:value-type="float">
            <text:p>1584.059814</text:p>
          </table:table-cell>
          <table:table-cell office:value-type="float" office:value="1663.101318" calcext:value-type="float">
            <text:p>1663.101318</text:p>
          </table:table-cell>
          <table:table-cell table:number-columns-repeated="13"/>
        </table:table-row>
        <table:table-row table:style-name="ro1">
          <table:table-cell office:value-type="float" office:value="1593.393677" calcext:value-type="float">
            <text:p>1593.393677</text:p>
          </table:table-cell>
          <table:table-cell office:value-type="float" office:value="1638.794312" calcext:value-type="float">
            <text:p>1638.794312</text:p>
          </table:table-cell>
          <table:table-cell office:value-type="float" office:value="1600.681763" calcext:value-type="float">
            <text:p>1600.681763</text:p>
          </table:table-cell>
          <table:table-cell office:value-type="float" office:value="1632.546509" calcext:value-type="float">
            <text:p>1632.546509</text:p>
          </table:table-cell>
          <table:table-cell table:number-columns-repeated="13"/>
        </table:table-row>
        <table:table-row table:style-name="ro1">
          <table:table-cell office:value-type="float" office:value="1597.140259" calcext:value-type="float">
            <text:p>1597.140259</text:p>
          </table:table-cell>
          <table:table-cell office:value-type="float" office:value="1641.286377" calcext:value-type="float">
            <text:p>1641.286377</text:p>
          </table:table-cell>
          <table:table-cell office:value-type="float" office:value="1595.480591" calcext:value-type="float">
            <text:p>1595.480591</text:p>
          </table:table-cell>
          <table:table-cell office:value-type="float" office:value="1632.817139" calcext:value-type="float">
            <text:p>1632.817139</text:p>
          </table:table-cell>
          <table:table-cell table:number-columns-repeated="13"/>
        </table:table-row>
        <table:table-row table:style-name="ro1">
          <table:table-cell office:value-type="float" office:value="1589.975952" calcext:value-type="float">
            <text:p>1589.975952</text:p>
          </table:table-cell>
          <table:table-cell office:value-type="float" office:value="1632.187866" calcext:value-type="float">
            <text:p>1632.187866</text:p>
          </table:table-cell>
          <table:table-cell office:value-type="float" office:value="1584.876953" calcext:value-type="float">
            <text:p>1584.876953</text:p>
          </table:table-cell>
          <table:table-cell office:value-type="float" office:value="1636.69104" calcext:value-type="float">
            <text:p>1636.69104</text:p>
          </table:table-cell>
          <table:table-cell table:number-columns-repeated="13"/>
        </table:table-row>
        <table:table-row table:style-name="ro1">
          <table:table-cell office:value-type="float" office:value="1587.702393" calcext:value-type="float">
            <text:p>1587.702393</text:p>
          </table:table-cell>
          <table:table-cell office:value-type="float" office:value="1631.077026" calcext:value-type="float">
            <text:p>1631.077026</text:p>
          </table:table-cell>
          <table:table-cell office:value-type="float" office:value="1590.958862" calcext:value-type="float">
            <text:p>1590.958862</text:p>
          </table:table-cell>
          <table:table-cell office:value-type="float" office:value="1622.690918" calcext:value-type="float">
            <text:p>1622.690918</text:p>
          </table:table-cell>
          <table:table-cell table:number-columns-repeated="13"/>
        </table:table-row>
        <table:table-row table:style-name="ro1">
          <table:table-cell office:value-type="float" office:value="1588.24353" calcext:value-type="float">
            <text:p>1588.24353</text:p>
          </table:table-cell>
          <table:table-cell office:value-type="float" office:value="1627.597168" calcext:value-type="float">
            <text:p>1627.597168</text:p>
          </table:table-cell>
          <table:table-cell office:value-type="float" office:value="1578.118774" calcext:value-type="float">
            <text:p>1578.118774</text:p>
          </table:table-cell>
          <table:table-cell office:value-type="float" office:value="1633.414062" calcext:value-type="float">
            <text:p>1633.414062</text:p>
          </table:table-cell>
          <table:table-cell table:number-columns-repeated="13"/>
        </table:table-row>
        <table:table-row table:style-name="ro1">
          <table:table-cell office:value-type="float" office:value="1582.595581" calcext:value-type="float">
            <text:p>1582.595581</text:p>
          </table:table-cell>
          <table:table-cell office:value-type="float" office:value="1622.610107" calcext:value-type="float">
            <text:p>1622.610107</text:p>
          </table:table-cell>
          <table:table-cell office:value-type="float" office:value="1583.038818" calcext:value-type="float">
            <text:p>1583.038818</text:p>
          </table:table-cell>
          <table:table-cell office:value-type="float" office:value="1618.954224" calcext:value-type="float">
            <text:p>1618.954224</text:p>
          </table:table-cell>
          <table:table-cell table:number-columns-repeated="13"/>
        </table:table-row>
        <table:table-row table:style-name="ro1">
          <table:table-cell office:value-type="float" office:value="1584.342651" calcext:value-type="float">
            <text:p>1584.342651</text:p>
          </table:table-cell>
          <table:table-cell office:value-type="float" office:value="1615.99353" calcext:value-type="float">
            <text:p>1615.99353</text:p>
          </table:table-cell>
          <table:table-cell office:value-type="float" office:value="1579.752686" calcext:value-type="float">
            <text:p>1579.752686</text:p>
          </table:table-cell>
          <table:table-cell office:value-type="float" office:value="1612.221558" calcext:value-type="float">
            <text:p>1612.221558</text:p>
          </table:table-cell>
          <table:table-cell table:number-columns-repeated="13"/>
        </table:table-row>
        <table:table-row table:style-name="ro1">
          <table:table-cell office:value-type="float" office:value="1577.432861" calcext:value-type="float">
            <text:p>1577.432861</text:p>
          </table:table-cell>
          <table:table-cell office:value-type="float" office:value="1615.012329" calcext:value-type="float">
            <text:p>1615.012329</text:p>
          </table:table-cell>
          <table:table-cell office:value-type="float" office:value="1581.456909" calcext:value-type="float">
            <text:p>1581.456909</text:p>
          </table:table-cell>
          <table:table-cell office:value-type="float" office:value="1614.230469" calcext:value-type="float">
            <text:p>1614.230469</text:p>
          </table:table-cell>
          <table:table-cell table:number-columns-repeated="13"/>
        </table:table-row>
        <table:table-row table:style-name="ro1">
          <table:table-cell office:value-type="float" office:value="1580.5354" calcext:value-type="float">
            <text:p>1580.5354</text:p>
          </table:table-cell>
          <table:table-cell office:value-type="float" office:value="1612.632568" calcext:value-type="float">
            <text:p>1612.632568</text:p>
          </table:table-cell>
          <table:table-cell office:value-type="float" office:value="1578.259033" calcext:value-type="float">
            <text:p>1578.259033</text:p>
          </table:table-cell>
          <table:table-cell office:value-type="float" office:value="1608.010254" calcext:value-type="float">
            <text:p>1608.010254</text:p>
          </table:table-cell>
          <table:table-cell table:number-columns-repeated="13"/>
        </table:table-row>
        <table:table-row table:style-name="ro1">
          <table:table-cell office:value-type="float" office:value="1579.67334" calcext:value-type="float">
            <text:p>1579.67334</text:p>
          </table:table-cell>
          <table:table-cell office:value-type="float" office:value="1606.449585" calcext:value-type="float">
            <text:p>1606.449585</text:p>
          </table:table-cell>
          <table:table-cell office:value-type="float" office:value="1577.608032" calcext:value-type="float">
            <text:p>1577.608032</text:p>
          </table:table-cell>
          <table:table-cell office:value-type="float" office:value="1604.09021" calcext:value-type="float">
            <text:p>1604.09021</text:p>
          </table:table-cell>
          <table:table-cell table:number-columns-repeated="13"/>
        </table:table-row>
        <table:table-row table:style-name="ro1">
          <table:table-cell office:value-type="float" office:value="1577.726196" calcext:value-type="float">
            <text:p>1577.726196</text:p>
          </table:table-cell>
          <table:table-cell office:value-type="float" office:value="1606.303589" calcext:value-type="float">
            <text:p>1606.303589</text:p>
          </table:table-cell>
          <table:table-cell office:value-type="float" office:value="1575.606445" calcext:value-type="float">
            <text:p>1575.606445</text:p>
          </table:table-cell>
          <table:table-cell office:value-type="float" office:value="1604.230225" calcext:value-type="float">
            <text:p>1604.230225</text:p>
          </table:table-cell>
          <table:table-cell table:number-columns-repeated="13"/>
        </table:table-row>
        <table:table-row table:style-name="ro1">
          <table:table-cell office:value-type="float" office:value="1574.947266" calcext:value-type="float">
            <text:p>1574.947266</text:p>
          </table:table-cell>
          <table:table-cell office:value-type="float" office:value="1602.219116" calcext:value-type="float">
            <text:p>1602.219116</text:p>
          </table:table-cell>
          <table:table-cell office:value-type="float" office:value="1575.346069" calcext:value-type="float">
            <text:p>1575.346069</text:p>
          </table:table-cell>
          <table:table-cell office:value-type="float" office:value="1598.957764" calcext:value-type="float">
            <text:p>1598.957764</text:p>
          </table:table-cell>
          <table:table-cell table:number-columns-repeated="13"/>
        </table:table-row>
        <table:table-row table:style-name="ro1">
          <table:table-cell office:value-type="float" office:value="1577.013672" calcext:value-type="float">
            <text:p>1577.013672</text:p>
          </table:table-cell>
          <table:table-cell office:value-type="float" office:value="1600.234497" calcext:value-type="float">
            <text:p>1600.234497</text:p>
          </table:table-cell>
          <table:table-cell office:value-type="float" office:value="1572.34314" calcext:value-type="float">
            <text:p>1572.34314</text:p>
          </table:table-cell>
          <table:table-cell office:value-type="float" office:value="1598.438599" calcext:value-type="float">
            <text:p>1598.438599</text:p>
          </table:table-cell>
          <table:table-cell table:number-columns-repeated="13"/>
        </table:table-row>
        <table:table-row table:style-name="ro1">
          <table:table-cell office:value-type="float" office:value="1573.710327" calcext:value-type="float">
            <text:p>1573.710327</text:p>
          </table:table-cell>
          <table:table-cell office:value-type="float" office:value="1598.251465" calcext:value-type="float">
            <text:p>1598.251465</text:p>
          </table:table-cell>
          <table:table-cell office:value-type="float" office:value="1572.936279" calcext:value-type="float">
            <text:p>1572.936279</text:p>
          </table:table-cell>
          <table:table-cell office:value-type="float" office:value="1595.613525" calcext:value-type="float">
            <text:p>1595.613525</text:p>
          </table:table-cell>
          <table:table-cell table:number-columns-repeated="13"/>
        </table:table-row>
        <table:table-row table:style-name="ro1">
          <table:table-cell office:value-type="float" office:value="1574.287354" calcext:value-type="float">
            <text:p>1574.287354</text:p>
          </table:table-cell>
          <table:table-cell office:value-type="float" office:value="1594.516357" calcext:value-type="float">
            <text:p>1594.516357</text:p>
          </table:table-cell>
          <table:table-cell office:value-type="float" office:value="1569.042114" calcext:value-type="float">
            <text:p>1569.042114</text:p>
          </table:table-cell>
          <table:table-cell office:value-type="float" office:value="1592.666748" calcext:value-type="float">
            <text:p>1592.666748</text:p>
          </table:table-cell>
          <table:table-cell table:number-columns-repeated="13"/>
        </table:table-row>
        <table:table-row table:style-name="ro1">
          <table:table-cell office:value-type="float" office:value="1572.974365" calcext:value-type="float">
            <text:p>1572.974365</text:p>
          </table:table-cell>
          <table:table-cell office:value-type="float" office:value="1595.633057" calcext:value-type="float">
            <text:p>1595.633057</text:p>
          </table:table-cell>
          <table:table-cell office:value-type="float" office:value="1572.36145" calcext:value-type="float">
            <text:p>1572.36145</text:p>
          </table:table-cell>
          <table:table-cell office:value-type="float" office:value="1587.422729" calcext:value-type="float">
            <text:p>1587.422729</text:p>
          </table:table-cell>
          <table:table-cell table:number-columns-repeated="13"/>
        </table:table-row>
        <table:table-row table:style-name="ro1">
          <table:table-cell office:value-type="float" office:value="1571.789673" calcext:value-type="float">
            <text:p>1571.789673</text:p>
          </table:table-cell>
          <table:table-cell office:value-type="float" office:value="1590.999878" calcext:value-type="float">
            <text:p>1590.999878</text:p>
          </table:table-cell>
          <table:table-cell office:value-type="float" office:value="1565.231567" calcext:value-type="float">
            <text:p>1565.231567</text:p>
          </table:table-cell>
          <table:table-cell office:value-type="float" office:value="1589.578125" calcext:value-type="float">
            <text:p>1589.578125</text:p>
          </table:table-cell>
          <table:table-cell table:number-columns-repeated="13"/>
        </table:table-row>
        <table:table-row table:style-name="ro1">
          <table:table-cell office:value-type="float" office:value="1567.654541" calcext:value-type="float">
            <text:p>1567.654541</text:p>
          </table:table-cell>
          <table:table-cell office:value-type="float" office:value="1591.814697" calcext:value-type="float">
            <text:p>1591.814697</text:p>
          </table:table-cell>
          <table:table-cell office:value-type="float" office:value="1564.029419" calcext:value-type="float">
            <text:p>1564.029419</text:p>
          </table:table-cell>
          <table:table-cell office:value-type="float" office:value="1590.482056" calcext:value-type="float">
            <text:p>1590.482056</text:p>
          </table:table-cell>
          <table:table-cell table:number-columns-repeated="13"/>
        </table:table-row>
        <table:table-row table:style-name="ro1">
          <table:table-cell office:value-type="float" office:value="1572.762573" calcext:value-type="float">
            <text:p>1572.762573</text:p>
          </table:table-cell>
          <table:table-cell office:value-type="float" office:value="1587.67688" calcext:value-type="float">
            <text:p>1587.67688</text:p>
          </table:table-cell>
          <table:table-cell office:value-type="float" office:value="1568.212402" calcext:value-type="float">
            <text:p>1568.212402</text:p>
          </table:table-cell>
          <table:table-cell office:value-type="float" office:value="1585.05957" calcext:value-type="float">
            <text:p>1585.05957</text:p>
          </table:table-cell>
          <table:table-cell table:number-columns-repeated="13"/>
        </table:table-row>
        <table:table-row table:style-name="ro1">
          <table:table-cell office:value-type="float" office:value="1570.196289" calcext:value-type="float">
            <text:p>1570.196289</text:p>
          </table:table-cell>
          <table:table-cell office:value-type="float" office:value="1583.966309" calcext:value-type="float">
            <text:p>1583.966309</text:p>
          </table:table-cell>
          <table:table-cell office:value-type="float" office:value="1567.077759" calcext:value-type="float">
            <text:p>1567.077759</text:p>
          </table:table-cell>
          <table:table-cell office:value-type="float" office:value="1579.189209" calcext:value-type="float">
            <text:p>1579.189209</text:p>
          </table:table-cell>
          <table:table-cell table:number-columns-repeated="13"/>
        </table:table-row>
        <table:table-row table:style-name="ro1">
          <table:table-cell office:value-type="float" office:value="1569.518066" calcext:value-type="float">
            <text:p>1569.518066</text:p>
          </table:table-cell>
          <table:table-cell office:value-type="float" office:value="1579.969116" calcext:value-type="float">
            <text:p>1579.969116</text:p>
          </table:table-cell>
          <table:table-cell office:value-type="float" office:value="1568.753296" calcext:value-type="float">
            <text:p>1568.753296</text:p>
          </table:table-cell>
          <table:table-cell office:value-type="float" office:value="1577.299438" calcext:value-type="float">
            <text:p>1577.299438</text:p>
          </table:table-cell>
          <table:table-cell table:number-columns-repeated="13"/>
        </table:table-row>
        <table:table-row table:style-name="ro1">
          <table:table-cell office:value-type="float" office:value="1571.865723" calcext:value-type="float">
            <text:p>1571.865723</text:p>
          </table:table-cell>
          <table:table-cell office:value-type="float" office:value="1584.089111" calcext:value-type="float">
            <text:p>1584.089111</text:p>
          </table:table-cell>
          <table:table-cell office:value-type="float" office:value="1565.749268" calcext:value-type="float">
            <text:p>1565.749268</text:p>
          </table:table-cell>
          <table:table-cell office:value-type="float" office:value="1581.373779" calcext:value-type="float">
            <text:p>1581.373779</text:p>
          </table:table-cell>
          <table:table-cell table:number-columns-repeated="13"/>
        </table:table-row>
        <table:table-row table:style-name="ro1">
          <table:table-cell office:value-type="float" office:value="1565.661499" calcext:value-type="float">
            <text:p>1565.661499</text:p>
          </table:table-cell>
          <table:table-cell office:value-type="float" office:value="1577.210205" calcext:value-type="float">
            <text:p>1577.210205</text:p>
          </table:table-cell>
          <table:table-cell office:value-type="float" office:value="1573.719849" calcext:value-type="float">
            <text:p>1573.719849</text:p>
          </table:table-cell>
          <table:table-cell office:value-type="float" office:value="1579.780396" calcext:value-type="float">
            <text:p>1579.780396</text:p>
          </table:table-cell>
          <table:table-cell table:number-columns-repeated="13"/>
        </table:table-row>
        <table:table-row table:style-name="ro1">
          <table:table-cell office:value-type="float" office:value="1568.985962" calcext:value-type="float">
            <text:p>1568.985962</text:p>
          </table:table-cell>
          <table:table-cell office:value-type="float" office:value="1575.312378" calcext:value-type="float">
            <text:p>1575.312378</text:p>
          </table:table-cell>
          <table:table-cell office:value-type="float" office:value="1570.682739" calcext:value-type="float">
            <text:p>1570.682739</text:p>
          </table:table-cell>
          <table:table-cell office:value-type="float" office:value="1575.756836" calcext:value-type="float">
            <text:p>1575.756836</text:p>
          </table:table-cell>
          <table:table-cell table:number-columns-repeated="13"/>
        </table:table-row>
        <table:table-row table:style-name="ro1">
          <table:table-cell office:value-type="float" office:value="1568.366089" calcext:value-type="float">
            <text:p>1568.366089</text:p>
          </table:table-cell>
          <table:table-cell office:value-type="float" office:value="1575.058838" calcext:value-type="float">
            <text:p>1575.058838</text:p>
          </table:table-cell>
          <table:table-cell office:value-type="float" office:value="1567.609497" calcext:value-type="float">
            <text:p>1567.609497</text:p>
          </table:table-cell>
          <table:table-cell office:value-type="float" office:value="1578.285767" calcext:value-type="float">
            <text:p>1578.285767</text:p>
          </table:table-cell>
          <table:table-cell table:number-columns-repeated="13"/>
        </table:table-row>
        <table:table-row table:style-name="ro1">
          <table:table-cell office:value-type="float" office:value="1566.567749" calcext:value-type="float">
            <text:p>1566.567749</text:p>
          </table:table-cell>
          <table:table-cell office:value-type="float" office:value="1575.095459" calcext:value-type="float">
            <text:p>1575.095459</text:p>
          </table:table-cell>
          <table:table-cell office:value-type="float" office:value="1567.766602" calcext:value-type="float">
            <text:p>1567.766602</text:p>
          </table:table-cell>
          <table:table-cell office:value-type="float" office:value="1572.674683" calcext:value-type="float">
            <text:p>1572.674683</text:p>
          </table:table-cell>
          <table:table-cell table:number-columns-repeated="13"/>
        </table:table-row>
        <table:table-row table:style-name="ro1">
          <table:table-cell office:value-type="float" office:value="1564.954834" calcext:value-type="float">
            <text:p>1564.954834</text:p>
          </table:table-cell>
          <table:table-cell office:value-type="float" office:value="1576.486694" calcext:value-type="float">
            <text:p>1576.486694</text:p>
          </table:table-cell>
          <table:table-cell office:value-type="float" office:value="1565.182251" calcext:value-type="float">
            <text:p>1565.182251</text:p>
          </table:table-cell>
          <table:table-cell office:value-type="float" office:value="1578.138184" calcext:value-type="float">
            <text:p>1578.138184</text:p>
          </table:table-cell>
          <table:table-cell table:number-columns-repeated="13"/>
        </table:table-row>
        <table:table-row table:style-name="ro1">
          <table:table-cell office:value-type="float" office:value="1567.397583" calcext:value-type="float">
            <text:p>1567.397583</text:p>
          </table:table-cell>
          <table:table-cell office:value-type="float" office:value="1571.954102" calcext:value-type="float">
            <text:p>1571.954102</text:p>
          </table:table-cell>
          <table:table-cell office:value-type="float" office:value="1563.184692" calcext:value-type="float">
            <text:p>1563.184692</text:p>
          </table:table-cell>
          <table:table-cell office:value-type="float" office:value="1574.849487" calcext:value-type="float">
            <text:p>1574.849487</text:p>
          </table:table-cell>
          <table:table-cell table:number-columns-repeated="13"/>
        </table:table-row>
        <table:table-row table:style-name="ro1">
          <table:table-cell office:value-type="float" office:value="1568.314087" calcext:value-type="float">
            <text:p>1568.314087</text:p>
          </table:table-cell>
          <table:table-cell office:value-type="float" office:value="1573.584595" calcext:value-type="float">
            <text:p>1573.584595</text:p>
          </table:table-cell>
          <table:table-cell office:value-type="float" office:value="1568.577881" calcext:value-type="float">
            <text:p>1568.577881</text:p>
          </table:table-cell>
          <table:table-cell office:value-type="float" office:value="1574.218872" calcext:value-type="float">
            <text:p>1574.218872</text:p>
          </table:table-cell>
          <table:table-cell table:number-columns-repeated="13"/>
        </table:table-row>
        <table:table-row table:style-name="ro1">
          <table:table-cell office:value-type="float" office:value="1567.815063" calcext:value-type="float">
            <text:p>1567.815063</text:p>
          </table:table-cell>
          <table:table-cell office:value-type="float" office:value="1571.968384" calcext:value-type="float">
            <text:p>1571.968384</text:p>
          </table:table-cell>
          <table:table-cell office:value-type="float" office:value="1565.445068" calcext:value-type="float">
            <text:p>1565.445068</text:p>
          </table:table-cell>
          <table:table-cell office:value-type="float" office:value="1571.898071" calcext:value-type="float">
            <text:p>1571.898071</text:p>
          </table:table-cell>
          <table:table-cell table:number-columns-repeated="13"/>
        </table:table-row>
        <table:table-row table:style-name="ro1">
          <table:table-cell office:value-type="float" office:value="1567.60022" calcext:value-type="float">
            <text:p>1567.60022</text:p>
          </table:table-cell>
          <table:table-cell office:value-type="float" office:value="1571.019165" calcext:value-type="float">
            <text:p>1571.019165</text:p>
          </table:table-cell>
          <table:table-cell office:value-type="float" office:value="1565.453491" calcext:value-type="float">
            <text:p>1565.453491</text:p>
          </table:table-cell>
          <table:table-cell office:value-type="float" office:value="1571.365356" calcext:value-type="float">
            <text:p>1571.365356</text:p>
          </table:table-cell>
          <table:table-cell table:number-columns-repeated="13"/>
        </table:table-row>
        <table:table-row table:style-name="ro1">
          <table:table-cell office:value-type="float" office:value="1567.083374" calcext:value-type="float">
            <text:p>1567.083374</text:p>
          </table:table-cell>
          <table:table-cell office:value-type="float" office:value="1571.020386" calcext:value-type="float">
            <text:p>1571.020386</text:p>
          </table:table-cell>
          <table:table-cell office:value-type="float" office:value="1567.512085" calcext:value-type="float">
            <text:p>1567.512085</text:p>
          </table:table-cell>
          <table:table-cell office:value-type="float" office:value="1570.221436" calcext:value-type="float">
            <text:p>1570.221436</text:p>
          </table:table-cell>
          <table:table-cell table:number-columns-repeated="13"/>
        </table:table-row>
        <table:table-row table:style-name="ro1">
          <table:table-cell office:value-type="float" office:value="1565.573608" calcext:value-type="float">
            <text:p>1565.573608</text:p>
          </table:table-cell>
          <table:table-cell office:value-type="float" office:value="1570.216797" calcext:value-type="float">
            <text:p>1570.216797</text:p>
          </table:table-cell>
          <table:table-cell office:value-type="float" office:value="1564.601562" calcext:value-type="float">
            <text:p>1564.601562</text:p>
          </table:table-cell>
          <table:table-cell office:value-type="float" office:value="1570.410156" calcext:value-type="float">
            <text:p>1570.410156</text:p>
          </table:table-cell>
          <table:table-cell table:number-columns-repeated="13"/>
        </table:table-row>
        <table:table-row table:style-name="ro1">
          <table:table-cell office:value-type="float" office:value="1568.907227" calcext:value-type="float">
            <text:p>1568.907227</text:p>
          </table:table-cell>
          <table:table-cell office:value-type="float" office:value="1568.209717" calcext:value-type="float">
            <text:p>1568.209717</text:p>
          </table:table-cell>
          <table:table-cell office:value-type="float" office:value="1564.607666" calcext:value-type="float">
            <text:p>1564.607666</text:p>
          </table:table-cell>
          <table:table-cell office:value-type="float" office:value="1573.309448" calcext:value-type="float">
            <text:p>1573.309448</text:p>
          </table:table-cell>
          <table:table-cell table:number-columns-repeated="13"/>
        </table:table-row>
        <table:table-row table:style-name="ro1">
          <table:table-cell office:value-type="float" office:value="1560.353882" calcext:value-type="float">
            <text:p>1560.353882</text:p>
          </table:table-cell>
          <table:table-cell office:value-type="float" office:value="1570.27417" calcext:value-type="float">
            <text:p>1570.27417</text:p>
          </table:table-cell>
          <table:table-cell office:value-type="float" office:value="1562.790039" calcext:value-type="float">
            <text:p>1562.790039</text:p>
          </table:table-cell>
          <table:table-cell office:value-type="float" office:value="1572.006592" calcext:value-type="float">
            <text:p>1572.006592</text:p>
          </table:table-cell>
          <table:table-cell table:number-columns-repeated="13"/>
        </table:table-row>
        <table:table-row table:style-name="ro1">
          <table:table-cell office:value-type="float" office:value="1562.142334" calcext:value-type="float">
            <text:p>1562.142334</text:p>
          </table:table-cell>
          <table:table-cell office:value-type="float" office:value="1569.048828" calcext:value-type="float">
            <text:p>1569.048828</text:p>
          </table:table-cell>
          <table:table-cell office:value-type="float" office:value="1564.058472" calcext:value-type="float">
            <text:p>1564.058472</text:p>
          </table:table-cell>
          <table:table-cell office:value-type="float" office:value="1569.101807" calcext:value-type="float">
            <text:p>1569.101807</text:p>
          </table:table-cell>
          <table:table-cell table:number-columns-repeated="13"/>
        </table:table-row>
        <table:table-row table:style-name="ro1">
          <table:table-cell office:value-type="float" office:value="1564.048584" calcext:value-type="float">
            <text:p>1564.048584</text:p>
          </table:table-cell>
          <table:table-cell office:value-type="float" office:value="1567.142212" calcext:value-type="float">
            <text:p>1567.142212</text:p>
          </table:table-cell>
          <table:table-cell office:value-type="float" office:value="1565.668457" calcext:value-type="float">
            <text:p>1565.668457</text:p>
          </table:table-cell>
          <table:table-cell office:value-type="float" office:value="1569.359985" calcext:value-type="float">
            <text:p>1569.359985</text:p>
          </table:table-cell>
          <table:table-cell table:number-columns-repeated="13"/>
        </table:table-row>
        <table:table-row table:style-name="ro1">
          <table:table-cell office:value-type="float" office:value="1572.096191" calcext:value-type="float">
            <text:p>1572.096191</text:p>
          </table:table-cell>
          <table:table-cell office:value-type="float" office:value="1588.9823" calcext:value-type="float">
            <text:p>1588.9823</text:p>
          </table:table-cell>
          <table:table-cell office:value-type="float" office:value="1551.299316" calcext:value-type="float">
            <text:p>1551.299316</text:p>
          </table:table-cell>
          <table:table-cell office:value-type="float" office:value="1555.203247" calcext:value-type="float">
            <text:p>1555.203247</text:p>
          </table:table-cell>
          <table:table-cell table:number-columns-repeated="13"/>
        </table:table-row>
        <table:table-row table:style-name="ro1">
          <table:table-cell office:value-type="float" office:value="1593.698486" calcext:value-type="float">
            <text:p>1593.698486</text:p>
          </table:table-cell>
          <table:table-cell office:value-type="float" office:value="1633.856201" calcext:value-type="float">
            <text:p>1633.856201</text:p>
          </table:table-cell>
          <table:table-cell office:value-type="float" office:value="1525.210815" calcext:value-type="float">
            <text:p>1525.210815</text:p>
          </table:table-cell>
          <table:table-cell office:value-type="float" office:value="1511.805176" calcext:value-type="float">
            <text:p>1511.805176</text:p>
          </table:table-cell>
          <table:table-cell table:number-columns-repeated="13"/>
        </table:table-row>
        <table:table-row table:style-name="ro1">
          <table:table-cell office:value-type="float" office:value="1614.288086" calcext:value-type="float">
            <text:p>1614.288086</text:p>
          </table:table-cell>
          <table:table-cell office:value-type="float" office:value="1637.185059" calcext:value-type="float">
            <text:p>1637.185059</text:p>
          </table:table-cell>
          <table:table-cell office:value-type="float" office:value="1529.124268" calcext:value-type="float">
            <text:p>1529.124268</text:p>
          </table:table-cell>
          <table:table-cell office:value-type="float" office:value="1513.868652" calcext:value-type="float">
            <text:p>1513.868652</text:p>
          </table:table-cell>
          <table:table-cell table:number-columns-repeated="13"/>
        </table:table-row>
        <table:table-row table:style-name="ro1">
          <table:table-cell office:value-type="float" office:value="1626.517334" calcext:value-type="float">
            <text:p>1626.517334</text:p>
          </table:table-cell>
          <table:table-cell office:value-type="float" office:value="1621.00061" calcext:value-type="float">
            <text:p>1621.00061</text:p>
          </table:table-cell>
          <table:table-cell office:value-type="float" office:value="1538.90271" calcext:value-type="float">
            <text:p>1538.90271</text:p>
          </table:table-cell>
          <table:table-cell office:value-type="float" office:value="1547.306519" calcext:value-type="float">
            <text:p>1547.306519</text:p>
          </table:table-cell>
          <table:table-cell table:number-columns-repeated="13"/>
        </table:table-row>
        <table:table-row table:style-name="ro1">
          <table:table-cell office:value-type="float" office:value="1623.31604" calcext:value-type="float">
            <text:p>1623.31604</text:p>
          </table:table-cell>
          <table:table-cell office:value-type="float" office:value="1668.537476" calcext:value-type="float">
            <text:p>1668.537476</text:p>
          </table:table-cell>
          <table:table-cell office:value-type="float" office:value="1560.744629" calcext:value-type="float">
            <text:p>1560.744629</text:p>
          </table:table-cell>
          <table:table-cell office:value-type="float" office:value="1559.114258" calcext:value-type="float">
            <text:p>1559.114258</text:p>
          </table:table-cell>
          <table:table-cell table:number-columns-repeated="13"/>
        </table:table-row>
        <table:table-row table:style-name="ro1">
          <table:table-cell office:value-type="float" office:value="1641.465698" calcext:value-type="float">
            <text:p>1641.465698</text:p>
          </table:table-cell>
          <table:table-cell office:value-type="float" office:value="1661.140259" calcext:value-type="float">
            <text:p>1661.140259</text:p>
          </table:table-cell>
          <table:table-cell office:value-type="float" office:value="1580.968506" calcext:value-type="float">
            <text:p>1580.968506</text:p>
          </table:table-cell>
          <table:table-cell office:value-type="float" office:value="1584.914673" calcext:value-type="float">
            <text:p>1584.914673</text:p>
          </table:table-cell>
          <table:table-cell table:number-columns-repeated="13"/>
        </table:table-row>
        <table:table-row table:style-name="ro1">
          <table:table-cell office:value-type="float" office:value="1655.365112" calcext:value-type="float">
            <text:p>1655.365112</text:p>
          </table:table-cell>
          <table:table-cell office:value-type="float" office:value="1657.514282" calcext:value-type="float">
            <text:p>1657.514282</text:p>
          </table:table-cell>
          <table:table-cell office:value-type="float" office:value="1602.900146" calcext:value-type="float">
            <text:p>1602.900146</text:p>
          </table:table-cell>
          <table:table-cell office:value-type="float" office:value="1600.119141" calcext:value-type="float">
            <text:p>1600.119141</text:p>
          </table:table-cell>
          <table:table-cell table:number-columns-repeated="13"/>
        </table:table-row>
        <table:table-row table:style-name="ro1">
          <table:table-cell office:value-type="float" office:value="1640.265503" calcext:value-type="float">
            <text:p>1640.265503</text:p>
          </table:table-cell>
          <table:table-cell office:value-type="float" office:value="1694.746094" calcext:value-type="float">
            <text:p>1694.746094</text:p>
          </table:table-cell>
          <table:table-cell office:value-type="float" office:value="1607.006714" calcext:value-type="float">
            <text:p>1607.006714</text:p>
          </table:table-cell>
          <table:table-cell office:value-type="float" office:value="1620.933716" calcext:value-type="float">
            <text:p>1620.933716</text:p>
          </table:table-cell>
          <table:table-cell table:number-columns-repeated="13"/>
        </table:table-row>
        <table:table-row table:style-name="ro1">
          <table:table-cell office:value-type="float" office:value="1645.494873" calcext:value-type="float">
            <text:p>1645.494873</text:p>
          </table:table-cell>
          <table:table-cell office:value-type="float" office:value="1714.104736" calcext:value-type="float">
            <text:p>1714.104736</text:p>
          </table:table-cell>
          <table:table-cell office:value-type="float" office:value="1612.522461" calcext:value-type="float">
            <text:p>1612.522461</text:p>
          </table:table-cell>
          <table:table-cell office:value-type="float" office:value="1626.449707" calcext:value-type="float">
            <text:p>1626.449707</text:p>
          </table:table-cell>
          <table:table-cell table:number-columns-repeated="13"/>
        </table:table-row>
        <table:table-row table:style-name="ro1">
          <table:table-cell office:value-type="float" office:value="1651.246582" calcext:value-type="float">
            <text:p>1651.246582</text:p>
          </table:table-cell>
          <table:table-cell office:value-type="float" office:value="1696.174683" calcext:value-type="float">
            <text:p>1696.174683</text:p>
          </table:table-cell>
          <table:table-cell office:value-type="float" office:value="1623.430664" calcext:value-type="float">
            <text:p>1623.430664</text:p>
          </table:table-cell>
          <table:table-cell office:value-type="float" office:value="1629.013672" calcext:value-type="float">
            <text:p>1629.013672</text:p>
          </table:table-cell>
          <table:table-cell table:number-columns-repeated="13"/>
        </table:table-row>
        <table:table-row table:style-name="ro1">
          <table:table-cell office:value-type="float" office:value="1635.559937" calcext:value-type="float">
            <text:p>1635.559937</text:p>
          </table:table-cell>
          <table:table-cell office:value-type="float" office:value="1710.804688" calcext:value-type="float">
            <text:p>1710.804688</text:p>
          </table:table-cell>
          <table:table-cell office:value-type="float" office:value="1603.268188" calcext:value-type="float">
            <text:p>1603.268188</text:p>
          </table:table-cell>
          <table:table-cell office:value-type="float" office:value="1651.542114" calcext:value-type="float">
            <text:p>1651.542114</text:p>
          </table:table-cell>
          <table:table-cell table:number-columns-repeated="13"/>
        </table:table-row>
        <table:table-row table:style-name="ro1">
          <table:table-cell office:value-type="float" office:value="1608.916138" calcext:value-type="float">
            <text:p>1608.916138</text:p>
          </table:table-cell>
          <table:table-cell office:value-type="float" office:value="1671.128418" calcext:value-type="float">
            <text:p>1671.128418</text:p>
          </table:table-cell>
          <table:table-cell office:value-type="float" office:value="1632.695068" calcext:value-type="float">
            <text:p>1632.695068</text:p>
          </table:table-cell>
          <table:table-cell office:value-type="float" office:value="1672.551514" calcext:value-type="float">
            <text:p>1672.551514</text:p>
          </table:table-cell>
          <table:table-cell table:number-columns-repeated="13"/>
        </table:table-row>
        <table:table-row table:style-name="ro1">
          <table:table-cell office:value-type="float" office:value="1612.250122" calcext:value-type="float">
            <text:p>1612.250122</text:p>
          </table:table-cell>
          <table:table-cell office:value-type="float" office:value="1658.13501" calcext:value-type="float">
            <text:p>1658.13501</text:p>
          </table:table-cell>
          <table:table-cell office:value-type="float" office:value="1619.656494" calcext:value-type="float">
            <text:p>1619.656494</text:p>
          </table:table-cell>
          <table:table-cell office:value-type="float" office:value="1662.885864" calcext:value-type="float">
            <text:p>1662.885864</text:p>
          </table:table-cell>
          <table:table-cell table:number-columns-repeated="13"/>
        </table:table-row>
        <table:table-row table:style-name="ro1">
          <table:table-cell office:value-type="float" office:value="1598.700073" calcext:value-type="float">
            <text:p>1598.700073</text:p>
          </table:table-cell>
          <table:table-cell office:value-type="float" office:value="1650.668091" calcext:value-type="float">
            <text:p>1650.668091</text:p>
          </table:table-cell>
          <table:table-cell office:value-type="float" office:value="1605.031738" calcext:value-type="float">
            <text:p>1605.031738</text:p>
          </table:table-cell>
          <table:table-cell office:value-type="float" office:value="1653.042603" calcext:value-type="float">
            <text:p>1653.042603</text:p>
          </table:table-cell>
          <table:table-cell table:number-columns-repeated="13"/>
        </table:table-row>
        <table:table-row table:style-name="ro1">
          <table:table-cell office:value-type="float" office:value="1592.544922" calcext:value-type="float">
            <text:p>1592.544922</text:p>
          </table:table-cell>
          <table:table-cell office:value-type="float" office:value="1650.620728" calcext:value-type="float">
            <text:p>1650.620728</text:p>
          </table:table-cell>
          <table:table-cell office:value-type="float" office:value="1590.217896" calcext:value-type="float">
            <text:p>1590.217896</text:p>
          </table:table-cell>
          <table:table-cell office:value-type="float" office:value="1642.359863" calcext:value-type="float">
            <text:p>1642.359863</text:p>
          </table:table-cell>
          <table:table-cell table:number-columns-repeated="13"/>
        </table:table-row>
        <table:table-row table:style-name="ro1">
          <table:table-cell office:value-type="float" office:value="1592.422729" calcext:value-type="float">
            <text:p>1592.422729</text:p>
          </table:table-cell>
          <table:table-cell office:value-type="float" office:value="1635.061035" calcext:value-type="float">
            <text:p>1635.061035</text:p>
          </table:table-cell>
          <table:table-cell office:value-type="float" office:value="1589.720947" calcext:value-type="float">
            <text:p>1589.720947</text:p>
          </table:table-cell>
          <table:table-cell office:value-type="float" office:value="1633.246094" calcext:value-type="float">
            <text:p>1633.246094</text:p>
          </table:table-cell>
          <table:table-cell table:number-columns-repeated="13"/>
        </table:table-row>
        <table:table-row table:style-name="ro1">
          <table:table-cell office:value-type="float" office:value="1587.587036" calcext:value-type="float">
            <text:p>1587.587036</text:p>
          </table:table-cell>
          <table:table-cell office:value-type="float" office:value="1625.951904" calcext:value-type="float">
            <text:p>1625.951904</text:p>
          </table:table-cell>
          <table:table-cell office:value-type="float" office:value="1585.08374" calcext:value-type="float">
            <text:p>1585.08374</text:p>
          </table:table-cell>
          <table:table-cell office:value-type="float" office:value="1623.876221" calcext:value-type="float">
            <text:p>1623.876221</text:p>
          </table:table-cell>
          <table:table-cell table:number-columns-repeated="13"/>
        </table:table-row>
        <table:table-row table:style-name="ro1">
          <table:table-cell office:value-type="float" office:value="1586.293701" calcext:value-type="float">
            <text:p>1586.293701</text:p>
          </table:table-cell>
          <table:table-cell office:value-type="float" office:value="1619.636108" calcext:value-type="float">
            <text:p>1619.636108</text:p>
          </table:table-cell>
          <table:table-cell office:value-type="float" office:value="1582.866699" calcext:value-type="float">
            <text:p>1582.866699</text:p>
          </table:table-cell>
          <table:table-cell office:value-type="float" office:value="1626.99939" calcext:value-type="float">
            <text:p>1626.99939</text:p>
          </table:table-cell>
          <table:table-cell table:number-columns-repeated="13"/>
        </table:table-row>
        <table:table-row table:style-name="ro1">
          <table:table-cell office:value-type="float" office:value="1586.720825" calcext:value-type="float">
            <text:p>1586.720825</text:p>
          </table:table-cell>
          <table:table-cell office:value-type="float" office:value="1614.929077" calcext:value-type="float">
            <text:p>1614.929077</text:p>
          </table:table-cell>
          <table:table-cell office:value-type="float" office:value="1590.031494" calcext:value-type="float">
            <text:p>1590.031494</text:p>
          </table:table-cell>
          <table:table-cell office:value-type="float" office:value="1608.638672" calcext:value-type="float">
            <text:p>1608.638672</text:p>
          </table:table-cell>
          <table:table-cell table:number-columns-repeated="13"/>
        </table:table-row>
        <table:table-row table:style-name="ro1">
          <table:table-cell office:value-type="float" office:value="1586.229614" calcext:value-type="float">
            <text:p>1586.229614</text:p>
          </table:table-cell>
          <table:table-cell office:value-type="float" office:value="1618.016357" calcext:value-type="float">
            <text:p>1618.016357</text:p>
          </table:table-cell>
          <table:table-cell office:value-type="float" office:value="1582.455688" calcext:value-type="float">
            <text:p>1582.455688</text:p>
          </table:table-cell>
          <table:table-cell office:value-type="float" office:value="1614.616455" calcext:value-type="float">
            <text:p>1614.616455</text:p>
          </table:table-cell>
          <table:table-cell table:number-columns-repeated="13"/>
        </table:table-row>
        <table:table-row table:style-name="ro1">
          <table:table-cell office:value-type="float" office:value="1584.040161" calcext:value-type="float">
            <text:p>1584.040161</text:p>
          </table:table-cell>
          <table:table-cell office:value-type="float" office:value="1608.740845" calcext:value-type="float">
            <text:p>1608.740845</text:p>
          </table:table-cell>
          <table:table-cell office:value-type="float" office:value="1575.331665" calcext:value-type="float">
            <text:p>1575.331665</text:p>
          </table:table-cell>
          <table:table-cell office:value-type="float" office:value="1613.850098" calcext:value-type="float">
            <text:p>1613.850098</text:p>
          </table:table-cell>
          <table:table-cell table:number-columns-repeated="13"/>
        </table:table-row>
        <table:table-row table:style-name="ro1">
          <table:table-cell office:value-type="float" office:value="1578.594727" calcext:value-type="float">
            <text:p>1578.594727</text:p>
          </table:table-cell>
          <table:table-cell office:value-type="float" office:value="1610.737549" calcext:value-type="float">
            <text:p>1610.737549</text:p>
          </table:table-cell>
          <table:table-cell office:value-type="float" office:value="1582.010132" calcext:value-type="float">
            <text:p>1582.010132</text:p>
          </table:table-cell>
          <table:table-cell office:value-type="float" office:value="1603.758667" calcext:value-type="float">
            <text:p>1603.758667</text:p>
          </table:table-cell>
          <table:table-cell table:number-columns-repeated="13"/>
        </table:table-row>
        <table:table-row table:style-name="ro1">
          <table:table-cell office:value-type="float" office:value="1584.87793" calcext:value-type="float">
            <text:p>1584.87793</text:p>
          </table:table-cell>
          <table:table-cell office:value-type="float" office:value="1605.516846" calcext:value-type="float">
            <text:p>1605.516846</text:p>
          </table:table-cell>
          <table:table-cell office:value-type="float" office:value="1577.563477" calcext:value-type="float">
            <text:p>1577.563477</text:p>
          </table:table-cell>
          <table:table-cell office:value-type="float" office:value="1607.206909" calcext:value-type="float">
            <text:p>1607.206909</text:p>
          </table:table-cell>
          <table:table-cell table:number-columns-repeated="13"/>
        </table:table-row>
        <table:table-row table:style-name="ro1">
          <table:table-cell office:value-type="float" office:value="1574.818481" calcext:value-type="float">
            <text:p>1574.818481</text:p>
          </table:table-cell>
          <table:table-cell office:value-type="float" office:value="1607.619751" calcext:value-type="float">
            <text:p>1607.619751</text:p>
          </table:table-cell>
          <table:table-cell office:value-type="float" office:value="1573.510132" calcext:value-type="float">
            <text:p>1573.510132</text:p>
          </table:table-cell>
          <table:table-cell office:value-type="float" office:value="1604.23584" calcext:value-type="float">
            <text:p>1604.23584</text:p>
          </table:table-cell>
          <table:table-cell table:number-columns-repeated="13"/>
        </table:table-row>
        <table:table-row table:style-name="ro1">
          <table:table-cell office:value-type="float" office:value="1578.598145" calcext:value-type="float">
            <text:p>1578.598145</text:p>
          </table:table-cell>
          <table:table-cell office:value-type="float" office:value="1603.289185" calcext:value-type="float">
            <text:p>1603.289185</text:p>
          </table:table-cell>
          <table:table-cell office:value-type="float" office:value="1575.217773" calcext:value-type="float">
            <text:p>1575.217773</text:p>
          </table:table-cell>
          <table:table-cell office:value-type="float" office:value="1601.571899" calcext:value-type="float">
            <text:p>1601.571899</text:p>
          </table:table-cell>
          <table:table-cell table:number-columns-repeated="13"/>
        </table:table-row>
        <table:table-row table:style-name="ro1">
          <table:table-cell office:value-type="float" office:value="1578.04541" calcext:value-type="float">
            <text:p>1578.04541</text:p>
          </table:table-cell>
          <table:table-cell office:value-type="float" office:value="1597.143555" calcext:value-type="float">
            <text:p>1597.143555</text:p>
          </table:table-cell>
          <table:table-cell office:value-type="float" office:value="1572.062744" calcext:value-type="float">
            <text:p>1572.062744</text:p>
          </table:table-cell>
          <table:table-cell office:value-type="float" office:value="1595.240967" calcext:value-type="float">
            <text:p>1595.240967</text:p>
          </table:table-cell>
          <table:table-cell table:number-columns-repeated="13"/>
        </table:table-row>
        <table:table-row table:style-name="ro1">
          <table:table-cell office:value-type="float" office:value="1576.956177" calcext:value-type="float">
            <text:p>1576.956177</text:p>
          </table:table-cell>
          <table:table-cell office:value-type="float" office:value="1600.799561" calcext:value-type="float">
            <text:p>1600.799561</text:p>
          </table:table-cell>
          <table:table-cell office:value-type="float" office:value="1572.948975" calcext:value-type="float">
            <text:p>1572.948975</text:p>
          </table:table-cell>
          <table:table-cell office:value-type="float" office:value="1595.789795" calcext:value-type="float">
            <text:p>1595.789795</text:p>
          </table:table-cell>
          <table:table-cell table:number-columns-repeated="13"/>
        </table:table-row>
        <table:table-row table:style-name="ro1">
          <table:table-cell office:value-type="float" office:value="1578.838013" calcext:value-type="float">
            <text:p>1578.838013</text:p>
          </table:table-cell>
          <table:table-cell office:value-type="float" office:value="1596.159546" calcext:value-type="float">
            <text:p>1596.159546</text:p>
          </table:table-cell>
          <table:table-cell office:value-type="float" office:value="1573.685547" calcext:value-type="float">
            <text:p>1573.685547</text:p>
          </table:table-cell>
          <table:table-cell office:value-type="float" office:value="1593.481812" calcext:value-type="float">
            <text:p>1593.481812</text:p>
          </table:table-cell>
          <table:table-cell table:number-columns-repeated="13"/>
        </table:table-row>
        <table:table-row table:style-name="ro1">
          <table:table-cell office:value-type="float" office:value="1573.539917" calcext:value-type="float">
            <text:p>1573.539917</text:p>
          </table:table-cell>
          <table:table-cell office:value-type="float" office:value="1597.286865" calcext:value-type="float">
            <text:p>1597.286865</text:p>
          </table:table-cell>
          <table:table-cell office:value-type="float" office:value="1574.404175" calcext:value-type="float">
            <text:p>1574.404175</text:p>
          </table:table-cell>
          <table:table-cell office:value-type="float" office:value="1591.180664" calcext:value-type="float">
            <text:p>1591.180664</text:p>
          </table:table-cell>
          <table:table-cell table:number-columns-repeated="13"/>
        </table:table-row>
        <table:table-row table:style-name="ro1">
          <table:table-cell office:value-type="float" office:value="1576.75769" calcext:value-type="float">
            <text:p>1576.75769</text:p>
          </table:table-cell>
          <table:table-cell office:value-type="float" office:value="1595.439209" calcext:value-type="float">
            <text:p>1595.439209</text:p>
          </table:table-cell>
          <table:table-cell office:value-type="float" office:value="1571.373535" calcext:value-type="float">
            <text:p>1571.373535</text:p>
          </table:table-cell>
          <table:table-cell office:value-type="float" office:value="1589.588135" calcext:value-type="float">
            <text:p>1589.588135</text:p>
          </table:table-cell>
          <table:table-cell table:number-columns-repeated="13"/>
        </table:table-row>
        <table:table-row table:style-name="ro1">
          <table:table-cell office:value-type="float" office:value="1570.595947" calcext:value-type="float">
            <text:p>1570.595947</text:p>
          </table:table-cell>
          <table:table-cell office:value-type="float" office:value="1592.699463" calcext:value-type="float">
            <text:p>1592.699463</text:p>
          </table:table-cell>
          <table:table-cell office:value-type="float" office:value="1570.336792" calcext:value-type="float">
            <text:p>1570.336792</text:p>
          </table:table-cell>
          <table:table-cell office:value-type="float" office:value="1584.903076" calcext:value-type="float">
            <text:p>1584.903076</text:p>
          </table:table-cell>
          <table:table-cell table:number-columns-repeated="13"/>
        </table:table-row>
        <table:table-row table:style-name="ro1">
          <table:table-cell office:value-type="float" office:value="1577.668335" calcext:value-type="float">
            <text:p>1577.668335</text:p>
          </table:table-cell>
          <table:table-cell office:value-type="float" office:value="1589.997803" calcext:value-type="float">
            <text:p>1589.997803</text:p>
          </table:table-cell>
          <table:table-cell office:value-type="float" office:value="1571.763794" calcext:value-type="float">
            <text:p>1571.763794</text:p>
          </table:table-cell>
          <table:table-cell office:value-type="float" office:value="1581.926147" calcext:value-type="float">
            <text:p>1581.926147</text:p>
          </table:table-cell>
          <table:table-cell table:number-columns-repeated="13"/>
        </table:table-row>
        <table:table-row table:style-name="ro1">
          <table:table-cell office:value-type="float" office:value="1573.033691" calcext:value-type="float">
            <text:p>1573.033691</text:p>
          </table:table-cell>
          <table:table-cell office:value-type="float" office:value="1592.84021" calcext:value-type="float">
            <text:p>1592.84021</text:p>
          </table:table-cell>
          <table:table-cell office:value-type="float" office:value="1566.627319" calcext:value-type="float">
            <text:p>1566.627319</text:p>
          </table:table-cell>
          <table:table-cell office:value-type="float" office:value="1586.20166" calcext:value-type="float">
            <text:p>1586.20166</text:p>
          </table:table-cell>
          <table:table-cell table:number-columns-repeated="13"/>
        </table:table-row>
        <table:table-row table:style-name="ro1">
          <table:table-cell office:value-type="float" office:value="1571.366699" calcext:value-type="float">
            <text:p>1571.366699</text:p>
          </table:table-cell>
          <table:table-cell office:value-type="float" office:value="1587.267456" calcext:value-type="float">
            <text:p>1587.267456</text:p>
          </table:table-cell>
          <table:table-cell office:value-type="float" office:value="1565.746094" calcext:value-type="float">
            <text:p>1565.746094</text:p>
          </table:table-cell>
          <table:table-cell office:value-type="float" office:value="1587.342285" calcext:value-type="float">
            <text:p>1587.342285</text:p>
          </table:table-cell>
          <table:table-cell table:number-columns-repeated="13"/>
        </table:table-row>
        <table:table-row table:style-name="ro1">
          <table:table-cell office:value-type="float" office:value="1573.602295" calcext:value-type="float">
            <text:p>1573.602295</text:p>
          </table:table-cell>
          <table:table-cell office:value-type="float" office:value="1585.071655" calcext:value-type="float">
            <text:p>1585.071655</text:p>
          </table:table-cell>
          <table:table-cell office:value-type="float" office:value="1567.671143" calcext:value-type="float">
            <text:p>1567.671143</text:p>
          </table:table-cell>
          <table:table-cell office:value-type="float" office:value="1579.246094" calcext:value-type="float">
            <text:p>1579.246094</text:p>
          </table:table-cell>
          <table:table-cell table:number-columns-repeated="13"/>
        </table:table-row>
        <table:table-row table:style-name="ro1">
          <table:table-cell office:value-type="float" office:value="1571.344971" calcext:value-type="float">
            <text:p>1571.344971</text:p>
          </table:table-cell>
          <table:table-cell office:value-type="float" office:value="1584.731567" calcext:value-type="float">
            <text:p>1584.731567</text:p>
          </table:table-cell>
          <table:table-cell office:value-type="float" office:value="1566.861694" calcext:value-type="float">
            <text:p>1566.861694</text:p>
          </table:table-cell>
          <table:table-cell office:value-type="float" office:value="1580.407104" calcext:value-type="float">
            <text:p>1580.407104</text:p>
          </table:table-cell>
          <table:table-cell table:number-columns-repeated="13"/>
        </table:table-row>
        <table:table-row table:style-name="ro1">
          <table:table-cell office:value-type="float" office:value="1573.348022" calcext:value-type="float">
            <text:p>1573.348022</text:p>
          </table:table-cell>
          <table:table-cell office:value-type="float" office:value="1578.809326" calcext:value-type="float">
            <text:p>1578.809326</text:p>
          </table:table-cell>
          <table:table-cell office:value-type="float" office:value="1564.151367" calcext:value-type="float">
            <text:p>1564.151367</text:p>
          </table:table-cell>
          <table:table-cell office:value-type="float" office:value="1578.6521" calcext:value-type="float">
            <text:p>1578.6521</text:p>
          </table:table-cell>
          <table:table-cell table:number-columns-repeated="13"/>
        </table:table-row>
        <table:table-row table:style-name="ro1">
          <table:table-cell office:value-type="float" office:value="1573.393799" calcext:value-type="float">
            <text:p>1573.393799</text:p>
          </table:table-cell>
          <table:table-cell office:value-type="float" office:value="1581.36792" calcext:value-type="float">
            <text:p>1581.36792</text:p>
          </table:table-cell>
          <table:table-cell office:value-type="float" office:value="1562.554321" calcext:value-type="float">
            <text:p>1562.554321</text:p>
          </table:table-cell>
          <table:table-cell office:value-type="float" office:value="1578.884277" calcext:value-type="float">
            <text:p>1578.884277</text:p>
          </table:table-cell>
          <table:table-cell table:number-columns-repeated="13"/>
        </table:table-row>
        <table:table-row table:style-name="ro1">
          <table:table-cell office:value-type="float" office:value="1573.218384" calcext:value-type="float">
            <text:p>1573.218384</text:p>
          </table:table-cell>
          <table:table-cell office:value-type="float" office:value="1581.700073" calcext:value-type="float">
            <text:p>1581.700073</text:p>
          </table:table-cell>
          <table:table-cell office:value-type="float" office:value="1567.234375" calcext:value-type="float">
            <text:p>1567.234375</text:p>
          </table:table-cell>
          <table:table-cell office:value-type="float" office:value="1576.147461" calcext:value-type="float">
            <text:p>1576.147461</text:p>
          </table:table-cell>
          <table:table-cell table:number-columns-repeated="13"/>
        </table:table-row>
        <table:table-row table:style-name="ro1">
          <table:table-cell office:value-type="float" office:value="1574.046875" calcext:value-type="float">
            <text:p>1574.046875</text:p>
          </table:table-cell>
          <table:table-cell office:value-type="float" office:value="1581.756226" calcext:value-type="float">
            <text:p>1581.756226</text:p>
          </table:table-cell>
          <table:table-cell office:value-type="float" office:value="1563.85437" calcext:value-type="float">
            <text:p>1563.85437</text:p>
          </table:table-cell>
          <table:table-cell office:value-type="float" office:value="1575.566528" calcext:value-type="float">
            <text:p>1575.566528</text:p>
          </table:table-cell>
          <table:table-cell table:number-columns-repeated="13"/>
        </table:table-row>
        <table:table-row table:style-name="ro1">
          <table:table-cell office:value-type="float" office:value="1572.549316" calcext:value-type="float">
            <text:p>1572.549316</text:p>
          </table:table-cell>
          <table:table-cell office:value-type="float" office:value="1580.67981" calcext:value-type="float">
            <text:p>1580.67981</text:p>
          </table:table-cell>
          <table:table-cell office:value-type="float" office:value="1563.269775" calcext:value-type="float">
            <text:p>1563.269775</text:p>
          </table:table-cell>
          <table:table-cell office:value-type="float" office:value="1573.880981" calcext:value-type="float">
            <text:p>1573.880981</text:p>
          </table:table-cell>
          <table:table-cell table:number-columns-repeated="13"/>
        </table:table-row>
        <table:table-row table:style-name="ro1">
          <table:table-cell office:value-type="float" office:value="1573.440918" calcext:value-type="float">
            <text:p>1573.440918</text:p>
          </table:table-cell>
          <table:table-cell office:value-type="float" office:value="1579.305542" calcext:value-type="float">
            <text:p>1579.305542</text:p>
          </table:table-cell>
          <table:table-cell office:value-type="float" office:value="1563.219238" calcext:value-type="float">
            <text:p>1563.219238</text:p>
          </table:table-cell>
          <table:table-cell office:value-type="float" office:value="1577.382812" calcext:value-type="float">
            <text:p>1577.382812</text:p>
          </table:table-cell>
          <table:table-cell table:number-columns-repeated="13"/>
        </table:table-row>
        <table:table-row table:style-name="ro1">
          <table:table-cell office:value-type="float" office:value="1561.749512" calcext:value-type="float">
            <text:p>1561.749512</text:p>
          </table:table-cell>
          <table:table-cell office:value-type="float" office:value="1576.350342" calcext:value-type="float">
            <text:p>1576.350342</text:p>
          </table:table-cell>
          <table:table-cell office:value-type="float" office:value="1564.025146" calcext:value-type="float">
            <text:p>1564.025146</text:p>
          </table:table-cell>
          <table:table-cell office:value-type="float" office:value="1581.062744" calcext:value-type="float">
            <text:p>1581.062744</text:p>
          </table:table-cell>
          <table:table-cell table:number-columns-repeated="13"/>
        </table:table-row>
        <table:table-row table:style-name="ro1">
          <table:table-cell office:value-type="float" office:value="1566.493042" calcext:value-type="float">
            <text:p>1566.493042</text:p>
          </table:table-cell>
          <table:table-cell office:value-type="float" office:value="1577.621338" calcext:value-type="float">
            <text:p>1577.621338</text:p>
          </table:table-cell>
          <table:table-cell office:value-type="float" office:value="1564.932373" calcext:value-type="float">
            <text:p>1564.932373</text:p>
          </table:table-cell>
          <table:table-cell office:value-type="float" office:value="1582.452393" calcext:value-type="float">
            <text:p>1582.452393</text:p>
          </table:table-cell>
          <table:table-cell table:number-columns-repeated="13"/>
        </table:table-row>
        <table:table-row table:style-name="ro1">
          <table:table-cell office:value-type="float" office:value="1565.53186" calcext:value-type="float">
            <text:p>1565.53186</text:p>
          </table:table-cell>
          <table:table-cell office:value-type="float" office:value="1574.261963" calcext:value-type="float">
            <text:p>1574.261963</text:p>
          </table:table-cell>
          <table:table-cell office:value-type="float" office:value="1564.579224" calcext:value-type="float">
            <text:p>1564.579224</text:p>
          </table:table-cell>
          <table:table-cell office:value-type="float" office:value="1577.412842" calcext:value-type="float">
            <text:p>1577.412842</text:p>
          </table:table-cell>
          <table:table-cell table:number-columns-repeated="13"/>
        </table:table-row>
        <table:table-row table:style-name="ro1">
          <table:table-cell office:value-type="float" office:value="1565.337158" calcext:value-type="float">
            <text:p>1565.337158</text:p>
          </table:table-cell>
          <table:table-cell office:value-type="float" office:value="1575.976685" calcext:value-type="float">
            <text:p>1575.976685</text:p>
          </table:table-cell>
          <table:table-cell office:value-type="float" office:value="1565.5802" calcext:value-type="float">
            <text:p>1565.5802</text:p>
          </table:table-cell>
          <table:table-cell office:value-type="float" office:value="1575.718506" calcext:value-type="float">
            <text:p>1575.718506</text:p>
          </table:table-cell>
          <table:table-cell table:number-columns-repeated="13"/>
        </table:table-row>
        <table:table-row table:style-name="ro1">
          <table:table-cell office:value-type="float" office:value="1565.270142" calcext:value-type="float">
            <text:p>1565.270142</text:p>
          </table:table-cell>
          <table:table-cell office:value-type="float" office:value="1570.610229" calcext:value-type="float">
            <text:p>1570.610229</text:p>
          </table:table-cell>
          <table:table-cell office:value-type="float" office:value="1562.756714" calcext:value-type="float">
            <text:p>1562.756714</text:p>
          </table:table-cell>
          <table:table-cell office:value-type="float" office:value="1575.046021" calcext:value-type="float">
            <text:p>1575.046021</text:p>
          </table:table-cell>
          <table:table-cell table:number-columns-repeated="13"/>
        </table:table-row>
        <table:table-row table:style-name="ro1">
          <table:table-cell office:value-type="float" office:value="1565.741089" calcext:value-type="float">
            <text:p>1565.741089</text:p>
          </table:table-cell>
          <table:table-cell office:value-type="float" office:value="1573.865234" calcext:value-type="float">
            <text:p>1573.865234</text:p>
          </table:table-cell>
          <table:table-cell office:value-type="float" office:value="1566.337646" calcext:value-type="float">
            <text:p>1566.337646</text:p>
          </table:table-cell>
          <table:table-cell office:value-type="float" office:value="1572.903076" calcext:value-type="float">
            <text:p>1572.903076</text:p>
          </table:table-cell>
          <table:table-cell table:number-columns-repeated="13"/>
        </table:table-row>
        <table:table-row table:style-name="ro1">
          <table:table-cell office:value-type="float" office:value="1565.392212" calcext:value-type="float">
            <text:p>1565.392212</text:p>
          </table:table-cell>
          <table:table-cell office:value-type="float" office:value="1573.806152" calcext:value-type="float">
            <text:p>1573.806152</text:p>
          </table:table-cell>
          <table:table-cell office:value-type="float" office:value="1567.329346" calcext:value-type="float">
            <text:p>1567.329346</text:p>
          </table:table-cell>
          <table:table-cell office:value-type="float" office:value="1573.658203" calcext:value-type="float">
            <text:p>1573.658203</text:p>
          </table:table-cell>
          <table:table-cell table:number-columns-repeated="13"/>
        </table:table-row>
        <table:table-row table:style-name="ro1">
          <table:table-cell office:value-type="float" office:value="1565.60376" calcext:value-type="float">
            <text:p>1565.60376</text:p>
          </table:table-cell>
          <table:table-cell office:value-type="float" office:value="1569.165283" calcext:value-type="float">
            <text:p>1569.165283</text:p>
          </table:table-cell>
          <table:table-cell office:value-type="float" office:value="1566.019897" calcext:value-type="float">
            <text:p>1566.019897</text:p>
          </table:table-cell>
          <table:table-cell office:value-type="float" office:value="1572.171509" calcext:value-type="float">
            <text:p>1572.171509</text:p>
          </table:table-cell>
          <table:table-cell table:number-columns-repeated="13"/>
        </table:table-row>
        <table:table-row table:style-name="ro1">
          <table:table-cell office:value-type="float" office:value="1564.628662" calcext:value-type="float">
            <text:p>1564.628662</text:p>
          </table:table-cell>
          <table:table-cell office:value-type="float" office:value="1571.127197" calcext:value-type="float">
            <text:p>1571.127197</text:p>
          </table:table-cell>
          <table:table-cell office:value-type="float" office:value="1566.754272" calcext:value-type="float">
            <text:p>1566.754272</text:p>
          </table:table-cell>
          <table:table-cell office:value-type="float" office:value="1567.444824" calcext:value-type="float">
            <text:p>1567.444824</text:p>
          </table:table-cell>
          <table:table-cell table:number-columns-repeated="13"/>
        </table:table-row>
        <table:table-row table:style-name="ro1">
          <table:table-cell office:value-type="float" office:value="1561.860962" calcext:value-type="float">
            <text:p>1561.860962</text:p>
          </table:table-cell>
          <table:table-cell office:value-type="float" office:value="1572.730347" calcext:value-type="float">
            <text:p>1572.730347</text:p>
          </table:table-cell>
          <table:table-cell office:value-type="float" office:value="1561.9104" calcext:value-type="float">
            <text:p>1561.9104</text:p>
          </table:table-cell>
          <table:table-cell office:value-type="float" office:value="1573.121338" calcext:value-type="float">
            <text:p>1573.121338</text:p>
          </table:table-cell>
          <table:table-cell table:number-columns-repeated="13"/>
        </table:table-row>
        <table:table-row table:style-name="ro1">
          <table:table-cell office:value-type="float" office:value="1566.910156" calcext:value-type="float">
            <text:p>1566.910156</text:p>
          </table:table-cell>
          <table:table-cell office:value-type="float" office:value="1567.98584" calcext:value-type="float">
            <text:p>1567.98584</text:p>
          </table:table-cell>
          <table:table-cell office:value-type="float" office:value="1564.925415" calcext:value-type="float">
            <text:p>1564.925415</text:p>
          </table:table-cell>
          <table:table-cell office:value-type="float" office:value="1571.031616" calcext:value-type="float">
            <text:p>1571.031616</text:p>
          </table:table-cell>
          <table:table-cell table:number-columns-repeated="13"/>
        </table:table-row>
        <table:table-row table:style-name="ro1">
          <table:table-cell office:value-type="float" office:value="1560.221924" calcext:value-type="float">
            <text:p>1560.221924</text:p>
          </table:table-cell>
          <table:table-cell office:value-type="float" office:value="1571.279541" calcext:value-type="float">
            <text:p>1571.279541</text:p>
          </table:table-cell>
          <table:table-cell office:value-type="float" office:value="1565.741943" calcext:value-type="float">
            <text:p>1565.741943</text:p>
          </table:table-cell>
          <table:table-cell office:value-type="float" office:value="1570.072754" calcext:value-type="float">
            <text:p>1570.072754</text:p>
          </table:table-cell>
          <table:table-cell table:number-columns-repeated="13"/>
        </table:table-row>
        <table:table-row table:style-name="ro1">
          <table:table-cell office:value-type="float" office:value="1567.509888" calcext:value-type="float">
            <text:p>1567.509888</text:p>
          </table:table-cell>
          <table:table-cell office:value-type="float" office:value="1565.226685" calcext:value-type="float">
            <text:p>1565.226685</text:p>
          </table:table-cell>
          <table:table-cell office:value-type="float" office:value="1566.8125" calcext:value-type="float">
            <text:p>1566.8125</text:p>
          </table:table-cell>
          <table:table-cell office:value-type="float" office:value="1567.377686" calcext:value-type="float">
            <text:p>1567.377686</text:p>
          </table:table-cell>
          <table:table-cell table:number-columns-repeated="13"/>
        </table:table-row>
        <table:table-row table:style-name="ro1">
          <table:table-cell office:value-type="float" office:value="1563.321289" calcext:value-type="float">
            <text:p>1563.321289</text:p>
          </table:table-cell>
          <table:table-cell office:value-type="float" office:value="1567.135742" calcext:value-type="float">
            <text:p>1567.135742</text:p>
          </table:table-cell>
          <table:table-cell office:value-type="float" office:value="1563.706421" calcext:value-type="float">
            <text:p>1563.706421</text:p>
          </table:table-cell>
          <table:table-cell office:value-type="float" office:value="1568.533569" calcext:value-type="float">
            <text:p>1568.533569</text:p>
          </table:table-cell>
          <table:table-cell table:number-columns-repeated="13"/>
        </table:table-row>
        <table:table-row table:style-name="ro1">
          <table:table-cell office:value-type="float" office:value="1563.541382" calcext:value-type="float">
            <text:p>1563.541382</text:p>
          </table:table-cell>
          <table:table-cell office:value-type="float" office:value="1565.905884" calcext:value-type="float">
            <text:p>1565.905884</text:p>
          </table:table-cell>
          <table:table-cell office:value-type="float" office:value="1563.550537" calcext:value-type="float">
            <text:p>1563.550537</text:p>
          </table:table-cell>
          <table:table-cell office:value-type="float" office:value="1566.29187" calcext:value-type="float">
            <text:p>1566.29187</text:p>
          </table:table-cell>
          <table:table-cell table:number-columns-repeated="13"/>
        </table:table-row>
        <table:table-row table:style-name="ro1">
          <table:table-cell office:value-type="float" office:value="1582.729492" calcext:value-type="float">
            <text:p>1582.729492</text:p>
          </table:table-cell>
          <table:table-cell office:value-type="float" office:value="1618.074951" calcext:value-type="float">
            <text:p>1618.074951</text:p>
          </table:table-cell>
          <table:table-cell office:value-type="float" office:value="1526.797485" calcext:value-type="float">
            <text:p>1526.797485</text:p>
          </table:table-cell>
          <table:table-cell office:value-type="float" office:value="1531.872559" calcext:value-type="float">
            <text:p>1531.872559</text:p>
          </table:table-cell>
          <table:table-cell table:number-columns-repeated="13"/>
        </table:table-row>
        <table:table-row table:style-name="ro1">
          <table:table-cell office:value-type="float" office:value="1600.46875" calcext:value-type="float">
            <text:p>1600.46875</text:p>
          </table:table-cell>
          <table:table-cell office:value-type="float" office:value="1629.233154" calcext:value-type="float">
            <text:p>1629.233154</text:p>
          </table:table-cell>
          <table:table-cell office:value-type="float" office:value="1510.338257" calcext:value-type="float">
            <text:p>1510.338257</text:p>
          </table:table-cell>
          <table:table-cell office:value-type="float" office:value="1528.82019" calcext:value-type="float">
            <text:p>1528.82019</text:p>
          </table:table-cell>
          <table:table-cell table:number-columns-repeated="13"/>
        </table:table-row>
        <table:table-row table:style-name="ro1">
          <table:table-cell office:value-type="float" office:value="1600.282104" calcext:value-type="float">
            <text:p>1600.282104</text:p>
          </table:table-cell>
          <table:table-cell office:value-type="float" office:value="1611.710938" calcext:value-type="float">
            <text:p>1611.710938</text:p>
          </table:table-cell>
          <table:table-cell office:value-type="float" office:value="1541.089355" calcext:value-type="float">
            <text:p>1541.089355</text:p>
          </table:table-cell>
          <table:table-cell office:value-type="float" office:value="1544.384766" calcext:value-type="float">
            <text:p>1544.384766</text:p>
          </table:table-cell>
          <table:table-cell table:number-columns-repeated="13"/>
        </table:table-row>
        <table:table-row table:style-name="ro1">
          <table:table-cell office:value-type="float" office:value="1572.848145" calcext:value-type="float">
            <text:p>1572.848145</text:p>
          </table:table-cell>
          <table:table-cell office:value-type="float" office:value="1602.870117" calcext:value-type="float">
            <text:p>1602.870117</text:p>
          </table:table-cell>
          <table:table-cell office:value-type="float" office:value="1584.148071" calcext:value-type="float">
            <text:p>1584.148071</text:p>
          </table:table-cell>
          <table:table-cell office:value-type="float" office:value="1610.216064" calcext:value-type="float">
            <text:p>1610.216064</text:p>
          </table:table-cell>
          <table:table-cell table:number-columns-repeated="13"/>
        </table:table-row>
        <table:table-row table:style-name="ro1">
          <table:table-cell office:value-type="float" office:value="1607.016602" calcext:value-type="float">
            <text:p>1607.016602</text:p>
          </table:table-cell>
          <table:table-cell office:value-type="float" office:value="1596.709961" calcext:value-type="float">
            <text:p>1596.709961</text:p>
          </table:table-cell>
          <table:table-cell office:value-type="float" office:value="1625.003052" calcext:value-type="float">
            <text:p>1625.003052</text:p>
          </table:table-cell>
          <table:table-cell office:value-type="float" office:value="1608.467163" calcext:value-type="float">
            <text:p>1608.467163</text:p>
          </table:table-cell>
          <table:table-cell table:number-columns-repeated="13"/>
        </table:table-row>
        <table:table-row table:style-name="ro1">
          <table:table-cell office:value-type="float" office:value="1631.723022" calcext:value-type="float">
            <text:p>1631.723022</text:p>
          </table:table-cell>
          <table:table-cell office:value-type="float" office:value="1624.110229" calcext:value-type="float">
            <text:p>1624.110229</text:p>
          </table:table-cell>
          <table:table-cell office:value-type="float" office:value="1646.819824" calcext:value-type="float">
            <text:p>1646.819824</text:p>
          </table:table-cell>
          <table:table-cell office:value-type="float" office:value="1626.020752" calcext:value-type="float">
            <text:p>1626.020752</text:p>
          </table:table-cell>
          <table:table-cell table:number-columns-repeated="13"/>
        </table:table-row>
        <table:table-row table:style-name="ro1">
          <table:table-cell office:value-type="float" office:value="1628.53064" calcext:value-type="float">
            <text:p>1628.53064</text:p>
          </table:table-cell>
          <table:table-cell office:value-type="float" office:value="1683.567139" calcext:value-type="float">
            <text:p>1683.567139</text:p>
          </table:table-cell>
          <table:table-cell office:value-type="float" office:value="1637.4375" calcext:value-type="float">
            <text:p>1637.4375</text:p>
          </table:table-cell>
          <table:table-cell office:value-type="float" office:value="1682.348022" calcext:value-type="float">
            <text:p>1682.348022</text:p>
          </table:table-cell>
          <table:table-cell table:number-columns-repeated="13"/>
        </table:table-row>
        <table:table-row table:style-name="ro1">
          <table:table-cell office:value-type="float" office:value="1644.725098" calcext:value-type="float">
            <text:p>1644.725098</text:p>
          </table:table-cell>
          <table:table-cell office:value-type="float" office:value="1698.373657" calcext:value-type="float">
            <text:p>1698.373657</text:p>
          </table:table-cell>
          <table:table-cell office:value-type="float" office:value="1650.510498" calcext:value-type="float">
            <text:p>1650.510498</text:p>
          </table:table-cell>
          <table:table-cell office:value-type="float" office:value="1696.516968" calcext:value-type="float">
            <text:p>1696.516968</text:p>
          </table:table-cell>
          <table:table-cell table:number-columns-repeated="13"/>
        </table:table-row>
        <table:table-row table:style-name="ro1">
          <table:table-cell office:value-type="float" office:value="1657.387573" calcext:value-type="float">
            <text:p>1657.387573</text:p>
          </table:table-cell>
          <table:table-cell office:value-type="float" office:value="1701.926514" calcext:value-type="float">
            <text:p>1701.926514</text:p>
          </table:table-cell>
          <table:table-cell office:value-type="float" office:value="1658.94043" calcext:value-type="float">
            <text:p>1658.94043</text:p>
          </table:table-cell>
          <table:table-cell office:value-type="float" office:value="1698.111084" calcext:value-type="float">
            <text:p>1698.111084</text:p>
          </table:table-cell>
          <table:table-cell table:number-columns-repeated="13"/>
        </table:table-row>
        <table:table-row table:style-name="ro1">
          <table:table-cell office:value-type="float" office:value="1655.156738" calcext:value-type="float">
            <text:p>1655.156738</text:p>
          </table:table-cell>
          <table:table-cell office:value-type="float" office:value="1729.937378" calcext:value-type="float">
            <text:p>1729.937378</text:p>
          </table:table-cell>
          <table:table-cell office:value-type="float" office:value="1657.316895" calcext:value-type="float">
            <text:p>1657.316895</text:p>
          </table:table-cell>
          <table:table-cell office:value-type="float" office:value="1724.221436" calcext:value-type="float">
            <text:p>1724.221436</text:p>
          </table:table-cell>
          <table:table-cell table:number-columns-repeated="13"/>
        </table:table-row>
        <table:table-row table:style-name="ro1">
          <table:table-cell office:value-type="float" office:value="1662.391968" calcext:value-type="float">
            <text:p>1662.391968</text:p>
          </table:table-cell>
          <table:table-cell office:value-type="float" office:value="1708.341919" calcext:value-type="float">
            <text:p>1708.341919</text:p>
          </table:table-cell>
          <table:table-cell office:value-type="float" office:value="1662.843994" calcext:value-type="float">
            <text:p>1662.843994</text:p>
          </table:table-cell>
          <table:table-cell office:value-type="float" office:value="1714.043335" calcext:value-type="float">
            <text:p>1714.043335</text:p>
          </table:table-cell>
          <table:table-cell table:number-columns-repeated="13"/>
        </table:table-row>
        <table:table-row table:style-name="ro1">
          <table:table-cell office:value-type="float" office:value="1648.241699" calcext:value-type="float">
            <text:p>1648.241699</text:p>
          </table:table-cell>
          <table:table-cell office:value-type="float" office:value="1714.080566" calcext:value-type="float">
            <text:p>1714.080566</text:p>
          </table:table-cell>
          <table:table-cell office:value-type="float" office:value="1656.589844" calcext:value-type="float">
            <text:p>1656.589844</text:p>
          </table:table-cell>
          <table:table-cell office:value-type="float" office:value="1721.069824" calcext:value-type="float">
            <text:p>1721.069824</text:p>
          </table:table-cell>
          <table:table-cell table:number-columns-repeated="13"/>
        </table:table-row>
        <table:table-row table:style-name="ro1">
          <table:table-cell office:value-type="float" office:value="1630.129395" calcext:value-type="float">
            <text:p>1630.129395</text:p>
          </table:table-cell>
          <table:table-cell office:value-type="float" office:value="1722.463135" calcext:value-type="float">
            <text:p>1722.463135</text:p>
          </table:table-cell>
          <table:table-cell office:value-type="float" office:value="1644.203369" calcext:value-type="float">
            <text:p>1644.203369</text:p>
          </table:table-cell>
          <table:table-cell office:value-type="float" office:value="1722.900024" calcext:value-type="float">
            <text:p>1722.900024</text:p>
          </table:table-cell>
          <table:table-cell table:number-columns-repeated="13"/>
        </table:table-row>
        <table:table-row table:style-name="ro1">
          <table:table-cell office:value-type="float" office:value="1633.88562" calcext:value-type="float">
            <text:p>1633.88562</text:p>
          </table:table-cell>
          <table:table-cell office:value-type="float" office:value="1723.219727" calcext:value-type="float">
            <text:p>1723.219727</text:p>
          </table:table-cell>
          <table:table-cell office:value-type="float" office:value="1640.151611" calcext:value-type="float">
            <text:p>1640.151611</text:p>
          </table:table-cell>
          <table:table-cell office:value-type="float" office:value="1714.520996" calcext:value-type="float">
            <text:p>1714.520996</text:p>
          </table:table-cell>
          <table:table-cell table:number-columns-repeated="13"/>
        </table:table-row>
        <table:table-row table:style-name="ro1">
          <table:table-cell office:value-type="float" office:value="1644.10022" calcext:value-type="float">
            <text:p>1644.10022</text:p>
          </table:table-cell>
          <table:table-cell office:value-type="float" office:value="1701.350098" calcext:value-type="float">
            <text:p>1701.350098</text:p>
          </table:table-cell>
          <table:table-cell office:value-type="float" office:value="1648.269043" calcext:value-type="float">
            <text:p>1648.269043</text:p>
          </table:table-cell>
          <table:table-cell office:value-type="float" office:value="1702.555542" calcext:value-type="float">
            <text:p>1702.555542</text:p>
          </table:table-cell>
          <table:table-cell table:number-columns-repeated="13"/>
        </table:table-row>
        <table:table-row table:style-name="ro1">
          <table:table-cell office:value-type="float" office:value="1644.372925" calcext:value-type="float">
            <text:p>1644.372925</text:p>
          </table:table-cell>
          <table:table-cell office:value-type="float" office:value="1705.853516" calcext:value-type="float">
            <text:p>1705.853516</text:p>
          </table:table-cell>
          <table:table-cell office:value-type="float" office:value="1649.348389" calcext:value-type="float">
            <text:p>1649.348389</text:p>
          </table:table-cell>
          <table:table-cell office:value-type="float" office:value="1703.482666" calcext:value-type="float">
            <text:p>1703.482666</text:p>
          </table:table-cell>
          <table:table-cell table:number-columns-repeated="13"/>
        </table:table-row>
        <table:table-row table:style-name="ro1">
          <table:table-cell office:value-type="float" office:value="1638.554565" calcext:value-type="float">
            <text:p>1638.554565</text:p>
          </table:table-cell>
          <table:table-cell office:value-type="float" office:value="1714.735718" calcext:value-type="float">
            <text:p>1714.735718</text:p>
          </table:table-cell>
          <table:table-cell office:value-type="float" office:value="1643.584717" calcext:value-type="float">
            <text:p>1643.584717</text:p>
          </table:table-cell>
          <table:table-cell office:value-type="float" office:value="1711.776123" calcext:value-type="float">
            <text:p>1711.776123</text:p>
          </table:table-cell>
          <table:table-cell table:number-columns-repeated="13"/>
        </table:table-row>
        <table:table-row table:style-name="ro1">
          <table:table-cell office:value-type="float" office:value="1642.251465" calcext:value-type="float">
            <text:p>1642.251465</text:p>
          </table:table-cell>
          <table:table-cell office:value-type="float" office:value="1703.737793" calcext:value-type="float">
            <text:p>1703.737793</text:p>
          </table:table-cell>
          <table:table-cell office:value-type="float" office:value="1647.787842" calcext:value-type="float">
            <text:p>1647.787842</text:p>
          </table:table-cell>
          <table:table-cell office:value-type="float" office:value="1703.124756" calcext:value-type="float">
            <text:p>1703.124756</text:p>
          </table:table-cell>
          <table:table-cell table:number-columns-repeated="13"/>
        </table:table-row>
        <table:table-row table:style-name="ro1">
          <table:table-cell office:value-type="float" office:value="1642.697388" calcext:value-type="float">
            <text:p>1642.697388</text:p>
          </table:table-cell>
          <table:table-cell office:value-type="float" office:value="1712.556519" calcext:value-type="float">
            <text:p>1712.556519</text:p>
          </table:table-cell>
          <table:table-cell office:value-type="float" office:value="1646.453613" calcext:value-type="float">
            <text:p>1646.453613</text:p>
          </table:table-cell>
          <table:table-cell office:value-type="float" office:value="1710.328369" calcext:value-type="float">
            <text:p>1710.328369</text:p>
          </table:table-cell>
          <table:table-cell table:number-columns-repeated="13"/>
        </table:table-row>
        <table:table-row table:style-name="ro1">
          <table:table-cell office:value-type="float" office:value="1640.220215" calcext:value-type="float">
            <text:p>1640.220215</text:p>
          </table:table-cell>
          <table:table-cell office:value-type="float" office:value="1708.599854" calcext:value-type="float">
            <text:p>1708.599854</text:p>
          </table:table-cell>
          <table:table-cell office:value-type="float" office:value="1645.794189" calcext:value-type="float">
            <text:p>1645.794189</text:p>
          </table:table-cell>
          <table:table-cell office:value-type="float" office:value="1710.15271" calcext:value-type="float">
            <text:p>1710.15271</text:p>
          </table:table-cell>
          <table:table-cell table:number-columns-repeated="13"/>
        </table:table-row>
        <table:table-row table:style-name="ro1">
          <table:table-cell office:value-type="float" office:value="1642.582886" calcext:value-type="float">
            <text:p>1642.582886</text:p>
          </table:table-cell>
          <table:table-cell office:value-type="float" office:value="1710.972534" calcext:value-type="float">
            <text:p>1710.972534</text:p>
          </table:table-cell>
          <table:table-cell office:value-type="float" office:value="1652.045898" calcext:value-type="float">
            <text:p>1652.045898</text:p>
          </table:table-cell>
          <table:table-cell office:value-type="float" office:value="1706.079712" calcext:value-type="float">
            <text:p>1706.079712</text:p>
          </table:table-cell>
          <table:table-cell table:number-columns-repeated="13"/>
        </table:table-row>
        <table:table-row table:style-name="ro1">
          <table:table-cell office:value-type="float" office:value="1640.236938" calcext:value-type="float">
            <text:p>1640.236938</text:p>
          </table:table-cell>
          <table:table-cell office:value-type="float" office:value="1714.425049" calcext:value-type="float">
            <text:p>1714.425049</text:p>
          </table:table-cell>
          <table:table-cell office:value-type="float" office:value="1647.352539" calcext:value-type="float">
            <text:p>1647.352539</text:p>
          </table:table-cell>
          <table:table-cell office:value-type="float" office:value="1711.996338" calcext:value-type="float">
            <text:p>1711.996338</text:p>
          </table:table-cell>
          <table:table-cell table:number-columns-repeated="13"/>
        </table:table-row>
        <table:table-row table:style-name="ro1">
          <table:table-cell office:value-type="float" office:value="1640.567383" calcext:value-type="float">
            <text:p>1640.567383</text:p>
          </table:table-cell>
          <table:table-cell office:value-type="float" office:value="1709.995972" calcext:value-type="float">
            <text:p>1709.995972</text:p>
          </table:table-cell>
          <table:table-cell office:value-type="float" office:value="1650.571655" calcext:value-type="float">
            <text:p>1650.571655</text:p>
          </table:table-cell>
          <table:table-cell office:value-type="float" office:value="1708.580078" calcext:value-type="float">
            <text:p>1708.580078</text:p>
          </table:table-cell>
          <table:table-cell table:number-columns-repeated="13"/>
        </table:table-row>
        <table:table-row table:style-name="ro1">
          <table:table-cell office:value-type="float" office:value="1645.354126" calcext:value-type="float">
            <text:p>1645.354126</text:p>
          </table:table-cell>
          <table:table-cell office:value-type="float" office:value="1709.338135" calcext:value-type="float">
            <text:p>1709.338135</text:p>
          </table:table-cell>
          <table:table-cell office:value-type="float" office:value="1651.486572" calcext:value-type="float">
            <text:p>1651.486572</text:p>
          </table:table-cell>
          <table:table-cell office:value-type="float" office:value="1709.051392" calcext:value-type="float">
            <text:p>1709.051392</text:p>
          </table:table-cell>
          <table:table-cell table:number-columns-repeated="13"/>
        </table:table-row>
        <table:table-row table:style-name="ro1">
          <table:table-cell office:value-type="float" office:value="1643.307373" calcext:value-type="float">
            <text:p>1643.307373</text:p>
          </table:table-cell>
          <table:table-cell office:value-type="float" office:value="1713.766846" calcext:value-type="float">
            <text:p>1713.766846</text:p>
          </table:table-cell>
          <table:table-cell office:value-type="float" office:value="1648.174683" calcext:value-type="float">
            <text:p>1648.174683</text:p>
          </table:table-cell>
          <table:table-cell office:value-type="float" office:value="1713.138184" calcext:value-type="float">
            <text:p>1713.138184</text:p>
          </table:table-cell>
          <table:table-cell table:number-columns-repeated="13"/>
        </table:table-row>
        <table:table-row table:style-name="ro1">
          <table:table-cell office:value-type="float" office:value="1643.809814" calcext:value-type="float">
            <text:p>1643.809814</text:p>
          </table:table-cell>
          <table:table-cell office:value-type="float" office:value="1712.24292" calcext:value-type="float">
            <text:p>1712.24292</text:p>
          </table:table-cell>
          <table:table-cell office:value-type="float" office:value="1649.129517" calcext:value-type="float">
            <text:p>1649.129517</text:p>
          </table:table-cell>
          <table:table-cell office:value-type="float" office:value="1710.522339" calcext:value-type="float">
            <text:p>1710.522339</text:p>
          </table:table-cell>
          <table:table-cell table:number-columns-repeated="13"/>
        </table:table-row>
        <table:table-row table:style-name="ro1">
          <table:table-cell office:value-type="float" office:value="1645.606812" calcext:value-type="float">
            <text:p>1645.606812</text:p>
          </table:table-cell>
          <table:table-cell office:value-type="float" office:value="1708.107422" calcext:value-type="float">
            <text:p>1708.107422</text:p>
          </table:table-cell>
          <table:table-cell office:value-type="float" office:value="1651.649902" calcext:value-type="float">
            <text:p>1651.649902</text:p>
          </table:table-cell>
          <table:table-cell office:value-type="float" office:value="1705.041626" calcext:value-type="float">
            <text:p>1705.041626</text:p>
          </table:table-cell>
          <table:table-cell table:number-columns-repeated="13"/>
        </table:table-row>
        <table:table-row table:style-name="ro1">
          <table:table-cell office:value-type="float" office:value="1646.554321" calcext:value-type="float">
            <text:p>1646.554321</text:p>
          </table:table-cell>
          <table:table-cell office:value-type="float" office:value="1710.511108" calcext:value-type="float">
            <text:p>1710.511108</text:p>
          </table:table-cell>
          <table:table-cell office:value-type="float" office:value="1652.203369" calcext:value-type="float">
            <text:p>1652.203369</text:p>
          </table:table-cell>
          <table:table-cell office:value-type="float" office:value="1709.536743" calcext:value-type="float">
            <text:p>1709.536743</text:p>
          </table:table-cell>
          <table:table-cell table:number-columns-repeated="13"/>
        </table:table-row>
        <table:table-row table:style-name="ro1">
          <table:table-cell office:value-type="float" office:value="1639.227783" calcext:value-type="float">
            <text:p>1639.227783</text:p>
          </table:table-cell>
          <table:table-cell office:value-type="float" office:value="1718.367554" calcext:value-type="float">
            <text:p>1718.367554</text:p>
          </table:table-cell>
          <table:table-cell office:value-type="float" office:value="1644.134033" calcext:value-type="float">
            <text:p>1644.134033</text:p>
          </table:table-cell>
          <table:table-cell office:value-type="float" office:value="1717.096191" calcext:value-type="float">
            <text:p>1717.096191</text:p>
          </table:table-cell>
          <table:table-cell table:number-columns-repeated="13"/>
        </table:table-row>
        <table:table-row table:style-name="ro1">
          <table:table-cell office:value-type="float" office:value="1646.494507" calcext:value-type="float">
            <text:p>1646.494507</text:p>
          </table:table-cell>
          <table:table-cell office:value-type="float" office:value="1708.99939" calcext:value-type="float">
            <text:p>1708.99939</text:p>
          </table:table-cell>
          <table:table-cell office:value-type="float" office:value="1654.468506" calcext:value-type="float">
            <text:p>1654.468506</text:p>
          </table:table-cell>
          <table:table-cell office:value-type="float" office:value="1708.77063" calcext:value-type="float">
            <text:p>1708.77063</text:p>
          </table:table-cell>
          <table:table-cell table:number-columns-repeated="13"/>
        </table:table-row>
        <table:table-row table:style-name="ro1">
          <table:table-cell office:value-type="float" office:value="1646.785889" calcext:value-type="float">
            <text:p>1646.785889</text:p>
          </table:table-cell>
          <table:table-cell office:value-type="float" office:value="1713.328613" calcext:value-type="float">
            <text:p>1713.328613</text:p>
          </table:table-cell>
          <table:table-cell office:value-type="float" office:value="1653.752319" calcext:value-type="float">
            <text:p>1653.752319</text:p>
          </table:table-cell>
          <table:table-cell office:value-type="float" office:value="1710.061768" calcext:value-type="float">
            <text:p>1710.061768</text:p>
          </table:table-cell>
          <table:table-cell table:number-columns-repeated="13"/>
        </table:table-row>
        <table:table-row table:style-name="ro1">
          <table:table-cell office:value-type="float" office:value="1649.0802" calcext:value-type="float">
            <text:p>1649.0802</text:p>
          </table:table-cell>
          <table:table-cell office:value-type="float" office:value="1710.221069" calcext:value-type="float">
            <text:p>1710.221069</text:p>
          </table:table-cell>
          <table:table-cell office:value-type="float" office:value="1652.310791" calcext:value-type="float">
            <text:p>1652.310791</text:p>
          </table:table-cell>
          <table:table-cell office:value-type="float" office:value="1710.720215" calcext:value-type="float">
            <text:p>1710.720215</text:p>
          </table:table-cell>
          <table:table-cell table:number-columns-repeated="13"/>
        </table:table-row>
        <table:table-row table:style-name="ro1">
          <table:table-cell office:value-type="float" office:value="1643.420898" calcext:value-type="float">
            <text:p>1643.420898</text:p>
          </table:table-cell>
          <table:table-cell office:value-type="float" office:value="1719.653442" calcext:value-type="float">
            <text:p>1719.653442</text:p>
          </table:table-cell>
          <table:table-cell office:value-type="float" office:value="1648.807861" calcext:value-type="float">
            <text:p>1648.807861</text:p>
          </table:table-cell>
          <table:table-cell office:value-type="float" office:value="1719.537109" calcext:value-type="float">
            <text:p>1719.537109</text:p>
          </table:table-cell>
          <table:table-cell table:number-columns-repeated="13"/>
        </table:table-row>
        <table:table-row table:style-name="ro1">
          <table:table-cell office:value-type="float" office:value="1647.998169" calcext:value-type="float">
            <text:p>1647.998169</text:p>
          </table:table-cell>
          <table:table-cell office:value-type="float" office:value="1716.960449" calcext:value-type="float">
            <text:p>1716.960449</text:p>
          </table:table-cell>
          <table:table-cell office:value-type="float" office:value="1652.308838" calcext:value-type="float">
            <text:p>1652.308838</text:p>
          </table:table-cell>
          <table:table-cell office:value-type="float" office:value="1714.805298" calcext:value-type="float">
            <text:p>1714.805298</text:p>
          </table:table-cell>
          <table:table-cell table:number-columns-repeated="13"/>
        </table:table-row>
        <table:table-row table:style-name="ro1">
          <table:table-cell office:value-type="float" office:value="1647.553101" calcext:value-type="float">
            <text:p>1647.553101</text:p>
          </table:table-cell>
          <table:table-cell office:value-type="float" office:value="1715.071777" calcext:value-type="float">
            <text:p>1715.071777</text:p>
          </table:table-cell>
          <table:table-cell office:value-type="float" office:value="1651.079712" calcext:value-type="float">
            <text:p>1651.079712</text:p>
          </table:table-cell>
          <table:table-cell office:value-type="float" office:value="1713.790405" calcext:value-type="float">
            <text:p>1713.790405</text:p>
          </table:table-cell>
          <table:table-cell table:number-columns-repeated="13"/>
        </table:table-row>
        <table:table-row table:style-name="ro1">
          <table:table-cell office:value-type="float" office:value="1646.845703" calcext:value-type="float">
            <text:p>1646.845703</text:p>
          </table:table-cell>
          <table:table-cell office:value-type="float" office:value="1722.938232" calcext:value-type="float">
            <text:p>1722.938232</text:p>
          </table:table-cell>
          <table:table-cell office:value-type="float" office:value="1650.568604" calcext:value-type="float">
            <text:p>1650.568604</text:p>
          </table:table-cell>
          <table:table-cell office:value-type="float" office:value="1721.081299" calcext:value-type="float">
            <text:p>1721.081299</text:p>
          </table:table-cell>
          <table:table-cell table:number-columns-repeated="13"/>
        </table:table-row>
        <table:table-row table:style-name="ro1">
          <table:table-cell office:value-type="float" office:value="1646.795288" calcext:value-type="float">
            <text:p>1646.795288</text:p>
          </table:table-cell>
          <table:table-cell office:value-type="float" office:value="1714.811401" calcext:value-type="float">
            <text:p>1714.811401</text:p>
          </table:table-cell>
          <table:table-cell office:value-type="float" office:value="1652.730591" calcext:value-type="float">
            <text:p>1652.730591</text:p>
          </table:table-cell>
          <table:table-cell office:value-type="float" office:value="1712.867554" calcext:value-type="float">
            <text:p>1712.867554</text:p>
          </table:table-cell>
          <table:table-cell table:number-columns-repeated="13"/>
        </table:table-row>
        <table:table-row table:style-name="ro1">
          <table:table-cell office:value-type="float" office:value="1646.882202" calcext:value-type="float">
            <text:p>1646.882202</text:p>
          </table:table-cell>
          <table:table-cell office:value-type="float" office:value="1714.334717" calcext:value-type="float">
            <text:p>1714.334717</text:p>
          </table:table-cell>
          <table:table-cell office:value-type="float" office:value="1653.315674" calcext:value-type="float">
            <text:p>1653.315674</text:p>
          </table:table-cell>
          <table:table-cell office:value-type="float" office:value="1711.991333" calcext:value-type="float">
            <text:p>1711.991333</text:p>
          </table:table-cell>
          <table:table-cell table:number-columns-repeated="13"/>
        </table:table-row>
        <table:table-row table:style-name="ro1">
          <table:table-cell office:value-type="float" office:value="1645.293091" calcext:value-type="float">
            <text:p>1645.293091</text:p>
          </table:table-cell>
          <table:table-cell office:value-type="float" office:value="1721.986206" calcext:value-type="float">
            <text:p>1721.986206</text:p>
          </table:table-cell>
          <table:table-cell office:value-type="float" office:value="1651.008911" calcext:value-type="float">
            <text:p>1651.008911</text:p>
          </table:table-cell>
          <table:table-cell office:value-type="float" office:value="1717.731689" calcext:value-type="float">
            <text:p>1717.731689</text:p>
          </table:table-cell>
          <table:table-cell table:number-columns-repeated="13"/>
        </table:table-row>
        <table:table-row table:style-name="ro1">
          <table:table-cell office:value-type="float" office:value="1646.490967" calcext:value-type="float">
            <text:p>1646.490967</text:p>
          </table:table-cell>
          <table:table-cell office:value-type="float" office:value="1714.55542" calcext:value-type="float">
            <text:p>1714.55542</text:p>
          </table:table-cell>
          <table:table-cell office:value-type="float" office:value="1653.962524" calcext:value-type="float">
            <text:p>1653.962524</text:p>
          </table:table-cell>
          <table:table-cell office:value-type="float" office:value="1711.784302" calcext:value-type="float">
            <text:p>1711.784302</text:p>
          </table:table-cell>
          <table:table-cell table:number-columns-repeated="13"/>
        </table:table-row>
        <table:table-row table:style-name="ro1">
          <table:table-cell office:value-type="float" office:value="1647.664917" calcext:value-type="float">
            <text:p>1647.664917</text:p>
          </table:table-cell>
          <table:table-cell office:value-type="float" office:value="1718.263916" calcext:value-type="float">
            <text:p>1718.263916</text:p>
          </table:table-cell>
          <table:table-cell office:value-type="float" office:value="1653.690674" calcext:value-type="float">
            <text:p>1653.690674</text:p>
          </table:table-cell>
          <table:table-cell office:value-type="float" office:value="1719.386353" calcext:value-type="float">
            <text:p>1719.386353</text:p>
          </table:table-cell>
          <table:table-cell table:number-columns-repeated="13"/>
        </table:table-row>
        <table:table-row table:style-name="ro1">
          <table:table-cell office:value-type="float" office:value="1648.235596" calcext:value-type="float">
            <text:p>1648.235596</text:p>
          </table:table-cell>
          <table:table-cell office:value-type="float" office:value="1724.328247" calcext:value-type="float">
            <text:p>1724.328247</text:p>
          </table:table-cell>
          <table:table-cell office:value-type="float" office:value="1651.468262" calcext:value-type="float">
            <text:p>1651.468262</text:p>
          </table:table-cell>
          <table:table-cell office:value-type="float" office:value="1721.672607" calcext:value-type="float">
            <text:p>1721.672607</text:p>
          </table:table-cell>
          <table:table-cell table:number-columns-repeated="13"/>
        </table:table-row>
        <table:table-row table:style-name="ro1">
          <table:table-cell office:value-type="float" office:value="1650.985718" calcext:value-type="float">
            <text:p>1650.985718</text:p>
          </table:table-cell>
          <table:table-cell office:value-type="float" office:value="1713.497681" calcext:value-type="float">
            <text:p>1713.497681</text:p>
          </table:table-cell>
          <table:table-cell office:value-type="float" office:value="1658.306641" calcext:value-type="float">
            <text:p>1658.306641</text:p>
          </table:table-cell>
          <table:table-cell office:value-type="float" office:value="1713.645386" calcext:value-type="float">
            <text:p>1713.645386</text:p>
          </table:table-cell>
          <table:table-cell table:number-columns-repeated="13"/>
        </table:table-row>
        <table:table-row table:style-name="ro1">
          <table:table-cell office:value-type="float" office:value="1644.196533" calcext:value-type="float">
            <text:p>1644.196533</text:p>
          </table:table-cell>
          <table:table-cell office:value-type="float" office:value="1729.534302" calcext:value-type="float">
            <text:p>1729.534302</text:p>
          </table:table-cell>
          <table:table-cell office:value-type="float" office:value="1651.303467" calcext:value-type="float">
            <text:p>1651.303467</text:p>
          </table:table-cell>
          <table:table-cell office:value-type="float" office:value="1724.167236" calcext:value-type="float">
            <text:p>1724.167236</text:p>
          </table:table-cell>
          <table:table-cell table:number-columns-repeated="13"/>
        </table:table-row>
        <table:table-row table:style-name="ro1">
          <table:table-cell office:value-type="float" office:value="1651.867065" calcext:value-type="float">
            <text:p>1651.867065</text:p>
          </table:table-cell>
          <table:table-cell office:value-type="float" office:value="1704.115601" calcext:value-type="float">
            <text:p>1704.115601</text:p>
          </table:table-cell>
          <table:table-cell office:value-type="float" office:value="1655.5" calcext:value-type="float">
            <text:p>1655.5</text:p>
          </table:table-cell>
          <table:table-cell office:value-type="float" office:value="1702.711182" calcext:value-type="float">
            <text:p>1702.711182</text:p>
          </table:table-cell>
          <table:table-cell table:number-columns-repeated="13"/>
        </table:table-row>
        <table:table-row table:style-name="ro1">
          <table:table-cell office:value-type="float" office:value="1636.378662" calcext:value-type="float">
            <text:p>1636.378662</text:p>
          </table:table-cell>
          <table:table-cell office:value-type="float" office:value="1709.038818" calcext:value-type="float">
            <text:p>1709.038818</text:p>
          </table:table-cell>
          <table:table-cell office:value-type="float" office:value="1639.211792" calcext:value-type="float">
            <text:p>1639.211792</text:p>
          </table:table-cell>
          <table:table-cell office:value-type="float" office:value="1712.043701" calcext:value-type="float">
            <text:p>1712.043701</text:p>
          </table:table-cell>
          <table:table-cell table:number-columns-repeated="13"/>
        </table:table-row>
        <table:table-row table:style-name="ro1">
          <table:table-cell office:value-type="float" office:value="1624.33313" calcext:value-type="float">
            <text:p>1624.33313</text:p>
          </table:table-cell>
          <table:table-cell office:value-type="float" office:value="1701.588623" calcext:value-type="float">
            <text:p>1701.588623</text:p>
          </table:table-cell>
          <table:table-cell office:value-type="float" office:value="1629.077271" calcext:value-type="float">
            <text:p>1629.077271</text:p>
          </table:table-cell>
          <table:table-cell office:value-type="float" office:value="1702.78064" calcext:value-type="float">
            <text:p>1702.78064</text:p>
          </table:table-cell>
          <table:table-cell table:number-columns-repeated="13"/>
        </table:table-row>
        <table:table-row table:style-name="ro1">
          <table:table-cell office:value-type="float" office:value="1619.640259" calcext:value-type="float">
            <text:p>1619.640259</text:p>
          </table:table-cell>
          <table:table-cell office:value-type="float" office:value="1689.394653" calcext:value-type="float">
            <text:p>1689.394653</text:p>
          </table:table-cell>
          <table:table-cell office:value-type="float" office:value="1625.03894" calcext:value-type="float">
            <text:p>1625.03894</text:p>
          </table:table-cell>
          <table:table-cell office:value-type="float" office:value="1687.791992" calcext:value-type="float">
            <text:p>1687.791992</text:p>
          </table:table-cell>
          <table:table-cell table:number-columns-repeated="13"/>
        </table:table-row>
        <table:table-row table:style-name="ro1">
          <table:table-cell office:value-type="float" office:value="1617.478271" calcext:value-type="float">
            <text:p>1617.478271</text:p>
          </table:table-cell>
          <table:table-cell office:value-type="float" office:value="1681.429443" calcext:value-type="float">
            <text:p>1681.429443</text:p>
          </table:table-cell>
          <table:table-cell office:value-type="float" office:value="1622.000244" calcext:value-type="float">
            <text:p>1622.000244</text:p>
          </table:table-cell>
          <table:table-cell office:value-type="float" office:value="1681.671265" calcext:value-type="float">
            <text:p>1681.671265</text:p>
          </table:table-cell>
          <table:table-cell table:number-columns-repeated="13"/>
        </table:table-row>
        <table:table-row table:style-name="ro1">
          <table:table-cell office:value-type="float" office:value="1608.966064" calcext:value-type="float">
            <text:p>1608.966064</text:p>
          </table:table-cell>
          <table:table-cell office:value-type="float" office:value="1674.585449" calcext:value-type="float">
            <text:p>1674.585449</text:p>
          </table:table-cell>
          <table:table-cell office:value-type="float" office:value="1612.361694" calcext:value-type="float">
            <text:p>1612.361694</text:p>
          </table:table-cell>
          <table:table-cell office:value-type="float" office:value="1672.793579" calcext:value-type="float">
            <text:p>1672.793579</text:p>
          </table:table-cell>
          <table:table-cell table:number-columns-repeated="13"/>
        </table:table-row>
        <table:table-row table:style-name="ro1">
          <table:table-cell office:value-type="float" office:value="1600.157959" calcext:value-type="float">
            <text:p>1600.157959</text:p>
          </table:table-cell>
          <table:table-cell office:value-type="float" office:value="1673.406982" calcext:value-type="float">
            <text:p>1673.406982</text:p>
          </table:table-cell>
          <table:table-cell office:value-type="float" office:value="1614.609741" calcext:value-type="float">
            <text:p>1614.609741</text:p>
          </table:table-cell>
          <table:table-cell office:value-type="float" office:value="1661.85083" calcext:value-type="float">
            <text:p>1661.85083</text:p>
          </table:table-cell>
          <table:table-cell table:number-columns-repeated="13"/>
        </table:table-row>
        <table:table-row table:style-name="ro1">
          <table:table-cell office:value-type="float" office:value="1607.324585" calcext:value-type="float">
            <text:p>1607.324585</text:p>
          </table:table-cell>
          <table:table-cell office:value-type="float" office:value="1657.707642" calcext:value-type="float">
            <text:p>1657.707642</text:p>
          </table:table-cell>
          <table:table-cell office:value-type="float" office:value="1602.015503" calcext:value-type="float">
            <text:p>1602.015503</text:p>
          </table:table-cell>
          <table:table-cell office:value-type="float" office:value="1658.684082" calcext:value-type="float">
            <text:p>1658.684082</text:p>
          </table:table-cell>
          <table:table-cell table:number-columns-repeated="13"/>
        </table:table-row>
        <table:table-row table:style-name="ro1">
          <table:table-cell office:value-type="float" office:value="1596.796143" calcext:value-type="float">
            <text:p>1596.796143</text:p>
          </table:table-cell>
          <table:table-cell office:value-type="float" office:value="1651.395874" calcext:value-type="float">
            <text:p>1651.395874</text:p>
          </table:table-cell>
          <table:table-cell office:value-type="float" office:value="1599.474243" calcext:value-type="float">
            <text:p>1599.474243</text:p>
          </table:table-cell>
          <table:table-cell office:value-type="float" office:value="1654.008667" calcext:value-type="float">
            <text:p>1654.008667</text:p>
          </table:table-cell>
          <table:table-cell table:number-columns-repeated="13"/>
        </table:table-row>
        <table:table-row table:style-name="ro1">
          <table:table-cell office:value-type="float" office:value="1590.799561" calcext:value-type="float">
            <text:p>1590.799561</text:p>
          </table:table-cell>
          <table:table-cell office:value-type="float" office:value="1651.332764" calcext:value-type="float">
            <text:p>1651.332764</text:p>
          </table:table-cell>
          <table:table-cell office:value-type="float" office:value="1599.143921" calcext:value-type="float">
            <text:p>1599.143921</text:p>
          </table:table-cell>
          <table:table-cell office:value-type="float" office:value="1646.500977" calcext:value-type="float">
            <text:p>1646.500977</text:p>
          </table:table-cell>
          <table:table-cell table:number-columns-repeated="13"/>
        </table:table-row>
        <table:table-row table:style-name="ro1">
          <table:table-cell office:value-type="float" office:value="1593.284668" calcext:value-type="float">
            <text:p>1593.284668</text:p>
          </table:table-cell>
          <table:table-cell office:value-type="float" office:value="1641.394653" calcext:value-type="float">
            <text:p>1641.394653</text:p>
          </table:table-cell>
          <table:table-cell office:value-type="float" office:value="1596.734253" calcext:value-type="float">
            <text:p>1596.734253</text:p>
          </table:table-cell>
          <table:table-cell office:value-type="float" office:value="1638.120117" calcext:value-type="float">
            <text:p>1638.120117</text:p>
          </table:table-cell>
          <table:table-cell table:number-columns-repeated="13"/>
        </table:table-row>
        <table:table-row table:style-name="ro1">
          <table:table-cell office:value-type="float" office:value="1590.328369" calcext:value-type="float">
            <text:p>1590.328369</text:p>
          </table:table-cell>
          <table:table-cell office:value-type="float" office:value="1639.804077" calcext:value-type="float">
            <text:p>1639.804077</text:p>
          </table:table-cell>
          <table:table-cell office:value-type="float" office:value="1594.465088" calcext:value-type="float">
            <text:p>1594.465088</text:p>
          </table:table-cell>
          <table:table-cell office:value-type="float" office:value="1632.725708" calcext:value-type="float">
            <text:p>1632.725708</text:p>
          </table:table-cell>
          <table:table-cell table:number-columns-repeated="13"/>
        </table:table-row>
        <table:table-row table:style-name="ro1">
          <table:table-cell office:value-type="float" office:value="1590.545776" calcext:value-type="float">
            <text:p>1590.545776</text:p>
          </table:table-cell>
          <table:table-cell office:value-type="float" office:value="1630.51355" calcext:value-type="float">
            <text:p>1630.51355</text:p>
          </table:table-cell>
          <table:table-cell office:value-type="float" office:value="1589.724854" calcext:value-type="float">
            <text:p>1589.724854</text:p>
          </table:table-cell>
          <table:table-cell office:value-type="float" office:value="1633.731201" calcext:value-type="float">
            <text:p>1633.731201</text:p>
          </table:table-cell>
          <table:table-cell table:number-columns-repeated="13"/>
        </table:table-row>
        <table:table-row table:style-name="ro1">
          <table:table-cell office:value-type="float" office:value="1585.043335" calcext:value-type="float">
            <text:p>1585.043335</text:p>
          </table:table-cell>
          <table:table-cell office:value-type="float" office:value="1627.810303" calcext:value-type="float">
            <text:p>1627.810303</text:p>
          </table:table-cell>
          <table:table-cell office:value-type="float" office:value="1588.954834" calcext:value-type="float">
            <text:p>1588.954834</text:p>
          </table:table-cell>
          <table:table-cell office:value-type="float" office:value="1628.445801" calcext:value-type="float">
            <text:p>1628.445801</text:p>
          </table:table-cell>
          <table:table-cell table:number-columns-repeated="13"/>
        </table:table-row>
        <table:table-row table:style-name="ro1">
          <table:table-cell office:value-type="float" office:value="1588.960205" calcext:value-type="float">
            <text:p>1588.960205</text:p>
          </table:table-cell>
          <table:table-cell office:value-type="float" office:value="1623.649414" calcext:value-type="float">
            <text:p>1623.649414</text:p>
          </table:table-cell>
          <table:table-cell office:value-type="float" office:value="1587.389648" calcext:value-type="float">
            <text:p>1587.389648</text:p>
          </table:table-cell>
          <table:table-cell office:value-type="float" office:value="1618.446777" calcext:value-type="float">
            <text:p>1618.446777</text:p>
          </table:table-cell>
          <table:table-cell table:number-columns-repeated="13"/>
        </table:table-row>
        <table:table-row table:style-name="ro1">
          <table:table-cell office:value-type="float" office:value="1587.293213" calcext:value-type="float">
            <text:p>1587.293213</text:p>
          </table:table-cell>
          <table:table-cell office:value-type="float" office:value="1615.045166" calcext:value-type="float">
            <text:p>1615.045166</text:p>
          </table:table-cell>
          <table:table-cell office:value-type="float" office:value="1585.452148" calcext:value-type="float">
            <text:p>1585.452148</text:p>
          </table:table-cell>
          <table:table-cell office:value-type="float" office:value="1617.449829" calcext:value-type="float">
            <text:p>1617.449829</text:p>
          </table:table-cell>
          <table:table-cell table:number-columns-repeated="13"/>
        </table:table-row>
        <table:table-row table:style-name="ro1">
          <table:table-cell office:value-type="float" office:value="1578.526855" calcext:value-type="float">
            <text:p>1578.526855</text:p>
          </table:table-cell>
          <table:table-cell office:value-type="float" office:value="1617.892334" calcext:value-type="float">
            <text:p>1617.892334</text:p>
          </table:table-cell>
          <table:table-cell office:value-type="float" office:value="1585.408447" calcext:value-type="float">
            <text:p>1585.408447</text:p>
          </table:table-cell>
          <table:table-cell office:value-type="float" office:value="1612.384277" calcext:value-type="float">
            <text:p>1612.384277</text:p>
          </table:table-cell>
          <table:table-cell table:number-columns-repeated="13"/>
        </table:table-row>
        <table:table-row table:style-name="ro1">
          <table:table-cell office:value-type="float" office:value="1582.474487" calcext:value-type="float">
            <text:p>1582.474487</text:p>
          </table:table-cell>
          <table:table-cell office:value-type="float" office:value="1610.022827" calcext:value-type="float">
            <text:p>1610.022827</text:p>
          </table:table-cell>
          <table:table-cell office:value-type="float" office:value="1578.292358" calcext:value-type="float">
            <text:p>1578.292358</text:p>
          </table:table-cell>
          <table:table-cell office:value-type="float" office:value="1612.007812" calcext:value-type="float">
            <text:p>1612.007812</text:p>
          </table:table-cell>
          <table:table-cell table:number-columns-repeated="13"/>
        </table:table-row>
        <table:table-row table:style-name="ro1">
          <table:table-cell office:value-type="float" office:value="1574.110962" calcext:value-type="float">
            <text:p>1574.110962</text:p>
          </table:table-cell>
          <table:table-cell office:value-type="float" office:value="1608.080444" calcext:value-type="float">
            <text:p>1608.080444</text:p>
          </table:table-cell>
          <table:table-cell office:value-type="float" office:value="1581.301514" calcext:value-type="float">
            <text:p>1581.301514</text:p>
          </table:table-cell>
          <table:table-cell office:value-type="float" office:value="1606.343628" calcext:value-type="float">
            <text:p>1606.343628</text:p>
          </table:table-cell>
          <table:table-cell table:number-columns-repeated="13"/>
        </table:table-row>
        <table:table-row table:style-name="ro1">
          <table:table-cell office:value-type="float" office:value="1574.062744" calcext:value-type="float">
            <text:p>1574.062744</text:p>
          </table:table-cell>
          <table:table-cell office:value-type="float" office:value="1605.306641" calcext:value-type="float">
            <text:p>1605.306641</text:p>
          </table:table-cell>
          <table:table-cell office:value-type="float" office:value="1576.174561" calcext:value-type="float">
            <text:p>1576.174561</text:p>
          </table:table-cell>
          <table:table-cell office:value-type="float" office:value="1602.766968" calcext:value-type="float">
            <text:p>1602.766968</text:p>
          </table:table-cell>
          <table:table-cell table:number-columns-repeated="13"/>
        </table:table-row>
        <table:table-row table:style-name="ro1">
          <table:table-cell office:value-type="float" office:value="1580.485718" calcext:value-type="float">
            <text:p>1580.485718</text:p>
          </table:table-cell>
          <table:table-cell office:value-type="float" office:value="1602.300781" calcext:value-type="float">
            <text:p>1602.300781</text:p>
          </table:table-cell>
          <table:table-cell office:value-type="float" office:value="1576.692871" calcext:value-type="float">
            <text:p>1576.692871</text:p>
          </table:table-cell>
          <table:table-cell office:value-type="float" office:value="1599.622803" calcext:value-type="float">
            <text:p>1599.622803</text:p>
          </table:table-cell>
          <table:table-cell table:number-columns-repeated="13"/>
        </table:table-row>
        <table:table-row table:style-name="ro1">
          <table:table-cell office:value-type="float" office:value="1569.595947" calcext:value-type="float">
            <text:p>1569.595947</text:p>
          </table:table-cell>
          <table:table-cell office:value-type="float" office:value="1601.690063" calcext:value-type="float">
            <text:p>1601.690063</text:p>
          </table:table-cell>
          <table:table-cell office:value-type="float" office:value="1572.141235" calcext:value-type="float">
            <text:p>1572.141235</text:p>
          </table:table-cell>
          <table:table-cell office:value-type="float" office:value="1598.302612" calcext:value-type="float">
            <text:p>1598.302612</text:p>
          </table:table-cell>
          <table:table-cell table:number-columns-repeated="13"/>
        </table:table-row>
        <table:table-row table:style-name="ro1">
          <table:table-cell office:value-type="float" office:value="1569.994873" calcext:value-type="float">
            <text:p>1569.994873</text:p>
          </table:table-cell>
          <table:table-cell office:value-type="float" office:value="1599.563232" calcext:value-type="float">
            <text:p>1599.563232</text:p>
          </table:table-cell>
          <table:table-cell office:value-type="float" office:value="1570.482666" calcext:value-type="float">
            <text:p>1570.482666</text:p>
          </table:table-cell>
          <table:table-cell office:value-type="float" office:value="1600.300171" calcext:value-type="float">
            <text:p>1600.300171</text:p>
          </table:table-cell>
          <table:table-cell table:number-columns-repeated="13"/>
        </table:table-row>
        <table:table-row table:style-name="ro1">
          <table:table-cell office:value-type="float" office:value="1565.967529" calcext:value-type="float">
            <text:p>1565.967529</text:p>
          </table:table-cell>
          <table:table-cell office:value-type="float" office:value="1597.052979" calcext:value-type="float">
            <text:p>1597.052979</text:p>
          </table:table-cell>
          <table:table-cell office:value-type="float" office:value="1572.547119" calcext:value-type="float">
            <text:p>1572.547119</text:p>
          </table:table-cell>
          <table:table-cell office:value-type="float" office:value="1593.447021" calcext:value-type="float">
            <text:p>1593.447021</text:p>
          </table:table-cell>
          <table:table-cell table:number-columns-repeated="13"/>
        </table:table-row>
        <table:table-row table:style-name="ro1">
          <table:table-cell office:value-type="float" office:value="1572.202148" calcext:value-type="float">
            <text:p>1572.202148</text:p>
          </table:table-cell>
          <table:table-cell office:value-type="float" office:value="1592.719971" calcext:value-type="float">
            <text:p>1592.719971</text:p>
          </table:table-cell>
          <table:table-cell office:value-type="float" office:value="1571.12146" calcext:value-type="float">
            <text:p>1571.12146</text:p>
          </table:table-cell>
          <table:table-cell office:value-type="float" office:value="1593.675415" calcext:value-type="float">
            <text:p>1593.675415</text:p>
          </table:table-cell>
          <table:table-cell table:number-columns-repeated="13"/>
        </table:table-row>
        <table:table-row table:style-name="ro1">
          <table:table-cell office:value-type="float" office:value="1572.806763" calcext:value-type="float">
            <text:p>1572.806763</text:p>
          </table:table-cell>
          <table:table-cell office:value-type="float" office:value="1587.887207" calcext:value-type="float">
            <text:p>1587.887207</text:p>
          </table:table-cell>
          <table:table-cell office:value-type="float" office:value="1570.972168" calcext:value-type="float">
            <text:p>1570.972168</text:p>
          </table:table-cell>
          <table:table-cell office:value-type="float" office:value="1591.17688" calcext:value-type="float">
            <text:p>1591.17688</text:p>
          </table:table-cell>
          <table:table-cell table:number-columns-repeated="13"/>
        </table:table-row>
        <table:table-row table:style-name="ro1">
          <table:table-cell office:value-type="float" office:value="1569.414551" calcext:value-type="float">
            <text:p>1569.414551</text:p>
          </table:table-cell>
          <table:table-cell office:value-type="float" office:value="1588.584106" calcext:value-type="float">
            <text:p>1588.584106</text:p>
          </table:table-cell>
          <table:table-cell office:value-type="float" office:value="1571.548584" calcext:value-type="float">
            <text:p>1571.548584</text:p>
          </table:table-cell>
          <table:table-cell office:value-type="float" office:value="1587.762817" calcext:value-type="float">
            <text:p>1587.762817</text:p>
          </table:table-cell>
          <table:table-cell table:number-columns-repeated="13"/>
        </table:table-row>
        <table:table-row table:style-name="ro1">
          <table:table-cell office:value-type="float" office:value="1569.45459" calcext:value-type="float">
            <text:p>1569.45459</text:p>
          </table:table-cell>
          <table:table-cell office:value-type="float" office:value="1587.56665" calcext:value-type="float">
            <text:p>1587.56665</text:p>
          </table:table-cell>
          <table:table-cell office:value-type="float" office:value="1566.174927" calcext:value-type="float">
            <text:p>1566.174927</text:p>
          </table:table-cell>
          <table:table-cell office:value-type="float" office:value="1590.444336" calcext:value-type="float">
            <text:p>1590.444336</text:p>
          </table:table-cell>
          <table:table-cell table:number-columns-repeated="13"/>
        </table:table-row>
        <table:table-row table:style-name="ro1">
          <table:table-cell office:value-type="float" office:value="1563.916748" calcext:value-type="float">
            <text:p>1563.916748</text:p>
          </table:table-cell>
          <table:table-cell office:value-type="float" office:value="1587.953369" calcext:value-type="float">
            <text:p>1587.953369</text:p>
          </table:table-cell>
          <table:table-cell office:value-type="float" office:value="1566.325928" calcext:value-type="float">
            <text:p>1566.325928</text:p>
          </table:table-cell>
          <table:table-cell office:value-type="float" office:value="1583.662354" calcext:value-type="float">
            <text:p>1583.662354</text:p>
          </table:table-cell>
          <table:table-cell table:number-columns-repeated="13"/>
        </table:table-row>
        <table:table-row table:style-name="ro1">
          <table:table-cell office:value-type="float" office:value="1566.03772" calcext:value-type="float">
            <text:p>1566.03772</text:p>
          </table:table-cell>
          <table:table-cell office:value-type="float" office:value="1583.341309" calcext:value-type="float">
            <text:p>1583.341309</text:p>
          </table:table-cell>
          <table:table-cell office:value-type="float" office:value="1564.388916" calcext:value-type="float">
            <text:p>1564.388916</text:p>
          </table:table-cell>
          <table:table-cell office:value-type="float" office:value="1585.738159" calcext:value-type="float">
            <text:p>1585.738159</text:p>
          </table:table-cell>
          <table:table-cell table:number-columns-repeated="13"/>
        </table:table-row>
        <table:table-row table:style-name="ro1">
          <table:table-cell office:value-type="float" office:value="1567.743042" calcext:value-type="float">
            <text:p>1567.743042</text:p>
          </table:table-cell>
          <table:table-cell office:value-type="float" office:value="1576.903076" calcext:value-type="float">
            <text:p>1576.903076</text:p>
          </table:table-cell>
          <table:table-cell office:value-type="float" office:value="1568.038086" calcext:value-type="float">
            <text:p>1568.038086</text:p>
          </table:table-cell>
          <table:table-cell office:value-type="float" office:value="1579.49292" calcext:value-type="float">
            <text:p>1579.49292</text:p>
          </table:table-cell>
          <table:table-cell table:number-columns-repeated="13"/>
        </table:table-row>
        <table:table-row table:style-name="ro1">
          <table:table-cell office:value-type="float" office:value="1562.213135" calcext:value-type="float">
            <text:p>1562.213135</text:p>
          </table:table-cell>
          <table:table-cell office:value-type="float" office:value="1582.47522" calcext:value-type="float">
            <text:p>1582.47522</text:p>
          </table:table-cell>
          <table:table-cell office:value-type="float" office:value="1562.52832" calcext:value-type="float">
            <text:p>1562.52832</text:p>
          </table:table-cell>
          <table:table-cell office:value-type="float" office:value="1580.433472" calcext:value-type="float">
            <text:p>1580.433472</text:p>
          </table:table-cell>
          <table:table-cell table:number-columns-repeated="13"/>
        </table:table-row>
        <table:table-row table:style-name="ro1">
          <table:table-cell office:value-type="float" office:value="1567.315552" calcext:value-type="float">
            <text:p>1567.315552</text:p>
          </table:table-cell>
          <table:table-cell office:value-type="float" office:value="1578.325073" calcext:value-type="float">
            <text:p>1578.325073</text:p>
          </table:table-cell>
          <table:table-cell office:value-type="float" office:value="1568.130615" calcext:value-type="float">
            <text:p>1568.130615</text:p>
          </table:table-cell>
          <table:table-cell office:value-type="float" office:value="1576.700317" calcext:value-type="float">
            <text:p>1576.700317</text:p>
          </table:table-cell>
          <table:table-cell table:number-columns-repeated="13"/>
        </table:table-row>
        <table:table-row table:style-name="ro1">
          <table:table-cell office:value-type="float" office:value="1562.983521" calcext:value-type="float">
            <text:p>1562.983521</text:p>
          </table:table-cell>
          <table:table-cell office:value-type="float" office:value="1581.317749" calcext:value-type="float">
            <text:p>1581.317749</text:p>
          </table:table-cell>
          <table:table-cell office:value-type="float" office:value="1566.363647" calcext:value-type="float">
            <text:p>1566.363647</text:p>
          </table:table-cell>
          <table:table-cell office:value-type="float" office:value="1578.310303" calcext:value-type="float">
            <text:p>1578.310303</text:p>
          </table:table-cell>
          <table:table-cell table:number-columns-repeated="13"/>
        </table:table-row>
        <table:table-row table:style-name="ro1">
          <table:table-cell office:value-type="float" office:value="1566.221802" calcext:value-type="float">
            <text:p>1566.221802</text:p>
          </table:table-cell>
          <table:table-cell office:value-type="float" office:value="1571.189209" calcext:value-type="float">
            <text:p>1571.189209</text:p>
          </table:table-cell>
          <table:table-cell office:value-type="float" office:value="1567.439575" calcext:value-type="float">
            <text:p>1567.439575</text:p>
          </table:table-cell>
          <table:table-cell office:value-type="float" office:value="1576.297241" calcext:value-type="float">
            <text:p>1576.297241</text:p>
          </table:table-cell>
          <table:table-cell table:number-columns-repeated="13"/>
        </table:table-row>
        <table:table-row table:style-name="ro1">
          <table:table-cell office:value-type="float" office:value="1566.515015" calcext:value-type="float">
            <text:p>1566.515015</text:p>
          </table:table-cell>
          <table:table-cell office:value-type="float" office:value="1576.589722" calcext:value-type="float">
            <text:p>1576.589722</text:p>
          </table:table-cell>
          <table:table-cell office:value-type="float" office:value="1565.695068" calcext:value-type="float">
            <text:p>1565.695068</text:p>
          </table:table-cell>
          <table:table-cell office:value-type="float" office:value="1575.861328" calcext:value-type="float">
            <text:p>1575.861328</text:p>
          </table:table-cell>
          <table:table-cell table:number-columns-repeated="13"/>
        </table:table-row>
        <table:table-row table:style-name="ro1">
          <table:table-cell office:value-type="float" office:value="1566.918823" calcext:value-type="float">
            <text:p>1566.918823</text:p>
          </table:table-cell>
          <table:table-cell office:value-type="float" office:value="1574.026001" calcext:value-type="float">
            <text:p>1574.026001</text:p>
          </table:table-cell>
          <table:table-cell office:value-type="float" office:value="1568.596558" calcext:value-type="float">
            <text:p>1568.596558</text:p>
          </table:table-cell>
          <table:table-cell office:value-type="float" office:value="1571.529541" calcext:value-type="float">
            <text:p>1571.529541</text:p>
          </table:table-cell>
          <table:table-cell table:number-columns-repeated="13"/>
        </table:table-row>
        <table:table-row table:style-name="ro1">
          <table:table-cell office:value-type="float" office:value="1567.7771" calcext:value-type="float">
            <text:p>1567.7771</text:p>
          </table:table-cell>
          <table:table-cell office:value-type="float" office:value="1573.202637" calcext:value-type="float">
            <text:p>1573.202637</text:p>
          </table:table-cell>
          <table:table-cell office:value-type="float" office:value="1566.287964" calcext:value-type="float">
            <text:p>1566.287964</text:p>
          </table:table-cell>
          <table:table-cell office:value-type="float" office:value="1571.829346" calcext:value-type="float">
            <text:p>1571.829346</text:p>
          </table:table-cell>
          <table:table-cell table:number-columns-repeated="13"/>
        </table:table-row>
        <table:table-row table:style-name="ro1">
          <table:table-cell office:value-type="float" office:value="1566.26416" calcext:value-type="float">
            <text:p>1566.26416</text:p>
          </table:table-cell>
          <table:table-cell office:value-type="float" office:value="1571.637695" calcext:value-type="float">
            <text:p>1571.637695</text:p>
          </table:table-cell>
          <table:table-cell office:value-type="float" office:value="1564.915039" calcext:value-type="float">
            <text:p>1564.915039</text:p>
          </table:table-cell>
          <table:table-cell office:value-type="float" office:value="1572.671875" calcext:value-type="float">
            <text:p>1572.671875</text:p>
          </table:table-cell>
          <table:table-cell table:number-columns-repeated="13"/>
        </table:table-row>
        <table:table-row table:style-name="ro1">
          <table:table-cell office:value-type="float" office:value="1566.23291" calcext:value-type="float">
            <text:p>1566.23291</text:p>
          </table:table-cell>
          <table:table-cell office:value-type="float" office:value="1572.602295" calcext:value-type="float">
            <text:p>1572.602295</text:p>
          </table:table-cell>
          <table:table-cell office:value-type="float" office:value="1566.629883" calcext:value-type="float">
            <text:p>1566.629883</text:p>
          </table:table-cell>
          <table:table-cell office:value-type="float" office:value="1568.547119" calcext:value-type="float">
            <text:p>1568.547119</text:p>
          </table:table-cell>
          <table:table-cell table:number-columns-repeated="13"/>
        </table:table-row>
        <table:table-row table:style-name="ro1">
          <table:table-cell office:value-type="float" office:value="1566.077515" calcext:value-type="float">
            <text:p>1566.077515</text:p>
          </table:table-cell>
          <table:table-cell office:value-type="float" office:value="1572.526367" calcext:value-type="float">
            <text:p>1572.526367</text:p>
          </table:table-cell>
          <table:table-cell office:value-type="float" office:value="1567.859131" calcext:value-type="float">
            <text:p>1567.859131</text:p>
          </table:table-cell>
          <table:table-cell office:value-type="float" office:value="1571.262695" calcext:value-type="float">
            <text:p>1571.262695</text:p>
          </table:table-cell>
          <table:table-cell table:number-columns-repeated="13"/>
        </table:table-row>
        <table:table-row table:style-name="ro1">
          <table:table-cell office:value-type="float" office:value="1565.260498" calcext:value-type="float">
            <text:p>1565.260498</text:p>
          </table:table-cell>
          <table:table-cell office:value-type="float" office:value="1570.366821" calcext:value-type="float">
            <text:p>1570.366821</text:p>
          </table:table-cell>
          <table:table-cell office:value-type="float" office:value="1564.528931" calcext:value-type="float">
            <text:p>1564.528931</text:p>
          </table:table-cell>
          <table:table-cell office:value-type="float" office:value="1570.568115" calcext:value-type="float">
            <text:p>1570.568115</text:p>
          </table:table-cell>
          <table:table-cell table:number-columns-repeated="13"/>
        </table:table-row>
        <table:table-row table:style-name="ro1">
          <table:table-cell office:value-type="float" office:value="1564.070801" calcext:value-type="float">
            <text:p>1564.070801</text:p>
          </table:table-cell>
          <table:table-cell office:value-type="float" office:value="1574.735107" calcext:value-type="float">
            <text:p>1574.735107</text:p>
          </table:table-cell>
          <table:table-cell office:value-type="float" office:value="1564.57312" calcext:value-type="float">
            <text:p>1564.57312</text:p>
          </table:table-cell>
          <table:table-cell office:value-type="float" office:value="1571.589355" calcext:value-type="float">
            <text:p>1571.589355</text:p>
          </table:table-cell>
          <table:table-cell table:number-columns-repeated="13"/>
        </table:table-row>
        <table:table-row table:style-name="ro1">
          <table:table-cell office:value-type="float" office:value="1563.59021" calcext:value-type="float">
            <text:p>1563.59021</text:p>
          </table:table-cell>
          <table:table-cell office:value-type="float" office:value="1571.956909" calcext:value-type="float">
            <text:p>1571.956909</text:p>
          </table:table-cell>
          <table:table-cell office:value-type="float" office:value="1563.817383" calcext:value-type="float">
            <text:p>1563.817383</text:p>
          </table:table-cell>
          <table:table-cell office:value-type="float" office:value="1571.759766" calcext:value-type="float">
            <text:p>1571.759766</text:p>
          </table:table-cell>
          <table:table-cell table:number-columns-repeated="13"/>
        </table:table-row>
        <table:table-row table:style-name="ro1">
          <table:table-cell office:value-type="float" office:value="1561.57666" calcext:value-type="float">
            <text:p>1561.57666</text:p>
          </table:table-cell>
          <table:table-cell office:value-type="float" office:value="1569.974121" calcext:value-type="float">
            <text:p>1569.974121</text:p>
          </table:table-cell>
          <table:table-cell office:value-type="float" office:value="1566.781738" calcext:value-type="float">
            <text:p>1566.781738</text:p>
          </table:table-cell>
          <table:table-cell office:value-type="float" office:value="1567.315796" calcext:value-type="float">
            <text:p>1567.315796</text:p>
          </table:table-cell>
          <table:table-cell table:number-columns-repeated="13"/>
        </table:table-row>
        <table:table-row table:style-name="ro1">
          <table:table-cell office:value-type="float" office:value="1567.110596" calcext:value-type="float">
            <text:p>1567.110596</text:p>
          </table:table-cell>
          <table:table-cell office:value-type="float" office:value="1567.254028" calcext:value-type="float">
            <text:p>1567.254028</text:p>
          </table:table-cell>
          <table:table-cell office:value-type="float" office:value="1566.93335" calcext:value-type="float">
            <text:p>1566.93335</text:p>
          </table:table-cell>
          <table:table-cell office:value-type="float" office:value="1568.868164" calcext:value-type="float">
            <text:p>1568.868164</text:p>
          </table:table-cell>
          <table:table-cell table:number-columns-repeated="13"/>
        </table:table-row>
        <table:table-row table:style-name="ro1">
          <table:table-cell office:value-type="float" office:value="1591.638794" calcext:value-type="float">
            <text:p>1591.638794</text:p>
          </table:table-cell>
          <table:table-cell office:value-type="float" office:value="1624.593994" calcext:value-type="float">
            <text:p>1624.593994</text:p>
          </table:table-cell>
          <table:table-cell office:value-type="float" office:value="1515.353149" calcext:value-type="float">
            <text:p>1515.353149</text:p>
          </table:table-cell>
          <table:table-cell office:value-type="float" office:value="1530.370239" calcext:value-type="float">
            <text:p>1530.370239</text:p>
          </table:table-cell>
          <table:table-cell table:number-columns-repeated="13"/>
        </table:table-row>
        <table:table-row table:style-name="ro1">
          <table:table-cell office:value-type="float" office:value="1606.710083" calcext:value-type="float">
            <text:p>1606.710083</text:p>
          </table:table-cell>
          <table:table-cell office:value-type="float" office:value="1632.978027" calcext:value-type="float">
            <text:p>1632.978027</text:p>
          </table:table-cell>
          <table:table-cell office:value-type="float" office:value="1530.841431" calcext:value-type="float">
            <text:p>1530.841431</text:p>
          </table:table-cell>
          <table:table-cell office:value-type="float" office:value="1521.93689" calcext:value-type="float">
            <text:p>1521.93689</text:p>
          </table:table-cell>
          <table:table-cell table:number-columns-repeated="13"/>
        </table:table-row>
        <table:table-row table:style-name="ro1">
          <table:table-cell office:value-type="float" office:value="1610.527954" calcext:value-type="float">
            <text:p>1610.527954</text:p>
          </table:table-cell>
          <table:table-cell office:value-type="float" office:value="1682.613403" calcext:value-type="float">
            <text:p>1682.613403</text:p>
          </table:table-cell>
          <table:table-cell office:value-type="float" office:value="1537.64978" calcext:value-type="float">
            <text:p>1537.64978</text:p>
          </table:table-cell>
          <table:table-cell office:value-type="float" office:value="1551.778809" calcext:value-type="float">
            <text:p>1551.778809</text:p>
          </table:table-cell>
          <table:table-cell table:number-columns-repeated="13"/>
        </table:table-row>
        <table:table-row table:style-name="ro1">
          <table:table-cell office:value-type="float" office:value="1668.756104" calcext:value-type="float">
            <text:p>1668.756104</text:p>
          </table:table-cell>
          <table:table-cell office:value-type="float" office:value="1619.807739" calcext:value-type="float">
            <text:p>1619.807739</text:p>
          </table:table-cell>
          <table:table-cell office:value-type="float" office:value="1585.805786" calcext:value-type="float">
            <text:p>1585.805786</text:p>
          </table:table-cell>
          <table:table-cell office:value-type="float" office:value="1558.714355" calcext:value-type="float">
            <text:p>1558.714355</text:p>
          </table:table-cell>
          <table:table-cell table:number-columns-repeated="13"/>
        </table:table-row>
        <table:table-row table:style-name="ro1">
          <table:table-cell office:value-type="float" office:value="1654.601562" calcext:value-type="float">
            <text:p>1654.601562</text:p>
          </table:table-cell>
          <table:table-cell office:value-type="float" office:value="1696.248535" calcext:value-type="float">
            <text:p>1696.248535</text:p>
          </table:table-cell>
          <table:table-cell office:value-type="float" office:value="1617.044189" calcext:value-type="float">
            <text:p>1617.044189</text:p>
          </table:table-cell>
          <table:table-cell office:value-type="float" office:value="1630.950684" calcext:value-type="float">
            <text:p>1630.950684</text:p>
          </table:table-cell>
          <table:table-cell table:number-columns-repeated="13"/>
        </table:table-row>
        <table:table-row table:style-name="ro1">
          <table:table-cell office:value-type="float" office:value="1666.282104" calcext:value-type="float">
            <text:p>1666.282104</text:p>
          </table:table-cell>
          <table:table-cell office:value-type="float" office:value="1701.262329" calcext:value-type="float">
            <text:p>1701.262329</text:p>
          </table:table-cell>
          <table:table-cell office:value-type="float" office:value="1625.029541" calcext:value-type="float">
            <text:p>1625.029541</text:p>
          </table:table-cell>
          <table:table-cell office:value-type="float" office:value="1650.334106" calcext:value-type="float">
            <text:p>1650.334106</text:p>
          </table:table-cell>
          <table:table-cell table:number-columns-repeated="13"/>
        </table:table-row>
        <table:table-row table:style-name="ro1">
          <table:table-cell office:value-type="float" office:value="1630.748901" calcext:value-type="float">
            <text:p>1630.748901</text:p>
          </table:table-cell>
          <table:table-cell office:value-type="float" office:value="1694.773804" calcext:value-type="float">
            <text:p>1694.773804</text:p>
          </table:table-cell>
          <table:table-cell office:value-type="float" office:value="1664.060669" calcext:value-type="float">
            <text:p>1664.060669</text:p>
          </table:table-cell>
          <table:table-cell office:value-type="float" office:value="1703.122559" calcext:value-type="float">
            <text:p>1703.122559</text:p>
          </table:table-cell>
          <table:table-cell table:number-columns-repeated="13"/>
        </table:table-row>
        <table:table-row table:style-name="ro1">
          <table:table-cell office:value-type="float" office:value="1652.949829" calcext:value-type="float">
            <text:p>1652.949829</text:p>
          </table:table-cell>
          <table:table-cell office:value-type="float" office:value="1685.270264" calcext:value-type="float">
            <text:p>1685.270264</text:p>
          </table:table-cell>
          <table:table-cell office:value-type="float" office:value="1668.77832" calcext:value-type="float">
            <text:p>1668.77832</text:p>
          </table:table-cell>
          <table:table-cell office:value-type="float" office:value="1696.1521" calcext:value-type="float">
            <text:p>1696.1521</text:p>
          </table:table-cell>
          <table:table-cell table:number-columns-repeated="13"/>
        </table:table-row>
        <table:table-row table:style-name="ro1">
          <table:table-cell office:value-type="float" office:value="1649.603638" calcext:value-type="float">
            <text:p>1649.603638</text:p>
          </table:table-cell>
          <table:table-cell office:value-type="float" office:value="1708.653442" calcext:value-type="float">
            <text:p>1708.653442</text:p>
          </table:table-cell>
          <table:table-cell office:value-type="float" office:value="1660.719116" calcext:value-type="float">
            <text:p>1660.719116</text:p>
          </table:table-cell>
          <table:table-cell office:value-type="float" office:value="1718.711182" calcext:value-type="float">
            <text:p>1718.711182</text:p>
          </table:table-cell>
          <table:table-cell table:number-columns-repeated="13"/>
        </table:table-row>
        <table:table-row table:style-name="ro1">
          <table:table-cell office:value-type="float" office:value="1649.252319" calcext:value-type="float">
            <text:p>1649.252319</text:p>
          </table:table-cell>
          <table:table-cell office:value-type="float" office:value="1707.543701" calcext:value-type="float">
            <text:p>1707.543701</text:p>
          </table:table-cell>
          <table:table-cell office:value-type="float" office:value="1662.16687" calcext:value-type="float">
            <text:p>1662.16687</text:p>
          </table:table-cell>
          <table:table-cell office:value-type="float" office:value="1703.472778" calcext:value-type="float">
            <text:p>1703.472778</text:p>
          </table:table-cell>
          <table:table-cell table:number-columns-repeated="13"/>
        </table:table-row>
        <table:table-row table:style-name="ro1">
          <table:table-cell office:value-type="float" office:value="1645.298462" calcext:value-type="float">
            <text:p>1645.298462</text:p>
          </table:table-cell>
          <table:table-cell office:value-type="float" office:value="1712.446045" calcext:value-type="float">
            <text:p>1712.446045</text:p>
          </table:table-cell>
          <table:table-cell office:value-type="float" office:value="1646.756226" calcext:value-type="float">
            <text:p>1646.756226</text:p>
          </table:table-cell>
          <table:table-cell office:value-type="float" office:value="1711.241333" calcext:value-type="float">
            <text:p>1711.241333</text:p>
          </table:table-cell>
          <table:table-cell table:number-columns-repeated="13"/>
        </table:table-row>
        <table:table-row table:style-name="ro1">
          <table:table-cell office:value-type="float" office:value="1639.215576" calcext:value-type="float">
            <text:p>1639.215576</text:p>
          </table:table-cell>
          <table:table-cell office:value-type="float" office:value="1716.291626" calcext:value-type="float">
            <text:p>1716.291626</text:p>
          </table:table-cell>
          <table:table-cell office:value-type="float" office:value="1637.86377" calcext:value-type="float">
            <text:p>1637.86377</text:p>
          </table:table-cell>
          <table:table-cell office:value-type="float" office:value="1722.101196" calcext:value-type="float">
            <text:p>1722.101196</text:p>
          </table:table-cell>
          <table:table-cell table:number-columns-repeated="13"/>
        </table:table-row>
        <table:table-row table:style-name="ro1">
          <table:table-cell office:value-type="float" office:value="1643.169312" calcext:value-type="float">
            <text:p>1643.169312</text:p>
          </table:table-cell>
          <table:table-cell office:value-type="float" office:value="1705.543579" calcext:value-type="float">
            <text:p>1705.543579</text:p>
          </table:table-cell>
          <table:table-cell office:value-type="float" office:value="1647.114014" calcext:value-type="float">
            <text:p>1647.114014</text:p>
          </table:table-cell>
          <table:table-cell office:value-type="float" office:value="1710.675537" calcext:value-type="float">
            <text:p>1710.675537</text:p>
          </table:table-cell>
          <table:table-cell table:number-columns-repeated="13"/>
        </table:table-row>
        <table:table-row table:style-name="ro1">
          <table:table-cell office:value-type="float" office:value="1638.773071" calcext:value-type="float">
            <text:p>1638.773071</text:p>
          </table:table-cell>
          <table:table-cell office:value-type="float" office:value="1708.540161" calcext:value-type="float">
            <text:p>1708.540161</text:p>
          </table:table-cell>
          <table:table-cell office:value-type="float" office:value="1644.893799" calcext:value-type="float">
            <text:p>1644.893799</text:p>
          </table:table-cell>
          <table:table-cell office:value-type="float" office:value="1714.618774" calcext:value-type="float">
            <text:p>1714.618774</text:p>
          </table:table-cell>
          <table:table-cell table:number-columns-repeated="13"/>
        </table:table-row>
        <table:table-row table:style-name="ro1">
          <table:table-cell office:value-type="float" office:value="1646.436768" calcext:value-type="float">
            <text:p>1646.436768</text:p>
          </table:table-cell>
          <table:table-cell office:value-type="float" office:value="1704.333496" calcext:value-type="float">
            <text:p>1704.333496</text:p>
          </table:table-cell>
          <table:table-cell office:value-type="float" office:value="1645.719604" calcext:value-type="float">
            <text:p>1645.719604</text:p>
          </table:table-cell>
          <table:table-cell office:value-type="float" office:value="1706.055054" calcext:value-type="float">
            <text:p>1706.055054</text:p>
          </table:table-cell>
          <table:table-cell table:number-columns-repeated="13"/>
        </table:table-row>
        <table:table-row table:style-name="ro1">
          <table:table-cell office:value-type="float" office:value="1645.349487" calcext:value-type="float">
            <text:p>1645.349487</text:p>
          </table:table-cell>
          <table:table-cell office:value-type="float" office:value="1709.706543" calcext:value-type="float">
            <text:p>1709.706543</text:p>
          </table:table-cell>
          <table:table-cell office:value-type="float" office:value="1645.553101" calcext:value-type="float">
            <text:p>1645.553101</text:p>
          </table:table-cell>
          <table:table-cell office:value-type="float" office:value="1714.974487" calcext:value-type="float">
            <text:p>1714.974487</text:p>
          </table:table-cell>
          <table:table-cell table:number-columns-repeated="13"/>
        </table:table-row>
        <table:table-row table:style-name="ro1">
          <table:table-cell office:value-type="float" office:value="1648.261841" calcext:value-type="float">
            <text:p>1648.261841</text:p>
          </table:table-cell>
          <table:table-cell office:value-type="float" office:value="1703.510132" calcext:value-type="float">
            <text:p>1703.510132</text:p>
          </table:table-cell>
          <table:table-cell office:value-type="float" office:value="1645.900024" calcext:value-type="float">
            <text:p>1645.900024</text:p>
          </table:table-cell>
          <table:table-cell office:value-type="float" office:value="1710.171875" calcext:value-type="float">
            <text:p>1710.171875</text:p>
          </table:table-cell>
          <table:table-cell table:number-columns-repeated="13"/>
        </table:table-row>
        <table:table-row table:style-name="ro1">
          <table:table-cell office:value-type="float" office:value="1644.133301" calcext:value-type="float">
            <text:p>1644.133301</text:p>
          </table:table-cell>
          <table:table-cell office:value-type="float" office:value="1712.588623" calcext:value-type="float">
            <text:p>1712.588623</text:p>
          </table:table-cell>
          <table:table-cell office:value-type="float" office:value="1647.02124" calcext:value-type="float">
            <text:p>1647.02124</text:p>
          </table:table-cell>
          <table:table-cell office:value-type="float" office:value="1716.307617" calcext:value-type="float">
            <text:p>1716.307617</text:p>
          </table:table-cell>
          <table:table-cell table:number-columns-repeated="13"/>
        </table:table-row>
        <table:table-row table:style-name="ro1">
          <table:table-cell office:value-type="float" office:value="1642.272217" calcext:value-type="float">
            <text:p>1642.272217</text:p>
          </table:table-cell>
          <table:table-cell office:value-type="float" office:value="1710.242432" calcext:value-type="float">
            <text:p>1710.242432</text:p>
          </table:table-cell>
          <table:table-cell office:value-type="float" office:value="1646.354126" calcext:value-type="float">
            <text:p>1646.354126</text:p>
          </table:table-cell>
          <table:table-cell office:value-type="float" office:value="1711.88855" calcext:value-type="float">
            <text:p>1711.88855</text:p>
          </table:table-cell>
          <table:table-cell table:number-columns-repeated="13"/>
        </table:table-row>
        <table:table-row table:style-name="ro1">
          <table:table-cell office:value-type="float" office:value="1648.095703" calcext:value-type="float">
            <text:p>1648.095703</text:p>
          </table:table-cell>
          <table:table-cell office:value-type="float" office:value="1705.822144" calcext:value-type="float">
            <text:p>1705.822144</text:p>
          </table:table-cell>
          <table:table-cell office:value-type="float" office:value="1647.710571" calcext:value-type="float">
            <text:p>1647.710571</text:p>
          </table:table-cell>
          <table:table-cell office:value-type="float" office:value="1710.606323" calcext:value-type="float">
            <text:p>1710.606323</text:p>
          </table:table-cell>
          <table:table-cell table:number-columns-repeated="13"/>
        </table:table-row>
        <table:table-row table:style-name="ro1">
          <table:table-cell office:value-type="float" office:value="1646.328125" calcext:value-type="float">
            <text:p>1646.328125</text:p>
          </table:table-cell>
          <table:table-cell office:value-type="float" office:value="1714.361938" calcext:value-type="float">
            <text:p>1714.361938</text:p>
          </table:table-cell>
          <table:table-cell office:value-type="float" office:value="1645.450195" calcext:value-type="float">
            <text:p>1645.450195</text:p>
          </table:table-cell>
          <table:table-cell office:value-type="float" office:value="1717.757812" calcext:value-type="float">
            <text:p>1717.757812</text:p>
          </table:table-cell>
          <table:table-cell table:number-columns-repeated="13"/>
        </table:table-row>
        <table:table-row table:style-name="ro1">
          <table:table-cell office:value-type="float" office:value="1646.78418" calcext:value-type="float">
            <text:p>1646.78418</text:p>
          </table:table-cell>
          <table:table-cell office:value-type="float" office:value="1708.245605" calcext:value-type="float">
            <text:p>1708.245605</text:p>
          </table:table-cell>
          <table:table-cell office:value-type="float" office:value="1648.634033" calcext:value-type="float">
            <text:p>1648.634033</text:p>
          </table:table-cell>
          <table:table-cell office:value-type="float" office:value="1711.046143" calcext:value-type="float">
            <text:p>1711.046143</text:p>
          </table:table-cell>
          <table:table-cell table:number-columns-repeated="13"/>
        </table:table-row>
        <table:table-row table:style-name="ro1">
          <table:table-cell office:value-type="float" office:value="1648.932251" calcext:value-type="float">
            <text:p>1648.932251</text:p>
          </table:table-cell>
          <table:table-cell office:value-type="float" office:value="1709.846191" calcext:value-type="float">
            <text:p>1709.846191</text:p>
          </table:table-cell>
          <table:table-cell office:value-type="float" office:value="1650.144653" calcext:value-type="float">
            <text:p>1650.144653</text:p>
          </table:table-cell>
          <table:table-cell office:value-type="float" office:value="1712.940186" calcext:value-type="float">
            <text:p>1712.940186</text:p>
          </table:table-cell>
          <table:table-cell table:number-columns-repeated="13"/>
        </table:table-row>
        <table:table-row table:style-name="ro1">
          <table:table-cell office:value-type="float" office:value="1644.419678" calcext:value-type="float">
            <text:p>1644.419678</text:p>
          </table:table-cell>
          <table:table-cell office:value-type="float" office:value="1717.612061" calcext:value-type="float">
            <text:p>1717.612061</text:p>
          </table:table-cell>
          <table:table-cell office:value-type="float" office:value="1645.845093" calcext:value-type="float">
            <text:p>1645.845093</text:p>
          </table:table-cell>
          <table:table-cell office:value-type="float" office:value="1718.65979" calcext:value-type="float">
            <text:p>1718.65979</text:p>
          </table:table-cell>
          <table:table-cell table:number-columns-repeated="13"/>
        </table:table-row>
        <table:table-row table:style-name="ro1">
          <table:table-cell office:value-type="float" office:value="1646.05249" calcext:value-type="float">
            <text:p>1646.05249</text:p>
          </table:table-cell>
          <table:table-cell office:value-type="float" office:value="1712.794189" calcext:value-type="float">
            <text:p>1712.794189</text:p>
          </table:table-cell>
          <table:table-cell office:value-type="float" office:value="1650.567261" calcext:value-type="float">
            <text:p>1650.567261</text:p>
          </table:table-cell>
          <table:table-cell office:value-type="float" office:value="1713.094849" calcext:value-type="float">
            <text:p>1713.094849</text:p>
          </table:table-cell>
          <table:table-cell table:number-columns-repeated="13"/>
        </table:table-row>
        <table:table-row table:style-name="ro1">
          <table:table-cell office:value-type="float" office:value="1647.306763" calcext:value-type="float">
            <text:p>1647.306763</text:p>
          </table:table-cell>
          <table:table-cell office:value-type="float" office:value="1714.09729" calcext:value-type="float">
            <text:p>1714.09729</text:p>
          </table:table-cell>
          <table:table-cell office:value-type="float" office:value="1650.669434" calcext:value-type="float">
            <text:p>1650.669434</text:p>
          </table:table-cell>
          <table:table-cell office:value-type="float" office:value="1716.126953" calcext:value-type="float">
            <text:p>1716.126953</text:p>
          </table:table-cell>
          <table:table-cell table:number-columns-repeated="13"/>
        </table:table-row>
        <table:table-row table:style-name="ro1">
          <table:table-cell office:value-type="float" office:value="1644.075806" calcext:value-type="float">
            <text:p>1644.075806</text:p>
          </table:table-cell>
          <table:table-cell office:value-type="float" office:value="1718.377075" calcext:value-type="float">
            <text:p>1718.377075</text:p>
          </table:table-cell>
          <table:table-cell office:value-type="float" office:value="1645.266357" calcext:value-type="float">
            <text:p>1645.266357</text:p>
          </table:table-cell>
          <table:table-cell office:value-type="float" office:value="1722.756592" calcext:value-type="float">
            <text:p>1722.756592</text:p>
          </table:table-cell>
          <table:table-cell table:number-columns-repeated="13"/>
        </table:table-row>
        <table:table-row table:style-name="ro1">
          <table:table-cell office:value-type="float" office:value="1650.081421" calcext:value-type="float">
            <text:p>1650.081421</text:p>
          </table:table-cell>
          <table:table-cell office:value-type="float" office:value="1711.981445" calcext:value-type="float">
            <text:p>1711.981445</text:p>
          </table:table-cell>
          <table:table-cell office:value-type="float" office:value="1652.173218" calcext:value-type="float">
            <text:p>1652.173218</text:p>
          </table:table-cell>
          <table:table-cell office:value-type="float" office:value="1716.352173" calcext:value-type="float">
            <text:p>1716.352173</text:p>
          </table:table-cell>
          <table:table-cell table:number-columns-repeated="13"/>
        </table:table-row>
        <table:table-row table:style-name="ro1">
          <table:table-cell office:value-type="float" office:value="1649.062378" calcext:value-type="float">
            <text:p>1649.062378</text:p>
          </table:table-cell>
          <table:table-cell office:value-type="float" office:value="1715.343384" calcext:value-type="float">
            <text:p>1715.343384</text:p>
          </table:table-cell>
          <table:table-cell office:value-type="float" office:value="1650.829956" calcext:value-type="float">
            <text:p>1650.829956</text:p>
          </table:table-cell>
          <table:table-cell office:value-type="float" office:value="1719.180298" calcext:value-type="float">
            <text:p>1719.180298</text:p>
          </table:table-cell>
          <table:table-cell table:number-columns-repeated="13"/>
        </table:table-row>
        <table:table-row table:style-name="ro1">
          <table:table-cell office:value-type="float" office:value="1649.266357" calcext:value-type="float">
            <text:p>1649.266357</text:p>
          </table:table-cell>
          <table:table-cell office:value-type="float" office:value="1714.415527" calcext:value-type="float">
            <text:p>1714.415527</text:p>
          </table:table-cell>
          <table:table-cell office:value-type="float" office:value="1651.132812" calcext:value-type="float">
            <text:p>1651.132812</text:p>
          </table:table-cell>
          <table:table-cell office:value-type="float" office:value="1716.681274" calcext:value-type="float">
            <text:p>1716.681274</text:p>
          </table:table-cell>
          <table:table-cell table:number-columns-repeated="13"/>
        </table:table-row>
        <table:table-row table:style-name="ro1">
          <table:table-cell office:value-type="float" office:value="1656.694458" calcext:value-type="float">
            <text:p>1656.694458</text:p>
          </table:table-cell>
          <table:table-cell office:value-type="float" office:value="1709.521484" calcext:value-type="float">
            <text:p>1709.521484</text:p>
          </table:table-cell>
          <table:table-cell office:value-type="float" office:value="1657.089722" calcext:value-type="float">
            <text:p>1657.089722</text:p>
          </table:table-cell>
          <table:table-cell office:value-type="float" office:value="1713.718628" calcext:value-type="float">
            <text:p>1713.718628</text:p>
          </table:table-cell>
          <table:table-cell table:number-columns-repeated="13"/>
        </table:table-row>
        <table:table-row table:style-name="ro1">
          <table:table-cell office:value-type="float" office:value="1644.064209" calcext:value-type="float">
            <text:p>1644.064209</text:p>
          </table:table-cell>
          <table:table-cell office:value-type="float" office:value="1717.243164" calcext:value-type="float">
            <text:p>1717.243164</text:p>
          </table:table-cell>
          <table:table-cell office:value-type="float" office:value="1645.131714" calcext:value-type="float">
            <text:p>1645.131714</text:p>
          </table:table-cell>
          <table:table-cell office:value-type="float" office:value="1720.512085" calcext:value-type="float">
            <text:p>1720.512085</text:p>
          </table:table-cell>
          <table:table-cell table:number-columns-repeated="13"/>
        </table:table-row>
        <table:table-row table:style-name="ro1">
          <table:table-cell office:value-type="float" office:value="1647.952881" calcext:value-type="float">
            <text:p>1647.952881</text:p>
          </table:table-cell>
          <table:table-cell office:value-type="float" office:value="1719.997437" calcext:value-type="float">
            <text:p>1719.997437</text:p>
          </table:table-cell>
          <table:table-cell office:value-type="float" office:value="1650.511963" calcext:value-type="float">
            <text:p>1650.511963</text:p>
          </table:table-cell>
          <table:table-cell office:value-type="float" office:value="1719.417969" calcext:value-type="float">
            <text:p>1719.417969</text:p>
          </table:table-cell>
          <table:table-cell table:number-columns-repeated="13"/>
        </table:table-row>
        <table:table-row table:style-name="ro1">
          <table:table-cell office:value-type="float" office:value="1647.299927" calcext:value-type="float">
            <text:p>1647.299927</text:p>
          </table:table-cell>
          <table:table-cell office:value-type="float" office:value="1714.981934" calcext:value-type="float">
            <text:p>1714.981934</text:p>
          </table:table-cell>
          <table:table-cell office:value-type="float" office:value="1650.282959" calcext:value-type="float">
            <text:p>1650.282959</text:p>
          </table:table-cell>
          <table:table-cell office:value-type="float" office:value="1715.006348" calcext:value-type="float">
            <text:p>1715.006348</text:p>
          </table:table-cell>
          <table:table-cell table:number-columns-repeated="13"/>
        </table:table-row>
        <table:table-row table:style-name="ro1">
          <table:table-cell office:value-type="float" office:value="1649.137573" calcext:value-type="float">
            <text:p>1649.137573</text:p>
          </table:table-cell>
          <table:table-cell office:value-type="float" office:value="1715.571411" calcext:value-type="float">
            <text:p>1715.571411</text:p>
          </table:table-cell>
          <table:table-cell office:value-type="float" office:value="1656.015503" calcext:value-type="float">
            <text:p>1656.015503</text:p>
          </table:table-cell>
          <table:table-cell office:value-type="float" office:value="1717.202393" calcext:value-type="float">
            <text:p>1717.202393</text:p>
          </table:table-cell>
          <table:table-cell table:number-columns-repeated="13"/>
        </table:table-row>
        <table:table-row table:style-name="ro1">
          <table:table-cell office:value-type="float" office:value="1652.817871" calcext:value-type="float">
            <text:p>1652.817871</text:p>
          </table:table-cell>
          <table:table-cell office:value-type="float" office:value="1716.535767" calcext:value-type="float">
            <text:p>1716.535767</text:p>
          </table:table-cell>
          <table:table-cell office:value-type="float" office:value="1655.154907" calcext:value-type="float">
            <text:p>1655.154907</text:p>
          </table:table-cell>
          <table:table-cell office:value-type="float" office:value="1718.585815" calcext:value-type="float">
            <text:p>1718.585815</text:p>
          </table:table-cell>
          <table:table-cell table:number-columns-repeated="13"/>
        </table:table-row>
        <table:table-row table:style-name="ro1">
          <table:table-cell office:value-type="float" office:value="1647.270508" calcext:value-type="float">
            <text:p>1647.270508</text:p>
          </table:table-cell>
          <table:table-cell office:value-type="float" office:value="1722.535034" calcext:value-type="float">
            <text:p>1722.535034</text:p>
          </table:table-cell>
          <table:table-cell office:value-type="float" office:value="1651.600708" calcext:value-type="float">
            <text:p>1651.600708</text:p>
          </table:table-cell>
          <table:table-cell office:value-type="float" office:value="1720.621338" calcext:value-type="float">
            <text:p>1720.621338</text:p>
          </table:table-cell>
          <table:table-cell table:number-columns-repeated="13"/>
        </table:table-row>
        <table:table-row table:style-name="ro1">
          <table:table-cell office:value-type="float" office:value="1649.904541" calcext:value-type="float">
            <text:p>1649.904541</text:p>
          </table:table-cell>
          <table:table-cell office:value-type="float" office:value="1719.858887" calcext:value-type="float">
            <text:p>1719.858887</text:p>
          </table:table-cell>
          <table:table-cell office:value-type="float" office:value="1653.492065" calcext:value-type="float">
            <text:p>1653.492065</text:p>
          </table:table-cell>
          <table:table-cell office:value-type="float" office:value="1720.888184" calcext:value-type="float">
            <text:p>1720.888184</text:p>
          </table:table-cell>
          <table:table-cell table:number-columns-repeated="13"/>
        </table:table-row>
        <table:table-row table:style-name="ro1">
          <table:table-cell office:value-type="float" office:value="1648.507812" calcext:value-type="float">
            <text:p>1648.507812</text:p>
          </table:table-cell>
          <table:table-cell office:value-type="float" office:value="1716.54895" calcext:value-type="float">
            <text:p>1716.54895</text:p>
          </table:table-cell>
          <table:table-cell office:value-type="float" office:value="1651.262329" calcext:value-type="float">
            <text:p>1651.262329</text:p>
          </table:table-cell>
          <table:table-cell office:value-type="float" office:value="1717.93335" calcext:value-type="float">
            <text:p>1717.93335</text:p>
          </table:table-cell>
          <table:table-cell table:number-columns-repeated="13"/>
        </table:table-row>
        <table:table-row table:style-name="ro1">
          <table:table-cell office:value-type="float" office:value="1648.890259" calcext:value-type="float">
            <text:p>1648.890259</text:p>
          </table:table-cell>
          <table:table-cell office:value-type="float" office:value="1721.140259" calcext:value-type="float">
            <text:p>1721.140259</text:p>
          </table:table-cell>
          <table:table-cell office:value-type="float" office:value="1650.084229" calcext:value-type="float">
            <text:p>1650.084229</text:p>
          </table:table-cell>
          <table:table-cell office:value-type="float" office:value="1724.144653" calcext:value-type="float">
            <text:p>1724.144653</text:p>
          </table:table-cell>
          <table:table-cell table:number-columns-repeated="13"/>
        </table:table-row>
        <table:table-row table:style-name="ro1">
          <table:table-cell office:value-type="float" office:value="1652.267578" calcext:value-type="float">
            <text:p>1652.267578</text:p>
          </table:table-cell>
          <table:table-cell office:value-type="float" office:value="1714.831909" calcext:value-type="float">
            <text:p>1714.831909</text:p>
          </table:table-cell>
          <table:table-cell office:value-type="float" office:value="1654.651611" calcext:value-type="float">
            <text:p>1654.651611</text:p>
          </table:table-cell>
          <table:table-cell office:value-type="float" office:value="1718.884521" calcext:value-type="float">
            <text:p>1718.884521</text:p>
          </table:table-cell>
          <table:table-cell table:number-columns-repeated="13"/>
        </table:table-row>
        <table:table-row table:style-name="ro1">
          <table:table-cell office:value-type="float" office:value="1651.601318" calcext:value-type="float">
            <text:p>1651.601318</text:p>
          </table:table-cell>
          <table:table-cell office:value-type="float" office:value="1722.968384" calcext:value-type="float">
            <text:p>1722.968384</text:p>
          </table:table-cell>
          <table:table-cell office:value-type="float" office:value="1649.901245" calcext:value-type="float">
            <text:p>1649.901245</text:p>
          </table:table-cell>
          <table:table-cell office:value-type="float" office:value="1725.848267" calcext:value-type="float">
            <text:p>1725.848267</text:p>
          </table:table-cell>
          <table:table-cell table:number-columns-repeated="13"/>
        </table:table-row>
        <table:table-row table:style-name="ro1">
          <table:table-cell office:value-type="float" office:value="1652.794922" calcext:value-type="float">
            <text:p>1652.794922</text:p>
          </table:table-cell>
          <table:table-cell office:value-type="float" office:value="1722.979858" calcext:value-type="float">
            <text:p>1722.979858</text:p>
          </table:table-cell>
          <table:table-cell office:value-type="float" office:value="1655.207886" calcext:value-type="float">
            <text:p>1655.207886</text:p>
          </table:table-cell>
          <table:table-cell office:value-type="float" office:value="1725.785767" calcext:value-type="float">
            <text:p>1725.785767</text:p>
          </table:table-cell>
          <table:table-cell table:number-columns-repeated="13"/>
        </table:table-row>
        <table:table-row table:style-name="ro1">
          <table:table-cell office:value-type="float" office:value="1654.518066" calcext:value-type="float">
            <text:p>1654.518066</text:p>
          </table:table-cell>
          <table:table-cell office:value-type="float" office:value="1713.232056" calcext:value-type="float">
            <text:p>1713.232056</text:p>
          </table:table-cell>
          <table:table-cell office:value-type="float" office:value="1655.957153" calcext:value-type="float">
            <text:p>1655.957153</text:p>
          </table:table-cell>
          <table:table-cell office:value-type="float" office:value="1716.722778" calcext:value-type="float">
            <text:p>1716.722778</text:p>
          </table:table-cell>
          <table:table-cell table:number-columns-repeated="13"/>
        </table:table-row>
        <table:table-row table:style-name="ro1">
          <table:table-cell office:value-type="float" office:value="1647.428223" calcext:value-type="float">
            <text:p>1647.428223</text:p>
          </table:table-cell>
          <table:table-cell office:value-type="float" office:value="1725.789429" calcext:value-type="float">
            <text:p>1725.789429</text:p>
          </table:table-cell>
          <table:table-cell office:value-type="float" office:value="1651.197754" calcext:value-type="float">
            <text:p>1651.197754</text:p>
          </table:table-cell>
          <table:table-cell office:value-type="float" office:value="1728.590332" calcext:value-type="float">
            <text:p>1728.590332</text:p>
          </table:table-cell>
          <table:table-cell table:number-columns-repeated="13"/>
        </table:table-row>
        <table:table-row table:style-name="ro1">
          <table:table-cell office:value-type="float" office:value="1652.717529" calcext:value-type="float">
            <text:p>1652.717529</text:p>
          </table:table-cell>
          <table:table-cell office:value-type="float" office:value="1718.547363" calcext:value-type="float">
            <text:p>1718.547363</text:p>
          </table:table-cell>
          <table:table-cell office:value-type="float" office:value="1657.039551" calcext:value-type="float">
            <text:p>1657.039551</text:p>
          </table:table-cell>
          <table:table-cell office:value-type="float" office:value="1720.651001" calcext:value-type="float">
            <text:p>1720.651001</text:p>
          </table:table-cell>
          <table:table-cell table:number-columns-repeated="13"/>
        </table:table-row>
        <table:table-row table:style-name="ro1">
          <table:table-cell office:value-type="float" office:value="1657.368896" calcext:value-type="float">
            <text:p>1657.368896</text:p>
          </table:table-cell>
          <table:table-cell office:value-type="float" office:value="1718.053955" calcext:value-type="float">
            <text:p>1718.053955</text:p>
          </table:table-cell>
          <table:table-cell office:value-type="float" office:value="1653.482422" calcext:value-type="float">
            <text:p>1653.482422</text:p>
          </table:table-cell>
          <table:table-cell office:value-type="float" office:value="1723.391724" calcext:value-type="float">
            <text:p>1723.391724</text:p>
          </table:table-cell>
          <table:table-cell table:number-columns-repeated="13"/>
        </table:table-row>
        <table:table-row table:style-name="ro1">
          <table:table-cell office:value-type="float" office:value="1649.091064" calcext:value-type="float">
            <text:p>1649.091064</text:p>
          </table:table-cell>
          <table:table-cell office:value-type="float" office:value="1725.668213" calcext:value-type="float">
            <text:p>1725.668213</text:p>
          </table:table-cell>
          <table:table-cell office:value-type="float" office:value="1651.970703" calcext:value-type="float">
            <text:p>1651.970703</text:p>
          </table:table-cell>
          <table:table-cell office:value-type="float" office:value="1729.446289" calcext:value-type="float">
            <text:p>1729.446289</text:p>
          </table:table-cell>
          <table:table-cell table:number-columns-repeated="13"/>
        </table:table-row>
        <table:table-row table:style-name="ro1">
          <table:table-cell office:value-type="float" office:value="1652.311279" calcext:value-type="float">
            <text:p>1652.311279</text:p>
          </table:table-cell>
          <table:table-cell office:value-type="float" office:value="1721.227295" calcext:value-type="float">
            <text:p>1721.227295</text:p>
          </table:table-cell>
          <table:table-cell office:value-type="float" office:value="1653.303101" calcext:value-type="float">
            <text:p>1653.303101</text:p>
          </table:table-cell>
          <table:table-cell office:value-type="float" office:value="1726.626953" calcext:value-type="float">
            <text:p>1726.626953</text:p>
          </table:table-cell>
          <table:table-cell table:number-columns-repeated="13"/>
        </table:table-row>
        <table:table-row table:style-name="ro1">
          <table:table-cell office:value-type="float" office:value="1653.883911" calcext:value-type="float">
            <text:p>1653.883911</text:p>
          </table:table-cell>
          <table:table-cell office:value-type="float" office:value="1723.239502" calcext:value-type="float">
            <text:p>1723.239502</text:p>
          </table:table-cell>
          <table:table-cell office:value-type="float" office:value="1656.786255" calcext:value-type="float">
            <text:p>1656.786255</text:p>
          </table:table-cell>
          <table:table-cell office:value-type="float" office:value="1726.825195" calcext:value-type="float">
            <text:p>1726.825195</text:p>
          </table:table-cell>
          <table:table-cell table:number-columns-repeated="13"/>
        </table:table-row>
        <table:table-row table:style-name="ro1">
          <table:table-cell office:value-type="float" office:value="1653.326782" calcext:value-type="float">
            <text:p>1653.326782</text:p>
          </table:table-cell>
          <table:table-cell office:value-type="float" office:value="1729.794922" calcext:value-type="float">
            <text:p>1729.794922</text:p>
          </table:table-cell>
          <table:table-cell office:value-type="float" office:value="1656.081055" calcext:value-type="float">
            <text:p>1656.081055</text:p>
          </table:table-cell>
          <table:table-cell office:value-type="float" office:value="1730.874268" calcext:value-type="float">
            <text:p>1730.874268</text:p>
          </table:table-cell>
          <table:table-cell table:number-columns-repeated="13"/>
        </table:table-row>
        <table:table-row table:style-name="ro1">
          <table:table-cell office:value-type="float" office:value="1653.877197" calcext:value-type="float">
            <text:p>1653.877197</text:p>
          </table:table-cell>
          <table:table-cell office:value-type="float" office:value="1723.177246" calcext:value-type="float">
            <text:p>1723.177246</text:p>
          </table:table-cell>
          <table:table-cell office:value-type="float" office:value="1656.916748" calcext:value-type="float">
            <text:p>1656.916748</text:p>
          </table:table-cell>
          <table:table-cell office:value-type="float" office:value="1723.999023" calcext:value-type="float">
            <text:p>1723.999023</text:p>
          </table:table-cell>
          <table:table-cell table:number-columns-repeated="13"/>
        </table:table-row>
        <table:table-row table:style-name="ro1">
          <table:table-cell office:value-type="float" office:value="1653.765991" calcext:value-type="float">
            <text:p>1653.765991</text:p>
          </table:table-cell>
          <table:table-cell office:value-type="float" office:value="1726.924194" calcext:value-type="float">
            <text:p>1726.924194</text:p>
          </table:table-cell>
          <table:table-cell office:value-type="float" office:value="1657.53418" calcext:value-type="float">
            <text:p>1657.53418</text:p>
          </table:table-cell>
          <table:table-cell office:value-type="float" office:value="1725.674561" calcext:value-type="float">
            <text:p>1725.674561</text:p>
          </table:table-cell>
          <table:table-cell table:number-columns-repeated="13"/>
        </table:table-row>
        <table:table-row table:style-name="ro1">
          <table:table-cell office:value-type="float" office:value="1654.164673" calcext:value-type="float">
            <text:p>1654.164673</text:p>
          </table:table-cell>
          <table:table-cell office:value-type="float" office:value="1720.620483" calcext:value-type="float">
            <text:p>1720.620483</text:p>
          </table:table-cell>
          <table:table-cell office:value-type="float" office:value="1656.984619" calcext:value-type="float">
            <text:p>1656.984619</text:p>
          </table:table-cell>
          <table:table-cell office:value-type="float" office:value="1724.226685" calcext:value-type="float">
            <text:p>1724.226685</text:p>
          </table:table-cell>
          <table:table-cell table:number-columns-repeated="13"/>
        </table:table-row>
        <table:table-row table:style-name="ro1">
          <table:table-cell office:value-type="float" office:value="1654.058594" calcext:value-type="float">
            <text:p>1654.058594</text:p>
          </table:table-cell>
          <table:table-cell office:value-type="float" office:value="1725.250244" calcext:value-type="float">
            <text:p>1725.250244</text:p>
          </table:table-cell>
          <table:table-cell office:value-type="float" office:value="1656.417114" calcext:value-type="float">
            <text:p>1656.417114</text:p>
          </table:table-cell>
          <table:table-cell office:value-type="float" office:value="1729.206543" calcext:value-type="float">
            <text:p>1729.206543</text:p>
          </table:table-cell>
          <table:table-cell table:number-columns-repeated="13"/>
        </table:table-row>
        <table:table-row table:style-name="ro1">
          <table:table-cell office:value-type="float" office:value="1651.937134" calcext:value-type="float">
            <text:p>1651.937134</text:p>
          </table:table-cell>
          <table:table-cell office:value-type="float" office:value="1729.696167" calcext:value-type="float">
            <text:p>1729.696167</text:p>
          </table:table-cell>
          <table:table-cell office:value-type="float" office:value="1654.980103" calcext:value-type="float">
            <text:p>1654.980103</text:p>
          </table:table-cell>
          <table:table-cell office:value-type="float" office:value="1729.381104" calcext:value-type="float">
            <text:p>1729.381104</text:p>
          </table:table-cell>
          <table:table-cell table:number-columns-repeated="13"/>
        </table:table-row>
        <table:table-row table:style-name="ro1">
          <table:table-cell office:value-type="float" office:value="1653.180786" calcext:value-type="float">
            <text:p>1653.180786</text:p>
          </table:table-cell>
          <table:table-cell office:value-type="float" office:value="1726.940552" calcext:value-type="float">
            <text:p>1726.940552</text:p>
          </table:table-cell>
          <table:table-cell office:value-type="float" office:value="1660.098267" calcext:value-type="float">
            <text:p>1660.098267</text:p>
          </table:table-cell>
          <table:table-cell office:value-type="float" office:value="1728.549072" calcext:value-type="float">
            <text:p>1728.549072</text:p>
          </table:table-cell>
          <table:table-cell table:number-columns-repeated="13"/>
        </table:table-row>
        <table:table-row table:style-name="ro1">
          <table:table-cell office:value-type="float" office:value="1653.576416" calcext:value-type="float">
            <text:p>1653.576416</text:p>
          </table:table-cell>
          <table:table-cell office:value-type="float" office:value="1721.650146" calcext:value-type="float">
            <text:p>1721.650146</text:p>
          </table:table-cell>
          <table:table-cell office:value-type="float" office:value="1658.439697" calcext:value-type="float">
            <text:p>1658.439697</text:p>
          </table:table-cell>
          <table:table-cell office:value-type="float" office:value="1723.423706" calcext:value-type="float">
            <text:p>1723.423706</text:p>
          </table:table-cell>
          <table:table-cell table:number-columns-repeated="13"/>
        </table:table-row>
        <table:table-row table:style-name="ro1">
          <table:table-cell office:value-type="float" office:value="1653.92334" calcext:value-type="float">
            <text:p>1653.92334</text:p>
          </table:table-cell>
          <table:table-cell office:value-type="float" office:value="1731.932495" calcext:value-type="float">
            <text:p>1731.932495</text:p>
          </table:table-cell>
          <table:table-cell office:value-type="float" office:value="1655.263184" calcext:value-type="float">
            <text:p>1655.263184</text:p>
          </table:table-cell>
          <table:table-cell office:value-type="float" office:value="1733.073975" calcext:value-type="float">
            <text:p>1733.073975</text:p>
          </table:table-cell>
          <table:table-cell table:number-columns-repeated="13"/>
        </table:table-row>
        <table:table-row table:style-name="ro1">
          <table:table-cell office:value-type="float" office:value="1655.416992" calcext:value-type="float">
            <text:p>1655.416992</text:p>
          </table:table-cell>
          <table:table-cell office:value-type="float" office:value="1724.475098" calcext:value-type="float">
            <text:p>1724.475098</text:p>
          </table:table-cell>
          <table:table-cell office:value-type="float" office:value="1660.38147" calcext:value-type="float">
            <text:p>1660.38147</text:p>
          </table:table-cell>
          <table:table-cell office:value-type="float" office:value="1723.202026" calcext:value-type="float">
            <text:p>1723.202026</text:p>
          </table:table-cell>
          <table:table-cell table:number-columns-repeated="13"/>
        </table:table-row>
        <table:table-row table:style-name="ro1">
          <table:table-cell office:value-type="float" office:value="1657.078125" calcext:value-type="float">
            <text:p>1657.078125</text:p>
          </table:table-cell>
          <table:table-cell office:value-type="float" office:value="1722.767822" calcext:value-type="float">
            <text:p>1722.767822</text:p>
          </table:table-cell>
          <table:table-cell office:value-type="float" office:value="1658.466187" calcext:value-type="float">
            <text:p>1658.466187</text:p>
          </table:table-cell>
          <table:table-cell office:value-type="float" office:value="1723.599731" calcext:value-type="float">
            <text:p>1723.599731</text:p>
          </table:table-cell>
          <table:table-cell table:number-columns-repeated="13"/>
        </table:table-row>
        <table:table-row table:style-name="ro1">
          <table:table-cell office:value-type="float" office:value="1655.913452" calcext:value-type="float">
            <text:p>1655.913452</text:p>
          </table:table-cell>
          <table:table-cell office:value-type="float" office:value="1731.303345" calcext:value-type="float">
            <text:p>1731.303345</text:p>
          </table:table-cell>
          <table:table-cell office:value-type="float" office:value="1657.708862" calcext:value-type="float">
            <text:p>1657.708862</text:p>
          </table:table-cell>
          <table:table-cell office:value-type="float" office:value="1727.131348" calcext:value-type="float">
            <text:p>1727.131348</text:p>
          </table:table-cell>
          <table:table-cell table:number-columns-repeated="13"/>
        </table:table-row>
        <table:table-row table:style-name="ro1">
          <table:table-cell office:value-type="float" office:value="1657.939209" calcext:value-type="float">
            <text:p>1657.939209</text:p>
          </table:table-cell>
          <table:table-cell office:value-type="float" office:value="1725.730347" calcext:value-type="float">
            <text:p>1725.730347</text:p>
          </table:table-cell>
          <table:table-cell office:value-type="float" office:value="1659.324707" calcext:value-type="float">
            <text:p>1659.324707</text:p>
          </table:table-cell>
          <table:table-cell office:value-type="float" office:value="1733.279175" calcext:value-type="float">
            <text:p>1733.279175</text:p>
          </table:table-cell>
          <table:table-cell table:number-columns-repeated="13"/>
        </table:table-row>
        <table:table-row table:style-name="ro1">
          <table:table-cell office:value-type="float" office:value="1656.180298" calcext:value-type="float">
            <text:p>1656.180298</text:p>
          </table:table-cell>
          <table:table-cell office:value-type="float" office:value="1723.502441" calcext:value-type="float">
            <text:p>1723.502441</text:p>
          </table:table-cell>
          <table:table-cell office:value-type="float" office:value="1661.348511" calcext:value-type="float">
            <text:p>1661.348511</text:p>
          </table:table-cell>
          <table:table-cell office:value-type="float" office:value="1722.655518" calcext:value-type="float">
            <text:p>1722.655518</text:p>
          </table:table-cell>
          <table:table-cell table:number-columns-repeated="13"/>
        </table:table-row>
        <table:table-row table:style-name="ro1">
          <table:table-cell office:value-type="float" office:value="1653.956421" calcext:value-type="float">
            <text:p>1653.956421</text:p>
          </table:table-cell>
          <table:table-cell office:value-type="float" office:value="1736.752075" calcext:value-type="float">
            <text:p>1736.752075</text:p>
          </table:table-cell>
          <table:table-cell office:value-type="float" office:value="1659.634033" calcext:value-type="float">
            <text:p>1659.634033</text:p>
          </table:table-cell>
          <table:table-cell office:value-type="float" office:value="1739.596558" calcext:value-type="float">
            <text:p>1739.596558</text:p>
          </table:table-cell>
          <table:table-cell table:number-columns-repeated="13"/>
        </table:table-row>
        <table:table-row table:style-name="ro1">
          <table:table-cell office:value-type="float" office:value="1661.550415" calcext:value-type="float">
            <text:p>1661.550415</text:p>
          </table:table-cell>
          <table:table-cell office:value-type="float" office:value="1725.823364" calcext:value-type="float">
            <text:p>1725.823364</text:p>
          </table:table-cell>
          <table:table-cell office:value-type="float" office:value="1665.638184" calcext:value-type="float">
            <text:p>1665.638184</text:p>
          </table:table-cell>
          <table:table-cell office:value-type="float" office:value="1723.81897" calcext:value-type="float">
            <text:p>1723.81897</text:p>
          </table:table-cell>
          <table:table-cell table:number-columns-repeated="13"/>
        </table:table-row>
        <table:table-row table:style-name="ro1">
          <table:table-cell office:value-type="float" office:value="1659.862793" calcext:value-type="float">
            <text:p>1659.862793</text:p>
          </table:table-cell>
          <table:table-cell office:value-type="float" office:value="1736.240601" calcext:value-type="float">
            <text:p>1736.240601</text:p>
          </table:table-cell>
          <table:table-cell office:value-type="float" office:value="1662.481812" calcext:value-type="float">
            <text:p>1662.481812</text:p>
          </table:table-cell>
          <table:table-cell office:value-type="float" office:value="1737.464233" calcext:value-type="float">
            <text:p>1737.464233</text:p>
          </table:table-cell>
          <table:table-cell table:number-columns-repeated="13"/>
        </table:table-row>
        <table:table-row table:style-name="ro1">
          <table:table-cell office:value-type="float" office:value="1659.647095" calcext:value-type="float">
            <text:p>1659.647095</text:p>
          </table:table-cell>
          <table:table-cell office:value-type="float" office:value="1732.62793" calcext:value-type="float">
            <text:p>1732.62793</text:p>
          </table:table-cell>
          <table:table-cell office:value-type="float" office:value="1663.091675" calcext:value-type="float">
            <text:p>1663.091675</text:p>
          </table:table-cell>
          <table:table-cell office:value-type="float" office:value="1735.063721" calcext:value-type="float">
            <text:p>1735.063721</text:p>
          </table:table-cell>
          <table:table-cell table:number-columns-repeated="13"/>
        </table:table-row>
        <table:table-row table:style-name="ro1">
          <table:table-cell office:value-type="float" office:value="1660.802979" calcext:value-type="float">
            <text:p>1660.802979</text:p>
          </table:table-cell>
          <table:table-cell office:value-type="float" office:value="1735.966309" calcext:value-type="float">
            <text:p>1735.966309</text:p>
          </table:table-cell>
          <table:table-cell office:value-type="float" office:value="1663.248169" calcext:value-type="float">
            <text:p>1663.248169</text:p>
          </table:table-cell>
          <table:table-cell office:value-type="float" office:value="1734.264648" calcext:value-type="float">
            <text:p>1734.264648</text:p>
          </table:table-cell>
          <table:table-cell table:number-columns-repeated="13"/>
        </table:table-row>
        <table:table-row table:style-name="ro1">
          <table:table-cell office:value-type="float" office:value="1662.833862" calcext:value-type="float">
            <text:p>1662.833862</text:p>
          </table:table-cell>
          <table:table-cell office:value-type="float" office:value="1729.764648" calcext:value-type="float">
            <text:p>1729.764648</text:p>
          </table:table-cell>
          <table:table-cell office:value-type="float" office:value="1660.951782" calcext:value-type="float">
            <text:p>1660.951782</text:p>
          </table:table-cell>
          <table:table-cell office:value-type="float" office:value="1732.079346" calcext:value-type="float">
            <text:p>1732.079346</text:p>
          </table:table-cell>
          <table:table-cell table:number-columns-repeated="13"/>
        </table:table-row>
        <table:table-row table:style-name="ro1">
          <table:table-cell office:value-type="float" office:value="1665.261475" calcext:value-type="float">
            <text:p>1665.261475</text:p>
          </table:table-cell>
          <table:table-cell office:value-type="float" office:value="1727.008057" calcext:value-type="float">
            <text:p>1727.008057</text:p>
          </table:table-cell>
          <table:table-cell office:value-type="float" office:value="1665.000732" calcext:value-type="float">
            <text:p>1665.000732</text:p>
          </table:table-cell>
          <table:table-cell office:value-type="float" office:value="1733.060303" calcext:value-type="float">
            <text:p>1733.060303</text:p>
          </table:table-cell>
          <table:table-cell table:number-columns-repeated="13"/>
        </table:table-row>
        <table:table-row table:style-name="ro1">
          <table:table-cell office:value-type="float" office:value="1665.875732" calcext:value-type="float">
            <text:p>1665.875732</text:p>
          </table:table-cell>
          <table:table-cell office:value-type="float" office:value="1730.127319" calcext:value-type="float">
            <text:p>1730.127319</text:p>
          </table:table-cell>
          <table:table-cell office:value-type="float" office:value="1667.861938" calcext:value-type="float">
            <text:p>1667.861938</text:p>
          </table:table-cell>
          <table:table-cell office:value-type="float" office:value="1730.438232" calcext:value-type="float">
            <text:p>1730.438232</text:p>
          </table:table-cell>
          <table:table-cell table:number-columns-repeated="13"/>
        </table:table-row>
        <table:table-row table:style-name="ro1">
          <table:table-cell office:value-type="float" office:value="1659.651855" calcext:value-type="float">
            <text:p>1659.651855</text:p>
          </table:table-cell>
          <table:table-cell office:value-type="float" office:value="1736.581421" calcext:value-type="float">
            <text:p>1736.581421</text:p>
          </table:table-cell>
          <table:table-cell office:value-type="float" office:value="1662.244873" calcext:value-type="float">
            <text:p>1662.244873</text:p>
          </table:table-cell>
          <table:table-cell office:value-type="float" office:value="1738.56665" calcext:value-type="float">
            <text:p>1738.56665</text:p>
          </table:table-cell>
          <table:table-cell table:number-columns-repeated="13"/>
        </table:table-row>
        <table:table-row table:style-name="ro1">
          <table:table-cell office:value-type="float" office:value="1661.712524" calcext:value-type="float">
            <text:p>1661.712524</text:p>
          </table:table-cell>
          <table:table-cell office:value-type="float" office:value="1731.590332" calcext:value-type="float">
            <text:p>1731.590332</text:p>
          </table:table-cell>
          <table:table-cell office:value-type="float" office:value="1667.541382" calcext:value-type="float">
            <text:p>1667.541382</text:p>
          </table:table-cell>
          <table:table-cell office:value-type="float" office:value="1730.432495" calcext:value-type="float">
            <text:p>1730.432495</text:p>
          </table:table-cell>
          <table:table-cell table:number-columns-repeated="13"/>
        </table:table-row>
        <table:table-row table:style-name="ro1">
          <table:table-cell office:value-type="float" office:value="1659.24292" calcext:value-type="float">
            <text:p>1659.24292</text:p>
          </table:table-cell>
          <table:table-cell office:value-type="float" office:value="1737.609375" calcext:value-type="float">
            <text:p>1737.609375</text:p>
          </table:table-cell>
          <table:table-cell office:value-type="float" office:value="1660.90918" calcext:value-type="float">
            <text:p>1660.90918</text:p>
          </table:table-cell>
          <table:table-cell office:value-type="float" office:value="1742.995239" calcext:value-type="float">
            <text:p>1742.995239</text:p>
          </table:table-cell>
          <table:table-cell table:number-columns-repeated="13"/>
        </table:table-row>
        <table:table-row table:style-name="ro1">
          <table:table-cell office:value-type="float" office:value="1665.292236" calcext:value-type="float">
            <text:p>1665.292236</text:p>
          </table:table-cell>
          <table:table-cell office:value-type="float" office:value="1731.279297" calcext:value-type="float">
            <text:p>1731.279297</text:p>
          </table:table-cell>
          <table:table-cell office:value-type="float" office:value="1664.625854" calcext:value-type="float">
            <text:p>1664.625854</text:p>
          </table:table-cell>
          <table:table-cell office:value-type="float" office:value="1736.45813" calcext:value-type="float">
            <text:p>1736.45813</text:p>
          </table:table-cell>
          <table:table-cell table:number-columns-repeated="13"/>
        </table:table-row>
        <table:table-row table:style-name="ro1">
          <table:table-cell office:value-type="float" office:value="1662.357422" calcext:value-type="float">
            <text:p>1662.357422</text:p>
          </table:table-cell>
          <table:table-cell office:value-type="float" office:value="1736.412109" calcext:value-type="float">
            <text:p>1736.412109</text:p>
          </table:table-cell>
          <table:table-cell office:value-type="float" office:value="1662.81189" calcext:value-type="float">
            <text:p>1662.81189</text:p>
          </table:table-cell>
          <table:table-cell office:value-type="float" office:value="1739.333496" calcext:value-type="float">
            <text:p>1739.333496</text:p>
          </table:table-cell>
          <table:table-cell table:number-columns-repeated="13"/>
        </table:table-row>
        <table:table-row table:style-name="ro1">
          <table:table-cell office:value-type="float" office:value="1660.841675" calcext:value-type="float">
            <text:p>1660.841675</text:p>
          </table:table-cell>
          <table:table-cell office:value-type="float" office:value="1733.373291" calcext:value-type="float">
            <text:p>1733.373291</text:p>
          </table:table-cell>
          <table:table-cell office:value-type="float" office:value="1664.916504" calcext:value-type="float">
            <text:p>1664.916504</text:p>
          </table:table-cell>
          <table:table-cell office:value-type="float" office:value="1735.558228" calcext:value-type="float">
            <text:p>1735.558228</text:p>
          </table:table-cell>
          <table:table-cell table:number-columns-repeated="13"/>
        </table:table-row>
        <table:table-row table:style-name="ro1">
          <table:table-cell office:value-type="float" office:value="1659.98584" calcext:value-type="float">
            <text:p>1659.98584</text:p>
          </table:table-cell>
          <table:table-cell office:value-type="float" office:value="1736.613159" calcext:value-type="float">
            <text:p>1736.613159</text:p>
          </table:table-cell>
          <table:table-cell office:value-type="float" office:value="1661.285645" calcext:value-type="float">
            <text:p>1661.285645</text:p>
          </table:table-cell>
          <table:table-cell office:value-type="float" office:value="1738.099976" calcext:value-type="float">
            <text:p>1738.099976</text:p>
          </table:table-cell>
          <table:table-cell table:number-columns-repeated="13"/>
        </table:table-row>
        <table:table-row table:style-name="ro1">
          <table:table-cell office:value-type="float" office:value="1657.074219" calcext:value-type="float">
            <text:p>1657.074219</text:p>
          </table:table-cell>
          <table:table-cell office:value-type="float" office:value="1737.431885" calcext:value-type="float">
            <text:p>1737.431885</text:p>
          </table:table-cell>
          <table:table-cell office:value-type="float" office:value="1662.612183" calcext:value-type="float">
            <text:p>1662.612183</text:p>
          </table:table-cell>
          <table:table-cell office:value-type="float" office:value="1740.526245" calcext:value-type="float">
            <text:p>1740.526245</text:p>
          </table:table-cell>
          <table:table-cell table:number-columns-repeated="13"/>
        </table:table-row>
        <table:table-row table:style-name="ro1">
          <table:table-cell office:value-type="float" office:value="1662.827271" calcext:value-type="float">
            <text:p>1662.827271</text:p>
          </table:table-cell>
          <table:table-cell office:value-type="float" office:value="1732.566528" calcext:value-type="float">
            <text:p>1732.566528</text:p>
          </table:table-cell>
          <table:table-cell office:value-type="float" office:value="1662.580078" calcext:value-type="float">
            <text:p>1662.580078</text:p>
          </table:table-cell>
          <table:table-cell office:value-type="float" office:value="1738.121948" calcext:value-type="float">
            <text:p>1738.121948</text:p>
          </table:table-cell>
          <table:table-cell table:number-columns-repeated="13"/>
        </table:table-row>
        <table:table-row table:style-name="ro1">
          <table:table-cell office:value-type="float" office:value="1663.119385" calcext:value-type="float">
            <text:p>1663.119385</text:p>
          </table:table-cell>
          <table:table-cell office:value-type="float" office:value="1728.334351" calcext:value-type="float">
            <text:p>1728.334351</text:p>
          </table:table-cell>
          <table:table-cell office:value-type="float" office:value="1662.556641" calcext:value-type="float">
            <text:p>1662.556641</text:p>
          </table:table-cell>
          <table:table-cell office:value-type="float" office:value="1731.393921" calcext:value-type="float">
            <text:p>1731.393921</text:p>
          </table:table-cell>
          <table:table-cell table:number-columns-repeated="13"/>
        </table:table-row>
        <table:table-row table:style-name="ro1">
          <table:table-cell office:value-type="float" office:value="1660.794434" calcext:value-type="float">
            <text:p>1660.794434</text:p>
          </table:table-cell>
          <table:table-cell office:value-type="float" office:value="1729.861328" calcext:value-type="float">
            <text:p>1729.861328</text:p>
          </table:table-cell>
          <table:table-cell office:value-type="float" office:value="1666.693237" calcext:value-type="float">
            <text:p>1666.693237</text:p>
          </table:table-cell>
          <table:table-cell office:value-type="float" office:value="1730.948853" calcext:value-type="float">
            <text:p>1730.948853</text:p>
          </table:table-cell>
          <table:table-cell table:number-columns-repeated="13"/>
        </table:table-row>
        <table:table-row table:style-name="ro1">
          <table:table-cell office:value-type="float" office:value="1661.691772" calcext:value-type="float">
            <text:p>1661.691772</text:p>
          </table:table-cell>
          <table:table-cell office:value-type="float" office:value="1731.132812" calcext:value-type="float">
            <text:p>1731.132812</text:p>
          </table:table-cell>
          <table:table-cell office:value-type="float" office:value="1665.256958" calcext:value-type="float">
            <text:p>1665.256958</text:p>
          </table:table-cell>
          <table:table-cell office:value-type="float" office:value="1732.45752" calcext:value-type="float">
            <text:p>1732.45752</text:p>
          </table:table-cell>
          <table:table-cell table:number-columns-repeated="13"/>
        </table:table-row>
        <table:table-row table:style-name="ro1">
          <table:table-cell office:value-type="float" office:value="1657.968994" calcext:value-type="float">
            <text:p>1657.968994</text:p>
          </table:table-cell>
          <table:table-cell office:value-type="float" office:value="1740.639282" calcext:value-type="float">
            <text:p>1740.639282</text:p>
          </table:table-cell>
          <table:table-cell office:value-type="float" office:value="1661.685181" calcext:value-type="float">
            <text:p>1661.685181</text:p>
          </table:table-cell>
          <table:table-cell office:value-type="float" office:value="1741.350464" calcext:value-type="float">
            <text:p>1741.350464</text:p>
          </table:table-cell>
          <table:table-cell table:number-columns-repeated="13"/>
        </table:table-row>
        <table:table-row table:style-name="ro1">
          <table:table-cell office:value-type="float" office:value="1666.116699" calcext:value-type="float">
            <text:p>1666.116699</text:p>
          </table:table-cell>
          <table:table-cell office:value-type="float" office:value="1727.488525" calcext:value-type="float">
            <text:p>1727.488525</text:p>
          </table:table-cell>
          <table:table-cell office:value-type="float" office:value="1666.759521" calcext:value-type="float">
            <text:p>1666.759521</text:p>
          </table:table-cell>
          <table:table-cell office:value-type="float" office:value="1730.329346" calcext:value-type="float">
            <text:p>1730.329346</text:p>
          </table:table-cell>
          <table:table-cell table:number-columns-repeated="13"/>
        </table:table-row>
        <table:table-row table:style-name="ro1">
          <table:table-cell office:value-type="float" office:value="1657.86853" calcext:value-type="float">
            <text:p>1657.86853</text:p>
          </table:table-cell>
          <table:table-cell office:value-type="float" office:value="1739.904175" calcext:value-type="float">
            <text:p>1739.904175</text:p>
          </table:table-cell>
          <table:table-cell office:value-type="float" office:value="1663.026001" calcext:value-type="float">
            <text:p>1663.026001</text:p>
          </table:table-cell>
          <table:table-cell office:value-type="float" office:value="1740.780273" calcext:value-type="float">
            <text:p>1740.780273</text:p>
          </table:table-cell>
          <table:table-cell table:number-columns-repeated="13"/>
        </table:table-row>
        <table:table-row table:style-name="ro1">
          <table:table-cell office:value-type="float" office:value="1663.85376" calcext:value-type="float">
            <text:p>1663.85376</text:p>
          </table:table-cell>
          <table:table-cell office:value-type="float" office:value="1732.204468" calcext:value-type="float">
            <text:p>1732.204468</text:p>
          </table:table-cell>
          <table:table-cell office:value-type="float" office:value="1663.186523" calcext:value-type="float">
            <text:p>1663.186523</text:p>
          </table:table-cell>
          <table:table-cell office:value-type="float" office:value="1734.876221" calcext:value-type="float">
            <text:p>1734.876221</text:p>
          </table:table-cell>
          <table:table-cell table:number-columns-repeated="13"/>
        </table:table-row>
        <table:table-row table:style-name="ro1">
          <table:table-cell office:value-type="float" office:value="1663.906372" calcext:value-type="float">
            <text:p>1663.906372</text:p>
          </table:table-cell>
          <table:table-cell office:value-type="float" office:value="1728.956909" calcext:value-type="float">
            <text:p>1728.956909</text:p>
          </table:table-cell>
          <table:table-cell office:value-type="float" office:value="1665.753052" calcext:value-type="float">
            <text:p>1665.753052</text:p>
          </table:table-cell>
          <table:table-cell office:value-type="float" office:value="1730.217407" calcext:value-type="float">
            <text:p>1730.217407</text:p>
          </table:table-cell>
          <table:table-cell table:number-columns-repeated="13"/>
        </table:table-row>
        <table:table-row table:style-name="ro1">
          <table:table-cell office:value-type="float" office:value="1661.373535" calcext:value-type="float">
            <text:p>1661.373535</text:p>
          </table:table-cell>
          <table:table-cell office:value-type="float" office:value="1739.989868" calcext:value-type="float">
            <text:p>1739.989868</text:p>
          </table:table-cell>
          <table:table-cell office:value-type="float" office:value="1663.20105" calcext:value-type="float">
            <text:p>1663.20105</text:p>
          </table:table-cell>
          <table:table-cell office:value-type="float" office:value="1741.127563" calcext:value-type="float">
            <text:p>1741.127563</text:p>
          </table:table-cell>
          <table:table-cell table:number-columns-repeated="13"/>
        </table:table-row>
        <table:table-row table:style-name="ro1">
          <table:table-cell office:value-type="float" office:value="1663.211792" calcext:value-type="float">
            <text:p>1663.211792</text:p>
          </table:table-cell>
          <table:table-cell office:value-type="float" office:value="1733.748047" calcext:value-type="float">
            <text:p>1733.748047</text:p>
          </table:table-cell>
          <table:table-cell office:value-type="float" office:value="1668.507202" calcext:value-type="float">
            <text:p>1668.507202</text:p>
          </table:table-cell>
          <table:table-cell office:value-type="float" office:value="1733.322144" calcext:value-type="float">
            <text:p>1733.322144</text:p>
          </table:table-cell>
          <table:table-cell table:number-columns-repeated="13"/>
        </table:table-row>
        <table:table-row table:style-name="ro1">
          <table:table-cell office:value-type="float" office:value="1667.709473" calcext:value-type="float">
            <text:p>1667.709473</text:p>
          </table:table-cell>
          <table:table-cell office:value-type="float" office:value="1732.063843" calcext:value-type="float">
            <text:p>1732.063843</text:p>
          </table:table-cell>
          <table:table-cell office:value-type="float" office:value="1668.041748" calcext:value-type="float">
            <text:p>1668.041748</text:p>
          </table:table-cell>
          <table:table-cell office:value-type="float" office:value="1735.929932" calcext:value-type="float">
            <text:p>1735.929932</text:p>
          </table:table-cell>
          <table:table-cell table:number-columns-repeated="13"/>
        </table:table-row>
        <table:table-row table:style-name="ro1">
          <table:table-cell office:value-type="float" office:value="1667.205322" calcext:value-type="float">
            <text:p>1667.205322</text:p>
          </table:table-cell>
          <table:table-cell office:value-type="float" office:value="1739.096924" calcext:value-type="float">
            <text:p>1739.096924</text:p>
          </table:table-cell>
          <table:table-cell office:value-type="float" office:value="1669.773438" calcext:value-type="float">
            <text:p>1669.773438</text:p>
          </table:table-cell>
          <table:table-cell office:value-type="float" office:value="1741.836182" calcext:value-type="float">
            <text:p>1741.836182</text:p>
          </table:table-cell>
          <table:table-cell table:number-columns-repeated="13"/>
        </table:table-row>
        <table:table-row table:style-name="ro1">
          <table:table-cell office:value-type="float" office:value="1667.71814" calcext:value-type="float">
            <text:p>1667.71814</text:p>
          </table:table-cell>
          <table:table-cell office:value-type="float" office:value="1735.309937" calcext:value-type="float">
            <text:p>1735.309937</text:p>
          </table:table-cell>
          <table:table-cell office:value-type="float" office:value="1669.959106" calcext:value-type="float">
            <text:p>1669.959106</text:p>
          </table:table-cell>
          <table:table-cell office:value-type="float" office:value="1731.43335" calcext:value-type="float">
            <text:p>1731.43335</text:p>
          </table:table-cell>
          <table:table-cell table:number-columns-repeated="13"/>
        </table:table-row>
        <table:table-row table:style-name="ro1">
          <table:table-cell office:value-type="float" office:value="1663.889282" calcext:value-type="float">
            <text:p>1663.889282</text:p>
          </table:table-cell>
          <table:table-cell office:value-type="float" office:value="1743.814941" calcext:value-type="float">
            <text:p>1743.814941</text:p>
          </table:table-cell>
          <table:table-cell office:value-type="float" office:value="1667.737915" calcext:value-type="float">
            <text:p>1667.737915</text:p>
          </table:table-cell>
          <table:table-cell office:value-type="float" office:value="1746.766968" calcext:value-type="float">
            <text:p>1746.766968</text:p>
          </table:table-cell>
          <table:table-cell table:number-columns-repeated="13"/>
        </table:table-row>
        <table:table-row table:style-name="ro1">
          <table:table-cell office:value-type="float" office:value="1666.904541" calcext:value-type="float">
            <text:p>1666.904541</text:p>
          </table:table-cell>
          <table:table-cell office:value-type="float" office:value="1740.117188" calcext:value-type="float">
            <text:p>1740.117188</text:p>
          </table:table-cell>
          <table:table-cell office:value-type="float" office:value="1668.785034" calcext:value-type="float">
            <text:p>1668.785034</text:p>
          </table:table-cell>
          <table:table-cell office:value-type="float" office:value="1738.118896" calcext:value-type="float">
            <text:p>1738.118896</text:p>
          </table:table-cell>
          <table:table-cell table:number-columns-repeated="13"/>
        </table:table-row>
        <table:table-row table:style-name="ro1">
          <table:table-cell office:value-type="float" office:value="1667.681641" calcext:value-type="float">
            <text:p>1667.681641</text:p>
          </table:table-cell>
          <table:table-cell office:value-type="float" office:value="1735.450928" calcext:value-type="float">
            <text:p>1735.450928</text:p>
          </table:table-cell>
          <table:table-cell office:value-type="float" office:value="1673.173218" calcext:value-type="float">
            <text:p>1673.173218</text:p>
          </table:table-cell>
          <table:table-cell office:value-type="float" office:value="1738.043335" calcext:value-type="float">
            <text:p>1738.043335</text:p>
          </table:table-cell>
          <table:table-cell table:number-columns-repeated="13"/>
        </table:table-row>
        <table:table-row table:style-name="ro1">
          <table:table-cell office:value-type="float" office:value="1663.672485" calcext:value-type="float">
            <text:p>1663.672485</text:p>
          </table:table-cell>
          <table:table-cell office:value-type="float" office:value="1749.990601" calcext:value-type="float">
            <text:p>1749.990601</text:p>
          </table:table-cell>
          <table:table-cell office:value-type="float" office:value="1665.012207" calcext:value-type="float">
            <text:p>1665.012207</text:p>
          </table:table-cell>
          <table:table-cell office:value-type="float" office:value="1749.157349" calcext:value-type="float">
            <text:p>1749.157349</text:p>
          </table:table-cell>
          <table:table-cell table:number-columns-repeated="13"/>
        </table:table-row>
        <table:table-row table:style-name="ro1">
          <table:table-cell office:value-type="float" office:value="1665.994263" calcext:value-type="float">
            <text:p>1665.994263</text:p>
          </table:table-cell>
          <table:table-cell office:value-type="float" office:value="1740.364746" calcext:value-type="float">
            <text:p>1740.364746</text:p>
          </table:table-cell>
          <table:table-cell office:value-type="float" office:value="1669.449463" calcext:value-type="float">
            <text:p>1669.449463</text:p>
          </table:table-cell>
          <table:table-cell office:value-type="float" office:value="1740.906006" calcext:value-type="float">
            <text:p>1740.906006</text:p>
          </table:table-cell>
          <table:table-cell table:number-columns-repeated="13"/>
        </table:table-row>
        <table:table-row table:style-name="ro1">
          <table:table-cell office:value-type="float" office:value="1668.458862" calcext:value-type="float">
            <text:p>1668.458862</text:p>
          </table:table-cell>
          <table:table-cell office:value-type="float" office:value="1743.937744" calcext:value-type="float">
            <text:p>1743.937744</text:p>
          </table:table-cell>
          <table:table-cell office:value-type="float" office:value="1669.182861" calcext:value-type="float">
            <text:p>1669.182861</text:p>
          </table:table-cell>
          <table:table-cell office:value-type="float" office:value="1747.317505" calcext:value-type="float">
            <text:p>1747.317505</text:p>
          </table:table-cell>
          <table:table-cell table:number-columns-repeated="13"/>
        </table:table-row>
        <table:table-row table:style-name="ro1">
          <table:table-cell office:value-type="float" office:value="1672.360352" calcext:value-type="float">
            <text:p>1672.360352</text:p>
          </table:table-cell>
          <table:table-cell office:value-type="float" office:value="1736.936035" calcext:value-type="float">
            <text:p>1736.936035</text:p>
          </table:table-cell>
          <table:table-cell office:value-type="float" office:value="1669.623169" calcext:value-type="float">
            <text:p>1669.623169</text:p>
          </table:table-cell>
          <table:table-cell office:value-type="float" office:value="1740.81543" calcext:value-type="float">
            <text:p>1740.81543</text:p>
          </table:table-cell>
          <table:table-cell table:number-columns-repeated="13"/>
        </table:table-row>
        <table:table-row table:style-name="ro1">
          <table:table-cell office:value-type="float" office:value="1668.831055" calcext:value-type="float">
            <text:p>1668.831055</text:p>
          </table:table-cell>
          <table:table-cell office:value-type="float" office:value="1736.4646" calcext:value-type="float">
            <text:p>1736.4646</text:p>
          </table:table-cell>
          <table:table-cell office:value-type="float" office:value="1674.255005" calcext:value-type="float">
            <text:p>1674.255005</text:p>
          </table:table-cell>
          <table:table-cell office:value-type="float" office:value="1734.701416" calcext:value-type="float">
            <text:p>1734.701416</text:p>
          </table:table-cell>
          <table:table-cell table:number-columns-repeated="13"/>
        </table:table-row>
        <table:table-row table:style-name="ro1">
          <table:table-cell office:value-type="float" office:value="1666.207886" calcext:value-type="float">
            <text:p>1666.207886</text:p>
          </table:table-cell>
          <table:table-cell office:value-type="float" office:value="1749.619629" calcext:value-type="float">
            <text:p>1749.619629</text:p>
          </table:table-cell>
          <table:table-cell office:value-type="float" office:value="1667.143188" calcext:value-type="float">
            <text:p>1667.143188</text:p>
          </table:table-cell>
          <table:table-cell office:value-type="float" office:value="1750.457886" calcext:value-type="float">
            <text:p>1750.457886</text:p>
          </table:table-cell>
          <table:table-cell table:number-columns-repeated="13"/>
        </table:table-row>
        <table:table-row table:style-name="ro1">
          <table:table-cell office:value-type="float" office:value="1663.575439" calcext:value-type="float">
            <text:p>1663.575439</text:p>
          </table:table-cell>
          <table:table-cell office:value-type="float" office:value="1743.203491" calcext:value-type="float">
            <text:p>1743.203491</text:p>
          </table:table-cell>
          <table:table-cell office:value-type="float" office:value="1668.702881" calcext:value-type="float">
            <text:p>1668.702881</text:p>
          </table:table-cell>
          <table:table-cell office:value-type="float" office:value="1740.270264" calcext:value-type="float">
            <text:p>1740.270264</text:p>
          </table:table-cell>
          <table:table-cell table:number-columns-repeated="13"/>
        </table:table-row>
        <table:table-row table:style-name="ro1">
          <table:table-cell office:value-type="float" office:value="1666.926025" calcext:value-type="float">
            <text:p>1666.926025</text:p>
          </table:table-cell>
          <table:table-cell office:value-type="float" office:value="1735.198242" calcext:value-type="float">
            <text:p>1735.198242</text:p>
          </table:table-cell>
          <table:table-cell office:value-type="float" office:value="1668.974487" calcext:value-type="float">
            <text:p>1668.974487</text:p>
          </table:table-cell>
          <table:table-cell office:value-type="float" office:value="1734.807129" calcext:value-type="float">
            <text:p>1734.807129</text:p>
          </table:table-cell>
          <table:table-cell table:number-columns-repeated="13"/>
        </table:table-row>
        <table:table-row table:style-name="ro1">
          <table:table-cell office:value-type="float" office:value="1667.604614" calcext:value-type="float">
            <text:p>1667.604614</text:p>
          </table:table-cell>
          <table:table-cell office:value-type="float" office:value="1738.868408" calcext:value-type="float">
            <text:p>1738.868408</text:p>
          </table:table-cell>
          <table:table-cell office:value-type="float" office:value="1671.065918" calcext:value-type="float">
            <text:p>1671.065918</text:p>
          </table:table-cell>
          <table:table-cell office:value-type="float" office:value="1742.32605" calcext:value-type="float">
            <text:p>1742.32605</text:p>
          </table:table-cell>
          <table:table-cell table:number-columns-repeated="13"/>
        </table:table-row>
        <table:table-row table:style-name="ro1">
          <table:table-cell office:value-type="float" office:value="1664.626587" calcext:value-type="float">
            <text:p>1664.626587</text:p>
          </table:table-cell>
          <table:table-cell office:value-type="float" office:value="1741.008545" calcext:value-type="float">
            <text:p>1741.008545</text:p>
          </table:table-cell>
          <table:table-cell office:value-type="float" office:value="1667.273438" calcext:value-type="float">
            <text:p>1667.273438</text:p>
          </table:table-cell>
          <table:table-cell office:value-type="float" office:value="1741.555298" calcext:value-type="float">
            <text:p>1741.555298</text:p>
          </table:table-cell>
          <table:table-cell table:number-columns-repeated="13"/>
        </table:table-row>
        <table:table-row table:style-name="ro1">
          <table:table-cell office:value-type="float" office:value="1669.3125" calcext:value-type="float">
            <text:p>1669.3125</text:p>
          </table:table-cell>
          <table:table-cell office:value-type="float" office:value="1737.100952" calcext:value-type="float">
            <text:p>1737.100952</text:p>
          </table:table-cell>
          <table:table-cell office:value-type="float" office:value="1673.063477" calcext:value-type="float">
            <text:p>1673.063477</text:p>
          </table:table-cell>
          <table:table-cell office:value-type="float" office:value="1741.995728" calcext:value-type="float">
            <text:p>1741.995728</text:p>
          </table:table-cell>
          <table:table-cell table:number-columns-repeated="13"/>
        </table:table-row>
        <table:table-row table:style-name="ro1">
          <table:table-cell office:value-type="float" office:value="1666.865356" calcext:value-type="float">
            <text:p>1666.865356</text:p>
          </table:table-cell>
          <table:table-cell office:value-type="float" office:value="1733.842041" calcext:value-type="float">
            <text:p>1733.842041</text:p>
          </table:table-cell>
          <table:table-cell office:value-type="float" office:value="1668.10144" calcext:value-type="float">
            <text:p>1668.10144</text:p>
          </table:table-cell>
          <table:table-cell office:value-type="float" office:value="1735.169678" calcext:value-type="float">
            <text:p>1735.169678</text:p>
          </table:table-cell>
          <table:table-cell table:number-columns-repeated="13"/>
        </table:table-row>
        <table:table-row table:style-name="ro1">
          <table:table-cell office:value-type="float" office:value="1664.038208" calcext:value-type="float">
            <text:p>1664.038208</text:p>
          </table:table-cell>
          <table:table-cell office:value-type="float" office:value="1739.87915" calcext:value-type="float">
            <text:p>1739.87915</text:p>
          </table:table-cell>
          <table:table-cell office:value-type="float" office:value="1668.620605" calcext:value-type="float">
            <text:p>1668.620605</text:p>
          </table:table-cell>
          <table:table-cell office:value-type="float" office:value="1742.906006" calcext:value-type="float">
            <text:p>1742.906006</text:p>
          </table:table-cell>
          <table:table-cell table:number-columns-repeated="13"/>
        </table:table-row>
        <table:table-row table:style-name="ro1">
          <table:table-cell office:value-type="float" office:value="1666.053711" calcext:value-type="float">
            <text:p>1666.053711</text:p>
          </table:table-cell>
          <table:table-cell office:value-type="float" office:value="1734.299072" calcext:value-type="float">
            <text:p>1734.299072</text:p>
          </table:table-cell>
          <table:table-cell office:value-type="float" office:value="1668.708008" calcext:value-type="float">
            <text:p>1668.708008</text:p>
          </table:table-cell>
          <table:table-cell office:value-type="float" office:value="1734.480469" calcext:value-type="float">
            <text:p>1734.480469</text:p>
          </table:table-cell>
          <table:table-cell table:number-columns-repeated="13"/>
        </table:table-row>
        <table:table-row table:style-name="ro1">
          <table:table-cell office:value-type="float" office:value="1657.283813" calcext:value-type="float">
            <text:p>1657.283813</text:p>
          </table:table-cell>
          <table:table-cell office:value-type="float" office:value="1748.808228" calcext:value-type="float">
            <text:p>1748.808228</text:p>
          </table:table-cell>
          <table:table-cell office:value-type="float" office:value="1661.705078" calcext:value-type="float">
            <text:p>1661.705078</text:p>
          </table:table-cell>
          <table:table-cell office:value-type="float" office:value="1748.752075" calcext:value-type="float">
            <text:p>1748.752075</text:p>
          </table:table-cell>
          <table:table-cell table:number-columns-repeated="13"/>
        </table:table-row>
        <table:table-row table:style-name="ro1">
          <table:table-cell office:value-type="float" office:value="1662.922241" calcext:value-type="float">
            <text:p>1662.922241</text:p>
          </table:table-cell>
          <table:table-cell office:value-type="float" office:value="1736.686768" calcext:value-type="float">
            <text:p>1736.686768</text:p>
          </table:table-cell>
          <table:table-cell office:value-type="float" office:value="1665.103271" calcext:value-type="float">
            <text:p>1665.103271</text:p>
          </table:table-cell>
          <table:table-cell office:value-type="float" office:value="1743.040771" calcext:value-type="float">
            <text:p>1743.040771</text:p>
          </table:table-cell>
          <table:table-cell table:number-columns-repeated="13"/>
        </table:table-row>
        <table:table-row table:style-name="ro1">
          <table:table-cell office:value-type="float" office:value="1661.546875" calcext:value-type="float">
            <text:p>1661.546875</text:p>
          </table:table-cell>
          <table:table-cell office:value-type="float" office:value="1744.691528" calcext:value-type="float">
            <text:p>1744.691528</text:p>
          </table:table-cell>
          <table:table-cell office:value-type="float" office:value="1665.170898" calcext:value-type="float">
            <text:p>1665.170898</text:p>
          </table:table-cell>
          <table:table-cell office:value-type="float" office:value="1743.289551" calcext:value-type="float">
            <text:p>1743.289551</text:p>
          </table:table-cell>
          <table:table-cell table:number-columns-repeated="13"/>
        </table:table-row>
        <table:table-row table:style-name="ro1">
          <table:table-cell office:value-type="float" office:value="1668.457886" calcext:value-type="float">
            <text:p>1668.457886</text:p>
          </table:table-cell>
          <table:table-cell office:value-type="float" office:value="1737.225586" calcext:value-type="float">
            <text:p>1737.225586</text:p>
          </table:table-cell>
          <table:table-cell office:value-type="float" office:value="1666.515259" calcext:value-type="float">
            <text:p>1666.515259</text:p>
          </table:table-cell>
          <table:table-cell office:value-type="float" office:value="1741.918335" calcext:value-type="float">
            <text:p>1741.918335</text:p>
          </table:table-cell>
          <table:table-cell table:number-columns-repeated="13"/>
        </table:table-row>
        <table:table-row table:style-name="ro1">
          <table:table-cell office:value-type="float" office:value="1660.296143" calcext:value-type="float">
            <text:p>1660.296143</text:p>
          </table:table-cell>
          <table:table-cell office:value-type="float" office:value="1748.175415" calcext:value-type="float">
            <text:p>1748.175415</text:p>
          </table:table-cell>
          <table:table-cell office:value-type="float" office:value="1660.419434" calcext:value-type="float">
            <text:p>1660.419434</text:p>
          </table:table-cell>
          <table:table-cell office:value-type="float" office:value="1751.518799" calcext:value-type="float">
            <text:p>1751.518799</text:p>
          </table:table-cell>
          <table:table-cell table:number-columns-repeated="13"/>
        </table:table-row>
        <table:table-row table:style-name="ro1">
          <table:table-cell office:value-type="float" office:value="1672.105835" calcext:value-type="float">
            <text:p>1672.105835</text:p>
          </table:table-cell>
          <table:table-cell office:value-type="float" office:value="1735.365234" calcext:value-type="float">
            <text:p>1735.365234</text:p>
          </table:table-cell>
          <table:table-cell office:value-type="float" office:value="1667.894165" calcext:value-type="float">
            <text:p>1667.894165</text:p>
          </table:table-cell>
          <table:table-cell office:value-type="float" office:value="1739.669312" calcext:value-type="float">
            <text:p>1739.669312</text:p>
          </table:table-cell>
          <table:table-cell table:number-columns-repeated="13"/>
        </table:table-row>
        <table:table-row table:style-name="ro1">
          <table:table-cell office:value-type="float" office:value="1669.813354" calcext:value-type="float">
            <text:p>1669.813354</text:p>
          </table:table-cell>
          <table:table-cell office:value-type="float" office:value="1734.627319" calcext:value-type="float">
            <text:p>1734.627319</text:p>
          </table:table-cell>
          <table:table-cell office:value-type="float" office:value="1673.259644" calcext:value-type="float">
            <text:p>1673.259644</text:p>
          </table:table-cell>
          <table:table-cell office:value-type="float" office:value="1737.608887" calcext:value-type="float">
            <text:p>1737.608887</text:p>
          </table:table-cell>
          <table:table-cell table:number-columns-repeated="13"/>
        </table:table-row>
        <table:table-row table:style-name="ro1">
          <table:table-cell office:value-type="float" office:value="1668.239746" calcext:value-type="float">
            <text:p>1668.239746</text:p>
          </table:table-cell>
          <table:table-cell office:value-type="float" office:value="1742.649536" calcext:value-type="float">
            <text:p>1742.649536</text:p>
          </table:table-cell>
          <table:table-cell office:value-type="float" office:value="1668.662354" calcext:value-type="float">
            <text:p>1668.662354</text:p>
          </table:table-cell>
          <table:table-cell office:value-type="float" office:value="1746.825073" calcext:value-type="float">
            <text:p>1746.825073</text:p>
          </table:table-cell>
          <table:table-cell table:number-columns-repeated="13"/>
        </table:table-row>
        <table:table-row table:style-name="ro1">
          <table:table-cell office:value-type="float" office:value="1673.197266" calcext:value-type="float">
            <text:p>1673.197266</text:p>
          </table:table-cell>
          <table:table-cell office:value-type="float" office:value="1734.226807" calcext:value-type="float">
            <text:p>1734.226807</text:p>
          </table:table-cell>
          <table:table-cell office:value-type="float" office:value="1670.655518" calcext:value-type="float">
            <text:p>1670.655518</text:p>
          </table:table-cell>
          <table:table-cell office:value-type="float" office:value="1738.289062" calcext:value-type="float">
            <text:p>1738.289062</text:p>
          </table:table-cell>
          <table:table-cell table:number-columns-repeated="13"/>
        </table:table-row>
        <table:table-row table:style-name="ro1">
          <table:table-cell office:value-type="float" office:value="1663.550415" calcext:value-type="float">
            <text:p>1663.550415</text:p>
          </table:table-cell>
          <table:table-cell office:value-type="float" office:value="1745.584961" calcext:value-type="float">
            <text:p>1745.584961</text:p>
          </table:table-cell>
          <table:table-cell office:value-type="float" office:value="1667.458374" calcext:value-type="float">
            <text:p>1667.458374</text:p>
          </table:table-cell>
          <table:table-cell office:value-type="float" office:value="1750.848267" calcext:value-type="float">
            <text:p>1750.848267</text:p>
          </table:table-cell>
          <table:table-cell table:number-columns-repeated="13"/>
        </table:table-row>
        <table:table-row table:style-name="ro1">
          <table:table-cell office:value-type="float" office:value="1664.599854" calcext:value-type="float">
            <text:p>1664.599854</text:p>
          </table:table-cell>
          <table:table-cell office:value-type="float" office:value="1745.151855" calcext:value-type="float">
            <text:p>1745.151855</text:p>
          </table:table-cell>
          <table:table-cell office:value-type="float" office:value="1665.020264" calcext:value-type="float">
            <text:p>1665.020264</text:p>
          </table:table-cell>
          <table:table-cell office:value-type="float" office:value="1747.454712" calcext:value-type="float">
            <text:p>1747.454712</text:p>
          </table:table-cell>
          <table:table-cell table:number-columns-repeated="13"/>
        </table:table-row>
        <table:table-row table:style-name="ro1">
          <table:table-cell office:value-type="float" office:value="1667.599121" calcext:value-type="float">
            <text:p>1667.599121</text:p>
          </table:table-cell>
          <table:table-cell office:value-type="float" office:value="1741.134644" calcext:value-type="float">
            <text:p>1741.134644</text:p>
          </table:table-cell>
          <table:table-cell office:value-type="float" office:value="1670.450928" calcext:value-type="float">
            <text:p>1670.450928</text:p>
          </table:table-cell>
          <table:table-cell office:value-type="float" office:value="1747.056885" calcext:value-type="float">
            <text:p>1747.056885</text:p>
          </table:table-cell>
          <table:table-cell table:number-columns-repeated="13"/>
        </table:table-row>
        <table:table-row table:style-name="ro1">
          <table:table-cell office:value-type="float" office:value="1666.547852" calcext:value-type="float">
            <text:p>1666.547852</text:p>
          </table:table-cell>
          <table:table-cell office:value-type="float" office:value="1740.710693" calcext:value-type="float">
            <text:p>1740.710693</text:p>
          </table:table-cell>
          <table:table-cell office:value-type="float" office:value="1668.207764" calcext:value-type="float">
            <text:p>1668.207764</text:p>
          </table:table-cell>
          <table:table-cell office:value-type="float" office:value="1744.560303" calcext:value-type="float">
            <text:p>1744.560303</text:p>
          </table:table-cell>
          <table:table-cell table:number-columns-repeated="13"/>
        </table:table-row>
        <table:table-row table:style-name="ro1">
          <table:table-cell office:value-type="float" office:value="1664.954468" calcext:value-type="float">
            <text:p>1664.954468</text:p>
          </table:table-cell>
          <table:table-cell office:value-type="float" office:value="1744.340088" calcext:value-type="float">
            <text:p>1744.340088</text:p>
          </table:table-cell>
          <table:table-cell office:value-type="float" office:value="1668.744507" calcext:value-type="float">
            <text:p>1668.744507</text:p>
          </table:table-cell>
          <table:table-cell office:value-type="float" office:value="1743.840942" calcext:value-type="float">
            <text:p>1743.840942</text:p>
          </table:table-cell>
          <table:table-cell table:number-columns-repeated="13"/>
        </table:table-row>
        <table:table-row table:style-name="ro1">
          <table:table-cell office:value-type="float" office:value="1667.950562" calcext:value-type="float">
            <text:p>1667.950562</text:p>
          </table:table-cell>
          <table:table-cell office:value-type="float" office:value="1733.601318" calcext:value-type="float">
            <text:p>1733.601318</text:p>
          </table:table-cell>
          <table:table-cell office:value-type="float" office:value="1669.029785" calcext:value-type="float">
            <text:p>1669.029785</text:p>
          </table:table-cell>
          <table:table-cell office:value-type="float" office:value="1737.543457" calcext:value-type="float">
            <text:p>1737.543457</text:p>
          </table:table-cell>
          <table:table-cell table:number-columns-repeated="13"/>
        </table:table-row>
        <table:table-row table:style-name="ro1">
          <table:table-cell office:value-type="float" office:value="1668.569092" calcext:value-type="float">
            <text:p>1668.569092</text:p>
          </table:table-cell>
          <table:table-cell office:value-type="float" office:value="1742.125244" calcext:value-type="float">
            <text:p>1742.125244</text:p>
          </table:table-cell>
          <table:table-cell office:value-type="float" office:value="1670.607178" calcext:value-type="float">
            <text:p>1670.607178</text:p>
          </table:table-cell>
          <table:table-cell office:value-type="float" office:value="1746.561768" calcext:value-type="float">
            <text:p>1746.561768</text:p>
          </table:table-cell>
          <table:table-cell table:number-columns-repeated="13"/>
        </table:table-row>
        <table:table-row table:style-name="ro1">
          <table:table-cell office:value-type="float" office:value="1664.950562" calcext:value-type="float">
            <text:p>1664.950562</text:p>
          </table:table-cell>
          <table:table-cell office:value-type="float" office:value="1743.753906" calcext:value-type="float">
            <text:p>1743.753906</text:p>
          </table:table-cell>
          <table:table-cell office:value-type="float" office:value="1666.667725" calcext:value-type="float">
            <text:p>1666.667725</text:p>
          </table:table-cell>
          <table:table-cell office:value-type="float" office:value="1743.559937" calcext:value-type="float">
            <text:p>1743.559937</text:p>
          </table:table-cell>
          <table:table-cell table:number-columns-repeated="13"/>
        </table:table-row>
        <table:table-row table:style-name="ro1">
          <table:table-cell office:value-type="float" office:value="1666.253052" calcext:value-type="float">
            <text:p>1666.253052</text:p>
          </table:table-cell>
          <table:table-cell office:value-type="float" office:value="1743.056519" calcext:value-type="float">
            <text:p>1743.056519</text:p>
          </table:table-cell>
          <table:table-cell office:value-type="float" office:value="1664.997681" calcext:value-type="float">
            <text:p>1664.997681</text:p>
          </table:table-cell>
          <table:table-cell office:value-type="float" office:value="1749.211914" calcext:value-type="float">
            <text:p>1749.211914</text:p>
          </table:table-cell>
          <table:table-cell table:number-columns-repeated="13"/>
        </table:table-row>
        <table:table-row table:style-name="ro1">
          <table:table-cell office:value-type="float" office:value="1664.080811" calcext:value-type="float">
            <text:p>1664.080811</text:p>
          </table:table-cell>
          <table:table-cell office:value-type="float" office:value="1742.310181" calcext:value-type="float">
            <text:p>1742.310181</text:p>
          </table:table-cell>
          <table:table-cell office:value-type="float" office:value="1665.131958" calcext:value-type="float">
            <text:p>1665.131958</text:p>
          </table:table-cell>
          <table:table-cell office:value-type="float" office:value="1748.805542" calcext:value-type="float">
            <text:p>1748.805542</text:p>
          </table:table-cell>
          <table:table-cell table:number-columns-repeated="13"/>
        </table:table-row>
        <table:table-row table:style-name="ro1">
          <table:table-cell office:value-type="float" office:value="1663.441528" calcext:value-type="float">
            <text:p>1663.441528</text:p>
          </table:table-cell>
          <table:table-cell office:value-type="float" office:value="1748.610352" calcext:value-type="float">
            <text:p>1748.610352</text:p>
          </table:table-cell>
          <table:table-cell office:value-type="float" office:value="1665.978516" calcext:value-type="float">
            <text:p>1665.978516</text:p>
          </table:table-cell>
          <table:table-cell office:value-type="float" office:value="1751.765259" calcext:value-type="float">
            <text:p>1751.765259</text:p>
          </table:table-cell>
          <table:table-cell table:number-columns-repeated="13"/>
        </table:table-row>
        <table:table-row table:style-name="ro1">
          <table:table-cell office:value-type="float" office:value="1668.025024" calcext:value-type="float">
            <text:p>1668.025024</text:p>
          </table:table-cell>
          <table:table-cell office:value-type="float" office:value="1739.18042" calcext:value-type="float">
            <text:p>1739.18042</text:p>
          </table:table-cell>
          <table:table-cell office:value-type="float" office:value="1670.953247" calcext:value-type="float">
            <text:p>1670.953247</text:p>
          </table:table-cell>
          <table:table-cell office:value-type="float" office:value="1740.109009" calcext:value-type="float">
            <text:p>1740.109009</text:p>
          </table:table-cell>
          <table:table-cell table:number-columns-repeated="13"/>
        </table:table-row>
        <table:table-row table:style-name="ro1">
          <table:table-cell office:value-type="float" office:value="1665.454224" calcext:value-type="float">
            <text:p>1665.454224</text:p>
          </table:table-cell>
          <table:table-cell office:value-type="float" office:value="1743.849365" calcext:value-type="float">
            <text:p>1743.849365</text:p>
          </table:table-cell>
          <table:table-cell office:value-type="float" office:value="1666.496582" calcext:value-type="float">
            <text:p>1666.496582</text:p>
          </table:table-cell>
          <table:table-cell office:value-type="float" office:value="1745.16626" calcext:value-type="float">
            <text:p>1745.16626</text:p>
          </table:table-cell>
          <table:table-cell table:number-columns-repeated="13"/>
        </table:table-row>
        <table:table-row table:style-name="ro1">
          <table:table-cell office:value-type="float" office:value="1665.860962" calcext:value-type="float">
            <text:p>1665.860962</text:p>
          </table:table-cell>
          <table:table-cell office:value-type="float" office:value="1744.075928" calcext:value-type="float">
            <text:p>1744.075928</text:p>
          </table:table-cell>
          <table:table-cell office:value-type="float" office:value="1665.92395" calcext:value-type="float">
            <text:p>1665.92395</text:p>
          </table:table-cell>
          <table:table-cell office:value-type="float" office:value="1746.968994" calcext:value-type="float">
            <text:p>1746.968994</text:p>
          </table:table-cell>
          <table:table-cell table:number-columns-repeated="13"/>
        </table:table-row>
        <table:table-row table:style-name="ro1">
          <table:table-cell office:value-type="float" office:value="1667.856323" calcext:value-type="float">
            <text:p>1667.856323</text:p>
          </table:table-cell>
          <table:table-cell office:value-type="float" office:value="1736.800659" calcext:value-type="float">
            <text:p>1736.800659</text:p>
          </table:table-cell>
          <table:table-cell office:value-type="float" office:value="1670.242432" calcext:value-type="float">
            <text:p>1670.242432</text:p>
          </table:table-cell>
          <table:table-cell office:value-type="float" office:value="1741.077393" calcext:value-type="float">
            <text:p>1741.077393</text:p>
          </table:table-cell>
          <table:table-cell table:number-columns-repeated="13"/>
        </table:table-row>
        <table:table-row table:style-name="ro1">
          <table:table-cell office:value-type="float" office:value="1663.194092" calcext:value-type="float">
            <text:p>1663.194092</text:p>
          </table:table-cell>
          <table:table-cell office:value-type="float" office:value="1744.630371" calcext:value-type="float">
            <text:p>1744.630371</text:p>
          </table:table-cell>
          <table:table-cell office:value-type="float" office:value="1666.196777" calcext:value-type="float">
            <text:p>1666.196777</text:p>
          </table:table-cell>
          <table:table-cell office:value-type="float" office:value="1748.83313" calcext:value-type="float">
            <text:p>1748.83313</text:p>
          </table:table-cell>
          <table:table-cell table:number-columns-repeated="13"/>
        </table:table-row>
        <table:table-row table:style-name="ro1">
          <table:table-cell office:value-type="float" office:value="1668.307373" calcext:value-type="float">
            <text:p>1668.307373</text:p>
          </table:table-cell>
          <table:table-cell office:value-type="float" office:value="1735.249756" calcext:value-type="float">
            <text:p>1735.249756</text:p>
          </table:table-cell>
          <table:table-cell office:value-type="float" office:value="1667.661865" calcext:value-type="float">
            <text:p>1667.661865</text:p>
          </table:table-cell>
          <table:table-cell office:value-type="float" office:value="1739.817139" calcext:value-type="float">
            <text:p>1739.817139</text:p>
          </table:table-cell>
          <table:table-cell table:number-columns-repeated="13"/>
        </table:table-row>
        <table:table-row table:style-name="ro1">
          <table:table-cell office:value-type="float" office:value="1668.650757" calcext:value-type="float">
            <text:p>1668.650757</text:p>
          </table:table-cell>
          <table:table-cell office:value-type="float" office:value="1736.287109" calcext:value-type="float">
            <text:p>1736.287109</text:p>
          </table:table-cell>
          <table:table-cell office:value-type="float" office:value="1670.319946" calcext:value-type="float">
            <text:p>1670.319946</text:p>
          </table:table-cell>
          <table:table-cell office:value-type="float" office:value="1736.671631" calcext:value-type="float">
            <text:p>1736.671631</text:p>
          </table:table-cell>
          <table:table-cell table:number-columns-repeated="13"/>
        </table:table-row>
        <table:table-row table:style-name="ro1">
          <table:table-cell office:value-type="float" office:value="1662.724487" calcext:value-type="float">
            <text:p>1662.724487</text:p>
          </table:table-cell>
          <table:table-cell office:value-type="float" office:value="1743.8396" calcext:value-type="float">
            <text:p>1743.8396</text:p>
          </table:table-cell>
          <table:table-cell office:value-type="float" office:value="1665.671509" calcext:value-type="float">
            <text:p>1665.671509</text:p>
          </table:table-cell>
          <table:table-cell office:value-type="float" office:value="1745.007324" calcext:value-type="float">
            <text:p>1745.007324</text:p>
          </table:table-cell>
          <table:table-cell table:number-columns-repeated="13"/>
        </table:table-row>
        <table:table-row table:style-name="ro1">
          <table:table-cell office:value-type="float" office:value="1669.035889" calcext:value-type="float">
            <text:p>1669.035889</text:p>
          </table:table-cell>
          <table:table-cell office:value-type="float" office:value="1730.778198" calcext:value-type="float">
            <text:p>1730.778198</text:p>
          </table:table-cell>
          <table:table-cell office:value-type="float" office:value="1671.292969" calcext:value-type="float">
            <text:p>1671.292969</text:p>
          </table:table-cell>
          <table:table-cell office:value-type="float" office:value="1734.519409" calcext:value-type="float">
            <text:p>1734.519409</text:p>
          </table:table-cell>
          <table:table-cell table:number-columns-repeated="13"/>
        </table:table-row>
        <table:table-row table:style-name="ro1">
          <table:table-cell office:value-type="float" office:value="1665.874268" calcext:value-type="float">
            <text:p>1665.874268</text:p>
          </table:table-cell>
          <table:table-cell office:value-type="float" office:value="1741.286865" calcext:value-type="float">
            <text:p>1741.286865</text:p>
          </table:table-cell>
          <table:table-cell office:value-type="float" office:value="1668.865356" calcext:value-type="float">
            <text:p>1668.865356</text:p>
          </table:table-cell>
          <table:table-cell office:value-type="float" office:value="1743.946899" calcext:value-type="float">
            <text:p>1743.946899</text:p>
          </table:table-cell>
          <table:table-cell table:number-columns-repeated="13"/>
        </table:table-row>
        <table:table-row table:style-name="ro1">
          <table:table-cell office:value-type="float" office:value="1667.969971" calcext:value-type="float">
            <text:p>1667.969971</text:p>
          </table:table-cell>
          <table:table-cell office:value-type="float" office:value="1740.38269" calcext:value-type="float">
            <text:p>1740.38269</text:p>
          </table:table-cell>
          <table:table-cell office:value-type="float" office:value="1669.593262" calcext:value-type="float">
            <text:p>1669.593262</text:p>
          </table:table-cell>
          <table:table-cell office:value-type="float" office:value="1741.015625" calcext:value-type="float">
            <text:p>1741.015625</text:p>
          </table:table-cell>
          <table:table-cell table:number-columns-repeated="13"/>
        </table:table-row>
        <table:table-row table:style-name="ro1">
          <table:table-cell office:value-type="float" office:value="1670.520142" calcext:value-type="float">
            <text:p>1670.520142</text:p>
          </table:table-cell>
          <table:table-cell office:value-type="float" office:value="1737.501953" calcext:value-type="float">
            <text:p>1737.501953</text:p>
          </table:table-cell>
          <table:table-cell office:value-type="float" office:value="1670.093994" calcext:value-type="float">
            <text:p>1670.093994</text:p>
          </table:table-cell>
          <table:table-cell office:value-type="float" office:value="1742.473999" calcext:value-type="float">
            <text:p>1742.473999</text:p>
          </table:table-cell>
          <table:table-cell table:number-columns-repeated="13"/>
        </table:table-row>
        <table:table-row table:style-name="ro1">
          <table:table-cell office:value-type="float" office:value="1669.212646" calcext:value-type="float">
            <text:p>1669.212646</text:p>
          </table:table-cell>
          <table:table-cell office:value-type="float" office:value="1748.525757" calcext:value-type="float">
            <text:p>1748.525757</text:p>
          </table:table-cell>
          <table:table-cell office:value-type="float" office:value="1671.921265" calcext:value-type="float">
            <text:p>1671.921265</text:p>
          </table:table-cell>
          <table:table-cell office:value-type="float" office:value="1750.654297" calcext:value-type="float">
            <text:p>1750.654297</text:p>
          </table:table-cell>
          <table:table-cell table:number-columns-repeated="13"/>
        </table:table-row>
        <table:table-row table:style-name="ro1">
          <table:table-cell office:value-type="float" office:value="1666.903198" calcext:value-type="float">
            <text:p>1666.903198</text:p>
          </table:table-cell>
          <table:table-cell office:value-type="float" office:value="1744.158447" calcext:value-type="float">
            <text:p>1744.158447</text:p>
          </table:table-cell>
          <table:table-cell office:value-type="float" office:value="1673.721191" calcext:value-type="float">
            <text:p>1673.721191</text:p>
          </table:table-cell>
          <table:table-cell office:value-type="float" office:value="1744.921387" calcext:value-type="float">
            <text:p>1744.921387</text:p>
          </table:table-cell>
          <table:table-cell table:number-columns-repeated="13"/>
        </table:table-row>
        <table:table-row table:style-name="ro1">
          <table:table-cell office:value-type="float" office:value="1672.206055" calcext:value-type="float">
            <text:p>1672.206055</text:p>
          </table:table-cell>
          <table:table-cell office:value-type="float" office:value="1738.026123" calcext:value-type="float">
            <text:p>1738.026123</text:p>
          </table:table-cell>
          <table:table-cell office:value-type="float" office:value="1671.634399" calcext:value-type="float">
            <text:p>1671.634399</text:p>
          </table:table-cell>
          <table:table-cell office:value-type="float" office:value="1740.751709" calcext:value-type="float">
            <text:p>1740.751709</text:p>
          </table:table-cell>
          <table:table-cell table:number-columns-repeated="13"/>
        </table:table-row>
        <table:table-row table:style-name="ro1">
          <table:table-cell office:value-type="float" office:value="1666.151123" calcext:value-type="float">
            <text:p>1666.151123</text:p>
          </table:table-cell>
          <table:table-cell office:value-type="float" office:value="1744.973267" calcext:value-type="float">
            <text:p>1744.973267</text:p>
          </table:table-cell>
          <table:table-cell office:value-type="float" office:value="1667.708252" calcext:value-type="float">
            <text:p>1667.708252</text:p>
          </table:table-cell>
          <table:table-cell office:value-type="float" office:value="1746.541992" calcext:value-type="float">
            <text:p>1746.541992</text:p>
          </table:table-cell>
          <table:table-cell table:number-columns-repeated="13"/>
        </table:table-row>
        <table:table-row table:style-name="ro1">
          <table:table-cell office:value-type="float" office:value="1672.018188" calcext:value-type="float">
            <text:p>1672.018188</text:p>
          </table:table-cell>
          <table:table-cell office:value-type="float" office:value="1736.824463" calcext:value-type="float">
            <text:p>1736.824463</text:p>
          </table:table-cell>
          <table:table-cell office:value-type="float" office:value="1674.895996" calcext:value-type="float">
            <text:p>1674.895996</text:p>
          </table:table-cell>
          <table:table-cell office:value-type="float" office:value="1738.319336" calcext:value-type="float">
            <text:p>1738.319336</text:p>
          </table:table-cell>
          <table:table-cell table:number-columns-repeated="13"/>
        </table:table-row>
        <table:table-row table:style-name="ro1">
          <table:table-cell office:value-type="float" office:value="1668.398438" calcext:value-type="float">
            <text:p>1668.398438</text:p>
          </table:table-cell>
          <table:table-cell office:value-type="float" office:value="1738.400879" calcext:value-type="float">
            <text:p>1738.400879</text:p>
          </table:table-cell>
          <table:table-cell office:value-type="float" office:value="1672.010132" calcext:value-type="float">
            <text:p>1672.010132</text:p>
          </table:table-cell>
          <table:table-cell office:value-type="float" office:value="1740.036499" calcext:value-type="float">
            <text:p>1740.036499</text:p>
          </table:table-cell>
          <table:table-cell table:number-columns-repeated="13"/>
        </table:table-row>
        <table:table-row table:style-name="ro1">
          <table:table-cell office:value-type="float" office:value="1665.611694" calcext:value-type="float">
            <text:p>1665.611694</text:p>
          </table:table-cell>
          <table:table-cell office:value-type="float" office:value="1741.188721" calcext:value-type="float">
            <text:p>1741.188721</text:p>
          </table:table-cell>
          <table:table-cell office:value-type="float" office:value="1669.140869" calcext:value-type="float">
            <text:p>1669.140869</text:p>
          </table:table-cell>
          <table:table-cell office:value-type="float" office:value="1740.906006" calcext:value-type="float">
            <text:p>1740.906006</text:p>
          </table:table-cell>
          <table:table-cell table:number-columns-repeated="13"/>
        </table:table-row>
        <table:table-row table:style-name="ro1">
          <table:table-cell office:value-type="float" office:value="1672.807983" calcext:value-type="float">
            <text:p>1672.807983</text:p>
          </table:table-cell>
          <table:table-cell office:value-type="float" office:value="1741.580078" calcext:value-type="float">
            <text:p>1741.580078</text:p>
          </table:table-cell>
          <table:table-cell office:value-type="float" office:value="1674.06665" calcext:value-type="float">
            <text:p>1674.06665</text:p>
          </table:table-cell>
          <table:table-cell office:value-type="float" office:value="1741.149658" calcext:value-type="float">
            <text:p>1741.149658</text:p>
          </table:table-cell>
          <table:table-cell table:number-columns-repeated="13"/>
        </table:table-row>
        <table:table-row table:style-name="ro1">
          <table:table-cell office:value-type="float" office:value="1670.959717" calcext:value-type="float">
            <text:p>1670.959717</text:p>
          </table:table-cell>
          <table:table-cell office:value-type="float" office:value="1738.603149" calcext:value-type="float">
            <text:p>1738.603149</text:p>
          </table:table-cell>
          <table:table-cell office:value-type="float" office:value="1671.208984" calcext:value-type="float">
            <text:p>1671.208984</text:p>
          </table:table-cell>
          <table:table-cell office:value-type="float" office:value="1739.049927" calcext:value-type="float">
            <text:p>1739.049927</text:p>
          </table:table-cell>
          <table:table-cell table:number-columns-repeated="13"/>
        </table:table-row>
        <table:table-row table:style-name="ro1">
          <table:table-cell office:value-type="float" office:value="1666.806885" calcext:value-type="float">
            <text:p>1666.806885</text:p>
          </table:table-cell>
          <table:table-cell office:value-type="float" office:value="1740.26355" calcext:value-type="float">
            <text:p>1740.26355</text:p>
          </table:table-cell>
          <table:table-cell office:value-type="float" office:value="1669.695312" calcext:value-type="float">
            <text:p>1669.695312</text:p>
          </table:table-cell>
          <table:table-cell office:value-type="float" office:value="1742.328003" calcext:value-type="float">
            <text:p>1742.328003</text:p>
          </table:table-cell>
          <table:table-cell table:number-columns-repeated="13"/>
        </table:table-row>
        <table:table-row table:style-name="ro1">
          <table:table-cell office:value-type="float" office:value="1667.200928" calcext:value-type="float">
            <text:p>1667.200928</text:p>
          </table:table-cell>
          <table:table-cell office:value-type="float" office:value="1735.844849" calcext:value-type="float">
            <text:p>1735.844849</text:p>
          </table:table-cell>
          <table:table-cell office:value-type="float" office:value="1668.016235" calcext:value-type="float">
            <text:p>1668.016235</text:p>
          </table:table-cell>
          <table:table-cell office:value-type="float" office:value="1741.236938" calcext:value-type="float">
            <text:p>1741.236938</text:p>
          </table:table-cell>
          <table:table-cell table:number-columns-repeated="13"/>
        </table:table-row>
        <table:table-row table:style-name="ro1">
          <table:table-cell office:value-type="float" office:value="1668.14563" calcext:value-type="float">
            <text:p>1668.14563</text:p>
          </table:table-cell>
          <table:table-cell office:value-type="float" office:value="1741.830811" calcext:value-type="float">
            <text:p>1741.830811</text:p>
          </table:table-cell>
          <table:table-cell office:value-type="float" office:value="1668.737061" calcext:value-type="float">
            <text:p>1668.737061</text:p>
          </table:table-cell>
          <table:table-cell office:value-type="float" office:value="1742.156616" calcext:value-type="float">
            <text:p>1742.156616</text:p>
          </table:table-cell>
          <table:table-cell table:number-columns-repeated="13"/>
        </table:table-row>
        <table:table-row table:style-name="ro1">
          <table:table-cell office:value-type="float" office:value="1662.103271" calcext:value-type="float">
            <text:p>1662.103271</text:p>
          </table:table-cell>
          <table:table-cell office:value-type="float" office:value="1750.998657" calcext:value-type="float">
            <text:p>1750.998657</text:p>
          </table:table-cell>
          <table:table-cell office:value-type="float" office:value="1664.563721" calcext:value-type="float">
            <text:p>1664.563721</text:p>
          </table:table-cell>
          <table:table-cell office:value-type="float" office:value="1752.488159" calcext:value-type="float">
            <text:p>1752.488159</text:p>
          </table:table-cell>
          <table:table-cell table:number-columns-repeated="13"/>
        </table:table-row>
        <table:table-row table:style-name="ro1">
          <table:table-cell office:value-type="float" office:value="1666.412964" calcext:value-type="float">
            <text:p>1666.412964</text:p>
          </table:table-cell>
          <table:table-cell office:value-type="float" office:value="1739.69165" calcext:value-type="float">
            <text:p>1739.69165</text:p>
          </table:table-cell>
          <table:table-cell office:value-type="float" office:value="1671.954102" calcext:value-type="float">
            <text:p>1671.954102</text:p>
          </table:table-cell>
          <table:table-cell office:value-type="float" office:value="1739.713501" calcext:value-type="float">
            <text:p>1739.713501</text:p>
          </table:table-cell>
          <table:table-cell table:number-columns-repeated="13"/>
        </table:table-row>
        <table:table-row table:style-name="ro1">
          <table:table-cell office:value-type="float" office:value="1669.134033" calcext:value-type="float">
            <text:p>1669.134033</text:p>
          </table:table-cell>
          <table:table-cell office:value-type="float" office:value="1738.55127" calcext:value-type="float">
            <text:p>1738.55127</text:p>
          </table:table-cell>
          <table:table-cell office:value-type="float" office:value="1669.828125" calcext:value-type="float">
            <text:p>1669.828125</text:p>
          </table:table-cell>
          <table:table-cell office:value-type="float" office:value="1741.304199" calcext:value-type="float">
            <text:p>1741.304199</text:p>
          </table:table-cell>
          <table:table-cell table:number-columns-repeated="13"/>
        </table:table-row>
        <table:table-row table:style-name="ro1">
          <table:table-cell office:value-type="float" office:value="1666.753784" calcext:value-type="float">
            <text:p>1666.753784</text:p>
          </table:table-cell>
          <table:table-cell office:value-type="float" office:value="1744.682129" calcext:value-type="float">
            <text:p>1744.682129</text:p>
          </table:table-cell>
          <table:table-cell office:value-type="float" office:value="1670.629883" calcext:value-type="float">
            <text:p>1670.629883</text:p>
          </table:table-cell>
          <table:table-cell office:value-type="float" office:value="1748.025146" calcext:value-type="float">
            <text:p>1748.025146</text:p>
          </table:table-cell>
          <table:table-cell table:number-columns-repeated="13"/>
        </table:table-row>
        <table:table-row table:style-name="ro1">
          <table:table-cell office:value-type="float" office:value="1665.282349" calcext:value-type="float">
            <text:p>1665.282349</text:p>
          </table:table-cell>
          <table:table-cell office:value-type="float" office:value="1743.518677" calcext:value-type="float">
            <text:p>1743.518677</text:p>
          </table:table-cell>
          <table:table-cell office:value-type="float" office:value="1668.278198" calcext:value-type="float">
            <text:p>1668.278198</text:p>
          </table:table-cell>
          <table:table-cell office:value-type="float" office:value="1747.051025" calcext:value-type="float">
            <text:p>1747.051025</text:p>
          </table:table-cell>
          <table:table-cell table:number-columns-repeated="13"/>
        </table:table-row>
        <table:table-row table:style-name="ro1">
          <table:table-cell office:value-type="float" office:value="1668.853271" calcext:value-type="float">
            <text:p>1668.853271</text:p>
          </table:table-cell>
          <table:table-cell office:value-type="float" office:value="1736.220093" calcext:value-type="float">
            <text:p>1736.220093</text:p>
          </table:table-cell>
          <table:table-cell office:value-type="float" office:value="1669.653687" calcext:value-type="float">
            <text:p>1669.653687</text:p>
          </table:table-cell>
          <table:table-cell office:value-type="float" office:value="1738.438721" calcext:value-type="float">
            <text:p>1738.438721</text:p>
          </table:table-cell>
          <table:table-cell table:number-columns-repeated="13"/>
        </table:table-row>
        <table:table-row table:style-name="ro1">
          <table:table-cell office:value-type="float" office:value="1665.595703" calcext:value-type="float">
            <text:p>1665.595703</text:p>
          </table:table-cell>
          <table:table-cell office:value-type="float" office:value="1745.522217" calcext:value-type="float">
            <text:p>1745.522217</text:p>
          </table:table-cell>
          <table:table-cell office:value-type="float" office:value="1666.308838" calcext:value-type="float">
            <text:p>1666.308838</text:p>
          </table:table-cell>
          <table:table-cell office:value-type="float" office:value="1749.359253" calcext:value-type="float">
            <text:p>1749.359253</text:p>
          </table:table-cell>
          <table:table-cell table:number-columns-repeated="13"/>
        </table:table-row>
        <table:table-row table:style-name="ro1">
          <table:table-cell office:value-type="float" office:value="1671.138672" calcext:value-type="float">
            <text:p>1671.138672</text:p>
          </table:table-cell>
          <table:table-cell office:value-type="float" office:value="1733.958008" calcext:value-type="float">
            <text:p>1733.958008</text:p>
          </table:table-cell>
          <table:table-cell office:value-type="float" office:value="1669.98291" calcext:value-type="float">
            <text:p>1669.98291</text:p>
          </table:table-cell>
          <table:table-cell office:value-type="float" office:value="1738.189819" calcext:value-type="float">
            <text:p>1738.189819</text:p>
          </table:table-cell>
          <table:table-cell table:number-columns-repeated="13"/>
        </table:table-row>
        <table:table-row table:style-name="ro1">
          <table:table-cell office:value-type="float" office:value="1664.774414" calcext:value-type="float">
            <text:p>1664.774414</text:p>
          </table:table-cell>
          <table:table-cell office:value-type="float" office:value="1746.685425" calcext:value-type="float">
            <text:p>1746.685425</text:p>
          </table:table-cell>
          <table:table-cell office:value-type="float" office:value="1666.367065" calcext:value-type="float">
            <text:p>1666.367065</text:p>
          </table:table-cell>
          <table:table-cell office:value-type="float" office:value="1749.684326" calcext:value-type="float">
            <text:p>1749.684326</text:p>
          </table:table-cell>
          <table:table-cell table:number-columns-repeated="13"/>
        </table:table-row>
        <table:table-row table:style-name="ro1">
          <table:table-cell office:value-type="float" office:value="1670.20874" calcext:value-type="float">
            <text:p>1670.20874</text:p>
          </table:table-cell>
          <table:table-cell office:value-type="float" office:value="1739.231079" calcext:value-type="float">
            <text:p>1739.231079</text:p>
          </table:table-cell>
          <table:table-cell office:value-type="float" office:value="1672.556152" calcext:value-type="float">
            <text:p>1672.556152</text:p>
          </table:table-cell>
          <table:table-cell office:value-type="float" office:value="1737.65686" calcext:value-type="float">
            <text:p>1737.65686</text:p>
          </table:table-cell>
          <table:table-cell table:number-columns-repeated="13"/>
        </table:table-row>
        <table:table-row table:style-name="ro1">
          <table:table-cell office:value-type="float" office:value="1662.835083" calcext:value-type="float">
            <text:p>1662.835083</text:p>
          </table:table-cell>
          <table:table-cell office:value-type="float" office:value="1747.067871" calcext:value-type="float">
            <text:p>1747.067871</text:p>
          </table:table-cell>
          <table:table-cell office:value-type="float" office:value="1666.240356" calcext:value-type="float">
            <text:p>1666.240356</text:p>
          </table:table-cell>
          <table:table-cell office:value-type="float" office:value="1749.763794" calcext:value-type="float">
            <text:p>1749.763794</text:p>
          </table:table-cell>
          <table:table-cell table:number-columns-repeated="13"/>
        </table:table-row>
        <table:table-row table:style-name="ro1">
          <table:table-cell office:value-type="float" office:value="1666.706299" calcext:value-type="float">
            <text:p>1666.706299</text:p>
          </table:table-cell>
          <table:table-cell office:value-type="float" office:value="1741.278564" calcext:value-type="float">
            <text:p>1741.278564</text:p>
          </table:table-cell>
          <table:table-cell office:value-type="float" office:value="1669.203735" calcext:value-type="float">
            <text:p>1669.203735</text:p>
          </table:table-cell>
          <table:table-cell office:value-type="float" office:value="1743.021484" calcext:value-type="float">
            <text:p>1743.021484</text:p>
          </table:table-cell>
          <table:table-cell table:number-columns-repeated="13"/>
        </table:table-row>
        <table:table-row table:style-name="ro1">
          <table:table-cell office:value-type="float" office:value="1669.244263" calcext:value-type="float">
            <text:p>1669.244263</text:p>
          </table:table-cell>
          <table:table-cell office:value-type="float" office:value="1740.935059" calcext:value-type="float">
            <text:p>1740.935059</text:p>
          </table:table-cell>
          <table:table-cell office:value-type="float" office:value="1671.108643" calcext:value-type="float">
            <text:p>1671.108643</text:p>
          </table:table-cell>
          <table:table-cell office:value-type="float" office:value="1742.916016" calcext:value-type="float">
            <text:p>1742.916016</text:p>
          </table:table-cell>
          <table:table-cell table:number-columns-repeated="13"/>
        </table:table-row>
        <table:table-row table:style-name="ro1">
          <table:table-cell office:value-type="float" office:value="1669.081055" calcext:value-type="float">
            <text:p>1669.081055</text:p>
          </table:table-cell>
          <table:table-cell office:value-type="float" office:value="1743.389038" calcext:value-type="float">
            <text:p>1743.389038</text:p>
          </table:table-cell>
          <table:table-cell office:value-type="float" office:value="1671.537964" calcext:value-type="float">
            <text:p>1671.537964</text:p>
          </table:table-cell>
          <table:table-cell office:value-type="float" office:value="1743.2146" calcext:value-type="float">
            <text:p>1743.2146</text:p>
          </table:table-cell>
          <table:table-cell table:number-columns-repeated="13"/>
        </table:table-row>
        <table:table-row table:style-name="ro1">
          <table:table-cell office:value-type="float" office:value="1671.410034" calcext:value-type="float">
            <text:p>1671.410034</text:p>
          </table:table-cell>
          <table:table-cell office:value-type="float" office:value="1736.413452" calcext:value-type="float">
            <text:p>1736.413452</text:p>
          </table:table-cell>
          <table:table-cell office:value-type="float" office:value="1671.602539" calcext:value-type="float">
            <text:p>1671.602539</text:p>
          </table:table-cell>
          <table:table-cell office:value-type="float" office:value="1741.827393" calcext:value-type="float">
            <text:p>1741.827393</text:p>
          </table:table-cell>
          <table:table-cell table:number-columns-repeated="13"/>
        </table:table-row>
        <table:table-row table:style-name="ro1">
          <table:table-cell office:value-type="float" office:value="1667.586426" calcext:value-type="float">
            <text:p>1667.586426</text:p>
          </table:table-cell>
          <table:table-cell office:value-type="float" office:value="1749.553467" calcext:value-type="float">
            <text:p>1749.553467</text:p>
          </table:table-cell>
          <table:table-cell office:value-type="float" office:value="1669.491455" calcext:value-type="float">
            <text:p>1669.491455</text:p>
          </table:table-cell>
          <table:table-cell office:value-type="float" office:value="1751.029297" calcext:value-type="float">
            <text:p>1751.029297</text:p>
          </table:table-cell>
          <table:table-cell table:number-columns-repeated="13"/>
        </table:table-row>
        <table:table-row table:style-name="ro1">
          <table:table-cell office:value-type="float" office:value="1666.853394" calcext:value-type="float">
            <text:p>1666.853394</text:p>
          </table:table-cell>
          <table:table-cell office:value-type="float" office:value="1744.789551" calcext:value-type="float">
            <text:p>1744.789551</text:p>
          </table:table-cell>
          <table:table-cell office:value-type="float" office:value="1675.264648" calcext:value-type="float">
            <text:p>1675.264648</text:p>
          </table:table-cell>
          <table:table-cell office:value-type="float" office:value="1744.338501" calcext:value-type="float">
            <text:p>1744.338501</text:p>
          </table:table-cell>
          <table:table-cell table:number-columns-repeated="13"/>
        </table:table-row>
        <table:table-row table:style-name="ro1">
          <table:table-cell office:value-type="float" office:value="1666.855469" calcext:value-type="float">
            <text:p>1666.855469</text:p>
          </table:table-cell>
          <table:table-cell office:value-type="float" office:value="1751.174927" calcext:value-type="float">
            <text:p>1751.174927</text:p>
          </table:table-cell>
          <table:table-cell office:value-type="float" office:value="1670.644775" calcext:value-type="float">
            <text:p>1670.644775</text:p>
          </table:table-cell>
          <table:table-cell office:value-type="float" office:value="1752.605225" calcext:value-type="float">
            <text:p>1752.605225</text:p>
          </table:table-cell>
          <table:table-cell table:number-columns-repeated="13"/>
        </table:table-row>
        <table:table-row table:style-name="ro1">
          <table:table-cell office:value-type="float" office:value="1667.045288" calcext:value-type="float">
            <text:p>1667.045288</text:p>
          </table:table-cell>
          <table:table-cell office:value-type="float" office:value="1745.609009" calcext:value-type="float">
            <text:p>1745.609009</text:p>
          </table:table-cell>
          <table:table-cell office:value-type="float" office:value="1670.140381" calcext:value-type="float">
            <text:p>1670.140381</text:p>
          </table:table-cell>
          <table:table-cell office:value-type="float" office:value="1749.552124" calcext:value-type="float">
            <text:p>1749.552124</text:p>
          </table:table-cell>
          <table:table-cell table:number-columns-repeated="13"/>
        </table:table-row>
        <table:table-row table:style-name="ro1">
          <table:table-cell office:value-type="float" office:value="1670.025269" calcext:value-type="float">
            <text:p>1670.025269</text:p>
          </table:table-cell>
          <table:table-cell office:value-type="float" office:value="1740.303711" calcext:value-type="float">
            <text:p>1740.303711</text:p>
          </table:table-cell>
          <table:table-cell office:value-type="float" office:value="1672.195801" calcext:value-type="float">
            <text:p>1672.195801</text:p>
          </table:table-cell>
          <table:table-cell office:value-type="float" office:value="1743.59375" calcext:value-type="float">
            <text:p>1743.59375</text:p>
          </table:table-cell>
          <table:table-cell table:number-columns-repeated="13"/>
        </table:table-row>
        <table:table-row table:style-name="ro1">
          <table:table-cell office:value-type="float" office:value="1671.802612" calcext:value-type="float">
            <text:p>1671.802612</text:p>
          </table:table-cell>
          <table:table-cell office:value-type="float" office:value="1748.802246" calcext:value-type="float">
            <text:p>1748.802246</text:p>
          </table:table-cell>
          <table:table-cell office:value-type="float" office:value="1671.463379" calcext:value-type="float">
            <text:p>1671.463379</text:p>
          </table:table-cell>
          <table:table-cell office:value-type="float" office:value="1747.924194" calcext:value-type="float">
            <text:p>1747.924194</text:p>
          </table:table-cell>
          <table:table-cell table:number-columns-repeated="13"/>
        </table:table-row>
        <table:table-row table:style-name="ro1">
          <table:table-cell office:value-type="float" office:value="1667.018433" calcext:value-type="float">
            <text:p>1667.018433</text:p>
          </table:table-cell>
          <table:table-cell office:value-type="float" office:value="1739.979126" calcext:value-type="float">
            <text:p>1739.979126</text:p>
          </table:table-cell>
          <table:table-cell office:value-type="float" office:value="1669.661133" calcext:value-type="float">
            <text:p>1669.661133</text:p>
          </table:table-cell>
          <table:table-cell office:value-type="float" office:value="1744.702637" calcext:value-type="float">
            <text:p>1744.702637</text:p>
          </table:table-cell>
          <table:table-cell table:number-columns-repeated="13"/>
        </table:table-row>
        <table:table-row table:style-name="ro1">
          <table:table-cell office:value-type="float" office:value="1663.294556" calcext:value-type="float">
            <text:p>1663.294556</text:p>
          </table:table-cell>
          <table:table-cell office:value-type="float" office:value="1747.729248" calcext:value-type="float">
            <text:p>1747.729248</text:p>
          </table:table-cell>
          <table:table-cell office:value-type="float" office:value="1669.876831" calcext:value-type="float">
            <text:p>1669.876831</text:p>
          </table:table-cell>
          <table:table-cell office:value-type="float" office:value="1749.650391" calcext:value-type="float">
            <text:p>1749.650391</text:p>
          </table:table-cell>
          <table:table-cell table:number-columns-repeated="13"/>
        </table:table-row>
        <table:table-row table:style-name="ro1">
          <table:table-cell office:value-type="float" office:value="1669.596924" calcext:value-type="float">
            <text:p>1669.596924</text:p>
          </table:table-cell>
          <table:table-cell office:value-type="float" office:value="1740.974487" calcext:value-type="float">
            <text:p>1740.974487</text:p>
          </table:table-cell>
          <table:table-cell office:value-type="float" office:value="1668.352661" calcext:value-type="float">
            <text:p>1668.352661</text:p>
          </table:table-cell>
          <table:table-cell office:value-type="float" office:value="1745.701904" calcext:value-type="float">
            <text:p>1745.701904</text:p>
          </table:table-cell>
          <table:table-cell table:number-columns-repeated="13"/>
        </table:table-row>
        <table:table-row table:style-name="ro1">
          <table:table-cell office:value-type="float" office:value="1671.300293" calcext:value-type="float">
            <text:p>1671.300293</text:p>
          </table:table-cell>
          <table:table-cell office:value-type="float" office:value="1739.487427" calcext:value-type="float">
            <text:p>1739.487427</text:p>
          </table:table-cell>
          <table:table-cell office:value-type="float" office:value="1672.615723" calcext:value-type="float">
            <text:p>1672.615723</text:p>
          </table:table-cell>
          <table:table-cell office:value-type="float" office:value="1740.452637" calcext:value-type="float">
            <text:p>1740.452637</text:p>
          </table:table-cell>
          <table:table-cell table:number-columns-repeated="13"/>
        </table:table-row>
        <table:table-row table:style-name="ro1">
          <table:table-cell office:value-type="float" office:value="1664.900024" calcext:value-type="float">
            <text:p>1664.900024</text:p>
          </table:table-cell>
          <table:table-cell office:value-type="float" office:value="1746.495605" calcext:value-type="float">
            <text:p>1746.495605</text:p>
          </table:table-cell>
          <table:table-cell office:value-type="float" office:value="1668.315308" calcext:value-type="float">
            <text:p>1668.315308</text:p>
          </table:table-cell>
          <table:table-cell office:value-type="float" office:value="1747.208374" calcext:value-type="float">
            <text:p>1747.208374</text:p>
          </table:table-cell>
          <table:table-cell table:number-columns-repeated="13"/>
        </table:table-row>
        <table:table-row table:style-name="ro1">
          <table:table-cell office:value-type="float" office:value="1666.180176" calcext:value-type="float">
            <text:p>1666.180176</text:p>
          </table:table-cell>
          <table:table-cell office:value-type="float" office:value="1750.531372" calcext:value-type="float">
            <text:p>1750.531372</text:p>
          </table:table-cell>
          <table:table-cell office:value-type="float" office:value="1667.794678" calcext:value-type="float">
            <text:p>1667.794678</text:p>
          </table:table-cell>
          <table:table-cell office:value-type="float" office:value="1753.363647" calcext:value-type="float">
            <text:p>1753.363647</text:p>
          </table:table-cell>
          <table:table-cell table:number-columns-repeated="13"/>
        </table:table-row>
        <table:table-row table:style-name="ro1">
          <table:table-cell office:value-type="float" office:value="1669.343994" calcext:value-type="float">
            <text:p>1669.343994</text:p>
          </table:table-cell>
          <table:table-cell office:value-type="float" office:value="1739.018799" calcext:value-type="float">
            <text:p>1739.018799</text:p>
          </table:table-cell>
          <table:table-cell office:value-type="float" office:value="1669.412476" calcext:value-type="float">
            <text:p>1669.412476</text:p>
          </table:table-cell>
          <table:table-cell office:value-type="float" office:value="1744.335449" calcext:value-type="float">
            <text:p>1744.335449</text:p>
          </table:table-cell>
          <table:table-cell table:number-columns-repeated="13"/>
        </table:table-row>
        <table:table-row table:style-name="ro1">
          <table:table-cell office:value-type="float" office:value="1671.574097" calcext:value-type="float">
            <text:p>1671.574097</text:p>
          </table:table-cell>
          <table:table-cell office:value-type="float" office:value="1736.536865" calcext:value-type="float">
            <text:p>1736.536865</text:p>
          </table:table-cell>
          <table:table-cell office:value-type="float" office:value="1672.599976" calcext:value-type="float">
            <text:p>1672.599976</text:p>
          </table:table-cell>
          <table:table-cell office:value-type="float" office:value="1737.045654" calcext:value-type="float">
            <text:p>1737.045654</text:p>
          </table:table-cell>
          <table:table-cell table:number-columns-repeated="13"/>
        </table:table-row>
        <table:table-row table:style-name="ro1">
          <table:table-cell office:value-type="float" office:value="1666.232056" calcext:value-type="float">
            <text:p>1666.232056</text:p>
          </table:table-cell>
          <table:table-cell office:value-type="float" office:value="1744.034668" calcext:value-type="float">
            <text:p>1744.034668</text:p>
          </table:table-cell>
          <table:table-cell office:value-type="float" office:value="1670.544556" calcext:value-type="float">
            <text:p>1670.544556</text:p>
          </table:table-cell>
          <table:table-cell office:value-type="float" office:value="1745.359619" calcext:value-type="float">
            <text:p>1745.359619</text:p>
          </table:table-cell>
          <table:table-cell table:number-columns-repeated="13"/>
        </table:table-row>
        <table:table-row table:style-name="ro1">
          <table:table-cell office:value-type="float" office:value="1665.170898" calcext:value-type="float">
            <text:p>1665.170898</text:p>
          </table:table-cell>
          <table:table-cell office:value-type="float" office:value="1747.339844" calcext:value-type="float">
            <text:p>1747.339844</text:p>
          </table:table-cell>
          <table:table-cell office:value-type="float" office:value="1666.015381" calcext:value-type="float">
            <text:p>1666.015381</text:p>
          </table:table-cell>
          <table:table-cell office:value-type="float" office:value="1746.794189" calcext:value-type="float">
            <text:p>1746.794189</text:p>
          </table:table-cell>
          <table:table-cell table:number-columns-repeated="13"/>
        </table:table-row>
        <table:table-row table:style-name="ro1">
          <table:table-cell office:value-type="float" office:value="1666.750244" calcext:value-type="float">
            <text:p>1666.750244</text:p>
          </table:table-cell>
          <table:table-cell office:value-type="float" office:value="1738.671875" calcext:value-type="float">
            <text:p>1738.671875</text:p>
          </table:table-cell>
          <table:table-cell office:value-type="float" office:value="1667.809814" calcext:value-type="float">
            <text:p>1667.809814</text:p>
          </table:table-cell>
          <table:table-cell office:value-type="float" office:value="1739.822998" calcext:value-type="float">
            <text:p>1739.822998</text:p>
          </table:table-cell>
          <table:table-cell table:number-columns-repeated="13"/>
        </table:table-row>
        <table:table-row table:style-name="ro1">
          <table:table-cell office:value-type="float" office:value="1664.050903" calcext:value-type="float">
            <text:p>1664.050903</text:p>
          </table:table-cell>
          <table:table-cell office:value-type="float" office:value="1746.570923" calcext:value-type="float">
            <text:p>1746.570923</text:p>
          </table:table-cell>
          <table:table-cell office:value-type="float" office:value="1666.932617" calcext:value-type="float">
            <text:p>1666.932617</text:p>
          </table:table-cell>
          <table:table-cell office:value-type="float" office:value="1747.731079" calcext:value-type="float">
            <text:p>1747.731079</text:p>
          </table:table-cell>
          <table:table-cell table:number-columns-repeated="13"/>
        </table:table-row>
        <table:table-row table:style-name="ro1">
          <table:table-cell office:value-type="float" office:value="1668.296753" calcext:value-type="float">
            <text:p>1668.296753</text:p>
          </table:table-cell>
          <table:table-cell office:value-type="float" office:value="1741.055054" calcext:value-type="float">
            <text:p>1741.055054</text:p>
          </table:table-cell>
          <table:table-cell office:value-type="float" office:value="1671.941528" calcext:value-type="float">
            <text:p>1671.941528</text:p>
          </table:table-cell>
          <table:table-cell office:value-type="float" office:value="1738.692749" calcext:value-type="float">
            <text:p>1738.692749</text:p>
          </table:table-cell>
          <table:table-cell table:number-columns-repeated="13"/>
        </table:table-row>
        <table:table-row table:style-name="ro1">
          <table:table-cell office:value-type="float" office:value="1664.502686" calcext:value-type="float">
            <text:p>1664.502686</text:p>
          </table:table-cell>
          <table:table-cell office:value-type="float" office:value="1744.937012" calcext:value-type="float">
            <text:p>1744.937012</text:p>
          </table:table-cell>
          <table:table-cell office:value-type="float" office:value="1666.671021" calcext:value-type="float">
            <text:p>1666.671021</text:p>
          </table:table-cell>
          <table:table-cell office:value-type="float" office:value="1747.360596" calcext:value-type="float">
            <text:p>1747.360596</text:p>
          </table:table-cell>
          <table:table-cell table:number-columns-repeated="13"/>
        </table:table-row>
        <table:table-row table:style-name="ro1">
          <table:table-cell office:value-type="float" office:value="1665.484619" calcext:value-type="float">
            <text:p>1665.484619</text:p>
          </table:table-cell>
          <table:table-cell office:value-type="float" office:value="1741.861206" calcext:value-type="float">
            <text:p>1741.861206</text:p>
          </table:table-cell>
          <table:table-cell office:value-type="float" office:value="1668.761475" calcext:value-type="float">
            <text:p>1668.761475</text:p>
          </table:table-cell>
          <table:table-cell office:value-type="float" office:value="1743.330444" calcext:value-type="float">
            <text:p>1743.330444</text:p>
          </table:table-cell>
          <table:table-cell table:number-columns-repeated="13"/>
        </table:table-row>
        <table:table-row table:style-name="ro1">
          <table:table-cell office:value-type="float" office:value="1668.025146" calcext:value-type="float">
            <text:p>1668.025146</text:p>
          </table:table-cell>
          <table:table-cell office:value-type="float" office:value="1737.249023" calcext:value-type="float">
            <text:p>1737.249023</text:p>
          </table:table-cell>
          <table:table-cell office:value-type="float" office:value="1665.657227" calcext:value-type="float">
            <text:p>1665.657227</text:p>
          </table:table-cell>
          <table:table-cell office:value-type="float" office:value="1739.943359" calcext:value-type="float">
            <text:p>1739.943359</text:p>
          </table:table-cell>
          <table:table-cell table:number-columns-repeated="13"/>
        </table:table-row>
        <table:table-row table:style-name="ro1">
          <table:table-cell office:value-type="float" office:value="1660.920776" calcext:value-type="float">
            <text:p>1660.920776</text:p>
          </table:table-cell>
          <table:table-cell office:value-type="float" office:value="1746.343872" calcext:value-type="float">
            <text:p>1746.343872</text:p>
          </table:table-cell>
          <table:table-cell office:value-type="float" office:value="1667.785645" calcext:value-type="float">
            <text:p>1667.785645</text:p>
          </table:table-cell>
          <table:table-cell office:value-type="float" office:value="1746.618774" calcext:value-type="float">
            <text:p>1746.618774</text:p>
          </table:table-cell>
          <table:table-cell table:number-columns-repeated="13"/>
        </table:table-row>
        <table:table-row table:style-name="ro1">
          <table:table-cell office:value-type="float" office:value="1664.114258" calcext:value-type="float">
            <text:p>1664.114258</text:p>
          </table:table-cell>
          <table:table-cell office:value-type="float" office:value="1744.525879" calcext:value-type="float">
            <text:p>1744.525879</text:p>
          </table:table-cell>
          <table:table-cell office:value-type="float" office:value="1668.974365" calcext:value-type="float">
            <text:p>1668.974365</text:p>
          </table:table-cell>
          <table:table-cell office:value-type="float" office:value="1743.237427" calcext:value-type="float">
            <text:p>1743.237427</text:p>
          </table:table-cell>
          <table:table-cell table:number-columns-repeated="13"/>
        </table:table-row>
        <table:table-row table:style-name="ro1">
          <table:table-cell office:value-type="float" office:value="1668.922607" calcext:value-type="float">
            <text:p>1668.922607</text:p>
          </table:table-cell>
          <table:table-cell office:value-type="float" office:value="1733.285767" calcext:value-type="float">
            <text:p>1733.285767</text:p>
          </table:table-cell>
          <table:table-cell office:value-type="float" office:value="1670.179321" calcext:value-type="float">
            <text:p>1670.179321</text:p>
          </table:table-cell>
          <table:table-cell office:value-type="float" office:value="1736.61731" calcext:value-type="float">
            <text:p>1736.61731</text:p>
          </table:table-cell>
          <table:table-cell table:number-columns-repeated="13"/>
        </table:table-row>
        <table:table-row table:style-name="ro1">
          <table:table-cell office:value-type="float" office:value="1669.895752" calcext:value-type="float">
            <text:p>1669.895752</text:p>
          </table:table-cell>
          <table:table-cell office:value-type="float" office:value="1736.722534" calcext:value-type="float">
            <text:p>1736.722534</text:p>
          </table:table-cell>
          <table:table-cell office:value-type="float" office:value="1673.884033" calcext:value-type="float">
            <text:p>1673.884033</text:p>
          </table:table-cell>
          <table:table-cell office:value-type="float" office:value="1736.941895" calcext:value-type="float">
            <text:p>1736.941895</text:p>
          </table:table-cell>
          <table:table-cell table:number-columns-repeated="13"/>
        </table:table-row>
        <table:table-row table:style-name="ro1">
          <table:table-cell office:value-type="float" office:value="1665.495117" calcext:value-type="float">
            <text:p>1665.495117</text:p>
          </table:table-cell>
          <table:table-cell office:value-type="float" office:value="1745.018555" calcext:value-type="float">
            <text:p>1745.018555</text:p>
          </table:table-cell>
          <table:table-cell office:value-type="float" office:value="1667.191284" calcext:value-type="float">
            <text:p>1667.191284</text:p>
          </table:table-cell>
          <table:table-cell office:value-type="float" office:value="1747.250732" calcext:value-type="float">
            <text:p>1747.250732</text:p>
          </table:table-cell>
          <table:table-cell table:number-columns-repeated="13"/>
        </table:table-row>
        <table:table-row table:style-name="ro1">
          <table:table-cell office:value-type="float" office:value="1668.761719" calcext:value-type="float">
            <text:p>1668.761719</text:p>
          </table:table-cell>
          <table:table-cell office:value-type="float" office:value="1737.601807" calcext:value-type="float">
            <text:p>1737.601807</text:p>
          </table:table-cell>
          <table:table-cell office:value-type="float" office:value="1672.497437" calcext:value-type="float">
            <text:p>1672.497437</text:p>
          </table:table-cell>
          <table:table-cell office:value-type="float" office:value="1741.074829" calcext:value-type="float">
            <text:p>1741.074829</text:p>
          </table:table-cell>
          <table:table-cell table:number-columns-repeated="13"/>
        </table:table-row>
        <table:table-row table:style-name="ro1">
          <table:table-cell office:value-type="float" office:value="1668.274902" calcext:value-type="float">
            <text:p>1668.274902</text:p>
          </table:table-cell>
          <table:table-cell office:value-type="float" office:value="1745.18335" calcext:value-type="float">
            <text:p>1745.18335</text:p>
          </table:table-cell>
          <table:table-cell office:value-type="float" office:value="1672.958252" calcext:value-type="float">
            <text:p>1672.958252</text:p>
          </table:table-cell>
          <table:table-cell office:value-type="float" office:value="1746.162598" calcext:value-type="float">
            <text:p>1746.162598</text:p>
          </table:table-cell>
          <table:table-cell table:number-columns-repeated="13"/>
        </table:table-row>
        <table:table-row table:style-name="ro1">
          <table:table-cell office:value-type="float" office:value="1668.656982" calcext:value-type="float">
            <text:p>1668.656982</text:p>
          </table:table-cell>
          <table:table-cell office:value-type="float" office:value="1740.131104" calcext:value-type="float">
            <text:p>1740.131104</text:p>
          </table:table-cell>
          <table:table-cell office:value-type="float" office:value="1671.965088" calcext:value-type="float">
            <text:p>1671.965088</text:p>
          </table:table-cell>
          <table:table-cell office:value-type="float" office:value="1741.028931" calcext:value-type="float">
            <text:p>1741.028931</text:p>
          </table:table-cell>
          <table:table-cell table:number-columns-repeated="13"/>
        </table:table-row>
        <table:table-row table:style-name="ro1">
          <table:table-cell office:value-type="float" office:value="1666.361328" calcext:value-type="float">
            <text:p>1666.361328</text:p>
          </table:table-cell>
          <table:table-cell office:value-type="float" office:value="1748.697388" calcext:value-type="float">
            <text:p>1748.697388</text:p>
          </table:table-cell>
          <table:table-cell office:value-type="float" office:value="1669.710938" calcext:value-type="float">
            <text:p>1669.710938</text:p>
          </table:table-cell>
          <table:table-cell office:value-type="float" office:value="1749.120117" calcext:value-type="float">
            <text:p>1749.120117</text:p>
          </table:table-cell>
          <table:table-cell table:number-columns-repeated="13"/>
        </table:table-row>
        <table:table-row table:style-name="ro1">
          <table:table-cell office:value-type="float" office:value="1670.302612" calcext:value-type="float">
            <text:p>1670.302612</text:p>
          </table:table-cell>
          <table:table-cell office:value-type="float" office:value="1740.091431" calcext:value-type="float">
            <text:p>1740.091431</text:p>
          </table:table-cell>
          <table:table-cell office:value-type="float" office:value="1672.827759" calcext:value-type="float">
            <text:p>1672.827759</text:p>
          </table:table-cell>
          <table:table-cell office:value-type="float" office:value="1742.028809" calcext:value-type="float">
            <text:p>1742.028809</text:p>
          </table:table-cell>
          <table:table-cell table:number-columns-repeated="13"/>
        </table:table-row>
        <table:table-row table:style-name="ro1">
          <table:table-cell office:value-type="float" office:value="1669.600586" calcext:value-type="float">
            <text:p>1669.600586</text:p>
          </table:table-cell>
          <table:table-cell office:value-type="float" office:value="1735.289917" calcext:value-type="float">
            <text:p>1735.289917</text:p>
          </table:table-cell>
          <table:table-cell office:value-type="float" office:value="1672.902588" calcext:value-type="float">
            <text:p>1672.902588</text:p>
          </table:table-cell>
          <table:table-cell office:value-type="float" office:value="1738.476807" calcext:value-type="float">
            <text:p>1738.476807</text:p>
          </table:table-cell>
          <table:table-cell table:number-columns-repeated="13"/>
        </table:table-row>
        <table:table-row table:style-name="ro1">
          <table:table-cell office:value-type="float" office:value="1667.5979" calcext:value-type="float">
            <text:p>1667.5979</text:p>
          </table:table-cell>
          <table:table-cell office:value-type="float" office:value="1745.580933" calcext:value-type="float">
            <text:p>1745.580933</text:p>
          </table:table-cell>
          <table:table-cell office:value-type="float" office:value="1666.556763" calcext:value-type="float">
            <text:p>1666.556763</text:p>
          </table:table-cell>
          <table:table-cell office:value-type="float" office:value="1752.440308" calcext:value-type="float">
            <text:p>1752.440308</text:p>
          </table:table-cell>
          <table:table-cell table:number-columns-repeated="13"/>
        </table:table-row>
        <table:table-row table:style-name="ro1">
          <table:table-cell office:value-type="float" office:value="1668.251587" calcext:value-type="float">
            <text:p>1668.251587</text:p>
          </table:table-cell>
          <table:table-cell office:value-type="float" office:value="1741.272217" calcext:value-type="float">
            <text:p>1741.272217</text:p>
          </table:table-cell>
          <table:table-cell office:value-type="float" office:value="1670.676392" calcext:value-type="float">
            <text:p>1670.676392</text:p>
          </table:table-cell>
          <table:table-cell office:value-type="float" office:value="1741.146973" calcext:value-type="float">
            <text:p>1741.146973</text:p>
          </table:table-cell>
          <table:table-cell table:number-columns-repeated="13"/>
        </table:table-row>
        <table:table-row table:style-name="ro1">
          <table:table-cell office:value-type="float" office:value="1668.964111" calcext:value-type="float">
            <text:p>1668.964111</text:p>
          </table:table-cell>
          <table:table-cell office:value-type="float" office:value="1733.360718" calcext:value-type="float">
            <text:p>1733.360718</text:p>
          </table:table-cell>
          <table:table-cell office:value-type="float" office:value="1671.838867" calcext:value-type="float">
            <text:p>1671.838867</text:p>
          </table:table-cell>
          <table:table-cell office:value-type="float" office:value="1737.183594" calcext:value-type="float">
            <text:p>1737.183594</text:p>
          </table:table-cell>
          <table:table-cell table:number-columns-repeated="13"/>
        </table:table-row>
        <table:table-row table:style-name="ro1">
          <table:table-cell office:value-type="float" office:value="1667.070801" calcext:value-type="float">
            <text:p>1667.070801</text:p>
          </table:table-cell>
          <table:table-cell office:value-type="float" office:value="1737.292114" calcext:value-type="float">
            <text:p>1737.292114</text:p>
          </table:table-cell>
          <table:table-cell office:value-type="float" office:value="1671.590576" calcext:value-type="float">
            <text:p>1671.590576</text:p>
          </table:table-cell>
          <table:table-cell office:value-type="float" office:value="1740.677856" calcext:value-type="float">
            <text:p>1740.677856</text:p>
          </table:table-cell>
          <table:table-cell table:number-columns-repeated="13"/>
        </table:table-row>
        <table:table-row table:style-name="ro1">
          <table:table-cell office:value-type="float" office:value="1664.852539" calcext:value-type="float">
            <text:p>1664.852539</text:p>
          </table:table-cell>
          <table:table-cell office:value-type="float" office:value="1744.845825" calcext:value-type="float">
            <text:p>1744.845825</text:p>
          </table:table-cell>
          <table:table-cell office:value-type="float" office:value="1669.150269" calcext:value-type="float">
            <text:p>1669.150269</text:p>
          </table:table-cell>
          <table:table-cell office:value-type="float" office:value="1741.857544" calcext:value-type="float">
            <text:p>1741.857544</text:p>
          </table:table-cell>
          <table:table-cell table:number-columns-repeated="13"/>
        </table:table-row>
        <table:table-row table:style-name="ro1">
          <table:table-cell office:value-type="float" office:value="1670.321533" calcext:value-type="float">
            <text:p>1670.321533</text:p>
          </table:table-cell>
          <table:table-cell office:value-type="float" office:value="1734.928589" calcext:value-type="float">
            <text:p>1734.928589</text:p>
          </table:table-cell>
          <table:table-cell office:value-type="float" office:value="1674.707642" calcext:value-type="float">
            <text:p>1674.707642</text:p>
          </table:table-cell>
          <table:table-cell office:value-type="float" office:value="1733.044556" calcext:value-type="float">
            <text:p>1733.044556</text:p>
          </table:table-cell>
          <table:table-cell table:number-columns-repeated="13"/>
        </table:table-row>
        <table:table-row table:style-name="ro1">
          <table:table-cell office:value-type="float" office:value="1663.453125" calcext:value-type="float">
            <text:p>1663.453125</text:p>
          </table:table-cell>
          <table:table-cell office:value-type="float" office:value="1746.584961" calcext:value-type="float">
            <text:p>1746.584961</text:p>
          </table:table-cell>
          <table:table-cell office:value-type="float" office:value="1667.224731" calcext:value-type="float">
            <text:p>1667.224731</text:p>
          </table:table-cell>
          <table:table-cell office:value-type="float" office:value="1748.380493" calcext:value-type="float">
            <text:p>1748.380493</text:p>
          </table:table-cell>
          <table:table-cell table:number-columns-repeated="13"/>
        </table:table-row>
        <table:table-row table:style-name="ro1">
          <table:table-cell office:value-type="float" office:value="1667.290161" calcext:value-type="float">
            <text:p>1667.290161</text:p>
          </table:table-cell>
          <table:table-cell office:value-type="float" office:value="1742.053345" calcext:value-type="float">
            <text:p>1742.053345</text:p>
          </table:table-cell>
          <table:table-cell office:value-type="float" office:value="1669.547119" calcext:value-type="float">
            <text:p>1669.547119</text:p>
          </table:table-cell>
          <table:table-cell office:value-type="float" office:value="1744.754639" calcext:value-type="float">
            <text:p>1744.754639</text:p>
          </table:table-cell>
          <table:table-cell table:number-columns-repeated="13"/>
        </table:table-row>
        <table:table-row table:style-name="ro1">
          <table:table-cell office:value-type="float" office:value="1664.546997" calcext:value-type="float">
            <text:p>1664.546997</text:p>
          </table:table-cell>
          <table:table-cell office:value-type="float" office:value="1746.455078" calcext:value-type="float">
            <text:p>1746.455078</text:p>
          </table:table-cell>
          <table:table-cell office:value-type="float" office:value="1665.970947" calcext:value-type="float">
            <text:p>1665.970947</text:p>
          </table:table-cell>
          <table:table-cell office:value-type="float" office:value="1748.910767" calcext:value-type="float">
            <text:p>1748.910767</text:p>
          </table:table-cell>
          <table:table-cell table:number-columns-repeated="13"/>
        </table:table-row>
        <table:table-row table:style-name="ro1">
          <table:table-cell office:value-type="float" office:value="1662.299072" calcext:value-type="float">
            <text:p>1662.299072</text:p>
          </table:table-cell>
          <table:table-cell office:value-type="float" office:value="1745.835205" calcext:value-type="float">
            <text:p>1745.835205</text:p>
          </table:table-cell>
          <table:table-cell office:value-type="float" office:value="1668.769531" calcext:value-type="float">
            <text:p>1668.769531</text:p>
          </table:table-cell>
          <table:table-cell office:value-type="float" office:value="1744.879028" calcext:value-type="float">
            <text:p>1744.879028</text:p>
          </table:table-cell>
          <table:table-cell table:number-columns-repeated="13"/>
        </table:table-row>
        <table:table-row table:style-name="ro1">
          <table:table-cell office:value-type="float" office:value="1666.02832" calcext:value-type="float">
            <text:p>1666.02832</text:p>
          </table:table-cell>
          <table:table-cell office:value-type="float" office:value="1738.738525" calcext:value-type="float">
            <text:p>1738.738525</text:p>
          </table:table-cell>
          <table:table-cell office:value-type="float" office:value="1668.586426" calcext:value-type="float">
            <text:p>1668.586426</text:p>
          </table:table-cell>
          <table:table-cell office:value-type="float" office:value="1738.519409" calcext:value-type="float">
            <text:p>1738.519409</text:p>
          </table:table-cell>
          <table:table-cell table:number-columns-repeated="13"/>
        </table:table-row>
        <table:table-row table:style-name="ro1">
          <table:table-cell office:value-type="float" office:value="1671.714844" calcext:value-type="float">
            <text:p>1671.714844</text:p>
          </table:table-cell>
          <table:table-cell office:value-type="float" office:value="1737.971191" calcext:value-type="float">
            <text:p>1737.971191</text:p>
          </table:table-cell>
          <table:table-cell office:value-type="float" office:value="1668.105225" calcext:value-type="float">
            <text:p>1668.105225</text:p>
          </table:table-cell>
          <table:table-cell office:value-type="float" office:value="1743.813965" calcext:value-type="float">
            <text:p>1743.813965</text:p>
          </table:table-cell>
          <table:table-cell table:number-columns-repeated="13"/>
        </table:table-row>
        <table:table-row table:style-name="ro1">
          <table:table-cell office:value-type="float" office:value="1669.699829" calcext:value-type="float">
            <text:p>1669.699829</text:p>
          </table:table-cell>
          <table:table-cell office:value-type="float" office:value="1734.32373" calcext:value-type="float">
            <text:p>1734.32373</text:p>
          </table:table-cell>
          <table:table-cell office:value-type="float" office:value="1673.262817" calcext:value-type="float">
            <text:p>1673.262817</text:p>
          </table:table-cell>
          <table:table-cell office:value-type="float" office:value="1738.820435" calcext:value-type="float">
            <text:p>1738.820435</text:p>
          </table:table-cell>
          <table:table-cell table:number-columns-repeated="13"/>
        </table:table-row>
        <table:table-row table:style-name="ro1">
          <table:table-cell office:value-type="float" office:value="1662.199951" calcext:value-type="float">
            <text:p>1662.199951</text:p>
          </table:table-cell>
          <table:table-cell office:value-type="float" office:value="1749.709351" calcext:value-type="float">
            <text:p>1749.709351</text:p>
          </table:table-cell>
          <table:table-cell office:value-type="float" office:value="1665.726807" calcext:value-type="float">
            <text:p>1665.726807</text:p>
          </table:table-cell>
          <table:table-cell office:value-type="float" office:value="1747.882202" calcext:value-type="float">
            <text:p>1747.882202</text:p>
          </table:table-cell>
          <table:table-cell table:number-columns-repeated="13"/>
        </table:table-row>
        <table:table-row table:style-name="ro1">
          <table:table-cell office:value-type="float" office:value="1667.182007" calcext:value-type="float">
            <text:p>1667.182007</text:p>
          </table:table-cell>
          <table:table-cell office:value-type="float" office:value="1739.72937" calcext:value-type="float">
            <text:p>1739.72937</text:p>
          </table:table-cell>
          <table:table-cell office:value-type="float" office:value="1672.859375" calcext:value-type="float">
            <text:p>1672.859375</text:p>
          </table:table-cell>
          <table:table-cell office:value-type="float" office:value="1737.584229" calcext:value-type="float">
            <text:p>1737.584229</text:p>
          </table:table-cell>
          <table:table-cell table:number-columns-repeated="13"/>
        </table:table-row>
        <table:table-row table:style-name="ro1">
          <table:table-cell office:value-type="float" office:value="1664.797974" calcext:value-type="float">
            <text:p>1664.797974</text:p>
          </table:table-cell>
          <table:table-cell office:value-type="float" office:value="1745.487793" calcext:value-type="float">
            <text:p>1745.487793</text:p>
          </table:table-cell>
          <table:table-cell office:value-type="float" office:value="1664.744873" calcext:value-type="float">
            <text:p>1664.744873</text:p>
          </table:table-cell>
          <table:table-cell office:value-type="float" office:value="1751.81665" calcext:value-type="float">
            <text:p>1751.81665</text:p>
          </table:table-cell>
          <table:table-cell table:number-columns-repeated="13"/>
        </table:table-row>
        <table:table-row table:style-name="ro1">
          <table:table-cell office:value-type="float" office:value="1668.947876" calcext:value-type="float">
            <text:p>1668.947876</text:p>
          </table:table-cell>
          <table:table-cell office:value-type="float" office:value="1740.562744" calcext:value-type="float">
            <text:p>1740.562744</text:p>
          </table:table-cell>
          <table:table-cell office:value-type="float" office:value="1668.906738" calcext:value-type="float">
            <text:p>1668.906738</text:p>
          </table:table-cell>
          <table:table-cell office:value-type="float" office:value="1745.366699" calcext:value-type="float">
            <text:p>1745.366699</text:p>
          </table:table-cell>
          <table:table-cell table:number-columns-repeated="13"/>
        </table:table-row>
        <table:table-row table:style-name="ro1">
          <table:table-cell office:value-type="float" office:value="1667.826416" calcext:value-type="float">
            <text:p>1667.826416</text:p>
          </table:table-cell>
          <table:table-cell office:value-type="float" office:value="1738.963745" calcext:value-type="float">
            <text:p>1738.963745</text:p>
          </table:table-cell>
          <table:table-cell office:value-type="float" office:value="1669.841919" calcext:value-type="float">
            <text:p>1669.841919</text:p>
          </table:table-cell>
          <table:table-cell office:value-type="float" office:value="1740.937378" calcext:value-type="float">
            <text:p>1740.937378</text:p>
          </table:table-cell>
          <table:table-cell table:number-columns-repeated="13"/>
        </table:table-row>
        <table:table-row table:style-name="ro1">
          <table:table-cell office:value-type="float" office:value="1670.532227" calcext:value-type="float">
            <text:p>1670.532227</text:p>
          </table:table-cell>
          <table:table-cell office:value-type="float" office:value="1744.707275" calcext:value-type="float">
            <text:p>1744.707275</text:p>
          </table:table-cell>
          <table:table-cell office:value-type="float" office:value="1670.137085" calcext:value-type="float">
            <text:p>1670.137085</text:p>
          </table:table-cell>
          <table:table-cell office:value-type="float" office:value="1746.264648" calcext:value-type="float">
            <text:p>1746.264648</text:p>
          </table:table-cell>
          <table:table-cell table:number-columns-repeated="13"/>
        </table:table-row>
        <table:table-row table:style-name="ro1">
          <table:table-cell office:value-type="float" office:value="1671.665161" calcext:value-type="float">
            <text:p>1671.665161</text:p>
          </table:table-cell>
          <table:table-cell office:value-type="float" office:value="1739.362305" calcext:value-type="float">
            <text:p>1739.362305</text:p>
          </table:table-cell>
          <table:table-cell office:value-type="float" office:value="1673.106689" calcext:value-type="float">
            <text:p>1673.106689</text:p>
          </table:table-cell>
          <table:table-cell office:value-type="float" office:value="1742.115967" calcext:value-type="float">
            <text:p>1742.115967</text:p>
          </table:table-cell>
          <table:table-cell table:number-columns-repeated="13"/>
        </table:table-row>
        <table:table-row table:style-name="ro1">
          <table:table-cell office:value-type="float" office:value="1668.718628" calcext:value-type="float">
            <text:p>1668.718628</text:p>
          </table:table-cell>
          <table:table-cell office:value-type="float" office:value="1747.699951" calcext:value-type="float">
            <text:p>1747.699951</text:p>
          </table:table-cell>
          <table:table-cell office:value-type="float" office:value="1670.335693" calcext:value-type="float">
            <text:p>1670.335693</text:p>
          </table:table-cell>
          <table:table-cell office:value-type="float" office:value="1749.748535" calcext:value-type="float">
            <text:p>1749.748535</text:p>
          </table:table-cell>
          <table:table-cell table:number-columns-repeated="13"/>
        </table:table-row>
        <table:table-row table:style-name="ro1">
          <table:table-cell office:value-type="float" office:value="1670.125854" calcext:value-type="float">
            <text:p>1670.125854</text:p>
          </table:table-cell>
          <table:table-cell office:value-type="float" office:value="1745.274902" calcext:value-type="float">
            <text:p>1745.274902</text:p>
          </table:table-cell>
          <table:table-cell office:value-type="float" office:value="1675.489624" calcext:value-type="float">
            <text:p>1675.489624</text:p>
          </table:table-cell>
          <table:table-cell office:value-type="float" office:value="1747.437378" calcext:value-type="float">
            <text:p>1747.437378</text:p>
          </table:table-cell>
          <table:table-cell table:number-columns-repeated="13"/>
        </table:table-row>
        <table:table-row table:style-name="ro1">
          <table:table-cell office:value-type="float" office:value="1668.396851" calcext:value-type="float">
            <text:p>1668.396851</text:p>
          </table:table-cell>
          <table:table-cell office:value-type="float" office:value="1746.951904" calcext:value-type="float">
            <text:p>1746.951904</text:p>
          </table:table-cell>
          <table:table-cell office:value-type="float" office:value="1667.839966" calcext:value-type="float">
            <text:p>1667.839966</text:p>
          </table:table-cell>
          <table:table-cell office:value-type="float" office:value="1750.260132" calcext:value-type="float">
            <text:p>1750.260132</text:p>
          </table:table-cell>
          <table:table-cell table:number-columns-repeated="13"/>
        </table:table-row>
        <table:table-row table:style-name="ro1">
          <table:table-cell office:value-type="float" office:value="1668.680542" calcext:value-type="float">
            <text:p>1668.680542</text:p>
          </table:table-cell>
          <table:table-cell office:value-type="float" office:value="1737.93042" calcext:value-type="float">
            <text:p>1737.93042</text:p>
          </table:table-cell>
          <table:table-cell office:value-type="float" office:value="1674.376465" calcext:value-type="float">
            <text:p>1674.376465</text:p>
          </table:table-cell>
          <table:table-cell office:value-type="float" office:value="1739.483643" calcext:value-type="float">
            <text:p>1739.483643</text:p>
          </table:table-cell>
          <table:table-cell table:number-columns-repeated="13"/>
        </table:table-row>
        <table:table-row table:style-name="ro1">
          <table:table-cell office:value-type="float" office:value="1666.141235" calcext:value-type="float">
            <text:p>1666.141235</text:p>
          </table:table-cell>
          <table:table-cell office:value-type="float" office:value="1750.549927" calcext:value-type="float">
            <text:p>1750.549927</text:p>
          </table:table-cell>
          <table:table-cell office:value-type="float" office:value="1671.102051" calcext:value-type="float">
            <text:p>1671.102051</text:p>
          </table:table-cell>
          <table:table-cell office:value-type="float" office:value="1752.339233" calcext:value-type="float">
            <text:p>1752.339233</text:p>
          </table:table-cell>
          <table:table-cell table:number-columns-repeated="13"/>
        </table:table-row>
        <table:table-row table:style-name="ro1">
          <table:table-cell office:value-type="float" office:value="1668.831543" calcext:value-type="float">
            <text:p>1668.831543</text:p>
          </table:table-cell>
          <table:table-cell office:value-type="float" office:value="1742.267578" calcext:value-type="float">
            <text:p>1742.267578</text:p>
          </table:table-cell>
          <table:table-cell office:value-type="float" office:value="1670.826782" calcext:value-type="float">
            <text:p>1670.826782</text:p>
          </table:table-cell>
          <table:table-cell office:value-type="float" office:value="1746.749756" calcext:value-type="float">
            <text:p>1746.749756</text:p>
          </table:table-cell>
          <table:table-cell table:number-columns-repeated="13"/>
        </table:table-row>
        <table:table-row table:style-name="ro1">
          <table:table-cell office:value-type="float" office:value="1673.485107" calcext:value-type="float">
            <text:p>1673.485107</text:p>
          </table:table-cell>
          <table:table-cell office:value-type="float" office:value="1738.917114" calcext:value-type="float">
            <text:p>1738.917114</text:p>
          </table:table-cell>
          <table:table-cell office:value-type="float" office:value="1672.90918" calcext:value-type="float">
            <text:p>1672.90918</text:p>
          </table:table-cell>
          <table:table-cell office:value-type="float" office:value="1742.345459" calcext:value-type="float">
            <text:p>1742.345459</text:p>
          </table:table-cell>
          <table:table-cell table:number-columns-repeated="13"/>
        </table:table-row>
        <table:table-row table:style-name="ro1">
          <table:table-cell office:value-type="float" office:value="1665.615845" calcext:value-type="float">
            <text:p>1665.615845</text:p>
          </table:table-cell>
          <table:table-cell office:value-type="float" office:value="1752.358521" calcext:value-type="float">
            <text:p>1752.358521</text:p>
          </table:table-cell>
          <table:table-cell office:value-type="float" office:value="1670.041992" calcext:value-type="float">
            <text:p>1670.041992</text:p>
          </table:table-cell>
          <table:table-cell office:value-type="float" office:value="1753.295776" calcext:value-type="float">
            <text:p>1753.295776</text:p>
          </table:table-cell>
          <table:table-cell table:number-columns-repeated="13"/>
        </table:table-row>
        <table:table-row table:style-name="ro1">
          <table:table-cell office:value-type="float" office:value="1673.370728" calcext:value-type="float">
            <text:p>1673.370728</text:p>
          </table:table-cell>
          <table:table-cell office:value-type="float" office:value="1743.63855" calcext:value-type="float">
            <text:p>1743.63855</text:p>
          </table:table-cell>
          <table:table-cell office:value-type="float" office:value="1674.25708" calcext:value-type="float">
            <text:p>1674.25708</text:p>
          </table:table-cell>
          <table:table-cell office:value-type="float" office:value="1746.108398" calcext:value-type="float">
            <text:p>1746.108398</text:p>
          </table:table-cell>
          <table:table-cell table:number-columns-repeated="13"/>
        </table:table-row>
        <table:table-row table:style-name="ro1">
          <table:table-cell office:value-type="float" office:value="1668.101685" calcext:value-type="float">
            <text:p>1668.101685</text:p>
          </table:table-cell>
          <table:table-cell office:value-type="float" office:value="1752.263062" calcext:value-type="float">
            <text:p>1752.263062</text:p>
          </table:table-cell>
          <table:table-cell office:value-type="float" office:value="1668.837036" calcext:value-type="float">
            <text:p>1668.837036</text:p>
          </table:table-cell>
          <table:table-cell office:value-type="float" office:value="1754.858765" calcext:value-type="float">
            <text:p>1754.858765</text:p>
          </table:table-cell>
          <table:table-cell table:number-columns-repeated="13"/>
        </table:table-row>
        <table:table-row table:style-name="ro1">
          <table:table-cell office:value-type="float" office:value="1671.798584" calcext:value-type="float">
            <text:p>1671.798584</text:p>
          </table:table-cell>
          <table:table-cell office:value-type="float" office:value="1742.761108" calcext:value-type="float">
            <text:p>1742.761108</text:p>
          </table:table-cell>
          <table:table-cell office:value-type="float" office:value="1673.328003" calcext:value-type="float">
            <text:p>1673.328003</text:p>
          </table:table-cell>
          <table:table-cell office:value-type="float" office:value="1745.782349" calcext:value-type="float">
            <text:p>1745.782349</text:p>
          </table:table-cell>
          <table:table-cell table:number-columns-repeated="13"/>
        </table:table-row>
        <table:table-row table:style-name="ro1">
          <table:table-cell office:value-type="float" office:value="1669.459351" calcext:value-type="float">
            <text:p>1669.459351</text:p>
          </table:table-cell>
          <table:table-cell office:value-type="float" office:value="1740.58374" calcext:value-type="float">
            <text:p>1740.58374</text:p>
          </table:table-cell>
          <table:table-cell office:value-type="float" office:value="1671.05127" calcext:value-type="float">
            <text:p>1671.05127</text:p>
          </table:table-cell>
          <table:table-cell office:value-type="float" office:value="1743.825073" calcext:value-type="float">
            <text:p>1743.825073</text:p>
          </table:table-cell>
          <table:table-cell table:number-columns-repeated="13"/>
        </table:table-row>
        <table:table-row table:style-name="ro1">
          <table:table-cell office:value-type="float" office:value="1671.097412" calcext:value-type="float">
            <text:p>1671.097412</text:p>
          </table:table-cell>
          <table:table-cell office:value-type="float" office:value="1743.487061" calcext:value-type="float">
            <text:p>1743.487061</text:p>
          </table:table-cell>
          <table:table-cell office:value-type="float" office:value="1672.848633" calcext:value-type="float">
            <text:p>1672.848633</text:p>
          </table:table-cell>
          <table:table-cell office:value-type="float" office:value="1750.121948" calcext:value-type="float">
            <text:p>1750.121948</text:p>
          </table:table-cell>
          <table:table-cell table:number-columns-repeated="13"/>
        </table:table-row>
        <table:table-row table:style-name="ro1">
          <table:table-cell office:value-type="float" office:value="1671.020752" calcext:value-type="float">
            <text:p>1671.020752</text:p>
          </table:table-cell>
          <table:table-cell office:value-type="float" office:value="1744.33728" calcext:value-type="float">
            <text:p>1744.33728</text:p>
          </table:table-cell>
          <table:table-cell office:value-type="float" office:value="1673.114746" calcext:value-type="float">
            <text:p>1673.114746</text:p>
          </table:table-cell>
          <table:table-cell office:value-type="float" office:value="1749.851196" calcext:value-type="float">
            <text:p>1749.851196</text:p>
          </table:table-cell>
          <table:table-cell table:number-columns-repeated="13"/>
        </table:table-row>
        <table:table-row table:style-name="ro1">
          <table:table-cell office:value-type="float" office:value="1668.115601" calcext:value-type="float">
            <text:p>1668.115601</text:p>
          </table:table-cell>
          <table:table-cell office:value-type="float" office:value="1741.073242" calcext:value-type="float">
            <text:p>1741.073242</text:p>
          </table:table-cell>
          <table:table-cell office:value-type="float" office:value="1670.38147" calcext:value-type="float">
            <text:p>1670.38147</text:p>
          </table:table-cell>
          <table:table-cell office:value-type="float" office:value="1743.041504" calcext:value-type="float">
            <text:p>1743.041504</text:p>
          </table:table-cell>
          <table:table-cell table:number-columns-repeated="13"/>
        </table:table-row>
        <table:table-row table:style-name="ro1">
          <table:table-cell office:value-type="float" office:value="1672.935791" calcext:value-type="float">
            <text:p>1672.935791</text:p>
          </table:table-cell>
          <table:table-cell office:value-type="float" office:value="1742.038086" calcext:value-type="float">
            <text:p>1742.038086</text:p>
          </table:table-cell>
          <table:table-cell office:value-type="float" office:value="1673.165283" calcext:value-type="float">
            <text:p>1673.165283</text:p>
          </table:table-cell>
          <table:table-cell office:value-type="float" office:value="1742.397583" calcext:value-type="float">
            <text:p>1742.397583</text:p>
          </table:table-cell>
          <table:table-cell table:number-columns-repeated="13"/>
        </table:table-row>
        <table:table-row table:style-name="ro1">
          <table:table-cell office:value-type="float" office:value="1666.246948" calcext:value-type="float">
            <text:p>1666.246948</text:p>
          </table:table-cell>
          <table:table-cell office:value-type="float" office:value="1749.464722" calcext:value-type="float">
            <text:p>1749.464722</text:p>
          </table:table-cell>
          <table:table-cell office:value-type="float" office:value="1668.225586" calcext:value-type="float">
            <text:p>1668.225586</text:p>
          </table:table-cell>
          <table:table-cell office:value-type="float" office:value="1756.256348" calcext:value-type="float">
            <text:p>1756.256348</text:p>
          </table:table-cell>
          <table:table-cell table:number-columns-repeated="13"/>
        </table:table-row>
        <table:table-row table:style-name="ro1">
          <table:table-cell office:value-type="float" office:value="1670.472046" calcext:value-type="float">
            <text:p>1670.472046</text:p>
          </table:table-cell>
          <table:table-cell office:value-type="float" office:value="1738.90918" calcext:value-type="float">
            <text:p>1738.90918</text:p>
          </table:table-cell>
          <table:table-cell office:value-type="float" office:value="1671.661011" calcext:value-type="float">
            <text:p>1671.661011</text:p>
          </table:table-cell>
          <table:table-cell office:value-type="float" office:value="1740.795532" calcext:value-type="float">
            <text:p>1740.795532</text:p>
          </table:table-cell>
          <table:table-cell table:number-columns-repeated="13"/>
        </table:table-row>
        <table:table-row table:style-name="ro1">
          <table:table-cell office:value-type="float" office:value="1666.372437" calcext:value-type="float">
            <text:p>1666.372437</text:p>
          </table:table-cell>
          <table:table-cell office:value-type="float" office:value="1750.628784" calcext:value-type="float">
            <text:p>1750.628784</text:p>
          </table:table-cell>
          <table:table-cell office:value-type="float" office:value="1668.332397" calcext:value-type="float">
            <text:p>1668.332397</text:p>
          </table:table-cell>
          <table:table-cell office:value-type="float" office:value="1752.016968" calcext:value-type="float">
            <text:p>1752.016968</text:p>
          </table:table-cell>
          <table:table-cell table:number-columns-repeated="13"/>
        </table:table-row>
        <table:table-row table:style-name="ro1">
          <table:table-cell office:value-type="float" office:value="1668.186401" calcext:value-type="float">
            <text:p>1668.186401</text:p>
          </table:table-cell>
          <table:table-cell office:value-type="float" office:value="1743.090332" calcext:value-type="float">
            <text:p>1743.090332</text:p>
          </table:table-cell>
          <table:table-cell office:value-type="float" office:value="1668.822754" calcext:value-type="float">
            <text:p>1668.822754</text:p>
          </table:table-cell>
          <table:table-cell office:value-type="float" office:value="1746.873413" calcext:value-type="float">
            <text:p>1746.873413</text:p>
          </table:table-cell>
          <table:table-cell table:number-columns-repeated="13"/>
        </table:table-row>
        <table:table-row table:style-name="ro1">
          <table:table-cell office:value-type="float" office:value="1668.956299" calcext:value-type="float">
            <text:p>1668.956299</text:p>
          </table:table-cell>
          <table:table-cell office:value-type="float" office:value="1738.02832" calcext:value-type="float">
            <text:p>1738.02832</text:p>
          </table:table-cell>
          <table:table-cell office:value-type="float" office:value="1672.171387" calcext:value-type="float">
            <text:p>1672.171387</text:p>
          </table:table-cell>
          <table:table-cell office:value-type="float" office:value="1741.390137" calcext:value-type="float">
            <text:p>1741.390137</text:p>
          </table:table-cell>
          <table:table-cell table:number-columns-repeated="13"/>
        </table:table-row>
        <table:table-row table:style-name="ro1">
          <table:table-cell office:value-type="float" office:value="1668.354004" calcext:value-type="float">
            <text:p>1668.354004</text:p>
          </table:table-cell>
          <table:table-cell office:value-type="float" office:value="1748.887817" calcext:value-type="float">
            <text:p>1748.887817</text:p>
          </table:table-cell>
          <table:table-cell office:value-type="float" office:value="1671.133423" calcext:value-type="float">
            <text:p>1671.133423</text:p>
          </table:table-cell>
          <table:table-cell office:value-type="float" office:value="1752.27417" calcext:value-type="float">
            <text:p>1752.27417</text:p>
          </table:table-cell>
          <table:table-cell table:number-columns-repeated="13"/>
        </table:table-row>
        <table:table-row table:style-name="ro1">
          <table:table-cell office:value-type="float" office:value="1671.561401" calcext:value-type="float">
            <text:p>1671.561401</text:p>
          </table:table-cell>
          <table:table-cell office:value-type="float" office:value="1742.010498" calcext:value-type="float">
            <text:p>1742.010498</text:p>
          </table:table-cell>
          <table:table-cell office:value-type="float" office:value="1674.244629" calcext:value-type="float">
            <text:p>1674.244629</text:p>
          </table:table-cell>
          <table:table-cell office:value-type="float" office:value="1743.205444" calcext:value-type="float">
            <text:p>1743.205444</text:p>
          </table:table-cell>
          <table:table-cell table:number-columns-repeated="13"/>
        </table:table-row>
        <table:table-row table:style-name="ro1">
          <table:table-cell office:value-type="float" office:value="1674.923828" calcext:value-type="float">
            <text:p>1674.923828</text:p>
          </table:table-cell>
          <table:table-cell office:value-type="float" office:value="1748.343872" calcext:value-type="float">
            <text:p>1748.343872</text:p>
          </table:table-cell>
          <table:table-cell office:value-type="float" office:value="1673.967651" calcext:value-type="float">
            <text:p>1673.967651</text:p>
          </table:table-cell>
          <table:table-cell office:value-type="float" office:value="1751.342529" calcext:value-type="float">
            <text:p>1751.342529</text:p>
          </table:table-cell>
          <table:table-cell table:number-columns-repeated="13"/>
        </table:table-row>
        <table:table-row table:style-name="ro1">
          <table:table-cell office:value-type="float" office:value="1674.674683" calcext:value-type="float">
            <text:p>1674.674683</text:p>
          </table:table-cell>
          <table:table-cell office:value-type="float" office:value="1739.508545" calcext:value-type="float">
            <text:p>1739.508545</text:p>
          </table:table-cell>
          <table:table-cell office:value-type="float" office:value="1677.846558" calcext:value-type="float">
            <text:p>1677.846558</text:p>
          </table:table-cell>
          <table:table-cell office:value-type="float" office:value="1743.288208" calcext:value-type="float">
            <text:p>1743.288208</text:p>
          </table:table-cell>
          <table:table-cell table:number-columns-repeated="13"/>
        </table:table-row>
        <table:table-row table:style-name="ro1">
          <table:table-cell office:value-type="float" office:value="1667.032104" calcext:value-type="float">
            <text:p>1667.032104</text:p>
          </table:table-cell>
          <table:table-cell office:value-type="float" office:value="1754.725708" calcext:value-type="float">
            <text:p>1754.725708</text:p>
          </table:table-cell>
          <table:table-cell office:value-type="float" office:value="1672.523438" calcext:value-type="float">
            <text:p>1672.523438</text:p>
          </table:table-cell>
          <table:table-cell office:value-type="float" office:value="1758.331909" calcext:value-type="float">
            <text:p>1758.331909</text:p>
          </table:table-cell>
          <table:table-cell table:number-columns-repeated="13"/>
        </table:table-row>
        <table:table-row table:style-name="ro1">
          <table:table-cell office:value-type="float" office:value="1671.636475" calcext:value-type="float">
            <text:p>1671.636475</text:p>
          </table:table-cell>
          <table:table-cell office:value-type="float" office:value="1747.567749" calcext:value-type="float">
            <text:p>1747.567749</text:p>
          </table:table-cell>
          <table:table-cell office:value-type="float" office:value="1675.328003" calcext:value-type="float">
            <text:p>1675.328003</text:p>
          </table:table-cell>
          <table:table-cell office:value-type="float" office:value="1749.850342" calcext:value-type="float">
            <text:p>1749.850342</text:p>
          </table:table-cell>
          <table:table-cell table:number-columns-repeated="13"/>
        </table:table-row>
        <table:table-row table:style-name="ro1">
          <table:table-cell office:value-type="float" office:value="1674.774658" calcext:value-type="float">
            <text:p>1674.774658</text:p>
          </table:table-cell>
          <table:table-cell office:value-type="float" office:value="1742.157471" calcext:value-type="float">
            <text:p>1742.157471</text:p>
          </table:table-cell>
          <table:table-cell office:value-type="float" office:value="1677.231812" calcext:value-type="float">
            <text:p>1677.231812</text:p>
          </table:table-cell>
          <table:table-cell office:value-type="float" office:value="1746.988281" calcext:value-type="float">
            <text:p>1746.988281</text:p>
          </table:table-cell>
          <table:table-cell table:number-columns-repeated="13"/>
        </table:table-row>
        <table:table-row table:style-name="ro1">
          <table:table-cell office:value-type="float" office:value="1671.282715" calcext:value-type="float">
            <text:p>1671.282715</text:p>
          </table:table-cell>
          <table:table-cell office:value-type="float" office:value="1747.632568" calcext:value-type="float">
            <text:p>1747.632568</text:p>
          </table:table-cell>
          <table:table-cell office:value-type="float" office:value="1672.336426" calcext:value-type="float">
            <text:p>1672.336426</text:p>
          </table:table-cell>
          <table:table-cell office:value-type="float" office:value="1749.204834" calcext:value-type="float">
            <text:p>1749.204834</text:p>
          </table:table-cell>
          <table:table-cell table:number-columns-repeated="13"/>
        </table:table-row>
        <table:table-row table:style-name="ro1">
          <table:table-cell office:value-type="float" office:value="1674.532227" calcext:value-type="float">
            <text:p>1674.532227</text:p>
          </table:table-cell>
          <table:table-cell office:value-type="float" office:value="1739.791992" calcext:value-type="float">
            <text:p>1739.791992</text:p>
          </table:table-cell>
          <table:table-cell office:value-type="float" office:value="1672.911987" calcext:value-type="float">
            <text:p>1672.911987</text:p>
          </table:table-cell>
          <table:table-cell office:value-type="float" office:value="1743.632324" calcext:value-type="float">
            <text:p>1743.632324</text:p>
          </table:table-cell>
          <table:table-cell table:number-columns-repeated="13"/>
        </table:table-row>
        <table:table-row table:style-name="ro1">
          <table:table-cell office:value-type="float" office:value="1673.883667" calcext:value-type="float">
            <text:p>1673.883667</text:p>
          </table:table-cell>
          <table:table-cell office:value-type="float" office:value="1749.721069" calcext:value-type="float">
            <text:p>1749.721069</text:p>
          </table:table-cell>
          <table:table-cell office:value-type="float" office:value="1673.141479" calcext:value-type="float">
            <text:p>1673.141479</text:p>
          </table:table-cell>
          <table:table-cell office:value-type="float" office:value="1754.654663" calcext:value-type="float">
            <text:p>1754.654663</text:p>
          </table:table-cell>
          <table:table-cell table:number-columns-repeated="13"/>
        </table:table-row>
        <table:table-row table:style-name="ro1">
          <table:table-cell office:value-type="float" office:value="1668.39624" calcext:value-type="float">
            <text:p>1668.39624</text:p>
          </table:table-cell>
          <table:table-cell office:value-type="float" office:value="1739.258545" calcext:value-type="float">
            <text:p>1739.258545</text:p>
          </table:table-cell>
          <table:table-cell office:value-type="float" office:value="1671.320557" calcext:value-type="float">
            <text:p>1671.320557</text:p>
          </table:table-cell>
          <table:table-cell office:value-type="float" office:value="1744.667969" calcext:value-type="float">
            <text:p>1744.667969</text:p>
          </table:table-cell>
          <table:table-cell table:number-columns-repeated="13"/>
        </table:table-row>
        <table:table-row table:style-name="ro1">
          <table:table-cell office:value-type="float" office:value="1670.861938" calcext:value-type="float">
            <text:p>1670.861938</text:p>
          </table:table-cell>
          <table:table-cell office:value-type="float" office:value="1740.336792" calcext:value-type="float">
            <text:p>1740.336792</text:p>
          </table:table-cell>
          <table:table-cell office:value-type="float" office:value="1673.774292" calcext:value-type="float">
            <text:p>1673.774292</text:p>
          </table:table-cell>
          <table:table-cell office:value-type="float" office:value="1742.499756" calcext:value-type="float">
            <text:p>1742.499756</text:p>
          </table:table-cell>
          <table:table-cell table:number-columns-repeated="13"/>
        </table:table-row>
        <table:table-row table:style-name="ro1">
          <table:table-cell office:value-type="float" office:value="1668.169434" calcext:value-type="float">
            <text:p>1668.169434</text:p>
          </table:table-cell>
          <table:table-cell office:value-type="float" office:value="1754.657104" calcext:value-type="float">
            <text:p>1754.657104</text:p>
          </table:table-cell>
          <table:table-cell office:value-type="float" office:value="1670.516235" calcext:value-type="float">
            <text:p>1670.516235</text:p>
          </table:table-cell>
          <table:table-cell office:value-type="float" office:value="1754.725708" calcext:value-type="float">
            <text:p>1754.725708</text:p>
          </table:table-cell>
          <table:table-cell table:number-columns-repeated="13"/>
        </table:table-row>
        <table:table-row table:style-name="ro1">
          <table:table-cell office:value-type="float" office:value="1670.358398" calcext:value-type="float">
            <text:p>1670.358398</text:p>
          </table:table-cell>
          <table:table-cell office:value-type="float" office:value="1738.700317" calcext:value-type="float">
            <text:p>1738.700317</text:p>
          </table:table-cell>
          <table:table-cell office:value-type="float" office:value="1673.198853" calcext:value-type="float">
            <text:p>1673.198853</text:p>
          </table:table-cell>
          <table:table-cell office:value-type="float" office:value="1744.182373" calcext:value-type="float">
            <text:p>1744.182373</text:p>
          </table:table-cell>
          <table:table-cell table:number-columns-repeated="13"/>
        </table:table-row>
        <table:table-row table:style-name="ro1">
          <table:table-cell office:value-type="float" office:value="1666.10498" calcext:value-type="float">
            <text:p>1666.10498</text:p>
          </table:table-cell>
          <table:table-cell office:value-type="float" office:value="1753.43689" calcext:value-type="float">
            <text:p>1753.43689</text:p>
          </table:table-cell>
          <table:table-cell office:value-type="float" office:value="1667.737549" calcext:value-type="float">
            <text:p>1667.737549</text:p>
          </table:table-cell>
          <table:table-cell office:value-type="float" office:value="1753.632446" calcext:value-type="float">
            <text:p>1753.632446</text:p>
          </table:table-cell>
          <table:table-cell table:number-columns-repeated="13"/>
        </table:table-row>
        <table:table-row table:style-name="ro1">
          <table:table-cell office:value-type="float" office:value="1666.973877" calcext:value-type="float">
            <text:p>1666.973877</text:p>
          </table:table-cell>
          <table:table-cell office:value-type="float" office:value="1752.258057" calcext:value-type="float">
            <text:p>1752.258057</text:p>
          </table:table-cell>
          <table:table-cell office:value-type="float" office:value="1670.266113" calcext:value-type="float">
            <text:p>1670.266113</text:p>
          </table:table-cell>
          <table:table-cell office:value-type="float" office:value="1756.341675" calcext:value-type="float">
            <text:p>1756.341675</text:p>
          </table:table-cell>
          <table:table-cell table:number-columns-repeated="13"/>
        </table:table-row>
        <table:table-row table:style-name="ro1">
          <table:table-cell office:value-type="float" office:value="1668.985718" calcext:value-type="float">
            <text:p>1668.985718</text:p>
          </table:table-cell>
          <table:table-cell office:value-type="float" office:value="1738.665527" calcext:value-type="float">
            <text:p>1738.665527</text:p>
          </table:table-cell>
          <table:table-cell office:value-type="float" office:value="1670.511353" calcext:value-type="float">
            <text:p>1670.511353</text:p>
          </table:table-cell>
          <table:table-cell office:value-type="float" office:value="1738.483032" calcext:value-type="float">
            <text:p>1738.483032</text:p>
          </table:table-cell>
          <table:table-cell table:number-columns-repeated="13"/>
        </table:table-row>
        <table:table-row table:style-name="ro1">
          <table:table-cell office:value-type="float" office:value="1666.744507" calcext:value-type="float">
            <text:p>1666.744507</text:p>
          </table:table-cell>
          <table:table-cell office:value-type="float" office:value="1749.874512" calcext:value-type="float">
            <text:p>1749.874512</text:p>
          </table:table-cell>
          <table:table-cell office:value-type="float" office:value="1668.477539" calcext:value-type="float">
            <text:p>1668.477539</text:p>
          </table:table-cell>
          <table:table-cell office:value-type="float" office:value="1750.531982" calcext:value-type="float">
            <text:p>1750.531982</text:p>
          </table:table-cell>
          <table:table-cell table:number-columns-repeated="13"/>
        </table:table-row>
        <table:table-row table:style-name="ro1">
          <table:table-cell office:value-type="float" office:value="1665.06665" calcext:value-type="float">
            <text:p>1665.06665</text:p>
          </table:table-cell>
          <table:table-cell office:value-type="float" office:value="1743.984375" calcext:value-type="float">
            <text:p>1743.984375</text:p>
          </table:table-cell>
          <table:table-cell office:value-type="float" office:value="1667.068359" calcext:value-type="float">
            <text:p>1667.068359</text:p>
          </table:table-cell>
          <table:table-cell office:value-type="float" office:value="1747.047607" calcext:value-type="float">
            <text:p>1747.047607</text:p>
          </table:table-cell>
          <table:table-cell table:number-columns-repeated="13"/>
        </table:table-row>
        <table:table-row table:style-name="ro1">
          <table:table-cell office:value-type="float" office:value="1667.092407" calcext:value-type="float">
            <text:p>1667.092407</text:p>
          </table:table-cell>
          <table:table-cell office:value-type="float" office:value="1738.333008" calcext:value-type="float">
            <text:p>1738.333008</text:p>
          </table:table-cell>
          <table:table-cell office:value-type="float" office:value="1671.863281" calcext:value-type="float">
            <text:p>1671.863281</text:p>
          </table:table-cell>
          <table:table-cell office:value-type="float" office:value="1738.28833" calcext:value-type="float">
            <text:p>1738.28833</text:p>
          </table:table-cell>
          <table:table-cell table:number-columns-repeated="13"/>
        </table:table-row>
        <table:table-row table:style-name="ro1">
          <table:table-cell office:value-type="float" office:value="1666.93689" calcext:value-type="float">
            <text:p>1666.93689</text:p>
          </table:table-cell>
          <table:table-cell office:value-type="float" office:value="1738.424805" calcext:value-type="float">
            <text:p>1738.424805</text:p>
          </table:table-cell>
          <table:table-cell office:value-type="float" office:value="1672.19873" calcext:value-type="float">
            <text:p>1672.19873</text:p>
          </table:table-cell>
          <table:table-cell office:value-type="float" office:value="1738.500366" calcext:value-type="float">
            <text:p>1738.500366</text:p>
          </table:table-cell>
          <table:table-cell table:number-columns-repeated="13"/>
        </table:table-row>
        <table:table-row table:style-name="ro1">
          <table:table-cell office:value-type="float" office:value="1662.672241" calcext:value-type="float">
            <text:p>1662.672241</text:p>
          </table:table-cell>
          <table:table-cell office:value-type="float" office:value="1746.811768" calcext:value-type="float">
            <text:p>1746.811768</text:p>
          </table:table-cell>
          <table:table-cell office:value-type="float" office:value="1668.701294" calcext:value-type="float">
            <text:p>1668.701294</text:p>
          </table:table-cell>
          <table:table-cell office:value-type="float" office:value="1750.641113" calcext:value-type="float">
            <text:p>1750.641113</text:p>
          </table:table-cell>
          <table:table-cell table:number-columns-repeated="13"/>
        </table:table-row>
        <table:table-row table:style-name="ro1">
          <table:table-cell office:value-type="float" office:value="1666.144043" calcext:value-type="float">
            <text:p>1666.144043</text:p>
          </table:table-cell>
          <table:table-cell office:value-type="float" office:value="1741.77356" calcext:value-type="float">
            <text:p>1741.77356</text:p>
          </table:table-cell>
          <table:table-cell office:value-type="float" office:value="1668.455444" calcext:value-type="float">
            <text:p>1668.455444</text:p>
          </table:table-cell>
          <table:table-cell office:value-type="float" office:value="1743.057129" calcext:value-type="float">
            <text:p>1743.057129</text:p>
          </table:table-cell>
          <table:table-cell table:number-columns-repeated="13"/>
        </table:table-row>
        <table:table-row table:style-name="ro1">
          <table:table-cell office:value-type="float" office:value="1669.5448" calcext:value-type="float">
            <text:p>1669.5448</text:p>
          </table:table-cell>
          <table:table-cell office:value-type="float" office:value="1734.507324" calcext:value-type="float">
            <text:p>1734.507324</text:p>
          </table:table-cell>
          <table:table-cell office:value-type="float" office:value="1672.44043" calcext:value-type="float">
            <text:p>1672.44043</text:p>
          </table:table-cell>
          <table:table-cell office:value-type="float" office:value="1737.979126" calcext:value-type="float">
            <text:p>1737.979126</text:p>
          </table:table-cell>
          <table:table-cell table:number-columns-repeated="13"/>
        </table:table-row>
        <table:table-row table:style-name="ro1">
          <table:table-cell office:value-type="float" office:value="1669.707031" calcext:value-type="float">
            <text:p>1669.707031</text:p>
          </table:table-cell>
          <table:table-cell office:value-type="float" office:value="1732.934326" calcext:value-type="float">
            <text:p>1732.934326</text:p>
          </table:table-cell>
          <table:table-cell office:value-type="float" office:value="1670.054688" calcext:value-type="float">
            <text:p>1670.054688</text:p>
          </table:table-cell>
          <table:table-cell office:value-type="float" office:value="1735.887695" calcext:value-type="float">
            <text:p>1735.887695</text:p>
          </table:table-cell>
          <table:table-cell table:number-columns-repeated="13"/>
        </table:table-row>
        <table:table-row table:style-name="ro1">
          <table:table-cell office:value-type="float" office:value="1665.604858" calcext:value-type="float">
            <text:p>1665.604858</text:p>
          </table:table-cell>
          <table:table-cell office:value-type="float" office:value="1741.796143" calcext:value-type="float">
            <text:p>1741.796143</text:p>
          </table:table-cell>
          <table:table-cell office:value-type="float" office:value="1669.27002" calcext:value-type="float">
            <text:p>1669.27002</text:p>
          </table:table-cell>
          <table:table-cell office:value-type="float" office:value="1745.107544" calcext:value-type="float">
            <text:p>1745.107544</text:p>
          </table:table-cell>
          <table:table-cell table:number-columns-repeated="13"/>
        </table:table-row>
        <table:table-row table:style-name="ro1">
          <table:table-cell office:value-type="float" office:value="1670.772095" calcext:value-type="float">
            <text:p>1670.772095</text:p>
          </table:table-cell>
          <table:table-cell office:value-type="float" office:value="1720.460327" calcext:value-type="float">
            <text:p>1720.460327</text:p>
          </table:table-cell>
          <table:table-cell office:value-type="float" office:value="1670.426392" calcext:value-type="float">
            <text:p>1670.426392</text:p>
          </table:table-cell>
          <table:table-cell office:value-type="float" office:value="1724.448364" calcext:value-type="float">
            <text:p>1724.448364</text:p>
          </table:table-cell>
          <table:table-cell table:number-columns-repeated="13"/>
        </table:table-row>
        <table:table-row table:style-name="ro1">
          <table:table-cell office:value-type="float" office:value="1650.211792" calcext:value-type="float">
            <text:p>1650.211792</text:p>
          </table:table-cell>
          <table:table-cell office:value-type="float" office:value="1734.694214" calcext:value-type="float">
            <text:p>1734.694214</text:p>
          </table:table-cell>
          <table:table-cell office:value-type="float" office:value="1651.844849" calcext:value-type="float">
            <text:p>1651.844849</text:p>
          </table:table-cell>
          <table:table-cell office:value-type="float" office:value="1737.816528" calcext:value-type="float">
            <text:p>1737.816528</text:p>
          </table:table-cell>
          <table:table-cell table:number-columns-repeated="13"/>
        </table:table-row>
        <table:table-row table:style-name="ro1">
          <table:table-cell office:value-type="float" office:value="1635.785889" calcext:value-type="float">
            <text:p>1635.785889</text:p>
          </table:table-cell>
          <table:table-cell office:value-type="float" office:value="1726.925659" calcext:value-type="float">
            <text:p>1726.925659</text:p>
          </table:table-cell>
          <table:table-cell office:value-type="float" office:value="1638.039307" calcext:value-type="float">
            <text:p>1638.039307</text:p>
          </table:table-cell>
          <table:table-cell office:value-type="float" office:value="1724.497925" calcext:value-type="float">
            <text:p>1724.497925</text:p>
          </table:table-cell>
          <table:table-cell table:number-columns-repeated="13"/>
        </table:table-row>
        <table:table-row table:style-name="ro1">
          <table:table-cell office:value-type="float" office:value="1635.50708" calcext:value-type="float">
            <text:p>1635.50708</text:p>
          </table:table-cell>
          <table:table-cell office:value-type="float" office:value="1710.1698" calcext:value-type="float">
            <text:p>1710.1698</text:p>
          </table:table-cell>
          <table:table-cell office:value-type="float" office:value="1634.353271" calcext:value-type="float">
            <text:p>1634.353271</text:p>
          </table:table-cell>
          <table:table-cell office:value-type="float" office:value="1707.336426" calcext:value-type="float">
            <text:p>1707.336426</text:p>
          </table:table-cell>
          <table:table-cell table:number-columns-repeated="13"/>
        </table:table-row>
        <table:table-row table:style-name="ro1">
          <table:table-cell office:value-type="float" office:value="1624.371704" calcext:value-type="float">
            <text:p>1624.371704</text:p>
          </table:table-cell>
          <table:table-cell office:value-type="float" office:value="1701.295776" calcext:value-type="float">
            <text:p>1701.295776</text:p>
          </table:table-cell>
          <table:table-cell office:value-type="float" office:value="1628.252075" calcext:value-type="float">
            <text:p>1628.252075</text:p>
          </table:table-cell>
          <table:table-cell office:value-type="float" office:value="1697.026855" calcext:value-type="float">
            <text:p>1697.026855</text:p>
          </table:table-cell>
          <table:table-cell table:number-columns-repeated="13"/>
        </table:table-row>
        <table:table-row table:style-name="ro1">
          <table:table-cell office:value-type="float" office:value="1620.667847" calcext:value-type="float">
            <text:p>1620.667847</text:p>
          </table:table-cell>
          <table:table-cell office:value-type="float" office:value="1689.5896" calcext:value-type="float">
            <text:p>1689.5896</text:p>
          </table:table-cell>
          <table:table-cell office:value-type="float" office:value="1620.321411" calcext:value-type="float">
            <text:p>1620.321411</text:p>
          </table:table-cell>
          <table:table-cell office:value-type="float" office:value="1690.457275" calcext:value-type="float">
            <text:p>1690.457275</text:p>
          </table:table-cell>
          <table:table-cell table:number-columns-repeated="13"/>
        </table:table-row>
        <table:table-row table:style-name="ro1">
          <table:table-cell office:value-type="float" office:value="1615.692749" calcext:value-type="float">
            <text:p>1615.692749</text:p>
          </table:table-cell>
          <table:table-cell office:value-type="float" office:value="1675.026489" calcext:value-type="float">
            <text:p>1675.026489</text:p>
          </table:table-cell>
          <table:table-cell office:value-type="float" office:value="1616.257446" calcext:value-type="float">
            <text:p>1616.257446</text:p>
          </table:table-cell>
          <table:table-cell office:value-type="float" office:value="1679.048096" calcext:value-type="float">
            <text:p>1679.048096</text:p>
          </table:table-cell>
          <table:table-cell table:number-columns-repeated="13"/>
        </table:table-row>
        <table:table-row table:style-name="ro1">
          <table:table-cell office:value-type="float" office:value="1609.217529" calcext:value-type="float">
            <text:p>1609.217529</text:p>
          </table:table-cell>
          <table:table-cell office:value-type="float" office:value="1671.771362" calcext:value-type="float">
            <text:p>1671.771362</text:p>
          </table:table-cell>
          <table:table-cell office:value-type="float" office:value="1612.607788" calcext:value-type="float">
            <text:p>1612.607788</text:p>
          </table:table-cell>
          <table:table-cell office:value-type="float" office:value="1667.138184" calcext:value-type="float">
            <text:p>1667.138184</text:p>
          </table:table-cell>
          <table:table-cell table:number-columns-repeated="13"/>
        </table:table-row>
        <table:table-row table:style-name="ro1">
          <table:table-cell office:value-type="float" office:value="1603.702148" calcext:value-type="float">
            <text:p>1603.702148</text:p>
          </table:table-cell>
          <table:table-cell office:value-type="float" office:value="1664.472656" calcext:value-type="float">
            <text:p>1664.472656</text:p>
          </table:table-cell>
          <table:table-cell office:value-type="float" office:value="1600.791382" calcext:value-type="float">
            <text:p>1600.791382</text:p>
          </table:table-cell>
          <table:table-cell office:value-type="float" office:value="1665.077148" calcext:value-type="float">
            <text:p>1665.077148</text:p>
          </table:table-cell>
          <table:table-cell table:number-columns-repeated="13"/>
        </table:table-row>
        <table:table-row table:style-name="ro1">
          <table:table-cell office:value-type="float" office:value="1602.794678" calcext:value-type="float">
            <text:p>1602.794678</text:p>
          </table:table-cell>
          <table:table-cell office:value-type="float" office:value="1653.520996" calcext:value-type="float">
            <text:p>1653.520996</text:p>
          </table:table-cell>
          <table:table-cell office:value-type="float" office:value="1600.623535" calcext:value-type="float">
            <text:p>1600.623535</text:p>
          </table:table-cell>
          <table:table-cell office:value-type="float" office:value="1654.319214" calcext:value-type="float">
            <text:p>1654.319214</text:p>
          </table:table-cell>
          <table:table-cell table:number-columns-repeated="13"/>
        </table:table-row>
        <table:table-row table:style-name="ro1">
          <table:table-cell office:value-type="float" office:value="1597.981689" calcext:value-type="float">
            <text:p>1597.981689</text:p>
          </table:table-cell>
          <table:table-cell office:value-type="float" office:value="1646.711792" calcext:value-type="float">
            <text:p>1646.711792</text:p>
          </table:table-cell>
          <table:table-cell office:value-type="float" office:value="1599.870972" calcext:value-type="float">
            <text:p>1599.870972</text:p>
          </table:table-cell>
          <table:table-cell office:value-type="float" office:value="1643.25354" calcext:value-type="float">
            <text:p>1643.25354</text:p>
          </table:table-cell>
          <table:table-cell table:number-columns-repeated="13"/>
        </table:table-row>
        <table:table-row table:style-name="ro1">
          <table:table-cell office:value-type="float" office:value="1594.26001" calcext:value-type="float">
            <text:p>1594.26001</text:p>
          </table:table-cell>
          <table:table-cell office:value-type="float" office:value="1643.237549" calcext:value-type="float">
            <text:p>1643.237549</text:p>
          </table:table-cell>
          <table:table-cell office:value-type="float" office:value="1590.508911" calcext:value-type="float">
            <text:p>1590.508911</text:p>
          </table:table-cell>
          <table:table-cell office:value-type="float" office:value="1640.215942" calcext:value-type="float">
            <text:p>1640.215942</text:p>
          </table:table-cell>
          <table:table-cell table:number-columns-repeated="13"/>
        </table:table-row>
        <table:table-row table:style-name="ro1">
          <table:table-cell office:value-type="float" office:value="1591.234009" calcext:value-type="float">
            <text:p>1591.234009</text:p>
          </table:table-cell>
          <table:table-cell office:value-type="float" office:value="1635.869385" calcext:value-type="float">
            <text:p>1635.869385</text:p>
          </table:table-cell>
          <table:table-cell office:value-type="float" office:value="1587.766602" calcext:value-type="float">
            <text:p>1587.766602</text:p>
          </table:table-cell>
          <table:table-cell office:value-type="float" office:value="1639.459717" calcext:value-type="float">
            <text:p>1639.459717</text:p>
          </table:table-cell>
          <table:table-cell table:number-columns-repeated="13"/>
        </table:table-row>
        <table:table-row table:style-name="ro1">
          <table:table-cell office:value-type="float" office:value="1586.354614" calcext:value-type="float">
            <text:p>1586.354614</text:p>
          </table:table-cell>
          <table:table-cell office:value-type="float" office:value="1628.641235" calcext:value-type="float">
            <text:p>1628.641235</text:p>
          </table:table-cell>
          <table:table-cell office:value-type="float" office:value="1587.050903" calcext:value-type="float">
            <text:p>1587.050903</text:p>
          </table:table-cell>
          <table:table-cell office:value-type="float" office:value="1624.015625" calcext:value-type="float">
            <text:p>1624.015625</text:p>
          </table:table-cell>
          <table:table-cell table:number-columns-repeated="13"/>
        </table:table-row>
        <table:table-row table:style-name="ro1">
          <table:table-cell office:value-type="float" office:value="1581.82666" calcext:value-type="float">
            <text:p>1581.82666</text:p>
          </table:table-cell>
          <table:table-cell office:value-type="float" office:value="1625.736206" calcext:value-type="float">
            <text:p>1625.736206</text:p>
          </table:table-cell>
          <table:table-cell office:value-type="float" office:value="1582.640015" calcext:value-type="float">
            <text:p>1582.640015</text:p>
          </table:table-cell>
          <table:table-cell office:value-type="float" office:value="1624.425903" calcext:value-type="float">
            <text:p>1624.425903</text:p>
          </table:table-cell>
          <table:table-cell table:number-columns-repeated="13"/>
        </table:table-row>
        <table:table-row table:style-name="ro1">
          <table:table-cell office:value-type="float" office:value="1586.697388" calcext:value-type="float">
            <text:p>1586.697388</text:p>
          </table:table-cell>
          <table:table-cell office:value-type="float" office:value="1617.872925" calcext:value-type="float">
            <text:p>1617.872925</text:p>
          </table:table-cell>
          <table:table-cell office:value-type="float" office:value="1580.081909" calcext:value-type="float">
            <text:p>1580.081909</text:p>
          </table:table-cell>
          <table:table-cell office:value-type="float" office:value="1620.677856" calcext:value-type="float">
            <text:p>1620.677856</text:p>
          </table:table-cell>
          <table:table-cell table:number-columns-repeated="13"/>
        </table:table-row>
        <table:table-row table:style-name="ro1">
          <table:table-cell office:value-type="float" office:value="1579.128906" calcext:value-type="float">
            <text:p>1579.128906</text:p>
          </table:table-cell>
          <table:table-cell office:value-type="float" office:value="1614.321411" calcext:value-type="float">
            <text:p>1614.321411</text:p>
          </table:table-cell>
          <table:table-cell office:value-type="float" office:value="1580.65686" calcext:value-type="float">
            <text:p>1580.65686</text:p>
          </table:table-cell>
          <table:table-cell office:value-type="float" office:value="1615.093384" calcext:value-type="float">
            <text:p>1615.093384</text:p>
          </table:table-cell>
          <table:table-cell table:number-columns-repeated="13"/>
        </table:table-row>
        <table:table-row table:style-name="ro1">
          <table:table-cell office:value-type="float" office:value="1576.913086" calcext:value-type="float">
            <text:p>1576.913086</text:p>
          </table:table-cell>
          <table:table-cell office:value-type="float" office:value="1612.290405" calcext:value-type="float">
            <text:p>1612.290405</text:p>
          </table:table-cell>
          <table:table-cell office:value-type="float" office:value="1575.281982" calcext:value-type="float">
            <text:p>1575.281982</text:p>
          </table:table-cell>
          <table:table-cell office:value-type="float" office:value="1610.773193" calcext:value-type="float">
            <text:p>1610.773193</text:p>
          </table:table-cell>
          <table:table-cell table:number-columns-repeated="13"/>
        </table:table-row>
        <table:table-row table:style-name="ro1">
          <table:table-cell office:value-type="float" office:value="1578.939087" calcext:value-type="float">
            <text:p>1578.939087</text:p>
          </table:table-cell>
          <table:table-cell office:value-type="float" office:value="1607.365723" calcext:value-type="float">
            <text:p>1607.365723</text:p>
          </table:table-cell>
          <table:table-cell office:value-type="float" office:value="1578.092896" calcext:value-type="float">
            <text:p>1578.092896</text:p>
          </table:table-cell>
          <table:table-cell office:value-type="float" office:value="1602.223877" calcext:value-type="float">
            <text:p>1602.223877</text:p>
          </table:table-cell>
          <table:table-cell table:number-columns-repeated="13"/>
        </table:table-row>
        <table:table-row table:style-name="ro1">
          <table:table-cell office:value-type="float" office:value="1578.866211" calcext:value-type="float">
            <text:p>1578.866211</text:p>
          </table:table-cell>
          <table:table-cell office:value-type="float" office:value="1600.809937" calcext:value-type="float">
            <text:p>1600.809937</text:p>
          </table:table-cell>
          <table:table-cell office:value-type="float" office:value="1577.639282" calcext:value-type="float">
            <text:p>1577.639282</text:p>
          </table:table-cell>
          <table:table-cell office:value-type="float" office:value="1602.320312" calcext:value-type="float">
            <text:p>1602.320312</text:p>
          </table:table-cell>
          <table:table-cell table:number-columns-repeated="13"/>
        </table:table-row>
        <table:table-row table:style-name="ro1">
          <table:table-cell office:value-type="float" office:value="1575.749512" calcext:value-type="float">
            <text:p>1575.749512</text:p>
          </table:table-cell>
          <table:table-cell office:value-type="float" office:value="1601.181641" calcext:value-type="float">
            <text:p>1601.181641</text:p>
          </table:table-cell>
          <table:table-cell office:value-type="float" office:value="1574.697998" calcext:value-type="float">
            <text:p>1574.697998</text:p>
          </table:table-cell>
          <table:table-cell office:value-type="float" office:value="1600.420898" calcext:value-type="float">
            <text:p>1600.420898</text:p>
          </table:table-cell>
          <table:table-cell table:number-columns-repeated="13"/>
        </table:table-row>
        <table:table-row table:style-name="ro1">
          <table:table-cell office:value-type="float" office:value="1575.499634" calcext:value-type="float">
            <text:p>1575.499634</text:p>
          </table:table-cell>
          <table:table-cell office:value-type="float" office:value="1596.490356" calcext:value-type="float">
            <text:p>1596.490356</text:p>
          </table:table-cell>
          <table:table-cell office:value-type="float" office:value="1573.214355" calcext:value-type="float">
            <text:p>1573.214355</text:p>
          </table:table-cell>
          <table:table-cell office:value-type="float" office:value="1596.613037" calcext:value-type="float">
            <text:p>1596.613037</text:p>
          </table:table-cell>
          <table:table-cell table:number-columns-repeated="13"/>
        </table:table-row>
        <table:table-row table:style-name="ro1">
          <table:table-cell office:value-type="float" office:value="1572.878906" calcext:value-type="float">
            <text:p>1572.878906</text:p>
          </table:table-cell>
          <table:table-cell office:value-type="float" office:value="1597.527466" calcext:value-type="float">
            <text:p>1597.527466</text:p>
          </table:table-cell>
          <table:table-cell office:value-type="float" office:value="1573.548584" calcext:value-type="float">
            <text:p>1573.548584</text:p>
          </table:table-cell>
          <table:table-cell office:value-type="float" office:value="1592.090576" calcext:value-type="float">
            <text:p>1592.090576</text:p>
          </table:table-cell>
          <table:table-cell table:number-columns-repeated="13"/>
        </table:table-row>
        <table:table-row table:style-name="ro1">
          <table:table-cell office:value-type="float" office:value="1573.677002" calcext:value-type="float">
            <text:p>1573.677002</text:p>
          </table:table-cell>
          <table:table-cell office:value-type="float" office:value="1593.945435" calcext:value-type="float">
            <text:p>1593.945435</text:p>
          </table:table-cell>
          <table:table-cell office:value-type="float" office:value="1568.799072" calcext:value-type="float">
            <text:p>1568.799072</text:p>
          </table:table-cell>
          <table:table-cell office:value-type="float" office:value="1594.287964" calcext:value-type="float">
            <text:p>1594.287964</text:p>
          </table:table-cell>
          <table:table-cell table:number-columns-repeated="13"/>
        </table:table-row>
        <table:table-row table:style-name="ro1">
          <table:table-cell office:value-type="float" office:value="1571.314941" calcext:value-type="float">
            <text:p>1571.314941</text:p>
          </table:table-cell>
          <table:table-cell office:value-type="float" office:value="1589.892822" calcext:value-type="float">
            <text:p>1589.892822</text:p>
          </table:table-cell>
          <table:table-cell office:value-type="float" office:value="1570.572876" calcext:value-type="float">
            <text:p>1570.572876</text:p>
          </table:table-cell>
          <table:table-cell office:value-type="float" office:value="1589.861938" calcext:value-type="float">
            <text:p>1589.861938</text:p>
          </table:table-cell>
          <table:table-cell table:number-columns-repeated="13"/>
        </table:table-row>
        <table:table-row table:style-name="ro1">
          <table:table-cell office:value-type="float" office:value="1566.066895" calcext:value-type="float">
            <text:p>1566.066895</text:p>
          </table:table-cell>
          <table:table-cell office:value-type="float" office:value="1589.337646" calcext:value-type="float">
            <text:p>1589.337646</text:p>
          </table:table-cell>
          <table:table-cell office:value-type="float" office:value="1572.376099" calcext:value-type="float">
            <text:p>1572.376099</text:p>
          </table:table-cell>
          <table:table-cell office:value-type="float" office:value="1591.673096" calcext:value-type="float">
            <text:p>1591.673096</text:p>
          </table:table-cell>
          <table:table-cell table:number-columns-repeated="13"/>
        </table:table-row>
        <table:table-row table:style-name="ro1">
          <table:table-cell office:value-type="float" office:value="1568.11792" calcext:value-type="float">
            <text:p>1568.11792</text:p>
          </table:table-cell>
          <table:table-cell office:value-type="float" office:value="1583.536621" calcext:value-type="float">
            <text:p>1583.536621</text:p>
          </table:table-cell>
          <table:table-cell office:value-type="float" office:value="1568.483643" calcext:value-type="float">
            <text:p>1568.483643</text:p>
          </table:table-cell>
          <table:table-cell office:value-type="float" office:value="1588.55957" calcext:value-type="float">
            <text:p>1588.55957</text:p>
          </table:table-cell>
          <table:table-cell table:number-columns-repeated="13"/>
        </table:table-row>
        <table:table-row table:style-name="ro1">
          <table:table-cell office:value-type="float" office:value="1569.65918" calcext:value-type="float">
            <text:p>1569.65918</text:p>
          </table:table-cell>
          <table:table-cell office:value-type="float" office:value="1584.719482" calcext:value-type="float">
            <text:p>1584.719482</text:p>
          </table:table-cell>
          <table:table-cell office:value-type="float" office:value="1567.851685" calcext:value-type="float">
            <text:p>1567.851685</text:p>
          </table:table-cell>
          <table:table-cell office:value-type="float" office:value="1587.686035" calcext:value-type="float">
            <text:p>1587.686035</text:p>
          </table:table-cell>
          <table:table-cell table:number-columns-repeated="13"/>
        </table:table-row>
        <table:table-row table:style-name="ro1">
          <table:table-cell office:value-type="float" office:value="1569.818115" calcext:value-type="float">
            <text:p>1569.818115</text:p>
          </table:table-cell>
          <table:table-cell office:value-type="float" office:value="1584.91748" calcext:value-type="float">
            <text:p>1584.91748</text:p>
          </table:table-cell>
          <table:table-cell office:value-type="float" office:value="1570.25" calcext:value-type="float">
            <text:p>1570.25</text:p>
          </table:table-cell>
          <table:table-cell office:value-type="float" office:value="1583.675171" calcext:value-type="float">
            <text:p>1583.675171</text:p>
          </table:table-cell>
          <table:table-cell table:number-columns-repeated="13"/>
        </table:table-row>
        <table:table-row table:style-name="ro1">
          <table:table-cell office:value-type="float" office:value="1567.715088" calcext:value-type="float">
            <text:p>1567.715088</text:p>
          </table:table-cell>
          <table:table-cell office:value-type="float" office:value="1581.187012" calcext:value-type="float">
            <text:p>1581.187012</text:p>
          </table:table-cell>
          <table:table-cell office:value-type="float" office:value="1570.341553" calcext:value-type="float">
            <text:p>1570.341553</text:p>
          </table:table-cell>
          <table:table-cell office:value-type="float" office:value="1580.897217" calcext:value-type="float">
            <text:p>1580.897217</text:p>
          </table:table-cell>
          <table:table-cell table:number-columns-repeated="13"/>
        </table:table-row>
        <table:table-row table:style-name="ro1">
          <table:table-cell office:value-type="float" office:value="1569.939209" calcext:value-type="float">
            <text:p>1569.939209</text:p>
          </table:table-cell>
          <table:table-cell office:value-type="float" office:value="1579.153564" calcext:value-type="float">
            <text:p>1579.153564</text:p>
          </table:table-cell>
          <table:table-cell office:value-type="float" office:value="1569.916138" calcext:value-type="float">
            <text:p>1569.916138</text:p>
          </table:table-cell>
          <table:table-cell office:value-type="float" office:value="1579.558594" calcext:value-type="float">
            <text:p>1579.558594</text:p>
          </table:table-cell>
          <table:table-cell table:number-columns-repeated="13"/>
        </table:table-row>
        <table:table-row table:style-name="ro1">
          <table:table-cell office:value-type="float" office:value="1563.557373" calcext:value-type="float">
            <text:p>1563.557373</text:p>
          </table:table-cell>
          <table:table-cell office:value-type="float" office:value="1580.94397" calcext:value-type="float">
            <text:p>1580.94397</text:p>
          </table:table-cell>
          <table:table-cell office:value-type="float" office:value="1567.294556" calcext:value-type="float">
            <text:p>1567.294556</text:p>
          </table:table-cell>
          <table:table-cell office:value-type="float" office:value="1579.545654" calcext:value-type="float">
            <text:p>1579.545654</text:p>
          </table:table-cell>
          <table:table-cell table:number-columns-repeated="13"/>
        </table:table-row>
        <table:table-row table:style-name="ro1">
          <table:table-cell office:value-type="float" office:value="1567.965332" calcext:value-type="float">
            <text:p>1567.965332</text:p>
          </table:table-cell>
          <table:table-cell office:value-type="float" office:value="1578.6875" calcext:value-type="float">
            <text:p>1578.6875</text:p>
          </table:table-cell>
          <table:table-cell office:value-type="float" office:value="1567.486572" calcext:value-type="float">
            <text:p>1567.486572</text:p>
          </table:table-cell>
          <table:table-cell office:value-type="float" office:value="1578.723267" calcext:value-type="float">
            <text:p>1578.723267</text:p>
          </table:table-cell>
          <table:table-cell table:number-columns-repeated="13"/>
        </table:table-row>
        <table:table-row table:style-name="ro1">
          <table:table-cell office:value-type="float" office:value="1568.280762" calcext:value-type="float">
            <text:p>1568.280762</text:p>
          </table:table-cell>
          <table:table-cell office:value-type="float" office:value="1575.793213" calcext:value-type="float">
            <text:p>1575.793213</text:p>
          </table:table-cell>
          <table:table-cell office:value-type="float" office:value="1565.368896" calcext:value-type="float">
            <text:p>1565.368896</text:p>
          </table:table-cell>
          <table:table-cell office:value-type="float" office:value="1579.229858" calcext:value-type="float">
            <text:p>1579.229858</text:p>
          </table:table-cell>
          <table:table-cell table:number-columns-repeated="13"/>
        </table:table-row>
        <table:table-row table:style-name="ro1">
          <table:table-cell office:value-type="float" office:value="1567.09668" calcext:value-type="float">
            <text:p>1567.09668</text:p>
          </table:table-cell>
          <table:table-cell office:value-type="float" office:value="1576.604004" calcext:value-type="float">
            <text:p>1576.604004</text:p>
          </table:table-cell>
          <table:table-cell office:value-type="float" office:value="1569.641968" calcext:value-type="float">
            <text:p>1569.641968</text:p>
          </table:table-cell>
          <table:table-cell office:value-type="float" office:value="1576.192505" calcext:value-type="float">
            <text:p>1576.192505</text:p>
          </table:table-cell>
          <table:table-cell table:number-columns-repeated="13"/>
        </table:table-row>
        <table:table-row table:style-name="ro1">
          <table:table-cell office:value-type="float" office:value="1569.88562" calcext:value-type="float">
            <text:p>1569.88562</text:p>
          </table:table-cell>
          <table:table-cell office:value-type="float" office:value="1571.624268" calcext:value-type="float">
            <text:p>1571.624268</text:p>
          </table:table-cell>
          <table:table-cell office:value-type="float" office:value="1568.048218" calcext:value-type="float">
            <text:p>1568.048218</text:p>
          </table:table-cell>
          <table:table-cell office:value-type="float" office:value="1574.228638" calcext:value-type="float">
            <text:p>1574.228638</text:p>
          </table:table-cell>
          <table:table-cell table:number-columns-repeated="13"/>
        </table:table-row>
        <table:table-row table:style-name="ro1">
          <table:table-cell office:value-type="float" office:value="1564.228027" calcext:value-type="float">
            <text:p>1564.228027</text:p>
          </table:table-cell>
          <table:table-cell office:value-type="float" office:value="1576.5896" calcext:value-type="float">
            <text:p>1576.5896</text:p>
          </table:table-cell>
          <table:table-cell office:value-type="float" office:value="1568.145996" calcext:value-type="float">
            <text:p>1568.145996</text:p>
          </table:table-cell>
          <table:table-cell office:value-type="float" office:value="1573.829834" calcext:value-type="float">
            <text:p>1573.829834</text:p>
          </table:table-cell>
          <table:table-cell table:number-columns-repeated="13"/>
        </table:table-row>
        <table:table-row table:style-name="ro1">
          <table:table-cell office:value-type="float" office:value="1567.385742" calcext:value-type="float">
            <text:p>1567.385742</text:p>
          </table:table-cell>
          <table:table-cell office:value-type="float" office:value="1572.805786" calcext:value-type="float">
            <text:p>1572.805786</text:p>
          </table:table-cell>
          <table:table-cell office:value-type="float" office:value="1567.189941" calcext:value-type="float">
            <text:p>1567.189941</text:p>
          </table:table-cell>
          <table:table-cell office:value-type="float" office:value="1573.241089" calcext:value-type="float">
            <text:p>1573.241089</text:p>
          </table:table-cell>
          <table:table-cell table:number-columns-repeated="13"/>
        </table:table-row>
        <table:table-row table:style-name="ro1">
          <table:table-cell office:value-type="float" office:value="1566.681519" calcext:value-type="float">
            <text:p>1566.681519</text:p>
          </table:table-cell>
          <table:table-cell office:value-type="float" office:value="1571.091553" calcext:value-type="float">
            <text:p>1571.091553</text:p>
          </table:table-cell>
          <table:table-cell office:value-type="float" office:value="1565.245972" calcext:value-type="float">
            <text:p>1565.245972</text:p>
          </table:table-cell>
          <table:table-cell office:value-type="float" office:value="1573.704102" calcext:value-type="float">
            <text:p>1573.704102</text:p>
          </table:table-cell>
          <table:table-cell table:number-columns-repeated="13"/>
        </table:table-row>
        <table:table-row table:style-name="ro1">
          <table:table-cell office:value-type="float" office:value="1561.790527" calcext:value-type="float">
            <text:p>1561.790527</text:p>
          </table:table-cell>
          <table:table-cell office:value-type="float" office:value="1574.401489" calcext:value-type="float">
            <text:p>1574.401489</text:p>
          </table:table-cell>
          <table:table-cell office:value-type="float" office:value="1558.987793" calcext:value-type="float">
            <text:p>1558.987793</text:p>
          </table:table-cell>
          <table:table-cell office:value-type="float" office:value="1577.130249" calcext:value-type="float">
            <text:p>1577.130249</text:p>
          </table:table-cell>
          <table:table-cell table:number-columns-repeated="13"/>
        </table:table-row>
        <table:table-row table:style-name="ro1">
          <table:table-cell office:value-type="float" office:value="1552.718384" calcext:value-type="float">
            <text:p>1552.718384</text:p>
          </table:table-cell>
          <table:table-cell office:value-type="float" office:value="1586.122559" calcext:value-type="float">
            <text:p>1586.122559</text:p>
          </table:table-cell>
          <table:table-cell office:value-type="float" office:value="1556.387085" calcext:value-type="float">
            <text:p>1556.387085</text:p>
          </table:table-cell>
          <table:table-cell office:value-type="float" office:value="1583.250977" calcext:value-type="float">
            <text:p>1583.250977</text:p>
          </table:table-cell>
          <table:table-cell table:number-columns-repeated="13"/>
        </table:table-row>
        <table:table-row table:style-name="ro1">
          <table:table-cell office:value-type="float" office:value="1598.901123" calcext:value-type="float">
            <text:p>1598.901123</text:p>
          </table:table-cell>
          <table:table-cell office:value-type="float" office:value="1632.038086" calcext:value-type="float">
            <text:p>1632.038086</text:p>
          </table:table-cell>
          <table:table-cell office:value-type="float" office:value="1536.524902" calcext:value-type="float">
            <text:p>1536.524902</text:p>
          </table:table-cell>
          <table:table-cell office:value-type="float" office:value="1529.609619" calcext:value-type="float">
            <text:p>1529.609619</text:p>
          </table:table-cell>
          <table:table-cell table:number-columns-repeated="13"/>
        </table:table-row>
        <table:table-row table:style-name="ro1">
          <table:table-cell office:value-type="float" office:value="1626.588501" calcext:value-type="float">
            <text:p>1626.588501</text:p>
          </table:table-cell>
          <table:table-cell office:value-type="float" office:value="1666.257324" calcext:value-type="float">
            <text:p>1666.257324</text:p>
          </table:table-cell>
          <table:table-cell office:value-type="float" office:value="1542.811401" calcext:value-type="float">
            <text:p>1542.811401</text:p>
          </table:table-cell>
          <table:table-cell office:value-type="float" office:value="1569.716064" calcext:value-type="float">
            <text:p>1569.716064</text:p>
          </table:table-cell>
          <table:table-cell table:number-columns-repeated="13"/>
        </table:table-row>
        <table:table-row table:style-name="ro1">
          <table:table-cell office:value-type="float" office:value="1652.608276" calcext:value-type="float">
            <text:p>1652.608276</text:p>
          </table:table-cell>
          <table:table-cell office:value-type="float" office:value="1692.199219" calcext:value-type="float">
            <text:p>1692.199219</text:p>
          </table:table-cell>
          <table:table-cell office:value-type="float" office:value="1594.259399" calcext:value-type="float">
            <text:p>1594.259399</text:p>
          </table:table-cell>
          <table:table-cell office:value-type="float" office:value="1620.136719" calcext:value-type="float">
            <text:p>1620.136719</text:p>
          </table:table-cell>
          <table:table-cell table:number-columns-repeated="13"/>
        </table:table-row>
        <table:table-row table:style-name="ro1">
          <table:table-cell office:value-type="float" office:value="1672.590576" calcext:value-type="float">
            <text:p>1672.590576</text:p>
          </table:table-cell>
          <table:table-cell office:value-type="float" office:value="1642.628418" calcext:value-type="float">
            <text:p>1642.628418</text:p>
          </table:table-cell>
          <table:table-cell office:value-type="float" office:value="1688.404053" calcext:value-type="float">
            <text:p>1688.404053</text:p>
          </table:table-cell>
          <table:table-cell office:value-type="float" office:value="1645.393311" calcext:value-type="float">
            <text:p>1645.393311</text:p>
          </table:table-cell>
          <table:table-cell table:number-columns-repeated="13"/>
        </table:table-row>
        <table:table-row table:style-name="ro1">
          <table:table-cell office:value-type="float" office:value="1666.236572" calcext:value-type="float">
            <text:p>1666.236572</text:p>
          </table:table-cell>
          <table:table-cell office:value-type="float" office:value="1730.734009" calcext:value-type="float">
            <text:p>1730.734009</text:p>
          </table:table-cell>
          <table:table-cell office:value-type="float" office:value="1693.666748" calcext:value-type="float">
            <text:p>1693.666748</text:p>
          </table:table-cell>
          <table:table-cell office:value-type="float" office:value="1728.782104" calcext:value-type="float">
            <text:p>1728.782104</text:p>
          </table:table-cell>
          <table:table-cell table:number-columns-repeated="13"/>
        </table:table-row>
        <table:table-row table:style-name="ro1">
          <table:table-cell office:value-type="float" office:value="1678.221069" calcext:value-type="float">
            <text:p>1678.221069</text:p>
          </table:table-cell>
          <table:table-cell office:value-type="float" office:value="1718.191772" calcext:value-type="float">
            <text:p>1718.191772</text:p>
          </table:table-cell>
          <table:table-cell office:value-type="float" office:value="1682.946533" calcext:value-type="float">
            <text:p>1682.946533</text:p>
          </table:table-cell>
          <table:table-cell office:value-type="float" office:value="1720.621704" calcext:value-type="float">
            <text:p>1720.621704</text:p>
          </table:table-cell>
          <table:table-cell table:number-columns-repeated="13"/>
        </table:table-row>
        <table:table-row table:style-name="ro1">
          <table:table-cell office:value-type="float" office:value="1657.571411" calcext:value-type="float">
            <text:p>1657.571411</text:p>
          </table:table-cell>
          <table:table-cell office:value-type="float" office:value="1743.30127" calcext:value-type="float">
            <text:p>1743.30127</text:p>
          </table:table-cell>
          <table:table-cell office:value-type="float" office:value="1653.138184" calcext:value-type="float">
            <text:p>1653.138184</text:p>
          </table:table-cell>
          <table:table-cell office:value-type="float" office:value="1755.52478" calcext:value-type="float">
            <text:p>1755.52478</text:p>
          </table:table-cell>
          <table:table-cell table:number-columns-repeated="13"/>
        </table:table-row>
        <table:table-row table:style-name="ro1">
          <table:table-cell office:value-type="float" office:value="1667.830322" calcext:value-type="float">
            <text:p>1667.830322</text:p>
          </table:table-cell>
          <table:table-cell office:value-type="float" office:value="1708.063232" calcext:value-type="float">
            <text:p>1708.063232</text:p>
          </table:table-cell>
          <table:table-cell office:value-type="float" office:value="1674.064941" calcext:value-type="float">
            <text:p>1674.064941</text:p>
          </table:table-cell>
          <table:table-cell office:value-type="float" office:value="1724.567139" calcext:value-type="float">
            <text:p>1724.567139</text:p>
          </table:table-cell>
          <table:table-cell table:number-columns-repeated="13"/>
        </table:table-row>
        <table:table-row table:style-name="ro1">
          <table:table-cell office:value-type="float" office:value="1656.899292" calcext:value-type="float">
            <text:p>1656.899292</text:p>
          </table:table-cell>
          <table:table-cell office:value-type="float" office:value="1716.802979" calcext:value-type="float">
            <text:p>1716.802979</text:p>
          </table:table-cell>
          <table:table-cell office:value-type="float" office:value="1668.074219" calcext:value-type="float">
            <text:p>1668.074219</text:p>
          </table:table-cell>
          <table:table-cell office:value-type="float" office:value="1722.601807" calcext:value-type="float">
            <text:p>1722.601807</text:p>
          </table:table-cell>
          <table:table-cell table:number-columns-repeated="13"/>
        </table:table-row>
        <table:table-row table:style-name="ro1">
          <table:table-cell office:value-type="float" office:value="1627.292236" calcext:value-type="float">
            <text:p>1627.292236</text:p>
          </table:table-cell>
          <table:table-cell office:value-type="float" office:value="1757.425049" calcext:value-type="float">
            <text:p>1757.425049</text:p>
          </table:table-cell>
          <table:table-cell office:value-type="float" office:value="1638.012329" calcext:value-type="float">
            <text:p>1638.012329</text:p>
          </table:table-cell>
          <table:table-cell office:value-type="float" office:value="1745.534546" calcext:value-type="float">
            <text:p>1745.534546</text:p>
          </table:table-cell>
          <table:table-cell table:number-columns-repeated="13"/>
        </table:table-row>
        <table:table-row table:style-name="ro1">
          <table:table-cell office:value-type="float" office:value="1662.477051" calcext:value-type="float">
            <text:p>1662.477051</text:p>
          </table:table-cell>
          <table:table-cell office:value-type="float" office:value="1710.914917" calcext:value-type="float">
            <text:p>1710.914917</text:p>
          </table:table-cell>
          <table:table-cell office:value-type="float" office:value="1670.037842" calcext:value-type="float">
            <text:p>1670.037842</text:p>
          </table:table-cell>
          <table:table-cell office:value-type="float" office:value="1707.079346" calcext:value-type="float">
            <text:p>1707.079346</text:p>
          </table:table-cell>
          <table:table-cell table:number-columns-repeated="13"/>
        </table:table-row>
        <table:table-row table:style-name="ro1">
          <table:table-cell office:value-type="float" office:value="1656.122681" calcext:value-type="float">
            <text:p>1656.122681</text:p>
          </table:table-cell>
          <table:table-cell office:value-type="float" office:value="1738.04187" calcext:value-type="float">
            <text:p>1738.04187</text:p>
          </table:table-cell>
          <table:table-cell office:value-type="float" office:value="1661.360107" calcext:value-type="float">
            <text:p>1661.360107</text:p>
          </table:table-cell>
          <table:table-cell office:value-type="float" office:value="1732.229126" calcext:value-type="float">
            <text:p>1732.229126</text:p>
          </table:table-cell>
          <table:table-cell table:number-columns-repeated="13"/>
        </table:table-row>
        <table:table-row table:style-name="ro1">
          <table:table-cell office:value-type="float" office:value="1650.009521" calcext:value-type="float">
            <text:p>1650.009521</text:p>
          </table:table-cell>
          <table:table-cell office:value-type="float" office:value="1732.256226" calcext:value-type="float">
            <text:p>1732.256226</text:p>
          </table:table-cell>
          <table:table-cell office:value-type="float" office:value="1655.998291" calcext:value-type="float">
            <text:p>1655.998291</text:p>
          </table:table-cell>
          <table:table-cell office:value-type="float" office:value="1732.570923" calcext:value-type="float">
            <text:p>1732.570923</text:p>
          </table:table-cell>
          <table:table-cell table:number-columns-repeated="13"/>
        </table:table-row>
        <table:table-row table:style-name="ro1">
          <table:table-cell office:value-type="float" office:value="1653.233276" calcext:value-type="float">
            <text:p>1653.233276</text:p>
          </table:table-cell>
          <table:table-cell office:value-type="float" office:value="1723.750244" calcext:value-type="float">
            <text:p>1723.750244</text:p>
          </table:table-cell>
          <table:table-cell office:value-type="float" office:value="1658.193237" calcext:value-type="float">
            <text:p>1658.193237</text:p>
          </table:table-cell>
          <table:table-cell office:value-type="float" office:value="1724.365601" calcext:value-type="float">
            <text:p>1724.365601</text:p>
          </table:table-cell>
          <table:table-cell table:number-columns-repeated="13"/>
        </table:table-row>
        <table:table-row table:style-name="ro1">
          <table:table-cell office:value-type="float" office:value="1653.566895" calcext:value-type="float">
            <text:p>1653.566895</text:p>
          </table:table-cell>
          <table:table-cell office:value-type="float" office:value="1729.192627" calcext:value-type="float">
            <text:p>1729.192627</text:p>
          </table:table-cell>
          <table:table-cell office:value-type="float" office:value="1661.431885" calcext:value-type="float">
            <text:p>1661.431885</text:p>
          </table:table-cell>
          <table:table-cell office:value-type="float" office:value="1725.091309" calcext:value-type="float">
            <text:p>1725.091309</text:p>
          </table:table-cell>
          <table:table-cell table:number-columns-repeated="13"/>
        </table:table-row>
        <table:table-row table:style-name="ro1">
          <table:table-cell office:value-type="float" office:value="1654.253174" calcext:value-type="float">
            <text:p>1654.253174</text:p>
          </table:table-cell>
          <table:table-cell office:value-type="float" office:value="1726.520874" calcext:value-type="float">
            <text:p>1726.520874</text:p>
          </table:table-cell>
          <table:table-cell office:value-type="float" office:value="1660.375854" calcext:value-type="float">
            <text:p>1660.375854</text:p>
          </table:table-cell>
          <table:table-cell office:value-type="float" office:value="1727.367188" calcext:value-type="float">
            <text:p>1727.367188</text:p>
          </table:table-cell>
          <table:table-cell table:number-columns-repeated="13"/>
        </table:table-row>
        <table:table-row table:style-name="ro1">
          <table:table-cell office:value-type="float" office:value="1652.786621" calcext:value-type="float">
            <text:p>1652.786621</text:p>
          </table:table-cell>
          <table:table-cell office:value-type="float" office:value="1730.657227" calcext:value-type="float">
            <text:p>1730.657227</text:p>
          </table:table-cell>
          <table:table-cell office:value-type="float" office:value="1660.054199" calcext:value-type="float">
            <text:p>1660.054199</text:p>
          </table:table-cell>
          <table:table-cell office:value-type="float" office:value="1726.145264" calcext:value-type="float">
            <text:p>1726.145264</text:p>
          </table:table-cell>
          <table:table-cell table:number-columns-repeated="13"/>
        </table:table-row>
        <table:table-row table:style-name="ro1">
          <table:table-cell office:value-type="float" office:value="1653.158569" calcext:value-type="float">
            <text:p>1653.158569</text:p>
          </table:table-cell>
          <table:table-cell office:value-type="float" office:value="1733.011719" calcext:value-type="float">
            <text:p>1733.011719</text:p>
          </table:table-cell>
          <table:table-cell office:value-type="float" office:value="1659.120483" calcext:value-type="float">
            <text:p>1659.120483</text:p>
          </table:table-cell>
          <table:table-cell office:value-type="float" office:value="1731.083984" calcext:value-type="float">
            <text:p>1731.083984</text:p>
          </table:table-cell>
          <table:table-cell table:number-columns-repeated="13"/>
        </table:table-row>
        <table:table-row table:style-name="ro1">
          <table:table-cell office:value-type="float" office:value="1648.885132" calcext:value-type="float">
            <text:p>1648.885132</text:p>
          </table:table-cell>
          <table:table-cell office:value-type="float" office:value="1734.809204" calcext:value-type="float">
            <text:p>1734.809204</text:p>
          </table:table-cell>
          <table:table-cell office:value-type="float" office:value="1653.294434" calcext:value-type="float">
            <text:p>1653.294434</text:p>
          </table:table-cell>
          <table:table-cell office:value-type="float" office:value="1734.088623" calcext:value-type="float">
            <text:p>1734.088623</text:p>
          </table:table-cell>
          <table:table-cell table:number-columns-repeated="13"/>
        </table:table-row>
        <table:table-row table:style-name="ro1">
          <table:table-cell office:value-type="float" office:value="1648.770142" calcext:value-type="float">
            <text:p>1648.770142</text:p>
          </table:table-cell>
          <table:table-cell office:value-type="float" office:value="1731.712769" calcext:value-type="float">
            <text:p>1731.712769</text:p>
          </table:table-cell>
          <table:table-cell office:value-type="float" office:value="1657.264893" calcext:value-type="float">
            <text:p>1657.264893</text:p>
          </table:table-cell>
          <table:table-cell office:value-type="float" office:value="1730.142944" calcext:value-type="float">
            <text:p>1730.142944</text:p>
          </table:table-cell>
          <table:table-cell table:number-columns-repeated="13"/>
        </table:table-row>
        <table:table-row table:style-name="ro1">
          <table:table-cell office:value-type="float" office:value="1648.537476" calcext:value-type="float">
            <text:p>1648.537476</text:p>
          </table:table-cell>
          <table:table-cell office:value-type="float" office:value="1735.945068" calcext:value-type="float">
            <text:p>1735.945068</text:p>
          </table:table-cell>
          <table:table-cell office:value-type="float" office:value="1655.288086" calcext:value-type="float">
            <text:p>1655.288086</text:p>
          </table:table-cell>
          <table:table-cell office:value-type="float" office:value="1734.774658" calcext:value-type="float">
            <text:p>1734.774658</text:p>
          </table:table-cell>
          <table:table-cell table:number-columns-repeated="13"/>
        </table:table-row>
        <table:table-row table:style-name="ro1">
          <table:table-cell office:value-type="float" office:value="1652.399536" calcext:value-type="float">
            <text:p>1652.399536</text:p>
          </table:table-cell>
          <table:table-cell office:value-type="float" office:value="1726.851562" calcext:value-type="float">
            <text:p>1726.851562</text:p>
          </table:table-cell>
          <table:table-cell office:value-type="float" office:value="1657.446411" calcext:value-type="float">
            <text:p>1657.446411</text:p>
          </table:table-cell>
          <table:table-cell office:value-type="float" office:value="1726.227173" calcext:value-type="float">
            <text:p>1726.227173</text:p>
          </table:table-cell>
          <table:table-cell table:number-columns-repeated="13"/>
        </table:table-row>
        <table:table-row table:style-name="ro1">
          <table:table-cell office:value-type="float" office:value="1657.540405" calcext:value-type="float">
            <text:p>1657.540405</text:p>
          </table:table-cell>
          <table:table-cell office:value-type="float" office:value="1723.757568" calcext:value-type="float">
            <text:p>1723.757568</text:p>
          </table:table-cell>
          <table:table-cell office:value-type="float" office:value="1662.008789" calcext:value-type="float">
            <text:p>1662.008789</text:p>
          </table:table-cell>
          <table:table-cell office:value-type="float" office:value="1721.40686" calcext:value-type="float">
            <text:p>1721.40686</text:p>
          </table:table-cell>
          <table:table-cell table:number-columns-repeated="13"/>
        </table:table-row>
        <table:table-row table:style-name="ro1">
          <table:table-cell office:value-type="float" office:value="1646.803833" calcext:value-type="float">
            <text:p>1646.803833</text:p>
          </table:table-cell>
          <table:table-cell office:value-type="float" office:value="1736.454712" calcext:value-type="float">
            <text:p>1736.454712</text:p>
          </table:table-cell>
          <table:table-cell office:value-type="float" office:value="1649.307617" calcext:value-type="float">
            <text:p>1649.307617</text:p>
          </table:table-cell>
          <table:table-cell office:value-type="float" office:value="1737.501099" calcext:value-type="float">
            <text:p>1737.501099</text:p>
          </table:table-cell>
          <table:table-cell table:number-columns-repeated="13"/>
        </table:table-row>
        <table:table-row table:style-name="ro1">
          <table:table-cell office:value-type="float" office:value="1653.90979" calcext:value-type="float">
            <text:p>1653.90979</text:p>
          </table:table-cell>
          <table:table-cell office:value-type="float" office:value="1725.217773" calcext:value-type="float">
            <text:p>1725.217773</text:p>
          </table:table-cell>
          <table:table-cell office:value-type="float" office:value="1660.814819" calcext:value-type="float">
            <text:p>1660.814819</text:p>
          </table:table-cell>
          <table:table-cell office:value-type="float" office:value="1722.038086" calcext:value-type="float">
            <text:p>1722.038086</text:p>
          </table:table-cell>
          <table:table-cell table:number-columns-repeated="13"/>
        </table:table-row>
        <table:table-row table:style-name="ro1">
          <table:table-cell office:value-type="float" office:value="1652.400635" calcext:value-type="float">
            <text:p>1652.400635</text:p>
          </table:table-cell>
          <table:table-cell office:value-type="float" office:value="1727.068359" calcext:value-type="float">
            <text:p>1727.068359</text:p>
          </table:table-cell>
          <table:table-cell office:value-type="float" office:value="1662.945679" calcext:value-type="float">
            <text:p>1662.945679</text:p>
          </table:table-cell>
          <table:table-cell office:value-type="float" office:value="1722.823975" calcext:value-type="float">
            <text:p>1722.823975</text:p>
          </table:table-cell>
          <table:table-cell table:number-columns-repeated="13"/>
        </table:table-row>
        <table:table-row table:style-name="ro1">
          <table:table-cell office:value-type="float" office:value="1650.967529" calcext:value-type="float">
            <text:p>1650.967529</text:p>
          </table:table-cell>
          <table:table-cell office:value-type="float" office:value="1734.321533" calcext:value-type="float">
            <text:p>1734.321533</text:p>
          </table:table-cell>
          <table:table-cell office:value-type="float" office:value="1659.133789" calcext:value-type="float">
            <text:p>1659.133789</text:p>
          </table:table-cell>
          <table:table-cell office:value-type="float" office:value="1727.644165" calcext:value-type="float">
            <text:p>1727.644165</text:p>
          </table:table-cell>
          <table:table-cell table:number-columns-repeated="13"/>
        </table:table-row>
        <table:table-row table:style-name="ro1">
          <table:table-cell office:value-type="float" office:value="1656.192505" calcext:value-type="float">
            <text:p>1656.192505</text:p>
          </table:table-cell>
          <table:table-cell office:value-type="float" office:value="1719.611694" calcext:value-type="float">
            <text:p>1719.611694</text:p>
          </table:table-cell>
          <table:table-cell office:value-type="float" office:value="1661.960205" calcext:value-type="float">
            <text:p>1661.960205</text:p>
          </table:table-cell>
          <table:table-cell office:value-type="float" office:value="1719.081055" calcext:value-type="float">
            <text:p>1719.081055</text:p>
          </table:table-cell>
          <table:table-cell table:number-columns-repeated="13"/>
        </table:table-row>
        <table:table-row table:style-name="ro1">
          <table:table-cell office:value-type="float" office:value="1651.846191" calcext:value-type="float">
            <text:p>1651.846191</text:p>
          </table:table-cell>
          <table:table-cell office:value-type="float" office:value="1729.515869" calcext:value-type="float">
            <text:p>1729.515869</text:p>
          </table:table-cell>
          <table:table-cell office:value-type="float" office:value="1661.341919" calcext:value-type="float">
            <text:p>1661.341919</text:p>
          </table:table-cell>
          <table:table-cell office:value-type="float" office:value="1727.726929" calcext:value-type="float">
            <text:p>1727.726929</text:p>
          </table:table-cell>
          <table:table-cell table:number-columns-repeated="13"/>
        </table:table-row>
        <table:table-row table:style-name="ro1">
          <table:table-cell office:value-type="float" office:value="1653.470459" calcext:value-type="float">
            <text:p>1653.470459</text:p>
          </table:table-cell>
          <table:table-cell office:value-type="float" office:value="1733.364624" calcext:value-type="float">
            <text:p>1733.364624</text:p>
          </table:table-cell>
          <table:table-cell office:value-type="float" office:value="1658.78833" calcext:value-type="float">
            <text:p>1658.78833</text:p>
          </table:table-cell>
          <table:table-cell office:value-type="float" office:value="1732.108887" calcext:value-type="float">
            <text:p>1732.108887</text:p>
          </table:table-cell>
          <table:table-cell table:number-columns-repeated="13"/>
        </table:table-row>
        <table:table-row table:style-name="ro1">
          <table:table-cell office:value-type="float" office:value="1655.117432" calcext:value-type="float">
            <text:p>1655.117432</text:p>
          </table:table-cell>
          <table:table-cell office:value-type="float" office:value="1719.994873" calcext:value-type="float">
            <text:p>1719.994873</text:p>
          </table:table-cell>
          <table:table-cell office:value-type="float" office:value="1663.768677" calcext:value-type="float">
            <text:p>1663.768677</text:p>
          </table:table-cell>
          <table:table-cell office:value-type="float" office:value="1719.106567" calcext:value-type="float">
            <text:p>1719.106567</text:p>
          </table:table-cell>
          <table:table-cell table:number-columns-repeated="13"/>
        </table:table-row>
        <table:table-row table:style-name="ro1">
          <table:table-cell office:value-type="float" office:value="1656.068237" calcext:value-type="float">
            <text:p>1656.068237</text:p>
          </table:table-cell>
          <table:table-cell office:value-type="float" office:value="1725.877319" calcext:value-type="float">
            <text:p>1725.877319</text:p>
          </table:table-cell>
          <table:table-cell office:value-type="float" office:value="1660.279053" calcext:value-type="float">
            <text:p>1660.279053</text:p>
          </table:table-cell>
          <table:table-cell office:value-type="float" office:value="1723.674561" calcext:value-type="float">
            <text:p>1723.674561</text:p>
          </table:table-cell>
          <table:table-cell table:number-columns-repeated="13"/>
        </table:table-row>
        <table:table-row table:style-name="ro1">
          <table:table-cell office:value-type="float" office:value="1653.270996" calcext:value-type="float">
            <text:p>1653.270996</text:p>
          </table:table-cell>
          <table:table-cell office:value-type="float" office:value="1726.679443" calcext:value-type="float">
            <text:p>1726.679443</text:p>
          </table:table-cell>
          <table:table-cell office:value-type="float" office:value="1662.578247" calcext:value-type="float">
            <text:p>1662.578247</text:p>
          </table:table-cell>
          <table:table-cell office:value-type="float" office:value="1720.607422" calcext:value-type="float">
            <text:p>1720.607422</text:p>
          </table:table-cell>
          <table:table-cell table:number-columns-repeated="13"/>
        </table:table-row>
        <table:table-row table:style-name="ro1">
          <table:table-cell office:value-type="float" office:value="1654.158936" calcext:value-type="float">
            <text:p>1654.158936</text:p>
          </table:table-cell>
          <table:table-cell office:value-type="float" office:value="1722.879883" calcext:value-type="float">
            <text:p>1722.879883</text:p>
          </table:table-cell>
          <table:table-cell office:value-type="float" office:value="1662.369141" calcext:value-type="float">
            <text:p>1662.369141</text:p>
          </table:table-cell>
          <table:table-cell office:value-type="float" office:value="1722.094849" calcext:value-type="float">
            <text:p>1722.094849</text:p>
          </table:table-cell>
          <table:table-cell table:number-columns-repeated="13"/>
        </table:table-row>
        <table:table-row table:style-name="ro1">
          <table:table-cell office:value-type="float" office:value="1649.940918" calcext:value-type="float">
            <text:p>1649.940918</text:p>
          </table:table-cell>
          <table:table-cell office:value-type="float" office:value="1734.148682" calcext:value-type="float">
            <text:p>1734.148682</text:p>
          </table:table-cell>
          <table:table-cell office:value-type="float" office:value="1656.271606" calcext:value-type="float">
            <text:p>1656.271606</text:p>
          </table:table-cell>
          <table:table-cell office:value-type="float" office:value="1730.180664" calcext:value-type="float">
            <text:p>1730.180664</text:p>
          </table:table-cell>
          <table:table-cell table:number-columns-repeated="13"/>
        </table:table-row>
        <table:table-row table:style-name="ro1">
          <table:table-cell office:value-type="float" office:value="1656.247803" calcext:value-type="float">
            <text:p>1656.247803</text:p>
          </table:table-cell>
          <table:table-cell office:value-type="float" office:value="1723.694092" calcext:value-type="float">
            <text:p>1723.694092</text:p>
          </table:table-cell>
          <table:table-cell office:value-type="float" office:value="1658.535889" calcext:value-type="float">
            <text:p>1658.535889</text:p>
          </table:table-cell>
          <table:table-cell office:value-type="float" office:value="1722.844849" calcext:value-type="float">
            <text:p>1722.844849</text:p>
          </table:table-cell>
          <table:table-cell table:number-columns-repeated="13"/>
        </table:table-row>
        <table:table-row table:style-name="ro1">
          <table:table-cell office:value-type="float" office:value="1651.171021" calcext:value-type="float">
            <text:p>1651.171021</text:p>
          </table:table-cell>
          <table:table-cell office:value-type="float" office:value="1728.755127" calcext:value-type="float">
            <text:p>1728.755127</text:p>
          </table:table-cell>
          <table:table-cell office:value-type="float" office:value="1657.180054" calcext:value-type="float">
            <text:p>1657.180054</text:p>
          </table:table-cell>
          <table:table-cell office:value-type="float" office:value="1725.688232" calcext:value-type="float">
            <text:p>1725.688232</text:p>
          </table:table-cell>
          <table:table-cell table:number-columns-repeated="13"/>
        </table:table-row>
        <table:table-row table:style-name="ro1">
          <table:table-cell office:value-type="float" office:value="1655.822144" calcext:value-type="float">
            <text:p>1655.822144</text:p>
          </table:table-cell>
          <table:table-cell office:value-type="float" office:value="1726.143066" calcext:value-type="float">
            <text:p>1726.143066</text:p>
          </table:table-cell>
          <table:table-cell office:value-type="float" office:value="1662.668335" calcext:value-type="float">
            <text:p>1662.668335</text:p>
          </table:table-cell>
          <table:table-cell office:value-type="float" office:value="1725.724854" calcext:value-type="float">
            <text:p>1725.724854</text:p>
          </table:table-cell>
          <table:table-cell table:number-columns-repeated="13"/>
        </table:table-row>
        <table:table-row table:style-name="ro1">
          <table:table-cell office:value-type="float" office:value="1654.753906" calcext:value-type="float">
            <text:p>1654.753906</text:p>
          </table:table-cell>
          <table:table-cell office:value-type="float" office:value="1723.322021" calcext:value-type="float">
            <text:p>1723.322021</text:p>
          </table:table-cell>
          <table:table-cell office:value-type="float" office:value="1664.461426" calcext:value-type="float">
            <text:p>1664.461426</text:p>
          </table:table-cell>
          <table:table-cell office:value-type="float" office:value="1719.198975" calcext:value-type="float">
            <text:p>1719.198975</text:p>
          </table:table-cell>
          <table:table-cell table:number-columns-repeated="13"/>
        </table:table-row>
        <table:table-row table:style-name="ro1">
          <table:table-cell office:value-type="float" office:value="1654.369263" calcext:value-type="float">
            <text:p>1654.369263</text:p>
          </table:table-cell>
          <table:table-cell office:value-type="float" office:value="1724.975586" calcext:value-type="float">
            <text:p>1724.975586</text:p>
          </table:table-cell>
          <table:table-cell office:value-type="float" office:value="1666.133301" calcext:value-type="float">
            <text:p>1666.133301</text:p>
          </table:table-cell>
          <table:table-cell office:value-type="float" office:value="1723.88562" calcext:value-type="float">
            <text:p>1723.88562</text:p>
          </table:table-cell>
          <table:table-cell table:number-columns-repeated="13"/>
        </table:table-row>
        <table:table-row table:style-name="ro1">
          <table:table-cell office:value-type="float" office:value="1650.063477" calcext:value-type="float">
            <text:p>1650.063477</text:p>
          </table:table-cell>
          <table:table-cell office:value-type="float" office:value="1735.338623" calcext:value-type="float">
            <text:p>1735.338623</text:p>
          </table:table-cell>
          <table:table-cell office:value-type="float" office:value="1660.378174" calcext:value-type="float">
            <text:p>1660.378174</text:p>
          </table:table-cell>
          <table:table-cell office:value-type="float" office:value="1730.317139" calcext:value-type="float">
            <text:p>1730.317139</text:p>
          </table:table-cell>
          <table:table-cell table:number-columns-repeated="13"/>
        </table:table-row>
        <table:table-row table:style-name="ro1">
          <table:table-cell office:value-type="float" office:value="1653.193726" calcext:value-type="float">
            <text:p>1653.193726</text:p>
          </table:table-cell>
          <table:table-cell office:value-type="float" office:value="1731.657471" calcext:value-type="float">
            <text:p>1731.657471</text:p>
          </table:table-cell>
          <table:table-cell office:value-type="float" office:value="1663.530029" calcext:value-type="float">
            <text:p>1663.530029</text:p>
          </table:table-cell>
          <table:table-cell office:value-type="float" office:value="1727.511841" calcext:value-type="float">
            <text:p>1727.511841</text:p>
          </table:table-cell>
          <table:table-cell table:number-columns-repeated="13"/>
        </table:table-row>
        <table:table-row table:style-name="ro1">
          <table:table-cell office:value-type="float" office:value="1655.38208" calcext:value-type="float">
            <text:p>1655.38208</text:p>
          </table:table-cell>
          <table:table-cell office:value-type="float" office:value="1729.131958" calcext:value-type="float">
            <text:p>1729.131958</text:p>
          </table:table-cell>
          <table:table-cell office:value-type="float" office:value="1663.055908" calcext:value-type="float">
            <text:p>1663.055908</text:p>
          </table:table-cell>
          <table:table-cell office:value-type="float" office:value="1729.048706" calcext:value-type="float">
            <text:p>1729.048706</text:p>
          </table:table-cell>
          <table:table-cell table:number-columns-repeated="13"/>
        </table:table-row>
        <table:table-row table:style-name="ro1">
          <table:table-cell office:value-type="float" office:value="1658.330566" calcext:value-type="float">
            <text:p>1658.330566</text:p>
          </table:table-cell>
          <table:table-cell office:value-type="float" office:value="1732.796265" calcext:value-type="float">
            <text:p>1732.796265</text:p>
          </table:table-cell>
          <table:table-cell office:value-type="float" office:value="1665.22583" calcext:value-type="float">
            <text:p>1665.22583</text:p>
          </table:table-cell>
          <table:table-cell office:value-type="float" office:value="1731.898315" calcext:value-type="float">
            <text:p>1731.898315</text:p>
          </table:table-cell>
          <table:table-cell table:number-columns-repeated="13"/>
        </table:table-row>
        <table:table-row table:style-name="ro1">
          <table:table-cell office:value-type="float" office:value="1650.838379" calcext:value-type="float">
            <text:p>1650.838379</text:p>
          </table:table-cell>
          <table:table-cell office:value-type="float" office:value="1741.19519" calcext:value-type="float">
            <text:p>1741.19519</text:p>
          </table:table-cell>
          <table:table-cell office:value-type="float" office:value="1657.347656" calcext:value-type="float">
            <text:p>1657.347656</text:p>
          </table:table-cell>
          <table:table-cell office:value-type="float" office:value="1738.415894" calcext:value-type="float">
            <text:p>1738.415894</text:p>
          </table:table-cell>
          <table:table-cell table:number-columns-repeated="13"/>
        </table:table-row>
        <table:table-row table:style-name="ro1">
          <table:table-cell office:value-type="float" office:value="1657.517212" calcext:value-type="float">
            <text:p>1657.517212</text:p>
          </table:table-cell>
          <table:table-cell office:value-type="float" office:value="1728.202637" calcext:value-type="float">
            <text:p>1728.202637</text:p>
          </table:table-cell>
          <table:table-cell office:value-type="float" office:value="1664.380127" calcext:value-type="float">
            <text:p>1664.380127</text:p>
          </table:table-cell>
          <table:table-cell office:value-type="float" office:value="1725.439941" calcext:value-type="float">
            <text:p>1725.439941</text:p>
          </table:table-cell>
          <table:table-cell table:number-columns-repeated="13"/>
        </table:table-row>
        <table:table-row table:style-name="ro1">
          <table:table-cell office:value-type="float" office:value="1655.023193" calcext:value-type="float">
            <text:p>1655.023193</text:p>
          </table:table-cell>
          <table:table-cell office:value-type="float" office:value="1738.402466" calcext:value-type="float">
            <text:p>1738.402466</text:p>
          </table:table-cell>
          <table:table-cell office:value-type="float" office:value="1664.05896" calcext:value-type="float">
            <text:p>1664.05896</text:p>
          </table:table-cell>
          <table:table-cell office:value-type="float" office:value="1733.597534" calcext:value-type="float">
            <text:p>1733.597534</text:p>
          </table:table-cell>
          <table:table-cell table:number-columns-repeated="13"/>
        </table:table-row>
        <table:table-row table:style-name="ro1">
          <table:table-cell office:value-type="float" office:value="1652.87561" calcext:value-type="float">
            <text:p>1652.87561</text:p>
          </table:table-cell>
          <table:table-cell office:value-type="float" office:value="1734.494019" calcext:value-type="float">
            <text:p>1734.494019</text:p>
          </table:table-cell>
          <table:table-cell office:value-type="float" office:value="1661.815063" calcext:value-type="float">
            <text:p>1661.815063</text:p>
          </table:table-cell>
          <table:table-cell office:value-type="float" office:value="1731.950684" calcext:value-type="float">
            <text:p>1731.950684</text:p>
          </table:table-cell>
          <table:table-cell table:number-columns-repeated="13"/>
        </table:table-row>
        <table:table-row table:style-name="ro1">
          <table:table-cell office:value-type="float" office:value="1655.260742" calcext:value-type="float">
            <text:p>1655.260742</text:p>
          </table:table-cell>
          <table:table-cell office:value-type="float" office:value="1735.020142" calcext:value-type="float">
            <text:p>1735.020142</text:p>
          </table:table-cell>
          <table:table-cell office:value-type="float" office:value="1661.123535" calcext:value-type="float">
            <text:p>1661.123535</text:p>
          </table:table-cell>
          <table:table-cell office:value-type="float" office:value="1730.6521" calcext:value-type="float">
            <text:p>1730.6521</text:p>
          </table:table-cell>
          <table:table-cell table:number-columns-repeated="13"/>
        </table:table-row>
        <table:table-row table:style-name="ro1">
          <table:table-cell office:value-type="float" office:value="1660.006348" calcext:value-type="float">
            <text:p>1660.006348</text:p>
          </table:table-cell>
          <table:table-cell office:value-type="float" office:value="1727.313965" calcext:value-type="float">
            <text:p>1727.313965</text:p>
          </table:table-cell>
          <table:table-cell office:value-type="float" office:value="1668.124878" calcext:value-type="float">
            <text:p>1668.124878</text:p>
          </table:table-cell>
          <table:table-cell office:value-type="float" office:value="1726.802368" calcext:value-type="float">
            <text:p>1726.802368</text:p>
          </table:table-cell>
          <table:table-cell table:number-columns-repeated="13"/>
        </table:table-row>
        <table:table-row table:style-name="ro1">
          <table:table-cell office:value-type="float" office:value="1659.405273" calcext:value-type="float">
            <text:p>1659.405273</text:p>
          </table:table-cell>
          <table:table-cell office:value-type="float" office:value="1732.336182" calcext:value-type="float">
            <text:p>1732.336182</text:p>
          </table:table-cell>
          <table:table-cell office:value-type="float" office:value="1665.093872" calcext:value-type="float">
            <text:p>1665.093872</text:p>
          </table:table-cell>
          <table:table-cell office:value-type="float" office:value="1729.296631" calcext:value-type="float">
            <text:p>1729.296631</text:p>
          </table:table-cell>
          <table:table-cell table:number-columns-repeated="13"/>
        </table:table-row>
        <table:table-row table:style-name="ro1">
          <table:table-cell office:value-type="float" office:value="1654.714111" calcext:value-type="float">
            <text:p>1654.714111</text:p>
          </table:table-cell>
          <table:table-cell office:value-type="float" office:value="1733.722046" calcext:value-type="float">
            <text:p>1733.722046</text:p>
          </table:table-cell>
          <table:table-cell office:value-type="float" office:value="1666.20813" calcext:value-type="float">
            <text:p>1666.20813</text:p>
          </table:table-cell>
          <table:table-cell office:value-type="float" office:value="1727.793457" calcext:value-type="float">
            <text:p>1727.793457</text:p>
          </table:table-cell>
          <table:table-cell table:number-columns-repeated="13"/>
        </table:table-row>
        <table:table-row table:style-name="ro1">
          <table:table-cell office:value-type="float" office:value="1655.314697" calcext:value-type="float">
            <text:p>1655.314697</text:p>
          </table:table-cell>
          <table:table-cell office:value-type="float" office:value="1733.075195" calcext:value-type="float">
            <text:p>1733.075195</text:p>
          </table:table-cell>
          <table:table-cell office:value-type="float" office:value="1662.230469" calcext:value-type="float">
            <text:p>1662.230469</text:p>
          </table:table-cell>
          <table:table-cell office:value-type="float" office:value="1733.947021" calcext:value-type="float">
            <text:p>1733.947021</text:p>
          </table:table-cell>
          <table:table-cell table:number-columns-repeated="13"/>
        </table:table-row>
        <table:table-row table:style-name="ro1">
          <table:table-cell office:value-type="float" office:value="1658.552246" calcext:value-type="float">
            <text:p>1658.552246</text:p>
          </table:table-cell>
          <table:table-cell office:value-type="float" office:value="1738.182739" calcext:value-type="float">
            <text:p>1738.182739</text:p>
          </table:table-cell>
          <table:table-cell office:value-type="float" office:value="1666.858643" calcext:value-type="float">
            <text:p>1666.858643</text:p>
          </table:table-cell>
          <table:table-cell office:value-type="float" office:value="1733.839478" calcext:value-type="float">
            <text:p>1733.839478</text:p>
          </table:table-cell>
          <table:table-cell table:number-columns-repeated="13"/>
        </table:table-row>
        <table:table-row table:style-name="ro1">
          <table:table-cell office:value-type="float" office:value="1655.297363" calcext:value-type="float">
            <text:p>1655.297363</text:p>
          </table:table-cell>
          <table:table-cell office:value-type="float" office:value="1733.801514" calcext:value-type="float">
            <text:p>1733.801514</text:p>
          </table:table-cell>
          <table:table-cell office:value-type="float" office:value="1664.501465" calcext:value-type="float">
            <text:p>1664.501465</text:p>
          </table:table-cell>
          <table:table-cell office:value-type="float" office:value="1731.5271" calcext:value-type="float">
            <text:p>1731.5271</text:p>
          </table:table-cell>
          <table:table-cell table:number-columns-repeated="13"/>
        </table:table-row>
        <table:table-row table:style-name="ro1">
          <table:table-cell office:value-type="float" office:value="1657.202881" calcext:value-type="float">
            <text:p>1657.202881</text:p>
          </table:table-cell>
          <table:table-cell office:value-type="float" office:value="1734.717529" calcext:value-type="float">
            <text:p>1734.717529</text:p>
          </table:table-cell>
          <table:table-cell office:value-type="float" office:value="1664.430542" calcext:value-type="float">
            <text:p>1664.430542</text:p>
          </table:table-cell>
          <table:table-cell office:value-type="float" office:value="1729.120239" calcext:value-type="float">
            <text:p>1729.120239</text:p>
          </table:table-cell>
          <table:table-cell table:number-columns-repeated="13"/>
        </table:table-row>
        <table:table-row table:style-name="ro1">
          <table:table-cell office:value-type="float" office:value="1661.985718" calcext:value-type="float">
            <text:p>1661.985718</text:p>
          </table:table-cell>
          <table:table-cell office:value-type="float" office:value="1726.20105" calcext:value-type="float">
            <text:p>1726.20105</text:p>
          </table:table-cell>
          <table:table-cell office:value-type="float" office:value="1670.627075" calcext:value-type="float">
            <text:p>1670.627075</text:p>
          </table:table-cell>
          <table:table-cell office:value-type="float" office:value="1722.991943" calcext:value-type="float">
            <text:p>1722.991943</text:p>
          </table:table-cell>
          <table:table-cell table:number-columns-repeated="13"/>
        </table:table-row>
        <table:table-row table:style-name="ro1">
          <table:table-cell office:value-type="float" office:value="1654.98291" calcext:value-type="float">
            <text:p>1654.98291</text:p>
          </table:table-cell>
          <table:table-cell office:value-type="float" office:value="1738.185059" calcext:value-type="float">
            <text:p>1738.185059</text:p>
          </table:table-cell>
          <table:table-cell office:value-type="float" office:value="1662.697266" calcext:value-type="float">
            <text:p>1662.697266</text:p>
          </table:table-cell>
          <table:table-cell office:value-type="float" office:value="1735.875732" calcext:value-type="float">
            <text:p>1735.875732</text:p>
          </table:table-cell>
          <table:table-cell table:number-columns-repeated="13"/>
        </table:table-row>
        <table:table-row table:style-name="ro1">
          <table:table-cell office:value-type="float" office:value="1661.710205" calcext:value-type="float">
            <text:p>1661.710205</text:p>
          </table:table-cell>
          <table:table-cell office:value-type="float" office:value="1727.052002" calcext:value-type="float">
            <text:p>1727.052002</text:p>
          </table:table-cell>
          <table:table-cell office:value-type="float" office:value="1670.154175" calcext:value-type="float">
            <text:p>1670.154175</text:p>
          </table:table-cell>
          <table:table-cell office:value-type="float" office:value="1726.290039" calcext:value-type="float">
            <text:p>1726.290039</text:p>
          </table:table-cell>
          <table:table-cell table:number-columns-repeated="13"/>
        </table:table-row>
        <table:table-row table:style-name="ro1">
          <table:table-cell office:value-type="float" office:value="1658.606812" calcext:value-type="float">
            <text:p>1658.606812</text:p>
          </table:table-cell>
          <table:table-cell office:value-type="float" office:value="1735.064819" calcext:value-type="float">
            <text:p>1735.064819</text:p>
          </table:table-cell>
          <table:table-cell office:value-type="float" office:value="1667.476074" calcext:value-type="float">
            <text:p>1667.476074</text:p>
          </table:table-cell>
          <table:table-cell office:value-type="float" office:value="1733.972778" calcext:value-type="float">
            <text:p>1733.972778</text:p>
          </table:table-cell>
          <table:table-cell table:number-columns-repeated="13"/>
        </table:table-row>
        <table:table-row table:style-name="ro1">
          <table:table-cell office:value-type="float" office:value="1654.982056" calcext:value-type="float">
            <text:p>1654.982056</text:p>
          </table:table-cell>
          <table:table-cell office:value-type="float" office:value="1735.415649" calcext:value-type="float">
            <text:p>1735.415649</text:p>
          </table:table-cell>
          <table:table-cell office:value-type="float" office:value="1661.791748" calcext:value-type="float">
            <text:p>1661.791748</text:p>
          </table:table-cell>
          <table:table-cell office:value-type="float" office:value="1733.974609" calcext:value-type="float">
            <text:p>1733.974609</text:p>
          </table:table-cell>
          <table:table-cell table:number-columns-repeated="13"/>
        </table:table-row>
        <table:table-row table:style-name="ro1">
          <table:table-cell office:value-type="float" office:value="1659.925171" calcext:value-type="float">
            <text:p>1659.925171</text:p>
          </table:table-cell>
          <table:table-cell office:value-type="float" office:value="1730.992676" calcext:value-type="float">
            <text:p>1730.992676</text:p>
          </table:table-cell>
          <table:table-cell office:value-type="float" office:value="1667.953003" calcext:value-type="float">
            <text:p>1667.953003</text:p>
          </table:table-cell>
          <table:table-cell office:value-type="float" office:value="1728.609863" calcext:value-type="float">
            <text:p>1728.609863</text:p>
          </table:table-cell>
          <table:table-cell table:number-columns-repeated="13"/>
        </table:table-row>
        <table:table-row table:style-name="ro1">
          <table:table-cell office:value-type="float" office:value="1660.223999" calcext:value-type="float">
            <text:p>1660.223999</text:p>
          </table:table-cell>
          <table:table-cell office:value-type="float" office:value="1737.943604" calcext:value-type="float">
            <text:p>1737.943604</text:p>
          </table:table-cell>
          <table:table-cell office:value-type="float" office:value="1665.06958" calcext:value-type="float">
            <text:p>1665.06958</text:p>
          </table:table-cell>
          <table:table-cell office:value-type="float" office:value="1737.210693" calcext:value-type="float">
            <text:p>1737.210693</text:p>
          </table:table-cell>
          <table:table-cell table:number-columns-repeated="13"/>
        </table:table-row>
        <table:table-row table:style-name="ro1">
          <table:table-cell office:value-type="float" office:value="1657.414551" calcext:value-type="float">
            <text:p>1657.414551</text:p>
          </table:table-cell>
          <table:table-cell office:value-type="float" office:value="1745.986206" calcext:value-type="float">
            <text:p>1745.986206</text:p>
          </table:table-cell>
          <table:table-cell office:value-type="float" office:value="1665.389648" calcext:value-type="float">
            <text:p>1665.389648</text:p>
          </table:table-cell>
          <table:table-cell office:value-type="float" office:value="1741.923828" calcext:value-type="float">
            <text:p>1741.923828</text:p>
          </table:table-cell>
          <table:table-cell table:number-columns-repeated="13"/>
        </table:table-row>
        <table:table-row table:style-name="ro1">
          <table:table-cell office:value-type="float" office:value="1659.225586" calcext:value-type="float">
            <text:p>1659.225586</text:p>
          </table:table-cell>
          <table:table-cell office:value-type="float" office:value="1740.079956" calcext:value-type="float">
            <text:p>1740.079956</text:p>
          </table:table-cell>
          <table:table-cell office:value-type="float" office:value="1666.551514" calcext:value-type="float">
            <text:p>1666.551514</text:p>
          </table:table-cell>
          <table:table-cell office:value-type="float" office:value="1739.833862" calcext:value-type="float">
            <text:p>1739.833862</text:p>
          </table:table-cell>
          <table:table-cell table:number-columns-repeated="13"/>
        </table:table-row>
        <table:table-row table:style-name="ro1">
          <table:table-cell office:value-type="float" office:value="1663.917358" calcext:value-type="float">
            <text:p>1663.917358</text:p>
          </table:table-cell>
          <table:table-cell office:value-type="float" office:value="1730.803101" calcext:value-type="float">
            <text:p>1730.803101</text:p>
          </table:table-cell>
          <table:table-cell office:value-type="float" office:value="1670.875" calcext:value-type="float">
            <text:p>1670.875</text:p>
          </table:table-cell>
          <table:table-cell office:value-type="float" office:value="1730.599121" calcext:value-type="float">
            <text:p>1730.599121</text:p>
          </table:table-cell>
          <table:table-cell table:number-columns-repeated="13"/>
        </table:table-row>
        <table:table-row table:style-name="ro1">
          <table:table-cell office:value-type="float" office:value="1657.05127" calcext:value-type="float">
            <text:p>1657.05127</text:p>
          </table:table-cell>
          <table:table-cell office:value-type="float" office:value="1744.066895" calcext:value-type="float">
            <text:p>1744.066895</text:p>
          </table:table-cell>
          <table:table-cell office:value-type="float" office:value="1663.642822" calcext:value-type="float">
            <text:p>1663.642822</text:p>
          </table:table-cell>
          <table:table-cell office:value-type="float" office:value="1742.162231" calcext:value-type="float">
            <text:p>1742.162231</text:p>
          </table:table-cell>
          <table:table-cell table:number-columns-repeated="13"/>
        </table:table-row>
        <table:table-row table:style-name="ro1">
          <table:table-cell office:value-type="float" office:value="1661.571655" calcext:value-type="float">
            <text:p>1661.571655</text:p>
          </table:table-cell>
          <table:table-cell office:value-type="float" office:value="1742.681152" calcext:value-type="float">
            <text:p>1742.681152</text:p>
          </table:table-cell>
          <table:table-cell office:value-type="float" office:value="1666.689697" calcext:value-type="float">
            <text:p>1666.689697</text:p>
          </table:table-cell>
          <table:table-cell office:value-type="float" office:value="1740.261353" calcext:value-type="float">
            <text:p>1740.261353</text:p>
          </table:table-cell>
          <table:table-cell table:number-columns-repeated="13"/>
        </table:table-row>
        <table:table-row table:style-name="ro1">
          <table:table-cell office:value-type="float" office:value="1662.471802" calcext:value-type="float">
            <text:p>1662.471802</text:p>
          </table:table-cell>
          <table:table-cell office:value-type="float" office:value="1742.254883" calcext:value-type="float">
            <text:p>1742.254883</text:p>
          </table:table-cell>
          <table:table-cell office:value-type="float" office:value="1666.645264" calcext:value-type="float">
            <text:p>1666.645264</text:p>
          </table:table-cell>
          <table:table-cell office:value-type="float" office:value="1740.093018" calcext:value-type="float">
            <text:p>1740.093018</text:p>
          </table:table-cell>
          <table:table-cell table:number-columns-repeated="13"/>
        </table:table-row>
        <table:table-row table:style-name="ro1">
          <table:table-cell office:value-type="float" office:value="1663.647095" calcext:value-type="float">
            <text:p>1663.647095</text:p>
          </table:table-cell>
          <table:table-cell office:value-type="float" office:value="1741.46228" calcext:value-type="float">
            <text:p>1741.46228</text:p>
          </table:table-cell>
          <table:table-cell office:value-type="float" office:value="1669.387207" calcext:value-type="float">
            <text:p>1669.387207</text:p>
          </table:table-cell>
          <table:table-cell office:value-type="float" office:value="1739.114502" calcext:value-type="float">
            <text:p>1739.114502</text:p>
          </table:table-cell>
          <table:table-cell table:number-columns-repeated="13"/>
        </table:table-row>
        <table:table-row table:style-name="ro1">
          <table:table-cell office:value-type="float" office:value="1657.677734" calcext:value-type="float">
            <text:p>1657.677734</text:p>
          </table:table-cell>
          <table:table-cell office:value-type="float" office:value="1749.447266" calcext:value-type="float">
            <text:p>1749.447266</text:p>
          </table:table-cell>
          <table:table-cell office:value-type="float" office:value="1666.964355" calcext:value-type="float">
            <text:p>1666.964355</text:p>
          </table:table-cell>
          <table:table-cell office:value-type="float" office:value="1742.514648" calcext:value-type="float">
            <text:p>1742.514648</text:p>
          </table:table-cell>
          <table:table-cell table:number-columns-repeated="13"/>
        </table:table-row>
        <table:table-row table:style-name="ro1">
          <table:table-cell office:value-type="float" office:value="1662.189209" calcext:value-type="float">
            <text:p>1662.189209</text:p>
          </table:table-cell>
          <table:table-cell office:value-type="float" office:value="1737.011475" calcext:value-type="float">
            <text:p>1737.011475</text:p>
          </table:table-cell>
          <table:table-cell office:value-type="float" office:value="1668.99939" calcext:value-type="float">
            <text:p>1668.99939</text:p>
          </table:table-cell>
          <table:table-cell office:value-type="float" office:value="1738.05127" calcext:value-type="float">
            <text:p>1738.05127</text:p>
          </table:table-cell>
          <table:table-cell table:number-columns-repeated="13"/>
        </table:table-row>
        <table:table-row table:style-name="ro1">
          <table:table-cell office:value-type="float" office:value="1664.863159" calcext:value-type="float">
            <text:p>1664.863159</text:p>
          </table:table-cell>
          <table:table-cell office:value-type="float" office:value="1734.996704" calcext:value-type="float">
            <text:p>1734.996704</text:p>
          </table:table-cell>
          <table:table-cell office:value-type="float" office:value="1672.051758" calcext:value-type="float">
            <text:p>1672.051758</text:p>
          </table:table-cell>
          <table:table-cell office:value-type="float" office:value="1734.621582" calcext:value-type="float">
            <text:p>1734.621582</text:p>
          </table:table-cell>
          <table:table-cell table:number-columns-repeated="13"/>
        </table:table-row>
        <table:table-row table:style-name="ro1">
          <table:table-cell office:value-type="float" office:value="1660.749756" calcext:value-type="float">
            <text:p>1660.749756</text:p>
          </table:table-cell>
          <table:table-cell office:value-type="float" office:value="1745.343872" calcext:value-type="float">
            <text:p>1745.343872</text:p>
          </table:table-cell>
          <table:table-cell office:value-type="float" office:value="1669.904053" calcext:value-type="float">
            <text:p>1669.904053</text:p>
          </table:table-cell>
          <table:table-cell office:value-type="float" office:value="1741.269287" calcext:value-type="float">
            <text:p>1741.269287</text:p>
          </table:table-cell>
          <table:table-cell table:number-columns-repeated="13"/>
        </table:table-row>
        <table:table-row table:style-name="ro1">
          <table:table-cell office:value-type="float" office:value="1659.428955" calcext:value-type="float">
            <text:p>1659.428955</text:p>
          </table:table-cell>
          <table:table-cell office:value-type="float" office:value="1741.015137" calcext:value-type="float">
            <text:p>1741.015137</text:p>
          </table:table-cell>
          <table:table-cell office:value-type="float" office:value="1667.5177" calcext:value-type="float">
            <text:p>1667.5177</text:p>
          </table:table-cell>
          <table:table-cell office:value-type="float" office:value="1737.56189" calcext:value-type="float">
            <text:p>1737.56189</text:p>
          </table:table-cell>
          <table:table-cell table:number-columns-repeated="13"/>
        </table:table-row>
        <table:table-row table:style-name="ro1">
          <table:table-cell office:value-type="float" office:value="1659.665039" calcext:value-type="float">
            <text:p>1659.665039</text:p>
          </table:table-cell>
          <table:table-cell office:value-type="float" office:value="1746.117188" calcext:value-type="float">
            <text:p>1746.117188</text:p>
          </table:table-cell>
          <table:table-cell office:value-type="float" office:value="1664.320679" calcext:value-type="float">
            <text:p>1664.320679</text:p>
          </table:table-cell>
          <table:table-cell office:value-type="float" office:value="1747.410278" calcext:value-type="float">
            <text:p>1747.410278</text:p>
          </table:table-cell>
          <table:table-cell table:number-columns-repeated="13"/>
        </table:table-row>
        <table:table-row table:style-name="ro1">
          <table:table-cell office:value-type="float" office:value="1662.759277" calcext:value-type="float">
            <text:p>1662.759277</text:p>
          </table:table-cell>
          <table:table-cell office:value-type="float" office:value="1739.27124" calcext:value-type="float">
            <text:p>1739.27124</text:p>
          </table:table-cell>
          <table:table-cell office:value-type="float" office:value="1669.748779" calcext:value-type="float">
            <text:p>1669.748779</text:p>
          </table:table-cell>
          <table:table-cell office:value-type="float" office:value="1735.996094" calcext:value-type="float">
            <text:p>1735.996094</text:p>
          </table:table-cell>
          <table:table-cell table:number-columns-repeated="13"/>
        </table:table-row>
        <table:table-row table:style-name="ro1">
          <table:table-cell office:value-type="float" office:value="1663.306763" calcext:value-type="float">
            <text:p>1663.306763</text:p>
          </table:table-cell>
          <table:table-cell office:value-type="float" office:value="1733.614502" calcext:value-type="float">
            <text:p>1733.614502</text:p>
          </table:table-cell>
          <table:table-cell office:value-type="float" office:value="1672.623413" calcext:value-type="float">
            <text:p>1672.623413</text:p>
          </table:table-cell>
          <table:table-cell office:value-type="float" office:value="1732.759521" calcext:value-type="float">
            <text:p>1732.759521</text:p>
          </table:table-cell>
          <table:table-cell table:number-columns-repeated="13"/>
        </table:table-row>
        <table:table-row table:style-name="ro1">
          <table:table-cell office:value-type="float" office:value="1658.517578" calcext:value-type="float">
            <text:p>1658.517578</text:p>
          </table:table-cell>
          <table:table-cell office:value-type="float" office:value="1744.632935" calcext:value-type="float">
            <text:p>1744.632935</text:p>
          </table:table-cell>
          <table:table-cell office:value-type="float" office:value="1665.078857" calcext:value-type="float">
            <text:p>1665.078857</text:p>
          </table:table-cell>
          <table:table-cell office:value-type="float" office:value="1742.3396" calcext:value-type="float">
            <text:p>1742.3396</text:p>
          </table:table-cell>
          <table:table-cell table:number-columns-repeated="13"/>
        </table:table-row>
        <table:table-row table:style-name="ro1">
          <table:table-cell office:value-type="float" office:value="1663.724487" calcext:value-type="float">
            <text:p>1663.724487</text:p>
          </table:table-cell>
          <table:table-cell office:value-type="float" office:value="1737.208252" calcext:value-type="float">
            <text:p>1737.208252</text:p>
          </table:table-cell>
          <table:table-cell office:value-type="float" office:value="1671.248535" calcext:value-type="float">
            <text:p>1671.248535</text:p>
          </table:table-cell>
          <table:table-cell office:value-type="float" office:value="1735.447754" calcext:value-type="float">
            <text:p>1735.447754</text:p>
          </table:table-cell>
          <table:table-cell table:number-columns-repeated="13"/>
        </table:table-row>
        <table:table-row table:style-name="ro1">
          <table:table-cell office:value-type="float" office:value="1663.992554" calcext:value-type="float">
            <text:p>1663.992554</text:p>
          </table:table-cell>
          <table:table-cell office:value-type="float" office:value="1736.377319" calcext:value-type="float">
            <text:p>1736.377319</text:p>
          </table:table-cell>
          <table:table-cell office:value-type="float" office:value="1670.435059" calcext:value-type="float">
            <text:p>1670.435059</text:p>
          </table:table-cell>
          <table:table-cell office:value-type="float" office:value="1736.091919" calcext:value-type="float">
            <text:p>1736.091919</text:p>
          </table:table-cell>
          <table:table-cell table:number-columns-repeated="13"/>
        </table:table-row>
        <table:table-row table:style-name="ro1">
          <table:table-cell office:value-type="float" office:value="1661.618164" calcext:value-type="float">
            <text:p>1661.618164</text:p>
          </table:table-cell>
          <table:table-cell office:value-type="float" office:value="1742.780273" calcext:value-type="float">
            <text:p>1742.780273</text:p>
          </table:table-cell>
          <table:table-cell office:value-type="float" office:value="1671.791748" calcext:value-type="float">
            <text:p>1671.791748</text:p>
          </table:table-cell>
          <table:table-cell office:value-type="float" office:value="1739.116821" calcext:value-type="float">
            <text:p>1739.116821</text:p>
          </table:table-cell>
          <table:table-cell table:number-columns-repeated="13"/>
        </table:table-row>
        <table:table-row table:style-name="ro1">
          <table:table-cell office:value-type="float" office:value="1668.194336" calcext:value-type="float">
            <text:p>1668.194336</text:p>
          </table:table-cell>
          <table:table-cell office:value-type="float" office:value="1737.028931" calcext:value-type="float">
            <text:p>1737.028931</text:p>
          </table:table-cell>
          <table:table-cell office:value-type="float" office:value="1672.67334" calcext:value-type="float">
            <text:p>1672.67334</text:p>
          </table:table-cell>
          <table:table-cell office:value-type="float" office:value="1735.666992" calcext:value-type="float">
            <text:p>1735.666992</text:p>
          </table:table-cell>
          <table:table-cell table:number-columns-repeated="13"/>
        </table:table-row>
        <table:table-row table:style-name="ro1">
          <table:table-cell office:value-type="float" office:value="1661.655151" calcext:value-type="float">
            <text:p>1661.655151</text:p>
          </table:table-cell>
          <table:table-cell office:value-type="float" office:value="1746.55481" calcext:value-type="float">
            <text:p>1746.55481</text:p>
          </table:table-cell>
          <table:table-cell office:value-type="float" office:value="1667.950439" calcext:value-type="float">
            <text:p>1667.950439</text:p>
          </table:table-cell>
          <table:table-cell office:value-type="float" office:value="1742.723633" calcext:value-type="float">
            <text:p>1742.723633</text:p>
          </table:table-cell>
          <table:table-cell table:number-columns-repeated="13"/>
        </table:table-row>
        <table:table-row table:style-name="ro1">
          <table:table-cell office:value-type="float" office:value="1662.862183" calcext:value-type="float">
            <text:p>1662.862183</text:p>
          </table:table-cell>
          <table:table-cell office:value-type="float" office:value="1741.34082" calcext:value-type="float">
            <text:p>1741.34082</text:p>
          </table:table-cell>
          <table:table-cell office:value-type="float" office:value="1670.353394" calcext:value-type="float">
            <text:p>1670.353394</text:p>
          </table:table-cell>
          <table:table-cell office:value-type="float" office:value="1736.744141" calcext:value-type="float">
            <text:p>1736.744141</text:p>
          </table:table-cell>
          <table:table-cell table:number-columns-repeated="13"/>
        </table:table-row>
        <table:table-row table:style-name="ro1">
          <table:table-cell office:value-type="float" office:value="1659.504517" calcext:value-type="float">
            <text:p>1659.504517</text:p>
          </table:table-cell>
          <table:table-cell office:value-type="float" office:value="1746.819946" calcext:value-type="float">
            <text:p>1746.819946</text:p>
          </table:table-cell>
          <table:table-cell office:value-type="float" office:value="1667.580688" calcext:value-type="float">
            <text:p>1667.580688</text:p>
          </table:table-cell>
          <table:table-cell office:value-type="float" office:value="1741.770752" calcext:value-type="float">
            <text:p>1741.770752</text:p>
          </table:table-cell>
          <table:table-cell table:number-columns-repeated="13"/>
        </table:table-row>
        <table:table-row table:style-name="ro1">
          <table:table-cell office:value-type="float" office:value="1661.099854" calcext:value-type="float">
            <text:p>1661.099854</text:p>
          </table:table-cell>
          <table:table-cell office:value-type="float" office:value="1742.446411" calcext:value-type="float">
            <text:p>1742.446411</text:p>
          </table:table-cell>
          <table:table-cell office:value-type="float" office:value="1668.581665" calcext:value-type="float">
            <text:p>1668.581665</text:p>
          </table:table-cell>
          <table:table-cell office:value-type="float" office:value="1738.667725" calcext:value-type="float">
            <text:p>1738.667725</text:p>
          </table:table-cell>
          <table:table-cell table:number-columns-repeated="13"/>
        </table:table-row>
        <table:table-row table:style-name="ro1">
          <table:table-cell office:value-type="float" office:value="1662.844971" calcext:value-type="float">
            <text:p>1662.844971</text:p>
          </table:table-cell>
          <table:table-cell office:value-type="float" office:value="1747.822876" calcext:value-type="float">
            <text:p>1747.822876</text:p>
          </table:table-cell>
          <table:table-cell office:value-type="float" office:value="1668.44104" calcext:value-type="float">
            <text:p>1668.44104</text:p>
          </table:table-cell>
          <table:table-cell office:value-type="float" office:value="1744.687622" calcext:value-type="float">
            <text:p>1744.687622</text:p>
          </table:table-cell>
          <table:table-cell table:number-columns-repeated="13"/>
        </table:table-row>
        <table:table-row table:style-name="ro1">
          <table:table-cell office:value-type="float" office:value="1660.059937" calcext:value-type="float">
            <text:p>1660.059937</text:p>
          </table:table-cell>
          <table:table-cell office:value-type="float" office:value="1743.148315" calcext:value-type="float">
            <text:p>1743.148315</text:p>
          </table:table-cell>
          <table:table-cell office:value-type="float" office:value="1671.759888" calcext:value-type="float">
            <text:p>1671.759888</text:p>
          </table:table-cell>
          <table:table-cell office:value-type="float" office:value="1735.123047" calcext:value-type="float">
            <text:p>1735.123047</text:p>
          </table:table-cell>
          <table:table-cell table:number-columns-repeated="13"/>
        </table:table-row>
        <table:table-row table:style-name="ro1">
          <table:table-cell office:value-type="float" office:value="1662.143555" calcext:value-type="float">
            <text:p>1662.143555</text:p>
          </table:table-cell>
          <table:table-cell office:value-type="float" office:value="1743.379272" calcext:value-type="float">
            <text:p>1743.379272</text:p>
          </table:table-cell>
          <table:table-cell office:value-type="float" office:value="1670.25708" calcext:value-type="float">
            <text:p>1670.25708</text:p>
          </table:table-cell>
          <table:table-cell office:value-type="float" office:value="1740.812866" calcext:value-type="float">
            <text:p>1740.812866</text:p>
          </table:table-cell>
          <table:table-cell table:number-columns-repeated="13"/>
        </table:table-row>
        <table:table-row table:style-name="ro1">
          <table:table-cell office:value-type="float" office:value="1664.747681" calcext:value-type="float">
            <text:p>1664.747681</text:p>
          </table:table-cell>
          <table:table-cell office:value-type="float" office:value="1744.362427" calcext:value-type="float">
            <text:p>1744.362427</text:p>
          </table:table-cell>
          <table:table-cell office:value-type="float" office:value="1669.338379" calcext:value-type="float">
            <text:p>1669.338379</text:p>
          </table:table-cell>
          <table:table-cell office:value-type="float" office:value="1743.373901" calcext:value-type="float">
            <text:p>1743.373901</text:p>
          </table:table-cell>
          <table:table-cell table:number-columns-repeated="13"/>
        </table:table-row>
        <table:table-row table:style-name="ro1">
          <table:table-cell office:value-type="float" office:value="1666.170654" calcext:value-type="float">
            <text:p>1666.170654</text:p>
          </table:table-cell>
          <table:table-cell office:value-type="float" office:value="1722.446777" calcext:value-type="float">
            <text:p>1722.446777</text:p>
          </table:table-cell>
          <table:table-cell office:value-type="float" office:value="1675.896729" calcext:value-type="float">
            <text:p>1675.896729</text:p>
          </table:table-cell>
          <table:table-cell office:value-type="float" office:value="1718.002319" calcext:value-type="float">
            <text:p>1718.002319</text:p>
          </table:table-cell>
          <table:table-cell table:number-columns-repeated="13"/>
        </table:table-row>
        <table:table-row table:style-name="ro1">
          <table:table-cell office:value-type="float" office:value="1648.803589" calcext:value-type="float">
            <text:p>1648.803589</text:p>
          </table:table-cell>
          <table:table-cell office:value-type="float" office:value="1732.952271" calcext:value-type="float">
            <text:p>1732.952271</text:p>
          </table:table-cell>
          <table:table-cell office:value-type="float" office:value="1652.036743" calcext:value-type="float">
            <text:p>1652.036743</text:p>
          </table:table-cell>
          <table:table-cell office:value-type="float" office:value="1735.68689" calcext:value-type="float">
            <text:p>1735.68689</text:p>
          </table:table-cell>
          <table:table-cell table:number-columns-repeated="13"/>
        </table:table-row>
        <table:table-row table:style-name="ro1">
          <table:table-cell office:value-type="float" office:value="1631.727417" calcext:value-type="float">
            <text:p>1631.727417</text:p>
          </table:table-cell>
          <table:table-cell office:value-type="float" office:value="1719.2323" calcext:value-type="float">
            <text:p>1719.2323</text:p>
          </table:table-cell>
          <table:table-cell office:value-type="float" office:value="1638.079956" calcext:value-type="float">
            <text:p>1638.079956</text:p>
          </table:table-cell>
          <table:table-cell office:value-type="float" office:value="1719.953735" calcext:value-type="float">
            <text:p>1719.953735</text:p>
          </table:table-cell>
          <table:table-cell table:number-columns-repeated="13"/>
        </table:table-row>
        <table:table-row table:style-name="ro1">
          <table:table-cell office:value-type="float" office:value="1632.911499" calcext:value-type="float">
            <text:p>1632.911499</text:p>
          </table:table-cell>
          <table:table-cell office:value-type="float" office:value="1704.980347" calcext:value-type="float">
            <text:p>1704.980347</text:p>
          </table:table-cell>
          <table:table-cell office:value-type="float" office:value="1640.596924" calcext:value-type="float">
            <text:p>1640.596924</text:p>
          </table:table-cell>
          <table:table-cell office:value-type="float" office:value="1702.538208" calcext:value-type="float">
            <text:p>1702.538208</text:p>
          </table:table-cell>
          <table:table-cell table:number-columns-repeated="13"/>
        </table:table-row>
        <table:table-row table:style-name="ro1">
          <table:table-cell office:value-type="float" office:value="1620.225342" calcext:value-type="float">
            <text:p>1620.225342</text:p>
          </table:table-cell>
          <table:table-cell office:value-type="float" office:value="1701.077393" calcext:value-type="float">
            <text:p>1701.077393</text:p>
          </table:table-cell>
          <table:table-cell office:value-type="float" office:value="1630.956299" calcext:value-type="float">
            <text:p>1630.956299</text:p>
          </table:table-cell>
          <table:table-cell office:value-type="float" office:value="1696.859497" calcext:value-type="float">
            <text:p>1696.859497</text:p>
          </table:table-cell>
          <table:table-cell table:number-columns-repeated="13"/>
        </table:table-row>
        <table:table-row table:style-name="ro1">
          <table:table-cell office:value-type="float" office:value="1621.708984" calcext:value-type="float">
            <text:p>1621.708984</text:p>
          </table:table-cell>
          <table:table-cell office:value-type="float" office:value="1686.615967" calcext:value-type="float">
            <text:p>1686.615967</text:p>
          </table:table-cell>
          <table:table-cell office:value-type="float" office:value="1621.071045" calcext:value-type="float">
            <text:p>1621.071045</text:p>
          </table:table-cell>
          <table:table-cell office:value-type="float" office:value="1682.979492" calcext:value-type="float">
            <text:p>1682.979492</text:p>
          </table:table-cell>
          <table:table-cell table:number-columns-repeated="13"/>
        </table:table-row>
        <table:table-row table:style-name="ro1">
          <table:table-cell office:value-type="float" office:value="1613.592529" calcext:value-type="float">
            <text:p>1613.592529</text:p>
          </table:table-cell>
          <table:table-cell office:value-type="float" office:value="1676.002686" calcext:value-type="float">
            <text:p>1676.002686</text:p>
          </table:table-cell>
          <table:table-cell office:value-type="float" office:value="1616.823364" calcext:value-type="float">
            <text:p>1616.823364</text:p>
          </table:table-cell>
          <table:table-cell office:value-type="float" office:value="1674.734253" calcext:value-type="float">
            <text:p>1674.734253</text:p>
          </table:table-cell>
          <table:table-cell table:number-columns-repeated="13"/>
        </table:table-row>
        <table:table-row table:style-name="ro1">
          <table:table-cell office:value-type="float" office:value="1605.300415" calcext:value-type="float">
            <text:p>1605.300415</text:p>
          </table:table-cell>
          <table:table-cell office:value-type="float" office:value="1669.064819" calcext:value-type="float">
            <text:p>1669.064819</text:p>
          </table:table-cell>
          <table:table-cell office:value-type="float" office:value="1611.277954" calcext:value-type="float">
            <text:p>1611.277954</text:p>
          </table:table-cell>
          <table:table-cell office:value-type="float" office:value="1669.513062" calcext:value-type="float">
            <text:p>1669.513062</text:p>
          </table:table-cell>
          <table:table-cell table:number-columns-repeated="13"/>
        </table:table-row>
        <table:table-row table:style-name="ro1">
          <table:table-cell office:value-type="float" office:value="1601.367676" calcext:value-type="float">
            <text:p>1601.367676</text:p>
          </table:table-cell>
          <table:table-cell office:value-type="float" office:value="1664.422485" calcext:value-type="float">
            <text:p>1664.422485</text:p>
          </table:table-cell>
          <table:table-cell office:value-type="float" office:value="1603.866455" calcext:value-type="float">
            <text:p>1603.866455</text:p>
          </table:table-cell>
          <table:table-cell office:value-type="float" office:value="1660.866089" calcext:value-type="float">
            <text:p>1660.866089</text:p>
          </table:table-cell>
          <table:table-cell table:number-columns-repeated="13"/>
        </table:table-row>
        <table:table-row table:style-name="ro1">
          <table:table-cell office:value-type="float" office:value="1599.359741" calcext:value-type="float">
            <text:p>1599.359741</text:p>
          </table:table-cell>
          <table:table-cell office:value-type="float" office:value="1651.581177" calcext:value-type="float">
            <text:p>1651.581177</text:p>
          </table:table-cell>
          <table:table-cell office:value-type="float" office:value="1603.271362" calcext:value-type="float">
            <text:p>1603.271362</text:p>
          </table:table-cell>
          <table:table-cell office:value-type="float" office:value="1650.38855" calcext:value-type="float">
            <text:p>1650.38855</text:p>
          </table:table-cell>
          <table:table-cell table:number-columns-repeated="13"/>
        </table:table-row>
        <table:table-row table:style-name="ro1">
          <table:table-cell office:value-type="float" office:value="1593.049683" calcext:value-type="float">
            <text:p>1593.049683</text:p>
          </table:table-cell>
          <table:table-cell office:value-type="float" office:value="1648.742188" calcext:value-type="float">
            <text:p>1648.742188</text:p>
          </table:table-cell>
          <table:table-cell office:value-type="float" office:value="1598.476685" calcext:value-type="float">
            <text:p>1598.476685</text:p>
          </table:table-cell>
          <table:table-cell office:value-type="float" office:value="1641.793335" calcext:value-type="float">
            <text:p>1641.793335</text:p>
          </table:table-cell>
          <table:table-cell table:number-columns-repeated="13"/>
        </table:table-row>
        <table:table-row table:style-name="ro1">
          <table:table-cell office:value-type="float" office:value="1596.638916" calcext:value-type="float">
            <text:p>1596.638916</text:p>
          </table:table-cell>
          <table:table-cell office:value-type="float" office:value="1634.568848" calcext:value-type="float">
            <text:p>1634.568848</text:p>
          </table:table-cell>
          <table:table-cell office:value-type="float" office:value="1595.712646" calcext:value-type="float">
            <text:p>1595.712646</text:p>
          </table:table-cell>
          <table:table-cell office:value-type="float" office:value="1635.591431" calcext:value-type="float">
            <text:p>1635.591431</text:p>
          </table:table-cell>
          <table:table-cell table:number-columns-repeated="13"/>
        </table:table-row>
        <table:table-row table:style-name="ro1">
          <table:table-cell office:value-type="float" office:value="1588.077026" calcext:value-type="float">
            <text:p>1588.077026</text:p>
          </table:table-cell>
          <table:table-cell office:value-type="float" office:value="1632.983643" calcext:value-type="float">
            <text:p>1632.983643</text:p>
          </table:table-cell>
          <table:table-cell office:value-type="float" office:value="1592.834961" calcext:value-type="float">
            <text:p>1592.834961</text:p>
          </table:table-cell>
          <table:table-cell office:value-type="float" office:value="1631.84375" calcext:value-type="float">
            <text:p>1631.84375</text:p>
          </table:table-cell>
          <table:table-cell table:number-columns-repeated="13"/>
        </table:table-row>
        <table:table-row table:style-name="ro1">
          <table:table-cell office:value-type="float" office:value="1592.180542" calcext:value-type="float">
            <text:p>1592.180542</text:p>
          </table:table-cell>
          <table:table-cell office:value-type="float" office:value="1624.857666" calcext:value-type="float">
            <text:p>1624.857666</text:p>
          </table:table-cell>
          <table:table-cell office:value-type="float" office:value="1591.570312" calcext:value-type="float">
            <text:p>1591.570312</text:p>
          </table:table-cell>
          <table:table-cell office:value-type="float" office:value="1623.515137" calcext:value-type="float">
            <text:p>1623.515137</text:p>
          </table:table-cell>
          <table:table-cell table:number-columns-repeated="13"/>
        </table:table-row>
        <table:table-row table:style-name="ro1">
          <table:table-cell office:value-type="float" office:value="1585.191772" calcext:value-type="float">
            <text:p>1585.191772</text:p>
          </table:table-cell>
          <table:table-cell office:value-type="float" office:value="1621.124878" calcext:value-type="float">
            <text:p>1621.124878</text:p>
          </table:table-cell>
          <table:table-cell office:value-type="float" office:value="1585.577393" calcext:value-type="float">
            <text:p>1585.577393</text:p>
          </table:table-cell>
          <table:table-cell office:value-type="float" office:value="1619.966187" calcext:value-type="float">
            <text:p>1619.966187</text:p>
          </table:table-cell>
          <table:table-cell table:number-columns-repeated="13"/>
        </table:table-row>
        <table:table-row table:style-name="ro1">
          <table:table-cell office:value-type="float" office:value="1579.476562" calcext:value-type="float">
            <text:p>1579.476562</text:p>
          </table:table-cell>
          <table:table-cell office:value-type="float" office:value="1615.799805" calcext:value-type="float">
            <text:p>1615.799805</text:p>
          </table:table-cell>
          <table:table-cell office:value-type="float" office:value="1584.567505" calcext:value-type="float">
            <text:p>1584.567505</text:p>
          </table:table-cell>
          <table:table-cell office:value-type="float" office:value="1613.509644" calcext:value-type="float">
            <text:p>1613.509644</text:p>
          </table:table-cell>
          <table:table-cell table:number-columns-repeated="13"/>
        </table:table-row>
        <table:table-row table:style-name="ro1">
          <table:table-cell office:value-type="float" office:value="1579.809937" calcext:value-type="float">
            <text:p>1579.809937</text:p>
          </table:table-cell>
          <table:table-cell office:value-type="float" office:value="1612.568604" calcext:value-type="float">
            <text:p>1612.568604</text:p>
          </table:table-cell>
          <table:table-cell office:value-type="float" office:value="1578.203491" calcext:value-type="float">
            <text:p>1578.203491</text:p>
          </table:table-cell>
          <table:table-cell office:value-type="float" office:value="1612.928223" calcext:value-type="float">
            <text:p>1612.928223</text:p>
          </table:table-cell>
          <table:table-cell table:number-columns-repeated="13"/>
        </table:table-row>
        <table:table-row table:style-name="ro1">
          <table:table-cell office:value-type="float" office:value="1576.116699" calcext:value-type="float">
            <text:p>1576.116699</text:p>
          </table:table-cell>
          <table:table-cell office:value-type="float" office:value="1610.818359" calcext:value-type="float">
            <text:p>1610.818359</text:p>
          </table:table-cell>
          <table:table-cell office:value-type="float" office:value="1579.843262" calcext:value-type="float">
            <text:p>1579.843262</text:p>
          </table:table-cell>
          <table:table-cell office:value-type="float" office:value="1608.528076" calcext:value-type="float">
            <text:p>1608.528076</text:p>
          </table:table-cell>
          <table:table-cell table:number-columns-repeated="13"/>
        </table:table-row>
        <table:table-row table:style-name="ro1">
          <table:table-cell office:value-type="float" office:value="1575.448853" calcext:value-type="float">
            <text:p>1575.448853</text:p>
          </table:table-cell>
          <table:table-cell office:value-type="float" office:value="1607.756348" calcext:value-type="float">
            <text:p>1607.756348</text:p>
          </table:table-cell>
          <table:table-cell office:value-type="float" office:value="1575.036621" calcext:value-type="float">
            <text:p>1575.036621</text:p>
          </table:table-cell>
          <table:table-cell office:value-type="float" office:value="1606.454224" calcext:value-type="float">
            <text:p>1606.454224</text:p>
          </table:table-cell>
          <table:table-cell table:number-columns-repeated="13"/>
        </table:table-row>
        <table:table-row table:style-name="ro1">
          <table:table-cell office:value-type="float" office:value="1573.151489" calcext:value-type="float">
            <text:p>1573.151489</text:p>
          </table:table-cell>
          <table:table-cell office:value-type="float" office:value="1604.194702" calcext:value-type="float">
            <text:p>1604.194702</text:p>
          </table:table-cell>
          <table:table-cell office:value-type="float" office:value="1575.871338" calcext:value-type="float">
            <text:p>1575.871338</text:p>
          </table:table-cell>
          <table:table-cell office:value-type="float" office:value="1601.315674" calcext:value-type="float">
            <text:p>1601.315674</text:p>
          </table:table-cell>
          <table:table-cell table:number-columns-repeated="13"/>
        </table:table-row>
        <table:table-row table:style-name="ro1">
          <table:table-cell office:value-type="float" office:value="1574.986938" calcext:value-type="float">
            <text:p>1574.986938</text:p>
          </table:table-cell>
          <table:table-cell office:value-type="float" office:value="1599.184937" calcext:value-type="float">
            <text:p>1599.184937</text:p>
          </table:table-cell>
          <table:table-cell office:value-type="float" office:value="1577.172241" calcext:value-type="float">
            <text:p>1577.172241</text:p>
          </table:table-cell>
          <table:table-cell office:value-type="float" office:value="1598.025879" calcext:value-type="float">
            <text:p>1598.025879</text:p>
          </table:table-cell>
          <table:table-cell table:number-columns-repeated="13"/>
        </table:table-row>
        <table:table-row table:style-name="ro1">
          <table:table-cell office:value-type="float" office:value="1572.464111" calcext:value-type="float">
            <text:p>1572.464111</text:p>
          </table:table-cell>
          <table:table-cell office:value-type="float" office:value="1593.952881" calcext:value-type="float">
            <text:p>1593.952881</text:p>
          </table:table-cell>
          <table:table-cell office:value-type="float" office:value="1572.902466" calcext:value-type="float">
            <text:p>1572.902466</text:p>
          </table:table-cell>
          <table:table-cell office:value-type="float" office:value="1596.354858" calcext:value-type="float">
            <text:p>1596.354858</text:p>
          </table:table-cell>
          <table:table-cell table:number-columns-repeated="13"/>
        </table:table-row>
        <table:table-row table:style-name="ro1">
          <table:table-cell office:value-type="float" office:value="1568.600952" calcext:value-type="float">
            <text:p>1568.600952</text:p>
          </table:table-cell>
          <table:table-cell office:value-type="float" office:value="1593.650024" calcext:value-type="float">
            <text:p>1593.650024</text:p>
          </table:table-cell>
          <table:table-cell office:value-type="float" office:value="1573.120361" calcext:value-type="float">
            <text:p>1573.120361</text:p>
          </table:table-cell>
          <table:table-cell office:value-type="float" office:value="1590.956421" calcext:value-type="float">
            <text:p>1590.956421</text:p>
          </table:table-cell>
          <table:table-cell table:number-columns-repeated="13"/>
        </table:table-row>
        <table:table-row table:style-name="ro1">
          <table:table-cell office:value-type="float" office:value="1571.220947" calcext:value-type="float">
            <text:p>1571.220947</text:p>
          </table:table-cell>
          <table:table-cell office:value-type="float" office:value="1590.856812" calcext:value-type="float">
            <text:p>1590.856812</text:p>
          </table:table-cell>
          <table:table-cell office:value-type="float" office:value="1570.921997" calcext:value-type="float">
            <text:p>1570.921997</text:p>
          </table:table-cell>
          <table:table-cell office:value-type="float" office:value="1589.425537" calcext:value-type="float">
            <text:p>1589.425537</text:p>
          </table:table-cell>
          <table:table-cell table:number-columns-repeated="13"/>
        </table:table-row>
        <table:table-row table:style-name="ro1">
          <table:table-cell office:value-type="float" office:value="1569.011719" calcext:value-type="float">
            <text:p>1569.011719</text:p>
          </table:table-cell>
          <table:table-cell office:value-type="float" office:value="1592.590942" calcext:value-type="float">
            <text:p>1592.590942</text:p>
          </table:table-cell>
          <table:table-cell office:value-type="float" office:value="1568.158203" calcext:value-type="float">
            <text:p>1568.158203</text:p>
          </table:table-cell>
          <table:table-cell office:value-type="float" office:value="1591.324829" calcext:value-type="float">
            <text:p>1591.324829</text:p>
          </table:table-cell>
          <table:table-cell table:number-columns-repeated="13"/>
        </table:table-row>
        <table:table-row table:style-name="ro1">
          <table:table-cell office:value-type="float" office:value="1567.736084" calcext:value-type="float">
            <text:p>1567.736084</text:p>
          </table:table-cell>
          <table:table-cell office:value-type="float" office:value="1584.043213" calcext:value-type="float">
            <text:p>1584.043213</text:p>
          </table:table-cell>
          <table:table-cell office:value-type="float" office:value="1572.295898" calcext:value-type="float">
            <text:p>1572.295898</text:p>
          </table:table-cell>
          <table:table-cell office:value-type="float" office:value="1580.663818" calcext:value-type="float">
            <text:p>1580.663818</text:p>
          </table:table-cell>
          <table:table-cell table:number-columns-repeated="13"/>
        </table:table-row>
        <table:table-row table:style-name="ro1">
          <table:table-cell office:value-type="float" office:value="1568.341797" calcext:value-type="float">
            <text:p>1568.341797</text:p>
          </table:table-cell>
          <table:table-cell office:value-type="float" office:value="1585.753296" calcext:value-type="float">
            <text:p>1585.753296</text:p>
          </table:table-cell>
          <table:table-cell office:value-type="float" office:value="1569.022339" calcext:value-type="float">
            <text:p>1569.022339</text:p>
          </table:table-cell>
          <table:table-cell office:value-type="float" office:value="1583.939941" calcext:value-type="float">
            <text:p>1583.939941</text:p>
          </table:table-cell>
          <table:table-cell table:number-columns-repeated="13"/>
        </table:table-row>
        <table:table-row table:style-name="ro1">
          <table:table-cell office:value-type="float" office:value="1567.065552" calcext:value-type="float">
            <text:p>1567.065552</text:p>
          </table:table-cell>
          <table:table-cell office:value-type="float" office:value="1585.091553" calcext:value-type="float">
            <text:p>1585.091553</text:p>
          </table:table-cell>
          <table:table-cell office:value-type="float" office:value="1567.624634" calcext:value-type="float">
            <text:p>1567.624634</text:p>
          </table:table-cell>
          <table:table-cell office:value-type="float" office:value="1582.802368" calcext:value-type="float">
            <text:p>1582.802368</text:p>
          </table:table-cell>
          <table:table-cell table:number-columns-repeated="13"/>
        </table:table-row>
        <table:table-row table:style-name="ro1">
          <table:table-cell office:value-type="float" office:value="1564.922607" calcext:value-type="float">
            <text:p>1564.922607</text:p>
          </table:table-cell>
          <table:table-cell office:value-type="float" office:value="1583.547119" calcext:value-type="float">
            <text:p>1583.547119</text:p>
          </table:table-cell>
          <table:table-cell office:value-type="float" office:value="1568.92041" calcext:value-type="float">
            <text:p>1568.92041</text:p>
          </table:table-cell>
          <table:table-cell office:value-type="float" office:value="1578.37854" calcext:value-type="float">
            <text:p>1578.37854</text:p>
          </table:table-cell>
          <table:table-cell table:number-columns-repeated="13"/>
        </table:table-row>
        <table:table-row table:style-name="ro1">
          <table:table-cell office:value-type="float" office:value="1568.574951" calcext:value-type="float">
            <text:p>1568.574951</text:p>
          </table:table-cell>
          <table:table-cell office:value-type="float" office:value="1579.906128" calcext:value-type="float">
            <text:p>1579.906128</text:p>
          </table:table-cell>
          <table:table-cell office:value-type="float" office:value="1566.377197" calcext:value-type="float">
            <text:p>1566.377197</text:p>
          </table:table-cell>
          <table:table-cell office:value-type="float" office:value="1579.996826" calcext:value-type="float">
            <text:p>1579.996826</text:p>
          </table:table-cell>
          <table:table-cell table:number-columns-repeated="13"/>
        </table:table-row>
        <table:table-row table:style-name="ro1">
          <table:table-cell office:value-type="float" office:value="1569.916992" calcext:value-type="float">
            <text:p>1569.916992</text:p>
          </table:table-cell>
          <table:table-cell office:value-type="float" office:value="1578.267822" calcext:value-type="float">
            <text:p>1578.267822</text:p>
          </table:table-cell>
          <table:table-cell office:value-type="float" office:value="1568.935669" calcext:value-type="float">
            <text:p>1568.935669</text:p>
          </table:table-cell>
          <table:table-cell office:value-type="float" office:value="1577.137573" calcext:value-type="float">
            <text:p>1577.137573</text:p>
          </table:table-cell>
          <table:table-cell table:number-columns-repeated="13"/>
        </table:table-row>
        <table:table-row table:style-name="ro1">
          <table:table-cell office:value-type="float" office:value="1564.952148" calcext:value-type="float">
            <text:p>1564.952148</text:p>
          </table:table-cell>
          <table:table-cell office:value-type="float" office:value="1579.735352" calcext:value-type="float">
            <text:p>1579.735352</text:p>
          </table:table-cell>
          <table:table-cell office:value-type="float" office:value="1563.212646" calcext:value-type="float">
            <text:p>1563.212646</text:p>
          </table:table-cell>
          <table:table-cell office:value-type="float" office:value="1579.633301" calcext:value-type="float">
            <text:p>1579.633301</text:p>
          </table:table-cell>
          <table:table-cell table:number-columns-repeated="13"/>
        </table:table-row>
        <table:table-row table:style-name="ro1">
          <table:table-cell office:value-type="float" office:value="1562.596069" calcext:value-type="float">
            <text:p>1562.596069</text:p>
          </table:table-cell>
          <table:table-cell office:value-type="float" office:value="1579.251465" calcext:value-type="float">
            <text:p>1579.251465</text:p>
          </table:table-cell>
          <table:table-cell office:value-type="float" office:value="1564.35083" calcext:value-type="float">
            <text:p>1564.35083</text:p>
          </table:table-cell>
          <table:table-cell office:value-type="float" office:value="1578.714722" calcext:value-type="float">
            <text:p>1578.714722</text:p>
          </table:table-cell>
          <table:table-cell table:number-columns-repeated="13"/>
        </table:table-row>
        <table:table-row table:style-name="ro1">
          <table:table-cell office:value-type="float" office:value="1570.218018" calcext:value-type="float">
            <text:p>1570.218018</text:p>
          </table:table-cell>
          <table:table-cell office:value-type="float" office:value="1572.229004" calcext:value-type="float">
            <text:p>1572.229004</text:p>
          </table:table-cell>
          <table:table-cell office:value-type="float" office:value="1564.968018" calcext:value-type="float">
            <text:p>1564.968018</text:p>
          </table:table-cell>
          <table:table-cell office:value-type="float" office:value="1576.618286" calcext:value-type="float">
            <text:p>1576.618286</text:p>
          </table:table-cell>
          <table:table-cell table:number-columns-repeated="13"/>
        </table:table-row>
        <table:table-row table:style-name="ro1">
          <table:table-cell office:value-type="float" office:value="1565.838257" calcext:value-type="float">
            <text:p>1565.838257</text:p>
          </table:table-cell>
          <table:table-cell office:value-type="float" office:value="1576.634888" calcext:value-type="float">
            <text:p>1576.634888</text:p>
          </table:table-cell>
          <table:table-cell office:value-type="float" office:value="1568.136475" calcext:value-type="float">
            <text:p>1568.136475</text:p>
          </table:table-cell>
          <table:table-cell office:value-type="float" office:value="1577.404785" calcext:value-type="float">
            <text:p>1577.404785</text:p>
          </table:table-cell>
          <table:table-cell table:number-columns-repeated="13"/>
        </table:table-row>
        <table:table-row table:style-name="ro1">
          <table:table-cell office:value-type="float" office:value="1567.37854" calcext:value-type="float">
            <text:p>1567.37854</text:p>
          </table:table-cell>
          <table:table-cell office:value-type="float" office:value="1575.907227" calcext:value-type="float">
            <text:p>1575.907227</text:p>
          </table:table-cell>
          <table:table-cell office:value-type="float" office:value="1564.64563" calcext:value-type="float">
            <text:p>1564.64563</text:p>
          </table:table-cell>
          <table:table-cell office:value-type="float" office:value="1578.073853" calcext:value-type="float">
            <text:p>1578.073853</text:p>
          </table:table-cell>
          <table:table-cell table:number-columns-repeated="13"/>
        </table:table-row>
        <table:table-row table:style-name="ro1">
          <table:table-cell office:value-type="float" office:value="1564.425293" calcext:value-type="float">
            <text:p>1564.425293</text:p>
          </table:table-cell>
          <table:table-cell office:value-type="float" office:value="1572.621948" calcext:value-type="float">
            <text:p>1572.621948</text:p>
          </table:table-cell>
          <table:table-cell office:value-type="float" office:value="1567.911865" calcext:value-type="float">
            <text:p>1567.911865</text:p>
          </table:table-cell>
          <table:table-cell office:value-type="float" office:value="1571.310669" calcext:value-type="float">
            <text:p>1571.310669</text:p>
          </table:table-cell>
          <table:table-cell table:number-columns-repeated="13"/>
        </table:table-row>
        <table:table-row table:style-name="ro1">
          <table:table-cell office:value-type="float" office:value="1564.899658" calcext:value-type="float">
            <text:p>1564.899658</text:p>
          </table:table-cell>
          <table:table-cell office:value-type="float" office:value="1574.441284" calcext:value-type="float">
            <text:p>1574.441284</text:p>
          </table:table-cell>
          <table:table-cell office:value-type="float" office:value="1562.34021" calcext:value-type="float">
            <text:p>1562.34021</text:p>
          </table:table-cell>
          <table:table-cell office:value-type="float" office:value="1573.94104" calcext:value-type="float">
            <text:p>1573.94104</text:p>
          </table:table-cell>
          <table:table-cell table:number-columns-repeated="13"/>
        </table:table-row>
        <table:table-row table:style-name="ro1">
          <table:table-cell office:value-type="float" office:value="1562.941528" calcext:value-type="float">
            <text:p>1562.941528</text:p>
          </table:table-cell>
          <table:table-cell office:value-type="float" office:value="1573.450195" calcext:value-type="float">
            <text:p>1573.450195</text:p>
          </table:table-cell>
          <table:table-cell office:value-type="float" office:value="1566.723267" calcext:value-type="float">
            <text:p>1566.723267</text:p>
          </table:table-cell>
          <table:table-cell office:value-type="float" office:value="1570.472168" calcext:value-type="float">
            <text:p>1570.472168</text:p>
          </table:table-cell>
          <table:table-cell table:number-columns-repeated="13"/>
        </table:table-row>
        <table:table-row table:style-name="ro1">
          <table:table-cell office:value-type="float" office:value="1568.099365" calcext:value-type="float">
            <text:p>1568.099365</text:p>
          </table:table-cell>
          <table:table-cell office:value-type="float" office:value="1571.324829" calcext:value-type="float">
            <text:p>1571.324829</text:p>
          </table:table-cell>
          <table:table-cell office:value-type="float" office:value="1562.974487" calcext:value-type="float">
            <text:p>1562.974487</text:p>
          </table:table-cell>
          <table:table-cell office:value-type="float" office:value="1573.589478" calcext:value-type="float">
            <text:p>1573.589478</text:p>
          </table:table-cell>
          <table:table-cell table:number-columns-repeated="13"/>
        </table:table-row>
        <table:table-row table:style-name="ro1">
          <table:table-cell office:value-type="float" office:value="1566.094116" calcext:value-type="float">
            <text:p>1566.094116</text:p>
          </table:table-cell>
          <table:table-cell office:value-type="float" office:value="1571.362183" calcext:value-type="float">
            <text:p>1571.362183</text:p>
          </table:table-cell>
          <table:table-cell office:value-type="float" office:value="1565.643311" calcext:value-type="float">
            <text:p>1565.643311</text:p>
          </table:table-cell>
          <table:table-cell office:value-type="float" office:value="1570.393921" calcext:value-type="float">
            <text:p>1570.393921</text:p>
          </table:table-cell>
          <table:table-cell table:number-columns-repeated="13"/>
        </table:table-row>
        <table:table-row table:style-name="ro1">
          <table:table-cell office:value-type="float" office:value="1567.111572" calcext:value-type="float">
            <text:p>1567.111572</text:p>
          </table:table-cell>
          <table:table-cell office:value-type="float" office:value="1570.589355" calcext:value-type="float">
            <text:p>1570.589355</text:p>
          </table:table-cell>
          <table:table-cell office:value-type="float" office:value="1565.457153" calcext:value-type="float">
            <text:p>1565.457153</text:p>
          </table:table-cell>
          <table:table-cell office:value-type="float" office:value="1574.158936" calcext:value-type="float">
            <text:p>1574.158936</text:p>
          </table:table-cell>
          <table:table-cell table:number-columns-repeated="13"/>
        </table:table-row>
        <table:table-row table:style-name="ro1">
          <table:table-cell office:value-type="float" office:value="1588.842651" calcext:value-type="float">
            <text:p>1588.842651</text:p>
          </table:table-cell>
          <table:table-cell office:value-type="float" office:value="1617.442383" calcext:value-type="float">
            <text:p>1617.442383</text:p>
          </table:table-cell>
          <table:table-cell office:value-type="float" office:value="1523.775635" calcext:value-type="float">
            <text:p>1523.775635</text:p>
          </table:table-cell>
          <table:table-cell office:value-type="float" office:value="1542.640137" calcext:value-type="float">
            <text:p>1542.640137</text:p>
          </table:table-cell>
          <table:table-cell table:number-columns-repeated="13"/>
        </table:table-row>
        <table:table-row table:style-name="ro1">
          <table:table-cell office:value-type="float" office:value="1594.904053" calcext:value-type="float">
            <text:p>1594.904053</text:p>
          </table:table-cell>
          <table:table-cell office:value-type="float" office:value="1641.565918" calcext:value-type="float">
            <text:p>1641.565918</text:p>
          </table:table-cell>
          <table:table-cell office:value-type="float" office:value="1521.35376" calcext:value-type="float">
            <text:p>1521.35376</text:p>
          </table:table-cell>
          <table:table-cell office:value-type="float" office:value="1523.1604" calcext:value-type="float">
            <text:p>1523.1604</text:p>
          </table:table-cell>
          <table:table-cell table:number-columns-repeated="13"/>
        </table:table-row>
        <table:table-row table:style-name="ro1">
          <table:table-cell office:value-type="float" office:value="1604.651367" calcext:value-type="float">
            <text:p>1604.651367</text:p>
          </table:table-cell>
          <table:table-cell office:value-type="float" office:value="1669.376709" calcext:value-type="float">
            <text:p>1669.376709</text:p>
          </table:table-cell>
          <table:table-cell office:value-type="float" office:value="1529.637451" calcext:value-type="float">
            <text:p>1529.637451</text:p>
          </table:table-cell>
          <table:table-cell office:value-type="float" office:value="1539.639404" calcext:value-type="float">
            <text:p>1539.639404</text:p>
          </table:table-cell>
          <table:table-cell table:number-columns-repeated="13"/>
        </table:table-row>
        <table:table-row table:style-name="ro1">
          <table:table-cell office:value-type="float" office:value="1631.517944" calcext:value-type="float">
            <text:p>1631.517944</text:p>
          </table:table-cell>
          <table:table-cell office:value-type="float" office:value="1687.512085" calcext:value-type="float">
            <text:p>1687.512085</text:p>
          </table:table-cell>
          <table:table-cell office:value-type="float" office:value="1564.846069" calcext:value-type="float">
            <text:p>1564.846069</text:p>
          </table:table-cell>
          <table:table-cell office:value-type="float" office:value="1572.631348" calcext:value-type="float">
            <text:p>1572.631348</text:p>
          </table:table-cell>
          <table:table-cell table:number-columns-repeated="13"/>
        </table:table-row>
        <table:table-row table:style-name="ro1">
          <table:table-cell office:value-type="float" office:value="1672.044189" calcext:value-type="float">
            <text:p>1672.044189</text:p>
          </table:table-cell>
          <table:table-cell office:value-type="float" office:value="1690.174194" calcext:value-type="float">
            <text:p>1690.174194</text:p>
          </table:table-cell>
          <table:table-cell office:value-type="float" office:value="1615.214478" calcext:value-type="float">
            <text:p>1615.214478</text:p>
          </table:table-cell>
          <table:table-cell office:value-type="float" office:value="1613.376099" calcext:value-type="float">
            <text:p>1613.376099</text:p>
          </table:table-cell>
          <table:table-cell table:number-columns-repeated="13"/>
        </table:table-row>
        <table:table-row table:style-name="ro1">
          <table:table-cell office:value-type="float" office:value="1690.801025" calcext:value-type="float">
            <text:p>1690.801025</text:p>
          </table:table-cell>
          <table:table-cell office:value-type="float" office:value="1661.807861" calcext:value-type="float">
            <text:p>1661.807861</text:p>
          </table:table-cell>
          <table:table-cell office:value-type="float" office:value="1654.219604" calcext:value-type="float">
            <text:p>1654.219604</text:p>
          </table:table-cell>
          <table:table-cell office:value-type="float" office:value="1621.986694" calcext:value-type="float">
            <text:p>1621.986694</text:p>
          </table:table-cell>
          <table:table-cell table:number-columns-repeated="13"/>
        </table:table-row>
        <table:table-row table:style-name="ro1">
          <table:table-cell office:value-type="float" office:value="1622.5177" calcext:value-type="float">
            <text:p>1622.5177</text:p>
          </table:table-cell>
          <table:table-cell office:value-type="float" office:value="1728.106079" calcext:value-type="float">
            <text:p>1728.106079</text:p>
          </table:table-cell>
          <table:table-cell office:value-type="float" office:value="1644.143433" calcext:value-type="float">
            <text:p>1644.143433</text:p>
          </table:table-cell>
          <table:table-cell office:value-type="float" office:value="1718.766724" calcext:value-type="float">
            <text:p>1718.766724</text:p>
          </table:table-cell>
          <table:table-cell table:number-columns-repeated="13"/>
        </table:table-row>
        <table:table-row table:style-name="ro1">
          <table:table-cell office:value-type="float" office:value="1657.10144" calcext:value-type="float">
            <text:p>1657.10144</text:p>
          </table:table-cell>
          <table:table-cell office:value-type="float" office:value="1689.226807" calcext:value-type="float">
            <text:p>1689.226807</text:p>
          </table:table-cell>
          <table:table-cell office:value-type="float" office:value="1672.921875" calcext:value-type="float">
            <text:p>1672.921875</text:p>
          </table:table-cell>
          <table:table-cell office:value-type="float" office:value="1709.687988" calcext:value-type="float">
            <text:p>1709.687988</text:p>
          </table:table-cell>
          <table:table-cell table:number-columns-repeated="13"/>
        </table:table-row>
        <table:table-row table:style-name="ro1">
          <table:table-cell office:value-type="float" office:value="1688.007568" calcext:value-type="float">
            <text:p>1688.007568</text:p>
          </table:table-cell>
          <table:table-cell office:value-type="float" office:value="1695.942139" calcext:value-type="float">
            <text:p>1695.942139</text:p>
          </table:table-cell>
          <table:table-cell office:value-type="float" office:value="1694.911011" calcext:value-type="float">
            <text:p>1694.911011</text:p>
          </table:table-cell>
          <table:table-cell office:value-type="float" office:value="1713.422852" calcext:value-type="float">
            <text:p>1713.422852</text:p>
          </table:table-cell>
          <table:table-cell table:number-columns-repeated="13"/>
        </table:table-row>
        <table:table-row table:style-name="ro1">
          <table:table-cell office:value-type="float" office:value="1680.115112" calcext:value-type="float">
            <text:p>1680.115112</text:p>
          </table:table-cell>
          <table:table-cell office:value-type="float" office:value="1749.34729" calcext:value-type="float">
            <text:p>1749.34729</text:p>
          </table:table-cell>
          <table:table-cell office:value-type="float" office:value="1687.129517" calcext:value-type="float">
            <text:p>1687.129517</text:p>
          </table:table-cell>
          <table:table-cell office:value-type="float" office:value="1765.075684" calcext:value-type="float">
            <text:p>1765.075684</text:p>
          </table:table-cell>
          <table:table-cell table:number-columns-repeated="13"/>
        </table:table-row>
        <table:table-row table:style-name="ro1">
          <table:table-cell office:value-type="float" office:value="1687.413086" calcext:value-type="float">
            <text:p>1687.413086</text:p>
          </table:table-cell>
          <table:table-cell office:value-type="float" office:value="1744.167847" calcext:value-type="float">
            <text:p>1744.167847</text:p>
          </table:table-cell>
          <table:table-cell office:value-type="float" office:value="1694.131348" calcext:value-type="float">
            <text:p>1694.131348</text:p>
          </table:table-cell>
          <table:table-cell office:value-type="float" office:value="1750.931641" calcext:value-type="float">
            <text:p>1750.931641</text:p>
          </table:table-cell>
          <table:table-cell table:number-columns-repeated="13"/>
        </table:table-row>
        <table:table-row table:style-name="ro1">
          <table:table-cell office:value-type="float" office:value="1691.479614" calcext:value-type="float">
            <text:p>1691.479614</text:p>
          </table:table-cell>
          <table:table-cell office:value-type="float" office:value="1750.10083" calcext:value-type="float">
            <text:p>1750.10083</text:p>
          </table:table-cell>
          <table:table-cell office:value-type="float" office:value="1695.631592" calcext:value-type="float">
            <text:p>1695.631592</text:p>
          </table:table-cell>
          <table:table-cell office:value-type="float" office:value="1745.475098" calcext:value-type="float">
            <text:p>1745.475098</text:p>
          </table:table-cell>
          <table:table-cell table:number-columns-repeated="13"/>
        </table:table-row>
        <table:table-row table:style-name="ro1">
          <table:table-cell office:value-type="float" office:value="1682.022949" calcext:value-type="float">
            <text:p>1682.022949</text:p>
          </table:table-cell>
          <table:table-cell office:value-type="float" office:value="1750.157593" calcext:value-type="float">
            <text:p>1750.157593</text:p>
          </table:table-cell>
          <table:table-cell office:value-type="float" office:value="1680.793701" calcext:value-type="float">
            <text:p>1680.793701</text:p>
          </table:table-cell>
          <table:table-cell office:value-type="float" office:value="1755.118896" calcext:value-type="float">
            <text:p>1755.118896</text:p>
          </table:table-cell>
          <table:table-cell table:number-columns-repeated="13"/>
        </table:table-row>
        <table:table-row table:style-name="ro1">
          <table:table-cell office:value-type="float" office:value="1675.603027" calcext:value-type="float">
            <text:p>1675.603027</text:p>
          </table:table-cell>
          <table:table-cell office:value-type="float" office:value="1756.348877" calcext:value-type="float">
            <text:p>1756.348877</text:p>
          </table:table-cell>
          <table:table-cell office:value-type="float" office:value="1668.963379" calcext:value-type="float">
            <text:p>1668.963379</text:p>
          </table:table-cell>
          <table:table-cell office:value-type="float" office:value="1770.135498" calcext:value-type="float">
            <text:p>1770.135498</text:p>
          </table:table-cell>
          <table:table-cell table:number-columns-repeated="13"/>
        </table:table-row>
        <table:table-row table:style-name="ro1">
          <table:table-cell office:value-type="float" office:value="1677.068848" calcext:value-type="float">
            <text:p>1677.068848</text:p>
          </table:table-cell>
          <table:table-cell office:value-type="float" office:value="1748.846436" calcext:value-type="float">
            <text:p>1748.846436</text:p>
          </table:table-cell>
          <table:table-cell office:value-type="float" office:value="1685.213135" calcext:value-type="float">
            <text:p>1685.213135</text:p>
          </table:table-cell>
          <table:table-cell office:value-type="float" office:value="1749.478271" calcext:value-type="float">
            <text:p>1749.478271</text:p>
          </table:table-cell>
          <table:table-cell table:number-columns-repeated="13"/>
        </table:table-row>
        <table:table-row table:style-name="ro1">
          <table:table-cell office:value-type="float" office:value="1689.419678" calcext:value-type="float">
            <text:p>1689.419678</text:p>
          </table:table-cell>
          <table:table-cell office:value-type="float" office:value="1737.606201" calcext:value-type="float">
            <text:p>1737.606201</text:p>
          </table:table-cell>
          <table:table-cell office:value-type="float" office:value="1690.671753" calcext:value-type="float">
            <text:p>1690.671753</text:p>
          </table:table-cell>
          <table:table-cell office:value-type="float" office:value="1742.604248" calcext:value-type="float">
            <text:p>1742.604248</text:p>
          </table:table-cell>
          <table:table-cell table:number-columns-repeated="13"/>
        </table:table-row>
        <table:table-row table:style-name="ro1">
          <table:table-cell office:value-type="float" office:value="1672.313721" calcext:value-type="float">
            <text:p>1672.313721</text:p>
          </table:table-cell>
          <table:table-cell office:value-type="float" office:value="1765.224121" calcext:value-type="float">
            <text:p>1765.224121</text:p>
          </table:table-cell>
          <table:table-cell office:value-type="float" office:value="1674.374146" calcext:value-type="float">
            <text:p>1674.374146</text:p>
          </table:table-cell>
          <table:table-cell office:value-type="float" office:value="1766.858887" calcext:value-type="float">
            <text:p>1766.858887</text:p>
          </table:table-cell>
          <table:table-cell table:number-columns-repeated="13"/>
        </table:table-row>
        <table:table-row table:style-name="ro1">
          <table:table-cell office:value-type="float" office:value="1677.375122" calcext:value-type="float">
            <text:p>1677.375122</text:p>
          </table:table-cell>
          <table:table-cell office:value-type="float" office:value="1757.857422" calcext:value-type="float">
            <text:p>1757.857422</text:p>
          </table:table-cell>
          <table:table-cell office:value-type="float" office:value="1680.343506" calcext:value-type="float">
            <text:p>1680.343506</text:p>
          </table:table-cell>
          <table:table-cell office:value-type="float" office:value="1758.409912" calcext:value-type="float">
            <text:p>1758.409912</text:p>
          </table:table-cell>
          <table:table-cell table:number-columns-repeated="13"/>
        </table:table-row>
        <table:table-row table:style-name="ro1">
          <table:table-cell office:value-type="float" office:value="1682.931885" calcext:value-type="float">
            <text:p>1682.931885</text:p>
          </table:table-cell>
          <table:table-cell office:value-type="float" office:value="1747.978027" calcext:value-type="float">
            <text:p>1747.978027</text:p>
          </table:table-cell>
          <table:table-cell office:value-type="float" office:value="1685.985718" calcext:value-type="float">
            <text:p>1685.985718</text:p>
          </table:table-cell>
          <table:table-cell office:value-type="float" office:value="1752.825562" calcext:value-type="float">
            <text:p>1752.825562</text:p>
          </table:table-cell>
          <table:table-cell table:number-columns-repeated="13"/>
        </table:table-row>
        <table:table-row table:style-name="ro1">
          <table:table-cell office:value-type="float" office:value="1677.241577" calcext:value-type="float">
            <text:p>1677.241577</text:p>
          </table:table-cell>
          <table:table-cell office:value-type="float" office:value="1757.070801" calcext:value-type="float">
            <text:p>1757.070801</text:p>
          </table:table-cell>
          <table:table-cell office:value-type="float" office:value="1679.182007" calcext:value-type="float">
            <text:p>1679.182007</text:p>
          </table:table-cell>
          <table:table-cell office:value-type="float" office:value="1762.240967" calcext:value-type="float">
            <text:p>1762.240967</text:p>
          </table:table-cell>
          <table:table-cell table:number-columns-repeated="13"/>
        </table:table-row>
        <table:table-row table:style-name="ro1">
          <table:table-cell office:value-type="float" office:value="1681.716431" calcext:value-type="float">
            <text:p>1681.716431</text:p>
          </table:table-cell>
          <table:table-cell office:value-type="float" office:value="1758.737061" calcext:value-type="float">
            <text:p>1758.737061</text:p>
          </table:table-cell>
          <table:table-cell office:value-type="float" office:value="1680.118652" calcext:value-type="float">
            <text:p>1680.118652</text:p>
          </table:table-cell>
          <table:table-cell office:value-type="float" office:value="1763.634766" calcext:value-type="float">
            <text:p>1763.634766</text:p>
          </table:table-cell>
          <table:table-cell table:number-columns-repeated="13"/>
        </table:table-row>
        <table:table-row table:style-name="ro1">
          <table:table-cell office:value-type="float" office:value="1677.757935" calcext:value-type="float">
            <text:p>1677.757935</text:p>
          </table:table-cell>
          <table:table-cell office:value-type="float" office:value="1765.67981" calcext:value-type="float">
            <text:p>1765.67981</text:p>
          </table:table-cell>
          <table:table-cell office:value-type="float" office:value="1681.895752" calcext:value-type="float">
            <text:p>1681.895752</text:p>
          </table:table-cell>
          <table:table-cell office:value-type="float" office:value="1768.891846" calcext:value-type="float">
            <text:p>1768.891846</text:p>
          </table:table-cell>
          <table:table-cell table:number-columns-repeated="13"/>
        </table:table-row>
        <table:table-row table:style-name="ro1">
          <table:table-cell office:value-type="float" office:value="1683.97998" calcext:value-type="float">
            <text:p>1683.97998</text:p>
          </table:table-cell>
          <table:table-cell office:value-type="float" office:value="1750.006348" calcext:value-type="float">
            <text:p>1750.006348</text:p>
          </table:table-cell>
          <table:table-cell office:value-type="float" office:value="1682.158081" calcext:value-type="float">
            <text:p>1682.158081</text:p>
          </table:table-cell>
          <table:table-cell office:value-type="float" office:value="1755.358032" calcext:value-type="float">
            <text:p>1755.358032</text:p>
          </table:table-cell>
          <table:table-cell table:number-columns-repeated="13"/>
        </table:table-row>
        <table:table-row table:style-name="ro1">
          <table:table-cell office:value-type="float" office:value="1676.421509" calcext:value-type="float">
            <text:p>1676.421509</text:p>
          </table:table-cell>
          <table:table-cell office:value-type="float" office:value="1765.689697" calcext:value-type="float">
            <text:p>1765.689697</text:p>
          </table:table-cell>
          <table:table-cell office:value-type="float" office:value="1683.139648" calcext:value-type="float">
            <text:p>1683.139648</text:p>
          </table:table-cell>
          <table:table-cell office:value-type="float" office:value="1767.930298" calcext:value-type="float">
            <text:p>1767.930298</text:p>
          </table:table-cell>
          <table:table-cell table:number-columns-repeated="13"/>
        </table:table-row>
        <table:table-row table:style-name="ro1">
          <table:table-cell office:value-type="float" office:value="1683.651611" calcext:value-type="float">
            <text:p>1683.651611</text:p>
          </table:table-cell>
          <table:table-cell office:value-type="float" office:value="1755.012573" calcext:value-type="float">
            <text:p>1755.012573</text:p>
          </table:table-cell>
          <table:table-cell office:value-type="float" office:value="1684.459961" calcext:value-type="float">
            <text:p>1684.459961</text:p>
          </table:table-cell>
          <table:table-cell office:value-type="float" office:value="1757.897827" calcext:value-type="float">
            <text:p>1757.897827</text:p>
          </table:table-cell>
          <table:table-cell table:number-columns-repeated="13"/>
        </table:table-row>
        <table:table-row table:style-name="ro1">
          <table:table-cell office:value-type="float" office:value="1677.91748" calcext:value-type="float">
            <text:p>1677.91748</text:p>
          </table:table-cell>
          <table:table-cell office:value-type="float" office:value="1761.479492" calcext:value-type="float">
            <text:p>1761.479492</text:p>
          </table:table-cell>
          <table:table-cell office:value-type="float" office:value="1683.057983" calcext:value-type="float">
            <text:p>1683.057983</text:p>
          </table:table-cell>
          <table:table-cell office:value-type="float" office:value="1760.839355" calcext:value-type="float">
            <text:p>1760.839355</text:p>
          </table:table-cell>
          <table:table-cell table:number-columns-repeated="13"/>
        </table:table-row>
        <table:table-row table:style-name="ro1">
          <table:table-cell office:value-type="float" office:value="1688.807129" calcext:value-type="float">
            <text:p>1688.807129</text:p>
          </table:table-cell>
          <table:table-cell office:value-type="float" office:value="1747.221558" calcext:value-type="float">
            <text:p>1747.221558</text:p>
          </table:table-cell>
          <table:table-cell office:value-type="float" office:value="1680.835815" calcext:value-type="float">
            <text:p>1680.835815</text:p>
          </table:table-cell>
          <table:table-cell office:value-type="float" office:value="1757.795044" calcext:value-type="float">
            <text:p>1757.795044</text:p>
          </table:table-cell>
          <table:table-cell table:number-columns-repeated="13"/>
        </table:table-row>
        <table:table-row table:style-name="ro1">
          <table:table-cell office:value-type="float" office:value="1678.704956" calcext:value-type="float">
            <text:p>1678.704956</text:p>
          </table:table-cell>
          <table:table-cell office:value-type="float" office:value="1767.436523" calcext:value-type="float">
            <text:p>1767.436523</text:p>
          </table:table-cell>
          <table:table-cell office:value-type="float" office:value="1681.766235" calcext:value-type="float">
            <text:p>1681.766235</text:p>
          </table:table-cell>
          <table:table-cell office:value-type="float" office:value="1771.696045" calcext:value-type="float">
            <text:p>1771.696045</text:p>
          </table:table-cell>
          <table:table-cell table:number-columns-repeated="13"/>
        </table:table-row>
        <table:table-row table:style-name="ro1">
          <table:table-cell office:value-type="float" office:value="1678.049438" calcext:value-type="float">
            <text:p>1678.049438</text:p>
          </table:table-cell>
          <table:table-cell office:value-type="float" office:value="1756.626953" calcext:value-type="float">
            <text:p>1756.626953</text:p>
          </table:table-cell>
          <table:table-cell office:value-type="float" office:value="1679.296753" calcext:value-type="float">
            <text:p>1679.296753</text:p>
          </table:table-cell>
          <table:table-cell office:value-type="float" office:value="1762.238525" calcext:value-type="float">
            <text:p>1762.238525</text:p>
          </table:table-cell>
          <table:table-cell table:number-columns-repeated="13"/>
        </table:table-row>
        <table:table-row table:style-name="ro1">
          <table:table-cell office:value-type="float" office:value="1677.227051" calcext:value-type="float">
            <text:p>1677.227051</text:p>
          </table:table-cell>
          <table:table-cell office:value-type="float" office:value="1764.146851" calcext:value-type="float">
            <text:p>1764.146851</text:p>
          </table:table-cell>
          <table:table-cell office:value-type="float" office:value="1680.107544" calcext:value-type="float">
            <text:p>1680.107544</text:p>
          </table:table-cell>
          <table:table-cell office:value-type="float" office:value="1765.106812" calcext:value-type="float">
            <text:p>1765.106812</text:p>
          </table:table-cell>
          <table:table-cell table:number-columns-repeated="13"/>
        </table:table-row>
        <table:table-row table:style-name="ro1">
          <table:table-cell office:value-type="float" office:value="1684.513672" calcext:value-type="float">
            <text:p>1684.513672</text:p>
          </table:table-cell>
          <table:table-cell office:value-type="float" office:value="1751.849365" calcext:value-type="float">
            <text:p>1751.849365</text:p>
          </table:table-cell>
          <table:table-cell office:value-type="float" office:value="1683.866577" calcext:value-type="float">
            <text:p>1683.866577</text:p>
          </table:table-cell>
          <table:table-cell office:value-type="float" office:value="1755.199585" calcext:value-type="float">
            <text:p>1755.199585</text:p>
          </table:table-cell>
          <table:table-cell table:number-columns-repeated="13"/>
        </table:table-row>
        <table:table-row table:style-name="ro1">
          <table:table-cell office:value-type="float" office:value="1682.696045" calcext:value-type="float">
            <text:p>1682.696045</text:p>
          </table:table-cell>
          <table:table-cell office:value-type="float" office:value="1763.71106" calcext:value-type="float">
            <text:p>1763.71106</text:p>
          </table:table-cell>
          <table:table-cell office:value-type="float" office:value="1683.208008" calcext:value-type="float">
            <text:p>1683.208008</text:p>
          </table:table-cell>
          <table:table-cell office:value-type="float" office:value="1768.418701" calcext:value-type="float">
            <text:p>1768.418701</text:p>
          </table:table-cell>
          <table:table-cell table:number-columns-repeated="13"/>
        </table:table-row>
        <table:table-row table:style-name="ro1">
          <table:table-cell office:value-type="float" office:value="1683.144531" calcext:value-type="float">
            <text:p>1683.144531</text:p>
          </table:table-cell>
          <table:table-cell office:value-type="float" office:value="1763.245728" calcext:value-type="float">
            <text:p>1763.245728</text:p>
          </table:table-cell>
          <table:table-cell office:value-type="float" office:value="1685.614502" calcext:value-type="float">
            <text:p>1685.614502</text:p>
          </table:table-cell>
          <table:table-cell office:value-type="float" office:value="1762.870605" calcext:value-type="float">
            <text:p>1762.870605</text:p>
          </table:table-cell>
          <table:table-cell table:number-columns-repeated="13"/>
        </table:table-row>
        <table:table-row table:style-name="ro1">
          <table:table-cell office:value-type="float" office:value="1677.075439" calcext:value-type="float">
            <text:p>1677.075439</text:p>
          </table:table-cell>
          <table:table-cell office:value-type="float" office:value="1767.804321" calcext:value-type="float">
            <text:p>1767.804321</text:p>
          </table:table-cell>
          <table:table-cell office:value-type="float" office:value="1679.343628" calcext:value-type="float">
            <text:p>1679.343628</text:p>
          </table:table-cell>
          <table:table-cell office:value-type="float" office:value="1768.820801" calcext:value-type="float">
            <text:p>1768.820801</text:p>
          </table:table-cell>
          <table:table-cell table:number-columns-repeated="13"/>
        </table:table-row>
        <table:table-row table:style-name="ro1">
          <table:table-cell office:value-type="float" office:value="1687.930908" calcext:value-type="float">
            <text:p>1687.930908</text:p>
          </table:table-cell>
          <table:table-cell office:value-type="float" office:value="1753.90918" calcext:value-type="float">
            <text:p>1753.90918</text:p>
          </table:table-cell>
          <table:table-cell office:value-type="float" office:value="1691.68335" calcext:value-type="float">
            <text:p>1691.68335</text:p>
          </table:table-cell>
          <table:table-cell office:value-type="float" office:value="1755.865845" calcext:value-type="float">
            <text:p>1755.865845</text:p>
          </table:table-cell>
          <table:table-cell table:number-columns-repeated="13"/>
        </table:table-row>
        <table:table-row table:style-name="ro1">
          <table:table-cell office:value-type="float" office:value="1681.166992" calcext:value-type="float">
            <text:p>1681.166992</text:p>
          </table:table-cell>
          <table:table-cell office:value-type="float" office:value="1763.966309" calcext:value-type="float">
            <text:p>1763.966309</text:p>
          </table:table-cell>
          <table:table-cell office:value-type="float" office:value="1685.85083" calcext:value-type="float">
            <text:p>1685.85083</text:p>
          </table:table-cell>
          <table:table-cell office:value-type="float" office:value="1764.489624" calcext:value-type="float">
            <text:p>1764.489624</text:p>
          </table:table-cell>
          <table:table-cell table:number-columns-repeated="13"/>
        </table:table-row>
        <table:table-row table:style-name="ro1">
          <table:table-cell office:value-type="float" office:value="1683.853882" calcext:value-type="float">
            <text:p>1683.853882</text:p>
          </table:table-cell>
          <table:table-cell office:value-type="float" office:value="1759.931641" calcext:value-type="float">
            <text:p>1759.931641</text:p>
          </table:table-cell>
          <table:table-cell office:value-type="float" office:value="1686.731445" calcext:value-type="float">
            <text:p>1686.731445</text:p>
          </table:table-cell>
          <table:table-cell office:value-type="float" office:value="1760.529663" calcext:value-type="float">
            <text:p>1760.529663</text:p>
          </table:table-cell>
          <table:table-cell table:number-columns-repeated="13"/>
        </table:table-row>
        <table:table-row table:style-name="ro1">
          <table:table-cell office:value-type="float" office:value="1677.606812" calcext:value-type="float">
            <text:p>1677.606812</text:p>
          </table:table-cell>
          <table:table-cell office:value-type="float" office:value="1778.827759" calcext:value-type="float">
            <text:p>1778.827759</text:p>
          </table:table-cell>
          <table:table-cell office:value-type="float" office:value="1681.983032" calcext:value-type="float">
            <text:p>1681.983032</text:p>
          </table:table-cell>
          <table:table-cell office:value-type="float" office:value="1780.104858" calcext:value-type="float">
            <text:p>1780.104858</text:p>
          </table:table-cell>
          <table:table-cell table:number-columns-repeated="13"/>
        </table:table-row>
        <table:table-row table:style-name="ro1">
          <table:table-cell office:value-type="float" office:value="1680.541748" calcext:value-type="float">
            <text:p>1680.541748</text:p>
          </table:table-cell>
          <table:table-cell office:value-type="float" office:value="1763.191406" calcext:value-type="float">
            <text:p>1763.191406</text:p>
          </table:table-cell>
          <table:table-cell office:value-type="float" office:value="1683.883301" calcext:value-type="float">
            <text:p>1683.883301</text:p>
          </table:table-cell>
          <table:table-cell office:value-type="float" office:value="1765.728516" calcext:value-type="float">
            <text:p>1765.728516</text:p>
          </table:table-cell>
          <table:table-cell table:number-columns-repeated="13"/>
        </table:table-row>
        <table:table-row table:style-name="ro1">
          <table:table-cell office:value-type="float" office:value="1691.363647" calcext:value-type="float">
            <text:p>1691.363647</text:p>
          </table:table-cell>
          <table:table-cell office:value-type="float" office:value="1758.821045" calcext:value-type="float">
            <text:p>1758.821045</text:p>
          </table:table-cell>
          <table:table-cell office:value-type="float" office:value="1690.861816" calcext:value-type="float">
            <text:p>1690.861816</text:p>
          </table:table-cell>
          <table:table-cell office:value-type="float" office:value="1759.708984" calcext:value-type="float">
            <text:p>1759.708984</text:p>
          </table:table-cell>
          <table:table-cell table:number-columns-repeated="13"/>
        </table:table-row>
        <table:table-row table:style-name="ro1">
          <table:table-cell office:value-type="float" office:value="1686.879517" calcext:value-type="float">
            <text:p>1686.879517</text:p>
          </table:table-cell>
          <table:table-cell office:value-type="float" office:value="1766.565063" calcext:value-type="float">
            <text:p>1766.565063</text:p>
          </table:table-cell>
          <table:table-cell office:value-type="float" office:value="1688.192139" calcext:value-type="float">
            <text:p>1688.192139</text:p>
          </table:table-cell>
          <table:table-cell office:value-type="float" office:value="1771.349243" calcext:value-type="float">
            <text:p>1771.349243</text:p>
          </table:table-cell>
          <table:table-cell table:number-columns-repeated="13"/>
        </table:table-row>
        <table:table-row table:style-name="ro1">
          <table:table-cell office:value-type="float" office:value="1684.5979" calcext:value-type="float">
            <text:p>1684.5979</text:p>
          </table:table-cell>
          <table:table-cell office:value-type="float" office:value="1768.101562" calcext:value-type="float">
            <text:p>1768.101562</text:p>
          </table:table-cell>
          <table:table-cell office:value-type="float" office:value="1687.934814" calcext:value-type="float">
            <text:p>1687.934814</text:p>
          </table:table-cell>
          <table:table-cell office:value-type="float" office:value="1772.285278" calcext:value-type="float">
            <text:p>1772.285278</text:p>
          </table:table-cell>
          <table:table-cell table:number-columns-repeated="13"/>
        </table:table-row>
        <table:table-row table:style-name="ro1">
          <table:table-cell office:value-type="float" office:value="1686.552124" calcext:value-type="float">
            <text:p>1686.552124</text:p>
          </table:table-cell>
          <table:table-cell office:value-type="float" office:value="1768.438232" calcext:value-type="float">
            <text:p>1768.438232</text:p>
          </table:table-cell>
          <table:table-cell office:value-type="float" office:value="1690.746094" calcext:value-type="float">
            <text:p>1690.746094</text:p>
          </table:table-cell>
          <table:table-cell office:value-type="float" office:value="1773.342163" calcext:value-type="float">
            <text:p>1773.342163</text:p>
          </table:table-cell>
          <table:table-cell table:number-columns-repeated="13"/>
        </table:table-row>
        <table:table-row table:style-name="ro1">
          <table:table-cell office:value-type="float" office:value="1685.152588" calcext:value-type="float">
            <text:p>1685.152588</text:p>
          </table:table-cell>
          <table:table-cell office:value-type="float" office:value="1769.113037" calcext:value-type="float">
            <text:p>1769.113037</text:p>
          </table:table-cell>
          <table:table-cell office:value-type="float" office:value="1687.871948" calcext:value-type="float">
            <text:p>1687.871948</text:p>
          </table:table-cell>
          <table:table-cell office:value-type="float" office:value="1770.518311" calcext:value-type="float">
            <text:p>1770.518311</text:p>
          </table:table-cell>
          <table:table-cell table:number-columns-repeated="13"/>
        </table:table-row>
        <table:table-row table:style-name="ro1">
          <table:table-cell office:value-type="float" office:value="1683.501465" calcext:value-type="float">
            <text:p>1683.501465</text:p>
          </table:table-cell>
          <table:table-cell office:value-type="float" office:value="1761.224976" calcext:value-type="float">
            <text:p>1761.224976</text:p>
          </table:table-cell>
          <table:table-cell office:value-type="float" office:value="1687.67627" calcext:value-type="float">
            <text:p>1687.67627</text:p>
          </table:table-cell>
          <table:table-cell office:value-type="float" office:value="1763.97644" calcext:value-type="float">
            <text:p>1763.97644</text:p>
          </table:table-cell>
          <table:table-cell table:number-columns-repeated="13"/>
        </table:table-row>
        <table:table-row table:style-name="ro1">
          <table:table-cell office:value-type="float" office:value="1683.990723" calcext:value-type="float">
            <text:p>1683.990723</text:p>
          </table:table-cell>
          <table:table-cell office:value-type="float" office:value="1768.523926" calcext:value-type="float">
            <text:p>1768.523926</text:p>
          </table:table-cell>
          <table:table-cell office:value-type="float" office:value="1688.114746" calcext:value-type="float">
            <text:p>1688.114746</text:p>
          </table:table-cell>
          <table:table-cell office:value-type="float" office:value="1771.512695" calcext:value-type="float">
            <text:p>1771.512695</text:p>
          </table:table-cell>
          <table:table-cell table:number-columns-repeated="13"/>
        </table:table-row>
        <table:table-row table:style-name="ro1">
          <table:table-cell office:value-type="float" office:value="1686.075439" calcext:value-type="float">
            <text:p>1686.075439</text:p>
          </table:table-cell>
          <table:table-cell office:value-type="float" office:value="1767.893555" calcext:value-type="float">
            <text:p>1767.893555</text:p>
          </table:table-cell>
          <table:table-cell office:value-type="float" office:value="1687.418457" calcext:value-type="float">
            <text:p>1687.418457</text:p>
          </table:table-cell>
          <table:table-cell office:value-type="float" office:value="1769.44751" calcext:value-type="float">
            <text:p>1769.44751</text:p>
          </table:table-cell>
          <table:table-cell table:number-columns-repeated="13"/>
        </table:table-row>
        <table:table-row table:style-name="ro1">
          <table:table-cell office:value-type="float" office:value="1684.35791" calcext:value-type="float">
            <text:p>1684.35791</text:p>
          </table:table-cell>
          <table:table-cell office:value-type="float" office:value="1773.856445" calcext:value-type="float">
            <text:p>1773.856445</text:p>
          </table:table-cell>
          <table:table-cell office:value-type="float" office:value="1684.556885" calcext:value-type="float">
            <text:p>1684.556885</text:p>
          </table:table-cell>
          <table:table-cell office:value-type="float" office:value="1775.179199" calcext:value-type="float">
            <text:p>1775.179199</text:p>
          </table:table-cell>
          <table:table-cell table:number-columns-repeated="13"/>
        </table:table-row>
        <table:table-row table:style-name="ro1">
          <table:table-cell office:value-type="float" office:value="1685.600098" calcext:value-type="float">
            <text:p>1685.600098</text:p>
          </table:table-cell>
          <table:table-cell office:value-type="float" office:value="1769.506348" calcext:value-type="float">
            <text:p>1769.506348</text:p>
          </table:table-cell>
          <table:table-cell office:value-type="float" office:value="1689.231812" calcext:value-type="float">
            <text:p>1689.231812</text:p>
          </table:table-cell>
          <table:table-cell office:value-type="float" office:value="1773.749146" calcext:value-type="float">
            <text:p>1773.749146</text:p>
          </table:table-cell>
          <table:table-cell table:number-columns-repeated="13"/>
        </table:table-row>
        <table:table-row table:style-name="ro1">
          <table:table-cell office:value-type="float" office:value="1682.742188" calcext:value-type="float">
            <text:p>1682.742188</text:p>
          </table:table-cell>
          <table:table-cell office:value-type="float" office:value="1774.602539" calcext:value-type="float">
            <text:p>1774.602539</text:p>
          </table:table-cell>
          <table:table-cell office:value-type="float" office:value="1689.979858" calcext:value-type="float">
            <text:p>1689.979858</text:p>
          </table:table-cell>
          <table:table-cell office:value-type="float" office:value="1775.850952" calcext:value-type="float">
            <text:p>1775.850952</text:p>
          </table:table-cell>
          <table:table-cell table:number-columns-repeated="13"/>
        </table:table-row>
        <table:table-row table:style-name="ro1">
          <table:table-cell office:value-type="float" office:value="1687.310303" calcext:value-type="float">
            <text:p>1687.310303</text:p>
          </table:table-cell>
          <table:table-cell office:value-type="float" office:value="1769.885986" calcext:value-type="float">
            <text:p>1769.885986</text:p>
          </table:table-cell>
          <table:table-cell office:value-type="float" office:value="1686.091431" calcext:value-type="float">
            <text:p>1686.091431</text:p>
          </table:table-cell>
          <table:table-cell office:value-type="float" office:value="1777.265381" calcext:value-type="float">
            <text:p>1777.265381</text:p>
          </table:table-cell>
          <table:table-cell table:number-columns-repeated="13"/>
        </table:table-row>
        <table:table-row table:style-name="ro1">
          <table:table-cell office:value-type="float" office:value="1690.421875" calcext:value-type="float">
            <text:p>1690.421875</text:p>
          </table:table-cell>
          <table:table-cell office:value-type="float" office:value="1758.95166" calcext:value-type="float">
            <text:p>1758.95166</text:p>
          </table:table-cell>
          <table:table-cell office:value-type="float" office:value="1691.76355" calcext:value-type="float">
            <text:p>1691.76355</text:p>
          </table:table-cell>
          <table:table-cell office:value-type="float" office:value="1765.730835" calcext:value-type="float">
            <text:p>1765.730835</text:p>
          </table:table-cell>
          <table:table-cell table:number-columns-repeated="13"/>
        </table:table-row>
        <table:table-row table:style-name="ro1">
          <table:table-cell office:value-type="float" office:value="1684.712158" calcext:value-type="float">
            <text:p>1684.712158</text:p>
          </table:table-cell>
          <table:table-cell office:value-type="float" office:value="1773.17749" calcext:value-type="float">
            <text:p>1773.17749</text:p>
          </table:table-cell>
          <table:table-cell office:value-type="float" office:value="1687.212524" calcext:value-type="float">
            <text:p>1687.212524</text:p>
          </table:table-cell>
          <table:table-cell office:value-type="float" office:value="1780.531006" calcext:value-type="float">
            <text:p>1780.531006</text:p>
          </table:table-cell>
          <table:table-cell table:number-columns-repeated="13"/>
        </table:table-row>
        <table:table-row table:style-name="ro1">
          <table:table-cell office:value-type="float" office:value="1688.005981" calcext:value-type="float">
            <text:p>1688.005981</text:p>
          </table:table-cell>
          <table:table-cell office:value-type="float" office:value="1763.749878" calcext:value-type="float">
            <text:p>1763.749878</text:p>
          </table:table-cell>
          <table:table-cell office:value-type="float" office:value="1694.723633" calcext:value-type="float">
            <text:p>1694.723633</text:p>
          </table:table-cell>
          <table:table-cell office:value-type="float" office:value="1767.667236" calcext:value-type="float">
            <text:p>1767.667236</text:p>
          </table:table-cell>
          <table:table-cell table:number-columns-repeated="13"/>
        </table:table-row>
        <table:table-row table:style-name="ro1">
          <table:table-cell office:value-type="float" office:value="1688.468628" calcext:value-type="float">
            <text:p>1688.468628</text:p>
          </table:table-cell>
          <table:table-cell office:value-type="float" office:value="1767.419922" calcext:value-type="float">
            <text:p>1767.419922</text:p>
          </table:table-cell>
          <table:table-cell office:value-type="float" office:value="1690.994751" calcext:value-type="float">
            <text:p>1690.994751</text:p>
          </table:table-cell>
          <table:table-cell office:value-type="float" office:value="1771.529785" calcext:value-type="float">
            <text:p>1771.529785</text:p>
          </table:table-cell>
          <table:table-cell table:number-columns-repeated="13"/>
        </table:table-row>
        <table:table-row table:style-name="ro1">
          <table:table-cell office:value-type="float" office:value="1683.269165" calcext:value-type="float">
            <text:p>1683.269165</text:p>
          </table:table-cell>
          <table:table-cell office:value-type="float" office:value="1776.629639" calcext:value-type="float">
            <text:p>1776.629639</text:p>
          </table:table-cell>
          <table:table-cell office:value-type="float" office:value="1687.393311" calcext:value-type="float">
            <text:p>1687.393311</text:p>
          </table:table-cell>
          <table:table-cell office:value-type="float" office:value="1778.919556" calcext:value-type="float">
            <text:p>1778.919556</text:p>
          </table:table-cell>
          <table:table-cell table:number-columns-repeated="13"/>
        </table:table-row>
        <table:table-row table:style-name="ro1">
          <table:table-cell office:value-type="float" office:value="1689.466309" calcext:value-type="float">
            <text:p>1689.466309</text:p>
          </table:table-cell>
          <table:table-cell office:value-type="float" office:value="1774.778564" calcext:value-type="float">
            <text:p>1774.778564</text:p>
          </table:table-cell>
          <table:table-cell office:value-type="float" office:value="1691.943848" calcext:value-type="float">
            <text:p>1691.943848</text:p>
          </table:table-cell>
          <table:table-cell office:value-type="float" office:value="1780.658569" calcext:value-type="float">
            <text:p>1780.658569</text:p>
          </table:table-cell>
          <table:table-cell table:number-columns-repeated="13"/>
        </table:table-row>
        <table:table-row table:style-name="ro1">
          <table:table-cell office:value-type="float" office:value="1691.161865" calcext:value-type="float">
            <text:p>1691.161865</text:p>
          </table:table-cell>
          <table:table-cell office:value-type="float" office:value="1767.801025" calcext:value-type="float">
            <text:p>1767.801025</text:p>
          </table:table-cell>
          <table:table-cell office:value-type="float" office:value="1693.503418" calcext:value-type="float">
            <text:p>1693.503418</text:p>
          </table:table-cell>
          <table:table-cell office:value-type="float" office:value="1770.634521" calcext:value-type="float">
            <text:p>1770.634521</text:p>
          </table:table-cell>
          <table:table-cell table:number-columns-repeated="13"/>
        </table:table-row>
        <table:table-row table:style-name="ro1">
          <table:table-cell office:value-type="float" office:value="1688.248657" calcext:value-type="float">
            <text:p>1688.248657</text:p>
          </table:table-cell>
          <table:table-cell office:value-type="float" office:value="1776.878906" calcext:value-type="float">
            <text:p>1776.878906</text:p>
          </table:table-cell>
          <table:table-cell office:value-type="float" office:value="1690.992065" calcext:value-type="float">
            <text:p>1690.992065</text:p>
          </table:table-cell>
          <table:table-cell office:value-type="float" office:value="1773.822021" calcext:value-type="float">
            <text:p>1773.822021</text:p>
          </table:table-cell>
          <table:table-cell table:number-columns-repeated="13"/>
        </table:table-row>
        <table:table-row table:style-name="ro1">
          <table:table-cell office:value-type="float" office:value="1690.663574" calcext:value-type="float">
            <text:p>1690.663574</text:p>
          </table:table-cell>
          <table:table-cell office:value-type="float" office:value="1769.983154" calcext:value-type="float">
            <text:p>1769.983154</text:p>
          </table:table-cell>
          <table:table-cell office:value-type="float" office:value="1689.664673" calcext:value-type="float">
            <text:p>1689.664673</text:p>
          </table:table-cell>
          <table:table-cell office:value-type="float" office:value="1776.382812" calcext:value-type="float">
            <text:p>1776.382812</text:p>
          </table:table-cell>
          <table:table-cell table:number-columns-repeated="13"/>
        </table:table-row>
        <table:table-row table:style-name="ro1">
          <table:table-cell office:value-type="float" office:value="1690.413208" calcext:value-type="float">
            <text:p>1690.413208</text:p>
          </table:table-cell>
          <table:table-cell office:value-type="float" office:value="1773.020386" calcext:value-type="float">
            <text:p>1773.020386</text:p>
          </table:table-cell>
          <table:table-cell office:value-type="float" office:value="1694.394287" calcext:value-type="float">
            <text:p>1694.394287</text:p>
          </table:table-cell>
          <table:table-cell office:value-type="float" office:value="1777.751953" calcext:value-type="float">
            <text:p>1777.751953</text:p>
          </table:table-cell>
          <table:table-cell table:number-columns-repeated="13"/>
        </table:table-row>
        <table:table-row table:style-name="ro1">
          <table:table-cell office:value-type="float" office:value="1690.322144" calcext:value-type="float">
            <text:p>1690.322144</text:p>
          </table:table-cell>
          <table:table-cell office:value-type="float" office:value="1776.245728" calcext:value-type="float">
            <text:p>1776.245728</text:p>
          </table:table-cell>
          <table:table-cell office:value-type="float" office:value="1689.821533" calcext:value-type="float">
            <text:p>1689.821533</text:p>
          </table:table-cell>
          <table:table-cell office:value-type="float" office:value="1782.013916" calcext:value-type="float">
            <text:p>1782.013916</text:p>
          </table:table-cell>
          <table:table-cell table:number-columns-repeated="13"/>
        </table:table-row>
        <table:table-row table:style-name="ro1">
          <table:table-cell office:value-type="float" office:value="1690.054932" calcext:value-type="float">
            <text:p>1690.054932</text:p>
          </table:table-cell>
          <table:table-cell office:value-type="float" office:value="1776.300293" calcext:value-type="float">
            <text:p>1776.300293</text:p>
          </table:table-cell>
          <table:table-cell office:value-type="float" office:value="1694.884521" calcext:value-type="float">
            <text:p>1694.884521</text:p>
          </table:table-cell>
          <table:table-cell office:value-type="float" office:value="1774.433716" calcext:value-type="float">
            <text:p>1774.433716</text:p>
          </table:table-cell>
          <table:table-cell table:number-columns-repeated="13"/>
        </table:table-row>
        <table:table-row table:style-name="ro1">
          <table:table-cell office:value-type="float" office:value="1693.808228" calcext:value-type="float">
            <text:p>1693.808228</text:p>
          </table:table-cell>
          <table:table-cell office:value-type="float" office:value="1767.552979" calcext:value-type="float">
            <text:p>1767.552979</text:p>
          </table:table-cell>
          <table:table-cell office:value-type="float" office:value="1693.931763" calcext:value-type="float">
            <text:p>1693.931763</text:p>
          </table:table-cell>
          <table:table-cell office:value-type="float" office:value="1769.218506" calcext:value-type="float">
            <text:p>1769.218506</text:p>
          </table:table-cell>
          <table:table-cell table:number-columns-repeated="13"/>
        </table:table-row>
        <table:table-row table:style-name="ro1">
          <table:table-cell office:value-type="float" office:value="1688.971069" calcext:value-type="float">
            <text:p>1688.971069</text:p>
          </table:table-cell>
          <table:table-cell office:value-type="float" office:value="1776.412842" calcext:value-type="float">
            <text:p>1776.412842</text:p>
          </table:table-cell>
          <table:table-cell office:value-type="float" office:value="1692.616089" calcext:value-type="float">
            <text:p>1692.616089</text:p>
          </table:table-cell>
          <table:table-cell office:value-type="float" office:value="1780.375244" calcext:value-type="float">
            <text:p>1780.375244</text:p>
          </table:table-cell>
          <table:table-cell table:number-columns-repeated="13"/>
        </table:table-row>
        <table:table-row table:style-name="ro1">
          <table:table-cell office:value-type="float" office:value="1694.18042" calcext:value-type="float">
            <text:p>1694.18042</text:p>
          </table:table-cell>
          <table:table-cell office:value-type="float" office:value="1766.071777" calcext:value-type="float">
            <text:p>1766.071777</text:p>
          </table:table-cell>
          <table:table-cell office:value-type="float" office:value="1693.415771" calcext:value-type="float">
            <text:p>1693.415771</text:p>
          </table:table-cell>
          <table:table-cell office:value-type="float" office:value="1771.078125" calcext:value-type="float">
            <text:p>1771.078125</text:p>
          </table:table-cell>
          <table:table-cell table:number-columns-repeated="13"/>
        </table:table-row>
        <table:table-row table:style-name="ro1">
          <table:table-cell office:value-type="float" office:value="1692.281494" calcext:value-type="float">
            <text:p>1692.281494</text:p>
          </table:table-cell>
          <table:table-cell office:value-type="float" office:value="1770.241333" calcext:value-type="float">
            <text:p>1770.241333</text:p>
          </table:table-cell>
          <table:table-cell office:value-type="float" office:value="1694.376953" calcext:value-type="float">
            <text:p>1694.376953</text:p>
          </table:table-cell>
          <table:table-cell office:value-type="float" office:value="1773.931396" calcext:value-type="float">
            <text:p>1773.931396</text:p>
          </table:table-cell>
          <table:table-cell table:number-columns-repeated="13"/>
        </table:table-row>
        <table:table-row table:style-name="ro1">
          <table:table-cell office:value-type="float" office:value="1687.820068" calcext:value-type="float">
            <text:p>1687.820068</text:p>
          </table:table-cell>
          <table:table-cell office:value-type="float" office:value="1781.477417" calcext:value-type="float">
            <text:p>1781.477417</text:p>
          </table:table-cell>
          <table:table-cell office:value-type="float" office:value="1692.473145" calcext:value-type="float">
            <text:p>1692.473145</text:p>
          </table:table-cell>
          <table:table-cell office:value-type="float" office:value="1785.599121" calcext:value-type="float">
            <text:p>1785.599121</text:p>
          </table:table-cell>
          <table:table-cell table:number-columns-repeated="13"/>
        </table:table-row>
        <table:table-row table:style-name="ro1">
          <table:table-cell office:value-type="float" office:value="1694.752686" calcext:value-type="float">
            <text:p>1694.752686</text:p>
          </table:table-cell>
          <table:table-cell office:value-type="float" office:value="1770.456055" calcext:value-type="float">
            <text:p>1770.456055</text:p>
          </table:table-cell>
          <table:table-cell office:value-type="float" office:value="1699.069458" calcext:value-type="float">
            <text:p>1699.069458</text:p>
          </table:table-cell>
          <table:table-cell office:value-type="float" office:value="1772.549316" calcext:value-type="float">
            <text:p>1772.549316</text:p>
          </table:table-cell>
          <table:table-cell table:number-columns-repeated="13"/>
        </table:table-row>
        <table:table-row table:style-name="ro1">
          <table:table-cell office:value-type="float" office:value="1697.590454" calcext:value-type="float">
            <text:p>1697.590454</text:p>
          </table:table-cell>
          <table:table-cell office:value-type="float" office:value="1772.362671" calcext:value-type="float">
            <text:p>1772.362671</text:p>
          </table:table-cell>
          <table:table-cell office:value-type="float" office:value="1696.182129" calcext:value-type="float">
            <text:p>1696.182129</text:p>
          </table:table-cell>
          <table:table-cell office:value-type="float" office:value="1773.325806" calcext:value-type="float">
            <text:p>1773.325806</text:p>
          </table:table-cell>
          <table:table-cell table:number-columns-repeated="13"/>
        </table:table-row>
        <table:table-row table:style-name="ro1">
          <table:table-cell office:value-type="float" office:value="1688.456177" calcext:value-type="float">
            <text:p>1688.456177</text:p>
          </table:table-cell>
          <table:table-cell office:value-type="float" office:value="1784.853516" calcext:value-type="float">
            <text:p>1784.853516</text:p>
          </table:table-cell>
          <table:table-cell office:value-type="float" office:value="1693.507935" calcext:value-type="float">
            <text:p>1693.507935</text:p>
          </table:table-cell>
          <table:table-cell office:value-type="float" office:value="1786.351196" calcext:value-type="float">
            <text:p>1786.351196</text:p>
          </table:table-cell>
          <table:table-cell table:number-columns-repeated="13"/>
        </table:table-row>
        <table:table-row table:style-name="ro1">
          <table:table-cell office:value-type="float" office:value="1694.851807" calcext:value-type="float">
            <text:p>1694.851807</text:p>
          </table:table-cell>
          <table:table-cell office:value-type="float" office:value="1768.200684" calcext:value-type="float">
            <text:p>1768.200684</text:p>
          </table:table-cell>
          <table:table-cell office:value-type="float" office:value="1698.499756" calcext:value-type="float">
            <text:p>1698.499756</text:p>
          </table:table-cell>
          <table:table-cell office:value-type="float" office:value="1771.771484" calcext:value-type="float">
            <text:p>1771.771484</text:p>
          </table:table-cell>
          <table:table-cell table:number-columns-repeated="13"/>
        </table:table-row>
        <table:table-row table:style-name="ro1">
          <table:table-cell office:value-type="float" office:value="1690.822876" calcext:value-type="float">
            <text:p>1690.822876</text:p>
          </table:table-cell>
          <table:table-cell office:value-type="float" office:value="1784.683838" calcext:value-type="float">
            <text:p>1784.683838</text:p>
          </table:table-cell>
          <table:table-cell office:value-type="float" office:value="1691.763062" calcext:value-type="float">
            <text:p>1691.763062</text:p>
          </table:table-cell>
          <table:table-cell office:value-type="float" office:value="1788.00708" calcext:value-type="float">
            <text:p>1788.00708</text:p>
          </table:table-cell>
          <table:table-cell table:number-columns-repeated="13"/>
        </table:table-row>
        <table:table-row table:style-name="ro1">
          <table:table-cell office:value-type="float" office:value="1696.638184" calcext:value-type="float">
            <text:p>1696.638184</text:p>
          </table:table-cell>
          <table:table-cell office:value-type="float" office:value="1774.237915" calcext:value-type="float">
            <text:p>1774.237915</text:p>
          </table:table-cell>
          <table:table-cell office:value-type="float" office:value="1698.016357" calcext:value-type="float">
            <text:p>1698.016357</text:p>
          </table:table-cell>
          <table:table-cell office:value-type="float" office:value="1775.851807" calcext:value-type="float">
            <text:p>1775.851807</text:p>
          </table:table-cell>
          <table:table-cell table:number-columns-repeated="13"/>
        </table:table-row>
        <table:table-row table:style-name="ro1">
          <table:table-cell office:value-type="float" office:value="1695.530884" calcext:value-type="float">
            <text:p>1695.530884</text:p>
          </table:table-cell>
          <table:table-cell office:value-type="float" office:value="1772.528076" calcext:value-type="float">
            <text:p>1772.528076</text:p>
          </table:table-cell>
          <table:table-cell office:value-type="float" office:value="1699.839478" calcext:value-type="float">
            <text:p>1699.839478</text:p>
          </table:table-cell>
          <table:table-cell office:value-type="float" office:value="1777.381592" calcext:value-type="float">
            <text:p>1777.381592</text:p>
          </table:table-cell>
          <table:table-cell table:number-columns-repeated="13"/>
        </table:table-row>
        <table:table-row table:style-name="ro1">
          <table:table-cell office:value-type="float" office:value="1693.353149" calcext:value-type="float">
            <text:p>1693.353149</text:p>
          </table:table-cell>
          <table:table-cell office:value-type="float" office:value="1773.163452" calcext:value-type="float">
            <text:p>1773.163452</text:p>
          </table:table-cell>
          <table:table-cell office:value-type="float" office:value="1696.266357" calcext:value-type="float">
            <text:p>1696.266357</text:p>
          </table:table-cell>
          <table:table-cell office:value-type="float" office:value="1777.233032" calcext:value-type="float">
            <text:p>1777.233032</text:p>
          </table:table-cell>
          <table:table-cell table:number-columns-repeated="13"/>
        </table:table-row>
        <table:table-row table:style-name="ro1">
          <table:table-cell office:value-type="float" office:value="1694.248779" calcext:value-type="float">
            <text:p>1694.248779</text:p>
          </table:table-cell>
          <table:table-cell office:value-type="float" office:value="1778.257324" calcext:value-type="float">
            <text:p>1778.257324</text:p>
          </table:table-cell>
          <table:table-cell office:value-type="float" office:value="1694.39624" calcext:value-type="float">
            <text:p>1694.39624</text:p>
          </table:table-cell>
          <table:table-cell office:value-type="float" office:value="1781.578857" calcext:value-type="float">
            <text:p>1781.578857</text:p>
          </table:table-cell>
          <table:table-cell table:number-columns-repeated="13"/>
        </table:table-row>
        <table:table-row table:style-name="ro1">
          <table:table-cell office:value-type="float" office:value="1692.321045" calcext:value-type="float">
            <text:p>1692.321045</text:p>
          </table:table-cell>
          <table:table-cell office:value-type="float" office:value="1782.247314" calcext:value-type="float">
            <text:p>1782.247314</text:p>
          </table:table-cell>
          <table:table-cell office:value-type="float" office:value="1695.479492" calcext:value-type="float">
            <text:p>1695.479492</text:p>
          </table:table-cell>
          <table:table-cell office:value-type="float" office:value="1788.499512" calcext:value-type="float">
            <text:p>1788.499512</text:p>
          </table:table-cell>
          <table:table-cell table:number-columns-repeated="13"/>
        </table:table-row>
        <table:table-row table:style-name="ro1">
          <table:table-cell office:value-type="float" office:value="1698.410522" calcext:value-type="float">
            <text:p>1698.410522</text:p>
          </table:table-cell>
          <table:table-cell office:value-type="float" office:value="1778.186768" calcext:value-type="float">
            <text:p>1778.186768</text:p>
          </table:table-cell>
          <table:table-cell office:value-type="float" office:value="1697.192627" calcext:value-type="float">
            <text:p>1697.192627</text:p>
          </table:table-cell>
          <table:table-cell office:value-type="float" office:value="1784.906982" calcext:value-type="float">
            <text:p>1784.906982</text:p>
          </table:table-cell>
          <table:table-cell table:number-columns-repeated="13"/>
        </table:table-row>
        <table:table-row table:style-name="ro1">
          <table:table-cell office:value-type="float" office:value="1695.289551" calcext:value-type="float">
            <text:p>1695.289551</text:p>
          </table:table-cell>
          <table:table-cell office:value-type="float" office:value="1775.471802" calcext:value-type="float">
            <text:p>1775.471802</text:p>
          </table:table-cell>
          <table:table-cell office:value-type="float" office:value="1699.088135" calcext:value-type="float">
            <text:p>1699.088135</text:p>
          </table:table-cell>
          <table:table-cell office:value-type="float" office:value="1777.394043" calcext:value-type="float">
            <text:p>1777.394043</text:p>
          </table:table-cell>
          <table:table-cell table:number-columns-repeated="13"/>
        </table:table-row>
        <table:table-row table:style-name="ro1">
          <table:table-cell office:value-type="float" office:value="1698.403442" calcext:value-type="float">
            <text:p>1698.403442</text:p>
          </table:table-cell>
          <table:table-cell office:value-type="float" office:value="1784.388916" calcext:value-type="float">
            <text:p>1784.388916</text:p>
          </table:table-cell>
          <table:table-cell office:value-type="float" office:value="1699.97876" calcext:value-type="float">
            <text:p>1699.97876</text:p>
          </table:table-cell>
          <table:table-cell office:value-type="float" office:value="1786.214478" calcext:value-type="float">
            <text:p>1786.214478</text:p>
          </table:table-cell>
          <table:table-cell table:number-columns-repeated="13"/>
        </table:table-row>
        <table:table-row table:style-name="ro1">
          <table:table-cell office:value-type="float" office:value="1698.526611" calcext:value-type="float">
            <text:p>1698.526611</text:p>
          </table:table-cell>
          <table:table-cell office:value-type="float" office:value="1780.279053" calcext:value-type="float">
            <text:p>1780.279053</text:p>
          </table:table-cell>
          <table:table-cell office:value-type="float" office:value="1700.163818" calcext:value-type="float">
            <text:p>1700.163818</text:p>
          </table:table-cell>
          <table:table-cell office:value-type="float" office:value="1784.206787" calcext:value-type="float">
            <text:p>1784.206787</text:p>
          </table:table-cell>
          <table:table-cell table:number-columns-repeated="13"/>
        </table:table-row>
        <table:table-row table:style-name="ro1">
          <table:table-cell office:value-type="float" office:value="1694.029175" calcext:value-type="float">
            <text:p>1694.029175</text:p>
          </table:table-cell>
          <table:table-cell office:value-type="float" office:value="1787.860596" calcext:value-type="float">
            <text:p>1787.860596</text:p>
          </table:table-cell>
          <table:table-cell office:value-type="float" office:value="1694.729492" calcext:value-type="float">
            <text:p>1694.729492</text:p>
          </table:table-cell>
          <table:table-cell office:value-type="float" office:value="1790.302124" calcext:value-type="float">
            <text:p>1790.302124</text:p>
          </table:table-cell>
          <table:table-cell table:number-columns-repeated="13"/>
        </table:table-row>
        <table:table-row table:style-name="ro1">
          <table:table-cell office:value-type="float" office:value="1697.0979" calcext:value-type="float">
            <text:p>1697.0979</text:p>
          </table:table-cell>
          <table:table-cell office:value-type="float" office:value="1784.401978" calcext:value-type="float">
            <text:p>1784.401978</text:p>
          </table:table-cell>
          <table:table-cell office:value-type="float" office:value="1700.502441" calcext:value-type="float">
            <text:p>1700.502441</text:p>
          </table:table-cell>
          <table:table-cell office:value-type="float" office:value="1787.928833" calcext:value-type="float">
            <text:p>1787.928833</text:p>
          </table:table-cell>
          <table:table-cell table:number-columns-repeated="13"/>
        </table:table-row>
        <table:table-row table:style-name="ro1">
          <table:table-cell office:value-type="float" office:value="1701.877319" calcext:value-type="float">
            <text:p>1701.877319</text:p>
          </table:table-cell>
          <table:table-cell office:value-type="float" office:value="1773.322021" calcext:value-type="float">
            <text:p>1773.322021</text:p>
          </table:table-cell>
          <table:table-cell office:value-type="float" office:value="1701.658691" calcext:value-type="float">
            <text:p>1701.658691</text:p>
          </table:table-cell>
          <table:table-cell office:value-type="float" office:value="1778.083252" calcext:value-type="float">
            <text:p>1778.083252</text:p>
          </table:table-cell>
          <table:table-cell table:number-columns-repeated="13"/>
        </table:table-row>
        <table:table-row table:style-name="ro1">
          <table:table-cell office:value-type="float" office:value="1694.082397" calcext:value-type="float">
            <text:p>1694.082397</text:p>
          </table:table-cell>
          <table:table-cell office:value-type="float" office:value="1790.22998" calcext:value-type="float">
            <text:p>1790.22998</text:p>
          </table:table-cell>
          <table:table-cell office:value-type="float" office:value="1699.275635" calcext:value-type="float">
            <text:p>1699.275635</text:p>
          </table:table-cell>
          <table:table-cell office:value-type="float" office:value="1792.933594" calcext:value-type="float">
            <text:p>1792.933594</text:p>
          </table:table-cell>
          <table:table-cell table:number-columns-repeated="13"/>
        </table:table-row>
        <table:table-row table:style-name="ro1">
          <table:table-cell office:value-type="float" office:value="1696.142822" calcext:value-type="float">
            <text:p>1696.142822</text:p>
          </table:table-cell>
          <table:table-cell office:value-type="float" office:value="1787.537598" calcext:value-type="float">
            <text:p>1787.537598</text:p>
          </table:table-cell>
          <table:table-cell office:value-type="float" office:value="1699.550171" calcext:value-type="float">
            <text:p>1699.550171</text:p>
          </table:table-cell>
          <table:table-cell office:value-type="float" office:value="1789.576172" calcext:value-type="float">
            <text:p>1789.576172</text:p>
          </table:table-cell>
          <table:table-cell table:number-columns-repeated="13"/>
        </table:table-row>
        <table:table-row table:style-name="ro1">
          <table:table-cell office:value-type="float" office:value="1700.845825" calcext:value-type="float">
            <text:p>1700.845825</text:p>
          </table:table-cell>
          <table:table-cell office:value-type="float" office:value="1777.994507" calcext:value-type="float">
            <text:p>1777.994507</text:p>
          </table:table-cell>
          <table:table-cell office:value-type="float" office:value="1702.979614" calcext:value-type="float">
            <text:p>1702.979614</text:p>
          </table:table-cell>
          <table:table-cell office:value-type="float" office:value="1779.365234" calcext:value-type="float">
            <text:p>1779.365234</text:p>
          </table:table-cell>
          <table:table-cell table:number-columns-repeated="13"/>
        </table:table-row>
        <table:table-row table:style-name="ro1">
          <table:table-cell office:value-type="float" office:value="1701.764404" calcext:value-type="float">
            <text:p>1701.764404</text:p>
          </table:table-cell>
          <table:table-cell office:value-type="float" office:value="1783.865356" calcext:value-type="float">
            <text:p>1783.865356</text:p>
          </table:table-cell>
          <table:table-cell office:value-type="float" office:value="1702.494141" calcext:value-type="float">
            <text:p>1702.494141</text:p>
          </table:table-cell>
          <table:table-cell office:value-type="float" office:value="1786.198364" calcext:value-type="float">
            <text:p>1786.198364</text:p>
          </table:table-cell>
          <table:table-cell table:number-columns-repeated="13"/>
        </table:table-row>
        <table:table-row table:style-name="ro1">
          <table:table-cell office:value-type="float" office:value="1705.676025" calcext:value-type="float">
            <text:p>1705.676025</text:p>
          </table:table-cell>
          <table:table-cell office:value-type="float" office:value="1787.018311" calcext:value-type="float">
            <text:p>1787.018311</text:p>
          </table:table-cell>
          <table:table-cell office:value-type="float" office:value="1707.959106" calcext:value-type="float">
            <text:p>1707.959106</text:p>
          </table:table-cell>
          <table:table-cell office:value-type="float" office:value="1790.640625" calcext:value-type="float">
            <text:p>1790.640625</text:p>
          </table:table-cell>
          <table:table-cell table:number-columns-repeated="13"/>
        </table:table-row>
        <table:table-row table:style-name="ro1">
          <table:table-cell office:value-type="float" office:value="1697.763916" calcext:value-type="float">
            <text:p>1697.763916</text:p>
          </table:table-cell>
          <table:table-cell office:value-type="float" office:value="1790.461182" calcext:value-type="float">
            <text:p>1790.461182</text:p>
          </table:table-cell>
          <table:table-cell office:value-type="float" office:value="1701.891235" calcext:value-type="float">
            <text:p>1701.891235</text:p>
          </table:table-cell>
          <table:table-cell office:value-type="float" office:value="1793.004883" calcext:value-type="float">
            <text:p>1793.004883</text:p>
          </table:table-cell>
          <table:table-cell table:number-columns-repeated="13"/>
        </table:table-row>
        <table:table-row table:style-name="ro1">
          <table:table-cell office:value-type="float" office:value="1697.935303" calcext:value-type="float">
            <text:p>1697.935303</text:p>
          </table:table-cell>
          <table:table-cell office:value-type="float" office:value="1787.542603" calcext:value-type="float">
            <text:p>1787.542603</text:p>
          </table:table-cell>
          <table:table-cell office:value-type="float" office:value="1702.615723" calcext:value-type="float">
            <text:p>1702.615723</text:p>
          </table:table-cell>
          <table:table-cell office:value-type="float" office:value="1793.051147" calcext:value-type="float">
            <text:p>1793.051147</text:p>
          </table:table-cell>
          <table:table-cell table:number-columns-repeated="13"/>
        </table:table-row>
        <table:table-row table:style-name="ro1">
          <table:table-cell office:value-type="float" office:value="1697.985352" calcext:value-type="float">
            <text:p>1697.985352</text:p>
          </table:table-cell>
          <table:table-cell office:value-type="float" office:value="1790.123291" calcext:value-type="float">
            <text:p>1790.123291</text:p>
          </table:table-cell>
          <table:table-cell office:value-type="float" office:value="1702.664062" calcext:value-type="float">
            <text:p>1702.664062</text:p>
          </table:table-cell>
          <table:table-cell office:value-type="float" office:value="1790.897949" calcext:value-type="float">
            <text:p>1790.897949</text:p>
          </table:table-cell>
          <table:table-cell table:number-columns-repeated="13"/>
        </table:table-row>
        <table:table-row table:style-name="ro1">
          <table:table-cell office:value-type="float" office:value="1699.827026" calcext:value-type="float">
            <text:p>1699.827026</text:p>
          </table:table-cell>
          <table:table-cell office:value-type="float" office:value="1788.145264" calcext:value-type="float">
            <text:p>1788.145264</text:p>
          </table:table-cell>
          <table:table-cell office:value-type="float" office:value="1700.398804" calcext:value-type="float">
            <text:p>1700.398804</text:p>
          </table:table-cell>
          <table:table-cell office:value-type="float" office:value="1791.688477" calcext:value-type="float">
            <text:p>1791.688477</text:p>
          </table:table-cell>
          <table:table-cell table:number-columns-repeated="13"/>
        </table:table-row>
        <table:table-row table:style-name="ro1">
          <table:table-cell office:value-type="float" office:value="1699.566406" calcext:value-type="float">
            <text:p>1699.566406</text:p>
          </table:table-cell>
          <table:table-cell office:value-type="float" office:value="1788.103149" calcext:value-type="float">
            <text:p>1788.103149</text:p>
          </table:table-cell>
          <table:table-cell office:value-type="float" office:value="1702.712646" calcext:value-type="float">
            <text:p>1702.712646</text:p>
          </table:table-cell>
          <table:table-cell office:value-type="float" office:value="1786.311523" calcext:value-type="float">
            <text:p>1786.311523</text:p>
          </table:table-cell>
          <table:table-cell table:number-columns-repeated="13"/>
        </table:table-row>
        <table:table-row table:style-name="ro1">
          <table:table-cell office:value-type="float" office:value="1702.088501" calcext:value-type="float">
            <text:p>1702.088501</text:p>
          </table:table-cell>
          <table:table-cell office:value-type="float" office:value="1781.098877" calcext:value-type="float">
            <text:p>1781.098877</text:p>
          </table:table-cell>
          <table:table-cell office:value-type="float" office:value="1703.122437" calcext:value-type="float">
            <text:p>1703.122437</text:p>
          </table:table-cell>
          <table:table-cell office:value-type="float" office:value="1782.872192" calcext:value-type="float">
            <text:p>1782.872192</text:p>
          </table:table-cell>
          <table:table-cell table:number-columns-repeated="13"/>
        </table:table-row>
        <table:table-row table:style-name="ro1">
          <table:table-cell office:value-type="float" office:value="1701.176758" calcext:value-type="float">
            <text:p>1701.176758</text:p>
          </table:table-cell>
          <table:table-cell office:value-type="float" office:value="1786.280029" calcext:value-type="float">
            <text:p>1786.280029</text:p>
          </table:table-cell>
          <table:table-cell office:value-type="float" office:value="1703.834839" calcext:value-type="float">
            <text:p>1703.834839</text:p>
          </table:table-cell>
          <table:table-cell office:value-type="float" office:value="1788.906982" calcext:value-type="float">
            <text:p>1788.906982</text:p>
          </table:table-cell>
          <table:table-cell table:number-columns-repeated="13"/>
        </table:table-row>
        <table:table-row table:style-name="ro1">
          <table:table-cell office:value-type="float" office:value="1698.548706" calcext:value-type="float">
            <text:p>1698.548706</text:p>
          </table:table-cell>
          <table:table-cell office:value-type="float" office:value="1791.674561" calcext:value-type="float">
            <text:p>1791.674561</text:p>
          </table:table-cell>
          <table:table-cell office:value-type="float" office:value="1703.062866" calcext:value-type="float">
            <text:p>1703.062866</text:p>
          </table:table-cell>
          <table:table-cell office:value-type="float" office:value="1792.290771" calcext:value-type="float">
            <text:p>1792.290771</text:p>
          </table:table-cell>
          <table:table-cell table:number-columns-repeated="13"/>
        </table:table-row>
        <table:table-row table:style-name="ro1">
          <table:table-cell office:value-type="float" office:value="1706.174805" calcext:value-type="float">
            <text:p>1706.174805</text:p>
          </table:table-cell>
          <table:table-cell office:value-type="float" office:value="1776.544067" calcext:value-type="float">
            <text:p>1776.544067</text:p>
          </table:table-cell>
          <table:table-cell office:value-type="float" office:value="1704.241577" calcext:value-type="float">
            <text:p>1704.241577</text:p>
          </table:table-cell>
          <table:table-cell office:value-type="float" office:value="1781.63208" calcext:value-type="float">
            <text:p>1781.63208</text:p>
          </table:table-cell>
          <table:table-cell table:number-columns-repeated="13"/>
        </table:table-row>
        <table:table-row table:style-name="ro1">
          <table:table-cell office:value-type="float" office:value="1706.805176" calcext:value-type="float">
            <text:p>1706.805176</text:p>
          </table:table-cell>
          <table:table-cell office:value-type="float" office:value="1781.703979" calcext:value-type="float">
            <text:p>1781.703979</text:p>
          </table:table-cell>
          <table:table-cell office:value-type="float" office:value="1707.124512" calcext:value-type="float">
            <text:p>1707.124512</text:p>
          </table:table-cell>
          <table:table-cell office:value-type="float" office:value="1784.536621" calcext:value-type="float">
            <text:p>1784.536621</text:p>
          </table:table-cell>
          <table:table-cell table:number-columns-repeated="13"/>
        </table:table-row>
        <table:table-row table:style-name="ro1">
          <table:table-cell office:value-type="float" office:value="1697.366455" calcext:value-type="float">
            <text:p>1697.366455</text:p>
          </table:table-cell>
          <table:table-cell office:value-type="float" office:value="1787.300293" calcext:value-type="float">
            <text:p>1787.300293</text:p>
          </table:table-cell>
          <table:table-cell office:value-type="float" office:value="1699.416504" calcext:value-type="float">
            <text:p>1699.416504</text:p>
          </table:table-cell>
          <table:table-cell office:value-type="float" office:value="1792.772949" calcext:value-type="float">
            <text:p>1792.772949</text:p>
          </table:table-cell>
          <table:table-cell table:number-columns-repeated="13"/>
        </table:table-row>
        <table:table-row table:style-name="ro1">
          <table:table-cell office:value-type="float" office:value="1704.908813" calcext:value-type="float">
            <text:p>1704.908813</text:p>
          </table:table-cell>
          <table:table-cell office:value-type="float" office:value="1778.418457" calcext:value-type="float">
            <text:p>1778.418457</text:p>
          </table:table-cell>
          <table:table-cell office:value-type="float" office:value="1706.129761" calcext:value-type="float">
            <text:p>1706.129761</text:p>
          </table:table-cell>
          <table:table-cell office:value-type="float" office:value="1783.967651" calcext:value-type="float">
            <text:p>1783.967651</text:p>
          </table:table-cell>
          <table:table-cell table:number-columns-repeated="13"/>
        </table:table-row>
        <table:table-row table:style-name="ro1">
          <table:table-cell office:value-type="float" office:value="1702.663818" calcext:value-type="float">
            <text:p>1702.663818</text:p>
          </table:table-cell>
          <table:table-cell office:value-type="float" office:value="1782.83252" calcext:value-type="float">
            <text:p>1782.83252</text:p>
          </table:table-cell>
          <table:table-cell office:value-type="float" office:value="1703.925049" calcext:value-type="float">
            <text:p>1703.925049</text:p>
          </table:table-cell>
          <table:table-cell office:value-type="float" office:value="1786.962646" calcext:value-type="float">
            <text:p>1786.962646</text:p>
          </table:table-cell>
          <table:table-cell table:number-columns-repeated="13"/>
        </table:table-row>
        <table:table-row table:style-name="ro1">
          <table:table-cell office:value-type="float" office:value="1697.391846" calcext:value-type="float">
            <text:p>1697.391846</text:p>
          </table:table-cell>
          <table:table-cell office:value-type="float" office:value="1785.16626" calcext:value-type="float">
            <text:p>1785.16626</text:p>
          </table:table-cell>
          <table:table-cell office:value-type="float" office:value="1699.066406" calcext:value-type="float">
            <text:p>1699.066406</text:p>
          </table:table-cell>
          <table:table-cell office:value-type="float" office:value="1787.882812" calcext:value-type="float">
            <text:p>1787.882812</text:p>
          </table:table-cell>
          <table:table-cell table:number-columns-repeated="13"/>
        </table:table-row>
        <table:table-row table:style-name="ro1">
          <table:table-cell office:value-type="float" office:value="1701.4375" calcext:value-type="float">
            <text:p>1701.4375</text:p>
          </table:table-cell>
          <table:table-cell office:value-type="float" office:value="1782.634766" calcext:value-type="float">
            <text:p>1782.634766</text:p>
          </table:table-cell>
          <table:table-cell office:value-type="float" office:value="1702.261353" calcext:value-type="float">
            <text:p>1702.261353</text:p>
          </table:table-cell>
          <table:table-cell office:value-type="float" office:value="1785.955566" calcext:value-type="float">
            <text:p>1785.955566</text:p>
          </table:table-cell>
          <table:table-cell table:number-columns-repeated="13"/>
        </table:table-row>
        <table:table-row table:style-name="ro1">
          <table:table-cell office:value-type="float" office:value="1706.963135" calcext:value-type="float">
            <text:p>1706.963135</text:p>
          </table:table-cell>
          <table:table-cell office:value-type="float" office:value="1771.746948" calcext:value-type="float">
            <text:p>1771.746948</text:p>
          </table:table-cell>
          <table:table-cell office:value-type="float" office:value="1708.024902" calcext:value-type="float">
            <text:p>1708.024902</text:p>
          </table:table-cell>
          <table:table-cell office:value-type="float" office:value="1777.949585" calcext:value-type="float">
            <text:p>1777.949585</text:p>
          </table:table-cell>
          <table:table-cell table:number-columns-repeated="13"/>
        </table:table-row>
        <table:table-row table:style-name="ro1">
          <table:table-cell office:value-type="float" office:value="1698.730225" calcext:value-type="float">
            <text:p>1698.730225</text:p>
          </table:table-cell>
          <table:table-cell office:value-type="float" office:value="1790.651001" calcext:value-type="float">
            <text:p>1790.651001</text:p>
          </table:table-cell>
          <table:table-cell office:value-type="float" office:value="1697.540894" calcext:value-type="float">
            <text:p>1697.540894</text:p>
          </table:table-cell>
          <table:table-cell office:value-type="float" office:value="1798.582031" calcext:value-type="float">
            <text:p>1798.582031</text:p>
          </table:table-cell>
          <table:table-cell table:number-columns-repeated="13"/>
        </table:table-row>
        <table:table-row table:style-name="ro1">
          <table:table-cell office:value-type="float" office:value="1698.222046" calcext:value-type="float">
            <text:p>1698.222046</text:p>
          </table:table-cell>
          <table:table-cell office:value-type="float" office:value="1780.234375" calcext:value-type="float">
            <text:p>1780.234375</text:p>
          </table:table-cell>
          <table:table-cell office:value-type="float" office:value="1701.145874" calcext:value-type="float">
            <text:p>1701.145874</text:p>
          </table:table-cell>
          <table:table-cell office:value-type="float" office:value="1784.404053" calcext:value-type="float">
            <text:p>1784.404053</text:p>
          </table:table-cell>
          <table:table-cell table:number-columns-repeated="13"/>
        </table:table-row>
        <table:table-row table:style-name="ro1">
          <table:table-cell office:value-type="float" office:value="1703.182983" calcext:value-type="float">
            <text:p>1703.182983</text:p>
          </table:table-cell>
          <table:table-cell office:value-type="float" office:value="1781.924561" calcext:value-type="float">
            <text:p>1781.924561</text:p>
          </table:table-cell>
          <table:table-cell office:value-type="float" office:value="1703.699829" calcext:value-type="float">
            <text:p>1703.699829</text:p>
          </table:table-cell>
          <table:table-cell office:value-type="float" office:value="1786.922607" calcext:value-type="float">
            <text:p>1786.922607</text:p>
          </table:table-cell>
          <table:table-cell table:number-columns-repeated="13"/>
        </table:table-row>
        <table:table-row table:style-name="ro1">
          <table:table-cell office:value-type="float" office:value="1699.471558" calcext:value-type="float">
            <text:p>1699.471558</text:p>
          </table:table-cell>
          <table:table-cell office:value-type="float" office:value="1792.78479" calcext:value-type="float">
            <text:p>1792.78479</text:p>
          </table:table-cell>
          <table:table-cell office:value-type="float" office:value="1701.411377" calcext:value-type="float">
            <text:p>1701.411377</text:p>
          </table:table-cell>
          <table:table-cell office:value-type="float" office:value="1796.527222" calcext:value-type="float">
            <text:p>1796.527222</text:p>
          </table:table-cell>
          <table:table-cell table:number-columns-repeated="13"/>
        </table:table-row>
        <table:table-row table:style-name="ro1">
          <table:table-cell office:value-type="float" office:value="1700.678345" calcext:value-type="float">
            <text:p>1700.678345</text:p>
          </table:table-cell>
          <table:table-cell office:value-type="float" office:value="1788.006836" calcext:value-type="float">
            <text:p>1788.006836</text:p>
          </table:table-cell>
          <table:table-cell office:value-type="float" office:value="1702.837891" calcext:value-type="float">
            <text:p>1702.837891</text:p>
          </table:table-cell>
          <table:table-cell office:value-type="float" office:value="1791.453125" calcext:value-type="float">
            <text:p>1791.453125</text:p>
          </table:table-cell>
          <table:table-cell table:number-columns-repeated="13"/>
        </table:table-row>
        <table:table-row table:style-name="ro1">
          <table:table-cell office:value-type="float" office:value="1704.506226" calcext:value-type="float">
            <text:p>1704.506226</text:p>
          </table:table-cell>
          <table:table-cell office:value-type="float" office:value="1780.342041" calcext:value-type="float">
            <text:p>1780.342041</text:p>
          </table:table-cell>
          <table:table-cell office:value-type="float" office:value="1705.861572" calcext:value-type="float">
            <text:p>1705.861572</text:p>
          </table:table-cell>
          <table:table-cell office:value-type="float" office:value="1786.920166" calcext:value-type="float">
            <text:p>1786.920166</text:p>
          </table:table-cell>
          <table:table-cell table:number-columns-repeated="13"/>
        </table:table-row>
        <table:table-row table:style-name="ro1">
          <table:table-cell office:value-type="float" office:value="1701.840088" calcext:value-type="float">
            <text:p>1701.840088</text:p>
          </table:table-cell>
          <table:table-cell office:value-type="float" office:value="1791.67041" calcext:value-type="float">
            <text:p>1791.67041</text:p>
          </table:table-cell>
          <table:table-cell office:value-type="float" office:value="1704.465576" calcext:value-type="float">
            <text:p>1704.465576</text:p>
          </table:table-cell>
          <table:table-cell office:value-type="float" office:value="1797.885254" calcext:value-type="float">
            <text:p>1797.885254</text:p>
          </table:table-cell>
          <table:table-cell table:number-columns-repeated="13"/>
        </table:table-row>
        <table:table-row table:style-name="ro1">
          <table:table-cell office:value-type="float" office:value="1703.233276" calcext:value-type="float">
            <text:p>1703.233276</text:p>
          </table:table-cell>
          <table:table-cell office:value-type="float" office:value="1790.943726" calcext:value-type="float">
            <text:p>1790.943726</text:p>
          </table:table-cell>
          <table:table-cell office:value-type="float" office:value="1705.444702" calcext:value-type="float">
            <text:p>1705.444702</text:p>
          </table:table-cell>
          <table:table-cell office:value-type="float" office:value="1796.010498" calcext:value-type="float">
            <text:p>1796.010498</text:p>
          </table:table-cell>
          <table:table-cell table:number-columns-repeated="13"/>
        </table:table-row>
        <table:table-row table:style-name="ro1">
          <table:table-cell office:value-type="float" office:value="1702.11731" calcext:value-type="float">
            <text:p>1702.11731</text:p>
          </table:table-cell>
          <table:table-cell office:value-type="float" office:value="1796.766113" calcext:value-type="float">
            <text:p>1796.766113</text:p>
          </table:table-cell>
          <table:table-cell office:value-type="float" office:value="1709.456543" calcext:value-type="float">
            <text:p>1709.456543</text:p>
          </table:table-cell>
          <table:table-cell office:value-type="float" office:value="1800.612427" calcext:value-type="float">
            <text:p>1800.612427</text:p>
          </table:table-cell>
          <table:table-cell table:number-columns-repeated="13"/>
        </table:table-row>
        <table:table-row table:style-name="ro1">
          <table:table-cell office:value-type="float" office:value="1700.256226" calcext:value-type="float">
            <text:p>1700.256226</text:p>
          </table:table-cell>
          <table:table-cell office:value-type="float" office:value="1795.950806" calcext:value-type="float">
            <text:p>1795.950806</text:p>
          </table:table-cell>
          <table:table-cell office:value-type="float" office:value="1704.157959" calcext:value-type="float">
            <text:p>1704.157959</text:p>
          </table:table-cell>
          <table:table-cell office:value-type="float" office:value="1799.519775" calcext:value-type="float">
            <text:p>1799.519775</text:p>
          </table:table-cell>
          <table:table-cell table:number-columns-repeated="13"/>
        </table:table-row>
        <table:table-row table:style-name="ro1">
          <table:table-cell office:value-type="float" office:value="1704.932495" calcext:value-type="float">
            <text:p>1704.932495</text:p>
          </table:table-cell>
          <table:table-cell office:value-type="float" office:value="1786.11731" calcext:value-type="float">
            <text:p>1786.11731</text:p>
          </table:table-cell>
          <table:table-cell office:value-type="float" office:value="1705.398804" calcext:value-type="float">
            <text:p>1705.398804</text:p>
          </table:table-cell>
          <table:table-cell office:value-type="float" office:value="1794.16626" calcext:value-type="float">
            <text:p>1794.16626</text:p>
          </table:table-cell>
          <table:table-cell table:number-columns-repeated="13"/>
        </table:table-row>
        <table:table-row table:style-name="ro1">
          <table:table-cell office:value-type="float" office:value="1701.367798" calcext:value-type="float">
            <text:p>1701.367798</text:p>
          </table:table-cell>
          <table:table-cell office:value-type="float" office:value="1793.678223" calcext:value-type="float">
            <text:p>1793.678223</text:p>
          </table:table-cell>
          <table:table-cell office:value-type="float" office:value="1705.63147" calcext:value-type="float">
            <text:p>1705.63147</text:p>
          </table:table-cell>
          <table:table-cell office:value-type="float" office:value="1792.209717" calcext:value-type="float">
            <text:p>1792.209717</text:p>
          </table:table-cell>
          <table:table-cell table:number-columns-repeated="13"/>
        </table:table-row>
        <table:table-row table:style-name="ro1">
          <table:table-cell office:value-type="float" office:value="1706.031006" calcext:value-type="float">
            <text:p>1706.031006</text:p>
          </table:table-cell>
          <table:table-cell office:value-type="float" office:value="1787.52356" calcext:value-type="float">
            <text:p>1787.52356</text:p>
          </table:table-cell>
          <table:table-cell office:value-type="float" office:value="1705.870728" calcext:value-type="float">
            <text:p>1705.870728</text:p>
          </table:table-cell>
          <table:table-cell office:value-type="float" office:value="1792.674927" calcext:value-type="float">
            <text:p>1792.674927</text:p>
          </table:table-cell>
          <table:table-cell table:number-columns-repeated="13"/>
        </table:table-row>
        <table:table-row table:style-name="ro1">
          <table:table-cell office:value-type="float" office:value="1702.594482" calcext:value-type="float">
            <text:p>1702.594482</text:p>
          </table:table-cell>
          <table:table-cell office:value-type="float" office:value="1797.404907" calcext:value-type="float">
            <text:p>1797.404907</text:p>
          </table:table-cell>
          <table:table-cell office:value-type="float" office:value="1706.598877" calcext:value-type="float">
            <text:p>1706.598877</text:p>
          </table:table-cell>
          <table:table-cell office:value-type="float" office:value="1800.888794" calcext:value-type="float">
            <text:p>1800.888794</text:p>
          </table:table-cell>
          <table:table-cell table:number-columns-repeated="13"/>
        </table:table-row>
        <table:table-row table:style-name="ro1">
          <table:table-cell office:value-type="float" office:value="1705.20874" calcext:value-type="float">
            <text:p>1705.20874</text:p>
          </table:table-cell>
          <table:table-cell office:value-type="float" office:value="1786.698364" calcext:value-type="float">
            <text:p>1786.698364</text:p>
          </table:table-cell>
          <table:table-cell office:value-type="float" office:value="1704.689209" calcext:value-type="float">
            <text:p>1704.689209</text:p>
          </table:table-cell>
          <table:table-cell office:value-type="float" office:value="1789.427856" calcext:value-type="float">
            <text:p>1789.427856</text:p>
          </table:table-cell>
          <table:table-cell table:number-columns-repeated="13"/>
        </table:table-row>
        <table:table-row table:style-name="ro1">
          <table:table-cell office:value-type="float" office:value="1701.464966" calcext:value-type="float">
            <text:p>1701.464966</text:p>
          </table:table-cell>
          <table:table-cell office:value-type="float" office:value="1801.759399" calcext:value-type="float">
            <text:p>1801.759399</text:p>
          </table:table-cell>
          <table:table-cell office:value-type="float" office:value="1707.056641" calcext:value-type="float">
            <text:p>1707.056641</text:p>
          </table:table-cell>
          <table:table-cell office:value-type="float" office:value="1800.651123" calcext:value-type="float">
            <text:p>1800.651123</text:p>
          </table:table-cell>
          <table:table-cell table:number-columns-repeated="13"/>
        </table:table-row>
        <table:table-row table:style-name="ro1">
          <table:table-cell office:value-type="float" office:value="1705.796997" calcext:value-type="float">
            <text:p>1705.796997</text:p>
          </table:table-cell>
          <table:table-cell office:value-type="float" office:value="1786.62146" calcext:value-type="float">
            <text:p>1786.62146</text:p>
          </table:table-cell>
          <table:table-cell office:value-type="float" office:value="1706.690552" calcext:value-type="float">
            <text:p>1706.690552</text:p>
          </table:table-cell>
          <table:table-cell office:value-type="float" office:value="1789.613037" calcext:value-type="float">
            <text:p>1789.613037</text:p>
          </table:table-cell>
          <table:table-cell table:number-columns-repeated="13"/>
        </table:table-row>
        <table:table-row table:style-name="ro1">
          <table:table-cell office:value-type="float" office:value="1699.731812" calcext:value-type="float">
            <text:p>1699.731812</text:p>
          </table:table-cell>
          <table:table-cell office:value-type="float" office:value="1785.257324" calcext:value-type="float">
            <text:p>1785.257324</text:p>
          </table:table-cell>
          <table:table-cell office:value-type="float" office:value="1703.754272" calcext:value-type="float">
            <text:p>1703.754272</text:p>
          </table:table-cell>
          <table:table-cell office:value-type="float" office:value="1785.042236" calcext:value-type="float">
            <text:p>1785.042236</text:p>
          </table:table-cell>
          <table:table-cell table:number-columns-repeated="13"/>
        </table:table-row>
        <table:table-row table:style-name="ro1">
          <table:table-cell office:value-type="float" office:value="1701.782227" calcext:value-type="float">
            <text:p>1701.782227</text:p>
          </table:table-cell>
          <table:table-cell office:value-type="float" office:value="1784.170898" calcext:value-type="float">
            <text:p>1784.170898</text:p>
          </table:table-cell>
          <table:table-cell office:value-type="float" office:value="1704.187866" calcext:value-type="float">
            <text:p>1704.187866</text:p>
          </table:table-cell>
          <table:table-cell office:value-type="float" office:value="1784.639404" calcext:value-type="float">
            <text:p>1784.639404</text:p>
          </table:table-cell>
          <table:table-cell table:number-columns-repeated="13"/>
        </table:table-row>
        <table:table-row table:style-name="ro1">
          <table:table-cell office:value-type="float" office:value="1702.325562" calcext:value-type="float">
            <text:p>1702.325562</text:p>
          </table:table-cell>
          <table:table-cell office:value-type="float" office:value="1792.741333" calcext:value-type="float">
            <text:p>1792.741333</text:p>
          </table:table-cell>
          <table:table-cell office:value-type="float" office:value="1703.028076" calcext:value-type="float">
            <text:p>1703.028076</text:p>
          </table:table-cell>
          <table:table-cell office:value-type="float" office:value="1795.484131" calcext:value-type="float">
            <text:p>1795.484131</text:p>
          </table:table-cell>
          <table:table-cell table:number-columns-repeated="13"/>
        </table:table-row>
        <table:table-row table:style-name="ro1">
          <table:table-cell office:value-type="float" office:value="1699.775024" calcext:value-type="float">
            <text:p>1699.775024</text:p>
          </table:table-cell>
          <table:table-cell office:value-type="float" office:value="1798.963989" calcext:value-type="float">
            <text:p>1798.963989</text:p>
          </table:table-cell>
          <table:table-cell office:value-type="float" office:value="1704.641235" calcext:value-type="float">
            <text:p>1704.641235</text:p>
          </table:table-cell>
          <table:table-cell office:value-type="float" office:value="1802.630615" calcext:value-type="float">
            <text:p>1802.630615</text:p>
          </table:table-cell>
          <table:table-cell table:number-columns-repeated="13"/>
        </table:table-row>
        <table:table-row table:style-name="ro1">
          <table:table-cell office:value-type="float" office:value="1704.284424" calcext:value-type="float">
            <text:p>1704.284424</text:p>
          </table:table-cell>
          <table:table-cell office:value-type="float" office:value="1762.874268" calcext:value-type="float">
            <text:p>1762.874268</text:p>
          </table:table-cell>
          <table:table-cell office:value-type="float" office:value="1705.296021" calcext:value-type="float">
            <text:p>1705.296021</text:p>
          </table:table-cell>
          <table:table-cell office:value-type="float" office:value="1766.431519" calcext:value-type="float">
            <text:p>1766.431519</text:p>
          </table:table-cell>
          <table:table-cell table:number-columns-repeated="13"/>
        </table:table-row>
        <table:table-row table:style-name="ro1">
          <table:table-cell office:value-type="float" office:value="1678.494141" calcext:value-type="float">
            <text:p>1678.494141</text:p>
          </table:table-cell>
          <table:table-cell office:value-type="float" office:value="1772.745361" calcext:value-type="float">
            <text:p>1772.745361</text:p>
          </table:table-cell>
          <table:table-cell office:value-type="float" office:value="1689.488403" calcext:value-type="float">
            <text:p>1689.488403</text:p>
          </table:table-cell>
          <table:table-cell office:value-type="float" office:value="1770.926758" calcext:value-type="float">
            <text:p>1770.926758</text:p>
          </table:table-cell>
          <table:table-cell table:number-columns-repeated="13"/>
        </table:table-row>
        <table:table-row table:style-name="ro1">
          <table:table-cell office:value-type="float" office:value="1650.006836" calcext:value-type="float">
            <text:p>1650.006836</text:p>
          </table:table-cell>
          <table:table-cell office:value-type="float" office:value="1771.204346" calcext:value-type="float">
            <text:p>1771.204346</text:p>
          </table:table-cell>
          <table:table-cell office:value-type="float" office:value="1655.512085" calcext:value-type="float">
            <text:p>1655.512085</text:p>
          </table:table-cell>
          <table:table-cell office:value-type="float" office:value="1764.389038" calcext:value-type="float">
            <text:p>1764.389038</text:p>
          </table:table-cell>
          <table:table-cell table:number-columns-repeated="13"/>
        </table:table-row>
        <table:table-row table:style-name="ro1">
          <table:table-cell office:value-type="float" office:value="1655.080811" calcext:value-type="float">
            <text:p>1655.080811</text:p>
          </table:table-cell>
          <table:table-cell office:value-type="float" office:value="1735.087402" calcext:value-type="float">
            <text:p>1735.087402</text:p>
          </table:table-cell>
          <table:table-cell office:value-type="float" office:value="1659.208252" calcext:value-type="float">
            <text:p>1659.208252</text:p>
          </table:table-cell>
          <table:table-cell office:value-type="float" office:value="1730.847168" calcext:value-type="float">
            <text:p>1730.847168</text:p>
          </table:table-cell>
          <table:table-cell table:number-columns-repeated="13"/>
        </table:table-row>
        <table:table-row table:style-name="ro1">
          <table:table-cell office:value-type="float" office:value="1645.160889" calcext:value-type="float">
            <text:p>1645.160889</text:p>
          </table:table-cell>
          <table:table-cell office:value-type="float" office:value="1724.876709" calcext:value-type="float">
            <text:p>1724.876709</text:p>
          </table:table-cell>
          <table:table-cell office:value-type="float" office:value="1646.724365" calcext:value-type="float">
            <text:p>1646.724365</text:p>
          </table:table-cell>
          <table:table-cell office:value-type="float" office:value="1724.783569" calcext:value-type="float">
            <text:p>1724.783569</text:p>
          </table:table-cell>
          <table:table-cell table:number-columns-repeated="13"/>
        </table:table-row>
        <table:table-row table:style-name="ro1">
          <table:table-cell office:value-type="float" office:value="1630.915039" calcext:value-type="float">
            <text:p>1630.915039</text:p>
          </table:table-cell>
          <table:table-cell office:value-type="float" office:value="1717.450195" calcext:value-type="float">
            <text:p>1717.450195</text:p>
          </table:table-cell>
          <table:table-cell office:value-type="float" office:value="1630.320435" calcext:value-type="float">
            <text:p>1630.320435</text:p>
          </table:table-cell>
          <table:table-cell office:value-type="float" office:value="1721.378174" calcext:value-type="float">
            <text:p>1721.378174</text:p>
          </table:table-cell>
          <table:table-cell table:number-columns-repeated="13"/>
        </table:table-row>
        <table:table-row table:style-name="ro1">
          <table:table-cell office:value-type="float" office:value="1624.310303" calcext:value-type="float">
            <text:p>1624.310303</text:p>
          </table:table-cell>
          <table:table-cell office:value-type="float" office:value="1697.315186" calcext:value-type="float">
            <text:p>1697.315186</text:p>
          </table:table-cell>
          <table:table-cell office:value-type="float" office:value="1629.701904" calcext:value-type="float">
            <text:p>1629.701904</text:p>
          </table:table-cell>
          <table:table-cell office:value-type="float" office:value="1702.852783" calcext:value-type="float">
            <text:p>1702.852783</text:p>
          </table:table-cell>
          <table:table-cell table:number-columns-repeated="13"/>
        </table:table-row>
        <table:table-row table:style-name="ro1">
          <table:table-cell office:value-type="float" office:value="1621.436646" calcext:value-type="float">
            <text:p>1621.436646</text:p>
          </table:table-cell>
          <table:table-cell office:value-type="float" office:value="1689.783081" calcext:value-type="float">
            <text:p>1689.783081</text:p>
          </table:table-cell>
          <table:table-cell office:value-type="float" office:value="1626.001709" calcext:value-type="float">
            <text:p>1626.001709</text:p>
          </table:table-cell>
          <table:table-cell office:value-type="float" office:value="1682.177856" calcext:value-type="float">
            <text:p>1682.177856</text:p>
          </table:table-cell>
          <table:table-cell table:number-columns-repeated="13"/>
        </table:table-row>
        <table:table-row table:style-name="ro1">
          <table:table-cell office:value-type="float" office:value="1616.422241" calcext:value-type="float">
            <text:p>1616.422241</text:p>
          </table:table-cell>
          <table:table-cell office:value-type="float" office:value="1682.935913" calcext:value-type="float">
            <text:p>1682.935913</text:p>
          </table:table-cell>
          <table:table-cell office:value-type="float" office:value="1615.34436" calcext:value-type="float">
            <text:p>1615.34436</text:p>
          </table:table-cell>
          <table:table-cell office:value-type="float" office:value="1681.473755" calcext:value-type="float">
            <text:p>1681.473755</text:p>
          </table:table-cell>
          <table:table-cell table:number-columns-repeated="13"/>
        </table:table-row>
        <table:table-row table:style-name="ro1">
          <table:table-cell office:value-type="float" office:value="1608.787598" calcext:value-type="float">
            <text:p>1608.787598</text:p>
          </table:table-cell>
          <table:table-cell office:value-type="float" office:value="1673.796387" calcext:value-type="float">
            <text:p>1673.796387</text:p>
          </table:table-cell>
          <table:table-cell office:value-type="float" office:value="1608.518555" calcext:value-type="float">
            <text:p>1608.518555</text:p>
          </table:table-cell>
          <table:table-cell office:value-type="float" office:value="1674.285889" calcext:value-type="float">
            <text:p>1674.285889</text:p>
          </table:table-cell>
          <table:table-cell table:number-columns-repeated="13"/>
        </table:table-row>
        <table:table-row table:style-name="ro1">
          <table:table-cell office:value-type="float" office:value="1606.356445" calcext:value-type="float">
            <text:p>1606.356445</text:p>
          </table:table-cell>
          <table:table-cell office:value-type="float" office:value="1663.860229" calcext:value-type="float">
            <text:p>1663.860229</text:p>
          </table:table-cell>
          <table:table-cell office:value-type="float" office:value="1607.766235" calcext:value-type="float">
            <text:p>1607.766235</text:p>
          </table:table-cell>
          <table:table-cell office:value-type="float" office:value="1661.24939" calcext:value-type="float">
            <text:p>1661.24939</text:p>
          </table:table-cell>
          <table:table-cell table:number-columns-repeated="13"/>
        </table:table-row>
        <table:table-row table:style-name="ro1">
          <table:table-cell office:value-type="float" office:value="1602.294067" calcext:value-type="float">
            <text:p>1602.294067</text:p>
          </table:table-cell>
          <table:table-cell office:value-type="float" office:value="1655.077881" calcext:value-type="float">
            <text:p>1655.077881</text:p>
          </table:table-cell>
          <table:table-cell office:value-type="float" office:value="1597.340332" calcext:value-type="float">
            <text:p>1597.340332</text:p>
          </table:table-cell>
          <table:table-cell office:value-type="float" office:value="1660.984497" calcext:value-type="float">
            <text:p>1660.984497</text:p>
          </table:table-cell>
          <table:table-cell table:number-columns-repeated="13"/>
        </table:table-row>
        <table:table-row table:style-name="ro1">
          <table:table-cell office:value-type="float" office:value="1597.667969" calcext:value-type="float">
            <text:p>1597.667969</text:p>
          </table:table-cell>
          <table:table-cell office:value-type="float" office:value="1647.361694" calcext:value-type="float">
            <text:p>1647.361694</text:p>
          </table:table-cell>
          <table:table-cell office:value-type="float" office:value="1600.177002" calcext:value-type="float">
            <text:p>1600.177002</text:p>
          </table:table-cell>
          <table:table-cell office:value-type="float" office:value="1648.772095" calcext:value-type="float">
            <text:p>1648.772095</text:p>
          </table:table-cell>
          <table:table-cell table:number-columns-repeated="13"/>
        </table:table-row>
        <table:table-row table:style-name="ro1">
          <table:table-cell office:value-type="float" office:value="1593.765747" calcext:value-type="float">
            <text:p>1593.765747</text:p>
          </table:table-cell>
          <table:table-cell office:value-type="float" office:value="1642.442017" calcext:value-type="float">
            <text:p>1642.442017</text:p>
          </table:table-cell>
          <table:table-cell office:value-type="float" office:value="1592.940063" calcext:value-type="float">
            <text:p>1592.940063</text:p>
          </table:table-cell>
          <table:table-cell office:value-type="float" office:value="1642.679932" calcext:value-type="float">
            <text:p>1642.679932</text:p>
          </table:table-cell>
          <table:table-cell table:number-columns-repeated="13"/>
        </table:table-row>
        <table:table-row table:style-name="ro1">
          <table:table-cell office:value-type="float" office:value="1591.694824" calcext:value-type="float">
            <text:p>1591.694824</text:p>
          </table:table-cell>
          <table:table-cell office:value-type="float" office:value="1635.212402" calcext:value-type="float">
            <text:p>1635.212402</text:p>
          </table:table-cell>
          <table:table-cell office:value-type="float" office:value="1591.72644" calcext:value-type="float">
            <text:p>1591.72644</text:p>
          </table:table-cell>
          <table:table-cell office:value-type="float" office:value="1634.631104" calcext:value-type="float">
            <text:p>1634.631104</text:p>
          </table:table-cell>
          <table:table-cell table:number-columns-repeated="13"/>
        </table:table-row>
        <table:table-row table:style-name="ro1">
          <table:table-cell office:value-type="float" office:value="1585.975098" calcext:value-type="float">
            <text:p>1585.975098</text:p>
          </table:table-cell>
          <table:table-cell office:value-type="float" office:value="1629.411133" calcext:value-type="float">
            <text:p>1629.411133</text:p>
          </table:table-cell>
          <table:table-cell office:value-type="float" office:value="1583.721924" calcext:value-type="float">
            <text:p>1583.721924</text:p>
          </table:table-cell>
          <table:table-cell office:value-type="float" office:value="1632.343384" calcext:value-type="float">
            <text:p>1632.343384</text:p>
          </table:table-cell>
          <table:table-cell table:number-columns-repeated="13"/>
        </table:table-row>
        <table:table-row table:style-name="ro1">
          <table:table-cell office:value-type="float" office:value="1583.320435" calcext:value-type="float">
            <text:p>1583.320435</text:p>
          </table:table-cell>
          <table:table-cell office:value-type="float" office:value="1624.722656" calcext:value-type="float">
            <text:p>1624.722656</text:p>
          </table:table-cell>
          <table:table-cell office:value-type="float" office:value="1584.294922" calcext:value-type="float">
            <text:p>1584.294922</text:p>
          </table:table-cell>
          <table:table-cell office:value-type="float" office:value="1624.758057" calcext:value-type="float">
            <text:p>1624.758057</text:p>
          </table:table-cell>
          <table:table-cell table:number-columns-repeated="13"/>
        </table:table-row>
        <table:table-row table:style-name="ro1">
          <table:table-cell office:value-type="float" office:value="1581.063354" calcext:value-type="float">
            <text:p>1581.063354</text:p>
          </table:table-cell>
          <table:table-cell office:value-type="float" office:value="1618.935425" calcext:value-type="float">
            <text:p>1618.935425</text:p>
          </table:table-cell>
          <table:table-cell office:value-type="float" office:value="1578.425049" calcext:value-type="float">
            <text:p>1578.425049</text:p>
          </table:table-cell>
          <table:table-cell office:value-type="float" office:value="1621.814697" calcext:value-type="float">
            <text:p>1621.814697</text:p>
          </table:table-cell>
          <table:table-cell table:number-columns-repeated="13"/>
        </table:table-row>
        <table:table-row table:style-name="ro1">
          <table:table-cell office:value-type="float" office:value="1580.545654" calcext:value-type="float">
            <text:p>1580.545654</text:p>
          </table:table-cell>
          <table:table-cell office:value-type="float" office:value="1619.799072" calcext:value-type="float">
            <text:p>1619.799072</text:p>
          </table:table-cell>
          <table:table-cell office:value-type="float" office:value="1579.221191" calcext:value-type="float">
            <text:p>1579.221191</text:p>
          </table:table-cell>
          <table:table-cell office:value-type="float" office:value="1617.398438" calcext:value-type="float">
            <text:p>1617.398438</text:p>
          </table:table-cell>
          <table:table-cell table:number-columns-repeated="13"/>
        </table:table-row>
        <table:table-row table:style-name="ro1">
          <table:table-cell office:value-type="float" office:value="1580.086426" calcext:value-type="float">
            <text:p>1580.086426</text:p>
          </table:table-cell>
          <table:table-cell office:value-type="float" office:value="1611.958252" calcext:value-type="float">
            <text:p>1611.958252</text:p>
          </table:table-cell>
          <table:table-cell office:value-type="float" office:value="1578.411377" calcext:value-type="float">
            <text:p>1578.411377</text:p>
          </table:table-cell>
          <table:table-cell office:value-type="float" office:value="1613.200684" calcext:value-type="float">
            <text:p>1613.200684</text:p>
          </table:table-cell>
          <table:table-cell table:number-columns-repeated="13"/>
        </table:table-row>
        <table:table-row table:style-name="ro1">
          <table:table-cell office:value-type="float" office:value="1571.300659" calcext:value-type="float">
            <text:p>1571.300659</text:p>
          </table:table-cell>
          <table:table-cell office:value-type="float" office:value="1610.106567" calcext:value-type="float">
            <text:p>1610.106567</text:p>
          </table:table-cell>
          <table:table-cell office:value-type="float" office:value="1574.547974" calcext:value-type="float">
            <text:p>1574.547974</text:p>
          </table:table-cell>
          <table:table-cell office:value-type="float" office:value="1607.436768" calcext:value-type="float">
            <text:p>1607.436768</text:p>
          </table:table-cell>
          <table:table-cell table:number-columns-repeated="13"/>
        </table:table-row>
        <table:table-row table:style-name="ro1">
          <table:table-cell office:value-type="float" office:value="1573.833374" calcext:value-type="float">
            <text:p>1573.833374</text:p>
          </table:table-cell>
          <table:table-cell office:value-type="float" office:value="1604.468628" calcext:value-type="float">
            <text:p>1604.468628</text:p>
          </table:table-cell>
          <table:table-cell office:value-type="float" office:value="1576.833374" calcext:value-type="float">
            <text:p>1576.833374</text:p>
          </table:table-cell>
          <table:table-cell office:value-type="float" office:value="1605.001831" calcext:value-type="float">
            <text:p>1605.001831</text:p>
          </table:table-cell>
          <table:table-cell table:number-columns-repeated="13"/>
        </table:table-row>
        <table:table-row table:style-name="ro1">
          <table:table-cell office:value-type="float" office:value="1576.849487" calcext:value-type="float">
            <text:p>1576.849487</text:p>
          </table:table-cell>
          <table:table-cell office:value-type="float" office:value="1601.718872" calcext:value-type="float">
            <text:p>1601.718872</text:p>
          </table:table-cell>
          <table:table-cell office:value-type="float" office:value="1573.439331" calcext:value-type="float">
            <text:p>1573.439331</text:p>
          </table:table-cell>
          <table:table-cell office:value-type="float" office:value="1602.655762" calcext:value-type="float">
            <text:p>1602.655762</text:p>
          </table:table-cell>
          <table:table-cell table:number-columns-repeated="13"/>
        </table:table-row>
        <table:table-row table:style-name="ro1">
          <table:table-cell office:value-type="float" office:value="1570.920044" calcext:value-type="float">
            <text:p>1570.920044</text:p>
          </table:table-cell>
          <table:table-cell office:value-type="float" office:value="1601.217896" calcext:value-type="float">
            <text:p>1601.217896</text:p>
          </table:table-cell>
          <table:table-cell office:value-type="float" office:value="1574.793091" calcext:value-type="float">
            <text:p>1574.793091</text:p>
          </table:table-cell>
          <table:table-cell office:value-type="float" office:value="1600.637573" calcext:value-type="float">
            <text:p>1600.637573</text:p>
          </table:table-cell>
          <table:table-cell table:number-columns-repeated="13"/>
        </table:table-row>
        <table:table-row table:style-name="ro1">
          <table:table-cell office:value-type="float" office:value="1573.078613" calcext:value-type="float">
            <text:p>1573.078613</text:p>
          </table:table-cell>
          <table:table-cell office:value-type="float" office:value="1594.515747" calcext:value-type="float">
            <text:p>1594.515747</text:p>
          </table:table-cell>
          <table:table-cell office:value-type="float" office:value="1574.305908" calcext:value-type="float">
            <text:p>1574.305908</text:p>
          </table:table-cell>
          <table:table-cell office:value-type="float" office:value="1595.901855" calcext:value-type="float">
            <text:p>1595.901855</text:p>
          </table:table-cell>
          <table:table-cell table:number-columns-repeated="13"/>
        </table:table-row>
        <table:table-row table:style-name="ro1">
          <table:table-cell office:value-type="float" office:value="1569.188477" calcext:value-type="float">
            <text:p>1569.188477</text:p>
          </table:table-cell>
          <table:table-cell office:value-type="float" office:value="1596.264282" calcext:value-type="float">
            <text:p>1596.264282</text:p>
          </table:table-cell>
          <table:table-cell office:value-type="float" office:value="1571.896606" calcext:value-type="float">
            <text:p>1571.896606</text:p>
          </table:table-cell>
          <table:table-cell office:value-type="float" office:value="1594.714355" calcext:value-type="float">
            <text:p>1594.714355</text:p>
          </table:table-cell>
          <table:table-cell table:number-columns-repeated="13"/>
        </table:table-row>
        <table:table-row table:style-name="ro1">
          <table:table-cell office:value-type="float" office:value="1569.911133" calcext:value-type="float">
            <text:p>1569.911133</text:p>
          </table:table-cell>
          <table:table-cell office:value-type="float" office:value="1594.340088" calcext:value-type="float">
            <text:p>1594.340088</text:p>
          </table:table-cell>
          <table:table-cell office:value-type="float" office:value="1572.921631" calcext:value-type="float">
            <text:p>1572.921631</text:p>
          </table:table-cell>
          <table:table-cell office:value-type="float" office:value="1592.258911" calcext:value-type="float">
            <text:p>1592.258911</text:p>
          </table:table-cell>
          <table:table-cell table:number-columns-repeated="13"/>
        </table:table-row>
        <table:table-row table:style-name="ro1">
          <table:table-cell office:value-type="float" office:value="1570.16626" calcext:value-type="float">
            <text:p>1570.16626</text:p>
          </table:table-cell>
          <table:table-cell office:value-type="float" office:value="1590.846069" calcext:value-type="float">
            <text:p>1590.846069</text:p>
          </table:table-cell>
          <table:table-cell office:value-type="float" office:value="1566.647949" calcext:value-type="float">
            <text:p>1566.647949</text:p>
          </table:table-cell>
          <table:table-cell office:value-type="float" office:value="1592.176758" calcext:value-type="float">
            <text:p>1592.176758</text:p>
          </table:table-cell>
          <table:table-cell table:number-columns-repeated="13"/>
        </table:table-row>
        <table:table-row table:style-name="ro1">
          <table:table-cell office:value-type="float" office:value="1581.019531" calcext:value-type="float">
            <text:p>1581.019531</text:p>
          </table:table-cell>
          <table:table-cell office:value-type="float" office:value="1606.893433" calcext:value-type="float">
            <text:p>1606.893433</text:p>
          </table:table-cell>
          <table:table-cell office:value-type="float" office:value="1551.725952" calcext:value-type="float">
            <text:p>1551.725952</text:p>
          </table:table-cell>
          <table:table-cell office:value-type="float" office:value="1570.68811" calcext:value-type="float">
            <text:p>1570.68811</text:p>
          </table:table-cell>
          <table:table-cell table:number-columns-repeated="13"/>
        </table:table-row>
        <table:table-row table:style-name="ro1">
          <table:table-cell office:value-type="float" office:value="1542.231812" calcext:value-type="float">
            <text:p>1542.231812</text:p>
          </table:table-cell>
          <table:table-cell office:value-type="float" office:value="1566.42334" calcext:value-type="float">
            <text:p>1566.42334</text:p>
          </table:table-cell>
          <table:table-cell office:value-type="float" office:value="1460.487671" calcext:value-type="float">
            <text:p>1460.487671</text:p>
          </table:table-cell>
          <table:table-cell office:value-type="float" office:value="1461.08374" calcext:value-type="float">
            <text:p>1461.08374</text:p>
          </table:table-cell>
          <table:table-cell table:number-columns-repeated="13"/>
        </table:table-row>
        <table:table-row table:style-name="ro1">
          <table:table-cell office:value-type="float" office:value="1496.247192" calcext:value-type="float">
            <text:p>1496.247192</text:p>
          </table:table-cell>
          <table:table-cell office:value-type="float" office:value="1517.456421" calcext:value-type="float">
            <text:p>1517.456421</text:p>
          </table:table-cell>
          <table:table-cell office:value-type="float" office:value="1413.177124" calcext:value-type="float">
            <text:p>1413.177124</text:p>
          </table:table-cell>
          <table:table-cell office:value-type="float" office:value="1418.057129" calcext:value-type="float">
            <text:p>1418.057129</text:p>
          </table:table-cell>
          <table:table-cell table:number-columns-repeated="13"/>
        </table:table-row>
        <table:table-row table:style-name="ro1">
          <table:table-cell office:value-type="float" office:value="1602.218628" calcext:value-type="float">
            <text:p>1602.218628</text:p>
          </table:table-cell>
          <table:table-cell office:value-type="float" office:value="1620.055298" calcext:value-type="float">
            <text:p>1620.055298</text:p>
          </table:table-cell>
          <table:table-cell office:value-type="float" office:value="1520.324829" calcext:value-type="float">
            <text:p>1520.324829</text:p>
          </table:table-cell>
          <table:table-cell office:value-type="float" office:value="1522.495483" calcext:value-type="float">
            <text:p>1522.495483</text:p>
          </table:table-cell>
          <table:table-cell table:number-columns-repeated="13"/>
        </table:table-row>
        <table:table-row table:style-name="ro1">
          <table:table-cell office:value-type="float" office:value="1609.314209" calcext:value-type="float">
            <text:p>1609.314209</text:p>
          </table:table-cell>
          <table:table-cell office:value-type="float" office:value="1625.237183" calcext:value-type="float">
            <text:p>1625.237183</text:p>
          </table:table-cell>
          <table:table-cell office:value-type="float" office:value="1524.894897" calcext:value-type="float">
            <text:p>1524.894897</text:p>
          </table:table-cell>
          <table:table-cell office:value-type="float" office:value="1540.962158" calcext:value-type="float">
            <text:p>1540.962158</text:p>
          </table:table-cell>
          <table:table-cell table:number-columns-repeated="13"/>
        </table:table-row>
        <table:table-row table:style-name="ro1">
          <table:table-cell office:value-type="float" office:value="1574.195801" calcext:value-type="float">
            <text:p>1574.195801</text:p>
          </table:table-cell>
          <table:table-cell office:value-type="float" office:value="1585.374146" calcext:value-type="float">
            <text:p>1585.374146</text:p>
          </table:table-cell>
          <table:table-cell office:value-type="float" office:value="1572.701416" calcext:value-type="float">
            <text:p>1572.701416</text:p>
          </table:table-cell>
          <table:table-cell office:value-type="float" office:value="1584.487427" calcext:value-type="float">
            <text:p>1584.487427</text:p>
          </table:table-cell>
          <table:table-cell table:number-columns-repeated="13"/>
        </table:table-row>
        <table:table-row table:style-name="ro1">
          <table:table-cell office:value-type="float" office:value="1567.997192" calcext:value-type="float">
            <text:p>1567.997192</text:p>
          </table:table-cell>
          <table:table-cell office:value-type="float" office:value="1581.218018" calcext:value-type="float">
            <text:p>1581.218018</text:p>
          </table:table-cell>
          <table:table-cell office:value-type="float" office:value="1579.706787" calcext:value-type="float">
            <text:p>1579.706787</text:p>
          </table:table-cell>
          <table:table-cell office:value-type="float" office:value="1591.144165" calcext:value-type="float">
            <text:p>1591.144165</text:p>
          </table:table-cell>
          <table:table-cell table:number-columns-repeated="13"/>
        </table:table-row>
        <table:table-row table:style-name="ro1">
          <table:table-cell office:value-type="float" office:value="1573.904419" calcext:value-type="float">
            <text:p>1573.904419</text:p>
          </table:table-cell>
          <table:table-cell office:value-type="float" office:value="1581.581177" calcext:value-type="float">
            <text:p>1581.581177</text:p>
          </table:table-cell>
          <table:table-cell office:value-type="float" office:value="1578.732422" calcext:value-type="float">
            <text:p>1578.732422</text:p>
          </table:table-cell>
          <table:table-cell office:value-type="float" office:value="1588.084106" calcext:value-type="float">
            <text:p>1588.084106</text:p>
          </table:table-cell>
          <table:table-cell table:number-columns-repeated="13"/>
        </table:table-row>
        <table:table-row table:style-name="ro1">
          <table:table-cell office:value-type="float" office:value="1573.864502" calcext:value-type="float">
            <text:p>1573.864502</text:p>
          </table:table-cell>
          <table:table-cell office:value-type="float" office:value="1581.197754" calcext:value-type="float">
            <text:p>1581.197754</text:p>
          </table:table-cell>
          <table:table-cell office:value-type="float" office:value="1574.981323" calcext:value-type="float">
            <text:p>1574.981323</text:p>
          </table:table-cell>
          <table:table-cell office:value-type="float" office:value="1587.770142" calcext:value-type="float">
            <text:p>1587.770142</text:p>
          </table:table-cell>
          <table:table-cell table:number-columns-repeated="13"/>
        </table:table-row>
        <table:table-row table:style-name="ro1">
          <table:table-cell office:value-type="float" office:value="1577.690552" calcext:value-type="float">
            <text:p>1577.690552</text:p>
          </table:table-cell>
          <table:table-cell office:value-type="float" office:value="1577.635132" calcext:value-type="float">
            <text:p>1577.635132</text:p>
          </table:table-cell>
          <table:table-cell office:value-type="float" office:value="1576.318604" calcext:value-type="float">
            <text:p>1576.318604</text:p>
          </table:table-cell>
          <table:table-cell office:value-type="float" office:value="1585.736328" calcext:value-type="float">
            <text:p>1585.736328</text:p>
          </table:table-cell>
          <table:table-cell table:number-columns-repeated="13"/>
        </table:table-row>
        <table:table-row table:style-name="ro1">
          <table:table-cell office:value-type="float" office:value="1577.232788" calcext:value-type="float">
            <text:p>1577.232788</text:p>
          </table:table-cell>
          <table:table-cell office:value-type="float" office:value="1580.50293" calcext:value-type="float">
            <text:p>1580.50293</text:p>
          </table:table-cell>
          <table:table-cell office:value-type="float" office:value="1572.055664" calcext:value-type="float">
            <text:p>1572.055664</text:p>
          </table:table-cell>
          <table:table-cell office:value-type="float" office:value="1587.969116" calcext:value-type="float">
            <text:p>1587.969116</text:p>
          </table:table-cell>
          <table:table-cell table:number-columns-repeated="13"/>
        </table:table-row>
        <table:table-row table:style-name="ro1">
          <table:table-cell office:value-type="float" office:value="1580.076294" calcext:value-type="float">
            <text:p>1580.076294</text:p>
          </table:table-cell>
          <table:table-cell office:value-type="float" office:value="1578.266235" calcext:value-type="float">
            <text:p>1578.266235</text:p>
          </table:table-cell>
          <table:table-cell office:value-type="float" office:value="1576.055908" calcext:value-type="float">
            <text:p>1576.055908</text:p>
          </table:table-cell>
          <table:table-cell office:value-type="float" office:value="1584.896118" calcext:value-type="float">
            <text:p>1584.896118</text:p>
          </table:table-cell>
          <table:table-cell table:number-columns-repeated="13"/>
        </table:table-row>
        <table:table-row table:style-name="ro1">
          <table:table-cell office:value-type="float" office:value="1581.603394" calcext:value-type="float">
            <text:p>1581.603394</text:p>
          </table:table-cell>
          <table:table-cell office:value-type="float" office:value="1576.78833" calcext:value-type="float">
            <text:p>1576.78833</text:p>
          </table:table-cell>
          <table:table-cell office:value-type="float" office:value="1577.549072" calcext:value-type="float">
            <text:p>1577.549072</text:p>
          </table:table-cell>
          <table:table-cell office:value-type="float" office:value="1583.067139" calcext:value-type="float">
            <text:p>1583.067139</text:p>
          </table:table-cell>
          <table:table-cell table:number-columns-repeated="13"/>
        </table:table-row>
        <table:table-row table:style-name="ro1">
          <table:table-cell office:value-type="float" office:value="1578.113281" calcext:value-type="float">
            <text:p>1578.113281</text:p>
          </table:table-cell>
          <table:table-cell office:value-type="float" office:value="1576.850586" calcext:value-type="float">
            <text:p>1576.850586</text:p>
          </table:table-cell>
          <table:table-cell office:value-type="float" office:value="1577.382935" calcext:value-type="float">
            <text:p>1577.382935</text:p>
          </table:table-cell>
          <table:table-cell office:value-type="float" office:value="1582.353394" calcext:value-type="float">
            <text:p>1582.353394</text:p>
          </table:table-cell>
          <table:table-cell table:number-columns-repeated="13"/>
        </table:table-row>
        <table:table-row table:style-name="ro1">
          <table:table-cell office:value-type="float" office:value="1581.183472" calcext:value-type="float">
            <text:p>1581.183472</text:p>
          </table:table-cell>
          <table:table-cell office:value-type="float" office:value="1576.992676" calcext:value-type="float">
            <text:p>1576.992676</text:p>
          </table:table-cell>
          <table:table-cell office:value-type="float" office:value="1576.292114" calcext:value-type="float">
            <text:p>1576.292114</text:p>
          </table:table-cell>
          <table:table-cell office:value-type="float" office:value="1582.227417" calcext:value-type="float">
            <text:p>1582.227417</text:p>
          </table:table-cell>
          <table:table-cell table:number-columns-repeated="13"/>
        </table:table-row>
        <table:table-row table:style-name="ro1">
          <table:table-cell office:value-type="float" office:value="1577.098877" calcext:value-type="float">
            <text:p>1577.098877</text:p>
          </table:table-cell>
          <table:table-cell office:value-type="float" office:value="1577.409424" calcext:value-type="float">
            <text:p>1577.409424</text:p>
          </table:table-cell>
          <table:table-cell office:value-type="float" office:value="1575.692017" calcext:value-type="float">
            <text:p>1575.692017</text:p>
          </table:table-cell>
          <table:table-cell office:value-type="float" office:value="1581.64624" calcext:value-type="float">
            <text:p>1581.64624</text:p>
          </table:table-cell>
          <table:table-cell table:number-columns-repeated="13"/>
        </table:table-row>
        <table:table-row table:style-name="ro1">
          <table:table-cell office:value-type="float" office:value="1577.559326" calcext:value-type="float">
            <text:p>1577.559326</text:p>
          </table:table-cell>
          <table:table-cell office:value-type="float" office:value="1579.207397" calcext:value-type="float">
            <text:p>1579.207397</text:p>
          </table:table-cell>
          <table:table-cell office:value-type="float" office:value="1573.368042" calcext:value-type="float">
            <text:p>1573.368042</text:p>
          </table:table-cell>
          <table:table-cell office:value-type="float" office:value="1582.456299" calcext:value-type="float">
            <text:p>1582.456299</text:p>
          </table:table-cell>
          <table:table-cell table:number-columns-repeated="13"/>
        </table:table-row>
        <table:table-row table:style-name="ro1">
          <table:table-cell office:value-type="float" office:value="1572.064087" calcext:value-type="float">
            <text:p>1572.064087</text:p>
          </table:table-cell>
          <table:table-cell office:value-type="float" office:value="1582.549683" calcext:value-type="float">
            <text:p>1582.549683</text:p>
          </table:table-cell>
          <table:table-cell office:value-type="float" office:value="1566.150635" calcext:value-type="float">
            <text:p>1566.150635</text:p>
          </table:table-cell>
          <table:table-cell office:value-type="float" office:value="1592.221069" calcext:value-type="float">
            <text:p>1592.221069</text:p>
          </table:table-cell>
          <table:table-cell table:number-columns-repeated="13"/>
        </table:table-row>
        <table:table-row table:style-name="ro1">
          <table:table-cell office:value-type="float" office:value="1586.881104" calcext:value-type="float">
            <text:p>1586.881104</text:p>
          </table:table-cell>
          <table:table-cell office:value-type="float" office:value="1569.648682" calcext:value-type="float">
            <text:p>1569.648682</text:p>
          </table:table-cell>
          <table:table-cell office:value-type="float" office:value="1593.425171" calcext:value-type="float">
            <text:p>1593.425171</text:p>
          </table:table-cell>
          <table:table-cell office:value-type="float" office:value="1560.624756" calcext:value-type="float">
            <text:p>1560.624756</text:p>
          </table:table-cell>
          <table:table-cell table:number-columns-repeated="13"/>
        </table:table-row>
        <table:table-row table:style-name="ro1">
          <table:table-cell office:value-type="float" office:value="1578.854858" calcext:value-type="float">
            <text:p>1578.854858</text:p>
          </table:table-cell>
          <table:table-cell office:value-type="float" office:value="1581.077637" calcext:value-type="float">
            <text:p>1581.077637</text:p>
          </table:table-cell>
          <table:table-cell office:value-type="float" office:value="1568.736328" calcext:value-type="float">
            <text:p>1568.736328</text:p>
          </table:table-cell>
          <table:table-cell office:value-type="float" office:value="1589.483887" calcext:value-type="float">
            <text:p>1589.483887</text:p>
          </table:table-cell>
          <table:table-cell table:number-columns-repeated="13"/>
        </table:table-row>
        <table:table-row table:style-name="ro1">
          <table:table-cell office:value-type="float" office:value="1578.252686" calcext:value-type="float">
            <text:p>1578.252686</text:p>
          </table:table-cell>
          <table:table-cell office:value-type="float" office:value="1580.723267" calcext:value-type="float">
            <text:p>1580.723267</text:p>
          </table:table-cell>
          <table:table-cell office:value-type="float" office:value="1574.035278" calcext:value-type="float">
            <text:p>1574.035278</text:p>
          </table:table-cell>
          <table:table-cell office:value-type="float" office:value="1584.144531" calcext:value-type="float">
            <text:p>1584.144531</text:p>
          </table:table-cell>
          <table:table-cell table:number-columns-repeated="13"/>
        </table:table-row>
        <table:table-row table:style-name="ro1">
          <table:table-cell office:value-type="float" office:value="1580.027832" calcext:value-type="float">
            <text:p>1580.027832</text:p>
          </table:table-cell>
          <table:table-cell office:value-type="float" office:value="1578.445312" calcext:value-type="float">
            <text:p>1578.445312</text:p>
          </table:table-cell>
          <table:table-cell office:value-type="float" office:value="1575.903809" calcext:value-type="float">
            <text:p>1575.903809</text:p>
          </table:table-cell>
          <table:table-cell office:value-type="float" office:value="1583.931519" calcext:value-type="float">
            <text:p>1583.931519</text:p>
          </table:table-cell>
          <table:table-cell table:number-columns-repeated="13"/>
        </table:table-row>
        <table:table-row table:style-name="ro1">
          <table:table-cell office:value-type="float" office:value="1576.485962" calcext:value-type="float">
            <text:p>1576.485962</text:p>
          </table:table-cell>
          <table:table-cell office:value-type="float" office:value="1578.188965" calcext:value-type="float">
            <text:p>1578.188965</text:p>
          </table:table-cell>
          <table:table-cell office:value-type="float" office:value="1573.155762" calcext:value-type="float">
            <text:p>1573.155762</text:p>
          </table:table-cell>
          <table:table-cell office:value-type="float" office:value="1583.893433" calcext:value-type="float">
            <text:p>1583.893433</text:p>
          </table:table-cell>
          <table:table-cell table:number-columns-repeated="13"/>
        </table:table-row>
        <table:table-row table:style-name="ro1">
          <table:table-cell office:value-type="float" office:value="1577.789062" calcext:value-type="float">
            <text:p>1577.789062</text:p>
          </table:table-cell>
          <table:table-cell office:value-type="float" office:value="1580.40564" calcext:value-type="float">
            <text:p>1580.40564</text:p>
          </table:table-cell>
          <table:table-cell office:value-type="float" office:value="1572.920166" calcext:value-type="float">
            <text:p>1572.920166</text:p>
          </table:table-cell>
          <table:table-cell office:value-type="float" office:value="1581.385254" calcext:value-type="float">
            <text:p>1581.385254</text:p>
          </table:table-cell>
          <table:table-cell table:number-columns-repeated="13"/>
        </table:table-row>
        <table:table-row table:style-name="ro1">
          <table:table-cell office:value-type="float" office:value="1576.128784" calcext:value-type="float">
            <text:p>1576.128784</text:p>
          </table:table-cell>
          <table:table-cell office:value-type="float" office:value="1577.679565" calcext:value-type="float">
            <text:p>1577.679565</text:p>
          </table:table-cell>
          <table:table-cell office:value-type="float" office:value="1573.30249" calcext:value-type="float">
            <text:p>1573.30249</text:p>
          </table:table-cell>
          <table:table-cell office:value-type="float" office:value="1581.793579" calcext:value-type="float">
            <text:p>1581.793579</text:p>
          </table:table-cell>
          <table:table-cell table:number-columns-repeated="13"/>
        </table:table-row>
        <table:table-row table:style-name="ro1">
          <table:table-cell office:value-type="float" office:value="1580.486206" calcext:value-type="float">
            <text:p>1580.486206</text:p>
          </table:table-cell>
          <table:table-cell office:value-type="float" office:value="1576.040527" calcext:value-type="float">
            <text:p>1576.040527</text:p>
          </table:table-cell>
          <table:table-cell office:value-type="float" office:value="1577.521484" calcext:value-type="float">
            <text:p>1577.521484</text:p>
          </table:table-cell>
          <table:table-cell office:value-type="float" office:value="1581.960205" calcext:value-type="float">
            <text:p>1581.960205</text:p>
          </table:table-cell>
          <table:table-cell table:number-columns-repeated="13"/>
        </table:table-row>
        <table:table-row table:style-name="ro1">
          <table:table-cell office:value-type="float" office:value="1576.518677" calcext:value-type="float">
            <text:p>1576.518677</text:p>
          </table:table-cell>
          <table:table-cell office:value-type="float" office:value="1575.847656" calcext:value-type="float">
            <text:p>1575.847656</text:p>
          </table:table-cell>
          <table:table-cell office:value-type="float" office:value="1576.002197" calcext:value-type="float">
            <text:p>1576.002197</text:p>
          </table:table-cell>
          <table:table-cell office:value-type="float" office:value="1577.352661" calcext:value-type="float">
            <text:p>1577.352661</text:p>
          </table:table-cell>
          <table:table-cell table:number-columns-repeated="13"/>
        </table:table-row>
        <table:table-row table:style-name="ro1">
          <table:table-cell office:value-type="float" office:value="1575.656616" calcext:value-type="float">
            <text:p>1575.656616</text:p>
          </table:table-cell>
          <table:table-cell office:value-type="float" office:value="1577.750488" calcext:value-type="float">
            <text:p>1577.750488</text:p>
          </table:table-cell>
          <table:table-cell office:value-type="float" office:value="1577.822754" calcext:value-type="float">
            <text:p>1577.822754</text:p>
          </table:table-cell>
          <table:table-cell office:value-type="float" office:value="1576.868652" calcext:value-type="float">
            <text:p>1576.868652</text:p>
          </table:table-cell>
          <table:table-cell table:number-columns-repeated="13"/>
        </table:table-row>
        <table:table-row table:style-name="ro1">
          <table:table-cell office:value-type="float" office:value="1574.879883" calcext:value-type="float">
            <text:p>1574.879883</text:p>
          </table:table-cell>
          <table:table-cell office:value-type="float" office:value="1578.549072" calcext:value-type="float">
            <text:p>1578.549072</text:p>
          </table:table-cell>
          <table:table-cell office:value-type="float" office:value="1577.271606" calcext:value-type="float">
            <text:p>1577.271606</text:p>
          </table:table-cell>
          <table:table-cell office:value-type="float" office:value="1578.089355" calcext:value-type="float">
            <text:p>1578.089355</text:p>
          </table:table-cell>
          <table:table-cell table:number-columns-repeated="13"/>
        </table:table-row>
        <table:table-row table:style-name="ro1">
          <table:table-cell office:value-type="float" office:value="1570.838867" calcext:value-type="float">
            <text:p>1570.838867</text:p>
          </table:table-cell>
          <table:table-cell office:value-type="float" office:value="1582.790405" calcext:value-type="float">
            <text:p>1582.790405</text:p>
          </table:table-cell>
          <table:table-cell office:value-type="float" office:value="1574.979004" calcext:value-type="float">
            <text:p>1574.979004</text:p>
          </table:table-cell>
          <table:table-cell office:value-type="float" office:value="1580.213501" calcext:value-type="float">
            <text:p>1580.213501</text:p>
          </table:table-cell>
          <table:table-cell table:number-columns-repeated="13"/>
        </table:table-row>
        <table:table-row table:style-name="ro1">
          <table:table-cell office:value-type="float" office:value="1578.571289" calcext:value-type="float">
            <text:p>1578.571289</text:p>
          </table:table-cell>
          <table:table-cell office:value-type="float" office:value="1577.639038" calcext:value-type="float">
            <text:p>1577.639038</text:p>
          </table:table-cell>
          <table:table-cell office:value-type="float" office:value="1575.391724" calcext:value-type="float">
            <text:p>1575.391724</text:p>
          </table:table-cell>
          <table:table-cell office:value-type="float" office:value="1578.109619" calcext:value-type="float">
            <text:p>1578.109619</text:p>
          </table:table-cell>
          <table:table-cell table:number-columns-repeated="13"/>
        </table:table-row>
        <table:table-row table:style-name="ro1">
          <table:table-cell office:value-type="float" office:value="1574.143066" calcext:value-type="float">
            <text:p>1574.143066</text:p>
          </table:table-cell>
          <table:table-cell office:value-type="float" office:value="1579.882446" calcext:value-type="float">
            <text:p>1579.882446</text:p>
          </table:table-cell>
          <table:table-cell office:value-type="float" office:value="1577.906006" calcext:value-type="float">
            <text:p>1577.906006</text:p>
          </table:table-cell>
          <table:table-cell office:value-type="float" office:value="1576.428101" calcext:value-type="float">
            <text:p>1576.428101</text:p>
          </table:table-cell>
          <table:table-cell table:number-columns-repeated="13"/>
        </table:table-row>
        <table:table-row table:style-name="ro1">
          <table:table-cell office:value-type="float" office:value="1577.249878" calcext:value-type="float">
            <text:p>1577.249878</text:p>
          </table:table-cell>
          <table:table-cell office:value-type="float" office:value="1577.318237" calcext:value-type="float">
            <text:p>1577.318237</text:p>
          </table:table-cell>
          <table:table-cell office:value-type="float" office:value="1573.219604" calcext:value-type="float">
            <text:p>1573.219604</text:p>
          </table:table-cell>
          <table:table-cell office:value-type="float" office:value="1578.033691" calcext:value-type="float">
            <text:p>1578.033691</text:p>
          </table:table-cell>
          <table:table-cell table:number-columns-repeated="13"/>
        </table:table-row>
        <table:table-row table:style-name="ro1">
          <table:table-cell office:value-type="float" office:value="1574.618286" calcext:value-type="float">
            <text:p>1574.618286</text:p>
          </table:table-cell>
          <table:table-cell office:value-type="float" office:value="1577.770386" calcext:value-type="float">
            <text:p>1577.770386</text:p>
          </table:table-cell>
          <table:table-cell office:value-type="float" office:value="1574.649658" calcext:value-type="float">
            <text:p>1574.649658</text:p>
          </table:table-cell>
          <table:table-cell office:value-type="float" office:value="1576.311401" calcext:value-type="float">
            <text:p>1576.311401</text:p>
          </table:table-cell>
          <table:table-cell table:number-columns-repeated="13"/>
        </table:table-row>
        <table:table-row table:style-name="ro1">
          <table:table-cell office:value-type="float" office:value="1575.178955" calcext:value-type="float">
            <text:p>1575.178955</text:p>
          </table:table-cell>
          <table:table-cell office:value-type="float" office:value="1575.414185" calcext:value-type="float">
            <text:p>1575.414185</text:p>
          </table:table-cell>
          <table:table-cell office:value-type="float" office:value="1572.449341" calcext:value-type="float">
            <text:p>1572.449341</text:p>
          </table:table-cell>
          <table:table-cell office:value-type="float" office:value="1579.388062" calcext:value-type="float">
            <text:p>1579.388062</text:p>
          </table:table-cell>
          <table:table-cell table:number-columns-repeated="13"/>
        </table:table-row>
        <table:table-row table:style-name="ro1">
          <table:table-cell office:value-type="float" office:value="1573.047607" calcext:value-type="float">
            <text:p>1573.047607</text:p>
          </table:table-cell>
          <table:table-cell office:value-type="float" office:value="1578.1875" calcext:value-type="float">
            <text:p>1578.1875</text:p>
          </table:table-cell>
          <table:table-cell office:value-type="float" office:value="1574.219238" calcext:value-type="float">
            <text:p>1574.219238</text:p>
          </table:table-cell>
          <table:table-cell office:value-type="float" office:value="1576.997314" calcext:value-type="float">
            <text:p>1576.997314</text:p>
          </table:table-cell>
          <table:table-cell table:number-columns-repeated="13"/>
        </table:table-row>
        <table:table-row table:style-name="ro1">
          <table:table-cell office:value-type="float" office:value="1572.66272" calcext:value-type="float">
            <text:p>1572.66272</text:p>
          </table:table-cell>
          <table:table-cell office:value-type="float" office:value="1579.599854" calcext:value-type="float">
            <text:p>1579.599854</text:p>
          </table:table-cell>
          <table:table-cell office:value-type="float" office:value="1570.956909" calcext:value-type="float">
            <text:p>1570.956909</text:p>
          </table:table-cell>
          <table:table-cell office:value-type="float" office:value="1579.730591" calcext:value-type="float">
            <text:p>1579.730591</text:p>
          </table:table-cell>
          <table:table-cell table:number-columns-repeated="13"/>
        </table:table-row>
        <table:table-row table:style-name="ro1">
          <table:table-cell office:value-type="float" office:value="1575.911133" calcext:value-type="float">
            <text:p>1575.911133</text:p>
          </table:table-cell>
          <table:table-cell office:value-type="float" office:value="1576.592651" calcext:value-type="float">
            <text:p>1576.592651</text:p>
          </table:table-cell>
          <table:table-cell office:value-type="float" office:value="1577.409912" calcext:value-type="float">
            <text:p>1577.409912</text:p>
          </table:table-cell>
          <table:table-cell office:value-type="float" office:value="1575.633423" calcext:value-type="float">
            <text:p>1575.633423</text:p>
          </table:table-cell>
          <table:table-cell table:number-columns-repeated="13"/>
        </table:table-row>
        <table:table-row table:style-name="ro1">
          <table:table-cell office:value-type="float" office:value="1572.835083" calcext:value-type="float">
            <text:p>1572.835083</text:p>
          </table:table-cell>
          <table:table-cell office:value-type="float" office:value="1578.385986" calcext:value-type="float">
            <text:p>1578.385986</text:p>
          </table:table-cell>
          <table:table-cell office:value-type="float" office:value="1576.00415" calcext:value-type="float">
            <text:p>1576.00415</text:p>
          </table:table-cell>
          <table:table-cell office:value-type="float" office:value="1574.775513" calcext:value-type="float">
            <text:p>1574.775513</text:p>
          </table:table-cell>
          <table:table-cell table:number-columns-repeated="13"/>
        </table:table-row>
        <table:table-row table:style-name="ro1">
          <table:table-cell office:value-type="float" office:value="1574.273682" calcext:value-type="float">
            <text:p>1574.273682</text:p>
          </table:table-cell>
          <table:table-cell office:value-type="float" office:value="1579.512939" calcext:value-type="float">
            <text:p>1579.512939</text:p>
          </table:table-cell>
          <table:table-cell office:value-type="float" office:value="1572.940186" calcext:value-type="float">
            <text:p>1572.940186</text:p>
          </table:table-cell>
          <table:table-cell office:value-type="float" office:value="1579.466675" calcext:value-type="float">
            <text:p>1579.466675</text:p>
          </table:table-cell>
          <table:table-cell table:number-columns-repeated="13"/>
        </table:table-row>
        <table:table-row table:style-name="ro1">
          <table:table-cell office:value-type="float" office:value="1575.731934" calcext:value-type="float">
            <text:p>1575.731934</text:p>
          </table:table-cell>
          <table:table-cell office:value-type="float" office:value="1577.841431" calcext:value-type="float">
            <text:p>1577.841431</text:p>
          </table:table-cell>
          <table:table-cell office:value-type="float" office:value="1576.216675" calcext:value-type="float">
            <text:p>1576.216675</text:p>
          </table:table-cell>
          <table:table-cell office:value-type="float" office:value="1573.153442" calcext:value-type="float">
            <text:p>1573.153442</text:p>
          </table:table-cell>
          <table:table-cell table:number-columns-repeated="13"/>
        </table:table-row>
        <table:table-row table:style-name="ro1">
          <table:table-cell office:value-type="float" office:value="1575.140503" calcext:value-type="float">
            <text:p>1575.140503</text:p>
          </table:table-cell>
          <table:table-cell office:value-type="float" office:value="1574.673584" calcext:value-type="float">
            <text:p>1574.673584</text:p>
          </table:table-cell>
          <table:table-cell office:value-type="float" office:value="1574.98877" calcext:value-type="float">
            <text:p>1574.98877</text:p>
          </table:table-cell>
          <table:table-cell office:value-type="float" office:value="1573.029419" calcext:value-type="float">
            <text:p>1573.029419</text:p>
          </table:table-cell>
          <table:table-cell table:number-columns-repeated="13"/>
        </table:table-row>
        <table:table-row table:style-name="ro1">
          <table:table-cell office:value-type="float" office:value="1573.838867" calcext:value-type="float">
            <text:p>1573.838867</text:p>
          </table:table-cell>
          <table:table-cell office:value-type="float" office:value="1578.234009" calcext:value-type="float">
            <text:p>1578.234009</text:p>
          </table:table-cell>
          <table:table-cell office:value-type="float" office:value="1575.808594" calcext:value-type="float">
            <text:p>1575.808594</text:p>
          </table:table-cell>
          <table:table-cell office:value-type="float" office:value="1577.067749" calcext:value-type="float">
            <text:p>1577.067749</text:p>
          </table:table-cell>
          <table:table-cell table:number-columns-repeated="13"/>
        </table:table-row>
        <table:table-row table:style-name="ro1">
          <table:table-cell office:value-type="float" office:value="1574.871094" calcext:value-type="float">
            <text:p>1574.871094</text:p>
          </table:table-cell>
          <table:table-cell office:value-type="float" office:value="1576.327026" calcext:value-type="float">
            <text:p>1576.327026</text:p>
          </table:table-cell>
          <table:table-cell office:value-type="float" office:value="1573.042847" calcext:value-type="float">
            <text:p>1573.042847</text:p>
          </table:table-cell>
          <table:table-cell office:value-type="float" office:value="1576.816895" calcext:value-type="float">
            <text:p>1576.816895</text:p>
          </table:table-cell>
          <table:table-cell table:number-columns-repeated="13"/>
        </table:table-row>
        <table:table-row table:style-name="ro1">
          <table:table-cell office:value-type="float" office:value="1575.532837" calcext:value-type="float">
            <text:p>1575.532837</text:p>
          </table:table-cell>
          <table:table-cell office:value-type="float" office:value="1575.921631" calcext:value-type="float">
            <text:p>1575.921631</text:p>
          </table:table-cell>
          <table:table-cell office:value-type="float" office:value="1577.118042" calcext:value-type="float">
            <text:p>1577.118042</text:p>
          </table:table-cell>
          <table:table-cell office:value-type="float" office:value="1576.087646" calcext:value-type="float">
            <text:p>1576.087646</text:p>
          </table:table-cell>
          <table:table-cell table:number-columns-repeated="13"/>
        </table:table-row>
        <table:table-row table:style-name="ro1">
          <table:table-cell office:value-type="float" office:value="1575.84021" calcext:value-type="float">
            <text:p>1575.84021</text:p>
          </table:table-cell>
          <table:table-cell office:value-type="float" office:value="1576.551758" calcext:value-type="float">
            <text:p>1576.551758</text:p>
          </table:table-cell>
          <table:table-cell office:value-type="float" office:value="1573.602539" calcext:value-type="float">
            <text:p>1573.602539</text:p>
          </table:table-cell>
          <table:table-cell office:value-type="float" office:value="1578.255859" calcext:value-type="float">
            <text:p>1578.255859</text:p>
          </table:table-cell>
          <table:table-cell table:number-columns-repeated="13"/>
        </table:table-row>
        <table:table-row table:style-name="ro1">
          <table:table-cell office:value-type="float" office:value="1577.503052" calcext:value-type="float">
            <text:p>1577.503052</text:p>
          </table:table-cell>
          <table:table-cell office:value-type="float" office:value="1575.263428" calcext:value-type="float">
            <text:p>1575.263428</text:p>
          </table:table-cell>
          <table:table-cell office:value-type="float" office:value="1580.871582" calcext:value-type="float">
            <text:p>1580.871582</text:p>
          </table:table-cell>
          <table:table-cell office:value-type="float" office:value="1573.863892" calcext:value-type="float">
            <text:p>1573.863892</text:p>
          </table:table-cell>
          <table:table-cell table:number-columns-repeated="13"/>
        </table:table-row>
        <table:table-row table:style-name="ro1">
          <table:table-cell office:value-type="float" office:value="1574.53833" calcext:value-type="float">
            <text:p>1574.53833</text:p>
          </table:table-cell>
          <table:table-cell office:value-type="float" office:value="1576.829834" calcext:value-type="float">
            <text:p>1576.829834</text:p>
          </table:table-cell>
          <table:table-cell office:value-type="float" office:value="1576.781128" calcext:value-type="float">
            <text:p>1576.781128</text:p>
          </table:table-cell>
          <table:table-cell office:value-type="float" office:value="1572.763672" calcext:value-type="float">
            <text:p>1572.763672</text:p>
          </table:table-cell>
          <table:table-cell table:number-columns-repeated="13"/>
        </table:table-row>
        <table:table-row table:style-name="ro1">
          <table:table-cell office:value-type="float" office:value="1575.238281" calcext:value-type="float">
            <text:p>1575.238281</text:p>
          </table:table-cell>
          <table:table-cell office:value-type="float" office:value="1577.239014" calcext:value-type="float">
            <text:p>1577.239014</text:p>
          </table:table-cell>
          <table:table-cell office:value-type="float" office:value="1574.655029" calcext:value-type="float">
            <text:p>1574.655029</text:p>
          </table:table-cell>
          <table:table-cell office:value-type="float" office:value="1576.146729" calcext:value-type="float">
            <text:p>1576.146729</text:p>
          </table:table-cell>
          <table:table-cell table:number-columns-repeated="13"/>
        </table:table-row>
        <table:table-row table:style-name="ro1">
          <table:table-cell office:value-type="float" office:value="1577.650879" calcext:value-type="float">
            <text:p>1577.650879</text:p>
          </table:table-cell>
          <table:table-cell office:value-type="float" office:value="1575.633423" calcext:value-type="float">
            <text:p>1575.633423</text:p>
          </table:table-cell>
          <table:table-cell office:value-type="float" office:value="1576.757446" calcext:value-type="float">
            <text:p>1576.757446</text:p>
          </table:table-cell>
          <table:table-cell office:value-type="float" office:value="1576.181885" calcext:value-type="float">
            <text:p>1576.181885</text:p>
          </table:table-cell>
          <table:table-cell table:number-columns-repeated="13"/>
        </table:table-row>
        <table:table-row table:style-name="ro1">
          <table:table-cell office:value-type="float" office:value="1575.305298" calcext:value-type="float">
            <text:p>1575.305298</text:p>
          </table:table-cell>
          <table:table-cell office:value-type="float" office:value="1580.380371" calcext:value-type="float">
            <text:p>1580.380371</text:p>
          </table:table-cell>
          <table:table-cell office:value-type="float" office:value="1577.479614" calcext:value-type="float">
            <text:p>1577.479614</text:p>
          </table:table-cell>
          <table:table-cell office:value-type="float" office:value="1576.46875" calcext:value-type="float">
            <text:p>1576.46875</text:p>
          </table:table-cell>
          <table:table-cell table:number-columns-repeated="13"/>
        </table:table-row>
        <table:table-row table:style-name="ro1">
          <table:table-cell office:value-type="float" office:value="1576.515015" calcext:value-type="float">
            <text:p>1576.515015</text:p>
          </table:table-cell>
          <table:table-cell office:value-type="float" office:value="1579.240234" calcext:value-type="float">
            <text:p>1579.240234</text:p>
          </table:table-cell>
          <table:table-cell office:value-type="float" office:value="1577.961792" calcext:value-type="float">
            <text:p>1577.961792</text:p>
          </table:table-cell>
          <table:table-cell office:value-type="float" office:value="1576.762207" calcext:value-type="float">
            <text:p>1576.762207</text:p>
          </table:table-cell>
          <table:table-cell table:number-columns-repeated="13"/>
        </table:table-row>
        <table:table-row table:style-name="ro1">
          <table:table-cell office:value-type="float" office:value="1578.932495" calcext:value-type="float">
            <text:p>1578.932495</text:p>
          </table:table-cell>
          <table:table-cell office:value-type="float" office:value="1577.883545" calcext:value-type="float">
            <text:p>1577.883545</text:p>
          </table:table-cell>
          <table:table-cell office:value-type="float" office:value="1580.616455" calcext:value-type="float">
            <text:p>1580.616455</text:p>
          </table:table-cell>
          <table:table-cell office:value-type="float" office:value="1573.071777" calcext:value-type="float">
            <text:p>1573.071777</text:p>
          </table:table-cell>
          <table:table-cell table:number-columns-repeated="13"/>
        </table:table-row>
        <table:table-row table:style-name="ro1">
          <table:table-cell office:value-type="float" office:value="1576.710327" calcext:value-type="float">
            <text:p>1576.710327</text:p>
          </table:table-cell>
          <table:table-cell office:value-type="float" office:value="1579.712646" calcext:value-type="float">
            <text:p>1579.712646</text:p>
          </table:table-cell>
          <table:table-cell office:value-type="float" office:value="1577.603027" calcext:value-type="float">
            <text:p>1577.603027</text:p>
          </table:table-cell>
          <table:table-cell office:value-type="float" office:value="1577.212158" calcext:value-type="float">
            <text:p>1577.212158</text:p>
          </table:table-cell>
          <table:table-cell table:number-columns-repeated="13"/>
        </table:table-row>
        <table:table-row table:style-name="ro1">
          <table:table-cell office:value-type="float" office:value="1574.168579" calcext:value-type="float">
            <text:p>1574.168579</text:p>
          </table:table-cell>
          <table:table-cell office:value-type="float" office:value="1578.113403" calcext:value-type="float">
            <text:p>1578.113403</text:p>
          </table:table-cell>
          <table:table-cell office:value-type="float" office:value="1576.420898" calcext:value-type="float">
            <text:p>1576.420898</text:p>
          </table:table-cell>
          <table:table-cell office:value-type="float" office:value="1573.959717" calcext:value-type="float">
            <text:p>1573.959717</text:p>
          </table:table-cell>
          <table:table-cell table:number-columns-repeated="13"/>
        </table:table-row>
        <table:table-row table:style-name="ro1">
          <table:table-cell office:value-type="float" office:value="1575.729614" calcext:value-type="float">
            <text:p>1575.729614</text:p>
          </table:table-cell>
          <table:table-cell office:value-type="float" office:value="1576.545532" calcext:value-type="float">
            <text:p>1576.545532</text:p>
          </table:table-cell>
          <table:table-cell office:value-type="float" office:value="1576.342651" calcext:value-type="float">
            <text:p>1576.342651</text:p>
          </table:table-cell>
          <table:table-cell office:value-type="float" office:value="1577.731689" calcext:value-type="float">
            <text:p>1577.731689</text:p>
          </table:table-cell>
          <table:table-cell table:number-columns-repeated="13"/>
        </table:table-row>
        <table:table-row table:style-name="ro1">
          <table:table-cell office:value-type="float" office:value="1574.51123" calcext:value-type="float">
            <text:p>1574.51123</text:p>
          </table:table-cell>
          <table:table-cell office:value-type="float" office:value="1576.716675" calcext:value-type="float">
            <text:p>1576.716675</text:p>
          </table:table-cell>
          <table:table-cell office:value-type="float" office:value="1575.52478" calcext:value-type="float">
            <text:p>1575.52478</text:p>
          </table:table-cell>
          <table:table-cell office:value-type="float" office:value="1575.751099" calcext:value-type="float">
            <text:p>1575.751099</text:p>
          </table:table-cell>
          <table:table-cell table:number-columns-repeated="13"/>
        </table:table-row>
        <table:table-row table:style-name="ro1">
          <table:table-cell office:value-type="float" office:value="1577.764038" calcext:value-type="float">
            <text:p>1577.764038</text:p>
          </table:table-cell>
          <table:table-cell office:value-type="float" office:value="1577.178589" calcext:value-type="float">
            <text:p>1577.178589</text:p>
          </table:table-cell>
          <table:table-cell office:value-type="float" office:value="1576.466919" calcext:value-type="float">
            <text:p>1576.466919</text:p>
          </table:table-cell>
          <table:table-cell office:value-type="float" office:value="1577.416626" calcext:value-type="float">
            <text:p>1577.416626</text:p>
          </table:table-cell>
          <table:table-cell table:number-columns-repeated="13"/>
        </table:table-row>
        <table:table-row table:style-name="ro1">
          <table:table-cell office:value-type="float" office:value="1575.448486" calcext:value-type="float">
            <text:p>1575.448486</text:p>
          </table:table-cell>
          <table:table-cell office:value-type="float" office:value="1575.420898" calcext:value-type="float">
            <text:p>1575.420898</text:p>
          </table:table-cell>
          <table:table-cell office:value-type="float" office:value="1577.263428" calcext:value-type="float">
            <text:p>1577.263428</text:p>
          </table:table-cell>
          <table:table-cell office:value-type="float" office:value="1574.508789" calcext:value-type="float">
            <text:p>1574.508789</text:p>
          </table:table-cell>
          <table:table-cell table:number-columns-repeated="13"/>
        </table:table-row>
        <table:table-row table:style-name="ro1">
          <table:table-cell office:value-type="float" office:value="1579.106567" calcext:value-type="float">
            <text:p>1579.106567</text:p>
          </table:table-cell>
          <table:table-cell office:value-type="float" office:value="1574.640503" calcext:value-type="float">
            <text:p>1574.640503</text:p>
          </table:table-cell>
          <table:table-cell office:value-type="float" office:value="1578.415039" calcext:value-type="float">
            <text:p>1578.415039</text:p>
          </table:table-cell>
          <table:table-cell office:value-type="float" office:value="1576.534424" calcext:value-type="float">
            <text:p>1576.534424</text:p>
          </table:table-cell>
          <table:table-cell table:number-columns-repeated="13"/>
        </table:table-row>
        <table:table-row table:style-name="ro1">
          <table:table-cell office:value-type="float" office:value="1575.518799" calcext:value-type="float">
            <text:p>1575.518799</text:p>
          </table:table-cell>
          <table:table-cell office:value-type="float" office:value="1579.807861" calcext:value-type="float">
            <text:p>1579.807861</text:p>
          </table:table-cell>
          <table:table-cell office:value-type="float" office:value="1577.219727" calcext:value-type="float">
            <text:p>1577.219727</text:p>
          </table:table-cell>
          <table:table-cell office:value-type="float" office:value="1577.038574" calcext:value-type="float">
            <text:p>1577.038574</text:p>
          </table:table-cell>
          <table:table-cell table:number-columns-repeated="13"/>
        </table:table-row>
        <table:table-row table:style-name="ro1">
          <table:table-cell office:value-type="float" office:value="1576.0625" calcext:value-type="float">
            <text:p>1576.0625</text:p>
          </table:table-cell>
          <table:table-cell office:value-type="float" office:value="1576.27832" calcext:value-type="float">
            <text:p>1576.27832</text:p>
          </table:table-cell>
          <table:table-cell office:value-type="float" office:value="1576.346436" calcext:value-type="float">
            <text:p>1576.346436</text:p>
          </table:table-cell>
          <table:table-cell office:value-type="float" office:value="1578.085205" calcext:value-type="float">
            <text:p>1578.085205</text:p>
          </table:table-cell>
          <table:table-cell table:number-columns-repeated="13"/>
        </table:table-row>
        <table:table-row table:style-name="ro1">
          <table:table-cell office:value-type="float" office:value="1576.254883" calcext:value-type="float">
            <text:p>1576.254883</text:p>
          </table:table-cell>
          <table:table-cell office:value-type="float" office:value="1577.761597" calcext:value-type="float">
            <text:p>1577.761597</text:p>
          </table:table-cell>
          <table:table-cell office:value-type="float" office:value="1577.427612" calcext:value-type="float">
            <text:p>1577.427612</text:p>
          </table:table-cell>
          <table:table-cell office:value-type="float" office:value="1576.775635" calcext:value-type="float">
            <text:p>1576.775635</text:p>
          </table:table-cell>
          <table:table-cell table:number-columns-repeated="13"/>
        </table:table-row>
        <table:table-row table:style-name="ro1">
          <table:table-cell office:value-type="float" office:value="1578.165405" calcext:value-type="float">
            <text:p>1578.165405</text:p>
          </table:table-cell>
          <table:table-cell office:value-type="float" office:value="1575.030762" calcext:value-type="float">
            <text:p>1575.030762</text:p>
          </table:table-cell>
          <table:table-cell office:value-type="float" office:value="1577.579102" calcext:value-type="float">
            <text:p>1577.579102</text:p>
          </table:table-cell>
          <table:table-cell office:value-type="float" office:value="1577.338501" calcext:value-type="float">
            <text:p>1577.338501</text:p>
          </table:table-cell>
          <table:table-cell table:number-columns-repeated="13"/>
        </table:table-row>
        <table:table-row table:style-name="ro1">
          <table:table-cell office:value-type="float" office:value="1572.306885" calcext:value-type="float">
            <text:p>1572.306885</text:p>
          </table:table-cell>
          <table:table-cell office:value-type="float" office:value="1580.12085" calcext:value-type="float">
            <text:p>1580.12085</text:p>
          </table:table-cell>
          <table:table-cell office:value-type="float" office:value="1573.935181" calcext:value-type="float">
            <text:p>1573.935181</text:p>
          </table:table-cell>
          <table:table-cell office:value-type="float" office:value="1576.463501" calcext:value-type="float">
            <text:p>1576.463501</text:p>
          </table:table-cell>
          <table:table-cell table:number-columns-repeated="13"/>
        </table:table-row>
        <table:table-row table:style-name="ro1">
          <table:table-cell office:value-type="float" office:value="1575.190186" calcext:value-type="float">
            <text:p>1575.190186</text:p>
          </table:table-cell>
          <table:table-cell office:value-type="float" office:value="1573.894653" calcext:value-type="float">
            <text:p>1573.894653</text:p>
          </table:table-cell>
          <table:table-cell office:value-type="float" office:value="1577.721802" calcext:value-type="float">
            <text:p>1577.721802</text:p>
          </table:table-cell>
          <table:table-cell office:value-type="float" office:value="1573.211182" calcext:value-type="float">
            <text:p>1573.211182</text:p>
          </table:table-cell>
          <table:table-cell table:number-columns-repeated="13"/>
        </table:table-row>
        <table:table-row table:style-name="ro1">
          <table:table-cell office:value-type="float" office:value="1575.545898" calcext:value-type="float">
            <text:p>1575.545898</text:p>
          </table:table-cell>
          <table:table-cell office:value-type="float" office:value="1577.297119" calcext:value-type="float">
            <text:p>1577.297119</text:p>
          </table:table-cell>
          <table:table-cell office:value-type="float" office:value="1577.549927" calcext:value-type="float">
            <text:p>1577.549927</text:p>
          </table:table-cell>
          <table:table-cell office:value-type="float" office:value="1575.154785" calcext:value-type="float">
            <text:p>1575.154785</text:p>
          </table:table-cell>
          <table:table-cell table:number-columns-repeated="13"/>
        </table:table-row>
        <table:table-row table:style-name="ro1">
          <table:table-cell office:value-type="float" office:value="1579.711304" calcext:value-type="float">
            <text:p>1579.711304</text:p>
          </table:table-cell>
          <table:table-cell office:value-type="float" office:value="1576.891113" calcext:value-type="float">
            <text:p>1576.891113</text:p>
          </table:table-cell>
          <table:table-cell office:value-type="float" office:value="1580.684692" calcext:value-type="float">
            <text:p>1580.684692</text:p>
          </table:table-cell>
          <table:table-cell office:value-type="float" office:value="1574.154907" calcext:value-type="float">
            <text:p>1574.154907</text:p>
          </table:table-cell>
          <table:table-cell table:number-columns-repeated="13"/>
        </table:table-row>
        <table:table-row table:style-name="ro1">
          <table:table-cell office:value-type="float" office:value="1573.494995" calcext:value-type="float">
            <text:p>1573.494995</text:p>
          </table:table-cell>
          <table:table-cell office:value-type="float" office:value="1577.943604" calcext:value-type="float">
            <text:p>1577.943604</text:p>
          </table:table-cell>
          <table:table-cell office:value-type="float" office:value="1578.85437" calcext:value-type="float">
            <text:p>1578.85437</text:p>
          </table:table-cell>
          <table:table-cell office:value-type="float" office:value="1573.273315" calcext:value-type="float">
            <text:p>1573.273315</text:p>
          </table:table-cell>
          <table:table-cell table:number-columns-repeated="13"/>
        </table:table-row>
        <table:table-row table:style-name="ro1">
          <table:table-cell office:value-type="float" office:value="1575.12915" calcext:value-type="float">
            <text:p>1575.12915</text:p>
          </table:table-cell>
          <table:table-cell office:value-type="float" office:value="1576.405396" calcext:value-type="float">
            <text:p>1576.405396</text:p>
          </table:table-cell>
          <table:table-cell office:value-type="float" office:value="1577.715576" calcext:value-type="float">
            <text:p>1577.715576</text:p>
          </table:table-cell>
          <table:table-cell office:value-type="float" office:value="1576.192383" calcext:value-type="float">
            <text:p>1576.192383</text:p>
          </table:table-cell>
          <table:table-cell table:number-columns-repeated="13"/>
        </table:table-row>
        <table:table-row table:style-name="ro1">
          <table:table-cell office:value-type="float" office:value="1576.974976" calcext:value-type="float">
            <text:p>1576.974976</text:p>
          </table:table-cell>
          <table:table-cell office:value-type="float" office:value="1575.572998" calcext:value-type="float">
            <text:p>1575.572998</text:p>
          </table:table-cell>
          <table:table-cell office:value-type="float" office:value="1579.150635" calcext:value-type="float">
            <text:p>1579.150635</text:p>
          </table:table-cell>
          <table:table-cell office:value-type="float" office:value="1572.564331" calcext:value-type="float">
            <text:p>1572.564331</text:p>
          </table:table-cell>
          <table:table-cell table:number-columns-repeated="13"/>
        </table:table-row>
        <table:table-row table:style-name="ro1">
          <table:table-cell office:value-type="float" office:value="1576.591431" calcext:value-type="float">
            <text:p>1576.591431</text:p>
          </table:table-cell>
          <table:table-cell office:value-type="float" office:value="1575.44873" calcext:value-type="float">
            <text:p>1575.44873</text:p>
          </table:table-cell>
          <table:table-cell office:value-type="float" office:value="1575.81958" calcext:value-type="float">
            <text:p>1575.81958</text:p>
          </table:table-cell>
          <table:table-cell office:value-type="float" office:value="1579.050171" calcext:value-type="float">
            <text:p>1579.050171</text:p>
          </table:table-cell>
          <table:table-cell table:number-columns-repeated="13"/>
        </table:table-row>
        <table:table-row table:style-name="ro1">
          <table:table-cell office:value-type="float" office:value="1579.684326" calcext:value-type="float">
            <text:p>1579.684326</text:p>
          </table:table-cell>
          <table:table-cell office:value-type="float" office:value="1574.706421" calcext:value-type="float">
            <text:p>1574.706421</text:p>
          </table:table-cell>
          <table:table-cell office:value-type="float" office:value="1578.172485" calcext:value-type="float">
            <text:p>1578.172485</text:p>
          </table:table-cell>
          <table:table-cell office:value-type="float" office:value="1574.788818" calcext:value-type="float">
            <text:p>1574.788818</text:p>
          </table:table-cell>
          <table:table-cell table:number-columns-repeated="13"/>
        </table:table-row>
        <table:table-row table:style-name="ro1">
          <table:table-cell office:value-type="float" office:value="1575.871704" calcext:value-type="float">
            <text:p>1575.871704</text:p>
          </table:table-cell>
          <table:table-cell office:value-type="float" office:value="1575.001953" calcext:value-type="float">
            <text:p>1575.001953</text:p>
          </table:table-cell>
          <table:table-cell office:value-type="float" office:value="1577.870728" calcext:value-type="float">
            <text:p>1577.870728</text:p>
          </table:table-cell>
          <table:table-cell office:value-type="float" office:value="1573.444458" calcext:value-type="float">
            <text:p>1573.444458</text:p>
          </table:table-cell>
          <table:table-cell table:number-columns-repeated="13"/>
        </table:table-row>
        <table:table-row table:style-name="ro1">
          <table:table-cell office:value-type="float" office:value="1576.643921" calcext:value-type="float">
            <text:p>1576.643921</text:p>
          </table:table-cell>
          <table:table-cell office:value-type="float" office:value="1576.740356" calcext:value-type="float">
            <text:p>1576.740356</text:p>
          </table:table-cell>
          <table:table-cell office:value-type="float" office:value="1579.133423" calcext:value-type="float">
            <text:p>1579.133423</text:p>
          </table:table-cell>
          <table:table-cell office:value-type="float" office:value="1575.394653" calcext:value-type="float">
            <text:p>1575.394653</text:p>
          </table:table-cell>
          <table:table-cell table:number-columns-repeated="13"/>
        </table:table-row>
        <table:table-row table:style-name="ro1">
          <table:table-cell office:value-type="float" office:value="1577.008545" calcext:value-type="float">
            <text:p>1577.008545</text:p>
          </table:table-cell>
          <table:table-cell office:value-type="float" office:value="1576.453125" calcext:value-type="float">
            <text:p>1576.453125</text:p>
          </table:table-cell>
          <table:table-cell office:value-type="float" office:value="1577.722046" calcext:value-type="float">
            <text:p>1577.722046</text:p>
          </table:table-cell>
          <table:table-cell office:value-type="float" office:value="1575.498535" calcext:value-type="float">
            <text:p>1575.498535</text:p>
          </table:table-cell>
          <table:table-cell table:number-columns-repeated="13"/>
        </table:table-row>
        <table:table-row table:style-name="ro1">
          <table:table-cell office:value-type="float" office:value="1575.608521" calcext:value-type="float">
            <text:p>1575.608521</text:p>
          </table:table-cell>
          <table:table-cell office:value-type="float" office:value="1574.962158" calcext:value-type="float">
            <text:p>1574.962158</text:p>
          </table:table-cell>
          <table:table-cell office:value-type="float" office:value="1573.423096" calcext:value-type="float">
            <text:p>1573.423096</text:p>
          </table:table-cell>
          <table:table-cell office:value-type="float" office:value="1575.575562" calcext:value-type="float">
            <text:p>1575.575562</text:p>
          </table:table-cell>
          <table:table-cell table:number-columns-repeated="13"/>
        </table:table-row>
        <table:table-row table:style-name="ro1">
          <table:table-cell office:value-type="float" office:value="1578.49585" calcext:value-type="float">
            <text:p>1578.49585</text:p>
          </table:table-cell>
          <table:table-cell office:value-type="float" office:value="1577.085449" calcext:value-type="float">
            <text:p>1577.085449</text:p>
          </table:table-cell>
          <table:table-cell office:value-type="float" office:value="1579.522583" calcext:value-type="float">
            <text:p>1579.522583</text:p>
          </table:table-cell>
          <table:table-cell office:value-type="float" office:value="1575.067993" calcext:value-type="float">
            <text:p>1575.067993</text:p>
          </table:table-cell>
          <table:table-cell table:number-columns-repeated="13"/>
        </table:table-row>
        <table:table-row table:style-name="ro1">
          <table:table-cell office:value-type="float" office:value="1579.843506" calcext:value-type="float">
            <text:p>1579.843506</text:p>
          </table:table-cell>
          <table:table-cell office:value-type="float" office:value="1574.660034" calcext:value-type="float">
            <text:p>1574.660034</text:p>
          </table:table-cell>
          <table:table-cell office:value-type="float" office:value="1578.537231" calcext:value-type="float">
            <text:p>1578.537231</text:p>
          </table:table-cell>
          <table:table-cell office:value-type="float" office:value="1576.971924" calcext:value-type="float">
            <text:p>1576.971924</text:p>
          </table:table-cell>
          <table:table-cell table:number-columns-repeated="13"/>
        </table:table-row>
        <table:table-row table:style-name="ro1">
          <table:table-cell office:value-type="float" office:value="1578.292114" calcext:value-type="float">
            <text:p>1578.292114</text:p>
          </table:table-cell>
          <table:table-cell office:value-type="float" office:value="1576.65332" calcext:value-type="float">
            <text:p>1576.65332</text:p>
          </table:table-cell>
          <table:table-cell office:value-type="float" office:value="1574.965942" calcext:value-type="float">
            <text:p>1574.965942</text:p>
          </table:table-cell>
          <table:table-cell office:value-type="float" office:value="1574.44458" calcext:value-type="float">
            <text:p>1574.44458</text:p>
          </table:table-cell>
          <table:table-cell table:number-columns-repeated="13"/>
        </table:table-row>
        <table:table-row table:style-name="ro1">
          <table:table-cell office:value-type="float" office:value="1573.078613" calcext:value-type="float">
            <text:p>1573.078613</text:p>
          </table:table-cell>
          <table:table-cell office:value-type="float" office:value="1579.096313" calcext:value-type="float">
            <text:p>1579.096313</text:p>
          </table:table-cell>
          <table:table-cell office:value-type="float" office:value="1574.596802" calcext:value-type="float">
            <text:p>1574.596802</text:p>
          </table:table-cell>
          <table:table-cell office:value-type="float" office:value="1575.896606" calcext:value-type="float">
            <text:p>1575.896606</text:p>
          </table:table-cell>
          <table:table-cell table:number-columns-repeated="13"/>
        </table:table-row>
        <table:table-row table:style-name="ro1">
          <table:table-cell office:value-type="float" office:value="1576.449219" calcext:value-type="float">
            <text:p>1576.449219</text:p>
          </table:table-cell>
          <table:table-cell office:value-type="float" office:value="1576.903564" calcext:value-type="float">
            <text:p>1576.903564</text:p>
          </table:table-cell>
          <table:table-cell office:value-type="float" office:value="1582.065186" calcext:value-type="float">
            <text:p>1582.065186</text:p>
          </table:table-cell>
          <table:table-cell office:value-type="float" office:value="1574.911377" calcext:value-type="float">
            <text:p>1574.911377</text:p>
          </table:table-cell>
          <table:table-cell table:number-columns-repeated="13"/>
        </table:table-row>
        <table:table-row table:style-name="ro1">
          <table:table-cell office:value-type="float" office:value="1577.275757" calcext:value-type="float">
            <text:p>1577.275757</text:p>
          </table:table-cell>
          <table:table-cell office:value-type="float" office:value="1575.297974" calcext:value-type="float">
            <text:p>1575.297974</text:p>
          </table:table-cell>
          <table:table-cell office:value-type="float" office:value="1577.380005" calcext:value-type="float">
            <text:p>1577.380005</text:p>
          </table:table-cell>
          <table:table-cell office:value-type="float" office:value="1576.682983" calcext:value-type="float">
            <text:p>1576.682983</text:p>
          </table:table-cell>
          <table:table-cell table:number-columns-repeated="13"/>
        </table:table-row>
        <table:table-row table:style-name="ro1">
          <table:table-cell office:value-type="float" office:value="1575.556274" calcext:value-type="float">
            <text:p>1575.556274</text:p>
          </table:table-cell>
          <table:table-cell office:value-type="float" office:value="1575.021606" calcext:value-type="float">
            <text:p>1575.021606</text:p>
          </table:table-cell>
          <table:table-cell office:value-type="float" office:value="1577.307617" calcext:value-type="float">
            <text:p>1577.307617</text:p>
          </table:table-cell>
          <table:table-cell office:value-type="float" office:value="1576.543091" calcext:value-type="float">
            <text:p>1576.543091</text:p>
          </table:table-cell>
          <table:table-cell table:number-columns-repeated="13"/>
        </table:table-row>
        <table:table-row table:style-name="ro1">
          <table:table-cell office:value-type="float" office:value="1577.012085" calcext:value-type="float">
            <text:p>1577.012085</text:p>
          </table:table-cell>
          <table:table-cell office:value-type="float" office:value="1576.422119" calcext:value-type="float">
            <text:p>1576.422119</text:p>
          </table:table-cell>
          <table:table-cell office:value-type="float" office:value="1573.86792" calcext:value-type="float">
            <text:p>1573.86792</text:p>
          </table:table-cell>
          <table:table-cell office:value-type="float" office:value="1578.367432" calcext:value-type="float">
            <text:p>1578.367432</text:p>
          </table:table-cell>
          <table:table-cell table:number-columns-repeated="13"/>
        </table:table-row>
        <table:table-row table:style-name="ro1">
          <table:table-cell office:value-type="float" office:value="1577.016724" calcext:value-type="float">
            <text:p>1577.016724</text:p>
          </table:table-cell>
          <table:table-cell office:value-type="float" office:value="1577.875854" calcext:value-type="float">
            <text:p>1577.875854</text:p>
          </table:table-cell>
          <table:table-cell office:value-type="float" office:value="1578.909668" calcext:value-type="float">
            <text:p>1578.909668</text:p>
          </table:table-cell>
          <table:table-cell office:value-type="float" office:value="1574.151611" calcext:value-type="float">
            <text:p>1574.151611</text:p>
          </table:table-cell>
          <table:table-cell table:number-columns-repeated="13"/>
        </table:table-row>
        <table:table-row table:style-name="ro1">
          <table:table-cell office:value-type="float" office:value="1575.389282" calcext:value-type="float">
            <text:p>1575.389282</text:p>
          </table:table-cell>
          <table:table-cell office:value-type="float" office:value="1575.610474" calcext:value-type="float">
            <text:p>1575.610474</text:p>
          </table:table-cell>
          <table:table-cell office:value-type="float" office:value="1576.171509" calcext:value-type="float">
            <text:p>1576.171509</text:p>
          </table:table-cell>
          <table:table-cell office:value-type="float" office:value="1576.251343" calcext:value-type="float">
            <text:p>1576.251343</text:p>
          </table:table-cell>
          <table:table-cell table:number-columns-repeated="13"/>
        </table:table-row>
        <table:table-row table:style-name="ro1">
          <table:table-cell office:value-type="float" office:value="1579.084717" calcext:value-type="float">
            <text:p>1579.084717</text:p>
          </table:table-cell>
          <table:table-cell office:value-type="float" office:value="1575.950806" calcext:value-type="float">
            <text:p>1575.950806</text:p>
          </table:table-cell>
          <table:table-cell office:value-type="float" office:value="1573.564575" calcext:value-type="float">
            <text:p>1573.564575</text:p>
          </table:table-cell>
          <table:table-cell office:value-type="float" office:value="1576.405884" calcext:value-type="float">
            <text:p>1576.405884</text:p>
          </table:table-cell>
          <table:table-cell table:number-columns-repeated="13"/>
        </table:table-row>
        <table:table-row table:style-name="ro1">
          <table:table-cell office:value-type="float" office:value="1576.905273" calcext:value-type="float">
            <text:p>1576.905273</text:p>
          </table:table-cell>
          <table:table-cell office:value-type="float" office:value="1575.576904" calcext:value-type="float">
            <text:p>1575.576904</text:p>
          </table:table-cell>
          <table:table-cell office:value-type="float" office:value="1577.319214" calcext:value-type="float">
            <text:p>1577.319214</text:p>
          </table:table-cell>
          <table:table-cell office:value-type="float" office:value="1576.906006" calcext:value-type="float">
            <text:p>1576.906006</text:p>
          </table:table-cell>
          <table:table-cell table:number-columns-repeated="13"/>
        </table:table-row>
        <table:table-row table:style-name="ro1">
          <table:table-cell office:value-type="float" office:value="1576.324585" calcext:value-type="float">
            <text:p>1576.324585</text:p>
          </table:table-cell>
          <table:table-cell office:value-type="float" office:value="1575.155762" calcext:value-type="float">
            <text:p>1575.155762</text:p>
          </table:table-cell>
          <table:table-cell office:value-type="float" office:value="1575.45813" calcext:value-type="float">
            <text:p>1575.45813</text:p>
          </table:table-cell>
          <table:table-cell office:value-type="float" office:value="1575.974243" calcext:value-type="float">
            <text:p>1575.974243</text:p>
          </table:table-cell>
          <table:table-cell table:number-columns-repeated="13"/>
        </table:table-row>
        <table:table-row table:style-name="ro1">
          <table:table-cell office:value-type="float" office:value="1576.155518" calcext:value-type="float">
            <text:p>1576.155518</text:p>
          </table:table-cell>
          <table:table-cell office:value-type="float" office:value="1578.827393" calcext:value-type="float">
            <text:p>1578.827393</text:p>
          </table:table-cell>
          <table:table-cell office:value-type="float" office:value="1574.645874" calcext:value-type="float">
            <text:p>1574.645874</text:p>
          </table:table-cell>
          <table:table-cell office:value-type="float" office:value="1577.880737" calcext:value-type="float">
            <text:p>1577.880737</text:p>
          </table:table-cell>
          <table:table-cell table:number-columns-repeated="13"/>
        </table:table-row>
        <table:table-row table:style-name="ro1">
          <table:table-cell office:value-type="float" office:value="1576.417358" calcext:value-type="float">
            <text:p>1576.417358</text:p>
          </table:table-cell>
          <table:table-cell office:value-type="float" office:value="1579.11438" calcext:value-type="float">
            <text:p>1579.11438</text:p>
          </table:table-cell>
          <table:table-cell office:value-type="float" office:value="1576.994263" calcext:value-type="float">
            <text:p>1576.994263</text:p>
          </table:table-cell>
          <table:table-cell office:value-type="float" office:value="1578.339478" calcext:value-type="float">
            <text:p>1578.339478</text:p>
          </table:table-cell>
          <table:table-cell table:number-columns-repeated="13"/>
        </table:table-row>
        <table:table-row table:style-name="ro1">
          <table:table-cell office:value-type="float" office:value="1574.714233" calcext:value-type="float">
            <text:p>1574.714233</text:p>
          </table:table-cell>
          <table:table-cell office:value-type="float" office:value="1577.927124" calcext:value-type="float">
            <text:p>1577.927124</text:p>
          </table:table-cell>
          <table:table-cell office:value-type="float" office:value="1576.643799" calcext:value-type="float">
            <text:p>1576.643799</text:p>
          </table:table-cell>
          <table:table-cell office:value-type="float" office:value="1578.950439" calcext:value-type="float">
            <text:p>1578.950439</text:p>
          </table:table-cell>
          <table:table-cell table:number-columns-repeated="13"/>
        </table:table-row>
        <table:table-row table:style-name="ro1">
          <table:table-cell office:value-type="float" office:value="1576.644653" calcext:value-type="float">
            <text:p>1576.644653</text:p>
          </table:table-cell>
          <table:table-cell office:value-type="float" office:value="1577.719116" calcext:value-type="float">
            <text:p>1577.719116</text:p>
          </table:table-cell>
          <table:table-cell office:value-type="float" office:value="1575.97644" calcext:value-type="float">
            <text:p>1575.97644</text:p>
          </table:table-cell>
          <table:table-cell office:value-type="float" office:value="1577.241211" calcext:value-type="float">
            <text:p>1577.241211</text:p>
          </table:table-cell>
          <table:table-cell table:number-columns-repeated="13"/>
        </table:table-row>
        <table:table-row table:style-name="ro1">
          <table:table-cell office:value-type="float" office:value="1576.861694" calcext:value-type="float">
            <text:p>1576.861694</text:p>
          </table:table-cell>
          <table:table-cell office:value-type="float" office:value="1576.298218" calcext:value-type="float">
            <text:p>1576.298218</text:p>
          </table:table-cell>
          <table:table-cell office:value-type="float" office:value="1575.515991" calcext:value-type="float">
            <text:p>1575.515991</text:p>
          </table:table-cell>
          <table:table-cell office:value-type="float" office:value="1576.822632" calcext:value-type="float">
            <text:p>1576.822632</text:p>
          </table:table-cell>
          <table:table-cell table:number-columns-repeated="13"/>
        </table:table-row>
        <table:table-row table:style-name="ro1">
          <table:table-cell office:value-type="float" office:value="1575.10437" calcext:value-type="float">
            <text:p>1575.10437</text:p>
          </table:table-cell>
          <table:table-cell office:value-type="float" office:value="1578.78894" calcext:value-type="float">
            <text:p>1578.78894</text:p>
          </table:table-cell>
          <table:table-cell office:value-type="float" office:value="1577.983521" calcext:value-type="float">
            <text:p>1577.983521</text:p>
          </table:table-cell>
          <table:table-cell office:value-type="float" office:value="1577.285767" calcext:value-type="float">
            <text:p>1577.285767</text:p>
          </table:table-cell>
          <table:table-cell table:number-columns-repeated="13"/>
        </table:table-row>
        <table:table-row table:style-name="ro1">
          <table:table-cell office:value-type="float" office:value="1575.898071" calcext:value-type="float">
            <text:p>1575.898071</text:p>
          </table:table-cell>
          <table:table-cell office:value-type="float" office:value="1574.450195" calcext:value-type="float">
            <text:p>1574.450195</text:p>
          </table:table-cell>
          <table:table-cell office:value-type="float" office:value="1575.317139" calcext:value-type="float">
            <text:p>1575.317139</text:p>
          </table:table-cell>
          <table:table-cell office:value-type="float" office:value="1574.414673" calcext:value-type="float">
            <text:p>1574.414673</text:p>
          </table:table-cell>
          <table:table-cell table:number-columns-repeated="13"/>
        </table:table-row>
        <table:table-row table:style-name="ro1">
          <table:table-cell office:value-type="float" office:value="1578.811523" calcext:value-type="float">
            <text:p>1578.811523</text:p>
          </table:table-cell>
          <table:table-cell office:value-type="float" office:value="1574.910034" calcext:value-type="float">
            <text:p>1574.910034</text:p>
          </table:table-cell>
          <table:table-cell office:value-type="float" office:value="1582.603638" calcext:value-type="float">
            <text:p>1582.603638</text:p>
          </table:table-cell>
          <table:table-cell office:value-type="float" office:value="1575.754272" calcext:value-type="float">
            <text:p>1575.754272</text:p>
          </table:table-cell>
          <table:table-cell table:number-columns-repeated="13"/>
        </table:table-row>
        <table:table-row table:style-name="ro1">
          <table:table-cell office:value-type="float" office:value="1574.452515" calcext:value-type="float">
            <text:p>1574.452515</text:p>
          </table:table-cell>
          <table:table-cell office:value-type="float" office:value="1573.060547" calcext:value-type="float">
            <text:p>1573.060547</text:p>
          </table:table-cell>
          <table:table-cell office:value-type="float" office:value="1574.783447" calcext:value-type="float">
            <text:p>1574.783447</text:p>
          </table:table-cell>
          <table:table-cell office:value-type="float" office:value="1571.757446" calcext:value-type="float">
            <text:p>1571.757446</text:p>
          </table:table-cell>
          <table:table-cell table:number-columns-repeated="13"/>
        </table:table-row>
        <table:table-row table:style-name="ro1">
          <table:table-cell office:value-type="float" office:value="1581.643188" calcext:value-type="float">
            <text:p>1581.643188</text:p>
          </table:table-cell>
          <table:table-cell office:value-type="float" office:value="1581.362915" calcext:value-type="float">
            <text:p>1581.362915</text:p>
          </table:table-cell>
          <table:table-cell office:value-type="float" office:value="1582.935913" calcext:value-type="float">
            <text:p>1582.935913</text:p>
          </table:table-cell>
          <table:table-cell office:value-type="float" office:value="1581.824829" calcext:value-type="float">
            <text:p>1581.824829</text:p>
          </table:table-cell>
          <table:table-cell table:number-columns-repeated="13"/>
        </table:table-row>
        <table:table-row table:style-name="ro1">
          <table:table-cell office:value-type="float" office:value="1578.407227" calcext:value-type="float">
            <text:p>1578.407227</text:p>
          </table:table-cell>
          <table:table-cell office:value-type="float" office:value="1570.904175" calcext:value-type="float">
            <text:p>1570.904175</text:p>
          </table:table-cell>
          <table:table-cell office:value-type="float" office:value="1578.90332" calcext:value-type="float">
            <text:p>1578.90332</text:p>
          </table:table-cell>
          <table:table-cell office:value-type="float" office:value="1572.124756" calcext:value-type="float">
            <text:p>1572.124756</text:p>
          </table:table-cell>
          <table:table-cell table:number-columns-repeated="13"/>
        </table:table-row>
        <table:table-row table:style-name="ro1">
          <table:table-cell office:value-type="float" office:value="1577.246582" calcext:value-type="float">
            <text:p>1577.246582</text:p>
          </table:table-cell>
          <table:table-cell office:value-type="float" office:value="1576.761108" calcext:value-type="float">
            <text:p>1576.761108</text:p>
          </table:table-cell>
          <table:table-cell office:value-type="float" office:value="1577.334351" calcext:value-type="float">
            <text:p>1577.334351</text:p>
          </table:table-cell>
          <table:table-cell office:value-type="float" office:value="1576.101074" calcext:value-type="float">
            <text:p>1576.101074</text:p>
          </table:table-cell>
          <table:table-cell table:number-columns-repeated="13"/>
        </table:table-row>
        <table:table-row table:style-name="ro1">
          <table:table-cell office:value-type="float" office:value="1571.028442" calcext:value-type="float">
            <text:p>1571.028442</text:p>
          </table:table-cell>
          <table:table-cell office:value-type="float" office:value="1570.405151" calcext:value-type="float">
            <text:p>1570.405151</text:p>
          </table:table-cell>
          <table:table-cell office:value-type="float" office:value="1569.660278" calcext:value-type="float">
            <text:p>1569.660278</text:p>
          </table:table-cell>
          <table:table-cell office:value-type="float" office:value="1571.729004" calcext:value-type="float">
            <text:p>1571.729004</text:p>
          </table:table-cell>
          <table:table-cell table:number-columns-repeated="1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71.942505" calcext:value-type="float">
            <text:p>1571.942505</text:p>
          </table:table-cell>
          <table:table-cell office:value-type="float" office:value="1574.027466" calcext:value-type="float">
            <text:p>1574.027466</text:p>
          </table:table-cell>
          <table:table-cell office:value-type="float" office:value="1573.338135" calcext:value-type="float">
            <text:p>1573.338135</text:p>
          </table:table-cell>
          <table:table-cell table:number-columns-repeated="13"/>
        </table:table-row>
        <table:table-row table:style-name="ro1">
          <table:table-cell office:value-type="float" office:value="1618.185303" calcext:value-type="float">
            <text:p>1618.185303</text:p>
          </table:table-cell>
          <table:table-cell office:value-type="float" office:value="1614.575073" calcext:value-type="float">
            <text:p>1614.575073</text:p>
          </table:table-cell>
          <table:table-cell office:value-type="float" office:value="1615.788818" calcext:value-type="float">
            <text:p>1615.788818</text:p>
          </table:table-cell>
          <table:table-cell office:value-type="float" office:value="1614.375" calcext:value-type="float">
            <text:p>1614.375</text:p>
          </table:table-cell>
          <table:table-cell table:number-columns-repeated="13"/>
        </table:table-row>
        <table:table-row table:style-name="ro1">
          <table:table-cell office:value-type="float" office:value="1573.300171" calcext:value-type="float">
            <text:p>1573.300171</text:p>
          </table:table-cell>
          <table:table-cell office:value-type="float" office:value="1575.285522" calcext:value-type="float">
            <text:p>1575.285522</text:p>
          </table:table-cell>
          <table:table-cell office:value-type="float" office:value="1575.546143" calcext:value-type="float">
            <text:p>1575.546143</text:p>
          </table:table-cell>
          <table:table-cell office:value-type="float" office:value="1573.775879" calcext:value-type="float">
            <text:p>1573.775879</text:p>
          </table:table-cell>
          <table:table-cell table:number-columns-repeated="13"/>
        </table:table-row>
        <table:table-row table:style-name="ro1">
          <table:table-cell office:value-type="float" office:value="1573.281494" calcext:value-type="float">
            <text:p>1573.281494</text:p>
          </table:table-cell>
          <table:table-cell office:value-type="float" office:value="1574.356812" calcext:value-type="float">
            <text:p>1574.356812</text:p>
          </table:table-cell>
          <table:table-cell office:value-type="float" office:value="1573.031982" calcext:value-type="float">
            <text:p>1573.031982</text:p>
          </table:table-cell>
          <table:table-cell office:value-type="float" office:value="1571.562134" calcext:value-type="float">
            <text:p>1571.562134</text:p>
          </table:table-cell>
          <table:table-cell table:number-columns-repeated="13"/>
        </table:table-row>
        <table:table-row table:style-name="ro1">
          <table:table-cell office:value-type="float" office:value="1572.849731" calcext:value-type="float">
            <text:p>1572.849731</text:p>
          </table:table-cell>
          <table:table-cell office:value-type="float" office:value="1568.466431" calcext:value-type="float">
            <text:p>1568.466431</text:p>
          </table:table-cell>
          <table:table-cell office:value-type="float" office:value="1572.821899" calcext:value-type="float">
            <text:p>1572.821899</text:p>
          </table:table-cell>
          <table:table-cell office:value-type="float" office:value="1568.483276" calcext:value-type="float">
            <text:p>1568.483276</text:p>
          </table:table-cell>
          <table:table-cell table:number-columns-repeated="13"/>
        </table:table-row>
        <table:table-row table:style-name="ro1">
          <table:table-cell office:value-type="float" office:value="1573.180664" calcext:value-type="float">
            <text:p>1573.180664</text:p>
          </table:table-cell>
          <table:table-cell office:value-type="float" office:value="1567.563599" calcext:value-type="float">
            <text:p>1567.563599</text:p>
          </table:table-cell>
          <table:table-cell office:value-type="float" office:value="1571.118652" calcext:value-type="float">
            <text:p>1571.118652</text:p>
          </table:table-cell>
          <table:table-cell office:value-type="float" office:value="1567.48938" calcext:value-type="float">
            <text:p>1567.48938</text:p>
          </table:table-cell>
          <table:table-cell table:number-columns-repeated="13"/>
        </table:table-row>
        <table:table-row table:style-name="ro1">
          <table:table-cell office:value-type="float" office:value="1573.569946" calcext:value-type="float">
            <text:p>1573.569946</text:p>
          </table:table-cell>
          <table:table-cell office:value-type="float" office:value="1572.683838" calcext:value-type="float">
            <text:p>1572.683838</text:p>
          </table:table-cell>
          <table:table-cell office:value-type="float" office:value="1574.099854" calcext:value-type="float">
            <text:p>1574.099854</text:p>
          </table:table-cell>
          <table:table-cell office:value-type="float" office:value="1572.328613" calcext:value-type="float">
            <text:p>1572.328613</text:p>
          </table:table-cell>
          <table:table-cell table:number-columns-repeated="13"/>
        </table:table-row>
        <table:table-row table:style-name="ro1">
          <table:table-cell office:value-type="float" office:value="1570.480957" calcext:value-type="float">
            <text:p>1570.480957</text:p>
          </table:table-cell>
          <table:table-cell office:value-type="float" office:value="1572.105225" calcext:value-type="float">
            <text:p>1572.105225</text:p>
          </table:table-cell>
          <table:table-cell office:value-type="float" office:value="1571.260376" calcext:value-type="float">
            <text:p>1571.260376</text:p>
          </table:table-cell>
          <table:table-cell office:value-type="float" office:value="1574.123047" calcext:value-type="float">
            <text:p>1574.123047</text:p>
          </table:table-cell>
          <table:table-cell table:number-columns-repeated="13"/>
        </table:table-row>
        <table:table-row table:style-name="ro1">
          <table:table-cell office:value-type="float" office:value="1571.795532" calcext:value-type="float">
            <text:p>1571.795532</text:p>
          </table:table-cell>
          <table:table-cell office:value-type="float" office:value="1572.284058" calcext:value-type="float">
            <text:p>1572.284058</text:p>
          </table:table-cell>
          <table:table-cell office:value-type="float" office:value="1569.864624" calcext:value-type="float">
            <text:p>1569.864624</text:p>
          </table:table-cell>
          <table:table-cell office:value-type="float" office:value="1574.382935" calcext:value-type="float">
            <text:p>1574.382935</text:p>
          </table:table-cell>
          <table:table-cell table:number-columns-repeated="13"/>
        </table:table-row>
        <table:table-row table:style-name="ro1">
          <table:table-cell office:value-type="float" office:value="1569.365601" calcext:value-type="float">
            <text:p>1569.365601</text:p>
          </table:table-cell>
          <table:table-cell office:value-type="float" office:value="1576.765137" calcext:value-type="float">
            <text:p>1576.765137</text:p>
          </table:table-cell>
          <table:table-cell office:value-type="float" office:value="1570.731689" calcext:value-type="float">
            <text:p>1570.731689</text:p>
          </table:table-cell>
          <table:table-cell office:value-type="float" office:value="1574.396118" calcext:value-type="float">
            <text:p>1574.396118</text:p>
          </table:table-cell>
          <table:table-cell table:number-columns-repeated="13"/>
        </table:table-row>
        <table:table-row table:style-name="ro1">
          <table:table-cell office:value-type="float" office:value="1569.668579" calcext:value-type="float">
            <text:p>1569.668579</text:p>
          </table:table-cell>
          <table:table-cell office:value-type="float" office:value="1567.348022" calcext:value-type="float">
            <text:p>1567.348022</text:p>
          </table:table-cell>
          <table:table-cell office:value-type="float" office:value="1570.864502" calcext:value-type="float">
            <text:p>1570.864502</text:p>
          </table:table-cell>
          <table:table-cell office:value-type="float" office:value="1569.374756" calcext:value-type="float">
            <text:p>1569.374756</text:p>
          </table:table-cell>
          <table:table-cell table:number-columns-repeated="13"/>
        </table:table-row>
        <table:table-row table:style-name="ro1">
          <table:table-cell office:value-type="float" office:value="1571.560303" calcext:value-type="float">
            <text:p>1571.560303</text:p>
          </table:table-cell>
          <table:table-cell office:value-type="float" office:value="1569.451416" calcext:value-type="float">
            <text:p>1569.451416</text:p>
          </table:table-cell>
          <table:table-cell office:value-type="float" office:value="1573.339844" calcext:value-type="float">
            <text:p>1573.339844</text:p>
          </table:table-cell>
          <table:table-cell office:value-type="float" office:value="1569.200806" calcext:value-type="float">
            <text:p>1569.200806</text:p>
          </table:table-cell>
          <table:table-cell table:number-columns-repeated="13"/>
        </table:table-row>
        <table:table-row table:style-name="ro1">
          <table:table-cell office:value-type="float" office:value="1577.459229" calcext:value-type="float">
            <text:p>1577.459229</text:p>
          </table:table-cell>
          <table:table-cell office:value-type="float" office:value="1575.870605" calcext:value-type="float">
            <text:p>1575.870605</text:p>
          </table:table-cell>
          <table:table-cell office:value-type="float" office:value="1576.616699" calcext:value-type="float">
            <text:p>1576.616699</text:p>
          </table:table-cell>
          <table:table-cell office:value-type="float" office:value="1574.674072" calcext:value-type="float">
            <text:p>1574.674072</text:p>
          </table:table-cell>
          <table:table-cell table:number-columns-repeated="13"/>
        </table:table-row>
        <table:table-row table:style-name="ro1">
          <table:table-cell office:value-type="float" office:value="1574.781616" calcext:value-type="float">
            <text:p>1574.781616</text:p>
          </table:table-cell>
          <table:table-cell office:value-type="float" office:value="1572.669922" calcext:value-type="float">
            <text:p>1572.669922</text:p>
          </table:table-cell>
          <table:table-cell office:value-type="float" office:value="1575.118652" calcext:value-type="float">
            <text:p>1575.118652</text:p>
          </table:table-cell>
          <table:table-cell office:value-type="float" office:value="1572.526123" calcext:value-type="float">
            <text:p>1572.526123</text:p>
          </table:table-cell>
          <table:table-cell table:number-columns-repeated="13"/>
        </table:table-row>
        <table:table-row table:style-name="ro1">
          <table:table-cell office:value-type="float" office:value="1577.763672" calcext:value-type="float">
            <text:p>1577.763672</text:p>
          </table:table-cell>
          <table:table-cell office:value-type="float" office:value="1575.146362" calcext:value-type="float">
            <text:p>1575.146362</text:p>
          </table:table-cell>
          <table:table-cell office:value-type="float" office:value="1575.323608" calcext:value-type="float">
            <text:p>1575.323608</text:p>
          </table:table-cell>
          <table:table-cell office:value-type="float" office:value="1574.85022" calcext:value-type="float">
            <text:p>1574.85022</text:p>
          </table:table-cell>
          <table:table-cell table:number-columns-repeated="13"/>
        </table:table-row>
        <table:table-row table:style-name="ro1">
          <table:table-cell office:value-type="float" office:value="1575.781982" calcext:value-type="float">
            <text:p>1575.781982</text:p>
          </table:table-cell>
          <table:table-cell office:value-type="float" office:value="1572.757324" calcext:value-type="float">
            <text:p>1572.757324</text:p>
          </table:table-cell>
          <table:table-cell office:value-type="float" office:value="1575.738525" calcext:value-type="float">
            <text:p>1575.738525</text:p>
          </table:table-cell>
          <table:table-cell office:value-type="float" office:value="1573.755493" calcext:value-type="float">
            <text:p>1573.755493</text:p>
          </table:table-cell>
          <table:table-cell table:number-columns-repeated="13"/>
        </table:table-row>
        <table:table-row table:style-name="ro1">
          <table:table-cell office:value-type="float" office:value="1576.962891" calcext:value-type="float">
            <text:p>1576.962891</text:p>
          </table:table-cell>
          <table:table-cell office:value-type="float" office:value="1573.911499" calcext:value-type="float">
            <text:p>1573.911499</text:p>
          </table:table-cell>
          <table:table-cell office:value-type="float" office:value="1576.074585" calcext:value-type="float">
            <text:p>1576.074585</text:p>
          </table:table-cell>
          <table:table-cell office:value-type="float" office:value="1572.50415" calcext:value-type="float">
            <text:p>1572.50415</text:p>
          </table:table-cell>
          <table:table-cell table:number-columns-repeated="13"/>
        </table:table-row>
        <table:table-row table:style-name="ro1">
          <table:table-cell office:value-type="float" office:value="1574.409424" calcext:value-type="float">
            <text:p>1574.409424</text:p>
          </table:table-cell>
          <table:table-cell office:value-type="float" office:value="1576.792236" calcext:value-type="float">
            <text:p>1576.792236</text:p>
          </table:table-cell>
          <table:table-cell office:value-type="float" office:value="1574.759155" calcext:value-type="float">
            <text:p>1574.759155</text:p>
          </table:table-cell>
          <table:table-cell office:value-type="float" office:value="1575.916992" calcext:value-type="float">
            <text:p>1575.916992</text:p>
          </table:table-cell>
          <table:table-cell table:number-columns-repeated="13"/>
        </table:table-row>
        <table:table-row table:style-name="ro1">
          <table:table-cell office:value-type="float" office:value="1575.134888" calcext:value-type="float">
            <text:p>1575.134888</text:p>
          </table:table-cell>
          <table:table-cell office:value-type="float" office:value="1573.00647" calcext:value-type="float">
            <text:p>1573.00647</text:p>
          </table:table-cell>
          <table:table-cell office:value-type="float" office:value="1575.385254" calcext:value-type="float">
            <text:p>1575.385254</text:p>
          </table:table-cell>
          <table:table-cell office:value-type="float" office:value="1573.072998" calcext:value-type="float">
            <text:p>1573.072998</text:p>
          </table:table-cell>
          <table:table-cell table:number-columns-repeated="13"/>
        </table:table-row>
        <table:table-row table:style-name="ro1">
          <table:table-cell office:value-type="float" office:value="1576.803711" calcext:value-type="float">
            <text:p>1576.803711</text:p>
          </table:table-cell>
          <table:table-cell office:value-type="float" office:value="1574.560669" calcext:value-type="float">
            <text:p>1574.560669</text:p>
          </table:table-cell>
          <table:table-cell office:value-type="float" office:value="1573.028931" calcext:value-type="float">
            <text:p>1573.028931</text:p>
          </table:table-cell>
          <table:table-cell office:value-type="float" office:value="1573.537109" calcext:value-type="float">
            <text:p>1573.537109</text:p>
          </table:table-cell>
          <table:table-cell table:number-columns-repeated="13"/>
        </table:table-row>
        <table:table-row table:style-name="ro1">
          <table:table-cell office:value-type="float" office:value="1571.190918" calcext:value-type="float">
            <text:p>1571.190918</text:p>
          </table:table-cell>
          <table:table-cell office:value-type="float" office:value="1572.492798" calcext:value-type="float">
            <text:p>1572.492798</text:p>
          </table:table-cell>
          <table:table-cell office:value-type="float" office:value="1572.843262" calcext:value-type="float">
            <text:p>1572.843262</text:p>
          </table:table-cell>
          <table:table-cell office:value-type="float" office:value="1570.812622" calcext:value-type="float">
            <text:p>1570.812622</text:p>
          </table:table-cell>
          <table:table-cell table:number-columns-repeated="13"/>
        </table:table-row>
        <table:table-row table:style-name="ro1">
          <table:table-cell office:value-type="float" office:value="1577.81958" calcext:value-type="float">
            <text:p>1577.81958</text:p>
          </table:table-cell>
          <table:table-cell office:value-type="float" office:value="1577.106201" calcext:value-type="float">
            <text:p>1577.106201</text:p>
          </table:table-cell>
          <table:table-cell office:value-type="float" office:value="1579.481079" calcext:value-type="float">
            <text:p>1579.481079</text:p>
          </table:table-cell>
          <table:table-cell office:value-type="float" office:value="1575.076172" calcext:value-type="float">
            <text:p>1575.076172</text:p>
          </table:table-cell>
          <table:table-cell table:number-columns-repeated="13"/>
        </table:table-row>
        <table:table-row table:style-name="ro1">
          <table:table-cell office:value-type="float" office:value="1571.805664" calcext:value-type="float">
            <text:p>1571.805664</text:p>
          </table:table-cell>
          <table:table-cell office:value-type="float" office:value="1572.409668" calcext:value-type="float">
            <text:p>1572.409668</text:p>
          </table:table-cell>
          <table:table-cell office:value-type="float" office:value="1576.455811" calcext:value-type="float">
            <text:p>1576.455811</text:p>
          </table:table-cell>
          <table:table-cell office:value-type="float" office:value="1571.913086" calcext:value-type="float">
            <text:p>1571.913086</text:p>
          </table:table-cell>
          <table:table-cell table:number-columns-repeated="13"/>
        </table:table-row>
        <table:table-row table:style-name="ro1">
          <table:table-cell office:value-type="float" office:value="1571.647217" calcext:value-type="float">
            <text:p>1571.647217</text:p>
          </table:table-cell>
          <table:table-cell office:value-type="float" office:value="1572.164551" calcext:value-type="float">
            <text:p>1572.164551</text:p>
          </table:table-cell>
          <table:table-cell office:value-type="float" office:value="1576.525146" calcext:value-type="float">
            <text:p>1576.525146</text:p>
          </table:table-cell>
          <table:table-cell office:value-type="float" office:value="1568.755005" calcext:value-type="float">
            <text:p>1568.755005</text:p>
          </table:table-cell>
          <table:table-cell table:number-columns-repeated="13"/>
        </table:table-row>
        <table:table-row table:style-name="ro1">
          <table:table-cell office:value-type="float" office:value="1572.562988" calcext:value-type="float">
            <text:p>1572.562988</text:p>
          </table:table-cell>
          <table:table-cell office:value-type="float" office:value="1569.388428" calcext:value-type="float">
            <text:p>1569.388428</text:p>
          </table:table-cell>
          <table:table-cell office:value-type="float" office:value="1572.342651" calcext:value-type="float">
            <text:p>1572.342651</text:p>
          </table:table-cell>
          <table:table-cell office:value-type="float" office:value="1570.589233" calcext:value-type="float">
            <text:p>1570.589233</text:p>
          </table:table-cell>
          <table:table-cell table:number-columns-repeated="13"/>
        </table:table-row>
        <table:table-row table:style-name="ro1">
          <table:table-cell office:value-type="float" office:value="1571.587402" calcext:value-type="float">
            <text:p>1571.587402</text:p>
          </table:table-cell>
          <table:table-cell office:value-type="float" office:value="1573.121704" calcext:value-type="float">
            <text:p>1573.121704</text:p>
          </table:table-cell>
          <table:table-cell office:value-type="float" office:value="1569.73291" calcext:value-type="float">
            <text:p>1569.73291</text:p>
          </table:table-cell>
          <table:table-cell office:value-type="float" office:value="1573.417847" calcext:value-type="float">
            <text:p>1573.417847</text:p>
          </table:table-cell>
          <table:table-cell table:number-columns-repeated="13"/>
        </table:table-row>
        <table:table-row table:style-name="ro1">
          <table:table-cell office:value-type="float" office:value="1571.864136" calcext:value-type="float">
            <text:p>1571.864136</text:p>
          </table:table-cell>
          <table:table-cell office:value-type="float" office:value="1566.115234" calcext:value-type="float">
            <text:p>1566.115234</text:p>
          </table:table-cell>
          <table:table-cell office:value-type="float" office:value="1569.146118" calcext:value-type="float">
            <text:p>1569.146118</text:p>
          </table:table-cell>
          <table:table-cell office:value-type="float" office:value="1569.306519" calcext:value-type="float">
            <text:p>1569.306519</text:p>
          </table:table-cell>
          <table:table-cell table:number-columns-repeated="13"/>
        </table:table-row>
        <table:table-row table:style-name="ro1">
          <table:table-cell office:value-type="float" office:value="1572.528076" calcext:value-type="float">
            <text:p>1572.528076</text:p>
          </table:table-cell>
          <table:table-cell office:value-type="float" office:value="1574.949707" calcext:value-type="float">
            <text:p>1574.949707</text:p>
          </table:table-cell>
          <table:table-cell office:value-type="float" office:value="1574.244873" calcext:value-type="float">
            <text:p>1574.244873</text:p>
          </table:table-cell>
          <table:table-cell office:value-type="float" office:value="1573.481812" calcext:value-type="float">
            <text:p>1573.481812</text:p>
          </table:table-cell>
          <table:table-cell table:number-columns-repeated="13"/>
        </table:table-row>
        <table:table-row table:style-name="ro1">
          <table:table-cell office:value-type="float" office:value="1568.659058" calcext:value-type="float">
            <text:p>1568.659058</text:p>
          </table:table-cell>
          <table:table-cell office:value-type="float" office:value="1573.176147" calcext:value-type="float">
            <text:p>1573.176147</text:p>
          </table:table-cell>
          <table:table-cell office:value-type="float" office:value="1572.189575" calcext:value-type="float">
            <text:p>1572.189575</text:p>
          </table:table-cell>
          <table:table-cell office:value-type="float" office:value="1569.693115" calcext:value-type="float">
            <text:p>1569.693115</text:p>
          </table:table-cell>
          <table:table-cell table:number-columns-repeated="13"/>
        </table:table-row>
        <table:table-row table:style-name="ro1">
          <table:table-cell office:value-type="float" office:value="1568.166016" calcext:value-type="float">
            <text:p>1568.166016</text:p>
          </table:table-cell>
          <table:table-cell office:value-type="float" office:value="1572.124878" calcext:value-type="float">
            <text:p>1572.124878</text:p>
          </table:table-cell>
          <table:table-cell office:value-type="float" office:value="1568.021606" calcext:value-type="float">
            <text:p>1568.021606</text:p>
          </table:table-cell>
          <table:table-cell office:value-type="float" office:value="1571.584717" calcext:value-type="float">
            <text:p>1571.584717</text:p>
          </table:table-cell>
          <table:table-cell table:number-columns-repeated="13"/>
        </table:table-row>
        <table:table-row table:style-name="ro1">
          <table:table-cell office:value-type="float" office:value="1569.074951" calcext:value-type="float">
            <text:p>1569.074951</text:p>
          </table:table-cell>
          <table:table-cell office:value-type="float" office:value="1571.329834" calcext:value-type="float">
            <text:p>1571.329834</text:p>
          </table:table-cell>
          <table:table-cell office:value-type="float" office:value="1568.690552" calcext:value-type="float">
            <text:p>1568.690552</text:p>
          </table:table-cell>
          <table:table-cell office:value-type="float" office:value="1568.378052" calcext:value-type="float">
            <text:p>1568.378052</text:p>
          </table:table-cell>
          <table:table-cell table:number-columns-repeated="13"/>
        </table:table-row>
        <table:table-row table:style-name="ro1">
          <table:table-cell office:value-type="float" office:value="1572.556763" calcext:value-type="float">
            <text:p>1572.556763</text:p>
          </table:table-cell>
          <table:table-cell office:value-type="float" office:value="1575.319458" calcext:value-type="float">
            <text:p>1575.319458</text:p>
          </table:table-cell>
          <table:table-cell office:value-type="float" office:value="1574.627808" calcext:value-type="float">
            <text:p>1574.627808</text:p>
          </table:table-cell>
          <table:table-cell office:value-type="float" office:value="1573.661743" calcext:value-type="float">
            <text:p>1573.661743</text:p>
          </table:table-cell>
          <table:table-cell table:number-columns-repeated="13"/>
        </table:table-row>
        <table:table-row table:style-name="ro1">
          <table:table-cell office:value-type="float" office:value="1572.470337" calcext:value-type="float">
            <text:p>1572.470337</text:p>
          </table:table-cell>
          <table:table-cell office:value-type="float" office:value="1571.642944" calcext:value-type="float">
            <text:p>1571.642944</text:p>
          </table:table-cell>
          <table:table-cell office:value-type="float" office:value="1570.88623" calcext:value-type="float">
            <text:p>1570.88623</text:p>
          </table:table-cell>
          <table:table-cell office:value-type="float" office:value="1571.758423" calcext:value-type="float">
            <text:p>1571.758423</text:p>
          </table:table-cell>
          <table:table-cell table:number-columns-repeated="13"/>
        </table:table-row>
        <table:table-row table:style-name="ro1">
          <table:table-cell office:value-type="float" office:value="1572.043335" calcext:value-type="float">
            <text:p>1572.043335</text:p>
          </table:table-cell>
          <table:table-cell office:value-type="float" office:value="1571.335815" calcext:value-type="float">
            <text:p>1571.335815</text:p>
          </table:table-cell>
          <table:table-cell office:value-type="float" office:value="1573.227539" calcext:value-type="float">
            <text:p>1573.227539</text:p>
          </table:table-cell>
          <table:table-cell office:value-type="float" office:value="1569.053101" calcext:value-type="float">
            <text:p>1569.053101</text:p>
          </table:table-cell>
          <table:table-cell table:number-columns-repeated="13"/>
        </table:table-row>
        <table:table-row table:style-name="ro1">
          <table:table-cell office:value-type="float" office:value="1570.069336" calcext:value-type="float">
            <text:p>1570.069336</text:p>
          </table:table-cell>
          <table:table-cell office:value-type="float" office:value="1570.77771" calcext:value-type="float">
            <text:p>1570.77771</text:p>
          </table:table-cell>
          <table:table-cell office:value-type="float" office:value="1570.282837" calcext:value-type="float">
            <text:p>1570.282837</text:p>
          </table:table-cell>
          <table:table-cell office:value-type="float" office:value="1572.875977" calcext:value-type="float">
            <text:p>1572.875977</text:p>
          </table:table-cell>
          <table:table-cell table:number-columns-repeated="13"/>
        </table:table-row>
        <table:table-row table:style-name="ro1">
          <table:table-cell office:value-type="float" office:value="1569.397827" calcext:value-type="float">
            <text:p>1569.397827</text:p>
          </table:table-cell>
          <table:table-cell office:value-type="float" office:value="1570.364746" calcext:value-type="float">
            <text:p>1570.364746</text:p>
          </table:table-cell>
          <table:table-cell office:value-type="float" office:value="1570.503052" calcext:value-type="float">
            <text:p>1570.503052</text:p>
          </table:table-cell>
          <table:table-cell office:value-type="float" office:value="1568.388062" calcext:value-type="float">
            <text:p>1568.388062</text:p>
          </table:table-cell>
          <table:table-cell table:number-columns-repeated="13"/>
        </table:table-row>
        <table:table-row table:style-name="ro1">
          <table:table-cell office:value-type="float" office:value="1571.832397" calcext:value-type="float">
            <text:p>1571.832397</text:p>
          </table:table-cell>
          <table:table-cell office:value-type="float" office:value="1569.662964" calcext:value-type="float">
            <text:p>1569.662964</text:p>
          </table:table-cell>
          <table:table-cell office:value-type="float" office:value="1573.056396" calcext:value-type="float">
            <text:p>1573.056396</text:p>
          </table:table-cell>
          <table:table-cell office:value-type="float" office:value="1569.105591" calcext:value-type="float">
            <text:p>1569.105591</text:p>
          </table:table-cell>
          <table:table-cell table:number-columns-repeated="13"/>
        </table:table-row>
        <table:table-row table:style-name="ro1">
          <table:table-cell office:value-type="float" office:value="1576.718994" calcext:value-type="float">
            <text:p>1576.718994</text:p>
          </table:table-cell>
          <table:table-cell office:value-type="float" office:value="1570.516968" calcext:value-type="float">
            <text:p>1570.516968</text:p>
          </table:table-cell>
          <table:table-cell office:value-type="float" office:value="1573.896606" calcext:value-type="float">
            <text:p>1573.896606</text:p>
          </table:table-cell>
          <table:table-cell office:value-type="float" office:value="1575.85144" calcext:value-type="float">
            <text:p>1575.85144</text:p>
          </table:table-cell>
          <table:table-cell table:number-columns-repeated="13"/>
        </table:table-row>
        <table:table-row table:style-name="ro1">
          <table:table-cell office:value-type="float" office:value="1572.34375" calcext:value-type="float">
            <text:p>1572.34375</text:p>
          </table:table-cell>
          <table:table-cell office:value-type="float" office:value="1574.932739" calcext:value-type="float">
            <text:p>1574.932739</text:p>
          </table:table-cell>
          <table:table-cell office:value-type="float" office:value="1572.521729" calcext:value-type="float">
            <text:p>1572.521729</text:p>
          </table:table-cell>
          <table:table-cell office:value-type="float" office:value="1572.693237" calcext:value-type="float">
            <text:p>1572.693237</text:p>
          </table:table-cell>
          <table:table-cell table:number-columns-repeated="13"/>
        </table:table-row>
        <table:table-row table:style-name="ro1">
          <table:table-cell office:value-type="float" office:value="1571.044678" calcext:value-type="float">
            <text:p>1571.044678</text:p>
          </table:table-cell>
          <table:table-cell office:value-type="float" office:value="1572.821167" calcext:value-type="float">
            <text:p>1572.821167</text:p>
          </table:table-cell>
          <table:table-cell office:value-type="float" office:value="1574.930298" calcext:value-type="float">
            <text:p>1574.930298</text:p>
          </table:table-cell>
          <table:table-cell office:value-type="float" office:value="1572.436523" calcext:value-type="float">
            <text:p>1572.436523</text:p>
          </table:table-cell>
          <table:table-cell table:number-columns-repeated="13"/>
        </table:table-row>
        <table:table-row table:style-name="ro1">
          <table:table-cell office:value-type="float" office:value="1569.205566" calcext:value-type="float">
            <text:p>1569.205566</text:p>
          </table:table-cell>
          <table:table-cell office:value-type="float" office:value="1576.719604" calcext:value-type="float">
            <text:p>1576.719604</text:p>
          </table:table-cell>
          <table:table-cell office:value-type="float" office:value="1571.219238" calcext:value-type="float">
            <text:p>1571.219238</text:p>
          </table:table-cell>
          <table:table-cell office:value-type="float" office:value="1573.190552" calcext:value-type="float">
            <text:p>1573.190552</text:p>
          </table:table-cell>
          <table:table-cell table:number-columns-repeated="13"/>
        </table:table-row>
        <table:table-row table:style-name="ro1">
          <table:table-cell office:value-type="float" office:value="1573.085571" calcext:value-type="float">
            <text:p>1573.085571</text:p>
          </table:table-cell>
          <table:table-cell office:value-type="float" office:value="1571.196899" calcext:value-type="float">
            <text:p>1571.196899</text:p>
          </table:table-cell>
          <table:table-cell office:value-type="float" office:value="1572.273438" calcext:value-type="float">
            <text:p>1572.273438</text:p>
          </table:table-cell>
          <table:table-cell office:value-type="float" office:value="1571.150024" calcext:value-type="float">
            <text:p>1571.150024</text:p>
          </table:table-cell>
          <table:table-cell table:number-columns-repeated="13"/>
        </table:table-row>
        <table:table-row table:style-name="ro1">
          <table:table-cell office:value-type="float" office:value="1575.901733" calcext:value-type="float">
            <text:p>1575.901733</text:p>
          </table:table-cell>
          <table:table-cell office:value-type="float" office:value="1572.78125" calcext:value-type="float">
            <text:p>1572.78125</text:p>
          </table:table-cell>
          <table:table-cell office:value-type="float" office:value="1573.780762" calcext:value-type="float">
            <text:p>1573.780762</text:p>
          </table:table-cell>
          <table:table-cell office:value-type="float" office:value="1576.028564" calcext:value-type="float">
            <text:p>1576.028564</text:p>
          </table:table-cell>
          <table:table-cell table:number-columns-repeated="13"/>
        </table:table-row>
        <table:table-row table:style-name="ro1">
          <table:table-cell office:value-type="float" office:value="1575.656372" calcext:value-type="float">
            <text:p>1575.656372</text:p>
          </table:table-cell>
          <table:table-cell office:value-type="float" office:value="1574.280762" calcext:value-type="float">
            <text:p>1574.280762</text:p>
          </table:table-cell>
          <table:table-cell office:value-type="float" office:value="1575.410522" calcext:value-type="float">
            <text:p>1575.410522</text:p>
          </table:table-cell>
          <table:table-cell office:value-type="float" office:value="1571.89978" calcext:value-type="float">
            <text:p>1571.89978</text:p>
          </table:table-cell>
          <table:table-cell table:number-columns-repeated="13"/>
        </table:table-row>
        <table:table-row table:style-name="ro1">
          <table:table-cell office:value-type="float" office:value="1570.793213" calcext:value-type="float">
            <text:p>1570.793213</text:p>
          </table:table-cell>
          <table:table-cell office:value-type="float" office:value="1573.508789" calcext:value-type="float">
            <text:p>1573.508789</text:p>
          </table:table-cell>
          <table:table-cell office:value-type="float" office:value="1572.622314" calcext:value-type="float">
            <text:p>1572.622314</text:p>
          </table:table-cell>
          <table:table-cell office:value-type="float" office:value="1572.453491" calcext:value-type="float">
            <text:p>1572.453491</text:p>
          </table:table-cell>
          <table:table-cell table:number-columns-repeated="13"/>
        </table:table-row>
        <table:table-row table:style-name="ro1">
          <table:table-cell office:value-type="float" office:value="1571.994385" calcext:value-type="float">
            <text:p>1571.994385</text:p>
          </table:table-cell>
          <table:table-cell office:value-type="float" office:value="1572.765503" calcext:value-type="float">
            <text:p>1572.765503</text:p>
          </table:table-cell>
          <table:table-cell office:value-type="float" office:value="1573.371826" calcext:value-type="float">
            <text:p>1573.371826</text:p>
          </table:table-cell>
          <table:table-cell office:value-type="float" office:value="1570.292847" calcext:value-type="float">
            <text:p>1570.292847</text:p>
          </table:table-cell>
          <table:table-cell table:number-columns-repeated="13"/>
        </table:table-row>
        <table:table-row table:style-name="ro1">
          <table:table-cell office:value-type="float" office:value="1572.928101" calcext:value-type="float">
            <text:p>1572.928101</text:p>
          </table:table-cell>
          <table:table-cell office:value-type="float" office:value="1570.788696" calcext:value-type="float">
            <text:p>1570.788696</text:p>
          </table:table-cell>
          <table:table-cell office:value-type="float" office:value="1572.175781" calcext:value-type="float">
            <text:p>1572.175781</text:p>
          </table:table-cell>
          <table:table-cell office:value-type="float" office:value="1569.926392" calcext:value-type="float">
            <text:p>1569.926392</text:p>
          </table:table-cell>
          <table:table-cell table:number-columns-repeated="13"/>
        </table:table-row>
        <table:table-row table:style-name="ro1">
          <table:table-cell office:value-type="float" office:value="1570.791504" calcext:value-type="float">
            <text:p>1570.791504</text:p>
          </table:table-cell>
          <table:table-cell office:value-type="float" office:value="1572.218628" calcext:value-type="float">
            <text:p>1572.218628</text:p>
          </table:table-cell>
          <table:table-cell office:value-type="float" office:value="1574.521729" calcext:value-type="float">
            <text:p>1574.521729</text:p>
          </table:table-cell>
          <table:table-cell office:value-type="float" office:value="1570.546021" calcext:value-type="float">
            <text:p>1570.546021</text:p>
          </table:table-cell>
          <table:table-cell table:number-columns-repeated="13"/>
        </table:table-row>
        <table:table-row table:style-name="ro1">
          <table:table-cell office:value-type="float" office:value="1571.684814" calcext:value-type="float">
            <text:p>1571.684814</text:p>
          </table:table-cell>
          <table:table-cell office:value-type="float" office:value="1572.033569" calcext:value-type="float">
            <text:p>1572.033569</text:p>
          </table:table-cell>
          <table:table-cell office:value-type="float" office:value="1568.750977" calcext:value-type="float">
            <text:p>1568.750977</text:p>
          </table:table-cell>
          <table:table-cell office:value-type="float" office:value="1572.659058" calcext:value-type="float">
            <text:p>1572.659058</text:p>
          </table:table-cell>
          <table:table-cell table:number-columns-repeated="13"/>
        </table:table-row>
        <table:table-row table:style-name="ro1">
          <table:table-cell office:value-type="float" office:value="1574.739868" calcext:value-type="float">
            <text:p>1574.739868</text:p>
          </table:table-cell>
          <table:table-cell office:value-type="float" office:value="1568.208008" calcext:value-type="float">
            <text:p>1568.208008</text:p>
          </table:table-cell>
          <table:table-cell office:value-type="float" office:value="1573.123413" calcext:value-type="float">
            <text:p>1573.123413</text:p>
          </table:table-cell>
          <table:table-cell office:value-type="float" office:value="1572.838989" calcext:value-type="float">
            <text:p>1572.838989</text:p>
          </table:table-cell>
          <table:table-cell table:number-columns-repeated="13"/>
        </table:table-row>
        <table:table-row table:style-name="ro1">
          <table:table-cell office:value-type="float" office:value="1576.025635" calcext:value-type="float">
            <text:p>1576.025635</text:p>
          </table:table-cell>
          <table:table-cell office:value-type="float" office:value="1574.572021" calcext:value-type="float">
            <text:p>1574.572021</text:p>
          </table:table-cell>
          <table:table-cell office:value-type="float" office:value="1574.330933" calcext:value-type="float">
            <text:p>1574.330933</text:p>
          </table:table-cell>
          <table:table-cell office:value-type="float" office:value="1574.604736" calcext:value-type="float">
            <text:p>1574.604736</text:p>
          </table:table-cell>
          <table:table-cell table:number-columns-repeated="13"/>
        </table:table-row>
        <table:table-row table:style-name="ro1">
          <table:table-cell office:value-type="float" office:value="1575.47998" calcext:value-type="float">
            <text:p>1575.47998</text:p>
          </table:table-cell>
          <table:table-cell office:value-type="float" office:value="1572.707642" calcext:value-type="float">
            <text:p>1572.707642</text:p>
          </table:table-cell>
          <table:table-cell office:value-type="float" office:value="1577.509277" calcext:value-type="float">
            <text:p>1577.509277</text:p>
          </table:table-cell>
          <table:table-cell office:value-type="float" office:value="1574.050415" calcext:value-type="float">
            <text:p>1574.050415</text:p>
          </table:table-cell>
          <table:table-cell table:number-columns-repeated="13"/>
        </table:table-row>
        <table:table-row table:style-name="ro1">
          <table:table-cell office:value-type="float" office:value="1569.981201" calcext:value-type="float">
            <text:p>1569.981201</text:p>
          </table:table-cell>
          <table:table-cell office:value-type="float" office:value="1567.359863" calcext:value-type="float">
            <text:p>1567.359863</text:p>
          </table:table-cell>
          <table:table-cell office:value-type="float" office:value="1569.043823" calcext:value-type="float">
            <text:p>1569.043823</text:p>
          </table:table-cell>
          <table:table-cell office:value-type="float" office:value="1568.533203" calcext:value-type="float">
            <text:p>1568.533203</text:p>
          </table:table-cell>
          <table:table-cell table:number-columns-repeated="13"/>
        </table:table-row>
        <table:table-row table:style-name="ro1">
          <table:table-cell office:value-type="float" office:value="1572.32312" calcext:value-type="float">
            <text:p>1572.32312</text:p>
          </table:table-cell>
          <table:table-cell office:value-type="float" office:value="1568.572998" calcext:value-type="float">
            <text:p>1568.572998</text:p>
          </table:table-cell>
          <table:table-cell office:value-type="float" office:value="1570.251587" calcext:value-type="float">
            <text:p>1570.251587</text:p>
          </table:table-cell>
          <table:table-cell office:value-type="float" office:value="1572.139526" calcext:value-type="float">
            <text:p>1572.139526</text:p>
          </table:table-cell>
          <table:table-cell table:number-columns-repeated="13"/>
        </table:table-row>
        <table:table-row table:style-name="ro1">
          <table:table-cell office:value-type="float" office:value="1572.560303" calcext:value-type="float">
            <text:p>1572.560303</text:p>
          </table:table-cell>
          <table:table-cell office:value-type="float" office:value="1574.10144" calcext:value-type="float">
            <text:p>1574.10144</text:p>
          </table:table-cell>
          <table:table-cell office:value-type="float" office:value="1571.772095" calcext:value-type="float">
            <text:p>1571.772095</text:p>
          </table:table-cell>
          <table:table-cell office:value-type="float" office:value="1573.339966" calcext:value-type="float">
            <text:p>1573.339966</text:p>
          </table:table-cell>
          <table:table-cell table:number-columns-repeated="13"/>
        </table:table-row>
        <table:table-row table:style-name="ro1">
          <table:table-cell office:value-type="float" office:value="1573.11084" calcext:value-type="float">
            <text:p>1573.11084</text:p>
          </table:table-cell>
          <table:table-cell office:value-type="float" office:value="1573.938477" calcext:value-type="float">
            <text:p>1573.938477</text:p>
          </table:table-cell>
          <table:table-cell office:value-type="float" office:value="1571.019531" calcext:value-type="float">
            <text:p>1571.019531</text:p>
          </table:table-cell>
          <table:table-cell office:value-type="float" office:value="1572.651245" calcext:value-type="float">
            <text:p>1572.651245</text:p>
          </table:table-cell>
          <table:table-cell table:number-columns-repeated="13"/>
        </table:table-row>
        <table:table-row table:style-name="ro1">
          <table:table-cell office:value-type="float" office:value="1568.758057" calcext:value-type="float">
            <text:p>1568.758057</text:p>
          </table:table-cell>
          <table:table-cell office:value-type="float" office:value="1571.74585" calcext:value-type="float">
            <text:p>1571.74585</text:p>
          </table:table-cell>
          <table:table-cell office:value-type="float" office:value="1568.068604" calcext:value-type="float">
            <text:p>1568.068604</text:p>
          </table:table-cell>
          <table:table-cell office:value-type="float" office:value="1569.938965" calcext:value-type="float">
            <text:p>1569.938965</text:p>
          </table:table-cell>
          <table:table-cell table:number-columns-repeated="13"/>
        </table:table-row>
        <table:table-row table:style-name="ro1">
          <table:table-cell office:value-type="float" office:value="1568.152466" calcext:value-type="float">
            <text:p>1568.152466</text:p>
          </table:table-cell>
          <table:table-cell office:value-type="float" office:value="1571.035645" calcext:value-type="float">
            <text:p>1571.035645</text:p>
          </table:table-cell>
          <table:table-cell office:value-type="float" office:value="1570.616699" calcext:value-type="float">
            <text:p>1570.616699</text:p>
          </table:table-cell>
          <table:table-cell office:value-type="float" office:value="1571.644043" calcext:value-type="float">
            <text:p>1571.644043</text:p>
          </table:table-cell>
          <table:table-cell table:number-columns-repeated="13"/>
        </table:table-row>
        <table:table-row table:style-name="ro1">
          <table:table-cell office:value-type="float" office:value="1572.733032" calcext:value-type="float">
            <text:p>1572.733032</text:p>
          </table:table-cell>
          <table:table-cell office:value-type="float" office:value="1574.548828" calcext:value-type="float">
            <text:p>1574.548828</text:p>
          </table:table-cell>
          <table:table-cell office:value-type="float" office:value="1571.015747" calcext:value-type="float">
            <text:p>1571.015747</text:p>
          </table:table-cell>
          <table:table-cell office:value-type="float" office:value="1574.538574" calcext:value-type="float">
            <text:p>1574.538574</text:p>
          </table:table-cell>
          <table:table-cell table:number-columns-repeated="13"/>
        </table:table-row>
        <table:table-row table:style-name="ro1">
          <table:table-cell office:value-type="float" office:value="1570.812866" calcext:value-type="float">
            <text:p>1570.812866</text:p>
          </table:table-cell>
          <table:table-cell office:value-type="float" office:value="1570.543457" calcext:value-type="float">
            <text:p>1570.543457</text:p>
          </table:table-cell>
          <table:table-cell office:value-type="float" office:value="1571.141968" calcext:value-type="float">
            <text:p>1571.141968</text:p>
          </table:table-cell>
          <table:table-cell office:value-type="float" office:value="1567.848877" calcext:value-type="float">
            <text:p>1567.848877</text:p>
          </table:table-cell>
          <table:table-cell table:number-columns-repeated="13"/>
        </table:table-row>
        <table:table-row table:style-name="ro1">
          <table:table-cell office:value-type="float" office:value="1568.142456" calcext:value-type="float">
            <text:p>1568.142456</text:p>
          </table:table-cell>
          <table:table-cell office:value-type="float" office:value="1572.542725" calcext:value-type="float">
            <text:p>1572.542725</text:p>
          </table:table-cell>
          <table:table-cell office:value-type="float" office:value="1566.556641" calcext:value-type="float">
            <text:p>1566.556641</text:p>
          </table:table-cell>
          <table:table-cell office:value-type="float" office:value="1573.593994" calcext:value-type="float">
            <text:p>1573.593994</text:p>
          </table:table-cell>
          <table:table-cell table:number-columns-repeated="13"/>
        </table:table-row>
        <table:table-row table:style-name="ro1">
          <table:table-cell office:value-type="float" office:value="1571.599976" calcext:value-type="float">
            <text:p>1571.599976</text:p>
          </table:table-cell>
          <table:table-cell office:value-type="float" office:value="1569.365723" calcext:value-type="float">
            <text:p>1569.365723</text:p>
          </table:table-cell>
          <table:table-cell office:value-type="float" office:value="1570.646362" calcext:value-type="float">
            <text:p>1570.646362</text:p>
          </table:table-cell>
          <table:table-cell office:value-type="float" office:value="1572.49353" calcext:value-type="float">
            <text:p>1572.49353</text:p>
          </table:table-cell>
          <table:table-cell table:number-columns-repeated="13"/>
        </table:table-row>
        <table:table-row table:style-name="ro1">
          <table:table-cell office:value-type="float" office:value="1574.53772" calcext:value-type="float">
            <text:p>1574.53772</text:p>
          </table:table-cell>
          <table:table-cell office:value-type="float" office:value="1574.152832" calcext:value-type="float">
            <text:p>1574.152832</text:p>
          </table:table-cell>
          <table:table-cell office:value-type="float" office:value="1573.297241" calcext:value-type="float">
            <text:p>1573.297241</text:p>
          </table:table-cell>
          <table:table-cell office:value-type="float" office:value="1573.983276" calcext:value-type="float">
            <text:p>1573.983276</text:p>
          </table:table-cell>
          <table:table-cell table:number-columns-repeated="13"/>
        </table:table-row>
        <table:table-row table:style-name="ro1">
          <table:table-cell office:value-type="float" office:value="1572.284546" calcext:value-type="float">
            <text:p>1572.284546</text:p>
          </table:table-cell>
          <table:table-cell office:value-type="float" office:value="1571.074219" calcext:value-type="float">
            <text:p>1571.074219</text:p>
          </table:table-cell>
          <table:table-cell office:value-type="float" office:value="1573.04187" calcext:value-type="float">
            <text:p>1573.04187</text:p>
          </table:table-cell>
          <table:table-cell office:value-type="float" office:value="1573.723511" calcext:value-type="float">
            <text:p>1573.723511</text:p>
          </table:table-cell>
          <table:table-cell table:number-columns-repeated="13"/>
        </table:table-row>
        <table:table-row table:style-name="ro1">
          <table:table-cell office:value-type="float" office:value="1570.454346" calcext:value-type="float">
            <text:p>1570.454346</text:p>
          </table:table-cell>
          <table:table-cell office:value-type="float" office:value="1573.261108" calcext:value-type="float">
            <text:p>1573.261108</text:p>
          </table:table-cell>
          <table:table-cell office:value-type="float" office:value="1569.518677" calcext:value-type="float">
            <text:p>1569.518677</text:p>
          </table:table-cell>
          <table:table-cell office:value-type="float" office:value="1572.015137" calcext:value-type="float">
            <text:p>1572.015137</text:p>
          </table:table-cell>
          <table:table-cell table:number-columns-repeated="13"/>
        </table:table-row>
        <table:table-row table:style-name="ro1">
          <table:table-cell office:value-type="float" office:value="1569.688477" calcext:value-type="float">
            <text:p>1569.688477</text:p>
          </table:table-cell>
          <table:table-cell office:value-type="float" office:value="1573.031616" calcext:value-type="float">
            <text:p>1573.031616</text:p>
          </table:table-cell>
          <table:table-cell office:value-type="float" office:value="1571.373413" calcext:value-type="float">
            <text:p>1571.373413</text:p>
          </table:table-cell>
          <table:table-cell office:value-type="float" office:value="1571.769165" calcext:value-type="float">
            <text:p>1571.769165</text:p>
          </table:table-cell>
          <table:table-cell table:number-columns-repeated="13"/>
        </table:table-row>
        <table:table-row table:style-name="ro1">
          <table:table-cell office:value-type="float" office:value="1574.158325" calcext:value-type="float">
            <text:p>1574.158325</text:p>
          </table:table-cell>
          <table:table-cell office:value-type="float" office:value="1569.164429" calcext:value-type="float">
            <text:p>1569.164429</text:p>
          </table:table-cell>
          <table:table-cell office:value-type="float" office:value="1574.227539" calcext:value-type="float">
            <text:p>1574.227539</text:p>
          </table:table-cell>
          <table:table-cell office:value-type="float" office:value="1574.462158" calcext:value-type="float">
            <text:p>1574.462158</text:p>
          </table:table-cell>
          <table:table-cell table:number-columns-repeated="13"/>
        </table:table-row>
        <table:table-row table:style-name="ro1">
          <table:table-cell office:value-type="float" office:value="1568.141724" calcext:value-type="float">
            <text:p>1568.141724</text:p>
          </table:table-cell>
          <table:table-cell office:value-type="float" office:value="1570.753296" calcext:value-type="float">
            <text:p>1570.753296</text:p>
          </table:table-cell>
          <table:table-cell office:value-type="float" office:value="1569.2229" calcext:value-type="float">
            <text:p>1569.2229</text:p>
          </table:table-cell>
          <table:table-cell office:value-type="float" office:value="1573.350464" calcext:value-type="float">
            <text:p>1573.350464</text:p>
          </table:table-cell>
          <table:table-cell table:number-columns-repeated="13"/>
        </table:table-row>
        <table:table-row table:style-name="ro1">
          <table:table-cell office:value-type="float" office:value="1568.070557" calcext:value-type="float">
            <text:p>1568.070557</text:p>
          </table:table-cell>
          <table:table-cell office:value-type="float" office:value="1569.793457" calcext:value-type="float">
            <text:p>1569.793457</text:p>
          </table:table-cell>
          <table:table-cell office:value-type="float" office:value="1568.907715" calcext:value-type="float">
            <text:p>1568.907715</text:p>
          </table:table-cell>
          <table:table-cell office:value-type="float" office:value="1569.862061" calcext:value-type="float">
            <text:p>1569.862061</text:p>
          </table:table-cell>
          <table:table-cell table:number-columns-repeated="13"/>
        </table:table-row>
        <table:table-row table:style-name="ro1">
          <table:table-cell office:value-type="float" office:value="1573.484009" calcext:value-type="float">
            <text:p>1573.484009</text:p>
          </table:table-cell>
          <table:table-cell office:value-type="float" office:value="1574.761353" calcext:value-type="float">
            <text:p>1574.761353</text:p>
          </table:table-cell>
          <table:table-cell office:value-type="float" office:value="1574.761597" calcext:value-type="float">
            <text:p>1574.761597</text:p>
          </table:table-cell>
          <table:table-cell office:value-type="float" office:value="1573.557129" calcext:value-type="float">
            <text:p>1573.557129</text:p>
          </table:table-cell>
          <table:table-cell table:number-columns-repeated="13"/>
        </table:table-row>
        <table:table-row table:style-name="ro1">
          <table:table-cell office:value-type="float" office:value="1568.203125" calcext:value-type="float">
            <text:p>1568.203125</text:p>
          </table:table-cell>
          <table:table-cell office:value-type="float" office:value="1571.472656" calcext:value-type="float">
            <text:p>1571.472656</text:p>
          </table:table-cell>
          <table:table-cell office:value-type="float" office:value="1569.102783" calcext:value-type="float">
            <text:p>1569.102783</text:p>
          </table:table-cell>
          <table:table-cell office:value-type="float" office:value="1571.568848" calcext:value-type="float">
            <text:p>1571.568848</text:p>
          </table:table-cell>
          <table:table-cell table:number-columns-repeated="13"/>
        </table:table-row>
        <table:table-row table:style-name="ro1">
          <table:table-cell office:value-type="float" office:value="1572.391724" calcext:value-type="float">
            <text:p>1572.391724</text:p>
          </table:table-cell>
          <table:table-cell office:value-type="float" office:value="1572.404541" calcext:value-type="float">
            <text:p>1572.404541</text:p>
          </table:table-cell>
          <table:table-cell office:value-type="float" office:value="1574.48584" calcext:value-type="float">
            <text:p>1574.48584</text:p>
          </table:table-cell>
          <table:table-cell office:value-type="float" office:value="1574.082642" calcext:value-type="float">
            <text:p>1574.082642</text:p>
          </table:table-cell>
          <table:table-cell table:number-columns-repeated="13"/>
        </table:table-row>
        <table:table-row table:style-name="ro1">
          <table:table-cell office:value-type="float" office:value="1571.033569" calcext:value-type="float">
            <text:p>1571.033569</text:p>
          </table:table-cell>
          <table:table-cell office:value-type="float" office:value="1570.316284" calcext:value-type="float">
            <text:p>1570.316284</text:p>
          </table:table-cell>
          <table:table-cell office:value-type="float" office:value="1570.691284" calcext:value-type="float">
            <text:p>1570.691284</text:p>
          </table:table-cell>
          <table:table-cell office:value-type="float" office:value="1572.684082" calcext:value-type="float">
            <text:p>1572.684082</text:p>
          </table:table-cell>
          <table:table-cell table:number-columns-repeated="13"/>
        </table:table-row>
        <table:table-row table:style-name="ro1">
          <table:table-cell office:value-type="float" office:value="1570.320068" calcext:value-type="float">
            <text:p>1570.320068</text:p>
          </table:table-cell>
          <table:table-cell office:value-type="float" office:value="1571.653076" calcext:value-type="float">
            <text:p>1571.653076</text:p>
          </table:table-cell>
          <table:table-cell office:value-type="float" office:value="1573.532715" calcext:value-type="float">
            <text:p>1573.532715</text:p>
          </table:table-cell>
          <table:table-cell office:value-type="float" office:value="1567.508179" calcext:value-type="float">
            <text:p>1567.508179</text:p>
          </table:table-cell>
          <table:table-cell table:number-columns-repeated="13"/>
        </table:table-row>
        <table:table-row table:style-name="ro1">
          <table:table-cell office:value-type="float" office:value="1082.193237" calcext:value-type="float">
            <text:p>1082.193237</text:p>
          </table:table-cell>
          <table:table-cell office:value-type="float" office:value="1194.805054" calcext:value-type="float">
            <text:p>1194.805054</text:p>
          </table:table-cell>
          <table:table-cell office:value-type="float" office:value="1038.220093" calcext:value-type="float">
            <text:p>1038.220093</text:p>
          </table:table-cell>
          <table:table-cell office:value-type="float" office:value="1237.573975" calcext:value-type="float">
            <text:p>1237.573975</text:p>
          </table:table-cell>
          <table:table-cell table:number-columns-repeated="13"/>
        </table:table-row>
        <table:table-row table:style-name="ro1">
          <table:table-cell office:value-type="float" office:value="1071.953613" calcext:value-type="float">
            <text:p>1071.953613</text:p>
          </table:table-cell>
          <table:table-cell office:value-type="float" office:value="1168.110107" calcext:value-type="float">
            <text:p>1168.110107</text:p>
          </table:table-cell>
          <table:table-cell office:value-type="float" office:value="1051.689819" calcext:value-type="float">
            <text:p>1051.689819</text:p>
          </table:table-cell>
          <table:table-cell office:value-type="float" office:value="1188.657593" calcext:value-type="float">
            <text:p>1188.657593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0:52:38.466628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0:57:57.439152440</dc:date>
    <meta:editing-duration>PT33M32S</meta:editing-duration>
    <meta:editing-cycles>3</meta:editing-cycles>
    <meta:generator>LibreOffice/6.0.7.3$Linux_X86_64 LibreOffice_project/00m0$Build-3</meta:generator>
    <meta:document-statistic meta:table-count="1" meta:cell-count="9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597cm" svg:y="0.566cm" chart:style-name="ch2">
          <text:p>5m/s Thrust Data</text:p>
        </chart:title>
        <chart:legend chart:legend-position="end" svg:x="42.292cm" svg:y="9.712cm" style:legend-expansion="high" chart:style-name="ch3"/>
        <chart:plot-area chart:style-name="ch4" table:cell-range-address="Sheet1.A1:Sheet1.D2294" chart:data-source-has-labels="row" svg:x="1.907cm" svg:y="1.775cm" svg:width="39.489cm" svg:height="18.33cm">
          <chartooo:coordinate-region svg:x="2.899cm" svg:y="1.775cm" svg:width="38.497cm" svg:height="17.077cm"/>
          <chart:axis chart:dimension="x" chart:name="primary-x" chart:style-name="ch5">
            <chart:title svg:x="21.237cm" svg:y="20.535cm" chart:style-name="ch6">
              <text:p>Time</text:p>
            </chart:title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A2:Sheet1.A2294" chart:label-cell-address="Sheet1.A1:Sheet1.A1" chart:class="chart:line">
            <chart:data-point chart:repeated="2293"/>
          </chart:series>
          <chart:series chart:style-name="ch11" chart:values-cell-range-address="Sheet1.B2:Sheet1.B2294" chart:label-cell-address="Sheet1.B1:Sheet1.B1" chart:class="chart:line">
            <chart:data-point chart:repeated="2293"/>
          </chart:series>
          <chart:series chart:style-name="ch12" chart:values-cell-range-address="Sheet1.C2:Sheet1.C2294" chart:label-cell-address="Sheet1.C1:Sheet1.C1" chart:class="chart:line">
            <chart:data-point chart:repeated="2293"/>
          </chart:series>
          <chart:series chart:style-name="ch13" chart:values-cell-range-address="Sheet1.D2:Sheet1.D2294" chart:label-cell-address="Sheet1.D1:Sheet1.D1" chart:class="chart:line">
            <chart:data-point chart:repeated="229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2294</svg:desc>
                </draw:g>
              </table:table-cell>
              <table:table-cell office:value-type="float" office:value="1000">
                <text:p>1000</text:p>
                <draw:g>
                  <svg:desc>Sheet1.B2:Sheet1.B2294</svg:desc>
                </draw:g>
              </table:table-cell>
              <table:table-cell office:value-type="float" office:value="1000">
                <text:p>1000</text:p>
                <draw:g>
                  <svg:desc>Sheet1.C2:Sheet1.C2294</svg:desc>
                </draw:g>
              </table:table-cell>
              <table:table-cell office:value-type="float" office:value="1000">
                <text:p>1000</text:p>
                <draw:g>
                  <svg:desc>Sheet1.D2:Sheet1.D2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5.223022">
                <text:p>1185.223022</text:p>
              </table:table-cell>
              <table:table-cell office:value-type="float" office:value="1092.495483">
                <text:p>1092.495483</text:p>
              </table:table-cell>
              <table:table-cell office:value-type="float" office:value="1169.525024">
                <text:p>1169.525024</text:p>
              </table:table-cell>
              <table:table-cell office:value-type="float" office:value="1106.298584">
                <text:p>1106.298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7.003418">
                <text:p>1327.003418</text:p>
              </table:table-cell>
              <table:table-cell office:value-type="float" office:value="1257.047974">
                <text:p>1257.047974</text:p>
              </table:table-cell>
              <table:table-cell office:value-type="float" office:value="1322.831787">
                <text:p>1322.831787</text:p>
              </table:table-cell>
              <table:table-cell office:value-type="float" office:value="1266.131348">
                <text:p>1266.131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8.605957">
                <text:p>1468.605957</text:p>
              </table:table-cell>
              <table:table-cell office:value-type="float" office:value="1396.134521">
                <text:p>1396.134521</text:p>
              </table:table-cell>
              <table:table-cell office:value-type="float" office:value="1468.337646">
                <text:p>1468.337646</text:p>
              </table:table-cell>
              <table:table-cell office:value-type="float" office:value="1397.946411">
                <text:p>1397.946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7.284912">
                <text:p>1617.284912</text:p>
              </table:table-cell>
              <table:table-cell office:value-type="float" office:value="1558.64624">
                <text:p>1558.64624</text:p>
              </table:table-cell>
              <table:table-cell office:value-type="float" office:value="1619.234131">
                <text:p>1619.234131</text:p>
              </table:table-cell>
              <table:table-cell office:value-type="float" office:value="1556.516602">
                <text:p>1556.51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9.244629">
                <text:p>1599.244629</text:p>
              </table:table-cell>
              <table:table-cell office:value-type="float" office:value="1609.686401">
                <text:p>1609.686401</text:p>
              </table:table-cell>
              <table:table-cell office:value-type="float" office:value="1596.965576">
                <text:p>1596.965576</text:p>
              </table:table-cell>
              <table:table-cell office:value-type="float" office:value="1610.934937">
                <text:p>1610.934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0.239502">
                <text:p>1620.239502</text:p>
              </table:table-cell>
              <table:table-cell office:value-type="float" office:value="1612.63147">
                <text:p>1612.63147</text:p>
              </table:table-cell>
              <table:table-cell office:value-type="float" office:value="1618.992676">
                <text:p>1618.992676</text:p>
              </table:table-cell>
              <table:table-cell office:value-type="float" office:value="1615.788574">
                <text:p>1615.788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9.881836">
                <text:p>1619.881836</text:p>
              </table:table-cell>
              <table:table-cell office:value-type="float" office:value="1617.897949">
                <text:p>1617.897949</text:p>
              </table:table-cell>
              <table:table-cell office:value-type="float" office:value="1620.674927">
                <text:p>1620.674927</text:p>
              </table:table-cell>
              <table:table-cell office:value-type="float" office:value="1618.619873">
                <text:p>1618.619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1.310791">
                <text:p>1621.310791</text:p>
              </table:table-cell>
              <table:table-cell office:value-type="float" office:value="1615.851562">
                <text:p>1615.851562</text:p>
              </table:table-cell>
              <table:table-cell office:value-type="float" office:value="1623.166504">
                <text:p>1623.166504</text:p>
              </table:table-cell>
              <table:table-cell office:value-type="float" office:value="1615.759521">
                <text:p>1615.759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8.152344">
                <text:p>1628.152344</text:p>
              </table:table-cell>
              <table:table-cell office:value-type="float" office:value="1627.59729">
                <text:p>1627.59729</text:p>
              </table:table-cell>
              <table:table-cell office:value-type="float" office:value="1626.911255">
                <text:p>1626.911255</text:p>
              </table:table-cell>
              <table:table-cell office:value-type="float" office:value="1627.550415">
                <text:p>1627.550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1.768433">
                <text:p>1631.768433</text:p>
              </table:table-cell>
              <table:table-cell office:value-type="float" office:value="1628.164673">
                <text:p>1628.164673</text:p>
              </table:table-cell>
              <table:table-cell office:value-type="float" office:value="1627.351562">
                <text:p>1627.351562</text:p>
              </table:table-cell>
              <table:table-cell office:value-type="float" office:value="1626.60022">
                <text:p>1626.60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8.757812">
                <text:p>1628.757812</text:p>
              </table:table-cell>
              <table:table-cell office:value-type="float" office:value="1632.1875">
                <text:p>1632.1875</text:p>
              </table:table-cell>
              <table:table-cell office:value-type="float" office:value="1630.273071">
                <text:p>1630.273071</text:p>
              </table:table-cell>
              <table:table-cell office:value-type="float" office:value="1633.640747">
                <text:p>1633.64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.092041">
                <text:p>1645.092041</text:p>
              </table:table-cell>
              <table:table-cell office:value-type="float" office:value="1639.030762">
                <text:p>1639.030762</text:p>
              </table:table-cell>
              <table:table-cell office:value-type="float" office:value="1644.13916">
                <text:p>1644.13916</text:p>
              </table:table-cell>
              <table:table-cell office:value-type="float" office:value="1637.806396">
                <text:p>1637.806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3.739136">
                <text:p>1643.739136</text:p>
              </table:table-cell>
              <table:table-cell office:value-type="float" office:value="1645.565918">
                <text:p>1645.565918</text:p>
              </table:table-cell>
              <table:table-cell office:value-type="float" office:value="1645.355225">
                <text:p>1645.355225</text:p>
              </table:table-cell>
              <table:table-cell office:value-type="float" office:value="1642.41333">
                <text:p>1642.41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5.646973">
                <text:p>1525.646973</text:p>
              </table:table-cell>
              <table:table-cell office:value-type="float" office:value="1526.981812">
                <text:p>1526.981812</text:p>
              </table:table-cell>
              <table:table-cell office:value-type="float" office:value="1526.047485">
                <text:p>1526.047485</text:p>
              </table:table-cell>
              <table:table-cell office:value-type="float" office:value="1525.751587">
                <text:p>1525.75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162354">
                <text:p>1569.162354</text:p>
              </table:table-cell>
              <table:table-cell office:value-type="float" office:value="1566.421387">
                <text:p>1566.421387</text:p>
              </table:table-cell>
              <table:table-cell office:value-type="float" office:value="1569.686401">
                <text:p>1569.686401</text:p>
              </table:table-cell>
              <table:table-cell office:value-type="float" office:value="1569.465454">
                <text:p>1569.465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3.248901">
                <text:p>1563.248901</text:p>
              </table:table-cell>
              <table:table-cell office:value-type="float" office:value="1565.440796">
                <text:p>1565.440796</text:p>
              </table:table-cell>
              <table:table-cell office:value-type="float" office:value="1566.937378">
                <text:p>1566.937378</text:p>
              </table:table-cell>
              <table:table-cell office:value-type="float" office:value="1564.3396">
                <text:p>1564.3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5.88501">
                <text:p>1575.88501</text:p>
              </table:table-cell>
              <table:table-cell office:value-type="float" office:value="1576.215332">
                <text:p>1576.215332</text:p>
              </table:table-cell>
              <table:table-cell office:value-type="float" office:value="1577.018799">
                <text:p>1577.018799</text:p>
              </table:table-cell>
              <table:table-cell office:value-type="float" office:value="1574.068726">
                <text:p>1574.068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.877075">
                <text:p>1572.877075</text:p>
              </table:table-cell>
              <table:table-cell office:value-type="float" office:value="1573.654785">
                <text:p>1573.654785</text:p>
              </table:table-cell>
              <table:table-cell office:value-type="float" office:value="1571.634033">
                <text:p>1571.634033</text:p>
              </table:table-cell>
              <table:table-cell office:value-type="float" office:value="1574.700317">
                <text:p>1574.700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9.109375">
                <text:p>1569.109375</text:p>
              </table:table-cell>
              <table:table-cell office:value-type="float" office:value="1572.745972">
                <text:p>1572.745972</text:p>
              </table:table-cell>
              <table:table-cell office:value-type="float" office:value="1571.137695">
                <text:p>1571.137695</text:p>
              </table:table-cell>
              <table:table-cell office:value-type="float" office:value="1574.368652">
                <text:p>1574.368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5.139526">
                <text:p>1565.139526</text:p>
              </table:table-cell>
              <table:table-cell office:value-type="float" office:value="1565.87439">
                <text:p>1565.87439</text:p>
              </table:table-cell>
              <table:table-cell office:value-type="float" office:value="1568.340942">
                <text:p>1568.340942</text:p>
              </table:table-cell>
              <table:table-cell office:value-type="float" office:value="1565.682495">
                <text:p>1565.682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6.442993">
                <text:p>1566.442993</text:p>
              </table:table-cell>
              <table:table-cell office:value-type="float" office:value="1563.470337">
                <text:p>1563.470337</text:p>
              </table:table-cell>
              <table:table-cell office:value-type="float" office:value="1568.311523">
                <text:p>1568.311523</text:p>
              </table:table-cell>
              <table:table-cell office:value-type="float" office:value="1561.280884">
                <text:p>1561.280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1.384277">
                <text:p>1561.384277</text:p>
              </table:table-cell>
              <table:table-cell office:value-type="float" office:value="1561.866577">
                <text:p>1561.866577</text:p>
              </table:table-cell>
              <table:table-cell office:value-type="float" office:value="1561.688721">
                <text:p>1561.688721</text:p>
              </table:table-cell>
              <table:table-cell office:value-type="float" office:value="1560.249634">
                <text:p>1560.249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5.086426">
                <text:p>1565.086426</text:p>
              </table:table-cell>
              <table:table-cell office:value-type="float" office:value="1562.7771">
                <text:p>1562.7771</text:p>
              </table:table-cell>
              <table:table-cell office:value-type="float" office:value="1566.740234">
                <text:p>1566.740234</text:p>
              </table:table-cell>
              <table:table-cell office:value-type="float" office:value="1564.349365">
                <text:p>1564.349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7.671753">
                <text:p>1567.671753</text:p>
              </table:table-cell>
              <table:table-cell office:value-type="float" office:value="1566.28772">
                <text:p>1566.28772</text:p>
              </table:table-cell>
              <table:table-cell office:value-type="float" office:value="1567.360962">
                <text:p>1567.360962</text:p>
              </table:table-cell>
              <table:table-cell office:value-type="float" office:value="1565.866211">
                <text:p>1565.866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4.242065">
                <text:p>1564.242065</text:p>
              </table:table-cell>
              <table:table-cell office:value-type="float" office:value="1563.429321">
                <text:p>1563.429321</text:p>
              </table:table-cell>
              <table:table-cell office:value-type="float" office:value="1564.488525">
                <text:p>1564.488525</text:p>
              </table:table-cell>
              <table:table-cell office:value-type="float" office:value="1564.813477">
                <text:p>1564.813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4.893433">
                <text:p>1564.893433</text:p>
              </table:table-cell>
              <table:table-cell office:value-type="float" office:value="1567.561401">
                <text:p>1567.561401</text:p>
              </table:table-cell>
              <table:table-cell office:value-type="float" office:value="1566.794312">
                <text:p>1566.794312</text:p>
              </table:table-cell>
              <table:table-cell office:value-type="float" office:value="1568.034424">
                <text:p>1568.034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6.828369">
                <text:p>1566.828369</text:p>
              </table:table-cell>
              <table:table-cell office:value-type="float" office:value="1564.505859">
                <text:p>1564.505859</text:p>
              </table:table-cell>
              <table:table-cell office:value-type="float" office:value="1565.679199">
                <text:p>1565.679199</text:p>
              </table:table-cell>
              <table:table-cell office:value-type="float" office:value="1566.501587">
                <text:p>1566.501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2.352173">
                <text:p>1562.352173</text:p>
              </table:table-cell>
              <table:table-cell office:value-type="float" office:value="1564.471558">
                <text:p>1564.471558</text:p>
              </table:table-cell>
              <table:table-cell office:value-type="float" office:value="1562.188477">
                <text:p>1562.188477</text:p>
              </table:table-cell>
              <table:table-cell office:value-type="float" office:value="1562.606323">
                <text:p>1562.606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6.776123">
                <text:p>1566.776123</text:p>
              </table:table-cell>
              <table:table-cell office:value-type="float" office:value="1567.353394">
                <text:p>1567.353394</text:p>
              </table:table-cell>
              <table:table-cell office:value-type="float" office:value="1563.69751">
                <text:p>1563.69751</text:p>
              </table:table-cell>
              <table:table-cell office:value-type="float" office:value="1568.4198">
                <text:p>1568.4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7.934326">
                <text:p>1567.934326</text:p>
              </table:table-cell>
              <table:table-cell office:value-type="float" office:value="1563.921997">
                <text:p>1563.921997</text:p>
              </table:table-cell>
              <table:table-cell office:value-type="float" office:value="1566.915039">
                <text:p>1566.915039</text:p>
              </table:table-cell>
              <table:table-cell office:value-type="float" office:value="1566.166016">
                <text:p>1566.166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7.266113">
                <text:p>1567.266113</text:p>
              </table:table-cell>
              <table:table-cell office:value-type="float" office:value="1566.855835">
                <text:p>1566.855835</text:p>
              </table:table-cell>
              <table:table-cell office:value-type="float" office:value="1566.087524">
                <text:p>1566.087524</text:p>
              </table:table-cell>
              <table:table-cell office:value-type="float" office:value="1568.66687">
                <text:p>1568.66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4.405518">
                <text:p>1564.405518</text:p>
              </table:table-cell>
              <table:table-cell office:value-type="float" office:value="1563.859985">
                <text:p>1563.859985</text:p>
              </table:table-cell>
              <table:table-cell office:value-type="float" office:value="1564.215698">
                <text:p>1564.215698</text:p>
              </table:table-cell>
              <table:table-cell office:value-type="float" office:value="1564.753784">
                <text:p>1564.753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8.358521">
                <text:p>1568.358521</text:p>
              </table:table-cell>
              <table:table-cell office:value-type="float" office:value="1566.657959">
                <text:p>1566.657959</text:p>
              </table:table-cell>
              <table:table-cell office:value-type="float" office:value="1565.888428">
                <text:p>1565.888428</text:p>
              </table:table-cell>
              <table:table-cell office:value-type="float" office:value="1567.516235">
                <text:p>1567.516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.568481">
                <text:p>1563.568481</text:p>
              </table:table-cell>
              <table:table-cell office:value-type="float" office:value="1564.824585">
                <text:p>1564.824585</text:p>
              </table:table-cell>
              <table:table-cell office:value-type="float" office:value="1561.16748">
                <text:p>1561.16748</text:p>
              </table:table-cell>
              <table:table-cell office:value-type="float" office:value="1564.579834">
                <text:p>1564.579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2.97168">
                <text:p>1562.97168</text:p>
              </table:table-cell>
              <table:table-cell office:value-type="float" office:value="1565.228271">
                <text:p>1565.228271</text:p>
              </table:table-cell>
              <table:table-cell office:value-type="float" office:value="1561.57959">
                <text:p>1561.57959</text:p>
              </table:table-cell>
              <table:table-cell office:value-type="float" office:value="1562.493286">
                <text:p>1562.493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6.322632">
                <text:p>1566.322632</text:p>
              </table:table-cell>
              <table:table-cell office:value-type="float" office:value="1563.907471">
                <text:p>1563.907471</text:p>
              </table:table-cell>
              <table:table-cell office:value-type="float" office:value="1564.701294">
                <text:p>1564.701294</text:p>
              </table:table-cell>
              <table:table-cell office:value-type="float" office:value="1564.13916">
                <text:p>1564.13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5.93811">
                <text:p>1565.93811</text:p>
              </table:table-cell>
              <table:table-cell office:value-type="float" office:value="1559.435791">
                <text:p>1559.435791</text:p>
              </table:table-cell>
              <table:table-cell office:value-type="float" office:value="1560.84314">
                <text:p>1560.84314</text:p>
              </table:table-cell>
              <table:table-cell office:value-type="float" office:value="1565.208252">
                <text:p>1565.208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6.752319">
                <text:p>1566.752319</text:p>
              </table:table-cell>
              <table:table-cell office:value-type="float" office:value="1564.005859">
                <text:p>1564.005859</text:p>
              </table:table-cell>
              <table:table-cell office:value-type="float" office:value="1567.856445">
                <text:p>1567.856445</text:p>
              </table:table-cell>
              <table:table-cell office:value-type="float" office:value="1565.410889">
                <text:p>1565.410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6.945679">
                <text:p>1566.945679</text:p>
              </table:table-cell>
              <table:table-cell office:value-type="float" office:value="1564.616577">
                <text:p>1564.616577</text:p>
              </table:table-cell>
              <table:table-cell office:value-type="float" office:value="1567.741699">
                <text:p>1567.741699</text:p>
              </table:table-cell>
              <table:table-cell office:value-type="float" office:value="1564.837524">
                <text:p>1564.837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3.737427">
                <text:p>1563.737427</text:p>
              </table:table-cell>
              <table:table-cell office:value-type="float" office:value="1565.435791">
                <text:p>1565.435791</text:p>
              </table:table-cell>
              <table:table-cell office:value-type="float" office:value="1567.080688">
                <text:p>1567.080688</text:p>
              </table:table-cell>
              <table:table-cell office:value-type="float" office:value="1565.27478">
                <text:p>1565.27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5.476074">
                <text:p>1565.476074</text:p>
              </table:table-cell>
              <table:table-cell office:value-type="float" office:value="1564.259399">
                <text:p>1564.259399</text:p>
              </table:table-cell>
              <table:table-cell office:value-type="float" office:value="1564.459351">
                <text:p>1564.459351</text:p>
              </table:table-cell>
              <table:table-cell office:value-type="float" office:value="1563.423584">
                <text:p>1563.423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4.153687">
                <text:p>1564.153687</text:p>
              </table:table-cell>
              <table:table-cell office:value-type="float" office:value="1568.118042">
                <text:p>1568.118042</text:p>
              </table:table-cell>
              <table:table-cell office:value-type="float" office:value="1566.733398">
                <text:p>1566.733398</text:p>
              </table:table-cell>
              <table:table-cell office:value-type="float" office:value="1565.076782">
                <text:p>1565.076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6.54248">
                <text:p>1566.54248</text:p>
              </table:table-cell>
              <table:table-cell office:value-type="float" office:value="1562.135254">
                <text:p>1562.135254</text:p>
              </table:table-cell>
              <table:table-cell office:value-type="float" office:value="1566.542358">
                <text:p>1566.542358</text:p>
              </table:table-cell>
              <table:table-cell office:value-type="float" office:value="1562.736694">
                <text:p>1562.736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6.300903">
                <text:p>1566.300903</text:p>
              </table:table-cell>
              <table:table-cell office:value-type="float" office:value="1561.906738">
                <text:p>1561.906738</text:p>
              </table:table-cell>
              <table:table-cell office:value-type="float" office:value="1567.826172">
                <text:p>1567.826172</text:p>
              </table:table-cell>
              <table:table-cell office:value-type="float" office:value="1561.003906">
                <text:p>1561.003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7.874512">
                <text:p>1567.874512</text:p>
              </table:table-cell>
              <table:table-cell office:value-type="float" office:value="1565.443848">
                <text:p>1565.443848</text:p>
              </table:table-cell>
              <table:table-cell office:value-type="float" office:value="1564.965332">
                <text:p>1564.965332</text:p>
              </table:table-cell>
              <table:table-cell office:value-type="float" office:value="1567.262207">
                <text:p>1567.262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7.259033">
                <text:p>1567.259033</text:p>
              </table:table-cell>
              <table:table-cell office:value-type="float" office:value="1560.840576">
                <text:p>1560.840576</text:p>
              </table:table-cell>
              <table:table-cell office:value-type="float" office:value="1568.28479">
                <text:p>1568.28479</text:p>
              </table:table-cell>
              <table:table-cell office:value-type="float" office:value="1557.654907">
                <text:p>1557.654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3.72583">
                <text:p>1563.72583</text:p>
              </table:table-cell>
              <table:table-cell office:value-type="float" office:value="1566.771362">
                <text:p>1566.771362</text:p>
              </table:table-cell>
              <table:table-cell office:value-type="float" office:value="1563.328491">
                <text:p>1563.328491</text:p>
              </table:table-cell>
              <table:table-cell office:value-type="float" office:value="1565.273315">
                <text:p>1565.273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2.530762">
                <text:p>1562.530762</text:p>
              </table:table-cell>
              <table:table-cell office:value-type="float" office:value="1565.390869">
                <text:p>1565.390869</text:p>
              </table:table-cell>
              <table:table-cell office:value-type="float" office:value="1563.663574">
                <text:p>1563.663574</text:p>
              </table:table-cell>
              <table:table-cell office:value-type="float" office:value="1565.029907">
                <text:p>1565.029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5.086548">
                <text:p>1565.086548</text:p>
              </table:table-cell>
              <table:table-cell office:value-type="float" office:value="1563.608032">
                <text:p>1563.608032</text:p>
              </table:table-cell>
              <table:table-cell office:value-type="float" office:value="1564.764526">
                <text:p>1564.764526</text:p>
              </table:table-cell>
              <table:table-cell office:value-type="float" office:value="1562.578979">
                <text:p>1562.57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5.283813">
                <text:p>1565.283813</text:p>
              </table:table-cell>
              <table:table-cell office:value-type="float" office:value="1561.999512">
                <text:p>1561.999512</text:p>
              </table:table-cell>
              <table:table-cell office:value-type="float" office:value="1565.542114">
                <text:p>1565.542114</text:p>
              </table:table-cell>
              <table:table-cell office:value-type="float" office:value="1563.36792">
                <text:p>1563.36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5.872314">
                <text:p>1535.872314</text:p>
              </table:table-cell>
              <table:table-cell office:value-type="float" office:value="1565.894165">
                <text:p>1565.894165</text:p>
              </table:table-cell>
              <table:table-cell office:value-type="float" office:value="1593.200684">
                <text:p>1593.200684</text:p>
              </table:table-cell>
              <table:table-cell office:value-type="float" office:value="1609.803101">
                <text:p>1609.803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2.201172">
                <text:p>1632.201172</text:p>
              </table:table-cell>
              <table:table-cell office:value-type="float" office:value="1631.1427">
                <text:p>1631.1427</text:p>
              </table:table-cell>
              <table:table-cell office:value-type="float" office:value="1638.776611">
                <text:p>1638.776611</text:p>
              </table:table-cell>
              <table:table-cell office:value-type="float" office:value="1638.181396">
                <text:p>1638.181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9.413818">
                <text:p>1689.413818</text:p>
              </table:table-cell>
              <table:table-cell office:value-type="float" office:value="1676.185547">
                <text:p>1676.185547</text:p>
              </table:table-cell>
              <table:table-cell office:value-type="float" office:value="1681.216064">
                <text:p>1681.216064</text:p>
              </table:table-cell>
              <table:table-cell office:value-type="float" office:value="1679.338257">
                <text:p>1679.3382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9.813354">
                <text:p>1739.813354</text:p>
              </table:table-cell>
              <table:table-cell office:value-type="float" office:value="1753.367065">
                <text:p>1753.367065</text:p>
              </table:table-cell>
              <table:table-cell office:value-type="float" office:value="1739.60498">
                <text:p>1739.60498</text:p>
              </table:table-cell>
              <table:table-cell office:value-type="float" office:value="1755.005859">
                <text:p>1755.005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8.714722">
                <text:p>1698.714722</text:p>
              </table:table-cell>
              <table:table-cell office:value-type="float" office:value="1723.399414">
                <text:p>1723.399414</text:p>
              </table:table-cell>
              <table:table-cell office:value-type="float" office:value="1704.547974">
                <text:p>1704.547974</text:p>
              </table:table-cell>
              <table:table-cell office:value-type="float" office:value="1725.941162">
                <text:p>1725.941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0.938599">
                <text:p>1710.938599</text:p>
              </table:table-cell>
              <table:table-cell office:value-type="float" office:value="1733.786255">
                <text:p>1733.786255</text:p>
              </table:table-cell>
              <table:table-cell office:value-type="float" office:value="1711.477661">
                <text:p>1711.477661</text:p>
              </table:table-cell>
              <table:table-cell office:value-type="float" office:value="1736.727783">
                <text:p>1736.727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9.185303">
                <text:p>1699.185303</text:p>
              </table:table-cell>
              <table:table-cell office:value-type="float" office:value="1729.147217">
                <text:p>1729.147217</text:p>
              </table:table-cell>
              <table:table-cell office:value-type="float" office:value="1706.283691">
                <text:p>1706.283691</text:p>
              </table:table-cell>
              <table:table-cell office:value-type="float" office:value="1726.119995">
                <text:p>1726.119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5.363892">
                <text:p>1695.363892</text:p>
              </table:table-cell>
              <table:table-cell office:value-type="float" office:value="1732.807251">
                <text:p>1732.807251</text:p>
              </table:table-cell>
              <table:table-cell office:value-type="float" office:value="1708.999268">
                <text:p>1708.999268</text:p>
              </table:table-cell>
              <table:table-cell office:value-type="float" office:value="1730.94397">
                <text:p>1730.94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4.27832">
                <text:p>1684.27832</text:p>
              </table:table-cell>
              <table:table-cell office:value-type="float" office:value="1722.081665">
                <text:p>1722.081665</text:p>
              </table:table-cell>
              <table:table-cell office:value-type="float" office:value="1689.647705">
                <text:p>1689.647705</text:p>
              </table:table-cell>
              <table:table-cell office:value-type="float" office:value="1718.118042">
                <text:p>1718.118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0.495117">
                <text:p>1670.495117</text:p>
              </table:table-cell>
              <table:table-cell office:value-type="float" office:value="1724.74707">
                <text:p>1724.74707</text:p>
              </table:table-cell>
              <table:table-cell office:value-type="float" office:value="1680.010986">
                <text:p>1680.010986</text:p>
              </table:table-cell>
              <table:table-cell office:value-type="float" office:value="1716.810913">
                <text:p>1716.810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.678589">
                <text:p>1694.678589</text:p>
              </table:table-cell>
              <table:table-cell office:value-type="float" office:value="1731.849365">
                <text:p>1731.849365</text:p>
              </table:table-cell>
              <table:table-cell office:value-type="float" office:value="1701.288208">
                <text:p>1701.288208</text:p>
              </table:table-cell>
              <table:table-cell office:value-type="float" office:value="1724.881592">
                <text:p>1724.881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3.874023">
                <text:p>1693.874023</text:p>
              </table:table-cell>
              <table:table-cell office:value-type="float" office:value="1770.180908">
                <text:p>1770.180908</text:p>
              </table:table-cell>
              <table:table-cell office:value-type="float" office:value="1692.498779">
                <text:p>1692.498779</text:p>
              </table:table-cell>
              <table:table-cell office:value-type="float" office:value="1775.911133">
                <text:p>1775.911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6.240112">
                <text:p>1686.240112</text:p>
              </table:table-cell>
              <table:table-cell office:value-type="float" office:value="1741.033813">
                <text:p>1741.033813</text:p>
              </table:table-cell>
              <table:table-cell office:value-type="float" office:value="1692.206055">
                <text:p>1692.206055</text:p>
              </table:table-cell>
              <table:table-cell office:value-type="float" office:value="1750.375488">
                <text:p>1750.375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76.243896">
                <text:p>1676.243896</text:p>
              </table:table-cell>
              <table:table-cell office:value-type="float" office:value="1765.992554">
                <text:p>1765.992554</text:p>
              </table:table-cell>
              <table:table-cell office:value-type="float" office:value="1689.352661">
                <text:p>1689.352661</text:p>
              </table:table-cell>
              <table:table-cell office:value-type="float" office:value="1766.293701">
                <text:p>1766.293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6.264526">
                <text:p>1666.264526</text:p>
              </table:table-cell>
              <table:table-cell office:value-type="float" office:value="1772.119263">
                <text:p>1772.119263</text:p>
              </table:table-cell>
              <table:table-cell office:value-type="float" office:value="1677.371948">
                <text:p>1677.371948</text:p>
              </table:table-cell>
              <table:table-cell office:value-type="float" office:value="1760.337402">
                <text:p>1760.337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89.071045">
                <text:p>1689.071045</text:p>
              </table:table-cell>
              <table:table-cell office:value-type="float" office:value="1749.477417">
                <text:p>1749.477417</text:p>
              </table:table-cell>
              <table:table-cell office:value-type="float" office:value="1699.334717">
                <text:p>1699.334717</text:p>
              </table:table-cell>
              <table:table-cell office:value-type="float" office:value="1745.156494">
                <text:p>1745.156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3.739014">
                <text:p>1683.739014</text:p>
              </table:table-cell>
              <table:table-cell office:value-type="float" office:value="1767.555908">
                <text:p>1767.555908</text:p>
              </table:table-cell>
              <table:table-cell office:value-type="float" office:value="1692.17627">
                <text:p>1692.17627</text:p>
              </table:table-cell>
              <table:table-cell office:value-type="float" office:value="1764.562256">
                <text:p>1764.562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6.4823">
                <text:p>1676.4823</text:p>
              </table:table-cell>
              <table:table-cell office:value-type="float" office:value="1764.588745">
                <text:p>1764.588745</text:p>
              </table:table-cell>
              <table:table-cell office:value-type="float" office:value="1687.569336">
                <text:p>1687.569336</text:p>
              </table:table-cell>
              <table:table-cell office:value-type="float" office:value="1762.239136">
                <text:p>1762.239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2.550415">
                <text:p>1682.550415</text:p>
              </table:table-cell>
              <table:table-cell office:value-type="float" office:value="1754.055176">
                <text:p>1754.055176</text:p>
              </table:table-cell>
              <table:table-cell office:value-type="float" office:value="1694.653564">
                <text:p>1694.653564</text:p>
              </table:table-cell>
              <table:table-cell office:value-type="float" office:value="1751.567383">
                <text:p>1751.567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9.243774">
                <text:p>1679.243774</text:p>
              </table:table-cell>
              <table:table-cell office:value-type="float" office:value="1764.042969">
                <text:p>1764.042969</text:p>
              </table:table-cell>
              <table:table-cell office:value-type="float" office:value="1685.93811">
                <text:p>1685.93811</text:p>
              </table:table-cell>
              <table:table-cell office:value-type="float" office:value="1761.461914">
                <text:p>1761.4619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8.340454">
                <text:p>1678.340454</text:p>
              </table:table-cell>
              <table:table-cell office:value-type="float" office:value="1756.305908">
                <text:p>1756.305908</text:p>
              </table:table-cell>
              <table:table-cell office:value-type="float" office:value="1689.336548">
                <text:p>1689.336548</text:p>
              </table:table-cell>
              <table:table-cell office:value-type="float" office:value="1754.895386">
                <text:p>1754.895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3.1698">
                <text:p>1683.1698</text:p>
              </table:table-cell>
              <table:table-cell office:value-type="float" office:value="1757.959473">
                <text:p>1757.959473</text:p>
              </table:table-cell>
              <table:table-cell office:value-type="float" office:value="1690.950684">
                <text:p>1690.950684</text:p>
              </table:table-cell>
              <table:table-cell office:value-type="float" office:value="1757.292603">
                <text:p>1757.2926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8.591553">
                <text:p>1678.591553</text:p>
              </table:table-cell>
              <table:table-cell office:value-type="float" office:value="1768.73877">
                <text:p>1768.73877</text:p>
              </table:table-cell>
              <table:table-cell office:value-type="float" office:value="1690.5625">
                <text:p>1690.5625</text:p>
              </table:table-cell>
              <table:table-cell office:value-type="float" office:value="1767.815918">
                <text:p>1767.815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83.453125">
                <text:p>1683.453125</text:p>
              </table:table-cell>
              <table:table-cell office:value-type="float" office:value="1761.296875">
                <text:p>1761.296875</text:p>
              </table:table-cell>
              <table:table-cell office:value-type="float" office:value="1693.722534">
                <text:p>1693.722534</text:p>
              </table:table-cell>
              <table:table-cell office:value-type="float" office:value="1758.077637">
                <text:p>1758.077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82.6698">
                <text:p>1682.6698</text:p>
              </table:table-cell>
              <table:table-cell office:value-type="float" office:value="1757.131592">
                <text:p>1757.131592</text:p>
              </table:table-cell>
              <table:table-cell office:value-type="float" office:value="1693.588379">
                <text:p>1693.588379</text:p>
              </table:table-cell>
              <table:table-cell office:value-type="float" office:value="1758.912109">
                <text:p>1758.912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1.822266">
                <text:p>1681.822266</text:p>
              </table:table-cell>
              <table:table-cell office:value-type="float" office:value="1765.159668">
                <text:p>1765.159668</text:p>
              </table:table-cell>
              <table:table-cell office:value-type="float" office:value="1689.888672">
                <text:p>1689.888672</text:p>
              </table:table-cell>
              <table:table-cell office:value-type="float" office:value="1763.112061">
                <text:p>1763.112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8.214478">
                <text:p>1678.214478</text:p>
              </table:table-cell>
              <table:table-cell office:value-type="float" office:value="1759.479004">
                <text:p>1759.479004</text:p>
              </table:table-cell>
              <table:table-cell office:value-type="float" office:value="1687.651733">
                <text:p>1687.651733</text:p>
              </table:table-cell>
              <table:table-cell office:value-type="float" office:value="1752.071899">
                <text:p>1752.071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3.355103">
                <text:p>1683.355103</text:p>
              </table:table-cell>
              <table:table-cell office:value-type="float" office:value="1760.018311">
                <text:p>1760.018311</text:p>
              </table:table-cell>
              <table:table-cell office:value-type="float" office:value="1689.413696">
                <text:p>1689.413696</text:p>
              </table:table-cell>
              <table:table-cell office:value-type="float" office:value="1757.708008">
                <text:p>1757.708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.519531">
                <text:p>1680.519531</text:p>
              </table:table-cell>
              <table:table-cell office:value-type="float" office:value="1766.224365">
                <text:p>1766.224365</text:p>
              </table:table-cell>
              <table:table-cell office:value-type="float" office:value="1691.234619">
                <text:p>1691.234619</text:p>
              </table:table-cell>
              <table:table-cell office:value-type="float" office:value="1765.677734">
                <text:p>1765.6777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80.438965">
                <text:p>1680.438965</text:p>
              </table:table-cell>
              <table:table-cell office:value-type="float" office:value="1759.924927">
                <text:p>1759.924927</text:p>
              </table:table-cell>
              <table:table-cell office:value-type="float" office:value="1690.550171">
                <text:p>1690.550171</text:p>
              </table:table-cell>
              <table:table-cell office:value-type="float" office:value="1755.751343">
                <text:p>1755.7513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3.3479">
                <text:p>1683.3479</text:p>
              </table:table-cell>
              <table:table-cell office:value-type="float" office:value="1775.746948">
                <text:p>1775.746948</text:p>
              </table:table-cell>
              <table:table-cell office:value-type="float" office:value="1693.742676">
                <text:p>1693.742676</text:p>
              </table:table-cell>
              <table:table-cell office:value-type="float" office:value="1772.122192">
                <text:p>1772.122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9.996582">
                <text:p>1689.996582</text:p>
              </table:table-cell>
              <table:table-cell office:value-type="float" office:value="1765.949219">
                <text:p>1765.949219</text:p>
              </table:table-cell>
              <table:table-cell office:value-type="float" office:value="1701.271362">
                <text:p>1701.271362</text:p>
              </table:table-cell>
              <table:table-cell office:value-type="float" office:value="1764.739136">
                <text:p>1764.739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7.696777">
                <text:p>1687.696777</text:p>
              </table:table-cell>
              <table:table-cell office:value-type="float" office:value="1775.875366">
                <text:p>1775.875366</text:p>
              </table:table-cell>
              <table:table-cell office:value-type="float" office:value="1699.061768">
                <text:p>1699.061768</text:p>
              </table:table-cell>
              <table:table-cell office:value-type="float" office:value="1771.456299">
                <text:p>1771.456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9.37793">
                <text:p>1689.37793</text:p>
              </table:table-cell>
              <table:table-cell office:value-type="float" office:value="1770.760864">
                <text:p>1770.760864</text:p>
              </table:table-cell>
              <table:table-cell office:value-type="float" office:value="1699.736328">
                <text:p>1699.736328</text:p>
              </table:table-cell>
              <table:table-cell office:value-type="float" office:value="1767.643188">
                <text:p>1767.643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91.333618">
                <text:p>1691.333618</text:p>
              </table:table-cell>
              <table:table-cell office:value-type="float" office:value="1771.204834">
                <text:p>1771.204834</text:p>
              </table:table-cell>
              <table:table-cell office:value-type="float" office:value="1700.319336">
                <text:p>1700.319336</text:p>
              </table:table-cell>
              <table:table-cell office:value-type="float" office:value="1768.953613">
                <text:p>1768.953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2.551025">
                <text:p>1682.551025</text:p>
              </table:table-cell>
              <table:table-cell office:value-type="float" office:value="1778.008667">
                <text:p>1778.008667</text:p>
              </table:table-cell>
              <table:table-cell office:value-type="float" office:value="1694.832397">
                <text:p>1694.832397</text:p>
              </table:table-cell>
              <table:table-cell office:value-type="float" office:value="1773.371826">
                <text:p>1773.371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5.783325">
                <text:p>1685.783325</text:p>
              </table:table-cell>
              <table:table-cell office:value-type="float" office:value="1777.728027">
                <text:p>1777.728027</text:p>
              </table:table-cell>
              <table:table-cell office:value-type="float" office:value="1694.108276">
                <text:p>1694.108276</text:p>
              </table:table-cell>
              <table:table-cell office:value-type="float" office:value="1776.234253">
                <text:p>1776.234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8.540649">
                <text:p>1688.540649</text:p>
              </table:table-cell>
              <table:table-cell office:value-type="float" office:value="1770.969727">
                <text:p>1770.969727</text:p>
              </table:table-cell>
              <table:table-cell office:value-type="float" office:value="1699.870605">
                <text:p>1699.870605</text:p>
              </table:table-cell>
              <table:table-cell office:value-type="float" office:value="1766.959106">
                <text:p>1766.959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7.231812">
                <text:p>1687.231812</text:p>
              </table:table-cell>
              <table:table-cell office:value-type="float" office:value="1775.483276">
                <text:p>1775.483276</text:p>
              </table:table-cell>
              <table:table-cell office:value-type="float" office:value="1695.357422">
                <text:p>1695.357422</text:p>
              </table:table-cell>
              <table:table-cell office:value-type="float" office:value="1771.141357">
                <text:p>1771.141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7.904053">
                <text:p>1687.904053</text:p>
              </table:table-cell>
              <table:table-cell office:value-type="float" office:value="1771.31665">
                <text:p>1771.31665</text:p>
              </table:table-cell>
              <table:table-cell office:value-type="float" office:value="1698.960327">
                <text:p>1698.960327</text:p>
              </table:table-cell>
              <table:table-cell office:value-type="float" office:value="1768.759155">
                <text:p>1768.759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87.98291">
                <text:p>1687.98291</text:p>
              </table:table-cell>
              <table:table-cell office:value-type="float" office:value="1775.723633">
                <text:p>1775.723633</text:p>
              </table:table-cell>
              <table:table-cell office:value-type="float" office:value="1699.123657">
                <text:p>1699.123657</text:p>
              </table:table-cell>
              <table:table-cell office:value-type="float" office:value="1769.247925">
                <text:p>1769.247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89.967773">
                <text:p>1689.967773</text:p>
              </table:table-cell>
              <table:table-cell office:value-type="float" office:value="1771.640869">
                <text:p>1771.640869</text:p>
              </table:table-cell>
              <table:table-cell office:value-type="float" office:value="1698.952759">
                <text:p>1698.952759</text:p>
              </table:table-cell>
              <table:table-cell office:value-type="float" office:value="1767.855957">
                <text:p>1767.8559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87.23291">
                <text:p>1687.23291</text:p>
              </table:table-cell>
              <table:table-cell office:value-type="float" office:value="1778.620361">
                <text:p>1778.620361</text:p>
              </table:table-cell>
              <table:table-cell office:value-type="float" office:value="1698.624268">
                <text:p>1698.624268</text:p>
              </table:table-cell>
              <table:table-cell office:value-type="float" office:value="1770.88855">
                <text:p>1770.88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7.597656">
                <text:p>1687.597656</text:p>
              </table:table-cell>
              <table:table-cell office:value-type="float" office:value="1779.637939">
                <text:p>1779.637939</text:p>
              </table:table-cell>
              <table:table-cell office:value-type="float" office:value="1695.819946">
                <text:p>1695.819946</text:p>
              </table:table-cell>
              <table:table-cell office:value-type="float" office:value="1773.628174">
                <text:p>1773.628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6.559082">
                <text:p>1686.559082</text:p>
              </table:table-cell>
              <table:table-cell office:value-type="float" office:value="1773.848022">
                <text:p>1773.848022</text:p>
              </table:table-cell>
              <table:table-cell office:value-type="float" office:value="1698.955811">
                <text:p>1698.955811</text:p>
              </table:table-cell>
              <table:table-cell office:value-type="float" office:value="1768.546631">
                <text:p>1768.546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3.653076">
                <text:p>1683.653076</text:p>
              </table:table-cell>
              <table:table-cell office:value-type="float" office:value="1780.619385">
                <text:p>1780.619385</text:p>
              </table:table-cell>
              <table:table-cell office:value-type="float" office:value="1694.196045">
                <text:p>1694.196045</text:p>
              </table:table-cell>
              <table:table-cell office:value-type="float" office:value="1776.127563">
                <text:p>1776.127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8.002075">
                <text:p>1688.002075</text:p>
              </table:table-cell>
              <table:table-cell office:value-type="float" office:value="1780.759033">
                <text:p>1780.759033</text:p>
              </table:table-cell>
              <table:table-cell office:value-type="float" office:value="1699.532959">
                <text:p>1699.532959</text:p>
              </table:table-cell>
              <table:table-cell office:value-type="float" office:value="1776.769897">
                <text:p>1776.76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5.451294">
                <text:p>1685.451294</text:p>
              </table:table-cell>
              <table:table-cell office:value-type="float" office:value="1770.694702">
                <text:p>1770.694702</text:p>
              </table:table-cell>
              <table:table-cell office:value-type="float" office:value="1695.181763">
                <text:p>1695.181763</text:p>
              </table:table-cell>
              <table:table-cell office:value-type="float" office:value="1767.227295">
                <text:p>1767.227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9.848999">
                <text:p>1679.848999</text:p>
              </table:table-cell>
              <table:table-cell office:value-type="float" office:value="1780.40625">
                <text:p>1780.40625</text:p>
              </table:table-cell>
              <table:table-cell office:value-type="float" office:value="1689.619385">
                <text:p>1689.619385</text:p>
              </table:table-cell>
              <table:table-cell office:value-type="float" office:value="1776.89624">
                <text:p>1776.89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6.542725">
                <text:p>1686.542725</text:p>
              </table:table-cell>
              <table:table-cell office:value-type="float" office:value="1775.870117">
                <text:p>1775.870117</text:p>
              </table:table-cell>
              <table:table-cell office:value-type="float" office:value="1699.906128">
                <text:p>1699.906128</text:p>
              </table:table-cell>
              <table:table-cell office:value-type="float" office:value="1772.363647">
                <text:p>1772.3636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4.713135">
                <text:p>1684.713135</text:p>
              </table:table-cell>
              <table:table-cell office:value-type="float" office:value="1776.467773">
                <text:p>1776.467773</text:p>
              </table:table-cell>
              <table:table-cell office:value-type="float" office:value="1694.997437">
                <text:p>1694.997437</text:p>
              </table:table-cell>
              <table:table-cell office:value-type="float" office:value="1770.438354">
                <text:p>1770.438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3.517334">
                <text:p>1683.517334</text:p>
              </table:table-cell>
              <table:table-cell office:value-type="float" office:value="1779.243408">
                <text:p>1779.243408</text:p>
              </table:table-cell>
              <table:table-cell office:value-type="float" office:value="1693.576782">
                <text:p>1693.576782</text:p>
              </table:table-cell>
              <table:table-cell office:value-type="float" office:value="1779.71582">
                <text:p>1779.71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5.66626">
                <text:p>1685.66626</text:p>
              </table:table-cell>
              <table:table-cell office:value-type="float" office:value="1775.467041">
                <text:p>1775.467041</text:p>
              </table:table-cell>
              <table:table-cell office:value-type="float" office:value="1697.730713">
                <text:p>1697.730713</text:p>
              </table:table-cell>
              <table:table-cell office:value-type="float" office:value="1770.687744">
                <text:p>1770.687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9.990234">
                <text:p>1689.990234</text:p>
              </table:table-cell>
              <table:table-cell office:value-type="float" office:value="1770.900269">
                <text:p>1770.900269</text:p>
              </table:table-cell>
              <table:table-cell office:value-type="float" office:value="1699.963379">
                <text:p>1699.963379</text:p>
              </table:table-cell>
              <table:table-cell office:value-type="float" office:value="1765.930664">
                <text:p>1765.930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7.933472">
                <text:p>1687.933472</text:p>
              </table:table-cell>
              <table:table-cell office:value-type="float" office:value="1777.013184">
                <text:p>1777.013184</text:p>
              </table:table-cell>
              <table:table-cell office:value-type="float" office:value="1698.089355">
                <text:p>1698.089355</text:p>
              </table:table-cell>
              <table:table-cell office:value-type="float" office:value="1772.029297">
                <text:p>1772.029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8.748291">
                <text:p>1688.748291</text:p>
              </table:table-cell>
              <table:table-cell office:value-type="float" office:value="1775.794678">
                <text:p>1775.794678</text:p>
              </table:table-cell>
              <table:table-cell office:value-type="float" office:value="1701.465698">
                <text:p>1701.465698</text:p>
              </table:table-cell>
              <table:table-cell office:value-type="float" office:value="1768.251709">
                <text:p>1768.251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3.181885">
                <text:p>1693.181885</text:p>
              </table:table-cell>
              <table:table-cell office:value-type="float" office:value="1778.301025">
                <text:p>1778.301025</text:p>
              </table:table-cell>
              <table:table-cell office:value-type="float" office:value="1701.236328">
                <text:p>1701.236328</text:p>
              </table:table-cell>
              <table:table-cell office:value-type="float" office:value="1776.02417">
                <text:p>1776.02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4.018799">
                <text:p>1694.018799</text:p>
              </table:table-cell>
              <table:table-cell office:value-type="float" office:value="1778.074341">
                <text:p>1778.074341</text:p>
              </table:table-cell>
              <table:table-cell office:value-type="float" office:value="1703.231567">
                <text:p>1703.231567</text:p>
              </table:table-cell>
              <table:table-cell office:value-type="float" office:value="1776.527832">
                <text:p>1776.527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4.424683">
                <text:p>1684.424683</text:p>
              </table:table-cell>
              <table:table-cell office:value-type="float" office:value="1788.602539">
                <text:p>1788.602539</text:p>
              </table:table-cell>
              <table:table-cell office:value-type="float" office:value="1696.19043">
                <text:p>1696.19043</text:p>
              </table:table-cell>
              <table:table-cell office:value-type="float" office:value="1783.9021">
                <text:p>1783.9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93.375977">
                <text:p>1693.375977</text:p>
              </table:table-cell>
              <table:table-cell office:value-type="float" office:value="1772.756104">
                <text:p>1772.756104</text:p>
              </table:table-cell>
              <table:table-cell office:value-type="float" office:value="1705.002441">
                <text:p>1705.002441</text:p>
              </table:table-cell>
              <table:table-cell office:value-type="float" office:value="1771.204834">
                <text:p>1771.2048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94.721436">
                <text:p>1694.721436</text:p>
              </table:table-cell>
              <table:table-cell office:value-type="float" office:value="1773.066162">
                <text:p>1773.066162</text:p>
              </table:table-cell>
              <table:table-cell office:value-type="float" office:value="1703.713501">
                <text:p>1703.713501</text:p>
              </table:table-cell>
              <table:table-cell office:value-type="float" office:value="1769.231934">
                <text:p>1769.2319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9.474243">
                <text:p>1689.474243</text:p>
              </table:table-cell>
              <table:table-cell office:value-type="float" office:value="1779.756836">
                <text:p>1779.756836</text:p>
              </table:table-cell>
              <table:table-cell office:value-type="float" office:value="1697.817383">
                <text:p>1697.817383</text:p>
              </table:table-cell>
              <table:table-cell office:value-type="float" office:value="1777.864502">
                <text:p>1777.864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92.085815">
                <text:p>1692.085815</text:p>
              </table:table-cell>
              <table:table-cell office:value-type="float" office:value="1779.429443">
                <text:p>1779.429443</text:p>
              </table:table-cell>
              <table:table-cell office:value-type="float" office:value="1701.423462">
                <text:p>1701.423462</text:p>
              </table:table-cell>
              <table:table-cell office:value-type="float" office:value="1777.334106">
                <text:p>1777.334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7.067871">
                <text:p>1687.067871</text:p>
              </table:table-cell>
              <table:table-cell office:value-type="float" office:value="1789.205078">
                <text:p>1789.205078</text:p>
              </table:table-cell>
              <table:table-cell office:value-type="float" office:value="1698.065552">
                <text:p>1698.065552</text:p>
              </table:table-cell>
              <table:table-cell office:value-type="float" office:value="1784.687744">
                <text:p>1784.687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0.179199">
                <text:p>1690.179199</text:p>
              </table:table-cell>
              <table:table-cell office:value-type="float" office:value="1787.088379">
                <text:p>1787.088379</text:p>
              </table:table-cell>
              <table:table-cell office:value-type="float" office:value="1697.670654">
                <text:p>1697.670654</text:p>
              </table:table-cell>
              <table:table-cell office:value-type="float" office:value="1783.688477">
                <text:p>1783.6884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93.239014">
                <text:p>1693.239014</text:p>
              </table:table-cell>
              <table:table-cell office:value-type="float" office:value="1781.184937">
                <text:p>1781.184937</text:p>
              </table:table-cell>
              <table:table-cell office:value-type="float" office:value="1700.392212">
                <text:p>1700.392212</text:p>
              </table:table-cell>
              <table:table-cell office:value-type="float" office:value="1778.030762">
                <text:p>1778.0307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7.724976">
                <text:p>1687.724976</text:p>
              </table:table-cell>
              <table:table-cell office:value-type="float" office:value="1776.575439">
                <text:p>1776.575439</text:p>
              </table:table-cell>
              <table:table-cell office:value-type="float" office:value="1700.56311">
                <text:p>1700.56311</text:p>
              </table:table-cell>
              <table:table-cell office:value-type="float" office:value="1771.011353">
                <text:p>1771.011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7.186768">
                <text:p>1687.186768</text:p>
              </table:table-cell>
              <table:table-cell office:value-type="float" office:value="1787.96582">
                <text:p>1787.96582</text:p>
              </table:table-cell>
              <table:table-cell office:value-type="float" office:value="1698.687012">
                <text:p>1698.687012</text:p>
              </table:table-cell>
              <table:table-cell office:value-type="float" office:value="1784.175903">
                <text:p>1784.175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8.949951">
                <text:p>1688.949951</text:p>
              </table:table-cell>
              <table:table-cell office:value-type="float" office:value="1785.676514">
                <text:p>1785.676514</text:p>
              </table:table-cell>
              <table:table-cell office:value-type="float" office:value="1699.773438">
                <text:p>1699.773438</text:p>
              </table:table-cell>
              <table:table-cell office:value-type="float" office:value="1783.176636">
                <text:p>1783.176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92.248047">
                <text:p>1692.248047</text:p>
              </table:table-cell>
              <table:table-cell office:value-type="float" office:value="1773.090454">
                <text:p>1773.090454</text:p>
              </table:table-cell>
              <table:table-cell office:value-type="float" office:value="1704.827271">
                <text:p>1704.827271</text:p>
              </table:table-cell>
              <table:table-cell office:value-type="float" office:value="1769.032959">
                <text:p>1769.032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8.483765">
                <text:p>1688.483765</text:p>
              </table:table-cell>
              <table:table-cell office:value-type="float" office:value="1784.928467">
                <text:p>1784.928467</text:p>
              </table:table-cell>
              <table:table-cell office:value-type="float" office:value="1700.409302">
                <text:p>1700.409302</text:p>
              </table:table-cell>
              <table:table-cell office:value-type="float" office:value="1781.932129">
                <text:p>1781.932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4.004883">
                <text:p>1694.004883</text:p>
              </table:table-cell>
              <table:table-cell office:value-type="float" office:value="1777.127686">
                <text:p>1777.127686</text:p>
              </table:table-cell>
              <table:table-cell office:value-type="float" office:value="1704.307495">
                <text:p>1704.307495</text:p>
              </table:table-cell>
              <table:table-cell office:value-type="float" office:value="1772.83606">
                <text:p>1772.836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2.954224">
                <text:p>1692.954224</text:p>
              </table:table-cell>
              <table:table-cell office:value-type="float" office:value="1777.324463">
                <text:p>1777.324463</text:p>
              </table:table-cell>
              <table:table-cell office:value-type="float" office:value="1701.854858">
                <text:p>1701.854858</text:p>
              </table:table-cell>
              <table:table-cell office:value-type="float" office:value="1772.998657">
                <text:p>1772.9986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2.724609">
                <text:p>1692.724609</text:p>
              </table:table-cell>
              <table:table-cell office:value-type="float" office:value="1790.334229">
                <text:p>1790.334229</text:p>
              </table:table-cell>
              <table:table-cell office:value-type="float" office:value="1700.112183">
                <text:p>1700.112183</text:p>
              </table:table-cell>
              <table:table-cell office:value-type="float" office:value="1788.89502">
                <text:p>1788.89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5.450073">
                <text:p>1695.450073</text:p>
              </table:table-cell>
              <table:table-cell office:value-type="float" office:value="1781.764404">
                <text:p>1781.764404</text:p>
              </table:table-cell>
              <table:table-cell office:value-type="float" office:value="1704.64978">
                <text:p>1704.64978</text:p>
              </table:table-cell>
              <table:table-cell office:value-type="float" office:value="1775.540283">
                <text:p>1775.540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1.642822">
                <text:p>1691.642822</text:p>
              </table:table-cell>
              <table:table-cell office:value-type="float" office:value="1783.343994">
                <text:p>1783.343994</text:p>
              </table:table-cell>
              <table:table-cell office:value-type="float" office:value="1700.141846">
                <text:p>1700.141846</text:p>
              </table:table-cell>
              <table:table-cell office:value-type="float" office:value="1777.724854">
                <text:p>1777.7248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0.268188">
                <text:p>1690.268188</text:p>
              </table:table-cell>
              <table:table-cell office:value-type="float" office:value="1787.516235">
                <text:p>1787.516235</text:p>
              </table:table-cell>
              <table:table-cell office:value-type="float" office:value="1702.151978">
                <text:p>1702.151978</text:p>
              </table:table-cell>
              <table:table-cell office:value-type="float" office:value="1784.32959">
                <text:p>1784.32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6.556274">
                <text:p>1696.556274</text:p>
              </table:table-cell>
              <table:table-cell office:value-type="float" office:value="1786.585693">
                <text:p>1786.585693</text:p>
              </table:table-cell>
              <table:table-cell office:value-type="float" office:value="1707.469482">
                <text:p>1707.469482</text:p>
              </table:table-cell>
              <table:table-cell office:value-type="float" office:value="1778.717407">
                <text:p>1778.71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94.191406">
                <text:p>1694.191406</text:p>
              </table:table-cell>
              <table:table-cell office:value-type="float" office:value="1787.987061">
                <text:p>1787.987061</text:p>
              </table:table-cell>
              <table:table-cell office:value-type="float" office:value="1703.155762">
                <text:p>1703.155762</text:p>
              </table:table-cell>
              <table:table-cell office:value-type="float" office:value="1782.33252">
                <text:p>1782.332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90.853271">
                <text:p>1690.853271</text:p>
              </table:table-cell>
              <table:table-cell office:value-type="float" office:value="1791.4104">
                <text:p>1791.4104</text:p>
              </table:table-cell>
              <table:table-cell office:value-type="float" office:value="1700.088379">
                <text:p>1700.088379</text:p>
              </table:table-cell>
              <table:table-cell office:value-type="float" office:value="1787.388062">
                <text:p>1787.388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94.396362">
                <text:p>1694.396362</text:p>
              </table:table-cell>
              <table:table-cell office:value-type="float" office:value="1777.558472">
                <text:p>1777.558472</text:p>
              </table:table-cell>
              <table:table-cell office:value-type="float" office:value="1705.194092">
                <text:p>1705.194092</text:p>
              </table:table-cell>
              <table:table-cell office:value-type="float" office:value="1774.952026">
                <text:p>1774.952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7.261353">
                <text:p>1697.261353</text:p>
              </table:table-cell>
              <table:table-cell office:value-type="float" office:value="1780.135376">
                <text:p>1780.135376</text:p>
              </table:table-cell>
              <table:table-cell office:value-type="float" office:value="1705.894897">
                <text:p>1705.894897</text:p>
              </table:table-cell>
              <table:table-cell office:value-type="float" office:value="1775.326172">
                <text:p>1775.326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3.59082">
                <text:p>1693.59082</text:p>
              </table:table-cell>
              <table:table-cell office:value-type="float" office:value="1784.753906">
                <text:p>1784.753906</text:p>
              </table:table-cell>
              <table:table-cell office:value-type="float" office:value="1704.823853">
                <text:p>1704.823853</text:p>
              </table:table-cell>
              <table:table-cell office:value-type="float" office:value="1781.761719">
                <text:p>1781.761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8.350952">
                <text:p>1698.350952</text:p>
              </table:table-cell>
              <table:table-cell office:value-type="float" office:value="1781.116699">
                <text:p>1781.116699</text:p>
              </table:table-cell>
              <table:table-cell office:value-type="float" office:value="1708.447266">
                <text:p>1708.447266</text:p>
              </table:table-cell>
              <table:table-cell office:value-type="float" office:value="1776.896851">
                <text:p>1776.896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3.863647">
                <text:p>1693.863647</text:p>
              </table:table-cell>
              <table:table-cell office:value-type="float" office:value="1793.529175">
                <text:p>1793.529175</text:p>
              </table:table-cell>
              <table:table-cell office:value-type="float" office:value="1700.720703">
                <text:p>1700.720703</text:p>
              </table:table-cell>
              <table:table-cell office:value-type="float" office:value="1790.084961">
                <text:p>1790.084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99.338013">
                <text:p>1699.338013</text:p>
              </table:table-cell>
              <table:table-cell office:value-type="float" office:value="1789.024658">
                <text:p>1789.024658</text:p>
              </table:table-cell>
              <table:table-cell office:value-type="float" office:value="1708.432983">
                <text:p>1708.432983</text:p>
              </table:table-cell>
              <table:table-cell office:value-type="float" office:value="1787.969116">
                <text:p>1787.969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9.472412">
                <text:p>1699.472412</text:p>
              </table:table-cell>
              <table:table-cell office:value-type="float" office:value="1784.30957">
                <text:p>1784.30957</text:p>
              </table:table-cell>
              <table:table-cell office:value-type="float" office:value="1709.170532">
                <text:p>1709.170532</text:p>
              </table:table-cell>
              <table:table-cell office:value-type="float" office:value="1778.839111">
                <text:p>1778.839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6.09729">
                <text:p>1696.09729</text:p>
              </table:table-cell>
              <table:table-cell office:value-type="float" office:value="1793.37915">
                <text:p>1793.37915</text:p>
              </table:table-cell>
              <table:table-cell office:value-type="float" office:value="1702.954834">
                <text:p>1702.954834</text:p>
              </table:table-cell>
              <table:table-cell office:value-type="float" office:value="1792.003662">
                <text:p>1792.003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7.654785">
                <text:p>1697.654785</text:p>
              </table:table-cell>
              <table:table-cell office:value-type="float" office:value="1788.291016">
                <text:p>1788.291016</text:p>
              </table:table-cell>
              <table:table-cell office:value-type="float" office:value="1708.228271">
                <text:p>1708.228271</text:p>
              </table:table-cell>
              <table:table-cell office:value-type="float" office:value="1785.827148">
                <text:p>1785.827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95.537109">
                <text:p>1695.537109</text:p>
              </table:table-cell>
              <table:table-cell office:value-type="float" office:value="1782.929199">
                <text:p>1782.929199</text:p>
              </table:table-cell>
              <table:table-cell office:value-type="float" office:value="1704.376953">
                <text:p>1704.376953</text:p>
              </table:table-cell>
              <table:table-cell office:value-type="float" office:value="1779.176147">
                <text:p>1779.176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98.229248">
                <text:p>1698.229248</text:p>
              </table:table-cell>
              <table:table-cell office:value-type="float" office:value="1791.0354">
                <text:p>1791.0354</text:p>
              </table:table-cell>
              <table:table-cell office:value-type="float" office:value="1705.119507">
                <text:p>1705.119507</text:p>
              </table:table-cell>
              <table:table-cell office:value-type="float" office:value="1789.641602">
                <text:p>1789.6416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93.111328">
                <text:p>1693.111328</text:p>
              </table:table-cell>
              <table:table-cell office:value-type="float" office:value="1795.010986">
                <text:p>1795.010986</text:p>
              </table:table-cell>
              <table:table-cell office:value-type="float" office:value="1701.038574">
                <text:p>1701.038574</text:p>
              </table:table-cell>
              <table:table-cell office:value-type="float" office:value="1793.511597">
                <text:p>1793.511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7.152588">
                <text:p>1697.152588</text:p>
              </table:table-cell>
              <table:table-cell office:value-type="float" office:value="1773.759766">
                <text:p>1773.759766</text:p>
              </table:table-cell>
              <table:table-cell office:value-type="float" office:value="1708.259277">
                <text:p>1708.259277</text:p>
              </table:table-cell>
              <table:table-cell office:value-type="float" office:value="1766.856079">
                <text:p>1766.8560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5.231934">
                <text:p>1685.231934</text:p>
              </table:table-cell>
              <table:table-cell office:value-type="float" office:value="1770.821899">
                <text:p>1770.821899</text:p>
              </table:table-cell>
              <table:table-cell office:value-type="float" office:value="1691.496826">
                <text:p>1691.496826</text:p>
              </table:table-cell>
              <table:table-cell office:value-type="float" office:value="1766.844727">
                <text:p>1766.844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6.190063">
                <text:p>1656.190063</text:p>
              </table:table-cell>
              <table:table-cell office:value-type="float" office:value="1769.222534">
                <text:p>1769.222534</text:p>
              </table:table-cell>
              <table:table-cell office:value-type="float" office:value="1665.233154">
                <text:p>1665.233154</text:p>
              </table:table-cell>
              <table:table-cell office:value-type="float" office:value="1769.937134">
                <text:p>1769.937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2.37915">
                <text:p>1652.37915</text:p>
              </table:table-cell>
              <table:table-cell office:value-type="float" office:value="1745.129395">
                <text:p>1745.129395</text:p>
              </table:table-cell>
              <table:table-cell office:value-type="float" office:value="1659.626221">
                <text:p>1659.626221</text:p>
              </table:table-cell>
              <table:table-cell office:value-type="float" office:value="1743.8125">
                <text:p>1743.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9.693604">
                <text:p>1649.693604</text:p>
              </table:table-cell>
              <table:table-cell office:value-type="float" office:value="1734.579834">
                <text:p>1734.579834</text:p>
              </table:table-cell>
              <table:table-cell office:value-type="float" office:value="1658.073242">
                <text:p>1658.073242</text:p>
              </table:table-cell>
              <table:table-cell office:value-type="float" office:value="1729.705078">
                <text:p>1729.7050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3.013916">
                <text:p>1633.013916</text:p>
              </table:table-cell>
              <table:table-cell office:value-type="float" office:value="1725.143066">
                <text:p>1725.143066</text:p>
              </table:table-cell>
              <table:table-cell office:value-type="float" office:value="1640.33252">
                <text:p>1640.33252</text:p>
              </table:table-cell>
              <table:table-cell office:value-type="float" office:value="1721.461182">
                <text:p>1721.4611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29.306152">
                <text:p>1629.306152</text:p>
              </table:table-cell>
              <table:table-cell office:value-type="float" office:value="1710.284546">
                <text:p>1710.284546</text:p>
              </table:table-cell>
              <table:table-cell office:value-type="float" office:value="1635.662476">
                <text:p>1635.662476</text:p>
              </table:table-cell>
              <table:table-cell office:value-type="float" office:value="1707.78125">
                <text:p>1707.7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8.459106">
                <text:p>1618.459106</text:p>
              </table:table-cell>
              <table:table-cell office:value-type="float" office:value="1705.705566">
                <text:p>1705.705566</text:p>
              </table:table-cell>
              <table:table-cell office:value-type="float" office:value="1626.887939">
                <text:p>1626.887939</text:p>
              </table:table-cell>
              <table:table-cell office:value-type="float" office:value="1696.430054">
                <text:p>1696.430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23.555786">
                <text:p>1623.555786</text:p>
              </table:table-cell>
              <table:table-cell office:value-type="float" office:value="1682.841064">
                <text:p>1682.841064</text:p>
              </table:table-cell>
              <table:table-cell office:value-type="float" office:value="1622.992065">
                <text:p>1622.992065</text:p>
              </table:table-cell>
              <table:table-cell office:value-type="float" office:value="1686.815918">
                <text:p>1686.8159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3.026733">
                <text:p>1613.026733</text:p>
              </table:table-cell>
              <table:table-cell office:value-type="float" office:value="1681.244141">
                <text:p>1681.244141</text:p>
              </table:table-cell>
              <table:table-cell office:value-type="float" office:value="1619.938354">
                <text:p>1619.938354</text:p>
              </table:table-cell>
              <table:table-cell office:value-type="float" office:value="1679.59021">
                <text:p>1679.590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4.665894">
                <text:p>1604.665894</text:p>
              </table:table-cell>
              <table:table-cell office:value-type="float" office:value="1670.809326">
                <text:p>1670.809326</text:p>
              </table:table-cell>
              <table:table-cell office:value-type="float" office:value="1608.299316">
                <text:p>1608.299316</text:p>
              </table:table-cell>
              <table:table-cell office:value-type="float" office:value="1668.855347">
                <text:p>1668.8553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9.570312">
                <text:p>1599.570312</text:p>
              </table:table-cell>
              <table:table-cell office:value-type="float" office:value="1664.919678">
                <text:p>1664.919678</text:p>
              </table:table-cell>
              <table:table-cell office:value-type="float" office:value="1609.545166">
                <text:p>1609.545166</text:p>
              </table:table-cell>
              <table:table-cell office:value-type="float" office:value="1656.713623">
                <text:p>1656.7136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1.750732">
                <text:p>1601.750732</text:p>
              </table:table-cell>
              <table:table-cell office:value-type="float" office:value="1652.629517">
                <text:p>1652.629517</text:p>
              </table:table-cell>
              <table:table-cell office:value-type="float" office:value="1600.396362">
                <text:p>1600.396362</text:p>
              </table:table-cell>
              <table:table-cell office:value-type="float" office:value="1653.109375">
                <text:p>1653.1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2.652832">
                <text:p>1592.652832</text:p>
              </table:table-cell>
              <table:table-cell office:value-type="float" office:value="1648.460693">
                <text:p>1648.460693</text:p>
              </table:table-cell>
              <table:table-cell office:value-type="float" office:value="1595.581543">
                <text:p>1595.581543</text:p>
              </table:table-cell>
              <table:table-cell office:value-type="float" office:value="1651.259399">
                <text:p>1651.259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1.960571">
                <text:p>1591.960571</text:p>
              </table:table-cell>
              <table:table-cell office:value-type="float" office:value="1643.875">
                <text:p>1643.875</text:p>
              </table:table-cell>
              <table:table-cell office:value-type="float" office:value="1594.98877">
                <text:p>1594.98877</text:p>
              </table:table-cell>
              <table:table-cell office:value-type="float" office:value="1641.345947">
                <text:p>1641.3459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90.640991">
                <text:p>1590.640991</text:p>
              </table:table-cell>
              <table:table-cell office:value-type="float" office:value="1636.637695">
                <text:p>1636.637695</text:p>
              </table:table-cell>
              <table:table-cell office:value-type="float" office:value="1596.49585">
                <text:p>1596.49585</text:p>
              </table:table-cell>
              <table:table-cell office:value-type="float" office:value="1633.763306">
                <text:p>1633.7633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83.792114">
                <text:p>1583.792114</text:p>
              </table:table-cell>
              <table:table-cell office:value-type="float" office:value="1634.761841">
                <text:p>1634.761841</text:p>
              </table:table-cell>
              <table:table-cell office:value-type="float" office:value="1588.935181">
                <text:p>1588.935181</text:p>
              </table:table-cell>
              <table:table-cell office:value-type="float" office:value="1631.737793">
                <text:p>1631.7377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84.951904">
                <text:p>1584.951904</text:p>
              </table:table-cell>
              <table:table-cell office:value-type="float" office:value="1625.223389">
                <text:p>1625.223389</text:p>
              </table:table-cell>
              <table:table-cell office:value-type="float" office:value="1586.44043">
                <text:p>1586.44043</text:p>
              </table:table-cell>
              <table:table-cell office:value-type="float" office:value="1627.640747">
                <text:p>1627.6407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1.406006">
                <text:p>1581.406006</text:p>
              </table:table-cell>
              <table:table-cell office:value-type="float" office:value="1623.30127">
                <text:p>1623.30127</text:p>
              </table:table-cell>
              <table:table-cell office:value-type="float" office:value="1584.410889">
                <text:p>1584.410889</text:p>
              </table:table-cell>
              <table:table-cell office:value-type="float" office:value="1621.154785">
                <text:p>1621.154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81.710815">
                <text:p>1581.710815</text:p>
              </table:table-cell>
              <table:table-cell office:value-type="float" office:value="1618.603149">
                <text:p>1618.603149</text:p>
              </table:table-cell>
              <table:table-cell office:value-type="float" office:value="1583.277222">
                <text:p>1583.277222</text:p>
              </table:table-cell>
              <table:table-cell office:value-type="float" office:value="1613.511597">
                <text:p>1613.511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1.185303">
                <text:p>1581.185303</text:p>
              </table:table-cell>
              <table:table-cell office:value-type="float" office:value="1610.848999">
                <text:p>1610.848999</text:p>
              </table:table-cell>
              <table:table-cell office:value-type="float" office:value="1580.882935">
                <text:p>1580.882935</text:p>
              </table:table-cell>
              <table:table-cell office:value-type="float" office:value="1613.946411">
                <text:p>1613.946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80.79895">
                <text:p>1580.79895</text:p>
              </table:table-cell>
              <table:table-cell office:value-type="float" office:value="1607.581055">
                <text:p>1607.581055</text:p>
              </table:table-cell>
              <table:table-cell office:value-type="float" office:value="1578.171997">
                <text:p>1578.171997</text:p>
              </table:table-cell>
              <table:table-cell office:value-type="float" office:value="1611.439087">
                <text:p>1611.439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3.216309">
                <text:p>1573.216309</text:p>
              </table:table-cell>
              <table:table-cell office:value-type="float" office:value="1610.28894">
                <text:p>1610.28894</text:p>
              </table:table-cell>
              <table:table-cell office:value-type="float" office:value="1580.06958">
                <text:p>1580.06958</text:p>
              </table:table-cell>
              <table:table-cell office:value-type="float" office:value="1606.78894">
                <text:p>1606.788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5.734009">
                <text:p>1575.734009</text:p>
              </table:table-cell>
              <table:table-cell office:value-type="float" office:value="1604.059937">
                <text:p>1604.059937</text:p>
              </table:table-cell>
              <table:table-cell office:value-type="float" office:value="1575.75">
                <text:p>1575.75</text:p>
              </table:table-cell>
              <table:table-cell office:value-type="float" office:value="1605.538086">
                <text:p>1605.538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3.924072">
                <text:p>1573.924072</text:p>
              </table:table-cell>
              <table:table-cell office:value-type="float" office:value="1599.421631">
                <text:p>1599.421631</text:p>
              </table:table-cell>
              <table:table-cell office:value-type="float" office:value="1572.077759">
                <text:p>1572.077759</text:p>
              </table:table-cell>
              <table:table-cell office:value-type="float" office:value="1603.999512">
                <text:p>1603.9995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3.526123">
                <text:p>1573.526123</text:p>
              </table:table-cell>
              <table:table-cell office:value-type="float" office:value="1599.127319">
                <text:p>1599.127319</text:p>
              </table:table-cell>
              <table:table-cell office:value-type="float" office:value="1574.754517">
                <text:p>1574.754517</text:p>
              </table:table-cell>
              <table:table-cell office:value-type="float" office:value="1597.954346">
                <text:p>1597.9543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5.084717">
                <text:p>1575.084717</text:p>
              </table:table-cell>
              <table:table-cell office:value-type="float" office:value="1592.134033">
                <text:p>1592.134033</text:p>
              </table:table-cell>
              <table:table-cell office:value-type="float" office:value="1573.366699">
                <text:p>1573.366699</text:p>
              </table:table-cell>
              <table:table-cell office:value-type="float" office:value="1593.657349">
                <text:p>1593.657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68.675659">
                <text:p>1568.675659</text:p>
              </table:table-cell>
              <table:table-cell office:value-type="float" office:value="1594.762207">
                <text:p>1594.762207</text:p>
              </table:table-cell>
              <table:table-cell office:value-type="float" office:value="1571.958008">
                <text:p>1571.958008</text:p>
              </table:table-cell>
              <table:table-cell office:value-type="float" office:value="1594.181885">
                <text:p>1594.1818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0.428833">
                <text:p>1570.428833</text:p>
              </table:table-cell>
              <table:table-cell office:value-type="float" office:value="1590.075073">
                <text:p>1590.075073</text:p>
              </table:table-cell>
              <table:table-cell office:value-type="float" office:value="1573.817261">
                <text:p>1573.817261</text:p>
              </table:table-cell>
              <table:table-cell office:value-type="float" office:value="1586.965698">
                <text:p>1586.9656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4.029053">
                <text:p>1564.029053</text:p>
              </table:table-cell>
              <table:table-cell office:value-type="float" office:value="1592.4198">
                <text:p>1592.4198</text:p>
              </table:table-cell>
              <table:table-cell office:value-type="float" office:value="1566.870605">
                <text:p>1566.870605</text:p>
              </table:table-cell>
              <table:table-cell office:value-type="float" office:value="1591.940552">
                <text:p>1591.9405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1.262207">
                <text:p>1571.262207</text:p>
              </table:table-cell>
              <table:table-cell office:value-type="float" office:value="1582.906128">
                <text:p>1582.906128</text:p>
              </table:table-cell>
              <table:table-cell office:value-type="float" office:value="1571.436646">
                <text:p>1571.436646</text:p>
              </table:table-cell>
              <table:table-cell office:value-type="float" office:value="1582.684082">
                <text:p>1582.6840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9.518433">
                <text:p>1569.518433</text:p>
              </table:table-cell>
              <table:table-cell office:value-type="float" office:value="1584.318115">
                <text:p>1584.318115</text:p>
              </table:table-cell>
              <table:table-cell office:value-type="float" office:value="1571.577637">
                <text:p>1571.577637</text:p>
              </table:table-cell>
              <table:table-cell office:value-type="float" office:value="1581.186157">
                <text:p>1581.1861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1.056152">
                <text:p>1571.056152</text:p>
              </table:table-cell>
              <table:table-cell office:value-type="float" office:value="1579.38562">
                <text:p>1579.38562</text:p>
              </table:table-cell>
              <table:table-cell office:value-type="float" office:value="1569.623779">
                <text:p>1569.623779</text:p>
              </table:table-cell>
              <table:table-cell office:value-type="float" office:value="1581.439941">
                <text:p>1581.4399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66.378174">
                <text:p>1566.378174</text:p>
              </table:table-cell>
              <table:table-cell office:value-type="float" office:value="1583.447021">
                <text:p>1583.447021</text:p>
              </table:table-cell>
              <table:table-cell office:value-type="float" office:value="1569.40332">
                <text:p>1569.40332</text:p>
              </table:table-cell>
              <table:table-cell office:value-type="float" office:value="1580.494995">
                <text:p>1580.49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7.630615">
                <text:p>1567.630615</text:p>
              </table:table-cell>
              <table:table-cell office:value-type="float" office:value="1581.18457">
                <text:p>1581.18457</text:p>
              </table:table-cell>
              <table:table-cell office:value-type="float" office:value="1567.604004">
                <text:p>1567.604004</text:p>
              </table:table-cell>
              <table:table-cell office:value-type="float" office:value="1579.686035">
                <text:p>1579.686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6.936523">
                <text:p>1566.936523</text:p>
              </table:table-cell>
              <table:table-cell office:value-type="float" office:value="1577.688843">
                <text:p>1577.688843</text:p>
              </table:table-cell>
              <table:table-cell office:value-type="float" office:value="1564.640625">
                <text:p>1564.640625</text:p>
              </table:table-cell>
              <table:table-cell office:value-type="float" office:value="1579.320923">
                <text:p>1579.3209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7.115723">
                <text:p>1567.115723</text:p>
              </table:table-cell>
              <table:table-cell office:value-type="float" office:value="1575.782715">
                <text:p>1575.782715</text:p>
              </table:table-cell>
              <table:table-cell office:value-type="float" office:value="1569.240234">
                <text:p>1569.240234</text:p>
              </table:table-cell>
              <table:table-cell office:value-type="float" office:value="1574.766724">
                <text:p>1574.766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1.777832">
                <text:p>1571.777832</text:p>
              </table:table-cell>
              <table:table-cell office:value-type="float" office:value="1575.284058">
                <text:p>1575.284058</text:p>
              </table:table-cell>
              <table:table-cell office:value-type="float" office:value="1568.334717">
                <text:p>1568.334717</text:p>
              </table:table-cell>
              <table:table-cell office:value-type="float" office:value="1577.217041">
                <text:p>1577.217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65.864014">
                <text:p>1565.864014</text:p>
              </table:table-cell>
              <table:table-cell office:value-type="float" office:value="1574.846313">
                <text:p>1574.846313</text:p>
              </table:table-cell>
              <table:table-cell office:value-type="float" office:value="1568.76355">
                <text:p>1568.76355</text:p>
              </table:table-cell>
              <table:table-cell office:value-type="float" office:value="1574.953613">
                <text:p>1574.953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4.398315">
                <text:p>1564.398315</text:p>
              </table:table-cell>
              <table:table-cell office:value-type="float" office:value="1574.306396">
                <text:p>1574.306396</text:p>
              </table:table-cell>
              <table:table-cell office:value-type="float" office:value="1564.190674">
                <text:p>1564.190674</text:p>
              </table:table-cell>
              <table:table-cell office:value-type="float" office:value="1575.763306">
                <text:p>1575.7633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2.540527">
                <text:p>1562.540527</text:p>
              </table:table-cell>
              <table:table-cell office:value-type="float" office:value="1573.755249">
                <text:p>1573.755249</text:p>
              </table:table-cell>
              <table:table-cell office:value-type="float" office:value="1563.94165">
                <text:p>1563.94165</text:p>
              </table:table-cell>
              <table:table-cell office:value-type="float" office:value="1571.305298">
                <text:p>1571.305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5.867188">
                <text:p>1565.867188</text:p>
              </table:table-cell>
              <table:table-cell office:value-type="float" office:value="1568.274902">
                <text:p>1568.274902</text:p>
              </table:table-cell>
              <table:table-cell office:value-type="float" office:value="1567.189087">
                <text:p>1567.189087</text:p>
              </table:table-cell>
              <table:table-cell office:value-type="float" office:value="1566.40918">
                <text:p>1566.409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65.445435">
                <text:p>1565.445435</text:p>
              </table:table-cell>
              <table:table-cell office:value-type="float" office:value="1568.135498">
                <text:p>1568.135498</text:p>
              </table:table-cell>
              <table:table-cell office:value-type="float" office:value="1564.763916">
                <text:p>1564.763916</text:p>
              </table:table-cell>
              <table:table-cell office:value-type="float" office:value="1570.223877">
                <text:p>1570.2238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2.989624">
                <text:p>1562.989624</text:p>
              </table:table-cell>
              <table:table-cell office:value-type="float" office:value="1569.790405">
                <text:p>1569.790405</text:p>
              </table:table-cell>
              <table:table-cell office:value-type="float" office:value="1565.084106">
                <text:p>1565.084106</text:p>
              </table:table-cell>
              <table:table-cell office:value-type="float" office:value="1568.059326">
                <text:p>1568.059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63.086304">
                <text:p>1563.086304</text:p>
              </table:table-cell>
              <table:table-cell office:value-type="float" office:value="1569.205933">
                <text:p>1569.205933</text:p>
              </table:table-cell>
              <table:table-cell office:value-type="float" office:value="1560.235962">
                <text:p>1560.235962</text:p>
              </table:table-cell>
              <table:table-cell office:value-type="float" office:value="1569.478638">
                <text:p>1569.478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4.355225">
                <text:p>1644.355225</text:p>
              </table:table-cell>
              <table:table-cell office:value-type="float" office:value="1653.584229">
                <text:p>1653.584229</text:p>
              </table:table-cell>
              <table:table-cell office:value-type="float" office:value="1580.48291">
                <text:p>1580.48291</text:p>
              </table:table-cell>
              <table:table-cell office:value-type="float" office:value="1555.689453">
                <text:p>1555.689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6.807617">
                <text:p>1696.807617</text:p>
              </table:table-cell>
              <table:table-cell office:value-type="float" office:value="1715.728516">
                <text:p>1715.728516</text:p>
              </table:table-cell>
              <table:table-cell office:value-type="float" office:value="1618.679688">
                <text:p>1618.679688</text:p>
              </table:table-cell>
              <table:table-cell office:value-type="float" office:value="1624.60083">
                <text:p>1624.6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1.043091">
                <text:p>1771.043091</text:p>
              </table:table-cell>
              <table:table-cell office:value-type="float" office:value="1776.50061">
                <text:p>1776.50061</text:p>
              </table:table-cell>
              <table:table-cell office:value-type="float" office:value="1686.450195">
                <text:p>1686.450195</text:p>
              </table:table-cell>
              <table:table-cell office:value-type="float" office:value="1701.928955">
                <text:p>1701.928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4.435791">
                <text:p>1664.435791</text:p>
              </table:table-cell>
              <table:table-cell office:value-type="float" office:value="1619.885986">
                <text:p>1619.885986</text:p>
              </table:table-cell>
              <table:table-cell office:value-type="float" office:value="1562.565552">
                <text:p>1562.565552</text:p>
              </table:table-cell>
              <table:table-cell office:value-type="float" office:value="1560.901245">
                <text:p>1560.901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95.393921">
                <text:p>1695.393921</text:p>
              </table:table-cell>
              <table:table-cell office:value-type="float" office:value="1746.636841">
                <text:p>1746.636841</text:p>
              </table:table-cell>
              <table:table-cell office:value-type="float" office:value="1657.893799">
                <text:p>1657.893799</text:p>
              </table:table-cell>
              <table:table-cell office:value-type="float" office:value="1650.410889">
                <text:p>1650.410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68.008911">
                <text:p>1668.008911</text:p>
              </table:table-cell>
              <table:table-cell office:value-type="float" office:value="1711.795044">
                <text:p>1711.795044</text:p>
              </table:table-cell>
              <table:table-cell office:value-type="float" office:value="1616.47998">
                <text:p>1616.47998</text:p>
              </table:table-cell>
              <table:table-cell office:value-type="float" office:value="1626.826416">
                <text:p>1626.826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80.997559">
                <text:p>1680.997559</text:p>
              </table:table-cell>
              <table:table-cell office:value-type="float" office:value="1719.87085">
                <text:p>1719.87085</text:p>
              </table:table-cell>
              <table:table-cell office:value-type="float" office:value="1641.515259">
                <text:p>1641.515259</text:p>
              </table:table-cell>
              <table:table-cell office:value-type="float" office:value="1633.284058">
                <text:p>1633.284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73.442627">
                <text:p>1673.442627</text:p>
              </table:table-cell>
              <table:table-cell office:value-type="float" office:value="1730.139526">
                <text:p>1730.139526</text:p>
              </table:table-cell>
              <table:table-cell office:value-type="float" office:value="1636.551025">
                <text:p>1636.551025</text:p>
              </table:table-cell>
              <table:table-cell office:value-type="float" office:value="1648.414307">
                <text:p>1648.4143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88.869507">
                <text:p>1688.869507</text:p>
              </table:table-cell>
              <table:table-cell office:value-type="float" office:value="1736.948975">
                <text:p>1736.948975</text:p>
              </table:table-cell>
              <table:table-cell office:value-type="float" office:value="1660.251709">
                <text:p>1660.251709</text:p>
              </table:table-cell>
              <table:table-cell office:value-type="float" office:value="1674.801636">
                <text:p>1674.801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74.220703">
                <text:p>1674.220703</text:p>
              </table:table-cell>
              <table:table-cell office:value-type="float" office:value="1732.805908">
                <text:p>1732.805908</text:p>
              </table:table-cell>
              <table:table-cell office:value-type="float" office:value="1648.058594">
                <text:p>1648.058594</text:p>
              </table:table-cell>
              <table:table-cell office:value-type="float" office:value="1666.922607">
                <text:p>1666.9226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3.372559">
                <text:p>1623.372559</text:p>
              </table:table-cell>
              <table:table-cell office:value-type="float" office:value="1685.144531">
                <text:p>1685.144531</text:p>
              </table:table-cell>
              <table:table-cell office:value-type="float" office:value="1648.781128">
                <text:p>1648.781128</text:p>
              </table:table-cell>
              <table:table-cell office:value-type="float" office:value="1689.973389">
                <text:p>1689.9733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45.547485">
                <text:p>1645.547485</text:p>
              </table:table-cell>
              <table:table-cell office:value-type="float" office:value="1660.265137">
                <text:p>1660.265137</text:p>
              </table:table-cell>
              <table:table-cell office:value-type="float" office:value="1664.850586">
                <text:p>1664.850586</text:p>
              </table:table-cell>
              <table:table-cell office:value-type="float" office:value="1675.5354">
                <text:p>1675.5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2.585693">
                <text:p>1652.585693</text:p>
              </table:table-cell>
              <table:table-cell office:value-type="float" office:value="1714.030151">
                <text:p>1714.030151</text:p>
              </table:table-cell>
              <table:table-cell office:value-type="float" office:value="1664.631836">
                <text:p>1664.631836</text:p>
              </table:table-cell>
              <table:table-cell office:value-type="float" office:value="1729.487427">
                <text:p>1729.4874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5.968628">
                <text:p>1645.968628</text:p>
              </table:table-cell>
              <table:table-cell office:value-type="float" office:value="1732.857788">
                <text:p>1732.857788</text:p>
              </table:table-cell>
              <table:table-cell office:value-type="float" office:value="1657.331909">
                <text:p>1657.331909</text:p>
              </table:table-cell>
              <table:table-cell office:value-type="float" office:value="1739.087769">
                <text:p>1739.0877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46.657959">
                <text:p>1646.657959</text:p>
              </table:table-cell>
              <table:table-cell office:value-type="float" office:value="1716.087891">
                <text:p>1716.087891</text:p>
              </table:table-cell>
              <table:table-cell office:value-type="float" office:value="1649.872559">
                <text:p>1649.872559</text:p>
              </table:table-cell>
              <table:table-cell office:value-type="float" office:value="1712.606567">
                <text:p>1712.606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5.043457">
                <text:p>1665.043457</text:p>
              </table:table-cell>
              <table:table-cell office:value-type="float" office:value="1720.476074">
                <text:p>1720.476074</text:p>
              </table:table-cell>
              <table:table-cell office:value-type="float" office:value="1668.585815">
                <text:p>1668.585815</text:p>
              </table:table-cell>
              <table:table-cell office:value-type="float" office:value="1721.251709">
                <text:p>1721.2517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4.991211">
                <text:p>1654.991211</text:p>
              </table:table-cell>
              <table:table-cell office:value-type="float" office:value="1726.826294">
                <text:p>1726.826294</text:p>
              </table:table-cell>
              <table:table-cell office:value-type="float" office:value="1658.80835">
                <text:p>1658.80835</text:p>
              </table:table-cell>
              <table:table-cell office:value-type="float" office:value="1730.906494">
                <text:p>1730.906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6.737549">
                <text:p>1656.737549</text:p>
              </table:table-cell>
              <table:table-cell office:value-type="float" office:value="1726.772095">
                <text:p>1726.772095</text:p>
              </table:table-cell>
              <table:table-cell office:value-type="float" office:value="1663.911011">
                <text:p>1663.911011</text:p>
              </table:table-cell>
              <table:table-cell office:value-type="float" office:value="1725.325439">
                <text:p>1725.3254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63.713867">
                <text:p>1663.713867</text:p>
              </table:table-cell>
              <table:table-cell office:value-type="float" office:value="1724.338867">
                <text:p>1724.338867</text:p>
              </table:table-cell>
              <table:table-cell office:value-type="float" office:value="1668.540894">
                <text:p>1668.540894</text:p>
              </table:table-cell>
              <table:table-cell office:value-type="float" office:value="1725.468018">
                <text:p>1725.468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5.227661">
                <text:p>1645.227661</text:p>
              </table:table-cell>
              <table:table-cell office:value-type="float" office:value="1715.702881">
                <text:p>1715.702881</text:p>
              </table:table-cell>
              <table:table-cell office:value-type="float" office:value="1653.377197">
                <text:p>1653.377197</text:p>
              </table:table-cell>
              <table:table-cell office:value-type="float" office:value="1713.360352">
                <text:p>1713.3603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3.414062">
                <text:p>1653.414062</text:p>
              </table:table-cell>
              <table:table-cell office:value-type="float" office:value="1721.026367">
                <text:p>1721.026367</text:p>
              </table:table-cell>
              <table:table-cell office:value-type="float" office:value="1657.354248">
                <text:p>1657.354248</text:p>
              </table:table-cell>
              <table:table-cell office:value-type="float" office:value="1726.284912">
                <text:p>1726.2849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3.079224">
                <text:p>1653.079224</text:p>
              </table:table-cell>
              <table:table-cell office:value-type="float" office:value="1716.623535">
                <text:p>1716.623535</text:p>
              </table:table-cell>
              <table:table-cell office:value-type="float" office:value="1662.568848">
                <text:p>1662.568848</text:p>
              </table:table-cell>
              <table:table-cell office:value-type="float" office:value="1712.575195">
                <text:p>1712.575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5.006104">
                <text:p>1655.006104</text:p>
              </table:table-cell>
              <table:table-cell office:value-type="float" office:value="1723.187012">
                <text:p>1723.187012</text:p>
              </table:table-cell>
              <table:table-cell office:value-type="float" office:value="1663.064087">
                <text:p>1663.064087</text:p>
              </table:table-cell>
              <table:table-cell office:value-type="float" office:value="1721.560059">
                <text:p>1721.5600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2.527466">
                <text:p>1662.527466</text:p>
              </table:table-cell>
              <table:table-cell office:value-type="float" office:value="1725.856323">
                <text:p>1725.856323</text:p>
              </table:table-cell>
              <table:table-cell office:value-type="float" office:value="1665.262329">
                <text:p>1665.262329</text:p>
              </table:table-cell>
              <table:table-cell office:value-type="float" office:value="1728.463623">
                <text:p>1728.463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3.82373">
                <text:p>1653.82373</text:p>
              </table:table-cell>
              <table:table-cell office:value-type="float" office:value="1735.309937">
                <text:p>1735.309937</text:p>
              </table:table-cell>
              <table:table-cell office:value-type="float" office:value="1659.595703">
                <text:p>1659.595703</text:p>
              </table:table-cell>
              <table:table-cell office:value-type="float" office:value="1734.220337">
                <text:p>1734.2203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2.247925">
                <text:p>1652.247925</text:p>
              </table:table-cell>
              <table:table-cell office:value-type="float" office:value="1721.884766">
                <text:p>1721.884766</text:p>
              </table:table-cell>
              <table:table-cell office:value-type="float" office:value="1659.662842">
                <text:p>1659.662842</text:p>
              </table:table-cell>
              <table:table-cell office:value-type="float" office:value="1719.976929">
                <text:p>1719.9769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5.028442">
                <text:p>1655.028442</text:p>
              </table:table-cell>
              <table:table-cell office:value-type="float" office:value="1728.130737">
                <text:p>1728.130737</text:p>
              </table:table-cell>
              <table:table-cell office:value-type="float" office:value="1662.85083">
                <text:p>1662.85083</text:p>
              </table:table-cell>
              <table:table-cell office:value-type="float" office:value="1724.584351">
                <text:p>1724.5843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5.339355">
                <text:p>1655.339355</text:p>
              </table:table-cell>
              <table:table-cell office:value-type="float" office:value="1723.167114">
                <text:p>1723.167114</text:p>
              </table:table-cell>
              <table:table-cell office:value-type="float" office:value="1657.650513">
                <text:p>1657.650513</text:p>
              </table:table-cell>
              <table:table-cell office:value-type="float" office:value="1723.570679">
                <text:p>1723.570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5.891846">
                <text:p>1655.891846</text:p>
              </table:table-cell>
              <table:table-cell office:value-type="float" office:value="1727.759033">
                <text:p>1727.759033</text:p>
              </table:table-cell>
              <table:table-cell office:value-type="float" office:value="1662.670532">
                <text:p>1662.670532</text:p>
              </table:table-cell>
              <table:table-cell office:value-type="float" office:value="1724.206665">
                <text:p>1724.206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5.174194">
                <text:p>1655.174194</text:p>
              </table:table-cell>
              <table:table-cell office:value-type="float" office:value="1727.081543">
                <text:p>1727.081543</text:p>
              </table:table-cell>
              <table:table-cell office:value-type="float" office:value="1662.158691">
                <text:p>1662.158691</text:p>
              </table:table-cell>
              <table:table-cell office:value-type="float" office:value="1726.43103">
                <text:p>1726.43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3.375732">
                <text:p>1653.375732</text:p>
              </table:table-cell>
              <table:table-cell office:value-type="float" office:value="1718.306641">
                <text:p>1718.306641</text:p>
              </table:table-cell>
              <table:table-cell office:value-type="float" office:value="1659.729858">
                <text:p>1659.729858</text:p>
              </table:table-cell>
              <table:table-cell office:value-type="float" office:value="1718.598267">
                <text:p>1718.5982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7.539185">
                <text:p>1657.539185</text:p>
              </table:table-cell>
              <table:table-cell office:value-type="float" office:value="1727.674316">
                <text:p>1727.674316</text:p>
              </table:table-cell>
              <table:table-cell office:value-type="float" office:value="1661.432251">
                <text:p>1661.432251</text:p>
              </table:table-cell>
              <table:table-cell office:value-type="float" office:value="1726.393555">
                <text:p>1726.393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984253">
                <text:p>1650.984253</text:p>
              </table:table-cell>
              <table:table-cell office:value-type="float" office:value="1727.34021">
                <text:p>1727.34021</text:p>
              </table:table-cell>
              <table:table-cell office:value-type="float" office:value="1659.800659">
                <text:p>1659.800659</text:p>
              </table:table-cell>
              <table:table-cell office:value-type="float" office:value="1724.916382">
                <text:p>1724.9163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9.428955">
                <text:p>1649.428955</text:p>
              </table:table-cell>
              <table:table-cell office:value-type="float" office:value="1711.104126">
                <text:p>1711.104126</text:p>
              </table:table-cell>
              <table:table-cell office:value-type="float" office:value="1657.81604">
                <text:p>1657.81604</text:p>
              </table:table-cell>
              <table:table-cell office:value-type="float" office:value="1710.177246">
                <text:p>1710.177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1.430298">
                <text:p>1651.430298</text:p>
              </table:table-cell>
              <table:table-cell office:value-type="float" office:value="1731.551147">
                <text:p>1731.551147</text:p>
              </table:table-cell>
              <table:table-cell office:value-type="float" office:value="1654.462769">
                <text:p>1654.462769</text:p>
              </table:table-cell>
              <table:table-cell office:value-type="float" office:value="1730.62439">
                <text:p>1730.624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.084351">
                <text:p>1650.084351</text:p>
              </table:table-cell>
              <table:table-cell office:value-type="float" office:value="1733.101562">
                <text:p>1733.101562</text:p>
              </table:table-cell>
              <table:table-cell office:value-type="float" office:value="1659.688965">
                <text:p>1659.688965</text:p>
              </table:table-cell>
              <table:table-cell office:value-type="float" office:value="1727.908081">
                <text:p>1727.908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1.000488">
                <text:p>1651.000488</text:p>
              </table:table-cell>
              <table:table-cell office:value-type="float" office:value="1717.965454">
                <text:p>1717.965454</text:p>
              </table:table-cell>
              <table:table-cell office:value-type="float" office:value="1662.287109">
                <text:p>1662.287109</text:p>
              </table:table-cell>
              <table:table-cell office:value-type="float" office:value="1711.997192">
                <text:p>1711.9971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3.166382">
                <text:p>1653.166382</text:p>
              </table:table-cell>
              <table:table-cell office:value-type="float" office:value="1714.754639">
                <text:p>1714.754639</text:p>
              </table:table-cell>
              <table:table-cell office:value-type="float" office:value="1660.671265">
                <text:p>1660.671265</text:p>
              </table:table-cell>
              <table:table-cell office:value-type="float" office:value="1710.83252">
                <text:p>1710.832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49.55603">
                <text:p>1649.55603</text:p>
              </table:table-cell>
              <table:table-cell office:value-type="float" office:value="1725.803589">
                <text:p>1725.803589</text:p>
              </table:table-cell>
              <table:table-cell office:value-type="float" office:value="1655.852173">
                <text:p>1655.852173</text:p>
              </table:table-cell>
              <table:table-cell office:value-type="float" office:value="1722.833252">
                <text:p>1722.8332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2.343384">
                <text:p>1652.343384</text:p>
              </table:table-cell>
              <table:table-cell office:value-type="float" office:value="1714.211914">
                <text:p>1714.211914</text:p>
              </table:table-cell>
              <table:table-cell office:value-type="float" office:value="1657.357056">
                <text:p>1657.357056</text:p>
              </table:table-cell>
              <table:table-cell office:value-type="float" office:value="1711.634277">
                <text:p>1711.6342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9.040894">
                <text:p>1649.040894</text:p>
              </table:table-cell>
              <table:table-cell office:value-type="float" office:value="1716.993774">
                <text:p>1716.993774</text:p>
              </table:table-cell>
              <table:table-cell office:value-type="float" office:value="1659.849365">
                <text:p>1659.849365</text:p>
              </table:table-cell>
              <table:table-cell office:value-type="float" office:value="1713.035645">
                <text:p>1713.0356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44.978516">
                <text:p>1644.978516</text:p>
              </table:table-cell>
              <table:table-cell office:value-type="float" office:value="1731.921143">
                <text:p>1731.921143</text:p>
              </table:table-cell>
              <table:table-cell office:value-type="float" office:value="1653.684448">
                <text:p>1653.684448</text:p>
              </table:table-cell>
              <table:table-cell office:value-type="float" office:value="1730.781982">
                <text:p>1730.7819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5.226929">
                <text:p>1655.226929</text:p>
              </table:table-cell>
              <table:table-cell office:value-type="float" office:value="1720.264771">
                <text:p>1720.264771</text:p>
              </table:table-cell>
              <table:table-cell office:value-type="float" office:value="1662.561157">
                <text:p>1662.561157</text:p>
              </table:table-cell>
              <table:table-cell office:value-type="float" office:value="1713.994507">
                <text:p>1713.994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7.057495">
                <text:p>1647.057495</text:p>
              </table:table-cell>
              <table:table-cell office:value-type="float" office:value="1714.14917">
                <text:p>1714.14917</text:p>
              </table:table-cell>
              <table:table-cell office:value-type="float" office:value="1657.662964">
                <text:p>1657.662964</text:p>
              </table:table-cell>
              <table:table-cell office:value-type="float" office:value="1710.239502">
                <text:p>1710.2395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0.776489">
                <text:p>1650.776489</text:p>
              </table:table-cell>
              <table:table-cell office:value-type="float" office:value="1723.719727">
                <text:p>1723.719727</text:p>
              </table:table-cell>
              <table:table-cell office:value-type="float" office:value="1656.389648">
                <text:p>1656.389648</text:p>
              </table:table-cell>
              <table:table-cell office:value-type="float" office:value="1720.811646">
                <text:p>1720.8116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8.501343">
                <text:p>1648.501343</text:p>
              </table:table-cell>
              <table:table-cell office:value-type="float" office:value="1718.023926">
                <text:p>1718.023926</text:p>
              </table:table-cell>
              <table:table-cell office:value-type="float" office:value="1659.006592">
                <text:p>1659.006592</text:p>
              </table:table-cell>
              <table:table-cell office:value-type="float" office:value="1711.366333">
                <text:p>1711.366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1.979614">
                <text:p>1651.979614</text:p>
              </table:table-cell>
              <table:table-cell office:value-type="float" office:value="1725.619507">
                <text:p>1725.619507</text:p>
              </table:table-cell>
              <table:table-cell office:value-type="float" office:value="1656.016113">
                <text:p>1656.016113</text:p>
              </table:table-cell>
              <table:table-cell office:value-type="float" office:value="1721.48291">
                <text:p>1721.48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0.375854">
                <text:p>1650.375854</text:p>
              </table:table-cell>
              <table:table-cell office:value-type="float" office:value="1725.929199">
                <text:p>1725.929199</text:p>
              </table:table-cell>
              <table:table-cell office:value-type="float" office:value="1657.414551">
                <text:p>1657.414551</text:p>
              </table:table-cell>
              <table:table-cell office:value-type="float" office:value="1722.768311">
                <text:p>1722.7683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2.012573">
                <text:p>1652.012573</text:p>
              </table:table-cell>
              <table:table-cell office:value-type="float" office:value="1724.264648">
                <text:p>1724.264648</text:p>
              </table:table-cell>
              <table:table-cell office:value-type="float" office:value="1657.840576">
                <text:p>1657.840576</text:p>
              </table:table-cell>
              <table:table-cell office:value-type="float" office:value="1723.861084">
                <text:p>1723.861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47.10144">
                <text:p>1647.10144</text:p>
              </table:table-cell>
              <table:table-cell office:value-type="float" office:value="1731.647461">
                <text:p>1731.647461</text:p>
              </table:table-cell>
              <table:table-cell office:value-type="float" office:value="1656.033936">
                <text:p>1656.033936</text:p>
              </table:table-cell>
              <table:table-cell office:value-type="float" office:value="1729.112549">
                <text:p>1729.112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1.612671">
                <text:p>1651.612671</text:p>
              </table:table-cell>
              <table:table-cell office:value-type="float" office:value="1720.061646">
                <text:p>1720.061646</text:p>
              </table:table-cell>
              <table:table-cell office:value-type="float" office:value="1657.919067">
                <text:p>1657.919067</text:p>
              </table:table-cell>
              <table:table-cell office:value-type="float" office:value="1718.206787">
                <text:p>1718.206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5.205322">
                <text:p>1655.205322</text:p>
              </table:table-cell>
              <table:table-cell office:value-type="float" office:value="1727.455078">
                <text:p>1727.455078</text:p>
              </table:table-cell>
              <table:table-cell office:value-type="float" office:value="1663.146484">
                <text:p>1663.146484</text:p>
              </table:table-cell>
              <table:table-cell office:value-type="float" office:value="1722.515869">
                <text:p>1722.5158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9.735229">
                <text:p>1649.735229</text:p>
              </table:table-cell>
              <table:table-cell office:value-type="float" office:value="1722.334717">
                <text:p>1722.334717</text:p>
              </table:table-cell>
              <table:table-cell office:value-type="float" office:value="1659.240356">
                <text:p>1659.240356</text:p>
              </table:table-cell>
              <table:table-cell office:value-type="float" office:value="1720.075195">
                <text:p>1720.0751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2.482056">
                <text:p>1652.482056</text:p>
              </table:table-cell>
              <table:table-cell office:value-type="float" office:value="1725.507568">
                <text:p>1725.507568</text:p>
              </table:table-cell>
              <table:table-cell office:value-type="float" office:value="1657.892334">
                <text:p>1657.892334</text:p>
              </table:table-cell>
              <table:table-cell office:value-type="float" office:value="1723.930298">
                <text:p>1723.930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2.337646">
                <text:p>1652.337646</text:p>
              </table:table-cell>
              <table:table-cell office:value-type="float" office:value="1732.614868">
                <text:p>1732.614868</text:p>
              </table:table-cell>
              <table:table-cell office:value-type="float" office:value="1660.848511">
                <text:p>1660.848511</text:p>
              </table:table-cell>
              <table:table-cell office:value-type="float" office:value="1724.791992">
                <text:p>1724.7919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4.798462">
                <text:p>1654.798462</text:p>
              </table:table-cell>
              <table:table-cell office:value-type="float" office:value="1721.46875">
                <text:p>1721.46875</text:p>
              </table:table-cell>
              <table:table-cell office:value-type="float" office:value="1660.513794">
                <text:p>1660.513794</text:p>
              </table:table-cell>
              <table:table-cell office:value-type="float" office:value="1718.4552">
                <text:p>1718.45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2.860962">
                <text:p>1652.860962</text:p>
              </table:table-cell>
              <table:table-cell office:value-type="float" office:value="1732.201294">
                <text:p>1732.201294</text:p>
              </table:table-cell>
              <table:table-cell office:value-type="float" office:value="1660.333008">
                <text:p>1660.333008</text:p>
              </table:table-cell>
              <table:table-cell office:value-type="float" office:value="1730.417969">
                <text:p>1730.417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3.477539">
                <text:p>1653.477539</text:p>
              </table:table-cell>
              <table:table-cell office:value-type="float" office:value="1729.537476">
                <text:p>1729.537476</text:p>
              </table:table-cell>
              <table:table-cell office:value-type="float" office:value="1661.846558">
                <text:p>1661.846558</text:p>
              </table:table-cell>
              <table:table-cell office:value-type="float" office:value="1724.902344">
                <text:p>1724.902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3.063965">
                <text:p>1653.063965</text:p>
              </table:table-cell>
              <table:table-cell office:value-type="float" office:value="1728.771118">
                <text:p>1728.771118</text:p>
              </table:table-cell>
              <table:table-cell office:value-type="float" office:value="1662.037354">
                <text:p>1662.037354</text:p>
              </table:table-cell>
              <table:table-cell office:value-type="float" office:value="1725.344971">
                <text:p>1725.344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0.366211">
                <text:p>1650.366211</text:p>
              </table:table-cell>
              <table:table-cell office:value-type="float" office:value="1732.165039">
                <text:p>1732.165039</text:p>
              </table:table-cell>
              <table:table-cell office:value-type="float" office:value="1656.508301">
                <text:p>1656.508301</text:p>
              </table:table-cell>
              <table:table-cell office:value-type="float" office:value="1729.849243">
                <text:p>1729.8492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5.883057">
                <text:p>1655.883057</text:p>
              </table:table-cell>
              <table:table-cell office:value-type="float" office:value="1719.182617">
                <text:p>1719.182617</text:p>
              </table:table-cell>
              <table:table-cell office:value-type="float" office:value="1664.081177">
                <text:p>1664.081177</text:p>
              </table:table-cell>
              <table:table-cell office:value-type="float" office:value="1714.961426">
                <text:p>1714.961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0.812988">
                <text:p>1650.812988</text:p>
              </table:table-cell>
              <table:table-cell office:value-type="float" office:value="1723.888062">
                <text:p>1723.888062</text:p>
              </table:table-cell>
              <table:table-cell office:value-type="float" office:value="1659.2229">
                <text:p>1659.2229</text:p>
              </table:table-cell>
              <table:table-cell office:value-type="float" office:value="1723.617188">
                <text:p>1723.6171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4.345337">
                <text:p>1654.345337</text:p>
              </table:table-cell>
              <table:table-cell office:value-type="float" office:value="1728.171997">
                <text:p>1728.171997</text:p>
              </table:table-cell>
              <table:table-cell office:value-type="float" office:value="1659.880615">
                <text:p>1659.880615</text:p>
              </table:table-cell>
              <table:table-cell office:value-type="float" office:value="1724.437256">
                <text:p>1724.437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1.501831">
                <text:p>1651.501831</text:p>
              </table:table-cell>
              <table:table-cell office:value-type="float" office:value="1728.637329">
                <text:p>1728.637329</text:p>
              </table:table-cell>
              <table:table-cell office:value-type="float" office:value="1660.213501">
                <text:p>1660.213501</text:p>
              </table:table-cell>
              <table:table-cell office:value-type="float" office:value="1724.430542">
                <text:p>1724.430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1.996582">
                <text:p>1651.996582</text:p>
              </table:table-cell>
              <table:table-cell office:value-type="float" office:value="1729.825562">
                <text:p>1729.825562</text:p>
              </table:table-cell>
              <table:table-cell office:value-type="float" office:value="1660.227173">
                <text:p>1660.227173</text:p>
              </table:table-cell>
              <table:table-cell office:value-type="float" office:value="1726.603394">
                <text:p>1726.6033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4.687256">
                <text:p>1654.687256</text:p>
              </table:table-cell>
              <table:table-cell office:value-type="float" office:value="1727.842773">
                <text:p>1727.842773</text:p>
              </table:table-cell>
              <table:table-cell office:value-type="float" office:value="1660.50647">
                <text:p>1660.50647</text:p>
              </table:table-cell>
              <table:table-cell office:value-type="float" office:value="1727.688721">
                <text:p>1727.688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5.431885">
                <text:p>1655.431885</text:p>
              </table:table-cell>
              <table:table-cell office:value-type="float" office:value="1727.277222">
                <text:p>1727.277222</text:p>
              </table:table-cell>
              <table:table-cell office:value-type="float" office:value="1664.635498">
                <text:p>1664.635498</text:p>
              </table:table-cell>
              <table:table-cell office:value-type="float" office:value="1725.692383">
                <text:p>1725.6923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1.432861">
                <text:p>1651.432861</text:p>
              </table:table-cell>
              <table:table-cell office:value-type="float" office:value="1730.603882">
                <text:p>1730.603882</text:p>
              </table:table-cell>
              <table:table-cell office:value-type="float" office:value="1661.065796">
                <text:p>1661.065796</text:p>
              </table:table-cell>
              <table:table-cell office:value-type="float" office:value="1728.387329">
                <text:p>1728.387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4.563599">
                <text:p>1654.563599</text:p>
              </table:table-cell>
              <table:table-cell office:value-type="float" office:value="1722.280151">
                <text:p>1722.280151</text:p>
              </table:table-cell>
              <table:table-cell office:value-type="float" office:value="1659.527588">
                <text:p>1659.527588</text:p>
              </table:table-cell>
              <table:table-cell office:value-type="float" office:value="1716.530518">
                <text:p>1716.5305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7.184326">
                <text:p>1657.184326</text:p>
              </table:table-cell>
              <table:table-cell office:value-type="float" office:value="1728.32605">
                <text:p>1728.32605</text:p>
              </table:table-cell>
              <table:table-cell office:value-type="float" office:value="1661.137329">
                <text:p>1661.137329</text:p>
              </table:table-cell>
              <table:table-cell office:value-type="float" office:value="1723.703247">
                <text:p>1723.703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0.136963">
                <text:p>1650.136963</text:p>
              </table:table-cell>
              <table:table-cell office:value-type="float" office:value="1727.91272">
                <text:p>1727.91272</text:p>
              </table:table-cell>
              <table:table-cell office:value-type="float" office:value="1658.782349">
                <text:p>1658.782349</text:p>
              </table:table-cell>
              <table:table-cell office:value-type="float" office:value="1724.487793">
                <text:p>1724.487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49.934814">
                <text:p>1649.934814</text:p>
              </table:table-cell>
              <table:table-cell office:value-type="float" office:value="1725.544189">
                <text:p>1725.544189</text:p>
              </table:table-cell>
              <table:table-cell office:value-type="float" office:value="1661.364746">
                <text:p>1661.364746</text:p>
              </table:table-cell>
              <table:table-cell office:value-type="float" office:value="1723.714478">
                <text:p>1723.7144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4.781616">
                <text:p>1654.781616</text:p>
              </table:table-cell>
              <table:table-cell office:value-type="float" office:value="1734.0177">
                <text:p>1734.0177</text:p>
              </table:table-cell>
              <table:table-cell office:value-type="float" office:value="1662.811523">
                <text:p>1662.811523</text:p>
              </table:table-cell>
              <table:table-cell office:value-type="float" office:value="1731.246216">
                <text:p>1731.246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5.559937">
                <text:p>1655.559937</text:p>
              </table:table-cell>
              <table:table-cell office:value-type="float" office:value="1728.521851">
                <text:p>1728.521851</text:p>
              </table:table-cell>
              <table:table-cell office:value-type="float" office:value="1664.08313">
                <text:p>1664.08313</text:p>
              </table:table-cell>
              <table:table-cell office:value-type="float" office:value="1723.598633">
                <text:p>1723.5986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49.022705">
                <text:p>1649.022705</text:p>
              </table:table-cell>
              <table:table-cell office:value-type="float" office:value="1733.738892">
                <text:p>1733.738892</text:p>
              </table:table-cell>
              <table:table-cell office:value-type="float" office:value="1661.407959">
                <text:p>1661.407959</text:p>
              </table:table-cell>
              <table:table-cell office:value-type="float" office:value="1730.54248">
                <text:p>1730.542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60.287354">
                <text:p>1660.287354</text:p>
              </table:table-cell>
              <table:table-cell office:value-type="float" office:value="1721.710571">
                <text:p>1721.710571</text:p>
              </table:table-cell>
              <table:table-cell office:value-type="float" office:value="1663.43103">
                <text:p>1663.43103</text:p>
              </table:table-cell>
              <table:table-cell office:value-type="float" office:value="1718.812988">
                <text:p>1718.8129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6.287964">
                <text:p>1656.287964</text:p>
              </table:table-cell>
              <table:table-cell office:value-type="float" office:value="1727.082275">
                <text:p>1727.082275</text:p>
              </table:table-cell>
              <table:table-cell office:value-type="float" office:value="1665.325928">
                <text:p>1665.325928</text:p>
              </table:table-cell>
              <table:table-cell office:value-type="float" office:value="1724.048218">
                <text:p>1724.0482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5.127686">
                <text:p>1655.127686</text:p>
              </table:table-cell>
              <table:table-cell office:value-type="float" office:value="1737.260498">
                <text:p>1737.260498</text:p>
              </table:table-cell>
              <table:table-cell office:value-type="float" office:value="1661.857422">
                <text:p>1661.857422</text:p>
              </table:table-cell>
              <table:table-cell office:value-type="float" office:value="1734.934814">
                <text:p>1734.9348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6.824707">
                <text:p>1656.824707</text:p>
              </table:table-cell>
              <table:table-cell office:value-type="float" office:value="1729.97876">
                <text:p>1729.97876</text:p>
              </table:table-cell>
              <table:table-cell office:value-type="float" office:value="1664.063354">
                <text:p>1664.063354</text:p>
              </table:table-cell>
              <table:table-cell office:value-type="float" office:value="1727.638672">
                <text:p>1727.638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7.677979">
                <text:p>1657.677979</text:p>
              </table:table-cell>
              <table:table-cell office:value-type="float" office:value="1736.250854">
                <text:p>1736.250854</text:p>
              </table:table-cell>
              <table:table-cell office:value-type="float" office:value="1667.660034">
                <text:p>1667.660034</text:p>
              </table:table-cell>
              <table:table-cell office:value-type="float" office:value="1729.932617">
                <text:p>1729.9326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6.494629">
                <text:p>1656.494629</text:p>
              </table:table-cell>
              <table:table-cell office:value-type="float" office:value="1727.129883">
                <text:p>1727.129883</text:p>
              </table:table-cell>
              <table:table-cell office:value-type="float" office:value="1663.818604">
                <text:p>1663.818604</text:p>
              </table:table-cell>
              <table:table-cell office:value-type="float" office:value="1725.803223">
                <text:p>1725.8032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4.618042">
                <text:p>1654.618042</text:p>
              </table:table-cell>
              <table:table-cell office:value-type="float" office:value="1737.98999">
                <text:p>1737.98999</text:p>
              </table:table-cell>
              <table:table-cell office:value-type="float" office:value="1666.330078">
                <text:p>1666.330078</text:p>
              </table:table-cell>
              <table:table-cell office:value-type="float" office:value="1734.952759">
                <text:p>1734.9527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8.678223">
                <text:p>1658.678223</text:p>
              </table:table-cell>
              <table:table-cell office:value-type="float" office:value="1735.280273">
                <text:p>1735.280273</text:p>
              </table:table-cell>
              <table:table-cell office:value-type="float" office:value="1662.77356">
                <text:p>1662.77356</text:p>
              </table:table-cell>
              <table:table-cell office:value-type="float" office:value="1733.767212">
                <text:p>1733.7672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7.359985">
                <text:p>1657.359985</text:p>
              </table:table-cell>
              <table:table-cell office:value-type="float" office:value="1726.737671">
                <text:p>1726.737671</text:p>
              </table:table-cell>
              <table:table-cell office:value-type="float" office:value="1665.657593">
                <text:p>1665.657593</text:p>
              </table:table-cell>
              <table:table-cell office:value-type="float" office:value="1725.031982">
                <text:p>1725.0319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4.335205">
                <text:p>1654.335205</text:p>
              </table:table-cell>
              <table:table-cell office:value-type="float" office:value="1736.14978">
                <text:p>1736.14978</text:p>
              </table:table-cell>
              <table:table-cell office:value-type="float" office:value="1659.449829">
                <text:p>1659.449829</text:p>
              </table:table-cell>
              <table:table-cell office:value-type="float" office:value="1733.267334">
                <text:p>1733.2673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7.856812">
                <text:p>1657.856812</text:p>
              </table:table-cell>
              <table:table-cell office:value-type="float" office:value="1736.853882">
                <text:p>1736.853882</text:p>
              </table:table-cell>
              <table:table-cell office:value-type="float" office:value="1663.815674">
                <text:p>1663.815674</text:p>
              </table:table-cell>
              <table:table-cell office:value-type="float" office:value="1734.914062">
                <text:p>1734.914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7.329102">
                <text:p>1657.329102</text:p>
              </table:table-cell>
              <table:table-cell office:value-type="float" office:value="1726.113281">
                <text:p>1726.113281</text:p>
              </table:table-cell>
              <table:table-cell office:value-type="float" office:value="1666.45166">
                <text:p>1666.45166</text:p>
              </table:table-cell>
              <table:table-cell office:value-type="float" office:value="1726.207275">
                <text:p>1726.2072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8.767334">
                <text:p>1658.767334</text:p>
              </table:table-cell>
              <table:table-cell office:value-type="float" office:value="1737.981323">
                <text:p>1737.981323</text:p>
              </table:table-cell>
              <table:table-cell office:value-type="float" office:value="1665.669312">
                <text:p>1665.669312</text:p>
              </table:table-cell>
              <table:table-cell office:value-type="float" office:value="1733.65564">
                <text:p>1733.655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7.665283">
                <text:p>1657.665283</text:p>
              </table:table-cell>
              <table:table-cell office:value-type="float" office:value="1730.576904">
                <text:p>1730.576904</text:p>
              </table:table-cell>
              <table:table-cell office:value-type="float" office:value="1666.27002">
                <text:p>1666.27002</text:p>
              </table:table-cell>
              <table:table-cell office:value-type="float" office:value="1727.076172">
                <text:p>1727.0761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5.109375">
                <text:p>1655.109375</text:p>
              </table:table-cell>
              <table:table-cell office:value-type="float" office:value="1727.71228">
                <text:p>1727.71228</text:p>
              </table:table-cell>
              <table:table-cell office:value-type="float" office:value="1667.783813">
                <text:p>1667.783813</text:p>
              </table:table-cell>
              <table:table-cell office:value-type="float" office:value="1716.91626">
                <text:p>1716.916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6.851318">
                <text:p>1646.851318</text:p>
              </table:table-cell>
              <table:table-cell office:value-type="float" office:value="1724.654419">
                <text:p>1724.654419</text:p>
              </table:table-cell>
              <table:table-cell office:value-type="float" office:value="1647.911377">
                <text:p>1647.911377</text:p>
              </table:table-cell>
              <table:table-cell office:value-type="float" office:value="1724.032471">
                <text:p>1724.0324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9.698853">
                <text:p>1629.698853</text:p>
              </table:table-cell>
              <table:table-cell office:value-type="float" office:value="1708.825439">
                <text:p>1708.825439</text:p>
              </table:table-cell>
              <table:table-cell office:value-type="float" office:value="1634.872192">
                <text:p>1634.872192</text:p>
              </table:table-cell>
              <table:table-cell office:value-type="float" office:value="1712.34668">
                <text:p>1712.346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25.399536">
                <text:p>1625.399536</text:p>
              </table:table-cell>
              <table:table-cell office:value-type="float" office:value="1698.237549">
                <text:p>1698.237549</text:p>
              </table:table-cell>
              <table:table-cell office:value-type="float" office:value="1636.199341">
                <text:p>1636.199341</text:p>
              </table:table-cell>
              <table:table-cell office:value-type="float" office:value="1694.752197">
                <text:p>1694.7521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17.575806">
                <text:p>1617.575806</text:p>
              </table:table-cell>
              <table:table-cell office:value-type="float" office:value="1693.654907">
                <text:p>1693.654907</text:p>
              </table:table-cell>
              <table:table-cell office:value-type="float" office:value="1625.253906">
                <text:p>1625.253906</text:p>
              </table:table-cell>
              <table:table-cell office:value-type="float" office:value="1688.461548">
                <text:p>1688.4615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15.607422">
                <text:p>1615.607422</text:p>
              </table:table-cell>
              <table:table-cell office:value-type="float" office:value="1680.157593">
                <text:p>1680.157593</text:p>
              </table:table-cell>
              <table:table-cell office:value-type="float" office:value="1616.486694">
                <text:p>1616.486694</text:p>
              </table:table-cell>
              <table:table-cell office:value-type="float" office:value="1676.467529">
                <text:p>1676.4675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08.259644">
                <text:p>1608.259644</text:p>
              </table:table-cell>
              <table:table-cell office:value-type="float" office:value="1674.081421">
                <text:p>1674.081421</text:p>
              </table:table-cell>
              <table:table-cell office:value-type="float" office:value="1614.761841">
                <text:p>1614.761841</text:p>
              </table:table-cell>
              <table:table-cell office:value-type="float" office:value="1675.234131">
                <text:p>1675.2341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05.786621">
                <text:p>1605.786621</text:p>
              </table:table-cell>
              <table:table-cell office:value-type="float" office:value="1663.168823">
                <text:p>1663.168823</text:p>
              </table:table-cell>
              <table:table-cell office:value-type="float" office:value="1611.213989">
                <text:p>1611.213989</text:p>
              </table:table-cell>
              <table:table-cell office:value-type="float" office:value="1662.149658">
                <text:p>1662.1496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1.330933">
                <text:p>1601.330933</text:p>
              </table:table-cell>
              <table:table-cell office:value-type="float" office:value="1658.625488">
                <text:p>1658.625488</text:p>
              </table:table-cell>
              <table:table-cell office:value-type="float" office:value="1604.787598">
                <text:p>1604.787598</text:p>
              </table:table-cell>
              <table:table-cell office:value-type="float" office:value="1657.873657">
                <text:p>1657.8736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04.449707">
                <text:p>1604.449707</text:p>
              </table:table-cell>
              <table:table-cell office:value-type="float" office:value="1646.528809">
                <text:p>1646.528809</text:p>
              </table:table-cell>
              <table:table-cell office:value-type="float" office:value="1599.537231">
                <text:p>1599.537231</text:p>
              </table:table-cell>
              <table:table-cell office:value-type="float" office:value="1648.552979">
                <text:p>1648.5529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95.094849">
                <text:p>1595.094849</text:p>
              </table:table-cell>
              <table:table-cell office:value-type="float" office:value="1646.018555">
                <text:p>1646.018555</text:p>
              </table:table-cell>
              <table:table-cell office:value-type="float" office:value="1599.506592">
                <text:p>1599.506592</text:p>
              </table:table-cell>
              <table:table-cell office:value-type="float" office:value="1644.94397">
                <text:p>1644.943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9.606201">
                <text:p>1589.606201</text:p>
              </table:table-cell>
              <table:table-cell office:value-type="float" office:value="1635.473022">
                <text:p>1635.473022</text:p>
              </table:table-cell>
              <table:table-cell office:value-type="float" office:value="1597.154297">
                <text:p>1597.154297</text:p>
              </table:table-cell>
              <table:table-cell office:value-type="float" office:value="1633.989502">
                <text:p>1633.9895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88.183105">
                <text:p>1588.183105</text:p>
              </table:table-cell>
              <table:table-cell office:value-type="float" office:value="1631.569702">
                <text:p>1631.569702</text:p>
              </table:table-cell>
              <table:table-cell office:value-type="float" office:value="1590.447021">
                <text:p>1590.447021</text:p>
              </table:table-cell>
              <table:table-cell office:value-type="float" office:value="1634.207886">
                <text:p>1634.2078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83.391602">
                <text:p>1583.391602</text:p>
              </table:table-cell>
              <table:table-cell office:value-type="float" office:value="1630.462524">
                <text:p>1630.462524</text:p>
              </table:table-cell>
              <table:table-cell office:value-type="float" office:value="1587.515381">
                <text:p>1587.515381</text:p>
              </table:table-cell>
              <table:table-cell office:value-type="float" office:value="1628.394897">
                <text:p>1628.3948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80.65271">
                <text:p>1580.65271</text:p>
              </table:table-cell>
              <table:table-cell office:value-type="float" office:value="1627.346436">
                <text:p>1627.346436</text:p>
              </table:table-cell>
              <table:table-cell office:value-type="float" office:value="1586.629517">
                <text:p>1586.629517</text:p>
              </table:table-cell>
              <table:table-cell office:value-type="float" office:value="1620.518066">
                <text:p>1620.5180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82.426147">
                <text:p>1582.426147</text:p>
              </table:table-cell>
              <table:table-cell office:value-type="float" office:value="1619.452271">
                <text:p>1619.452271</text:p>
              </table:table-cell>
              <table:table-cell office:value-type="float" office:value="1583.641235">
                <text:p>1583.641235</text:p>
              </table:table-cell>
              <table:table-cell office:value-type="float" office:value="1620.780151">
                <text:p>1620.7801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7.003296">
                <text:p>1577.003296</text:p>
              </table:table-cell>
              <table:table-cell office:value-type="float" office:value="1614.901855">
                <text:p>1614.901855</text:p>
              </table:table-cell>
              <table:table-cell office:value-type="float" office:value="1581.368652">
                <text:p>1581.368652</text:p>
              </table:table-cell>
              <table:table-cell office:value-type="float" office:value="1613.745117">
                <text:p>1613.745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82.550415">
                <text:p>1582.550415</text:p>
              </table:table-cell>
              <table:table-cell office:value-type="float" office:value="1610.43103">
                <text:p>1610.43103</text:p>
              </table:table-cell>
              <table:table-cell office:value-type="float" office:value="1581.07312">
                <text:p>1581.07312</text:p>
              </table:table-cell>
              <table:table-cell office:value-type="float" office:value="1606.199097">
                <text:p>1606.1990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4.717285">
                <text:p>1574.717285</text:p>
              </table:table-cell>
              <table:table-cell office:value-type="float" office:value="1612.871338">
                <text:p>1612.871338</text:p>
              </table:table-cell>
              <table:table-cell office:value-type="float" office:value="1581.012451">
                <text:p>1581.012451</text:p>
              </table:table-cell>
              <table:table-cell office:value-type="float" office:value="1608.595093">
                <text:p>1608.5950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8.739502">
                <text:p>1578.739502</text:p>
              </table:table-cell>
              <table:table-cell office:value-type="float" office:value="1605.193115">
                <text:p>1605.193115</text:p>
              </table:table-cell>
              <table:table-cell office:value-type="float" office:value="1574.44458">
                <text:p>1574.44458</text:p>
              </table:table-cell>
              <table:table-cell office:value-type="float" office:value="1606.754639">
                <text:p>1606.7546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2.162109">
                <text:p>1572.162109</text:p>
              </table:table-cell>
              <table:table-cell office:value-type="float" office:value="1602.4104">
                <text:p>1602.4104</text:p>
              </table:table-cell>
              <table:table-cell office:value-type="float" office:value="1573.847168">
                <text:p>1573.847168</text:p>
              </table:table-cell>
              <table:table-cell office:value-type="float" office:value="1601.943848">
                <text:p>1601.9438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7.162354">
                <text:p>1577.162354</text:p>
              </table:table-cell>
              <table:table-cell office:value-type="float" office:value="1598.757202">
                <text:p>1598.757202</text:p>
              </table:table-cell>
              <table:table-cell office:value-type="float" office:value="1570.129272">
                <text:p>1570.129272</text:p>
              </table:table-cell>
              <table:table-cell office:value-type="float" office:value="1598.271118">
                <text:p>1598.271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5.455688">
                <text:p>1575.455688</text:p>
              </table:table-cell>
              <table:table-cell office:value-type="float" office:value="1596.198364">
                <text:p>1596.198364</text:p>
              </table:table-cell>
              <table:table-cell office:value-type="float" office:value="1574.156128">
                <text:p>1574.156128</text:p>
              </table:table-cell>
              <table:table-cell office:value-type="float" office:value="1595.268677">
                <text:p>1595.2686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2.75">
                <text:p>1572.75</text:p>
              </table:table-cell>
              <table:table-cell office:value-type="float" office:value="1598.23938">
                <text:p>1598.23938</text:p>
              </table:table-cell>
              <table:table-cell office:value-type="float" office:value="1572.952759">
                <text:p>1572.952759</text:p>
              </table:table-cell>
              <table:table-cell office:value-type="float" office:value="1591.656494">
                <text:p>1591.6564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3.936768">
                <text:p>1573.936768</text:p>
              </table:table-cell>
              <table:table-cell office:value-type="float" office:value="1594.42627">
                <text:p>1594.42627</text:p>
              </table:table-cell>
              <table:table-cell office:value-type="float" office:value="1574.006104">
                <text:p>1574.006104</text:p>
              </table:table-cell>
              <table:table-cell office:value-type="float" office:value="1588.902832">
                <text:p>1588.902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69.243408">
                <text:p>1569.243408</text:p>
              </table:table-cell>
              <table:table-cell office:value-type="float" office:value="1591.205933">
                <text:p>1591.205933</text:p>
              </table:table-cell>
              <table:table-cell office:value-type="float" office:value="1569.290894">
                <text:p>1569.290894</text:p>
              </table:table-cell>
              <table:table-cell office:value-type="float" office:value="1590.876587">
                <text:p>1590.876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3.010742">
                <text:p>1573.010742</text:p>
              </table:table-cell>
              <table:table-cell office:value-type="float" office:value="1588.509277">
                <text:p>1588.509277</text:p>
              </table:table-cell>
              <table:table-cell office:value-type="float" office:value="1568.786133">
                <text:p>1568.786133</text:p>
              </table:table-cell>
              <table:table-cell office:value-type="float" office:value="1584.025757">
                <text:p>1584.0257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2.581787">
                <text:p>1572.581787</text:p>
              </table:table-cell>
              <table:table-cell office:value-type="float" office:value="1588.707886">
                <text:p>1588.707886</text:p>
              </table:table-cell>
              <table:table-cell office:value-type="float" office:value="1568.945435">
                <text:p>1568.945435</text:p>
              </table:table-cell>
              <table:table-cell office:value-type="float" office:value="1585.195801">
                <text:p>1585.1958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65.972168">
                <text:p>1565.972168</text:p>
              </table:table-cell>
              <table:table-cell office:value-type="float" office:value="1583.935791">
                <text:p>1583.935791</text:p>
              </table:table-cell>
              <table:table-cell office:value-type="float" office:value="1567.243896">
                <text:p>1567.243896</text:p>
              </table:table-cell>
              <table:table-cell office:value-type="float" office:value="1585.750977">
                <text:p>1585.7509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8.070679">
                <text:p>1568.070679</text:p>
              </table:table-cell>
              <table:table-cell office:value-type="float" office:value="1580.917603">
                <text:p>1580.917603</text:p>
              </table:table-cell>
              <table:table-cell office:value-type="float" office:value="1569.733887">
                <text:p>1569.733887</text:p>
              </table:table-cell>
              <table:table-cell office:value-type="float" office:value="1582.799316">
                <text:p>1582.7993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2.827515">
                <text:p>1562.827515</text:p>
              </table:table-cell>
              <table:table-cell office:value-type="float" office:value="1579.593018">
                <text:p>1579.593018</text:p>
              </table:table-cell>
              <table:table-cell office:value-type="float" office:value="1564.963989">
                <text:p>1564.963989</text:p>
              </table:table-cell>
              <table:table-cell office:value-type="float" office:value="1581.244141">
                <text:p>1581.244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.868652">
                <text:p>1565.868652</text:p>
              </table:table-cell>
              <table:table-cell office:value-type="float" office:value="1579.161865">
                <text:p>1579.161865</text:p>
              </table:table-cell>
              <table:table-cell office:value-type="float" office:value="1564.951782">
                <text:p>1564.951782</text:p>
              </table:table-cell>
              <table:table-cell office:value-type="float" office:value="1580.711426">
                <text:p>1580.7114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67.343628">
                <text:p>1567.343628</text:p>
              </table:table-cell>
              <table:table-cell office:value-type="float" office:value="1581.14624">
                <text:p>1581.14624</text:p>
              </table:table-cell>
              <table:table-cell office:value-type="float" office:value="1566.973267">
                <text:p>1566.973267</text:p>
              </table:table-cell>
              <table:table-cell office:value-type="float" office:value="1575.607056">
                <text:p>1575.6070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5.902466">
                <text:p>1565.902466</text:p>
              </table:table-cell>
              <table:table-cell office:value-type="float" office:value="1576.824707">
                <text:p>1576.824707</text:p>
              </table:table-cell>
              <table:table-cell office:value-type="float" office:value="1564.307739">
                <text:p>1564.307739</text:p>
              </table:table-cell>
              <table:table-cell office:value-type="float" office:value="1581.546997">
                <text:p>1581.5469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6.554443">
                <text:p>1566.554443</text:p>
              </table:table-cell>
              <table:table-cell office:value-type="float" office:value="1575.872437">
                <text:p>1575.872437</text:p>
              </table:table-cell>
              <table:table-cell office:value-type="float" office:value="1566.237061">
                <text:p>1566.237061</text:p>
              </table:table-cell>
              <table:table-cell office:value-type="float" office:value="1577.852051">
                <text:p>1577.8520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4.307007">
                <text:p>1564.307007</text:p>
              </table:table-cell>
              <table:table-cell office:value-type="float" office:value="1576.676636">
                <text:p>1576.676636</text:p>
              </table:table-cell>
              <table:table-cell office:value-type="float" office:value="1569.449951">
                <text:p>1569.449951</text:p>
              </table:table-cell>
              <table:table-cell office:value-type="float" office:value="1574.936035">
                <text:p>1574.936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67.562622">
                <text:p>1567.562622</text:p>
              </table:table-cell>
              <table:table-cell office:value-type="float" office:value="1576.853271">
                <text:p>1576.853271</text:p>
              </table:table-cell>
              <table:table-cell office:value-type="float" office:value="1569.119385">
                <text:p>1569.119385</text:p>
              </table:table-cell>
              <table:table-cell office:value-type="float" office:value="1576.071045">
                <text:p>1576.0710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65.701172">
                <text:p>1565.701172</text:p>
              </table:table-cell>
              <table:table-cell office:value-type="float" office:value="1575.070923">
                <text:p>1575.070923</text:p>
              </table:table-cell>
              <table:table-cell office:value-type="float" office:value="1566.434326">
                <text:p>1566.434326</text:p>
              </table:table-cell>
              <table:table-cell office:value-type="float" office:value="1576.92041">
                <text:p>1576.92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67.781982">
                <text:p>1567.781982</text:p>
              </table:table-cell>
              <table:table-cell office:value-type="float" office:value="1573.930054">
                <text:p>1573.930054</text:p>
              </table:table-cell>
              <table:table-cell office:value-type="float" office:value="1567.348145">
                <text:p>1567.348145</text:p>
              </table:table-cell>
              <table:table-cell office:value-type="float" office:value="1572.360474">
                <text:p>1572.3604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66.687134">
                <text:p>1566.687134</text:p>
              </table:table-cell>
              <table:table-cell office:value-type="float" office:value="1571.64563">
                <text:p>1571.64563</text:p>
              </table:table-cell>
              <table:table-cell office:value-type="float" office:value="1566.163696">
                <text:p>1566.163696</text:p>
              </table:table-cell>
              <table:table-cell office:value-type="float" office:value="1571.46228">
                <text:p>1571.46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65.525391">
                <text:p>1565.525391</text:p>
              </table:table-cell>
              <table:table-cell office:value-type="float" office:value="1571.689453">
                <text:p>1571.689453</text:p>
              </table:table-cell>
              <table:table-cell office:value-type="float" office:value="1563.496826">
                <text:p>1563.496826</text:p>
              </table:table-cell>
              <table:table-cell office:value-type="float" office:value="1569.299927">
                <text:p>1569.2999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66.991211">
                <text:p>1566.991211</text:p>
              </table:table-cell>
              <table:table-cell office:value-type="float" office:value="1572.306396">
                <text:p>1572.306396</text:p>
              </table:table-cell>
              <table:table-cell office:value-type="float" office:value="1567.384521">
                <text:p>1567.384521</text:p>
              </table:table-cell>
              <table:table-cell office:value-type="float" office:value="1570.225708">
                <text:p>1570.2257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67.398804">
                <text:p>1567.398804</text:p>
              </table:table-cell>
              <table:table-cell office:value-type="float" office:value="1569.158081">
                <text:p>1569.158081</text:p>
              </table:table-cell>
              <table:table-cell office:value-type="float" office:value="1567.017944">
                <text:p>1567.017944</text:p>
              </table:table-cell>
              <table:table-cell office:value-type="float" office:value="1570.162109">
                <text:p>1570.162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8.817627">
                <text:p>1578.817627</text:p>
              </table:table-cell>
              <table:table-cell office:value-type="float" office:value="1586.748413">
                <text:p>1586.748413</text:p>
              </table:table-cell>
              <table:table-cell office:value-type="float" office:value="1557.807007">
                <text:p>1557.807007</text:p>
              </table:table-cell>
              <table:table-cell office:value-type="float" office:value="1548.001465">
                <text:p>1548.0014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94.651855">
                <text:p>1594.651855</text:p>
              </table:table-cell>
              <table:table-cell office:value-type="float" office:value="1635.278809">
                <text:p>1635.278809</text:p>
              </table:table-cell>
              <table:table-cell office:value-type="float" office:value="1529.727051">
                <text:p>1529.727051</text:p>
              </table:table-cell>
              <table:table-cell office:value-type="float" office:value="1506.782471">
                <text:p>1506.7824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0.737793">
                <text:p>1600.737793</text:p>
              </table:table-cell>
              <table:table-cell office:value-type="float" office:value="1642.948242">
                <text:p>1642.948242</text:p>
              </table:table-cell>
              <table:table-cell office:value-type="float" office:value="1519.737305">
                <text:p>1519.737305</text:p>
              </table:table-cell>
              <table:table-cell office:value-type="float" office:value="1529.250732">
                <text:p>1529.250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33.619751">
                <text:p>1633.619751</text:p>
              </table:table-cell>
              <table:table-cell office:value-type="float" office:value="1601.849487">
                <text:p>1601.849487</text:p>
              </table:table-cell>
              <table:table-cell office:value-type="float" office:value="1528.476807">
                <text:p>1528.476807</text:p>
              </table:table-cell>
              <table:table-cell office:value-type="float" office:value="1533.738159">
                <text:p>1533.7381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15.783936">
                <text:p>1615.783936</text:p>
              </table:table-cell>
              <table:table-cell office:value-type="float" office:value="1640.340454">
                <text:p>1640.340454</text:p>
              </table:table-cell>
              <table:table-cell office:value-type="float" office:value="1561.203003">
                <text:p>1561.203003</text:p>
              </table:table-cell>
              <table:table-cell office:value-type="float" office:value="1553.647217">
                <text:p>1553.6472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23.560059">
                <text:p>1623.560059</text:p>
              </table:table-cell>
              <table:table-cell office:value-type="float" office:value="1638.705444">
                <text:p>1638.705444</text:p>
              </table:table-cell>
              <table:table-cell office:value-type="float" office:value="1571.079956">
                <text:p>1571.079956</text:p>
              </table:table-cell>
              <table:table-cell office:value-type="float" office:value="1560.310791">
                <text:p>1560.3107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0.127808">
                <text:p>1620.127808</text:p>
              </table:table-cell>
              <table:table-cell office:value-type="float" office:value="1688.028076">
                <text:p>1688.028076</text:p>
              </table:table-cell>
              <table:table-cell office:value-type="float" office:value="1575.197266">
                <text:p>1575.197266</text:p>
              </table:table-cell>
              <table:table-cell office:value-type="float" office:value="1582.07959">
                <text:p>1582.07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34.854614">
                <text:p>1634.854614</text:p>
              </table:table-cell>
              <table:table-cell office:value-type="float" office:value="1663.782227">
                <text:p>1663.782227</text:p>
              </table:table-cell>
              <table:table-cell office:value-type="float" office:value="1596.154907">
                <text:p>1596.154907</text:p>
              </table:table-cell>
              <table:table-cell office:value-type="float" office:value="1593.76355">
                <text:p>1593.763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37.927612">
                <text:p>1637.927612</text:p>
              </table:table-cell>
              <table:table-cell office:value-type="float" office:value="1704.321289">
                <text:p>1704.321289</text:p>
              </table:table-cell>
              <table:table-cell office:value-type="float" office:value="1610.395996">
                <text:p>1610.395996</text:p>
              </table:table-cell>
              <table:table-cell office:value-type="float" office:value="1627.775146">
                <text:p>1627.7751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1.44458">
                <text:p>1651.44458</text:p>
              </table:table-cell>
              <table:table-cell office:value-type="float" office:value="1705.503662">
                <text:p>1705.503662</text:p>
              </table:table-cell>
              <table:table-cell office:value-type="float" office:value="1620.256836">
                <text:p>1620.256836</text:p>
              </table:table-cell>
              <table:table-cell office:value-type="float" office:value="1632.713013">
                <text:p>1632.713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37.123047">
                <text:p>1637.123047</text:p>
              </table:table-cell>
              <table:table-cell office:value-type="float" office:value="1666.152954">
                <text:p>1666.152954</text:p>
              </table:table-cell>
              <table:table-cell office:value-type="float" office:value="1659.396362">
                <text:p>1659.396362</text:p>
              </table:table-cell>
              <table:table-cell office:value-type="float" office:value="1662.86438">
                <text:p>1662.864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41.880981">
                <text:p>1641.880981</text:p>
              </table:table-cell>
              <table:table-cell office:value-type="float" office:value="1684.555176">
                <text:p>1684.555176</text:p>
              </table:table-cell>
              <table:table-cell office:value-type="float" office:value="1656.627441">
                <text:p>1656.627441</text:p>
              </table:table-cell>
              <table:table-cell office:value-type="float" office:value="1690.330811">
                <text:p>1690.3308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45.167603">
                <text:p>1645.167603</text:p>
              </table:table-cell>
              <table:table-cell office:value-type="float" office:value="1689.743652">
                <text:p>1689.743652</text:p>
              </table:table-cell>
              <table:table-cell office:value-type="float" office:value="1650.618164">
                <text:p>1650.618164</text:p>
              </table:table-cell>
              <table:table-cell office:value-type="float" office:value="1701.398438">
                <text:p>1701.3984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41.984985">
                <text:p>1641.984985</text:p>
              </table:table-cell>
              <table:table-cell office:value-type="float" office:value="1698.845947">
                <text:p>1698.845947</text:p>
              </table:table-cell>
              <table:table-cell office:value-type="float" office:value="1647.584106">
                <text:p>1647.584106</text:p>
              </table:table-cell>
              <table:table-cell office:value-type="float" office:value="1711.469604">
                <text:p>1711.469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29.426514">
                <text:p>1629.426514</text:p>
              </table:table-cell>
              <table:table-cell office:value-type="float" office:value="1709.631714">
                <text:p>1709.631714</text:p>
              </table:table-cell>
              <table:table-cell office:value-type="float" office:value="1640.746094">
                <text:p>1640.746094</text:p>
              </table:table-cell>
              <table:table-cell office:value-type="float" office:value="1717.53186">
                <text:p>1717.531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9.125977">
                <text:p>1629.125977</text:p>
              </table:table-cell>
              <table:table-cell office:value-type="float" office:value="1722.4375">
                <text:p>1722.4375</text:p>
              </table:table-cell>
              <table:table-cell office:value-type="float" office:value="1633.488525">
                <text:p>1633.488525</text:p>
              </table:table-cell>
              <table:table-cell office:value-type="float" office:value="1716.521484">
                <text:p>1716.5214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0.723389">
                <text:p>1650.723389</text:p>
              </table:table-cell>
              <table:table-cell office:value-type="float" office:value="1689.48584">
                <text:p>1689.48584</text:p>
              </table:table-cell>
              <table:table-cell office:value-type="float" office:value="1651.069336">
                <text:p>1651.069336</text:p>
              </table:table-cell>
              <table:table-cell office:value-type="float" office:value="1693.788086">
                <text:p>1693.7880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46.130493">
                <text:p>1646.130493</text:p>
              </table:table-cell>
              <table:table-cell office:value-type="float" office:value="1701.000122">
                <text:p>1701.000122</text:p>
              </table:table-cell>
              <table:table-cell office:value-type="float" office:value="1650.208618">
                <text:p>1650.208618</text:p>
              </table:table-cell>
              <table:table-cell office:value-type="float" office:value="1701.137817">
                <text:p>1701.137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8.278687">
                <text:p>1638.278687</text:p>
              </table:table-cell>
              <table:table-cell office:value-type="float" office:value="1711.771362">
                <text:p>1711.771362</text:p>
              </table:table-cell>
              <table:table-cell office:value-type="float" office:value="1644.928833">
                <text:p>1644.928833</text:p>
              </table:table-cell>
              <table:table-cell office:value-type="float" office:value="1713.330811">
                <text:p>1713.3308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8.521973">
                <text:p>1648.521973</text:p>
              </table:table-cell>
              <table:table-cell office:value-type="float" office:value="1702.73645">
                <text:p>1702.73645</text:p>
              </table:table-cell>
              <table:table-cell office:value-type="float" office:value="1653.94873">
                <text:p>1653.94873</text:p>
              </table:table-cell>
              <table:table-cell office:value-type="float" office:value="1701.224243">
                <text:p>1701.2242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41.283813">
                <text:p>1641.283813</text:p>
              </table:table-cell>
              <table:table-cell office:value-type="float" office:value="1715.531128">
                <text:p>1715.531128</text:p>
              </table:table-cell>
              <table:table-cell office:value-type="float" office:value="1645.569092">
                <text:p>1645.569092</text:p>
              </table:table-cell>
              <table:table-cell office:value-type="float" office:value="1714.701172">
                <text:p>1714.7011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2.137573">
                <text:p>1642.137573</text:p>
              </table:table-cell>
              <table:table-cell office:value-type="float" office:value="1707.675049">
                <text:p>1707.675049</text:p>
              </table:table-cell>
              <table:table-cell office:value-type="float" office:value="1648.955322">
                <text:p>1648.955322</text:p>
              </table:table-cell>
              <table:table-cell office:value-type="float" office:value="1704.992065">
                <text:p>1704.9920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40.316528">
                <text:p>1640.316528</text:p>
              </table:table-cell>
              <table:table-cell office:value-type="float" office:value="1717.907104">
                <text:p>1717.907104</text:p>
              </table:table-cell>
              <table:table-cell office:value-type="float" office:value="1641.346924">
                <text:p>1641.346924</text:p>
              </table:table-cell>
              <table:table-cell office:value-type="float" office:value="1717.585449">
                <text:p>1717.5854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43.377197">
                <text:p>1643.377197</text:p>
              </table:table-cell>
              <table:table-cell office:value-type="float" office:value="1710.436279">
                <text:p>1710.436279</text:p>
              </table:table-cell>
              <table:table-cell office:value-type="float" office:value="1648.539795">
                <text:p>1648.539795</text:p>
              </table:table-cell>
              <table:table-cell office:value-type="float" office:value="1710.146484">
                <text:p>1710.1464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46.037109">
                <text:p>1646.037109</text:p>
              </table:table-cell>
              <table:table-cell office:value-type="float" office:value="1710.835449">
                <text:p>1710.835449</text:p>
              </table:table-cell>
              <table:table-cell office:value-type="float" office:value="1650.839233">
                <text:p>1650.839233</text:p>
              </table:table-cell>
              <table:table-cell office:value-type="float" office:value="1708.782227">
                <text:p>1708.7822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45.230835">
                <text:p>1645.230835</text:p>
              </table:table-cell>
              <table:table-cell office:value-type="float" office:value="1711.764893">
                <text:p>1711.764893</text:p>
              </table:table-cell>
              <table:table-cell office:value-type="float" office:value="1651.94104">
                <text:p>1651.94104</text:p>
              </table:table-cell>
              <table:table-cell office:value-type="float" office:value="1708.645752">
                <text:p>1708.6457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44.831543">
                <text:p>1644.831543</text:p>
              </table:table-cell>
              <table:table-cell office:value-type="float" office:value="1715.533936">
                <text:p>1715.533936</text:p>
              </table:table-cell>
              <table:table-cell office:value-type="float" office:value="1649.160645">
                <text:p>1649.160645</text:p>
              </table:table-cell>
              <table:table-cell office:value-type="float" office:value="1714.990967">
                <text:p>1714.9909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39.717407">
                <text:p>1639.717407</text:p>
              </table:table-cell>
              <table:table-cell office:value-type="float" office:value="1726.715576">
                <text:p>1726.715576</text:p>
              </table:table-cell>
              <table:table-cell office:value-type="float" office:value="1648.447388">
                <text:p>1648.447388</text:p>
              </table:table-cell>
              <table:table-cell office:value-type="float" office:value="1723.275879">
                <text:p>1723.2758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4.423218">
                <text:p>1644.423218</text:p>
              </table:table-cell>
              <table:table-cell office:value-type="float" office:value="1721.416138">
                <text:p>1721.416138</text:p>
              </table:table-cell>
              <table:table-cell office:value-type="float" office:value="1646.505737">
                <text:p>1646.505737</text:p>
              </table:table-cell>
              <table:table-cell office:value-type="float" office:value="1722.897461">
                <text:p>1722.8974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41.491943">
                <text:p>1641.491943</text:p>
              </table:table-cell>
              <table:table-cell office:value-type="float" office:value="1720.761475">
                <text:p>1720.761475</text:p>
              </table:table-cell>
              <table:table-cell office:value-type="float" office:value="1649.738892">
                <text:p>1649.738892</text:p>
              </table:table-cell>
              <table:table-cell office:value-type="float" office:value="1717.199707">
                <text:p>1717.1997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0.046143">
                <text:p>1650.046143</text:p>
              </table:table-cell>
              <table:table-cell office:value-type="float" office:value="1707.806274">
                <text:p>1707.806274</text:p>
              </table:table-cell>
              <table:table-cell office:value-type="float" office:value="1653.374756">
                <text:p>1653.374756</text:p>
              </table:table-cell>
              <table:table-cell office:value-type="float" office:value="1707.464355">
                <text:p>1707.4643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5.029297">
                <text:p>1645.029297</text:p>
              </table:table-cell>
              <table:table-cell office:value-type="float" office:value="1720.287231">
                <text:p>1720.287231</text:p>
              </table:table-cell>
              <table:table-cell office:value-type="float" office:value="1648.068848">
                <text:p>1648.068848</text:p>
              </table:table-cell>
              <table:table-cell office:value-type="float" office:value="1719.402588">
                <text:p>1719.4025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48.977417">
                <text:p>1648.977417</text:p>
              </table:table-cell>
              <table:table-cell office:value-type="float" office:value="1718.245728">
                <text:p>1718.245728</text:p>
              </table:table-cell>
              <table:table-cell office:value-type="float" office:value="1653.943481">
                <text:p>1653.943481</text:p>
              </table:table-cell>
              <table:table-cell office:value-type="float" office:value="1714.393066">
                <text:p>1714.3930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40.680908">
                <text:p>1640.680908</text:p>
              </table:table-cell>
              <table:table-cell office:value-type="float" office:value="1730.417969">
                <text:p>1730.417969</text:p>
              </table:table-cell>
              <table:table-cell office:value-type="float" office:value="1645.839478">
                <text:p>1645.839478</text:p>
              </table:table-cell>
              <table:table-cell office:value-type="float" office:value="1727.56958">
                <text:p>1727.569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5.160645">
                <text:p>1645.160645</text:p>
              </table:table-cell>
              <table:table-cell office:value-type="float" office:value="1718.494263">
                <text:p>1718.494263</text:p>
              </table:table-cell>
              <table:table-cell office:value-type="float" office:value="1651.332886">
                <text:p>1651.332886</text:p>
              </table:table-cell>
              <table:table-cell office:value-type="float" office:value="1717.910278">
                <text:p>1717.9102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3.200684">
                <text:p>1643.200684</text:p>
              </table:table-cell>
              <table:table-cell office:value-type="float" office:value="1724.123047">
                <text:p>1724.123047</text:p>
              </table:table-cell>
              <table:table-cell office:value-type="float" office:value="1652.735352">
                <text:p>1652.735352</text:p>
              </table:table-cell>
              <table:table-cell office:value-type="float" office:value="1720.018066">
                <text:p>1720.018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45.938721">
                <text:p>1645.938721</text:p>
              </table:table-cell>
              <table:table-cell office:value-type="float" office:value="1720.309326">
                <text:p>1720.309326</text:p>
              </table:table-cell>
              <table:table-cell office:value-type="float" office:value="1653.734619">
                <text:p>1653.734619</text:p>
              </table:table-cell>
              <table:table-cell office:value-type="float" office:value="1717.989136">
                <text:p>1717.989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3.741699">
                <text:p>1643.741699</text:p>
              </table:table-cell>
              <table:table-cell office:value-type="float" office:value="1722.944092">
                <text:p>1722.944092</text:p>
              </table:table-cell>
              <table:table-cell office:value-type="float" office:value="1649.250488">
                <text:p>1649.250488</text:p>
              </table:table-cell>
              <table:table-cell office:value-type="float" office:value="1720.547485">
                <text:p>1720.5474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1.691162">
                <text:p>1651.691162</text:p>
              </table:table-cell>
              <table:table-cell office:value-type="float" office:value="1712.339966">
                <text:p>1712.339966</text:p>
              </table:table-cell>
              <table:table-cell office:value-type="float" office:value="1660.952637">
                <text:p>1660.952637</text:p>
              </table:table-cell>
              <table:table-cell office:value-type="float" office:value="1709.473267">
                <text:p>1709.4732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45.931885">
                <text:p>1645.931885</text:p>
              </table:table-cell>
              <table:table-cell office:value-type="float" office:value="1723.351685">
                <text:p>1723.351685</text:p>
              </table:table-cell>
              <table:table-cell office:value-type="float" office:value="1653.50647">
                <text:p>1653.50647</text:p>
              </table:table-cell>
              <table:table-cell office:value-type="float" office:value="1719.972046">
                <text:p>1719.9720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49.490845">
                <text:p>1649.490845</text:p>
              </table:table-cell>
              <table:table-cell office:value-type="float" office:value="1726.112793">
                <text:p>1726.112793</text:p>
              </table:table-cell>
              <table:table-cell office:value-type="float" office:value="1653.483643">
                <text:p>1653.483643</text:p>
              </table:table-cell>
              <table:table-cell office:value-type="float" office:value="1722.970825">
                <text:p>1722.9708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0.585815">
                <text:p>1650.585815</text:p>
              </table:table-cell>
              <table:table-cell office:value-type="float" office:value="1715.618164">
                <text:p>1715.618164</text:p>
              </table:table-cell>
              <table:table-cell office:value-type="float" office:value="1658.125366">
                <text:p>1658.125366</text:p>
              </table:table-cell>
              <table:table-cell office:value-type="float" office:value="1709.77124">
                <text:p>1709.771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5.2771">
                <text:p>1645.2771</text:p>
              </table:table-cell>
              <table:table-cell office:value-type="float" office:value="1723.908691">
                <text:p>1723.908691</text:p>
              </table:table-cell>
              <table:table-cell office:value-type="float" office:value="1653.670654">
                <text:p>1653.670654</text:p>
              </table:table-cell>
              <table:table-cell office:value-type="float" office:value="1721.756348">
                <text:p>1721.7563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46.036011">
                <text:p>1646.036011</text:p>
              </table:table-cell>
              <table:table-cell office:value-type="float" office:value="1724.736572">
                <text:p>1724.736572</text:p>
              </table:table-cell>
              <table:table-cell office:value-type="float" office:value="1656.510498">
                <text:p>1656.510498</text:p>
              </table:table-cell>
              <table:table-cell office:value-type="float" office:value="1725.387939">
                <text:p>1725.3879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0.40271">
                <text:p>1650.40271</text:p>
              </table:table-cell>
              <table:table-cell office:value-type="float" office:value="1715.506226">
                <text:p>1715.506226</text:p>
              </table:table-cell>
              <table:table-cell office:value-type="float" office:value="1659.478149">
                <text:p>1659.478149</text:p>
              </table:table-cell>
              <table:table-cell office:value-type="float" office:value="1711.447144">
                <text:p>1711.4471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48.194458">
                <text:p>1648.194458</text:p>
              </table:table-cell>
              <table:table-cell office:value-type="float" office:value="1724.984131">
                <text:p>1724.984131</text:p>
              </table:table-cell>
              <table:table-cell office:value-type="float" office:value="1655.484619">
                <text:p>1655.484619</text:p>
              </table:table-cell>
              <table:table-cell office:value-type="float" office:value="1720.881836">
                <text:p>1720.8818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46.359131">
                <text:p>1646.359131</text:p>
              </table:table-cell>
              <table:table-cell office:value-type="float" office:value="1723.332153">
                <text:p>1723.332153</text:p>
              </table:table-cell>
              <table:table-cell office:value-type="float" office:value="1658.279175">
                <text:p>1658.279175</text:p>
              </table:table-cell>
              <table:table-cell office:value-type="float" office:value="1717.737061">
                <text:p>1717.7370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51.265625">
                <text:p>1651.265625</text:p>
              </table:table-cell>
              <table:table-cell office:value-type="float" office:value="1726.033569">
                <text:p>1726.033569</text:p>
              </table:table-cell>
              <table:table-cell office:value-type="float" office:value="1659.700073">
                <text:p>1659.700073</text:p>
              </table:table-cell>
              <table:table-cell office:value-type="float" office:value="1720.846313">
                <text:p>1720.8463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44.406494">
                <text:p>1644.406494</text:p>
              </table:table-cell>
              <table:table-cell office:value-type="float" office:value="1726.960449">
                <text:p>1726.960449</text:p>
              </table:table-cell>
              <table:table-cell office:value-type="float" office:value="1652.388672">
                <text:p>1652.388672</text:p>
              </table:table-cell>
              <table:table-cell office:value-type="float" office:value="1722.254028">
                <text:p>1722.2540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46.238647">
                <text:p>1646.238647</text:p>
              </table:table-cell>
              <table:table-cell office:value-type="float" office:value="1714.085938">
                <text:p>1714.085938</text:p>
              </table:table-cell>
              <table:table-cell office:value-type="float" office:value="1655.951172">
                <text:p>1655.951172</text:p>
              </table:table-cell>
              <table:table-cell office:value-type="float" office:value="1712.151733">
                <text:p>1712.151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46.216675">
                <text:p>1646.216675</text:p>
              </table:table-cell>
              <table:table-cell office:value-type="float" office:value="1722.211792">
                <text:p>1722.211792</text:p>
              </table:table-cell>
              <table:table-cell office:value-type="float" office:value="1655.804321">
                <text:p>1655.804321</text:p>
              </table:table-cell>
              <table:table-cell office:value-type="float" office:value="1718.689575">
                <text:p>1718.6895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1.616821">
                <text:p>1651.616821</text:p>
              </table:table-cell>
              <table:table-cell office:value-type="float" office:value="1718.135254">
                <text:p>1718.135254</text:p>
              </table:table-cell>
              <table:table-cell office:value-type="float" office:value="1659.204834">
                <text:p>1659.204834</text:p>
              </table:table-cell>
              <table:table-cell office:value-type="float" office:value="1714.464844">
                <text:p>1714.464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6.889404">
                <text:p>1646.889404</text:p>
              </table:table-cell>
              <table:table-cell office:value-type="float" office:value="1725.785278">
                <text:p>1725.785278</text:p>
              </table:table-cell>
              <table:table-cell office:value-type="float" office:value="1657.154785">
                <text:p>1657.154785</text:p>
              </table:table-cell>
              <table:table-cell office:value-type="float" office:value="1717.977295">
                <text:p>1717.9772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47.929932">
                <text:p>1647.929932</text:p>
              </table:table-cell>
              <table:table-cell office:value-type="float" office:value="1725.010254">
                <text:p>1725.010254</text:p>
              </table:table-cell>
              <table:table-cell office:value-type="float" office:value="1655.76709">
                <text:p>1655.76709</text:p>
              </table:table-cell>
              <table:table-cell office:value-type="float" office:value="1720.835205">
                <text:p>1720.8352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49.643311">
                <text:p>1649.643311</text:p>
              </table:table-cell>
              <table:table-cell office:value-type="float" office:value="1717.863403">
                <text:p>1717.863403</text:p>
              </table:table-cell>
              <table:table-cell office:value-type="float" office:value="1657.101318">
                <text:p>1657.101318</text:p>
              </table:table-cell>
              <table:table-cell office:value-type="float" office:value="1713.455688">
                <text:p>1713.4556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3.693115">
                <text:p>1653.693115</text:p>
              </table:table-cell>
              <table:table-cell office:value-type="float" office:value="1714.814209">
                <text:p>1714.814209</text:p>
              </table:table-cell>
              <table:table-cell office:value-type="float" office:value="1658.101318">
                <text:p>1658.101318</text:p>
              </table:table-cell>
              <table:table-cell office:value-type="float" office:value="1714.426392">
                <text:p>1714.4263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8.811523">
                <text:p>1648.811523</text:p>
              </table:table-cell>
              <table:table-cell office:value-type="float" office:value="1722.891724">
                <text:p>1722.891724</text:p>
              </table:table-cell>
              <table:table-cell office:value-type="float" office:value="1654.471436">
                <text:p>1654.471436</text:p>
              </table:table-cell>
              <table:table-cell office:value-type="float" office:value="1719.702148">
                <text:p>1719.702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7.873657">
                <text:p>1647.873657</text:p>
              </table:table-cell>
              <table:table-cell office:value-type="float" office:value="1723.717285">
                <text:p>1723.717285</text:p>
              </table:table-cell>
              <table:table-cell office:value-type="float" office:value="1653.88208">
                <text:p>1653.88208</text:p>
              </table:table-cell>
              <table:table-cell office:value-type="float" office:value="1724.721313">
                <text:p>1724.7213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9.907227">
                <text:p>1649.907227</text:p>
              </table:table-cell>
              <table:table-cell office:value-type="float" office:value="1719.886475">
                <text:p>1719.886475</text:p>
              </table:table-cell>
              <table:table-cell office:value-type="float" office:value="1659.77832">
                <text:p>1659.77832</text:p>
              </table:table-cell>
              <table:table-cell office:value-type="float" office:value="1715.717529">
                <text:p>1715.7175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49.857544">
                <text:p>1649.857544</text:p>
              </table:table-cell>
              <table:table-cell office:value-type="float" office:value="1718.669067">
                <text:p>1718.669067</text:p>
              </table:table-cell>
              <table:table-cell office:value-type="float" office:value="1657.636475">
                <text:p>1657.636475</text:p>
              </table:table-cell>
              <table:table-cell office:value-type="float" office:value="1713.377319">
                <text:p>1713.3773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49.660034">
                <text:p>1649.660034</text:p>
              </table:table-cell>
              <table:table-cell office:value-type="float" office:value="1724.528076">
                <text:p>1724.528076</text:p>
              </table:table-cell>
              <table:table-cell office:value-type="float" office:value="1659.563477">
                <text:p>1659.563477</text:p>
              </table:table-cell>
              <table:table-cell office:value-type="float" office:value="1718.62439">
                <text:p>1718.624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8.611938">
                <text:p>1648.611938</text:p>
              </table:table-cell>
              <table:table-cell office:value-type="float" office:value="1717.785034">
                <text:p>1717.785034</text:p>
              </table:table-cell>
              <table:table-cell office:value-type="float" office:value="1658.831299">
                <text:p>1658.831299</text:p>
              </table:table-cell>
              <table:table-cell office:value-type="float" office:value="1714.95459">
                <text:p>1714.954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43.940918">
                <text:p>1643.940918</text:p>
              </table:table-cell>
              <table:table-cell office:value-type="float" office:value="1730.389404">
                <text:p>1730.389404</text:p>
              </table:table-cell>
              <table:table-cell office:value-type="float" office:value="1653.677612">
                <text:p>1653.677612</text:p>
              </table:table-cell>
              <table:table-cell office:value-type="float" office:value="1725.275146">
                <text:p>1725.2751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49.679565">
                <text:p>1649.679565</text:p>
              </table:table-cell>
              <table:table-cell office:value-type="float" office:value="1728.335693">
                <text:p>1728.335693</text:p>
              </table:table-cell>
              <table:table-cell office:value-type="float" office:value="1658.465698">
                <text:p>1658.465698</text:p>
              </table:table-cell>
              <table:table-cell office:value-type="float" office:value="1725.083252">
                <text:p>1725.0832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9.507446">
                <text:p>1649.507446</text:p>
              </table:table-cell>
              <table:table-cell office:value-type="float" office:value="1731.328369">
                <text:p>1731.328369</text:p>
              </table:table-cell>
              <table:table-cell office:value-type="float" office:value="1657.54834">
                <text:p>1657.54834</text:p>
              </table:table-cell>
              <table:table-cell office:value-type="float" office:value="1726.99707">
                <text:p>1726.997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2.584961">
                <text:p>1652.584961</text:p>
              </table:table-cell>
              <table:table-cell office:value-type="float" office:value="1725.78064">
                <text:p>1725.78064</text:p>
              </table:table-cell>
              <table:table-cell office:value-type="float" office:value="1658.120483">
                <text:p>1658.120483</text:p>
              </table:table-cell>
              <table:table-cell office:value-type="float" office:value="1719.997192">
                <text:p>1719.9971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2.578369">
                <text:p>1652.578369</text:p>
              </table:table-cell>
              <table:table-cell office:value-type="float" office:value="1726.933105">
                <text:p>1726.933105</text:p>
              </table:table-cell>
              <table:table-cell office:value-type="float" office:value="1659.567383">
                <text:p>1659.567383</text:p>
              </table:table-cell>
              <table:table-cell office:value-type="float" office:value="1722.325317">
                <text:p>1722.3253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0.966553">
                <text:p>1650.966553</text:p>
              </table:table-cell>
              <table:table-cell office:value-type="float" office:value="1720.579834">
                <text:p>1720.579834</text:p>
              </table:table-cell>
              <table:table-cell office:value-type="float" office:value="1660.125854">
                <text:p>1660.125854</text:p>
              </table:table-cell>
              <table:table-cell office:value-type="float" office:value="1718.200439">
                <text:p>1718.2004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0.265869">
                <text:p>1650.265869</text:p>
              </table:table-cell>
              <table:table-cell office:value-type="float" office:value="1732.740356">
                <text:p>1732.740356</text:p>
              </table:table-cell>
              <table:table-cell office:value-type="float" office:value="1659.433472">
                <text:p>1659.433472</text:p>
              </table:table-cell>
              <table:table-cell office:value-type="float" office:value="1726.521729">
                <text:p>1726.5217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3.827148">
                <text:p>1653.827148</text:p>
              </table:table-cell>
              <table:table-cell office:value-type="float" office:value="1721.582642">
                <text:p>1721.582642</text:p>
              </table:table-cell>
              <table:table-cell office:value-type="float" office:value="1663.998535">
                <text:p>1663.998535</text:p>
              </table:table-cell>
              <table:table-cell office:value-type="float" office:value="1718.593506">
                <text:p>1718.5935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0.85498">
                <text:p>1650.85498</text:p>
              </table:table-cell>
              <table:table-cell office:value-type="float" office:value="1728.874023">
                <text:p>1728.874023</text:p>
              </table:table-cell>
              <table:table-cell office:value-type="float" office:value="1661.079102">
                <text:p>1661.079102</text:p>
              </table:table-cell>
              <table:table-cell office:value-type="float" office:value="1726.359497">
                <text:p>1726.3594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1.391113">
                <text:p>1651.391113</text:p>
              </table:table-cell>
              <table:table-cell office:value-type="float" office:value="1732.688354">
                <text:p>1732.688354</text:p>
              </table:table-cell>
              <table:table-cell office:value-type="float" office:value="1658.073853">
                <text:p>1658.073853</text:p>
              </table:table-cell>
              <table:table-cell office:value-type="float" office:value="1727.950439">
                <text:p>1727.9504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7.778564">
                <text:p>1657.778564</text:p>
              </table:table-cell>
              <table:table-cell office:value-type="float" office:value="1722.834106">
                <text:p>1722.834106</text:p>
              </table:table-cell>
              <table:table-cell office:value-type="float" office:value="1663.928223">
                <text:p>1663.928223</text:p>
              </table:table-cell>
              <table:table-cell office:value-type="float" office:value="1720.103271">
                <text:p>1720.1032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0.944824">
                <text:p>1650.944824</text:p>
              </table:table-cell>
              <table:table-cell office:value-type="float" office:value="1727.997437">
                <text:p>1727.997437</text:p>
              </table:table-cell>
              <table:table-cell office:value-type="float" office:value="1658.492065">
                <text:p>1658.492065</text:p>
              </table:table-cell>
              <table:table-cell office:value-type="float" office:value="1725.598633">
                <text:p>1725.5986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3.215454">
                <text:p>1653.215454</text:p>
              </table:table-cell>
              <table:table-cell office:value-type="float" office:value="1726.623291">
                <text:p>1726.623291</text:p>
              </table:table-cell>
              <table:table-cell office:value-type="float" office:value="1662.430542">
                <text:p>1662.430542</text:p>
              </table:table-cell>
              <table:table-cell office:value-type="float" office:value="1722.568359">
                <text:p>1722.5683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4.633057">
                <text:p>1654.633057</text:p>
              </table:table-cell>
              <table:table-cell office:value-type="float" office:value="1723.168213">
                <text:p>1723.168213</text:p>
              </table:table-cell>
              <table:table-cell office:value-type="float" office:value="1662.125854">
                <text:p>1662.125854</text:p>
              </table:table-cell>
              <table:table-cell office:value-type="float" office:value="1721.465088">
                <text:p>1721.465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2.647949">
                <text:p>1652.647949</text:p>
              </table:table-cell>
              <table:table-cell office:value-type="float" office:value="1733.85022">
                <text:p>1733.85022</text:p>
              </table:table-cell>
              <table:table-cell office:value-type="float" office:value="1660.325195">
                <text:p>1660.325195</text:p>
              </table:table-cell>
              <table:table-cell office:value-type="float" office:value="1732.028442">
                <text:p>1732.028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5.339355">
                <text:p>1655.339355</text:p>
              </table:table-cell>
              <table:table-cell office:value-type="float" office:value="1725.265625">
                <text:p>1725.265625</text:p>
              </table:table-cell>
              <table:table-cell office:value-type="float" office:value="1662.432617">
                <text:p>1662.432617</text:p>
              </table:table-cell>
              <table:table-cell office:value-type="float" office:value="1721.388062">
                <text:p>1721.3880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1.523438">
                <text:p>1651.523438</text:p>
              </table:table-cell>
              <table:table-cell office:value-type="float" office:value="1738.055298">
                <text:p>1738.055298</text:p>
              </table:table-cell>
              <table:table-cell office:value-type="float" office:value="1659.177612">
                <text:p>1659.177612</text:p>
              </table:table-cell>
              <table:table-cell office:value-type="float" office:value="1731.855347">
                <text:p>1731.8553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5.941772">
                <text:p>1655.941772</text:p>
              </table:table-cell>
              <table:table-cell office:value-type="float" office:value="1723.197632">
                <text:p>1723.197632</text:p>
              </table:table-cell>
              <table:table-cell office:value-type="float" office:value="1664.875122">
                <text:p>1664.875122</text:p>
              </table:table-cell>
              <table:table-cell office:value-type="float" office:value="1720.017212">
                <text:p>1720.0172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2.83374">
                <text:p>1652.83374</text:p>
              </table:table-cell>
              <table:table-cell office:value-type="float" office:value="1733.557617">
                <text:p>1733.557617</text:p>
              </table:table-cell>
              <table:table-cell office:value-type="float" office:value="1659.876221">
                <text:p>1659.876221</text:p>
              </table:table-cell>
              <table:table-cell office:value-type="float" office:value="1730.292969">
                <text:p>1730.2929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6.02002">
                <text:p>1656.02002</text:p>
              </table:table-cell>
              <table:table-cell office:value-type="float" office:value="1727.556641">
                <text:p>1727.556641</text:p>
              </table:table-cell>
              <table:table-cell office:value-type="float" office:value="1662.790527">
                <text:p>1662.790527</text:p>
              </table:table-cell>
              <table:table-cell office:value-type="float" office:value="1725.084961">
                <text:p>1725.0849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5.821899">
                <text:p>1655.821899</text:p>
              </table:table-cell>
              <table:table-cell office:value-type="float" office:value="1725.904053">
                <text:p>1725.904053</text:p>
              </table:table-cell>
              <table:table-cell office:value-type="float" office:value="1663.888062">
                <text:p>1663.888062</text:p>
              </table:table-cell>
              <table:table-cell office:value-type="float" office:value="1726.928833">
                <text:p>1726.9288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4.407593">
                <text:p>1654.407593</text:p>
              </table:table-cell>
              <table:table-cell office:value-type="float" office:value="1735.702148">
                <text:p>1735.702148</text:p>
              </table:table-cell>
              <table:table-cell office:value-type="float" office:value="1662.839355">
                <text:p>1662.839355</text:p>
              </table:table-cell>
              <table:table-cell office:value-type="float" office:value="1731.755249">
                <text:p>1731.7552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55.851807">
                <text:p>1655.851807</text:p>
              </table:table-cell>
              <table:table-cell office:value-type="float" office:value="1727.811279">
                <text:p>1727.811279</text:p>
              </table:table-cell>
              <table:table-cell office:value-type="float" office:value="1666.157471">
                <text:p>1666.157471</text:p>
              </table:table-cell>
              <table:table-cell office:value-type="float" office:value="1724.359863">
                <text:p>1724.3598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5.613525">
                <text:p>1655.613525</text:p>
              </table:table-cell>
              <table:table-cell office:value-type="float" office:value="1732.976807">
                <text:p>1732.976807</text:p>
              </table:table-cell>
              <table:table-cell office:value-type="float" office:value="1663.26001">
                <text:p>1663.26001</text:p>
              </table:table-cell>
              <table:table-cell office:value-type="float" office:value="1729.369873">
                <text:p>1729.369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2.625244">
                <text:p>1652.625244</text:p>
              </table:table-cell>
              <table:table-cell office:value-type="float" office:value="1735.737305">
                <text:p>1735.737305</text:p>
              </table:table-cell>
              <table:table-cell office:value-type="float" office:value="1666.157593">
                <text:p>1666.157593</text:p>
              </table:table-cell>
              <table:table-cell office:value-type="float" office:value="1729.620239">
                <text:p>1729.620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1.223389">
                <text:p>1661.223389</text:p>
              </table:table-cell>
              <table:table-cell office:value-type="float" office:value="1726.75708">
                <text:p>1726.75708</text:p>
              </table:table-cell>
              <table:table-cell office:value-type="float" office:value="1666.126465">
                <text:p>1666.126465</text:p>
              </table:table-cell>
              <table:table-cell office:value-type="float" office:value="1730.670166">
                <text:p>1730.670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6.254883">
                <text:p>1656.254883</text:p>
              </table:table-cell>
              <table:table-cell office:value-type="float" office:value="1738.44165">
                <text:p>1738.44165</text:p>
              </table:table-cell>
              <table:table-cell office:value-type="float" office:value="1663.659668">
                <text:p>1663.659668</text:p>
              </table:table-cell>
              <table:table-cell office:value-type="float" office:value="1735.314331">
                <text:p>1735.3143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7.193726">
                <text:p>1657.193726</text:p>
              </table:table-cell>
              <table:table-cell office:value-type="float" office:value="1729.417969">
                <text:p>1729.417969</text:p>
              </table:table-cell>
              <table:table-cell office:value-type="float" office:value="1667.78833">
                <text:p>1667.78833</text:p>
              </table:table-cell>
              <table:table-cell office:value-type="float" office:value="1721.818848">
                <text:p>1721.818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8.756348">
                <text:p>1658.756348</text:p>
              </table:table-cell>
              <table:table-cell office:value-type="float" office:value="1739.907959">
                <text:p>1739.907959</text:p>
              </table:table-cell>
              <table:table-cell office:value-type="float" office:value="1663.943726">
                <text:p>1663.943726</text:p>
              </table:table-cell>
              <table:table-cell office:value-type="float" office:value="1739.194092">
                <text:p>1739.1940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5.249512">
                <text:p>1655.249512</text:p>
              </table:table-cell>
              <table:table-cell office:value-type="float" office:value="1736.999512">
                <text:p>1736.999512</text:p>
              </table:table-cell>
              <table:table-cell office:value-type="float" office:value="1663.731445">
                <text:p>1663.731445</text:p>
              </table:table-cell>
              <table:table-cell office:value-type="float" office:value="1734.754517">
                <text:p>1734.7545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7.641113">
                <text:p>1657.641113</text:p>
              </table:table-cell>
              <table:table-cell office:value-type="float" office:value="1737.133301">
                <text:p>1737.133301</text:p>
              </table:table-cell>
              <table:table-cell office:value-type="float" office:value="1665.553711">
                <text:p>1665.553711</text:p>
              </table:table-cell>
              <table:table-cell office:value-type="float" office:value="1734.959473">
                <text:p>1734.9594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9.14917">
                <text:p>1659.14917</text:p>
              </table:table-cell>
              <table:table-cell office:value-type="float" office:value="1733.395874">
                <text:p>1733.395874</text:p>
              </table:table-cell>
              <table:table-cell office:value-type="float" office:value="1669.926025">
                <text:p>1669.926025</text:p>
              </table:table-cell>
              <table:table-cell office:value-type="float" office:value="1726.857788">
                <text:p>1726.8577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597656">
                <text:p>1658.597656</text:p>
              </table:table-cell>
              <table:table-cell office:value-type="float" office:value="1733.922607">
                <text:p>1733.922607</text:p>
              </table:table-cell>
              <table:table-cell office:value-type="float" office:value="1670.614136">
                <text:p>1670.614136</text:p>
              </table:table-cell>
              <table:table-cell office:value-type="float" office:value="1727.264526">
                <text:p>1727.2645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804932">
                <text:p>1657.804932</text:p>
              </table:table-cell>
              <table:table-cell office:value-type="float" office:value="1740.702759">
                <text:p>1740.702759</text:p>
              </table:table-cell>
              <table:table-cell office:value-type="float" office:value="1665.309692">
                <text:p>1665.309692</text:p>
              </table:table-cell>
              <table:table-cell office:value-type="float" office:value="1737.905151">
                <text:p>1737.9051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61.270264">
                <text:p>1661.270264</text:p>
              </table:table-cell>
              <table:table-cell office:value-type="float" office:value="1733.299683">
                <text:p>1733.299683</text:p>
              </table:table-cell>
              <table:table-cell office:value-type="float" office:value="1669.923828">
                <text:p>1669.923828</text:p>
              </table:table-cell>
              <table:table-cell office:value-type="float" office:value="1730.280273">
                <text:p>1730.2802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9.340942">
                <text:p>1659.340942</text:p>
              </table:table-cell>
              <table:table-cell office:value-type="float" office:value="1741.098877">
                <text:p>1741.098877</text:p>
              </table:table-cell>
              <table:table-cell office:value-type="float" office:value="1666.042236">
                <text:p>1666.042236</text:p>
              </table:table-cell>
              <table:table-cell office:value-type="float" office:value="1736.23877">
                <text:p>1736.238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6.743408">
                <text:p>1656.743408</text:p>
              </table:table-cell>
              <table:table-cell office:value-type="float" office:value="1742.479126">
                <text:p>1742.479126</text:p>
              </table:table-cell>
              <table:table-cell office:value-type="float" office:value="1666.166382">
                <text:p>1666.166382</text:p>
              </table:table-cell>
              <table:table-cell office:value-type="float" office:value="1734.355957">
                <text:p>1734.3559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6.128296">
                <text:p>1656.128296</text:p>
              </table:table-cell>
              <table:table-cell office:value-type="float" office:value="1743.84436">
                <text:p>1743.84436</text:p>
              </table:table-cell>
              <table:table-cell office:value-type="float" office:value="1667.304077">
                <text:p>1667.304077</text:p>
              </table:table-cell>
              <table:table-cell office:value-type="float" office:value="1739.402832">
                <text:p>1739.402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8.593994">
                <text:p>1658.593994</text:p>
              </table:table-cell>
              <table:table-cell office:value-type="float" office:value="1738.178589">
                <text:p>1738.178589</text:p>
              </table:table-cell>
              <table:table-cell office:value-type="float" office:value="1668.836426">
                <text:p>1668.836426</text:p>
              </table:table-cell>
              <table:table-cell office:value-type="float" office:value="1733.955933">
                <text:p>1733.9559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64.72583">
                <text:p>1664.72583</text:p>
              </table:table-cell>
              <table:table-cell office:value-type="float" office:value="1735.630005">
                <text:p>1735.630005</text:p>
              </table:table-cell>
              <table:table-cell office:value-type="float" office:value="1671.702148">
                <text:p>1671.702148</text:p>
              </table:table-cell>
              <table:table-cell office:value-type="float" office:value="1731.998413">
                <text:p>1731.998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6.836182">
                <text:p>1656.836182</text:p>
              </table:table-cell>
              <table:table-cell office:value-type="float" office:value="1743.763062">
                <text:p>1743.763062</text:p>
              </table:table-cell>
              <table:table-cell office:value-type="float" office:value="1667.491089">
                <text:p>1667.491089</text:p>
              </table:table-cell>
              <table:table-cell office:value-type="float" office:value="1737.846191">
                <text:p>1737.8461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62.498169">
                <text:p>1662.498169</text:p>
              </table:table-cell>
              <table:table-cell office:value-type="float" office:value="1738.259766">
                <text:p>1738.259766</text:p>
              </table:table-cell>
              <table:table-cell office:value-type="float" office:value="1670.040894">
                <text:p>1670.040894</text:p>
              </table:table-cell>
              <table:table-cell office:value-type="float" office:value="1736.648926">
                <text:p>1736.6489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61.006592">
                <text:p>1661.006592</text:p>
              </table:table-cell>
              <table:table-cell office:value-type="float" office:value="1736.083984">
                <text:p>1736.083984</text:p>
              </table:table-cell>
              <table:table-cell office:value-type="float" office:value="1668.668579">
                <text:p>1668.668579</text:p>
              </table:table-cell>
              <table:table-cell office:value-type="float" office:value="1731.21875">
                <text:p>1731.2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64.042847">
                <text:p>1664.042847</text:p>
              </table:table-cell>
              <table:table-cell office:value-type="float" office:value="1733.375122">
                <text:p>1733.375122</text:p>
              </table:table-cell>
              <table:table-cell office:value-type="float" office:value="1671.938965">
                <text:p>1671.938965</text:p>
              </table:table-cell>
              <table:table-cell office:value-type="float" office:value="1730.699585">
                <text:p>1730.6995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62.115967">
                <text:p>1662.115967</text:p>
              </table:table-cell>
              <table:table-cell office:value-type="float" office:value="1739.150269">
                <text:p>1739.150269</text:p>
              </table:table-cell>
              <table:table-cell office:value-type="float" office:value="1670.593872">
                <text:p>1670.593872</text:p>
              </table:table-cell>
              <table:table-cell office:value-type="float" office:value="1737.638672">
                <text:p>1737.6386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9.632324">
                <text:p>1659.632324</text:p>
              </table:table-cell>
              <table:table-cell office:value-type="float" office:value="1741.654541">
                <text:p>1741.654541</text:p>
              </table:table-cell>
              <table:table-cell office:value-type="float" office:value="1669.196289">
                <text:p>1669.196289</text:p>
              </table:table-cell>
              <table:table-cell office:value-type="float" office:value="1736.567627">
                <text:p>1736.5676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9.228882">
                <text:p>1659.228882</text:p>
              </table:table-cell>
              <table:table-cell office:value-type="float" office:value="1739.30481">
                <text:p>1739.30481</text:p>
              </table:table-cell>
              <table:table-cell office:value-type="float" office:value="1666.618042">
                <text:p>1666.618042</text:p>
              </table:table-cell>
              <table:table-cell office:value-type="float" office:value="1739.088501">
                <text:p>1739.0885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4.75061">
                <text:p>1664.75061</text:p>
              </table:table-cell>
              <table:table-cell office:value-type="float" office:value="1733.464355">
                <text:p>1733.464355</text:p>
              </table:table-cell>
              <table:table-cell office:value-type="float" office:value="1671.018311">
                <text:p>1671.018311</text:p>
              </table:table-cell>
              <table:table-cell office:value-type="float" office:value="1730.621582">
                <text:p>1730.6215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8.018188">
                <text:p>1658.018188</text:p>
              </table:table-cell>
              <table:table-cell office:value-type="float" office:value="1744.305542">
                <text:p>1744.305542</text:p>
              </table:table-cell>
              <table:table-cell office:value-type="float" office:value="1666.754761">
                <text:p>1666.754761</text:p>
              </table:table-cell>
              <table:table-cell office:value-type="float" office:value="1740.816895">
                <text:p>1740.8168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62.052246">
                <text:p>1662.052246</text:p>
              </table:table-cell>
              <table:table-cell office:value-type="float" office:value="1739.990479">
                <text:p>1739.990479</text:p>
              </table:table-cell>
              <table:table-cell office:value-type="float" office:value="1668.722412">
                <text:p>1668.722412</text:p>
              </table:table-cell>
              <table:table-cell office:value-type="float" office:value="1735.75">
                <text:p>1735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3.920898">
                <text:p>1663.920898</text:p>
              </table:table-cell>
              <table:table-cell office:value-type="float" office:value="1732.903076">
                <text:p>1732.903076</text:p>
              </table:table-cell>
              <table:table-cell office:value-type="float" office:value="1671.935059">
                <text:p>1671.935059</text:p>
              </table:table-cell>
              <table:table-cell office:value-type="float" office:value="1730.358765">
                <text:p>1730.3587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61.595215">
                <text:p>1661.595215</text:p>
              </table:table-cell>
              <table:table-cell office:value-type="float" office:value="1745.094482">
                <text:p>1745.094482</text:p>
              </table:table-cell>
              <table:table-cell office:value-type="float" office:value="1669.097778">
                <text:p>1669.097778</text:p>
              </table:table-cell>
              <table:table-cell office:value-type="float" office:value="1739.937744">
                <text:p>1739.9377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63.527588">
                <text:p>1663.527588</text:p>
              </table:table-cell>
              <table:table-cell office:value-type="float" office:value="1721.670776">
                <text:p>1721.670776</text:p>
              </table:table-cell>
              <table:table-cell office:value-type="float" office:value="1672.464844">
                <text:p>1672.464844</text:p>
              </table:table-cell>
              <table:table-cell office:value-type="float" office:value="1717.684814">
                <text:p>1717.6848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49.365479">
                <text:p>1649.365479</text:p>
              </table:table-cell>
              <table:table-cell office:value-type="float" office:value="1727.026611">
                <text:p>1727.026611</text:p>
              </table:table-cell>
              <table:table-cell office:value-type="float" office:value="1653.197144">
                <text:p>1653.197144</text:p>
              </table:table-cell>
              <table:table-cell office:value-type="float" office:value="1725.532837">
                <text:p>1725.5328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29.10376">
                <text:p>1629.10376</text:p>
              </table:table-cell>
              <table:table-cell office:value-type="float" office:value="1719.391724">
                <text:p>1719.391724</text:p>
              </table:table-cell>
              <table:table-cell office:value-type="float" office:value="1639.208374">
                <text:p>1639.208374</text:p>
              </table:table-cell>
              <table:table-cell office:value-type="float" office:value="1714.718262">
                <text:p>1714.7182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30.84082">
                <text:p>1630.84082</text:p>
              </table:table-cell>
              <table:table-cell office:value-type="float" office:value="1695.296143">
                <text:p>1695.296143</text:p>
              </table:table-cell>
              <table:table-cell office:value-type="float" office:value="1639.466309">
                <text:p>1639.466309</text:p>
              </table:table-cell>
              <table:table-cell office:value-type="float" office:value="1695.412231">
                <text:p>1695.412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24.826172">
                <text:p>1624.826172</text:p>
              </table:table-cell>
              <table:table-cell office:value-type="float" office:value="1693.817139">
                <text:p>1693.817139</text:p>
              </table:table-cell>
              <table:table-cell office:value-type="float" office:value="1627.251465">
                <text:p>1627.251465</text:p>
              </table:table-cell>
              <table:table-cell office:value-type="float" office:value="1694.391479">
                <text:p>1694.3914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10.353027">
                <text:p>1610.353027</text:p>
              </table:table-cell>
              <table:table-cell office:value-type="float" office:value="1690.203735">
                <text:p>1690.203735</text:p>
              </table:table-cell>
              <table:table-cell office:value-type="float" office:value="1621.200684">
                <text:p>1621.200684</text:p>
              </table:table-cell>
              <table:table-cell office:value-type="float" office:value="1682.857666">
                <text:p>1682.857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14.098755">
                <text:p>1614.098755</text:p>
              </table:table-cell>
              <table:table-cell office:value-type="float" office:value="1675.297363">
                <text:p>1675.297363</text:p>
              </table:table-cell>
              <table:table-cell office:value-type="float" office:value="1613.712646">
                <text:p>1613.712646</text:p>
              </table:table-cell>
              <table:table-cell office:value-type="float" office:value="1674.29834">
                <text:p>1674.298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06.879517">
                <text:p>1606.879517</text:p>
              </table:table-cell>
              <table:table-cell office:value-type="float" office:value="1665.087769">
                <text:p>1665.087769</text:p>
              </table:table-cell>
              <table:table-cell office:value-type="float" office:value="1613.676758">
                <text:p>1613.676758</text:p>
              </table:table-cell>
              <table:table-cell office:value-type="float" office:value="1667.466187">
                <text:p>1667.466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02.34729">
                <text:p>1602.34729</text:p>
              </table:table-cell>
              <table:table-cell office:value-type="float" office:value="1656.514526">
                <text:p>1656.514526</text:p>
              </table:table-cell>
              <table:table-cell office:value-type="float" office:value="1608.133789">
                <text:p>1608.133789</text:p>
              </table:table-cell>
              <table:table-cell office:value-type="float" office:value="1656.552002">
                <text:p>1656.5520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97.540649">
                <text:p>1597.540649</text:p>
              </table:table-cell>
              <table:table-cell office:value-type="float" office:value="1649.705566">
                <text:p>1649.705566</text:p>
              </table:table-cell>
              <table:table-cell office:value-type="float" office:value="1603.835449">
                <text:p>1603.835449</text:p>
              </table:table-cell>
              <table:table-cell office:value-type="float" office:value="1648.490112">
                <text:p>1648.490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92.627319">
                <text:p>1592.627319</text:p>
              </table:table-cell>
              <table:table-cell office:value-type="float" office:value="1647.185913">
                <text:p>1647.185913</text:p>
              </table:table-cell>
              <table:table-cell office:value-type="float" office:value="1599.753052">
                <text:p>1599.753052</text:p>
              </table:table-cell>
              <table:table-cell office:value-type="float" office:value="1640.452637">
                <text:p>1640.452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8.971069">
                <text:p>1588.971069</text:p>
              </table:table-cell>
              <table:table-cell office:value-type="float" office:value="1639.97168">
                <text:p>1639.97168</text:p>
              </table:table-cell>
              <table:table-cell office:value-type="float" office:value="1592.178467">
                <text:p>1592.178467</text:p>
              </table:table-cell>
              <table:table-cell office:value-type="float" office:value="1637.834473">
                <text:p>1637.8344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88.501587">
                <text:p>1588.501587</text:p>
              </table:table-cell>
              <table:table-cell office:value-type="float" office:value="1630.946045">
                <text:p>1630.946045</text:p>
              </table:table-cell>
              <table:table-cell office:value-type="float" office:value="1591.962524">
                <text:p>1591.962524</text:p>
              </table:table-cell>
              <table:table-cell office:value-type="float" office:value="1630.604492">
                <text:p>1630.6044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84.043945">
                <text:p>1584.043945</text:p>
              </table:table-cell>
              <table:table-cell office:value-type="float" office:value="1628.745239">
                <text:p>1628.745239</text:p>
              </table:table-cell>
              <table:table-cell office:value-type="float" office:value="1589.004639">
                <text:p>1589.004639</text:p>
              </table:table-cell>
              <table:table-cell office:value-type="float" office:value="1630.456787">
                <text:p>1630.4567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81.908203">
                <text:p>1581.908203</text:p>
              </table:table-cell>
              <table:table-cell office:value-type="float" office:value="1624.938965">
                <text:p>1624.938965</text:p>
              </table:table-cell>
              <table:table-cell office:value-type="float" office:value="1587.080444">
                <text:p>1587.080444</text:p>
              </table:table-cell>
              <table:table-cell office:value-type="float" office:value="1622.1698">
                <text:p>1622.16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80.358887">
                <text:p>1580.358887</text:p>
              </table:table-cell>
              <table:table-cell office:value-type="float" office:value="1615.618652">
                <text:p>1615.618652</text:p>
              </table:table-cell>
              <table:table-cell office:value-type="float" office:value="1582.225708">
                <text:p>1582.225708</text:p>
              </table:table-cell>
              <table:table-cell office:value-type="float" office:value="1618.678345">
                <text:p>1618.6783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4.415649">
                <text:p>1574.415649</text:p>
              </table:table-cell>
              <table:table-cell office:value-type="float" office:value="1614.097778">
                <text:p>1614.097778</text:p>
              </table:table-cell>
              <table:table-cell office:value-type="float" office:value="1582.217285">
                <text:p>1582.217285</text:p>
              </table:table-cell>
              <table:table-cell office:value-type="float" office:value="1611.595337">
                <text:p>1611.5953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4.726074">
                <text:p>1574.726074</text:p>
              </table:table-cell>
              <table:table-cell office:value-type="float" office:value="1610.751465">
                <text:p>1610.751465</text:p>
              </table:table-cell>
              <table:table-cell office:value-type="float" office:value="1577.965698">
                <text:p>1577.965698</text:p>
              </table:table-cell>
              <table:table-cell office:value-type="float" office:value="1607.745117">
                <text:p>1607.745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4.214966">
                <text:p>1574.214966</text:p>
              </table:table-cell>
              <table:table-cell office:value-type="float" office:value="1602.892334">
                <text:p>1602.892334</text:p>
              </table:table-cell>
              <table:table-cell office:value-type="float" office:value="1577.541504">
                <text:p>1577.541504</text:p>
              </table:table-cell>
              <table:table-cell office:value-type="float" office:value="1604.674805">
                <text:p>1604.6748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3.382812">
                <text:p>1573.382812</text:p>
              </table:table-cell>
              <table:table-cell office:value-type="float" office:value="1604.841675">
                <text:p>1604.841675</text:p>
              </table:table-cell>
              <table:table-cell office:value-type="float" office:value="1576.422363">
                <text:p>1576.422363</text:p>
              </table:table-cell>
              <table:table-cell office:value-type="float" office:value="1601.368408">
                <text:p>1601.3684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5.595947">
                <text:p>1575.595947</text:p>
              </table:table-cell>
              <table:table-cell office:value-type="float" office:value="1597.644531">
                <text:p>1597.644531</text:p>
              </table:table-cell>
              <table:table-cell office:value-type="float" office:value="1578.356812">
                <text:p>1578.356812</text:p>
              </table:table-cell>
              <table:table-cell office:value-type="float" office:value="1598.298096">
                <text:p>1598.2980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.586792">
                <text:p>1572.586792</text:p>
              </table:table-cell>
              <table:table-cell office:value-type="float" office:value="1594.823242">
                <text:p>1594.823242</text:p>
              </table:table-cell>
              <table:table-cell office:value-type="float" office:value="1573.529297">
                <text:p>1573.529297</text:p>
              </table:table-cell>
              <table:table-cell office:value-type="float" office:value="1598.674683">
                <text:p>1598.6746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1.274292">
                <text:p>1571.274292</text:p>
              </table:table-cell>
              <table:table-cell office:value-type="float" office:value="1595.453613">
                <text:p>1595.453613</text:p>
              </table:table-cell>
              <table:table-cell office:value-type="float" office:value="1572.114746">
                <text:p>1572.114746</text:p>
              </table:table-cell>
              <table:table-cell office:value-type="float" office:value="1595.72522">
                <text:p>1595.72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68.435913">
                <text:p>1568.435913</text:p>
              </table:table-cell>
              <table:table-cell office:value-type="float" office:value="1590.241943">
                <text:p>1590.241943</text:p>
              </table:table-cell>
              <table:table-cell office:value-type="float" office:value="1570.809937">
                <text:p>1570.809937</text:p>
              </table:table-cell>
              <table:table-cell office:value-type="float" office:value="1592.967773">
                <text:p>1592.9677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67.845093">
                <text:p>1567.845093</text:p>
              </table:table-cell>
              <table:table-cell office:value-type="float" office:value="1592.564209">
                <text:p>1592.564209</text:p>
              </table:table-cell>
              <table:table-cell office:value-type="float" office:value="1571.11145">
                <text:p>1571.11145</text:p>
              </table:table-cell>
              <table:table-cell office:value-type="float" office:value="1589.686401">
                <text:p>1589.6864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0.615845">
                <text:p>1570.615845</text:p>
              </table:table-cell>
              <table:table-cell office:value-type="float" office:value="1585.210327">
                <text:p>1585.210327</text:p>
              </table:table-cell>
              <table:table-cell office:value-type="float" office:value="1573.025635">
                <text:p>1573.025635</text:p>
              </table:table-cell>
              <table:table-cell office:value-type="float" office:value="1589.964233">
                <text:p>1589.964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69.668335">
                <text:p>1569.668335</text:p>
              </table:table-cell>
              <table:table-cell office:value-type="float" office:value="1584.272827">
                <text:p>1584.272827</text:p>
              </table:table-cell>
              <table:table-cell office:value-type="float" office:value="1573.864746">
                <text:p>1573.864746</text:p>
              </table:table-cell>
              <table:table-cell office:value-type="float" office:value="1584.743896">
                <text:p>1584.7438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9.262451">
                <text:p>1569.262451</text:p>
              </table:table-cell>
              <table:table-cell office:value-type="float" office:value="1587.680176">
                <text:p>1587.680176</text:p>
              </table:table-cell>
              <table:table-cell office:value-type="float" office:value="1571.808228">
                <text:p>1571.808228</text:p>
              </table:table-cell>
              <table:table-cell office:value-type="float" office:value="1583.238159">
                <text:p>1583.2381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65.850952">
                <text:p>1565.850952</text:p>
              </table:table-cell>
              <table:table-cell office:value-type="float" office:value="1585.916504">
                <text:p>1585.916504</text:p>
              </table:table-cell>
              <table:table-cell office:value-type="float" office:value="1570.988281">
                <text:p>1570.988281</text:p>
              </table:table-cell>
              <table:table-cell office:value-type="float" office:value="1578.618896">
                <text:p>1578.6188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69.797607">
                <text:p>1569.797607</text:p>
              </table:table-cell>
              <table:table-cell office:value-type="float" office:value="1580.224854">
                <text:p>1580.224854</text:p>
              </table:table-cell>
              <table:table-cell office:value-type="float" office:value="1567.501831">
                <text:p>1567.501831</text:p>
              </table:table-cell>
              <table:table-cell office:value-type="float" office:value="1582.583862">
                <text:p>1582.5838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9.640503">
                <text:p>1569.640503</text:p>
              </table:table-cell>
              <table:table-cell office:value-type="float" office:value="1578.511841">
                <text:p>1578.511841</text:p>
              </table:table-cell>
              <table:table-cell office:value-type="float" office:value="1568.214111">
                <text:p>1568.214111</text:p>
              </table:table-cell>
              <table:table-cell office:value-type="float" office:value="1580.555786">
                <text:p>1580.5557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65.131592">
                <text:p>1565.131592</text:p>
              </table:table-cell>
              <table:table-cell office:value-type="float" office:value="1579.119507">
                <text:p>1579.119507</text:p>
              </table:table-cell>
              <table:table-cell office:value-type="float" office:value="1567.37561">
                <text:p>1567.37561</text:p>
              </table:table-cell>
              <table:table-cell office:value-type="float" office:value="1575.984009">
                <text:p>1575.9840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66.529297">
                <text:p>1566.529297</text:p>
              </table:table-cell>
              <table:table-cell office:value-type="float" office:value="1583.214478">
                <text:p>1583.214478</text:p>
              </table:table-cell>
              <table:table-cell office:value-type="float" office:value="1568.788208">
                <text:p>1568.788208</text:p>
              </table:table-cell>
              <table:table-cell office:value-type="float" office:value="1580.592407">
                <text:p>1580.5924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67.219727">
                <text:p>1567.219727</text:p>
              </table:table-cell>
              <table:table-cell office:value-type="float" office:value="1578.380859">
                <text:p>1578.380859</text:p>
              </table:table-cell>
              <table:table-cell office:value-type="float" office:value="1567.510132">
                <text:p>1567.510132</text:p>
              </table:table-cell>
              <table:table-cell office:value-type="float" office:value="1576.43335">
                <text:p>1576.433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67.85437">
                <text:p>1567.85437</text:p>
              </table:table-cell>
              <table:table-cell office:value-type="float" office:value="1577.366211">
                <text:p>1577.366211</text:p>
              </table:table-cell>
              <table:table-cell office:value-type="float" office:value="1566.684082">
                <text:p>1566.684082</text:p>
              </table:table-cell>
              <table:table-cell office:value-type="float" office:value="1577.811157">
                <text:p>1577.8111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2.014282">
                <text:p>1572.014282</text:p>
              </table:table-cell>
              <table:table-cell office:value-type="float" office:value="1572.269775">
                <text:p>1572.269775</text:p>
              </table:table-cell>
              <table:table-cell office:value-type="float" office:value="1568.390747">
                <text:p>1568.390747</text:p>
              </table:table-cell>
              <table:table-cell office:value-type="float" office:value="1571.498413">
                <text:p>1571.498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64.658936">
                <text:p>1564.658936</text:p>
              </table:table-cell>
              <table:table-cell office:value-type="float" office:value="1573.25708">
                <text:p>1573.25708</text:p>
              </table:table-cell>
              <table:table-cell office:value-type="float" office:value="1566.404785">
                <text:p>1566.404785</text:p>
              </table:table-cell>
              <table:table-cell office:value-type="float" office:value="1573.272339">
                <text:p>1573.2723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64.962769">
                <text:p>1564.962769</text:p>
              </table:table-cell>
              <table:table-cell office:value-type="float" office:value="1577.310547">
                <text:p>1577.310547</text:p>
              </table:table-cell>
              <table:table-cell office:value-type="float" office:value="1563.911255">
                <text:p>1563.911255</text:p>
              </table:table-cell>
              <table:table-cell office:value-type="float" office:value="1576.452393">
                <text:p>1576.4523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66.792725">
                <text:p>1566.792725</text:p>
              </table:table-cell>
              <table:table-cell office:value-type="float" office:value="1573.141968">
                <text:p>1573.141968</text:p>
              </table:table-cell>
              <table:table-cell office:value-type="float" office:value="1567.790527">
                <text:p>1567.790527</text:p>
              </table:table-cell>
              <table:table-cell office:value-type="float" office:value="1570.153198">
                <text:p>1570.1531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64.57251">
                <text:p>1564.57251</text:p>
              </table:table-cell>
              <table:table-cell office:value-type="float" office:value="1575.014404">
                <text:p>1575.014404</text:p>
              </table:table-cell>
              <table:table-cell office:value-type="float" office:value="1567.499268">
                <text:p>1567.499268</text:p>
              </table:table-cell>
              <table:table-cell office:value-type="float" office:value="1576.380981">
                <text:p>1576.3809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66.209839">
                <text:p>1566.209839</text:p>
              </table:table-cell>
              <table:table-cell office:value-type="float" office:value="1570.401733">
                <text:p>1570.401733</text:p>
              </table:table-cell>
              <table:table-cell office:value-type="float" office:value="1567.252197">
                <text:p>1567.252197</text:p>
              </table:table-cell>
              <table:table-cell office:value-type="float" office:value="1570.157227">
                <text:p>1570.1572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67.550537">
                <text:p>1567.550537</text:p>
              </table:table-cell>
              <table:table-cell office:value-type="float" office:value="1569.72168">
                <text:p>1569.72168</text:p>
              </table:table-cell>
              <table:table-cell office:value-type="float" office:value="1564.211548">
                <text:p>1564.211548</text:p>
              </table:table-cell>
              <table:table-cell office:value-type="float" office:value="1571.728394">
                <text:p>1571.7283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6.786255">
                <text:p>1566.786255</text:p>
              </table:table-cell>
              <table:table-cell office:value-type="float" office:value="1573.726074">
                <text:p>1573.726074</text:p>
              </table:table-cell>
              <table:table-cell office:value-type="float" office:value="1561.386597">
                <text:p>1561.386597</text:p>
              </table:table-cell>
              <table:table-cell office:value-type="float" office:value="1565.126587">
                <text:p>1565.1265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50.158325">
                <text:p>1550.158325</text:p>
              </table:table-cell>
              <table:table-cell office:value-type="float" office:value="1594.566772">
                <text:p>1594.566772</text:p>
              </table:table-cell>
              <table:table-cell office:value-type="float" office:value="1549.668213">
                <text:p>1549.668213</text:p>
              </table:table-cell>
              <table:table-cell office:value-type="float" office:value="1586.227295">
                <text:p>1586.2272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60.314575">
                <text:p>1560.314575</text:p>
              </table:table-cell>
              <table:table-cell office:value-type="float" office:value="1599.053833">
                <text:p>1599.053833</text:p>
              </table:table-cell>
              <table:table-cell office:value-type="float" office:value="1559.342285">
                <text:p>1559.342285</text:p>
              </table:table-cell>
              <table:table-cell office:value-type="float" office:value="1596.905762">
                <text:p>1596.9057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90.79834">
                <text:p>1590.79834</text:p>
              </table:table-cell>
              <table:table-cell office:value-type="float" office:value="1608.202393">
                <text:p>1608.202393</text:p>
              </table:table-cell>
              <table:table-cell office:value-type="float" office:value="1591.549438">
                <text:p>1591.549438</text:p>
              </table:table-cell>
              <table:table-cell office:value-type="float" office:value="1619.660034">
                <text:p>1619.660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27.428101">
                <text:p>1627.428101</text:p>
              </table:table-cell>
              <table:table-cell office:value-type="float" office:value="1636.227295">
                <text:p>1636.227295</text:p>
              </table:table-cell>
              <table:table-cell office:value-type="float" office:value="1642.472412">
                <text:p>1642.472412</text:p>
              </table:table-cell>
              <table:table-cell office:value-type="float" office:value="1636.247437">
                <text:p>1636.2474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76.633667">
                <text:p>1676.633667</text:p>
              </table:table-cell>
              <table:table-cell office:value-type="float" office:value="1651.575806">
                <text:p>1651.575806</text:p>
              </table:table-cell>
              <table:table-cell office:value-type="float" office:value="1691.598145">
                <text:p>1691.598145</text:p>
              </table:table-cell>
              <table:table-cell office:value-type="float" office:value="1643.63916">
                <text:p>1643.639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85.909424">
                <text:p>1685.909424</text:p>
              </table:table-cell>
              <table:table-cell office:value-type="float" office:value="1725.543335">
                <text:p>1725.543335</text:p>
              </table:table-cell>
              <table:table-cell office:value-type="float" office:value="1695.636108">
                <text:p>1695.636108</text:p>
              </table:table-cell>
              <table:table-cell office:value-type="float" office:value="1709.805908">
                <text:p>1709.805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89.119873">
                <text:p>1689.119873</text:p>
              </table:table-cell>
              <table:table-cell office:value-type="float" office:value="1716.34082">
                <text:p>1716.34082</text:p>
              </table:table-cell>
              <table:table-cell office:value-type="float" office:value="1693.128174">
                <text:p>1693.128174</text:p>
              </table:table-cell>
              <table:table-cell office:value-type="float" office:value="1706.223389">
                <text:p>1706.2233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70.329224">
                <text:p>1670.329224</text:p>
              </table:table-cell>
              <table:table-cell office:value-type="float" office:value="1740.333984">
                <text:p>1740.333984</text:p>
              </table:table-cell>
              <table:table-cell office:value-type="float" office:value="1668.4646">
                <text:p>1668.4646</text:p>
              </table:table-cell>
              <table:table-cell office:value-type="float" office:value="1743.758911">
                <text:p>1743.7589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66.117065">
                <text:p>1666.117065</text:p>
              </table:table-cell>
              <table:table-cell office:value-type="float" office:value="1715.737305">
                <text:p>1715.737305</text:p>
              </table:table-cell>
              <table:table-cell office:value-type="float" office:value="1675.384155">
                <text:p>1675.384155</text:p>
              </table:table-cell>
              <table:table-cell office:value-type="float" office:value="1723.739502">
                <text:p>1723.7395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8.29187">
                <text:p>1648.29187</text:p>
              </table:table-cell>
              <table:table-cell office:value-type="float" office:value="1746.08374">
                <text:p>1746.08374</text:p>
              </table:table-cell>
              <table:table-cell office:value-type="float" office:value="1657.719971">
                <text:p>1657.719971</text:p>
              </table:table-cell>
              <table:table-cell office:value-type="float" office:value="1740.605347">
                <text:p>1740.6053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61.78064">
                <text:p>1661.78064</text:p>
              </table:table-cell>
              <table:table-cell office:value-type="float" office:value="1729.984741">
                <text:p>1729.984741</text:p>
              </table:table-cell>
              <table:table-cell office:value-type="float" office:value="1666.622681">
                <text:p>1666.622681</text:p>
              </table:table-cell>
              <table:table-cell office:value-type="float" office:value="1725.406982">
                <text:p>1725.4069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62.206543">
                <text:p>1662.206543</text:p>
              </table:table-cell>
              <table:table-cell office:value-type="float" office:value="1730.097412">
                <text:p>1730.097412</text:p>
              </table:table-cell>
              <table:table-cell office:value-type="float" office:value="1670.717163">
                <text:p>1670.717163</text:p>
              </table:table-cell>
              <table:table-cell office:value-type="float" office:value="1727.903564">
                <text:p>1727.9035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7.856934">
                <text:p>1657.856934</text:p>
              </table:table-cell>
              <table:table-cell office:value-type="float" office:value="1742.38916">
                <text:p>1742.38916</text:p>
              </table:table-cell>
              <table:table-cell office:value-type="float" office:value="1664.514526">
                <text:p>1664.514526</text:p>
              </table:table-cell>
              <table:table-cell office:value-type="float" office:value="1737.7948">
                <text:p>1737.79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8.53125">
                <text:p>1658.53125</text:p>
              </table:table-cell>
              <table:table-cell office:value-type="float" office:value="1734.841919">
                <text:p>1734.841919</text:p>
              </table:table-cell>
              <table:table-cell office:value-type="float" office:value="1665.334229">
                <text:p>1665.334229</text:p>
              </table:table-cell>
              <table:table-cell office:value-type="float" office:value="1729.907837">
                <text:p>1729.9078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7.464722">
                <text:p>1657.464722</text:p>
              </table:table-cell>
              <table:table-cell office:value-type="float" office:value="1730.822876">
                <text:p>1730.822876</text:p>
              </table:table-cell>
              <table:table-cell office:value-type="float" office:value="1668.618286">
                <text:p>1668.618286</text:p>
              </table:table-cell>
              <table:table-cell office:value-type="float" office:value="1727.854858">
                <text:p>1727.8548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1.886475">
                <text:p>1661.886475</text:p>
              </table:table-cell>
              <table:table-cell office:value-type="float" office:value="1728.398438">
                <text:p>1728.398438</text:p>
              </table:table-cell>
              <table:table-cell office:value-type="float" office:value="1668.298828">
                <text:p>1668.298828</text:p>
              </table:table-cell>
              <table:table-cell office:value-type="float" office:value="1726.240356">
                <text:p>1726.2403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7.669556">
                <text:p>1657.669556</text:p>
              </table:table-cell>
              <table:table-cell office:value-type="float" office:value="1737.678955">
                <text:p>1737.678955</text:p>
              </table:table-cell>
              <table:table-cell office:value-type="float" office:value="1665.716309">
                <text:p>1665.716309</text:p>
              </table:table-cell>
              <table:table-cell office:value-type="float" office:value="1736.894897">
                <text:p>1736.8948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7.131836">
                <text:p>1657.131836</text:p>
              </table:table-cell>
              <table:table-cell office:value-type="float" office:value="1733.391968">
                <text:p>1733.391968</text:p>
              </table:table-cell>
              <table:table-cell office:value-type="float" office:value="1663.179932">
                <text:p>1663.179932</text:p>
              </table:table-cell>
              <table:table-cell office:value-type="float" office:value="1729.669922">
                <text:p>1729.6699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4.848755">
                <text:p>1654.848755</text:p>
              </table:table-cell>
              <table:table-cell office:value-type="float" office:value="1741.513306">
                <text:p>1741.513306</text:p>
              </table:table-cell>
              <table:table-cell office:value-type="float" office:value="1663.187988">
                <text:p>1663.187988</text:p>
              </table:table-cell>
              <table:table-cell office:value-type="float" office:value="1735.645508">
                <text:p>1735.6455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9.407593">
                <text:p>1659.407593</text:p>
              </table:table-cell>
              <table:table-cell office:value-type="float" office:value="1730.954956">
                <text:p>1730.954956</text:p>
              </table:table-cell>
              <table:table-cell office:value-type="float" office:value="1666.796509">
                <text:p>1666.796509</text:p>
              </table:table-cell>
              <table:table-cell office:value-type="float" office:value="1727.463135">
                <text:p>1727.4631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5.768555">
                <text:p>1655.768555</text:p>
              </table:table-cell>
              <table:table-cell office:value-type="float" office:value="1731.387573">
                <text:p>1731.387573</text:p>
              </table:table-cell>
              <table:table-cell office:value-type="float" office:value="1666.182129">
                <text:p>1666.182129</text:p>
              </table:table-cell>
              <table:table-cell office:value-type="float" office:value="1727.925171">
                <text:p>1727.9251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9.893921">
                <text:p>1659.893921</text:p>
              </table:table-cell>
              <table:table-cell office:value-type="float" office:value="1732.238037">
                <text:p>1732.238037</text:p>
              </table:table-cell>
              <table:table-cell office:value-type="float" office:value="1666.545898">
                <text:p>1666.545898</text:p>
              </table:table-cell>
              <table:table-cell office:value-type="float" office:value="1731.057495">
                <text:p>1731.0574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9.771606">
                <text:p>1659.771606</text:p>
              </table:table-cell>
              <table:table-cell office:value-type="float" office:value="1728.327637">
                <text:p>1728.327637</text:p>
              </table:table-cell>
              <table:table-cell office:value-type="float" office:value="1667.792236">
                <text:p>1667.792236</text:p>
              </table:table-cell>
              <table:table-cell office:value-type="float" office:value="1724.387695">
                <text:p>1724.387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6.111694">
                <text:p>1656.111694</text:p>
              </table:table-cell>
              <table:table-cell office:value-type="float" office:value="1738.347656">
                <text:p>1738.347656</text:p>
              </table:table-cell>
              <table:table-cell office:value-type="float" office:value="1667.339355">
                <text:p>1667.339355</text:p>
              </table:table-cell>
              <table:table-cell office:value-type="float" office:value="1734.462402">
                <text:p>1734.4624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8.528809">
                <text:p>1658.528809</text:p>
              </table:table-cell>
              <table:table-cell office:value-type="float" office:value="1733.447144">
                <text:p>1733.447144</text:p>
              </table:table-cell>
              <table:table-cell office:value-type="float" office:value="1666.95166">
                <text:p>1666.95166</text:p>
              </table:table-cell>
              <table:table-cell office:value-type="float" office:value="1728.928223">
                <text:p>1728.9282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2.118286">
                <text:p>1652.118286</text:p>
              </table:table-cell>
              <table:table-cell office:value-type="float" office:value="1740.357056">
                <text:p>1740.357056</text:p>
              </table:table-cell>
              <table:table-cell office:value-type="float" office:value="1659.731201">
                <text:p>1659.731201</text:p>
              </table:table-cell>
              <table:table-cell office:value-type="float" office:value="1735.251099">
                <text:p>1735.2510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4.892456">
                <text:p>1654.892456</text:p>
              </table:table-cell>
              <table:table-cell office:value-type="float" office:value="1736.110718">
                <text:p>1736.110718</text:p>
              </table:table-cell>
              <table:table-cell office:value-type="float" office:value="1665.499268">
                <text:p>1665.499268</text:p>
              </table:table-cell>
              <table:table-cell office:value-type="float" office:value="1729.8927">
                <text:p>1729.89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8.998413">
                <text:p>1658.998413</text:p>
              </table:table-cell>
              <table:table-cell office:value-type="float" office:value="1732.140381">
                <text:p>1732.140381</text:p>
              </table:table-cell>
              <table:table-cell office:value-type="float" office:value="1668.686523">
                <text:p>1668.686523</text:p>
              </table:table-cell>
              <table:table-cell office:value-type="float" office:value="1724.883423">
                <text:p>1724.8834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7.354492">
                <text:p>1657.354492</text:p>
              </table:table-cell>
              <table:table-cell office:value-type="float" office:value="1736.961426">
                <text:p>1736.961426</text:p>
              </table:table-cell>
              <table:table-cell office:value-type="float" office:value="1666.953979">
                <text:p>1666.953979</text:p>
              </table:table-cell>
              <table:table-cell office:value-type="float" office:value="1734.809692">
                <text:p>1734.8096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8.067505">
                <text:p>1658.067505</text:p>
              </table:table-cell>
              <table:table-cell office:value-type="float" office:value="1730.965088">
                <text:p>1730.965088</text:p>
              </table:table-cell>
              <table:table-cell office:value-type="float" office:value="1667.348389">
                <text:p>1667.348389</text:p>
              </table:table-cell>
              <table:table-cell office:value-type="float" office:value="1728.205078">
                <text:p>1728.205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2.396362">
                <text:p>1652.396362</text:p>
              </table:table-cell>
              <table:table-cell office:value-type="float" office:value="1742.457886">
                <text:p>1742.457886</text:p>
              </table:table-cell>
              <table:table-cell office:value-type="float" office:value="1665.557373">
                <text:p>1665.557373</text:p>
              </table:table-cell>
              <table:table-cell office:value-type="float" office:value="1739.258057">
                <text:p>1739.2580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7.574951">
                <text:p>1657.574951</text:p>
              </table:table-cell>
              <table:table-cell office:value-type="float" office:value="1737.697266">
                <text:p>1737.697266</text:p>
              </table:table-cell>
              <table:table-cell office:value-type="float" office:value="1666.764038">
                <text:p>1666.764038</text:p>
              </table:table-cell>
              <table:table-cell office:value-type="float" office:value="1728.164795">
                <text:p>1728.1647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61.143677">
                <text:p>1661.143677</text:p>
              </table:table-cell>
              <table:table-cell office:value-type="float" office:value="1734.838989">
                <text:p>1734.838989</text:p>
              </table:table-cell>
              <table:table-cell office:value-type="float" office:value="1669.645752">
                <text:p>1669.645752</text:p>
              </table:table-cell>
              <table:table-cell office:value-type="float" office:value="1729.346558">
                <text:p>1729.3465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9.559692">
                <text:p>1659.559692</text:p>
              </table:table-cell>
              <table:table-cell office:value-type="float" office:value="1733.611816">
                <text:p>1733.611816</text:p>
              </table:table-cell>
              <table:table-cell office:value-type="float" office:value="1670.094238">
                <text:p>1670.094238</text:p>
              </table:table-cell>
              <table:table-cell office:value-type="float" office:value="1729.205688">
                <text:p>1729.2056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61.59021">
                <text:p>1661.59021</text:p>
              </table:table-cell>
              <table:table-cell office:value-type="float" office:value="1737.7052">
                <text:p>1737.7052</text:p>
              </table:table-cell>
              <table:table-cell office:value-type="float" office:value="1670.795044">
                <text:p>1670.795044</text:p>
              </table:table-cell>
              <table:table-cell office:value-type="float" office:value="1733.56543">
                <text:p>1733.565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60.834106">
                <text:p>1660.834106</text:p>
              </table:table-cell>
              <table:table-cell office:value-type="float" office:value="1734.85144">
                <text:p>1734.85144</text:p>
              </table:table-cell>
              <table:table-cell office:value-type="float" office:value="1671.872314">
                <text:p>1671.872314</text:p>
              </table:table-cell>
              <table:table-cell office:value-type="float" office:value="1729.598633">
                <text:p>1729.5986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62.555542">
                <text:p>1662.555542</text:p>
              </table:table-cell>
              <table:table-cell office:value-type="float" office:value="1735.71814">
                <text:p>1735.71814</text:p>
              </table:table-cell>
              <table:table-cell office:value-type="float" office:value="1670.122314">
                <text:p>1670.122314</text:p>
              </table:table-cell>
              <table:table-cell office:value-type="float" office:value="1732.286865">
                <text:p>1732.2868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1.959595">
                <text:p>1661.959595</text:p>
              </table:table-cell>
              <table:table-cell office:value-type="float" office:value="1745.551758">
                <text:p>1745.551758</text:p>
              </table:table-cell>
              <table:table-cell office:value-type="float" office:value="1667.720459">
                <text:p>1667.720459</text:p>
              </table:table-cell>
              <table:table-cell office:value-type="float" office:value="1741.874146">
                <text:p>1741.8741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3.882812">
                <text:p>1663.882812</text:p>
              </table:table-cell>
              <table:table-cell office:value-type="float" office:value="1735.228271">
                <text:p>1735.228271</text:p>
              </table:table-cell>
              <table:table-cell office:value-type="float" office:value="1673.755371">
                <text:p>1673.755371</text:p>
              </table:table-cell>
              <table:table-cell office:value-type="float" office:value="1733.401367">
                <text:p>1733.4013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0.240723">
                <text:p>1660.240723</text:p>
              </table:table-cell>
              <table:table-cell office:value-type="float" office:value="1746.376587">
                <text:p>1746.376587</text:p>
              </table:table-cell>
              <table:table-cell office:value-type="float" office:value="1669.315674">
                <text:p>1669.315674</text:p>
              </table:table-cell>
              <table:table-cell office:value-type="float" office:value="1742.583496">
                <text:p>1742.5834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62.983887">
                <text:p>1662.983887</text:p>
              </table:table-cell>
              <table:table-cell office:value-type="float" office:value="1738.701416">
                <text:p>1738.701416</text:p>
              </table:table-cell>
              <table:table-cell office:value-type="float" office:value="1672.290649">
                <text:p>1672.290649</text:p>
              </table:table-cell>
              <table:table-cell office:value-type="float" office:value="1735.00769">
                <text:p>1735.007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61.6073">
                <text:p>1661.6073</text:p>
              </table:table-cell>
              <table:table-cell office:value-type="float" office:value="1737.597778">
                <text:p>1737.597778</text:p>
              </table:table-cell>
              <table:table-cell office:value-type="float" office:value="1671.291382">
                <text:p>1671.291382</text:p>
              </table:table-cell>
              <table:table-cell office:value-type="float" office:value="1733.372559">
                <text:p>1733.3725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8.67749">
                <text:p>1658.67749</text:p>
              </table:table-cell>
              <table:table-cell office:value-type="float" office:value="1743.316162">
                <text:p>1743.316162</text:p>
              </table:table-cell>
              <table:table-cell office:value-type="float" office:value="1666.566528">
                <text:p>1666.566528</text:p>
              </table:table-cell>
              <table:table-cell office:value-type="float" office:value="1739.744751">
                <text:p>1739.7447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62.503662">
                <text:p>1662.503662</text:p>
              </table:table-cell>
              <table:table-cell office:value-type="float" office:value="1732.636353">
                <text:p>1732.636353</text:p>
              </table:table-cell>
              <table:table-cell office:value-type="float" office:value="1670.16748">
                <text:p>1670.16748</text:p>
              </table:table-cell>
              <table:table-cell office:value-type="float" office:value="1731.194824">
                <text:p>1731.1948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60.780762">
                <text:p>1660.780762</text:p>
              </table:table-cell>
              <table:table-cell office:value-type="float" office:value="1739.532471">
                <text:p>1739.532471</text:p>
              </table:table-cell>
              <table:table-cell office:value-type="float" office:value="1671.905029">
                <text:p>1671.905029</text:p>
              </table:table-cell>
              <table:table-cell office:value-type="float" office:value="1735.552002">
                <text:p>1735.5520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7.632568">
                <text:p>1657.632568</text:p>
              </table:table-cell>
              <table:table-cell office:value-type="float" office:value="1745.86438">
                <text:p>1745.86438</text:p>
              </table:table-cell>
              <table:table-cell office:value-type="float" office:value="1663.666992">
                <text:p>1663.666992</text:p>
              </table:table-cell>
              <table:table-cell office:value-type="float" office:value="1741.806763">
                <text:p>1741.8067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66.402466">
                <text:p>1666.402466</text:p>
              </table:table-cell>
              <table:table-cell office:value-type="float" office:value="1733.809082">
                <text:p>1733.809082</text:p>
              </table:table-cell>
              <table:table-cell office:value-type="float" office:value="1673.7323">
                <text:p>1673.7323</text:p>
              </table:table-cell>
              <table:table-cell office:value-type="float" office:value="1726.248657">
                <text:p>1726.2486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9.427246">
                <text:p>1659.427246</text:p>
              </table:table-cell>
              <table:table-cell office:value-type="float" office:value="1738.544189">
                <text:p>1738.544189</text:p>
              </table:table-cell>
              <table:table-cell office:value-type="float" office:value="1671.057983">
                <text:p>1671.057983</text:p>
              </table:table-cell>
              <table:table-cell office:value-type="float" office:value="1733.165894">
                <text:p>1733.1658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8.069458">
                <text:p>1658.069458</text:p>
              </table:table-cell>
              <table:table-cell office:value-type="float" office:value="1744.379761">
                <text:p>1744.379761</text:p>
              </table:table-cell>
              <table:table-cell office:value-type="float" office:value="1669.278076">
                <text:p>1669.278076</text:p>
              </table:table-cell>
              <table:table-cell office:value-type="float" office:value="1741.02832">
                <text:p>1741.028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63.371704">
                <text:p>1663.371704</text:p>
              </table:table-cell>
              <table:table-cell office:value-type="float" office:value="1738.24646">
                <text:p>1738.24646</text:p>
              </table:table-cell>
              <table:table-cell office:value-type="float" office:value="1671.06543">
                <text:p>1671.06543</text:p>
              </table:table-cell>
              <table:table-cell office:value-type="float" office:value="1735.591919">
                <text:p>1735.5919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60.752563">
                <text:p>1660.752563</text:p>
              </table:table-cell>
              <table:table-cell office:value-type="float" office:value="1736.255737">
                <text:p>1736.255737</text:p>
              </table:table-cell>
              <table:table-cell office:value-type="float" office:value="1668.132202">
                <text:p>1668.132202</text:p>
              </table:table-cell>
              <table:table-cell office:value-type="float" office:value="1735.287109">
                <text:p>1735.2871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7.023193">
                <text:p>1657.023193</text:p>
              </table:table-cell>
              <table:table-cell office:value-type="float" office:value="1743.975586">
                <text:p>1743.975586</text:p>
              </table:table-cell>
              <table:table-cell office:value-type="float" office:value="1668.70874">
                <text:p>1668.70874</text:p>
              </table:table-cell>
              <table:table-cell office:value-type="float" office:value="1737.769409">
                <text:p>1737.7694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62.007324">
                <text:p>1662.007324</text:p>
              </table:table-cell>
              <table:table-cell office:value-type="float" office:value="1737.309814">
                <text:p>1737.309814</text:p>
              </table:table-cell>
              <table:table-cell office:value-type="float" office:value="1671.527222">
                <text:p>1671.527222</text:p>
              </table:table-cell>
              <table:table-cell office:value-type="float" office:value="1731.096069">
                <text:p>1731.0960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9.637085">
                <text:p>1659.637085</text:p>
              </table:table-cell>
              <table:table-cell office:value-type="float" office:value="1743.669922">
                <text:p>1743.669922</text:p>
              </table:table-cell>
              <table:table-cell office:value-type="float" office:value="1666.123657">
                <text:p>1666.123657</text:p>
              </table:table-cell>
              <table:table-cell office:value-type="float" office:value="1742.069946">
                <text:p>1742.0699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62.282471">
                <text:p>1662.282471</text:p>
              </table:table-cell>
              <table:table-cell office:value-type="float" office:value="1739.22937">
                <text:p>1739.22937</text:p>
              </table:table-cell>
              <table:table-cell office:value-type="float" office:value="1669.066406">
                <text:p>1669.066406</text:p>
              </table:table-cell>
              <table:table-cell office:value-type="float" office:value="1733.81897">
                <text:p>1733.818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8.082275">
                <text:p>1658.082275</text:p>
              </table:table-cell>
              <table:table-cell office:value-type="float" office:value="1748.074463">
                <text:p>1748.074463</text:p>
              </table:table-cell>
              <table:table-cell office:value-type="float" office:value="1668.892212">
                <text:p>1668.892212</text:p>
              </table:table-cell>
              <table:table-cell office:value-type="float" office:value="1741.765381">
                <text:p>1741.7653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61.87793">
                <text:p>1661.87793</text:p>
              </table:table-cell>
              <table:table-cell office:value-type="float" office:value="1740.049072">
                <text:p>1740.049072</text:p>
              </table:table-cell>
              <table:table-cell office:value-type="float" office:value="1674.366333">
                <text:p>1674.366333</text:p>
              </table:table-cell>
              <table:table-cell office:value-type="float" office:value="1736.970337">
                <text:p>1736.9703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66.312866">
                <text:p>1666.312866</text:p>
              </table:table-cell>
              <table:table-cell office:value-type="float" office:value="1737.811035">
                <text:p>1737.811035</text:p>
              </table:table-cell>
              <table:table-cell office:value-type="float" office:value="1673.22583">
                <text:p>1673.22583</text:p>
              </table:table-cell>
              <table:table-cell office:value-type="float" office:value="1734.710693">
                <text:p>1734.7106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61.923218">
                <text:p>1661.923218</text:p>
              </table:table-cell>
              <table:table-cell office:value-type="float" office:value="1743.003296">
                <text:p>1743.003296</text:p>
              </table:table-cell>
              <table:table-cell office:value-type="float" office:value="1670.615845">
                <text:p>1670.615845</text:p>
              </table:table-cell>
              <table:table-cell office:value-type="float" office:value="1736.592773">
                <text:p>1736.5927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6.939453">
                <text:p>1666.939453</text:p>
              </table:table-cell>
              <table:table-cell office:value-type="float" office:value="1736.385986">
                <text:p>1736.385986</text:p>
              </table:table-cell>
              <table:table-cell office:value-type="float" office:value="1676.510498">
                <text:p>1676.510498</text:p>
              </table:table-cell>
              <table:table-cell office:value-type="float" office:value="1735.754761">
                <text:p>1735.7547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66.633057">
                <text:p>1666.633057</text:p>
              </table:table-cell>
              <table:table-cell office:value-type="float" office:value="1741.121826">
                <text:p>1741.121826</text:p>
              </table:table-cell>
              <table:table-cell office:value-type="float" office:value="1675.812988">
                <text:p>1675.812988</text:p>
              </table:table-cell>
              <table:table-cell office:value-type="float" office:value="1736.366455">
                <text:p>1736.366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64.688232">
                <text:p>1664.688232</text:p>
              </table:table-cell>
              <table:table-cell office:value-type="float" office:value="1744.664062">
                <text:p>1744.664062</text:p>
              </table:table-cell>
              <table:table-cell office:value-type="float" office:value="1674.981689">
                <text:p>1674.981689</text:p>
              </table:table-cell>
              <table:table-cell office:value-type="float" office:value="1741.47937">
                <text:p>1741.479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2.656128">
                <text:p>1662.656128</text:p>
              </table:table-cell>
              <table:table-cell office:value-type="float" office:value="1751.727295">
                <text:p>1751.727295</text:p>
              </table:table-cell>
              <table:table-cell office:value-type="float" office:value="1671.840576">
                <text:p>1671.840576</text:p>
              </table:table-cell>
              <table:table-cell office:value-type="float" office:value="1745.730469">
                <text:p>1745.7304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2.641602">
                <text:p>1662.641602</text:p>
              </table:table-cell>
              <table:table-cell office:value-type="float" office:value="1745.356445">
                <text:p>1745.356445</text:p>
              </table:table-cell>
              <table:table-cell office:value-type="float" office:value="1675.403809">
                <text:p>1675.403809</text:p>
              </table:table-cell>
              <table:table-cell office:value-type="float" office:value="1736.994873">
                <text:p>1736.9948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0.552002">
                <text:p>1660.552002</text:p>
              </table:table-cell>
              <table:table-cell office:value-type="float" office:value="1752.465088">
                <text:p>1752.465088</text:p>
              </table:table-cell>
              <table:table-cell office:value-type="float" office:value="1668.075562">
                <text:p>1668.075562</text:p>
              </table:table-cell>
              <table:table-cell office:value-type="float" office:value="1747.351807">
                <text:p>1747.3518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64.289673">
                <text:p>1664.289673</text:p>
              </table:table-cell>
              <table:table-cell office:value-type="float" office:value="1746.337524">
                <text:p>1746.337524</text:p>
              </table:table-cell>
              <table:table-cell office:value-type="float" office:value="1672">
                <text:p>1672</text:p>
              </table:table-cell>
              <table:table-cell office:value-type="float" office:value="1742.051392">
                <text:p>1742.0513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65.341797">
                <text:p>1665.341797</text:p>
              </table:table-cell>
              <table:table-cell office:value-type="float" office:value="1740.964844">
                <text:p>1740.964844</text:p>
              </table:table-cell>
              <table:table-cell office:value-type="float" office:value="1675.878906">
                <text:p>1675.878906</text:p>
              </table:table-cell>
              <table:table-cell office:value-type="float" office:value="1735.717773">
                <text:p>1735.7177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62.57312">
                <text:p>1662.57312</text:p>
              </table:table-cell>
              <table:table-cell office:value-type="float" office:value="1750.332642">
                <text:p>1750.332642</text:p>
              </table:table-cell>
              <table:table-cell office:value-type="float" office:value="1670.888062">
                <text:p>1670.888062</text:p>
              </table:table-cell>
              <table:table-cell office:value-type="float" office:value="1747.952759">
                <text:p>1747.9527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63.589111">
                <text:p>1663.589111</text:p>
              </table:table-cell>
              <table:table-cell office:value-type="float" office:value="1743.130859">
                <text:p>1743.130859</text:p>
              </table:table-cell>
              <table:table-cell office:value-type="float" office:value="1674.713257">
                <text:p>1674.713257</text:p>
              </table:table-cell>
              <table:table-cell office:value-type="float" office:value="1739.17749">
                <text:p>1739.177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9.618164">
                <text:p>1659.618164</text:p>
              </table:table-cell>
              <table:table-cell office:value-type="float" office:value="1748.427979">
                <text:p>1748.427979</text:p>
              </table:table-cell>
              <table:table-cell office:value-type="float" office:value="1668.592529">
                <text:p>1668.592529</text:p>
              </table:table-cell>
              <table:table-cell office:value-type="float" office:value="1746.330322">
                <text:p>1746.3303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3.378662">
                <text:p>1663.378662</text:p>
              </table:table-cell>
              <table:table-cell office:value-type="float" office:value="1738.255859">
                <text:p>1738.255859</text:p>
              </table:table-cell>
              <table:table-cell office:value-type="float" office:value="1673.427612">
                <text:p>1673.427612</text:p>
              </table:table-cell>
              <table:table-cell office:value-type="float" office:value="1734.524536">
                <text:p>1734.5245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63.203979">
                <text:p>1663.203979</text:p>
              </table:table-cell>
              <table:table-cell office:value-type="float" office:value="1748.594849">
                <text:p>1748.594849</text:p>
              </table:table-cell>
              <table:table-cell office:value-type="float" office:value="1669.280396">
                <text:p>1669.280396</text:p>
              </table:table-cell>
              <table:table-cell office:value-type="float" office:value="1746.937744">
                <text:p>1746.9377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64.044922">
                <text:p>1664.044922</text:p>
              </table:table-cell>
              <table:table-cell office:value-type="float" office:value="1742.928223">
                <text:p>1742.928223</text:p>
              </table:table-cell>
              <table:table-cell office:value-type="float" office:value="1671.40625">
                <text:p>1671.40625</text:p>
              </table:table-cell>
              <table:table-cell office:value-type="float" office:value="1740.253906">
                <text:p>1740.2539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2.878174">
                <text:p>1662.878174</text:p>
              </table:table-cell>
              <table:table-cell office:value-type="float" office:value="1745.14856">
                <text:p>1745.14856</text:p>
              </table:table-cell>
              <table:table-cell office:value-type="float" office:value="1668.914429">
                <text:p>1668.914429</text:p>
              </table:table-cell>
              <table:table-cell office:value-type="float" office:value="1745.819092">
                <text:p>1745.8190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65.104492">
                <text:p>1665.104492</text:p>
              </table:table-cell>
              <table:table-cell office:value-type="float" office:value="1741.083984">
                <text:p>1741.083984</text:p>
              </table:table-cell>
              <table:table-cell office:value-type="float" office:value="1670.708252">
                <text:p>1670.708252</text:p>
              </table:table-cell>
              <table:table-cell office:value-type="float" office:value="1738.12146">
                <text:p>1738.121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5.728271">
                <text:p>1665.728271</text:p>
              </table:table-cell>
              <table:table-cell office:value-type="float" office:value="1740.17688">
                <text:p>1740.17688</text:p>
              </table:table-cell>
              <table:table-cell office:value-type="float" office:value="1675.871338">
                <text:p>1675.871338</text:p>
              </table:table-cell>
              <table:table-cell office:value-type="float" office:value="1736.751465">
                <text:p>1736.75146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2.254272">
                <text:p>1662.254272</text:p>
              </table:table-cell>
              <table:table-cell office:value-type="float" office:value="1738.01416">
                <text:p>1738.01416</text:p>
              </table:table-cell>
              <table:table-cell office:value-type="float" office:value="1671.943848">
                <text:p>1671.943848</text:p>
              </table:table-cell>
              <table:table-cell office:value-type="float" office:value="1732.647095">
                <text:p>1732.6470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9.026245">
                <text:p>1659.026245</text:p>
              </table:table-cell>
              <table:table-cell office:value-type="float" office:value="1747.65332">
                <text:p>1747.65332</text:p>
              </table:table-cell>
              <table:table-cell office:value-type="float" office:value="1668.491699">
                <text:p>1668.491699</text:p>
              </table:table-cell>
              <table:table-cell office:value-type="float" office:value="1741.785645">
                <text:p>1741.7856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2.088013">
                <text:p>1662.088013</text:p>
              </table:table-cell>
              <table:table-cell office:value-type="float" office:value="1743.83374">
                <text:p>1743.83374</text:p>
              </table:table-cell>
              <table:table-cell office:value-type="float" office:value="1671.827026">
                <text:p>1671.827026</text:p>
              </table:table-cell>
              <table:table-cell office:value-type="float" office:value="1739.291504">
                <text:p>1739.2915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62.670044">
                <text:p>1662.670044</text:p>
              </table:table-cell>
              <table:table-cell office:value-type="float" office:value="1747.744995">
                <text:p>1747.744995</text:p>
              </table:table-cell>
              <table:table-cell office:value-type="float" office:value="1667.423584">
                <text:p>1667.423584</text:p>
              </table:table-cell>
              <table:table-cell office:value-type="float" office:value="1744.238159">
                <text:p>1744.2381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62.045166">
                <text:p>1662.045166</text:p>
              </table:table-cell>
              <table:table-cell office:value-type="float" office:value="1742.842285">
                <text:p>1742.842285</text:p>
              </table:table-cell>
              <table:table-cell office:value-type="float" office:value="1667.561279">
                <text:p>1667.561279</text:p>
              </table:table-cell>
              <table:table-cell office:value-type="float" office:value="1741.532837">
                <text:p>1741.5328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62.649048">
                <text:p>1662.649048</text:p>
              </table:table-cell>
              <table:table-cell office:value-type="float" office:value="1741.007935">
                <text:p>1741.007935</text:p>
              </table:table-cell>
              <table:table-cell office:value-type="float" office:value="1669.933716">
                <text:p>1669.933716</text:p>
              </table:table-cell>
              <table:table-cell office:value-type="float" office:value="1735.496948">
                <text:p>1735.4969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62.234497">
                <text:p>1662.234497</text:p>
              </table:table-cell>
              <table:table-cell office:value-type="float" office:value="1740.361694">
                <text:p>1740.361694</text:p>
              </table:table-cell>
              <table:table-cell office:value-type="float" office:value="1671.724243">
                <text:p>1671.724243</text:p>
              </table:table-cell>
              <table:table-cell office:value-type="float" office:value="1738.386475">
                <text:p>1738.3864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64.901001">
                <text:p>1664.901001</text:p>
              </table:table-cell>
              <table:table-cell office:value-type="float" office:value="1749.558228">
                <text:p>1749.558228</text:p>
              </table:table-cell>
              <table:table-cell office:value-type="float" office:value="1673.032959">
                <text:p>1673.032959</text:p>
              </table:table-cell>
              <table:table-cell office:value-type="float" office:value="1745.023193">
                <text:p>1745.0231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66.537109">
                <text:p>1666.537109</text:p>
              </table:table-cell>
              <table:table-cell office:value-type="float" office:value="1736.660767">
                <text:p>1736.660767</text:p>
              </table:table-cell>
              <table:table-cell office:value-type="float" office:value="1674.129028">
                <text:p>1674.129028</text:p>
              </table:table-cell>
              <table:table-cell office:value-type="float" office:value="1736.21814">
                <text:p>1736.21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63.612549">
                <text:p>1663.612549</text:p>
              </table:table-cell>
              <table:table-cell office:value-type="float" office:value="1744.1427">
                <text:p>1744.1427</text:p>
              </table:table-cell>
              <table:table-cell office:value-type="float" office:value="1674.40686">
                <text:p>1674.40686</text:p>
              </table:table-cell>
              <table:table-cell office:value-type="float" office:value="1741.868896">
                <text:p>1741.8688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69.597534">
                <text:p>1669.597534</text:p>
              </table:table-cell>
              <table:table-cell office:value-type="float" office:value="1738.890869">
                <text:p>1738.890869</text:p>
              </table:table-cell>
              <table:table-cell office:value-type="float" office:value="1677.086792">
                <text:p>1677.086792</text:p>
              </table:table-cell>
              <table:table-cell office:value-type="float" office:value="1737.106812">
                <text:p>1737.1068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62.557129">
                <text:p>1662.557129</text:p>
              </table:table-cell>
              <table:table-cell office:value-type="float" office:value="1750.036865">
                <text:p>1750.036865</text:p>
              </table:table-cell>
              <table:table-cell office:value-type="float" office:value="1671.494141">
                <text:p>1671.494141</text:p>
              </table:table-cell>
              <table:table-cell office:value-type="float" office:value="1747.097778">
                <text:p>1747.0977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66.6073">
                <text:p>1666.6073</text:p>
              </table:table-cell>
              <table:table-cell office:value-type="float" office:value="1745.205322">
                <text:p>1745.205322</text:p>
              </table:table-cell>
              <table:table-cell office:value-type="float" office:value="1674.344971">
                <text:p>1674.344971</text:p>
              </table:table-cell>
              <table:table-cell office:value-type="float" office:value="1740.210571">
                <text:p>1740.2105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64.219849">
                <text:p>1664.219849</text:p>
              </table:table-cell>
              <table:table-cell office:value-type="float" office:value="1752.468872">
                <text:p>1752.468872</text:p>
              </table:table-cell>
              <table:table-cell office:value-type="float" office:value="1673.016235">
                <text:p>1673.016235</text:p>
              </table:table-cell>
              <table:table-cell office:value-type="float" office:value="1747.084717">
                <text:p>1747.0847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61.963867">
                <text:p>1661.963867</text:p>
              </table:table-cell>
              <table:table-cell office:value-type="float" office:value="1748.062988">
                <text:p>1748.062988</text:p>
              </table:table-cell>
              <table:table-cell office:value-type="float" office:value="1671.702271">
                <text:p>1671.702271</text:p>
              </table:table-cell>
              <table:table-cell office:value-type="float" office:value="1743.217285">
                <text:p>1743.2172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66.675537">
                <text:p>1666.675537</text:p>
              </table:table-cell>
              <table:table-cell office:value-type="float" office:value="1740.247925">
                <text:p>1740.247925</text:p>
              </table:table-cell>
              <table:table-cell office:value-type="float" office:value="1674.391235">
                <text:p>1674.391235</text:p>
              </table:table-cell>
              <table:table-cell office:value-type="float" office:value="1734.847412">
                <text:p>1734.8474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64.723999">
                <text:p>1664.723999</text:p>
              </table:table-cell>
              <table:table-cell office:value-type="float" office:value="1750.688843">
                <text:p>1750.688843</text:p>
              </table:table-cell>
              <table:table-cell office:value-type="float" office:value="1675.230225">
                <text:p>1675.230225</text:p>
              </table:table-cell>
              <table:table-cell office:value-type="float" office:value="1746.210693">
                <text:p>1746.2106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67.644653">
                <text:p>1667.644653</text:p>
              </table:table-cell>
              <table:table-cell office:value-type="float" office:value="1738.095703">
                <text:p>1738.095703</text:p>
              </table:table-cell>
              <table:table-cell office:value-type="float" office:value="1674.543335">
                <text:p>1674.543335</text:p>
              </table:table-cell>
              <table:table-cell office:value-type="float" office:value="1736.741333">
                <text:p>1736.741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62.548828">
                <text:p>1662.548828</text:p>
              </table:table-cell>
              <table:table-cell office:value-type="float" office:value="1732.159424">
                <text:p>1732.159424</text:p>
              </table:table-cell>
              <table:table-cell office:value-type="float" office:value="1673.195801">
                <text:p>1673.195801</text:p>
              </table:table-cell>
              <table:table-cell office:value-type="float" office:value="1725.022095">
                <text:p>1725.0220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47.914917">
                <text:p>1647.914917</text:p>
              </table:table-cell>
              <table:table-cell office:value-type="float" office:value="1732.874634">
                <text:p>1732.874634</text:p>
              </table:table-cell>
              <table:table-cell office:value-type="float" office:value="1652.603638">
                <text:p>1652.603638</text:p>
              </table:table-cell>
              <table:table-cell office:value-type="float" office:value="1735.18103">
                <text:p>1735.181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29.521729">
                <text:p>1629.521729</text:p>
              </table:table-cell>
              <table:table-cell office:value-type="float" office:value="1721.851562">
                <text:p>1721.851562</text:p>
              </table:table-cell>
              <table:table-cell office:value-type="float" office:value="1641.815186">
                <text:p>1641.815186</text:p>
              </table:table-cell>
              <table:table-cell office:value-type="float" office:value="1720.055298">
                <text:p>1720.0552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27.824707">
                <text:p>1627.824707</text:p>
              </table:table-cell>
              <table:table-cell office:value-type="float" office:value="1706.775635">
                <text:p>1706.775635</text:p>
              </table:table-cell>
              <table:table-cell office:value-type="float" office:value="1636.294189">
                <text:p>1636.294189</text:p>
              </table:table-cell>
              <table:table-cell office:value-type="float" office:value="1702.56189">
                <text:p>1702.561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16.90918">
                <text:p>1616.90918</text:p>
              </table:table-cell>
              <table:table-cell office:value-type="float" office:value="1698.019165">
                <text:p>1698.019165</text:p>
              </table:table-cell>
              <table:table-cell office:value-type="float" office:value="1630.459229">
                <text:p>1630.459229</text:p>
              </table:table-cell>
              <table:table-cell office:value-type="float" office:value="1690.038696">
                <text:p>1690.0386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17.337524">
                <text:p>1617.337524</text:p>
              </table:table-cell>
              <table:table-cell office:value-type="float" office:value="1682.888672">
                <text:p>1682.888672</text:p>
              </table:table-cell>
              <table:table-cell office:value-type="float" office:value="1614.296753">
                <text:p>1614.296753</text:p>
              </table:table-cell>
              <table:table-cell office:value-type="float" office:value="1682.182495">
                <text:p>1682.1824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08.921387">
                <text:p>1608.921387</text:p>
              </table:table-cell>
              <table:table-cell office:value-type="float" office:value="1674.145996">
                <text:p>1674.145996</text:p>
              </table:table-cell>
              <table:table-cell office:value-type="float" office:value="1616.992188">
                <text:p>1616.992188</text:p>
              </table:table-cell>
              <table:table-cell office:value-type="float" office:value="1673.616211">
                <text:p>1673.6162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02.286255">
                <text:p>1602.286255</text:p>
              </table:table-cell>
              <table:table-cell office:value-type="float" office:value="1666.600342">
                <text:p>1666.600342</text:p>
              </table:table-cell>
              <table:table-cell office:value-type="float" office:value="1612.3396">
                <text:p>1612.3396</text:p>
              </table:table-cell>
              <table:table-cell office:value-type="float" office:value="1662.200684">
                <text:p>1662.2006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96.981079">
                <text:p>1596.981079</text:p>
              </table:table-cell>
              <table:table-cell office:value-type="float" office:value="1660.960571">
                <text:p>1660.960571</text:p>
              </table:table-cell>
              <table:table-cell office:value-type="float" office:value="1603.828125">
                <text:p>1603.828125</text:p>
              </table:table-cell>
              <table:table-cell office:value-type="float" office:value="1660.659058">
                <text:p>1660.6590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90.762207">
                <text:p>1590.762207</text:p>
              </table:table-cell>
              <table:table-cell office:value-type="float" office:value="1657.269165">
                <text:p>1657.269165</text:p>
              </table:table-cell>
              <table:table-cell office:value-type="float" office:value="1599.333984">
                <text:p>1599.333984</text:p>
              </table:table-cell>
              <table:table-cell office:value-type="float" office:value="1650.086792">
                <text:p>1650.0867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95.466064">
                <text:p>1595.466064</text:p>
              </table:table-cell>
              <table:table-cell office:value-type="float" office:value="1637.822754">
                <text:p>1637.822754</text:p>
              </table:table-cell>
              <table:table-cell office:value-type="float" office:value="1597.399414">
                <text:p>1597.399414</text:p>
              </table:table-cell>
              <table:table-cell office:value-type="float" office:value="1640.972046">
                <text:p>1640.9720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90.162842">
                <text:p>1590.162842</text:p>
              </table:table-cell>
              <table:table-cell office:value-type="float" office:value="1635.21228">
                <text:p>1635.21228</text:p>
              </table:table-cell>
              <table:table-cell office:value-type="float" office:value="1595.592651">
                <text:p>1595.592651</text:p>
              </table:table-cell>
              <table:table-cell office:value-type="float" office:value="1634.434204">
                <text:p>1634.4342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82.392822">
                <text:p>1582.392822</text:p>
              </table:table-cell>
              <table:table-cell office:value-type="float" office:value="1635.786865">
                <text:p>1635.786865</text:p>
              </table:table-cell>
              <table:table-cell office:value-type="float" office:value="1589.800049">
                <text:p>1589.800049</text:p>
              </table:table-cell>
              <table:table-cell office:value-type="float" office:value="1629.943237">
                <text:p>1629.943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87.254639">
                <text:p>1587.254639</text:p>
              </table:table-cell>
              <table:table-cell office:value-type="float" office:value="1622.921265">
                <text:p>1622.921265</text:p>
              </table:table-cell>
              <table:table-cell office:value-type="float" office:value="1590.745605">
                <text:p>1590.745605</text:p>
              </table:table-cell>
              <table:table-cell office:value-type="float" office:value="1624.008667">
                <text:p>1624.008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82.083008">
                <text:p>1582.083008</text:p>
              </table:table-cell>
              <table:table-cell office:value-type="float" office:value="1619.659058">
                <text:p>1619.659058</text:p>
              </table:table-cell>
              <table:table-cell office:value-type="float" office:value="1588.305054">
                <text:p>1588.305054</text:p>
              </table:table-cell>
              <table:table-cell office:value-type="float" office:value="1621.172974">
                <text:p>1621.1729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80.026855">
                <text:p>1580.026855</text:p>
              </table:table-cell>
              <table:table-cell office:value-type="float" office:value="1614.715942">
                <text:p>1614.715942</text:p>
              </table:table-cell>
              <table:table-cell office:value-type="float" office:value="1585.159668">
                <text:p>1585.159668</text:p>
              </table:table-cell>
              <table:table-cell office:value-type="float" office:value="1614.65332">
                <text:p>1614.653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7.066162">
                <text:p>1577.066162</text:p>
              </table:table-cell>
              <table:table-cell office:value-type="float" office:value="1610.744751">
                <text:p>1610.744751</text:p>
              </table:table-cell>
              <table:table-cell office:value-type="float" office:value="1581.112793">
                <text:p>1581.112793</text:p>
              </table:table-cell>
              <table:table-cell office:value-type="float" office:value="1610.268921">
                <text:p>1610.2689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8.838989">
                <text:p>1578.838989</text:p>
              </table:table-cell>
              <table:table-cell office:value-type="float" office:value="1608.172241">
                <text:p>1608.172241</text:p>
              </table:table-cell>
              <table:table-cell office:value-type="float" office:value="1580.793213">
                <text:p>1580.793213</text:p>
              </table:table-cell>
              <table:table-cell office:value-type="float" office:value="1610.143188">
                <text:p>1610.1431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5.950928">
                <text:p>1575.950928</text:p>
              </table:table-cell>
              <table:table-cell office:value-type="float" office:value="1602.369751">
                <text:p>1602.369751</text:p>
              </table:table-cell>
              <table:table-cell office:value-type="float" office:value="1579.820679">
                <text:p>1579.820679</text:p>
              </table:table-cell>
              <table:table-cell office:value-type="float" office:value="1602.305176">
                <text:p>1602.3051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81.005981">
                <text:p>1581.005981</text:p>
              </table:table-cell>
              <table:table-cell office:value-type="float" office:value="1596.032837">
                <text:p>1596.032837</text:p>
              </table:table-cell>
              <table:table-cell office:value-type="float" office:value="1582.442261">
                <text:p>1582.442261</text:p>
              </table:table-cell>
              <table:table-cell office:value-type="float" office:value="1598.440796">
                <text:p>1598.4407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68.980225">
                <text:p>1568.980225</text:p>
              </table:table-cell>
              <table:table-cell office:value-type="float" office:value="1602.195435">
                <text:p>1602.195435</text:p>
              </table:table-cell>
              <table:table-cell office:value-type="float" office:value="1578.439331">
                <text:p>1578.439331</text:p>
              </table:table-cell>
              <table:table-cell office:value-type="float" office:value="1600.210205">
                <text:p>1600.2102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8.731445">
                <text:p>1568.731445</text:p>
              </table:table-cell>
              <table:table-cell office:value-type="float" office:value="1596.728027">
                <text:p>1596.728027</text:p>
              </table:table-cell>
              <table:table-cell office:value-type="float" office:value="1575.649048">
                <text:p>1575.649048</text:p>
              </table:table-cell>
              <table:table-cell office:value-type="float" office:value="1596.004272">
                <text:p>1596.0042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0.954468">
                <text:p>1570.954468</text:p>
              </table:table-cell>
              <table:table-cell office:value-type="float" office:value="1593.488403">
                <text:p>1593.488403</text:p>
              </table:table-cell>
              <table:table-cell office:value-type="float" office:value="1575.928467">
                <text:p>1575.928467</text:p>
              </table:table-cell>
              <table:table-cell office:value-type="float" office:value="1595.02417">
                <text:p>1595.024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0.215698">
                <text:p>1570.215698</text:p>
              </table:table-cell>
              <table:table-cell office:value-type="float" office:value="1590.17334">
                <text:p>1590.17334</text:p>
              </table:table-cell>
              <table:table-cell office:value-type="float" office:value="1575.734009">
                <text:p>1575.734009</text:p>
              </table:table-cell>
              <table:table-cell office:value-type="float" office:value="1590.494995">
                <text:p>1590.4949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68.950439">
                <text:p>1568.950439</text:p>
              </table:table-cell>
              <table:table-cell office:value-type="float" office:value="1588.606689">
                <text:p>1588.606689</text:p>
              </table:table-cell>
              <table:table-cell office:value-type="float" office:value="1571.988525">
                <text:p>1571.988525</text:p>
              </table:table-cell>
              <table:table-cell office:value-type="float" office:value="1591.983521">
                <text:p>1591.9835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69.059082">
                <text:p>1569.059082</text:p>
              </table:table-cell>
              <table:table-cell office:value-type="float" office:value="1582.6698">
                <text:p>1582.6698</text:p>
              </table:table-cell>
              <table:table-cell office:value-type="float" office:value="1571.827393">
                <text:p>1571.827393</text:p>
              </table:table-cell>
              <table:table-cell office:value-type="float" office:value="1584.9021">
                <text:p>1584.90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0.880493">
                <text:p>1570.880493</text:p>
              </table:table-cell>
              <table:table-cell office:value-type="float" office:value="1591.701172">
                <text:p>1591.701172</text:p>
              </table:table-cell>
              <table:table-cell office:value-type="float" office:value="1562.989624">
                <text:p>1562.989624</text:p>
              </table:table-cell>
              <table:table-cell office:value-type="float" office:value="1582.703857">
                <text:p>1582.7038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67.660522">
                <text:p>1567.660522</text:p>
              </table:table-cell>
              <table:table-cell office:value-type="float" office:value="1586.601562">
                <text:p>1586.601562</text:p>
              </table:table-cell>
              <table:table-cell office:value-type="float" office:value="1571.392334">
                <text:p>1571.392334</text:p>
              </table:table-cell>
              <table:table-cell office:value-type="float" office:value="1585.164917">
                <text:p>1585.1649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64.407959">
                <text:p>1564.407959</text:p>
              </table:table-cell>
              <table:table-cell office:value-type="float" office:value="1585.264282">
                <text:p>1585.264282</text:p>
              </table:table-cell>
              <table:table-cell office:value-type="float" office:value="1567.743652">
                <text:p>1567.743652</text:p>
              </table:table-cell>
              <table:table-cell office:value-type="float" office:value="1582.406494">
                <text:p>1582.4064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0.595825">
                <text:p>1570.595825</text:p>
              </table:table-cell>
              <table:table-cell office:value-type="float" office:value="1581.559082">
                <text:p>1581.559082</text:p>
              </table:table-cell>
              <table:table-cell office:value-type="float" office:value="1567.647461">
                <text:p>1567.647461</text:p>
              </table:table-cell>
              <table:table-cell office:value-type="float" office:value="1582.193604">
                <text:p>1582.1936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68.629272">
                <text:p>1568.629272</text:p>
              </table:table-cell>
              <table:table-cell office:value-type="float" office:value="1581.037598">
                <text:p>1581.037598</text:p>
              </table:table-cell>
              <table:table-cell office:value-type="float" office:value="1570.618042">
                <text:p>1570.618042</text:p>
              </table:table-cell>
              <table:table-cell office:value-type="float" office:value="1581.918701">
                <text:p>1581.9187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65.704712">
                <text:p>1565.704712</text:p>
              </table:table-cell>
              <table:table-cell office:value-type="float" office:value="1580.376831">
                <text:p>1580.376831</text:p>
              </table:table-cell>
              <table:table-cell office:value-type="float" office:value="1567.76416">
                <text:p>1567.76416</text:p>
              </table:table-cell>
              <table:table-cell office:value-type="float" office:value="1578.446289">
                <text:p>1578.4462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3.831787">
                <text:p>1563.831787</text:p>
              </table:table-cell>
              <table:table-cell office:value-type="float" office:value="1581.370972">
                <text:p>1581.370972</text:p>
              </table:table-cell>
              <table:table-cell office:value-type="float" office:value="1567.164307">
                <text:p>1567.164307</text:p>
              </table:table-cell>
              <table:table-cell office:value-type="float" office:value="1577.856079">
                <text:p>1577.8560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5.312744">
                <text:p>1565.312744</text:p>
              </table:table-cell>
              <table:table-cell office:value-type="float" office:value="1579.938721">
                <text:p>1579.938721</text:p>
              </table:table-cell>
              <table:table-cell office:value-type="float" office:value="1568.664307">
                <text:p>1568.664307</text:p>
              </table:table-cell>
              <table:table-cell office:value-type="float" office:value="1577.108398">
                <text:p>1577.1083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66.171509">
                <text:p>1566.171509</text:p>
              </table:table-cell>
              <table:table-cell office:value-type="float" office:value="1578.200195">
                <text:p>1578.200195</text:p>
              </table:table-cell>
              <table:table-cell office:value-type="float" office:value="1568.832886">
                <text:p>1568.832886</text:p>
              </table:table-cell>
              <table:table-cell office:value-type="float" office:value="1576.297119">
                <text:p>1576.2971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66.437622">
                <text:p>1566.437622</text:p>
              </table:table-cell>
              <table:table-cell office:value-type="float" office:value="1575.308228">
                <text:p>1575.308228</text:p>
              </table:table-cell>
              <table:table-cell office:value-type="float" office:value="1564.428955">
                <text:p>1564.428955</text:p>
              </table:table-cell>
              <table:table-cell office:value-type="float" office:value="1576.646118">
                <text:p>1576.6461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66.630737">
                <text:p>1566.630737</text:p>
              </table:table-cell>
              <table:table-cell office:value-type="float" office:value="1572.496338">
                <text:p>1572.496338</text:p>
              </table:table-cell>
              <table:table-cell office:value-type="float" office:value="1567.420776">
                <text:p>1567.420776</text:p>
              </table:table-cell>
              <table:table-cell office:value-type="float" office:value="1572.989868">
                <text:p>1572.9898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67.360352">
                <text:p>1567.360352</text:p>
              </table:table-cell>
              <table:table-cell office:value-type="float" office:value="1575.265625">
                <text:p>1575.265625</text:p>
              </table:table-cell>
              <table:table-cell office:value-type="float" office:value="1570.690063">
                <text:p>1570.690063</text:p>
              </table:table-cell>
              <table:table-cell office:value-type="float" office:value="1575.214355">
                <text:p>1575.2143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65.247925">
                <text:p>1565.247925</text:p>
              </table:table-cell>
              <table:table-cell office:value-type="float" office:value="1574.463257">
                <text:p>1574.463257</text:p>
              </table:table-cell>
              <table:table-cell office:value-type="float" office:value="1566.625366">
                <text:p>1566.625366</text:p>
              </table:table-cell>
              <table:table-cell office:value-type="float" office:value="1572.02124">
                <text:p>1572.021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60.902588">
                <text:p>1560.902588</text:p>
              </table:table-cell>
              <table:table-cell office:value-type="float" office:value="1573.697021">
                <text:p>1573.697021</text:p>
              </table:table-cell>
              <table:table-cell office:value-type="float" office:value="1562.64563">
                <text:p>1562.64563</text:p>
              </table:table-cell>
              <table:table-cell office:value-type="float" office:value="1572.34082">
                <text:p>1572.340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68.794922">
                <text:p>1568.794922</text:p>
              </table:table-cell>
              <table:table-cell office:value-type="float" office:value="1568.822388">
                <text:p>1568.822388</text:p>
              </table:table-cell>
              <table:table-cell office:value-type="float" office:value="1567.832275">
                <text:p>1567.832275</text:p>
              </table:table-cell>
              <table:table-cell office:value-type="float" office:value="1570.346313">
                <text:p>1570.3463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65.709961">
                <text:p>1565.709961</text:p>
              </table:table-cell>
              <table:table-cell office:value-type="float" office:value="1571.009277">
                <text:p>1571.009277</text:p>
              </table:table-cell>
              <table:table-cell office:value-type="float" office:value="1568.161743">
                <text:p>1568.161743</text:p>
              </table:table-cell>
              <table:table-cell office:value-type="float" office:value="1571.141968">
                <text:p>1571.1419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3.966187">
                <text:p>1533.966187</text:p>
              </table:table-cell>
              <table:table-cell office:value-type="float" office:value="1538.385254">
                <text:p>1538.385254</text:p>
              </table:table-cell>
              <table:table-cell office:value-type="float" office:value="1585.187012">
                <text:p>1585.187012</text:p>
              </table:table-cell>
              <table:table-cell office:value-type="float" office:value="1614.460205">
                <text:p>1614.4602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1.973755">
                <text:p>1531.973755</text:p>
              </table:table-cell>
              <table:table-cell office:value-type="float" office:value="1510.744751">
                <text:p>1510.744751</text:p>
              </table:table-cell>
              <table:table-cell office:value-type="float" office:value="1605.362427">
                <text:p>1605.362427</text:p>
              </table:table-cell>
              <table:table-cell office:value-type="float" office:value="1630.78894">
                <text:p>1630.788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41.942749">
                <text:p>1541.942749</text:p>
              </table:table-cell>
              <table:table-cell office:value-type="float" office:value="1520.923584">
                <text:p>1520.923584</text:p>
              </table:table-cell>
              <table:table-cell office:value-type="float" office:value="1621.408447">
                <text:p>1621.408447</text:p>
              </table:table-cell>
              <table:table-cell office:value-type="float" office:value="1642.102783">
                <text:p>1642.1027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35.856445">
                <text:p>1535.856445</text:p>
              </table:table-cell>
              <table:table-cell office:value-type="float" office:value="1549.2146">
                <text:p>1549.2146</text:p>
              </table:table-cell>
              <table:table-cell office:value-type="float" office:value="1628.530029">
                <text:p>1628.530029</text:p>
              </table:table-cell>
              <table:table-cell office:value-type="float" office:value="1623.841431">
                <text:p>1623.8414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3.472168">
                <text:p>1573.472168</text:p>
              </table:table-cell>
              <table:table-cell office:value-type="float" office:value="1577.366821">
                <text:p>1577.366821</text:p>
              </table:table-cell>
              <table:table-cell office:value-type="float" office:value="1620.581787">
                <text:p>1620.581787</text:p>
              </table:table-cell>
              <table:table-cell office:value-type="float" office:value="1655.552368">
                <text:p>1655.5523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68.851196">
                <text:p>1568.851196</text:p>
              </table:table-cell>
              <table:table-cell office:value-type="float" office:value="1569.033691">
                <text:p>1569.033691</text:p>
              </table:table-cell>
              <table:table-cell office:value-type="float" office:value="1623.734131">
                <text:p>1623.734131</text:p>
              </table:table-cell>
              <table:table-cell office:value-type="float" office:value="1667.67627">
                <text:p>1667.676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8.747192">
                <text:p>1578.747192</text:p>
              </table:table-cell>
              <table:table-cell office:value-type="float" office:value="1589.786377">
                <text:p>1589.786377</text:p>
              </table:table-cell>
              <table:table-cell office:value-type="float" office:value="1617.789429">
                <text:p>1617.789429</text:p>
              </table:table-cell>
              <table:table-cell office:value-type="float" office:value="1688.887695">
                <text:p>1688.8876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89.799438">
                <text:p>1589.799438</text:p>
              </table:table-cell>
              <table:table-cell office:value-type="float" office:value="1593.530518">
                <text:p>1593.530518</text:p>
              </table:table-cell>
              <table:table-cell office:value-type="float" office:value="1652.573853">
                <text:p>1652.573853</text:p>
              </table:table-cell>
              <table:table-cell office:value-type="float" office:value="1661.94397">
                <text:p>1661.943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03.969482">
                <text:p>1603.969482</text:p>
              </table:table-cell>
              <table:table-cell office:value-type="float" office:value="1625.722534">
                <text:p>1625.722534</text:p>
              </table:table-cell>
              <table:table-cell office:value-type="float" office:value="1655.957886">
                <text:p>1655.957886</text:p>
              </table:table-cell>
              <table:table-cell office:value-type="float" office:value="1696.723511">
                <text:p>1696.7235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13.404175">
                <text:p>1613.404175</text:p>
              </table:table-cell>
              <table:table-cell office:value-type="float" office:value="1651.730347">
                <text:p>1651.730347</text:p>
              </table:table-cell>
              <table:table-cell office:value-type="float" office:value="1649.862305">
                <text:p>1649.862305</text:p>
              </table:table-cell>
              <table:table-cell office:value-type="float" office:value="1708.164429">
                <text:p>1708.1644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63.317749">
                <text:p>1663.317749</text:p>
              </table:table-cell>
              <table:table-cell office:value-type="float" office:value="1692.122681">
                <text:p>1692.122681</text:p>
              </table:table-cell>
              <table:table-cell office:value-type="float" office:value="1638.664551">
                <text:p>1638.664551</text:p>
              </table:table-cell>
              <table:table-cell office:value-type="float" office:value="1687.447266">
                <text:p>1687.4472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8.731445">
                <text:p>1658.731445</text:p>
              </table:table-cell>
              <table:table-cell office:value-type="float" office:value="1698.728394">
                <text:p>1698.728394</text:p>
              </table:table-cell>
              <table:table-cell office:value-type="float" office:value="1637.745117">
                <text:p>1637.745117</text:p>
              </table:table-cell>
              <table:table-cell office:value-type="float" office:value="1698.480957">
                <text:p>1698.4809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3.927612">
                <text:p>1643.927612</text:p>
              </table:table-cell>
              <table:table-cell office:value-type="float" office:value="1714.532715">
                <text:p>1714.532715</text:p>
              </table:table-cell>
              <table:table-cell office:value-type="float" office:value="1647.3125">
                <text:p>1647.3125</text:p>
              </table:table-cell>
              <table:table-cell office:value-type="float" office:value="1709.46814">
                <text:p>1709.468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0.269287">
                <text:p>1640.269287</text:p>
              </table:table-cell>
              <table:table-cell office:value-type="float" office:value="1715.824463">
                <text:p>1715.824463</text:p>
              </table:table-cell>
              <table:table-cell office:value-type="float" office:value="1648.302979">
                <text:p>1648.302979</text:p>
              </table:table-cell>
              <table:table-cell office:value-type="float" office:value="1702.521973">
                <text:p>1702.5219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396118">
                <text:p>1636.396118</text:p>
              </table:table-cell>
              <table:table-cell office:value-type="float" office:value="1700.911499">
                <text:p>1700.911499</text:p>
              </table:table-cell>
              <table:table-cell office:value-type="float" office:value="1637.22876">
                <text:p>1637.22876</text:p>
              </table:table-cell>
              <table:table-cell office:value-type="float" office:value="1698.539307">
                <text:p>1698.5393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20.483276">
                <text:p>1620.483276</text:p>
              </table:table-cell>
              <table:table-cell office:value-type="float" office:value="1710.193848">
                <text:p>1710.193848</text:p>
              </table:table-cell>
              <table:table-cell office:value-type="float" office:value="1630.555054">
                <text:p>1630.555054</text:p>
              </table:table-cell>
              <table:table-cell office:value-type="float" office:value="1706.855103">
                <text:p>1706.8551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32.524902">
                <text:p>1632.524902</text:p>
              </table:table-cell>
              <table:table-cell office:value-type="float" office:value="1696.250244">
                <text:p>1696.250244</text:p>
              </table:table-cell>
              <table:table-cell office:value-type="float" office:value="1639.948486">
                <text:p>1639.948486</text:p>
              </table:table-cell>
              <table:table-cell office:value-type="float" office:value="1686.044678">
                <text:p>1686.0446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34.82019">
                <text:p>1634.82019</text:p>
              </table:table-cell>
              <table:table-cell office:value-type="float" office:value="1704.714844">
                <text:p>1704.714844</text:p>
              </table:table-cell>
              <table:table-cell office:value-type="float" office:value="1642.548828">
                <text:p>1642.548828</text:p>
              </table:table-cell>
              <table:table-cell office:value-type="float" office:value="1698.645264">
                <text:p>1698.6452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36.857666">
                <text:p>1636.857666</text:p>
              </table:table-cell>
              <table:table-cell office:value-type="float" office:value="1700.989624">
                <text:p>1700.989624</text:p>
              </table:table-cell>
              <table:table-cell office:value-type="float" office:value="1638.806519">
                <text:p>1638.806519</text:p>
              </table:table-cell>
              <table:table-cell office:value-type="float" office:value="1694.379517">
                <text:p>1694.3795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38.123779">
                <text:p>1638.123779</text:p>
              </table:table-cell>
              <table:table-cell office:value-type="float" office:value="1694.249023">
                <text:p>1694.249023</text:p>
              </table:table-cell>
              <table:table-cell office:value-type="float" office:value="1647.340332">
                <text:p>1647.340332</text:p>
              </table:table-cell>
              <table:table-cell office:value-type="float" office:value="1689.20166">
                <text:p>1689.20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37.832031">
                <text:p>1637.832031</text:p>
              </table:table-cell>
              <table:table-cell office:value-type="float" office:value="1696.085571">
                <text:p>1696.085571</text:p>
              </table:table-cell>
              <table:table-cell office:value-type="float" office:value="1645.334106">
                <text:p>1645.334106</text:p>
              </table:table-cell>
              <table:table-cell office:value-type="float" office:value="1693.879272">
                <text:p>1693.8792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34.478638">
                <text:p>1634.478638</text:p>
              </table:table-cell>
              <table:table-cell office:value-type="float" office:value="1700.270264">
                <text:p>1700.270264</text:p>
              </table:table-cell>
              <table:table-cell office:value-type="float" office:value="1642.704834">
                <text:p>1642.704834</text:p>
              </table:table-cell>
              <table:table-cell office:value-type="float" office:value="1694.721924">
                <text:p>1694.7219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36.063721">
                <text:p>1636.063721</text:p>
              </table:table-cell>
              <table:table-cell office:value-type="float" office:value="1695.327148">
                <text:p>1695.327148</text:p>
              </table:table-cell>
              <table:table-cell office:value-type="float" office:value="1645.26001">
                <text:p>1645.26001</text:p>
              </table:table-cell>
              <table:table-cell office:value-type="float" office:value="1692.674805">
                <text:p>1692.674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37.559814">
                <text:p>1637.559814</text:p>
              </table:table-cell>
              <table:table-cell office:value-type="float" office:value="1701.390381">
                <text:p>1701.390381</text:p>
              </table:table-cell>
              <table:table-cell office:value-type="float" office:value="1642.976562">
                <text:p>1642.976562</text:p>
              </table:table-cell>
              <table:table-cell office:value-type="float" office:value="1698.493896">
                <text:p>1698.4938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38.833008">
                <text:p>1638.833008</text:p>
              </table:table-cell>
              <table:table-cell office:value-type="float" office:value="1697.995117">
                <text:p>1697.995117</text:p>
              </table:table-cell>
              <table:table-cell office:value-type="float" office:value="1647.170166">
                <text:p>1647.170166</text:p>
              </table:table-cell>
              <table:table-cell office:value-type="float" office:value="1692.857056">
                <text:p>1692.8570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31.041748">
                <text:p>1631.041748</text:p>
              </table:table-cell>
              <table:table-cell office:value-type="float" office:value="1713.335938">
                <text:p>1713.335938</text:p>
              </table:table-cell>
              <table:table-cell office:value-type="float" office:value="1639.311401">
                <text:p>1639.311401</text:p>
              </table:table-cell>
              <table:table-cell office:value-type="float" office:value="1706.3396">
                <text:p>1706.33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39.668579">
                <text:p>1639.668579</text:p>
              </table:table-cell>
              <table:table-cell office:value-type="float" office:value="1699.369873">
                <text:p>1699.369873</text:p>
              </table:table-cell>
              <table:table-cell office:value-type="float" office:value="1647.912964">
                <text:p>1647.912964</text:p>
              </table:table-cell>
              <table:table-cell office:value-type="float" office:value="1695.54126">
                <text:p>1695.541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41.496704">
                <text:p>1641.496704</text:p>
              </table:table-cell>
              <table:table-cell office:value-type="float" office:value="1701.704224">
                <text:p>1701.704224</text:p>
              </table:table-cell>
              <table:table-cell office:value-type="float" office:value="1649.189209">
                <text:p>1649.189209</text:p>
              </table:table-cell>
              <table:table-cell office:value-type="float" office:value="1698.56543">
                <text:p>1698.565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38.296875">
                <text:p>1638.296875</text:p>
              </table:table-cell>
              <table:table-cell office:value-type="float" office:value="1705.077026">
                <text:p>1705.077026</text:p>
              </table:table-cell>
              <table:table-cell office:value-type="float" office:value="1645.995972">
                <text:p>1645.995972</text:p>
              </table:table-cell>
              <table:table-cell office:value-type="float" office:value="1702.394653">
                <text:p>1702.3946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0.819458">
                <text:p>1640.819458</text:p>
              </table:table-cell>
              <table:table-cell office:value-type="float" office:value="1706.258667">
                <text:p>1706.258667</text:p>
              </table:table-cell>
              <table:table-cell office:value-type="float" office:value="1647.349487">
                <text:p>1647.349487</text:p>
              </table:table-cell>
              <table:table-cell office:value-type="float" office:value="1701.385864">
                <text:p>1701.3858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38.156982">
                <text:p>1638.156982</text:p>
              </table:table-cell>
              <table:table-cell office:value-type="float" office:value="1711.699585">
                <text:p>1711.699585</text:p>
              </table:table-cell>
              <table:table-cell office:value-type="float" office:value="1642.550049">
                <text:p>1642.550049</text:p>
              </table:table-cell>
              <table:table-cell office:value-type="float" office:value="1709.653809">
                <text:p>1709.6538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45.644165">
                <text:p>1645.644165</text:p>
              </table:table-cell>
              <table:table-cell office:value-type="float" office:value="1698.85144">
                <text:p>1698.85144</text:p>
              </table:table-cell>
              <table:table-cell office:value-type="float" office:value="1651.355103">
                <text:p>1651.355103</text:p>
              </table:table-cell>
              <table:table-cell office:value-type="float" office:value="1698.473999">
                <text:p>1698.473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38.181641">
                <text:p>1638.181641</text:p>
              </table:table-cell>
              <table:table-cell office:value-type="float" office:value="1715.432861">
                <text:p>1715.432861</text:p>
              </table:table-cell>
              <table:table-cell office:value-type="float" office:value="1644.870605">
                <text:p>1644.870605</text:p>
              </table:table-cell>
              <table:table-cell office:value-type="float" office:value="1713.507568">
                <text:p>1713.5075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38.503296">
                <text:p>1638.503296</text:p>
              </table:table-cell>
              <table:table-cell office:value-type="float" office:value="1718.650635">
                <text:p>1718.650635</text:p>
              </table:table-cell>
              <table:table-cell office:value-type="float" office:value="1646.44812">
                <text:p>1646.44812</text:p>
              </table:table-cell>
              <table:table-cell office:value-type="float" office:value="1713.830688">
                <text:p>1713.8306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43.509033">
                <text:p>1643.509033</text:p>
              </table:table-cell>
              <table:table-cell office:value-type="float" office:value="1704.197388">
                <text:p>1704.197388</text:p>
              </table:table-cell>
              <table:table-cell office:value-type="float" office:value="1652.127319">
                <text:p>1652.127319</text:p>
              </table:table-cell>
              <table:table-cell office:value-type="float" office:value="1701.405029">
                <text:p>1701.4050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40.652344">
                <text:p>1640.652344</text:p>
              </table:table-cell>
              <table:table-cell office:value-type="float" office:value="1711.428589">
                <text:p>1711.428589</text:p>
              </table:table-cell>
              <table:table-cell office:value-type="float" office:value="1643.840942">
                <text:p>1643.840942</text:p>
              </table:table-cell>
              <table:table-cell office:value-type="float" office:value="1710.059204">
                <text:p>1710.0592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1.958862">
                <text:p>1641.958862</text:p>
              </table:table-cell>
              <table:table-cell office:value-type="float" office:value="1707.29541">
                <text:p>1707.29541</text:p>
              </table:table-cell>
              <table:table-cell office:value-type="float" office:value="1649.38562">
                <text:p>1649.38562</text:p>
              </table:table-cell>
              <table:table-cell office:value-type="float" office:value="1706.352539">
                <text:p>1706.3525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38.215454">
                <text:p>1638.215454</text:p>
              </table:table-cell>
              <table:table-cell office:value-type="float" office:value="1713.799805">
                <text:p>1713.799805</text:p>
              </table:table-cell>
              <table:table-cell office:value-type="float" office:value="1646.683105">
                <text:p>1646.683105</text:p>
              </table:table-cell>
              <table:table-cell office:value-type="float" office:value="1709.770264">
                <text:p>1709.7702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44.942627">
                <text:p>1644.942627</text:p>
              </table:table-cell>
              <table:table-cell office:value-type="float" office:value="1707.79126">
                <text:p>1707.79126</text:p>
              </table:table-cell>
              <table:table-cell office:value-type="float" office:value="1649.406738">
                <text:p>1649.406738</text:p>
              </table:table-cell>
              <table:table-cell office:value-type="float" office:value="1709.081909">
                <text:p>1709.0819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39.668945">
                <text:p>1639.668945</text:p>
              </table:table-cell>
              <table:table-cell office:value-type="float" office:value="1715.756836">
                <text:p>1715.756836</text:p>
              </table:table-cell>
              <table:table-cell office:value-type="float" office:value="1644.624268">
                <text:p>1644.624268</text:p>
              </table:table-cell>
              <table:table-cell office:value-type="float" office:value="1715.70813">
                <text:p>1715.708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44.036011">
                <text:p>1644.036011</text:p>
              </table:table-cell>
              <table:table-cell office:value-type="float" office:value="1706.088501">
                <text:p>1706.088501</text:p>
              </table:table-cell>
              <table:table-cell office:value-type="float" office:value="1652.864624">
                <text:p>1652.864624</text:p>
              </table:table-cell>
              <table:table-cell office:value-type="float" office:value="1703.637695">
                <text:p>1703.6376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41.779297">
                <text:p>1641.779297</text:p>
              </table:table-cell>
              <table:table-cell office:value-type="float" office:value="1719.578369">
                <text:p>1719.578369</text:p>
              </table:table-cell>
              <table:table-cell office:value-type="float" office:value="1647.069214">
                <text:p>1647.069214</text:p>
              </table:table-cell>
              <table:table-cell office:value-type="float" office:value="1715.720459">
                <text:p>1715.7204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49.324463">
                <text:p>1649.324463</text:p>
              </table:table-cell>
              <table:table-cell office:value-type="float" office:value="1708.653809">
                <text:p>1708.653809</text:p>
              </table:table-cell>
              <table:table-cell office:value-type="float" office:value="1655.736328">
                <text:p>1655.736328</text:p>
              </table:table-cell>
              <table:table-cell office:value-type="float" office:value="1706.541016">
                <text:p>1706.5410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41.9375">
                <text:p>1641.9375</text:p>
              </table:table-cell>
              <table:table-cell office:value-type="float" office:value="1717.990479">
                <text:p>1717.990479</text:p>
              </table:table-cell>
              <table:table-cell office:value-type="float" office:value="1647.904419">
                <text:p>1647.904419</text:p>
              </table:table-cell>
              <table:table-cell office:value-type="float" office:value="1714.153687">
                <text:p>1714.1536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43.056763">
                <text:p>1643.056763</text:p>
              </table:table-cell>
              <table:table-cell office:value-type="float" office:value="1709.772461">
                <text:p>1709.772461</text:p>
              </table:table-cell>
              <table:table-cell office:value-type="float" office:value="1650.463745">
                <text:p>1650.463745</text:p>
              </table:table-cell>
              <table:table-cell office:value-type="float" office:value="1710.144287">
                <text:p>1710.1442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46.522217">
                <text:p>1646.522217</text:p>
              </table:table-cell>
              <table:table-cell office:value-type="float" office:value="1718.108643">
                <text:p>1718.108643</text:p>
              </table:table-cell>
              <table:table-cell office:value-type="float" office:value="1651.221924">
                <text:p>1651.221924</text:p>
              </table:table-cell>
              <table:table-cell office:value-type="float" office:value="1713.68042">
                <text:p>1713.680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44.394653">
                <text:p>1644.394653</text:p>
              </table:table-cell>
              <table:table-cell office:value-type="float" office:value="1710.838867">
                <text:p>1710.838867</text:p>
              </table:table-cell>
              <table:table-cell office:value-type="float" office:value="1651.221191">
                <text:p>1651.221191</text:p>
              </table:table-cell>
              <table:table-cell office:value-type="float" office:value="1707.801514">
                <text:p>1707.801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42.933228">
                <text:p>1642.933228</text:p>
              </table:table-cell>
              <table:table-cell office:value-type="float" office:value="1719.981079">
                <text:p>1719.981079</text:p>
              </table:table-cell>
              <table:table-cell office:value-type="float" office:value="1648.996582">
                <text:p>1648.996582</text:p>
              </table:table-cell>
              <table:table-cell office:value-type="float" office:value="1713.603149">
                <text:p>1713.6031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46.296997">
                <text:p>1646.296997</text:p>
              </table:table-cell>
              <table:table-cell office:value-type="float" office:value="1711.144653">
                <text:p>1711.144653</text:p>
              </table:table-cell>
              <table:table-cell office:value-type="float" office:value="1652.002075">
                <text:p>1652.002075</text:p>
              </table:table-cell>
              <table:table-cell office:value-type="float" office:value="1707.56543">
                <text:p>1707.565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46.394531">
                <text:p>1646.394531</text:p>
              </table:table-cell>
              <table:table-cell office:value-type="float" office:value="1720.756958">
                <text:p>1720.756958</text:p>
              </table:table-cell>
              <table:table-cell office:value-type="float" office:value="1654.531616">
                <text:p>1654.531616</text:p>
              </table:table-cell>
              <table:table-cell office:value-type="float" office:value="1716.873779">
                <text:p>1716.8737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5.165649">
                <text:p>1645.165649</text:p>
              </table:table-cell>
              <table:table-cell office:value-type="float" office:value="1724.304443">
                <text:p>1724.304443</text:p>
              </table:table-cell>
              <table:table-cell office:value-type="float" office:value="1654.192871">
                <text:p>1654.192871</text:p>
              </table:table-cell>
              <table:table-cell office:value-type="float" office:value="1716.269775">
                <text:p>1716.2697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45.314941">
                <text:p>1645.314941</text:p>
              </table:table-cell>
              <table:table-cell office:value-type="float" office:value="1723.519653">
                <text:p>1723.519653</text:p>
              </table:table-cell>
              <table:table-cell office:value-type="float" office:value="1653.192383">
                <text:p>1653.192383</text:p>
              </table:table-cell>
              <table:table-cell office:value-type="float" office:value="1719.173462">
                <text:p>1719.1734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48.212891">
                <text:p>1648.212891</text:p>
              </table:table-cell>
              <table:table-cell office:value-type="float" office:value="1720.578003">
                <text:p>1720.578003</text:p>
              </table:table-cell>
              <table:table-cell office:value-type="float" office:value="1656.256836">
                <text:p>1656.256836</text:p>
              </table:table-cell>
              <table:table-cell office:value-type="float" office:value="1716.402954">
                <text:p>1716.4029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4.849121">
                <text:p>1644.849121</text:p>
              </table:table-cell>
              <table:table-cell office:value-type="float" office:value="1722.870239">
                <text:p>1722.870239</text:p>
              </table:table-cell>
              <table:table-cell office:value-type="float" office:value="1656.729248">
                <text:p>1656.729248</text:p>
              </table:table-cell>
              <table:table-cell office:value-type="float" office:value="1720.173218">
                <text:p>1720.1732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0.526489">
                <text:p>1650.526489</text:p>
              </table:table-cell>
              <table:table-cell office:value-type="float" office:value="1714.007324">
                <text:p>1714.007324</text:p>
              </table:table-cell>
              <table:table-cell office:value-type="float" office:value="1658.016846">
                <text:p>1658.016846</text:p>
              </table:table-cell>
              <table:table-cell office:value-type="float" office:value="1709.843506">
                <text:p>1709.8435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49.379028">
                <text:p>1649.379028</text:p>
              </table:table-cell>
              <table:table-cell office:value-type="float" office:value="1724.561035">
                <text:p>1724.561035</text:p>
              </table:table-cell>
              <table:table-cell office:value-type="float" office:value="1657.521729">
                <text:p>1657.521729</text:p>
              </table:table-cell>
              <table:table-cell office:value-type="float" office:value="1724.414185">
                <text:p>1724.4141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0.006592">
                <text:p>1650.006592</text:p>
              </table:table-cell>
              <table:table-cell office:value-type="float" office:value="1720.54834">
                <text:p>1720.54834</text:p>
              </table:table-cell>
              <table:table-cell office:value-type="float" office:value="1657.511475">
                <text:p>1657.511475</text:p>
              </table:table-cell>
              <table:table-cell office:value-type="float" office:value="1713.872192">
                <text:p>1713.8721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48.049561">
                <text:p>1648.049561</text:p>
              </table:table-cell>
              <table:table-cell office:value-type="float" office:value="1727.442139">
                <text:p>1727.442139</text:p>
              </table:table-cell>
              <table:table-cell office:value-type="float" office:value="1655.30481">
                <text:p>1655.30481</text:p>
              </table:table-cell>
              <table:table-cell office:value-type="float" office:value="1723.363525">
                <text:p>1723.3635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49.481934">
                <text:p>1649.481934</text:p>
              </table:table-cell>
              <table:table-cell office:value-type="float" office:value="1726.34668">
                <text:p>1726.34668</text:p>
              </table:table-cell>
              <table:table-cell office:value-type="float" office:value="1657.469727">
                <text:p>1657.469727</text:p>
              </table:table-cell>
              <table:table-cell office:value-type="float" office:value="1725.609131">
                <text:p>1725.6091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2.499756">
                <text:p>1652.499756</text:p>
              </table:table-cell>
              <table:table-cell office:value-type="float" office:value="1722.246338">
                <text:p>1722.246338</text:p>
              </table:table-cell>
              <table:table-cell office:value-type="float" office:value="1660.798584">
                <text:p>1660.798584</text:p>
              </table:table-cell>
              <table:table-cell office:value-type="float" office:value="1718.018433">
                <text:p>1718.0184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49.272827">
                <text:p>1649.272827</text:p>
              </table:table-cell>
              <table:table-cell office:value-type="float" office:value="1724.001587">
                <text:p>1724.001587</text:p>
              </table:table-cell>
              <table:table-cell office:value-type="float" office:value="1658.903442">
                <text:p>1658.903442</text:p>
              </table:table-cell>
              <table:table-cell office:value-type="float" office:value="1721.506226">
                <text:p>1721.5062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3.695923">
                <text:p>1653.695923</text:p>
              </table:table-cell>
              <table:table-cell office:value-type="float" office:value="1723.734863">
                <text:p>1723.734863</text:p>
              </table:table-cell>
              <table:table-cell office:value-type="float" office:value="1659.580322">
                <text:p>1659.580322</text:p>
              </table:table-cell>
              <table:table-cell office:value-type="float" office:value="1721.2854">
                <text:p>1721.28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48.167603">
                <text:p>1648.167603</text:p>
              </table:table-cell>
              <table:table-cell office:value-type="float" office:value="1732.782349">
                <text:p>1732.782349</text:p>
              </table:table-cell>
              <table:table-cell office:value-type="float" office:value="1656.6604">
                <text:p>1656.6604</text:p>
              </table:table-cell>
              <table:table-cell office:value-type="float" office:value="1727.063721">
                <text:p>1727.0637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48.205566">
                <text:p>1648.205566</text:p>
              </table:table-cell>
              <table:table-cell office:value-type="float" office:value="1727.720947">
                <text:p>1727.720947</text:p>
              </table:table-cell>
              <table:table-cell office:value-type="float" office:value="1657.36499">
                <text:p>1657.36499</text:p>
              </table:table-cell>
              <table:table-cell office:value-type="float" office:value="1724.11084">
                <text:p>1724.110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0.636841">
                <text:p>1650.636841</text:p>
              </table:table-cell>
              <table:table-cell office:value-type="float" office:value="1734.62854">
                <text:p>1734.62854</text:p>
              </table:table-cell>
              <table:table-cell office:value-type="float" office:value="1656.025879">
                <text:p>1656.025879</text:p>
              </table:table-cell>
              <table:table-cell office:value-type="float" office:value="1730.331665">
                <text:p>1730.3316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47.827637">
                <text:p>1647.827637</text:p>
              </table:table-cell>
              <table:table-cell office:value-type="float" office:value="1729.749512">
                <text:p>1729.749512</text:p>
              </table:table-cell>
              <table:table-cell office:value-type="float" office:value="1656.328125">
                <text:p>1656.328125</text:p>
              </table:table-cell>
              <table:table-cell office:value-type="float" office:value="1726.496582">
                <text:p>1726.4965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3.361816">
                <text:p>1653.361816</text:p>
              </table:table-cell>
              <table:table-cell office:value-type="float" office:value="1723.473999">
                <text:p>1723.473999</text:p>
              </table:table-cell>
              <table:table-cell office:value-type="float" office:value="1660.630371">
                <text:p>1660.630371</text:p>
              </table:table-cell>
              <table:table-cell office:value-type="float" office:value="1720.910889">
                <text:p>1720.910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0.429321">
                <text:p>1650.429321</text:p>
              </table:table-cell>
              <table:table-cell office:value-type="float" office:value="1726.219727">
                <text:p>1726.219727</text:p>
              </table:table-cell>
              <table:table-cell office:value-type="float" office:value="1661.565674">
                <text:p>1661.565674</text:p>
              </table:table-cell>
              <table:table-cell office:value-type="float" office:value="1722.112305">
                <text:p>1722.1123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6.812012">
                <text:p>1656.812012</text:p>
              </table:table-cell>
              <table:table-cell office:value-type="float" office:value="1724.878174">
                <text:p>1724.878174</text:p>
              </table:table-cell>
              <table:table-cell office:value-type="float" office:value="1664.055298">
                <text:p>1664.055298</text:p>
              </table:table-cell>
              <table:table-cell office:value-type="float" office:value="1721.554688">
                <text:p>1721.5546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49.921143">
                <text:p>1649.921143</text:p>
              </table:table-cell>
              <table:table-cell office:value-type="float" office:value="1735.419678">
                <text:p>1735.419678</text:p>
              </table:table-cell>
              <table:table-cell office:value-type="float" office:value="1658.181152">
                <text:p>1658.181152</text:p>
              </table:table-cell>
              <table:table-cell office:value-type="float" office:value="1730.262939">
                <text:p>1730.2629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2.085815">
                <text:p>1652.085815</text:p>
              </table:table-cell>
              <table:table-cell office:value-type="float" office:value="1733.072632">
                <text:p>1733.072632</text:p>
              </table:table-cell>
              <table:table-cell office:value-type="float" office:value="1661.526245">
                <text:p>1661.526245</text:p>
              </table:table-cell>
              <table:table-cell office:value-type="float" office:value="1728.106323">
                <text:p>1728.1063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9.141602">
                <text:p>1659.141602</text:p>
              </table:table-cell>
              <table:table-cell office:value-type="float" office:value="1724.876221">
                <text:p>1724.876221</text:p>
              </table:table-cell>
              <table:table-cell office:value-type="float" office:value="1666.511719">
                <text:p>1666.511719</text:p>
              </table:table-cell>
              <table:table-cell office:value-type="float" office:value="1723.982666">
                <text:p>1723.9826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1.087158">
                <text:p>1651.087158</text:p>
              </table:table-cell>
              <table:table-cell office:value-type="float" office:value="1735.769287">
                <text:p>1735.769287</text:p>
              </table:table-cell>
              <table:table-cell office:value-type="float" office:value="1660.912598">
                <text:p>1660.912598</text:p>
              </table:table-cell>
              <table:table-cell office:value-type="float" office:value="1733.445557">
                <text:p>1733.4455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6.265137">
                <text:p>1656.265137</text:p>
              </table:table-cell>
              <table:table-cell office:value-type="float" office:value="1729.355469">
                <text:p>1729.355469</text:p>
              </table:table-cell>
              <table:table-cell office:value-type="float" office:value="1665.268799">
                <text:p>1665.268799</text:p>
              </table:table-cell>
              <table:table-cell office:value-type="float" office:value="1726.130981">
                <text:p>1726.1309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6.541992">
                <text:p>1656.541992</text:p>
              </table:table-cell>
              <table:table-cell office:value-type="float" office:value="1725.930298">
                <text:p>1725.930298</text:p>
              </table:table-cell>
              <table:table-cell office:value-type="float" office:value="1664.924927">
                <text:p>1664.924927</text:p>
              </table:table-cell>
              <table:table-cell office:value-type="float" office:value="1722.22168">
                <text:p>1722.221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7.24353">
                <text:p>1657.24353</text:p>
              </table:table-cell>
              <table:table-cell office:value-type="float" office:value="1726.052856">
                <text:p>1726.052856</text:p>
              </table:table-cell>
              <table:table-cell office:value-type="float" office:value="1665.57666">
                <text:p>1665.57666</text:p>
              </table:table-cell>
              <table:table-cell office:value-type="float" office:value="1723.468018">
                <text:p>1723.4680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7.704102">
                <text:p>1657.704102</text:p>
              </table:table-cell>
              <table:table-cell office:value-type="float" office:value="1738.055176">
                <text:p>1738.055176</text:p>
              </table:table-cell>
              <table:table-cell office:value-type="float" office:value="1665.98999">
                <text:p>1665.98999</text:p>
              </table:table-cell>
              <table:table-cell office:value-type="float" office:value="1730.716919">
                <text:p>1730.7169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8.675049">
                <text:p>1658.675049</text:p>
              </table:table-cell>
              <table:table-cell office:value-type="float" office:value="1728.721802">
                <text:p>1728.721802</text:p>
              </table:table-cell>
              <table:table-cell office:value-type="float" office:value="1664.731934">
                <text:p>1664.731934</text:p>
              </table:table-cell>
              <table:table-cell office:value-type="float" office:value="1723.61377">
                <text:p>1723.613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2.748413">
                <text:p>1652.748413</text:p>
              </table:table-cell>
              <table:table-cell office:value-type="float" office:value="1742.438354">
                <text:p>1742.438354</text:p>
              </table:table-cell>
              <table:table-cell office:value-type="float" office:value="1663.831055">
                <text:p>1663.831055</text:p>
              </table:table-cell>
              <table:table-cell office:value-type="float" office:value="1735.409424">
                <text:p>1735.4094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60.811646">
                <text:p>1660.811646</text:p>
              </table:table-cell>
              <table:table-cell office:value-type="float" office:value="1731.140503">
                <text:p>1731.140503</text:p>
              </table:table-cell>
              <table:table-cell office:value-type="float" office:value="1668.882812">
                <text:p>1668.882812</text:p>
              </table:table-cell>
              <table:table-cell office:value-type="float" office:value="1731.17749">
                <text:p>1731.177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024292">
                <text:p>1657.024292</text:p>
              </table:table-cell>
              <table:table-cell office:value-type="float" office:value="1740.938232">
                <text:p>1740.938232</text:p>
              </table:table-cell>
              <table:table-cell office:value-type="float" office:value="1663.662964">
                <text:p>1663.662964</text:p>
              </table:table-cell>
              <table:table-cell office:value-type="float" office:value="1740.276245">
                <text:p>1740.2762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60.851807">
                <text:p>1660.851807</text:p>
              </table:table-cell>
              <table:table-cell office:value-type="float" office:value="1733.297607">
                <text:p>1733.297607</text:p>
              </table:table-cell>
              <table:table-cell office:value-type="float" office:value="1672.256104">
                <text:p>1672.256104</text:p>
              </table:table-cell>
              <table:table-cell office:value-type="float" office:value="1727.148438">
                <text:p>1727.1484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6.575684">
                <text:p>1656.575684</text:p>
              </table:table-cell>
              <table:table-cell office:value-type="float" office:value="1744.180786">
                <text:p>1744.180786</text:p>
              </table:table-cell>
              <table:table-cell office:value-type="float" office:value="1664.676636">
                <text:p>1664.676636</text:p>
              </table:table-cell>
              <table:table-cell office:value-type="float" office:value="1740.185181">
                <text:p>1740.1851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9.160522">
                <text:p>1659.160522</text:p>
              </table:table-cell>
              <table:table-cell office:value-type="float" office:value="1733.196899">
                <text:p>1733.196899</text:p>
              </table:table-cell>
              <table:table-cell office:value-type="float" office:value="1667.204712">
                <text:p>1667.204712</text:p>
              </table:table-cell>
              <table:table-cell office:value-type="float" office:value="1730.102173">
                <text:p>1730.1021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58.974609">
                <text:p>1658.974609</text:p>
              </table:table-cell>
              <table:table-cell office:value-type="float" office:value="1744.066162">
                <text:p>1744.066162</text:p>
              </table:table-cell>
              <table:table-cell office:value-type="float" office:value="1669.189697">
                <text:p>1669.189697</text:p>
              </table:table-cell>
              <table:table-cell office:value-type="float" office:value="1738.687622">
                <text:p>1738.6876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9.464844">
                <text:p>1659.464844</text:p>
              </table:table-cell>
              <table:table-cell office:value-type="float" office:value="1738.63623">
                <text:p>1738.63623</text:p>
              </table:table-cell>
              <table:table-cell office:value-type="float" office:value="1667.618164">
                <text:p>1667.618164</text:p>
              </table:table-cell>
              <table:table-cell office:value-type="float" office:value="1734.862305">
                <text:p>1734.8623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8.955322">
                <text:p>1658.955322</text:p>
              </table:table-cell>
              <table:table-cell office:value-type="float" office:value="1740.010986">
                <text:p>1740.010986</text:p>
              </table:table-cell>
              <table:table-cell office:value-type="float" office:value="1669.662109">
                <text:p>1669.662109</text:p>
              </table:table-cell>
              <table:table-cell office:value-type="float" office:value="1732.872437">
                <text:p>1732.8724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61.324097">
                <text:p>1661.324097</text:p>
              </table:table-cell>
              <table:table-cell office:value-type="float" office:value="1735.665405">
                <text:p>1735.665405</text:p>
              </table:table-cell>
              <table:table-cell office:value-type="float" office:value="1671.878174">
                <text:p>1671.878174</text:p>
              </table:table-cell>
              <table:table-cell office:value-type="float" office:value="1732.702881">
                <text:p>1732.7028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1.371704">
                <text:p>1661.371704</text:p>
              </table:table-cell>
              <table:table-cell office:value-type="float" office:value="1734.168457">
                <text:p>1734.168457</text:p>
              </table:table-cell>
              <table:table-cell office:value-type="float" office:value="1668.865356">
                <text:p>1668.865356</text:p>
              </table:table-cell>
              <table:table-cell office:value-type="float" office:value="1729.566162">
                <text:p>1729.5661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8.658936">
                <text:p>1658.658936</text:p>
              </table:table-cell>
              <table:table-cell office:value-type="float" office:value="1741.660889">
                <text:p>1741.660889</text:p>
              </table:table-cell>
              <table:table-cell office:value-type="float" office:value="1670.644165">
                <text:p>1670.644165</text:p>
              </table:table-cell>
              <table:table-cell office:value-type="float" office:value="1736.88855">
                <text:p>1736.888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58.664551">
                <text:p>1658.664551</text:p>
              </table:table-cell>
              <table:table-cell office:value-type="float" office:value="1747.069214">
                <text:p>1747.069214</text:p>
              </table:table-cell>
              <table:table-cell office:value-type="float" office:value="1668.661133">
                <text:p>1668.661133</text:p>
              </table:table-cell>
              <table:table-cell office:value-type="float" office:value="1742.436768">
                <text:p>1742.4367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62.027466">
                <text:p>1662.027466</text:p>
              </table:table-cell>
              <table:table-cell office:value-type="float" office:value="1737.06958">
                <text:p>1737.06958</text:p>
              </table:table-cell>
              <table:table-cell office:value-type="float" office:value="1668.970215">
                <text:p>1668.970215</text:p>
              </table:table-cell>
              <table:table-cell office:value-type="float" office:value="1735.053955">
                <text:p>1735.0539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64.156006">
                <text:p>1664.156006</text:p>
              </table:table-cell>
              <table:table-cell office:value-type="float" office:value="1740.986816">
                <text:p>1740.986816</text:p>
              </table:table-cell>
              <table:table-cell office:value-type="float" office:value="1668.04834">
                <text:p>1668.04834</text:p>
              </table:table-cell>
              <table:table-cell office:value-type="float" office:value="1736.591797">
                <text:p>1736.5917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58.107422">
                <text:p>1658.107422</text:p>
              </table:table-cell>
              <table:table-cell office:value-type="float" office:value="1736.755005">
                <text:p>1736.755005</text:p>
              </table:table-cell>
              <table:table-cell office:value-type="float" office:value="1666.178467">
                <text:p>1666.178467</text:p>
              </table:table-cell>
              <table:table-cell office:value-type="float" office:value="1734.441895">
                <text:p>1734.4418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54.51001">
                <text:p>1654.51001</text:p>
              </table:table-cell>
              <table:table-cell office:value-type="float" office:value="1748.72522">
                <text:p>1748.72522</text:p>
              </table:table-cell>
              <table:table-cell office:value-type="float" office:value="1667.014893">
                <text:p>1667.014893</text:p>
              </table:table-cell>
              <table:table-cell office:value-type="float" office:value="1742.720459">
                <text:p>1742.7204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61.447998">
                <text:p>1661.447998</text:p>
              </table:table-cell>
              <table:table-cell office:value-type="float" office:value="1740.953369">
                <text:p>1740.953369</text:p>
              </table:table-cell>
              <table:table-cell office:value-type="float" office:value="1671.409546">
                <text:p>1671.409546</text:p>
              </table:table-cell>
              <table:table-cell office:value-type="float" office:value="1735.518433">
                <text:p>1735.5184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55.604004">
                <text:p>1655.604004</text:p>
              </table:table-cell>
              <table:table-cell office:value-type="float" office:value="1718.827515">
                <text:p>1718.827515</text:p>
              </table:table-cell>
              <table:table-cell office:value-type="float" office:value="1664.597046">
                <text:p>1664.597046</text:p>
              </table:table-cell>
              <table:table-cell office:value-type="float" office:value="1713.768433">
                <text:p>1713.7684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34.369141">
                <text:p>1634.369141</text:p>
              </table:table-cell>
              <table:table-cell office:value-type="float" office:value="1732.58728">
                <text:p>1732.58728</text:p>
              </table:table-cell>
              <table:table-cell office:value-type="float" office:value="1639.600464">
                <text:p>1639.600464</text:p>
              </table:table-cell>
              <table:table-cell office:value-type="float" office:value="1730.22583">
                <text:p>1730.225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25.651978">
                <text:p>1625.651978</text:p>
              </table:table-cell>
              <table:table-cell office:value-type="float" office:value="1706.134033">
                <text:p>1706.134033</text:p>
              </table:table-cell>
              <table:table-cell office:value-type="float" office:value="1635.500732">
                <text:p>1635.500732</text:p>
              </table:table-cell>
              <table:table-cell office:value-type="float" office:value="1708.341919">
                <text:p>1708.3419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21.255371">
                <text:p>1621.255371</text:p>
              </table:table-cell>
              <table:table-cell office:value-type="float" office:value="1699.8396">
                <text:p>1699.8396</text:p>
              </table:table-cell>
              <table:table-cell office:value-type="float" office:value="1629.844482">
                <text:p>1629.844482</text:p>
              </table:table-cell>
              <table:table-cell office:value-type="float" office:value="1695.984619">
                <text:p>1695.9846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12.890747">
                <text:p>1612.890747</text:p>
              </table:table-cell>
              <table:table-cell office:value-type="float" office:value="1694.425781">
                <text:p>1694.425781</text:p>
              </table:table-cell>
              <table:table-cell office:value-type="float" office:value="1625.644409">
                <text:p>1625.644409</text:p>
              </table:table-cell>
              <table:table-cell office:value-type="float" office:value="1687.005127">
                <text:p>1687.0051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16.757935">
                <text:p>1616.757935</text:p>
              </table:table-cell>
              <table:table-cell office:value-type="float" office:value="1678.908203">
                <text:p>1678.908203</text:p>
              </table:table-cell>
              <table:table-cell office:value-type="float" office:value="1616.274902">
                <text:p>1616.274902</text:p>
              </table:table-cell>
              <table:table-cell office:value-type="float" office:value="1679.36438">
                <text:p>1679.364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10.150391">
                <text:p>1610.150391</text:p>
              </table:table-cell>
              <table:table-cell office:value-type="float" office:value="1668.498901">
                <text:p>1668.498901</text:p>
              </table:table-cell>
              <table:table-cell office:value-type="float" office:value="1617.762817">
                <text:p>1617.762817</text:p>
              </table:table-cell>
              <table:table-cell office:value-type="float" office:value="1672.609375">
                <text:p>1672.6093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03.722534">
                <text:p>1603.722534</text:p>
              </table:table-cell>
              <table:table-cell office:value-type="float" office:value="1666.435303">
                <text:p>1666.435303</text:p>
              </table:table-cell>
              <table:table-cell office:value-type="float" office:value="1613.011719">
                <text:p>1613.011719</text:p>
              </table:table-cell>
              <table:table-cell office:value-type="float" office:value="1659.962158">
                <text:p>1659.9621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99.722412">
                <text:p>1599.722412</text:p>
              </table:table-cell>
              <table:table-cell office:value-type="float" office:value="1661.484375">
                <text:p>1661.484375</text:p>
              </table:table-cell>
              <table:table-cell office:value-type="float" office:value="1609.954102">
                <text:p>1609.954102</text:p>
              </table:table-cell>
              <table:table-cell office:value-type="float" office:value="1657.040039">
                <text:p>1657.0400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00.98291">
                <text:p>1600.98291</text:p>
              </table:table-cell>
              <table:table-cell office:value-type="float" office:value="1651.904541">
                <text:p>1651.904541</text:p>
              </table:table-cell>
              <table:table-cell office:value-type="float" office:value="1602.610596">
                <text:p>1602.610596</text:p>
              </table:table-cell>
              <table:table-cell office:value-type="float" office:value="1645.276245">
                <text:p>1645.2762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96.366455">
                <text:p>1596.366455</text:p>
              </table:table-cell>
              <table:table-cell office:value-type="float" office:value="1644.760498">
                <text:p>1644.760498</text:p>
              </table:table-cell>
              <table:table-cell office:value-type="float" office:value="1600.692627">
                <text:p>1600.692627</text:p>
              </table:table-cell>
              <table:table-cell office:value-type="float" office:value="1646.779297">
                <text:p>1646.7792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90.703735">
                <text:p>1590.703735</text:p>
              </table:table-cell>
              <table:table-cell office:value-type="float" office:value="1638.931396">
                <text:p>1638.931396</text:p>
              </table:table-cell>
              <table:table-cell office:value-type="float" office:value="1597.522583">
                <text:p>1597.522583</text:p>
              </table:table-cell>
              <table:table-cell office:value-type="float" office:value="1640.443359">
                <text:p>1640.4433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88.64563">
                <text:p>1588.64563</text:p>
              </table:table-cell>
              <table:table-cell office:value-type="float" office:value="1631.321167">
                <text:p>1631.321167</text:p>
              </table:table-cell>
              <table:table-cell office:value-type="float" office:value="1592.584717">
                <text:p>1592.584717</text:p>
              </table:table-cell>
              <table:table-cell office:value-type="float" office:value="1632.99353">
                <text:p>1632.993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7.776123">
                <text:p>1587.776123</text:p>
              </table:table-cell>
              <table:table-cell office:value-type="float" office:value="1625.74231">
                <text:p>1625.74231</text:p>
              </table:table-cell>
              <table:table-cell office:value-type="float" office:value="1590.308105">
                <text:p>1590.308105</text:p>
              </table:table-cell>
              <table:table-cell office:value-type="float" office:value="1626.450806">
                <text:p>1626.4508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82.813965">
                <text:p>1582.813965</text:p>
              </table:table-cell>
              <table:table-cell office:value-type="float" office:value="1622.207031">
                <text:p>1622.207031</text:p>
              </table:table-cell>
              <table:table-cell office:value-type="float" office:value="1584.030029">
                <text:p>1584.030029</text:p>
              </table:table-cell>
              <table:table-cell office:value-type="float" office:value="1622.564575">
                <text:p>1622.5645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81.279663">
                <text:p>1581.279663</text:p>
              </table:table-cell>
              <table:table-cell office:value-type="float" office:value="1614.432129">
                <text:p>1614.432129</text:p>
              </table:table-cell>
              <table:table-cell office:value-type="float" office:value="1585.411743">
                <text:p>1585.411743</text:p>
              </table:table-cell>
              <table:table-cell office:value-type="float" office:value="1622.829224">
                <text:p>1622.8292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3.640625">
                <text:p>1573.640625</text:p>
              </table:table-cell>
              <table:table-cell office:value-type="float" office:value="1620.44043">
                <text:p>1620.44043</text:p>
              </table:table-cell>
              <table:table-cell office:value-type="float" office:value="1584.7323">
                <text:p>1584.7323</text:p>
              </table:table-cell>
              <table:table-cell office:value-type="float" office:value="1615.417236">
                <text:p>1615.4172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9.046997">
                <text:p>1579.046997</text:p>
              </table:table-cell>
              <table:table-cell office:value-type="float" office:value="1604.317139">
                <text:p>1604.317139</text:p>
              </table:table-cell>
              <table:table-cell office:value-type="float" office:value="1580.750488">
                <text:p>1580.750488</text:p>
              </table:table-cell>
              <table:table-cell office:value-type="float" office:value="1609.221191">
                <text:p>1609.2211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3.537964">
                <text:p>1573.537964</text:p>
              </table:table-cell>
              <table:table-cell office:value-type="float" office:value="1608.332764">
                <text:p>1608.332764</text:p>
              </table:table-cell>
              <table:table-cell office:value-type="float" office:value="1579.007202">
                <text:p>1579.007202</text:p>
              </table:table-cell>
              <table:table-cell office:value-type="float" office:value="1607.404541">
                <text:p>1607.4045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6.972534">
                <text:p>1576.972534</text:p>
              </table:table-cell>
              <table:table-cell office:value-type="float" office:value="1596.995605">
                <text:p>1596.995605</text:p>
              </table:table-cell>
              <table:table-cell office:value-type="float" office:value="1579.098999">
                <text:p>1579.098999</text:p>
              </table:table-cell>
              <table:table-cell office:value-type="float" office:value="1605.948486">
                <text:p>1605.9484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0.035889">
                <text:p>1570.035889</text:p>
              </table:table-cell>
              <table:table-cell office:value-type="float" office:value="1601.387207">
                <text:p>1601.387207</text:p>
              </table:table-cell>
              <table:table-cell office:value-type="float" office:value="1578.655762">
                <text:p>1578.655762</text:p>
              </table:table-cell>
              <table:table-cell office:value-type="float" office:value="1601.000122">
                <text:p>1601.0001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.94458">
                <text:p>1572.94458</text:p>
              </table:table-cell>
              <table:table-cell office:value-type="float" office:value="1594.482178">
                <text:p>1594.482178</text:p>
              </table:table-cell>
              <table:table-cell office:value-type="float" office:value="1575.062378">
                <text:p>1575.062378</text:p>
              </table:table-cell>
              <table:table-cell office:value-type="float" office:value="1598.353027">
                <text:p>1598.3530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1.331787">
                <text:p>1571.331787</text:p>
              </table:table-cell>
              <table:table-cell office:value-type="float" office:value="1590.522827">
                <text:p>1590.522827</text:p>
              </table:table-cell>
              <table:table-cell office:value-type="float" office:value="1577.065674">
                <text:p>1577.065674</text:p>
              </table:table-cell>
              <table:table-cell office:value-type="float" office:value="1593.140259">
                <text:p>1593.1402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66.336182">
                <text:p>1566.336182</text:p>
              </table:table-cell>
              <table:table-cell office:value-type="float" office:value="1591.305542">
                <text:p>1591.305542</text:p>
              </table:table-cell>
              <table:table-cell office:value-type="float" office:value="1575.716064">
                <text:p>1575.716064</text:p>
              </table:table-cell>
              <table:table-cell office:value-type="float" office:value="1591.96814">
                <text:p>1591.968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65.053467">
                <text:p>1565.053467</text:p>
              </table:table-cell>
              <table:table-cell office:value-type="float" office:value="1587.972778">
                <text:p>1587.972778</text:p>
              </table:table-cell>
              <table:table-cell office:value-type="float" office:value="1571.814819">
                <text:p>1571.814819</text:p>
              </table:table-cell>
              <table:table-cell office:value-type="float" office:value="1590.915283">
                <text:p>1590.9152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66.957275">
                <text:p>1566.957275</text:p>
              </table:table-cell>
              <table:table-cell office:value-type="float" office:value="1584.76062">
                <text:p>1584.76062</text:p>
              </table:table-cell>
              <table:table-cell office:value-type="float" office:value="1573.867432">
                <text:p>1573.867432</text:p>
              </table:table-cell>
              <table:table-cell office:value-type="float" office:value="1587.793945">
                <text:p>1587.7939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67.928467">
                <text:p>1567.928467</text:p>
              </table:table-cell>
              <table:table-cell office:value-type="float" office:value="1580.942139">
                <text:p>1580.942139</text:p>
              </table:table-cell>
              <table:table-cell office:value-type="float" office:value="1575.483643">
                <text:p>1575.483643</text:p>
              </table:table-cell>
              <table:table-cell office:value-type="float" office:value="1583.260254">
                <text:p>1583.2602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69.403687">
                <text:p>1569.403687</text:p>
              </table:table-cell>
              <table:table-cell office:value-type="float" office:value="1581.499146">
                <text:p>1581.499146</text:p>
              </table:table-cell>
              <table:table-cell office:value-type="float" office:value="1566.737671">
                <text:p>1566.737671</text:p>
              </table:table-cell>
              <table:table-cell office:value-type="float" office:value="1584.443481">
                <text:p>1584.4434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69.800903">
                <text:p>1569.800903</text:p>
              </table:table-cell>
              <table:table-cell office:value-type="float" office:value="1579.033936">
                <text:p>1579.033936</text:p>
              </table:table-cell>
              <table:table-cell office:value-type="float" office:value="1568.0896">
                <text:p>1568.0896</text:p>
              </table:table-cell>
              <table:table-cell office:value-type="float" office:value="1577.533813">
                <text:p>1577.5338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0.030029">
                <text:p>1570.030029</text:p>
              </table:table-cell>
              <table:table-cell office:value-type="float" office:value="1576.46167">
                <text:p>1576.46167</text:p>
              </table:table-cell>
              <table:table-cell office:value-type="float" office:value="1568.802246">
                <text:p>1568.802246</text:p>
              </table:table-cell>
              <table:table-cell office:value-type="float" office:value="1581.590332">
                <text:p>1581.5903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66.826416">
                <text:p>1566.826416</text:p>
              </table:table-cell>
              <table:table-cell office:value-type="float" office:value="1576.565552">
                <text:p>1576.565552</text:p>
              </table:table-cell>
              <table:table-cell office:value-type="float" office:value="1567.896484">
                <text:p>1567.896484</text:p>
              </table:table-cell>
              <table:table-cell office:value-type="float" office:value="1574.796753">
                <text:p>1574.7967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5.974854">
                <text:p>1565.974854</text:p>
              </table:table-cell>
              <table:table-cell office:value-type="float" office:value="1575.701416">
                <text:p>1575.701416</text:p>
              </table:table-cell>
              <table:table-cell office:value-type="float" office:value="1565.36084">
                <text:p>1565.36084</text:p>
              </table:table-cell>
              <table:table-cell office:value-type="float" office:value="1579.077148">
                <text:p>1579.0771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65.923462">
                <text:p>1565.923462</text:p>
              </table:table-cell>
              <table:table-cell office:value-type="float" office:value="1576.505859">
                <text:p>1576.505859</text:p>
              </table:table-cell>
              <table:table-cell office:value-type="float" office:value="1567.485596">
                <text:p>1567.485596</text:p>
              </table:table-cell>
              <table:table-cell office:value-type="float" office:value="1573.615967">
                <text:p>1573.6159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65.000488">
                <text:p>1565.000488</text:p>
              </table:table-cell>
              <table:table-cell office:value-type="float" office:value="1574.750732">
                <text:p>1574.750732</text:p>
              </table:table-cell>
              <table:table-cell office:value-type="float" office:value="1567.111816">
                <text:p>1567.111816</text:p>
              </table:table-cell>
              <table:table-cell office:value-type="float" office:value="1572.59314">
                <text:p>1572.593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63.943604">
                <text:p>1563.943604</text:p>
              </table:table-cell>
              <table:table-cell office:value-type="float" office:value="1573.613281">
                <text:p>1573.613281</text:p>
              </table:table-cell>
              <table:table-cell office:value-type="float" office:value="1566.37439">
                <text:p>1566.37439</text:p>
              </table:table-cell>
              <table:table-cell office:value-type="float" office:value="1572.921021">
                <text:p>1572.9210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61.691162">
                <text:p>1561.691162</text:p>
              </table:table-cell>
              <table:table-cell office:value-type="float" office:value="1577.60083">
                <text:p>1577.60083</text:p>
              </table:table-cell>
              <table:table-cell office:value-type="float" office:value="1564.703979">
                <text:p>1564.703979</text:p>
              </table:table-cell>
              <table:table-cell office:value-type="float" office:value="1573.111084">
                <text:p>1573.1110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8.706299">
                <text:p>1568.706299</text:p>
              </table:table-cell>
              <table:table-cell office:value-type="float" office:value="1568.853027">
                <text:p>1568.853027</text:p>
              </table:table-cell>
              <table:table-cell office:value-type="float" office:value="1566.784302">
                <text:p>1566.784302</text:p>
              </table:table-cell>
              <table:table-cell office:value-type="float" office:value="1567.713379">
                <text:p>1567.713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68.026733">
                <text:p>1568.026733</text:p>
              </table:table-cell>
              <table:table-cell office:value-type="float" office:value="1570.358154">
                <text:p>1570.358154</text:p>
              </table:table-cell>
              <table:table-cell office:value-type="float" office:value="1565.787476">
                <text:p>1565.787476</text:p>
              </table:table-cell>
              <table:table-cell office:value-type="float" office:value="1573.795532">
                <text:p>1573.7955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64.30481">
                <text:p>1564.30481</text:p>
              </table:table-cell>
              <table:table-cell office:value-type="float" office:value="1573.845215">
                <text:p>1573.845215</text:p>
              </table:table-cell>
              <table:table-cell office:value-type="float" office:value="1564.023193">
                <text:p>1564.023193</text:p>
              </table:table-cell>
              <table:table-cell office:value-type="float" office:value="1572.684082">
                <text:p>1572.6840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65.866211">
                <text:p>1565.866211</text:p>
              </table:table-cell>
              <table:table-cell office:value-type="float" office:value="1572.206787">
                <text:p>1572.206787</text:p>
              </table:table-cell>
              <table:table-cell office:value-type="float" office:value="1566.307739">
                <text:p>1566.307739</text:p>
              </table:table-cell>
              <table:table-cell office:value-type="float" office:value="1569.771851">
                <text:p>1569.7718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63.075928">
                <text:p>1563.075928</text:p>
              </table:table-cell>
              <table:table-cell office:value-type="float" office:value="1573.003174">
                <text:p>1573.003174</text:p>
              </table:table-cell>
              <table:table-cell office:value-type="float" office:value="1568.064941">
                <text:p>1568.064941</text:p>
              </table:table-cell>
              <table:table-cell office:value-type="float" office:value="1567.747925">
                <text:p>1567.7479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65.012085">
                <text:p>1565.012085</text:p>
              </table:table-cell>
              <table:table-cell office:value-type="float" office:value="1566.572266">
                <text:p>1566.572266</text:p>
              </table:table-cell>
              <table:table-cell office:value-type="float" office:value="1564.771606">
                <text:p>1564.771606</text:p>
              </table:table-cell>
              <table:table-cell office:value-type="float" office:value="1568.045654">
                <text:p>1568.0456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38.454102">
                <text:p>1538.454102</text:p>
              </table:table-cell>
              <table:table-cell office:value-type="float" office:value="1540.773438">
                <text:p>1540.773438</text:p>
              </table:table-cell>
              <table:table-cell office:value-type="float" office:value="1579.606445">
                <text:p>1579.606445</text:p>
              </table:table-cell>
              <table:table-cell office:value-type="float" office:value="1607.273682">
                <text:p>1607.2736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7.16333">
                <text:p>1527.16333</text:p>
              </table:table-cell>
              <table:table-cell office:value-type="float" office:value="1509.320923">
                <text:p>1509.320923</text:p>
              </table:table-cell>
              <table:table-cell office:value-type="float" office:value="1599.632568">
                <text:p>1599.632568</text:p>
              </table:table-cell>
              <table:table-cell office:value-type="float" office:value="1639.599731">
                <text:p>1639.5997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39.479004">
                <text:p>1539.479004</text:p>
              </table:table-cell>
              <table:table-cell office:value-type="float" office:value="1525.611694">
                <text:p>1525.611694</text:p>
              </table:table-cell>
              <table:table-cell office:value-type="float" office:value="1615.691772">
                <text:p>1615.691772</text:p>
              </table:table-cell>
              <table:table-cell office:value-type="float" office:value="1637.038208">
                <text:p>1637.0382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3.641602">
                <text:p>1543.641602</text:p>
              </table:table-cell>
              <table:table-cell office:value-type="float" office:value="1539.539062">
                <text:p>1539.539062</text:p>
              </table:table-cell>
              <table:table-cell office:value-type="float" office:value="1636.711182">
                <text:p>1636.711182</text:p>
              </table:table-cell>
              <table:table-cell office:value-type="float" office:value="1607.216187">
                <text:p>1607.2161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59.735229">
                <text:p>1559.735229</text:p>
              </table:table-cell>
              <table:table-cell office:value-type="float" office:value="1554.551025">
                <text:p>1554.551025</text:p>
              </table:table-cell>
              <table:table-cell office:value-type="float" office:value="1614.538086">
                <text:p>1614.538086</text:p>
              </table:table-cell>
              <table:table-cell office:value-type="float" office:value="1667.572021">
                <text:p>1667.5720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0.393311">
                <text:p>1570.393311</text:p>
              </table:table-cell>
              <table:table-cell office:value-type="float" office:value="1572.4552">
                <text:p>1572.4552</text:p>
              </table:table-cell>
              <table:table-cell office:value-type="float" office:value="1622.242798">
                <text:p>1622.242798</text:p>
              </table:table-cell>
              <table:table-cell office:value-type="float" office:value="1656.124512">
                <text:p>1656.1245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4.395386">
                <text:p>1574.395386</text:p>
              </table:table-cell>
              <table:table-cell office:value-type="float" office:value="1581.181396">
                <text:p>1581.181396</text:p>
              </table:table-cell>
              <table:table-cell office:value-type="float" office:value="1638.334473">
                <text:p>1638.334473</text:p>
              </table:table-cell>
              <table:table-cell office:value-type="float" office:value="1669.140381">
                <text:p>1669.1403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88.21875">
                <text:p>1588.21875</text:p>
              </table:table-cell>
              <table:table-cell office:value-type="float" office:value="1593.560791">
                <text:p>1593.560791</text:p>
              </table:table-cell>
              <table:table-cell office:value-type="float" office:value="1643.590576">
                <text:p>1643.590576</text:p>
              </table:table-cell>
              <table:table-cell office:value-type="float" office:value="1676.596802">
                <text:p>1676.5968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97.689209">
                <text:p>1597.689209</text:p>
              </table:table-cell>
              <table:table-cell office:value-type="float" office:value="1612.381836">
                <text:p>1612.381836</text:p>
              </table:table-cell>
              <table:table-cell office:value-type="float" office:value="1638.840088">
                <text:p>1638.840088</text:p>
              </table:table-cell>
              <table:table-cell office:value-type="float" office:value="1683.864746">
                <text:p>1683.8647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2.702393">
                <text:p>1602.702393</text:p>
              </table:table-cell>
              <table:table-cell office:value-type="float" office:value="1636.436768">
                <text:p>1636.436768</text:p>
              </table:table-cell>
              <table:table-cell office:value-type="float" office:value="1644.991943">
                <text:p>1644.991943</text:p>
              </table:table-cell>
              <table:table-cell office:value-type="float" office:value="1697.811279">
                <text:p>1697.8112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50.46167">
                <text:p>1650.46167</text:p>
              </table:table-cell>
              <table:table-cell office:value-type="float" office:value="1691.304321">
                <text:p>1691.304321</text:p>
              </table:table-cell>
              <table:table-cell office:value-type="float" office:value="1627.333252">
                <text:p>1627.333252</text:p>
              </table:table-cell>
              <table:table-cell office:value-type="float" office:value="1677.22937">
                <text:p>1677.2293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53.371338">
                <text:p>1653.371338</text:p>
              </table:table-cell>
              <table:table-cell office:value-type="float" office:value="1695.13147">
                <text:p>1695.13147</text:p>
              </table:table-cell>
              <table:table-cell office:value-type="float" office:value="1642.744751">
                <text:p>1642.744751</text:p>
              </table:table-cell>
              <table:table-cell office:value-type="float" office:value="1679.850342">
                <text:p>1679.850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43.946899">
                <text:p>1643.946899</text:p>
              </table:table-cell>
              <table:table-cell office:value-type="float" office:value="1713.301392">
                <text:p>1713.301392</text:p>
              </table:table-cell>
              <table:table-cell office:value-type="float" office:value="1636.423096">
                <text:p>1636.423096</text:p>
              </table:table-cell>
              <table:table-cell office:value-type="float" office:value="1708.278076">
                <text:p>1708.2780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39.122681">
                <text:p>1639.122681</text:p>
              </table:table-cell>
              <table:table-cell office:value-type="float" office:value="1703.41394">
                <text:p>1703.41394</text:p>
              </table:table-cell>
              <table:table-cell office:value-type="float" office:value="1643.478516">
                <text:p>1643.478516</text:p>
              </table:table-cell>
              <table:table-cell office:value-type="float" office:value="1703.722412">
                <text:p>1703.7224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23.130493">
                <text:p>1623.130493</text:p>
              </table:table-cell>
              <table:table-cell office:value-type="float" office:value="1709.206787">
                <text:p>1709.206787</text:p>
              </table:table-cell>
              <table:table-cell office:value-type="float" office:value="1633.962158">
                <text:p>1633.962158</text:p>
              </table:table-cell>
              <table:table-cell office:value-type="float" office:value="1705.141235">
                <text:p>1705.141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36.620117">
                <text:p>1636.620117</text:p>
              </table:table-cell>
              <table:table-cell office:value-type="float" office:value="1703.11499">
                <text:p>1703.11499</text:p>
              </table:table-cell>
              <table:table-cell office:value-type="float" office:value="1640.820801">
                <text:p>1640.820801</text:p>
              </table:table-cell>
              <table:table-cell office:value-type="float" office:value="1692.263672">
                <text:p>1692.2636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37.875977">
                <text:p>1637.875977</text:p>
              </table:table-cell>
              <table:table-cell office:value-type="float" office:value="1698.846924">
                <text:p>1698.846924</text:p>
              </table:table-cell>
              <table:table-cell office:value-type="float" office:value="1643.24292">
                <text:p>1643.24292</text:p>
              </table:table-cell>
              <table:table-cell office:value-type="float" office:value="1696.667358">
                <text:p>1696.6673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34.635986">
                <text:p>1634.635986</text:p>
              </table:table-cell>
              <table:table-cell office:value-type="float" office:value="1701.730835">
                <text:p>1701.730835</text:p>
              </table:table-cell>
              <table:table-cell office:value-type="float" office:value="1643.44397">
                <text:p>1643.44397</text:p>
              </table:table-cell>
              <table:table-cell office:value-type="float" office:value="1695.527222">
                <text:p>1695.5272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36.10083">
                <text:p>1636.10083</text:p>
              </table:table-cell>
              <table:table-cell office:value-type="float" office:value="1705.312012">
                <text:p>1705.312012</text:p>
              </table:table-cell>
              <table:table-cell office:value-type="float" office:value="1638.842529">
                <text:p>1638.842529</text:p>
              </table:table-cell>
              <table:table-cell office:value-type="float" office:value="1701.598755">
                <text:p>1701.5987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38.865479">
                <text:p>1638.865479</text:p>
              </table:table-cell>
              <table:table-cell office:value-type="float" office:value="1698.769897">
                <text:p>1698.769897</text:p>
              </table:table-cell>
              <table:table-cell office:value-type="float" office:value="1647.969849">
                <text:p>1647.969849</text:p>
              </table:table-cell>
              <table:table-cell office:value-type="float" office:value="1693.436768">
                <text:p>1693.4367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38.736206">
                <text:p>1638.736206</text:p>
              </table:table-cell>
              <table:table-cell office:value-type="float" office:value="1704.438721">
                <text:p>1704.438721</text:p>
              </table:table-cell>
              <table:table-cell office:value-type="float" office:value="1641.708496">
                <text:p>1641.708496</text:p>
              </table:table-cell>
              <table:table-cell office:value-type="float" office:value="1701.747803">
                <text:p>1701.7478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31.241211">
                <text:p>1631.241211</text:p>
              </table:table-cell>
              <table:table-cell office:value-type="float" office:value="1711.463867">
                <text:p>1711.463867</text:p>
              </table:table-cell>
              <table:table-cell office:value-type="float" office:value="1641.056885">
                <text:p>1641.056885</text:p>
              </table:table-cell>
              <table:table-cell office:value-type="float" office:value="1705.443604">
                <text:p>1705.4436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37.012207">
                <text:p>1637.012207</text:p>
              </table:table-cell>
              <table:table-cell office:value-type="float" office:value="1701.984863">
                <text:p>1701.984863</text:p>
              </table:table-cell>
              <table:table-cell office:value-type="float" office:value="1649.171997">
                <text:p>1649.171997</text:p>
              </table:table-cell>
              <table:table-cell office:value-type="float" office:value="1696.699707">
                <text:p>1696.6997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40.838867">
                <text:p>1640.838867</text:p>
              </table:table-cell>
              <table:table-cell office:value-type="float" office:value="1706.439941">
                <text:p>1706.439941</text:p>
              </table:table-cell>
              <table:table-cell office:value-type="float" office:value="1644.132935">
                <text:p>1644.132935</text:p>
              </table:table-cell>
              <table:table-cell office:value-type="float" office:value="1700.66394">
                <text:p>1700.663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0.286133">
                <text:p>1640.286133</text:p>
              </table:table-cell>
              <table:table-cell office:value-type="float" office:value="1697.808838">
                <text:p>1697.808838</text:p>
              </table:table-cell>
              <table:table-cell office:value-type="float" office:value="1646.79187">
                <text:p>1646.79187</text:p>
              </table:table-cell>
              <table:table-cell office:value-type="float" office:value="1697.456787">
                <text:p>1697.45678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43.105957">
                <text:p>1643.105957</text:p>
              </table:table-cell>
              <table:table-cell office:value-type="float" office:value="1703.401855">
                <text:p>1703.401855</text:p>
              </table:table-cell>
              <table:table-cell office:value-type="float" office:value="1650.729492">
                <text:p>1650.729492</text:p>
              </table:table-cell>
              <table:table-cell office:value-type="float" office:value="1700.753662">
                <text:p>1700.7536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38.031006">
                <text:p>1638.031006</text:p>
              </table:table-cell>
              <table:table-cell office:value-type="float" office:value="1705.66333">
                <text:p>1705.66333</text:p>
              </table:table-cell>
              <table:table-cell office:value-type="float" office:value="1643.685669">
                <text:p>1643.685669</text:p>
              </table:table-cell>
              <table:table-cell office:value-type="float" office:value="1703.402588">
                <text:p>1703.4025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43.260864">
                <text:p>1643.260864</text:p>
              </table:table-cell>
              <table:table-cell office:value-type="float" office:value="1699.72876">
                <text:p>1699.72876</text:p>
              </table:table-cell>
              <table:table-cell office:value-type="float" office:value="1648.8927">
                <text:p>1648.8927</text:p>
              </table:table-cell>
              <table:table-cell office:value-type="float" office:value="1697.134521">
                <text:p>1697.1345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35.455078">
                <text:p>1635.455078</text:p>
              </table:table-cell>
              <table:table-cell office:value-type="float" office:value="1715.446045">
                <text:p>1715.446045</text:p>
              </table:table-cell>
              <table:table-cell office:value-type="float" office:value="1645.13147">
                <text:p>1645.13147</text:p>
              </table:table-cell>
              <table:table-cell office:value-type="float" office:value="1710.038086">
                <text:p>1710.0380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44.999634">
                <text:p>1644.999634</text:p>
              </table:table-cell>
              <table:table-cell office:value-type="float" office:value="1703.689331">
                <text:p>1703.689331</text:p>
              </table:table-cell>
              <table:table-cell office:value-type="float" office:value="1649.249634">
                <text:p>1649.249634</text:p>
              </table:table-cell>
              <table:table-cell office:value-type="float" office:value="1700.85376">
                <text:p>1700.853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41.01001">
                <text:p>1641.01001</text:p>
              </table:table-cell>
              <table:table-cell office:value-type="float" office:value="1707.043701">
                <text:p>1707.043701</text:p>
              </table:table-cell>
              <table:table-cell office:value-type="float" office:value="1650.038818">
                <text:p>1650.038818</text:p>
              </table:table-cell>
              <table:table-cell office:value-type="float" office:value="1705.746216">
                <text:p>1705.7462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37.420898">
                <text:p>1637.420898</text:p>
              </table:table-cell>
              <table:table-cell office:value-type="float" office:value="1713.27771">
                <text:p>1713.27771</text:p>
              </table:table-cell>
              <table:table-cell office:value-type="float" office:value="1646.595337">
                <text:p>1646.595337</text:p>
              </table:table-cell>
              <table:table-cell office:value-type="float" office:value="1708.999146">
                <text:p>1708.9991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39.369019">
                <text:p>1639.369019</text:p>
              </table:table-cell>
              <table:table-cell office:value-type="float" office:value="1717.428711">
                <text:p>1717.428711</text:p>
              </table:table-cell>
              <table:table-cell office:value-type="float" office:value="1645.958618">
                <text:p>1645.958618</text:p>
              </table:table-cell>
              <table:table-cell office:value-type="float" office:value="1711.537842">
                <text:p>1711.5378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40.112183">
                <text:p>1640.112183</text:p>
              </table:table-cell>
              <table:table-cell office:value-type="float" office:value="1708.098511">
                <text:p>1708.098511</text:p>
              </table:table-cell>
              <table:table-cell office:value-type="float" office:value="1646.320068">
                <text:p>1646.320068</text:p>
              </table:table-cell>
              <table:table-cell office:value-type="float" office:value="1706.382568">
                <text:p>1706.3825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39.119751">
                <text:p>1639.119751</text:p>
              </table:table-cell>
              <table:table-cell office:value-type="float" office:value="1715.606201">
                <text:p>1715.606201</text:p>
              </table:table-cell>
              <table:table-cell office:value-type="float" office:value="1646.773804">
                <text:p>1646.773804</text:p>
              </table:table-cell>
              <table:table-cell office:value-type="float" office:value="1708.90625">
                <text:p>1708.906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41.575195">
                <text:p>1641.575195</text:p>
              </table:table-cell>
              <table:table-cell office:value-type="float" office:value="1709.866455">
                <text:p>1709.866455</text:p>
              </table:table-cell>
              <table:table-cell office:value-type="float" office:value="1648.703613">
                <text:p>1648.703613</text:p>
              </table:table-cell>
              <table:table-cell office:value-type="float" office:value="1706.837524">
                <text:p>1706.8375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46.516479">
                <text:p>1646.516479</text:p>
              </table:table-cell>
              <table:table-cell office:value-type="float" office:value="1707.235107">
                <text:p>1707.235107</text:p>
              </table:table-cell>
              <table:table-cell office:value-type="float" office:value="1651.797363">
                <text:p>1651.797363</text:p>
              </table:table-cell>
              <table:table-cell office:value-type="float" office:value="1704.360474">
                <text:p>1704.360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39.450073">
                <text:p>1639.450073</text:p>
              </table:table-cell>
              <table:table-cell office:value-type="float" office:value="1715.557495">
                <text:p>1715.557495</text:p>
              </table:table-cell>
              <table:table-cell office:value-type="float" office:value="1644.53833">
                <text:p>1644.53833</text:p>
              </table:table-cell>
              <table:table-cell office:value-type="float" office:value="1713.171997">
                <text:p>1713.1719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43.420532">
                <text:p>1643.420532</text:p>
              </table:table-cell>
              <table:table-cell office:value-type="float" office:value="1704.408203">
                <text:p>1704.408203</text:p>
              </table:table-cell>
              <table:table-cell office:value-type="float" office:value="1653.808838">
                <text:p>1653.808838</text:p>
              </table:table-cell>
              <table:table-cell office:value-type="float" office:value="1703.688599">
                <text:p>1703.6885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39.552979">
                <text:p>1639.552979</text:p>
              </table:table-cell>
              <table:table-cell office:value-type="float" office:value="1713.789551">
                <text:p>1713.789551</text:p>
              </table:table-cell>
              <table:table-cell office:value-type="float" office:value="1651.678345">
                <text:p>1651.678345</text:p>
              </table:table-cell>
              <table:table-cell office:value-type="float" office:value="1711.160522">
                <text:p>1711.1605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3.076416">
                <text:p>1643.076416</text:p>
              </table:table-cell>
              <table:table-cell office:value-type="float" office:value="1714.536255">
                <text:p>1714.536255</text:p>
              </table:table-cell>
              <table:table-cell office:value-type="float" office:value="1649.876221">
                <text:p>1649.876221</text:p>
              </table:table-cell>
              <table:table-cell office:value-type="float" office:value="1712.363281">
                <text:p>1712.3632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6.366577">
                <text:p>1646.366577</text:p>
              </table:table-cell>
              <table:table-cell office:value-type="float" office:value="1709.086182">
                <text:p>1709.086182</text:p>
              </table:table-cell>
              <table:table-cell office:value-type="float" office:value="1652.474121">
                <text:p>1652.474121</text:p>
              </table:table-cell>
              <table:table-cell office:value-type="float" office:value="1708.661377">
                <text:p>1708.6613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3.200439">
                <text:p>1643.200439</text:p>
              </table:table-cell>
              <table:table-cell office:value-type="float" office:value="1719.244019">
                <text:p>1719.244019</text:p>
              </table:table-cell>
              <table:table-cell office:value-type="float" office:value="1650.199707">
                <text:p>1650.199707</text:p>
              </table:table-cell>
              <table:table-cell office:value-type="float" office:value="1715.738037">
                <text:p>1715.7380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1.884277">
                <text:p>1641.884277</text:p>
              </table:table-cell>
              <table:table-cell office:value-type="float" office:value="1716.464355">
                <text:p>1716.464355</text:p>
              </table:table-cell>
              <table:table-cell office:value-type="float" office:value="1649.329224">
                <text:p>1649.329224</text:p>
              </table:table-cell>
              <table:table-cell office:value-type="float" office:value="1712.679932">
                <text:p>1712.6799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46.273438">
                <text:p>1646.273438</text:p>
              </table:table-cell>
              <table:table-cell office:value-type="float" office:value="1715.653076">
                <text:p>1715.653076</text:p>
              </table:table-cell>
              <table:table-cell office:value-type="float" office:value="1653.186035">
                <text:p>1653.186035</text:p>
              </table:table-cell>
              <table:table-cell office:value-type="float" office:value="1712.364502">
                <text:p>1712.3645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43.648926">
                <text:p>1643.648926</text:p>
              </table:table-cell>
              <table:table-cell office:value-type="float" office:value="1720.850342">
                <text:p>1720.850342</text:p>
              </table:table-cell>
              <table:table-cell office:value-type="float" office:value="1651.373291">
                <text:p>1651.373291</text:p>
              </table:table-cell>
              <table:table-cell office:value-type="float" office:value="1718.1427">
                <text:p>1718.14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0.175171">
                <text:p>1650.175171</text:p>
              </table:table-cell>
              <table:table-cell office:value-type="float" office:value="1715.333862">
                <text:p>1715.333862</text:p>
              </table:table-cell>
              <table:table-cell office:value-type="float" office:value="1655.498291">
                <text:p>1655.498291</text:p>
              </table:table-cell>
              <table:table-cell office:value-type="float" office:value="1711.470093">
                <text:p>1711.4700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47.687988">
                <text:p>1647.687988</text:p>
              </table:table-cell>
              <table:table-cell office:value-type="float" office:value="1717.007812">
                <text:p>1717.007812</text:p>
              </table:table-cell>
              <table:table-cell office:value-type="float" office:value="1653.001709">
                <text:p>1653.001709</text:p>
              </table:table-cell>
              <table:table-cell office:value-type="float" office:value="1716.820068">
                <text:p>1716.8200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42.533203">
                <text:p>1642.533203</text:p>
              </table:table-cell>
              <table:table-cell office:value-type="float" office:value="1722.526001">
                <text:p>1722.526001</text:p>
              </table:table-cell>
              <table:table-cell office:value-type="float" office:value="1648.566772">
                <text:p>1648.566772</text:p>
              </table:table-cell>
              <table:table-cell office:value-type="float" office:value="1719.165039">
                <text:p>1719.16503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1.905884">
                <text:p>1651.905884</text:p>
              </table:table-cell>
              <table:table-cell office:value-type="float" office:value="1710.385254">
                <text:p>1710.385254</text:p>
              </table:table-cell>
              <table:table-cell office:value-type="float" office:value="1655.472046">
                <text:p>1655.472046</text:p>
              </table:table-cell>
              <table:table-cell office:value-type="float" office:value="1708.126221">
                <text:p>1708.1262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6.997803">
                <text:p>1646.997803</text:p>
              </table:table-cell>
              <table:table-cell office:value-type="float" office:value="1721.640259">
                <text:p>1721.640259</text:p>
              </table:table-cell>
              <table:table-cell office:value-type="float" office:value="1653.80127">
                <text:p>1653.80127</text:p>
              </table:table-cell>
              <table:table-cell office:value-type="float" office:value="1719.493042">
                <text:p>1719.4930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51.845337">
                <text:p>1651.845337</text:p>
              </table:table-cell>
              <table:table-cell office:value-type="float" office:value="1715.077026">
                <text:p>1715.077026</text:p>
              </table:table-cell>
              <table:table-cell office:value-type="float" office:value="1659.665039">
                <text:p>1659.665039</text:p>
              </table:table-cell>
              <table:table-cell office:value-type="float" office:value="1714.765503">
                <text:p>1714.7655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9.094238">
                <text:p>1649.094238</text:p>
              </table:table-cell>
              <table:table-cell office:value-type="float" office:value="1727.262817">
                <text:p>1727.262817</text:p>
              </table:table-cell>
              <table:table-cell office:value-type="float" office:value="1654.57251">
                <text:p>1654.57251</text:p>
              </table:table-cell>
              <table:table-cell office:value-type="float" office:value="1725.251587">
                <text:p>1725.2515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6.934326">
                <text:p>1646.934326</text:p>
              </table:table-cell>
              <table:table-cell office:value-type="float" office:value="1722.573364">
                <text:p>1722.573364</text:p>
              </table:table-cell>
              <table:table-cell office:value-type="float" office:value="1651.254883">
                <text:p>1651.254883</text:p>
              </table:table-cell>
              <table:table-cell office:value-type="float" office:value="1722.389771">
                <text:p>1722.3897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9.990112">
                <text:p>1649.990112</text:p>
              </table:table-cell>
              <table:table-cell office:value-type="float" office:value="1725.385376">
                <text:p>1725.385376</text:p>
              </table:table-cell>
              <table:table-cell office:value-type="float" office:value="1656.454834">
                <text:p>1656.454834</text:p>
              </table:table-cell>
              <table:table-cell office:value-type="float" office:value="1722.257812">
                <text:p>1722.2578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4.021729">
                <text:p>1654.021729</text:p>
              </table:table-cell>
              <table:table-cell office:value-type="float" office:value="1713.826294">
                <text:p>1713.826294</text:p>
              </table:table-cell>
              <table:table-cell office:value-type="float" office:value="1660.985229">
                <text:p>1660.985229</text:p>
              </table:table-cell>
              <table:table-cell office:value-type="float" office:value="1711.247803">
                <text:p>1711.24780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47.22583">
                <text:p>1647.22583</text:p>
              </table:table-cell>
              <table:table-cell office:value-type="float" office:value="1723.717651">
                <text:p>1723.717651</text:p>
              </table:table-cell>
              <table:table-cell office:value-type="float" office:value="1652.048584">
                <text:p>1652.048584</text:p>
              </table:table-cell>
              <table:table-cell office:value-type="float" office:value="1720.638794">
                <text:p>1720.6387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8.878784">
                <text:p>1648.878784</text:p>
              </table:table-cell>
              <table:table-cell office:value-type="float" office:value="1723.803223">
                <text:p>1723.803223</text:p>
              </table:table-cell>
              <table:table-cell office:value-type="float" office:value="1658.449951">
                <text:p>1658.449951</text:p>
              </table:table-cell>
              <table:table-cell office:value-type="float" office:value="1717.644165">
                <text:p>1717.6441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49.284912">
                <text:p>1649.284912</text:p>
              </table:table-cell>
              <table:table-cell office:value-type="float" office:value="1721.133179">
                <text:p>1721.133179</text:p>
              </table:table-cell>
              <table:table-cell office:value-type="float" office:value="1653.452515">
                <text:p>1653.452515</text:p>
              </table:table-cell>
              <table:table-cell office:value-type="float" office:value="1718.202759">
                <text:p>1718.2027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48.249268">
                <text:p>1648.249268</text:p>
              </table:table-cell>
              <table:table-cell office:value-type="float" office:value="1727.541992">
                <text:p>1727.541992</text:p>
              </table:table-cell>
              <table:table-cell office:value-type="float" office:value="1653.953125">
                <text:p>1653.953125</text:p>
              </table:table-cell>
              <table:table-cell office:value-type="float" office:value="1726.691162">
                <text:p>1726.6911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3.947632">
                <text:p>1653.947632</text:p>
              </table:table-cell>
              <table:table-cell office:value-type="float" office:value="1716.617188">
                <text:p>1716.617188</text:p>
              </table:table-cell>
              <table:table-cell office:value-type="float" office:value="1662.155884">
                <text:p>1662.155884</text:p>
              </table:table-cell>
              <table:table-cell office:value-type="float" office:value="1711.720459">
                <text:p>1711.7204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7.347534">
                <text:p>1647.347534</text:p>
              </table:table-cell>
              <table:table-cell office:value-type="float" office:value="1732.632324">
                <text:p>1732.632324</text:p>
              </table:table-cell>
              <table:table-cell office:value-type="float" office:value="1653.815186">
                <text:p>1653.815186</text:p>
              </table:table-cell>
              <table:table-cell office:value-type="float" office:value="1730.276855">
                <text:p>1730.2768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49.902588">
                <text:p>1649.902588</text:p>
              </table:table-cell>
              <table:table-cell office:value-type="float" office:value="1723.29126">
                <text:p>1723.29126</text:p>
              </table:table-cell>
              <table:table-cell office:value-type="float" office:value="1656.880127">
                <text:p>1656.880127</text:p>
              </table:table-cell>
              <table:table-cell office:value-type="float" office:value="1721.480835">
                <text:p>1721.4808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51.431396">
                <text:p>1651.431396</text:p>
              </table:table-cell>
              <table:table-cell office:value-type="float" office:value="1728.523926">
                <text:p>1728.523926</text:p>
              </table:table-cell>
              <table:table-cell office:value-type="float" office:value="1657.708496">
                <text:p>1657.708496</text:p>
              </table:table-cell>
              <table:table-cell office:value-type="float" office:value="1725.563599">
                <text:p>1725.5635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51.16626">
                <text:p>1651.16626</text:p>
              </table:table-cell>
              <table:table-cell office:value-type="float" office:value="1732.39624">
                <text:p>1732.39624</text:p>
              </table:table-cell>
              <table:table-cell office:value-type="float" office:value="1655.917236">
                <text:p>1655.917236</text:p>
              </table:table-cell>
              <table:table-cell office:value-type="float" office:value="1729.275879">
                <text:p>1729.2758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55.648926">
                <text:p>1655.648926</text:p>
              </table:table-cell>
              <table:table-cell office:value-type="float" office:value="1720.262939">
                <text:p>1720.262939</text:p>
              </table:table-cell>
              <table:table-cell office:value-type="float" office:value="1660.956909">
                <text:p>1660.956909</text:p>
              </table:table-cell>
              <table:table-cell office:value-type="float" office:value="1718.609741">
                <text:p>1718.6097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54.427734">
                <text:p>1654.427734</text:p>
              </table:table-cell>
              <table:table-cell office:value-type="float" office:value="1720.540649">
                <text:p>1720.540649</text:p>
              </table:table-cell>
              <table:table-cell office:value-type="float" office:value="1658.504028">
                <text:p>1658.504028</text:p>
              </table:table-cell>
              <table:table-cell office:value-type="float" office:value="1721.395996">
                <text:p>1721.3959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1.820068">
                <text:p>1651.820068</text:p>
              </table:table-cell>
              <table:table-cell office:value-type="float" office:value="1725.718506">
                <text:p>1725.718506</text:p>
              </table:table-cell>
              <table:table-cell office:value-type="float" office:value="1658.123535">
                <text:p>1658.123535</text:p>
              </table:table-cell>
              <table:table-cell office:value-type="float" office:value="1721.511963">
                <text:p>1721.5119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4.491821">
                <text:p>1654.491821</text:p>
              </table:table-cell>
              <table:table-cell office:value-type="float" office:value="1727.791138">
                <text:p>1727.791138</text:p>
              </table:table-cell>
              <table:table-cell office:value-type="float" office:value="1660.06958">
                <text:p>1660.06958</text:p>
              </table:table-cell>
              <table:table-cell office:value-type="float" office:value="1724.865356">
                <text:p>1724.8653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6.404175">
                <text:p>1656.404175</text:p>
              </table:table-cell>
              <table:table-cell office:value-type="float" office:value="1722.220703">
                <text:p>1722.220703</text:p>
              </table:table-cell>
              <table:table-cell office:value-type="float" office:value="1664.074585">
                <text:p>1664.074585</text:p>
              </table:table-cell>
              <table:table-cell office:value-type="float" office:value="1720.391113">
                <text:p>1720.3911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49.040527">
                <text:p>1649.040527</text:p>
              </table:table-cell>
              <table:table-cell office:value-type="float" office:value="1736.286011">
                <text:p>1736.286011</text:p>
              </table:table-cell>
              <table:table-cell office:value-type="float" office:value="1655.594604">
                <text:p>1655.594604</text:p>
              </table:table-cell>
              <table:table-cell office:value-type="float" office:value="1732.586304">
                <text:p>1732.5863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4.583374">
                <text:p>1654.583374</text:p>
              </table:table-cell>
              <table:table-cell office:value-type="float" office:value="1727.15564">
                <text:p>1727.15564</text:p>
              </table:table-cell>
              <table:table-cell office:value-type="float" office:value="1663.31897">
                <text:p>1663.31897</text:p>
              </table:table-cell>
              <table:table-cell office:value-type="float" office:value="1725.778442">
                <text:p>1725.7784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3.155762">
                <text:p>1653.155762</text:p>
              </table:table-cell>
              <table:table-cell office:value-type="float" office:value="1736.295166">
                <text:p>1736.295166</text:p>
              </table:table-cell>
              <table:table-cell office:value-type="float" office:value="1656.984253">
                <text:p>1656.984253</text:p>
              </table:table-cell>
              <table:table-cell office:value-type="float" office:value="1732.833008">
                <text:p>1732.8330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6.691772">
                <text:p>1656.691772</text:p>
              </table:table-cell>
              <table:table-cell office:value-type="float" office:value="1728.839722">
                <text:p>1728.839722</text:p>
              </table:table-cell>
              <table:table-cell office:value-type="float" office:value="1664.487915">
                <text:p>1664.487915</text:p>
              </table:table-cell>
              <table:table-cell office:value-type="float" office:value="1725.094604">
                <text:p>1725.0946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4.5802">
                <text:p>1654.5802</text:p>
              </table:table-cell>
              <table:table-cell office:value-type="float" office:value="1729.985474">
                <text:p>1729.985474</text:p>
              </table:table-cell>
              <table:table-cell office:value-type="float" office:value="1664.112793">
                <text:p>1664.112793</text:p>
              </table:table-cell>
              <table:table-cell office:value-type="float" office:value="1726.435059">
                <text:p>1726.4350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58.355103">
                <text:p>1658.355103</text:p>
              </table:table-cell>
              <table:table-cell office:value-type="float" office:value="1726.651123">
                <text:p>1726.651123</text:p>
              </table:table-cell>
              <table:table-cell office:value-type="float" office:value="1665.120605">
                <text:p>1665.120605</text:p>
              </table:table-cell>
              <table:table-cell office:value-type="float" office:value="1724.636841">
                <text:p>1724.6368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6.053345">
                <text:p>1656.053345</text:p>
              </table:table-cell>
              <table:table-cell office:value-type="float" office:value="1728.449707">
                <text:p>1728.449707</text:p>
              </table:table-cell>
              <table:table-cell office:value-type="float" office:value="1663.633911">
                <text:p>1663.633911</text:p>
              </table:table-cell>
              <table:table-cell office:value-type="float" office:value="1724.62854">
                <text:p>1724.628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56.688354">
                <text:p>1656.688354</text:p>
              </table:table-cell>
              <table:table-cell office:value-type="float" office:value="1729.220947">
                <text:p>1729.220947</text:p>
              </table:table-cell>
              <table:table-cell office:value-type="float" office:value="1665.056641">
                <text:p>1665.056641</text:p>
              </table:table-cell>
              <table:table-cell office:value-type="float" office:value="1728.923462">
                <text:p>1728.9234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6.514771">
                <text:p>1656.514771</text:p>
              </table:table-cell>
              <table:table-cell office:value-type="float" office:value="1733.239014">
                <text:p>1733.239014</text:p>
              </table:table-cell>
              <table:table-cell office:value-type="float" office:value="1664.995361">
                <text:p>1664.995361</text:p>
              </table:table-cell>
              <table:table-cell office:value-type="float" office:value="1730.850952">
                <text:p>1730.8509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8.698242">
                <text:p>1658.698242</text:p>
              </table:table-cell>
              <table:table-cell office:value-type="float" office:value="1726.342041">
                <text:p>1726.342041</text:p>
              </table:table-cell>
              <table:table-cell office:value-type="float" office:value="1664.349487">
                <text:p>1664.349487</text:p>
              </table:table-cell>
              <table:table-cell office:value-type="float" office:value="1725.821289">
                <text:p>1725.8212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52.719482">
                <text:p>1652.719482</text:p>
              </table:table-cell>
              <table:table-cell office:value-type="float" office:value="1736.534424">
                <text:p>1736.534424</text:p>
              </table:table-cell>
              <table:table-cell office:value-type="float" office:value="1663.784058">
                <text:p>1663.784058</text:p>
              </table:table-cell>
              <table:table-cell office:value-type="float" office:value="1730.595337">
                <text:p>1730.5953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58.580444">
                <text:p>1658.580444</text:p>
              </table:table-cell>
              <table:table-cell office:value-type="float" office:value="1725.998657">
                <text:p>1725.998657</text:p>
              </table:table-cell>
              <table:table-cell office:value-type="float" office:value="1666.514282">
                <text:p>1666.514282</text:p>
              </table:table-cell>
              <table:table-cell office:value-type="float" office:value="1722.797607">
                <text:p>1722.7976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57.922363">
                <text:p>1657.922363</text:p>
              </table:table-cell>
              <table:table-cell office:value-type="float" office:value="1735.327881">
                <text:p>1735.327881</text:p>
              </table:table-cell>
              <table:table-cell office:value-type="float" office:value="1662.682495">
                <text:p>1662.682495</text:p>
              </table:table-cell>
              <table:table-cell office:value-type="float" office:value="1734.319336">
                <text:p>1734.3193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8.751587">
                <text:p>1658.751587</text:p>
              </table:table-cell>
              <table:table-cell office:value-type="float" office:value="1734.094238">
                <text:p>1734.094238</text:p>
              </table:table-cell>
              <table:table-cell office:value-type="float" office:value="1666.047363">
                <text:p>1666.047363</text:p>
              </table:table-cell>
              <table:table-cell office:value-type="float" office:value="1728.32019">
                <text:p>1728.32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56.964966">
                <text:p>1656.964966</text:p>
              </table:table-cell>
              <table:table-cell office:value-type="float" office:value="1730.929443">
                <text:p>1730.929443</text:p>
              </table:table-cell>
              <table:table-cell office:value-type="float" office:value="1665.579712">
                <text:p>1665.579712</text:p>
              </table:table-cell>
              <table:table-cell office:value-type="float" office:value="1726.595703">
                <text:p>1726.5957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55.674927">
                <text:p>1655.674927</text:p>
              </table:table-cell>
              <table:table-cell office:value-type="float" office:value="1737.1073">
                <text:p>1737.1073</text:p>
              </table:table-cell>
              <table:table-cell office:value-type="float" office:value="1662.034546">
                <text:p>1662.034546</text:p>
              </table:table-cell>
              <table:table-cell office:value-type="float" office:value="1736.840454">
                <text:p>1736.8404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56.876343">
                <text:p>1656.876343</text:p>
              </table:table-cell>
              <table:table-cell office:value-type="float" office:value="1734.603638">
                <text:p>1734.603638</text:p>
              </table:table-cell>
              <table:table-cell office:value-type="float" office:value="1668.661499">
                <text:p>1668.661499</text:p>
              </table:table-cell>
              <table:table-cell office:value-type="float" office:value="1733.057251">
                <text:p>1733.0572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8.101562">
                <text:p>1658.101562</text:p>
              </table:table-cell>
              <table:table-cell office:value-type="float" office:value="1737.059937">
                <text:p>1737.059937</text:p>
              </table:table-cell>
              <table:table-cell office:value-type="float" office:value="1662.415894">
                <text:p>1662.415894</text:p>
              </table:table-cell>
              <table:table-cell office:value-type="float" office:value="1733.707153">
                <text:p>1733.7071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57.541382">
                <text:p>1657.541382</text:p>
              </table:table-cell>
              <table:table-cell office:value-type="float" office:value="1734.636719">
                <text:p>1734.636719</text:p>
              </table:table-cell>
              <table:table-cell office:value-type="float" office:value="1668.614868">
                <text:p>1668.614868</text:p>
              </table:table-cell>
              <table:table-cell office:value-type="float" office:value="1731.098755">
                <text:p>1731.0987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58.386353">
                <text:p>1658.386353</text:p>
              </table:table-cell>
              <table:table-cell office:value-type="float" office:value="1728.616089">
                <text:p>1728.616089</text:p>
              </table:table-cell>
              <table:table-cell office:value-type="float" office:value="1667.107544">
                <text:p>1667.107544</text:p>
              </table:table-cell>
              <table:table-cell office:value-type="float" office:value="1728.029541">
                <text:p>1728.0295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56.762329">
                <text:p>1656.762329</text:p>
              </table:table-cell>
              <table:table-cell office:value-type="float" office:value="1740.101807">
                <text:p>1740.101807</text:p>
              </table:table-cell>
              <table:table-cell office:value-type="float" office:value="1662.120972">
                <text:p>1662.120972</text:p>
              </table:table-cell>
              <table:table-cell office:value-type="float" office:value="1739.008789">
                <text:p>1739.0087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61.297241">
                <text:p>1661.297241</text:p>
              </table:table-cell>
              <table:table-cell office:value-type="float" office:value="1742.170532">
                <text:p>1742.170532</text:p>
              </table:table-cell>
              <table:table-cell office:value-type="float" office:value="1667.545532">
                <text:p>1667.545532</text:p>
              </table:table-cell>
              <table:table-cell office:value-type="float" office:value="1740.549561">
                <text:p>1740.5495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61.339966">
                <text:p>1661.339966</text:p>
              </table:table-cell>
              <table:table-cell office:value-type="float" office:value="1737.898193">
                <text:p>1737.898193</text:p>
              </table:table-cell>
              <table:table-cell office:value-type="float" office:value="1667.880615">
                <text:p>1667.880615</text:p>
              </table:table-cell>
              <table:table-cell office:value-type="float" office:value="1736.814819">
                <text:p>1736.8148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63.441406">
                <text:p>1663.441406</text:p>
              </table:table-cell>
              <table:table-cell office:value-type="float" office:value="1738.212158">
                <text:p>1738.212158</text:p>
              </table:table-cell>
              <table:table-cell office:value-type="float" office:value="1666.600342">
                <text:p>1666.600342</text:p>
              </table:table-cell>
              <table:table-cell office:value-type="float" office:value="1736.356323">
                <text:p>1736.3563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62.241699">
                <text:p>1662.241699</text:p>
              </table:table-cell>
              <table:table-cell office:value-type="float" office:value="1741.493408">
                <text:p>1741.493408</text:p>
              </table:table-cell>
              <table:table-cell office:value-type="float" office:value="1664.009277">
                <text:p>1664.009277</text:p>
              </table:table-cell>
              <table:table-cell office:value-type="float" office:value="1745.327637">
                <text:p>1745.3276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59.635376">
                <text:p>1659.635376</text:p>
              </table:table-cell>
              <table:table-cell office:value-type="float" office:value="1744.889648">
                <text:p>1744.889648</text:p>
              </table:table-cell>
              <table:table-cell office:value-type="float" office:value="1671.806396">
                <text:p>1671.806396</text:p>
              </table:table-cell>
              <table:table-cell office:value-type="float" office:value="1735.962646">
                <text:p>1735.9626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62.203125">
                <text:p>1662.203125</text:p>
              </table:table-cell>
              <table:table-cell office:value-type="float" office:value="1733.888794">
                <text:p>1733.888794</text:p>
              </table:table-cell>
              <table:table-cell office:value-type="float" office:value="1668.509888">
                <text:p>1668.509888</text:p>
              </table:table-cell>
              <table:table-cell office:value-type="float" office:value="1731.397217">
                <text:p>1731.3972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62.217896">
                <text:p>1662.217896</text:p>
              </table:table-cell>
              <table:table-cell office:value-type="float" office:value="1738.797119">
                <text:p>1738.797119</text:p>
              </table:table-cell>
              <table:table-cell office:value-type="float" office:value="1667.912109">
                <text:p>1667.912109</text:p>
              </table:table-cell>
              <table:table-cell office:value-type="float" office:value="1738.308838">
                <text:p>1738.3088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61.800781">
                <text:p>1661.800781</text:p>
              </table:table-cell>
              <table:table-cell office:value-type="float" office:value="1741.682495">
                <text:p>1741.682495</text:p>
              </table:table-cell>
              <table:table-cell office:value-type="float" office:value="1667.699585">
                <text:p>1667.699585</text:p>
              </table:table-cell>
              <table:table-cell office:value-type="float" office:value="1738.688843">
                <text:p>1738.6888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60.138428">
                <text:p>1660.138428</text:p>
              </table:table-cell>
              <table:table-cell office:value-type="float" office:value="1738.997803">
                <text:p>1738.997803</text:p>
              </table:table-cell>
              <table:table-cell office:value-type="float" office:value="1668.852417">
                <text:p>1668.852417</text:p>
              </table:table-cell>
              <table:table-cell office:value-type="float" office:value="1737.186035">
                <text:p>1737.1860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64.288818">
                <text:p>1664.288818</text:p>
              </table:table-cell>
              <table:table-cell office:value-type="float" office:value="1740.991577">
                <text:p>1740.991577</text:p>
              </table:table-cell>
              <table:table-cell office:value-type="float" office:value="1671.578369">
                <text:p>1671.578369</text:p>
              </table:table-cell>
              <table:table-cell office:value-type="float" office:value="1737.97583">
                <text:p>1737.975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59.391235">
                <text:p>1659.391235</text:p>
              </table:table-cell>
              <table:table-cell office:value-type="float" office:value="1741.141113">
                <text:p>1741.141113</text:p>
              </table:table-cell>
              <table:table-cell office:value-type="float" office:value="1667.84668">
                <text:p>1667.84668</text:p>
              </table:table-cell>
              <table:table-cell office:value-type="float" office:value="1736.642822">
                <text:p>1736.6428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60.83252">
                <text:p>1660.83252</text:p>
              </table:table-cell>
              <table:table-cell office:value-type="float" office:value="1742.159912">
                <text:p>1742.159912</text:p>
              </table:table-cell>
              <table:table-cell office:value-type="float" office:value="1669.563232">
                <text:p>1669.563232</text:p>
              </table:table-cell>
              <table:table-cell office:value-type="float" office:value="1740.556763">
                <text:p>1740.556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64.645996">
                <text:p>1664.645996</text:p>
              </table:table-cell>
              <table:table-cell office:value-type="float" office:value="1737.264771">
                <text:p>1737.264771</text:p>
              </table:table-cell>
              <table:table-cell office:value-type="float" office:value="1673.312012">
                <text:p>1673.312012</text:p>
              </table:table-cell>
              <table:table-cell office:value-type="float" office:value="1733.193115">
                <text:p>1733.1931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59.812256">
                <text:p>1659.812256</text:p>
              </table:table-cell>
              <table:table-cell office:value-type="float" office:value="1748.17981">
                <text:p>1748.17981</text:p>
              </table:table-cell>
              <table:table-cell office:value-type="float" office:value="1668.806396">
                <text:p>1668.806396</text:p>
              </table:table-cell>
              <table:table-cell office:value-type="float" office:value="1744.979126">
                <text:p>1744.9791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62.530518">
                <text:p>1662.530518</text:p>
              </table:table-cell>
              <table:table-cell office:value-type="float" office:value="1743.098022">
                <text:p>1743.098022</text:p>
              </table:table-cell>
              <table:table-cell office:value-type="float" office:value="1669.364746">
                <text:p>1669.364746</text:p>
              </table:table-cell>
              <table:table-cell office:value-type="float" office:value="1737.867065">
                <text:p>1737.8670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65.241333">
                <text:p>1665.241333</text:p>
              </table:table-cell>
              <table:table-cell office:value-type="float" office:value="1737.45874">
                <text:p>1737.45874</text:p>
              </table:table-cell>
              <table:table-cell office:value-type="float" office:value="1673.755005">
                <text:p>1673.755005</text:p>
              </table:table-cell>
              <table:table-cell office:value-type="float" office:value="1734.380005">
                <text:p>1734.3800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60.356201">
                <text:p>1660.356201</text:p>
              </table:table-cell>
              <table:table-cell office:value-type="float" office:value="1748.264526">
                <text:p>1748.264526</text:p>
              </table:table-cell>
              <table:table-cell office:value-type="float" office:value="1670.325684">
                <text:p>1670.325684</text:p>
              </table:table-cell>
              <table:table-cell office:value-type="float" office:value="1743.649292">
                <text:p>1743.6492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6.450928">
                <text:p>1666.450928</text:p>
              </table:table-cell>
              <table:table-cell office:value-type="float" office:value="1732.741333">
                <text:p>1732.741333</text:p>
              </table:table-cell>
              <table:table-cell office:value-type="float" office:value="1674.899536">
                <text:p>1674.899536</text:p>
              </table:table-cell>
              <table:table-cell office:value-type="float" office:value="1730.518799">
                <text:p>1730.5187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55.603516">
                <text:p>1655.603516</text:p>
              </table:table-cell>
              <table:table-cell office:value-type="float" office:value="1728.872681">
                <text:p>1728.872681</text:p>
              </table:table-cell>
              <table:table-cell office:value-type="float" office:value="1661.323242">
                <text:p>1661.323242</text:p>
              </table:table-cell>
              <table:table-cell office:value-type="float" office:value="1727.62146">
                <text:p>1727.621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1.5448">
                <text:p>1631.5448</text:p>
              </table:table-cell>
              <table:table-cell office:value-type="float" office:value="1729.757324">
                <text:p>1729.757324</text:p>
              </table:table-cell>
              <table:table-cell office:value-type="float" office:value="1642.190552">
                <text:p>1642.190552</text:p>
              </table:table-cell>
              <table:table-cell office:value-type="float" office:value="1731.154419">
                <text:p>1731.1544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29.475952">
                <text:p>1629.475952</text:p>
              </table:table-cell>
              <table:table-cell office:value-type="float" office:value="1708.998169">
                <text:p>1708.998169</text:p>
              </table:table-cell>
              <table:table-cell office:value-type="float" office:value="1638.074707">
                <text:p>1638.074707</text:p>
              </table:table-cell>
              <table:table-cell office:value-type="float" office:value="1705.946533">
                <text:p>1705.9465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27.048462">
                <text:p>1627.048462</text:p>
              </table:table-cell>
              <table:table-cell office:value-type="float" office:value="1695.243042">
                <text:p>1695.243042</text:p>
              </table:table-cell>
              <table:table-cell office:value-type="float" office:value="1632.178223">
                <text:p>1632.178223</text:p>
              </table:table-cell>
              <table:table-cell office:value-type="float" office:value="1694.058105">
                <text:p>1694.0581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16.223267">
                <text:p>1616.223267</text:p>
              </table:table-cell>
              <table:table-cell office:value-type="float" office:value="1694.662476">
                <text:p>1694.662476</text:p>
              </table:table-cell>
              <table:table-cell office:value-type="float" office:value="1619.892456">
                <text:p>1619.892456</text:p>
              </table:table-cell>
              <table:table-cell office:value-type="float" office:value="1686.317993">
                <text:p>1686.3179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15.139038">
                <text:p>1615.139038</text:p>
              </table:table-cell>
              <table:table-cell office:value-type="float" office:value="1675.362061">
                <text:p>1675.362061</text:p>
              </table:table-cell>
              <table:table-cell office:value-type="float" office:value="1618.561157">
                <text:p>1618.561157</text:p>
              </table:table-cell>
              <table:table-cell office:value-type="float" office:value="1676.409424">
                <text:p>1676.4094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06.772827">
                <text:p>1606.772827</text:p>
              </table:table-cell>
              <table:table-cell office:value-type="float" office:value="1668.630127">
                <text:p>1668.630127</text:p>
              </table:table-cell>
              <table:table-cell office:value-type="float" office:value="1615.099976">
                <text:p>1615.099976</text:p>
              </table:table-cell>
              <table:table-cell office:value-type="float" office:value="1669.417969">
                <text:p>1669.4179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99.597534">
                <text:p>1599.597534</text:p>
              </table:table-cell>
              <table:table-cell office:value-type="float" office:value="1666.197754">
                <text:p>1666.197754</text:p>
              </table:table-cell>
              <table:table-cell office:value-type="float" office:value="1610.869751">
                <text:p>1610.869751</text:p>
              </table:table-cell>
              <table:table-cell office:value-type="float" office:value="1664.616089">
                <text:p>1664.6160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96.685791">
                <text:p>1596.685791</text:p>
              </table:table-cell>
              <table:table-cell office:value-type="float" office:value="1657.928711">
                <text:p>1657.928711</text:p>
              </table:table-cell>
              <table:table-cell office:value-type="float" office:value="1597.893433">
                <text:p>1597.893433</text:p>
              </table:table-cell>
              <table:table-cell office:value-type="float" office:value="1652.769775">
                <text:p>1652.7697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94.865723">
                <text:p>1594.865723</text:p>
              </table:table-cell>
              <table:table-cell office:value-type="float" office:value="1647.920898">
                <text:p>1647.920898</text:p>
              </table:table-cell>
              <table:table-cell office:value-type="float" office:value="1603.943359">
                <text:p>1603.943359</text:p>
              </table:table-cell>
              <table:table-cell office:value-type="float" office:value="1648.236694">
                <text:p>1648.2366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92.277954">
                <text:p>1592.277954</text:p>
              </table:table-cell>
              <table:table-cell office:value-type="float" office:value="1643.425537">
                <text:p>1643.425537</text:p>
              </table:table-cell>
              <table:table-cell office:value-type="float" office:value="1599.852295">
                <text:p>1599.852295</text:p>
              </table:table-cell>
              <table:table-cell office:value-type="float" office:value="1641.383179">
                <text:p>1641.3831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88.146606">
                <text:p>1588.146606</text:p>
              </table:table-cell>
              <table:table-cell office:value-type="float" office:value="1639.685547">
                <text:p>1639.685547</text:p>
              </table:table-cell>
              <table:table-cell office:value-type="float" office:value="1595.411133">
                <text:p>1595.411133</text:p>
              </table:table-cell>
              <table:table-cell office:value-type="float" office:value="1635.807129">
                <text:p>1635.8071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90.020752">
                <text:p>1590.020752</text:p>
              </table:table-cell>
              <table:table-cell office:value-type="float" office:value="1630.165771">
                <text:p>1630.165771</text:p>
              </table:table-cell>
              <table:table-cell office:value-type="float" office:value="1593.776978">
                <text:p>1593.776978</text:p>
              </table:table-cell>
              <table:table-cell office:value-type="float" office:value="1627.661865">
                <text:p>1627.66186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81.511108">
                <text:p>1581.511108</text:p>
              </table:table-cell>
              <table:table-cell office:value-type="float" office:value="1627.316528">
                <text:p>1627.316528</text:p>
              </table:table-cell>
              <table:table-cell office:value-type="float" office:value="1592.084961">
                <text:p>1592.084961</text:p>
              </table:table-cell>
              <table:table-cell office:value-type="float" office:value="1623.995361">
                <text:p>1623.995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83.750488">
                <text:p>1583.750488</text:p>
              </table:table-cell>
              <table:table-cell office:value-type="float" office:value="1618.344482">
                <text:p>1618.344482</text:p>
              </table:table-cell>
              <table:table-cell office:value-type="float" office:value="1587.062744">
                <text:p>1587.062744</text:p>
              </table:table-cell>
              <table:table-cell office:value-type="float" office:value="1619.700317">
                <text:p>1619.7003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9.706665">
                <text:p>1579.706665</text:p>
              </table:table-cell>
              <table:table-cell office:value-type="float" office:value="1613.393066">
                <text:p>1613.393066</text:p>
              </table:table-cell>
              <table:table-cell office:value-type="float" office:value="1584.08374">
                <text:p>1584.08374</text:p>
              </table:table-cell>
              <table:table-cell office:value-type="float" office:value="1618.358643">
                <text:p>1618.3586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8.681519">
                <text:p>1578.681519</text:p>
              </table:table-cell>
              <table:table-cell office:value-type="float" office:value="1611.693359">
                <text:p>1611.693359</text:p>
              </table:table-cell>
              <table:table-cell office:value-type="float" office:value="1578.471558">
                <text:p>1578.471558</text:p>
              </table:table-cell>
              <table:table-cell office:value-type="float" office:value="1612.670898">
                <text:p>1612.6708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7.220947">
                <text:p>1577.220947</text:p>
              </table:table-cell>
              <table:table-cell office:value-type="float" office:value="1605.550537">
                <text:p>1605.550537</text:p>
              </table:table-cell>
              <table:table-cell office:value-type="float" office:value="1580.164673">
                <text:p>1580.164673</text:p>
              </table:table-cell>
              <table:table-cell office:value-type="float" office:value="1606.296387">
                <text:p>1606.2963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3.837769">
                <text:p>1573.837769</text:p>
              </table:table-cell>
              <table:table-cell office:value-type="float" office:value="1606.119263">
                <text:p>1606.119263</text:p>
              </table:table-cell>
              <table:table-cell office:value-type="float" office:value="1571.566528">
                <text:p>1571.566528</text:p>
              </table:table-cell>
              <table:table-cell office:value-type="float" office:value="1609.759766">
                <text:p>1609.7597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2.620483">
                <text:p>1572.620483</text:p>
              </table:table-cell>
              <table:table-cell office:value-type="float" office:value="1604.109131">
                <text:p>1604.109131</text:p>
              </table:table-cell>
              <table:table-cell office:value-type="float" office:value="1575.807861">
                <text:p>1575.807861</text:p>
              </table:table-cell>
              <table:table-cell office:value-type="float" office:value="1603.966797">
                <text:p>1603.9667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5.077759">
                <text:p>1575.077759</text:p>
              </table:table-cell>
              <table:table-cell office:value-type="float" office:value="1595.133301">
                <text:p>1595.133301</text:p>
              </table:table-cell>
              <table:table-cell office:value-type="float" office:value="1580.110718">
                <text:p>1580.110718</text:p>
              </table:table-cell>
              <table:table-cell office:value-type="float" office:value="1598.194824">
                <text:p>1598.1948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67.873901">
                <text:p>1567.873901</text:p>
              </table:table-cell>
              <table:table-cell office:value-type="float" office:value="1598.579956">
                <text:p>1598.579956</text:p>
              </table:table-cell>
              <table:table-cell office:value-type="float" office:value="1576.904175">
                <text:p>1576.904175</text:p>
              </table:table-cell>
              <table:table-cell office:value-type="float" office:value="1595.752075">
                <text:p>1595.7520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0.811401">
                <text:p>1570.811401</text:p>
              </table:table-cell>
              <table:table-cell office:value-type="float" office:value="1591.703735">
                <text:p>1591.703735</text:p>
              </table:table-cell>
              <table:table-cell office:value-type="float" office:value="1571.767578">
                <text:p>1571.767578</text:p>
              </table:table-cell>
              <table:table-cell office:value-type="float" office:value="1594.243896">
                <text:p>1594.24389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68.495483">
                <text:p>1568.495483</text:p>
              </table:table-cell>
              <table:table-cell office:value-type="float" office:value="1590.352051">
                <text:p>1590.352051</text:p>
              </table:table-cell>
              <table:table-cell office:value-type="float" office:value="1575.696167">
                <text:p>1575.696167</text:p>
              </table:table-cell>
              <table:table-cell office:value-type="float" office:value="1591.074341">
                <text:p>1591.0743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1.020752">
                <text:p>1571.020752</text:p>
              </table:table-cell>
              <table:table-cell office:value-type="float" office:value="1587.188477">
                <text:p>1587.188477</text:p>
              </table:table-cell>
              <table:table-cell office:value-type="float" office:value="1578.213867">
                <text:p>1578.213867</text:p>
              </table:table-cell>
              <table:table-cell office:value-type="float" office:value="1586.609741">
                <text:p>1586.6097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65.151001">
                <text:p>1565.151001</text:p>
              </table:table-cell>
              <table:table-cell office:value-type="float" office:value="1585.654053">
                <text:p>1585.654053</text:p>
              </table:table-cell>
              <table:table-cell office:value-type="float" office:value="1571.328491">
                <text:p>1571.328491</text:p>
              </table:table-cell>
              <table:table-cell office:value-type="float" office:value="1589.733887">
                <text:p>1589.7338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5.203491">
                <text:p>1575.203491</text:p>
              </table:table-cell>
              <table:table-cell office:value-type="float" office:value="1587.925903">
                <text:p>1587.925903</text:p>
              </table:table-cell>
              <table:table-cell office:value-type="float" office:value="1566.876953">
                <text:p>1566.876953</text:p>
              </table:table-cell>
              <table:table-cell office:value-type="float" office:value="1579.131836">
                <text:p>1579.1318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68.813721">
                <text:p>1568.813721</text:p>
              </table:table-cell>
              <table:table-cell office:value-type="float" office:value="1583.278442">
                <text:p>1583.278442</text:p>
              </table:table-cell>
              <table:table-cell office:value-type="float" office:value="1572.416748">
                <text:p>1572.416748</text:p>
              </table:table-cell>
              <table:table-cell office:value-type="float" office:value="1583.453857">
                <text:p>1583.4538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64.091797">
                <text:p>1564.091797</text:p>
              </table:table-cell>
              <table:table-cell office:value-type="float" office:value="1582.906494">
                <text:p>1582.906494</text:p>
              </table:table-cell>
              <table:table-cell office:value-type="float" office:value="1567.964844">
                <text:p>1567.964844</text:p>
              </table:table-cell>
              <table:table-cell office:value-type="float" office:value="1580.815918">
                <text:p>1580.8159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68.056641">
                <text:p>1568.056641</text:p>
              </table:table-cell>
              <table:table-cell office:value-type="float" office:value="1581.2771">
                <text:p>1581.2771</text:p>
              </table:table-cell>
              <table:table-cell office:value-type="float" office:value="1569.480469">
                <text:p>1569.480469</text:p>
              </table:table-cell>
              <table:table-cell office:value-type="float" office:value="1581.125854">
                <text:p>1581.1258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2.703247">
                <text:p>1572.703247</text:p>
              </table:table-cell>
              <table:table-cell office:value-type="float" office:value="1574.787109">
                <text:p>1574.787109</text:p>
              </table:table-cell>
              <table:table-cell office:value-type="float" office:value="1570.677979">
                <text:p>1570.677979</text:p>
              </table:table-cell>
              <table:table-cell office:value-type="float" office:value="1579.907593">
                <text:p>1579.9075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0.403687">
                <text:p>1570.403687</text:p>
              </table:table-cell>
              <table:table-cell office:value-type="float" office:value="1578.282715">
                <text:p>1578.282715</text:p>
              </table:table-cell>
              <table:table-cell office:value-type="float" office:value="1570.407837">
                <text:p>1570.407837</text:p>
              </table:table-cell>
              <table:table-cell office:value-type="float" office:value="1574.825195">
                <text:p>1574.8251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68.489014">
                <text:p>1568.489014</text:p>
              </table:table-cell>
              <table:table-cell office:value-type="float" office:value="1575.963379">
                <text:p>1575.963379</text:p>
              </table:table-cell>
              <table:table-cell office:value-type="float" office:value="1570.942017">
                <text:p>1570.942017</text:p>
              </table:table-cell>
              <table:table-cell office:value-type="float" office:value="1572.160522">
                <text:p>1572.1605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67.962769">
                <text:p>1567.962769</text:p>
              </table:table-cell>
              <table:table-cell office:value-type="float" office:value="1581.067017">
                <text:p>1581.067017</text:p>
              </table:table-cell>
              <table:table-cell office:value-type="float" office:value="1567.796143">
                <text:p>1567.796143</text:p>
              </table:table-cell>
              <table:table-cell office:value-type="float" office:value="1577.293823">
                <text:p>1577.2938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68.591064">
                <text:p>1568.591064</text:p>
              </table:table-cell>
              <table:table-cell office:value-type="float" office:value="1574.12439">
                <text:p>1574.12439</text:p>
              </table:table-cell>
              <table:table-cell office:value-type="float" office:value="1565.342896">
                <text:p>1565.342896</text:p>
              </table:table-cell>
              <table:table-cell office:value-type="float" office:value="1577.917358">
                <text:p>1577.9173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66.153687">
                <text:p>1566.153687</text:p>
              </table:table-cell>
              <table:table-cell office:value-type="float" office:value="1575.251221">
                <text:p>1575.251221</text:p>
              </table:table-cell>
              <table:table-cell office:value-type="float" office:value="1565.504517">
                <text:p>1565.504517</text:p>
              </table:table-cell>
              <table:table-cell office:value-type="float" office:value="1575.120117">
                <text:p>1575.1201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1.153442">
                <text:p>1571.153442</text:p>
              </table:table-cell>
              <table:table-cell office:value-type="float" office:value="1572.636108">
                <text:p>1572.636108</text:p>
              </table:table-cell>
              <table:table-cell office:value-type="float" office:value="1571.000122">
                <text:p>1571.000122</text:p>
              </table:table-cell>
              <table:table-cell office:value-type="float" office:value="1574.850952">
                <text:p>1574.8509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65.247314">
                <text:p>1565.247314</text:p>
              </table:table-cell>
              <table:table-cell office:value-type="float" office:value="1577.449707">
                <text:p>1577.449707</text:p>
              </table:table-cell>
              <table:table-cell office:value-type="float" office:value="1567.223755">
                <text:p>1567.223755</text:p>
              </table:table-cell>
              <table:table-cell office:value-type="float" office:value="1575.250122">
                <text:p>1575.2501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64.319946">
                <text:p>1564.319946</text:p>
              </table:table-cell>
              <table:table-cell office:value-type="float" office:value="1575.155518">
                <text:p>1575.155518</text:p>
              </table:table-cell>
              <table:table-cell office:value-type="float" office:value="1562.822632">
                <text:p>1562.822632</text:p>
              </table:table-cell>
              <table:table-cell office:value-type="float" office:value="1574.289795">
                <text:p>1574.2897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63.810669">
                <text:p>1563.810669</text:p>
              </table:table-cell>
              <table:table-cell office:value-type="float" office:value="1574.13562">
                <text:p>1574.13562</text:p>
              </table:table-cell>
              <table:table-cell office:value-type="float" office:value="1563.811523">
                <text:p>1563.811523</text:p>
              </table:table-cell>
              <table:table-cell office:value-type="float" office:value="1572.17395">
                <text:p>1572.173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62.790039">
                <text:p>1562.790039</text:p>
              </table:table-cell>
              <table:table-cell office:value-type="float" office:value="1571.512695">
                <text:p>1571.512695</text:p>
              </table:table-cell>
              <table:table-cell office:value-type="float" office:value="1565.399292">
                <text:p>1565.399292</text:p>
              </table:table-cell>
              <table:table-cell office:value-type="float" office:value="1570.61438">
                <text:p>1570.614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62.473022">
                <text:p>1562.473022</text:p>
              </table:table-cell>
              <table:table-cell office:value-type="float" office:value="1570.288574">
                <text:p>1570.288574</text:p>
              </table:table-cell>
              <table:table-cell office:value-type="float" office:value="1562.707642">
                <text:p>1562.707642</text:p>
              </table:table-cell>
              <table:table-cell office:value-type="float" office:value="1573.328003">
                <text:p>1573.3280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60.865601">
                <text:p>1560.865601</text:p>
              </table:table-cell>
              <table:table-cell office:value-type="float" office:value="1595.805542">
                <text:p>1595.805542</text:p>
              </table:table-cell>
              <table:table-cell office:value-type="float" office:value="1541.540771">
                <text:p>1541.540771</text:p>
              </table:table-cell>
              <table:table-cell office:value-type="float" office:value="1564.745239">
                <text:p>1564.7452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58.198364">
                <text:p>1558.198364</text:p>
              </table:table-cell>
              <table:table-cell office:value-type="float" office:value="1597.338013">
                <text:p>1597.338013</text:p>
              </table:table-cell>
              <table:table-cell office:value-type="float" office:value="1554.382568">
                <text:p>1554.382568</text:p>
              </table:table-cell>
              <table:table-cell office:value-type="float" office:value="1595.391235">
                <text:p>1595.3912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1.750366">
                <text:p>1571.750366</text:p>
              </table:table-cell>
              <table:table-cell office:value-type="float" office:value="1616.408936">
                <text:p>1616.408936</text:p>
              </table:table-cell>
              <table:table-cell office:value-type="float" office:value="1570.743652">
                <text:p>1570.743652</text:p>
              </table:table-cell>
              <table:table-cell office:value-type="float" office:value="1618.895508">
                <text:p>1618.8955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30.507812">
                <text:p>1630.507812</text:p>
              </table:table-cell>
              <table:table-cell office:value-type="float" office:value="1606.055054">
                <text:p>1606.055054</text:p>
              </table:table-cell>
              <table:table-cell office:value-type="float" office:value="1636.178955">
                <text:p>1636.178955</text:p>
              </table:table-cell>
              <table:table-cell office:value-type="float" office:value="1615.273682">
                <text:p>1615.2736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65.164551">
                <text:p>1665.164551</text:p>
              </table:table-cell>
              <table:table-cell office:value-type="float" office:value="1654.44165">
                <text:p>1654.44165</text:p>
              </table:table-cell>
              <table:table-cell office:value-type="float" office:value="1674.054443">
                <text:p>1674.054443</text:p>
              </table:table-cell>
              <table:table-cell office:value-type="float" office:value="1651.936401">
                <text:p>1651.9364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85.897949">
                <text:p>1685.897949</text:p>
              </table:table-cell>
              <table:table-cell office:value-type="float" office:value="1699.85791">
                <text:p>1699.85791</text:p>
              </table:table-cell>
              <table:table-cell office:value-type="float" office:value="1692.896362">
                <text:p>1692.896362</text:p>
              </table:table-cell>
              <table:table-cell office:value-type="float" office:value="1693.539673">
                <text:p>1693.5396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89.052368">
                <text:p>1689.052368</text:p>
              </table:table-cell>
              <table:table-cell office:value-type="float" office:value="1715.650146">
                <text:p>1715.650146</text:p>
              </table:table-cell>
              <table:table-cell office:value-type="float" office:value="1698.261353">
                <text:p>1698.261353</text:p>
              </table:table-cell>
              <table:table-cell office:value-type="float" office:value="1702.102051">
                <text:p>1702.1020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72.602661">
                <text:p>1672.602661</text:p>
              </table:table-cell>
              <table:table-cell office:value-type="float" office:value="1746.931519">
                <text:p>1746.931519</text:p>
              </table:table-cell>
              <table:table-cell office:value-type="float" office:value="1667.971191">
                <text:p>1667.971191</text:p>
              </table:table-cell>
              <table:table-cell office:value-type="float" office:value="1745.617432">
                <text:p>1745.6174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72.926514">
                <text:p>1672.926514</text:p>
              </table:table-cell>
              <table:table-cell office:value-type="float" office:value="1705.298584">
                <text:p>1705.298584</text:p>
              </table:table-cell>
              <table:table-cell office:value-type="float" office:value="1670.808228">
                <text:p>1670.808228</text:p>
              </table:table-cell>
              <table:table-cell office:value-type="float" office:value="1719.199951">
                <text:p>1719.1999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44.248779">
                <text:p>1644.248779</text:p>
              </table:table-cell>
              <table:table-cell office:value-type="float" office:value="1751.115845">
                <text:p>1751.115845</text:p>
              </table:table-cell>
              <table:table-cell office:value-type="float" office:value="1654.128052">
                <text:p>1654.128052</text:p>
              </table:table-cell>
              <table:table-cell office:value-type="float" office:value="1746.876953">
                <text:p>1746.8769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3.821533">
                <text:p>1653.821533</text:p>
              </table:table-cell>
              <table:table-cell office:value-type="float" office:value="1725.067139">
                <text:p>1725.067139</text:p>
              </table:table-cell>
              <table:table-cell office:value-type="float" office:value="1659.825562">
                <text:p>1659.825562</text:p>
              </table:table-cell>
              <table:table-cell office:value-type="float" office:value="1720.630249">
                <text:p>1720.6302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55.043823">
                <text:p>1655.043823</text:p>
              </table:table-cell>
              <table:table-cell office:value-type="float" office:value="1734.83252">
                <text:p>1734.83252</text:p>
              </table:table-cell>
              <table:table-cell office:value-type="float" office:value="1663.709595">
                <text:p>1663.709595</text:p>
              </table:table-cell>
              <table:table-cell office:value-type="float" office:value="1731.142822">
                <text:p>1731.1428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51.642944">
                <text:p>1651.642944</text:p>
              </table:table-cell>
              <table:table-cell office:value-type="float" office:value="1734.634155">
                <text:p>1734.634155</text:p>
              </table:table-cell>
              <table:table-cell office:value-type="float" office:value="1657.449829">
                <text:p>1657.449829</text:p>
              </table:table-cell>
              <table:table-cell office:value-type="float" office:value="1733.18811">
                <text:p>1733.188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56.479614">
                <text:p>1656.479614</text:p>
              </table:table-cell>
              <table:table-cell office:value-type="float" office:value="1736.162476">
                <text:p>1736.162476</text:p>
              </table:table-cell>
              <table:table-cell office:value-type="float" office:value="1661.050903">
                <text:p>1661.050903</text:p>
              </table:table-cell>
              <table:table-cell office:value-type="float" office:value="1733.931641">
                <text:p>1733.9316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52.931519">
                <text:p>1652.931519</text:p>
              </table:table-cell>
              <table:table-cell office:value-type="float" office:value="1737.847656">
                <text:p>1737.847656</text:p>
              </table:table-cell>
              <table:table-cell office:value-type="float" office:value="1658.914673">
                <text:p>1658.914673</text:p>
              </table:table-cell>
              <table:table-cell office:value-type="float" office:value="1735.395386">
                <text:p>1735.3953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55.449951">
                <text:p>1655.449951</text:p>
              </table:table-cell>
              <table:table-cell office:value-type="float" office:value="1731.47583">
                <text:p>1731.47583</text:p>
              </table:table-cell>
              <table:table-cell office:value-type="float" office:value="1660.807617">
                <text:p>1660.807617</text:p>
              </table:table-cell>
              <table:table-cell office:value-type="float" office:value="1732.223145">
                <text:p>1732.2231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54.246582">
                <text:p>1654.246582</text:p>
              </table:table-cell>
              <table:table-cell office:value-type="float" office:value="1739.235718">
                <text:p>1739.235718</text:p>
              </table:table-cell>
              <table:table-cell office:value-type="float" office:value="1660.254517">
                <text:p>1660.254517</text:p>
              </table:table-cell>
              <table:table-cell office:value-type="float" office:value="1737.785278">
                <text:p>1737.7852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59.713745">
                <text:p>1659.713745</text:p>
              </table:table-cell>
              <table:table-cell office:value-type="float" office:value="1738.293579">
                <text:p>1738.293579</text:p>
              </table:table-cell>
              <table:table-cell office:value-type="float" office:value="1669.054443">
                <text:p>1669.054443</text:p>
              </table:table-cell>
              <table:table-cell office:value-type="float" office:value="1732.523193">
                <text:p>1732.5231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59.241821">
                <text:p>1659.241821</text:p>
              </table:table-cell>
              <table:table-cell office:value-type="float" office:value="1730.498413">
                <text:p>1730.498413</text:p>
              </table:table-cell>
              <table:table-cell office:value-type="float" office:value="1669.036499">
                <text:p>1669.036499</text:p>
              </table:table-cell>
              <table:table-cell office:value-type="float" office:value="1726.977295">
                <text:p>1726.9772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54.918945">
                <text:p>1654.918945</text:p>
              </table:table-cell>
              <table:table-cell office:value-type="float" office:value="1736.856934">
                <text:p>1736.856934</text:p>
              </table:table-cell>
              <table:table-cell office:value-type="float" office:value="1664.501587">
                <text:p>1664.501587</text:p>
              </table:table-cell>
              <table:table-cell office:value-type="float" office:value="1733.957886">
                <text:p>1733.9578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57.735352">
                <text:p>1657.735352</text:p>
              </table:table-cell>
              <table:table-cell office:value-type="float" office:value="1710.618896">
                <text:p>1710.618896</text:p>
              </table:table-cell>
              <table:table-cell office:value-type="float" office:value="1664.526611">
                <text:p>1664.526611</text:p>
              </table:table-cell>
              <table:table-cell office:value-type="float" office:value="1707.108154">
                <text:p>1707.1081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30.144409">
                <text:p>1630.144409</text:p>
              </table:table-cell>
              <table:table-cell office:value-type="float" office:value="1721.904541">
                <text:p>1721.904541</text:p>
              </table:table-cell>
              <table:table-cell office:value-type="float" office:value="1640.312622">
                <text:p>1640.312622</text:p>
              </table:table-cell>
              <table:table-cell office:value-type="float" office:value="1719.871216">
                <text:p>1719.8712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25.923218">
                <text:p>1625.923218</text:p>
              </table:table-cell>
              <table:table-cell office:value-type="float" office:value="1700.213501">
                <text:p>1700.213501</text:p>
              </table:table-cell>
              <table:table-cell office:value-type="float" office:value="1635.575195">
                <text:p>1635.575195</text:p>
              </table:table-cell>
              <table:table-cell office:value-type="float" office:value="1700.627319">
                <text:p>1700.6273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22.553955">
                <text:p>1622.553955</text:p>
              </table:table-cell>
              <table:table-cell office:value-type="float" office:value="1693.822021">
                <text:p>1693.822021</text:p>
              </table:table-cell>
              <table:table-cell office:value-type="float" office:value="1628.229004">
                <text:p>1628.229004</text:p>
              </table:table-cell>
              <table:table-cell office:value-type="float" office:value="1692.365845">
                <text:p>1692.36584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12.00708">
                <text:p>1612.00708</text:p>
              </table:table-cell>
              <table:table-cell office:value-type="float" office:value="1686.350098">
                <text:p>1686.350098</text:p>
              </table:table-cell>
              <table:table-cell office:value-type="float" office:value="1619.655762">
                <text:p>1619.655762</text:p>
              </table:table-cell>
              <table:table-cell office:value-type="float" office:value="1683.82605">
                <text:p>1683.826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07.659058">
                <text:p>1607.659058</text:p>
              </table:table-cell>
              <table:table-cell office:value-type="float" office:value="1684.505615">
                <text:p>1684.505615</text:p>
              </table:table-cell>
              <table:table-cell office:value-type="float" office:value="1612.387817">
                <text:p>1612.387817</text:p>
              </table:table-cell>
              <table:table-cell office:value-type="float" office:value="1675.247925">
                <text:p>1675.2479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11.844971">
                <text:p>1611.844971</text:p>
              </table:table-cell>
              <table:table-cell office:value-type="float" office:value="1663.524414">
                <text:p>1663.524414</text:p>
              </table:table-cell>
              <table:table-cell office:value-type="float" office:value="1613.016479">
                <text:p>1613.016479</text:p>
              </table:table-cell>
              <table:table-cell office:value-type="float" office:value="1664.602783">
                <text:p>1664.6027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98.700684">
                <text:p>1598.700684</text:p>
              </table:table-cell>
              <table:table-cell office:value-type="float" office:value="1661.685059">
                <text:p>1661.685059</text:p>
              </table:table-cell>
              <table:table-cell office:value-type="float" office:value="1607.910522">
                <text:p>1607.910522</text:p>
              </table:table-cell>
              <table:table-cell office:value-type="float" office:value="1660.111572">
                <text:p>1660.1115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96.896973">
                <text:p>1596.896973</text:p>
              </table:table-cell>
              <table:table-cell office:value-type="float" office:value="1655.169434">
                <text:p>1655.169434</text:p>
              </table:table-cell>
              <table:table-cell office:value-type="float" office:value="1603.818115">
                <text:p>1603.818115</text:p>
              </table:table-cell>
              <table:table-cell office:value-type="float" office:value="1652.692383">
                <text:p>1652.6923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90.734131">
                <text:p>1590.734131</text:p>
              </table:table-cell>
              <table:table-cell office:value-type="float" office:value="1649.181274">
                <text:p>1649.181274</text:p>
              </table:table-cell>
              <table:table-cell office:value-type="float" office:value="1598.071533">
                <text:p>1598.071533</text:p>
              </table:table-cell>
              <table:table-cell office:value-type="float" office:value="1642.483521">
                <text:p>1642.4835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96.142212">
                <text:p>1596.142212</text:p>
              </table:table-cell>
              <table:table-cell office:value-type="float" office:value="1632.423828">
                <text:p>1632.423828</text:p>
              </table:table-cell>
              <table:table-cell office:value-type="float" office:value="1593.738525">
                <text:p>1593.738525</text:p>
              </table:table-cell>
              <table:table-cell office:value-type="float" office:value="1638.942505">
                <text:p>1638.9425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86.957642">
                <text:p>1586.957642</text:p>
              </table:table-cell>
              <table:table-cell office:value-type="float" office:value="1633.120605">
                <text:p>1633.120605</text:p>
              </table:table-cell>
              <table:table-cell office:value-type="float" office:value="1594.264282">
                <text:p>1594.264282</text:p>
              </table:table-cell>
              <table:table-cell office:value-type="float" office:value="1629.062866">
                <text:p>1629.0628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81.992798">
                <text:p>1581.992798</text:p>
              </table:table-cell>
              <table:table-cell office:value-type="float" office:value="1629.933594">
                <text:p>1629.933594</text:p>
              </table:table-cell>
              <table:table-cell office:value-type="float" office:value="1587.606079">
                <text:p>1587.606079</text:p>
              </table:table-cell>
              <table:table-cell office:value-type="float" office:value="1626.532104">
                <text:p>1626.5321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84.384155">
                <text:p>1584.384155</text:p>
              </table:table-cell>
              <table:table-cell office:value-type="float" office:value="1621.586792">
                <text:p>1621.586792</text:p>
              </table:table-cell>
              <table:table-cell office:value-type="float" office:value="1589.906494">
                <text:p>1589.906494</text:p>
              </table:table-cell>
              <table:table-cell office:value-type="float" office:value="1623.983154">
                <text:p>1623.9831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5.787842">
                <text:p>1575.787842</text:p>
              </table:table-cell>
              <table:table-cell office:value-type="float" office:value="1621.840454">
                <text:p>1621.840454</text:p>
              </table:table-cell>
              <table:table-cell office:value-type="float" office:value="1587.213379">
                <text:p>1587.213379</text:p>
              </table:table-cell>
              <table:table-cell office:value-type="float" office:value="1614.786133">
                <text:p>1614.7861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1.591309">
                <text:p>1581.591309</text:p>
              </table:table-cell>
              <table:table-cell office:value-type="float" office:value="1614.674927">
                <text:p>1614.674927</text:p>
              </table:table-cell>
              <table:table-cell office:value-type="float" office:value="1583.613037">
                <text:p>1583.613037</text:p>
              </table:table-cell>
              <table:table-cell office:value-type="float" office:value="1611.406494">
                <text:p>1611.4064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5.967651">
                <text:p>1575.967651</text:p>
              </table:table-cell>
              <table:table-cell office:value-type="float" office:value="1612.083496">
                <text:p>1612.083496</text:p>
              </table:table-cell>
              <table:table-cell office:value-type="float" office:value="1582.234009">
                <text:p>1582.234009</text:p>
              </table:table-cell>
              <table:table-cell office:value-type="float" office:value="1608.86145">
                <text:p>1608.861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7.597046">
                <text:p>1577.597046</text:p>
              </table:table-cell>
              <table:table-cell office:value-type="float" office:value="1604.939209">
                <text:p>1604.939209</text:p>
              </table:table-cell>
              <table:table-cell office:value-type="float" office:value="1579.975098">
                <text:p>1579.975098</text:p>
              </table:table-cell>
              <table:table-cell office:value-type="float" office:value="1605.56665">
                <text:p>1605.566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5.919312">
                <text:p>1575.919312</text:p>
              </table:table-cell>
              <table:table-cell office:value-type="float" office:value="1603.755981">
                <text:p>1603.755981</text:p>
              </table:table-cell>
              <table:table-cell office:value-type="float" office:value="1577.442139">
                <text:p>1577.442139</text:p>
              </table:table-cell>
              <table:table-cell office:value-type="float" office:value="1603.553955">
                <text:p>1603.5539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69.176392">
                <text:p>1569.176392</text:p>
              </table:table-cell>
              <table:table-cell office:value-type="float" office:value="1601.824951">
                <text:p>1601.824951</text:p>
              </table:table-cell>
              <table:table-cell office:value-type="float" office:value="1572.431152">
                <text:p>1572.431152</text:p>
              </table:table-cell>
              <table:table-cell office:value-type="float" office:value="1601.490845">
                <text:p>1601.4908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69.360962">
                <text:p>1569.360962</text:p>
              </table:table-cell>
              <table:table-cell office:value-type="float" office:value="1597.466431">
                <text:p>1597.466431</text:p>
              </table:table-cell>
              <table:table-cell office:value-type="float" office:value="1578.617065">
                <text:p>1578.617065</text:p>
              </table:table-cell>
              <table:table-cell office:value-type="float" office:value="1596.929443">
                <text:p>1596.9294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1.335205">
                <text:p>1571.335205</text:p>
              </table:table-cell>
              <table:table-cell office:value-type="float" office:value="1592.164551">
                <text:p>1592.164551</text:p>
              </table:table-cell>
              <table:table-cell office:value-type="float" office:value="1572.473633">
                <text:p>1572.473633</text:p>
              </table:table-cell>
              <table:table-cell office:value-type="float" office:value="1594.955811">
                <text:p>1594.9558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1.235474">
                <text:p>1571.235474</text:p>
              </table:table-cell>
              <table:table-cell office:value-type="float" office:value="1593.124634">
                <text:p>1593.124634</text:p>
              </table:table-cell>
              <table:table-cell office:value-type="float" office:value="1571.094604">
                <text:p>1571.094604</text:p>
              </table:table-cell>
              <table:table-cell office:value-type="float" office:value="1593.577881">
                <text:p>1593.5778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66.125244">
                <text:p>1566.125244</text:p>
              </table:table-cell>
              <table:table-cell office:value-type="float" office:value="1593.743286">
                <text:p>1593.743286</text:p>
              </table:table-cell>
              <table:table-cell office:value-type="float" office:value="1571.686157">
                <text:p>1571.686157</text:p>
              </table:table-cell>
              <table:table-cell office:value-type="float" office:value="1590.677734">
                <text:p>1590.6777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67.998413">
                <text:p>1567.998413</text:p>
              </table:table-cell>
              <table:table-cell office:value-type="float" office:value="1588.656128">
                <text:p>1588.656128</text:p>
              </table:table-cell>
              <table:table-cell office:value-type="float" office:value="1571.669189">
                <text:p>1571.669189</text:p>
              </table:table-cell>
              <table:table-cell office:value-type="float" office:value="1586.807129">
                <text:p>1586.8071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66.265991">
                <text:p>1566.265991</text:p>
              </table:table-cell>
              <table:table-cell office:value-type="float" office:value="1586.99646">
                <text:p>1586.99646</text:p>
              </table:table-cell>
              <table:table-cell office:value-type="float" office:value="1570.101562">
                <text:p>1570.101562</text:p>
              </table:table-cell>
              <table:table-cell office:value-type="float" office:value="1585.810547">
                <text:p>1585.8105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63.192749">
                <text:p>1563.192749</text:p>
              </table:table-cell>
              <table:table-cell office:value-type="float" office:value="1587.515747">
                <text:p>1587.515747</text:p>
              </table:table-cell>
              <table:table-cell office:value-type="float" office:value="1567.371704">
                <text:p>1567.371704</text:p>
              </table:table-cell>
              <table:table-cell office:value-type="float" office:value="1587.828857">
                <text:p>1587.8288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68.004639">
                <text:p>1568.004639</text:p>
              </table:table-cell>
              <table:table-cell office:value-type="float" office:value="1581.969238">
                <text:p>1581.969238</text:p>
              </table:table-cell>
              <table:table-cell office:value-type="float" office:value="1564.35437">
                <text:p>1564.35437</text:p>
              </table:table-cell>
              <table:table-cell office:value-type="float" office:value="1585.796875">
                <text:p>1585.796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66.970337">
                <text:p>1566.970337</text:p>
              </table:table-cell>
              <table:table-cell office:value-type="float" office:value="1579.422607">
                <text:p>1579.422607</text:p>
              </table:table-cell>
              <table:table-cell office:value-type="float" office:value="1564.501465">
                <text:p>1564.501465</text:p>
              </table:table-cell>
              <table:table-cell office:value-type="float" office:value="1579.05188">
                <text:p>1579.051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65.775879">
                <text:p>1565.775879</text:p>
              </table:table-cell>
              <table:table-cell office:value-type="float" office:value="1579.539917">
                <text:p>1579.539917</text:p>
              </table:table-cell>
              <table:table-cell office:value-type="float" office:value="1566.184448">
                <text:p>1566.184448</text:p>
              </table:table-cell>
              <table:table-cell office:value-type="float" office:value="1580.038818">
                <text:p>1580.0388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69.441162">
                <text:p>1569.441162</text:p>
              </table:table-cell>
              <table:table-cell office:value-type="float" office:value="1579.156372">
                <text:p>1579.156372</text:p>
              </table:table-cell>
              <table:table-cell office:value-type="float" office:value="1570.516724">
                <text:p>1570.516724</text:p>
              </table:table-cell>
              <table:table-cell office:value-type="float" office:value="1577.040161">
                <text:p>1577.0401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64.063354">
                <text:p>1564.063354</text:p>
              </table:table-cell>
              <table:table-cell office:value-type="float" office:value="1578.99231">
                <text:p>1578.99231</text:p>
              </table:table-cell>
              <table:table-cell office:value-type="float" office:value="1566.866821">
                <text:p>1566.866821</text:p>
              </table:table-cell>
              <table:table-cell office:value-type="float" office:value="1577.580933">
                <text:p>1577.5809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63.579346">
                <text:p>1563.579346</text:p>
              </table:table-cell>
              <table:table-cell office:value-type="float" office:value="1579.356445">
                <text:p>1579.356445</text:p>
              </table:table-cell>
              <table:table-cell office:value-type="float" office:value="1565.126099">
                <text:p>1565.126099</text:p>
              </table:table-cell>
              <table:table-cell office:value-type="float" office:value="1577.132202">
                <text:p>1577.1322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66.332642">
                <text:p>1566.332642</text:p>
              </table:table-cell>
              <table:table-cell office:value-type="float" office:value="1577.405273">
                <text:p>1577.405273</text:p>
              </table:table-cell>
              <table:table-cell office:value-type="float" office:value="1566.445801">
                <text:p>1566.445801</text:p>
              </table:table-cell>
              <table:table-cell office:value-type="float" office:value="1575.436646">
                <text:p>1575.4366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65.845459">
                <text:p>1565.845459</text:p>
              </table:table-cell>
              <table:table-cell office:value-type="float" office:value="1576.148926">
                <text:p>1576.148926</text:p>
              </table:table-cell>
              <table:table-cell office:value-type="float" office:value="1570.316895">
                <text:p>1570.316895</text:p>
              </table:table-cell>
              <table:table-cell office:value-type="float" office:value="1574.369629">
                <text:p>1574.3696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62.940674">
                <text:p>1562.940674</text:p>
              </table:table-cell>
              <table:table-cell office:value-type="float" office:value="1574.639038">
                <text:p>1574.639038</text:p>
              </table:table-cell>
              <table:table-cell office:value-type="float" office:value="1568.3302">
                <text:p>1568.3302</text:p>
              </table:table-cell>
              <table:table-cell office:value-type="float" office:value="1574.763184">
                <text:p>1574.7631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66.205322">
                <text:p>1566.205322</text:p>
              </table:table-cell>
              <table:table-cell office:value-type="float" office:value="1575.431641">
                <text:p>1575.431641</text:p>
              </table:table-cell>
              <table:table-cell office:value-type="float" office:value="1564.580078">
                <text:p>1564.580078</text:p>
              </table:table-cell>
              <table:table-cell office:value-type="float" office:value="1574.408936">
                <text:p>1574.4089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65.538574">
                <text:p>1565.538574</text:p>
              </table:table-cell>
              <table:table-cell office:value-type="float" office:value="1574.987549">
                <text:p>1574.987549</text:p>
              </table:table-cell>
              <table:table-cell office:value-type="float" office:value="1568.12854">
                <text:p>1568.12854</text:p>
              </table:table-cell>
              <table:table-cell office:value-type="float" office:value="1574.25">
                <text:p>1574.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63.102905">
                <text:p>1563.102905</text:p>
              </table:table-cell>
              <table:table-cell office:value-type="float" office:value="1573.829102">
                <text:p>1573.829102</text:p>
              </table:table-cell>
              <table:table-cell office:value-type="float" office:value="1562.370117">
                <text:p>1562.370117</text:p>
              </table:table-cell>
              <table:table-cell office:value-type="float" office:value="1573.269165">
                <text:p>1573.2691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67.908447">
                <text:p>1567.908447</text:p>
              </table:table-cell>
              <table:table-cell office:value-type="float" office:value="1568.279663">
                <text:p>1568.279663</text:p>
              </table:table-cell>
              <table:table-cell office:value-type="float" office:value="1565.182373">
                <text:p>1565.182373</text:p>
              </table:table-cell>
              <table:table-cell office:value-type="float" office:value="1572.030762">
                <text:p>1572.0307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65.36377">
                <text:p>1565.36377</text:p>
              </table:table-cell>
              <table:table-cell office:value-type="float" office:value="1574.317261">
                <text:p>1574.317261</text:p>
              </table:table-cell>
              <table:table-cell office:value-type="float" office:value="1564.379395">
                <text:p>1564.379395</text:p>
              </table:table-cell>
              <table:table-cell office:value-type="float" office:value="1572.719727">
                <text:p>1572.7197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64.51355">
                <text:p>1564.51355</text:p>
              </table:table-cell>
              <table:table-cell office:value-type="float" office:value="1568.77124">
                <text:p>1568.77124</text:p>
              </table:table-cell>
              <table:table-cell office:value-type="float" office:value="1562.811523">
                <text:p>1562.811523</text:p>
              </table:table-cell>
              <table:table-cell office:value-type="float" office:value="1570.794678">
                <text:p>1570.7946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61.527222">
                <text:p>1561.527222</text:p>
              </table:table-cell>
              <table:table-cell office:value-type="float" office:value="1570.213135">
                <text:p>1570.213135</text:p>
              </table:table-cell>
              <table:table-cell office:value-type="float" office:value="1564.526001">
                <text:p>1564.526001</text:p>
              </table:table-cell>
              <table:table-cell office:value-type="float" office:value="1568.124634">
                <text:p>1568.1246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88.658081">
                <text:p>1588.658081</text:p>
              </table:table-cell>
              <table:table-cell office:value-type="float" office:value="1599.043579">
                <text:p>1599.043579</text:p>
              </table:table-cell>
              <table:table-cell office:value-type="float" office:value="1547.682129">
                <text:p>1547.682129</text:p>
              </table:table-cell>
              <table:table-cell office:value-type="float" office:value="1531.570801">
                <text:p>1531.5708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97.905518">
                <text:p>1597.905518</text:p>
              </table:table-cell>
              <table:table-cell office:value-type="float" office:value="1634.181274">
                <text:p>1634.181274</text:p>
              </table:table-cell>
              <table:table-cell office:value-type="float" office:value="1529.622925">
                <text:p>1529.622925</text:p>
              </table:table-cell>
              <table:table-cell office:value-type="float" office:value="1513.97583">
                <text:p>1513.975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13.820557">
                <text:p>1613.820557</text:p>
              </table:table-cell>
              <table:table-cell office:value-type="float" office:value="1628.149292">
                <text:p>1628.149292</text:p>
              </table:table-cell>
              <table:table-cell office:value-type="float" office:value="1525.231934">
                <text:p>1525.231934</text:p>
              </table:table-cell>
              <table:table-cell office:value-type="float" office:value="1539.463989">
                <text:p>1539.4639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36.828369">
                <text:p>1636.828369</text:p>
              </table:table-cell>
              <table:table-cell office:value-type="float" office:value="1614.507202">
                <text:p>1614.507202</text:p>
              </table:table-cell>
              <table:table-cell office:value-type="float" office:value="1537.246216">
                <text:p>1537.246216</text:p>
              </table:table-cell>
              <table:table-cell office:value-type="float" office:value="1547.251465">
                <text:p>1547.2514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35.465942">
                <text:p>1635.465942</text:p>
              </table:table-cell>
              <table:table-cell office:value-type="float" office:value="1655.832275">
                <text:p>1655.832275</text:p>
              </table:table-cell>
              <table:table-cell office:value-type="float" office:value="1575.674316">
                <text:p>1575.674316</text:p>
              </table:table-cell>
              <table:table-cell office:value-type="float" office:value="1564.445312">
                <text:p>1564.4453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32.725464">
                <text:p>1632.725464</text:p>
              </table:table-cell>
              <table:table-cell office:value-type="float" office:value="1692.303711">
                <text:p>1692.303711</text:p>
              </table:table-cell>
              <table:table-cell office:value-type="float" office:value="1589.816528">
                <text:p>1589.816528</text:p>
              </table:table-cell>
              <table:table-cell office:value-type="float" office:value="1579.01709">
                <text:p>1579.017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39.087036">
                <text:p>1639.087036</text:p>
              </table:table-cell>
              <table:table-cell office:value-type="float" office:value="1697.029541">
                <text:p>1697.029541</text:p>
              </table:table-cell>
              <table:table-cell office:value-type="float" office:value="1609.551636">
                <text:p>1609.551636</text:p>
              </table:table-cell>
              <table:table-cell office:value-type="float" office:value="1603.421631">
                <text:p>1603.4216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56.417969">
                <text:p>1656.417969</text:p>
              </table:table-cell>
              <table:table-cell office:value-type="float" office:value="1678.637451">
                <text:p>1678.637451</text:p>
              </table:table-cell>
              <table:table-cell office:value-type="float" office:value="1624.176514">
                <text:p>1624.176514</text:p>
              </table:table-cell>
              <table:table-cell office:value-type="float" office:value="1611.294922">
                <text:p>1611.2949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50.533203">
                <text:p>1650.533203</text:p>
              </table:table-cell>
              <table:table-cell office:value-type="float" office:value="1717.331543">
                <text:p>1717.331543</text:p>
              </table:table-cell>
              <table:table-cell office:value-type="float" office:value="1622.454956">
                <text:p>1622.454956</text:p>
              </table:table-cell>
              <table:table-cell office:value-type="float" office:value="1631.676636">
                <text:p>1631.6766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59.622925">
                <text:p>1659.622925</text:p>
              </table:table-cell>
              <table:table-cell office:value-type="float" office:value="1712.438354">
                <text:p>1712.438354</text:p>
              </table:table-cell>
              <table:table-cell office:value-type="float" office:value="1627.391357">
                <text:p>1627.391357</text:p>
              </table:table-cell>
              <table:table-cell office:value-type="float" office:value="1644.38208">
                <text:p>1644.382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56.851196">
                <text:p>1656.851196</text:p>
              </table:table-cell>
              <table:table-cell office:value-type="float" office:value="1730.647095">
                <text:p>1730.647095</text:p>
              </table:table-cell>
              <table:table-cell office:value-type="float" office:value="1627.84668">
                <text:p>1627.84668</text:p>
              </table:table-cell>
              <table:table-cell office:value-type="float" office:value="1662.447876">
                <text:p>1662.4478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34.722778">
                <text:p>1634.722778</text:p>
              </table:table-cell>
              <table:table-cell office:value-type="float" office:value="1690.669434">
                <text:p>1690.669434</text:p>
              </table:table-cell>
              <table:table-cell office:value-type="float" office:value="1664.874512">
                <text:p>1664.874512</text:p>
              </table:table-cell>
              <table:table-cell office:value-type="float" office:value="1697.00769">
                <text:p>1697.007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31.701782">
                <text:p>1631.701782</text:p>
              </table:table-cell>
              <table:table-cell office:value-type="float" office:value="1698.409668">
                <text:p>1698.409668</text:p>
              </table:table-cell>
              <table:table-cell office:value-type="float" office:value="1646.90625">
                <text:p>1646.90625</text:p>
              </table:table-cell>
              <table:table-cell office:value-type="float" office:value="1710.131348">
                <text:p>1710.1313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18.792358">
                <text:p>1618.792358</text:p>
              </table:table-cell>
              <table:table-cell office:value-type="float" office:value="1705.702148">
                <text:p>1705.702148</text:p>
              </table:table-cell>
              <table:table-cell office:value-type="float" office:value="1637.734131">
                <text:p>1637.734131</text:p>
              </table:table-cell>
              <table:table-cell office:value-type="float" office:value="1705.927246">
                <text:p>1705.9272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25.937622">
                <text:p>1625.937622</text:p>
              </table:table-cell>
              <table:table-cell office:value-type="float" office:value="1708.824829">
                <text:p>1708.824829</text:p>
              </table:table-cell>
              <table:table-cell office:value-type="float" office:value="1631.987305">
                <text:p>1631.987305</text:p>
              </table:table-cell>
              <table:table-cell office:value-type="float" office:value="1707.939453">
                <text:p>1707.9394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48.203979">
                <text:p>1648.203979</text:p>
              </table:table-cell>
              <table:table-cell office:value-type="float" office:value="1683.355591">
                <text:p>1683.355591</text:p>
              </table:table-cell>
              <table:table-cell office:value-type="float" office:value="1654.33728">
                <text:p>1654.33728</text:p>
              </table:table-cell>
              <table:table-cell office:value-type="float" office:value="1687.157837">
                <text:p>1687.1578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38.961426">
                <text:p>1638.961426</text:p>
              </table:table-cell>
              <table:table-cell office:value-type="float" office:value="1699.828369">
                <text:p>1699.828369</text:p>
              </table:table-cell>
              <table:table-cell office:value-type="float" office:value="1645.936035">
                <text:p>1645.936035</text:p>
              </table:table-cell>
              <table:table-cell office:value-type="float" office:value="1700.629639">
                <text:p>1700.6296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40.704102">
                <text:p>1640.704102</text:p>
              </table:table-cell>
              <table:table-cell office:value-type="float" office:value="1703.913696">
                <text:p>1703.913696</text:p>
              </table:table-cell>
              <table:table-cell office:value-type="float" office:value="1644.714722">
                <text:p>1644.714722</text:p>
              </table:table-cell>
              <table:table-cell office:value-type="float" office:value="1703.374756">
                <text:p>1703.3747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39.483154">
                <text:p>1639.483154</text:p>
              </table:table-cell>
              <table:table-cell office:value-type="float" office:value="1697.776611">
                <text:p>1697.776611</text:p>
              </table:table-cell>
              <table:table-cell office:value-type="float" office:value="1648.523071">
                <text:p>1648.523071</text:p>
              </table:table-cell>
              <table:table-cell office:value-type="float" office:value="1697.1427">
                <text:p>1697.14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41.470215">
                <text:p>1641.470215</text:p>
              </table:table-cell>
              <table:table-cell office:value-type="float" office:value="1702.568115">
                <text:p>1702.568115</text:p>
              </table:table-cell>
              <table:table-cell office:value-type="float" office:value="1646.800415">
                <text:p>1646.800415</text:p>
              </table:table-cell>
              <table:table-cell office:value-type="float" office:value="1701.636353">
                <text:p>1701.6363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42.91626">
                <text:p>1642.91626</text:p>
              </table:table-cell>
              <table:table-cell office:value-type="float" office:value="1707.121704">
                <text:p>1707.121704</text:p>
              </table:table-cell>
              <table:table-cell office:value-type="float" office:value="1644.645752">
                <text:p>1644.645752</text:p>
              </table:table-cell>
              <table:table-cell office:value-type="float" office:value="1706.959106">
                <text:p>1706.9591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37.636719">
                <text:p>1637.636719</text:p>
              </table:table-cell>
              <table:table-cell office:value-type="float" office:value="1707.226196">
                <text:p>1707.226196</text:p>
              </table:table-cell>
              <table:table-cell office:value-type="float" office:value="1646.598389">
                <text:p>1646.598389</text:p>
              </table:table-cell>
              <table:table-cell office:value-type="float" office:value="1705.63147">
                <text:p>1705.631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35.52478">
                <text:p>1635.52478</text:p>
              </table:table-cell>
              <table:table-cell office:value-type="float" office:value="1714.097534">
                <text:p>1714.097534</text:p>
              </table:table-cell>
              <table:table-cell office:value-type="float" office:value="1642.153564">
                <text:p>1642.153564</text:p>
              </table:table-cell>
              <table:table-cell office:value-type="float" office:value="1713.287109">
                <text:p>1713.2871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40.350342">
                <text:p>1640.350342</text:p>
              </table:table-cell>
              <table:table-cell office:value-type="float" office:value="1708.471436">
                <text:p>1708.471436</text:p>
              </table:table-cell>
              <table:table-cell office:value-type="float" office:value="1648.759888">
                <text:p>1648.759888</text:p>
              </table:table-cell>
              <table:table-cell office:value-type="float" office:value="1706.935303">
                <text:p>1706.9353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42.137573">
                <text:p>1642.137573</text:p>
              </table:table-cell>
              <table:table-cell office:value-type="float" office:value="1711.371338">
                <text:p>1711.371338</text:p>
              </table:table-cell>
              <table:table-cell office:value-type="float" office:value="1646.44043">
                <text:p>1646.44043</text:p>
              </table:table-cell>
              <table:table-cell office:value-type="float" office:value="1710.647949">
                <text:p>1710.6479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44.773193">
                <text:p>1644.773193</text:p>
              </table:table-cell>
              <table:table-cell office:value-type="float" office:value="1711.807861">
                <text:p>1711.807861</text:p>
              </table:table-cell>
              <table:table-cell office:value-type="float" office:value="1650.468018">
                <text:p>1650.468018</text:p>
              </table:table-cell>
              <table:table-cell office:value-type="float" office:value="1706.893677">
                <text:p>1706.8936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38.216309">
                <text:p>1638.216309</text:p>
              </table:table-cell>
              <table:table-cell office:value-type="float" office:value="1717.923218">
                <text:p>1717.923218</text:p>
              </table:table-cell>
              <table:table-cell office:value-type="float" office:value="1645.286377">
                <text:p>1645.286377</text:p>
              </table:table-cell>
              <table:table-cell office:value-type="float" office:value="1717.288452">
                <text:p>1717.2884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41.814087">
                <text:p>1641.814087</text:p>
              </table:table-cell>
              <table:table-cell office:value-type="float" office:value="1707.709595">
                <text:p>1707.709595</text:p>
              </table:table-cell>
              <table:table-cell office:value-type="float" office:value="1647.09668">
                <text:p>1647.09668</text:p>
              </table:table-cell>
              <table:table-cell office:value-type="float" office:value="1706.837891">
                <text:p>1706.8378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45.779053">
                <text:p>1645.779053</text:p>
              </table:table-cell>
              <table:table-cell office:value-type="float" office:value="1713.177734">
                <text:p>1713.177734</text:p>
              </table:table-cell>
              <table:table-cell office:value-type="float" office:value="1655.276245">
                <text:p>1655.276245</text:p>
              </table:table-cell>
              <table:table-cell office:value-type="float" office:value="1707.06189">
                <text:p>1707.061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46.73584">
                <text:p>1646.73584</text:p>
              </table:table-cell>
              <table:table-cell office:value-type="float" office:value="1710.103516">
                <text:p>1710.103516</text:p>
              </table:table-cell>
              <table:table-cell office:value-type="float" office:value="1652.293213">
                <text:p>1652.293213</text:p>
              </table:table-cell>
              <table:table-cell office:value-type="float" office:value="1708.541748">
                <text:p>1708.5417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5.16626">
                <text:p>1645.16626</text:p>
              </table:table-cell>
              <table:table-cell office:value-type="float" office:value="1715.539307">
                <text:p>1715.539307</text:p>
              </table:table-cell>
              <table:table-cell office:value-type="float" office:value="1654.477905">
                <text:p>1654.477905</text:p>
              </table:table-cell>
              <table:table-cell office:value-type="float" office:value="1709.298584">
                <text:p>1709.29858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44.59082">
                <text:p>1644.59082</text:p>
              </table:table-cell>
              <table:table-cell office:value-type="float" office:value="1711.666138">
                <text:p>1711.666138</text:p>
              </table:table-cell>
              <table:table-cell office:value-type="float" office:value="1653.292847">
                <text:p>1653.292847</text:p>
              </table:table-cell>
              <table:table-cell office:value-type="float" office:value="1711.036499">
                <text:p>1711.0364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44.075684">
                <text:p>1644.075684</text:p>
              </table:table-cell>
              <table:table-cell office:value-type="float" office:value="1711.052002">
                <text:p>1711.052002</text:p>
              </table:table-cell>
              <table:table-cell office:value-type="float" office:value="1650.647339">
                <text:p>1650.647339</text:p>
              </table:table-cell>
              <table:table-cell office:value-type="float" office:value="1711.033203">
                <text:p>1711.03320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42.798218">
                <text:p>1642.798218</text:p>
              </table:table-cell>
              <table:table-cell office:value-type="float" office:value="1708.847656">
                <text:p>1708.847656</text:p>
              </table:table-cell>
              <table:table-cell office:value-type="float" office:value="1653.791138">
                <text:p>1653.791138</text:p>
              </table:table-cell>
              <table:table-cell office:value-type="float" office:value="1707.287842">
                <text:p>1707.2878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45.150757">
                <text:p>1645.150757</text:p>
              </table:table-cell>
              <table:table-cell office:value-type="float" office:value="1713.142822">
                <text:p>1713.142822</text:p>
              </table:table-cell>
              <table:table-cell office:value-type="float" office:value="1649.784058">
                <text:p>1649.784058</text:p>
              </table:table-cell>
              <table:table-cell office:value-type="float" office:value="1710.19519">
                <text:p>1710.195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41.373535">
                <text:p>1641.373535</text:p>
              </table:table-cell>
              <table:table-cell office:value-type="float" office:value="1723.855835">
                <text:p>1723.855835</text:p>
              </table:table-cell>
              <table:table-cell office:value-type="float" office:value="1648.085815">
                <text:p>1648.085815</text:p>
              </table:table-cell>
              <table:table-cell office:value-type="float" office:value="1718.717285">
                <text:p>1718.7172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47.558594">
                <text:p>1647.558594</text:p>
              </table:table-cell>
              <table:table-cell office:value-type="float" office:value="1710.245361">
                <text:p>1710.245361</text:p>
              </table:table-cell>
              <table:table-cell office:value-type="float" office:value="1653.060791">
                <text:p>1653.060791</text:p>
              </table:table-cell>
              <table:table-cell office:value-type="float" office:value="1706.327271">
                <text:p>1706.32727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42.199463">
                <text:p>1642.199463</text:p>
              </table:table-cell>
              <table:table-cell office:value-type="float" office:value="1717.223267">
                <text:p>1717.223267</text:p>
              </table:table-cell>
              <table:table-cell office:value-type="float" office:value="1649.656738">
                <text:p>1649.656738</text:p>
              </table:table-cell>
              <table:table-cell office:value-type="float" office:value="1717.721313">
                <text:p>1717.7213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44.464355">
                <text:p>1644.464355</text:p>
              </table:table-cell>
              <table:table-cell office:value-type="float" office:value="1720.53894">
                <text:p>1720.53894</text:p>
              </table:table-cell>
              <table:table-cell office:value-type="float" office:value="1653.475342">
                <text:p>1653.475342</text:p>
              </table:table-cell>
              <table:table-cell office:value-type="float" office:value="1716.017456">
                <text:p>1716.0174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44.085205">
                <text:p>1644.085205</text:p>
              </table:table-cell>
              <table:table-cell office:value-type="float" office:value="1722.58667">
                <text:p>1722.58667</text:p>
              </table:table-cell>
              <table:table-cell office:value-type="float" office:value="1650.712891">
                <text:p>1650.712891</text:p>
              </table:table-cell>
              <table:table-cell office:value-type="float" office:value="1719.844116">
                <text:p>1719.84411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48.113403">
                <text:p>1648.113403</text:p>
              </table:table-cell>
              <table:table-cell office:value-type="float" office:value="1715.016846">
                <text:p>1715.016846</text:p>
              </table:table-cell>
              <table:table-cell office:value-type="float" office:value="1653.674683">
                <text:p>1653.674683</text:p>
              </table:table-cell>
              <table:table-cell office:value-type="float" office:value="1712.074463">
                <text:p>1712.0744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45.880371">
                <text:p>1645.880371</text:p>
              </table:table-cell>
              <table:table-cell office:value-type="float" office:value="1718.407104">
                <text:p>1718.407104</text:p>
              </table:table-cell>
              <table:table-cell office:value-type="float" office:value="1653.005615">
                <text:p>1653.005615</text:p>
              </table:table-cell>
              <table:table-cell office:value-type="float" office:value="1712.013428">
                <text:p>1712.0134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47.882935">
                <text:p>1647.882935</text:p>
              </table:table-cell>
              <table:table-cell office:value-type="float" office:value="1715.105103">
                <text:p>1715.105103</text:p>
              </table:table-cell>
              <table:table-cell office:value-type="float" office:value="1654.923828">
                <text:p>1654.923828</text:p>
              </table:table-cell>
              <table:table-cell office:value-type="float" office:value="1716.612915">
                <text:p>1716.6129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46.664185">
                <text:p>1646.664185</text:p>
              </table:table-cell>
              <table:table-cell office:value-type="float" office:value="1718.821045">
                <text:p>1718.821045</text:p>
              </table:table-cell>
              <table:table-cell office:value-type="float" office:value="1656.30249">
                <text:p>1656.30249</text:p>
              </table:table-cell>
              <table:table-cell office:value-type="float" office:value="1716.552124">
                <text:p>1716.55212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50.785522">
                <text:p>1650.785522</text:p>
              </table:table-cell>
              <table:table-cell office:value-type="float" office:value="1714.462769">
                <text:p>1714.462769</text:p>
              </table:table-cell>
              <table:table-cell office:value-type="float" office:value="1655.727417">
                <text:p>1655.727417</text:p>
              </table:table-cell>
              <table:table-cell office:value-type="float" office:value="1714.2948">
                <text:p>1714.29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48.717285">
                <text:p>1648.717285</text:p>
              </table:table-cell>
              <table:table-cell office:value-type="float" office:value="1723.871338">
                <text:p>1723.871338</text:p>
              </table:table-cell>
              <table:table-cell office:value-type="float" office:value="1653.535645">
                <text:p>1653.535645</text:p>
              </table:table-cell>
              <table:table-cell office:value-type="float" office:value="1723.032104">
                <text:p>1723.03210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50.632935">
                <text:p>1650.632935</text:p>
              </table:table-cell>
              <table:table-cell office:value-type="float" office:value="1718.756592">
                <text:p>1718.756592</text:p>
              </table:table-cell>
              <table:table-cell office:value-type="float" office:value="1657.868896">
                <text:p>1657.868896</text:p>
              </table:table-cell>
              <table:table-cell office:value-type="float" office:value="1716.598633">
                <text:p>1716.5986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54.269409">
                <text:p>1654.269409</text:p>
              </table:table-cell>
              <table:table-cell office:value-type="float" office:value="1716.411133">
                <text:p>1716.411133</text:p>
              </table:table-cell>
              <table:table-cell office:value-type="float" office:value="1654.683228">
                <text:p>1654.683228</text:p>
              </table:table-cell>
              <table:table-cell office:value-type="float" office:value="1713.725952">
                <text:p>1713.7259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51.394653">
                <text:p>1651.394653</text:p>
              </table:table-cell>
              <table:table-cell office:value-type="float" office:value="1719.146729">
                <text:p>1719.146729</text:p>
              </table:table-cell>
              <table:table-cell office:value-type="float" office:value="1658.61792">
                <text:p>1658.61792</text:p>
              </table:table-cell>
              <table:table-cell office:value-type="float" office:value="1717.752075">
                <text:p>1717.7520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52.536377">
                <text:p>1652.536377</text:p>
              </table:table-cell>
              <table:table-cell office:value-type="float" office:value="1720.848999">
                <text:p>1720.848999</text:p>
              </table:table-cell>
              <table:table-cell office:value-type="float" office:value="1657.22876">
                <text:p>1657.22876</text:p>
              </table:table-cell>
              <table:table-cell office:value-type="float" office:value="1718.124756">
                <text:p>1718.1247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44.26416">
                <text:p>1644.26416</text:p>
              </table:table-cell>
              <table:table-cell office:value-type="float" office:value="1729.299072">
                <text:p>1729.299072</text:p>
              </table:table-cell>
              <table:table-cell office:value-type="float" office:value="1654.796143">
                <text:p>1654.796143</text:p>
              </table:table-cell>
              <table:table-cell office:value-type="float" office:value="1725.768799">
                <text:p>1725.7687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51.19165">
                <text:p>1651.19165</text:p>
              </table:table-cell>
              <table:table-cell office:value-type="float" office:value="1722.602905">
                <text:p>1722.602905</text:p>
              </table:table-cell>
              <table:table-cell office:value-type="float" office:value="1658.790527">
                <text:p>1658.790527</text:p>
              </table:table-cell>
              <table:table-cell office:value-type="float" office:value="1717.400879">
                <text:p>1717.40087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47.025391">
                <text:p>1647.025391</text:p>
              </table:table-cell>
              <table:table-cell office:value-type="float" office:value="1727.271118">
                <text:p>1727.271118</text:p>
              </table:table-cell>
              <table:table-cell office:value-type="float" office:value="1656.34729">
                <text:p>1656.34729</text:p>
              </table:table-cell>
              <table:table-cell office:value-type="float" office:value="1725.590698">
                <text:p>1725.59069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3.049316">
                <text:p>1653.049316</text:p>
              </table:table-cell>
              <table:table-cell office:value-type="float" office:value="1728.672607">
                <text:p>1728.672607</text:p>
              </table:table-cell>
              <table:table-cell office:value-type="float" office:value="1656.344482">
                <text:p>1656.344482</text:p>
              </table:table-cell>
              <table:table-cell office:value-type="float" office:value="1726.773682">
                <text:p>1726.77368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46.80896">
                <text:p>1646.80896</text:p>
              </table:table-cell>
              <table:table-cell office:value-type="float" office:value="1725.569214">
                <text:p>1725.569214</text:p>
              </table:table-cell>
              <table:table-cell office:value-type="float" office:value="1654.426758">
                <text:p>1654.426758</text:p>
              </table:table-cell>
              <table:table-cell office:value-type="float" office:value="1722.752808">
                <text:p>1722.7528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52.851562">
                <text:p>1652.851562</text:p>
              </table:table-cell>
              <table:table-cell office:value-type="float" office:value="1718.007812">
                <text:p>1718.007812</text:p>
              </table:table-cell>
              <table:table-cell office:value-type="float" office:value="1659.744385">
                <text:p>1659.744385</text:p>
              </table:table-cell>
              <table:table-cell office:value-type="float" office:value="1720.40979">
                <text:p>1720.4097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48.022583">
                <text:p>1648.022583</text:p>
              </table:table-cell>
              <table:table-cell office:value-type="float" office:value="1723.793091">
                <text:p>1723.793091</text:p>
              </table:table-cell>
              <table:table-cell office:value-type="float" office:value="1656.296875">
                <text:p>1656.296875</text:p>
              </table:table-cell>
              <table:table-cell office:value-type="float" office:value="1722.61731">
                <text:p>1722.6173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47.718872">
                <text:p>1647.718872</text:p>
              </table:table-cell>
              <table:table-cell office:value-type="float" office:value="1728.045776">
                <text:p>1728.045776</text:p>
              </table:table-cell>
              <table:table-cell office:value-type="float" office:value="1656.601562">
                <text:p>1656.601562</text:p>
              </table:table-cell>
              <table:table-cell office:value-type="float" office:value="1723.418335">
                <text:p>1723.41833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56.401489">
                <text:p>1656.401489</text:p>
              </table:table-cell>
              <table:table-cell office:value-type="float" office:value="1718.906738">
                <text:p>1718.906738</text:p>
              </table:table-cell>
              <table:table-cell office:value-type="float" office:value="1660.836426">
                <text:p>1660.836426</text:p>
              </table:table-cell>
              <table:table-cell office:value-type="float" office:value="1716.963867">
                <text:p>1716.9638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48.664429">
                <text:p>1648.664429</text:p>
              </table:table-cell>
              <table:table-cell office:value-type="float" office:value="1729.714722">
                <text:p>1729.714722</text:p>
              </table:table-cell>
              <table:table-cell office:value-type="float" office:value="1657.372681">
                <text:p>1657.372681</text:p>
              </table:table-cell>
              <table:table-cell office:value-type="float" office:value="1722.712158">
                <text:p>1722.7121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51.397461">
                <text:p>1651.397461</text:p>
              </table:table-cell>
              <table:table-cell office:value-type="float" office:value="1720.887329">
                <text:p>1720.887329</text:p>
              </table:table-cell>
              <table:table-cell office:value-type="float" office:value="1657.573853">
                <text:p>1657.573853</text:p>
              </table:table-cell>
              <table:table-cell office:value-type="float" office:value="1718.793213">
                <text:p>1718.7932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48.286621">
                <text:p>1648.286621</text:p>
              </table:table-cell>
              <table:table-cell office:value-type="float" office:value="1728.837402">
                <text:p>1728.837402</text:p>
              </table:table-cell>
              <table:table-cell office:value-type="float" office:value="1655.456909">
                <text:p>1655.456909</text:p>
              </table:table-cell>
              <table:table-cell office:value-type="float" office:value="1725.023438">
                <text:p>1725.02343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50.778931">
                <text:p>1650.778931</text:p>
              </table:table-cell>
              <table:table-cell office:value-type="float" office:value="1725.141724">
                <text:p>1725.141724</text:p>
              </table:table-cell>
              <table:table-cell office:value-type="float" office:value="1655.908936">
                <text:p>1655.908936</text:p>
              </table:table-cell>
              <table:table-cell office:value-type="float" office:value="1725.70874">
                <text:p>1725.708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48.732178">
                <text:p>1648.732178</text:p>
              </table:table-cell>
              <table:table-cell office:value-type="float" office:value="1731.226807">
                <text:p>1731.226807</text:p>
              </table:table-cell>
              <table:table-cell office:value-type="float" office:value="1655.567261">
                <text:p>1655.567261</text:p>
              </table:table-cell>
              <table:table-cell office:value-type="float" office:value="1729.2677">
                <text:p>1729.26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50.112549">
                <text:p>1650.112549</text:p>
              </table:table-cell>
              <table:table-cell office:value-type="float" office:value="1731.936646">
                <text:p>1731.936646</text:p>
              </table:table-cell>
              <table:table-cell office:value-type="float" office:value="1658.714111">
                <text:p>1658.714111</text:p>
              </table:table-cell>
              <table:table-cell office:value-type="float" office:value="1723.33252">
                <text:p>1723.3325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53.892578">
                <text:p>1653.892578</text:p>
              </table:table-cell>
              <table:table-cell office:value-type="float" office:value="1724.53186">
                <text:p>1724.53186</text:p>
              </table:table-cell>
              <table:table-cell office:value-type="float" office:value="1659.879639">
                <text:p>1659.879639</text:p>
              </table:table-cell>
              <table:table-cell office:value-type="float" office:value="1725.986328">
                <text:p>1725.9863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49.872314">
                <text:p>1649.872314</text:p>
              </table:table-cell>
              <table:table-cell office:value-type="float" office:value="1722.110107">
                <text:p>1722.110107</text:p>
              </table:table-cell>
              <table:table-cell office:value-type="float" office:value="1659.51355">
                <text:p>1659.51355</text:p>
              </table:table-cell>
              <table:table-cell office:value-type="float" office:value="1720.502441">
                <text:p>1720.5024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48.466919">
                <text:p>1648.466919</text:p>
              </table:table-cell>
              <table:table-cell office:value-type="float" office:value="1732.657104">
                <text:p>1732.657104</text:p>
              </table:table-cell>
              <table:table-cell office:value-type="float" office:value="1657.503052">
                <text:p>1657.503052</text:p>
              </table:table-cell>
              <table:table-cell office:value-type="float" office:value="1725.969971">
                <text:p>1725.9699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50.470581">
                <text:p>1650.470581</text:p>
              </table:table-cell>
              <table:table-cell office:value-type="float" office:value="1730.934814">
                <text:p>1730.934814</text:p>
              </table:table-cell>
              <table:table-cell office:value-type="float" office:value="1655.962036">
                <text:p>1655.962036</text:p>
              </table:table-cell>
              <table:table-cell office:value-type="float" office:value="1728.578979">
                <text:p>1728.57897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53.67688">
                <text:p>1653.67688</text:p>
              </table:table-cell>
              <table:table-cell office:value-type="float" office:value="1725.026123">
                <text:p>1725.026123</text:p>
              </table:table-cell>
              <table:table-cell office:value-type="float" office:value="1662.801514">
                <text:p>1662.801514</text:p>
              </table:table-cell>
              <table:table-cell office:value-type="float" office:value="1719.925903">
                <text:p>1719.9259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53.479004">
                <text:p>1653.479004</text:p>
              </table:table-cell>
              <table:table-cell office:value-type="float" office:value="1730.045898">
                <text:p>1730.045898</text:p>
              </table:table-cell>
              <table:table-cell office:value-type="float" office:value="1661.865234">
                <text:p>1661.865234</text:p>
              </table:table-cell>
              <table:table-cell office:value-type="float" office:value="1729.753052">
                <text:p>1729.7530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53.815063">
                <text:p>1653.815063</text:p>
              </table:table-cell>
              <table:table-cell office:value-type="float" office:value="1730.02124">
                <text:p>1730.02124</text:p>
              </table:table-cell>
              <table:table-cell office:value-type="float" office:value="1662.615723">
                <text:p>1662.615723</text:p>
              </table:table-cell>
              <table:table-cell office:value-type="float" office:value="1728.361816">
                <text:p>1728.3618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55.482788">
                <text:p>1655.482788</text:p>
              </table:table-cell>
              <table:table-cell office:value-type="float" office:value="1727.634033">
                <text:p>1727.634033</text:p>
              </table:table-cell>
              <table:table-cell office:value-type="float" office:value="1663.929565">
                <text:p>1663.929565</text:p>
              </table:table-cell>
              <table:table-cell office:value-type="float" office:value="1724.324219">
                <text:p>1724.3242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56.467896">
                <text:p>1656.467896</text:p>
              </table:table-cell>
              <table:table-cell office:value-type="float" office:value="1735.809326">
                <text:p>1735.809326</text:p>
              </table:table-cell>
              <table:table-cell office:value-type="float" office:value="1666.080078">
                <text:p>1666.080078</text:p>
              </table:table-cell>
              <table:table-cell office:value-type="float" office:value="1732.409912">
                <text:p>1732.4099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49.87085">
                <text:p>1649.87085</text:p>
              </table:table-cell>
              <table:table-cell office:value-type="float" office:value="1738.044922">
                <text:p>1738.044922</text:p>
              </table:table-cell>
              <table:table-cell office:value-type="float" office:value="1658.892456">
                <text:p>1658.892456</text:p>
              </table:table-cell>
              <table:table-cell office:value-type="float" office:value="1733.828369">
                <text:p>1733.8283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56.951416">
                <text:p>1656.951416</text:p>
              </table:table-cell>
              <table:table-cell office:value-type="float" office:value="1737.53418">
                <text:p>1737.53418</text:p>
              </table:table-cell>
              <table:table-cell office:value-type="float" office:value="1665.009766">
                <text:p>1665.009766</text:p>
              </table:table-cell>
              <table:table-cell office:value-type="float" office:value="1730.852905">
                <text:p>1730.8529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4.4198">
                <text:p>1654.4198</text:p>
              </table:table-cell>
              <table:table-cell office:value-type="float" office:value="1731.718872">
                <text:p>1731.718872</text:p>
              </table:table-cell>
              <table:table-cell office:value-type="float" office:value="1664.80896">
                <text:p>1664.80896</text:p>
              </table:table-cell>
              <table:table-cell office:value-type="float" office:value="1728.041992">
                <text:p>1728.0419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2.267578">
                <text:p>1652.267578</text:p>
              </table:table-cell>
              <table:table-cell office:value-type="float" office:value="1735.658447">
                <text:p>1735.658447</text:p>
              </table:table-cell>
              <table:table-cell office:value-type="float" office:value="1663.096069">
                <text:p>1663.096069</text:p>
              </table:table-cell>
              <table:table-cell office:value-type="float" office:value="1734.884155">
                <text:p>1734.8841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4.985596">
                <text:p>1654.985596</text:p>
              </table:table-cell>
              <table:table-cell office:value-type="float" office:value="1728.896729">
                <text:p>1728.896729</text:p>
              </table:table-cell>
              <table:table-cell office:value-type="float" office:value="1667.133789">
                <text:p>1667.133789</text:p>
              </table:table-cell>
              <table:table-cell office:value-type="float" office:value="1720.741943">
                <text:p>1720.7419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55.985962">
                <text:p>1655.985962</text:p>
              </table:table-cell>
              <table:table-cell office:value-type="float" office:value="1738.932007">
                <text:p>1738.932007</text:p>
              </table:table-cell>
              <table:table-cell office:value-type="float" office:value="1661.587158">
                <text:p>1661.587158</text:p>
              </table:table-cell>
              <table:table-cell office:value-type="float" office:value="1738.08606">
                <text:p>1738.086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55.837891">
                <text:p>1655.837891</text:p>
              </table:table-cell>
              <table:table-cell office:value-type="float" office:value="1733.209106">
                <text:p>1733.209106</text:p>
              </table:table-cell>
              <table:table-cell office:value-type="float" office:value="1665.569092">
                <text:p>1665.569092</text:p>
              </table:table-cell>
              <table:table-cell office:value-type="float" office:value="1725.640259">
                <text:p>1725.6402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56.921631">
                <text:p>1656.921631</text:p>
              </table:table-cell>
              <table:table-cell office:value-type="float" office:value="1737.547119">
                <text:p>1737.547119</text:p>
              </table:table-cell>
              <table:table-cell office:value-type="float" office:value="1662.685791">
                <text:p>1662.685791</text:p>
              </table:table-cell>
              <table:table-cell office:value-type="float" office:value="1733.714722">
                <text:p>1733.71472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54.873291">
                <text:p>1654.873291</text:p>
              </table:table-cell>
              <table:table-cell office:value-type="float" office:value="1735.349976">
                <text:p>1735.349976</text:p>
              </table:table-cell>
              <table:table-cell office:value-type="float" office:value="1661.967529">
                <text:p>1661.967529</text:p>
              </table:table-cell>
              <table:table-cell office:value-type="float" office:value="1731.831299">
                <text:p>1731.8312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59.553711">
                <text:p>1659.553711</text:p>
              </table:table-cell>
              <table:table-cell office:value-type="float" office:value="1729.257812">
                <text:p>1729.257812</text:p>
              </table:table-cell>
              <table:table-cell office:value-type="float" office:value="1667.13855">
                <text:p>1667.13855</text:p>
              </table:table-cell>
              <table:table-cell office:value-type="float" office:value="1727.104492">
                <text:p>1727.1044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53.635254">
                <text:p>1653.635254</text:p>
              </table:table-cell>
              <table:table-cell office:value-type="float" office:value="1737.010376">
                <text:p>1737.010376</text:p>
              </table:table-cell>
              <table:table-cell office:value-type="float" office:value="1659.30896">
                <text:p>1659.30896</text:p>
              </table:table-cell>
              <table:table-cell office:value-type="float" office:value="1734.915771">
                <text:p>1734.91577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58.122192">
                <text:p>1658.122192</text:p>
              </table:table-cell>
              <table:table-cell office:value-type="float" office:value="1730.885986">
                <text:p>1730.885986</text:p>
              </table:table-cell>
              <table:table-cell office:value-type="float" office:value="1666.332642">
                <text:p>1666.332642</text:p>
              </table:table-cell>
              <table:table-cell office:value-type="float" office:value="1724.984375">
                <text:p>1724.9843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56.512207">
                <text:p>1656.512207</text:p>
              </table:table-cell>
              <table:table-cell office:value-type="float" office:value="1741.326172">
                <text:p>1741.326172</text:p>
              </table:table-cell>
              <table:table-cell office:value-type="float" office:value="1665.063477">
                <text:p>1665.063477</text:p>
              </table:table-cell>
              <table:table-cell office:value-type="float" office:value="1735.063599">
                <text:p>1735.06359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56.137573">
                <text:p>1656.137573</text:p>
              </table:table-cell>
              <table:table-cell office:value-type="float" office:value="1735.475708">
                <text:p>1735.475708</text:p>
              </table:table-cell>
              <table:table-cell office:value-type="float" office:value="1665.519043">
                <text:p>1665.519043</text:p>
              </table:table-cell>
              <table:table-cell office:value-type="float" office:value="1731.498657">
                <text:p>1731.4986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57.789307">
                <text:p>1657.789307</text:p>
              </table:table-cell>
              <table:table-cell office:value-type="float" office:value="1740.233643">
                <text:p>1740.233643</text:p>
              </table:table-cell>
              <table:table-cell office:value-type="float" office:value="1668.050293">
                <text:p>1668.050293</text:p>
              </table:table-cell>
              <table:table-cell office:value-type="float" office:value="1735.651855">
                <text:p>1735.6518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58.196289">
                <text:p>1658.196289</text:p>
              </table:table-cell>
              <table:table-cell office:value-type="float" office:value="1739.601074">
                <text:p>1739.601074</text:p>
              </table:table-cell>
              <table:table-cell office:value-type="float" office:value="1667.383667">
                <text:p>1667.383667</text:p>
              </table:table-cell>
              <table:table-cell office:value-type="float" office:value="1735.17749">
                <text:p>1735.1774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59.927002">
                <text:p>1659.927002</text:p>
              </table:table-cell>
              <table:table-cell office:value-type="float" office:value="1730.171265">
                <text:p>1730.171265</text:p>
              </table:table-cell>
              <table:table-cell office:value-type="float" office:value="1665.775513">
                <text:p>1665.775513</text:p>
              </table:table-cell>
              <table:table-cell office:value-type="float" office:value="1726.438843">
                <text:p>1726.4388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58.256958">
                <text:p>1658.256958</text:p>
              </table:table-cell>
              <table:table-cell office:value-type="float" office:value="1737.537354">
                <text:p>1737.537354</text:p>
              </table:table-cell>
              <table:table-cell office:value-type="float" office:value="1667.023071">
                <text:p>1667.023071</text:p>
              </table:table-cell>
              <table:table-cell office:value-type="float" office:value="1733.137207">
                <text:p>1733.1372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63.072998">
                <text:p>1663.072998</text:p>
              </table:table-cell>
              <table:table-cell office:value-type="float" office:value="1730.237793">
                <text:p>1730.237793</text:p>
              </table:table-cell>
              <table:table-cell office:value-type="float" office:value="1669.087891">
                <text:p>1669.087891</text:p>
              </table:table-cell>
              <table:table-cell office:value-type="float" office:value="1728.910034">
                <text:p>1728.91003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59.361938">
                <text:p>1659.361938</text:p>
              </table:table-cell>
              <table:table-cell office:value-type="float" office:value="1731.177734">
                <text:p>1731.177734</text:p>
              </table:table-cell>
              <table:table-cell office:value-type="float" office:value="1669.791504">
                <text:p>1669.791504</text:p>
              </table:table-cell>
              <table:table-cell office:value-type="float" office:value="1725.478516">
                <text:p>1725.4785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62.250244">
                <text:p>1662.250244</text:p>
              </table:table-cell>
              <table:table-cell office:value-type="float" office:value="1738.35437">
                <text:p>1738.35437</text:p>
              </table:table-cell>
              <table:table-cell office:value-type="float" office:value="1668.698975">
                <text:p>1668.698975</text:p>
              </table:table-cell>
              <table:table-cell office:value-type="float" office:value="1733.02124">
                <text:p>1733.021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62.50647">
                <text:p>1662.50647</text:p>
              </table:table-cell>
              <table:table-cell office:value-type="float" office:value="1736.129883">
                <text:p>1736.129883</text:p>
              </table:table-cell>
              <table:table-cell office:value-type="float" office:value="1670.233643">
                <text:p>1670.233643</text:p>
              </table:table-cell>
              <table:table-cell office:value-type="float" office:value="1733.812256">
                <text:p>1733.8122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58.115479">
                <text:p>1658.115479</text:p>
              </table:table-cell>
              <table:table-cell office:value-type="float" office:value="1748.304077">
                <text:p>1748.304077</text:p>
              </table:table-cell>
              <table:table-cell office:value-type="float" office:value="1664.647217">
                <text:p>1664.647217</text:p>
              </table:table-cell>
              <table:table-cell office:value-type="float" office:value="1743.777588">
                <text:p>1743.7775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64.691162">
                <text:p>1664.691162</text:p>
              </table:table-cell>
              <table:table-cell office:value-type="float" office:value="1737.182739">
                <text:p>1737.182739</text:p>
              </table:table-cell>
              <table:table-cell office:value-type="float" office:value="1670.981812">
                <text:p>1670.981812</text:p>
              </table:table-cell>
              <table:table-cell office:value-type="float" office:value="1734.608154">
                <text:p>1734.60815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60.768677">
                <text:p>1660.768677</text:p>
              </table:table-cell>
              <table:table-cell office:value-type="float" office:value="1745.105347">
                <text:p>1745.105347</text:p>
              </table:table-cell>
              <table:table-cell office:value-type="float" office:value="1669.355103">
                <text:p>1669.355103</text:p>
              </table:table-cell>
              <table:table-cell office:value-type="float" office:value="1743.093872">
                <text:p>1743.0938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61.028809">
                <text:p>1661.028809</text:p>
              </table:table-cell>
              <table:table-cell office:value-type="float" office:value="1743.13562">
                <text:p>1743.13562</text:p>
              </table:table-cell>
              <table:table-cell office:value-type="float" office:value="1672.017822">
                <text:p>1672.017822</text:p>
              </table:table-cell>
              <table:table-cell office:value-type="float" office:value="1735.77356">
                <text:p>1735.773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64.388184">
                <text:p>1664.388184</text:p>
              </table:table-cell>
              <table:table-cell office:value-type="float" office:value="1738.464111">
                <text:p>1738.464111</text:p>
              </table:table-cell>
              <table:table-cell office:value-type="float" office:value="1670.498535">
                <text:p>1670.498535</text:p>
              </table:table-cell>
              <table:table-cell office:value-type="float" office:value="1735.45105">
                <text:p>1735.451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62.945435">
                <text:p>1662.945435</text:p>
              </table:table-cell>
              <table:table-cell office:value-type="float" office:value="1743.417969">
                <text:p>1743.417969</text:p>
              </table:table-cell>
              <table:table-cell office:value-type="float" office:value="1669.593384">
                <text:p>1669.593384</text:p>
              </table:table-cell>
              <table:table-cell office:value-type="float" office:value="1742.001587">
                <text:p>1742.0015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61.296631">
                <text:p>1661.296631</text:p>
              </table:table-cell>
              <table:table-cell office:value-type="float" office:value="1737.026001">
                <text:p>1737.026001</text:p>
              </table:table-cell>
              <table:table-cell office:value-type="float" office:value="1671.930176">
                <text:p>1671.930176</text:p>
              </table:table-cell>
              <table:table-cell office:value-type="float" office:value="1731.78186">
                <text:p>1731.781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61.522705">
                <text:p>1661.522705</text:p>
              </table:table-cell>
              <table:table-cell office:value-type="float" office:value="1748.587646">
                <text:p>1748.587646</text:p>
              </table:table-cell>
              <table:table-cell office:value-type="float" office:value="1668.474731">
                <text:p>1668.474731</text:p>
              </table:table-cell>
              <table:table-cell office:value-type="float" office:value="1742.930176">
                <text:p>1742.93017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60.956299">
                <text:p>1660.956299</text:p>
              </table:table-cell>
              <table:table-cell office:value-type="float" office:value="1745.574341">
                <text:p>1745.574341</text:p>
              </table:table-cell>
              <table:table-cell office:value-type="float" office:value="1672.602539">
                <text:p>1672.602539</text:p>
              </table:table-cell>
              <table:table-cell office:value-type="float" office:value="1740.754761">
                <text:p>1740.75476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61.999268">
                <text:p>1661.999268</text:p>
              </table:table-cell>
              <table:table-cell office:value-type="float" office:value="1746.089966">
                <text:p>1746.089966</text:p>
              </table:table-cell>
              <table:table-cell office:value-type="float" office:value="1668.77417">
                <text:p>1668.77417</text:p>
              </table:table-cell>
              <table:table-cell office:value-type="float" office:value="1741.99646">
                <text:p>1741.996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62.873901">
                <text:p>1662.873901</text:p>
              </table:table-cell>
              <table:table-cell office:value-type="float" office:value="1742.812378">
                <text:p>1742.812378</text:p>
              </table:table-cell>
              <table:table-cell office:value-type="float" office:value="1671.762207">
                <text:p>1671.762207</text:p>
              </table:table-cell>
              <table:table-cell office:value-type="float" office:value="1740.405396">
                <text:p>1740.4053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61.612427">
                <text:p>1661.612427</text:p>
              </table:table-cell>
              <table:table-cell office:value-type="float" office:value="1738.305298">
                <text:p>1738.305298</text:p>
              </table:table-cell>
              <table:table-cell office:value-type="float" office:value="1671.447021">
                <text:p>1671.447021</text:p>
              </table:table-cell>
              <table:table-cell office:value-type="float" office:value="1737.833984">
                <text:p>1737.83398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64.624878">
                <text:p>1664.624878</text:p>
              </table:table-cell>
              <table:table-cell office:value-type="float" office:value="1745.592285">
                <text:p>1745.592285</text:p>
              </table:table-cell>
              <table:table-cell office:value-type="float" office:value="1671.903809">
                <text:p>1671.903809</text:p>
              </table:table-cell>
              <table:table-cell office:value-type="float" office:value="1738.7677">
                <text:p>1738.767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69.312744">
                <text:p>1669.312744</text:p>
              </table:table-cell>
              <table:table-cell office:value-type="float" office:value="1738.444824">
                <text:p>1738.444824</text:p>
              </table:table-cell>
              <table:table-cell office:value-type="float" office:value="1675.510498">
                <text:p>1675.510498</text:p>
              </table:table-cell>
              <table:table-cell office:value-type="float" office:value="1736.664062">
                <text:p>1736.66406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61.878052">
                <text:p>1661.878052</text:p>
              </table:table-cell>
              <table:table-cell office:value-type="float" office:value="1749.555176">
                <text:p>1749.555176</text:p>
              </table:table-cell>
              <table:table-cell office:value-type="float" office:value="1669.353027">
                <text:p>1669.353027</text:p>
              </table:table-cell>
              <table:table-cell office:value-type="float" office:value="1745.225464">
                <text:p>1745.2254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66.807251">
                <text:p>1666.807251</text:p>
              </table:table-cell>
              <table:table-cell office:value-type="float" office:value="1742.258545">
                <text:p>1742.258545</text:p>
              </table:table-cell>
              <table:table-cell office:value-type="float" office:value="1672.109131">
                <text:p>1672.109131</text:p>
              </table:table-cell>
              <table:table-cell office:value-type="float" office:value="1740.922119">
                <text:p>1740.92211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62.311768">
                <text:p>1662.311768</text:p>
              </table:table-cell>
              <table:table-cell office:value-type="float" office:value="1752.080933">
                <text:p>1752.080933</text:p>
              </table:table-cell>
              <table:table-cell office:value-type="float" office:value="1671.544189">
                <text:p>1671.544189</text:p>
              </table:table-cell>
              <table:table-cell office:value-type="float" office:value="1745.362915">
                <text:p>1745.36291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63.900269">
                <text:p>1663.900269</text:p>
              </table:table-cell>
              <table:table-cell office:value-type="float" office:value="1744.837891">
                <text:p>1744.837891</text:p>
              </table:table-cell>
              <table:table-cell office:value-type="float" office:value="1672.185303">
                <text:p>1672.185303</text:p>
              </table:table-cell>
              <table:table-cell office:value-type="float" office:value="1744.888916">
                <text:p>1744.8889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65.784424">
                <text:p>1665.784424</text:p>
              </table:table-cell>
              <table:table-cell office:value-type="float" office:value="1739.064331">
                <text:p>1739.064331</text:p>
              </table:table-cell>
              <table:table-cell office:value-type="float" office:value="1675.865479">
                <text:p>1675.865479</text:p>
              </table:table-cell>
              <table:table-cell office:value-type="float" office:value="1735.685059">
                <text:p>1735.6850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67.121826">
                <text:p>1667.121826</text:p>
              </table:table-cell>
              <table:table-cell office:value-type="float" office:value="1743.939453">
                <text:p>1743.939453</text:p>
              </table:table-cell>
              <table:table-cell office:value-type="float" office:value="1674.716553">
                <text:p>1674.716553</text:p>
              </table:table-cell>
              <table:table-cell office:value-type="float" office:value="1742.791382">
                <text:p>1742.79138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65.997437">
                <text:p>1665.997437</text:p>
              </table:table-cell>
              <table:table-cell office:value-type="float" office:value="1738.112671">
                <text:p>1738.112671</text:p>
              </table:table-cell>
              <table:table-cell office:value-type="float" office:value="1676.671143">
                <text:p>1676.671143</text:p>
              </table:table-cell>
              <table:table-cell office:value-type="float" office:value="1735.774902">
                <text:p>1735.7749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65.670044">
                <text:p>1665.670044</text:p>
              </table:table-cell>
              <table:table-cell office:value-type="float" office:value="1750.682983">
                <text:p>1750.682983</text:p>
              </table:table-cell>
              <table:table-cell office:value-type="float" office:value="1673.62854">
                <text:p>1673.62854</text:p>
              </table:table-cell>
              <table:table-cell office:value-type="float" office:value="1742.42749">
                <text:p>1742.427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66.09082">
                <text:p>1666.09082</text:p>
              </table:table-cell>
              <table:table-cell office:value-type="float" office:value="1747.591553">
                <text:p>1747.591553</text:p>
              </table:table-cell>
              <table:table-cell office:value-type="float" office:value="1677.093506">
                <text:p>1677.093506</text:p>
              </table:table-cell>
              <table:table-cell office:value-type="float" office:value="1741.011963">
                <text:p>1741.01196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67.523926">
                <text:p>1667.523926</text:p>
              </table:table-cell>
              <table:table-cell office:value-type="float" office:value="1742.628906">
                <text:p>1742.628906</text:p>
              </table:table-cell>
              <table:table-cell office:value-type="float" office:value="1675.590332">
                <text:p>1675.590332</text:p>
              </table:table-cell>
              <table:table-cell office:value-type="float" office:value="1739.48999">
                <text:p>1739.489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69.016968">
                <text:p>1669.016968</text:p>
              </table:table-cell>
              <table:table-cell office:value-type="float" office:value="1751.759033">
                <text:p>1751.759033</text:p>
              </table:table-cell>
              <table:table-cell office:value-type="float" office:value="1677.933594">
                <text:p>1677.933594</text:p>
              </table:table-cell>
              <table:table-cell office:value-type="float" office:value="1747.871704">
                <text:p>1747.8717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68.810303">
                <text:p>1668.810303</text:p>
              </table:table-cell>
              <table:table-cell office:value-type="float" office:value="1748.263428">
                <text:p>1748.263428</text:p>
              </table:table-cell>
              <table:table-cell office:value-type="float" office:value="1676.313965">
                <text:p>1676.313965</text:p>
              </table:table-cell>
              <table:table-cell office:value-type="float" office:value="1745.558838">
                <text:p>1745.5588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67.896973">
                <text:p>1667.896973</text:p>
              </table:table-cell>
              <table:table-cell office:value-type="float" office:value="1744.753418">
                <text:p>1744.753418</text:p>
              </table:table-cell>
              <table:table-cell office:value-type="float" office:value="1677.610107">
                <text:p>1677.610107</text:p>
              </table:table-cell>
              <table:table-cell office:value-type="float" office:value="1738.834106">
                <text:p>1738.83410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62.741577">
                <text:p>1662.741577</text:p>
              </table:table-cell>
              <table:table-cell office:value-type="float" office:value="1757.148682">
                <text:p>1757.148682</text:p>
              </table:table-cell>
              <table:table-cell office:value-type="float" office:value="1670.504395">
                <text:p>1670.504395</text:p>
              </table:table-cell>
              <table:table-cell office:value-type="float" office:value="1753.176758">
                <text:p>1753.1767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66.185791">
                <text:p>1666.185791</text:p>
              </table:table-cell>
              <table:table-cell office:value-type="float" office:value="1750.627075">
                <text:p>1750.627075</text:p>
              </table:table-cell>
              <table:table-cell office:value-type="float" office:value="1674.589844">
                <text:p>1674.589844</text:p>
              </table:table-cell>
              <table:table-cell office:value-type="float" office:value="1743.885376">
                <text:p>1743.88537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65.615845">
                <text:p>1665.615845</text:p>
              </table:table-cell>
              <table:table-cell office:value-type="float" office:value="1744.505981">
                <text:p>1744.505981</text:p>
              </table:table-cell>
              <table:table-cell office:value-type="float" office:value="1680.006836">
                <text:p>1680.006836</text:p>
              </table:table-cell>
              <table:table-cell office:value-type="float" office:value="1741.536621">
                <text:p>1741.5366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64.946411">
                <text:p>1664.946411</text:p>
              </table:table-cell>
              <table:table-cell office:value-type="float" office:value="1755.012939">
                <text:p>1755.012939</text:p>
              </table:table-cell>
              <table:table-cell office:value-type="float" office:value="1670.58728">
                <text:p>1670.58728</text:p>
              </table:table-cell>
              <table:table-cell office:value-type="float" office:value="1751.234497">
                <text:p>1751.2344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67.763184">
                <text:p>1667.763184</text:p>
              </table:table-cell>
              <table:table-cell office:value-type="float" office:value="1749.079468">
                <text:p>1749.079468</text:p>
              </table:table-cell>
              <table:table-cell office:value-type="float" office:value="1676.2229">
                <text:p>1676.2229</text:p>
              </table:table-cell>
              <table:table-cell office:value-type="float" office:value="1741.65332">
                <text:p>1741.653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61.099121">
                <text:p>1661.099121</text:p>
              </table:table-cell>
              <table:table-cell office:value-type="float" office:value="1757.64624">
                <text:p>1757.64624</text:p>
              </table:table-cell>
              <table:table-cell office:value-type="float" office:value="1668.882446">
                <text:p>1668.882446</text:p>
              </table:table-cell>
              <table:table-cell office:value-type="float" office:value="1756.375977">
                <text:p>1756.37597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70.37207">
                <text:p>1670.37207</text:p>
              </table:table-cell>
              <table:table-cell office:value-type="float" office:value="1745.677368">
                <text:p>1745.677368</text:p>
              </table:table-cell>
              <table:table-cell office:value-type="float" office:value="1676.638428">
                <text:p>1676.638428</text:p>
              </table:table-cell>
              <table:table-cell office:value-type="float" office:value="1744.401123">
                <text:p>1744.4011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65.241333">
                <text:p>1665.241333</text:p>
              </table:table-cell>
              <table:table-cell office:value-type="float" office:value="1756.790771">
                <text:p>1756.790771</text:p>
              </table:table-cell>
              <table:table-cell office:value-type="float" office:value="1674.660034">
                <text:p>1674.660034</text:p>
              </table:table-cell>
              <table:table-cell office:value-type="float" office:value="1754.080811">
                <text:p>1754.0808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66.29541">
                <text:p>1666.29541</text:p>
              </table:table-cell>
              <table:table-cell office:value-type="float" office:value="1750.290649">
                <text:p>1750.290649</text:p>
              </table:table-cell>
              <table:table-cell office:value-type="float" office:value="1676.10791">
                <text:p>1676.10791</text:p>
              </table:table-cell>
              <table:table-cell office:value-type="float" office:value="1743.405518">
                <text:p>1743.4055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69.643433">
                <text:p>1669.643433</text:p>
              </table:table-cell>
              <table:table-cell office:value-type="float" office:value="1747.324951">
                <text:p>1747.324951</text:p>
              </table:table-cell>
              <table:table-cell office:value-type="float" office:value="1677.661499">
                <text:p>1677.661499</text:p>
              </table:table-cell>
              <table:table-cell office:value-type="float" office:value="1744.296021">
                <text:p>1744.2960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64.310181">
                <text:p>1664.310181</text:p>
              </table:table-cell>
              <table:table-cell office:value-type="float" office:value="1755.844482">
                <text:p>1755.844482</text:p>
              </table:table-cell>
              <table:table-cell office:value-type="float" office:value="1675.302612">
                <text:p>1675.302612</text:p>
              </table:table-cell>
              <table:table-cell office:value-type="float" office:value="1751.804932">
                <text:p>1751.80493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69.880859">
                <text:p>1669.880859</text:p>
              </table:table-cell>
              <table:table-cell office:value-type="float" office:value="1748.374268">
                <text:p>1748.374268</text:p>
              </table:table-cell>
              <table:table-cell office:value-type="float" office:value="1679.347412">
                <text:p>1679.347412</text:p>
              </table:table-cell>
              <table:table-cell office:value-type="float" office:value="1744.352173">
                <text:p>1744.3521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67.488281">
                <text:p>1667.488281</text:p>
              </table:table-cell>
              <table:table-cell office:value-type="float" office:value="1745.785034">
                <text:p>1745.785034</text:p>
              </table:table-cell>
              <table:table-cell office:value-type="float" office:value="1674.137451">
                <text:p>1674.137451</text:p>
              </table:table-cell>
              <table:table-cell office:value-type="float" office:value="1744.62854">
                <text:p>1744.6285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70.254395">
                <text:p>1670.254395</text:p>
              </table:table-cell>
              <table:table-cell office:value-type="float" office:value="1753.154297">
                <text:p>1753.154297</text:p>
              </table:table-cell>
              <table:table-cell office:value-type="float" office:value="1674.995728">
                <text:p>1674.995728</text:p>
              </table:table-cell>
              <table:table-cell office:value-type="float" office:value="1750.366211">
                <text:p>1750.3662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68.558594">
                <text:p>1668.558594</text:p>
              </table:table-cell>
              <table:table-cell office:value-type="float" office:value="1743.800659">
                <text:p>1743.800659</text:p>
              </table:table-cell>
              <table:table-cell office:value-type="float" office:value="1679.417114">
                <text:p>1679.417114</text:p>
              </table:table-cell>
              <table:table-cell office:value-type="float" office:value="1742.057739">
                <text:p>1742.05773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67.836914">
                <text:p>1667.836914</text:p>
              </table:table-cell>
              <table:table-cell office:value-type="float" office:value="1751.825073">
                <text:p>1751.825073</text:p>
              </table:table-cell>
              <table:table-cell office:value-type="float" office:value="1675.921753">
                <text:p>1675.921753</text:p>
              </table:table-cell>
              <table:table-cell office:value-type="float" office:value="1747.101929">
                <text:p>1747.10192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63.488159">
                <text:p>1663.488159</text:p>
              </table:table-cell>
              <table:table-cell office:value-type="float" office:value="1755.545898">
                <text:p>1755.545898</text:p>
              </table:table-cell>
              <table:table-cell office:value-type="float" office:value="1675.099854">
                <text:p>1675.099854</text:p>
              </table:table-cell>
              <table:table-cell office:value-type="float" office:value="1754.752563">
                <text:p>1754.75256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65.759766">
                <text:p>1665.759766</text:p>
              </table:table-cell>
              <table:table-cell office:value-type="float" office:value="1751.278809">
                <text:p>1751.278809</text:p>
              </table:table-cell>
              <table:table-cell office:value-type="float" office:value="1673.839722">
                <text:p>1673.839722</text:p>
              </table:table-cell>
              <table:table-cell office:value-type="float" office:value="1747.638428">
                <text:p>1747.6384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65.417114">
                <text:p>1665.417114</text:p>
              </table:table-cell>
              <table:table-cell office:value-type="float" office:value="1744.975098">
                <text:p>1744.975098</text:p>
              </table:table-cell>
              <table:table-cell office:value-type="float" office:value="1677.187622">
                <text:p>1677.187622</text:p>
              </table:table-cell>
              <table:table-cell office:value-type="float" office:value="1745.010864">
                <text:p>1745.01086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65.080322">
                <text:p>1665.080322</text:p>
              </table:table-cell>
              <table:table-cell office:value-type="float" office:value="1755.473389">
                <text:p>1755.473389</text:p>
              </table:table-cell>
              <table:table-cell office:value-type="float" office:value="1672.816895">
                <text:p>1672.816895</text:p>
              </table:table-cell>
              <table:table-cell office:value-type="float" office:value="1752.170288">
                <text:p>1752.1702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63.872192">
                <text:p>1663.872192</text:p>
              </table:table-cell>
              <table:table-cell office:value-type="float" office:value="1756.466309">
                <text:p>1756.466309</text:p>
              </table:table-cell>
              <table:table-cell office:value-type="float" office:value="1674.125732">
                <text:p>1674.125732</text:p>
              </table:table-cell>
              <table:table-cell office:value-type="float" office:value="1753.4729">
                <text:p>1753.472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73.79895">
                <text:p>1673.79895</text:p>
              </table:table-cell>
              <table:table-cell office:value-type="float" office:value="1748.2677">
                <text:p>1748.2677</text:p>
              </table:table-cell>
              <table:table-cell office:value-type="float" office:value="1677.197388">
                <text:p>1677.197388</text:p>
              </table:table-cell>
              <table:table-cell office:value-type="float" office:value="1743.27478">
                <text:p>1743.2747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66.20874">
                <text:p>1666.20874</text:p>
              </table:table-cell>
              <table:table-cell office:value-type="float" office:value="1758.705811">
                <text:p>1758.705811</text:p>
              </table:table-cell>
              <table:table-cell office:value-type="float" office:value="1675.722168">
                <text:p>1675.722168</text:p>
              </table:table-cell>
              <table:table-cell office:value-type="float" office:value="1754.459473">
                <text:p>1754.4594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68.193237">
                <text:p>1668.193237</text:p>
              </table:table-cell>
              <table:table-cell office:value-type="float" office:value="1746.811523">
                <text:p>1746.811523</text:p>
              </table:table-cell>
              <table:table-cell office:value-type="float" office:value="1677.43103">
                <text:p>1677.43103</text:p>
              </table:table-cell>
              <table:table-cell office:value-type="float" office:value="1744.765503">
                <text:p>1744.76550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69.37146">
                <text:p>1669.37146</text:p>
              </table:table-cell>
              <table:table-cell office:value-type="float" office:value="1754.924194">
                <text:p>1754.924194</text:p>
              </table:table-cell>
              <table:table-cell office:value-type="float" office:value="1678.636597">
                <text:p>1678.636597</text:p>
              </table:table-cell>
              <table:table-cell office:value-type="float" office:value="1752.544922">
                <text:p>1752.5449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69.451782">
                <text:p>1669.451782</text:p>
              </table:table-cell>
              <table:table-cell office:value-type="float" office:value="1745.516357">
                <text:p>1745.516357</text:p>
              </table:table-cell>
              <table:table-cell office:value-type="float" office:value="1677.52002">
                <text:p>1677.52002</text:p>
              </table:table-cell>
              <table:table-cell office:value-type="float" office:value="1743.389648">
                <text:p>1743.38964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63.806519">
                <text:p>1663.806519</text:p>
              </table:table-cell>
              <table:table-cell office:value-type="float" office:value="1758.287964">
                <text:p>1758.287964</text:p>
              </table:table-cell>
              <table:table-cell office:value-type="float" office:value="1672.778931">
                <text:p>1672.778931</text:p>
              </table:table-cell>
              <table:table-cell office:value-type="float" office:value="1754.512329">
                <text:p>1754.51232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69.082275">
                <text:p>1669.082275</text:p>
              </table:table-cell>
              <table:table-cell office:value-type="float" office:value="1756.233398">
                <text:p>1756.233398</text:p>
              </table:table-cell>
              <table:table-cell office:value-type="float" office:value="1673.520996">
                <text:p>1673.520996</text:p>
              </table:table-cell>
              <table:table-cell office:value-type="float" office:value="1752.433594">
                <text:p>1752.43359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71.102051">
                <text:p>1671.102051</text:p>
              </table:table-cell>
              <table:table-cell office:value-type="float" office:value="1743.950439">
                <text:p>1743.950439</text:p>
              </table:table-cell>
              <table:table-cell office:value-type="float" office:value="1682.075806">
                <text:p>1682.075806</text:p>
              </table:table-cell>
              <table:table-cell office:value-type="float" office:value="1741.393799">
                <text:p>1741.3937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69.727783">
                <text:p>1669.727783</text:p>
              </table:table-cell>
              <table:table-cell office:value-type="float" office:value="1758.299438">
                <text:p>1758.299438</text:p>
              </table:table-cell>
              <table:table-cell office:value-type="float" office:value="1677.757202">
                <text:p>1677.757202</text:p>
              </table:table-cell>
              <table:table-cell office:value-type="float" office:value="1752.477661">
                <text:p>1752.47766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71.147095">
                <text:p>1671.147095</text:p>
              </table:table-cell>
              <table:table-cell office:value-type="float" office:value="1753.189209">
                <text:p>1753.189209</text:p>
              </table:table-cell>
              <table:table-cell office:value-type="float" office:value="1677.258179">
                <text:p>1677.258179</text:p>
              </table:table-cell>
              <table:table-cell office:value-type="float" office:value="1751.301758">
                <text:p>1751.3017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71.590698">
                <text:p>1671.590698</text:p>
              </table:table-cell>
              <table:table-cell office:value-type="float" office:value="1749.927246">
                <text:p>1749.927246</text:p>
              </table:table-cell>
              <table:table-cell office:value-type="float" office:value="1679.700195">
                <text:p>1679.700195</text:p>
              </table:table-cell>
              <table:table-cell office:value-type="float" office:value="1746.641724">
                <text:p>1746.6417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71.28833">
                <text:p>1671.28833</text:p>
              </table:table-cell>
              <table:table-cell office:value-type="float" office:value="1748.83313">
                <text:p>1748.83313</text:p>
              </table:table-cell>
              <table:table-cell office:value-type="float" office:value="1680.922974">
                <text:p>1680.922974</text:p>
              </table:table-cell>
              <table:table-cell office:value-type="float" office:value="1745.383179">
                <text:p>1745.3831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68.622925">
                <text:p>1668.622925</text:p>
              </table:table-cell>
              <table:table-cell office:value-type="float" office:value="1753.584717">
                <text:p>1753.584717</text:p>
              </table:table-cell>
              <table:table-cell office:value-type="float" office:value="1672.656982">
                <text:p>1672.656982</text:p>
              </table:table-cell>
              <table:table-cell office:value-type="float" office:value="1752.42627">
                <text:p>1752.4262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69.746094">
                <text:p>1669.746094</text:p>
              </table:table-cell>
              <table:table-cell office:value-type="float" office:value="1745.692627">
                <text:p>1745.692627</text:p>
              </table:table-cell>
              <table:table-cell office:value-type="float" office:value="1679.927734">
                <text:p>1679.927734</text:p>
              </table:table-cell>
              <table:table-cell office:value-type="float" office:value="1740.834595">
                <text:p>1740.8345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70.605469">
                <text:p>1670.605469</text:p>
              </table:table-cell>
              <table:table-cell office:value-type="float" office:value="1746.889038">
                <text:p>1746.889038</text:p>
              </table:table-cell>
              <table:table-cell office:value-type="float" office:value="1679.189697">
                <text:p>1679.189697</text:p>
              </table:table-cell>
              <table:table-cell office:value-type="float" office:value="1743.958496">
                <text:p>1743.95849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67.566406">
                <text:p>1667.566406</text:p>
              </table:table-cell>
              <table:table-cell office:value-type="float" office:value="1744.487061">
                <text:p>1744.487061</text:p>
              </table:table-cell>
              <table:table-cell office:value-type="float" office:value="1678.013428">
                <text:p>1678.013428</text:p>
              </table:table-cell>
              <table:table-cell office:value-type="float" office:value="1739.493896">
                <text:p>1739.4938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67.424072">
                <text:p>1667.424072</text:p>
              </table:table-cell>
              <table:table-cell office:value-type="float" office:value="1751.954346">
                <text:p>1751.954346</text:p>
              </table:table-cell>
              <table:table-cell office:value-type="float" office:value="1674.362061">
                <text:p>1674.362061</text:p>
              </table:table-cell>
              <table:table-cell office:value-type="float" office:value="1750.52063">
                <text:p>1750.520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70.228394">
                <text:p>1670.228394</text:p>
              </table:table-cell>
              <table:table-cell office:value-type="float" office:value="1749.1875">
                <text:p>1749.1875</text:p>
              </table:table-cell>
              <table:table-cell office:value-type="float" office:value="1675.148682">
                <text:p>1675.148682</text:p>
              </table:table-cell>
              <table:table-cell office:value-type="float" office:value="1746.489868">
                <text:p>1746.4898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65.127197">
                <text:p>1665.127197</text:p>
              </table:table-cell>
              <table:table-cell office:value-type="float" office:value="1751.603394">
                <text:p>1751.603394</text:p>
              </table:table-cell>
              <table:table-cell office:value-type="float" office:value="1674.389404">
                <text:p>1674.389404</text:p>
              </table:table-cell>
              <table:table-cell office:value-type="float" office:value="1748.975098">
                <text:p>1748.97509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69.422119">
                <text:p>1669.422119</text:p>
              </table:table-cell>
              <table:table-cell office:value-type="float" office:value="1748.297119">
                <text:p>1748.297119</text:p>
              </table:table-cell>
              <table:table-cell office:value-type="float" office:value="1678.265869">
                <text:p>1678.265869</text:p>
              </table:table-cell>
              <table:table-cell office:value-type="float" office:value="1743.720825">
                <text:p>1743.7208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68.743164">
                <text:p>1668.743164</text:p>
              </table:table-cell>
              <table:table-cell office:value-type="float" office:value="1744.208984">
                <text:p>1744.208984</text:p>
              </table:table-cell>
              <table:table-cell office:value-type="float" office:value="1677.489136">
                <text:p>1677.489136</text:p>
              </table:table-cell>
              <table:table-cell office:value-type="float" office:value="1739.576782">
                <text:p>1739.57678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63.732422">
                <text:p>1663.732422</text:p>
              </table:table-cell>
              <table:table-cell office:value-type="float" office:value="1752.395264">
                <text:p>1752.395264</text:p>
              </table:table-cell>
              <table:table-cell office:value-type="float" office:value="1673.062866">
                <text:p>1673.062866</text:p>
              </table:table-cell>
              <table:table-cell office:value-type="float" office:value="1749.965088">
                <text:p>1749.9650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66.685669">
                <text:p>1666.685669</text:p>
              </table:table-cell>
              <table:table-cell office:value-type="float" office:value="1746.712158">
                <text:p>1746.712158</text:p>
              </table:table-cell>
              <table:table-cell office:value-type="float" office:value="1676.25061">
                <text:p>1676.25061</text:p>
              </table:table-cell>
              <table:table-cell office:value-type="float" office:value="1741.846436">
                <text:p>1741.84643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67.473999">
                <text:p>1667.473999</text:p>
              </table:table-cell>
              <table:table-cell office:value-type="float" office:value="1753.287476">
                <text:p>1753.287476</text:p>
              </table:table-cell>
              <table:table-cell office:value-type="float" office:value="1671.937988">
                <text:p>1671.937988</text:p>
              </table:table-cell>
              <table:table-cell office:value-type="float" office:value="1749.412231">
                <text:p>1749.4122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67.304565">
                <text:p>1667.304565</text:p>
              </table:table-cell>
              <table:table-cell office:value-type="float" office:value="1747.144897">
                <text:p>1747.144897</text:p>
              </table:table-cell>
              <table:table-cell office:value-type="float" office:value="1673.957397">
                <text:p>1673.957397</text:p>
              </table:table-cell>
              <table:table-cell office:value-type="float" office:value="1746.18689">
                <text:p>1746.186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70.589966">
                <text:p>1670.589966</text:p>
              </table:table-cell>
              <table:table-cell office:value-type="float" office:value="1745.437622">
                <text:p>1745.437622</text:p>
              </table:table-cell>
              <table:table-cell office:value-type="float" office:value="1677.650757">
                <text:p>1677.650757</text:p>
              </table:table-cell>
              <table:table-cell office:value-type="float" office:value="1745.08606">
                <text:p>1745.086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72.685303">
                <text:p>1672.685303</text:p>
              </table:table-cell>
              <table:table-cell office:value-type="float" office:value="1749.732544">
                <text:p>1749.732544</text:p>
              </table:table-cell>
              <table:table-cell office:value-type="float" office:value="1679.377197">
                <text:p>1679.377197</text:p>
              </table:table-cell>
              <table:table-cell office:value-type="float" office:value="1744.81958">
                <text:p>1744.819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71.556885">
                <text:p>1671.556885</text:p>
              </table:table-cell>
              <table:table-cell office:value-type="float" office:value="1746.17749">
                <text:p>1746.17749</text:p>
              </table:table-cell>
              <table:table-cell office:value-type="float" office:value="1681.729248">
                <text:p>1681.729248</text:p>
              </table:table-cell>
              <table:table-cell office:value-type="float" office:value="1742.620483">
                <text:p>1742.6204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71.147705">
                <text:p>1671.147705</text:p>
              </table:table-cell>
              <table:table-cell office:value-type="float" office:value="1755.648193">
                <text:p>1755.648193</text:p>
              </table:table-cell>
              <table:table-cell office:value-type="float" office:value="1676.0802">
                <text:p>1676.0802</text:p>
              </table:table-cell>
              <table:table-cell office:value-type="float" office:value="1756.435791">
                <text:p>1756.4357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71.623169">
                <text:p>1671.623169</text:p>
              </table:table-cell>
              <table:table-cell office:value-type="float" office:value="1752.283447">
                <text:p>1752.283447</text:p>
              </table:table-cell>
              <table:table-cell office:value-type="float" office:value="1677.410522">
                <text:p>1677.410522</text:p>
              </table:table-cell>
              <table:table-cell office:value-type="float" office:value="1748.982178">
                <text:p>1748.98217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66.776245">
                <text:p>1666.776245</text:p>
              </table:table-cell>
              <table:table-cell office:value-type="float" office:value="1759.347778">
                <text:p>1759.347778</text:p>
              </table:table-cell>
              <table:table-cell office:value-type="float" office:value="1673.947388">
                <text:p>1673.947388</text:p>
              </table:table-cell>
              <table:table-cell office:value-type="float" office:value="1755.628418">
                <text:p>1755.6284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72.495117">
                <text:p>1672.495117</text:p>
              </table:table-cell>
              <table:table-cell office:value-type="float" office:value="1749.273315">
                <text:p>1749.273315</text:p>
              </table:table-cell>
              <table:table-cell office:value-type="float" office:value="1678.869019">
                <text:p>1678.869019</text:p>
              </table:table-cell>
              <table:table-cell office:value-type="float" office:value="1749.177612">
                <text:p>1749.1776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70.422485">
                <text:p>1670.422485</text:p>
              </table:table-cell>
              <table:table-cell office:value-type="float" office:value="1751.589966">
                <text:p>1751.589966</text:p>
              </table:table-cell>
              <table:table-cell office:value-type="float" office:value="1679.159424">
                <text:p>1679.159424</text:p>
              </table:table-cell>
              <table:table-cell office:value-type="float" office:value="1744.652344">
                <text:p>1744.65234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69.884277">
                <text:p>1669.884277</text:p>
              </table:table-cell>
              <table:table-cell office:value-type="float" office:value="1751.804321">
                <text:p>1751.804321</text:p>
              </table:table-cell>
              <table:table-cell office:value-type="float" office:value="1677.172363">
                <text:p>1677.172363</text:p>
              </table:table-cell>
              <table:table-cell office:value-type="float" office:value="1750.824219">
                <text:p>1750.8242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67.806519">
                <text:p>1667.806519</text:p>
              </table:table-cell>
              <table:table-cell office:value-type="float" office:value="1746.421509">
                <text:p>1746.421509</text:p>
              </table:table-cell>
              <table:table-cell office:value-type="float" office:value="1678.534546">
                <text:p>1678.534546</text:p>
              </table:table-cell>
              <table:table-cell office:value-type="float" office:value="1745.60437">
                <text:p>1745.6043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67.616089">
                <text:p>1667.616089</text:p>
              </table:table-cell>
              <table:table-cell office:value-type="float" office:value="1758.734375">
                <text:p>1758.734375</text:p>
              </table:table-cell>
              <table:table-cell office:value-type="float" office:value="1677.503906">
                <text:p>1677.503906</text:p>
              </table:table-cell>
              <table:table-cell office:value-type="float" office:value="1759.715332">
                <text:p>1759.7153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71.759888">
                <text:p>1671.759888</text:p>
              </table:table-cell>
              <table:table-cell office:value-type="float" office:value="1754.005737">
                <text:p>1754.005737</text:p>
              </table:table-cell>
              <table:table-cell office:value-type="float" office:value="1679.537109">
                <text:p>1679.537109</text:p>
              </table:table-cell>
              <table:table-cell office:value-type="float" office:value="1747.892456">
                <text:p>1747.8924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64.896484">
                <text:p>1664.896484</text:p>
              </table:table-cell>
              <table:table-cell office:value-type="float" office:value="1761.14563">
                <text:p>1761.14563</text:p>
              </table:table-cell>
              <table:table-cell office:value-type="float" office:value="1674.751221">
                <text:p>1674.751221</text:p>
              </table:table-cell>
              <table:table-cell office:value-type="float" office:value="1756.995483">
                <text:p>1756.9954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68.18335">
                <text:p>1668.18335</text:p>
              </table:table-cell>
              <table:table-cell office:value-type="float" office:value="1753.548462">
                <text:p>1753.548462</text:p>
              </table:table-cell>
              <table:table-cell office:value-type="float" office:value="1679.986938">
                <text:p>1679.986938</text:p>
              </table:table-cell>
              <table:table-cell office:value-type="float" office:value="1746.607056">
                <text:p>1746.6070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69.867188">
                <text:p>1669.867188</text:p>
              </table:table-cell>
              <table:table-cell office:value-type="float" office:value="1745.330566">
                <text:p>1745.330566</text:p>
              </table:table-cell>
              <table:table-cell office:value-type="float" office:value="1677.879395">
                <text:p>1677.879395</text:p>
              </table:table-cell>
              <table:table-cell office:value-type="float" office:value="1743.654785">
                <text:p>1743.6547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62.084595">
                <text:p>1662.084595</text:p>
              </table:table-cell>
              <table:table-cell office:value-type="float" office:value="1758.928223">
                <text:p>1758.928223</text:p>
              </table:table-cell>
              <table:table-cell office:value-type="float" office:value="1673.664551">
                <text:p>1673.664551</text:p>
              </table:table-cell>
              <table:table-cell office:value-type="float" office:value="1754.43042">
                <text:p>1754.430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70.053955">
                <text:p>1670.053955</text:p>
              </table:table-cell>
              <table:table-cell office:value-type="float" office:value="1749.91333">
                <text:p>1749.91333</text:p>
              </table:table-cell>
              <table:table-cell office:value-type="float" office:value="1678.236084">
                <text:p>1678.236084</text:p>
              </table:table-cell>
              <table:table-cell office:value-type="float" office:value="1746.323486">
                <text:p>1746.32348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68.179321">
                <text:p>1668.179321</text:p>
              </table:table-cell>
              <table:table-cell office:value-type="float" office:value="1745.550537">
                <text:p>1745.550537</text:p>
              </table:table-cell>
              <table:table-cell office:value-type="float" office:value="1678.616699">
                <text:p>1678.616699</text:p>
              </table:table-cell>
              <table:table-cell office:value-type="float" office:value="1740.706787">
                <text:p>1740.70678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65.304443">
                <text:p>1665.304443</text:p>
              </table:table-cell>
              <table:table-cell office:value-type="float" office:value="1752.598267">
                <text:p>1752.598267</text:p>
              </table:table-cell>
              <table:table-cell office:value-type="float" office:value="1673.809937">
                <text:p>1673.809937</text:p>
              </table:table-cell>
              <table:table-cell office:value-type="float" office:value="1748.77478">
                <text:p>1748.774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66.911011">
                <text:p>1666.911011</text:p>
              </table:table-cell>
              <table:table-cell office:value-type="float" office:value="1746.628052">
                <text:p>1746.628052</text:p>
              </table:table-cell>
              <table:table-cell office:value-type="float" office:value="1675.450195">
                <text:p>1675.450195</text:p>
              </table:table-cell>
              <table:table-cell office:value-type="float" office:value="1743.164551">
                <text:p>1743.16455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62.301147">
                <text:p>1662.301147</text:p>
              </table:table-cell>
              <table:table-cell office:value-type="float" office:value="1753.743042">
                <text:p>1753.743042</text:p>
              </table:table-cell>
              <table:table-cell office:value-type="float" office:value="1673.200684">
                <text:p>1673.200684</text:p>
              </table:table-cell>
              <table:table-cell office:value-type="float" office:value="1746.461548">
                <text:p>1746.46154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68.671143">
                <text:p>1668.671143</text:p>
              </table:table-cell>
              <table:table-cell office:value-type="float" office:value="1746.930786">
                <text:p>1746.930786</text:p>
              </table:table-cell>
              <table:table-cell office:value-type="float" office:value="1676.965454">
                <text:p>1676.965454</text:p>
              </table:table-cell>
              <table:table-cell office:value-type="float" office:value="1745.276001">
                <text:p>1745.2760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65.243652">
                <text:p>1665.243652</text:p>
              </table:table-cell>
              <table:table-cell office:value-type="float" office:value="1753.701172">
                <text:p>1753.701172</text:p>
              </table:table-cell>
              <table:table-cell office:value-type="float" office:value="1673.311157">
                <text:p>1673.311157</text:p>
              </table:table-cell>
              <table:table-cell office:value-type="float" office:value="1751.642456">
                <text:p>1751.64245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67.196777">
                <text:p>1667.196777</text:p>
              </table:table-cell>
              <table:table-cell office:value-type="float" office:value="1750.040039">
                <text:p>1750.040039</text:p>
              </table:table-cell>
              <table:table-cell office:value-type="float" office:value="1677.748169">
                <text:p>1677.748169</text:p>
              </table:table-cell>
              <table:table-cell office:value-type="float" office:value="1742.2229">
                <text:p>1742.222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67.625488">
                <text:p>1667.625488</text:p>
              </table:table-cell>
              <table:table-cell office:value-type="float" office:value="1741.86731">
                <text:p>1741.86731</text:p>
              </table:table-cell>
              <table:table-cell office:value-type="float" office:value="1676.419434">
                <text:p>1676.419434</text:p>
              </table:table-cell>
              <table:table-cell office:value-type="float" office:value="1741.696045">
                <text:p>1741.6960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63.877319">
                <text:p>1663.877319</text:p>
              </table:table-cell>
              <table:table-cell office:value-type="float" office:value="1757.593994">
                <text:p>1757.593994</text:p>
              </table:table-cell>
              <table:table-cell office:value-type="float" office:value="1670.280029">
                <text:p>1670.280029</text:p>
              </table:table-cell>
              <table:table-cell office:value-type="float" office:value="1754.891479">
                <text:p>1754.89147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69.248047">
                <text:p>1669.248047</text:p>
              </table:table-cell>
              <table:table-cell office:value-type="float" office:value="1748.325317">
                <text:p>1748.325317</text:p>
              </table:table-cell>
              <table:table-cell office:value-type="float" office:value="1678.112549">
                <text:p>1678.112549</text:p>
              </table:table-cell>
              <table:table-cell office:value-type="float" office:value="1743.917603">
                <text:p>1743.91760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71.446533">
                <text:p>1671.446533</text:p>
              </table:table-cell>
              <table:table-cell office:value-type="float" office:value="1751.707886">
                <text:p>1751.707886</text:p>
              </table:table-cell>
              <table:table-cell office:value-type="float" office:value="1681.698975">
                <text:p>1681.698975</text:p>
              </table:table-cell>
              <table:table-cell office:value-type="float" office:value="1748.717163">
                <text:p>1748.71716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71.791016">
                <text:p>1671.791016</text:p>
              </table:table-cell>
              <table:table-cell office:value-type="float" office:value="1757.049072">
                <text:p>1757.049072</text:p>
              </table:table-cell>
              <table:table-cell office:value-type="float" office:value="1678.687134">
                <text:p>1678.687134</text:p>
              </table:table-cell>
              <table:table-cell office:value-type="float" office:value="1753.806641">
                <text:p>1753.8066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74.678833">
                <text:p>1674.678833</text:p>
              </table:table-cell>
              <table:table-cell office:value-type="float" office:value="1751.88501">
                <text:p>1751.88501</text:p>
              </table:table-cell>
              <table:table-cell office:value-type="float" office:value="1681.106689">
                <text:p>1681.106689</text:p>
              </table:table-cell>
              <table:table-cell office:value-type="float" office:value="1748.188721">
                <text:p>1748.18872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73.666138">
                <text:p>1673.666138</text:p>
              </table:table-cell>
              <table:table-cell office:value-type="float" office:value="1748.506348">
                <text:p>1748.506348</text:p>
              </table:table-cell>
              <table:table-cell office:value-type="float" office:value="1682.97583">
                <text:p>1682.97583</text:p>
              </table:table-cell>
              <table:table-cell office:value-type="float" office:value="1742.764404">
                <text:p>1742.7644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69.145996">
                <text:p>1669.145996</text:p>
              </table:table-cell>
              <table:table-cell office:value-type="float" office:value="1759.338135">
                <text:p>1759.338135</text:p>
              </table:table-cell>
              <table:table-cell office:value-type="float" office:value="1676.673584">
                <text:p>1676.673584</text:p>
              </table:table-cell>
              <table:table-cell office:value-type="float" office:value="1754.538574">
                <text:p>1754.53857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74.32251">
                <text:p>1674.32251</text:p>
              </table:table-cell>
              <table:table-cell office:value-type="float" office:value="1745.507202">
                <text:p>1745.507202</text:p>
              </table:table-cell>
              <table:table-cell office:value-type="float" office:value="1683.183838">
                <text:p>1683.183838</text:p>
              </table:table-cell>
              <table:table-cell office:value-type="float" office:value="1742.38916">
                <text:p>1742.389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70.359619">
                <text:p>1670.359619</text:p>
              </table:table-cell>
              <table:table-cell office:value-type="float" office:value="1757.826538">
                <text:p>1757.826538</text:p>
              </table:table-cell>
              <table:table-cell office:value-type="float" office:value="1680.147217">
                <text:p>1680.147217</text:p>
              </table:table-cell>
              <table:table-cell office:value-type="float" office:value="1754.293945">
                <text:p>1754.29394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70.147827">
                <text:p>1670.147827</text:p>
              </table:table-cell>
              <table:table-cell office:value-type="float" office:value="1754.913574">
                <text:p>1754.913574</text:p>
              </table:table-cell>
              <table:table-cell office:value-type="float" office:value="1677.643799">
                <text:p>1677.643799</text:p>
              </table:table-cell>
              <table:table-cell office:value-type="float" office:value="1754.913574">
                <text:p>1754.91357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72.400635">
                <text:p>1672.400635</text:p>
              </table:table-cell>
              <table:table-cell office:value-type="float" office:value="1752.367432">
                <text:p>1752.367432</text:p>
              </table:table-cell>
              <table:table-cell office:value-type="float" office:value="1680.240845">
                <text:p>1680.240845</text:p>
              </table:table-cell>
              <table:table-cell office:value-type="float" office:value="1746.806763">
                <text:p>1746.80676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67.557007">
                <text:p>1667.557007</text:p>
              </table:table-cell>
              <table:table-cell office:value-type="float" office:value="1754.628906">
                <text:p>1754.628906</text:p>
              </table:table-cell>
              <table:table-cell office:value-type="float" office:value="1679.612915">
                <text:p>1679.612915</text:p>
              </table:table-cell>
              <table:table-cell office:value-type="float" office:value="1749.289429">
                <text:p>1749.28942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70.077759">
                <text:p>1670.077759</text:p>
              </table:table-cell>
              <table:table-cell office:value-type="float" office:value="1756.762573">
                <text:p>1756.762573</text:p>
              </table:table-cell>
              <table:table-cell office:value-type="float" office:value="1675.982788">
                <text:p>1675.982788</text:p>
              </table:table-cell>
              <table:table-cell office:value-type="float" office:value="1754.354126">
                <text:p>1754.35412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71.469238">
                <text:p>1671.469238</text:p>
              </table:table-cell>
              <table:table-cell office:value-type="float" office:value="1748.014282">
                <text:p>1748.014282</text:p>
              </table:table-cell>
              <table:table-cell office:value-type="float" office:value="1681.255859">
                <text:p>1681.255859</text:p>
              </table:table-cell>
              <table:table-cell office:value-type="float" office:value="1741.134155">
                <text:p>1741.1341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68.66272">
                <text:p>1668.66272</text:p>
              </table:table-cell>
              <table:table-cell office:value-type="float" office:value="1757.990112">
                <text:p>1757.990112</text:p>
              </table:table-cell>
              <table:table-cell office:value-type="float" office:value="1677.330688">
                <text:p>1677.330688</text:p>
              </table:table-cell>
              <table:table-cell office:value-type="float" office:value="1754.994263">
                <text:p>1754.9942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72.015381">
                <text:p>1672.015381</text:p>
              </table:table-cell>
              <table:table-cell office:value-type="float" office:value="1749.884644">
                <text:p>1749.884644</text:p>
              </table:table-cell>
              <table:table-cell office:value-type="float" office:value="1677.810791">
                <text:p>1677.810791</text:p>
              </table:table-cell>
              <table:table-cell office:value-type="float" office:value="1746.125854">
                <text:p>1746.12585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63.084839">
                <text:p>1663.084839</text:p>
              </table:table-cell>
              <table:table-cell office:value-type="float" office:value="1739.794434">
                <text:p>1739.794434</text:p>
              </table:table-cell>
              <table:table-cell office:value-type="float" office:value="1674.083252">
                <text:p>1674.083252</text:p>
              </table:table-cell>
              <table:table-cell office:value-type="float" office:value="1735.323975">
                <text:p>1735.32397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54.475586">
                <text:p>1654.475586</text:p>
              </table:table-cell>
              <table:table-cell office:value-type="float" office:value="1734.526489">
                <text:p>1734.526489</text:p>
              </table:table-cell>
              <table:table-cell office:value-type="float" office:value="1656.263916">
                <text:p>1656.263916</text:p>
              </table:table-cell>
              <table:table-cell office:value-type="float" office:value="1738.034912">
                <text:p>1738.0349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33.195068">
                <text:p>1633.195068</text:p>
              </table:table-cell>
              <table:table-cell office:value-type="float" office:value="1725.851562">
                <text:p>1725.851562</text:p>
              </table:table-cell>
              <table:table-cell office:value-type="float" office:value="1640.694214">
                <text:p>1640.694214</text:p>
              </table:table-cell>
              <table:table-cell office:value-type="float" office:value="1728.430054">
                <text:p>1728.43005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30.99707">
                <text:p>1630.99707</text:p>
              </table:table-cell>
              <table:table-cell office:value-type="float" office:value="1706.958008">
                <text:p>1706.958008</text:p>
              </table:table-cell>
              <table:table-cell office:value-type="float" office:value="1638.26062">
                <text:p>1638.26062</text:p>
              </table:table-cell>
              <table:table-cell office:value-type="float" office:value="1704.459839">
                <text:p>1704.4598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22.294312">
                <text:p>1622.294312</text:p>
              </table:table-cell>
              <table:table-cell office:value-type="float" office:value="1696.941284">
                <text:p>1696.941284</text:p>
              </table:table-cell>
              <table:table-cell office:value-type="float" office:value="1627.306274">
                <text:p>1627.306274</text:p>
              </table:table-cell>
              <table:table-cell office:value-type="float" office:value="1697.846558">
                <text:p>1697.8465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13.400635">
                <text:p>1613.400635</text:p>
              </table:table-cell>
              <table:table-cell office:value-type="float" office:value="1694.934448">
                <text:p>1694.934448</text:p>
              </table:table-cell>
              <table:table-cell office:value-type="float" office:value="1618.859619">
                <text:p>1618.859619</text:p>
              </table:table-cell>
              <table:table-cell office:value-type="float" office:value="1685.111816">
                <text:p>1685.1118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15.323364">
                <text:p>1615.323364</text:p>
              </table:table-cell>
              <table:table-cell office:value-type="float" office:value="1673.890381">
                <text:p>1673.890381</text:p>
              </table:table-cell>
              <table:table-cell office:value-type="float" office:value="1617.741943">
                <text:p>1617.741943</text:p>
              </table:table-cell>
              <table:table-cell office:value-type="float" office:value="1676.223633">
                <text:p>1676.2236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05.390869">
                <text:p>1605.390869</text:p>
              </table:table-cell>
              <table:table-cell office:value-type="float" office:value="1667.249268">
                <text:p>1667.249268</text:p>
              </table:table-cell>
              <table:table-cell office:value-type="float" office:value="1610.380371">
                <text:p>1610.380371</text:p>
              </table:table-cell>
              <table:table-cell office:value-type="float" office:value="1669.191528">
                <text:p>1669.19152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02.119263">
                <text:p>1602.119263</text:p>
              </table:table-cell>
              <table:table-cell office:value-type="float" office:value="1661.203125">
                <text:p>1661.203125</text:p>
              </table:table-cell>
              <table:table-cell office:value-type="float" office:value="1605.653198">
                <text:p>1605.653198</text:p>
              </table:table-cell>
              <table:table-cell office:value-type="float" office:value="1662.017822">
                <text:p>1662.01782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95.266479">
                <text:p>1595.266479</text:p>
              </table:table-cell>
              <table:table-cell office:value-type="float" office:value="1655.929932">
                <text:p>1655.929932</text:p>
              </table:table-cell>
              <table:table-cell office:value-type="float" office:value="1601.963501">
                <text:p>1601.963501</text:p>
              </table:table-cell>
              <table:table-cell office:value-type="float" office:value="1648.982666">
                <text:p>1648.98266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97.389282">
                <text:p>1597.389282</text:p>
              </table:table-cell>
              <table:table-cell office:value-type="float" office:value="1645.546631">
                <text:p>1645.546631</text:p>
              </table:table-cell>
              <table:table-cell office:value-type="float" office:value="1597.191772">
                <text:p>1597.191772</text:p>
              </table:table-cell>
              <table:table-cell office:value-type="float" office:value="1644.296875">
                <text:p>1644.29687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93.005493">
                <text:p>1593.005493</text:p>
              </table:table-cell>
              <table:table-cell office:value-type="float" office:value="1637.767822">
                <text:p>1637.767822</text:p>
              </table:table-cell>
              <table:table-cell office:value-type="float" office:value="1596.817627">
                <text:p>1596.817627</text:p>
              </table:table-cell>
              <table:table-cell office:value-type="float" office:value="1637.285889">
                <text:p>1637.2858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87.51355">
                <text:p>1587.51355</text:p>
              </table:table-cell>
              <table:table-cell office:value-type="float" office:value="1635.141846">
                <text:p>1635.141846</text:p>
              </table:table-cell>
              <table:table-cell office:value-type="float" office:value="1590.494629">
                <text:p>1590.494629</text:p>
              </table:table-cell>
              <table:table-cell office:value-type="float" office:value="1633.601074">
                <text:p>1633.60107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81.45459">
                <text:p>1581.45459</text:p>
              </table:table-cell>
              <table:table-cell office:value-type="float" office:value="1627.251953">
                <text:p>1627.251953</text:p>
              </table:table-cell>
              <table:table-cell office:value-type="float" office:value="1587.936401">
                <text:p>1587.936401</text:p>
              </table:table-cell>
              <table:table-cell office:value-type="float" office:value="1627.617432">
                <text:p>1627.61743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82.003174">
                <text:p>1582.003174</text:p>
              </table:table-cell>
              <table:table-cell office:value-type="float" office:value="1623.560059">
                <text:p>1623.560059</text:p>
              </table:table-cell>
              <table:table-cell office:value-type="float" office:value="1587.207642">
                <text:p>1587.207642</text:p>
              </table:table-cell>
              <table:table-cell office:value-type="float" office:value="1621.379883">
                <text:p>1621.37988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85.306641">
                <text:p>1585.306641</text:p>
              </table:table-cell>
              <table:table-cell office:value-type="float" office:value="1613.000366">
                <text:p>1613.000366</text:p>
              </table:table-cell>
              <table:table-cell office:value-type="float" office:value="1584.268677">
                <text:p>1584.268677</text:p>
              </table:table-cell>
              <table:table-cell office:value-type="float" office:value="1617.131836">
                <text:p>1617.13183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9.116211">
                <text:p>1579.116211</text:p>
              </table:table-cell>
              <table:table-cell office:value-type="float" office:value="1612.128418">
                <text:p>1612.128418</text:p>
              </table:table-cell>
              <table:table-cell office:value-type="float" office:value="1583.52063">
                <text:p>1583.52063</text:p>
              </table:table-cell>
              <table:table-cell office:value-type="float" office:value="1615.934204">
                <text:p>1615.93420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80.650146">
                <text:p>1580.650146</text:p>
              </table:table-cell>
              <table:table-cell office:value-type="float" office:value="1605.733398">
                <text:p>1605.733398</text:p>
              </table:table-cell>
              <table:table-cell office:value-type="float" office:value="1578.861572">
                <text:p>1578.861572</text:p>
              </table:table-cell>
              <table:table-cell office:value-type="float" office:value="1608.454834">
                <text:p>1608.4548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5.424438">
                <text:p>1575.424438</text:p>
              </table:table-cell>
              <table:table-cell office:value-type="float" office:value="1607.728638">
                <text:p>1607.728638</text:p>
              </table:table-cell>
              <table:table-cell office:value-type="float" office:value="1580.712891">
                <text:p>1580.712891</text:p>
              </table:table-cell>
              <table:table-cell office:value-type="float" office:value="1604.704346">
                <text:p>1604.7043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3.166748">
                <text:p>1573.166748</text:p>
              </table:table-cell>
              <table:table-cell office:value-type="float" office:value="1598.018921">
                <text:p>1598.018921</text:p>
              </table:table-cell>
              <table:table-cell office:value-type="float" office:value="1573.454224">
                <text:p>1573.454224</text:p>
              </table:table-cell>
              <table:table-cell office:value-type="float" office:value="1603.123169">
                <text:p>1603.12316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2.637817">
                <text:p>1572.637817</text:p>
              </table:table-cell>
              <table:table-cell office:value-type="float" office:value="1600.053589">
                <text:p>1600.053589</text:p>
              </table:table-cell>
              <table:table-cell office:value-type="float" office:value="1577.722534">
                <text:p>1577.722534</text:p>
              </table:table-cell>
              <table:table-cell office:value-type="float" office:value="1596.891602">
                <text:p>1596.89160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69.426025">
                <text:p>1569.426025</text:p>
              </table:table-cell>
              <table:table-cell office:value-type="float" office:value="1593.674683">
                <text:p>1593.674683</text:p>
              </table:table-cell>
              <table:table-cell office:value-type="float" office:value="1575.592163">
                <text:p>1575.592163</text:p>
              </table:table-cell>
              <table:table-cell office:value-type="float" office:value="1594.012207">
                <text:p>1594.0122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1.721802">
                <text:p>1571.721802</text:p>
              </table:table-cell>
              <table:table-cell office:value-type="float" office:value="1592.459473">
                <text:p>1592.459473</text:p>
              </table:table-cell>
              <table:table-cell office:value-type="float" office:value="1571.754639">
                <text:p>1571.754639</text:p>
              </table:table-cell>
              <table:table-cell office:value-type="float" office:value="1594.752808">
                <text:p>1594.75280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69.451904">
                <text:p>1569.451904</text:p>
              </table:table-cell>
              <table:table-cell office:value-type="float" office:value="1586.990479">
                <text:p>1586.990479</text:p>
              </table:table-cell>
              <table:table-cell office:value-type="float" office:value="1568.941284">
                <text:p>1568.941284</text:p>
              </table:table-cell>
              <table:table-cell office:value-type="float" office:value="1591.562744">
                <text:p>1591.5627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65.470947">
                <text:p>1565.470947</text:p>
              </table:table-cell>
              <table:table-cell office:value-type="float" office:value="1589.390625">
                <text:p>1589.390625</text:p>
              </table:table-cell>
              <table:table-cell office:value-type="float" office:value="1575.165039">
                <text:p>1575.165039</text:p>
              </table:table-cell>
              <table:table-cell office:value-type="float" office:value="1584.085083">
                <text:p>1584.08508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1.535156">
                <text:p>1571.535156</text:p>
              </table:table-cell>
              <table:table-cell office:value-type="float" office:value="1581.314453">
                <text:p>1581.314453</text:p>
              </table:table-cell>
              <table:table-cell office:value-type="float" office:value="1573.429321">
                <text:p>1573.429321</text:p>
              </table:table-cell>
              <table:table-cell office:value-type="float" office:value="1587.574097">
                <text:p>1587.57409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3.43042">
                <text:p>1573.43042</text:p>
              </table:table-cell>
              <table:table-cell office:value-type="float" office:value="1583.102051">
                <text:p>1583.102051</text:p>
              </table:table-cell>
              <table:table-cell office:value-type="float" office:value="1569.309448">
                <text:p>1569.309448</text:p>
              </table:table-cell>
              <table:table-cell office:value-type="float" office:value="1580.223755">
                <text:p>1580.2237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69.711792">
                <text:p>1569.711792</text:p>
              </table:table-cell>
              <table:table-cell office:value-type="float" office:value="1584.304321">
                <text:p>1584.304321</text:p>
              </table:table-cell>
              <table:table-cell office:value-type="float" office:value="1573.305908">
                <text:p>1573.305908</text:p>
              </table:table-cell>
              <table:table-cell office:value-type="float" office:value="1581.529053">
                <text:p>1581.52905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67.968994">
                <text:p>1567.968994</text:p>
              </table:table-cell>
              <table:table-cell office:value-type="float" office:value="1577.738525">
                <text:p>1577.738525</text:p>
              </table:table-cell>
              <table:table-cell office:value-type="float" office:value="1569.572266">
                <text:p>1569.572266</text:p>
              </table:table-cell>
              <table:table-cell office:value-type="float" office:value="1578.69873">
                <text:p>1578.698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1.056274">
                <text:p>1571.056274</text:p>
              </table:table-cell>
              <table:table-cell office:value-type="float" office:value="1576.045776">
                <text:p>1576.045776</text:p>
              </table:table-cell>
              <table:table-cell office:value-type="float" office:value="1564.63623">
                <text:p>1564.63623</text:p>
              </table:table-cell>
              <table:table-cell office:value-type="float" office:value="1578.01709">
                <text:p>1578.0170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69.478882">
                <text:p>1569.478882</text:p>
              </table:table-cell>
              <table:table-cell office:value-type="float" office:value="1576.900146">
                <text:p>1576.900146</text:p>
              </table:table-cell>
              <table:table-cell office:value-type="float" office:value="1565.248291">
                <text:p>1565.248291</text:p>
              </table:table-cell>
              <table:table-cell office:value-type="float" office:value="1579.332764">
                <text:p>1579.3327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67.956665">
                <text:p>1567.956665</text:p>
              </table:table-cell>
              <table:table-cell office:value-type="float" office:value="1573.605225">
                <text:p>1573.605225</text:p>
              </table:table-cell>
              <table:table-cell office:value-type="float" office:value="1567.377319">
                <text:p>1567.377319</text:p>
              </table:table-cell>
              <table:table-cell office:value-type="float" office:value="1574.298584">
                <text:p>1574.29858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68.666504">
                <text:p>1568.666504</text:p>
              </table:table-cell>
              <table:table-cell office:value-type="float" office:value="1575.692505">
                <text:p>1575.692505</text:p>
              </table:table-cell>
              <table:table-cell office:value-type="float" office:value="1567.323364">
                <text:p>1567.323364</text:p>
              </table:table-cell>
              <table:table-cell office:value-type="float" office:value="1573.649414">
                <text:p>1573.6494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65.803833">
                <text:p>1565.803833</text:p>
              </table:table-cell>
              <table:table-cell office:value-type="float" office:value="1575.274658">
                <text:p>1575.274658</text:p>
              </table:table-cell>
              <table:table-cell office:value-type="float" office:value="1567.260986">
                <text:p>1567.260986</text:p>
              </table:table-cell>
              <table:table-cell office:value-type="float" office:value="1575.360596">
                <text:p>1575.3605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68.717285">
                <text:p>1568.717285</text:p>
              </table:table-cell>
              <table:table-cell office:value-type="float" office:value="1572.792725">
                <text:p>1572.792725</text:p>
              </table:table-cell>
              <table:table-cell office:value-type="float" office:value="1569.689209">
                <text:p>1569.689209</text:p>
              </table:table-cell>
              <table:table-cell office:value-type="float" office:value="1571.063477">
                <text:p>1571.06347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63.830444">
                <text:p>1563.830444</text:p>
              </table:table-cell>
              <table:table-cell office:value-type="float" office:value="1573.825684">
                <text:p>1573.825684</text:p>
              </table:table-cell>
              <table:table-cell office:value-type="float" office:value="1564.706421">
                <text:p>1564.706421</text:p>
              </table:table-cell>
              <table:table-cell office:value-type="float" office:value="1576.371094">
                <text:p>1576.37109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62.011108">
                <text:p>1562.011108</text:p>
              </table:table-cell>
              <table:table-cell office:value-type="float" office:value="1578.186646">
                <text:p>1578.186646</text:p>
              </table:table-cell>
              <table:table-cell office:value-type="float" office:value="1563.938354">
                <text:p>1563.938354</text:p>
              </table:table-cell>
              <table:table-cell office:value-type="float" office:value="1573.11499">
                <text:p>1573.1149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62.709106">
                <text:p>1562.709106</text:p>
              </table:table-cell>
              <table:table-cell office:value-type="float" office:value="1574.442139">
                <text:p>1574.442139</text:p>
              </table:table-cell>
              <table:table-cell office:value-type="float" office:value="1563.368164">
                <text:p>1563.368164</text:p>
              </table:table-cell>
              <table:table-cell office:value-type="float" office:value="1572.6427">
                <text:p>1572.64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64.488037">
                <text:p>1564.488037</text:p>
              </table:table-cell>
              <table:table-cell office:value-type="float" office:value="1567.606079">
                <text:p>1567.606079</text:p>
              </table:table-cell>
              <table:table-cell office:value-type="float" office:value="1560.719971">
                <text:p>1560.719971</text:p>
              </table:table-cell>
              <table:table-cell office:value-type="float" office:value="1573.750732">
                <text:p>1573.7507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65.26709">
                <text:p>1565.26709</text:p>
              </table:table-cell>
              <table:table-cell office:value-type="float" office:value="1570.035645">
                <text:p>1570.035645</text:p>
              </table:table-cell>
              <table:table-cell office:value-type="float" office:value="1563.920044">
                <text:p>1563.920044</text:p>
              </table:table-cell>
              <table:table-cell office:value-type="float" office:value="1572.450439">
                <text:p>1572.45043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65.962524">
                <text:p>1565.962524</text:p>
              </table:table-cell>
              <table:table-cell office:value-type="float" office:value="1569.60022">
                <text:p>1569.60022</text:p>
              </table:table-cell>
              <table:table-cell office:value-type="float" office:value="1564.568359">
                <text:p>1564.568359</text:p>
              </table:table-cell>
              <table:table-cell office:value-type="float" office:value="1569.286865">
                <text:p>1569.2868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28.082153">
                <text:p>1528.082153</text:p>
              </table:table-cell>
              <table:table-cell office:value-type="float" office:value="1530.67627">
                <text:p>1530.67627</text:p>
              </table:table-cell>
              <table:table-cell office:value-type="float" office:value="1584.338623">
                <text:p>1584.338623</text:p>
              </table:table-cell>
              <table:table-cell office:value-type="float" office:value="1622.57251">
                <text:p>1622.5725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28.091064">
                <text:p>1528.091064</text:p>
              </table:table-cell>
              <table:table-cell office:value-type="float" office:value="1512.376587">
                <text:p>1512.376587</text:p>
              </table:table-cell>
              <table:table-cell office:value-type="float" office:value="1602.561523">
                <text:p>1602.561523</text:p>
              </table:table-cell>
              <table:table-cell office:value-type="float" office:value="1638.838257">
                <text:p>1638.83825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39.215088">
                <text:p>1539.215088</text:p>
              </table:table-cell>
              <table:table-cell office:value-type="float" office:value="1534.149902">
                <text:p>1534.149902</text:p>
              </table:table-cell>
              <table:table-cell office:value-type="float" office:value="1622.348877">
                <text:p>1622.348877</text:p>
              </table:table-cell>
              <table:table-cell office:value-type="float" office:value="1634.654663">
                <text:p>1634.65466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30.816406">
                <text:p>1530.816406</text:p>
              </table:table-cell>
              <table:table-cell office:value-type="float" office:value="1558.895752">
                <text:p>1558.895752</text:p>
              </table:table-cell>
              <table:table-cell office:value-type="float" office:value="1648.66272">
                <text:p>1648.66272</text:p>
              </table:table-cell>
              <table:table-cell office:value-type="float" office:value="1610.21167">
                <text:p>1610.2116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80.766113">
                <text:p>1580.766113</text:p>
              </table:table-cell>
              <table:table-cell office:value-type="float" office:value="1587.60083">
                <text:p>1587.60083</text:p>
              </table:table-cell>
              <table:table-cell office:value-type="float" office:value="1637.346802">
                <text:p>1637.346802</text:p>
              </table:table-cell>
              <table:table-cell office:value-type="float" office:value="1642.15332">
                <text:p>1642.153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6.276733">
                <text:p>1576.276733</text:p>
              </table:table-cell>
              <table:table-cell office:value-type="float" office:value="1586.532471">
                <text:p>1586.532471</text:p>
              </table:table-cell>
              <table:table-cell office:value-type="float" office:value="1617.983398">
                <text:p>1617.983398</text:p>
              </table:table-cell>
              <table:table-cell office:value-type="float" office:value="1692.675781">
                <text:p>1692.6757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88.879883">
                <text:p>1588.879883</text:p>
              </table:table-cell>
              <table:table-cell office:value-type="float" office:value="1595.631836">
                <text:p>1595.631836</text:p>
              </table:table-cell>
              <table:table-cell office:value-type="float" office:value="1630.181396">
                <text:p>1630.181396</text:p>
              </table:table-cell>
              <table:table-cell office:value-type="float" office:value="1679.810303">
                <text:p>1679.8103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95.577515">
                <text:p>1595.577515</text:p>
              </table:table-cell>
              <table:table-cell office:value-type="float" office:value="1621.103638">
                <text:p>1621.103638</text:p>
              </table:table-cell>
              <table:table-cell office:value-type="float" office:value="1644.216309">
                <text:p>1644.216309</text:p>
              </table:table-cell>
              <table:table-cell office:value-type="float" office:value="1702.896729">
                <text:p>1702.89672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13.533813">
                <text:p>1613.533813</text:p>
              </table:table-cell>
              <table:table-cell office:value-type="float" office:value="1633.400146">
                <text:p>1633.400146</text:p>
              </table:table-cell>
              <table:table-cell office:value-type="float" office:value="1659.699097">
                <text:p>1659.699097</text:p>
              </table:table-cell>
              <table:table-cell office:value-type="float" office:value="1704.778931">
                <text:p>1704.7789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21.730103">
                <text:p>1621.730103</text:p>
              </table:table-cell>
              <table:table-cell office:value-type="float" office:value="1667.75061">
                <text:p>1667.75061</text:p>
              </table:table-cell>
              <table:table-cell office:value-type="float" office:value="1660.898682">
                <text:p>1660.898682</text:p>
              </table:table-cell>
              <table:table-cell office:value-type="float" office:value="1721.290283">
                <text:p>1721.29028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60.917114">
                <text:p>1660.917114</text:p>
              </table:table-cell>
              <table:table-cell office:value-type="float" office:value="1711.219238">
                <text:p>1711.219238</text:p>
              </table:table-cell>
              <table:table-cell office:value-type="float" office:value="1636.253174">
                <text:p>1636.253174</text:p>
              </table:table-cell>
              <table:table-cell office:value-type="float" office:value="1700.679932">
                <text:p>1700.6799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66.532959">
                <text:p>1666.532959</text:p>
              </table:table-cell>
              <table:table-cell office:value-type="float" office:value="1695.283447">
                <text:p>1695.283447</text:p>
              </table:table-cell>
              <table:table-cell office:value-type="float" office:value="1655.546753">
                <text:p>1655.546753</text:p>
              </table:table-cell>
              <table:table-cell office:value-type="float" office:value="1693.080566">
                <text:p>1693.0805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56.671143">
                <text:p>1656.671143</text:p>
              </table:table-cell>
              <table:table-cell office:value-type="float" office:value="1702.687744">
                <text:p>1702.687744</text:p>
              </table:table-cell>
              <table:table-cell office:value-type="float" office:value="1665.946777">
                <text:p>1665.946777</text:p>
              </table:table-cell>
              <table:table-cell office:value-type="float" office:value="1692.095337">
                <text:p>1692.09533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41.726562">
                <text:p>1641.726562</text:p>
              </table:table-cell>
              <table:table-cell office:value-type="float" office:value="1710.964111">
                <text:p>1710.964111</text:p>
              </table:table-cell>
              <table:table-cell office:value-type="float" office:value="1647.356323">
                <text:p>1647.356323</text:p>
              </table:table-cell>
              <table:table-cell office:value-type="float" office:value="1699.854492">
                <text:p>1699.8544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26.01355">
                <text:p>1626.01355</text:p>
              </table:table-cell>
              <table:table-cell office:value-type="float" office:value="1717.82019">
                <text:p>1717.82019</text:p>
              </table:table-cell>
              <table:table-cell office:value-type="float" office:value="1635.883423">
                <text:p>1635.883423</text:p>
              </table:table-cell>
              <table:table-cell office:value-type="float" office:value="1711.999512">
                <text:p>1711.99951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41.488159">
                <text:p>1641.488159</text:p>
              </table:table-cell>
              <table:table-cell office:value-type="float" office:value="1708.430908">
                <text:p>1708.430908</text:p>
              </table:table-cell>
              <table:table-cell office:value-type="float" office:value="1646.683228">
                <text:p>1646.683228</text:p>
              </table:table-cell>
              <table:table-cell office:value-type="float" office:value="1696.717529">
                <text:p>1696.71752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42.18689">
                <text:p>1642.18689</text:p>
              </table:table-cell>
              <table:table-cell office:value-type="float" office:value="1707.924194">
                <text:p>1707.924194</text:p>
              </table:table-cell>
              <table:table-cell office:value-type="float" office:value="1651.319458">
                <text:p>1651.319458</text:p>
              </table:table-cell>
              <table:table-cell office:value-type="float" office:value="1704.30896">
                <text:p>1704.3089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40.471191">
                <text:p>1640.471191</text:p>
              </table:table-cell>
              <table:table-cell office:value-type="float" office:value="1713.216064">
                <text:p>1713.216064</text:p>
              </table:table-cell>
              <table:table-cell office:value-type="float" office:value="1647.991089">
                <text:p>1647.991089</text:p>
              </table:table-cell>
              <table:table-cell office:value-type="float" office:value="1709.103149">
                <text:p>1709.10314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37.685547">
                <text:p>1637.685547</text:p>
              </table:table-cell>
              <table:table-cell office:value-type="float" office:value="1715.153809">
                <text:p>1715.153809</text:p>
              </table:table-cell>
              <table:table-cell office:value-type="float" office:value="1648.570312">
                <text:p>1648.570312</text:p>
              </table:table-cell>
              <table:table-cell office:value-type="float" office:value="1705.053589">
                <text:p>1705.05358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44.366577">
                <text:p>1644.366577</text:p>
              </table:table-cell>
              <table:table-cell office:value-type="float" office:value="1705.140503">
                <text:p>1705.140503</text:p>
              </table:table-cell>
              <table:table-cell office:value-type="float" office:value="1655.192871">
                <text:p>1655.192871</text:p>
              </table:table-cell>
              <table:table-cell office:value-type="float" office:value="1697.81604">
                <text:p>1697.8160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43.077271">
                <text:p>1643.077271</text:p>
              </table:table-cell>
              <table:table-cell office:value-type="float" office:value="1715.282593">
                <text:p>1715.282593</text:p>
              </table:table-cell>
              <table:table-cell office:value-type="float" office:value="1653.688965">
                <text:p>1653.688965</text:p>
              </table:table-cell>
              <table:table-cell office:value-type="float" office:value="1708.747314">
                <text:p>1708.7473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47.712158">
                <text:p>1647.712158</text:p>
              </table:table-cell>
              <table:table-cell office:value-type="float" office:value="1709.780762">
                <text:p>1709.780762</text:p>
              </table:table-cell>
              <table:table-cell office:value-type="float" office:value="1655.275513">
                <text:p>1655.275513</text:p>
              </table:table-cell>
              <table:table-cell office:value-type="float" office:value="1703.204102">
                <text:p>1703.20410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41.621094">
                <text:p>1641.621094</text:p>
              </table:table-cell>
              <table:table-cell office:value-type="float" office:value="1715.852051">
                <text:p>1715.852051</text:p>
              </table:table-cell>
              <table:table-cell office:value-type="float" office:value="1651.757446">
                <text:p>1651.757446</text:p>
              </table:table-cell>
              <table:table-cell office:value-type="float" office:value="1712.280762">
                <text:p>1712.28076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39.030273">
                <text:p>1639.030273</text:p>
              </table:table-cell>
              <table:table-cell office:value-type="float" office:value="1725.316162">
                <text:p>1725.316162</text:p>
              </table:table-cell>
              <table:table-cell office:value-type="float" office:value="1646.935669">
                <text:p>1646.935669</text:p>
              </table:table-cell>
              <table:table-cell office:value-type="float" office:value="1719.164062">
                <text:p>1719.16406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46.445923">
                <text:p>1646.445923</text:p>
              </table:table-cell>
              <table:table-cell office:value-type="float" office:value="1710.988892">
                <text:p>1710.988892</text:p>
              </table:table-cell>
              <table:table-cell office:value-type="float" office:value="1657.946899">
                <text:p>1657.946899</text:p>
              </table:table-cell>
              <table:table-cell office:value-type="float" office:value="1705.058838">
                <text:p>1705.05883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39.979614">
                <text:p>1639.979614</text:p>
              </table:table-cell>
              <table:table-cell office:value-type="float" office:value="1722.064819">
                <text:p>1722.064819</text:p>
              </table:table-cell>
              <table:table-cell office:value-type="float" office:value="1650.414795">
                <text:p>1650.414795</text:p>
              </table:table-cell>
              <table:table-cell office:value-type="float" office:value="1714.333496">
                <text:p>1714.33349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41.056763">
                <text:p>1641.056763</text:p>
              </table:table-cell>
              <table:table-cell office:value-type="float" office:value="1714.305176">
                <text:p>1714.305176</text:p>
              </table:table-cell>
              <table:table-cell office:value-type="float" office:value="1655.544678">
                <text:p>1655.544678</text:p>
              </table:table-cell>
              <table:table-cell office:value-type="float" office:value="1708.073975">
                <text:p>1708.07397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43.355713">
                <text:p>1643.355713</text:p>
              </table:table-cell>
              <table:table-cell office:value-type="float" office:value="1715.732056">
                <text:p>1715.732056</text:p>
              </table:table-cell>
              <table:table-cell office:value-type="float" office:value="1654.239258">
                <text:p>1654.239258</text:p>
              </table:table-cell>
              <table:table-cell office:value-type="float" office:value="1711.661865">
                <text:p>1711.6618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40.477295">
                <text:p>1640.477295</text:p>
              </table:table-cell>
              <table:table-cell office:value-type="float" office:value="1721.496582">
                <text:p>1721.496582</text:p>
              </table:table-cell>
              <table:table-cell office:value-type="float" office:value="1652.17334">
                <text:p>1652.17334</text:p>
              </table:table-cell>
              <table:table-cell office:value-type="float" office:value="1717.433838">
                <text:p>1717.4338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44.443848">
                <text:p>1644.443848</text:p>
              </table:table-cell>
              <table:table-cell office:value-type="float" office:value="1719.125977">
                <text:p>1719.125977</text:p>
              </table:table-cell>
              <table:table-cell office:value-type="float" office:value="1651.243164">
                <text:p>1651.243164</text:p>
              </table:table-cell>
              <table:table-cell office:value-type="float" office:value="1713.573975">
                <text:p>1713.57397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42.800903">
                <text:p>1642.800903</text:p>
              </table:table-cell>
              <table:table-cell office:value-type="float" office:value="1720.117188">
                <text:p>1720.117188</text:p>
              </table:table-cell>
              <table:table-cell office:value-type="float" office:value="1657.049683">
                <text:p>1657.049683</text:p>
              </table:table-cell>
              <table:table-cell office:value-type="float" office:value="1714.449219">
                <text:p>1714.4492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37.206177">
                <text:p>1637.206177</text:p>
              </table:table-cell>
              <table:table-cell office:value-type="float" office:value="1729.778076">
                <text:p>1729.778076</text:p>
              </table:table-cell>
              <table:table-cell office:value-type="float" office:value="1647.354858">
                <text:p>1647.354858</text:p>
              </table:table-cell>
              <table:table-cell office:value-type="float" office:value="1721.938477">
                <text:p>1721.9384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48.546631">
                <text:p>1648.546631</text:p>
              </table:table-cell>
              <table:table-cell office:value-type="float" office:value="1707.483398">
                <text:p>1707.483398</text:p>
              </table:table-cell>
              <table:table-cell office:value-type="float" office:value="1657.588989">
                <text:p>1657.588989</text:p>
              </table:table-cell>
              <table:table-cell office:value-type="float" office:value="1704.053101">
                <text:p>1704.05310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41.932129">
                <text:p>1641.932129</text:p>
              </table:table-cell>
              <table:table-cell office:value-type="float" office:value="1717.067993">
                <text:p>1717.067993</text:p>
              </table:table-cell>
              <table:table-cell office:value-type="float" office:value="1650.771362">
                <text:p>1650.771362</text:p>
              </table:table-cell>
              <table:table-cell office:value-type="float" office:value="1714.318481">
                <text:p>1714.3184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45.800781">
                <text:p>1645.800781</text:p>
              </table:table-cell>
              <table:table-cell office:value-type="float" office:value="1712.818604">
                <text:p>1712.818604</text:p>
              </table:table-cell>
              <table:table-cell office:value-type="float" office:value="1658.804199">
                <text:p>1658.804199</text:p>
              </table:table-cell>
              <table:table-cell office:value-type="float" office:value="1706.713501">
                <text:p>1706.7135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43.860962">
                <text:p>1643.860962</text:p>
              </table:table-cell>
              <table:table-cell office:value-type="float" office:value="1720.723389">
                <text:p>1720.723389</text:p>
              </table:table-cell>
              <table:table-cell office:value-type="float" office:value="1653.490723">
                <text:p>1653.490723</text:p>
              </table:table-cell>
              <table:table-cell office:value-type="float" office:value="1719.501221">
                <text:p>1719.5012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40.940063">
                <text:p>1640.940063</text:p>
              </table:table-cell>
              <table:table-cell office:value-type="float" office:value="1729.166748">
                <text:p>1729.166748</text:p>
              </table:table-cell>
              <table:table-cell office:value-type="float" office:value="1651.5448">
                <text:p>1651.5448</text:p>
              </table:table-cell>
              <table:table-cell office:value-type="float" office:value="1722.680054">
                <text:p>1722.68005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42.405029">
                <text:p>1642.405029</text:p>
              </table:table-cell>
              <table:table-cell office:value-type="float" office:value="1724.739868">
                <text:p>1724.739868</text:p>
              </table:table-cell>
              <table:table-cell office:value-type="float" office:value="1652.853394">
                <text:p>1652.853394</text:p>
              </table:table-cell>
              <table:table-cell office:value-type="float" office:value="1717.692139">
                <text:p>1717.6921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46.362793">
                <text:p>1646.362793</text:p>
              </table:table-cell>
              <table:table-cell office:value-type="float" office:value="1713.130493">
                <text:p>1713.130493</text:p>
              </table:table-cell>
              <table:table-cell office:value-type="float" office:value="1653.515869">
                <text:p>1653.515869</text:p>
              </table:table-cell>
              <table:table-cell office:value-type="float" office:value="1708.103638">
                <text:p>1708.1036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47.758179">
                <text:p>1647.758179</text:p>
              </table:table-cell>
              <table:table-cell office:value-type="float" office:value="1714.168091">
                <text:p>1714.168091</text:p>
              </table:table-cell>
              <table:table-cell office:value-type="float" office:value="1655.037109">
                <text:p>1655.037109</text:p>
              </table:table-cell>
              <table:table-cell office:value-type="float" office:value="1709.846802">
                <text:p>1709.84680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45.163208">
                <text:p>1645.163208</text:p>
              </table:table-cell>
              <table:table-cell office:value-type="float" office:value="1716.829224">
                <text:p>1716.829224</text:p>
              </table:table-cell>
              <table:table-cell office:value-type="float" office:value="1653.833008">
                <text:p>1653.833008</text:p>
              </table:table-cell>
              <table:table-cell office:value-type="float" office:value="1716.867676">
                <text:p>1716.8676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46.659058">
                <text:p>1646.659058</text:p>
              </table:table-cell>
              <table:table-cell office:value-type="float" office:value="1715.619385">
                <text:p>1715.619385</text:p>
              </table:table-cell>
              <table:table-cell office:value-type="float" office:value="1658.432129">
                <text:p>1658.432129</text:p>
              </table:table-cell>
              <table:table-cell office:value-type="float" office:value="1708.132568">
                <text:p>1708.13256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48.556274">
                <text:p>1648.556274</text:p>
              </table:table-cell>
              <table:table-cell office:value-type="float" office:value="1720.199707">
                <text:p>1720.199707</text:p>
              </table:table-cell>
              <table:table-cell office:value-type="float" office:value="1653.896851">
                <text:p>1653.896851</text:p>
              </table:table-cell>
              <table:table-cell office:value-type="float" office:value="1721.198242">
                <text:p>1721.19824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47.474243">
                <text:p>1647.474243</text:p>
              </table:table-cell>
              <table:table-cell office:value-type="float" office:value="1717.21814">
                <text:p>1717.21814</text:p>
              </table:table-cell>
              <table:table-cell office:value-type="float" office:value="1653.302124">
                <text:p>1653.302124</text:p>
              </table:table-cell>
              <table:table-cell office:value-type="float" office:value="1714.900146">
                <text:p>1714.90014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48.666382">
                <text:p>1648.666382</text:p>
              </table:table-cell>
              <table:table-cell office:value-type="float" office:value="1716.37439">
                <text:p>1716.37439</text:p>
              </table:table-cell>
              <table:table-cell office:value-type="float" office:value="1656.413696">
                <text:p>1656.413696</text:p>
              </table:table-cell>
              <table:table-cell office:value-type="float" office:value="1712.968262">
                <text:p>1712.96826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44.314575">
                <text:p>1644.314575</text:p>
              </table:table-cell>
              <table:table-cell office:value-type="float" office:value="1712.880737">
                <text:p>1712.880737</text:p>
              </table:table-cell>
              <table:table-cell office:value-type="float" office:value="1653.174683">
                <text:p>1653.174683</text:p>
              </table:table-cell>
              <table:table-cell office:value-type="float" office:value="1706.815186">
                <text:p>1706.81518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24.614746">
                <text:p>1624.614746</text:p>
              </table:table-cell>
              <table:table-cell office:value-type="float" office:value="1708.310913">
                <text:p>1708.310913</text:p>
              </table:table-cell>
              <table:table-cell office:value-type="float" office:value="1633.969604">
                <text:p>1633.969604</text:p>
              </table:table-cell>
              <table:table-cell office:value-type="float" office:value="1710.742798">
                <text:p>1710.74279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18.180786">
                <text:p>1618.180786</text:p>
              </table:table-cell>
              <table:table-cell office:value-type="float" office:value="1694.689941">
                <text:p>1694.689941</text:p>
              </table:table-cell>
              <table:table-cell office:value-type="float" office:value="1629.851074">
                <text:p>1629.851074</text:p>
              </table:table-cell>
              <table:table-cell office:value-type="float" office:value="1692.094116">
                <text:p>1692.09411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16.456177">
                <text:p>1616.456177</text:p>
              </table:table-cell>
              <table:table-cell office:value-type="float" office:value="1690.486572">
                <text:p>1690.486572</text:p>
              </table:table-cell>
              <table:table-cell office:value-type="float" office:value="1622.512207">
                <text:p>1622.512207</text:p>
              </table:table-cell>
              <table:table-cell office:value-type="float" office:value="1687.784302">
                <text:p>1687.78430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14.867554">
                <text:p>1614.867554</text:p>
              </table:table-cell>
              <table:table-cell office:value-type="float" office:value="1676.47937">
                <text:p>1676.47937</text:p>
              </table:table-cell>
              <table:table-cell office:value-type="float" office:value="1619.970825">
                <text:p>1619.970825</text:p>
              </table:table-cell>
              <table:table-cell office:value-type="float" office:value="1676.697388">
                <text:p>1676.69738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04.502075">
                <text:p>1604.502075</text:p>
              </table:table-cell>
              <table:table-cell office:value-type="float" office:value="1676.681885">
                <text:p>1676.681885</text:p>
              </table:table-cell>
              <table:table-cell office:value-type="float" office:value="1617.300659">
                <text:p>1617.300659</text:p>
              </table:table-cell>
              <table:table-cell office:value-type="float" office:value="1668.153076">
                <text:p>1668.15307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12.204102">
                <text:p>1612.204102</text:p>
              </table:table-cell>
              <table:table-cell office:value-type="float" office:value="1659.324707">
                <text:p>1659.324707</text:p>
              </table:table-cell>
              <table:table-cell office:value-type="float" office:value="1610.818359">
                <text:p>1610.818359</text:p>
              </table:table-cell>
              <table:table-cell office:value-type="float" office:value="1663.226807">
                <text:p>1663.2268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98.800781">
                <text:p>1598.800781</text:p>
              </table:table-cell>
              <table:table-cell office:value-type="float" office:value="1658.570068">
                <text:p>1658.570068</text:p>
              </table:table-cell>
              <table:table-cell office:value-type="float" office:value="1612.019165">
                <text:p>1612.019165</text:p>
              </table:table-cell>
              <table:table-cell office:value-type="float" office:value="1661.466919">
                <text:p>1661.4669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96.688599">
                <text:p>1596.688599</text:p>
              </table:table-cell>
              <table:table-cell office:value-type="float" office:value="1650.75061">
                <text:p>1650.75061</text:p>
              </table:table-cell>
              <table:table-cell office:value-type="float" office:value="1602.214111">
                <text:p>1602.214111</text:p>
              </table:table-cell>
              <table:table-cell office:value-type="float" office:value="1651.991455">
                <text:p>1651.99145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89.994141">
                <text:p>1589.994141</text:p>
              </table:table-cell>
              <table:table-cell office:value-type="float" office:value="1650.193726">
                <text:p>1650.193726</text:p>
              </table:table-cell>
              <table:table-cell office:value-type="float" office:value="1603.389038">
                <text:p>1603.389038</text:p>
              </table:table-cell>
              <table:table-cell office:value-type="float" office:value="1645.410034">
                <text:p>1645.4100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97.72168">
                <text:p>1597.72168</text:p>
              </table:table-cell>
              <table:table-cell office:value-type="float" office:value="1638.843994">
                <text:p>1638.843994</text:p>
              </table:table-cell>
              <table:table-cell office:value-type="float" office:value="1597.236572">
                <text:p>1597.236572</text:p>
              </table:table-cell>
              <table:table-cell office:value-type="float" office:value="1639.591919">
                <text:p>1639.59191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87.408691">
                <text:p>1587.408691</text:p>
              </table:table-cell>
              <table:table-cell office:value-type="float" office:value="1633.567261">
                <text:p>1633.567261</text:p>
              </table:table-cell>
              <table:table-cell office:value-type="float" office:value="1595.11792">
                <text:p>1595.11792</text:p>
              </table:table-cell>
              <table:table-cell office:value-type="float" office:value="1634.890869">
                <text:p>1634.8908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85.250732">
                <text:p>1585.250732</text:p>
              </table:table-cell>
              <table:table-cell office:value-type="float" office:value="1631.112427">
                <text:p>1631.112427</text:p>
              </table:table-cell>
              <table:table-cell office:value-type="float" office:value="1591.54895">
                <text:p>1591.54895</text:p>
              </table:table-cell>
              <table:table-cell office:value-type="float" office:value="1631.661255">
                <text:p>1631.6612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83.877686">
                <text:p>1583.877686</text:p>
              </table:table-cell>
              <table:table-cell office:value-type="float" office:value="1626.035645">
                <text:p>1626.035645</text:p>
              </table:table-cell>
              <table:table-cell office:value-type="float" office:value="1585.579224">
                <text:p>1585.579224</text:p>
              </table:table-cell>
              <table:table-cell office:value-type="float" office:value="1625.915649">
                <text:p>1625.91564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81.141846">
                <text:p>1581.141846</text:p>
              </table:table-cell>
              <table:table-cell office:value-type="float" office:value="1622.625122">
                <text:p>1622.625122</text:p>
              </table:table-cell>
              <table:table-cell office:value-type="float" office:value="1584.419312">
                <text:p>1584.419312</text:p>
              </table:table-cell>
              <table:table-cell office:value-type="float" office:value="1623.049683">
                <text:p>1623.04968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8.803955">
                <text:p>1578.803955</text:p>
              </table:table-cell>
              <table:table-cell office:value-type="float" office:value="1616.990601">
                <text:p>1616.990601</text:p>
              </table:table-cell>
              <table:table-cell office:value-type="float" office:value="1586.120483">
                <text:p>1586.120483</text:p>
              </table:table-cell>
              <table:table-cell office:value-type="float" office:value="1615.005615">
                <text:p>1615.00561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8.673462">
                <text:p>1578.673462</text:p>
              </table:table-cell>
              <table:table-cell office:value-type="float" office:value="1612.562134">
                <text:p>1612.562134</text:p>
              </table:table-cell>
              <table:table-cell office:value-type="float" office:value="1582.251343">
                <text:p>1582.251343</text:p>
              </table:table-cell>
              <table:table-cell office:value-type="float" office:value="1611.484863">
                <text:p>1611.4848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6.269287">
                <text:p>1576.269287</text:p>
              </table:table-cell>
              <table:table-cell office:value-type="float" office:value="1612.07666">
                <text:p>1612.07666</text:p>
              </table:table-cell>
              <table:table-cell office:value-type="float" office:value="1581.904663">
                <text:p>1581.904663</text:p>
              </table:table-cell>
              <table:table-cell office:value-type="float" office:value="1611.477539">
                <text:p>1611.47753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9.093506">
                <text:p>1579.093506</text:p>
              </table:table-cell>
              <table:table-cell office:value-type="float" office:value="1598.672241">
                <text:p>1598.672241</text:p>
              </table:table-cell>
              <table:table-cell office:value-type="float" office:value="1576.959473">
                <text:p>1576.959473</text:p>
              </table:table-cell>
              <table:table-cell office:value-type="float" office:value="1604.998169">
                <text:p>1604.9981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69.68103">
                <text:p>1569.68103</text:p>
              </table:table-cell>
              <table:table-cell office:value-type="float" office:value="1603.419678">
                <text:p>1603.419678</text:p>
              </table:table-cell>
              <table:table-cell office:value-type="float" office:value="1577.816528">
                <text:p>1577.816528</text:p>
              </table:table-cell>
              <table:table-cell office:value-type="float" office:value="1602.990356">
                <text:p>1602.99035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68.238525">
                <text:p>1568.238525</text:p>
              </table:table-cell>
              <table:table-cell office:value-type="float" office:value="1600.42041">
                <text:p>1600.42041</text:p>
              </table:table-cell>
              <table:table-cell office:value-type="float" office:value="1575.790039">
                <text:p>1575.790039</text:p>
              </table:table-cell>
              <table:table-cell office:value-type="float" office:value="1602.835083">
                <text:p>1602.83508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0.907471">
                <text:p>1570.907471</text:p>
              </table:table-cell>
              <table:table-cell office:value-type="float" office:value="1595.642334">
                <text:p>1595.642334</text:p>
              </table:table-cell>
              <table:table-cell office:value-type="float" office:value="1576.858276">
                <text:p>1576.858276</text:p>
              </table:table-cell>
              <table:table-cell office:value-type="float" office:value="1599.508789">
                <text:p>1599.50878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68.337891">
                <text:p>1568.337891</text:p>
              </table:table-cell>
              <table:table-cell office:value-type="float" office:value="1592.954834">
                <text:p>1592.954834</text:p>
              </table:table-cell>
              <table:table-cell office:value-type="float" office:value="1576.013672">
                <text:p>1576.013672</text:p>
              </table:table-cell>
              <table:table-cell office:value-type="float" office:value="1593.526367">
                <text:p>1593.52636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68.211548">
                <text:p>1568.211548</text:p>
              </table:table-cell>
              <table:table-cell office:value-type="float" office:value="1590.425293">
                <text:p>1590.425293</text:p>
              </table:table-cell>
              <table:table-cell office:value-type="float" office:value="1575.077271">
                <text:p>1575.077271</text:p>
              </table:table-cell>
              <table:table-cell office:value-type="float" office:value="1595.754639">
                <text:p>1595.75463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66.366943">
                <text:p>1566.366943</text:p>
              </table:table-cell>
              <table:table-cell office:value-type="float" office:value="1588.659668">
                <text:p>1588.659668</text:p>
              </table:table-cell>
              <table:table-cell office:value-type="float" office:value="1575.619629">
                <text:p>1575.619629</text:p>
              </table:table-cell>
              <table:table-cell office:value-type="float" office:value="1591.991943">
                <text:p>1591.9919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66.107422">
                <text:p>1566.107422</text:p>
              </table:table-cell>
              <table:table-cell office:value-type="float" office:value="1585.30835">
                <text:p>1585.30835</text:p>
              </table:table-cell>
              <table:table-cell office:value-type="float" office:value="1571.729736">
                <text:p>1571.729736</text:p>
              </table:table-cell>
              <table:table-cell office:value-type="float" office:value="1590.868164">
                <text:p>1590.86816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64.661865">
                <text:p>1564.661865</text:p>
              </table:table-cell>
              <table:table-cell office:value-type="float" office:value="1582.756836">
                <text:p>1582.756836</text:p>
              </table:table-cell>
              <table:table-cell office:value-type="float" office:value="1574.430542">
                <text:p>1574.430542</text:p>
              </table:table-cell>
              <table:table-cell office:value-type="float" office:value="1586.095703">
                <text:p>1586.0957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68.237549">
                <text:p>1568.237549</text:p>
              </table:table-cell>
              <table:table-cell office:value-type="float" office:value="1579.308838">
                <text:p>1579.308838</text:p>
              </table:table-cell>
              <table:table-cell office:value-type="float" office:value="1573.911621">
                <text:p>1573.911621</text:p>
              </table:table-cell>
              <table:table-cell office:value-type="float" office:value="1588.553345">
                <text:p>1588.55334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67.985229">
                <text:p>1567.985229</text:p>
              </table:table-cell>
              <table:table-cell office:value-type="float" office:value="1580.44397">
                <text:p>1580.44397</text:p>
              </table:table-cell>
              <table:table-cell office:value-type="float" office:value="1572.835571">
                <text:p>1572.835571</text:p>
              </table:table-cell>
              <table:table-cell office:value-type="float" office:value="1585.359741">
                <text:p>1585.35974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66.221436">
                <text:p>1566.221436</text:p>
              </table:table-cell>
              <table:table-cell office:value-type="float" office:value="1576.567749">
                <text:p>1576.567749</text:p>
              </table:table-cell>
              <table:table-cell office:value-type="float" office:value="1572.258423">
                <text:p>1572.258423</text:p>
              </table:table-cell>
              <table:table-cell office:value-type="float" office:value="1587.015503">
                <text:p>1587.01550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2.072266">
                <text:p>1572.072266</text:p>
              </table:table-cell>
              <table:table-cell office:value-type="float" office:value="1584.172119">
                <text:p>1584.172119</text:p>
              </table:table-cell>
              <table:table-cell office:value-type="float" office:value="1568.313965">
                <text:p>1568.313965</text:p>
              </table:table-cell>
              <table:table-cell office:value-type="float" office:value="1577.873169">
                <text:p>1577.8731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66.635254">
                <text:p>1566.635254</text:p>
              </table:table-cell>
              <table:table-cell office:value-type="float" office:value="1579.052612">
                <text:p>1579.052612</text:p>
              </table:table-cell>
              <table:table-cell office:value-type="float" office:value="1568.097656">
                <text:p>1568.097656</text:p>
              </table:table-cell>
              <table:table-cell office:value-type="float" office:value="1575.811035">
                <text:p>1575.8110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69.199585">
                <text:p>1569.199585</text:p>
              </table:table-cell>
              <table:table-cell office:value-type="float" office:value="1579.102783">
                <text:p>1579.102783</text:p>
              </table:table-cell>
              <table:table-cell office:value-type="float" office:value="1570.038086">
                <text:p>1570.038086</text:p>
              </table:table-cell>
              <table:table-cell office:value-type="float" office:value="1577.46521">
                <text:p>1577.4652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66.9823">
                <text:p>1566.9823</text:p>
              </table:table-cell>
              <table:table-cell office:value-type="float" office:value="1577.769043">
                <text:p>1577.769043</text:p>
              </table:table-cell>
              <table:table-cell office:value-type="float" office:value="1565.078491">
                <text:p>1565.078491</text:p>
              </table:table-cell>
              <table:table-cell office:value-type="float" office:value="1579.562378">
                <text:p>1579.56237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62.660645">
                <text:p>1562.660645</text:p>
              </table:table-cell>
              <table:table-cell office:value-type="float" office:value="1581.477295">
                <text:p>1581.477295</text:p>
              </table:table-cell>
              <table:table-cell office:value-type="float" office:value="1566.56897">
                <text:p>1566.56897</text:p>
              </table:table-cell>
              <table:table-cell office:value-type="float" office:value="1577.64856">
                <text:p>1577.6485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67.292236">
                <text:p>1567.292236</text:p>
              </table:table-cell>
              <table:table-cell office:value-type="float" office:value="1575.213989">
                <text:p>1575.213989</text:p>
              </table:table-cell>
              <table:table-cell office:value-type="float" office:value="1566.092041">
                <text:p>1566.092041</text:p>
              </table:table-cell>
              <table:table-cell office:value-type="float" office:value="1574.525146">
                <text:p>1574.5251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63.540771">
                <text:p>1563.540771</text:p>
              </table:table-cell>
              <table:table-cell office:value-type="float" office:value="1577.278442">
                <text:p>1577.278442</text:p>
              </table:table-cell>
              <table:table-cell office:value-type="float" office:value="1566.933228">
                <text:p>1566.933228</text:p>
              </table:table-cell>
              <table:table-cell office:value-type="float" office:value="1573.568359">
                <text:p>1573.56835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69.249268">
                <text:p>1569.249268</text:p>
              </table:table-cell>
              <table:table-cell office:value-type="float" office:value="1571.727295">
                <text:p>1571.727295</text:p>
              </table:table-cell>
              <table:table-cell office:value-type="float" office:value="1566.506348">
                <text:p>1566.506348</text:p>
              </table:table-cell>
              <table:table-cell office:value-type="float" office:value="1574.99231">
                <text:p>1574.9923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68.862061">
                <text:p>1568.862061</text:p>
              </table:table-cell>
              <table:table-cell office:value-type="float" office:value="1571.62207">
                <text:p>1571.62207</text:p>
              </table:table-cell>
              <table:table-cell office:value-type="float" office:value="1567.666748">
                <text:p>1567.666748</text:p>
              </table:table-cell>
              <table:table-cell office:value-type="float" office:value="1574.406006">
                <text:p>1574.40600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60.967163">
                <text:p>1560.967163</text:p>
              </table:table-cell>
              <table:table-cell office:value-type="float" office:value="1578.560181">
                <text:p>1578.560181</text:p>
              </table:table-cell>
              <table:table-cell office:value-type="float" office:value="1562.343628">
                <text:p>1562.343628</text:p>
              </table:table-cell>
              <table:table-cell office:value-type="float" office:value="1576.394287">
                <text:p>1576.3942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67.896606">
                <text:p>1567.896606</text:p>
              </table:table-cell>
              <table:table-cell office:value-type="float" office:value="1570.147339">
                <text:p>1570.147339</text:p>
              </table:table-cell>
              <table:table-cell office:value-type="float" office:value="1568.073364">
                <text:p>1568.073364</text:p>
              </table:table-cell>
              <table:table-cell office:value-type="float" office:value="1569.397949">
                <text:p>1569.39794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68.116089">
                <text:p>1568.116089</text:p>
              </table:table-cell>
              <table:table-cell office:value-type="float" office:value="1571.012695">
                <text:p>1571.012695</text:p>
              </table:table-cell>
              <table:table-cell office:value-type="float" office:value="1567.446533">
                <text:p>1567.446533</text:p>
              </table:table-cell>
              <table:table-cell office:value-type="float" office:value="1569.560303">
                <text:p>1569.56030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67.751465">
                <text:p>1567.751465</text:p>
              </table:table-cell>
              <table:table-cell office:value-type="float" office:value="1573.013062">
                <text:p>1573.013062</text:p>
              </table:table-cell>
              <table:table-cell office:value-type="float" office:value="1567.481689">
                <text:p>1567.481689</text:p>
              </table:table-cell>
              <table:table-cell office:value-type="float" office:value="1573.58374">
                <text:p>1573.5837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65.9552">
                <text:p>1565.9552</text:p>
              </table:table-cell>
              <table:table-cell office:value-type="float" office:value="1571.503418">
                <text:p>1571.503418</text:p>
              </table:table-cell>
              <table:table-cell office:value-type="float" office:value="1565.05127">
                <text:p>1565.05127</text:p>
              </table:table-cell>
              <table:table-cell office:value-type="float" office:value="1572.893799">
                <text:p>1572.8937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67.575684">
                <text:p>1567.575684</text:p>
              </table:table-cell>
              <table:table-cell office:value-type="float" office:value="1569.831421">
                <text:p>1569.831421</text:p>
              </table:table-cell>
              <table:table-cell office:value-type="float" office:value="1564.616577">
                <text:p>1564.616577</text:p>
              </table:table-cell>
              <table:table-cell office:value-type="float" office:value="1571.765015">
                <text:p>1571.7650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64.396851">
                <text:p>1564.396851</text:p>
              </table:table-cell>
              <table:table-cell office:value-type="float" office:value="1571.737915">
                <text:p>1571.737915</text:p>
              </table:table-cell>
              <table:table-cell office:value-type="float" office:value="1562.644531">
                <text:p>1562.644531</text:p>
              </table:table-cell>
              <table:table-cell office:value-type="float" office:value="1572.341553">
                <text:p>1572.34155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84.756226">
                <text:p>1584.756226</text:p>
              </table:table-cell>
              <table:table-cell office:value-type="float" office:value="1628.741699">
                <text:p>1628.741699</text:p>
              </table:table-cell>
              <table:table-cell office:value-type="float" office:value="1512.714478">
                <text:p>1512.714478</text:p>
              </table:table-cell>
              <table:table-cell office:value-type="float" office:value="1531.113281">
                <text:p>1531.11328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99.810303">
                <text:p>1599.810303</text:p>
              </table:table-cell>
              <table:table-cell office:value-type="float" office:value="1652.96228">
                <text:p>1652.96228</text:p>
              </table:table-cell>
              <table:table-cell office:value-type="float" office:value="1525.358276">
                <text:p>1525.358276</text:p>
              </table:table-cell>
              <table:table-cell office:value-type="float" office:value="1525.902588">
                <text:p>1525.90258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42.222656">
                <text:p>1642.222656</text:p>
              </table:table-cell>
              <table:table-cell office:value-type="float" office:value="1623.386353">
                <text:p>1623.386353</text:p>
              </table:table-cell>
              <table:table-cell office:value-type="float" office:value="1552.835693">
                <text:p>1552.835693</text:p>
              </table:table-cell>
              <table:table-cell office:value-type="float" office:value="1542.212769">
                <text:p>1542.2127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52.336548">
                <text:p>1652.336548</text:p>
              </table:table-cell>
              <table:table-cell office:value-type="float" office:value="1696.916382">
                <text:p>1696.916382</text:p>
              </table:table-cell>
              <table:table-cell office:value-type="float" office:value="1580.751709">
                <text:p>1580.751709</text:p>
              </table:table-cell>
              <table:table-cell office:value-type="float" office:value="1603.091187">
                <text:p>1603.09118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88.438354">
                <text:p>1688.438354</text:p>
              </table:table-cell>
              <table:table-cell office:value-type="float" office:value="1692.526001">
                <text:p>1692.526001</text:p>
              </table:table-cell>
              <table:table-cell office:value-type="float" office:value="1632.178345">
                <text:p>1632.178345</text:p>
              </table:table-cell>
              <table:table-cell office:value-type="float" office:value="1633.994263">
                <text:p>1633.99426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87.656372">
                <text:p>1687.656372</text:p>
              </table:table-cell>
              <table:table-cell office:value-type="float" office:value="1709.71814">
                <text:p>1709.71814</text:p>
              </table:table-cell>
              <table:table-cell office:value-type="float" office:value="1666.555664">
                <text:p>1666.555664</text:p>
              </table:table-cell>
              <table:table-cell office:value-type="float" office:value="1680.585449">
                <text:p>1680.58544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46.177124">
                <text:p>1646.177124</text:p>
              </table:table-cell>
              <table:table-cell office:value-type="float" office:value="1735.463623">
                <text:p>1735.463623</text:p>
              </table:table-cell>
              <table:table-cell office:value-type="float" office:value="1679.277832">
                <text:p>1679.277832</text:p>
              </table:table-cell>
              <table:table-cell office:value-type="float" office:value="1744.159546">
                <text:p>1744.15954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59.532715">
                <text:p>1659.532715</text:p>
              </table:table-cell>
              <table:table-cell office:value-type="float" office:value="1714.442261">
                <text:p>1714.442261</text:p>
              </table:table-cell>
              <table:table-cell office:value-type="float" office:value="1684.050049">
                <text:p>1684.050049</text:p>
              </table:table-cell>
              <table:table-cell office:value-type="float" office:value="1713.85437">
                <text:p>1713.8543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60.080811">
                <text:p>1660.080811</text:p>
              </table:table-cell>
              <table:table-cell office:value-type="float" office:value="1715.809692">
                <text:p>1715.809692</text:p>
              </table:table-cell>
              <table:table-cell office:value-type="float" office:value="1668.719604">
                <text:p>1668.719604</text:p>
              </table:table-cell>
              <table:table-cell office:value-type="float" office:value="1709.291992">
                <text:p>1709.2919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40.695801">
                <text:p>1640.695801</text:p>
              </table:table-cell>
              <table:table-cell office:value-type="float" office:value="1704.057861">
                <text:p>1704.057861</text:p>
              </table:table-cell>
              <table:table-cell office:value-type="float" office:value="1642.824707">
                <text:p>1642.824707</text:p>
              </table:table-cell>
              <table:table-cell office:value-type="float" office:value="1712.154175">
                <text:p>1712.15417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23.142212">
                <text:p>1623.142212</text:p>
              </table:table-cell>
              <table:table-cell office:value-type="float" office:value="1693.127563">
                <text:p>1693.127563</text:p>
              </table:table-cell>
              <table:table-cell office:value-type="float" office:value="1626.989746">
                <text:p>1626.989746</text:p>
              </table:table-cell>
              <table:table-cell office:value-type="float" office:value="1698.415283">
                <text:p>1698.4152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08.040039">
                <text:p>1608.040039</text:p>
              </table:table-cell>
              <table:table-cell office:value-type="float" office:value="1688.860474">
                <text:p>1688.860474</text:p>
              </table:table-cell>
              <table:table-cell office:value-type="float" office:value="1607.743408">
                <text:p>1607.743408</text:p>
              </table:table-cell>
              <table:table-cell office:value-type="float" office:value="1684.005859">
                <text:p>1684.00585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02.966309">
                <text:p>1602.966309</text:p>
              </table:table-cell>
              <table:table-cell office:value-type="float" office:value="1671.943359">
                <text:p>1671.943359</text:p>
              </table:table-cell>
              <table:table-cell office:value-type="float" office:value="1599.055786">
                <text:p>1599.055786</text:p>
              </table:table-cell>
              <table:table-cell office:value-type="float" office:value="1664.851562">
                <text:p>1664.85156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02.553711">
                <text:p>1602.553711</text:p>
              </table:table-cell>
              <table:table-cell office:value-type="float" office:value="1659.117676">
                <text:p>1659.117676</text:p>
              </table:table-cell>
              <table:table-cell office:value-type="float" office:value="1599.350342">
                <text:p>1599.350342</text:p>
              </table:table-cell>
              <table:table-cell office:value-type="float" office:value="1653.321045">
                <text:p>1653.32104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96.106689">
                <text:p>1596.106689</text:p>
              </table:table-cell>
              <table:table-cell office:value-type="float" office:value="1641.468262">
                <text:p>1641.468262</text:p>
              </table:table-cell>
              <table:table-cell office:value-type="float" office:value="1584.059814">
                <text:p>1584.059814</text:p>
              </table:table-cell>
              <table:table-cell office:value-type="float" office:value="1663.101318">
                <text:p>1663.10131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93.393677">
                <text:p>1593.393677</text:p>
              </table:table-cell>
              <table:table-cell office:value-type="float" office:value="1638.794312">
                <text:p>1638.794312</text:p>
              </table:table-cell>
              <table:table-cell office:value-type="float" office:value="1600.681763">
                <text:p>1600.681763</text:p>
              </table:table-cell>
              <table:table-cell office:value-type="float" office:value="1632.546509">
                <text:p>1632.5465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97.140259">
                <text:p>1597.140259</text:p>
              </table:table-cell>
              <table:table-cell office:value-type="float" office:value="1641.286377">
                <text:p>1641.286377</text:p>
              </table:table-cell>
              <table:table-cell office:value-type="float" office:value="1595.480591">
                <text:p>1595.480591</text:p>
              </table:table-cell>
              <table:table-cell office:value-type="float" office:value="1632.817139">
                <text:p>1632.81713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89.975952">
                <text:p>1589.975952</text:p>
              </table:table-cell>
              <table:table-cell office:value-type="float" office:value="1632.187866">
                <text:p>1632.187866</text:p>
              </table:table-cell>
              <table:table-cell office:value-type="float" office:value="1584.876953">
                <text:p>1584.876953</text:p>
              </table:table-cell>
              <table:table-cell office:value-type="float" office:value="1636.69104">
                <text:p>1636.6910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87.702393">
                <text:p>1587.702393</text:p>
              </table:table-cell>
              <table:table-cell office:value-type="float" office:value="1631.077026">
                <text:p>1631.077026</text:p>
              </table:table-cell>
              <table:table-cell office:value-type="float" office:value="1590.958862">
                <text:p>1590.958862</text:p>
              </table:table-cell>
              <table:table-cell office:value-type="float" office:value="1622.690918">
                <text:p>1622.69091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88.24353">
                <text:p>1588.24353</text:p>
              </table:table-cell>
              <table:table-cell office:value-type="float" office:value="1627.597168">
                <text:p>1627.597168</text:p>
              </table:table-cell>
              <table:table-cell office:value-type="float" office:value="1578.118774">
                <text:p>1578.118774</text:p>
              </table:table-cell>
              <table:table-cell office:value-type="float" office:value="1633.414062">
                <text:p>1633.41406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82.595581">
                <text:p>1582.595581</text:p>
              </table:table-cell>
              <table:table-cell office:value-type="float" office:value="1622.610107">
                <text:p>1622.610107</text:p>
              </table:table-cell>
              <table:table-cell office:value-type="float" office:value="1583.038818">
                <text:p>1583.038818</text:p>
              </table:table-cell>
              <table:table-cell office:value-type="float" office:value="1618.954224">
                <text:p>1618.95422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84.342651">
                <text:p>1584.342651</text:p>
              </table:table-cell>
              <table:table-cell office:value-type="float" office:value="1615.99353">
                <text:p>1615.99353</text:p>
              </table:table-cell>
              <table:table-cell office:value-type="float" office:value="1579.752686">
                <text:p>1579.752686</text:p>
              </table:table-cell>
              <table:table-cell office:value-type="float" office:value="1612.221558">
                <text:p>1612.2215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7.432861">
                <text:p>1577.432861</text:p>
              </table:table-cell>
              <table:table-cell office:value-type="float" office:value="1615.012329">
                <text:p>1615.012329</text:p>
              </table:table-cell>
              <table:table-cell office:value-type="float" office:value="1581.456909">
                <text:p>1581.456909</text:p>
              </table:table-cell>
              <table:table-cell office:value-type="float" office:value="1614.230469">
                <text:p>1614.2304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80.5354">
                <text:p>1580.5354</text:p>
              </table:table-cell>
              <table:table-cell office:value-type="float" office:value="1612.632568">
                <text:p>1612.632568</text:p>
              </table:table-cell>
              <table:table-cell office:value-type="float" office:value="1578.259033">
                <text:p>1578.259033</text:p>
              </table:table-cell>
              <table:table-cell office:value-type="float" office:value="1608.010254">
                <text:p>1608.0102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9.67334">
                <text:p>1579.67334</text:p>
              </table:table-cell>
              <table:table-cell office:value-type="float" office:value="1606.449585">
                <text:p>1606.449585</text:p>
              </table:table-cell>
              <table:table-cell office:value-type="float" office:value="1577.608032">
                <text:p>1577.608032</text:p>
              </table:table-cell>
              <table:table-cell office:value-type="float" office:value="1604.09021">
                <text:p>1604.0902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7.726196">
                <text:p>1577.726196</text:p>
              </table:table-cell>
              <table:table-cell office:value-type="float" office:value="1606.303589">
                <text:p>1606.303589</text:p>
              </table:table-cell>
              <table:table-cell office:value-type="float" office:value="1575.606445">
                <text:p>1575.606445</text:p>
              </table:table-cell>
              <table:table-cell office:value-type="float" office:value="1604.230225">
                <text:p>1604.2302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4.947266">
                <text:p>1574.947266</text:p>
              </table:table-cell>
              <table:table-cell office:value-type="float" office:value="1602.219116">
                <text:p>1602.219116</text:p>
              </table:table-cell>
              <table:table-cell office:value-type="float" office:value="1575.346069">
                <text:p>1575.346069</text:p>
              </table:table-cell>
              <table:table-cell office:value-type="float" office:value="1598.957764">
                <text:p>1598.95776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7.013672">
                <text:p>1577.013672</text:p>
              </table:table-cell>
              <table:table-cell office:value-type="float" office:value="1600.234497">
                <text:p>1600.234497</text:p>
              </table:table-cell>
              <table:table-cell office:value-type="float" office:value="1572.34314">
                <text:p>1572.34314</text:p>
              </table:table-cell>
              <table:table-cell office:value-type="float" office:value="1598.438599">
                <text:p>1598.4385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3.710327">
                <text:p>1573.710327</text:p>
              </table:table-cell>
              <table:table-cell office:value-type="float" office:value="1598.251465">
                <text:p>1598.251465</text:p>
              </table:table-cell>
              <table:table-cell office:value-type="float" office:value="1572.936279">
                <text:p>1572.936279</text:p>
              </table:table-cell>
              <table:table-cell office:value-type="float" office:value="1595.613525">
                <text:p>1595.6135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4.287354">
                <text:p>1574.287354</text:p>
              </table:table-cell>
              <table:table-cell office:value-type="float" office:value="1594.516357">
                <text:p>1594.516357</text:p>
              </table:table-cell>
              <table:table-cell office:value-type="float" office:value="1569.042114">
                <text:p>1569.042114</text:p>
              </table:table-cell>
              <table:table-cell office:value-type="float" office:value="1592.666748">
                <text:p>1592.66674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2.974365">
                <text:p>1572.974365</text:p>
              </table:table-cell>
              <table:table-cell office:value-type="float" office:value="1595.633057">
                <text:p>1595.633057</text:p>
              </table:table-cell>
              <table:table-cell office:value-type="float" office:value="1572.36145">
                <text:p>1572.36145</text:p>
              </table:table-cell>
              <table:table-cell office:value-type="float" office:value="1587.422729">
                <text:p>1587.42272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1.789673">
                <text:p>1571.789673</text:p>
              </table:table-cell>
              <table:table-cell office:value-type="float" office:value="1590.999878">
                <text:p>1590.999878</text:p>
              </table:table-cell>
              <table:table-cell office:value-type="float" office:value="1565.231567">
                <text:p>1565.231567</text:p>
              </table:table-cell>
              <table:table-cell office:value-type="float" office:value="1589.578125">
                <text:p>1589.57812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67.654541">
                <text:p>1567.654541</text:p>
              </table:table-cell>
              <table:table-cell office:value-type="float" office:value="1591.814697">
                <text:p>1591.814697</text:p>
              </table:table-cell>
              <table:table-cell office:value-type="float" office:value="1564.029419">
                <text:p>1564.029419</text:p>
              </table:table-cell>
              <table:table-cell office:value-type="float" office:value="1590.482056">
                <text:p>1590.48205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2.762573">
                <text:p>1572.762573</text:p>
              </table:table-cell>
              <table:table-cell office:value-type="float" office:value="1587.67688">
                <text:p>1587.67688</text:p>
              </table:table-cell>
              <table:table-cell office:value-type="float" office:value="1568.212402">
                <text:p>1568.212402</text:p>
              </table:table-cell>
              <table:table-cell office:value-type="float" office:value="1585.05957">
                <text:p>1585.0595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0.196289">
                <text:p>1570.196289</text:p>
              </table:table-cell>
              <table:table-cell office:value-type="float" office:value="1583.966309">
                <text:p>1583.966309</text:p>
              </table:table-cell>
              <table:table-cell office:value-type="float" office:value="1567.077759">
                <text:p>1567.077759</text:p>
              </table:table-cell>
              <table:table-cell office:value-type="float" office:value="1579.189209">
                <text:p>1579.18920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69.518066">
                <text:p>1569.518066</text:p>
              </table:table-cell>
              <table:table-cell office:value-type="float" office:value="1579.969116">
                <text:p>1579.969116</text:p>
              </table:table-cell>
              <table:table-cell office:value-type="float" office:value="1568.753296">
                <text:p>1568.753296</text:p>
              </table:table-cell>
              <table:table-cell office:value-type="float" office:value="1577.299438">
                <text:p>1577.29943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1.865723">
                <text:p>1571.865723</text:p>
              </table:table-cell>
              <table:table-cell office:value-type="float" office:value="1584.089111">
                <text:p>1584.089111</text:p>
              </table:table-cell>
              <table:table-cell office:value-type="float" office:value="1565.749268">
                <text:p>1565.749268</text:p>
              </table:table-cell>
              <table:table-cell office:value-type="float" office:value="1581.373779">
                <text:p>1581.37377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65.661499">
                <text:p>1565.661499</text:p>
              </table:table-cell>
              <table:table-cell office:value-type="float" office:value="1577.210205">
                <text:p>1577.210205</text:p>
              </table:table-cell>
              <table:table-cell office:value-type="float" office:value="1573.719849">
                <text:p>1573.719849</text:p>
              </table:table-cell>
              <table:table-cell office:value-type="float" office:value="1579.780396">
                <text:p>1579.78039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68.985962">
                <text:p>1568.985962</text:p>
              </table:table-cell>
              <table:table-cell office:value-type="float" office:value="1575.312378">
                <text:p>1575.312378</text:p>
              </table:table-cell>
              <table:table-cell office:value-type="float" office:value="1570.682739">
                <text:p>1570.682739</text:p>
              </table:table-cell>
              <table:table-cell office:value-type="float" office:value="1575.756836">
                <text:p>1575.7568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68.366089">
                <text:p>1568.366089</text:p>
              </table:table-cell>
              <table:table-cell office:value-type="float" office:value="1575.058838">
                <text:p>1575.058838</text:p>
              </table:table-cell>
              <table:table-cell office:value-type="float" office:value="1567.609497">
                <text:p>1567.609497</text:p>
              </table:table-cell>
              <table:table-cell office:value-type="float" office:value="1578.285767">
                <text:p>1578.28576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66.567749">
                <text:p>1566.567749</text:p>
              </table:table-cell>
              <table:table-cell office:value-type="float" office:value="1575.095459">
                <text:p>1575.095459</text:p>
              </table:table-cell>
              <table:table-cell office:value-type="float" office:value="1567.766602">
                <text:p>1567.766602</text:p>
              </table:table-cell>
              <table:table-cell office:value-type="float" office:value="1572.674683">
                <text:p>1572.6746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64.954834">
                <text:p>1564.954834</text:p>
              </table:table-cell>
              <table:table-cell office:value-type="float" office:value="1576.486694">
                <text:p>1576.486694</text:p>
              </table:table-cell>
              <table:table-cell office:value-type="float" office:value="1565.182251">
                <text:p>1565.182251</text:p>
              </table:table-cell>
              <table:table-cell office:value-type="float" office:value="1578.138184">
                <text:p>1578.1381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67.397583">
                <text:p>1567.397583</text:p>
              </table:table-cell>
              <table:table-cell office:value-type="float" office:value="1571.954102">
                <text:p>1571.954102</text:p>
              </table:table-cell>
              <table:table-cell office:value-type="float" office:value="1563.184692">
                <text:p>1563.184692</text:p>
              </table:table-cell>
              <table:table-cell office:value-type="float" office:value="1574.849487">
                <text:p>1574.8494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68.314087">
                <text:p>1568.314087</text:p>
              </table:table-cell>
              <table:table-cell office:value-type="float" office:value="1573.584595">
                <text:p>1573.584595</text:p>
              </table:table-cell>
              <table:table-cell office:value-type="float" office:value="1568.577881">
                <text:p>1568.577881</text:p>
              </table:table-cell>
              <table:table-cell office:value-type="float" office:value="1574.218872">
                <text:p>1574.2188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67.815063">
                <text:p>1567.815063</text:p>
              </table:table-cell>
              <table:table-cell office:value-type="float" office:value="1571.968384">
                <text:p>1571.968384</text:p>
              </table:table-cell>
              <table:table-cell office:value-type="float" office:value="1565.445068">
                <text:p>1565.445068</text:p>
              </table:table-cell>
              <table:table-cell office:value-type="float" office:value="1571.898071">
                <text:p>1571.89807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67.60022">
                <text:p>1567.60022</text:p>
              </table:table-cell>
              <table:table-cell office:value-type="float" office:value="1571.019165">
                <text:p>1571.019165</text:p>
              </table:table-cell>
              <table:table-cell office:value-type="float" office:value="1565.453491">
                <text:p>1565.453491</text:p>
              </table:table-cell>
              <table:table-cell office:value-type="float" office:value="1571.365356">
                <text:p>1571.36535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67.083374">
                <text:p>1567.083374</text:p>
              </table:table-cell>
              <table:table-cell office:value-type="float" office:value="1571.020386">
                <text:p>1571.020386</text:p>
              </table:table-cell>
              <table:table-cell office:value-type="float" office:value="1567.512085">
                <text:p>1567.512085</text:p>
              </table:table-cell>
              <table:table-cell office:value-type="float" office:value="1570.221436">
                <text:p>1570.22143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65.573608">
                <text:p>1565.573608</text:p>
              </table:table-cell>
              <table:table-cell office:value-type="float" office:value="1570.216797">
                <text:p>1570.216797</text:p>
              </table:table-cell>
              <table:table-cell office:value-type="float" office:value="1564.601562">
                <text:p>1564.601562</text:p>
              </table:table-cell>
              <table:table-cell office:value-type="float" office:value="1570.410156">
                <text:p>1570.41015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68.907227">
                <text:p>1568.907227</text:p>
              </table:table-cell>
              <table:table-cell office:value-type="float" office:value="1568.209717">
                <text:p>1568.209717</text:p>
              </table:table-cell>
              <table:table-cell office:value-type="float" office:value="1564.607666">
                <text:p>1564.607666</text:p>
              </table:table-cell>
              <table:table-cell office:value-type="float" office:value="1573.309448">
                <text:p>1573.30944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60.353882">
                <text:p>1560.353882</text:p>
              </table:table-cell>
              <table:table-cell office:value-type="float" office:value="1570.27417">
                <text:p>1570.27417</text:p>
              </table:table-cell>
              <table:table-cell office:value-type="float" office:value="1562.790039">
                <text:p>1562.790039</text:p>
              </table:table-cell>
              <table:table-cell office:value-type="float" office:value="1572.006592">
                <text:p>1572.00659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62.142334">
                <text:p>1562.142334</text:p>
              </table:table-cell>
              <table:table-cell office:value-type="float" office:value="1569.048828">
                <text:p>1569.048828</text:p>
              </table:table-cell>
              <table:table-cell office:value-type="float" office:value="1564.058472">
                <text:p>1564.058472</text:p>
              </table:table-cell>
              <table:table-cell office:value-type="float" office:value="1569.101807">
                <text:p>1569.10180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64.048584">
                <text:p>1564.048584</text:p>
              </table:table-cell>
              <table:table-cell office:value-type="float" office:value="1567.142212">
                <text:p>1567.142212</text:p>
              </table:table-cell>
              <table:table-cell office:value-type="float" office:value="1565.668457">
                <text:p>1565.668457</text:p>
              </table:table-cell>
              <table:table-cell office:value-type="float" office:value="1569.359985">
                <text:p>1569.3599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2.096191">
                <text:p>1572.096191</text:p>
              </table:table-cell>
              <table:table-cell office:value-type="float" office:value="1588.9823">
                <text:p>1588.9823</text:p>
              </table:table-cell>
              <table:table-cell office:value-type="float" office:value="1551.299316">
                <text:p>1551.299316</text:p>
              </table:table-cell>
              <table:table-cell office:value-type="float" office:value="1555.203247">
                <text:p>1555.20324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93.698486">
                <text:p>1593.698486</text:p>
              </table:table-cell>
              <table:table-cell office:value-type="float" office:value="1633.856201">
                <text:p>1633.856201</text:p>
              </table:table-cell>
              <table:table-cell office:value-type="float" office:value="1525.210815">
                <text:p>1525.210815</text:p>
              </table:table-cell>
              <table:table-cell office:value-type="float" office:value="1511.805176">
                <text:p>1511.80517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14.288086">
                <text:p>1614.288086</text:p>
              </table:table-cell>
              <table:table-cell office:value-type="float" office:value="1637.185059">
                <text:p>1637.185059</text:p>
              </table:table-cell>
              <table:table-cell office:value-type="float" office:value="1529.124268">
                <text:p>1529.124268</text:p>
              </table:table-cell>
              <table:table-cell office:value-type="float" office:value="1513.868652">
                <text:p>1513.86865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26.517334">
                <text:p>1626.517334</text:p>
              </table:table-cell>
              <table:table-cell office:value-type="float" office:value="1621.00061">
                <text:p>1621.00061</text:p>
              </table:table-cell>
              <table:table-cell office:value-type="float" office:value="1538.90271">
                <text:p>1538.90271</text:p>
              </table:table-cell>
              <table:table-cell office:value-type="float" office:value="1547.306519">
                <text:p>1547.3065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23.31604">
                <text:p>1623.31604</text:p>
              </table:table-cell>
              <table:table-cell office:value-type="float" office:value="1668.537476">
                <text:p>1668.537476</text:p>
              </table:table-cell>
              <table:table-cell office:value-type="float" office:value="1560.744629">
                <text:p>1560.744629</text:p>
              </table:table-cell>
              <table:table-cell office:value-type="float" office:value="1559.114258">
                <text:p>1559.11425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41.465698">
                <text:p>1641.465698</text:p>
              </table:table-cell>
              <table:table-cell office:value-type="float" office:value="1661.140259">
                <text:p>1661.140259</text:p>
              </table:table-cell>
              <table:table-cell office:value-type="float" office:value="1580.968506">
                <text:p>1580.968506</text:p>
              </table:table-cell>
              <table:table-cell office:value-type="float" office:value="1584.914673">
                <text:p>1584.91467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55.365112">
                <text:p>1655.365112</text:p>
              </table:table-cell>
              <table:table-cell office:value-type="float" office:value="1657.514282">
                <text:p>1657.514282</text:p>
              </table:table-cell>
              <table:table-cell office:value-type="float" office:value="1602.900146">
                <text:p>1602.900146</text:p>
              </table:table-cell>
              <table:table-cell office:value-type="float" office:value="1600.119141">
                <text:p>1600.11914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40.265503">
                <text:p>1640.265503</text:p>
              </table:table-cell>
              <table:table-cell office:value-type="float" office:value="1694.746094">
                <text:p>1694.746094</text:p>
              </table:table-cell>
              <table:table-cell office:value-type="float" office:value="1607.006714">
                <text:p>1607.006714</text:p>
              </table:table-cell>
              <table:table-cell office:value-type="float" office:value="1620.933716">
                <text:p>1620.93371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45.494873">
                <text:p>1645.494873</text:p>
              </table:table-cell>
              <table:table-cell office:value-type="float" office:value="1714.104736">
                <text:p>1714.104736</text:p>
              </table:table-cell>
              <table:table-cell office:value-type="float" office:value="1612.522461">
                <text:p>1612.522461</text:p>
              </table:table-cell>
              <table:table-cell office:value-type="float" office:value="1626.449707">
                <text:p>1626.4497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51.246582">
                <text:p>1651.246582</text:p>
              </table:table-cell>
              <table:table-cell office:value-type="float" office:value="1696.174683">
                <text:p>1696.174683</text:p>
              </table:table-cell>
              <table:table-cell office:value-type="float" office:value="1623.430664">
                <text:p>1623.430664</text:p>
              </table:table-cell>
              <table:table-cell office:value-type="float" office:value="1629.013672">
                <text:p>1629.01367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35.559937">
                <text:p>1635.559937</text:p>
              </table:table-cell>
              <table:table-cell office:value-type="float" office:value="1710.804688">
                <text:p>1710.804688</text:p>
              </table:table-cell>
              <table:table-cell office:value-type="float" office:value="1603.268188">
                <text:p>1603.268188</text:p>
              </table:table-cell>
              <table:table-cell office:value-type="float" office:value="1651.542114">
                <text:p>1651.54211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08.916138">
                <text:p>1608.916138</text:p>
              </table:table-cell>
              <table:table-cell office:value-type="float" office:value="1671.128418">
                <text:p>1671.128418</text:p>
              </table:table-cell>
              <table:table-cell office:value-type="float" office:value="1632.695068">
                <text:p>1632.695068</text:p>
              </table:table-cell>
              <table:table-cell office:value-type="float" office:value="1672.551514">
                <text:p>1672.55151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12.250122">
                <text:p>1612.250122</text:p>
              </table:table-cell>
              <table:table-cell office:value-type="float" office:value="1658.13501">
                <text:p>1658.13501</text:p>
              </table:table-cell>
              <table:table-cell office:value-type="float" office:value="1619.656494">
                <text:p>1619.656494</text:p>
              </table:table-cell>
              <table:table-cell office:value-type="float" office:value="1662.885864">
                <text:p>1662.8858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98.700073">
                <text:p>1598.700073</text:p>
              </table:table-cell>
              <table:table-cell office:value-type="float" office:value="1650.668091">
                <text:p>1650.668091</text:p>
              </table:table-cell>
              <table:table-cell office:value-type="float" office:value="1605.031738">
                <text:p>1605.031738</text:p>
              </table:table-cell>
              <table:table-cell office:value-type="float" office:value="1653.042603">
                <text:p>1653.04260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92.544922">
                <text:p>1592.544922</text:p>
              </table:table-cell>
              <table:table-cell office:value-type="float" office:value="1650.620728">
                <text:p>1650.620728</text:p>
              </table:table-cell>
              <table:table-cell office:value-type="float" office:value="1590.217896">
                <text:p>1590.217896</text:p>
              </table:table-cell>
              <table:table-cell office:value-type="float" office:value="1642.359863">
                <text:p>1642.3598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92.422729">
                <text:p>1592.422729</text:p>
              </table:table-cell>
              <table:table-cell office:value-type="float" office:value="1635.061035">
                <text:p>1635.061035</text:p>
              </table:table-cell>
              <table:table-cell office:value-type="float" office:value="1589.720947">
                <text:p>1589.720947</text:p>
              </table:table-cell>
              <table:table-cell office:value-type="float" office:value="1633.246094">
                <text:p>1633.2460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87.587036">
                <text:p>1587.587036</text:p>
              </table:table-cell>
              <table:table-cell office:value-type="float" office:value="1625.951904">
                <text:p>1625.951904</text:p>
              </table:table-cell>
              <table:table-cell office:value-type="float" office:value="1585.08374">
                <text:p>1585.08374</text:p>
              </table:table-cell>
              <table:table-cell office:value-type="float" office:value="1623.876221">
                <text:p>1623.87622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86.293701">
                <text:p>1586.293701</text:p>
              </table:table-cell>
              <table:table-cell office:value-type="float" office:value="1619.636108">
                <text:p>1619.636108</text:p>
              </table:table-cell>
              <table:table-cell office:value-type="float" office:value="1582.866699">
                <text:p>1582.866699</text:p>
              </table:table-cell>
              <table:table-cell office:value-type="float" office:value="1626.99939">
                <text:p>1626.999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86.720825">
                <text:p>1586.720825</text:p>
              </table:table-cell>
              <table:table-cell office:value-type="float" office:value="1614.929077">
                <text:p>1614.929077</text:p>
              </table:table-cell>
              <table:table-cell office:value-type="float" office:value="1590.031494">
                <text:p>1590.031494</text:p>
              </table:table-cell>
              <table:table-cell office:value-type="float" office:value="1608.638672">
                <text:p>1608.6386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86.229614">
                <text:p>1586.229614</text:p>
              </table:table-cell>
              <table:table-cell office:value-type="float" office:value="1618.016357">
                <text:p>1618.016357</text:p>
              </table:table-cell>
              <table:table-cell office:value-type="float" office:value="1582.455688">
                <text:p>1582.455688</text:p>
              </table:table-cell>
              <table:table-cell office:value-type="float" office:value="1614.616455">
                <text:p>1614.61645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84.040161">
                <text:p>1584.040161</text:p>
              </table:table-cell>
              <table:table-cell office:value-type="float" office:value="1608.740845">
                <text:p>1608.740845</text:p>
              </table:table-cell>
              <table:table-cell office:value-type="float" office:value="1575.331665">
                <text:p>1575.331665</text:p>
              </table:table-cell>
              <table:table-cell office:value-type="float" office:value="1613.850098">
                <text:p>1613.85009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8.594727">
                <text:p>1578.594727</text:p>
              </table:table-cell>
              <table:table-cell office:value-type="float" office:value="1610.737549">
                <text:p>1610.737549</text:p>
              </table:table-cell>
              <table:table-cell office:value-type="float" office:value="1582.010132">
                <text:p>1582.010132</text:p>
              </table:table-cell>
              <table:table-cell office:value-type="float" office:value="1603.758667">
                <text:p>1603.75866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84.87793">
                <text:p>1584.87793</text:p>
              </table:table-cell>
              <table:table-cell office:value-type="float" office:value="1605.516846">
                <text:p>1605.516846</text:p>
              </table:table-cell>
              <table:table-cell office:value-type="float" office:value="1577.563477">
                <text:p>1577.563477</text:p>
              </table:table-cell>
              <table:table-cell office:value-type="float" office:value="1607.206909">
                <text:p>1607.2069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4.818481">
                <text:p>1574.818481</text:p>
              </table:table-cell>
              <table:table-cell office:value-type="float" office:value="1607.619751">
                <text:p>1607.619751</text:p>
              </table:table-cell>
              <table:table-cell office:value-type="float" office:value="1573.510132">
                <text:p>1573.510132</text:p>
              </table:table-cell>
              <table:table-cell office:value-type="float" office:value="1604.23584">
                <text:p>1604.2358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8.598145">
                <text:p>1578.598145</text:p>
              </table:table-cell>
              <table:table-cell office:value-type="float" office:value="1603.289185">
                <text:p>1603.289185</text:p>
              </table:table-cell>
              <table:table-cell office:value-type="float" office:value="1575.217773">
                <text:p>1575.217773</text:p>
              </table:table-cell>
              <table:table-cell office:value-type="float" office:value="1601.571899">
                <text:p>1601.5718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8.04541">
                <text:p>1578.04541</text:p>
              </table:table-cell>
              <table:table-cell office:value-type="float" office:value="1597.143555">
                <text:p>1597.143555</text:p>
              </table:table-cell>
              <table:table-cell office:value-type="float" office:value="1572.062744">
                <text:p>1572.062744</text:p>
              </table:table-cell>
              <table:table-cell office:value-type="float" office:value="1595.240967">
                <text:p>1595.24096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6.956177">
                <text:p>1576.956177</text:p>
              </table:table-cell>
              <table:table-cell office:value-type="float" office:value="1600.799561">
                <text:p>1600.799561</text:p>
              </table:table-cell>
              <table:table-cell office:value-type="float" office:value="1572.948975">
                <text:p>1572.948975</text:p>
              </table:table-cell>
              <table:table-cell office:value-type="float" office:value="1595.789795">
                <text:p>1595.7897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8.838013">
                <text:p>1578.838013</text:p>
              </table:table-cell>
              <table:table-cell office:value-type="float" office:value="1596.159546">
                <text:p>1596.159546</text:p>
              </table:table-cell>
              <table:table-cell office:value-type="float" office:value="1573.685547">
                <text:p>1573.685547</text:p>
              </table:table-cell>
              <table:table-cell office:value-type="float" office:value="1593.481812">
                <text:p>1593.48181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3.539917">
                <text:p>1573.539917</text:p>
              </table:table-cell>
              <table:table-cell office:value-type="float" office:value="1597.286865">
                <text:p>1597.286865</text:p>
              </table:table-cell>
              <table:table-cell office:value-type="float" office:value="1574.404175">
                <text:p>1574.404175</text:p>
              </table:table-cell>
              <table:table-cell office:value-type="float" office:value="1591.180664">
                <text:p>1591.1806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6.75769">
                <text:p>1576.75769</text:p>
              </table:table-cell>
              <table:table-cell office:value-type="float" office:value="1595.439209">
                <text:p>1595.439209</text:p>
              </table:table-cell>
              <table:table-cell office:value-type="float" office:value="1571.373535">
                <text:p>1571.373535</text:p>
              </table:table-cell>
              <table:table-cell office:value-type="float" office:value="1589.588135">
                <text:p>1589.58813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0.595947">
                <text:p>1570.595947</text:p>
              </table:table-cell>
              <table:table-cell office:value-type="float" office:value="1592.699463">
                <text:p>1592.699463</text:p>
              </table:table-cell>
              <table:table-cell office:value-type="float" office:value="1570.336792">
                <text:p>1570.336792</text:p>
              </table:table-cell>
              <table:table-cell office:value-type="float" office:value="1584.903076">
                <text:p>1584.9030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7.668335">
                <text:p>1577.668335</text:p>
              </table:table-cell>
              <table:table-cell office:value-type="float" office:value="1589.997803">
                <text:p>1589.997803</text:p>
              </table:table-cell>
              <table:table-cell office:value-type="float" office:value="1571.763794">
                <text:p>1571.763794</text:p>
              </table:table-cell>
              <table:table-cell office:value-type="float" office:value="1581.926147">
                <text:p>1581.92614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3.033691">
                <text:p>1573.033691</text:p>
              </table:table-cell>
              <table:table-cell office:value-type="float" office:value="1592.84021">
                <text:p>1592.84021</text:p>
              </table:table-cell>
              <table:table-cell office:value-type="float" office:value="1566.627319">
                <text:p>1566.627319</text:p>
              </table:table-cell>
              <table:table-cell office:value-type="float" office:value="1586.20166">
                <text:p>1586.2016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1.366699">
                <text:p>1571.366699</text:p>
              </table:table-cell>
              <table:table-cell office:value-type="float" office:value="1587.267456">
                <text:p>1587.267456</text:p>
              </table:table-cell>
              <table:table-cell office:value-type="float" office:value="1565.746094">
                <text:p>1565.746094</text:p>
              </table:table-cell>
              <table:table-cell office:value-type="float" office:value="1587.342285">
                <text:p>1587.3422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3.602295">
                <text:p>1573.602295</text:p>
              </table:table-cell>
              <table:table-cell office:value-type="float" office:value="1585.071655">
                <text:p>1585.071655</text:p>
              </table:table-cell>
              <table:table-cell office:value-type="float" office:value="1567.671143">
                <text:p>1567.671143</text:p>
              </table:table-cell>
              <table:table-cell office:value-type="float" office:value="1579.246094">
                <text:p>1579.2460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1.344971">
                <text:p>1571.344971</text:p>
              </table:table-cell>
              <table:table-cell office:value-type="float" office:value="1584.731567">
                <text:p>1584.731567</text:p>
              </table:table-cell>
              <table:table-cell office:value-type="float" office:value="1566.861694">
                <text:p>1566.861694</text:p>
              </table:table-cell>
              <table:table-cell office:value-type="float" office:value="1580.407104">
                <text:p>1580.4071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3.348022">
                <text:p>1573.348022</text:p>
              </table:table-cell>
              <table:table-cell office:value-type="float" office:value="1578.809326">
                <text:p>1578.809326</text:p>
              </table:table-cell>
              <table:table-cell office:value-type="float" office:value="1564.151367">
                <text:p>1564.151367</text:p>
              </table:table-cell>
              <table:table-cell office:value-type="float" office:value="1578.6521">
                <text:p>1578.65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3.393799">
                <text:p>1573.393799</text:p>
              </table:table-cell>
              <table:table-cell office:value-type="float" office:value="1581.36792">
                <text:p>1581.36792</text:p>
              </table:table-cell>
              <table:table-cell office:value-type="float" office:value="1562.554321">
                <text:p>1562.554321</text:p>
              </table:table-cell>
              <table:table-cell office:value-type="float" office:value="1578.884277">
                <text:p>1578.88427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3.218384">
                <text:p>1573.218384</text:p>
              </table:table-cell>
              <table:table-cell office:value-type="float" office:value="1581.700073">
                <text:p>1581.700073</text:p>
              </table:table-cell>
              <table:table-cell office:value-type="float" office:value="1567.234375">
                <text:p>1567.234375</text:p>
              </table:table-cell>
              <table:table-cell office:value-type="float" office:value="1576.147461">
                <text:p>1576.14746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4.046875">
                <text:p>1574.046875</text:p>
              </table:table-cell>
              <table:table-cell office:value-type="float" office:value="1581.756226">
                <text:p>1581.756226</text:p>
              </table:table-cell>
              <table:table-cell office:value-type="float" office:value="1563.85437">
                <text:p>1563.85437</text:p>
              </table:table-cell>
              <table:table-cell office:value-type="float" office:value="1575.566528">
                <text:p>1575.56652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2.549316">
                <text:p>1572.549316</text:p>
              </table:table-cell>
              <table:table-cell office:value-type="float" office:value="1580.67981">
                <text:p>1580.67981</text:p>
              </table:table-cell>
              <table:table-cell office:value-type="float" office:value="1563.269775">
                <text:p>1563.269775</text:p>
              </table:table-cell>
              <table:table-cell office:value-type="float" office:value="1573.880981">
                <text:p>1573.88098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3.440918">
                <text:p>1573.440918</text:p>
              </table:table-cell>
              <table:table-cell office:value-type="float" office:value="1579.305542">
                <text:p>1579.305542</text:p>
              </table:table-cell>
              <table:table-cell office:value-type="float" office:value="1563.219238">
                <text:p>1563.219238</text:p>
              </table:table-cell>
              <table:table-cell office:value-type="float" office:value="1577.382812">
                <text:p>1577.38281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61.749512">
                <text:p>1561.749512</text:p>
              </table:table-cell>
              <table:table-cell office:value-type="float" office:value="1576.350342">
                <text:p>1576.350342</text:p>
              </table:table-cell>
              <table:table-cell office:value-type="float" office:value="1564.025146">
                <text:p>1564.025146</text:p>
              </table:table-cell>
              <table:table-cell office:value-type="float" office:value="1581.062744">
                <text:p>1581.0627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66.493042">
                <text:p>1566.493042</text:p>
              </table:table-cell>
              <table:table-cell office:value-type="float" office:value="1577.621338">
                <text:p>1577.621338</text:p>
              </table:table-cell>
              <table:table-cell office:value-type="float" office:value="1564.932373">
                <text:p>1564.932373</text:p>
              </table:table-cell>
              <table:table-cell office:value-type="float" office:value="1582.452393">
                <text:p>1582.4523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65.53186">
                <text:p>1565.53186</text:p>
              </table:table-cell>
              <table:table-cell office:value-type="float" office:value="1574.261963">
                <text:p>1574.261963</text:p>
              </table:table-cell>
              <table:table-cell office:value-type="float" office:value="1564.579224">
                <text:p>1564.579224</text:p>
              </table:table-cell>
              <table:table-cell office:value-type="float" office:value="1577.412842">
                <text:p>1577.41284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5.337158">
                <text:p>1565.337158</text:p>
              </table:table-cell>
              <table:table-cell office:value-type="float" office:value="1575.976685">
                <text:p>1575.976685</text:p>
              </table:table-cell>
              <table:table-cell office:value-type="float" office:value="1565.5802">
                <text:p>1565.5802</text:p>
              </table:table-cell>
              <table:table-cell office:value-type="float" office:value="1575.718506">
                <text:p>1575.71850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65.270142">
                <text:p>1565.270142</text:p>
              </table:table-cell>
              <table:table-cell office:value-type="float" office:value="1570.610229">
                <text:p>1570.610229</text:p>
              </table:table-cell>
              <table:table-cell office:value-type="float" office:value="1562.756714">
                <text:p>1562.756714</text:p>
              </table:table-cell>
              <table:table-cell office:value-type="float" office:value="1575.046021">
                <text:p>1575.04602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65.741089">
                <text:p>1565.741089</text:p>
              </table:table-cell>
              <table:table-cell office:value-type="float" office:value="1573.865234">
                <text:p>1573.865234</text:p>
              </table:table-cell>
              <table:table-cell office:value-type="float" office:value="1566.337646">
                <text:p>1566.337646</text:p>
              </table:table-cell>
              <table:table-cell office:value-type="float" office:value="1572.903076">
                <text:p>1572.90307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65.392212">
                <text:p>1565.392212</text:p>
              </table:table-cell>
              <table:table-cell office:value-type="float" office:value="1573.806152">
                <text:p>1573.806152</text:p>
              </table:table-cell>
              <table:table-cell office:value-type="float" office:value="1567.329346">
                <text:p>1567.329346</text:p>
              </table:table-cell>
              <table:table-cell office:value-type="float" office:value="1573.658203">
                <text:p>1573.65820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65.60376">
                <text:p>1565.60376</text:p>
              </table:table-cell>
              <table:table-cell office:value-type="float" office:value="1569.165283">
                <text:p>1569.165283</text:p>
              </table:table-cell>
              <table:table-cell office:value-type="float" office:value="1566.019897">
                <text:p>1566.019897</text:p>
              </table:table-cell>
              <table:table-cell office:value-type="float" office:value="1572.171509">
                <text:p>1572.17150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64.628662">
                <text:p>1564.628662</text:p>
              </table:table-cell>
              <table:table-cell office:value-type="float" office:value="1571.127197">
                <text:p>1571.127197</text:p>
              </table:table-cell>
              <table:table-cell office:value-type="float" office:value="1566.754272">
                <text:p>1566.754272</text:p>
              </table:table-cell>
              <table:table-cell office:value-type="float" office:value="1567.444824">
                <text:p>1567.44482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61.860962">
                <text:p>1561.860962</text:p>
              </table:table-cell>
              <table:table-cell office:value-type="float" office:value="1572.730347">
                <text:p>1572.730347</text:p>
              </table:table-cell>
              <table:table-cell office:value-type="float" office:value="1561.9104">
                <text:p>1561.9104</text:p>
              </table:table-cell>
              <table:table-cell office:value-type="float" office:value="1573.121338">
                <text:p>1573.12133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66.910156">
                <text:p>1566.910156</text:p>
              </table:table-cell>
              <table:table-cell office:value-type="float" office:value="1567.98584">
                <text:p>1567.98584</text:p>
              </table:table-cell>
              <table:table-cell office:value-type="float" office:value="1564.925415">
                <text:p>1564.925415</text:p>
              </table:table-cell>
              <table:table-cell office:value-type="float" office:value="1571.031616">
                <text:p>1571.03161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60.221924">
                <text:p>1560.221924</text:p>
              </table:table-cell>
              <table:table-cell office:value-type="float" office:value="1571.279541">
                <text:p>1571.279541</text:p>
              </table:table-cell>
              <table:table-cell office:value-type="float" office:value="1565.741943">
                <text:p>1565.741943</text:p>
              </table:table-cell>
              <table:table-cell office:value-type="float" office:value="1570.072754">
                <text:p>1570.07275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67.509888">
                <text:p>1567.509888</text:p>
              </table:table-cell>
              <table:table-cell office:value-type="float" office:value="1565.226685">
                <text:p>1565.226685</text:p>
              </table:table-cell>
              <table:table-cell office:value-type="float" office:value="1566.8125">
                <text:p>1566.8125</text:p>
              </table:table-cell>
              <table:table-cell office:value-type="float" office:value="1567.377686">
                <text:p>1567.37768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63.321289">
                <text:p>1563.321289</text:p>
              </table:table-cell>
              <table:table-cell office:value-type="float" office:value="1567.135742">
                <text:p>1567.135742</text:p>
              </table:table-cell>
              <table:table-cell office:value-type="float" office:value="1563.706421">
                <text:p>1563.706421</text:p>
              </table:table-cell>
              <table:table-cell office:value-type="float" office:value="1568.533569">
                <text:p>1568.5335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63.541382">
                <text:p>1563.541382</text:p>
              </table:table-cell>
              <table:table-cell office:value-type="float" office:value="1565.905884">
                <text:p>1565.905884</text:p>
              </table:table-cell>
              <table:table-cell office:value-type="float" office:value="1563.550537">
                <text:p>1563.550537</text:p>
              </table:table-cell>
              <table:table-cell office:value-type="float" office:value="1566.29187">
                <text:p>1566.2918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82.729492">
                <text:p>1582.729492</text:p>
              </table:table-cell>
              <table:table-cell office:value-type="float" office:value="1618.074951">
                <text:p>1618.074951</text:p>
              </table:table-cell>
              <table:table-cell office:value-type="float" office:value="1526.797485">
                <text:p>1526.797485</text:p>
              </table:table-cell>
              <table:table-cell office:value-type="float" office:value="1531.872559">
                <text:p>1531.87255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00.46875">
                <text:p>1600.46875</text:p>
              </table:table-cell>
              <table:table-cell office:value-type="float" office:value="1629.233154">
                <text:p>1629.233154</text:p>
              </table:table-cell>
              <table:table-cell office:value-type="float" office:value="1510.338257">
                <text:p>1510.338257</text:p>
              </table:table-cell>
              <table:table-cell office:value-type="float" office:value="1528.82019">
                <text:p>1528.8201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00.282104">
                <text:p>1600.282104</text:p>
              </table:table-cell>
              <table:table-cell office:value-type="float" office:value="1611.710938">
                <text:p>1611.710938</text:p>
              </table:table-cell>
              <table:table-cell office:value-type="float" office:value="1541.089355">
                <text:p>1541.089355</text:p>
              </table:table-cell>
              <table:table-cell office:value-type="float" office:value="1544.384766">
                <text:p>1544.38476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2.848145">
                <text:p>1572.848145</text:p>
              </table:table-cell>
              <table:table-cell office:value-type="float" office:value="1602.870117">
                <text:p>1602.870117</text:p>
              </table:table-cell>
              <table:table-cell office:value-type="float" office:value="1584.148071">
                <text:p>1584.148071</text:p>
              </table:table-cell>
              <table:table-cell office:value-type="float" office:value="1610.216064">
                <text:p>1610.2160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07.016602">
                <text:p>1607.016602</text:p>
              </table:table-cell>
              <table:table-cell office:value-type="float" office:value="1596.709961">
                <text:p>1596.709961</text:p>
              </table:table-cell>
              <table:table-cell office:value-type="float" office:value="1625.003052">
                <text:p>1625.003052</text:p>
              </table:table-cell>
              <table:table-cell office:value-type="float" office:value="1608.467163">
                <text:p>1608.46716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31.723022">
                <text:p>1631.723022</text:p>
              </table:table-cell>
              <table:table-cell office:value-type="float" office:value="1624.110229">
                <text:p>1624.110229</text:p>
              </table:table-cell>
              <table:table-cell office:value-type="float" office:value="1646.819824">
                <text:p>1646.819824</text:p>
              </table:table-cell>
              <table:table-cell office:value-type="float" office:value="1626.020752">
                <text:p>1626.02075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28.53064">
                <text:p>1628.53064</text:p>
              </table:table-cell>
              <table:table-cell office:value-type="float" office:value="1683.567139">
                <text:p>1683.567139</text:p>
              </table:table-cell>
              <table:table-cell office:value-type="float" office:value="1637.4375">
                <text:p>1637.4375</text:p>
              </table:table-cell>
              <table:table-cell office:value-type="float" office:value="1682.348022">
                <text:p>1682.3480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44.725098">
                <text:p>1644.725098</text:p>
              </table:table-cell>
              <table:table-cell office:value-type="float" office:value="1698.373657">
                <text:p>1698.373657</text:p>
              </table:table-cell>
              <table:table-cell office:value-type="float" office:value="1650.510498">
                <text:p>1650.510498</text:p>
              </table:table-cell>
              <table:table-cell office:value-type="float" office:value="1696.516968">
                <text:p>1696.51696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57.387573">
                <text:p>1657.387573</text:p>
              </table:table-cell>
              <table:table-cell office:value-type="float" office:value="1701.926514">
                <text:p>1701.926514</text:p>
              </table:table-cell>
              <table:table-cell office:value-type="float" office:value="1658.94043">
                <text:p>1658.94043</text:p>
              </table:table-cell>
              <table:table-cell office:value-type="float" office:value="1698.111084">
                <text:p>1698.11108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55.156738">
                <text:p>1655.156738</text:p>
              </table:table-cell>
              <table:table-cell office:value-type="float" office:value="1729.937378">
                <text:p>1729.937378</text:p>
              </table:table-cell>
              <table:table-cell office:value-type="float" office:value="1657.316895">
                <text:p>1657.316895</text:p>
              </table:table-cell>
              <table:table-cell office:value-type="float" office:value="1724.221436">
                <text:p>1724.22143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62.391968">
                <text:p>1662.391968</text:p>
              </table:table-cell>
              <table:table-cell office:value-type="float" office:value="1708.341919">
                <text:p>1708.341919</text:p>
              </table:table-cell>
              <table:table-cell office:value-type="float" office:value="1662.843994">
                <text:p>1662.843994</text:p>
              </table:table-cell>
              <table:table-cell office:value-type="float" office:value="1714.043335">
                <text:p>1714.04333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48.241699">
                <text:p>1648.241699</text:p>
              </table:table-cell>
              <table:table-cell office:value-type="float" office:value="1714.080566">
                <text:p>1714.080566</text:p>
              </table:table-cell>
              <table:table-cell office:value-type="float" office:value="1656.589844">
                <text:p>1656.589844</text:p>
              </table:table-cell>
              <table:table-cell office:value-type="float" office:value="1721.069824">
                <text:p>1721.06982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30.129395">
                <text:p>1630.129395</text:p>
              </table:table-cell>
              <table:table-cell office:value-type="float" office:value="1722.463135">
                <text:p>1722.463135</text:p>
              </table:table-cell>
              <table:table-cell office:value-type="float" office:value="1644.203369">
                <text:p>1644.203369</text:p>
              </table:table-cell>
              <table:table-cell office:value-type="float" office:value="1722.900024">
                <text:p>1722.90002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33.88562">
                <text:p>1633.88562</text:p>
              </table:table-cell>
              <table:table-cell office:value-type="float" office:value="1723.219727">
                <text:p>1723.219727</text:p>
              </table:table-cell>
              <table:table-cell office:value-type="float" office:value="1640.151611">
                <text:p>1640.151611</text:p>
              </table:table-cell>
              <table:table-cell office:value-type="float" office:value="1714.520996">
                <text:p>1714.52099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44.10022">
                <text:p>1644.10022</text:p>
              </table:table-cell>
              <table:table-cell office:value-type="float" office:value="1701.350098">
                <text:p>1701.350098</text:p>
              </table:table-cell>
              <table:table-cell office:value-type="float" office:value="1648.269043">
                <text:p>1648.269043</text:p>
              </table:table-cell>
              <table:table-cell office:value-type="float" office:value="1702.555542">
                <text:p>1702.55554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44.372925">
                <text:p>1644.372925</text:p>
              </table:table-cell>
              <table:table-cell office:value-type="float" office:value="1705.853516">
                <text:p>1705.853516</text:p>
              </table:table-cell>
              <table:table-cell office:value-type="float" office:value="1649.348389">
                <text:p>1649.348389</text:p>
              </table:table-cell>
              <table:table-cell office:value-type="float" office:value="1703.482666">
                <text:p>1703.48266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38.554565">
                <text:p>1638.554565</text:p>
              </table:table-cell>
              <table:table-cell office:value-type="float" office:value="1714.735718">
                <text:p>1714.735718</text:p>
              </table:table-cell>
              <table:table-cell office:value-type="float" office:value="1643.584717">
                <text:p>1643.584717</text:p>
              </table:table-cell>
              <table:table-cell office:value-type="float" office:value="1711.776123">
                <text:p>1711.77612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42.251465">
                <text:p>1642.251465</text:p>
              </table:table-cell>
              <table:table-cell office:value-type="float" office:value="1703.737793">
                <text:p>1703.737793</text:p>
              </table:table-cell>
              <table:table-cell office:value-type="float" office:value="1647.787842">
                <text:p>1647.787842</text:p>
              </table:table-cell>
              <table:table-cell office:value-type="float" office:value="1703.124756">
                <text:p>1703.12475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42.697388">
                <text:p>1642.697388</text:p>
              </table:table-cell>
              <table:table-cell office:value-type="float" office:value="1712.556519">
                <text:p>1712.556519</text:p>
              </table:table-cell>
              <table:table-cell office:value-type="float" office:value="1646.453613">
                <text:p>1646.453613</text:p>
              </table:table-cell>
              <table:table-cell office:value-type="float" office:value="1710.328369">
                <text:p>1710.32836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40.220215">
                <text:p>1640.220215</text:p>
              </table:table-cell>
              <table:table-cell office:value-type="float" office:value="1708.599854">
                <text:p>1708.599854</text:p>
              </table:table-cell>
              <table:table-cell office:value-type="float" office:value="1645.794189">
                <text:p>1645.794189</text:p>
              </table:table-cell>
              <table:table-cell office:value-type="float" office:value="1710.15271">
                <text:p>1710.1527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42.582886">
                <text:p>1642.582886</text:p>
              </table:table-cell>
              <table:table-cell office:value-type="float" office:value="1710.972534">
                <text:p>1710.972534</text:p>
              </table:table-cell>
              <table:table-cell office:value-type="float" office:value="1652.045898">
                <text:p>1652.045898</text:p>
              </table:table-cell>
              <table:table-cell office:value-type="float" office:value="1706.079712">
                <text:p>1706.07971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40.236938">
                <text:p>1640.236938</text:p>
              </table:table-cell>
              <table:table-cell office:value-type="float" office:value="1714.425049">
                <text:p>1714.425049</text:p>
              </table:table-cell>
              <table:table-cell office:value-type="float" office:value="1647.352539">
                <text:p>1647.352539</text:p>
              </table:table-cell>
              <table:table-cell office:value-type="float" office:value="1711.996338">
                <text:p>1711.99633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40.567383">
                <text:p>1640.567383</text:p>
              </table:table-cell>
              <table:table-cell office:value-type="float" office:value="1709.995972">
                <text:p>1709.995972</text:p>
              </table:table-cell>
              <table:table-cell office:value-type="float" office:value="1650.571655">
                <text:p>1650.571655</text:p>
              </table:table-cell>
              <table:table-cell office:value-type="float" office:value="1708.580078">
                <text:p>1708.58007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45.354126">
                <text:p>1645.354126</text:p>
              </table:table-cell>
              <table:table-cell office:value-type="float" office:value="1709.338135">
                <text:p>1709.338135</text:p>
              </table:table-cell>
              <table:table-cell office:value-type="float" office:value="1651.486572">
                <text:p>1651.486572</text:p>
              </table:table-cell>
              <table:table-cell office:value-type="float" office:value="1709.051392">
                <text:p>1709.05139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43.307373">
                <text:p>1643.307373</text:p>
              </table:table-cell>
              <table:table-cell office:value-type="float" office:value="1713.766846">
                <text:p>1713.766846</text:p>
              </table:table-cell>
              <table:table-cell office:value-type="float" office:value="1648.174683">
                <text:p>1648.174683</text:p>
              </table:table-cell>
              <table:table-cell office:value-type="float" office:value="1713.138184">
                <text:p>1713.1381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43.809814">
                <text:p>1643.809814</text:p>
              </table:table-cell>
              <table:table-cell office:value-type="float" office:value="1712.24292">
                <text:p>1712.24292</text:p>
              </table:table-cell>
              <table:table-cell office:value-type="float" office:value="1649.129517">
                <text:p>1649.129517</text:p>
              </table:table-cell>
              <table:table-cell office:value-type="float" office:value="1710.522339">
                <text:p>1710.52233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45.606812">
                <text:p>1645.606812</text:p>
              </table:table-cell>
              <table:table-cell office:value-type="float" office:value="1708.107422">
                <text:p>1708.107422</text:p>
              </table:table-cell>
              <table:table-cell office:value-type="float" office:value="1651.649902">
                <text:p>1651.649902</text:p>
              </table:table-cell>
              <table:table-cell office:value-type="float" office:value="1705.041626">
                <text:p>1705.04162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46.554321">
                <text:p>1646.554321</text:p>
              </table:table-cell>
              <table:table-cell office:value-type="float" office:value="1710.511108">
                <text:p>1710.511108</text:p>
              </table:table-cell>
              <table:table-cell office:value-type="float" office:value="1652.203369">
                <text:p>1652.203369</text:p>
              </table:table-cell>
              <table:table-cell office:value-type="float" office:value="1709.536743">
                <text:p>1709.53674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39.227783">
                <text:p>1639.227783</text:p>
              </table:table-cell>
              <table:table-cell office:value-type="float" office:value="1718.367554">
                <text:p>1718.367554</text:p>
              </table:table-cell>
              <table:table-cell office:value-type="float" office:value="1644.134033">
                <text:p>1644.134033</text:p>
              </table:table-cell>
              <table:table-cell office:value-type="float" office:value="1717.096191">
                <text:p>1717.0961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46.494507">
                <text:p>1646.494507</text:p>
              </table:table-cell>
              <table:table-cell office:value-type="float" office:value="1708.99939">
                <text:p>1708.99939</text:p>
              </table:table-cell>
              <table:table-cell office:value-type="float" office:value="1654.468506">
                <text:p>1654.468506</text:p>
              </table:table-cell>
              <table:table-cell office:value-type="float" office:value="1708.77063">
                <text:p>1708.7706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46.785889">
                <text:p>1646.785889</text:p>
              </table:table-cell>
              <table:table-cell office:value-type="float" office:value="1713.328613">
                <text:p>1713.328613</text:p>
              </table:table-cell>
              <table:table-cell office:value-type="float" office:value="1653.752319">
                <text:p>1653.752319</text:p>
              </table:table-cell>
              <table:table-cell office:value-type="float" office:value="1710.061768">
                <text:p>1710.06176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49.0802">
                <text:p>1649.0802</text:p>
              </table:table-cell>
              <table:table-cell office:value-type="float" office:value="1710.221069">
                <text:p>1710.221069</text:p>
              </table:table-cell>
              <table:table-cell office:value-type="float" office:value="1652.310791">
                <text:p>1652.310791</text:p>
              </table:table-cell>
              <table:table-cell office:value-type="float" office:value="1710.720215">
                <text:p>1710.7202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43.420898">
                <text:p>1643.420898</text:p>
              </table:table-cell>
              <table:table-cell office:value-type="float" office:value="1719.653442">
                <text:p>1719.653442</text:p>
              </table:table-cell>
              <table:table-cell office:value-type="float" office:value="1648.807861">
                <text:p>1648.807861</text:p>
              </table:table-cell>
              <table:table-cell office:value-type="float" office:value="1719.537109">
                <text:p>1719.53710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47.998169">
                <text:p>1647.998169</text:p>
              </table:table-cell>
              <table:table-cell office:value-type="float" office:value="1716.960449">
                <text:p>1716.960449</text:p>
              </table:table-cell>
              <table:table-cell office:value-type="float" office:value="1652.308838">
                <text:p>1652.308838</text:p>
              </table:table-cell>
              <table:table-cell office:value-type="float" office:value="1714.805298">
                <text:p>1714.80529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47.553101">
                <text:p>1647.553101</text:p>
              </table:table-cell>
              <table:table-cell office:value-type="float" office:value="1715.071777">
                <text:p>1715.071777</text:p>
              </table:table-cell>
              <table:table-cell office:value-type="float" office:value="1651.079712">
                <text:p>1651.079712</text:p>
              </table:table-cell>
              <table:table-cell office:value-type="float" office:value="1713.790405">
                <text:p>1713.7904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46.845703">
                <text:p>1646.845703</text:p>
              </table:table-cell>
              <table:table-cell office:value-type="float" office:value="1722.938232">
                <text:p>1722.938232</text:p>
              </table:table-cell>
              <table:table-cell office:value-type="float" office:value="1650.568604">
                <text:p>1650.568604</text:p>
              </table:table-cell>
              <table:table-cell office:value-type="float" office:value="1721.081299">
                <text:p>1721.08129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46.795288">
                <text:p>1646.795288</text:p>
              </table:table-cell>
              <table:table-cell office:value-type="float" office:value="1714.811401">
                <text:p>1714.811401</text:p>
              </table:table-cell>
              <table:table-cell office:value-type="float" office:value="1652.730591">
                <text:p>1652.730591</text:p>
              </table:table-cell>
              <table:table-cell office:value-type="float" office:value="1712.867554">
                <text:p>1712.86755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46.882202">
                <text:p>1646.882202</text:p>
              </table:table-cell>
              <table:table-cell office:value-type="float" office:value="1714.334717">
                <text:p>1714.334717</text:p>
              </table:table-cell>
              <table:table-cell office:value-type="float" office:value="1653.315674">
                <text:p>1653.315674</text:p>
              </table:table-cell>
              <table:table-cell office:value-type="float" office:value="1711.991333">
                <text:p>1711.99133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45.293091">
                <text:p>1645.293091</text:p>
              </table:table-cell>
              <table:table-cell office:value-type="float" office:value="1721.986206">
                <text:p>1721.986206</text:p>
              </table:table-cell>
              <table:table-cell office:value-type="float" office:value="1651.008911">
                <text:p>1651.008911</text:p>
              </table:table-cell>
              <table:table-cell office:value-type="float" office:value="1717.731689">
                <text:p>1717.73168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46.490967">
                <text:p>1646.490967</text:p>
              </table:table-cell>
              <table:table-cell office:value-type="float" office:value="1714.55542">
                <text:p>1714.55542</text:p>
              </table:table-cell>
              <table:table-cell office:value-type="float" office:value="1653.962524">
                <text:p>1653.962524</text:p>
              </table:table-cell>
              <table:table-cell office:value-type="float" office:value="1711.784302">
                <text:p>1711.78430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47.664917">
                <text:p>1647.664917</text:p>
              </table:table-cell>
              <table:table-cell office:value-type="float" office:value="1718.263916">
                <text:p>1718.263916</text:p>
              </table:table-cell>
              <table:table-cell office:value-type="float" office:value="1653.690674">
                <text:p>1653.690674</text:p>
              </table:table-cell>
              <table:table-cell office:value-type="float" office:value="1719.386353">
                <text:p>1719.38635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48.235596">
                <text:p>1648.235596</text:p>
              </table:table-cell>
              <table:table-cell office:value-type="float" office:value="1724.328247">
                <text:p>1724.328247</text:p>
              </table:table-cell>
              <table:table-cell office:value-type="float" office:value="1651.468262">
                <text:p>1651.468262</text:p>
              </table:table-cell>
              <table:table-cell office:value-type="float" office:value="1721.672607">
                <text:p>1721.67260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50.985718">
                <text:p>1650.985718</text:p>
              </table:table-cell>
              <table:table-cell office:value-type="float" office:value="1713.497681">
                <text:p>1713.497681</text:p>
              </table:table-cell>
              <table:table-cell office:value-type="float" office:value="1658.306641">
                <text:p>1658.306641</text:p>
              </table:table-cell>
              <table:table-cell office:value-type="float" office:value="1713.645386">
                <text:p>1713.64538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44.196533">
                <text:p>1644.196533</text:p>
              </table:table-cell>
              <table:table-cell office:value-type="float" office:value="1729.534302">
                <text:p>1729.534302</text:p>
              </table:table-cell>
              <table:table-cell office:value-type="float" office:value="1651.303467">
                <text:p>1651.303467</text:p>
              </table:table-cell>
              <table:table-cell office:value-type="float" office:value="1724.167236">
                <text:p>1724.16723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51.867065">
                <text:p>1651.867065</text:p>
              </table:table-cell>
              <table:table-cell office:value-type="float" office:value="1704.115601">
                <text:p>1704.115601</text:p>
              </table:table-cell>
              <table:table-cell office:value-type="float" office:value="1655.5">
                <text:p>1655.5</text:p>
              </table:table-cell>
              <table:table-cell office:value-type="float" office:value="1702.711182">
                <text:p>1702.71118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36.378662">
                <text:p>1636.378662</text:p>
              </table:table-cell>
              <table:table-cell office:value-type="float" office:value="1709.038818">
                <text:p>1709.038818</text:p>
              </table:table-cell>
              <table:table-cell office:value-type="float" office:value="1639.211792">
                <text:p>1639.211792</text:p>
              </table:table-cell>
              <table:table-cell office:value-type="float" office:value="1712.043701">
                <text:p>1712.04370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24.33313">
                <text:p>1624.33313</text:p>
              </table:table-cell>
              <table:table-cell office:value-type="float" office:value="1701.588623">
                <text:p>1701.588623</text:p>
              </table:table-cell>
              <table:table-cell office:value-type="float" office:value="1629.077271">
                <text:p>1629.077271</text:p>
              </table:table-cell>
              <table:table-cell office:value-type="float" office:value="1702.78064">
                <text:p>1702.780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19.640259">
                <text:p>1619.640259</text:p>
              </table:table-cell>
              <table:table-cell office:value-type="float" office:value="1689.394653">
                <text:p>1689.394653</text:p>
              </table:table-cell>
              <table:table-cell office:value-type="float" office:value="1625.03894">
                <text:p>1625.03894</text:p>
              </table:table-cell>
              <table:table-cell office:value-type="float" office:value="1687.791992">
                <text:p>1687.79199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17.478271">
                <text:p>1617.478271</text:p>
              </table:table-cell>
              <table:table-cell office:value-type="float" office:value="1681.429443">
                <text:p>1681.429443</text:p>
              </table:table-cell>
              <table:table-cell office:value-type="float" office:value="1622.000244">
                <text:p>1622.000244</text:p>
              </table:table-cell>
              <table:table-cell office:value-type="float" office:value="1681.671265">
                <text:p>1681.67126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08.966064">
                <text:p>1608.966064</text:p>
              </table:table-cell>
              <table:table-cell office:value-type="float" office:value="1674.585449">
                <text:p>1674.585449</text:p>
              </table:table-cell>
              <table:table-cell office:value-type="float" office:value="1612.361694">
                <text:p>1612.361694</text:p>
              </table:table-cell>
              <table:table-cell office:value-type="float" office:value="1672.793579">
                <text:p>1672.79357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00.157959">
                <text:p>1600.157959</text:p>
              </table:table-cell>
              <table:table-cell office:value-type="float" office:value="1673.406982">
                <text:p>1673.406982</text:p>
              </table:table-cell>
              <table:table-cell office:value-type="float" office:value="1614.609741">
                <text:p>1614.609741</text:p>
              </table:table-cell>
              <table:table-cell office:value-type="float" office:value="1661.85083">
                <text:p>1661.8508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07.324585">
                <text:p>1607.324585</text:p>
              </table:table-cell>
              <table:table-cell office:value-type="float" office:value="1657.707642">
                <text:p>1657.707642</text:p>
              </table:table-cell>
              <table:table-cell office:value-type="float" office:value="1602.015503">
                <text:p>1602.015503</text:p>
              </table:table-cell>
              <table:table-cell office:value-type="float" office:value="1658.684082">
                <text:p>1658.68408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96.796143">
                <text:p>1596.796143</text:p>
              </table:table-cell>
              <table:table-cell office:value-type="float" office:value="1651.395874">
                <text:p>1651.395874</text:p>
              </table:table-cell>
              <table:table-cell office:value-type="float" office:value="1599.474243">
                <text:p>1599.474243</text:p>
              </table:table-cell>
              <table:table-cell office:value-type="float" office:value="1654.008667">
                <text:p>1654.00866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90.799561">
                <text:p>1590.799561</text:p>
              </table:table-cell>
              <table:table-cell office:value-type="float" office:value="1651.332764">
                <text:p>1651.332764</text:p>
              </table:table-cell>
              <table:table-cell office:value-type="float" office:value="1599.143921">
                <text:p>1599.143921</text:p>
              </table:table-cell>
              <table:table-cell office:value-type="float" office:value="1646.500977">
                <text:p>1646.50097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93.284668">
                <text:p>1593.284668</text:p>
              </table:table-cell>
              <table:table-cell office:value-type="float" office:value="1641.394653">
                <text:p>1641.394653</text:p>
              </table:table-cell>
              <table:table-cell office:value-type="float" office:value="1596.734253">
                <text:p>1596.734253</text:p>
              </table:table-cell>
              <table:table-cell office:value-type="float" office:value="1638.120117">
                <text:p>1638.12011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90.328369">
                <text:p>1590.328369</text:p>
              </table:table-cell>
              <table:table-cell office:value-type="float" office:value="1639.804077">
                <text:p>1639.804077</text:p>
              </table:table-cell>
              <table:table-cell office:value-type="float" office:value="1594.465088">
                <text:p>1594.465088</text:p>
              </table:table-cell>
              <table:table-cell office:value-type="float" office:value="1632.725708">
                <text:p>1632.72570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90.545776">
                <text:p>1590.545776</text:p>
              </table:table-cell>
              <table:table-cell office:value-type="float" office:value="1630.51355">
                <text:p>1630.51355</text:p>
              </table:table-cell>
              <table:table-cell office:value-type="float" office:value="1589.724854">
                <text:p>1589.724854</text:p>
              </table:table-cell>
              <table:table-cell office:value-type="float" office:value="1633.731201">
                <text:p>1633.7312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85.043335">
                <text:p>1585.043335</text:p>
              </table:table-cell>
              <table:table-cell office:value-type="float" office:value="1627.810303">
                <text:p>1627.810303</text:p>
              </table:table-cell>
              <table:table-cell office:value-type="float" office:value="1588.954834">
                <text:p>1588.954834</text:p>
              </table:table-cell>
              <table:table-cell office:value-type="float" office:value="1628.445801">
                <text:p>1628.44580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88.960205">
                <text:p>1588.960205</text:p>
              </table:table-cell>
              <table:table-cell office:value-type="float" office:value="1623.649414">
                <text:p>1623.649414</text:p>
              </table:table-cell>
              <table:table-cell office:value-type="float" office:value="1587.389648">
                <text:p>1587.389648</text:p>
              </table:table-cell>
              <table:table-cell office:value-type="float" office:value="1618.446777">
                <text:p>1618.44677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87.293213">
                <text:p>1587.293213</text:p>
              </table:table-cell>
              <table:table-cell office:value-type="float" office:value="1615.045166">
                <text:p>1615.045166</text:p>
              </table:table-cell>
              <table:table-cell office:value-type="float" office:value="1585.452148">
                <text:p>1585.452148</text:p>
              </table:table-cell>
              <table:table-cell office:value-type="float" office:value="1617.449829">
                <text:p>1617.4498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8.526855">
                <text:p>1578.526855</text:p>
              </table:table-cell>
              <table:table-cell office:value-type="float" office:value="1617.892334">
                <text:p>1617.892334</text:p>
              </table:table-cell>
              <table:table-cell office:value-type="float" office:value="1585.408447">
                <text:p>1585.408447</text:p>
              </table:table-cell>
              <table:table-cell office:value-type="float" office:value="1612.384277">
                <text:p>1612.38427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82.474487">
                <text:p>1582.474487</text:p>
              </table:table-cell>
              <table:table-cell office:value-type="float" office:value="1610.022827">
                <text:p>1610.022827</text:p>
              </table:table-cell>
              <table:table-cell office:value-type="float" office:value="1578.292358">
                <text:p>1578.292358</text:p>
              </table:table-cell>
              <table:table-cell office:value-type="float" office:value="1612.007812">
                <text:p>1612.0078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4.110962">
                <text:p>1574.110962</text:p>
              </table:table-cell>
              <table:table-cell office:value-type="float" office:value="1608.080444">
                <text:p>1608.080444</text:p>
              </table:table-cell>
              <table:table-cell office:value-type="float" office:value="1581.301514">
                <text:p>1581.301514</text:p>
              </table:table-cell>
              <table:table-cell office:value-type="float" office:value="1606.343628">
                <text:p>1606.3436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4.062744">
                <text:p>1574.062744</text:p>
              </table:table-cell>
              <table:table-cell office:value-type="float" office:value="1605.306641">
                <text:p>1605.306641</text:p>
              </table:table-cell>
              <table:table-cell office:value-type="float" office:value="1576.174561">
                <text:p>1576.174561</text:p>
              </table:table-cell>
              <table:table-cell office:value-type="float" office:value="1602.766968">
                <text:p>1602.7669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80.485718">
                <text:p>1580.485718</text:p>
              </table:table-cell>
              <table:table-cell office:value-type="float" office:value="1602.300781">
                <text:p>1602.300781</text:p>
              </table:table-cell>
              <table:table-cell office:value-type="float" office:value="1576.692871">
                <text:p>1576.692871</text:p>
              </table:table-cell>
              <table:table-cell office:value-type="float" office:value="1599.622803">
                <text:p>1599.62280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69.595947">
                <text:p>1569.595947</text:p>
              </table:table-cell>
              <table:table-cell office:value-type="float" office:value="1601.690063">
                <text:p>1601.690063</text:p>
              </table:table-cell>
              <table:table-cell office:value-type="float" office:value="1572.141235">
                <text:p>1572.141235</text:p>
              </table:table-cell>
              <table:table-cell office:value-type="float" office:value="1598.302612">
                <text:p>1598.30261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69.994873">
                <text:p>1569.994873</text:p>
              </table:table-cell>
              <table:table-cell office:value-type="float" office:value="1599.563232">
                <text:p>1599.563232</text:p>
              </table:table-cell>
              <table:table-cell office:value-type="float" office:value="1570.482666">
                <text:p>1570.482666</text:p>
              </table:table-cell>
              <table:table-cell office:value-type="float" office:value="1600.300171">
                <text:p>1600.30017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65.967529">
                <text:p>1565.967529</text:p>
              </table:table-cell>
              <table:table-cell office:value-type="float" office:value="1597.052979">
                <text:p>1597.052979</text:p>
              </table:table-cell>
              <table:table-cell office:value-type="float" office:value="1572.547119">
                <text:p>1572.547119</text:p>
              </table:table-cell>
              <table:table-cell office:value-type="float" office:value="1593.447021">
                <text:p>1593.44702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2.202148">
                <text:p>1572.202148</text:p>
              </table:table-cell>
              <table:table-cell office:value-type="float" office:value="1592.719971">
                <text:p>1592.719971</text:p>
              </table:table-cell>
              <table:table-cell office:value-type="float" office:value="1571.12146">
                <text:p>1571.12146</text:p>
              </table:table-cell>
              <table:table-cell office:value-type="float" office:value="1593.675415">
                <text:p>1593.6754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2.806763">
                <text:p>1572.806763</text:p>
              </table:table-cell>
              <table:table-cell office:value-type="float" office:value="1587.887207">
                <text:p>1587.887207</text:p>
              </table:table-cell>
              <table:table-cell office:value-type="float" office:value="1570.972168">
                <text:p>1570.972168</text:p>
              </table:table-cell>
              <table:table-cell office:value-type="float" office:value="1591.17688">
                <text:p>1591.1768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69.414551">
                <text:p>1569.414551</text:p>
              </table:table-cell>
              <table:table-cell office:value-type="float" office:value="1588.584106">
                <text:p>1588.584106</text:p>
              </table:table-cell>
              <table:table-cell office:value-type="float" office:value="1571.548584">
                <text:p>1571.548584</text:p>
              </table:table-cell>
              <table:table-cell office:value-type="float" office:value="1587.762817">
                <text:p>1587.76281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69.45459">
                <text:p>1569.45459</text:p>
              </table:table-cell>
              <table:table-cell office:value-type="float" office:value="1587.56665">
                <text:p>1587.56665</text:p>
              </table:table-cell>
              <table:table-cell office:value-type="float" office:value="1566.174927">
                <text:p>1566.174927</text:p>
              </table:table-cell>
              <table:table-cell office:value-type="float" office:value="1590.444336">
                <text:p>1590.44433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63.916748">
                <text:p>1563.916748</text:p>
              </table:table-cell>
              <table:table-cell office:value-type="float" office:value="1587.953369">
                <text:p>1587.953369</text:p>
              </table:table-cell>
              <table:table-cell office:value-type="float" office:value="1566.325928">
                <text:p>1566.325928</text:p>
              </table:table-cell>
              <table:table-cell office:value-type="float" office:value="1583.662354">
                <text:p>1583.6623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66.03772">
                <text:p>1566.03772</text:p>
              </table:table-cell>
              <table:table-cell office:value-type="float" office:value="1583.341309">
                <text:p>1583.341309</text:p>
              </table:table-cell>
              <table:table-cell office:value-type="float" office:value="1564.388916">
                <text:p>1564.388916</text:p>
              </table:table-cell>
              <table:table-cell office:value-type="float" office:value="1585.738159">
                <text:p>1585.73815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67.743042">
                <text:p>1567.743042</text:p>
              </table:table-cell>
              <table:table-cell office:value-type="float" office:value="1576.903076">
                <text:p>1576.903076</text:p>
              </table:table-cell>
              <table:table-cell office:value-type="float" office:value="1568.038086">
                <text:p>1568.038086</text:p>
              </table:table-cell>
              <table:table-cell office:value-type="float" office:value="1579.49292">
                <text:p>1579.4929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62.213135">
                <text:p>1562.213135</text:p>
              </table:table-cell>
              <table:table-cell office:value-type="float" office:value="1582.47522">
                <text:p>1582.47522</text:p>
              </table:table-cell>
              <table:table-cell office:value-type="float" office:value="1562.52832">
                <text:p>1562.52832</text:p>
              </table:table-cell>
              <table:table-cell office:value-type="float" office:value="1580.433472">
                <text:p>1580.43347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67.315552">
                <text:p>1567.315552</text:p>
              </table:table-cell>
              <table:table-cell office:value-type="float" office:value="1578.325073">
                <text:p>1578.325073</text:p>
              </table:table-cell>
              <table:table-cell office:value-type="float" office:value="1568.130615">
                <text:p>1568.130615</text:p>
              </table:table-cell>
              <table:table-cell office:value-type="float" office:value="1576.700317">
                <text:p>1576.70031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62.983521">
                <text:p>1562.983521</text:p>
              </table:table-cell>
              <table:table-cell office:value-type="float" office:value="1581.317749">
                <text:p>1581.317749</text:p>
              </table:table-cell>
              <table:table-cell office:value-type="float" office:value="1566.363647">
                <text:p>1566.363647</text:p>
              </table:table-cell>
              <table:table-cell office:value-type="float" office:value="1578.310303">
                <text:p>1578.31030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66.221802">
                <text:p>1566.221802</text:p>
              </table:table-cell>
              <table:table-cell office:value-type="float" office:value="1571.189209">
                <text:p>1571.189209</text:p>
              </table:table-cell>
              <table:table-cell office:value-type="float" office:value="1567.439575">
                <text:p>1567.439575</text:p>
              </table:table-cell>
              <table:table-cell office:value-type="float" office:value="1576.297241">
                <text:p>1576.29724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66.515015">
                <text:p>1566.515015</text:p>
              </table:table-cell>
              <table:table-cell office:value-type="float" office:value="1576.589722">
                <text:p>1576.589722</text:p>
              </table:table-cell>
              <table:table-cell office:value-type="float" office:value="1565.695068">
                <text:p>1565.695068</text:p>
              </table:table-cell>
              <table:table-cell office:value-type="float" office:value="1575.861328">
                <text:p>1575.8613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66.918823">
                <text:p>1566.918823</text:p>
              </table:table-cell>
              <table:table-cell office:value-type="float" office:value="1574.026001">
                <text:p>1574.026001</text:p>
              </table:table-cell>
              <table:table-cell office:value-type="float" office:value="1568.596558">
                <text:p>1568.596558</text:p>
              </table:table-cell>
              <table:table-cell office:value-type="float" office:value="1571.529541">
                <text:p>1571.5295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67.7771">
                <text:p>1567.7771</text:p>
              </table:table-cell>
              <table:table-cell office:value-type="float" office:value="1573.202637">
                <text:p>1573.202637</text:p>
              </table:table-cell>
              <table:table-cell office:value-type="float" office:value="1566.287964">
                <text:p>1566.287964</text:p>
              </table:table-cell>
              <table:table-cell office:value-type="float" office:value="1571.829346">
                <text:p>1571.8293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66.26416">
                <text:p>1566.26416</text:p>
              </table:table-cell>
              <table:table-cell office:value-type="float" office:value="1571.637695">
                <text:p>1571.637695</text:p>
              </table:table-cell>
              <table:table-cell office:value-type="float" office:value="1564.915039">
                <text:p>1564.915039</text:p>
              </table:table-cell>
              <table:table-cell office:value-type="float" office:value="1572.671875">
                <text:p>1572.67187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66.23291">
                <text:p>1566.23291</text:p>
              </table:table-cell>
              <table:table-cell office:value-type="float" office:value="1572.602295">
                <text:p>1572.602295</text:p>
              </table:table-cell>
              <table:table-cell office:value-type="float" office:value="1566.629883">
                <text:p>1566.629883</text:p>
              </table:table-cell>
              <table:table-cell office:value-type="float" office:value="1568.547119">
                <text:p>1568.54711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66.077515">
                <text:p>1566.077515</text:p>
              </table:table-cell>
              <table:table-cell office:value-type="float" office:value="1572.526367">
                <text:p>1572.526367</text:p>
              </table:table-cell>
              <table:table-cell office:value-type="float" office:value="1567.859131">
                <text:p>1567.859131</text:p>
              </table:table-cell>
              <table:table-cell office:value-type="float" office:value="1571.262695">
                <text:p>1571.2626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65.260498">
                <text:p>1565.260498</text:p>
              </table:table-cell>
              <table:table-cell office:value-type="float" office:value="1570.366821">
                <text:p>1570.366821</text:p>
              </table:table-cell>
              <table:table-cell office:value-type="float" office:value="1564.528931">
                <text:p>1564.528931</text:p>
              </table:table-cell>
              <table:table-cell office:value-type="float" office:value="1570.568115">
                <text:p>1570.56811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64.070801">
                <text:p>1564.070801</text:p>
              </table:table-cell>
              <table:table-cell office:value-type="float" office:value="1574.735107">
                <text:p>1574.735107</text:p>
              </table:table-cell>
              <table:table-cell office:value-type="float" office:value="1564.57312">
                <text:p>1564.57312</text:p>
              </table:table-cell>
              <table:table-cell office:value-type="float" office:value="1571.589355">
                <text:p>1571.5893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63.59021">
                <text:p>1563.59021</text:p>
              </table:table-cell>
              <table:table-cell office:value-type="float" office:value="1571.956909">
                <text:p>1571.956909</text:p>
              </table:table-cell>
              <table:table-cell office:value-type="float" office:value="1563.817383">
                <text:p>1563.817383</text:p>
              </table:table-cell>
              <table:table-cell office:value-type="float" office:value="1571.759766">
                <text:p>1571.7597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61.57666">
                <text:p>1561.57666</text:p>
              </table:table-cell>
              <table:table-cell office:value-type="float" office:value="1569.974121">
                <text:p>1569.974121</text:p>
              </table:table-cell>
              <table:table-cell office:value-type="float" office:value="1566.781738">
                <text:p>1566.781738</text:p>
              </table:table-cell>
              <table:table-cell office:value-type="float" office:value="1567.315796">
                <text:p>1567.31579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67.110596">
                <text:p>1567.110596</text:p>
              </table:table-cell>
              <table:table-cell office:value-type="float" office:value="1567.254028">
                <text:p>1567.254028</text:p>
              </table:table-cell>
              <table:table-cell office:value-type="float" office:value="1566.93335">
                <text:p>1566.93335</text:p>
              </table:table-cell>
              <table:table-cell office:value-type="float" office:value="1568.868164">
                <text:p>1568.86816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91.638794">
                <text:p>1591.638794</text:p>
              </table:table-cell>
              <table:table-cell office:value-type="float" office:value="1624.593994">
                <text:p>1624.593994</text:p>
              </table:table-cell>
              <table:table-cell office:value-type="float" office:value="1515.353149">
                <text:p>1515.353149</text:p>
              </table:table-cell>
              <table:table-cell office:value-type="float" office:value="1530.370239">
                <text:p>1530.37023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06.710083">
                <text:p>1606.710083</text:p>
              </table:table-cell>
              <table:table-cell office:value-type="float" office:value="1632.978027">
                <text:p>1632.978027</text:p>
              </table:table-cell>
              <table:table-cell office:value-type="float" office:value="1530.841431">
                <text:p>1530.841431</text:p>
              </table:table-cell>
              <table:table-cell office:value-type="float" office:value="1521.93689">
                <text:p>1521.9368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10.527954">
                <text:p>1610.527954</text:p>
              </table:table-cell>
              <table:table-cell office:value-type="float" office:value="1682.613403">
                <text:p>1682.613403</text:p>
              </table:table-cell>
              <table:table-cell office:value-type="float" office:value="1537.64978">
                <text:p>1537.64978</text:p>
              </table:table-cell>
              <table:table-cell office:value-type="float" office:value="1551.778809">
                <text:p>1551.77880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68.756104">
                <text:p>1668.756104</text:p>
              </table:table-cell>
              <table:table-cell office:value-type="float" office:value="1619.807739">
                <text:p>1619.807739</text:p>
              </table:table-cell>
              <table:table-cell office:value-type="float" office:value="1585.805786">
                <text:p>1585.805786</text:p>
              </table:table-cell>
              <table:table-cell office:value-type="float" office:value="1558.714355">
                <text:p>1558.71435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54.601562">
                <text:p>1654.601562</text:p>
              </table:table-cell>
              <table:table-cell office:value-type="float" office:value="1696.248535">
                <text:p>1696.248535</text:p>
              </table:table-cell>
              <table:table-cell office:value-type="float" office:value="1617.044189">
                <text:p>1617.044189</text:p>
              </table:table-cell>
              <table:table-cell office:value-type="float" office:value="1630.950684">
                <text:p>1630.9506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66.282104">
                <text:p>1666.282104</text:p>
              </table:table-cell>
              <table:table-cell office:value-type="float" office:value="1701.262329">
                <text:p>1701.262329</text:p>
              </table:table-cell>
              <table:table-cell office:value-type="float" office:value="1625.029541">
                <text:p>1625.029541</text:p>
              </table:table-cell>
              <table:table-cell office:value-type="float" office:value="1650.334106">
                <text:p>1650.33410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30.748901">
                <text:p>1630.748901</text:p>
              </table:table-cell>
              <table:table-cell office:value-type="float" office:value="1694.773804">
                <text:p>1694.773804</text:p>
              </table:table-cell>
              <table:table-cell office:value-type="float" office:value="1664.060669">
                <text:p>1664.060669</text:p>
              </table:table-cell>
              <table:table-cell office:value-type="float" office:value="1703.122559">
                <text:p>1703.12255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52.949829">
                <text:p>1652.949829</text:p>
              </table:table-cell>
              <table:table-cell office:value-type="float" office:value="1685.270264">
                <text:p>1685.270264</text:p>
              </table:table-cell>
              <table:table-cell office:value-type="float" office:value="1668.77832">
                <text:p>1668.77832</text:p>
              </table:table-cell>
              <table:table-cell office:value-type="float" office:value="1696.1521">
                <text:p>1696.152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49.603638">
                <text:p>1649.603638</text:p>
              </table:table-cell>
              <table:table-cell office:value-type="float" office:value="1708.653442">
                <text:p>1708.653442</text:p>
              </table:table-cell>
              <table:table-cell office:value-type="float" office:value="1660.719116">
                <text:p>1660.719116</text:p>
              </table:table-cell>
              <table:table-cell office:value-type="float" office:value="1718.711182">
                <text:p>1718.7111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49.252319">
                <text:p>1649.252319</text:p>
              </table:table-cell>
              <table:table-cell office:value-type="float" office:value="1707.543701">
                <text:p>1707.543701</text:p>
              </table:table-cell>
              <table:table-cell office:value-type="float" office:value="1662.16687">
                <text:p>1662.16687</text:p>
              </table:table-cell>
              <table:table-cell office:value-type="float" office:value="1703.472778">
                <text:p>1703.472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45.298462">
                <text:p>1645.298462</text:p>
              </table:table-cell>
              <table:table-cell office:value-type="float" office:value="1712.446045">
                <text:p>1712.446045</text:p>
              </table:table-cell>
              <table:table-cell office:value-type="float" office:value="1646.756226">
                <text:p>1646.756226</text:p>
              </table:table-cell>
              <table:table-cell office:value-type="float" office:value="1711.241333">
                <text:p>1711.2413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39.215576">
                <text:p>1639.215576</text:p>
              </table:table-cell>
              <table:table-cell office:value-type="float" office:value="1716.291626">
                <text:p>1716.291626</text:p>
              </table:table-cell>
              <table:table-cell office:value-type="float" office:value="1637.86377">
                <text:p>1637.86377</text:p>
              </table:table-cell>
              <table:table-cell office:value-type="float" office:value="1722.101196">
                <text:p>1722.1011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3.169312">
                <text:p>1643.169312</text:p>
              </table:table-cell>
              <table:table-cell office:value-type="float" office:value="1705.543579">
                <text:p>1705.543579</text:p>
              </table:table-cell>
              <table:table-cell office:value-type="float" office:value="1647.114014">
                <text:p>1647.114014</text:p>
              </table:table-cell>
              <table:table-cell office:value-type="float" office:value="1710.675537">
                <text:p>1710.67553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38.773071">
                <text:p>1638.773071</text:p>
              </table:table-cell>
              <table:table-cell office:value-type="float" office:value="1708.540161">
                <text:p>1708.540161</text:p>
              </table:table-cell>
              <table:table-cell office:value-type="float" office:value="1644.893799">
                <text:p>1644.893799</text:p>
              </table:table-cell>
              <table:table-cell office:value-type="float" office:value="1714.618774">
                <text:p>1714.61877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6.436768">
                <text:p>1646.436768</text:p>
              </table:table-cell>
              <table:table-cell office:value-type="float" office:value="1704.333496">
                <text:p>1704.333496</text:p>
              </table:table-cell>
              <table:table-cell office:value-type="float" office:value="1645.719604">
                <text:p>1645.719604</text:p>
              </table:table-cell>
              <table:table-cell office:value-type="float" office:value="1706.055054">
                <text:p>1706.05505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5.349487">
                <text:p>1645.349487</text:p>
              </table:table-cell>
              <table:table-cell office:value-type="float" office:value="1709.706543">
                <text:p>1709.706543</text:p>
              </table:table-cell>
              <table:table-cell office:value-type="float" office:value="1645.553101">
                <text:p>1645.553101</text:p>
              </table:table-cell>
              <table:table-cell office:value-type="float" office:value="1714.974487">
                <text:p>1714.97448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8.261841">
                <text:p>1648.261841</text:p>
              </table:table-cell>
              <table:table-cell office:value-type="float" office:value="1703.510132">
                <text:p>1703.510132</text:p>
              </table:table-cell>
              <table:table-cell office:value-type="float" office:value="1645.900024">
                <text:p>1645.900024</text:p>
              </table:table-cell>
              <table:table-cell office:value-type="float" office:value="1710.171875">
                <text:p>1710.17187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4.133301">
                <text:p>1644.133301</text:p>
              </table:table-cell>
              <table:table-cell office:value-type="float" office:value="1712.588623">
                <text:p>1712.588623</text:p>
              </table:table-cell>
              <table:table-cell office:value-type="float" office:value="1647.02124">
                <text:p>1647.02124</text:p>
              </table:table-cell>
              <table:table-cell office:value-type="float" office:value="1716.307617">
                <text:p>1716.30761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2.272217">
                <text:p>1642.272217</text:p>
              </table:table-cell>
              <table:table-cell office:value-type="float" office:value="1710.242432">
                <text:p>1710.242432</text:p>
              </table:table-cell>
              <table:table-cell office:value-type="float" office:value="1646.354126">
                <text:p>1646.354126</text:p>
              </table:table-cell>
              <table:table-cell office:value-type="float" office:value="1711.88855">
                <text:p>1711.888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48.095703">
                <text:p>1648.095703</text:p>
              </table:table-cell>
              <table:table-cell office:value-type="float" office:value="1705.822144">
                <text:p>1705.822144</text:p>
              </table:table-cell>
              <table:table-cell office:value-type="float" office:value="1647.710571">
                <text:p>1647.710571</text:p>
              </table:table-cell>
              <table:table-cell office:value-type="float" office:value="1710.606323">
                <text:p>1710.60632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6.328125">
                <text:p>1646.328125</text:p>
              </table:table-cell>
              <table:table-cell office:value-type="float" office:value="1714.361938">
                <text:p>1714.361938</text:p>
              </table:table-cell>
              <table:table-cell office:value-type="float" office:value="1645.450195">
                <text:p>1645.450195</text:p>
              </table:table-cell>
              <table:table-cell office:value-type="float" office:value="1717.757812">
                <text:p>1717.75781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6.78418">
                <text:p>1646.78418</text:p>
              </table:table-cell>
              <table:table-cell office:value-type="float" office:value="1708.245605">
                <text:p>1708.245605</text:p>
              </table:table-cell>
              <table:table-cell office:value-type="float" office:value="1648.634033">
                <text:p>1648.634033</text:p>
              </table:table-cell>
              <table:table-cell office:value-type="float" office:value="1711.046143">
                <text:p>1711.04614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48.932251">
                <text:p>1648.932251</text:p>
              </table:table-cell>
              <table:table-cell office:value-type="float" office:value="1709.846191">
                <text:p>1709.846191</text:p>
              </table:table-cell>
              <table:table-cell office:value-type="float" office:value="1650.144653">
                <text:p>1650.144653</text:p>
              </table:table-cell>
              <table:table-cell office:value-type="float" office:value="1712.940186">
                <text:p>1712.94018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4.419678">
                <text:p>1644.419678</text:p>
              </table:table-cell>
              <table:table-cell office:value-type="float" office:value="1717.612061">
                <text:p>1717.612061</text:p>
              </table:table-cell>
              <table:table-cell office:value-type="float" office:value="1645.845093">
                <text:p>1645.845093</text:p>
              </table:table-cell>
              <table:table-cell office:value-type="float" office:value="1718.65979">
                <text:p>1718.6597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6.05249">
                <text:p>1646.05249</text:p>
              </table:table-cell>
              <table:table-cell office:value-type="float" office:value="1712.794189">
                <text:p>1712.794189</text:p>
              </table:table-cell>
              <table:table-cell office:value-type="float" office:value="1650.567261">
                <text:p>1650.567261</text:p>
              </table:table-cell>
              <table:table-cell office:value-type="float" office:value="1713.094849">
                <text:p>1713.09484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7.306763">
                <text:p>1647.306763</text:p>
              </table:table-cell>
              <table:table-cell office:value-type="float" office:value="1714.09729">
                <text:p>1714.09729</text:p>
              </table:table-cell>
              <table:table-cell office:value-type="float" office:value="1650.669434">
                <text:p>1650.669434</text:p>
              </table:table-cell>
              <table:table-cell office:value-type="float" office:value="1716.126953">
                <text:p>1716.12695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4.075806">
                <text:p>1644.075806</text:p>
              </table:table-cell>
              <table:table-cell office:value-type="float" office:value="1718.377075">
                <text:p>1718.377075</text:p>
              </table:table-cell>
              <table:table-cell office:value-type="float" office:value="1645.266357">
                <text:p>1645.266357</text:p>
              </table:table-cell>
              <table:table-cell office:value-type="float" office:value="1722.756592">
                <text:p>1722.75659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50.081421">
                <text:p>1650.081421</text:p>
              </table:table-cell>
              <table:table-cell office:value-type="float" office:value="1711.981445">
                <text:p>1711.981445</text:p>
              </table:table-cell>
              <table:table-cell office:value-type="float" office:value="1652.173218">
                <text:p>1652.173218</text:p>
              </table:table-cell>
              <table:table-cell office:value-type="float" office:value="1716.352173">
                <text:p>1716.35217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9.062378">
                <text:p>1649.062378</text:p>
              </table:table-cell>
              <table:table-cell office:value-type="float" office:value="1715.343384">
                <text:p>1715.343384</text:p>
              </table:table-cell>
              <table:table-cell office:value-type="float" office:value="1650.829956">
                <text:p>1650.829956</text:p>
              </table:table-cell>
              <table:table-cell office:value-type="float" office:value="1719.180298">
                <text:p>1719.18029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49.266357">
                <text:p>1649.266357</text:p>
              </table:table-cell>
              <table:table-cell office:value-type="float" office:value="1714.415527">
                <text:p>1714.415527</text:p>
              </table:table-cell>
              <table:table-cell office:value-type="float" office:value="1651.132812">
                <text:p>1651.132812</text:p>
              </table:table-cell>
              <table:table-cell office:value-type="float" office:value="1716.681274">
                <text:p>1716.68127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56.694458">
                <text:p>1656.694458</text:p>
              </table:table-cell>
              <table:table-cell office:value-type="float" office:value="1709.521484">
                <text:p>1709.521484</text:p>
              </table:table-cell>
              <table:table-cell office:value-type="float" office:value="1657.089722">
                <text:p>1657.089722</text:p>
              </table:table-cell>
              <table:table-cell office:value-type="float" office:value="1713.718628">
                <text:p>1713.71862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44.064209">
                <text:p>1644.064209</text:p>
              </table:table-cell>
              <table:table-cell office:value-type="float" office:value="1717.243164">
                <text:p>1717.243164</text:p>
              </table:table-cell>
              <table:table-cell office:value-type="float" office:value="1645.131714">
                <text:p>1645.131714</text:p>
              </table:table-cell>
              <table:table-cell office:value-type="float" office:value="1720.512085">
                <text:p>1720.51208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7.952881">
                <text:p>1647.952881</text:p>
              </table:table-cell>
              <table:table-cell office:value-type="float" office:value="1719.997437">
                <text:p>1719.997437</text:p>
              </table:table-cell>
              <table:table-cell office:value-type="float" office:value="1650.511963">
                <text:p>1650.511963</text:p>
              </table:table-cell>
              <table:table-cell office:value-type="float" office:value="1719.417969">
                <text:p>1719.41796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47.299927">
                <text:p>1647.299927</text:p>
              </table:table-cell>
              <table:table-cell office:value-type="float" office:value="1714.981934">
                <text:p>1714.981934</text:p>
              </table:table-cell>
              <table:table-cell office:value-type="float" office:value="1650.282959">
                <text:p>1650.282959</text:p>
              </table:table-cell>
              <table:table-cell office:value-type="float" office:value="1715.006348">
                <text:p>1715.00634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9.137573">
                <text:p>1649.137573</text:p>
              </table:table-cell>
              <table:table-cell office:value-type="float" office:value="1715.571411">
                <text:p>1715.571411</text:p>
              </table:table-cell>
              <table:table-cell office:value-type="float" office:value="1656.015503">
                <text:p>1656.015503</text:p>
              </table:table-cell>
              <table:table-cell office:value-type="float" office:value="1717.202393">
                <text:p>1717.20239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52.817871">
                <text:p>1652.817871</text:p>
              </table:table-cell>
              <table:table-cell office:value-type="float" office:value="1716.535767">
                <text:p>1716.535767</text:p>
              </table:table-cell>
              <table:table-cell office:value-type="float" office:value="1655.154907">
                <text:p>1655.154907</text:p>
              </table:table-cell>
              <table:table-cell office:value-type="float" office:value="1718.585815">
                <text:p>1718.5858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7.270508">
                <text:p>1647.270508</text:p>
              </table:table-cell>
              <table:table-cell office:value-type="float" office:value="1722.535034">
                <text:p>1722.535034</text:p>
              </table:table-cell>
              <table:table-cell office:value-type="float" office:value="1651.600708">
                <text:p>1651.600708</text:p>
              </table:table-cell>
              <table:table-cell office:value-type="float" office:value="1720.621338">
                <text:p>1720.62133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9.904541">
                <text:p>1649.904541</text:p>
              </table:table-cell>
              <table:table-cell office:value-type="float" office:value="1719.858887">
                <text:p>1719.858887</text:p>
              </table:table-cell>
              <table:table-cell office:value-type="float" office:value="1653.492065">
                <text:p>1653.492065</text:p>
              </table:table-cell>
              <table:table-cell office:value-type="float" office:value="1720.888184">
                <text:p>1720.88818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8.507812">
                <text:p>1648.507812</text:p>
              </table:table-cell>
              <table:table-cell office:value-type="float" office:value="1716.54895">
                <text:p>1716.54895</text:p>
              </table:table-cell>
              <table:table-cell office:value-type="float" office:value="1651.262329">
                <text:p>1651.262329</text:p>
              </table:table-cell>
              <table:table-cell office:value-type="float" office:value="1717.93335">
                <text:p>1717.9333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48.890259">
                <text:p>1648.890259</text:p>
              </table:table-cell>
              <table:table-cell office:value-type="float" office:value="1721.140259">
                <text:p>1721.140259</text:p>
              </table:table-cell>
              <table:table-cell office:value-type="float" office:value="1650.084229">
                <text:p>1650.084229</text:p>
              </table:table-cell>
              <table:table-cell office:value-type="float" office:value="1724.144653">
                <text:p>1724.1446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52.267578">
                <text:p>1652.267578</text:p>
              </table:table-cell>
              <table:table-cell office:value-type="float" office:value="1714.831909">
                <text:p>1714.831909</text:p>
              </table:table-cell>
              <table:table-cell office:value-type="float" office:value="1654.651611">
                <text:p>1654.651611</text:p>
              </table:table-cell>
              <table:table-cell office:value-type="float" office:value="1718.884521">
                <text:p>1718.88452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51.601318">
                <text:p>1651.601318</text:p>
              </table:table-cell>
              <table:table-cell office:value-type="float" office:value="1722.968384">
                <text:p>1722.968384</text:p>
              </table:table-cell>
              <table:table-cell office:value-type="float" office:value="1649.901245">
                <text:p>1649.901245</text:p>
              </table:table-cell>
              <table:table-cell office:value-type="float" office:value="1725.848267">
                <text:p>1725.84826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52.794922">
                <text:p>1652.794922</text:p>
              </table:table-cell>
              <table:table-cell office:value-type="float" office:value="1722.979858">
                <text:p>1722.979858</text:p>
              </table:table-cell>
              <table:table-cell office:value-type="float" office:value="1655.207886">
                <text:p>1655.207886</text:p>
              </table:table-cell>
              <table:table-cell office:value-type="float" office:value="1725.785767">
                <text:p>1725.7857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54.518066">
                <text:p>1654.518066</text:p>
              </table:table-cell>
              <table:table-cell office:value-type="float" office:value="1713.232056">
                <text:p>1713.232056</text:p>
              </table:table-cell>
              <table:table-cell office:value-type="float" office:value="1655.957153">
                <text:p>1655.957153</text:p>
              </table:table-cell>
              <table:table-cell office:value-type="float" office:value="1716.722778">
                <text:p>1716.72277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47.428223">
                <text:p>1647.428223</text:p>
              </table:table-cell>
              <table:table-cell office:value-type="float" office:value="1725.789429">
                <text:p>1725.789429</text:p>
              </table:table-cell>
              <table:table-cell office:value-type="float" office:value="1651.197754">
                <text:p>1651.197754</text:p>
              </table:table-cell>
              <table:table-cell office:value-type="float" office:value="1728.590332">
                <text:p>1728.59033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52.717529">
                <text:p>1652.717529</text:p>
              </table:table-cell>
              <table:table-cell office:value-type="float" office:value="1718.547363">
                <text:p>1718.547363</text:p>
              </table:table-cell>
              <table:table-cell office:value-type="float" office:value="1657.039551">
                <text:p>1657.039551</text:p>
              </table:table-cell>
              <table:table-cell office:value-type="float" office:value="1720.651001">
                <text:p>1720.6510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57.368896">
                <text:p>1657.368896</text:p>
              </table:table-cell>
              <table:table-cell office:value-type="float" office:value="1718.053955">
                <text:p>1718.053955</text:p>
              </table:table-cell>
              <table:table-cell office:value-type="float" office:value="1653.482422">
                <text:p>1653.482422</text:p>
              </table:table-cell>
              <table:table-cell office:value-type="float" office:value="1723.391724">
                <text:p>1723.39172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49.091064">
                <text:p>1649.091064</text:p>
              </table:table-cell>
              <table:table-cell office:value-type="float" office:value="1725.668213">
                <text:p>1725.668213</text:p>
              </table:table-cell>
              <table:table-cell office:value-type="float" office:value="1651.970703">
                <text:p>1651.970703</text:p>
              </table:table-cell>
              <table:table-cell office:value-type="float" office:value="1729.446289">
                <text:p>1729.44628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52.311279">
                <text:p>1652.311279</text:p>
              </table:table-cell>
              <table:table-cell office:value-type="float" office:value="1721.227295">
                <text:p>1721.227295</text:p>
              </table:table-cell>
              <table:table-cell office:value-type="float" office:value="1653.303101">
                <text:p>1653.303101</text:p>
              </table:table-cell>
              <table:table-cell office:value-type="float" office:value="1726.626953">
                <text:p>1726.62695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53.883911">
                <text:p>1653.883911</text:p>
              </table:table-cell>
              <table:table-cell office:value-type="float" office:value="1723.239502">
                <text:p>1723.239502</text:p>
              </table:table-cell>
              <table:table-cell office:value-type="float" office:value="1656.786255">
                <text:p>1656.786255</text:p>
              </table:table-cell>
              <table:table-cell office:value-type="float" office:value="1726.825195">
                <text:p>1726.82519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53.326782">
                <text:p>1653.326782</text:p>
              </table:table-cell>
              <table:table-cell office:value-type="float" office:value="1729.794922">
                <text:p>1729.794922</text:p>
              </table:table-cell>
              <table:table-cell office:value-type="float" office:value="1656.081055">
                <text:p>1656.081055</text:p>
              </table:table-cell>
              <table:table-cell office:value-type="float" office:value="1730.874268">
                <text:p>1730.87426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53.877197">
                <text:p>1653.877197</text:p>
              </table:table-cell>
              <table:table-cell office:value-type="float" office:value="1723.177246">
                <text:p>1723.177246</text:p>
              </table:table-cell>
              <table:table-cell office:value-type="float" office:value="1656.916748">
                <text:p>1656.916748</text:p>
              </table:table-cell>
              <table:table-cell office:value-type="float" office:value="1723.999023">
                <text:p>1723.99902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53.765991">
                <text:p>1653.765991</text:p>
              </table:table-cell>
              <table:table-cell office:value-type="float" office:value="1726.924194">
                <text:p>1726.924194</text:p>
              </table:table-cell>
              <table:table-cell office:value-type="float" office:value="1657.53418">
                <text:p>1657.53418</text:p>
              </table:table-cell>
              <table:table-cell office:value-type="float" office:value="1725.674561">
                <text:p>1725.67456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54.164673">
                <text:p>1654.164673</text:p>
              </table:table-cell>
              <table:table-cell office:value-type="float" office:value="1720.620483">
                <text:p>1720.620483</text:p>
              </table:table-cell>
              <table:table-cell office:value-type="float" office:value="1656.984619">
                <text:p>1656.984619</text:p>
              </table:table-cell>
              <table:table-cell office:value-type="float" office:value="1724.226685">
                <text:p>1724.2266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54.058594">
                <text:p>1654.058594</text:p>
              </table:table-cell>
              <table:table-cell office:value-type="float" office:value="1725.250244">
                <text:p>1725.250244</text:p>
              </table:table-cell>
              <table:table-cell office:value-type="float" office:value="1656.417114">
                <text:p>1656.417114</text:p>
              </table:table-cell>
              <table:table-cell office:value-type="float" office:value="1729.206543">
                <text:p>1729.20654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51.937134">
                <text:p>1651.937134</text:p>
              </table:table-cell>
              <table:table-cell office:value-type="float" office:value="1729.696167">
                <text:p>1729.696167</text:p>
              </table:table-cell>
              <table:table-cell office:value-type="float" office:value="1654.980103">
                <text:p>1654.980103</text:p>
              </table:table-cell>
              <table:table-cell office:value-type="float" office:value="1729.381104">
                <text:p>1729.38110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53.180786">
                <text:p>1653.180786</text:p>
              </table:table-cell>
              <table:table-cell office:value-type="float" office:value="1726.940552">
                <text:p>1726.940552</text:p>
              </table:table-cell>
              <table:table-cell office:value-type="float" office:value="1660.098267">
                <text:p>1660.098267</text:p>
              </table:table-cell>
              <table:table-cell office:value-type="float" office:value="1728.549072">
                <text:p>1728.54907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53.576416">
                <text:p>1653.576416</text:p>
              </table:table-cell>
              <table:table-cell office:value-type="float" office:value="1721.650146">
                <text:p>1721.650146</text:p>
              </table:table-cell>
              <table:table-cell office:value-type="float" office:value="1658.439697">
                <text:p>1658.439697</text:p>
              </table:table-cell>
              <table:table-cell office:value-type="float" office:value="1723.423706">
                <text:p>1723.42370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53.92334">
                <text:p>1653.92334</text:p>
              </table:table-cell>
              <table:table-cell office:value-type="float" office:value="1731.932495">
                <text:p>1731.932495</text:p>
              </table:table-cell>
              <table:table-cell office:value-type="float" office:value="1655.263184">
                <text:p>1655.263184</text:p>
              </table:table-cell>
              <table:table-cell office:value-type="float" office:value="1733.073975">
                <text:p>1733.07397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55.416992">
                <text:p>1655.416992</text:p>
              </table:table-cell>
              <table:table-cell office:value-type="float" office:value="1724.475098">
                <text:p>1724.475098</text:p>
              </table:table-cell>
              <table:table-cell office:value-type="float" office:value="1660.38147">
                <text:p>1660.38147</text:p>
              </table:table-cell>
              <table:table-cell office:value-type="float" office:value="1723.202026">
                <text:p>1723.20202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57.078125">
                <text:p>1657.078125</text:p>
              </table:table-cell>
              <table:table-cell office:value-type="float" office:value="1722.767822">
                <text:p>1722.767822</text:p>
              </table:table-cell>
              <table:table-cell office:value-type="float" office:value="1658.466187">
                <text:p>1658.466187</text:p>
              </table:table-cell>
              <table:table-cell office:value-type="float" office:value="1723.599731">
                <text:p>1723.59973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55.913452">
                <text:p>1655.913452</text:p>
              </table:table-cell>
              <table:table-cell office:value-type="float" office:value="1731.303345">
                <text:p>1731.303345</text:p>
              </table:table-cell>
              <table:table-cell office:value-type="float" office:value="1657.708862">
                <text:p>1657.708862</text:p>
              </table:table-cell>
              <table:table-cell office:value-type="float" office:value="1727.131348">
                <text:p>1727.13134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57.939209">
                <text:p>1657.939209</text:p>
              </table:table-cell>
              <table:table-cell office:value-type="float" office:value="1725.730347">
                <text:p>1725.730347</text:p>
              </table:table-cell>
              <table:table-cell office:value-type="float" office:value="1659.324707">
                <text:p>1659.324707</text:p>
              </table:table-cell>
              <table:table-cell office:value-type="float" office:value="1733.279175">
                <text:p>1733.27917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56.180298">
                <text:p>1656.180298</text:p>
              </table:table-cell>
              <table:table-cell office:value-type="float" office:value="1723.502441">
                <text:p>1723.502441</text:p>
              </table:table-cell>
              <table:table-cell office:value-type="float" office:value="1661.348511">
                <text:p>1661.348511</text:p>
              </table:table-cell>
              <table:table-cell office:value-type="float" office:value="1722.655518">
                <text:p>1722.65551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53.956421">
                <text:p>1653.956421</text:p>
              </table:table-cell>
              <table:table-cell office:value-type="float" office:value="1736.752075">
                <text:p>1736.752075</text:p>
              </table:table-cell>
              <table:table-cell office:value-type="float" office:value="1659.634033">
                <text:p>1659.634033</text:p>
              </table:table-cell>
              <table:table-cell office:value-type="float" office:value="1739.596558">
                <text:p>1739.59655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61.550415">
                <text:p>1661.550415</text:p>
              </table:table-cell>
              <table:table-cell office:value-type="float" office:value="1725.823364">
                <text:p>1725.823364</text:p>
              </table:table-cell>
              <table:table-cell office:value-type="float" office:value="1665.638184">
                <text:p>1665.638184</text:p>
              </table:table-cell>
              <table:table-cell office:value-type="float" office:value="1723.81897">
                <text:p>1723.8189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59.862793">
                <text:p>1659.862793</text:p>
              </table:table-cell>
              <table:table-cell office:value-type="float" office:value="1736.240601">
                <text:p>1736.240601</text:p>
              </table:table-cell>
              <table:table-cell office:value-type="float" office:value="1662.481812">
                <text:p>1662.481812</text:p>
              </table:table-cell>
              <table:table-cell office:value-type="float" office:value="1737.464233">
                <text:p>1737.4642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59.647095">
                <text:p>1659.647095</text:p>
              </table:table-cell>
              <table:table-cell office:value-type="float" office:value="1732.62793">
                <text:p>1732.62793</text:p>
              </table:table-cell>
              <table:table-cell office:value-type="float" office:value="1663.091675">
                <text:p>1663.091675</text:p>
              </table:table-cell>
              <table:table-cell office:value-type="float" office:value="1735.063721">
                <text:p>1735.06372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60.802979">
                <text:p>1660.802979</text:p>
              </table:table-cell>
              <table:table-cell office:value-type="float" office:value="1735.966309">
                <text:p>1735.966309</text:p>
              </table:table-cell>
              <table:table-cell office:value-type="float" office:value="1663.248169">
                <text:p>1663.248169</text:p>
              </table:table-cell>
              <table:table-cell office:value-type="float" office:value="1734.264648">
                <text:p>1734.26464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62.833862">
                <text:p>1662.833862</text:p>
              </table:table-cell>
              <table:table-cell office:value-type="float" office:value="1729.764648">
                <text:p>1729.764648</text:p>
              </table:table-cell>
              <table:table-cell office:value-type="float" office:value="1660.951782">
                <text:p>1660.951782</text:p>
              </table:table-cell>
              <table:table-cell office:value-type="float" office:value="1732.079346">
                <text:p>1732.07934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65.261475">
                <text:p>1665.261475</text:p>
              </table:table-cell>
              <table:table-cell office:value-type="float" office:value="1727.008057">
                <text:p>1727.008057</text:p>
              </table:table-cell>
              <table:table-cell office:value-type="float" office:value="1665.000732">
                <text:p>1665.000732</text:p>
              </table:table-cell>
              <table:table-cell office:value-type="float" office:value="1733.060303">
                <text:p>1733.06030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65.875732">
                <text:p>1665.875732</text:p>
              </table:table-cell>
              <table:table-cell office:value-type="float" office:value="1730.127319">
                <text:p>1730.127319</text:p>
              </table:table-cell>
              <table:table-cell office:value-type="float" office:value="1667.861938">
                <text:p>1667.861938</text:p>
              </table:table-cell>
              <table:table-cell office:value-type="float" office:value="1730.438232">
                <text:p>1730.43823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59.651855">
                <text:p>1659.651855</text:p>
              </table:table-cell>
              <table:table-cell office:value-type="float" office:value="1736.581421">
                <text:p>1736.581421</text:p>
              </table:table-cell>
              <table:table-cell office:value-type="float" office:value="1662.244873">
                <text:p>1662.244873</text:p>
              </table:table-cell>
              <table:table-cell office:value-type="float" office:value="1738.56665">
                <text:p>1738.5666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61.712524">
                <text:p>1661.712524</text:p>
              </table:table-cell>
              <table:table-cell office:value-type="float" office:value="1731.590332">
                <text:p>1731.590332</text:p>
              </table:table-cell>
              <table:table-cell office:value-type="float" office:value="1667.541382">
                <text:p>1667.541382</text:p>
              </table:table-cell>
              <table:table-cell office:value-type="float" office:value="1730.432495">
                <text:p>1730.43249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59.24292">
                <text:p>1659.24292</text:p>
              </table:table-cell>
              <table:table-cell office:value-type="float" office:value="1737.609375">
                <text:p>1737.609375</text:p>
              </table:table-cell>
              <table:table-cell office:value-type="float" office:value="1660.90918">
                <text:p>1660.90918</text:p>
              </table:table-cell>
              <table:table-cell office:value-type="float" office:value="1742.995239">
                <text:p>1742.99523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65.292236">
                <text:p>1665.292236</text:p>
              </table:table-cell>
              <table:table-cell office:value-type="float" office:value="1731.279297">
                <text:p>1731.279297</text:p>
              </table:table-cell>
              <table:table-cell office:value-type="float" office:value="1664.625854">
                <text:p>1664.625854</text:p>
              </table:table-cell>
              <table:table-cell office:value-type="float" office:value="1736.45813">
                <text:p>1736.4581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62.357422">
                <text:p>1662.357422</text:p>
              </table:table-cell>
              <table:table-cell office:value-type="float" office:value="1736.412109">
                <text:p>1736.412109</text:p>
              </table:table-cell>
              <table:table-cell office:value-type="float" office:value="1662.81189">
                <text:p>1662.81189</text:p>
              </table:table-cell>
              <table:table-cell office:value-type="float" office:value="1739.333496">
                <text:p>1739.33349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60.841675">
                <text:p>1660.841675</text:p>
              </table:table-cell>
              <table:table-cell office:value-type="float" office:value="1733.373291">
                <text:p>1733.373291</text:p>
              </table:table-cell>
              <table:table-cell office:value-type="float" office:value="1664.916504">
                <text:p>1664.916504</text:p>
              </table:table-cell>
              <table:table-cell office:value-type="float" office:value="1735.558228">
                <text:p>1735.5582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59.98584">
                <text:p>1659.98584</text:p>
              </table:table-cell>
              <table:table-cell office:value-type="float" office:value="1736.613159">
                <text:p>1736.613159</text:p>
              </table:table-cell>
              <table:table-cell office:value-type="float" office:value="1661.285645">
                <text:p>1661.285645</text:p>
              </table:table-cell>
              <table:table-cell office:value-type="float" office:value="1738.099976">
                <text:p>1738.09997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57.074219">
                <text:p>1657.074219</text:p>
              </table:table-cell>
              <table:table-cell office:value-type="float" office:value="1737.431885">
                <text:p>1737.431885</text:p>
              </table:table-cell>
              <table:table-cell office:value-type="float" office:value="1662.612183">
                <text:p>1662.612183</text:p>
              </table:table-cell>
              <table:table-cell office:value-type="float" office:value="1740.526245">
                <text:p>1740.52624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62.827271">
                <text:p>1662.827271</text:p>
              </table:table-cell>
              <table:table-cell office:value-type="float" office:value="1732.566528">
                <text:p>1732.566528</text:p>
              </table:table-cell>
              <table:table-cell office:value-type="float" office:value="1662.580078">
                <text:p>1662.580078</text:p>
              </table:table-cell>
              <table:table-cell office:value-type="float" office:value="1738.121948">
                <text:p>1738.12194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63.119385">
                <text:p>1663.119385</text:p>
              </table:table-cell>
              <table:table-cell office:value-type="float" office:value="1728.334351">
                <text:p>1728.334351</text:p>
              </table:table-cell>
              <table:table-cell office:value-type="float" office:value="1662.556641">
                <text:p>1662.556641</text:p>
              </table:table-cell>
              <table:table-cell office:value-type="float" office:value="1731.393921">
                <text:p>1731.39392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60.794434">
                <text:p>1660.794434</text:p>
              </table:table-cell>
              <table:table-cell office:value-type="float" office:value="1729.861328">
                <text:p>1729.861328</text:p>
              </table:table-cell>
              <table:table-cell office:value-type="float" office:value="1666.693237">
                <text:p>1666.693237</text:p>
              </table:table-cell>
              <table:table-cell office:value-type="float" office:value="1730.948853">
                <text:p>1730.94885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61.691772">
                <text:p>1661.691772</text:p>
              </table:table-cell>
              <table:table-cell office:value-type="float" office:value="1731.132812">
                <text:p>1731.132812</text:p>
              </table:table-cell>
              <table:table-cell office:value-type="float" office:value="1665.256958">
                <text:p>1665.256958</text:p>
              </table:table-cell>
              <table:table-cell office:value-type="float" office:value="1732.45752">
                <text:p>1732.4575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57.968994">
                <text:p>1657.968994</text:p>
              </table:table-cell>
              <table:table-cell office:value-type="float" office:value="1740.639282">
                <text:p>1740.639282</text:p>
              </table:table-cell>
              <table:table-cell office:value-type="float" office:value="1661.685181">
                <text:p>1661.685181</text:p>
              </table:table-cell>
              <table:table-cell office:value-type="float" office:value="1741.350464">
                <text:p>1741.35046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66.116699">
                <text:p>1666.116699</text:p>
              </table:table-cell>
              <table:table-cell office:value-type="float" office:value="1727.488525">
                <text:p>1727.488525</text:p>
              </table:table-cell>
              <table:table-cell office:value-type="float" office:value="1666.759521">
                <text:p>1666.759521</text:p>
              </table:table-cell>
              <table:table-cell office:value-type="float" office:value="1730.329346">
                <text:p>1730.32934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57.86853">
                <text:p>1657.86853</text:p>
              </table:table-cell>
              <table:table-cell office:value-type="float" office:value="1739.904175">
                <text:p>1739.904175</text:p>
              </table:table-cell>
              <table:table-cell office:value-type="float" office:value="1663.026001">
                <text:p>1663.026001</text:p>
              </table:table-cell>
              <table:table-cell office:value-type="float" office:value="1740.780273">
                <text:p>1740.78027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63.85376">
                <text:p>1663.85376</text:p>
              </table:table-cell>
              <table:table-cell office:value-type="float" office:value="1732.204468">
                <text:p>1732.204468</text:p>
              </table:table-cell>
              <table:table-cell office:value-type="float" office:value="1663.186523">
                <text:p>1663.186523</text:p>
              </table:table-cell>
              <table:table-cell office:value-type="float" office:value="1734.876221">
                <text:p>1734.87622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63.906372">
                <text:p>1663.906372</text:p>
              </table:table-cell>
              <table:table-cell office:value-type="float" office:value="1728.956909">
                <text:p>1728.956909</text:p>
              </table:table-cell>
              <table:table-cell office:value-type="float" office:value="1665.753052">
                <text:p>1665.753052</text:p>
              </table:table-cell>
              <table:table-cell office:value-type="float" office:value="1730.217407">
                <text:p>1730.21740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61.373535">
                <text:p>1661.373535</text:p>
              </table:table-cell>
              <table:table-cell office:value-type="float" office:value="1739.989868">
                <text:p>1739.989868</text:p>
              </table:table-cell>
              <table:table-cell office:value-type="float" office:value="1663.20105">
                <text:p>1663.20105</text:p>
              </table:table-cell>
              <table:table-cell office:value-type="float" office:value="1741.127563">
                <text:p>1741.12756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63.211792">
                <text:p>1663.211792</text:p>
              </table:table-cell>
              <table:table-cell office:value-type="float" office:value="1733.748047">
                <text:p>1733.748047</text:p>
              </table:table-cell>
              <table:table-cell office:value-type="float" office:value="1668.507202">
                <text:p>1668.507202</text:p>
              </table:table-cell>
              <table:table-cell office:value-type="float" office:value="1733.322144">
                <text:p>1733.32214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67.709473">
                <text:p>1667.709473</text:p>
              </table:table-cell>
              <table:table-cell office:value-type="float" office:value="1732.063843">
                <text:p>1732.063843</text:p>
              </table:table-cell>
              <table:table-cell office:value-type="float" office:value="1668.041748">
                <text:p>1668.041748</text:p>
              </table:table-cell>
              <table:table-cell office:value-type="float" office:value="1735.929932">
                <text:p>1735.92993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67.205322">
                <text:p>1667.205322</text:p>
              </table:table-cell>
              <table:table-cell office:value-type="float" office:value="1739.096924">
                <text:p>1739.096924</text:p>
              </table:table-cell>
              <table:table-cell office:value-type="float" office:value="1669.773438">
                <text:p>1669.773438</text:p>
              </table:table-cell>
              <table:table-cell office:value-type="float" office:value="1741.836182">
                <text:p>1741.8361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67.71814">
                <text:p>1667.71814</text:p>
              </table:table-cell>
              <table:table-cell office:value-type="float" office:value="1735.309937">
                <text:p>1735.309937</text:p>
              </table:table-cell>
              <table:table-cell office:value-type="float" office:value="1669.959106">
                <text:p>1669.959106</text:p>
              </table:table-cell>
              <table:table-cell office:value-type="float" office:value="1731.43335">
                <text:p>1731.4333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63.889282">
                <text:p>1663.889282</text:p>
              </table:table-cell>
              <table:table-cell office:value-type="float" office:value="1743.814941">
                <text:p>1743.814941</text:p>
              </table:table-cell>
              <table:table-cell office:value-type="float" office:value="1667.737915">
                <text:p>1667.737915</text:p>
              </table:table-cell>
              <table:table-cell office:value-type="float" office:value="1746.766968">
                <text:p>1746.76696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66.904541">
                <text:p>1666.904541</text:p>
              </table:table-cell>
              <table:table-cell office:value-type="float" office:value="1740.117188">
                <text:p>1740.117188</text:p>
              </table:table-cell>
              <table:table-cell office:value-type="float" office:value="1668.785034">
                <text:p>1668.785034</text:p>
              </table:table-cell>
              <table:table-cell office:value-type="float" office:value="1738.118896">
                <text:p>1738.11889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67.681641">
                <text:p>1667.681641</text:p>
              </table:table-cell>
              <table:table-cell office:value-type="float" office:value="1735.450928">
                <text:p>1735.450928</text:p>
              </table:table-cell>
              <table:table-cell office:value-type="float" office:value="1673.173218">
                <text:p>1673.173218</text:p>
              </table:table-cell>
              <table:table-cell office:value-type="float" office:value="1738.043335">
                <text:p>1738.04333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63.672485">
                <text:p>1663.672485</text:p>
              </table:table-cell>
              <table:table-cell office:value-type="float" office:value="1749.990601">
                <text:p>1749.990601</text:p>
              </table:table-cell>
              <table:table-cell office:value-type="float" office:value="1665.012207">
                <text:p>1665.012207</text:p>
              </table:table-cell>
              <table:table-cell office:value-type="float" office:value="1749.157349">
                <text:p>1749.15734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65.994263">
                <text:p>1665.994263</text:p>
              </table:table-cell>
              <table:table-cell office:value-type="float" office:value="1740.364746">
                <text:p>1740.364746</text:p>
              </table:table-cell>
              <table:table-cell office:value-type="float" office:value="1669.449463">
                <text:p>1669.449463</text:p>
              </table:table-cell>
              <table:table-cell office:value-type="float" office:value="1740.906006">
                <text:p>1740.90600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68.458862">
                <text:p>1668.458862</text:p>
              </table:table-cell>
              <table:table-cell office:value-type="float" office:value="1743.937744">
                <text:p>1743.937744</text:p>
              </table:table-cell>
              <table:table-cell office:value-type="float" office:value="1669.182861">
                <text:p>1669.182861</text:p>
              </table:table-cell>
              <table:table-cell office:value-type="float" office:value="1747.317505">
                <text:p>1747.31750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72.360352">
                <text:p>1672.360352</text:p>
              </table:table-cell>
              <table:table-cell office:value-type="float" office:value="1736.936035">
                <text:p>1736.936035</text:p>
              </table:table-cell>
              <table:table-cell office:value-type="float" office:value="1669.623169">
                <text:p>1669.623169</text:p>
              </table:table-cell>
              <table:table-cell office:value-type="float" office:value="1740.81543">
                <text:p>1740.8154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68.831055">
                <text:p>1668.831055</text:p>
              </table:table-cell>
              <table:table-cell office:value-type="float" office:value="1736.4646">
                <text:p>1736.4646</text:p>
              </table:table-cell>
              <table:table-cell office:value-type="float" office:value="1674.255005">
                <text:p>1674.255005</text:p>
              </table:table-cell>
              <table:table-cell office:value-type="float" office:value="1734.701416">
                <text:p>1734.70141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66.207886">
                <text:p>1666.207886</text:p>
              </table:table-cell>
              <table:table-cell office:value-type="float" office:value="1749.619629">
                <text:p>1749.619629</text:p>
              </table:table-cell>
              <table:table-cell office:value-type="float" office:value="1667.143188">
                <text:p>1667.143188</text:p>
              </table:table-cell>
              <table:table-cell office:value-type="float" office:value="1750.457886">
                <text:p>1750.45788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63.575439">
                <text:p>1663.575439</text:p>
              </table:table-cell>
              <table:table-cell office:value-type="float" office:value="1743.203491">
                <text:p>1743.203491</text:p>
              </table:table-cell>
              <table:table-cell office:value-type="float" office:value="1668.702881">
                <text:p>1668.702881</text:p>
              </table:table-cell>
              <table:table-cell office:value-type="float" office:value="1740.270264">
                <text:p>1740.27026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66.926025">
                <text:p>1666.926025</text:p>
              </table:table-cell>
              <table:table-cell office:value-type="float" office:value="1735.198242">
                <text:p>1735.198242</text:p>
              </table:table-cell>
              <table:table-cell office:value-type="float" office:value="1668.974487">
                <text:p>1668.974487</text:p>
              </table:table-cell>
              <table:table-cell office:value-type="float" office:value="1734.807129">
                <text:p>1734.80712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67.604614">
                <text:p>1667.604614</text:p>
              </table:table-cell>
              <table:table-cell office:value-type="float" office:value="1738.868408">
                <text:p>1738.868408</text:p>
              </table:table-cell>
              <table:table-cell office:value-type="float" office:value="1671.065918">
                <text:p>1671.065918</text:p>
              </table:table-cell>
              <table:table-cell office:value-type="float" office:value="1742.32605">
                <text:p>1742.326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64.626587">
                <text:p>1664.626587</text:p>
              </table:table-cell>
              <table:table-cell office:value-type="float" office:value="1741.008545">
                <text:p>1741.008545</text:p>
              </table:table-cell>
              <table:table-cell office:value-type="float" office:value="1667.273438">
                <text:p>1667.273438</text:p>
              </table:table-cell>
              <table:table-cell office:value-type="float" office:value="1741.555298">
                <text:p>1741.55529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69.3125">
                <text:p>1669.3125</text:p>
              </table:table-cell>
              <table:table-cell office:value-type="float" office:value="1737.100952">
                <text:p>1737.100952</text:p>
              </table:table-cell>
              <table:table-cell office:value-type="float" office:value="1673.063477">
                <text:p>1673.063477</text:p>
              </table:table-cell>
              <table:table-cell office:value-type="float" office:value="1741.995728">
                <text:p>1741.99572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66.865356">
                <text:p>1666.865356</text:p>
              </table:table-cell>
              <table:table-cell office:value-type="float" office:value="1733.842041">
                <text:p>1733.842041</text:p>
              </table:table-cell>
              <table:table-cell office:value-type="float" office:value="1668.10144">
                <text:p>1668.10144</text:p>
              </table:table-cell>
              <table:table-cell office:value-type="float" office:value="1735.169678">
                <text:p>1735.1696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64.038208">
                <text:p>1664.038208</text:p>
              </table:table-cell>
              <table:table-cell office:value-type="float" office:value="1739.87915">
                <text:p>1739.87915</text:p>
              </table:table-cell>
              <table:table-cell office:value-type="float" office:value="1668.620605">
                <text:p>1668.620605</text:p>
              </table:table-cell>
              <table:table-cell office:value-type="float" office:value="1742.906006">
                <text:p>1742.90600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66.053711">
                <text:p>1666.053711</text:p>
              </table:table-cell>
              <table:table-cell office:value-type="float" office:value="1734.299072">
                <text:p>1734.299072</text:p>
              </table:table-cell>
              <table:table-cell office:value-type="float" office:value="1668.708008">
                <text:p>1668.708008</text:p>
              </table:table-cell>
              <table:table-cell office:value-type="float" office:value="1734.480469">
                <text:p>1734.4804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57.283813">
                <text:p>1657.283813</text:p>
              </table:table-cell>
              <table:table-cell office:value-type="float" office:value="1748.808228">
                <text:p>1748.808228</text:p>
              </table:table-cell>
              <table:table-cell office:value-type="float" office:value="1661.705078">
                <text:p>1661.705078</text:p>
              </table:table-cell>
              <table:table-cell office:value-type="float" office:value="1748.752075">
                <text:p>1748.7520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62.922241">
                <text:p>1662.922241</text:p>
              </table:table-cell>
              <table:table-cell office:value-type="float" office:value="1736.686768">
                <text:p>1736.686768</text:p>
              </table:table-cell>
              <table:table-cell office:value-type="float" office:value="1665.103271">
                <text:p>1665.103271</text:p>
              </table:table-cell>
              <table:table-cell office:value-type="float" office:value="1743.040771">
                <text:p>1743.04077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61.546875">
                <text:p>1661.546875</text:p>
              </table:table-cell>
              <table:table-cell office:value-type="float" office:value="1744.691528">
                <text:p>1744.691528</text:p>
              </table:table-cell>
              <table:table-cell office:value-type="float" office:value="1665.170898">
                <text:p>1665.170898</text:p>
              </table:table-cell>
              <table:table-cell office:value-type="float" office:value="1743.289551">
                <text:p>1743.28955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68.457886">
                <text:p>1668.457886</text:p>
              </table:table-cell>
              <table:table-cell office:value-type="float" office:value="1737.225586">
                <text:p>1737.225586</text:p>
              </table:table-cell>
              <table:table-cell office:value-type="float" office:value="1666.515259">
                <text:p>1666.515259</text:p>
              </table:table-cell>
              <table:table-cell office:value-type="float" office:value="1741.918335">
                <text:p>1741.91833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60.296143">
                <text:p>1660.296143</text:p>
              </table:table-cell>
              <table:table-cell office:value-type="float" office:value="1748.175415">
                <text:p>1748.175415</text:p>
              </table:table-cell>
              <table:table-cell office:value-type="float" office:value="1660.419434">
                <text:p>1660.419434</text:p>
              </table:table-cell>
              <table:table-cell office:value-type="float" office:value="1751.518799">
                <text:p>1751.51879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72.105835">
                <text:p>1672.105835</text:p>
              </table:table-cell>
              <table:table-cell office:value-type="float" office:value="1735.365234">
                <text:p>1735.365234</text:p>
              </table:table-cell>
              <table:table-cell office:value-type="float" office:value="1667.894165">
                <text:p>1667.894165</text:p>
              </table:table-cell>
              <table:table-cell office:value-type="float" office:value="1739.669312">
                <text:p>1739.66931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69.813354">
                <text:p>1669.813354</text:p>
              </table:table-cell>
              <table:table-cell office:value-type="float" office:value="1734.627319">
                <text:p>1734.627319</text:p>
              </table:table-cell>
              <table:table-cell office:value-type="float" office:value="1673.259644">
                <text:p>1673.259644</text:p>
              </table:table-cell>
              <table:table-cell office:value-type="float" office:value="1737.608887">
                <text:p>1737.60888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68.239746">
                <text:p>1668.239746</text:p>
              </table:table-cell>
              <table:table-cell office:value-type="float" office:value="1742.649536">
                <text:p>1742.649536</text:p>
              </table:table-cell>
              <table:table-cell office:value-type="float" office:value="1668.662354">
                <text:p>1668.662354</text:p>
              </table:table-cell>
              <table:table-cell office:value-type="float" office:value="1746.825073">
                <text:p>1746.82507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73.197266">
                <text:p>1673.197266</text:p>
              </table:table-cell>
              <table:table-cell office:value-type="float" office:value="1734.226807">
                <text:p>1734.226807</text:p>
              </table:table-cell>
              <table:table-cell office:value-type="float" office:value="1670.655518">
                <text:p>1670.655518</text:p>
              </table:table-cell>
              <table:table-cell office:value-type="float" office:value="1738.289062">
                <text:p>1738.28906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63.550415">
                <text:p>1663.550415</text:p>
              </table:table-cell>
              <table:table-cell office:value-type="float" office:value="1745.584961">
                <text:p>1745.584961</text:p>
              </table:table-cell>
              <table:table-cell office:value-type="float" office:value="1667.458374">
                <text:p>1667.458374</text:p>
              </table:table-cell>
              <table:table-cell office:value-type="float" office:value="1750.848267">
                <text:p>1750.8482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64.599854">
                <text:p>1664.599854</text:p>
              </table:table-cell>
              <table:table-cell office:value-type="float" office:value="1745.151855">
                <text:p>1745.151855</text:p>
              </table:table-cell>
              <table:table-cell office:value-type="float" office:value="1665.020264">
                <text:p>1665.020264</text:p>
              </table:table-cell>
              <table:table-cell office:value-type="float" office:value="1747.454712">
                <text:p>1747.45471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67.599121">
                <text:p>1667.599121</text:p>
              </table:table-cell>
              <table:table-cell office:value-type="float" office:value="1741.134644">
                <text:p>1741.134644</text:p>
              </table:table-cell>
              <table:table-cell office:value-type="float" office:value="1670.450928">
                <text:p>1670.450928</text:p>
              </table:table-cell>
              <table:table-cell office:value-type="float" office:value="1747.056885">
                <text:p>1747.05688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66.547852">
                <text:p>1666.547852</text:p>
              </table:table-cell>
              <table:table-cell office:value-type="float" office:value="1740.710693">
                <text:p>1740.710693</text:p>
              </table:table-cell>
              <table:table-cell office:value-type="float" office:value="1668.207764">
                <text:p>1668.207764</text:p>
              </table:table-cell>
              <table:table-cell office:value-type="float" office:value="1744.560303">
                <text:p>1744.56030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64.954468">
                <text:p>1664.954468</text:p>
              </table:table-cell>
              <table:table-cell office:value-type="float" office:value="1744.340088">
                <text:p>1744.340088</text:p>
              </table:table-cell>
              <table:table-cell office:value-type="float" office:value="1668.744507">
                <text:p>1668.744507</text:p>
              </table:table-cell>
              <table:table-cell office:value-type="float" office:value="1743.840942">
                <text:p>1743.84094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67.950562">
                <text:p>1667.950562</text:p>
              </table:table-cell>
              <table:table-cell office:value-type="float" office:value="1733.601318">
                <text:p>1733.601318</text:p>
              </table:table-cell>
              <table:table-cell office:value-type="float" office:value="1669.029785">
                <text:p>1669.029785</text:p>
              </table:table-cell>
              <table:table-cell office:value-type="float" office:value="1737.543457">
                <text:p>1737.54345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68.569092">
                <text:p>1668.569092</text:p>
              </table:table-cell>
              <table:table-cell office:value-type="float" office:value="1742.125244">
                <text:p>1742.125244</text:p>
              </table:table-cell>
              <table:table-cell office:value-type="float" office:value="1670.607178">
                <text:p>1670.607178</text:p>
              </table:table-cell>
              <table:table-cell office:value-type="float" office:value="1746.561768">
                <text:p>1746.56176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64.950562">
                <text:p>1664.950562</text:p>
              </table:table-cell>
              <table:table-cell office:value-type="float" office:value="1743.753906">
                <text:p>1743.753906</text:p>
              </table:table-cell>
              <table:table-cell office:value-type="float" office:value="1666.667725">
                <text:p>1666.667725</text:p>
              </table:table-cell>
              <table:table-cell office:value-type="float" office:value="1743.559937">
                <text:p>1743.55993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66.253052">
                <text:p>1666.253052</text:p>
              </table:table-cell>
              <table:table-cell office:value-type="float" office:value="1743.056519">
                <text:p>1743.056519</text:p>
              </table:table-cell>
              <table:table-cell office:value-type="float" office:value="1664.997681">
                <text:p>1664.997681</text:p>
              </table:table-cell>
              <table:table-cell office:value-type="float" office:value="1749.211914">
                <text:p>1749.21191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64.080811">
                <text:p>1664.080811</text:p>
              </table:table-cell>
              <table:table-cell office:value-type="float" office:value="1742.310181">
                <text:p>1742.310181</text:p>
              </table:table-cell>
              <table:table-cell office:value-type="float" office:value="1665.131958">
                <text:p>1665.131958</text:p>
              </table:table-cell>
              <table:table-cell office:value-type="float" office:value="1748.805542">
                <text:p>1748.80554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63.441528">
                <text:p>1663.441528</text:p>
              </table:table-cell>
              <table:table-cell office:value-type="float" office:value="1748.610352">
                <text:p>1748.610352</text:p>
              </table:table-cell>
              <table:table-cell office:value-type="float" office:value="1665.978516">
                <text:p>1665.978516</text:p>
              </table:table-cell>
              <table:table-cell office:value-type="float" office:value="1751.765259">
                <text:p>1751.76525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68.025024">
                <text:p>1668.025024</text:p>
              </table:table-cell>
              <table:table-cell office:value-type="float" office:value="1739.18042">
                <text:p>1739.18042</text:p>
              </table:table-cell>
              <table:table-cell office:value-type="float" office:value="1670.953247">
                <text:p>1670.953247</text:p>
              </table:table-cell>
              <table:table-cell office:value-type="float" office:value="1740.109009">
                <text:p>1740.10900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5.454224">
                <text:p>1665.454224</text:p>
              </table:table-cell>
              <table:table-cell office:value-type="float" office:value="1743.849365">
                <text:p>1743.849365</text:p>
              </table:table-cell>
              <table:table-cell office:value-type="float" office:value="1666.496582">
                <text:p>1666.496582</text:p>
              </table:table-cell>
              <table:table-cell office:value-type="float" office:value="1745.16626">
                <text:p>1745.1662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5.860962">
                <text:p>1665.860962</text:p>
              </table:table-cell>
              <table:table-cell office:value-type="float" office:value="1744.075928">
                <text:p>1744.075928</text:p>
              </table:table-cell>
              <table:table-cell office:value-type="float" office:value="1665.92395">
                <text:p>1665.92395</text:p>
              </table:table-cell>
              <table:table-cell office:value-type="float" office:value="1746.968994">
                <text:p>1746.96899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7.856323">
                <text:p>1667.856323</text:p>
              </table:table-cell>
              <table:table-cell office:value-type="float" office:value="1736.800659">
                <text:p>1736.800659</text:p>
              </table:table-cell>
              <table:table-cell office:value-type="float" office:value="1670.242432">
                <text:p>1670.242432</text:p>
              </table:table-cell>
              <table:table-cell office:value-type="float" office:value="1741.077393">
                <text:p>1741.07739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3.194092">
                <text:p>1663.194092</text:p>
              </table:table-cell>
              <table:table-cell office:value-type="float" office:value="1744.630371">
                <text:p>1744.630371</text:p>
              </table:table-cell>
              <table:table-cell office:value-type="float" office:value="1666.196777">
                <text:p>1666.196777</text:p>
              </table:table-cell>
              <table:table-cell office:value-type="float" office:value="1748.83313">
                <text:p>1748.8331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68.307373">
                <text:p>1668.307373</text:p>
              </table:table-cell>
              <table:table-cell office:value-type="float" office:value="1735.249756">
                <text:p>1735.249756</text:p>
              </table:table-cell>
              <table:table-cell office:value-type="float" office:value="1667.661865">
                <text:p>1667.661865</text:p>
              </table:table-cell>
              <table:table-cell office:value-type="float" office:value="1739.817139">
                <text:p>1739.81713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68.650757">
                <text:p>1668.650757</text:p>
              </table:table-cell>
              <table:table-cell office:value-type="float" office:value="1736.287109">
                <text:p>1736.287109</text:p>
              </table:table-cell>
              <table:table-cell office:value-type="float" office:value="1670.319946">
                <text:p>1670.319946</text:p>
              </table:table-cell>
              <table:table-cell office:value-type="float" office:value="1736.671631">
                <text:p>1736.67163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2.724487">
                <text:p>1662.724487</text:p>
              </table:table-cell>
              <table:table-cell office:value-type="float" office:value="1743.8396">
                <text:p>1743.8396</text:p>
              </table:table-cell>
              <table:table-cell office:value-type="float" office:value="1665.671509">
                <text:p>1665.671509</text:p>
              </table:table-cell>
              <table:table-cell office:value-type="float" office:value="1745.007324">
                <text:p>1745.00732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9.035889">
                <text:p>1669.035889</text:p>
              </table:table-cell>
              <table:table-cell office:value-type="float" office:value="1730.778198">
                <text:p>1730.778198</text:p>
              </table:table-cell>
              <table:table-cell office:value-type="float" office:value="1671.292969">
                <text:p>1671.292969</text:p>
              </table:table-cell>
              <table:table-cell office:value-type="float" office:value="1734.519409">
                <text:p>1734.51940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5.874268">
                <text:p>1665.874268</text:p>
              </table:table-cell>
              <table:table-cell office:value-type="float" office:value="1741.286865">
                <text:p>1741.286865</text:p>
              </table:table-cell>
              <table:table-cell office:value-type="float" office:value="1668.865356">
                <text:p>1668.865356</text:p>
              </table:table-cell>
              <table:table-cell office:value-type="float" office:value="1743.946899">
                <text:p>1743.94689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7.969971">
                <text:p>1667.969971</text:p>
              </table:table-cell>
              <table:table-cell office:value-type="float" office:value="1740.38269">
                <text:p>1740.38269</text:p>
              </table:table-cell>
              <table:table-cell office:value-type="float" office:value="1669.593262">
                <text:p>1669.593262</text:p>
              </table:table-cell>
              <table:table-cell office:value-type="float" office:value="1741.015625">
                <text:p>1741.01562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70.520142">
                <text:p>1670.520142</text:p>
              </table:table-cell>
              <table:table-cell office:value-type="float" office:value="1737.501953">
                <text:p>1737.501953</text:p>
              </table:table-cell>
              <table:table-cell office:value-type="float" office:value="1670.093994">
                <text:p>1670.093994</text:p>
              </table:table-cell>
              <table:table-cell office:value-type="float" office:value="1742.473999">
                <text:p>1742.47399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69.212646">
                <text:p>1669.212646</text:p>
              </table:table-cell>
              <table:table-cell office:value-type="float" office:value="1748.525757">
                <text:p>1748.525757</text:p>
              </table:table-cell>
              <table:table-cell office:value-type="float" office:value="1671.921265">
                <text:p>1671.921265</text:p>
              </table:table-cell>
              <table:table-cell office:value-type="float" office:value="1750.654297">
                <text:p>1750.65429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66.903198">
                <text:p>1666.903198</text:p>
              </table:table-cell>
              <table:table-cell office:value-type="float" office:value="1744.158447">
                <text:p>1744.158447</text:p>
              </table:table-cell>
              <table:table-cell office:value-type="float" office:value="1673.721191">
                <text:p>1673.721191</text:p>
              </table:table-cell>
              <table:table-cell office:value-type="float" office:value="1744.921387">
                <text:p>1744.9213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72.206055">
                <text:p>1672.206055</text:p>
              </table:table-cell>
              <table:table-cell office:value-type="float" office:value="1738.026123">
                <text:p>1738.026123</text:p>
              </table:table-cell>
              <table:table-cell office:value-type="float" office:value="1671.634399">
                <text:p>1671.634399</text:p>
              </table:table-cell>
              <table:table-cell office:value-type="float" office:value="1740.751709">
                <text:p>1740.75170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66.151123">
                <text:p>1666.151123</text:p>
              </table:table-cell>
              <table:table-cell office:value-type="float" office:value="1744.973267">
                <text:p>1744.973267</text:p>
              </table:table-cell>
              <table:table-cell office:value-type="float" office:value="1667.708252">
                <text:p>1667.708252</text:p>
              </table:table-cell>
              <table:table-cell office:value-type="float" office:value="1746.541992">
                <text:p>1746.54199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72.018188">
                <text:p>1672.018188</text:p>
              </table:table-cell>
              <table:table-cell office:value-type="float" office:value="1736.824463">
                <text:p>1736.824463</text:p>
              </table:table-cell>
              <table:table-cell office:value-type="float" office:value="1674.895996">
                <text:p>1674.895996</text:p>
              </table:table-cell>
              <table:table-cell office:value-type="float" office:value="1738.319336">
                <text:p>1738.31933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8.398438">
                <text:p>1668.398438</text:p>
              </table:table-cell>
              <table:table-cell office:value-type="float" office:value="1738.400879">
                <text:p>1738.400879</text:p>
              </table:table-cell>
              <table:table-cell office:value-type="float" office:value="1672.010132">
                <text:p>1672.010132</text:p>
              </table:table-cell>
              <table:table-cell office:value-type="float" office:value="1740.036499">
                <text:p>1740.03649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5.611694">
                <text:p>1665.611694</text:p>
              </table:table-cell>
              <table:table-cell office:value-type="float" office:value="1741.188721">
                <text:p>1741.188721</text:p>
              </table:table-cell>
              <table:table-cell office:value-type="float" office:value="1669.140869">
                <text:p>1669.140869</text:p>
              </table:table-cell>
              <table:table-cell office:value-type="float" office:value="1740.906006">
                <text:p>1740.90600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2.807983">
                <text:p>1672.807983</text:p>
              </table:table-cell>
              <table:table-cell office:value-type="float" office:value="1741.580078">
                <text:p>1741.580078</text:p>
              </table:table-cell>
              <table:table-cell office:value-type="float" office:value="1674.06665">
                <text:p>1674.06665</text:p>
              </table:table-cell>
              <table:table-cell office:value-type="float" office:value="1741.149658">
                <text:p>1741.14965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70.959717">
                <text:p>1670.959717</text:p>
              </table:table-cell>
              <table:table-cell office:value-type="float" office:value="1738.603149">
                <text:p>1738.603149</text:p>
              </table:table-cell>
              <table:table-cell office:value-type="float" office:value="1671.208984">
                <text:p>1671.208984</text:p>
              </table:table-cell>
              <table:table-cell office:value-type="float" office:value="1739.049927">
                <text:p>1739.04992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6.806885">
                <text:p>1666.806885</text:p>
              </table:table-cell>
              <table:table-cell office:value-type="float" office:value="1740.26355">
                <text:p>1740.26355</text:p>
              </table:table-cell>
              <table:table-cell office:value-type="float" office:value="1669.695312">
                <text:p>1669.695312</text:p>
              </table:table-cell>
              <table:table-cell office:value-type="float" office:value="1742.328003">
                <text:p>1742.32800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7.200928">
                <text:p>1667.200928</text:p>
              </table:table-cell>
              <table:table-cell office:value-type="float" office:value="1735.844849">
                <text:p>1735.844849</text:p>
              </table:table-cell>
              <table:table-cell office:value-type="float" office:value="1668.016235">
                <text:p>1668.016235</text:p>
              </table:table-cell>
              <table:table-cell office:value-type="float" office:value="1741.236938">
                <text:p>1741.23693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8.14563">
                <text:p>1668.14563</text:p>
              </table:table-cell>
              <table:table-cell office:value-type="float" office:value="1741.830811">
                <text:p>1741.830811</text:p>
              </table:table-cell>
              <table:table-cell office:value-type="float" office:value="1668.737061">
                <text:p>1668.737061</text:p>
              </table:table-cell>
              <table:table-cell office:value-type="float" office:value="1742.156616">
                <text:p>1742.15661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2.103271">
                <text:p>1662.103271</text:p>
              </table:table-cell>
              <table:table-cell office:value-type="float" office:value="1750.998657">
                <text:p>1750.998657</text:p>
              </table:table-cell>
              <table:table-cell office:value-type="float" office:value="1664.563721">
                <text:p>1664.563721</text:p>
              </table:table-cell>
              <table:table-cell office:value-type="float" office:value="1752.488159">
                <text:p>1752.48815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6.412964">
                <text:p>1666.412964</text:p>
              </table:table-cell>
              <table:table-cell office:value-type="float" office:value="1739.69165">
                <text:p>1739.69165</text:p>
              </table:table-cell>
              <table:table-cell office:value-type="float" office:value="1671.954102">
                <text:p>1671.954102</text:p>
              </table:table-cell>
              <table:table-cell office:value-type="float" office:value="1739.713501">
                <text:p>1739.71350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.134033">
                <text:p>1669.134033</text:p>
              </table:table-cell>
              <table:table-cell office:value-type="float" office:value="1738.55127">
                <text:p>1738.55127</text:p>
              </table:table-cell>
              <table:table-cell office:value-type="float" office:value="1669.828125">
                <text:p>1669.828125</text:p>
              </table:table-cell>
              <table:table-cell office:value-type="float" office:value="1741.304199">
                <text:p>1741.30419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6.753784">
                <text:p>1666.753784</text:p>
              </table:table-cell>
              <table:table-cell office:value-type="float" office:value="1744.682129">
                <text:p>1744.682129</text:p>
              </table:table-cell>
              <table:table-cell office:value-type="float" office:value="1670.629883">
                <text:p>1670.629883</text:p>
              </table:table-cell>
              <table:table-cell office:value-type="float" office:value="1748.025146">
                <text:p>1748.0251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65.282349">
                <text:p>1665.282349</text:p>
              </table:table-cell>
              <table:table-cell office:value-type="float" office:value="1743.518677">
                <text:p>1743.518677</text:p>
              </table:table-cell>
              <table:table-cell office:value-type="float" office:value="1668.278198">
                <text:p>1668.278198</text:p>
              </table:table-cell>
              <table:table-cell office:value-type="float" office:value="1747.051025">
                <text:p>1747.05102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68.853271">
                <text:p>1668.853271</text:p>
              </table:table-cell>
              <table:table-cell office:value-type="float" office:value="1736.220093">
                <text:p>1736.220093</text:p>
              </table:table-cell>
              <table:table-cell office:value-type="float" office:value="1669.653687">
                <text:p>1669.653687</text:p>
              </table:table-cell>
              <table:table-cell office:value-type="float" office:value="1738.438721">
                <text:p>1738.43872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65.595703">
                <text:p>1665.595703</text:p>
              </table:table-cell>
              <table:table-cell office:value-type="float" office:value="1745.522217">
                <text:p>1745.522217</text:p>
              </table:table-cell>
              <table:table-cell office:value-type="float" office:value="1666.308838">
                <text:p>1666.308838</text:p>
              </table:table-cell>
              <table:table-cell office:value-type="float" office:value="1749.359253">
                <text:p>1749.35925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1.138672">
                <text:p>1671.138672</text:p>
              </table:table-cell>
              <table:table-cell office:value-type="float" office:value="1733.958008">
                <text:p>1733.958008</text:p>
              </table:table-cell>
              <table:table-cell office:value-type="float" office:value="1669.98291">
                <text:p>1669.98291</text:p>
              </table:table-cell>
              <table:table-cell office:value-type="float" office:value="1738.189819">
                <text:p>1738.1898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64.774414">
                <text:p>1664.774414</text:p>
              </table:table-cell>
              <table:table-cell office:value-type="float" office:value="1746.685425">
                <text:p>1746.685425</text:p>
              </table:table-cell>
              <table:table-cell office:value-type="float" office:value="1666.367065">
                <text:p>1666.367065</text:p>
              </table:table-cell>
              <table:table-cell office:value-type="float" office:value="1749.684326">
                <text:p>1749.68432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0.20874">
                <text:p>1670.20874</text:p>
              </table:table-cell>
              <table:table-cell office:value-type="float" office:value="1739.231079">
                <text:p>1739.231079</text:p>
              </table:table-cell>
              <table:table-cell office:value-type="float" office:value="1672.556152">
                <text:p>1672.556152</text:p>
              </table:table-cell>
              <table:table-cell office:value-type="float" office:value="1737.65686">
                <text:p>1737.6568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62.835083">
                <text:p>1662.835083</text:p>
              </table:table-cell>
              <table:table-cell office:value-type="float" office:value="1747.067871">
                <text:p>1747.067871</text:p>
              </table:table-cell>
              <table:table-cell office:value-type="float" office:value="1666.240356">
                <text:p>1666.240356</text:p>
              </table:table-cell>
              <table:table-cell office:value-type="float" office:value="1749.763794">
                <text:p>1749.76379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66.706299">
                <text:p>1666.706299</text:p>
              </table:table-cell>
              <table:table-cell office:value-type="float" office:value="1741.278564">
                <text:p>1741.278564</text:p>
              </table:table-cell>
              <table:table-cell office:value-type="float" office:value="1669.203735">
                <text:p>1669.203735</text:p>
              </table:table-cell>
              <table:table-cell office:value-type="float" office:value="1743.021484">
                <text:p>1743.02148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69.244263">
                <text:p>1669.244263</text:p>
              </table:table-cell>
              <table:table-cell office:value-type="float" office:value="1740.935059">
                <text:p>1740.935059</text:p>
              </table:table-cell>
              <table:table-cell office:value-type="float" office:value="1671.108643">
                <text:p>1671.108643</text:p>
              </table:table-cell>
              <table:table-cell office:value-type="float" office:value="1742.916016">
                <text:p>1742.91601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69.081055">
                <text:p>1669.081055</text:p>
              </table:table-cell>
              <table:table-cell office:value-type="float" office:value="1743.389038">
                <text:p>1743.389038</text:p>
              </table:table-cell>
              <table:table-cell office:value-type="float" office:value="1671.537964">
                <text:p>1671.537964</text:p>
              </table:table-cell>
              <table:table-cell office:value-type="float" office:value="1743.2146">
                <text:p>1743.214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71.410034">
                <text:p>1671.410034</text:p>
              </table:table-cell>
              <table:table-cell office:value-type="float" office:value="1736.413452">
                <text:p>1736.413452</text:p>
              </table:table-cell>
              <table:table-cell office:value-type="float" office:value="1671.602539">
                <text:p>1671.602539</text:p>
              </table:table-cell>
              <table:table-cell office:value-type="float" office:value="1741.827393">
                <text:p>1741.82739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67.586426">
                <text:p>1667.586426</text:p>
              </table:table-cell>
              <table:table-cell office:value-type="float" office:value="1749.553467">
                <text:p>1749.553467</text:p>
              </table:table-cell>
              <table:table-cell office:value-type="float" office:value="1669.491455">
                <text:p>1669.491455</text:p>
              </table:table-cell>
              <table:table-cell office:value-type="float" office:value="1751.029297">
                <text:p>1751.02929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66.853394">
                <text:p>1666.853394</text:p>
              </table:table-cell>
              <table:table-cell office:value-type="float" office:value="1744.789551">
                <text:p>1744.789551</text:p>
              </table:table-cell>
              <table:table-cell office:value-type="float" office:value="1675.264648">
                <text:p>1675.264648</text:p>
              </table:table-cell>
              <table:table-cell office:value-type="float" office:value="1744.338501">
                <text:p>1744.33850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66.855469">
                <text:p>1666.855469</text:p>
              </table:table-cell>
              <table:table-cell office:value-type="float" office:value="1751.174927">
                <text:p>1751.174927</text:p>
              </table:table-cell>
              <table:table-cell office:value-type="float" office:value="1670.644775">
                <text:p>1670.644775</text:p>
              </table:table-cell>
              <table:table-cell office:value-type="float" office:value="1752.605225">
                <text:p>1752.60522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67.045288">
                <text:p>1667.045288</text:p>
              </table:table-cell>
              <table:table-cell office:value-type="float" office:value="1745.609009">
                <text:p>1745.609009</text:p>
              </table:table-cell>
              <table:table-cell office:value-type="float" office:value="1670.140381">
                <text:p>1670.140381</text:p>
              </table:table-cell>
              <table:table-cell office:value-type="float" office:value="1749.552124">
                <text:p>1749.55212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70.025269">
                <text:p>1670.025269</text:p>
              </table:table-cell>
              <table:table-cell office:value-type="float" office:value="1740.303711">
                <text:p>1740.303711</text:p>
              </table:table-cell>
              <table:table-cell office:value-type="float" office:value="1672.195801">
                <text:p>1672.195801</text:p>
              </table:table-cell>
              <table:table-cell office:value-type="float" office:value="1743.59375">
                <text:p>1743.5937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71.802612">
                <text:p>1671.802612</text:p>
              </table:table-cell>
              <table:table-cell office:value-type="float" office:value="1748.802246">
                <text:p>1748.802246</text:p>
              </table:table-cell>
              <table:table-cell office:value-type="float" office:value="1671.463379">
                <text:p>1671.463379</text:p>
              </table:table-cell>
              <table:table-cell office:value-type="float" office:value="1747.924194">
                <text:p>1747.92419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67.018433">
                <text:p>1667.018433</text:p>
              </table:table-cell>
              <table:table-cell office:value-type="float" office:value="1739.979126">
                <text:p>1739.979126</text:p>
              </table:table-cell>
              <table:table-cell office:value-type="float" office:value="1669.661133">
                <text:p>1669.661133</text:p>
              </table:table-cell>
              <table:table-cell office:value-type="float" office:value="1744.702637">
                <text:p>1744.70263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63.294556">
                <text:p>1663.294556</text:p>
              </table:table-cell>
              <table:table-cell office:value-type="float" office:value="1747.729248">
                <text:p>1747.729248</text:p>
              </table:table-cell>
              <table:table-cell office:value-type="float" office:value="1669.876831">
                <text:p>1669.876831</text:p>
              </table:table-cell>
              <table:table-cell office:value-type="float" office:value="1749.650391">
                <text:p>1749.65039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69.596924">
                <text:p>1669.596924</text:p>
              </table:table-cell>
              <table:table-cell office:value-type="float" office:value="1740.974487">
                <text:p>1740.974487</text:p>
              </table:table-cell>
              <table:table-cell office:value-type="float" office:value="1668.352661">
                <text:p>1668.352661</text:p>
              </table:table-cell>
              <table:table-cell office:value-type="float" office:value="1745.701904">
                <text:p>1745.70190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71.300293">
                <text:p>1671.300293</text:p>
              </table:table-cell>
              <table:table-cell office:value-type="float" office:value="1739.487427">
                <text:p>1739.487427</text:p>
              </table:table-cell>
              <table:table-cell office:value-type="float" office:value="1672.615723">
                <text:p>1672.615723</text:p>
              </table:table-cell>
              <table:table-cell office:value-type="float" office:value="1740.452637">
                <text:p>1740.45263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64.900024">
                <text:p>1664.900024</text:p>
              </table:table-cell>
              <table:table-cell office:value-type="float" office:value="1746.495605">
                <text:p>1746.495605</text:p>
              </table:table-cell>
              <table:table-cell office:value-type="float" office:value="1668.315308">
                <text:p>1668.315308</text:p>
              </table:table-cell>
              <table:table-cell office:value-type="float" office:value="1747.208374">
                <text:p>1747.20837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66.180176">
                <text:p>1666.180176</text:p>
              </table:table-cell>
              <table:table-cell office:value-type="float" office:value="1750.531372">
                <text:p>1750.531372</text:p>
              </table:table-cell>
              <table:table-cell office:value-type="float" office:value="1667.794678">
                <text:p>1667.794678</text:p>
              </table:table-cell>
              <table:table-cell office:value-type="float" office:value="1753.363647">
                <text:p>1753.36364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69.343994">
                <text:p>1669.343994</text:p>
              </table:table-cell>
              <table:table-cell office:value-type="float" office:value="1739.018799">
                <text:p>1739.018799</text:p>
              </table:table-cell>
              <table:table-cell office:value-type="float" office:value="1669.412476">
                <text:p>1669.412476</text:p>
              </table:table-cell>
              <table:table-cell office:value-type="float" office:value="1744.335449">
                <text:p>1744.33544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71.574097">
                <text:p>1671.574097</text:p>
              </table:table-cell>
              <table:table-cell office:value-type="float" office:value="1736.536865">
                <text:p>1736.536865</text:p>
              </table:table-cell>
              <table:table-cell office:value-type="float" office:value="1672.599976">
                <text:p>1672.599976</text:p>
              </table:table-cell>
              <table:table-cell office:value-type="float" office:value="1737.045654">
                <text:p>1737.04565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66.232056">
                <text:p>1666.232056</text:p>
              </table:table-cell>
              <table:table-cell office:value-type="float" office:value="1744.034668">
                <text:p>1744.034668</text:p>
              </table:table-cell>
              <table:table-cell office:value-type="float" office:value="1670.544556">
                <text:p>1670.544556</text:p>
              </table:table-cell>
              <table:table-cell office:value-type="float" office:value="1745.359619">
                <text:p>1745.35961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65.170898">
                <text:p>1665.170898</text:p>
              </table:table-cell>
              <table:table-cell office:value-type="float" office:value="1747.339844">
                <text:p>1747.339844</text:p>
              </table:table-cell>
              <table:table-cell office:value-type="float" office:value="1666.015381">
                <text:p>1666.015381</text:p>
              </table:table-cell>
              <table:table-cell office:value-type="float" office:value="1746.794189">
                <text:p>1746.79418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66.750244">
                <text:p>1666.750244</text:p>
              </table:table-cell>
              <table:table-cell office:value-type="float" office:value="1738.671875">
                <text:p>1738.671875</text:p>
              </table:table-cell>
              <table:table-cell office:value-type="float" office:value="1667.809814">
                <text:p>1667.809814</text:p>
              </table:table-cell>
              <table:table-cell office:value-type="float" office:value="1739.822998">
                <text:p>1739.82299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64.050903">
                <text:p>1664.050903</text:p>
              </table:table-cell>
              <table:table-cell office:value-type="float" office:value="1746.570923">
                <text:p>1746.570923</text:p>
              </table:table-cell>
              <table:table-cell office:value-type="float" office:value="1666.932617">
                <text:p>1666.932617</text:p>
              </table:table-cell>
              <table:table-cell office:value-type="float" office:value="1747.731079">
                <text:p>1747.73107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68.296753">
                <text:p>1668.296753</text:p>
              </table:table-cell>
              <table:table-cell office:value-type="float" office:value="1741.055054">
                <text:p>1741.055054</text:p>
              </table:table-cell>
              <table:table-cell office:value-type="float" office:value="1671.941528">
                <text:p>1671.941528</text:p>
              </table:table-cell>
              <table:table-cell office:value-type="float" office:value="1738.692749">
                <text:p>1738.69274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64.502686">
                <text:p>1664.502686</text:p>
              </table:table-cell>
              <table:table-cell office:value-type="float" office:value="1744.937012">
                <text:p>1744.937012</text:p>
              </table:table-cell>
              <table:table-cell office:value-type="float" office:value="1666.671021">
                <text:p>1666.671021</text:p>
              </table:table-cell>
              <table:table-cell office:value-type="float" office:value="1747.360596">
                <text:p>1747.36059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65.484619">
                <text:p>1665.484619</text:p>
              </table:table-cell>
              <table:table-cell office:value-type="float" office:value="1741.861206">
                <text:p>1741.861206</text:p>
              </table:table-cell>
              <table:table-cell office:value-type="float" office:value="1668.761475">
                <text:p>1668.761475</text:p>
              </table:table-cell>
              <table:table-cell office:value-type="float" office:value="1743.330444">
                <text:p>1743.33044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68.025146">
                <text:p>1668.025146</text:p>
              </table:table-cell>
              <table:table-cell office:value-type="float" office:value="1737.249023">
                <text:p>1737.249023</text:p>
              </table:table-cell>
              <table:table-cell office:value-type="float" office:value="1665.657227">
                <text:p>1665.657227</text:p>
              </table:table-cell>
              <table:table-cell office:value-type="float" office:value="1739.943359">
                <text:p>1739.94335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60.920776">
                <text:p>1660.920776</text:p>
              </table:table-cell>
              <table:table-cell office:value-type="float" office:value="1746.343872">
                <text:p>1746.343872</text:p>
              </table:table-cell>
              <table:table-cell office:value-type="float" office:value="1667.785645">
                <text:p>1667.785645</text:p>
              </table:table-cell>
              <table:table-cell office:value-type="float" office:value="1746.618774">
                <text:p>1746.61877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64.114258">
                <text:p>1664.114258</text:p>
              </table:table-cell>
              <table:table-cell office:value-type="float" office:value="1744.525879">
                <text:p>1744.525879</text:p>
              </table:table-cell>
              <table:table-cell office:value-type="float" office:value="1668.974365">
                <text:p>1668.974365</text:p>
              </table:table-cell>
              <table:table-cell office:value-type="float" office:value="1743.237427">
                <text:p>1743.23742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68.922607">
                <text:p>1668.922607</text:p>
              </table:table-cell>
              <table:table-cell office:value-type="float" office:value="1733.285767">
                <text:p>1733.285767</text:p>
              </table:table-cell>
              <table:table-cell office:value-type="float" office:value="1670.179321">
                <text:p>1670.179321</text:p>
              </table:table-cell>
              <table:table-cell office:value-type="float" office:value="1736.61731">
                <text:p>1736.6173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669.895752">
                <text:p>1669.895752</text:p>
              </table:table-cell>
              <table:table-cell office:value-type="float" office:value="1736.722534">
                <text:p>1736.722534</text:p>
              </table:table-cell>
              <table:table-cell office:value-type="float" office:value="1673.884033">
                <text:p>1673.884033</text:p>
              </table:table-cell>
              <table:table-cell office:value-type="float" office:value="1736.941895">
                <text:p>1736.94189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665.495117">
                <text:p>1665.495117</text:p>
              </table:table-cell>
              <table:table-cell office:value-type="float" office:value="1745.018555">
                <text:p>1745.018555</text:p>
              </table:table-cell>
              <table:table-cell office:value-type="float" office:value="1667.191284">
                <text:p>1667.191284</text:p>
              </table:table-cell>
              <table:table-cell office:value-type="float" office:value="1747.250732">
                <text:p>1747.2507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68.761719">
                <text:p>1668.761719</text:p>
              </table:table-cell>
              <table:table-cell office:value-type="float" office:value="1737.601807">
                <text:p>1737.601807</text:p>
              </table:table-cell>
              <table:table-cell office:value-type="float" office:value="1672.497437">
                <text:p>1672.497437</text:p>
              </table:table-cell>
              <table:table-cell office:value-type="float" office:value="1741.074829">
                <text:p>1741.07482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668.274902">
                <text:p>1668.274902</text:p>
              </table:table-cell>
              <table:table-cell office:value-type="float" office:value="1745.18335">
                <text:p>1745.18335</text:p>
              </table:table-cell>
              <table:table-cell office:value-type="float" office:value="1672.958252">
                <text:p>1672.958252</text:p>
              </table:table-cell>
              <table:table-cell office:value-type="float" office:value="1746.162598">
                <text:p>1746.16259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668.656982">
                <text:p>1668.656982</text:p>
              </table:table-cell>
              <table:table-cell office:value-type="float" office:value="1740.131104">
                <text:p>1740.131104</text:p>
              </table:table-cell>
              <table:table-cell office:value-type="float" office:value="1671.965088">
                <text:p>1671.965088</text:p>
              </table:table-cell>
              <table:table-cell office:value-type="float" office:value="1741.028931">
                <text:p>1741.02893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666.361328">
                <text:p>1666.361328</text:p>
              </table:table-cell>
              <table:table-cell office:value-type="float" office:value="1748.697388">
                <text:p>1748.697388</text:p>
              </table:table-cell>
              <table:table-cell office:value-type="float" office:value="1669.710938">
                <text:p>1669.710938</text:p>
              </table:table-cell>
              <table:table-cell office:value-type="float" office:value="1749.120117">
                <text:p>1749.12011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670.302612">
                <text:p>1670.302612</text:p>
              </table:table-cell>
              <table:table-cell office:value-type="float" office:value="1740.091431">
                <text:p>1740.091431</text:p>
              </table:table-cell>
              <table:table-cell office:value-type="float" office:value="1672.827759">
                <text:p>1672.827759</text:p>
              </table:table-cell>
              <table:table-cell office:value-type="float" office:value="1742.028809">
                <text:p>1742.02880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669.600586">
                <text:p>1669.600586</text:p>
              </table:table-cell>
              <table:table-cell office:value-type="float" office:value="1735.289917">
                <text:p>1735.289917</text:p>
              </table:table-cell>
              <table:table-cell office:value-type="float" office:value="1672.902588">
                <text:p>1672.902588</text:p>
              </table:table-cell>
              <table:table-cell office:value-type="float" office:value="1738.476807">
                <text:p>1738.47680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67.5979">
                <text:p>1667.5979</text:p>
              </table:table-cell>
              <table:table-cell office:value-type="float" office:value="1745.580933">
                <text:p>1745.580933</text:p>
              </table:table-cell>
              <table:table-cell office:value-type="float" office:value="1666.556763">
                <text:p>1666.556763</text:p>
              </table:table-cell>
              <table:table-cell office:value-type="float" office:value="1752.440308">
                <text:p>1752.44030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68.251587">
                <text:p>1668.251587</text:p>
              </table:table-cell>
              <table:table-cell office:value-type="float" office:value="1741.272217">
                <text:p>1741.272217</text:p>
              </table:table-cell>
              <table:table-cell office:value-type="float" office:value="1670.676392">
                <text:p>1670.676392</text:p>
              </table:table-cell>
              <table:table-cell office:value-type="float" office:value="1741.146973">
                <text:p>1741.14697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68.964111">
                <text:p>1668.964111</text:p>
              </table:table-cell>
              <table:table-cell office:value-type="float" office:value="1733.360718">
                <text:p>1733.360718</text:p>
              </table:table-cell>
              <table:table-cell office:value-type="float" office:value="1671.838867">
                <text:p>1671.838867</text:p>
              </table:table-cell>
              <table:table-cell office:value-type="float" office:value="1737.183594">
                <text:p>1737.18359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667.070801">
                <text:p>1667.070801</text:p>
              </table:table-cell>
              <table:table-cell office:value-type="float" office:value="1737.292114">
                <text:p>1737.292114</text:p>
              </table:table-cell>
              <table:table-cell office:value-type="float" office:value="1671.590576">
                <text:p>1671.590576</text:p>
              </table:table-cell>
              <table:table-cell office:value-type="float" office:value="1740.677856">
                <text:p>1740.67785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664.852539">
                <text:p>1664.852539</text:p>
              </table:table-cell>
              <table:table-cell office:value-type="float" office:value="1744.845825">
                <text:p>1744.845825</text:p>
              </table:table-cell>
              <table:table-cell office:value-type="float" office:value="1669.150269">
                <text:p>1669.150269</text:p>
              </table:table-cell>
              <table:table-cell office:value-type="float" office:value="1741.857544">
                <text:p>1741.85754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670.321533">
                <text:p>1670.321533</text:p>
              </table:table-cell>
              <table:table-cell office:value-type="float" office:value="1734.928589">
                <text:p>1734.928589</text:p>
              </table:table-cell>
              <table:table-cell office:value-type="float" office:value="1674.707642">
                <text:p>1674.707642</text:p>
              </table:table-cell>
              <table:table-cell office:value-type="float" office:value="1733.044556">
                <text:p>1733.04455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663.453125">
                <text:p>1663.453125</text:p>
              </table:table-cell>
              <table:table-cell office:value-type="float" office:value="1746.584961">
                <text:p>1746.584961</text:p>
              </table:table-cell>
              <table:table-cell office:value-type="float" office:value="1667.224731">
                <text:p>1667.224731</text:p>
              </table:table-cell>
              <table:table-cell office:value-type="float" office:value="1748.380493">
                <text:p>1748.38049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667.290161">
                <text:p>1667.290161</text:p>
              </table:table-cell>
              <table:table-cell office:value-type="float" office:value="1742.053345">
                <text:p>1742.053345</text:p>
              </table:table-cell>
              <table:table-cell office:value-type="float" office:value="1669.547119">
                <text:p>1669.547119</text:p>
              </table:table-cell>
              <table:table-cell office:value-type="float" office:value="1744.754639">
                <text:p>1744.75463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664.546997">
                <text:p>1664.546997</text:p>
              </table:table-cell>
              <table:table-cell office:value-type="float" office:value="1746.455078">
                <text:p>1746.455078</text:p>
              </table:table-cell>
              <table:table-cell office:value-type="float" office:value="1665.970947">
                <text:p>1665.970947</text:p>
              </table:table-cell>
              <table:table-cell office:value-type="float" office:value="1748.910767">
                <text:p>1748.9107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662.299072">
                <text:p>1662.299072</text:p>
              </table:table-cell>
              <table:table-cell office:value-type="float" office:value="1745.835205">
                <text:p>1745.835205</text:p>
              </table:table-cell>
              <table:table-cell office:value-type="float" office:value="1668.769531">
                <text:p>1668.769531</text:p>
              </table:table-cell>
              <table:table-cell office:value-type="float" office:value="1744.879028">
                <text:p>1744.87902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66.02832">
                <text:p>1666.02832</text:p>
              </table:table-cell>
              <table:table-cell office:value-type="float" office:value="1738.738525">
                <text:p>1738.738525</text:p>
              </table:table-cell>
              <table:table-cell office:value-type="float" office:value="1668.586426">
                <text:p>1668.586426</text:p>
              </table:table-cell>
              <table:table-cell office:value-type="float" office:value="1738.519409">
                <text:p>1738.51940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71.714844">
                <text:p>1671.714844</text:p>
              </table:table-cell>
              <table:table-cell office:value-type="float" office:value="1737.971191">
                <text:p>1737.971191</text:p>
              </table:table-cell>
              <table:table-cell office:value-type="float" office:value="1668.105225">
                <text:p>1668.105225</text:p>
              </table:table-cell>
              <table:table-cell office:value-type="float" office:value="1743.813965">
                <text:p>1743.81396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69.699829">
                <text:p>1669.699829</text:p>
              </table:table-cell>
              <table:table-cell office:value-type="float" office:value="1734.32373">
                <text:p>1734.32373</text:p>
              </table:table-cell>
              <table:table-cell office:value-type="float" office:value="1673.262817">
                <text:p>1673.262817</text:p>
              </table:table-cell>
              <table:table-cell office:value-type="float" office:value="1738.820435">
                <text:p>1738.82043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62.199951">
                <text:p>1662.199951</text:p>
              </table:table-cell>
              <table:table-cell office:value-type="float" office:value="1749.709351">
                <text:p>1749.709351</text:p>
              </table:table-cell>
              <table:table-cell office:value-type="float" office:value="1665.726807">
                <text:p>1665.726807</text:p>
              </table:table-cell>
              <table:table-cell office:value-type="float" office:value="1747.882202">
                <text:p>1747.88220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67.182007">
                <text:p>1667.182007</text:p>
              </table:table-cell>
              <table:table-cell office:value-type="float" office:value="1739.72937">
                <text:p>1739.72937</text:p>
              </table:table-cell>
              <table:table-cell office:value-type="float" office:value="1672.859375">
                <text:p>1672.859375</text:p>
              </table:table-cell>
              <table:table-cell office:value-type="float" office:value="1737.584229">
                <text:p>1737.58422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64.797974">
                <text:p>1664.797974</text:p>
              </table:table-cell>
              <table:table-cell office:value-type="float" office:value="1745.487793">
                <text:p>1745.487793</text:p>
              </table:table-cell>
              <table:table-cell office:value-type="float" office:value="1664.744873">
                <text:p>1664.744873</text:p>
              </table:table-cell>
              <table:table-cell office:value-type="float" office:value="1751.81665">
                <text:p>1751.8166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68.947876">
                <text:p>1668.947876</text:p>
              </table:table-cell>
              <table:table-cell office:value-type="float" office:value="1740.562744">
                <text:p>1740.562744</text:p>
              </table:table-cell>
              <table:table-cell office:value-type="float" office:value="1668.906738">
                <text:p>1668.906738</text:p>
              </table:table-cell>
              <table:table-cell office:value-type="float" office:value="1745.366699">
                <text:p>1745.36669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67.826416">
                <text:p>1667.826416</text:p>
              </table:table-cell>
              <table:table-cell office:value-type="float" office:value="1738.963745">
                <text:p>1738.963745</text:p>
              </table:table-cell>
              <table:table-cell office:value-type="float" office:value="1669.841919">
                <text:p>1669.841919</text:p>
              </table:table-cell>
              <table:table-cell office:value-type="float" office:value="1740.937378">
                <text:p>1740.93737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70.532227">
                <text:p>1670.532227</text:p>
              </table:table-cell>
              <table:table-cell office:value-type="float" office:value="1744.707275">
                <text:p>1744.707275</text:p>
              </table:table-cell>
              <table:table-cell office:value-type="float" office:value="1670.137085">
                <text:p>1670.137085</text:p>
              </table:table-cell>
              <table:table-cell office:value-type="float" office:value="1746.264648">
                <text:p>1746.26464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71.665161">
                <text:p>1671.665161</text:p>
              </table:table-cell>
              <table:table-cell office:value-type="float" office:value="1739.362305">
                <text:p>1739.362305</text:p>
              </table:table-cell>
              <table:table-cell office:value-type="float" office:value="1673.106689">
                <text:p>1673.106689</text:p>
              </table:table-cell>
              <table:table-cell office:value-type="float" office:value="1742.115967">
                <text:p>1742.1159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668.718628">
                <text:p>1668.718628</text:p>
              </table:table-cell>
              <table:table-cell office:value-type="float" office:value="1747.699951">
                <text:p>1747.699951</text:p>
              </table:table-cell>
              <table:table-cell office:value-type="float" office:value="1670.335693">
                <text:p>1670.335693</text:p>
              </table:table-cell>
              <table:table-cell office:value-type="float" office:value="1749.748535">
                <text:p>1749.74853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670.125854">
                <text:p>1670.125854</text:p>
              </table:table-cell>
              <table:table-cell office:value-type="float" office:value="1745.274902">
                <text:p>1745.274902</text:p>
              </table:table-cell>
              <table:table-cell office:value-type="float" office:value="1675.489624">
                <text:p>1675.489624</text:p>
              </table:table-cell>
              <table:table-cell office:value-type="float" office:value="1747.437378">
                <text:p>1747.43737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68.396851">
                <text:p>1668.396851</text:p>
              </table:table-cell>
              <table:table-cell office:value-type="float" office:value="1746.951904">
                <text:p>1746.951904</text:p>
              </table:table-cell>
              <table:table-cell office:value-type="float" office:value="1667.839966">
                <text:p>1667.839966</text:p>
              </table:table-cell>
              <table:table-cell office:value-type="float" office:value="1750.260132">
                <text:p>1750.2601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668.680542">
                <text:p>1668.680542</text:p>
              </table:table-cell>
              <table:table-cell office:value-type="float" office:value="1737.93042">
                <text:p>1737.93042</text:p>
              </table:table-cell>
              <table:table-cell office:value-type="float" office:value="1674.376465">
                <text:p>1674.376465</text:p>
              </table:table-cell>
              <table:table-cell office:value-type="float" office:value="1739.483643">
                <text:p>1739.48364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66.141235">
                <text:p>1666.141235</text:p>
              </table:table-cell>
              <table:table-cell office:value-type="float" office:value="1750.549927">
                <text:p>1750.549927</text:p>
              </table:table-cell>
              <table:table-cell office:value-type="float" office:value="1671.102051">
                <text:p>1671.102051</text:p>
              </table:table-cell>
              <table:table-cell office:value-type="float" office:value="1752.339233">
                <text:p>1752.3392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68.831543">
                <text:p>1668.831543</text:p>
              </table:table-cell>
              <table:table-cell office:value-type="float" office:value="1742.267578">
                <text:p>1742.267578</text:p>
              </table:table-cell>
              <table:table-cell office:value-type="float" office:value="1670.826782">
                <text:p>1670.826782</text:p>
              </table:table-cell>
              <table:table-cell office:value-type="float" office:value="1746.749756">
                <text:p>1746.74975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73.485107">
                <text:p>1673.485107</text:p>
              </table:table-cell>
              <table:table-cell office:value-type="float" office:value="1738.917114">
                <text:p>1738.917114</text:p>
              </table:table-cell>
              <table:table-cell office:value-type="float" office:value="1672.90918">
                <text:p>1672.90918</text:p>
              </table:table-cell>
              <table:table-cell office:value-type="float" office:value="1742.345459">
                <text:p>1742.34545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65.615845">
                <text:p>1665.615845</text:p>
              </table:table-cell>
              <table:table-cell office:value-type="float" office:value="1752.358521">
                <text:p>1752.358521</text:p>
              </table:table-cell>
              <table:table-cell office:value-type="float" office:value="1670.041992">
                <text:p>1670.041992</text:p>
              </table:table-cell>
              <table:table-cell office:value-type="float" office:value="1753.295776">
                <text:p>1753.29577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673.370728">
                <text:p>1673.370728</text:p>
              </table:table-cell>
              <table:table-cell office:value-type="float" office:value="1743.63855">
                <text:p>1743.63855</text:p>
              </table:table-cell>
              <table:table-cell office:value-type="float" office:value="1674.25708">
                <text:p>1674.25708</text:p>
              </table:table-cell>
              <table:table-cell office:value-type="float" office:value="1746.108398">
                <text:p>1746.10839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668.101685">
                <text:p>1668.101685</text:p>
              </table:table-cell>
              <table:table-cell office:value-type="float" office:value="1752.263062">
                <text:p>1752.263062</text:p>
              </table:table-cell>
              <table:table-cell office:value-type="float" office:value="1668.837036">
                <text:p>1668.837036</text:p>
              </table:table-cell>
              <table:table-cell office:value-type="float" office:value="1754.858765">
                <text:p>1754.85876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671.798584">
                <text:p>1671.798584</text:p>
              </table:table-cell>
              <table:table-cell office:value-type="float" office:value="1742.761108">
                <text:p>1742.761108</text:p>
              </table:table-cell>
              <table:table-cell office:value-type="float" office:value="1673.328003">
                <text:p>1673.328003</text:p>
              </table:table-cell>
              <table:table-cell office:value-type="float" office:value="1745.782349">
                <text:p>1745.78234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69.459351">
                <text:p>1669.459351</text:p>
              </table:table-cell>
              <table:table-cell office:value-type="float" office:value="1740.58374">
                <text:p>1740.58374</text:p>
              </table:table-cell>
              <table:table-cell office:value-type="float" office:value="1671.05127">
                <text:p>1671.05127</text:p>
              </table:table-cell>
              <table:table-cell office:value-type="float" office:value="1743.825073">
                <text:p>1743.82507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671.097412">
                <text:p>1671.097412</text:p>
              </table:table-cell>
              <table:table-cell office:value-type="float" office:value="1743.487061">
                <text:p>1743.487061</text:p>
              </table:table-cell>
              <table:table-cell office:value-type="float" office:value="1672.848633">
                <text:p>1672.848633</text:p>
              </table:table-cell>
              <table:table-cell office:value-type="float" office:value="1750.121948">
                <text:p>1750.12194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71.020752">
                <text:p>1671.020752</text:p>
              </table:table-cell>
              <table:table-cell office:value-type="float" office:value="1744.33728">
                <text:p>1744.33728</text:p>
              </table:table-cell>
              <table:table-cell office:value-type="float" office:value="1673.114746">
                <text:p>1673.114746</text:p>
              </table:table-cell>
              <table:table-cell office:value-type="float" office:value="1749.851196">
                <text:p>1749.85119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668.115601">
                <text:p>1668.115601</text:p>
              </table:table-cell>
              <table:table-cell office:value-type="float" office:value="1741.073242">
                <text:p>1741.073242</text:p>
              </table:table-cell>
              <table:table-cell office:value-type="float" office:value="1670.38147">
                <text:p>1670.38147</text:p>
              </table:table-cell>
              <table:table-cell office:value-type="float" office:value="1743.041504">
                <text:p>1743.04150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672.935791">
                <text:p>1672.935791</text:p>
              </table:table-cell>
              <table:table-cell office:value-type="float" office:value="1742.038086">
                <text:p>1742.038086</text:p>
              </table:table-cell>
              <table:table-cell office:value-type="float" office:value="1673.165283">
                <text:p>1673.165283</text:p>
              </table:table-cell>
              <table:table-cell office:value-type="float" office:value="1742.397583">
                <text:p>1742.39758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666.246948">
                <text:p>1666.246948</text:p>
              </table:table-cell>
              <table:table-cell office:value-type="float" office:value="1749.464722">
                <text:p>1749.464722</text:p>
              </table:table-cell>
              <table:table-cell office:value-type="float" office:value="1668.225586">
                <text:p>1668.225586</text:p>
              </table:table-cell>
              <table:table-cell office:value-type="float" office:value="1756.256348">
                <text:p>1756.25634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670.472046">
                <text:p>1670.472046</text:p>
              </table:table-cell>
              <table:table-cell office:value-type="float" office:value="1738.90918">
                <text:p>1738.90918</text:p>
              </table:table-cell>
              <table:table-cell office:value-type="float" office:value="1671.661011">
                <text:p>1671.661011</text:p>
              </table:table-cell>
              <table:table-cell office:value-type="float" office:value="1740.795532">
                <text:p>1740.79553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666.372437">
                <text:p>1666.372437</text:p>
              </table:table-cell>
              <table:table-cell office:value-type="float" office:value="1750.628784">
                <text:p>1750.628784</text:p>
              </table:table-cell>
              <table:table-cell office:value-type="float" office:value="1668.332397">
                <text:p>1668.332397</text:p>
              </table:table-cell>
              <table:table-cell office:value-type="float" office:value="1752.016968">
                <text:p>1752.01696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668.186401">
                <text:p>1668.186401</text:p>
              </table:table-cell>
              <table:table-cell office:value-type="float" office:value="1743.090332">
                <text:p>1743.090332</text:p>
              </table:table-cell>
              <table:table-cell office:value-type="float" office:value="1668.822754">
                <text:p>1668.822754</text:p>
              </table:table-cell>
              <table:table-cell office:value-type="float" office:value="1746.873413">
                <text:p>1746.87341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668.956299">
                <text:p>1668.956299</text:p>
              </table:table-cell>
              <table:table-cell office:value-type="float" office:value="1738.02832">
                <text:p>1738.02832</text:p>
              </table:table-cell>
              <table:table-cell office:value-type="float" office:value="1672.171387">
                <text:p>1672.171387</text:p>
              </table:table-cell>
              <table:table-cell office:value-type="float" office:value="1741.390137">
                <text:p>1741.39013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668.354004">
                <text:p>1668.354004</text:p>
              </table:table-cell>
              <table:table-cell office:value-type="float" office:value="1748.887817">
                <text:p>1748.887817</text:p>
              </table:table-cell>
              <table:table-cell office:value-type="float" office:value="1671.133423">
                <text:p>1671.133423</text:p>
              </table:table-cell>
              <table:table-cell office:value-type="float" office:value="1752.27417">
                <text:p>1752.2741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671.561401">
                <text:p>1671.561401</text:p>
              </table:table-cell>
              <table:table-cell office:value-type="float" office:value="1742.010498">
                <text:p>1742.010498</text:p>
              </table:table-cell>
              <table:table-cell office:value-type="float" office:value="1674.244629">
                <text:p>1674.244629</text:p>
              </table:table-cell>
              <table:table-cell office:value-type="float" office:value="1743.205444">
                <text:p>1743.20544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674.923828">
                <text:p>1674.923828</text:p>
              </table:table-cell>
              <table:table-cell office:value-type="float" office:value="1748.343872">
                <text:p>1748.343872</text:p>
              </table:table-cell>
              <table:table-cell office:value-type="float" office:value="1673.967651">
                <text:p>1673.967651</text:p>
              </table:table-cell>
              <table:table-cell office:value-type="float" office:value="1751.342529">
                <text:p>1751.34252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674.674683">
                <text:p>1674.674683</text:p>
              </table:table-cell>
              <table:table-cell office:value-type="float" office:value="1739.508545">
                <text:p>1739.508545</text:p>
              </table:table-cell>
              <table:table-cell office:value-type="float" office:value="1677.846558">
                <text:p>1677.846558</text:p>
              </table:table-cell>
              <table:table-cell office:value-type="float" office:value="1743.288208">
                <text:p>1743.28820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667.032104">
                <text:p>1667.032104</text:p>
              </table:table-cell>
              <table:table-cell office:value-type="float" office:value="1754.725708">
                <text:p>1754.725708</text:p>
              </table:table-cell>
              <table:table-cell office:value-type="float" office:value="1672.523438">
                <text:p>1672.523438</text:p>
              </table:table-cell>
              <table:table-cell office:value-type="float" office:value="1758.331909">
                <text:p>1758.33190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671.636475">
                <text:p>1671.636475</text:p>
              </table:table-cell>
              <table:table-cell office:value-type="float" office:value="1747.567749">
                <text:p>1747.567749</text:p>
              </table:table-cell>
              <table:table-cell office:value-type="float" office:value="1675.328003">
                <text:p>1675.328003</text:p>
              </table:table-cell>
              <table:table-cell office:value-type="float" office:value="1749.850342">
                <text:p>1749.85034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674.774658">
                <text:p>1674.774658</text:p>
              </table:table-cell>
              <table:table-cell office:value-type="float" office:value="1742.157471">
                <text:p>1742.157471</text:p>
              </table:table-cell>
              <table:table-cell office:value-type="float" office:value="1677.231812">
                <text:p>1677.231812</text:p>
              </table:table-cell>
              <table:table-cell office:value-type="float" office:value="1746.988281">
                <text:p>1746.98828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671.282715">
                <text:p>1671.282715</text:p>
              </table:table-cell>
              <table:table-cell office:value-type="float" office:value="1747.632568">
                <text:p>1747.632568</text:p>
              </table:table-cell>
              <table:table-cell office:value-type="float" office:value="1672.336426">
                <text:p>1672.336426</text:p>
              </table:table-cell>
              <table:table-cell office:value-type="float" office:value="1749.204834">
                <text:p>1749.20483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74.532227">
                <text:p>1674.532227</text:p>
              </table:table-cell>
              <table:table-cell office:value-type="float" office:value="1739.791992">
                <text:p>1739.791992</text:p>
              </table:table-cell>
              <table:table-cell office:value-type="float" office:value="1672.911987">
                <text:p>1672.911987</text:p>
              </table:table-cell>
              <table:table-cell office:value-type="float" office:value="1743.632324">
                <text:p>1743.63232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73.883667">
                <text:p>1673.883667</text:p>
              </table:table-cell>
              <table:table-cell office:value-type="float" office:value="1749.721069">
                <text:p>1749.721069</text:p>
              </table:table-cell>
              <table:table-cell office:value-type="float" office:value="1673.141479">
                <text:p>1673.141479</text:p>
              </table:table-cell>
              <table:table-cell office:value-type="float" office:value="1754.654663">
                <text:p>1754.65466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668.39624">
                <text:p>1668.39624</text:p>
              </table:table-cell>
              <table:table-cell office:value-type="float" office:value="1739.258545">
                <text:p>1739.258545</text:p>
              </table:table-cell>
              <table:table-cell office:value-type="float" office:value="1671.320557">
                <text:p>1671.320557</text:p>
              </table:table-cell>
              <table:table-cell office:value-type="float" office:value="1744.667969">
                <text:p>1744.66796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670.861938">
                <text:p>1670.861938</text:p>
              </table:table-cell>
              <table:table-cell office:value-type="float" office:value="1740.336792">
                <text:p>1740.336792</text:p>
              </table:table-cell>
              <table:table-cell office:value-type="float" office:value="1673.774292">
                <text:p>1673.774292</text:p>
              </table:table-cell>
              <table:table-cell office:value-type="float" office:value="1742.499756">
                <text:p>1742.49975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68.169434">
                <text:p>1668.169434</text:p>
              </table:table-cell>
              <table:table-cell office:value-type="float" office:value="1754.657104">
                <text:p>1754.657104</text:p>
              </table:table-cell>
              <table:table-cell office:value-type="float" office:value="1670.516235">
                <text:p>1670.516235</text:p>
              </table:table-cell>
              <table:table-cell office:value-type="float" office:value="1754.725708">
                <text:p>1754.72570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70.358398">
                <text:p>1670.358398</text:p>
              </table:table-cell>
              <table:table-cell office:value-type="float" office:value="1738.700317">
                <text:p>1738.700317</text:p>
              </table:table-cell>
              <table:table-cell office:value-type="float" office:value="1673.198853">
                <text:p>1673.198853</text:p>
              </table:table-cell>
              <table:table-cell office:value-type="float" office:value="1744.182373">
                <text:p>1744.18237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666.10498">
                <text:p>1666.10498</text:p>
              </table:table-cell>
              <table:table-cell office:value-type="float" office:value="1753.43689">
                <text:p>1753.43689</text:p>
              </table:table-cell>
              <table:table-cell office:value-type="float" office:value="1667.737549">
                <text:p>1667.737549</text:p>
              </table:table-cell>
              <table:table-cell office:value-type="float" office:value="1753.632446">
                <text:p>1753.63244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666.973877">
                <text:p>1666.973877</text:p>
              </table:table-cell>
              <table:table-cell office:value-type="float" office:value="1752.258057">
                <text:p>1752.258057</text:p>
              </table:table-cell>
              <table:table-cell office:value-type="float" office:value="1670.266113">
                <text:p>1670.266113</text:p>
              </table:table-cell>
              <table:table-cell office:value-type="float" office:value="1756.341675">
                <text:p>1756.34167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668.985718">
                <text:p>1668.985718</text:p>
              </table:table-cell>
              <table:table-cell office:value-type="float" office:value="1738.665527">
                <text:p>1738.665527</text:p>
              </table:table-cell>
              <table:table-cell office:value-type="float" office:value="1670.511353">
                <text:p>1670.511353</text:p>
              </table:table-cell>
              <table:table-cell office:value-type="float" office:value="1738.483032">
                <text:p>1738.48303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666.744507">
                <text:p>1666.744507</text:p>
              </table:table-cell>
              <table:table-cell office:value-type="float" office:value="1749.874512">
                <text:p>1749.874512</text:p>
              </table:table-cell>
              <table:table-cell office:value-type="float" office:value="1668.477539">
                <text:p>1668.477539</text:p>
              </table:table-cell>
              <table:table-cell office:value-type="float" office:value="1750.531982">
                <text:p>1750.53198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665.06665">
                <text:p>1665.06665</text:p>
              </table:table-cell>
              <table:table-cell office:value-type="float" office:value="1743.984375">
                <text:p>1743.984375</text:p>
              </table:table-cell>
              <table:table-cell office:value-type="float" office:value="1667.068359">
                <text:p>1667.068359</text:p>
              </table:table-cell>
              <table:table-cell office:value-type="float" office:value="1747.047607">
                <text:p>1747.04760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667.092407">
                <text:p>1667.092407</text:p>
              </table:table-cell>
              <table:table-cell office:value-type="float" office:value="1738.333008">
                <text:p>1738.333008</text:p>
              </table:table-cell>
              <table:table-cell office:value-type="float" office:value="1671.863281">
                <text:p>1671.863281</text:p>
              </table:table-cell>
              <table:table-cell office:value-type="float" office:value="1738.28833">
                <text:p>1738.288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666.93689">
                <text:p>1666.93689</text:p>
              </table:table-cell>
              <table:table-cell office:value-type="float" office:value="1738.424805">
                <text:p>1738.424805</text:p>
              </table:table-cell>
              <table:table-cell office:value-type="float" office:value="1672.19873">
                <text:p>1672.19873</text:p>
              </table:table-cell>
              <table:table-cell office:value-type="float" office:value="1738.500366">
                <text:p>1738.50036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62.672241">
                <text:p>1662.672241</text:p>
              </table:table-cell>
              <table:table-cell office:value-type="float" office:value="1746.811768">
                <text:p>1746.811768</text:p>
              </table:table-cell>
              <table:table-cell office:value-type="float" office:value="1668.701294">
                <text:p>1668.701294</text:p>
              </table:table-cell>
              <table:table-cell office:value-type="float" office:value="1750.641113">
                <text:p>1750.64111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66.144043">
                <text:p>1666.144043</text:p>
              </table:table-cell>
              <table:table-cell office:value-type="float" office:value="1741.77356">
                <text:p>1741.77356</text:p>
              </table:table-cell>
              <table:table-cell office:value-type="float" office:value="1668.455444">
                <text:p>1668.455444</text:p>
              </table:table-cell>
              <table:table-cell office:value-type="float" office:value="1743.057129">
                <text:p>1743.05712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669.5448">
                <text:p>1669.5448</text:p>
              </table:table-cell>
              <table:table-cell office:value-type="float" office:value="1734.507324">
                <text:p>1734.507324</text:p>
              </table:table-cell>
              <table:table-cell office:value-type="float" office:value="1672.44043">
                <text:p>1672.44043</text:p>
              </table:table-cell>
              <table:table-cell office:value-type="float" office:value="1737.979126">
                <text:p>1737.97912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669.707031">
                <text:p>1669.707031</text:p>
              </table:table-cell>
              <table:table-cell office:value-type="float" office:value="1732.934326">
                <text:p>1732.934326</text:p>
              </table:table-cell>
              <table:table-cell office:value-type="float" office:value="1670.054688">
                <text:p>1670.054688</text:p>
              </table:table-cell>
              <table:table-cell office:value-type="float" office:value="1735.887695">
                <text:p>1735.88769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665.604858">
                <text:p>1665.604858</text:p>
              </table:table-cell>
              <table:table-cell office:value-type="float" office:value="1741.796143">
                <text:p>1741.796143</text:p>
              </table:table-cell>
              <table:table-cell office:value-type="float" office:value="1669.27002">
                <text:p>1669.27002</text:p>
              </table:table-cell>
              <table:table-cell office:value-type="float" office:value="1745.107544">
                <text:p>1745.10754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670.772095">
                <text:p>1670.772095</text:p>
              </table:table-cell>
              <table:table-cell office:value-type="float" office:value="1720.460327">
                <text:p>1720.460327</text:p>
              </table:table-cell>
              <table:table-cell office:value-type="float" office:value="1670.426392">
                <text:p>1670.426392</text:p>
              </table:table-cell>
              <table:table-cell office:value-type="float" office:value="1724.448364">
                <text:p>1724.4483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50.211792">
                <text:p>1650.211792</text:p>
              </table:table-cell>
              <table:table-cell office:value-type="float" office:value="1734.694214">
                <text:p>1734.694214</text:p>
              </table:table-cell>
              <table:table-cell office:value-type="float" office:value="1651.844849">
                <text:p>1651.844849</text:p>
              </table:table-cell>
              <table:table-cell office:value-type="float" office:value="1737.816528">
                <text:p>1737.81652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635.785889">
                <text:p>1635.785889</text:p>
              </table:table-cell>
              <table:table-cell office:value-type="float" office:value="1726.925659">
                <text:p>1726.925659</text:p>
              </table:table-cell>
              <table:table-cell office:value-type="float" office:value="1638.039307">
                <text:p>1638.039307</text:p>
              </table:table-cell>
              <table:table-cell office:value-type="float" office:value="1724.497925">
                <text:p>1724.49792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635.50708">
                <text:p>1635.50708</text:p>
              </table:table-cell>
              <table:table-cell office:value-type="float" office:value="1710.1698">
                <text:p>1710.1698</text:p>
              </table:table-cell>
              <table:table-cell office:value-type="float" office:value="1634.353271">
                <text:p>1634.353271</text:p>
              </table:table-cell>
              <table:table-cell office:value-type="float" office:value="1707.336426">
                <text:p>1707.33642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624.371704">
                <text:p>1624.371704</text:p>
              </table:table-cell>
              <table:table-cell office:value-type="float" office:value="1701.295776">
                <text:p>1701.295776</text:p>
              </table:table-cell>
              <table:table-cell office:value-type="float" office:value="1628.252075">
                <text:p>1628.252075</text:p>
              </table:table-cell>
              <table:table-cell office:value-type="float" office:value="1697.026855">
                <text:p>1697.02685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620.667847">
                <text:p>1620.667847</text:p>
              </table:table-cell>
              <table:table-cell office:value-type="float" office:value="1689.5896">
                <text:p>1689.5896</text:p>
              </table:table-cell>
              <table:table-cell office:value-type="float" office:value="1620.321411">
                <text:p>1620.321411</text:p>
              </table:table-cell>
              <table:table-cell office:value-type="float" office:value="1690.457275">
                <text:p>1690.45727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615.692749">
                <text:p>1615.692749</text:p>
              </table:table-cell>
              <table:table-cell office:value-type="float" office:value="1675.026489">
                <text:p>1675.026489</text:p>
              </table:table-cell>
              <table:table-cell office:value-type="float" office:value="1616.257446">
                <text:p>1616.257446</text:p>
              </table:table-cell>
              <table:table-cell office:value-type="float" office:value="1679.048096">
                <text:p>1679.04809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609.217529">
                <text:p>1609.217529</text:p>
              </table:table-cell>
              <table:table-cell office:value-type="float" office:value="1671.771362">
                <text:p>1671.771362</text:p>
              </table:table-cell>
              <table:table-cell office:value-type="float" office:value="1612.607788">
                <text:p>1612.607788</text:p>
              </table:table-cell>
              <table:table-cell office:value-type="float" office:value="1667.138184">
                <text:p>1667.13818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603.702148">
                <text:p>1603.702148</text:p>
              </table:table-cell>
              <table:table-cell office:value-type="float" office:value="1664.472656">
                <text:p>1664.472656</text:p>
              </table:table-cell>
              <table:table-cell office:value-type="float" office:value="1600.791382">
                <text:p>1600.791382</text:p>
              </table:table-cell>
              <table:table-cell office:value-type="float" office:value="1665.077148">
                <text:p>1665.07714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602.794678">
                <text:p>1602.794678</text:p>
              </table:table-cell>
              <table:table-cell office:value-type="float" office:value="1653.520996">
                <text:p>1653.520996</text:p>
              </table:table-cell>
              <table:table-cell office:value-type="float" office:value="1600.623535">
                <text:p>1600.623535</text:p>
              </table:table-cell>
              <table:table-cell office:value-type="float" office:value="1654.319214">
                <text:p>1654.31921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97.981689">
                <text:p>1597.981689</text:p>
              </table:table-cell>
              <table:table-cell office:value-type="float" office:value="1646.711792">
                <text:p>1646.711792</text:p>
              </table:table-cell>
              <table:table-cell office:value-type="float" office:value="1599.870972">
                <text:p>1599.870972</text:p>
              </table:table-cell>
              <table:table-cell office:value-type="float" office:value="1643.25354">
                <text:p>1643.2535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94.26001">
                <text:p>1594.26001</text:p>
              </table:table-cell>
              <table:table-cell office:value-type="float" office:value="1643.237549">
                <text:p>1643.237549</text:p>
              </table:table-cell>
              <table:table-cell office:value-type="float" office:value="1590.508911">
                <text:p>1590.508911</text:p>
              </table:table-cell>
              <table:table-cell office:value-type="float" office:value="1640.215942">
                <text:p>1640.21594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91.234009">
                <text:p>1591.234009</text:p>
              </table:table-cell>
              <table:table-cell office:value-type="float" office:value="1635.869385">
                <text:p>1635.869385</text:p>
              </table:table-cell>
              <table:table-cell office:value-type="float" office:value="1587.766602">
                <text:p>1587.766602</text:p>
              </table:table-cell>
              <table:table-cell office:value-type="float" office:value="1639.459717">
                <text:p>1639.45971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86.354614">
                <text:p>1586.354614</text:p>
              </table:table-cell>
              <table:table-cell office:value-type="float" office:value="1628.641235">
                <text:p>1628.641235</text:p>
              </table:table-cell>
              <table:table-cell office:value-type="float" office:value="1587.050903">
                <text:p>1587.050903</text:p>
              </table:table-cell>
              <table:table-cell office:value-type="float" office:value="1624.015625">
                <text:p>1624.01562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81.82666">
                <text:p>1581.82666</text:p>
              </table:table-cell>
              <table:table-cell office:value-type="float" office:value="1625.736206">
                <text:p>1625.736206</text:p>
              </table:table-cell>
              <table:table-cell office:value-type="float" office:value="1582.640015">
                <text:p>1582.640015</text:p>
              </table:table-cell>
              <table:table-cell office:value-type="float" office:value="1624.425903">
                <text:p>1624.42590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86.697388">
                <text:p>1586.697388</text:p>
              </table:table-cell>
              <table:table-cell office:value-type="float" office:value="1617.872925">
                <text:p>1617.872925</text:p>
              </table:table-cell>
              <table:table-cell office:value-type="float" office:value="1580.081909">
                <text:p>1580.081909</text:p>
              </table:table-cell>
              <table:table-cell office:value-type="float" office:value="1620.677856">
                <text:p>1620.67785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9.128906">
                <text:p>1579.128906</text:p>
              </table:table-cell>
              <table:table-cell office:value-type="float" office:value="1614.321411">
                <text:p>1614.321411</text:p>
              </table:table-cell>
              <table:table-cell office:value-type="float" office:value="1580.65686">
                <text:p>1580.65686</text:p>
              </table:table-cell>
              <table:table-cell office:value-type="float" office:value="1615.093384">
                <text:p>1615.09338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76.913086">
                <text:p>1576.913086</text:p>
              </table:table-cell>
              <table:table-cell office:value-type="float" office:value="1612.290405">
                <text:p>1612.290405</text:p>
              </table:table-cell>
              <table:table-cell office:value-type="float" office:value="1575.281982">
                <text:p>1575.281982</text:p>
              </table:table-cell>
              <table:table-cell office:value-type="float" office:value="1610.773193">
                <text:p>1610.77319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8.939087">
                <text:p>1578.939087</text:p>
              </table:table-cell>
              <table:table-cell office:value-type="float" office:value="1607.365723">
                <text:p>1607.365723</text:p>
              </table:table-cell>
              <table:table-cell office:value-type="float" office:value="1578.092896">
                <text:p>1578.092896</text:p>
              </table:table-cell>
              <table:table-cell office:value-type="float" office:value="1602.223877">
                <text:p>1602.22387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78.866211">
                <text:p>1578.866211</text:p>
              </table:table-cell>
              <table:table-cell office:value-type="float" office:value="1600.809937">
                <text:p>1600.809937</text:p>
              </table:table-cell>
              <table:table-cell office:value-type="float" office:value="1577.639282">
                <text:p>1577.639282</text:p>
              </table:table-cell>
              <table:table-cell office:value-type="float" office:value="1602.320312">
                <text:p>1602.32031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75.749512">
                <text:p>1575.749512</text:p>
              </table:table-cell>
              <table:table-cell office:value-type="float" office:value="1601.181641">
                <text:p>1601.181641</text:p>
              </table:table-cell>
              <table:table-cell office:value-type="float" office:value="1574.697998">
                <text:p>1574.697998</text:p>
              </table:table-cell>
              <table:table-cell office:value-type="float" office:value="1600.420898">
                <text:p>1600.42089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75.499634">
                <text:p>1575.499634</text:p>
              </table:table-cell>
              <table:table-cell office:value-type="float" office:value="1596.490356">
                <text:p>1596.490356</text:p>
              </table:table-cell>
              <table:table-cell office:value-type="float" office:value="1573.214355">
                <text:p>1573.214355</text:p>
              </table:table-cell>
              <table:table-cell office:value-type="float" office:value="1596.613037">
                <text:p>1596.61303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72.878906">
                <text:p>1572.878906</text:p>
              </table:table-cell>
              <table:table-cell office:value-type="float" office:value="1597.527466">
                <text:p>1597.527466</text:p>
              </table:table-cell>
              <table:table-cell office:value-type="float" office:value="1573.548584">
                <text:p>1573.548584</text:p>
              </table:table-cell>
              <table:table-cell office:value-type="float" office:value="1592.090576">
                <text:p>1592.09057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73.677002">
                <text:p>1573.677002</text:p>
              </table:table-cell>
              <table:table-cell office:value-type="float" office:value="1593.945435">
                <text:p>1593.945435</text:p>
              </table:table-cell>
              <table:table-cell office:value-type="float" office:value="1568.799072">
                <text:p>1568.799072</text:p>
              </table:table-cell>
              <table:table-cell office:value-type="float" office:value="1594.287964">
                <text:p>1594.28796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571.314941">
                <text:p>1571.314941</text:p>
              </table:table-cell>
              <table:table-cell office:value-type="float" office:value="1589.892822">
                <text:p>1589.892822</text:p>
              </table:table-cell>
              <table:table-cell office:value-type="float" office:value="1570.572876">
                <text:p>1570.572876</text:p>
              </table:table-cell>
              <table:table-cell office:value-type="float" office:value="1589.861938">
                <text:p>1589.86193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566.066895">
                <text:p>1566.066895</text:p>
              </table:table-cell>
              <table:table-cell office:value-type="float" office:value="1589.337646">
                <text:p>1589.337646</text:p>
              </table:table-cell>
              <table:table-cell office:value-type="float" office:value="1572.376099">
                <text:p>1572.376099</text:p>
              </table:table-cell>
              <table:table-cell office:value-type="float" office:value="1591.673096">
                <text:p>1591.67309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568.11792">
                <text:p>1568.11792</text:p>
              </table:table-cell>
              <table:table-cell office:value-type="float" office:value="1583.536621">
                <text:p>1583.536621</text:p>
              </table:table-cell>
              <table:table-cell office:value-type="float" office:value="1568.483643">
                <text:p>1568.483643</text:p>
              </table:table-cell>
              <table:table-cell office:value-type="float" office:value="1588.55957">
                <text:p>1588.5595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569.65918">
                <text:p>1569.65918</text:p>
              </table:table-cell>
              <table:table-cell office:value-type="float" office:value="1584.719482">
                <text:p>1584.719482</text:p>
              </table:table-cell>
              <table:table-cell office:value-type="float" office:value="1567.851685">
                <text:p>1567.851685</text:p>
              </table:table-cell>
              <table:table-cell office:value-type="float" office:value="1587.686035">
                <text:p>1587.68603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569.818115">
                <text:p>1569.818115</text:p>
              </table:table-cell>
              <table:table-cell office:value-type="float" office:value="1584.91748">
                <text:p>1584.91748</text:p>
              </table:table-cell>
              <table:table-cell office:value-type="float" office:value="1570.25">
                <text:p>1570.25</text:p>
              </table:table-cell>
              <table:table-cell office:value-type="float" office:value="1583.675171">
                <text:p>1583.67517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567.715088">
                <text:p>1567.715088</text:p>
              </table:table-cell>
              <table:table-cell office:value-type="float" office:value="1581.187012">
                <text:p>1581.187012</text:p>
              </table:table-cell>
              <table:table-cell office:value-type="float" office:value="1570.341553">
                <text:p>1570.341553</text:p>
              </table:table-cell>
              <table:table-cell office:value-type="float" office:value="1580.897217">
                <text:p>1580.89721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569.939209">
                <text:p>1569.939209</text:p>
              </table:table-cell>
              <table:table-cell office:value-type="float" office:value="1579.153564">
                <text:p>1579.153564</text:p>
              </table:table-cell>
              <table:table-cell office:value-type="float" office:value="1569.916138">
                <text:p>1569.916138</text:p>
              </table:table-cell>
              <table:table-cell office:value-type="float" office:value="1579.558594">
                <text:p>1579.55859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563.557373">
                <text:p>1563.557373</text:p>
              </table:table-cell>
              <table:table-cell office:value-type="float" office:value="1580.94397">
                <text:p>1580.94397</text:p>
              </table:table-cell>
              <table:table-cell office:value-type="float" office:value="1567.294556">
                <text:p>1567.294556</text:p>
              </table:table-cell>
              <table:table-cell office:value-type="float" office:value="1579.545654">
                <text:p>1579.54565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567.965332">
                <text:p>1567.965332</text:p>
              </table:table-cell>
              <table:table-cell office:value-type="float" office:value="1578.6875">
                <text:p>1578.6875</text:p>
              </table:table-cell>
              <table:table-cell office:value-type="float" office:value="1567.486572">
                <text:p>1567.486572</text:p>
              </table:table-cell>
              <table:table-cell office:value-type="float" office:value="1578.723267">
                <text:p>1578.72326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568.280762">
                <text:p>1568.280762</text:p>
              </table:table-cell>
              <table:table-cell office:value-type="float" office:value="1575.793213">
                <text:p>1575.793213</text:p>
              </table:table-cell>
              <table:table-cell office:value-type="float" office:value="1565.368896">
                <text:p>1565.368896</text:p>
              </table:table-cell>
              <table:table-cell office:value-type="float" office:value="1579.229858">
                <text:p>1579.22985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567.09668">
                <text:p>1567.09668</text:p>
              </table:table-cell>
              <table:table-cell office:value-type="float" office:value="1576.604004">
                <text:p>1576.604004</text:p>
              </table:table-cell>
              <table:table-cell office:value-type="float" office:value="1569.641968">
                <text:p>1569.641968</text:p>
              </table:table-cell>
              <table:table-cell office:value-type="float" office:value="1576.192505">
                <text:p>1576.19250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569.88562">
                <text:p>1569.88562</text:p>
              </table:table-cell>
              <table:table-cell office:value-type="float" office:value="1571.624268">
                <text:p>1571.624268</text:p>
              </table:table-cell>
              <table:table-cell office:value-type="float" office:value="1568.048218">
                <text:p>1568.048218</text:p>
              </table:table-cell>
              <table:table-cell office:value-type="float" office:value="1574.228638">
                <text:p>1574.22863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564.228027">
                <text:p>1564.228027</text:p>
              </table:table-cell>
              <table:table-cell office:value-type="float" office:value="1576.5896">
                <text:p>1576.5896</text:p>
              </table:table-cell>
              <table:table-cell office:value-type="float" office:value="1568.145996">
                <text:p>1568.145996</text:p>
              </table:table-cell>
              <table:table-cell office:value-type="float" office:value="1573.829834">
                <text:p>1573.82983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567.385742">
                <text:p>1567.385742</text:p>
              </table:table-cell>
              <table:table-cell office:value-type="float" office:value="1572.805786">
                <text:p>1572.805786</text:p>
              </table:table-cell>
              <table:table-cell office:value-type="float" office:value="1567.189941">
                <text:p>1567.189941</text:p>
              </table:table-cell>
              <table:table-cell office:value-type="float" office:value="1573.241089">
                <text:p>1573.2410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566.681519">
                <text:p>1566.681519</text:p>
              </table:table-cell>
              <table:table-cell office:value-type="float" office:value="1571.091553">
                <text:p>1571.091553</text:p>
              </table:table-cell>
              <table:table-cell office:value-type="float" office:value="1565.245972">
                <text:p>1565.245972</text:p>
              </table:table-cell>
              <table:table-cell office:value-type="float" office:value="1573.704102">
                <text:p>1573.70410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561.790527">
                <text:p>1561.790527</text:p>
              </table:table-cell>
              <table:table-cell office:value-type="float" office:value="1574.401489">
                <text:p>1574.401489</text:p>
              </table:table-cell>
              <table:table-cell office:value-type="float" office:value="1558.987793">
                <text:p>1558.987793</text:p>
              </table:table-cell>
              <table:table-cell office:value-type="float" office:value="1577.130249">
                <text:p>1577.13024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52.718384">
                <text:p>1552.718384</text:p>
              </table:table-cell>
              <table:table-cell office:value-type="float" office:value="1586.122559">
                <text:p>1586.122559</text:p>
              </table:table-cell>
              <table:table-cell office:value-type="float" office:value="1556.387085">
                <text:p>1556.387085</text:p>
              </table:table-cell>
              <table:table-cell office:value-type="float" office:value="1583.250977">
                <text:p>1583.25097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98.901123">
                <text:p>1598.901123</text:p>
              </table:table-cell>
              <table:table-cell office:value-type="float" office:value="1632.038086">
                <text:p>1632.038086</text:p>
              </table:table-cell>
              <table:table-cell office:value-type="float" office:value="1536.524902">
                <text:p>1536.524902</text:p>
              </table:table-cell>
              <table:table-cell office:value-type="float" office:value="1529.609619">
                <text:p>1529.60961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26.588501">
                <text:p>1626.588501</text:p>
              </table:table-cell>
              <table:table-cell office:value-type="float" office:value="1666.257324">
                <text:p>1666.257324</text:p>
              </table:table-cell>
              <table:table-cell office:value-type="float" office:value="1542.811401">
                <text:p>1542.811401</text:p>
              </table:table-cell>
              <table:table-cell office:value-type="float" office:value="1569.716064">
                <text:p>1569.71606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652.608276">
                <text:p>1652.608276</text:p>
              </table:table-cell>
              <table:table-cell office:value-type="float" office:value="1692.199219">
                <text:p>1692.199219</text:p>
              </table:table-cell>
              <table:table-cell office:value-type="float" office:value="1594.259399">
                <text:p>1594.259399</text:p>
              </table:table-cell>
              <table:table-cell office:value-type="float" office:value="1620.136719">
                <text:p>1620.13671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672.590576">
                <text:p>1672.590576</text:p>
              </table:table-cell>
              <table:table-cell office:value-type="float" office:value="1642.628418">
                <text:p>1642.628418</text:p>
              </table:table-cell>
              <table:table-cell office:value-type="float" office:value="1688.404053">
                <text:p>1688.404053</text:p>
              </table:table-cell>
              <table:table-cell office:value-type="float" office:value="1645.393311">
                <text:p>1645.39331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666.236572">
                <text:p>1666.236572</text:p>
              </table:table-cell>
              <table:table-cell office:value-type="float" office:value="1730.734009">
                <text:p>1730.734009</text:p>
              </table:table-cell>
              <table:table-cell office:value-type="float" office:value="1693.666748">
                <text:p>1693.666748</text:p>
              </table:table-cell>
              <table:table-cell office:value-type="float" office:value="1728.782104">
                <text:p>1728.78210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678.221069">
                <text:p>1678.221069</text:p>
              </table:table-cell>
              <table:table-cell office:value-type="float" office:value="1718.191772">
                <text:p>1718.191772</text:p>
              </table:table-cell>
              <table:table-cell office:value-type="float" office:value="1682.946533">
                <text:p>1682.946533</text:p>
              </table:table-cell>
              <table:table-cell office:value-type="float" office:value="1720.621704">
                <text:p>1720.62170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657.571411">
                <text:p>1657.571411</text:p>
              </table:table-cell>
              <table:table-cell office:value-type="float" office:value="1743.30127">
                <text:p>1743.30127</text:p>
              </table:table-cell>
              <table:table-cell office:value-type="float" office:value="1653.138184">
                <text:p>1653.138184</text:p>
              </table:table-cell>
              <table:table-cell office:value-type="float" office:value="1755.52478">
                <text:p>1755.5247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67.830322">
                <text:p>1667.830322</text:p>
              </table:table-cell>
              <table:table-cell office:value-type="float" office:value="1708.063232">
                <text:p>1708.063232</text:p>
              </table:table-cell>
              <table:table-cell office:value-type="float" office:value="1674.064941">
                <text:p>1674.064941</text:p>
              </table:table-cell>
              <table:table-cell office:value-type="float" office:value="1724.567139">
                <text:p>1724.56713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656.899292">
                <text:p>1656.899292</text:p>
              </table:table-cell>
              <table:table-cell office:value-type="float" office:value="1716.802979">
                <text:p>1716.802979</text:p>
              </table:table-cell>
              <table:table-cell office:value-type="float" office:value="1668.074219">
                <text:p>1668.074219</text:p>
              </table:table-cell>
              <table:table-cell office:value-type="float" office:value="1722.601807">
                <text:p>1722.60180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627.292236">
                <text:p>1627.292236</text:p>
              </table:table-cell>
              <table:table-cell office:value-type="float" office:value="1757.425049">
                <text:p>1757.425049</text:p>
              </table:table-cell>
              <table:table-cell office:value-type="float" office:value="1638.012329">
                <text:p>1638.012329</text:p>
              </table:table-cell>
              <table:table-cell office:value-type="float" office:value="1745.534546">
                <text:p>1745.53454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62.477051">
                <text:p>1662.477051</text:p>
              </table:table-cell>
              <table:table-cell office:value-type="float" office:value="1710.914917">
                <text:p>1710.914917</text:p>
              </table:table-cell>
              <table:table-cell office:value-type="float" office:value="1670.037842">
                <text:p>1670.037842</text:p>
              </table:table-cell>
              <table:table-cell office:value-type="float" office:value="1707.079346">
                <text:p>1707.07934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656.122681">
                <text:p>1656.122681</text:p>
              </table:table-cell>
              <table:table-cell office:value-type="float" office:value="1738.04187">
                <text:p>1738.04187</text:p>
              </table:table-cell>
              <table:table-cell office:value-type="float" office:value="1661.360107">
                <text:p>1661.360107</text:p>
              </table:table-cell>
              <table:table-cell office:value-type="float" office:value="1732.229126">
                <text:p>1732.22912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650.009521">
                <text:p>1650.009521</text:p>
              </table:table-cell>
              <table:table-cell office:value-type="float" office:value="1732.256226">
                <text:p>1732.256226</text:p>
              </table:table-cell>
              <table:table-cell office:value-type="float" office:value="1655.998291">
                <text:p>1655.998291</text:p>
              </table:table-cell>
              <table:table-cell office:value-type="float" office:value="1732.570923">
                <text:p>1732.57092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653.233276">
                <text:p>1653.233276</text:p>
              </table:table-cell>
              <table:table-cell office:value-type="float" office:value="1723.750244">
                <text:p>1723.750244</text:p>
              </table:table-cell>
              <table:table-cell office:value-type="float" office:value="1658.193237">
                <text:p>1658.193237</text:p>
              </table:table-cell>
              <table:table-cell office:value-type="float" office:value="1724.365601">
                <text:p>1724.36560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653.566895">
                <text:p>1653.566895</text:p>
              </table:table-cell>
              <table:table-cell office:value-type="float" office:value="1729.192627">
                <text:p>1729.192627</text:p>
              </table:table-cell>
              <table:table-cell office:value-type="float" office:value="1661.431885">
                <text:p>1661.431885</text:p>
              </table:table-cell>
              <table:table-cell office:value-type="float" office:value="1725.091309">
                <text:p>1725.09130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654.253174">
                <text:p>1654.253174</text:p>
              </table:table-cell>
              <table:table-cell office:value-type="float" office:value="1726.520874">
                <text:p>1726.520874</text:p>
              </table:table-cell>
              <table:table-cell office:value-type="float" office:value="1660.375854">
                <text:p>1660.375854</text:p>
              </table:table-cell>
              <table:table-cell office:value-type="float" office:value="1727.367188">
                <text:p>1727.36718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652.786621">
                <text:p>1652.786621</text:p>
              </table:table-cell>
              <table:table-cell office:value-type="float" office:value="1730.657227">
                <text:p>1730.657227</text:p>
              </table:table-cell>
              <table:table-cell office:value-type="float" office:value="1660.054199">
                <text:p>1660.054199</text:p>
              </table:table-cell>
              <table:table-cell office:value-type="float" office:value="1726.145264">
                <text:p>1726.14526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653.158569">
                <text:p>1653.158569</text:p>
              </table:table-cell>
              <table:table-cell office:value-type="float" office:value="1733.011719">
                <text:p>1733.011719</text:p>
              </table:table-cell>
              <table:table-cell office:value-type="float" office:value="1659.120483">
                <text:p>1659.120483</text:p>
              </table:table-cell>
              <table:table-cell office:value-type="float" office:value="1731.083984">
                <text:p>1731.08398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48.885132">
                <text:p>1648.885132</text:p>
              </table:table-cell>
              <table:table-cell office:value-type="float" office:value="1734.809204">
                <text:p>1734.809204</text:p>
              </table:table-cell>
              <table:table-cell office:value-type="float" office:value="1653.294434">
                <text:p>1653.294434</text:p>
              </table:table-cell>
              <table:table-cell office:value-type="float" office:value="1734.088623">
                <text:p>1734.08862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648.770142">
                <text:p>1648.770142</text:p>
              </table:table-cell>
              <table:table-cell office:value-type="float" office:value="1731.712769">
                <text:p>1731.712769</text:p>
              </table:table-cell>
              <table:table-cell office:value-type="float" office:value="1657.264893">
                <text:p>1657.264893</text:p>
              </table:table-cell>
              <table:table-cell office:value-type="float" office:value="1730.142944">
                <text:p>1730.14294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648.537476">
                <text:p>1648.537476</text:p>
              </table:table-cell>
              <table:table-cell office:value-type="float" office:value="1735.945068">
                <text:p>1735.945068</text:p>
              </table:table-cell>
              <table:table-cell office:value-type="float" office:value="1655.288086">
                <text:p>1655.288086</text:p>
              </table:table-cell>
              <table:table-cell office:value-type="float" office:value="1734.774658">
                <text:p>1734.77465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652.399536">
                <text:p>1652.399536</text:p>
              </table:table-cell>
              <table:table-cell office:value-type="float" office:value="1726.851562">
                <text:p>1726.851562</text:p>
              </table:table-cell>
              <table:table-cell office:value-type="float" office:value="1657.446411">
                <text:p>1657.446411</text:p>
              </table:table-cell>
              <table:table-cell office:value-type="float" office:value="1726.227173">
                <text:p>1726.22717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57.540405">
                <text:p>1657.540405</text:p>
              </table:table-cell>
              <table:table-cell office:value-type="float" office:value="1723.757568">
                <text:p>1723.757568</text:p>
              </table:table-cell>
              <table:table-cell office:value-type="float" office:value="1662.008789">
                <text:p>1662.008789</text:p>
              </table:table-cell>
              <table:table-cell office:value-type="float" office:value="1721.40686">
                <text:p>1721.4068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646.803833">
                <text:p>1646.803833</text:p>
              </table:table-cell>
              <table:table-cell office:value-type="float" office:value="1736.454712">
                <text:p>1736.454712</text:p>
              </table:table-cell>
              <table:table-cell office:value-type="float" office:value="1649.307617">
                <text:p>1649.307617</text:p>
              </table:table-cell>
              <table:table-cell office:value-type="float" office:value="1737.501099">
                <text:p>1737.50109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653.90979">
                <text:p>1653.90979</text:p>
              </table:table-cell>
              <table:table-cell office:value-type="float" office:value="1725.217773">
                <text:p>1725.217773</text:p>
              </table:table-cell>
              <table:table-cell office:value-type="float" office:value="1660.814819">
                <text:p>1660.814819</text:p>
              </table:table-cell>
              <table:table-cell office:value-type="float" office:value="1722.038086">
                <text:p>1722.03808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52.400635">
                <text:p>1652.400635</text:p>
              </table:table-cell>
              <table:table-cell office:value-type="float" office:value="1727.068359">
                <text:p>1727.068359</text:p>
              </table:table-cell>
              <table:table-cell office:value-type="float" office:value="1662.945679">
                <text:p>1662.945679</text:p>
              </table:table-cell>
              <table:table-cell office:value-type="float" office:value="1722.823975">
                <text:p>1722.82397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650.967529">
                <text:p>1650.967529</text:p>
              </table:table-cell>
              <table:table-cell office:value-type="float" office:value="1734.321533">
                <text:p>1734.321533</text:p>
              </table:table-cell>
              <table:table-cell office:value-type="float" office:value="1659.133789">
                <text:p>1659.133789</text:p>
              </table:table-cell>
              <table:table-cell office:value-type="float" office:value="1727.644165">
                <text:p>1727.6441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656.192505">
                <text:p>1656.192505</text:p>
              </table:table-cell>
              <table:table-cell office:value-type="float" office:value="1719.611694">
                <text:p>1719.611694</text:p>
              </table:table-cell>
              <table:table-cell office:value-type="float" office:value="1661.960205">
                <text:p>1661.960205</text:p>
              </table:table-cell>
              <table:table-cell office:value-type="float" office:value="1719.081055">
                <text:p>1719.08105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651.846191">
                <text:p>1651.846191</text:p>
              </table:table-cell>
              <table:table-cell office:value-type="float" office:value="1729.515869">
                <text:p>1729.515869</text:p>
              </table:table-cell>
              <table:table-cell office:value-type="float" office:value="1661.341919">
                <text:p>1661.341919</text:p>
              </table:table-cell>
              <table:table-cell office:value-type="float" office:value="1727.726929">
                <text:p>1727.7269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653.470459">
                <text:p>1653.470459</text:p>
              </table:table-cell>
              <table:table-cell office:value-type="float" office:value="1733.364624">
                <text:p>1733.364624</text:p>
              </table:table-cell>
              <table:table-cell office:value-type="float" office:value="1658.78833">
                <text:p>1658.78833</text:p>
              </table:table-cell>
              <table:table-cell office:value-type="float" office:value="1732.108887">
                <text:p>1732.1088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55.117432">
                <text:p>1655.117432</text:p>
              </table:table-cell>
              <table:table-cell office:value-type="float" office:value="1719.994873">
                <text:p>1719.994873</text:p>
              </table:table-cell>
              <table:table-cell office:value-type="float" office:value="1663.768677">
                <text:p>1663.768677</text:p>
              </table:table-cell>
              <table:table-cell office:value-type="float" office:value="1719.106567">
                <text:p>1719.1065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656.068237">
                <text:p>1656.068237</text:p>
              </table:table-cell>
              <table:table-cell office:value-type="float" office:value="1725.877319">
                <text:p>1725.877319</text:p>
              </table:table-cell>
              <table:table-cell office:value-type="float" office:value="1660.279053">
                <text:p>1660.279053</text:p>
              </table:table-cell>
              <table:table-cell office:value-type="float" office:value="1723.674561">
                <text:p>1723.67456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653.270996">
                <text:p>1653.270996</text:p>
              </table:table-cell>
              <table:table-cell office:value-type="float" office:value="1726.679443">
                <text:p>1726.679443</text:p>
              </table:table-cell>
              <table:table-cell office:value-type="float" office:value="1662.578247">
                <text:p>1662.578247</text:p>
              </table:table-cell>
              <table:table-cell office:value-type="float" office:value="1720.607422">
                <text:p>1720.60742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54.158936">
                <text:p>1654.158936</text:p>
              </table:table-cell>
              <table:table-cell office:value-type="float" office:value="1722.879883">
                <text:p>1722.879883</text:p>
              </table:table-cell>
              <table:table-cell office:value-type="float" office:value="1662.369141">
                <text:p>1662.369141</text:p>
              </table:table-cell>
              <table:table-cell office:value-type="float" office:value="1722.094849">
                <text:p>1722.09484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49.940918">
                <text:p>1649.940918</text:p>
              </table:table-cell>
              <table:table-cell office:value-type="float" office:value="1734.148682">
                <text:p>1734.148682</text:p>
              </table:table-cell>
              <table:table-cell office:value-type="float" office:value="1656.271606">
                <text:p>1656.271606</text:p>
              </table:table-cell>
              <table:table-cell office:value-type="float" office:value="1730.180664">
                <text:p>1730.18066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656.247803">
                <text:p>1656.247803</text:p>
              </table:table-cell>
              <table:table-cell office:value-type="float" office:value="1723.694092">
                <text:p>1723.694092</text:p>
              </table:table-cell>
              <table:table-cell office:value-type="float" office:value="1658.535889">
                <text:p>1658.535889</text:p>
              </table:table-cell>
              <table:table-cell office:value-type="float" office:value="1722.844849">
                <text:p>1722.84484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651.171021">
                <text:p>1651.171021</text:p>
              </table:table-cell>
              <table:table-cell office:value-type="float" office:value="1728.755127">
                <text:p>1728.755127</text:p>
              </table:table-cell>
              <table:table-cell office:value-type="float" office:value="1657.180054">
                <text:p>1657.180054</text:p>
              </table:table-cell>
              <table:table-cell office:value-type="float" office:value="1725.688232">
                <text:p>1725.6882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655.822144">
                <text:p>1655.822144</text:p>
              </table:table-cell>
              <table:table-cell office:value-type="float" office:value="1726.143066">
                <text:p>1726.143066</text:p>
              </table:table-cell>
              <table:table-cell office:value-type="float" office:value="1662.668335">
                <text:p>1662.668335</text:p>
              </table:table-cell>
              <table:table-cell office:value-type="float" office:value="1725.724854">
                <text:p>1725.72485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654.753906">
                <text:p>1654.753906</text:p>
              </table:table-cell>
              <table:table-cell office:value-type="float" office:value="1723.322021">
                <text:p>1723.322021</text:p>
              </table:table-cell>
              <table:table-cell office:value-type="float" office:value="1664.461426">
                <text:p>1664.461426</text:p>
              </table:table-cell>
              <table:table-cell office:value-type="float" office:value="1719.198975">
                <text:p>1719.19897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654.369263">
                <text:p>1654.369263</text:p>
              </table:table-cell>
              <table:table-cell office:value-type="float" office:value="1724.975586">
                <text:p>1724.975586</text:p>
              </table:table-cell>
              <table:table-cell office:value-type="float" office:value="1666.133301">
                <text:p>1666.133301</text:p>
              </table:table-cell>
              <table:table-cell office:value-type="float" office:value="1723.88562">
                <text:p>1723.8856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650.063477">
                <text:p>1650.063477</text:p>
              </table:table-cell>
              <table:table-cell office:value-type="float" office:value="1735.338623">
                <text:p>1735.338623</text:p>
              </table:table-cell>
              <table:table-cell office:value-type="float" office:value="1660.378174">
                <text:p>1660.378174</text:p>
              </table:table-cell>
              <table:table-cell office:value-type="float" office:value="1730.317139">
                <text:p>1730.31713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653.193726">
                <text:p>1653.193726</text:p>
              </table:table-cell>
              <table:table-cell office:value-type="float" office:value="1731.657471">
                <text:p>1731.657471</text:p>
              </table:table-cell>
              <table:table-cell office:value-type="float" office:value="1663.530029">
                <text:p>1663.530029</text:p>
              </table:table-cell>
              <table:table-cell office:value-type="float" office:value="1727.511841">
                <text:p>1727.51184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655.38208">
                <text:p>1655.38208</text:p>
              </table:table-cell>
              <table:table-cell office:value-type="float" office:value="1729.131958">
                <text:p>1729.131958</text:p>
              </table:table-cell>
              <table:table-cell office:value-type="float" office:value="1663.055908">
                <text:p>1663.055908</text:p>
              </table:table-cell>
              <table:table-cell office:value-type="float" office:value="1729.048706">
                <text:p>1729.04870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658.330566">
                <text:p>1658.330566</text:p>
              </table:table-cell>
              <table:table-cell office:value-type="float" office:value="1732.796265">
                <text:p>1732.796265</text:p>
              </table:table-cell>
              <table:table-cell office:value-type="float" office:value="1665.22583">
                <text:p>1665.22583</text:p>
              </table:table-cell>
              <table:table-cell office:value-type="float" office:value="1731.898315">
                <text:p>1731.89831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650.838379">
                <text:p>1650.838379</text:p>
              </table:table-cell>
              <table:table-cell office:value-type="float" office:value="1741.19519">
                <text:p>1741.19519</text:p>
              </table:table-cell>
              <table:table-cell office:value-type="float" office:value="1657.347656">
                <text:p>1657.347656</text:p>
              </table:table-cell>
              <table:table-cell office:value-type="float" office:value="1738.415894">
                <text:p>1738.41589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657.517212">
                <text:p>1657.517212</text:p>
              </table:table-cell>
              <table:table-cell office:value-type="float" office:value="1728.202637">
                <text:p>1728.202637</text:p>
              </table:table-cell>
              <table:table-cell office:value-type="float" office:value="1664.380127">
                <text:p>1664.380127</text:p>
              </table:table-cell>
              <table:table-cell office:value-type="float" office:value="1725.439941">
                <text:p>1725.4399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655.023193">
                <text:p>1655.023193</text:p>
              </table:table-cell>
              <table:table-cell office:value-type="float" office:value="1738.402466">
                <text:p>1738.402466</text:p>
              </table:table-cell>
              <table:table-cell office:value-type="float" office:value="1664.05896">
                <text:p>1664.05896</text:p>
              </table:table-cell>
              <table:table-cell office:value-type="float" office:value="1733.597534">
                <text:p>1733.59753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652.87561">
                <text:p>1652.87561</text:p>
              </table:table-cell>
              <table:table-cell office:value-type="float" office:value="1734.494019">
                <text:p>1734.494019</text:p>
              </table:table-cell>
              <table:table-cell office:value-type="float" office:value="1661.815063">
                <text:p>1661.815063</text:p>
              </table:table-cell>
              <table:table-cell office:value-type="float" office:value="1731.950684">
                <text:p>1731.9506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655.260742">
                <text:p>1655.260742</text:p>
              </table:table-cell>
              <table:table-cell office:value-type="float" office:value="1735.020142">
                <text:p>1735.020142</text:p>
              </table:table-cell>
              <table:table-cell office:value-type="float" office:value="1661.123535">
                <text:p>1661.123535</text:p>
              </table:table-cell>
              <table:table-cell office:value-type="float" office:value="1730.6521">
                <text:p>1730.652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660.006348">
                <text:p>1660.006348</text:p>
              </table:table-cell>
              <table:table-cell office:value-type="float" office:value="1727.313965">
                <text:p>1727.313965</text:p>
              </table:table-cell>
              <table:table-cell office:value-type="float" office:value="1668.124878">
                <text:p>1668.124878</text:p>
              </table:table-cell>
              <table:table-cell office:value-type="float" office:value="1726.802368">
                <text:p>1726.80236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659.405273">
                <text:p>1659.405273</text:p>
              </table:table-cell>
              <table:table-cell office:value-type="float" office:value="1732.336182">
                <text:p>1732.336182</text:p>
              </table:table-cell>
              <table:table-cell office:value-type="float" office:value="1665.093872">
                <text:p>1665.093872</text:p>
              </table:table-cell>
              <table:table-cell office:value-type="float" office:value="1729.296631">
                <text:p>1729.2966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654.714111">
                <text:p>1654.714111</text:p>
              </table:table-cell>
              <table:table-cell office:value-type="float" office:value="1733.722046">
                <text:p>1733.722046</text:p>
              </table:table-cell>
              <table:table-cell office:value-type="float" office:value="1666.20813">
                <text:p>1666.20813</text:p>
              </table:table-cell>
              <table:table-cell office:value-type="float" office:value="1727.793457">
                <text:p>1727.79345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655.314697">
                <text:p>1655.314697</text:p>
              </table:table-cell>
              <table:table-cell office:value-type="float" office:value="1733.075195">
                <text:p>1733.075195</text:p>
              </table:table-cell>
              <table:table-cell office:value-type="float" office:value="1662.230469">
                <text:p>1662.230469</text:p>
              </table:table-cell>
              <table:table-cell office:value-type="float" office:value="1733.947021">
                <text:p>1733.94702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658.552246">
                <text:p>1658.552246</text:p>
              </table:table-cell>
              <table:table-cell office:value-type="float" office:value="1738.182739">
                <text:p>1738.182739</text:p>
              </table:table-cell>
              <table:table-cell office:value-type="float" office:value="1666.858643">
                <text:p>1666.858643</text:p>
              </table:table-cell>
              <table:table-cell office:value-type="float" office:value="1733.839478">
                <text:p>1733.83947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655.297363">
                <text:p>1655.297363</text:p>
              </table:table-cell>
              <table:table-cell office:value-type="float" office:value="1733.801514">
                <text:p>1733.801514</text:p>
              </table:table-cell>
              <table:table-cell office:value-type="float" office:value="1664.501465">
                <text:p>1664.501465</text:p>
              </table:table-cell>
              <table:table-cell office:value-type="float" office:value="1731.5271">
                <text:p>1731.527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657.202881">
                <text:p>1657.202881</text:p>
              </table:table-cell>
              <table:table-cell office:value-type="float" office:value="1734.717529">
                <text:p>1734.717529</text:p>
              </table:table-cell>
              <table:table-cell office:value-type="float" office:value="1664.430542">
                <text:p>1664.430542</text:p>
              </table:table-cell>
              <table:table-cell office:value-type="float" office:value="1729.120239">
                <text:p>1729.12023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61.985718">
                <text:p>1661.985718</text:p>
              </table:table-cell>
              <table:table-cell office:value-type="float" office:value="1726.20105">
                <text:p>1726.20105</text:p>
              </table:table-cell>
              <table:table-cell office:value-type="float" office:value="1670.627075">
                <text:p>1670.627075</text:p>
              </table:table-cell>
              <table:table-cell office:value-type="float" office:value="1722.991943">
                <text:p>1722.99194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654.98291">
                <text:p>1654.98291</text:p>
              </table:table-cell>
              <table:table-cell office:value-type="float" office:value="1738.185059">
                <text:p>1738.185059</text:p>
              </table:table-cell>
              <table:table-cell office:value-type="float" office:value="1662.697266">
                <text:p>1662.697266</text:p>
              </table:table-cell>
              <table:table-cell office:value-type="float" office:value="1735.875732">
                <text:p>1735.87573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61.710205">
                <text:p>1661.710205</text:p>
              </table:table-cell>
              <table:table-cell office:value-type="float" office:value="1727.052002">
                <text:p>1727.052002</text:p>
              </table:table-cell>
              <table:table-cell office:value-type="float" office:value="1670.154175">
                <text:p>1670.154175</text:p>
              </table:table-cell>
              <table:table-cell office:value-type="float" office:value="1726.290039">
                <text:p>1726.29003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658.606812">
                <text:p>1658.606812</text:p>
              </table:table-cell>
              <table:table-cell office:value-type="float" office:value="1735.064819">
                <text:p>1735.064819</text:p>
              </table:table-cell>
              <table:table-cell office:value-type="float" office:value="1667.476074">
                <text:p>1667.476074</text:p>
              </table:table-cell>
              <table:table-cell office:value-type="float" office:value="1733.972778">
                <text:p>1733.97277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654.982056">
                <text:p>1654.982056</text:p>
              </table:table-cell>
              <table:table-cell office:value-type="float" office:value="1735.415649">
                <text:p>1735.415649</text:p>
              </table:table-cell>
              <table:table-cell office:value-type="float" office:value="1661.791748">
                <text:p>1661.791748</text:p>
              </table:table-cell>
              <table:table-cell office:value-type="float" office:value="1733.974609">
                <text:p>1733.9746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659.925171">
                <text:p>1659.925171</text:p>
              </table:table-cell>
              <table:table-cell office:value-type="float" office:value="1730.992676">
                <text:p>1730.992676</text:p>
              </table:table-cell>
              <table:table-cell office:value-type="float" office:value="1667.953003">
                <text:p>1667.953003</text:p>
              </table:table-cell>
              <table:table-cell office:value-type="float" office:value="1728.609863">
                <text:p>1728.60986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660.223999">
                <text:p>1660.223999</text:p>
              </table:table-cell>
              <table:table-cell office:value-type="float" office:value="1737.943604">
                <text:p>1737.943604</text:p>
              </table:table-cell>
              <table:table-cell office:value-type="float" office:value="1665.06958">
                <text:p>1665.06958</text:p>
              </table:table-cell>
              <table:table-cell office:value-type="float" office:value="1737.210693">
                <text:p>1737.21069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657.414551">
                <text:p>1657.414551</text:p>
              </table:table-cell>
              <table:table-cell office:value-type="float" office:value="1745.986206">
                <text:p>1745.986206</text:p>
              </table:table-cell>
              <table:table-cell office:value-type="float" office:value="1665.389648">
                <text:p>1665.389648</text:p>
              </table:table-cell>
              <table:table-cell office:value-type="float" office:value="1741.923828">
                <text:p>1741.92382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659.225586">
                <text:p>1659.225586</text:p>
              </table:table-cell>
              <table:table-cell office:value-type="float" office:value="1740.079956">
                <text:p>1740.079956</text:p>
              </table:table-cell>
              <table:table-cell office:value-type="float" office:value="1666.551514">
                <text:p>1666.551514</text:p>
              </table:table-cell>
              <table:table-cell office:value-type="float" office:value="1739.833862">
                <text:p>1739.83386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663.917358">
                <text:p>1663.917358</text:p>
              </table:table-cell>
              <table:table-cell office:value-type="float" office:value="1730.803101">
                <text:p>1730.803101</text:p>
              </table:table-cell>
              <table:table-cell office:value-type="float" office:value="1670.875">
                <text:p>1670.875</text:p>
              </table:table-cell>
              <table:table-cell office:value-type="float" office:value="1730.599121">
                <text:p>1730.59912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657.05127">
                <text:p>1657.05127</text:p>
              </table:table-cell>
              <table:table-cell office:value-type="float" office:value="1744.066895">
                <text:p>1744.066895</text:p>
              </table:table-cell>
              <table:table-cell office:value-type="float" office:value="1663.642822">
                <text:p>1663.642822</text:p>
              </table:table-cell>
              <table:table-cell office:value-type="float" office:value="1742.162231">
                <text:p>1742.16223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661.571655">
                <text:p>1661.571655</text:p>
              </table:table-cell>
              <table:table-cell office:value-type="float" office:value="1742.681152">
                <text:p>1742.681152</text:p>
              </table:table-cell>
              <table:table-cell office:value-type="float" office:value="1666.689697">
                <text:p>1666.689697</text:p>
              </table:table-cell>
              <table:table-cell office:value-type="float" office:value="1740.261353">
                <text:p>1740.26135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662.471802">
                <text:p>1662.471802</text:p>
              </table:table-cell>
              <table:table-cell office:value-type="float" office:value="1742.254883">
                <text:p>1742.254883</text:p>
              </table:table-cell>
              <table:table-cell office:value-type="float" office:value="1666.645264">
                <text:p>1666.645264</text:p>
              </table:table-cell>
              <table:table-cell office:value-type="float" office:value="1740.093018">
                <text:p>1740.09301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663.647095">
                <text:p>1663.647095</text:p>
              </table:table-cell>
              <table:table-cell office:value-type="float" office:value="1741.46228">
                <text:p>1741.46228</text:p>
              </table:table-cell>
              <table:table-cell office:value-type="float" office:value="1669.387207">
                <text:p>1669.387207</text:p>
              </table:table-cell>
              <table:table-cell office:value-type="float" office:value="1739.114502">
                <text:p>1739.11450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657.677734">
                <text:p>1657.677734</text:p>
              </table:table-cell>
              <table:table-cell office:value-type="float" office:value="1749.447266">
                <text:p>1749.447266</text:p>
              </table:table-cell>
              <table:table-cell office:value-type="float" office:value="1666.964355">
                <text:p>1666.964355</text:p>
              </table:table-cell>
              <table:table-cell office:value-type="float" office:value="1742.514648">
                <text:p>1742.51464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662.189209">
                <text:p>1662.189209</text:p>
              </table:table-cell>
              <table:table-cell office:value-type="float" office:value="1737.011475">
                <text:p>1737.011475</text:p>
              </table:table-cell>
              <table:table-cell office:value-type="float" office:value="1668.99939">
                <text:p>1668.99939</text:p>
              </table:table-cell>
              <table:table-cell office:value-type="float" office:value="1738.05127">
                <text:p>1738.0512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664.863159">
                <text:p>1664.863159</text:p>
              </table:table-cell>
              <table:table-cell office:value-type="float" office:value="1734.996704">
                <text:p>1734.996704</text:p>
              </table:table-cell>
              <table:table-cell office:value-type="float" office:value="1672.051758">
                <text:p>1672.051758</text:p>
              </table:table-cell>
              <table:table-cell office:value-type="float" office:value="1734.621582">
                <text:p>1734.62158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660.749756">
                <text:p>1660.749756</text:p>
              </table:table-cell>
              <table:table-cell office:value-type="float" office:value="1745.343872">
                <text:p>1745.343872</text:p>
              </table:table-cell>
              <table:table-cell office:value-type="float" office:value="1669.904053">
                <text:p>1669.904053</text:p>
              </table:table-cell>
              <table:table-cell office:value-type="float" office:value="1741.269287">
                <text:p>1741.26928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659.428955">
                <text:p>1659.428955</text:p>
              </table:table-cell>
              <table:table-cell office:value-type="float" office:value="1741.015137">
                <text:p>1741.015137</text:p>
              </table:table-cell>
              <table:table-cell office:value-type="float" office:value="1667.5177">
                <text:p>1667.5177</text:p>
              </table:table-cell>
              <table:table-cell office:value-type="float" office:value="1737.56189">
                <text:p>1737.561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659.665039">
                <text:p>1659.665039</text:p>
              </table:table-cell>
              <table:table-cell office:value-type="float" office:value="1746.117188">
                <text:p>1746.117188</text:p>
              </table:table-cell>
              <table:table-cell office:value-type="float" office:value="1664.320679">
                <text:p>1664.320679</text:p>
              </table:table-cell>
              <table:table-cell office:value-type="float" office:value="1747.410278">
                <text:p>1747.41027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662.759277">
                <text:p>1662.759277</text:p>
              </table:table-cell>
              <table:table-cell office:value-type="float" office:value="1739.27124">
                <text:p>1739.27124</text:p>
              </table:table-cell>
              <table:table-cell office:value-type="float" office:value="1669.748779">
                <text:p>1669.748779</text:p>
              </table:table-cell>
              <table:table-cell office:value-type="float" office:value="1735.996094">
                <text:p>1735.99609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663.306763">
                <text:p>1663.306763</text:p>
              </table:table-cell>
              <table:table-cell office:value-type="float" office:value="1733.614502">
                <text:p>1733.614502</text:p>
              </table:table-cell>
              <table:table-cell office:value-type="float" office:value="1672.623413">
                <text:p>1672.623413</text:p>
              </table:table-cell>
              <table:table-cell office:value-type="float" office:value="1732.759521">
                <text:p>1732.75952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658.517578">
                <text:p>1658.517578</text:p>
              </table:table-cell>
              <table:table-cell office:value-type="float" office:value="1744.632935">
                <text:p>1744.632935</text:p>
              </table:table-cell>
              <table:table-cell office:value-type="float" office:value="1665.078857">
                <text:p>1665.078857</text:p>
              </table:table-cell>
              <table:table-cell office:value-type="float" office:value="1742.3396">
                <text:p>1742.339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663.724487">
                <text:p>1663.724487</text:p>
              </table:table-cell>
              <table:table-cell office:value-type="float" office:value="1737.208252">
                <text:p>1737.208252</text:p>
              </table:table-cell>
              <table:table-cell office:value-type="float" office:value="1671.248535">
                <text:p>1671.248535</text:p>
              </table:table-cell>
              <table:table-cell office:value-type="float" office:value="1735.447754">
                <text:p>1735.44775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663.992554">
                <text:p>1663.992554</text:p>
              </table:table-cell>
              <table:table-cell office:value-type="float" office:value="1736.377319">
                <text:p>1736.377319</text:p>
              </table:table-cell>
              <table:table-cell office:value-type="float" office:value="1670.435059">
                <text:p>1670.435059</text:p>
              </table:table-cell>
              <table:table-cell office:value-type="float" office:value="1736.091919">
                <text:p>1736.09191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61.618164">
                <text:p>1661.618164</text:p>
              </table:table-cell>
              <table:table-cell office:value-type="float" office:value="1742.780273">
                <text:p>1742.780273</text:p>
              </table:table-cell>
              <table:table-cell office:value-type="float" office:value="1671.791748">
                <text:p>1671.791748</text:p>
              </table:table-cell>
              <table:table-cell office:value-type="float" office:value="1739.116821">
                <text:p>1739.11682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668.194336">
                <text:p>1668.194336</text:p>
              </table:table-cell>
              <table:table-cell office:value-type="float" office:value="1737.028931">
                <text:p>1737.028931</text:p>
              </table:table-cell>
              <table:table-cell office:value-type="float" office:value="1672.67334">
                <text:p>1672.67334</text:p>
              </table:table-cell>
              <table:table-cell office:value-type="float" office:value="1735.666992">
                <text:p>1735.66699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661.655151">
                <text:p>1661.655151</text:p>
              </table:table-cell>
              <table:table-cell office:value-type="float" office:value="1746.55481">
                <text:p>1746.55481</text:p>
              </table:table-cell>
              <table:table-cell office:value-type="float" office:value="1667.950439">
                <text:p>1667.950439</text:p>
              </table:table-cell>
              <table:table-cell office:value-type="float" office:value="1742.723633">
                <text:p>1742.72363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662.862183">
                <text:p>1662.862183</text:p>
              </table:table-cell>
              <table:table-cell office:value-type="float" office:value="1741.34082">
                <text:p>1741.34082</text:p>
              </table:table-cell>
              <table:table-cell office:value-type="float" office:value="1670.353394">
                <text:p>1670.353394</text:p>
              </table:table-cell>
              <table:table-cell office:value-type="float" office:value="1736.744141">
                <text:p>1736.74414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659.504517">
                <text:p>1659.504517</text:p>
              </table:table-cell>
              <table:table-cell office:value-type="float" office:value="1746.819946">
                <text:p>1746.819946</text:p>
              </table:table-cell>
              <table:table-cell office:value-type="float" office:value="1667.580688">
                <text:p>1667.580688</text:p>
              </table:table-cell>
              <table:table-cell office:value-type="float" office:value="1741.770752">
                <text:p>1741.77075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661.099854">
                <text:p>1661.099854</text:p>
              </table:table-cell>
              <table:table-cell office:value-type="float" office:value="1742.446411">
                <text:p>1742.446411</text:p>
              </table:table-cell>
              <table:table-cell office:value-type="float" office:value="1668.581665">
                <text:p>1668.581665</text:p>
              </table:table-cell>
              <table:table-cell office:value-type="float" office:value="1738.667725">
                <text:p>1738.66772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662.844971">
                <text:p>1662.844971</text:p>
              </table:table-cell>
              <table:table-cell office:value-type="float" office:value="1747.822876">
                <text:p>1747.822876</text:p>
              </table:table-cell>
              <table:table-cell office:value-type="float" office:value="1668.44104">
                <text:p>1668.44104</text:p>
              </table:table-cell>
              <table:table-cell office:value-type="float" office:value="1744.687622">
                <text:p>1744.68762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60.059937">
                <text:p>1660.059937</text:p>
              </table:table-cell>
              <table:table-cell office:value-type="float" office:value="1743.148315">
                <text:p>1743.148315</text:p>
              </table:table-cell>
              <table:table-cell office:value-type="float" office:value="1671.759888">
                <text:p>1671.759888</text:p>
              </table:table-cell>
              <table:table-cell office:value-type="float" office:value="1735.123047">
                <text:p>1735.12304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662.143555">
                <text:p>1662.143555</text:p>
              </table:table-cell>
              <table:table-cell office:value-type="float" office:value="1743.379272">
                <text:p>1743.379272</text:p>
              </table:table-cell>
              <table:table-cell office:value-type="float" office:value="1670.25708">
                <text:p>1670.25708</text:p>
              </table:table-cell>
              <table:table-cell office:value-type="float" office:value="1740.812866">
                <text:p>1740.81286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64.747681">
                <text:p>1664.747681</text:p>
              </table:table-cell>
              <table:table-cell office:value-type="float" office:value="1744.362427">
                <text:p>1744.362427</text:p>
              </table:table-cell>
              <table:table-cell office:value-type="float" office:value="1669.338379">
                <text:p>1669.338379</text:p>
              </table:table-cell>
              <table:table-cell office:value-type="float" office:value="1743.373901">
                <text:p>1743.37390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666.170654">
                <text:p>1666.170654</text:p>
              </table:table-cell>
              <table:table-cell office:value-type="float" office:value="1722.446777">
                <text:p>1722.446777</text:p>
              </table:table-cell>
              <table:table-cell office:value-type="float" office:value="1675.896729">
                <text:p>1675.896729</text:p>
              </table:table-cell>
              <table:table-cell office:value-type="float" office:value="1718.002319">
                <text:p>1718.00231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648.803589">
                <text:p>1648.803589</text:p>
              </table:table-cell>
              <table:table-cell office:value-type="float" office:value="1732.952271">
                <text:p>1732.952271</text:p>
              </table:table-cell>
              <table:table-cell office:value-type="float" office:value="1652.036743">
                <text:p>1652.036743</text:p>
              </table:table-cell>
              <table:table-cell office:value-type="float" office:value="1735.68689">
                <text:p>1735.6868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631.727417">
                <text:p>1631.727417</text:p>
              </table:table-cell>
              <table:table-cell office:value-type="float" office:value="1719.2323">
                <text:p>1719.2323</text:p>
              </table:table-cell>
              <table:table-cell office:value-type="float" office:value="1638.079956">
                <text:p>1638.079956</text:p>
              </table:table-cell>
              <table:table-cell office:value-type="float" office:value="1719.953735">
                <text:p>1719.95373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632.911499">
                <text:p>1632.911499</text:p>
              </table:table-cell>
              <table:table-cell office:value-type="float" office:value="1704.980347">
                <text:p>1704.980347</text:p>
              </table:table-cell>
              <table:table-cell office:value-type="float" office:value="1640.596924">
                <text:p>1640.596924</text:p>
              </table:table-cell>
              <table:table-cell office:value-type="float" office:value="1702.538208">
                <text:p>1702.53820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20.225342">
                <text:p>1620.225342</text:p>
              </table:table-cell>
              <table:table-cell office:value-type="float" office:value="1701.077393">
                <text:p>1701.077393</text:p>
              </table:table-cell>
              <table:table-cell office:value-type="float" office:value="1630.956299">
                <text:p>1630.956299</text:p>
              </table:table-cell>
              <table:table-cell office:value-type="float" office:value="1696.859497">
                <text:p>1696.85949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621.708984">
                <text:p>1621.708984</text:p>
              </table:table-cell>
              <table:table-cell office:value-type="float" office:value="1686.615967">
                <text:p>1686.615967</text:p>
              </table:table-cell>
              <table:table-cell office:value-type="float" office:value="1621.071045">
                <text:p>1621.071045</text:p>
              </table:table-cell>
              <table:table-cell office:value-type="float" office:value="1682.979492">
                <text:p>1682.97949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613.592529">
                <text:p>1613.592529</text:p>
              </table:table-cell>
              <table:table-cell office:value-type="float" office:value="1676.002686">
                <text:p>1676.002686</text:p>
              </table:table-cell>
              <table:table-cell office:value-type="float" office:value="1616.823364">
                <text:p>1616.823364</text:p>
              </table:table-cell>
              <table:table-cell office:value-type="float" office:value="1674.734253">
                <text:p>1674.73425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05.300415">
                <text:p>1605.300415</text:p>
              </table:table-cell>
              <table:table-cell office:value-type="float" office:value="1669.064819">
                <text:p>1669.064819</text:p>
              </table:table-cell>
              <table:table-cell office:value-type="float" office:value="1611.277954">
                <text:p>1611.277954</text:p>
              </table:table-cell>
              <table:table-cell office:value-type="float" office:value="1669.513062">
                <text:p>1669.51306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601.367676">
                <text:p>1601.367676</text:p>
              </table:table-cell>
              <table:table-cell office:value-type="float" office:value="1664.422485">
                <text:p>1664.422485</text:p>
              </table:table-cell>
              <table:table-cell office:value-type="float" office:value="1603.866455">
                <text:p>1603.866455</text:p>
              </table:table-cell>
              <table:table-cell office:value-type="float" office:value="1660.866089">
                <text:p>1660.86608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99.359741">
                <text:p>1599.359741</text:p>
              </table:table-cell>
              <table:table-cell office:value-type="float" office:value="1651.581177">
                <text:p>1651.581177</text:p>
              </table:table-cell>
              <table:table-cell office:value-type="float" office:value="1603.271362">
                <text:p>1603.271362</text:p>
              </table:table-cell>
              <table:table-cell office:value-type="float" office:value="1650.38855">
                <text:p>1650.3885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93.049683">
                <text:p>1593.049683</text:p>
              </table:table-cell>
              <table:table-cell office:value-type="float" office:value="1648.742188">
                <text:p>1648.742188</text:p>
              </table:table-cell>
              <table:table-cell office:value-type="float" office:value="1598.476685">
                <text:p>1598.476685</text:p>
              </table:table-cell>
              <table:table-cell office:value-type="float" office:value="1641.793335">
                <text:p>1641.79333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96.638916">
                <text:p>1596.638916</text:p>
              </table:table-cell>
              <table:table-cell office:value-type="float" office:value="1634.568848">
                <text:p>1634.568848</text:p>
              </table:table-cell>
              <table:table-cell office:value-type="float" office:value="1595.712646">
                <text:p>1595.712646</text:p>
              </table:table-cell>
              <table:table-cell office:value-type="float" office:value="1635.591431">
                <text:p>1635.59143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88.077026">
                <text:p>1588.077026</text:p>
              </table:table-cell>
              <table:table-cell office:value-type="float" office:value="1632.983643">
                <text:p>1632.983643</text:p>
              </table:table-cell>
              <table:table-cell office:value-type="float" office:value="1592.834961">
                <text:p>1592.834961</text:p>
              </table:table-cell>
              <table:table-cell office:value-type="float" office:value="1631.84375">
                <text:p>1631.8437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92.180542">
                <text:p>1592.180542</text:p>
              </table:table-cell>
              <table:table-cell office:value-type="float" office:value="1624.857666">
                <text:p>1624.857666</text:p>
              </table:table-cell>
              <table:table-cell office:value-type="float" office:value="1591.570312">
                <text:p>1591.570312</text:p>
              </table:table-cell>
              <table:table-cell office:value-type="float" office:value="1623.515137">
                <text:p>1623.51513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85.191772">
                <text:p>1585.191772</text:p>
              </table:table-cell>
              <table:table-cell office:value-type="float" office:value="1621.124878">
                <text:p>1621.124878</text:p>
              </table:table-cell>
              <table:table-cell office:value-type="float" office:value="1585.577393">
                <text:p>1585.577393</text:p>
              </table:table-cell>
              <table:table-cell office:value-type="float" office:value="1619.966187">
                <text:p>1619.96618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9.476562">
                <text:p>1579.476562</text:p>
              </table:table-cell>
              <table:table-cell office:value-type="float" office:value="1615.799805">
                <text:p>1615.799805</text:p>
              </table:table-cell>
              <table:table-cell office:value-type="float" office:value="1584.567505">
                <text:p>1584.567505</text:p>
              </table:table-cell>
              <table:table-cell office:value-type="float" office:value="1613.509644">
                <text:p>1613.50964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9.809937">
                <text:p>1579.809937</text:p>
              </table:table-cell>
              <table:table-cell office:value-type="float" office:value="1612.568604">
                <text:p>1612.568604</text:p>
              </table:table-cell>
              <table:table-cell office:value-type="float" office:value="1578.203491">
                <text:p>1578.203491</text:p>
              </table:table-cell>
              <table:table-cell office:value-type="float" office:value="1612.928223">
                <text:p>1612.92822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6.116699">
                <text:p>1576.116699</text:p>
              </table:table-cell>
              <table:table-cell office:value-type="float" office:value="1610.818359">
                <text:p>1610.818359</text:p>
              </table:table-cell>
              <table:table-cell office:value-type="float" office:value="1579.843262">
                <text:p>1579.843262</text:p>
              </table:table-cell>
              <table:table-cell office:value-type="float" office:value="1608.528076">
                <text:p>1608.52807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75.448853">
                <text:p>1575.448853</text:p>
              </table:table-cell>
              <table:table-cell office:value-type="float" office:value="1607.756348">
                <text:p>1607.756348</text:p>
              </table:table-cell>
              <table:table-cell office:value-type="float" office:value="1575.036621">
                <text:p>1575.036621</text:p>
              </table:table-cell>
              <table:table-cell office:value-type="float" office:value="1606.454224">
                <text:p>1606.45422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73.151489">
                <text:p>1573.151489</text:p>
              </table:table-cell>
              <table:table-cell office:value-type="float" office:value="1604.194702">
                <text:p>1604.194702</text:p>
              </table:table-cell>
              <table:table-cell office:value-type="float" office:value="1575.871338">
                <text:p>1575.871338</text:p>
              </table:table-cell>
              <table:table-cell office:value-type="float" office:value="1601.315674">
                <text:p>1601.31567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74.986938">
                <text:p>1574.986938</text:p>
              </table:table-cell>
              <table:table-cell office:value-type="float" office:value="1599.184937">
                <text:p>1599.184937</text:p>
              </table:table-cell>
              <table:table-cell office:value-type="float" office:value="1577.172241">
                <text:p>1577.172241</text:p>
              </table:table-cell>
              <table:table-cell office:value-type="float" office:value="1598.025879">
                <text:p>1598.02587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72.464111">
                <text:p>1572.464111</text:p>
              </table:table-cell>
              <table:table-cell office:value-type="float" office:value="1593.952881">
                <text:p>1593.952881</text:p>
              </table:table-cell>
              <table:table-cell office:value-type="float" office:value="1572.902466">
                <text:p>1572.902466</text:p>
              </table:table-cell>
              <table:table-cell office:value-type="float" office:value="1596.354858">
                <text:p>1596.35485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568.600952">
                <text:p>1568.600952</text:p>
              </table:table-cell>
              <table:table-cell office:value-type="float" office:value="1593.650024">
                <text:p>1593.650024</text:p>
              </table:table-cell>
              <table:table-cell office:value-type="float" office:value="1573.120361">
                <text:p>1573.120361</text:p>
              </table:table-cell>
              <table:table-cell office:value-type="float" office:value="1590.956421">
                <text:p>1590.95642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71.220947">
                <text:p>1571.220947</text:p>
              </table:table-cell>
              <table:table-cell office:value-type="float" office:value="1590.856812">
                <text:p>1590.856812</text:p>
              </table:table-cell>
              <table:table-cell office:value-type="float" office:value="1570.921997">
                <text:p>1570.921997</text:p>
              </table:table-cell>
              <table:table-cell office:value-type="float" office:value="1589.425537">
                <text:p>1589.42553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569.011719">
                <text:p>1569.011719</text:p>
              </table:table-cell>
              <table:table-cell office:value-type="float" office:value="1592.590942">
                <text:p>1592.590942</text:p>
              </table:table-cell>
              <table:table-cell office:value-type="float" office:value="1568.158203">
                <text:p>1568.158203</text:p>
              </table:table-cell>
              <table:table-cell office:value-type="float" office:value="1591.324829">
                <text:p>1591.32482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567.736084">
                <text:p>1567.736084</text:p>
              </table:table-cell>
              <table:table-cell office:value-type="float" office:value="1584.043213">
                <text:p>1584.043213</text:p>
              </table:table-cell>
              <table:table-cell office:value-type="float" office:value="1572.295898">
                <text:p>1572.295898</text:p>
              </table:table-cell>
              <table:table-cell office:value-type="float" office:value="1580.663818">
                <text:p>1580.66381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568.341797">
                <text:p>1568.341797</text:p>
              </table:table-cell>
              <table:table-cell office:value-type="float" office:value="1585.753296">
                <text:p>1585.753296</text:p>
              </table:table-cell>
              <table:table-cell office:value-type="float" office:value="1569.022339">
                <text:p>1569.022339</text:p>
              </table:table-cell>
              <table:table-cell office:value-type="float" office:value="1583.939941">
                <text:p>1583.93994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567.065552">
                <text:p>1567.065552</text:p>
              </table:table-cell>
              <table:table-cell office:value-type="float" office:value="1585.091553">
                <text:p>1585.091553</text:p>
              </table:table-cell>
              <table:table-cell office:value-type="float" office:value="1567.624634">
                <text:p>1567.624634</text:p>
              </table:table-cell>
              <table:table-cell office:value-type="float" office:value="1582.802368">
                <text:p>1582.80236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64.922607">
                <text:p>1564.922607</text:p>
              </table:table-cell>
              <table:table-cell office:value-type="float" office:value="1583.547119">
                <text:p>1583.547119</text:p>
              </table:table-cell>
              <table:table-cell office:value-type="float" office:value="1568.92041">
                <text:p>1568.92041</text:p>
              </table:table-cell>
              <table:table-cell office:value-type="float" office:value="1578.37854">
                <text:p>1578.3785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568.574951">
                <text:p>1568.574951</text:p>
              </table:table-cell>
              <table:table-cell office:value-type="float" office:value="1579.906128">
                <text:p>1579.906128</text:p>
              </table:table-cell>
              <table:table-cell office:value-type="float" office:value="1566.377197">
                <text:p>1566.377197</text:p>
              </table:table-cell>
              <table:table-cell office:value-type="float" office:value="1579.996826">
                <text:p>1579.99682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569.916992">
                <text:p>1569.916992</text:p>
              </table:table-cell>
              <table:table-cell office:value-type="float" office:value="1578.267822">
                <text:p>1578.267822</text:p>
              </table:table-cell>
              <table:table-cell office:value-type="float" office:value="1568.935669">
                <text:p>1568.935669</text:p>
              </table:table-cell>
              <table:table-cell office:value-type="float" office:value="1577.137573">
                <text:p>1577.13757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564.952148">
                <text:p>1564.952148</text:p>
              </table:table-cell>
              <table:table-cell office:value-type="float" office:value="1579.735352">
                <text:p>1579.735352</text:p>
              </table:table-cell>
              <table:table-cell office:value-type="float" office:value="1563.212646">
                <text:p>1563.212646</text:p>
              </table:table-cell>
              <table:table-cell office:value-type="float" office:value="1579.633301">
                <text:p>1579.63330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562.596069">
                <text:p>1562.596069</text:p>
              </table:table-cell>
              <table:table-cell office:value-type="float" office:value="1579.251465">
                <text:p>1579.251465</text:p>
              </table:table-cell>
              <table:table-cell office:value-type="float" office:value="1564.35083">
                <text:p>1564.35083</text:p>
              </table:table-cell>
              <table:table-cell office:value-type="float" office:value="1578.714722">
                <text:p>1578.71472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70.218018">
                <text:p>1570.218018</text:p>
              </table:table-cell>
              <table:table-cell office:value-type="float" office:value="1572.229004">
                <text:p>1572.229004</text:p>
              </table:table-cell>
              <table:table-cell office:value-type="float" office:value="1564.968018">
                <text:p>1564.968018</text:p>
              </table:table-cell>
              <table:table-cell office:value-type="float" office:value="1576.618286">
                <text:p>1576.6182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65.838257">
                <text:p>1565.838257</text:p>
              </table:table-cell>
              <table:table-cell office:value-type="float" office:value="1576.634888">
                <text:p>1576.634888</text:p>
              </table:table-cell>
              <table:table-cell office:value-type="float" office:value="1568.136475">
                <text:p>1568.136475</text:p>
              </table:table-cell>
              <table:table-cell office:value-type="float" office:value="1577.404785">
                <text:p>1577.4047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567.37854">
                <text:p>1567.37854</text:p>
              </table:table-cell>
              <table:table-cell office:value-type="float" office:value="1575.907227">
                <text:p>1575.907227</text:p>
              </table:table-cell>
              <table:table-cell office:value-type="float" office:value="1564.64563">
                <text:p>1564.64563</text:p>
              </table:table-cell>
              <table:table-cell office:value-type="float" office:value="1578.073853">
                <text:p>1578.07385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564.425293">
                <text:p>1564.425293</text:p>
              </table:table-cell>
              <table:table-cell office:value-type="float" office:value="1572.621948">
                <text:p>1572.621948</text:p>
              </table:table-cell>
              <table:table-cell office:value-type="float" office:value="1567.911865">
                <text:p>1567.911865</text:p>
              </table:table-cell>
              <table:table-cell office:value-type="float" office:value="1571.310669">
                <text:p>1571.31066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564.899658">
                <text:p>1564.899658</text:p>
              </table:table-cell>
              <table:table-cell office:value-type="float" office:value="1574.441284">
                <text:p>1574.441284</text:p>
              </table:table-cell>
              <table:table-cell office:value-type="float" office:value="1562.34021">
                <text:p>1562.34021</text:p>
              </table:table-cell>
              <table:table-cell office:value-type="float" office:value="1573.94104">
                <text:p>1573.9410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62.941528">
                <text:p>1562.941528</text:p>
              </table:table-cell>
              <table:table-cell office:value-type="float" office:value="1573.450195">
                <text:p>1573.450195</text:p>
              </table:table-cell>
              <table:table-cell office:value-type="float" office:value="1566.723267">
                <text:p>1566.723267</text:p>
              </table:table-cell>
              <table:table-cell office:value-type="float" office:value="1570.472168">
                <text:p>1570.47216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568.099365">
                <text:p>1568.099365</text:p>
              </table:table-cell>
              <table:table-cell office:value-type="float" office:value="1571.324829">
                <text:p>1571.324829</text:p>
              </table:table-cell>
              <table:table-cell office:value-type="float" office:value="1562.974487">
                <text:p>1562.974487</text:p>
              </table:table-cell>
              <table:table-cell office:value-type="float" office:value="1573.589478">
                <text:p>1573.58947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566.094116">
                <text:p>1566.094116</text:p>
              </table:table-cell>
              <table:table-cell office:value-type="float" office:value="1571.362183">
                <text:p>1571.362183</text:p>
              </table:table-cell>
              <table:table-cell office:value-type="float" office:value="1565.643311">
                <text:p>1565.643311</text:p>
              </table:table-cell>
              <table:table-cell office:value-type="float" office:value="1570.393921">
                <text:p>1570.39392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567.111572">
                <text:p>1567.111572</text:p>
              </table:table-cell>
              <table:table-cell office:value-type="float" office:value="1570.589355">
                <text:p>1570.589355</text:p>
              </table:table-cell>
              <table:table-cell office:value-type="float" office:value="1565.457153">
                <text:p>1565.457153</text:p>
              </table:table-cell>
              <table:table-cell office:value-type="float" office:value="1574.158936">
                <text:p>1574.15893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588.842651">
                <text:p>1588.842651</text:p>
              </table:table-cell>
              <table:table-cell office:value-type="float" office:value="1617.442383">
                <text:p>1617.442383</text:p>
              </table:table-cell>
              <table:table-cell office:value-type="float" office:value="1523.775635">
                <text:p>1523.775635</text:p>
              </table:table-cell>
              <table:table-cell office:value-type="float" office:value="1542.640137">
                <text:p>1542.64013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594.904053">
                <text:p>1594.904053</text:p>
              </table:table-cell>
              <table:table-cell office:value-type="float" office:value="1641.565918">
                <text:p>1641.565918</text:p>
              </table:table-cell>
              <table:table-cell office:value-type="float" office:value="1521.35376">
                <text:p>1521.35376</text:p>
              </table:table-cell>
              <table:table-cell office:value-type="float" office:value="1523.1604">
                <text:p>1523.160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04.651367">
                <text:p>1604.651367</text:p>
              </table:table-cell>
              <table:table-cell office:value-type="float" office:value="1669.376709">
                <text:p>1669.376709</text:p>
              </table:table-cell>
              <table:table-cell office:value-type="float" office:value="1529.637451">
                <text:p>1529.637451</text:p>
              </table:table-cell>
              <table:table-cell office:value-type="float" office:value="1539.639404">
                <text:p>1539.63940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631.517944">
                <text:p>1631.517944</text:p>
              </table:table-cell>
              <table:table-cell office:value-type="float" office:value="1687.512085">
                <text:p>1687.512085</text:p>
              </table:table-cell>
              <table:table-cell office:value-type="float" office:value="1564.846069">
                <text:p>1564.846069</text:p>
              </table:table-cell>
              <table:table-cell office:value-type="float" office:value="1572.631348">
                <text:p>1572.63134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672.044189">
                <text:p>1672.044189</text:p>
              </table:table-cell>
              <table:table-cell office:value-type="float" office:value="1690.174194">
                <text:p>1690.174194</text:p>
              </table:table-cell>
              <table:table-cell office:value-type="float" office:value="1615.214478">
                <text:p>1615.214478</text:p>
              </table:table-cell>
              <table:table-cell office:value-type="float" office:value="1613.376099">
                <text:p>1613.37609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90.801025">
                <text:p>1690.801025</text:p>
              </table:table-cell>
              <table:table-cell office:value-type="float" office:value="1661.807861">
                <text:p>1661.807861</text:p>
              </table:table-cell>
              <table:table-cell office:value-type="float" office:value="1654.219604">
                <text:p>1654.219604</text:p>
              </table:table-cell>
              <table:table-cell office:value-type="float" office:value="1621.986694">
                <text:p>1621.98669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622.5177">
                <text:p>1622.5177</text:p>
              </table:table-cell>
              <table:table-cell office:value-type="float" office:value="1728.106079">
                <text:p>1728.106079</text:p>
              </table:table-cell>
              <table:table-cell office:value-type="float" office:value="1644.143433">
                <text:p>1644.143433</text:p>
              </table:table-cell>
              <table:table-cell office:value-type="float" office:value="1718.766724">
                <text:p>1718.76672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657.10144">
                <text:p>1657.10144</text:p>
              </table:table-cell>
              <table:table-cell office:value-type="float" office:value="1689.226807">
                <text:p>1689.226807</text:p>
              </table:table-cell>
              <table:table-cell office:value-type="float" office:value="1672.921875">
                <text:p>1672.921875</text:p>
              </table:table-cell>
              <table:table-cell office:value-type="float" office:value="1709.687988">
                <text:p>1709.68798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688.007568">
                <text:p>1688.007568</text:p>
              </table:table-cell>
              <table:table-cell office:value-type="float" office:value="1695.942139">
                <text:p>1695.942139</text:p>
              </table:table-cell>
              <table:table-cell office:value-type="float" office:value="1694.911011">
                <text:p>1694.911011</text:p>
              </table:table-cell>
              <table:table-cell office:value-type="float" office:value="1713.422852">
                <text:p>1713.42285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680.115112">
                <text:p>1680.115112</text:p>
              </table:table-cell>
              <table:table-cell office:value-type="float" office:value="1749.34729">
                <text:p>1749.34729</text:p>
              </table:table-cell>
              <table:table-cell office:value-type="float" office:value="1687.129517">
                <text:p>1687.129517</text:p>
              </table:table-cell>
              <table:table-cell office:value-type="float" office:value="1765.075684">
                <text:p>1765.0756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687.413086">
                <text:p>1687.413086</text:p>
              </table:table-cell>
              <table:table-cell office:value-type="float" office:value="1744.167847">
                <text:p>1744.167847</text:p>
              </table:table-cell>
              <table:table-cell office:value-type="float" office:value="1694.131348">
                <text:p>1694.131348</text:p>
              </table:table-cell>
              <table:table-cell office:value-type="float" office:value="1750.931641">
                <text:p>1750.93164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691.479614">
                <text:p>1691.479614</text:p>
              </table:table-cell>
              <table:table-cell office:value-type="float" office:value="1750.10083">
                <text:p>1750.10083</text:p>
              </table:table-cell>
              <table:table-cell office:value-type="float" office:value="1695.631592">
                <text:p>1695.631592</text:p>
              </table:table-cell>
              <table:table-cell office:value-type="float" office:value="1745.475098">
                <text:p>1745.47509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682.022949">
                <text:p>1682.022949</text:p>
              </table:table-cell>
              <table:table-cell office:value-type="float" office:value="1750.157593">
                <text:p>1750.157593</text:p>
              </table:table-cell>
              <table:table-cell office:value-type="float" office:value="1680.793701">
                <text:p>1680.793701</text:p>
              </table:table-cell>
              <table:table-cell office:value-type="float" office:value="1755.118896">
                <text:p>1755.11889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675.603027">
                <text:p>1675.603027</text:p>
              </table:table-cell>
              <table:table-cell office:value-type="float" office:value="1756.348877">
                <text:p>1756.348877</text:p>
              </table:table-cell>
              <table:table-cell office:value-type="float" office:value="1668.963379">
                <text:p>1668.963379</text:p>
              </table:table-cell>
              <table:table-cell office:value-type="float" office:value="1770.135498">
                <text:p>1770.13549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677.068848">
                <text:p>1677.068848</text:p>
              </table:table-cell>
              <table:table-cell office:value-type="float" office:value="1748.846436">
                <text:p>1748.846436</text:p>
              </table:table-cell>
              <table:table-cell office:value-type="float" office:value="1685.213135">
                <text:p>1685.213135</text:p>
              </table:table-cell>
              <table:table-cell office:value-type="float" office:value="1749.478271">
                <text:p>1749.47827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689.419678">
                <text:p>1689.419678</text:p>
              </table:table-cell>
              <table:table-cell office:value-type="float" office:value="1737.606201">
                <text:p>1737.606201</text:p>
              </table:table-cell>
              <table:table-cell office:value-type="float" office:value="1690.671753">
                <text:p>1690.671753</text:p>
              </table:table-cell>
              <table:table-cell office:value-type="float" office:value="1742.604248">
                <text:p>1742.60424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672.313721">
                <text:p>1672.313721</text:p>
              </table:table-cell>
              <table:table-cell office:value-type="float" office:value="1765.224121">
                <text:p>1765.224121</text:p>
              </table:table-cell>
              <table:table-cell office:value-type="float" office:value="1674.374146">
                <text:p>1674.374146</text:p>
              </table:table-cell>
              <table:table-cell office:value-type="float" office:value="1766.858887">
                <text:p>1766.85888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677.375122">
                <text:p>1677.375122</text:p>
              </table:table-cell>
              <table:table-cell office:value-type="float" office:value="1757.857422">
                <text:p>1757.857422</text:p>
              </table:table-cell>
              <table:table-cell office:value-type="float" office:value="1680.343506">
                <text:p>1680.343506</text:p>
              </table:table-cell>
              <table:table-cell office:value-type="float" office:value="1758.409912">
                <text:p>1758.40991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682.931885">
                <text:p>1682.931885</text:p>
              </table:table-cell>
              <table:table-cell office:value-type="float" office:value="1747.978027">
                <text:p>1747.978027</text:p>
              </table:table-cell>
              <table:table-cell office:value-type="float" office:value="1685.985718">
                <text:p>1685.985718</text:p>
              </table:table-cell>
              <table:table-cell office:value-type="float" office:value="1752.825562">
                <text:p>1752.82556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677.241577">
                <text:p>1677.241577</text:p>
              </table:table-cell>
              <table:table-cell office:value-type="float" office:value="1757.070801">
                <text:p>1757.070801</text:p>
              </table:table-cell>
              <table:table-cell office:value-type="float" office:value="1679.182007">
                <text:p>1679.182007</text:p>
              </table:table-cell>
              <table:table-cell office:value-type="float" office:value="1762.240967">
                <text:p>1762.24096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681.716431">
                <text:p>1681.716431</text:p>
              </table:table-cell>
              <table:table-cell office:value-type="float" office:value="1758.737061">
                <text:p>1758.737061</text:p>
              </table:table-cell>
              <table:table-cell office:value-type="float" office:value="1680.118652">
                <text:p>1680.118652</text:p>
              </table:table-cell>
              <table:table-cell office:value-type="float" office:value="1763.634766">
                <text:p>1763.63476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677.757935">
                <text:p>1677.757935</text:p>
              </table:table-cell>
              <table:table-cell office:value-type="float" office:value="1765.67981">
                <text:p>1765.67981</text:p>
              </table:table-cell>
              <table:table-cell office:value-type="float" office:value="1681.895752">
                <text:p>1681.895752</text:p>
              </table:table-cell>
              <table:table-cell office:value-type="float" office:value="1768.891846">
                <text:p>1768.89184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683.97998">
                <text:p>1683.97998</text:p>
              </table:table-cell>
              <table:table-cell office:value-type="float" office:value="1750.006348">
                <text:p>1750.006348</text:p>
              </table:table-cell>
              <table:table-cell office:value-type="float" office:value="1682.158081">
                <text:p>1682.158081</text:p>
              </table:table-cell>
              <table:table-cell office:value-type="float" office:value="1755.358032">
                <text:p>1755.35803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676.421509">
                <text:p>1676.421509</text:p>
              </table:table-cell>
              <table:table-cell office:value-type="float" office:value="1765.689697">
                <text:p>1765.689697</text:p>
              </table:table-cell>
              <table:table-cell office:value-type="float" office:value="1683.139648">
                <text:p>1683.139648</text:p>
              </table:table-cell>
              <table:table-cell office:value-type="float" office:value="1767.930298">
                <text:p>1767.93029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683.651611">
                <text:p>1683.651611</text:p>
              </table:table-cell>
              <table:table-cell office:value-type="float" office:value="1755.012573">
                <text:p>1755.012573</text:p>
              </table:table-cell>
              <table:table-cell office:value-type="float" office:value="1684.459961">
                <text:p>1684.459961</text:p>
              </table:table-cell>
              <table:table-cell office:value-type="float" office:value="1757.897827">
                <text:p>1757.89782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77.91748">
                <text:p>1677.91748</text:p>
              </table:table-cell>
              <table:table-cell office:value-type="float" office:value="1761.479492">
                <text:p>1761.479492</text:p>
              </table:table-cell>
              <table:table-cell office:value-type="float" office:value="1683.057983">
                <text:p>1683.057983</text:p>
              </table:table-cell>
              <table:table-cell office:value-type="float" office:value="1760.839355">
                <text:p>1760.83935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688.807129">
                <text:p>1688.807129</text:p>
              </table:table-cell>
              <table:table-cell office:value-type="float" office:value="1747.221558">
                <text:p>1747.221558</text:p>
              </table:table-cell>
              <table:table-cell office:value-type="float" office:value="1680.835815">
                <text:p>1680.835815</text:p>
              </table:table-cell>
              <table:table-cell office:value-type="float" office:value="1757.795044">
                <text:p>1757.79504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678.704956">
                <text:p>1678.704956</text:p>
              </table:table-cell>
              <table:table-cell office:value-type="float" office:value="1767.436523">
                <text:p>1767.436523</text:p>
              </table:table-cell>
              <table:table-cell office:value-type="float" office:value="1681.766235">
                <text:p>1681.766235</text:p>
              </table:table-cell>
              <table:table-cell office:value-type="float" office:value="1771.696045">
                <text:p>1771.69604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678.049438">
                <text:p>1678.049438</text:p>
              </table:table-cell>
              <table:table-cell office:value-type="float" office:value="1756.626953">
                <text:p>1756.626953</text:p>
              </table:table-cell>
              <table:table-cell office:value-type="float" office:value="1679.296753">
                <text:p>1679.296753</text:p>
              </table:table-cell>
              <table:table-cell office:value-type="float" office:value="1762.238525">
                <text:p>1762.23852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677.227051">
                <text:p>1677.227051</text:p>
              </table:table-cell>
              <table:table-cell office:value-type="float" office:value="1764.146851">
                <text:p>1764.146851</text:p>
              </table:table-cell>
              <table:table-cell office:value-type="float" office:value="1680.107544">
                <text:p>1680.107544</text:p>
              </table:table-cell>
              <table:table-cell office:value-type="float" office:value="1765.106812">
                <text:p>1765.10681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684.513672">
                <text:p>1684.513672</text:p>
              </table:table-cell>
              <table:table-cell office:value-type="float" office:value="1751.849365">
                <text:p>1751.849365</text:p>
              </table:table-cell>
              <table:table-cell office:value-type="float" office:value="1683.866577">
                <text:p>1683.866577</text:p>
              </table:table-cell>
              <table:table-cell office:value-type="float" office:value="1755.199585">
                <text:p>1755.19958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682.696045">
                <text:p>1682.696045</text:p>
              </table:table-cell>
              <table:table-cell office:value-type="float" office:value="1763.71106">
                <text:p>1763.71106</text:p>
              </table:table-cell>
              <table:table-cell office:value-type="float" office:value="1683.208008">
                <text:p>1683.208008</text:p>
              </table:table-cell>
              <table:table-cell office:value-type="float" office:value="1768.418701">
                <text:p>1768.41870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683.144531">
                <text:p>1683.144531</text:p>
              </table:table-cell>
              <table:table-cell office:value-type="float" office:value="1763.245728">
                <text:p>1763.245728</text:p>
              </table:table-cell>
              <table:table-cell office:value-type="float" office:value="1685.614502">
                <text:p>1685.614502</text:p>
              </table:table-cell>
              <table:table-cell office:value-type="float" office:value="1762.870605">
                <text:p>1762.87060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677.075439">
                <text:p>1677.075439</text:p>
              </table:table-cell>
              <table:table-cell office:value-type="float" office:value="1767.804321">
                <text:p>1767.804321</text:p>
              </table:table-cell>
              <table:table-cell office:value-type="float" office:value="1679.343628">
                <text:p>1679.343628</text:p>
              </table:table-cell>
              <table:table-cell office:value-type="float" office:value="1768.820801">
                <text:p>1768.82080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687.930908">
                <text:p>1687.930908</text:p>
              </table:table-cell>
              <table:table-cell office:value-type="float" office:value="1753.90918">
                <text:p>1753.90918</text:p>
              </table:table-cell>
              <table:table-cell office:value-type="float" office:value="1691.68335">
                <text:p>1691.68335</text:p>
              </table:table-cell>
              <table:table-cell office:value-type="float" office:value="1755.865845">
                <text:p>1755.86584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681.166992">
                <text:p>1681.166992</text:p>
              </table:table-cell>
              <table:table-cell office:value-type="float" office:value="1763.966309">
                <text:p>1763.966309</text:p>
              </table:table-cell>
              <table:table-cell office:value-type="float" office:value="1685.85083">
                <text:p>1685.85083</text:p>
              </table:table-cell>
              <table:table-cell office:value-type="float" office:value="1764.489624">
                <text:p>1764.48962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683.853882">
                <text:p>1683.853882</text:p>
              </table:table-cell>
              <table:table-cell office:value-type="float" office:value="1759.931641">
                <text:p>1759.931641</text:p>
              </table:table-cell>
              <table:table-cell office:value-type="float" office:value="1686.731445">
                <text:p>1686.731445</text:p>
              </table:table-cell>
              <table:table-cell office:value-type="float" office:value="1760.529663">
                <text:p>1760.52966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77.606812">
                <text:p>1677.606812</text:p>
              </table:table-cell>
              <table:table-cell office:value-type="float" office:value="1778.827759">
                <text:p>1778.827759</text:p>
              </table:table-cell>
              <table:table-cell office:value-type="float" office:value="1681.983032">
                <text:p>1681.983032</text:p>
              </table:table-cell>
              <table:table-cell office:value-type="float" office:value="1780.104858">
                <text:p>1780.10485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680.541748">
                <text:p>1680.541748</text:p>
              </table:table-cell>
              <table:table-cell office:value-type="float" office:value="1763.191406">
                <text:p>1763.191406</text:p>
              </table:table-cell>
              <table:table-cell office:value-type="float" office:value="1683.883301">
                <text:p>1683.883301</text:p>
              </table:table-cell>
              <table:table-cell office:value-type="float" office:value="1765.728516">
                <text:p>1765.72851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91.363647">
                <text:p>1691.363647</text:p>
              </table:table-cell>
              <table:table-cell office:value-type="float" office:value="1758.821045">
                <text:p>1758.821045</text:p>
              </table:table-cell>
              <table:table-cell office:value-type="float" office:value="1690.861816">
                <text:p>1690.861816</text:p>
              </table:table-cell>
              <table:table-cell office:value-type="float" office:value="1759.708984">
                <text:p>1759.70898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86.879517">
                <text:p>1686.879517</text:p>
              </table:table-cell>
              <table:table-cell office:value-type="float" office:value="1766.565063">
                <text:p>1766.565063</text:p>
              </table:table-cell>
              <table:table-cell office:value-type="float" office:value="1688.192139">
                <text:p>1688.192139</text:p>
              </table:table-cell>
              <table:table-cell office:value-type="float" office:value="1771.349243">
                <text:p>1771.34924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84.5979">
                <text:p>1684.5979</text:p>
              </table:table-cell>
              <table:table-cell office:value-type="float" office:value="1768.101562">
                <text:p>1768.101562</text:p>
              </table:table-cell>
              <table:table-cell office:value-type="float" office:value="1687.934814">
                <text:p>1687.934814</text:p>
              </table:table-cell>
              <table:table-cell office:value-type="float" office:value="1772.285278">
                <text:p>1772.28527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686.552124">
                <text:p>1686.552124</text:p>
              </table:table-cell>
              <table:table-cell office:value-type="float" office:value="1768.438232">
                <text:p>1768.438232</text:p>
              </table:table-cell>
              <table:table-cell office:value-type="float" office:value="1690.746094">
                <text:p>1690.746094</text:p>
              </table:table-cell>
              <table:table-cell office:value-type="float" office:value="1773.342163">
                <text:p>1773.34216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85.152588">
                <text:p>1685.152588</text:p>
              </table:table-cell>
              <table:table-cell office:value-type="float" office:value="1769.113037">
                <text:p>1769.113037</text:p>
              </table:table-cell>
              <table:table-cell office:value-type="float" office:value="1687.871948">
                <text:p>1687.871948</text:p>
              </table:table-cell>
              <table:table-cell office:value-type="float" office:value="1770.518311">
                <text:p>1770.51831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83.501465">
                <text:p>1683.501465</text:p>
              </table:table-cell>
              <table:table-cell office:value-type="float" office:value="1761.224976">
                <text:p>1761.224976</text:p>
              </table:table-cell>
              <table:table-cell office:value-type="float" office:value="1687.67627">
                <text:p>1687.67627</text:p>
              </table:table-cell>
              <table:table-cell office:value-type="float" office:value="1763.97644">
                <text:p>1763.9764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683.990723">
                <text:p>1683.990723</text:p>
              </table:table-cell>
              <table:table-cell office:value-type="float" office:value="1768.523926">
                <text:p>1768.523926</text:p>
              </table:table-cell>
              <table:table-cell office:value-type="float" office:value="1688.114746">
                <text:p>1688.114746</text:p>
              </table:table-cell>
              <table:table-cell office:value-type="float" office:value="1771.512695">
                <text:p>1771.51269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686.075439">
                <text:p>1686.075439</text:p>
              </table:table-cell>
              <table:table-cell office:value-type="float" office:value="1767.893555">
                <text:p>1767.893555</text:p>
              </table:table-cell>
              <table:table-cell office:value-type="float" office:value="1687.418457">
                <text:p>1687.418457</text:p>
              </table:table-cell>
              <table:table-cell office:value-type="float" office:value="1769.44751">
                <text:p>1769.4475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84.35791">
                <text:p>1684.35791</text:p>
              </table:table-cell>
              <table:table-cell office:value-type="float" office:value="1773.856445">
                <text:p>1773.856445</text:p>
              </table:table-cell>
              <table:table-cell office:value-type="float" office:value="1684.556885">
                <text:p>1684.556885</text:p>
              </table:table-cell>
              <table:table-cell office:value-type="float" office:value="1775.179199">
                <text:p>1775.17919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85.600098">
                <text:p>1685.600098</text:p>
              </table:table-cell>
              <table:table-cell office:value-type="float" office:value="1769.506348">
                <text:p>1769.506348</text:p>
              </table:table-cell>
              <table:table-cell office:value-type="float" office:value="1689.231812">
                <text:p>1689.231812</text:p>
              </table:table-cell>
              <table:table-cell office:value-type="float" office:value="1773.749146">
                <text:p>1773.74914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682.742188">
                <text:p>1682.742188</text:p>
              </table:table-cell>
              <table:table-cell office:value-type="float" office:value="1774.602539">
                <text:p>1774.602539</text:p>
              </table:table-cell>
              <table:table-cell office:value-type="float" office:value="1689.979858">
                <text:p>1689.979858</text:p>
              </table:table-cell>
              <table:table-cell office:value-type="float" office:value="1775.850952">
                <text:p>1775.85095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687.310303">
                <text:p>1687.310303</text:p>
              </table:table-cell>
              <table:table-cell office:value-type="float" office:value="1769.885986">
                <text:p>1769.885986</text:p>
              </table:table-cell>
              <table:table-cell office:value-type="float" office:value="1686.091431">
                <text:p>1686.091431</text:p>
              </table:table-cell>
              <table:table-cell office:value-type="float" office:value="1777.265381">
                <text:p>1777.26538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90.421875">
                <text:p>1690.421875</text:p>
              </table:table-cell>
              <table:table-cell office:value-type="float" office:value="1758.95166">
                <text:p>1758.95166</text:p>
              </table:table-cell>
              <table:table-cell office:value-type="float" office:value="1691.76355">
                <text:p>1691.76355</text:p>
              </table:table-cell>
              <table:table-cell office:value-type="float" office:value="1765.730835">
                <text:p>1765.73083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84.712158">
                <text:p>1684.712158</text:p>
              </table:table-cell>
              <table:table-cell office:value-type="float" office:value="1773.17749">
                <text:p>1773.17749</text:p>
              </table:table-cell>
              <table:table-cell office:value-type="float" office:value="1687.212524">
                <text:p>1687.212524</text:p>
              </table:table-cell>
              <table:table-cell office:value-type="float" office:value="1780.531006">
                <text:p>1780.53100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88.005981">
                <text:p>1688.005981</text:p>
              </table:table-cell>
              <table:table-cell office:value-type="float" office:value="1763.749878">
                <text:p>1763.749878</text:p>
              </table:table-cell>
              <table:table-cell office:value-type="float" office:value="1694.723633">
                <text:p>1694.723633</text:p>
              </table:table-cell>
              <table:table-cell office:value-type="float" office:value="1767.667236">
                <text:p>1767.66723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688.468628">
                <text:p>1688.468628</text:p>
              </table:table-cell>
              <table:table-cell office:value-type="float" office:value="1767.419922">
                <text:p>1767.419922</text:p>
              </table:table-cell>
              <table:table-cell office:value-type="float" office:value="1690.994751">
                <text:p>1690.994751</text:p>
              </table:table-cell>
              <table:table-cell office:value-type="float" office:value="1771.529785">
                <text:p>1771.52978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83.269165">
                <text:p>1683.269165</text:p>
              </table:table-cell>
              <table:table-cell office:value-type="float" office:value="1776.629639">
                <text:p>1776.629639</text:p>
              </table:table-cell>
              <table:table-cell office:value-type="float" office:value="1687.393311">
                <text:p>1687.393311</text:p>
              </table:table-cell>
              <table:table-cell office:value-type="float" office:value="1778.919556">
                <text:p>1778.9195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89.466309">
                <text:p>1689.466309</text:p>
              </table:table-cell>
              <table:table-cell office:value-type="float" office:value="1774.778564">
                <text:p>1774.778564</text:p>
              </table:table-cell>
              <table:table-cell office:value-type="float" office:value="1691.943848">
                <text:p>1691.943848</text:p>
              </table:table-cell>
              <table:table-cell office:value-type="float" office:value="1780.658569">
                <text:p>1780.65856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691.161865">
                <text:p>1691.161865</text:p>
              </table:table-cell>
              <table:table-cell office:value-type="float" office:value="1767.801025">
                <text:p>1767.801025</text:p>
              </table:table-cell>
              <table:table-cell office:value-type="float" office:value="1693.503418">
                <text:p>1693.503418</text:p>
              </table:table-cell>
              <table:table-cell office:value-type="float" office:value="1770.634521">
                <text:p>1770.6345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688.248657">
                <text:p>1688.248657</text:p>
              </table:table-cell>
              <table:table-cell office:value-type="float" office:value="1776.878906">
                <text:p>1776.878906</text:p>
              </table:table-cell>
              <table:table-cell office:value-type="float" office:value="1690.992065">
                <text:p>1690.992065</text:p>
              </table:table-cell>
              <table:table-cell office:value-type="float" office:value="1773.822021">
                <text:p>1773.82202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90.663574">
                <text:p>1690.663574</text:p>
              </table:table-cell>
              <table:table-cell office:value-type="float" office:value="1769.983154">
                <text:p>1769.983154</text:p>
              </table:table-cell>
              <table:table-cell office:value-type="float" office:value="1689.664673">
                <text:p>1689.664673</text:p>
              </table:table-cell>
              <table:table-cell office:value-type="float" office:value="1776.382812">
                <text:p>1776.38281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90.413208">
                <text:p>1690.413208</text:p>
              </table:table-cell>
              <table:table-cell office:value-type="float" office:value="1773.020386">
                <text:p>1773.020386</text:p>
              </table:table-cell>
              <table:table-cell office:value-type="float" office:value="1694.394287">
                <text:p>1694.394287</text:p>
              </table:table-cell>
              <table:table-cell office:value-type="float" office:value="1777.751953">
                <text:p>1777.7519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90.322144">
                <text:p>1690.322144</text:p>
              </table:table-cell>
              <table:table-cell office:value-type="float" office:value="1776.245728">
                <text:p>1776.245728</text:p>
              </table:table-cell>
              <table:table-cell office:value-type="float" office:value="1689.821533">
                <text:p>1689.821533</text:p>
              </table:table-cell>
              <table:table-cell office:value-type="float" office:value="1782.013916">
                <text:p>1782.01391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690.054932">
                <text:p>1690.054932</text:p>
              </table:table-cell>
              <table:table-cell office:value-type="float" office:value="1776.300293">
                <text:p>1776.300293</text:p>
              </table:table-cell>
              <table:table-cell office:value-type="float" office:value="1694.884521">
                <text:p>1694.884521</text:p>
              </table:table-cell>
              <table:table-cell office:value-type="float" office:value="1774.433716">
                <text:p>1774.43371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693.808228">
                <text:p>1693.808228</text:p>
              </table:table-cell>
              <table:table-cell office:value-type="float" office:value="1767.552979">
                <text:p>1767.552979</text:p>
              </table:table-cell>
              <table:table-cell office:value-type="float" office:value="1693.931763">
                <text:p>1693.931763</text:p>
              </table:table-cell>
              <table:table-cell office:value-type="float" office:value="1769.218506">
                <text:p>1769.21850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688.971069">
                <text:p>1688.971069</text:p>
              </table:table-cell>
              <table:table-cell office:value-type="float" office:value="1776.412842">
                <text:p>1776.412842</text:p>
              </table:table-cell>
              <table:table-cell office:value-type="float" office:value="1692.616089">
                <text:p>1692.616089</text:p>
              </table:table-cell>
              <table:table-cell office:value-type="float" office:value="1780.375244">
                <text:p>1780.37524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694.18042">
                <text:p>1694.18042</text:p>
              </table:table-cell>
              <table:table-cell office:value-type="float" office:value="1766.071777">
                <text:p>1766.071777</text:p>
              </table:table-cell>
              <table:table-cell office:value-type="float" office:value="1693.415771">
                <text:p>1693.415771</text:p>
              </table:table-cell>
              <table:table-cell office:value-type="float" office:value="1771.078125">
                <text:p>1771.07812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692.281494">
                <text:p>1692.281494</text:p>
              </table:table-cell>
              <table:table-cell office:value-type="float" office:value="1770.241333">
                <text:p>1770.241333</text:p>
              </table:table-cell>
              <table:table-cell office:value-type="float" office:value="1694.376953">
                <text:p>1694.376953</text:p>
              </table:table-cell>
              <table:table-cell office:value-type="float" office:value="1773.931396">
                <text:p>1773.93139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687.820068">
                <text:p>1687.820068</text:p>
              </table:table-cell>
              <table:table-cell office:value-type="float" office:value="1781.477417">
                <text:p>1781.477417</text:p>
              </table:table-cell>
              <table:table-cell office:value-type="float" office:value="1692.473145">
                <text:p>1692.473145</text:p>
              </table:table-cell>
              <table:table-cell office:value-type="float" office:value="1785.599121">
                <text:p>1785.59912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694.752686">
                <text:p>1694.752686</text:p>
              </table:table-cell>
              <table:table-cell office:value-type="float" office:value="1770.456055">
                <text:p>1770.456055</text:p>
              </table:table-cell>
              <table:table-cell office:value-type="float" office:value="1699.069458">
                <text:p>1699.069458</text:p>
              </table:table-cell>
              <table:table-cell office:value-type="float" office:value="1772.549316">
                <text:p>1772.54931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697.590454">
                <text:p>1697.590454</text:p>
              </table:table-cell>
              <table:table-cell office:value-type="float" office:value="1772.362671">
                <text:p>1772.362671</text:p>
              </table:table-cell>
              <table:table-cell office:value-type="float" office:value="1696.182129">
                <text:p>1696.182129</text:p>
              </table:table-cell>
              <table:table-cell office:value-type="float" office:value="1773.325806">
                <text:p>1773.32580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688.456177">
                <text:p>1688.456177</text:p>
              </table:table-cell>
              <table:table-cell office:value-type="float" office:value="1784.853516">
                <text:p>1784.853516</text:p>
              </table:table-cell>
              <table:table-cell office:value-type="float" office:value="1693.507935">
                <text:p>1693.507935</text:p>
              </table:table-cell>
              <table:table-cell office:value-type="float" office:value="1786.351196">
                <text:p>1786.35119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694.851807">
                <text:p>1694.851807</text:p>
              </table:table-cell>
              <table:table-cell office:value-type="float" office:value="1768.200684">
                <text:p>1768.200684</text:p>
              </table:table-cell>
              <table:table-cell office:value-type="float" office:value="1698.499756">
                <text:p>1698.499756</text:p>
              </table:table-cell>
              <table:table-cell office:value-type="float" office:value="1771.771484">
                <text:p>1771.77148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690.822876">
                <text:p>1690.822876</text:p>
              </table:table-cell>
              <table:table-cell office:value-type="float" office:value="1784.683838">
                <text:p>1784.683838</text:p>
              </table:table-cell>
              <table:table-cell office:value-type="float" office:value="1691.763062">
                <text:p>1691.763062</text:p>
              </table:table-cell>
              <table:table-cell office:value-type="float" office:value="1788.00708">
                <text:p>1788.0070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696.638184">
                <text:p>1696.638184</text:p>
              </table:table-cell>
              <table:table-cell office:value-type="float" office:value="1774.237915">
                <text:p>1774.237915</text:p>
              </table:table-cell>
              <table:table-cell office:value-type="float" office:value="1698.016357">
                <text:p>1698.016357</text:p>
              </table:table-cell>
              <table:table-cell office:value-type="float" office:value="1775.851807">
                <text:p>1775.85180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695.530884">
                <text:p>1695.530884</text:p>
              </table:table-cell>
              <table:table-cell office:value-type="float" office:value="1772.528076">
                <text:p>1772.528076</text:p>
              </table:table-cell>
              <table:table-cell office:value-type="float" office:value="1699.839478">
                <text:p>1699.839478</text:p>
              </table:table-cell>
              <table:table-cell office:value-type="float" office:value="1777.381592">
                <text:p>1777.38159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693.353149">
                <text:p>1693.353149</text:p>
              </table:table-cell>
              <table:table-cell office:value-type="float" office:value="1773.163452">
                <text:p>1773.163452</text:p>
              </table:table-cell>
              <table:table-cell office:value-type="float" office:value="1696.266357">
                <text:p>1696.266357</text:p>
              </table:table-cell>
              <table:table-cell office:value-type="float" office:value="1777.233032">
                <text:p>1777.23303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694.248779">
                <text:p>1694.248779</text:p>
              </table:table-cell>
              <table:table-cell office:value-type="float" office:value="1778.257324">
                <text:p>1778.257324</text:p>
              </table:table-cell>
              <table:table-cell office:value-type="float" office:value="1694.39624">
                <text:p>1694.39624</text:p>
              </table:table-cell>
              <table:table-cell office:value-type="float" office:value="1781.578857">
                <text:p>1781.57885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692.321045">
                <text:p>1692.321045</text:p>
              </table:table-cell>
              <table:table-cell office:value-type="float" office:value="1782.247314">
                <text:p>1782.247314</text:p>
              </table:table-cell>
              <table:table-cell office:value-type="float" office:value="1695.479492">
                <text:p>1695.479492</text:p>
              </table:table-cell>
              <table:table-cell office:value-type="float" office:value="1788.499512">
                <text:p>1788.49951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698.410522">
                <text:p>1698.410522</text:p>
              </table:table-cell>
              <table:table-cell office:value-type="float" office:value="1778.186768">
                <text:p>1778.186768</text:p>
              </table:table-cell>
              <table:table-cell office:value-type="float" office:value="1697.192627">
                <text:p>1697.192627</text:p>
              </table:table-cell>
              <table:table-cell office:value-type="float" office:value="1784.906982">
                <text:p>1784.90698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695.289551">
                <text:p>1695.289551</text:p>
              </table:table-cell>
              <table:table-cell office:value-type="float" office:value="1775.471802">
                <text:p>1775.471802</text:p>
              </table:table-cell>
              <table:table-cell office:value-type="float" office:value="1699.088135">
                <text:p>1699.088135</text:p>
              </table:table-cell>
              <table:table-cell office:value-type="float" office:value="1777.394043">
                <text:p>1777.39404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698.403442">
                <text:p>1698.403442</text:p>
              </table:table-cell>
              <table:table-cell office:value-type="float" office:value="1784.388916">
                <text:p>1784.388916</text:p>
              </table:table-cell>
              <table:table-cell office:value-type="float" office:value="1699.97876">
                <text:p>1699.97876</text:p>
              </table:table-cell>
              <table:table-cell office:value-type="float" office:value="1786.214478">
                <text:p>1786.21447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698.526611">
                <text:p>1698.526611</text:p>
              </table:table-cell>
              <table:table-cell office:value-type="float" office:value="1780.279053">
                <text:p>1780.279053</text:p>
              </table:table-cell>
              <table:table-cell office:value-type="float" office:value="1700.163818">
                <text:p>1700.163818</text:p>
              </table:table-cell>
              <table:table-cell office:value-type="float" office:value="1784.206787">
                <text:p>1784.20678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694.029175">
                <text:p>1694.029175</text:p>
              </table:table-cell>
              <table:table-cell office:value-type="float" office:value="1787.860596">
                <text:p>1787.860596</text:p>
              </table:table-cell>
              <table:table-cell office:value-type="float" office:value="1694.729492">
                <text:p>1694.729492</text:p>
              </table:table-cell>
              <table:table-cell office:value-type="float" office:value="1790.302124">
                <text:p>1790.30212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697.0979">
                <text:p>1697.0979</text:p>
              </table:table-cell>
              <table:table-cell office:value-type="float" office:value="1784.401978">
                <text:p>1784.401978</text:p>
              </table:table-cell>
              <table:table-cell office:value-type="float" office:value="1700.502441">
                <text:p>1700.502441</text:p>
              </table:table-cell>
              <table:table-cell office:value-type="float" office:value="1787.928833">
                <text:p>1787.9288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701.877319">
                <text:p>1701.877319</text:p>
              </table:table-cell>
              <table:table-cell office:value-type="float" office:value="1773.322021">
                <text:p>1773.322021</text:p>
              </table:table-cell>
              <table:table-cell office:value-type="float" office:value="1701.658691">
                <text:p>1701.658691</text:p>
              </table:table-cell>
              <table:table-cell office:value-type="float" office:value="1778.083252">
                <text:p>1778.08325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694.082397">
                <text:p>1694.082397</text:p>
              </table:table-cell>
              <table:table-cell office:value-type="float" office:value="1790.22998">
                <text:p>1790.22998</text:p>
              </table:table-cell>
              <table:table-cell office:value-type="float" office:value="1699.275635">
                <text:p>1699.275635</text:p>
              </table:table-cell>
              <table:table-cell office:value-type="float" office:value="1792.933594">
                <text:p>1792.93359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696.142822">
                <text:p>1696.142822</text:p>
              </table:table-cell>
              <table:table-cell office:value-type="float" office:value="1787.537598">
                <text:p>1787.537598</text:p>
              </table:table-cell>
              <table:table-cell office:value-type="float" office:value="1699.550171">
                <text:p>1699.550171</text:p>
              </table:table-cell>
              <table:table-cell office:value-type="float" office:value="1789.576172">
                <text:p>1789.57617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700.845825">
                <text:p>1700.845825</text:p>
              </table:table-cell>
              <table:table-cell office:value-type="float" office:value="1777.994507">
                <text:p>1777.994507</text:p>
              </table:table-cell>
              <table:table-cell office:value-type="float" office:value="1702.979614">
                <text:p>1702.979614</text:p>
              </table:table-cell>
              <table:table-cell office:value-type="float" office:value="1779.365234">
                <text:p>1779.36523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701.764404">
                <text:p>1701.764404</text:p>
              </table:table-cell>
              <table:table-cell office:value-type="float" office:value="1783.865356">
                <text:p>1783.865356</text:p>
              </table:table-cell>
              <table:table-cell office:value-type="float" office:value="1702.494141">
                <text:p>1702.494141</text:p>
              </table:table-cell>
              <table:table-cell office:value-type="float" office:value="1786.198364">
                <text:p>1786.19836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05.676025">
                <text:p>1705.676025</text:p>
              </table:table-cell>
              <table:table-cell office:value-type="float" office:value="1787.018311">
                <text:p>1787.018311</text:p>
              </table:table-cell>
              <table:table-cell office:value-type="float" office:value="1707.959106">
                <text:p>1707.959106</text:p>
              </table:table-cell>
              <table:table-cell office:value-type="float" office:value="1790.640625">
                <text:p>1790.64062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97.763916">
                <text:p>1697.763916</text:p>
              </table:table-cell>
              <table:table-cell office:value-type="float" office:value="1790.461182">
                <text:p>1790.461182</text:p>
              </table:table-cell>
              <table:table-cell office:value-type="float" office:value="1701.891235">
                <text:p>1701.891235</text:p>
              </table:table-cell>
              <table:table-cell office:value-type="float" office:value="1793.004883">
                <text:p>1793.00488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697.935303">
                <text:p>1697.935303</text:p>
              </table:table-cell>
              <table:table-cell office:value-type="float" office:value="1787.542603">
                <text:p>1787.542603</text:p>
              </table:table-cell>
              <table:table-cell office:value-type="float" office:value="1702.615723">
                <text:p>1702.615723</text:p>
              </table:table-cell>
              <table:table-cell office:value-type="float" office:value="1793.051147">
                <text:p>1793.05114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97.985352">
                <text:p>1697.985352</text:p>
              </table:table-cell>
              <table:table-cell office:value-type="float" office:value="1790.123291">
                <text:p>1790.123291</text:p>
              </table:table-cell>
              <table:table-cell office:value-type="float" office:value="1702.664062">
                <text:p>1702.664062</text:p>
              </table:table-cell>
              <table:table-cell office:value-type="float" office:value="1790.897949">
                <text:p>1790.89794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699.827026">
                <text:p>1699.827026</text:p>
              </table:table-cell>
              <table:table-cell office:value-type="float" office:value="1788.145264">
                <text:p>1788.145264</text:p>
              </table:table-cell>
              <table:table-cell office:value-type="float" office:value="1700.398804">
                <text:p>1700.398804</text:p>
              </table:table-cell>
              <table:table-cell office:value-type="float" office:value="1791.688477">
                <text:p>1791.68847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699.566406">
                <text:p>1699.566406</text:p>
              </table:table-cell>
              <table:table-cell office:value-type="float" office:value="1788.103149">
                <text:p>1788.103149</text:p>
              </table:table-cell>
              <table:table-cell office:value-type="float" office:value="1702.712646">
                <text:p>1702.712646</text:p>
              </table:table-cell>
              <table:table-cell office:value-type="float" office:value="1786.311523">
                <text:p>1786.31152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702.088501">
                <text:p>1702.088501</text:p>
              </table:table-cell>
              <table:table-cell office:value-type="float" office:value="1781.098877">
                <text:p>1781.098877</text:p>
              </table:table-cell>
              <table:table-cell office:value-type="float" office:value="1703.122437">
                <text:p>1703.122437</text:p>
              </table:table-cell>
              <table:table-cell office:value-type="float" office:value="1782.872192">
                <text:p>1782.87219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701.176758">
                <text:p>1701.176758</text:p>
              </table:table-cell>
              <table:table-cell office:value-type="float" office:value="1786.280029">
                <text:p>1786.280029</text:p>
              </table:table-cell>
              <table:table-cell office:value-type="float" office:value="1703.834839">
                <text:p>1703.834839</text:p>
              </table:table-cell>
              <table:table-cell office:value-type="float" office:value="1788.906982">
                <text:p>1788.90698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698.548706">
                <text:p>1698.548706</text:p>
              </table:table-cell>
              <table:table-cell office:value-type="float" office:value="1791.674561">
                <text:p>1791.674561</text:p>
              </table:table-cell>
              <table:table-cell office:value-type="float" office:value="1703.062866">
                <text:p>1703.062866</text:p>
              </table:table-cell>
              <table:table-cell office:value-type="float" office:value="1792.290771">
                <text:p>1792.2907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706.174805">
                <text:p>1706.174805</text:p>
              </table:table-cell>
              <table:table-cell office:value-type="float" office:value="1776.544067">
                <text:p>1776.544067</text:p>
              </table:table-cell>
              <table:table-cell office:value-type="float" office:value="1704.241577">
                <text:p>1704.241577</text:p>
              </table:table-cell>
              <table:table-cell office:value-type="float" office:value="1781.63208">
                <text:p>1781.6320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706.805176">
                <text:p>1706.805176</text:p>
              </table:table-cell>
              <table:table-cell office:value-type="float" office:value="1781.703979">
                <text:p>1781.703979</text:p>
              </table:table-cell>
              <table:table-cell office:value-type="float" office:value="1707.124512">
                <text:p>1707.124512</text:p>
              </table:table-cell>
              <table:table-cell office:value-type="float" office:value="1784.536621">
                <text:p>1784.53662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697.366455">
                <text:p>1697.366455</text:p>
              </table:table-cell>
              <table:table-cell office:value-type="float" office:value="1787.300293">
                <text:p>1787.300293</text:p>
              </table:table-cell>
              <table:table-cell office:value-type="float" office:value="1699.416504">
                <text:p>1699.416504</text:p>
              </table:table-cell>
              <table:table-cell office:value-type="float" office:value="1792.772949">
                <text:p>1792.77294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704.908813">
                <text:p>1704.908813</text:p>
              </table:table-cell>
              <table:table-cell office:value-type="float" office:value="1778.418457">
                <text:p>1778.418457</text:p>
              </table:table-cell>
              <table:table-cell office:value-type="float" office:value="1706.129761">
                <text:p>1706.129761</text:p>
              </table:table-cell>
              <table:table-cell office:value-type="float" office:value="1783.967651">
                <text:p>1783.96765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702.663818">
                <text:p>1702.663818</text:p>
              </table:table-cell>
              <table:table-cell office:value-type="float" office:value="1782.83252">
                <text:p>1782.83252</text:p>
              </table:table-cell>
              <table:table-cell office:value-type="float" office:value="1703.925049">
                <text:p>1703.925049</text:p>
              </table:table-cell>
              <table:table-cell office:value-type="float" office:value="1786.962646">
                <text:p>1786.96264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697.391846">
                <text:p>1697.391846</text:p>
              </table:table-cell>
              <table:table-cell office:value-type="float" office:value="1785.16626">
                <text:p>1785.16626</text:p>
              </table:table-cell>
              <table:table-cell office:value-type="float" office:value="1699.066406">
                <text:p>1699.066406</text:p>
              </table:table-cell>
              <table:table-cell office:value-type="float" office:value="1787.882812">
                <text:p>1787.88281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701.4375">
                <text:p>1701.4375</text:p>
              </table:table-cell>
              <table:table-cell office:value-type="float" office:value="1782.634766">
                <text:p>1782.634766</text:p>
              </table:table-cell>
              <table:table-cell office:value-type="float" office:value="1702.261353">
                <text:p>1702.261353</text:p>
              </table:table-cell>
              <table:table-cell office:value-type="float" office:value="1785.955566">
                <text:p>1785.95556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706.963135">
                <text:p>1706.963135</text:p>
              </table:table-cell>
              <table:table-cell office:value-type="float" office:value="1771.746948">
                <text:p>1771.746948</text:p>
              </table:table-cell>
              <table:table-cell office:value-type="float" office:value="1708.024902">
                <text:p>1708.024902</text:p>
              </table:table-cell>
              <table:table-cell office:value-type="float" office:value="1777.949585">
                <text:p>1777.94958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698.730225">
                <text:p>1698.730225</text:p>
              </table:table-cell>
              <table:table-cell office:value-type="float" office:value="1790.651001">
                <text:p>1790.651001</text:p>
              </table:table-cell>
              <table:table-cell office:value-type="float" office:value="1697.540894">
                <text:p>1697.540894</text:p>
              </table:table-cell>
              <table:table-cell office:value-type="float" office:value="1798.582031">
                <text:p>1798.58203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698.222046">
                <text:p>1698.222046</text:p>
              </table:table-cell>
              <table:table-cell office:value-type="float" office:value="1780.234375">
                <text:p>1780.234375</text:p>
              </table:table-cell>
              <table:table-cell office:value-type="float" office:value="1701.145874">
                <text:p>1701.145874</text:p>
              </table:table-cell>
              <table:table-cell office:value-type="float" office:value="1784.404053">
                <text:p>1784.40405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703.182983">
                <text:p>1703.182983</text:p>
              </table:table-cell>
              <table:table-cell office:value-type="float" office:value="1781.924561">
                <text:p>1781.924561</text:p>
              </table:table-cell>
              <table:table-cell office:value-type="float" office:value="1703.699829">
                <text:p>1703.699829</text:p>
              </table:table-cell>
              <table:table-cell office:value-type="float" office:value="1786.922607">
                <text:p>1786.92260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699.471558">
                <text:p>1699.471558</text:p>
              </table:table-cell>
              <table:table-cell office:value-type="float" office:value="1792.78479">
                <text:p>1792.78479</text:p>
              </table:table-cell>
              <table:table-cell office:value-type="float" office:value="1701.411377">
                <text:p>1701.411377</text:p>
              </table:table-cell>
              <table:table-cell office:value-type="float" office:value="1796.527222">
                <text:p>1796.52722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700.678345">
                <text:p>1700.678345</text:p>
              </table:table-cell>
              <table:table-cell office:value-type="float" office:value="1788.006836">
                <text:p>1788.006836</text:p>
              </table:table-cell>
              <table:table-cell office:value-type="float" office:value="1702.837891">
                <text:p>1702.837891</text:p>
              </table:table-cell>
              <table:table-cell office:value-type="float" office:value="1791.453125">
                <text:p>1791.45312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704.506226">
                <text:p>1704.506226</text:p>
              </table:table-cell>
              <table:table-cell office:value-type="float" office:value="1780.342041">
                <text:p>1780.342041</text:p>
              </table:table-cell>
              <table:table-cell office:value-type="float" office:value="1705.861572">
                <text:p>1705.861572</text:p>
              </table:table-cell>
              <table:table-cell office:value-type="float" office:value="1786.920166">
                <text:p>1786.92016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701.840088">
                <text:p>1701.840088</text:p>
              </table:table-cell>
              <table:table-cell office:value-type="float" office:value="1791.67041">
                <text:p>1791.67041</text:p>
              </table:table-cell>
              <table:table-cell office:value-type="float" office:value="1704.465576">
                <text:p>1704.465576</text:p>
              </table:table-cell>
              <table:table-cell office:value-type="float" office:value="1797.885254">
                <text:p>1797.88525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703.233276">
                <text:p>1703.233276</text:p>
              </table:table-cell>
              <table:table-cell office:value-type="float" office:value="1790.943726">
                <text:p>1790.943726</text:p>
              </table:table-cell>
              <table:table-cell office:value-type="float" office:value="1705.444702">
                <text:p>1705.444702</text:p>
              </table:table-cell>
              <table:table-cell office:value-type="float" office:value="1796.010498">
                <text:p>1796.01049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702.11731">
                <text:p>1702.11731</text:p>
              </table:table-cell>
              <table:table-cell office:value-type="float" office:value="1796.766113">
                <text:p>1796.766113</text:p>
              </table:table-cell>
              <table:table-cell office:value-type="float" office:value="1709.456543">
                <text:p>1709.456543</text:p>
              </table:table-cell>
              <table:table-cell office:value-type="float" office:value="1800.612427">
                <text:p>1800.61242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700.256226">
                <text:p>1700.256226</text:p>
              </table:table-cell>
              <table:table-cell office:value-type="float" office:value="1795.950806">
                <text:p>1795.950806</text:p>
              </table:table-cell>
              <table:table-cell office:value-type="float" office:value="1704.157959">
                <text:p>1704.157959</text:p>
              </table:table-cell>
              <table:table-cell office:value-type="float" office:value="1799.519775">
                <text:p>1799.51977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704.932495">
                <text:p>1704.932495</text:p>
              </table:table-cell>
              <table:table-cell office:value-type="float" office:value="1786.11731">
                <text:p>1786.11731</text:p>
              </table:table-cell>
              <table:table-cell office:value-type="float" office:value="1705.398804">
                <text:p>1705.398804</text:p>
              </table:table-cell>
              <table:table-cell office:value-type="float" office:value="1794.16626">
                <text:p>1794.1662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701.367798">
                <text:p>1701.367798</text:p>
              </table:table-cell>
              <table:table-cell office:value-type="float" office:value="1793.678223">
                <text:p>1793.678223</text:p>
              </table:table-cell>
              <table:table-cell office:value-type="float" office:value="1705.63147">
                <text:p>1705.63147</text:p>
              </table:table-cell>
              <table:table-cell office:value-type="float" office:value="1792.209717">
                <text:p>1792.20971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706.031006">
                <text:p>1706.031006</text:p>
              </table:table-cell>
              <table:table-cell office:value-type="float" office:value="1787.52356">
                <text:p>1787.52356</text:p>
              </table:table-cell>
              <table:table-cell office:value-type="float" office:value="1705.870728">
                <text:p>1705.870728</text:p>
              </table:table-cell>
              <table:table-cell office:value-type="float" office:value="1792.674927">
                <text:p>1792.67492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702.594482">
                <text:p>1702.594482</text:p>
              </table:table-cell>
              <table:table-cell office:value-type="float" office:value="1797.404907">
                <text:p>1797.404907</text:p>
              </table:table-cell>
              <table:table-cell office:value-type="float" office:value="1706.598877">
                <text:p>1706.598877</text:p>
              </table:table-cell>
              <table:table-cell office:value-type="float" office:value="1800.888794">
                <text:p>1800.88879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705.20874">
                <text:p>1705.20874</text:p>
              </table:table-cell>
              <table:table-cell office:value-type="float" office:value="1786.698364">
                <text:p>1786.698364</text:p>
              </table:table-cell>
              <table:table-cell office:value-type="float" office:value="1704.689209">
                <text:p>1704.689209</text:p>
              </table:table-cell>
              <table:table-cell office:value-type="float" office:value="1789.427856">
                <text:p>1789.42785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701.464966">
                <text:p>1701.464966</text:p>
              </table:table-cell>
              <table:table-cell office:value-type="float" office:value="1801.759399">
                <text:p>1801.759399</text:p>
              </table:table-cell>
              <table:table-cell office:value-type="float" office:value="1707.056641">
                <text:p>1707.056641</text:p>
              </table:table-cell>
              <table:table-cell office:value-type="float" office:value="1800.651123">
                <text:p>1800.65112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705.796997">
                <text:p>1705.796997</text:p>
              </table:table-cell>
              <table:table-cell office:value-type="float" office:value="1786.62146">
                <text:p>1786.62146</text:p>
              </table:table-cell>
              <table:table-cell office:value-type="float" office:value="1706.690552">
                <text:p>1706.690552</text:p>
              </table:table-cell>
              <table:table-cell office:value-type="float" office:value="1789.613037">
                <text:p>1789.61303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699.731812">
                <text:p>1699.731812</text:p>
              </table:table-cell>
              <table:table-cell office:value-type="float" office:value="1785.257324">
                <text:p>1785.257324</text:p>
              </table:table-cell>
              <table:table-cell office:value-type="float" office:value="1703.754272">
                <text:p>1703.754272</text:p>
              </table:table-cell>
              <table:table-cell office:value-type="float" office:value="1785.042236">
                <text:p>1785.04223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701.782227">
                <text:p>1701.782227</text:p>
              </table:table-cell>
              <table:table-cell office:value-type="float" office:value="1784.170898">
                <text:p>1784.170898</text:p>
              </table:table-cell>
              <table:table-cell office:value-type="float" office:value="1704.187866">
                <text:p>1704.187866</text:p>
              </table:table-cell>
              <table:table-cell office:value-type="float" office:value="1784.639404">
                <text:p>1784.63940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702.325562">
                <text:p>1702.325562</text:p>
              </table:table-cell>
              <table:table-cell office:value-type="float" office:value="1792.741333">
                <text:p>1792.741333</text:p>
              </table:table-cell>
              <table:table-cell office:value-type="float" office:value="1703.028076">
                <text:p>1703.028076</text:p>
              </table:table-cell>
              <table:table-cell office:value-type="float" office:value="1795.484131">
                <text:p>1795.48413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699.775024">
                <text:p>1699.775024</text:p>
              </table:table-cell>
              <table:table-cell office:value-type="float" office:value="1798.963989">
                <text:p>1798.963989</text:p>
              </table:table-cell>
              <table:table-cell office:value-type="float" office:value="1704.641235">
                <text:p>1704.641235</text:p>
              </table:table-cell>
              <table:table-cell office:value-type="float" office:value="1802.630615">
                <text:p>1802.63061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704.284424">
                <text:p>1704.284424</text:p>
              </table:table-cell>
              <table:table-cell office:value-type="float" office:value="1762.874268">
                <text:p>1762.874268</text:p>
              </table:table-cell>
              <table:table-cell office:value-type="float" office:value="1705.296021">
                <text:p>1705.296021</text:p>
              </table:table-cell>
              <table:table-cell office:value-type="float" office:value="1766.431519">
                <text:p>1766.43151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678.494141">
                <text:p>1678.494141</text:p>
              </table:table-cell>
              <table:table-cell office:value-type="float" office:value="1772.745361">
                <text:p>1772.745361</text:p>
              </table:table-cell>
              <table:table-cell office:value-type="float" office:value="1689.488403">
                <text:p>1689.488403</text:p>
              </table:table-cell>
              <table:table-cell office:value-type="float" office:value="1770.926758">
                <text:p>1770.92675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650.006836">
                <text:p>1650.006836</text:p>
              </table:table-cell>
              <table:table-cell office:value-type="float" office:value="1771.204346">
                <text:p>1771.204346</text:p>
              </table:table-cell>
              <table:table-cell office:value-type="float" office:value="1655.512085">
                <text:p>1655.512085</text:p>
              </table:table-cell>
              <table:table-cell office:value-type="float" office:value="1764.389038">
                <text:p>1764.38903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655.080811">
                <text:p>1655.080811</text:p>
              </table:table-cell>
              <table:table-cell office:value-type="float" office:value="1735.087402">
                <text:p>1735.087402</text:p>
              </table:table-cell>
              <table:table-cell office:value-type="float" office:value="1659.208252">
                <text:p>1659.208252</text:p>
              </table:table-cell>
              <table:table-cell office:value-type="float" office:value="1730.847168">
                <text:p>1730.84716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645.160889">
                <text:p>1645.160889</text:p>
              </table:table-cell>
              <table:table-cell office:value-type="float" office:value="1724.876709">
                <text:p>1724.876709</text:p>
              </table:table-cell>
              <table:table-cell office:value-type="float" office:value="1646.724365">
                <text:p>1646.724365</text:p>
              </table:table-cell>
              <table:table-cell office:value-type="float" office:value="1724.783569">
                <text:p>1724.78356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630.915039">
                <text:p>1630.915039</text:p>
              </table:table-cell>
              <table:table-cell office:value-type="float" office:value="1717.450195">
                <text:p>1717.450195</text:p>
              </table:table-cell>
              <table:table-cell office:value-type="float" office:value="1630.320435">
                <text:p>1630.320435</text:p>
              </table:table-cell>
              <table:table-cell office:value-type="float" office:value="1721.378174">
                <text:p>1721.37817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624.310303">
                <text:p>1624.310303</text:p>
              </table:table-cell>
              <table:table-cell office:value-type="float" office:value="1697.315186">
                <text:p>1697.315186</text:p>
              </table:table-cell>
              <table:table-cell office:value-type="float" office:value="1629.701904">
                <text:p>1629.701904</text:p>
              </table:table-cell>
              <table:table-cell office:value-type="float" office:value="1702.852783">
                <text:p>1702.85278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621.436646">
                <text:p>1621.436646</text:p>
              </table:table-cell>
              <table:table-cell office:value-type="float" office:value="1689.783081">
                <text:p>1689.783081</text:p>
              </table:table-cell>
              <table:table-cell office:value-type="float" office:value="1626.001709">
                <text:p>1626.001709</text:p>
              </table:table-cell>
              <table:table-cell office:value-type="float" office:value="1682.177856">
                <text:p>1682.17785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616.422241">
                <text:p>1616.422241</text:p>
              </table:table-cell>
              <table:table-cell office:value-type="float" office:value="1682.935913">
                <text:p>1682.935913</text:p>
              </table:table-cell>
              <table:table-cell office:value-type="float" office:value="1615.34436">
                <text:p>1615.34436</text:p>
              </table:table-cell>
              <table:table-cell office:value-type="float" office:value="1681.473755">
                <text:p>1681.47375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608.787598">
                <text:p>1608.787598</text:p>
              </table:table-cell>
              <table:table-cell office:value-type="float" office:value="1673.796387">
                <text:p>1673.796387</text:p>
              </table:table-cell>
              <table:table-cell office:value-type="float" office:value="1608.518555">
                <text:p>1608.518555</text:p>
              </table:table-cell>
              <table:table-cell office:value-type="float" office:value="1674.285889">
                <text:p>1674.28588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606.356445">
                <text:p>1606.356445</text:p>
              </table:table-cell>
              <table:table-cell office:value-type="float" office:value="1663.860229">
                <text:p>1663.860229</text:p>
              </table:table-cell>
              <table:table-cell office:value-type="float" office:value="1607.766235">
                <text:p>1607.766235</text:p>
              </table:table-cell>
              <table:table-cell office:value-type="float" office:value="1661.24939">
                <text:p>1661.2493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602.294067">
                <text:p>1602.294067</text:p>
              </table:table-cell>
              <table:table-cell office:value-type="float" office:value="1655.077881">
                <text:p>1655.077881</text:p>
              </table:table-cell>
              <table:table-cell office:value-type="float" office:value="1597.340332">
                <text:p>1597.340332</text:p>
              </table:table-cell>
              <table:table-cell office:value-type="float" office:value="1660.984497">
                <text:p>1660.98449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597.667969">
                <text:p>1597.667969</text:p>
              </table:table-cell>
              <table:table-cell office:value-type="float" office:value="1647.361694">
                <text:p>1647.361694</text:p>
              </table:table-cell>
              <table:table-cell office:value-type="float" office:value="1600.177002">
                <text:p>1600.177002</text:p>
              </table:table-cell>
              <table:table-cell office:value-type="float" office:value="1648.772095">
                <text:p>1648.77209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93.765747">
                <text:p>1593.765747</text:p>
              </table:table-cell>
              <table:table-cell office:value-type="float" office:value="1642.442017">
                <text:p>1642.442017</text:p>
              </table:table-cell>
              <table:table-cell office:value-type="float" office:value="1592.940063">
                <text:p>1592.940063</text:p>
              </table:table-cell>
              <table:table-cell office:value-type="float" office:value="1642.679932">
                <text:p>1642.67993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591.694824">
                <text:p>1591.694824</text:p>
              </table:table-cell>
              <table:table-cell office:value-type="float" office:value="1635.212402">
                <text:p>1635.212402</text:p>
              </table:table-cell>
              <table:table-cell office:value-type="float" office:value="1591.72644">
                <text:p>1591.72644</text:p>
              </table:table-cell>
              <table:table-cell office:value-type="float" office:value="1634.631104">
                <text:p>1634.63110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85.975098">
                <text:p>1585.975098</text:p>
              </table:table-cell>
              <table:table-cell office:value-type="float" office:value="1629.411133">
                <text:p>1629.411133</text:p>
              </table:table-cell>
              <table:table-cell office:value-type="float" office:value="1583.721924">
                <text:p>1583.721924</text:p>
              </table:table-cell>
              <table:table-cell office:value-type="float" office:value="1632.343384">
                <text:p>1632.34338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583.320435">
                <text:p>1583.320435</text:p>
              </table:table-cell>
              <table:table-cell office:value-type="float" office:value="1624.722656">
                <text:p>1624.722656</text:p>
              </table:table-cell>
              <table:table-cell office:value-type="float" office:value="1584.294922">
                <text:p>1584.294922</text:p>
              </table:table-cell>
              <table:table-cell office:value-type="float" office:value="1624.758057">
                <text:p>1624.75805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581.063354">
                <text:p>1581.063354</text:p>
              </table:table-cell>
              <table:table-cell office:value-type="float" office:value="1618.935425">
                <text:p>1618.935425</text:p>
              </table:table-cell>
              <table:table-cell office:value-type="float" office:value="1578.425049">
                <text:p>1578.425049</text:p>
              </table:table-cell>
              <table:table-cell office:value-type="float" office:value="1621.814697">
                <text:p>1621.81469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580.545654">
                <text:p>1580.545654</text:p>
              </table:table-cell>
              <table:table-cell office:value-type="float" office:value="1619.799072">
                <text:p>1619.799072</text:p>
              </table:table-cell>
              <table:table-cell office:value-type="float" office:value="1579.221191">
                <text:p>1579.221191</text:p>
              </table:table-cell>
              <table:table-cell office:value-type="float" office:value="1617.398438">
                <text:p>1617.39843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80.086426">
                <text:p>1580.086426</text:p>
              </table:table-cell>
              <table:table-cell office:value-type="float" office:value="1611.958252">
                <text:p>1611.958252</text:p>
              </table:table-cell>
              <table:table-cell office:value-type="float" office:value="1578.411377">
                <text:p>1578.411377</text:p>
              </table:table-cell>
              <table:table-cell office:value-type="float" office:value="1613.200684">
                <text:p>1613.20068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571.300659">
                <text:p>1571.300659</text:p>
              </table:table-cell>
              <table:table-cell office:value-type="float" office:value="1610.106567">
                <text:p>1610.106567</text:p>
              </table:table-cell>
              <table:table-cell office:value-type="float" office:value="1574.547974">
                <text:p>1574.547974</text:p>
              </table:table-cell>
              <table:table-cell office:value-type="float" office:value="1607.436768">
                <text:p>1607.43676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573.833374">
                <text:p>1573.833374</text:p>
              </table:table-cell>
              <table:table-cell office:value-type="float" office:value="1604.468628">
                <text:p>1604.468628</text:p>
              </table:table-cell>
              <table:table-cell office:value-type="float" office:value="1576.833374">
                <text:p>1576.833374</text:p>
              </table:table-cell>
              <table:table-cell office:value-type="float" office:value="1605.001831">
                <text:p>1605.00183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576.849487">
                <text:p>1576.849487</text:p>
              </table:table-cell>
              <table:table-cell office:value-type="float" office:value="1601.718872">
                <text:p>1601.718872</text:p>
              </table:table-cell>
              <table:table-cell office:value-type="float" office:value="1573.439331">
                <text:p>1573.439331</text:p>
              </table:table-cell>
              <table:table-cell office:value-type="float" office:value="1602.655762">
                <text:p>1602.65576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570.920044">
                <text:p>1570.920044</text:p>
              </table:table-cell>
              <table:table-cell office:value-type="float" office:value="1601.217896">
                <text:p>1601.217896</text:p>
              </table:table-cell>
              <table:table-cell office:value-type="float" office:value="1574.793091">
                <text:p>1574.793091</text:p>
              </table:table-cell>
              <table:table-cell office:value-type="float" office:value="1600.637573">
                <text:p>1600.63757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573.078613">
                <text:p>1573.078613</text:p>
              </table:table-cell>
              <table:table-cell office:value-type="float" office:value="1594.515747">
                <text:p>1594.515747</text:p>
              </table:table-cell>
              <table:table-cell office:value-type="float" office:value="1574.305908">
                <text:p>1574.305908</text:p>
              </table:table-cell>
              <table:table-cell office:value-type="float" office:value="1595.901855">
                <text:p>1595.90185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69.188477">
                <text:p>1569.188477</text:p>
              </table:table-cell>
              <table:table-cell office:value-type="float" office:value="1596.264282">
                <text:p>1596.264282</text:p>
              </table:table-cell>
              <table:table-cell office:value-type="float" office:value="1571.896606">
                <text:p>1571.896606</text:p>
              </table:table-cell>
              <table:table-cell office:value-type="float" office:value="1594.714355">
                <text:p>1594.7143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569.911133">
                <text:p>1569.911133</text:p>
              </table:table-cell>
              <table:table-cell office:value-type="float" office:value="1594.340088">
                <text:p>1594.340088</text:p>
              </table:table-cell>
              <table:table-cell office:value-type="float" office:value="1572.921631">
                <text:p>1572.921631</text:p>
              </table:table-cell>
              <table:table-cell office:value-type="float" office:value="1592.258911">
                <text:p>1592.25891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570.16626">
                <text:p>1570.16626</text:p>
              </table:table-cell>
              <table:table-cell office:value-type="float" office:value="1590.846069">
                <text:p>1590.846069</text:p>
              </table:table-cell>
              <table:table-cell office:value-type="float" office:value="1566.647949">
                <text:p>1566.647949</text:p>
              </table:table-cell>
              <table:table-cell office:value-type="float" office:value="1592.176758">
                <text:p>1592.17675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581.019531">
                <text:p>1581.019531</text:p>
              </table:table-cell>
              <table:table-cell office:value-type="float" office:value="1606.893433">
                <text:p>1606.893433</text:p>
              </table:table-cell>
              <table:table-cell office:value-type="float" office:value="1551.725952">
                <text:p>1551.725952</text:p>
              </table:table-cell>
              <table:table-cell office:value-type="float" office:value="1570.68811">
                <text:p>1570.6881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542.231812">
                <text:p>1542.231812</text:p>
              </table:table-cell>
              <table:table-cell office:value-type="float" office:value="1566.42334">
                <text:p>1566.42334</text:p>
              </table:table-cell>
              <table:table-cell office:value-type="float" office:value="1460.487671">
                <text:p>1460.487671</text:p>
              </table:table-cell>
              <table:table-cell office:value-type="float" office:value="1461.08374">
                <text:p>1461.0837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496.247192">
                <text:p>1496.247192</text:p>
              </table:table-cell>
              <table:table-cell office:value-type="float" office:value="1517.456421">
                <text:p>1517.456421</text:p>
              </table:table-cell>
              <table:table-cell office:value-type="float" office:value="1413.177124">
                <text:p>1413.177124</text:p>
              </table:table-cell>
              <table:table-cell office:value-type="float" office:value="1418.057129">
                <text:p>1418.05712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602.218628">
                <text:p>1602.218628</text:p>
              </table:table-cell>
              <table:table-cell office:value-type="float" office:value="1620.055298">
                <text:p>1620.055298</text:p>
              </table:table-cell>
              <table:table-cell office:value-type="float" office:value="1520.324829">
                <text:p>1520.324829</text:p>
              </table:table-cell>
              <table:table-cell office:value-type="float" office:value="1522.495483">
                <text:p>1522.4954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609.314209">
                <text:p>1609.314209</text:p>
              </table:table-cell>
              <table:table-cell office:value-type="float" office:value="1625.237183">
                <text:p>1625.237183</text:p>
              </table:table-cell>
              <table:table-cell office:value-type="float" office:value="1524.894897">
                <text:p>1524.894897</text:p>
              </table:table-cell>
              <table:table-cell office:value-type="float" office:value="1540.962158">
                <text:p>1540.96215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74.195801">
                <text:p>1574.195801</text:p>
              </table:table-cell>
              <table:table-cell office:value-type="float" office:value="1585.374146">
                <text:p>1585.374146</text:p>
              </table:table-cell>
              <table:table-cell office:value-type="float" office:value="1572.701416">
                <text:p>1572.701416</text:p>
              </table:table-cell>
              <table:table-cell office:value-type="float" office:value="1584.487427">
                <text:p>1584.48742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67.997192">
                <text:p>1567.997192</text:p>
              </table:table-cell>
              <table:table-cell office:value-type="float" office:value="1581.218018">
                <text:p>1581.218018</text:p>
              </table:table-cell>
              <table:table-cell office:value-type="float" office:value="1579.706787">
                <text:p>1579.706787</text:p>
              </table:table-cell>
              <table:table-cell office:value-type="float" office:value="1591.144165">
                <text:p>1591.14416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73.904419">
                <text:p>1573.904419</text:p>
              </table:table-cell>
              <table:table-cell office:value-type="float" office:value="1581.581177">
                <text:p>1581.581177</text:p>
              </table:table-cell>
              <table:table-cell office:value-type="float" office:value="1578.732422">
                <text:p>1578.732422</text:p>
              </table:table-cell>
              <table:table-cell office:value-type="float" office:value="1588.084106">
                <text:p>1588.08410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73.864502">
                <text:p>1573.864502</text:p>
              </table:table-cell>
              <table:table-cell office:value-type="float" office:value="1581.197754">
                <text:p>1581.197754</text:p>
              </table:table-cell>
              <table:table-cell office:value-type="float" office:value="1574.981323">
                <text:p>1574.981323</text:p>
              </table:table-cell>
              <table:table-cell office:value-type="float" office:value="1587.770142">
                <text:p>1587.77014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77.690552">
                <text:p>1577.690552</text:p>
              </table:table-cell>
              <table:table-cell office:value-type="float" office:value="1577.635132">
                <text:p>1577.635132</text:p>
              </table:table-cell>
              <table:table-cell office:value-type="float" office:value="1576.318604">
                <text:p>1576.318604</text:p>
              </table:table-cell>
              <table:table-cell office:value-type="float" office:value="1585.736328">
                <text:p>1585.73632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77.232788">
                <text:p>1577.232788</text:p>
              </table:table-cell>
              <table:table-cell office:value-type="float" office:value="1580.50293">
                <text:p>1580.50293</text:p>
              </table:table-cell>
              <table:table-cell office:value-type="float" office:value="1572.055664">
                <text:p>1572.055664</text:p>
              </table:table-cell>
              <table:table-cell office:value-type="float" office:value="1587.969116">
                <text:p>1587.96911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80.076294">
                <text:p>1580.076294</text:p>
              </table:table-cell>
              <table:table-cell office:value-type="float" office:value="1578.266235">
                <text:p>1578.266235</text:p>
              </table:table-cell>
              <table:table-cell office:value-type="float" office:value="1576.055908">
                <text:p>1576.055908</text:p>
              </table:table-cell>
              <table:table-cell office:value-type="float" office:value="1584.896118">
                <text:p>1584.89611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81.603394">
                <text:p>1581.603394</text:p>
              </table:table-cell>
              <table:table-cell office:value-type="float" office:value="1576.78833">
                <text:p>1576.78833</text:p>
              </table:table-cell>
              <table:table-cell office:value-type="float" office:value="1577.549072">
                <text:p>1577.549072</text:p>
              </table:table-cell>
              <table:table-cell office:value-type="float" office:value="1583.067139">
                <text:p>1583.06713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78.113281">
                <text:p>1578.113281</text:p>
              </table:table-cell>
              <table:table-cell office:value-type="float" office:value="1576.850586">
                <text:p>1576.850586</text:p>
              </table:table-cell>
              <table:table-cell office:value-type="float" office:value="1577.382935">
                <text:p>1577.382935</text:p>
              </table:table-cell>
              <table:table-cell office:value-type="float" office:value="1582.353394">
                <text:p>1582.35339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81.183472">
                <text:p>1581.183472</text:p>
              </table:table-cell>
              <table:table-cell office:value-type="float" office:value="1576.992676">
                <text:p>1576.992676</text:p>
              </table:table-cell>
              <table:table-cell office:value-type="float" office:value="1576.292114">
                <text:p>1576.292114</text:p>
              </table:table-cell>
              <table:table-cell office:value-type="float" office:value="1582.227417">
                <text:p>1582.22741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577.098877">
                <text:p>1577.098877</text:p>
              </table:table-cell>
              <table:table-cell office:value-type="float" office:value="1577.409424">
                <text:p>1577.409424</text:p>
              </table:table-cell>
              <table:table-cell office:value-type="float" office:value="1575.692017">
                <text:p>1575.692017</text:p>
              </table:table-cell>
              <table:table-cell office:value-type="float" office:value="1581.64624">
                <text:p>1581.6462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77.559326">
                <text:p>1577.559326</text:p>
              </table:table-cell>
              <table:table-cell office:value-type="float" office:value="1579.207397">
                <text:p>1579.207397</text:p>
              </table:table-cell>
              <table:table-cell office:value-type="float" office:value="1573.368042">
                <text:p>1573.368042</text:p>
              </table:table-cell>
              <table:table-cell office:value-type="float" office:value="1582.456299">
                <text:p>1582.45629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72.064087">
                <text:p>1572.064087</text:p>
              </table:table-cell>
              <table:table-cell office:value-type="float" office:value="1582.549683">
                <text:p>1582.549683</text:p>
              </table:table-cell>
              <table:table-cell office:value-type="float" office:value="1566.150635">
                <text:p>1566.150635</text:p>
              </table:table-cell>
              <table:table-cell office:value-type="float" office:value="1592.221069">
                <text:p>1592.22106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86.881104">
                <text:p>1586.881104</text:p>
              </table:table-cell>
              <table:table-cell office:value-type="float" office:value="1569.648682">
                <text:p>1569.648682</text:p>
              </table:table-cell>
              <table:table-cell office:value-type="float" office:value="1593.425171">
                <text:p>1593.425171</text:p>
              </table:table-cell>
              <table:table-cell office:value-type="float" office:value="1560.624756">
                <text:p>1560.62475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78.854858">
                <text:p>1578.854858</text:p>
              </table:table-cell>
              <table:table-cell office:value-type="float" office:value="1581.077637">
                <text:p>1581.077637</text:p>
              </table:table-cell>
              <table:table-cell office:value-type="float" office:value="1568.736328">
                <text:p>1568.736328</text:p>
              </table:table-cell>
              <table:table-cell office:value-type="float" office:value="1589.483887">
                <text:p>1589.48388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78.252686">
                <text:p>1578.252686</text:p>
              </table:table-cell>
              <table:table-cell office:value-type="float" office:value="1580.723267">
                <text:p>1580.723267</text:p>
              </table:table-cell>
              <table:table-cell office:value-type="float" office:value="1574.035278">
                <text:p>1574.035278</text:p>
              </table:table-cell>
              <table:table-cell office:value-type="float" office:value="1584.144531">
                <text:p>1584.1445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80.027832">
                <text:p>1580.027832</text:p>
              </table:table-cell>
              <table:table-cell office:value-type="float" office:value="1578.445312">
                <text:p>1578.445312</text:p>
              </table:table-cell>
              <table:table-cell office:value-type="float" office:value="1575.903809">
                <text:p>1575.903809</text:p>
              </table:table-cell>
              <table:table-cell office:value-type="float" office:value="1583.931519">
                <text:p>1583.93151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76.485962">
                <text:p>1576.485962</text:p>
              </table:table-cell>
              <table:table-cell office:value-type="float" office:value="1578.188965">
                <text:p>1578.188965</text:p>
              </table:table-cell>
              <table:table-cell office:value-type="float" office:value="1573.155762">
                <text:p>1573.155762</text:p>
              </table:table-cell>
              <table:table-cell office:value-type="float" office:value="1583.893433">
                <text:p>1583.89343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77.789062">
                <text:p>1577.789062</text:p>
              </table:table-cell>
              <table:table-cell office:value-type="float" office:value="1580.40564">
                <text:p>1580.40564</text:p>
              </table:table-cell>
              <table:table-cell office:value-type="float" office:value="1572.920166">
                <text:p>1572.920166</text:p>
              </table:table-cell>
              <table:table-cell office:value-type="float" office:value="1581.385254">
                <text:p>1581.3852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76.128784">
                <text:p>1576.128784</text:p>
              </table:table-cell>
              <table:table-cell office:value-type="float" office:value="1577.679565">
                <text:p>1577.679565</text:p>
              </table:table-cell>
              <table:table-cell office:value-type="float" office:value="1573.30249">
                <text:p>1573.30249</text:p>
              </table:table-cell>
              <table:table-cell office:value-type="float" office:value="1581.793579">
                <text:p>1581.79357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80.486206">
                <text:p>1580.486206</text:p>
              </table:table-cell>
              <table:table-cell office:value-type="float" office:value="1576.040527">
                <text:p>1576.040527</text:p>
              </table:table-cell>
              <table:table-cell office:value-type="float" office:value="1577.521484">
                <text:p>1577.521484</text:p>
              </table:table-cell>
              <table:table-cell office:value-type="float" office:value="1581.960205">
                <text:p>1581.96020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76.518677">
                <text:p>1576.518677</text:p>
              </table:table-cell>
              <table:table-cell office:value-type="float" office:value="1575.847656">
                <text:p>1575.847656</text:p>
              </table:table-cell>
              <table:table-cell office:value-type="float" office:value="1576.002197">
                <text:p>1576.002197</text:p>
              </table:table-cell>
              <table:table-cell office:value-type="float" office:value="1577.352661">
                <text:p>1577.35266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75.656616">
                <text:p>1575.656616</text:p>
              </table:table-cell>
              <table:table-cell office:value-type="float" office:value="1577.750488">
                <text:p>1577.750488</text:p>
              </table:table-cell>
              <table:table-cell office:value-type="float" office:value="1577.822754">
                <text:p>1577.822754</text:p>
              </table:table-cell>
              <table:table-cell office:value-type="float" office:value="1576.868652">
                <text:p>1576.86865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574.879883">
                <text:p>1574.879883</text:p>
              </table:table-cell>
              <table:table-cell office:value-type="float" office:value="1578.549072">
                <text:p>1578.549072</text:p>
              </table:table-cell>
              <table:table-cell office:value-type="float" office:value="1577.271606">
                <text:p>1577.271606</text:p>
              </table:table-cell>
              <table:table-cell office:value-type="float" office:value="1578.089355">
                <text:p>1578.08935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70.838867">
                <text:p>1570.838867</text:p>
              </table:table-cell>
              <table:table-cell office:value-type="float" office:value="1582.790405">
                <text:p>1582.790405</text:p>
              </table:table-cell>
              <table:table-cell office:value-type="float" office:value="1574.979004">
                <text:p>1574.979004</text:p>
              </table:table-cell>
              <table:table-cell office:value-type="float" office:value="1580.213501">
                <text:p>1580.21350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578.571289">
                <text:p>1578.571289</text:p>
              </table:table-cell>
              <table:table-cell office:value-type="float" office:value="1577.639038">
                <text:p>1577.639038</text:p>
              </table:table-cell>
              <table:table-cell office:value-type="float" office:value="1575.391724">
                <text:p>1575.391724</text:p>
              </table:table-cell>
              <table:table-cell office:value-type="float" office:value="1578.109619">
                <text:p>1578.1096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74.143066">
                <text:p>1574.143066</text:p>
              </table:table-cell>
              <table:table-cell office:value-type="float" office:value="1579.882446">
                <text:p>1579.882446</text:p>
              </table:table-cell>
              <table:table-cell office:value-type="float" office:value="1577.906006">
                <text:p>1577.906006</text:p>
              </table:table-cell>
              <table:table-cell office:value-type="float" office:value="1576.428101">
                <text:p>1576.42810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577.249878">
                <text:p>1577.249878</text:p>
              </table:table-cell>
              <table:table-cell office:value-type="float" office:value="1577.318237">
                <text:p>1577.318237</text:p>
              </table:table-cell>
              <table:table-cell office:value-type="float" office:value="1573.219604">
                <text:p>1573.219604</text:p>
              </table:table-cell>
              <table:table-cell office:value-type="float" office:value="1578.033691">
                <text:p>1578.03369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574.618286">
                <text:p>1574.618286</text:p>
              </table:table-cell>
              <table:table-cell office:value-type="float" office:value="1577.770386">
                <text:p>1577.770386</text:p>
              </table:table-cell>
              <table:table-cell office:value-type="float" office:value="1574.649658">
                <text:p>1574.649658</text:p>
              </table:table-cell>
              <table:table-cell office:value-type="float" office:value="1576.311401">
                <text:p>1576.31140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75.178955">
                <text:p>1575.178955</text:p>
              </table:table-cell>
              <table:table-cell office:value-type="float" office:value="1575.414185">
                <text:p>1575.414185</text:p>
              </table:table-cell>
              <table:table-cell office:value-type="float" office:value="1572.449341">
                <text:p>1572.449341</text:p>
              </table:table-cell>
              <table:table-cell office:value-type="float" office:value="1579.388062">
                <text:p>1579.38806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573.047607">
                <text:p>1573.047607</text:p>
              </table:table-cell>
              <table:table-cell office:value-type="float" office:value="1578.1875">
                <text:p>1578.1875</text:p>
              </table:table-cell>
              <table:table-cell office:value-type="float" office:value="1574.219238">
                <text:p>1574.219238</text:p>
              </table:table-cell>
              <table:table-cell office:value-type="float" office:value="1576.997314">
                <text:p>1576.9973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572.66272">
                <text:p>1572.66272</text:p>
              </table:table-cell>
              <table:table-cell office:value-type="float" office:value="1579.599854">
                <text:p>1579.599854</text:p>
              </table:table-cell>
              <table:table-cell office:value-type="float" office:value="1570.956909">
                <text:p>1570.956909</text:p>
              </table:table-cell>
              <table:table-cell office:value-type="float" office:value="1579.730591">
                <text:p>1579.73059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575.911133">
                <text:p>1575.911133</text:p>
              </table:table-cell>
              <table:table-cell office:value-type="float" office:value="1576.592651">
                <text:p>1576.592651</text:p>
              </table:table-cell>
              <table:table-cell office:value-type="float" office:value="1577.409912">
                <text:p>1577.409912</text:p>
              </table:table-cell>
              <table:table-cell office:value-type="float" office:value="1575.633423">
                <text:p>1575.63342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572.835083">
                <text:p>1572.835083</text:p>
              </table:table-cell>
              <table:table-cell office:value-type="float" office:value="1578.385986">
                <text:p>1578.385986</text:p>
              </table:table-cell>
              <table:table-cell office:value-type="float" office:value="1576.00415">
                <text:p>1576.00415</text:p>
              </table:table-cell>
              <table:table-cell office:value-type="float" office:value="1574.775513">
                <text:p>1574.77551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574.273682">
                <text:p>1574.273682</text:p>
              </table:table-cell>
              <table:table-cell office:value-type="float" office:value="1579.512939">
                <text:p>1579.512939</text:p>
              </table:table-cell>
              <table:table-cell office:value-type="float" office:value="1572.940186">
                <text:p>1572.940186</text:p>
              </table:table-cell>
              <table:table-cell office:value-type="float" office:value="1579.466675">
                <text:p>1579.46667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575.731934">
                <text:p>1575.731934</text:p>
              </table:table-cell>
              <table:table-cell office:value-type="float" office:value="1577.841431">
                <text:p>1577.841431</text:p>
              </table:table-cell>
              <table:table-cell office:value-type="float" office:value="1576.216675">
                <text:p>1576.216675</text:p>
              </table:table-cell>
              <table:table-cell office:value-type="float" office:value="1573.153442">
                <text:p>1573.15344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575.140503">
                <text:p>1575.140503</text:p>
              </table:table-cell>
              <table:table-cell office:value-type="float" office:value="1574.673584">
                <text:p>1574.673584</text:p>
              </table:table-cell>
              <table:table-cell office:value-type="float" office:value="1574.98877">
                <text:p>1574.98877</text:p>
              </table:table-cell>
              <table:table-cell office:value-type="float" office:value="1573.029419">
                <text:p>1573.02941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573.838867">
                <text:p>1573.838867</text:p>
              </table:table-cell>
              <table:table-cell office:value-type="float" office:value="1578.234009">
                <text:p>1578.234009</text:p>
              </table:table-cell>
              <table:table-cell office:value-type="float" office:value="1575.808594">
                <text:p>1575.808594</text:p>
              </table:table-cell>
              <table:table-cell office:value-type="float" office:value="1577.067749">
                <text:p>1577.06774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574.871094">
                <text:p>1574.871094</text:p>
              </table:table-cell>
              <table:table-cell office:value-type="float" office:value="1576.327026">
                <text:p>1576.327026</text:p>
              </table:table-cell>
              <table:table-cell office:value-type="float" office:value="1573.042847">
                <text:p>1573.042847</text:p>
              </table:table-cell>
              <table:table-cell office:value-type="float" office:value="1576.816895">
                <text:p>1576.81689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575.532837">
                <text:p>1575.532837</text:p>
              </table:table-cell>
              <table:table-cell office:value-type="float" office:value="1575.921631">
                <text:p>1575.921631</text:p>
              </table:table-cell>
              <table:table-cell office:value-type="float" office:value="1577.118042">
                <text:p>1577.118042</text:p>
              </table:table-cell>
              <table:table-cell office:value-type="float" office:value="1576.087646">
                <text:p>1576.08764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75.84021">
                <text:p>1575.84021</text:p>
              </table:table-cell>
              <table:table-cell office:value-type="float" office:value="1576.551758">
                <text:p>1576.551758</text:p>
              </table:table-cell>
              <table:table-cell office:value-type="float" office:value="1573.602539">
                <text:p>1573.602539</text:p>
              </table:table-cell>
              <table:table-cell office:value-type="float" office:value="1578.255859">
                <text:p>1578.25585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577.503052">
                <text:p>1577.503052</text:p>
              </table:table-cell>
              <table:table-cell office:value-type="float" office:value="1575.263428">
                <text:p>1575.263428</text:p>
              </table:table-cell>
              <table:table-cell office:value-type="float" office:value="1580.871582">
                <text:p>1580.871582</text:p>
              </table:table-cell>
              <table:table-cell office:value-type="float" office:value="1573.863892">
                <text:p>1573.86389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574.53833">
                <text:p>1574.53833</text:p>
              </table:table-cell>
              <table:table-cell office:value-type="float" office:value="1576.829834">
                <text:p>1576.829834</text:p>
              </table:table-cell>
              <table:table-cell office:value-type="float" office:value="1576.781128">
                <text:p>1576.781128</text:p>
              </table:table-cell>
              <table:table-cell office:value-type="float" office:value="1572.763672">
                <text:p>1572.76367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575.238281">
                <text:p>1575.238281</text:p>
              </table:table-cell>
              <table:table-cell office:value-type="float" office:value="1577.239014">
                <text:p>1577.239014</text:p>
              </table:table-cell>
              <table:table-cell office:value-type="float" office:value="1574.655029">
                <text:p>1574.655029</text:p>
              </table:table-cell>
              <table:table-cell office:value-type="float" office:value="1576.146729">
                <text:p>1576.14672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577.650879">
                <text:p>1577.650879</text:p>
              </table:table-cell>
              <table:table-cell office:value-type="float" office:value="1575.633423">
                <text:p>1575.633423</text:p>
              </table:table-cell>
              <table:table-cell office:value-type="float" office:value="1576.757446">
                <text:p>1576.757446</text:p>
              </table:table-cell>
              <table:table-cell office:value-type="float" office:value="1576.181885">
                <text:p>1576.18188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575.305298">
                <text:p>1575.305298</text:p>
              </table:table-cell>
              <table:table-cell office:value-type="float" office:value="1580.380371">
                <text:p>1580.380371</text:p>
              </table:table-cell>
              <table:table-cell office:value-type="float" office:value="1577.479614">
                <text:p>1577.479614</text:p>
              </table:table-cell>
              <table:table-cell office:value-type="float" office:value="1576.46875">
                <text:p>1576.4687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576.515015">
                <text:p>1576.515015</text:p>
              </table:table-cell>
              <table:table-cell office:value-type="float" office:value="1579.240234">
                <text:p>1579.240234</text:p>
              </table:table-cell>
              <table:table-cell office:value-type="float" office:value="1577.961792">
                <text:p>1577.961792</text:p>
              </table:table-cell>
              <table:table-cell office:value-type="float" office:value="1576.762207">
                <text:p>1576.76220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578.932495">
                <text:p>1578.932495</text:p>
              </table:table-cell>
              <table:table-cell office:value-type="float" office:value="1577.883545">
                <text:p>1577.883545</text:p>
              </table:table-cell>
              <table:table-cell office:value-type="float" office:value="1580.616455">
                <text:p>1580.616455</text:p>
              </table:table-cell>
              <table:table-cell office:value-type="float" office:value="1573.071777">
                <text:p>1573.07177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576.710327">
                <text:p>1576.710327</text:p>
              </table:table-cell>
              <table:table-cell office:value-type="float" office:value="1579.712646">
                <text:p>1579.712646</text:p>
              </table:table-cell>
              <table:table-cell office:value-type="float" office:value="1577.603027">
                <text:p>1577.603027</text:p>
              </table:table-cell>
              <table:table-cell office:value-type="float" office:value="1577.212158">
                <text:p>1577.21215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574.168579">
                <text:p>1574.168579</text:p>
              </table:table-cell>
              <table:table-cell office:value-type="float" office:value="1578.113403">
                <text:p>1578.113403</text:p>
              </table:table-cell>
              <table:table-cell office:value-type="float" office:value="1576.420898">
                <text:p>1576.420898</text:p>
              </table:table-cell>
              <table:table-cell office:value-type="float" office:value="1573.959717">
                <text:p>1573.95971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575.729614">
                <text:p>1575.729614</text:p>
              </table:table-cell>
              <table:table-cell office:value-type="float" office:value="1576.545532">
                <text:p>1576.545532</text:p>
              </table:table-cell>
              <table:table-cell office:value-type="float" office:value="1576.342651">
                <text:p>1576.342651</text:p>
              </table:table-cell>
              <table:table-cell office:value-type="float" office:value="1577.731689">
                <text:p>1577.73168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574.51123">
                <text:p>1574.51123</text:p>
              </table:table-cell>
              <table:table-cell office:value-type="float" office:value="1576.716675">
                <text:p>1576.716675</text:p>
              </table:table-cell>
              <table:table-cell office:value-type="float" office:value="1575.52478">
                <text:p>1575.52478</text:p>
              </table:table-cell>
              <table:table-cell office:value-type="float" office:value="1575.751099">
                <text:p>1575.75109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577.764038">
                <text:p>1577.764038</text:p>
              </table:table-cell>
              <table:table-cell office:value-type="float" office:value="1577.178589">
                <text:p>1577.178589</text:p>
              </table:table-cell>
              <table:table-cell office:value-type="float" office:value="1576.466919">
                <text:p>1576.466919</text:p>
              </table:table-cell>
              <table:table-cell office:value-type="float" office:value="1577.416626">
                <text:p>1577.41662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575.448486">
                <text:p>1575.448486</text:p>
              </table:table-cell>
              <table:table-cell office:value-type="float" office:value="1575.420898">
                <text:p>1575.420898</text:p>
              </table:table-cell>
              <table:table-cell office:value-type="float" office:value="1577.263428">
                <text:p>1577.263428</text:p>
              </table:table-cell>
              <table:table-cell office:value-type="float" office:value="1574.508789">
                <text:p>1574.50878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579.106567">
                <text:p>1579.106567</text:p>
              </table:table-cell>
              <table:table-cell office:value-type="float" office:value="1574.640503">
                <text:p>1574.640503</text:p>
              </table:table-cell>
              <table:table-cell office:value-type="float" office:value="1578.415039">
                <text:p>1578.415039</text:p>
              </table:table-cell>
              <table:table-cell office:value-type="float" office:value="1576.534424">
                <text:p>1576.53442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575.518799">
                <text:p>1575.518799</text:p>
              </table:table-cell>
              <table:table-cell office:value-type="float" office:value="1579.807861">
                <text:p>1579.807861</text:p>
              </table:table-cell>
              <table:table-cell office:value-type="float" office:value="1577.219727">
                <text:p>1577.219727</text:p>
              </table:table-cell>
              <table:table-cell office:value-type="float" office:value="1577.038574">
                <text:p>1577.03857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576.0625">
                <text:p>1576.0625</text:p>
              </table:table-cell>
              <table:table-cell office:value-type="float" office:value="1576.27832">
                <text:p>1576.27832</text:p>
              </table:table-cell>
              <table:table-cell office:value-type="float" office:value="1576.346436">
                <text:p>1576.346436</text:p>
              </table:table-cell>
              <table:table-cell office:value-type="float" office:value="1578.085205">
                <text:p>1578.08520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576.254883">
                <text:p>1576.254883</text:p>
              </table:table-cell>
              <table:table-cell office:value-type="float" office:value="1577.761597">
                <text:p>1577.761597</text:p>
              </table:table-cell>
              <table:table-cell office:value-type="float" office:value="1577.427612">
                <text:p>1577.427612</text:p>
              </table:table-cell>
              <table:table-cell office:value-type="float" office:value="1576.775635">
                <text:p>1576.77563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78.165405">
                <text:p>1578.165405</text:p>
              </table:table-cell>
              <table:table-cell office:value-type="float" office:value="1575.030762">
                <text:p>1575.030762</text:p>
              </table:table-cell>
              <table:table-cell office:value-type="float" office:value="1577.579102">
                <text:p>1577.579102</text:p>
              </table:table-cell>
              <table:table-cell office:value-type="float" office:value="1577.338501">
                <text:p>1577.33850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572.306885">
                <text:p>1572.306885</text:p>
              </table:table-cell>
              <table:table-cell office:value-type="float" office:value="1580.12085">
                <text:p>1580.12085</text:p>
              </table:table-cell>
              <table:table-cell office:value-type="float" office:value="1573.935181">
                <text:p>1573.935181</text:p>
              </table:table-cell>
              <table:table-cell office:value-type="float" office:value="1576.463501">
                <text:p>1576.46350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575.190186">
                <text:p>1575.190186</text:p>
              </table:table-cell>
              <table:table-cell office:value-type="float" office:value="1573.894653">
                <text:p>1573.894653</text:p>
              </table:table-cell>
              <table:table-cell office:value-type="float" office:value="1577.721802">
                <text:p>1577.721802</text:p>
              </table:table-cell>
              <table:table-cell office:value-type="float" office:value="1573.211182">
                <text:p>1573.21118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575.545898">
                <text:p>1575.545898</text:p>
              </table:table-cell>
              <table:table-cell office:value-type="float" office:value="1577.297119">
                <text:p>1577.297119</text:p>
              </table:table-cell>
              <table:table-cell office:value-type="float" office:value="1577.549927">
                <text:p>1577.549927</text:p>
              </table:table-cell>
              <table:table-cell office:value-type="float" office:value="1575.154785">
                <text:p>1575.1547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579.711304">
                <text:p>1579.711304</text:p>
              </table:table-cell>
              <table:table-cell office:value-type="float" office:value="1576.891113">
                <text:p>1576.891113</text:p>
              </table:table-cell>
              <table:table-cell office:value-type="float" office:value="1580.684692">
                <text:p>1580.684692</text:p>
              </table:table-cell>
              <table:table-cell office:value-type="float" office:value="1574.154907">
                <text:p>1574.15490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573.494995">
                <text:p>1573.494995</text:p>
              </table:table-cell>
              <table:table-cell office:value-type="float" office:value="1577.943604">
                <text:p>1577.943604</text:p>
              </table:table-cell>
              <table:table-cell office:value-type="float" office:value="1578.85437">
                <text:p>1578.85437</text:p>
              </table:table-cell>
              <table:table-cell office:value-type="float" office:value="1573.273315">
                <text:p>1573.27331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575.12915">
                <text:p>1575.12915</text:p>
              </table:table-cell>
              <table:table-cell office:value-type="float" office:value="1576.405396">
                <text:p>1576.405396</text:p>
              </table:table-cell>
              <table:table-cell office:value-type="float" office:value="1577.715576">
                <text:p>1577.715576</text:p>
              </table:table-cell>
              <table:table-cell office:value-type="float" office:value="1576.192383">
                <text:p>1576.19238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576.974976">
                <text:p>1576.974976</text:p>
              </table:table-cell>
              <table:table-cell office:value-type="float" office:value="1575.572998">
                <text:p>1575.572998</text:p>
              </table:table-cell>
              <table:table-cell office:value-type="float" office:value="1579.150635">
                <text:p>1579.150635</text:p>
              </table:table-cell>
              <table:table-cell office:value-type="float" office:value="1572.564331">
                <text:p>1572.56433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576.591431">
                <text:p>1576.591431</text:p>
              </table:table-cell>
              <table:table-cell office:value-type="float" office:value="1575.44873">
                <text:p>1575.44873</text:p>
              </table:table-cell>
              <table:table-cell office:value-type="float" office:value="1575.81958">
                <text:p>1575.81958</text:p>
              </table:table-cell>
              <table:table-cell office:value-type="float" office:value="1579.050171">
                <text:p>1579.05017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579.684326">
                <text:p>1579.684326</text:p>
              </table:table-cell>
              <table:table-cell office:value-type="float" office:value="1574.706421">
                <text:p>1574.706421</text:p>
              </table:table-cell>
              <table:table-cell office:value-type="float" office:value="1578.172485">
                <text:p>1578.172485</text:p>
              </table:table-cell>
              <table:table-cell office:value-type="float" office:value="1574.788818">
                <text:p>1574.78881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575.871704">
                <text:p>1575.871704</text:p>
              </table:table-cell>
              <table:table-cell office:value-type="float" office:value="1575.001953">
                <text:p>1575.001953</text:p>
              </table:table-cell>
              <table:table-cell office:value-type="float" office:value="1577.870728">
                <text:p>1577.870728</text:p>
              </table:table-cell>
              <table:table-cell office:value-type="float" office:value="1573.444458">
                <text:p>1573.44445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576.643921">
                <text:p>1576.643921</text:p>
              </table:table-cell>
              <table:table-cell office:value-type="float" office:value="1576.740356">
                <text:p>1576.740356</text:p>
              </table:table-cell>
              <table:table-cell office:value-type="float" office:value="1579.133423">
                <text:p>1579.133423</text:p>
              </table:table-cell>
              <table:table-cell office:value-type="float" office:value="1575.394653">
                <text:p>1575.39465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577.008545">
                <text:p>1577.008545</text:p>
              </table:table-cell>
              <table:table-cell office:value-type="float" office:value="1576.453125">
                <text:p>1576.453125</text:p>
              </table:table-cell>
              <table:table-cell office:value-type="float" office:value="1577.722046">
                <text:p>1577.722046</text:p>
              </table:table-cell>
              <table:table-cell office:value-type="float" office:value="1575.498535">
                <text:p>1575.49853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575.608521">
                <text:p>1575.608521</text:p>
              </table:table-cell>
              <table:table-cell office:value-type="float" office:value="1574.962158">
                <text:p>1574.962158</text:p>
              </table:table-cell>
              <table:table-cell office:value-type="float" office:value="1573.423096">
                <text:p>1573.423096</text:p>
              </table:table-cell>
              <table:table-cell office:value-type="float" office:value="1575.575562">
                <text:p>1575.57556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578.49585">
                <text:p>1578.49585</text:p>
              </table:table-cell>
              <table:table-cell office:value-type="float" office:value="1577.085449">
                <text:p>1577.085449</text:p>
              </table:table-cell>
              <table:table-cell office:value-type="float" office:value="1579.522583">
                <text:p>1579.522583</text:p>
              </table:table-cell>
              <table:table-cell office:value-type="float" office:value="1575.067993">
                <text:p>1575.06799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579.843506">
                <text:p>1579.843506</text:p>
              </table:table-cell>
              <table:table-cell office:value-type="float" office:value="1574.660034">
                <text:p>1574.660034</text:p>
              </table:table-cell>
              <table:table-cell office:value-type="float" office:value="1578.537231">
                <text:p>1578.537231</text:p>
              </table:table-cell>
              <table:table-cell office:value-type="float" office:value="1576.971924">
                <text:p>1576.97192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578.292114">
                <text:p>1578.292114</text:p>
              </table:table-cell>
              <table:table-cell office:value-type="float" office:value="1576.65332">
                <text:p>1576.65332</text:p>
              </table:table-cell>
              <table:table-cell office:value-type="float" office:value="1574.965942">
                <text:p>1574.965942</text:p>
              </table:table-cell>
              <table:table-cell office:value-type="float" office:value="1574.44458">
                <text:p>1574.4445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573.078613">
                <text:p>1573.078613</text:p>
              </table:table-cell>
              <table:table-cell office:value-type="float" office:value="1579.096313">
                <text:p>1579.096313</text:p>
              </table:table-cell>
              <table:table-cell office:value-type="float" office:value="1574.596802">
                <text:p>1574.596802</text:p>
              </table:table-cell>
              <table:table-cell office:value-type="float" office:value="1575.896606">
                <text:p>1575.89660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576.449219">
                <text:p>1576.449219</text:p>
              </table:table-cell>
              <table:table-cell office:value-type="float" office:value="1576.903564">
                <text:p>1576.903564</text:p>
              </table:table-cell>
              <table:table-cell office:value-type="float" office:value="1582.065186">
                <text:p>1582.065186</text:p>
              </table:table-cell>
              <table:table-cell office:value-type="float" office:value="1574.911377">
                <text:p>1574.9113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577.275757">
                <text:p>1577.275757</text:p>
              </table:table-cell>
              <table:table-cell office:value-type="float" office:value="1575.297974">
                <text:p>1575.297974</text:p>
              </table:table-cell>
              <table:table-cell office:value-type="float" office:value="1577.380005">
                <text:p>1577.380005</text:p>
              </table:table-cell>
              <table:table-cell office:value-type="float" office:value="1576.682983">
                <text:p>1576.68298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575.556274">
                <text:p>1575.556274</text:p>
              </table:table-cell>
              <table:table-cell office:value-type="float" office:value="1575.021606">
                <text:p>1575.021606</text:p>
              </table:table-cell>
              <table:table-cell office:value-type="float" office:value="1577.307617">
                <text:p>1577.307617</text:p>
              </table:table-cell>
              <table:table-cell office:value-type="float" office:value="1576.543091">
                <text:p>1576.54309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577.012085">
                <text:p>1577.012085</text:p>
              </table:table-cell>
              <table:table-cell office:value-type="float" office:value="1576.422119">
                <text:p>1576.422119</text:p>
              </table:table-cell>
              <table:table-cell office:value-type="float" office:value="1573.86792">
                <text:p>1573.86792</text:p>
              </table:table-cell>
              <table:table-cell office:value-type="float" office:value="1578.367432">
                <text:p>1578.36743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577.016724">
                <text:p>1577.016724</text:p>
              </table:table-cell>
              <table:table-cell office:value-type="float" office:value="1577.875854">
                <text:p>1577.875854</text:p>
              </table:table-cell>
              <table:table-cell office:value-type="float" office:value="1578.909668">
                <text:p>1578.909668</text:p>
              </table:table-cell>
              <table:table-cell office:value-type="float" office:value="1574.151611">
                <text:p>1574.1516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575.389282">
                <text:p>1575.389282</text:p>
              </table:table-cell>
              <table:table-cell office:value-type="float" office:value="1575.610474">
                <text:p>1575.610474</text:p>
              </table:table-cell>
              <table:table-cell office:value-type="float" office:value="1576.171509">
                <text:p>1576.171509</text:p>
              </table:table-cell>
              <table:table-cell office:value-type="float" office:value="1576.251343">
                <text:p>1576.25134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579.084717">
                <text:p>1579.084717</text:p>
              </table:table-cell>
              <table:table-cell office:value-type="float" office:value="1575.950806">
                <text:p>1575.950806</text:p>
              </table:table-cell>
              <table:table-cell office:value-type="float" office:value="1573.564575">
                <text:p>1573.564575</text:p>
              </table:table-cell>
              <table:table-cell office:value-type="float" office:value="1576.405884">
                <text:p>1576.40588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576.905273">
                <text:p>1576.905273</text:p>
              </table:table-cell>
              <table:table-cell office:value-type="float" office:value="1575.576904">
                <text:p>1575.576904</text:p>
              </table:table-cell>
              <table:table-cell office:value-type="float" office:value="1577.319214">
                <text:p>1577.319214</text:p>
              </table:table-cell>
              <table:table-cell office:value-type="float" office:value="1576.906006">
                <text:p>1576.90600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576.324585">
                <text:p>1576.324585</text:p>
              </table:table-cell>
              <table:table-cell office:value-type="float" office:value="1575.155762">
                <text:p>1575.155762</text:p>
              </table:table-cell>
              <table:table-cell office:value-type="float" office:value="1575.45813">
                <text:p>1575.45813</text:p>
              </table:table-cell>
              <table:table-cell office:value-type="float" office:value="1575.974243">
                <text:p>1575.9742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576.155518">
                <text:p>1576.155518</text:p>
              </table:table-cell>
              <table:table-cell office:value-type="float" office:value="1578.827393">
                <text:p>1578.827393</text:p>
              </table:table-cell>
              <table:table-cell office:value-type="float" office:value="1574.645874">
                <text:p>1574.645874</text:p>
              </table:table-cell>
              <table:table-cell office:value-type="float" office:value="1577.880737">
                <text:p>1577.88073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576.417358">
                <text:p>1576.417358</text:p>
              </table:table-cell>
              <table:table-cell office:value-type="float" office:value="1579.11438">
                <text:p>1579.11438</text:p>
              </table:table-cell>
              <table:table-cell office:value-type="float" office:value="1576.994263">
                <text:p>1576.994263</text:p>
              </table:table-cell>
              <table:table-cell office:value-type="float" office:value="1578.339478">
                <text:p>1578.33947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574.714233">
                <text:p>1574.714233</text:p>
              </table:table-cell>
              <table:table-cell office:value-type="float" office:value="1577.927124">
                <text:p>1577.927124</text:p>
              </table:table-cell>
              <table:table-cell office:value-type="float" office:value="1576.643799">
                <text:p>1576.643799</text:p>
              </table:table-cell>
              <table:table-cell office:value-type="float" office:value="1578.950439">
                <text:p>1578.95043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576.644653">
                <text:p>1576.644653</text:p>
              </table:table-cell>
              <table:table-cell office:value-type="float" office:value="1577.719116">
                <text:p>1577.719116</text:p>
              </table:table-cell>
              <table:table-cell office:value-type="float" office:value="1575.97644">
                <text:p>1575.97644</text:p>
              </table:table-cell>
              <table:table-cell office:value-type="float" office:value="1577.241211">
                <text:p>1577.24121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576.861694">
                <text:p>1576.861694</text:p>
              </table:table-cell>
              <table:table-cell office:value-type="float" office:value="1576.298218">
                <text:p>1576.298218</text:p>
              </table:table-cell>
              <table:table-cell office:value-type="float" office:value="1575.515991">
                <text:p>1575.515991</text:p>
              </table:table-cell>
              <table:table-cell office:value-type="float" office:value="1576.822632">
                <text:p>1576.8226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575.10437">
                <text:p>1575.10437</text:p>
              </table:table-cell>
              <table:table-cell office:value-type="float" office:value="1578.78894">
                <text:p>1578.78894</text:p>
              </table:table-cell>
              <table:table-cell office:value-type="float" office:value="1577.983521">
                <text:p>1577.983521</text:p>
              </table:table-cell>
              <table:table-cell office:value-type="float" office:value="1577.285767">
                <text:p>1577.2857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575.898071">
                <text:p>1575.898071</text:p>
              </table:table-cell>
              <table:table-cell office:value-type="float" office:value="1574.450195">
                <text:p>1574.450195</text:p>
              </table:table-cell>
              <table:table-cell office:value-type="float" office:value="1575.317139">
                <text:p>1575.317139</text:p>
              </table:table-cell>
              <table:table-cell office:value-type="float" office:value="1574.414673">
                <text:p>1574.41467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578.811523">
                <text:p>1578.811523</text:p>
              </table:table-cell>
              <table:table-cell office:value-type="float" office:value="1574.910034">
                <text:p>1574.910034</text:p>
              </table:table-cell>
              <table:table-cell office:value-type="float" office:value="1582.603638">
                <text:p>1582.603638</text:p>
              </table:table-cell>
              <table:table-cell office:value-type="float" office:value="1575.754272">
                <text:p>1575.75427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574.452515">
                <text:p>1574.452515</text:p>
              </table:table-cell>
              <table:table-cell office:value-type="float" office:value="1573.060547">
                <text:p>1573.060547</text:p>
              </table:table-cell>
              <table:table-cell office:value-type="float" office:value="1574.783447">
                <text:p>1574.783447</text:p>
              </table:table-cell>
              <table:table-cell office:value-type="float" office:value="1571.757446">
                <text:p>1571.75744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581.643188">
                <text:p>1581.643188</text:p>
              </table:table-cell>
              <table:table-cell office:value-type="float" office:value="1581.362915">
                <text:p>1581.362915</text:p>
              </table:table-cell>
              <table:table-cell office:value-type="float" office:value="1582.935913">
                <text:p>1582.935913</text:p>
              </table:table-cell>
              <table:table-cell office:value-type="float" office:value="1581.824829">
                <text:p>1581.82482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578.407227">
                <text:p>1578.407227</text:p>
              </table:table-cell>
              <table:table-cell office:value-type="float" office:value="1570.904175">
                <text:p>1570.904175</text:p>
              </table:table-cell>
              <table:table-cell office:value-type="float" office:value="1578.90332">
                <text:p>1578.90332</text:p>
              </table:table-cell>
              <table:table-cell office:value-type="float" office:value="1572.124756">
                <text:p>1572.12475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77.246582">
                <text:p>1577.246582</text:p>
              </table:table-cell>
              <table:table-cell office:value-type="float" office:value="1576.761108">
                <text:p>1576.761108</text:p>
              </table:table-cell>
              <table:table-cell office:value-type="float" office:value="1577.334351">
                <text:p>1577.334351</text:p>
              </table:table-cell>
              <table:table-cell office:value-type="float" office:value="1576.101074">
                <text:p>1576.10107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571.028442">
                <text:p>1571.028442</text:p>
              </table:table-cell>
              <table:table-cell office:value-type="float" office:value="1570.405151">
                <text:p>1570.405151</text:p>
              </table:table-cell>
              <table:table-cell office:value-type="float" office:value="1569.660278">
                <text:p>1569.660278</text:p>
              </table:table-cell>
              <table:table-cell office:value-type="float" office:value="1571.729004">
                <text:p>1571.72900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576">
                <text:p>1576</text:p>
              </table:table-cell>
              <table:table-cell office:value-type="float" office:value="1571.942505">
                <text:p>1571.942505</text:p>
              </table:table-cell>
              <table:table-cell office:value-type="float" office:value="1574.027466">
                <text:p>1574.027466</text:p>
              </table:table-cell>
              <table:table-cell office:value-type="float" office:value="1573.338135">
                <text:p>1573.33813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618.185303">
                <text:p>1618.185303</text:p>
              </table:table-cell>
              <table:table-cell office:value-type="float" office:value="1614.575073">
                <text:p>1614.575073</text:p>
              </table:table-cell>
              <table:table-cell office:value-type="float" office:value="1615.788818">
                <text:p>1615.788818</text:p>
              </table:table-cell>
              <table:table-cell office:value-type="float" office:value="1614.375">
                <text:p>1614.37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573.300171">
                <text:p>1573.300171</text:p>
              </table:table-cell>
              <table:table-cell office:value-type="float" office:value="1575.285522">
                <text:p>1575.285522</text:p>
              </table:table-cell>
              <table:table-cell office:value-type="float" office:value="1575.546143">
                <text:p>1575.546143</text:p>
              </table:table-cell>
              <table:table-cell office:value-type="float" office:value="1573.775879">
                <text:p>1573.77587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573.281494">
                <text:p>1573.281494</text:p>
              </table:table-cell>
              <table:table-cell office:value-type="float" office:value="1574.356812">
                <text:p>1574.356812</text:p>
              </table:table-cell>
              <table:table-cell office:value-type="float" office:value="1573.031982">
                <text:p>1573.031982</text:p>
              </table:table-cell>
              <table:table-cell office:value-type="float" office:value="1571.562134">
                <text:p>1571.56213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572.849731">
                <text:p>1572.849731</text:p>
              </table:table-cell>
              <table:table-cell office:value-type="float" office:value="1568.466431">
                <text:p>1568.466431</text:p>
              </table:table-cell>
              <table:table-cell office:value-type="float" office:value="1572.821899">
                <text:p>1572.821899</text:p>
              </table:table-cell>
              <table:table-cell office:value-type="float" office:value="1568.483276">
                <text:p>1568.48327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573.180664">
                <text:p>1573.180664</text:p>
              </table:table-cell>
              <table:table-cell office:value-type="float" office:value="1567.563599">
                <text:p>1567.563599</text:p>
              </table:table-cell>
              <table:table-cell office:value-type="float" office:value="1571.118652">
                <text:p>1571.118652</text:p>
              </table:table-cell>
              <table:table-cell office:value-type="float" office:value="1567.48938">
                <text:p>1567.4893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573.569946">
                <text:p>1573.569946</text:p>
              </table:table-cell>
              <table:table-cell office:value-type="float" office:value="1572.683838">
                <text:p>1572.683838</text:p>
              </table:table-cell>
              <table:table-cell office:value-type="float" office:value="1574.099854">
                <text:p>1574.099854</text:p>
              </table:table-cell>
              <table:table-cell office:value-type="float" office:value="1572.328613">
                <text:p>1572.32861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570.480957">
                <text:p>1570.480957</text:p>
              </table:table-cell>
              <table:table-cell office:value-type="float" office:value="1572.105225">
                <text:p>1572.105225</text:p>
              </table:table-cell>
              <table:table-cell office:value-type="float" office:value="1571.260376">
                <text:p>1571.260376</text:p>
              </table:table-cell>
              <table:table-cell office:value-type="float" office:value="1574.123047">
                <text:p>1574.12304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571.795532">
                <text:p>1571.795532</text:p>
              </table:table-cell>
              <table:table-cell office:value-type="float" office:value="1572.284058">
                <text:p>1572.284058</text:p>
              </table:table-cell>
              <table:table-cell office:value-type="float" office:value="1569.864624">
                <text:p>1569.864624</text:p>
              </table:table-cell>
              <table:table-cell office:value-type="float" office:value="1574.382935">
                <text:p>1574.38293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569.365601">
                <text:p>1569.365601</text:p>
              </table:table-cell>
              <table:table-cell office:value-type="float" office:value="1576.765137">
                <text:p>1576.765137</text:p>
              </table:table-cell>
              <table:table-cell office:value-type="float" office:value="1570.731689">
                <text:p>1570.731689</text:p>
              </table:table-cell>
              <table:table-cell office:value-type="float" office:value="1574.396118">
                <text:p>1574.39611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569.668579">
                <text:p>1569.668579</text:p>
              </table:table-cell>
              <table:table-cell office:value-type="float" office:value="1567.348022">
                <text:p>1567.348022</text:p>
              </table:table-cell>
              <table:table-cell office:value-type="float" office:value="1570.864502">
                <text:p>1570.864502</text:p>
              </table:table-cell>
              <table:table-cell office:value-type="float" office:value="1569.374756">
                <text:p>1569.37475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71.560303">
                <text:p>1571.560303</text:p>
              </table:table-cell>
              <table:table-cell office:value-type="float" office:value="1569.451416">
                <text:p>1569.451416</text:p>
              </table:table-cell>
              <table:table-cell office:value-type="float" office:value="1573.339844">
                <text:p>1573.339844</text:p>
              </table:table-cell>
              <table:table-cell office:value-type="float" office:value="1569.200806">
                <text:p>1569.20080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577.459229">
                <text:p>1577.459229</text:p>
              </table:table-cell>
              <table:table-cell office:value-type="float" office:value="1575.870605">
                <text:p>1575.870605</text:p>
              </table:table-cell>
              <table:table-cell office:value-type="float" office:value="1576.616699">
                <text:p>1576.616699</text:p>
              </table:table-cell>
              <table:table-cell office:value-type="float" office:value="1574.674072">
                <text:p>1574.67407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574.781616">
                <text:p>1574.781616</text:p>
              </table:table-cell>
              <table:table-cell office:value-type="float" office:value="1572.669922">
                <text:p>1572.669922</text:p>
              </table:table-cell>
              <table:table-cell office:value-type="float" office:value="1575.118652">
                <text:p>1575.118652</text:p>
              </table:table-cell>
              <table:table-cell office:value-type="float" office:value="1572.526123">
                <text:p>1572.52612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577.763672">
                <text:p>1577.763672</text:p>
              </table:table-cell>
              <table:table-cell office:value-type="float" office:value="1575.146362">
                <text:p>1575.146362</text:p>
              </table:table-cell>
              <table:table-cell office:value-type="float" office:value="1575.323608">
                <text:p>1575.323608</text:p>
              </table:table-cell>
              <table:table-cell office:value-type="float" office:value="1574.85022">
                <text:p>1574.8502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575.781982">
                <text:p>1575.781982</text:p>
              </table:table-cell>
              <table:table-cell office:value-type="float" office:value="1572.757324">
                <text:p>1572.757324</text:p>
              </table:table-cell>
              <table:table-cell office:value-type="float" office:value="1575.738525">
                <text:p>1575.738525</text:p>
              </table:table-cell>
              <table:table-cell office:value-type="float" office:value="1573.755493">
                <text:p>1573.75549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576.962891">
                <text:p>1576.962891</text:p>
              </table:table-cell>
              <table:table-cell office:value-type="float" office:value="1573.911499">
                <text:p>1573.911499</text:p>
              </table:table-cell>
              <table:table-cell office:value-type="float" office:value="1576.074585">
                <text:p>1576.074585</text:p>
              </table:table-cell>
              <table:table-cell office:value-type="float" office:value="1572.50415">
                <text:p>1572.5041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574.409424">
                <text:p>1574.409424</text:p>
              </table:table-cell>
              <table:table-cell office:value-type="float" office:value="1576.792236">
                <text:p>1576.792236</text:p>
              </table:table-cell>
              <table:table-cell office:value-type="float" office:value="1574.759155">
                <text:p>1574.759155</text:p>
              </table:table-cell>
              <table:table-cell office:value-type="float" office:value="1575.916992">
                <text:p>1575.9169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575.134888">
                <text:p>1575.134888</text:p>
              </table:table-cell>
              <table:table-cell office:value-type="float" office:value="1573.00647">
                <text:p>1573.00647</text:p>
              </table:table-cell>
              <table:table-cell office:value-type="float" office:value="1575.385254">
                <text:p>1575.385254</text:p>
              </table:table-cell>
              <table:table-cell office:value-type="float" office:value="1573.072998">
                <text:p>1573.07299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576.803711">
                <text:p>1576.803711</text:p>
              </table:table-cell>
              <table:table-cell office:value-type="float" office:value="1574.560669">
                <text:p>1574.560669</text:p>
              </table:table-cell>
              <table:table-cell office:value-type="float" office:value="1573.028931">
                <text:p>1573.028931</text:p>
              </table:table-cell>
              <table:table-cell office:value-type="float" office:value="1573.537109">
                <text:p>1573.53710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571.190918">
                <text:p>1571.190918</text:p>
              </table:table-cell>
              <table:table-cell office:value-type="float" office:value="1572.492798">
                <text:p>1572.492798</text:p>
              </table:table-cell>
              <table:table-cell office:value-type="float" office:value="1572.843262">
                <text:p>1572.843262</text:p>
              </table:table-cell>
              <table:table-cell office:value-type="float" office:value="1570.812622">
                <text:p>1570.81262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577.81958">
                <text:p>1577.81958</text:p>
              </table:table-cell>
              <table:table-cell office:value-type="float" office:value="1577.106201">
                <text:p>1577.106201</text:p>
              </table:table-cell>
              <table:table-cell office:value-type="float" office:value="1579.481079">
                <text:p>1579.481079</text:p>
              </table:table-cell>
              <table:table-cell office:value-type="float" office:value="1575.076172">
                <text:p>1575.07617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71.805664">
                <text:p>1571.805664</text:p>
              </table:table-cell>
              <table:table-cell office:value-type="float" office:value="1572.409668">
                <text:p>1572.409668</text:p>
              </table:table-cell>
              <table:table-cell office:value-type="float" office:value="1576.455811">
                <text:p>1576.455811</text:p>
              </table:table-cell>
              <table:table-cell office:value-type="float" office:value="1571.913086">
                <text:p>1571.91308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571.647217">
                <text:p>1571.647217</text:p>
              </table:table-cell>
              <table:table-cell office:value-type="float" office:value="1572.164551">
                <text:p>1572.164551</text:p>
              </table:table-cell>
              <table:table-cell office:value-type="float" office:value="1576.525146">
                <text:p>1576.525146</text:p>
              </table:table-cell>
              <table:table-cell office:value-type="float" office:value="1568.755005">
                <text:p>1568.75500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572.562988">
                <text:p>1572.562988</text:p>
              </table:table-cell>
              <table:table-cell office:value-type="float" office:value="1569.388428">
                <text:p>1569.388428</text:p>
              </table:table-cell>
              <table:table-cell office:value-type="float" office:value="1572.342651">
                <text:p>1572.342651</text:p>
              </table:table-cell>
              <table:table-cell office:value-type="float" office:value="1570.589233">
                <text:p>1570.58923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571.587402">
                <text:p>1571.587402</text:p>
              </table:table-cell>
              <table:table-cell office:value-type="float" office:value="1573.121704">
                <text:p>1573.121704</text:p>
              </table:table-cell>
              <table:table-cell office:value-type="float" office:value="1569.73291">
                <text:p>1569.73291</text:p>
              </table:table-cell>
              <table:table-cell office:value-type="float" office:value="1573.417847">
                <text:p>1573.41784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571.864136">
                <text:p>1571.864136</text:p>
              </table:table-cell>
              <table:table-cell office:value-type="float" office:value="1566.115234">
                <text:p>1566.115234</text:p>
              </table:table-cell>
              <table:table-cell office:value-type="float" office:value="1569.146118">
                <text:p>1569.146118</text:p>
              </table:table-cell>
              <table:table-cell office:value-type="float" office:value="1569.306519">
                <text:p>1569.3065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572.528076">
                <text:p>1572.528076</text:p>
              </table:table-cell>
              <table:table-cell office:value-type="float" office:value="1574.949707">
                <text:p>1574.949707</text:p>
              </table:table-cell>
              <table:table-cell office:value-type="float" office:value="1574.244873">
                <text:p>1574.244873</text:p>
              </table:table-cell>
              <table:table-cell office:value-type="float" office:value="1573.481812">
                <text:p>1573.48181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568.659058">
                <text:p>1568.659058</text:p>
              </table:table-cell>
              <table:table-cell office:value-type="float" office:value="1573.176147">
                <text:p>1573.176147</text:p>
              </table:table-cell>
              <table:table-cell office:value-type="float" office:value="1572.189575">
                <text:p>1572.189575</text:p>
              </table:table-cell>
              <table:table-cell office:value-type="float" office:value="1569.693115">
                <text:p>1569.69311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568.166016">
                <text:p>1568.166016</text:p>
              </table:table-cell>
              <table:table-cell office:value-type="float" office:value="1572.124878">
                <text:p>1572.124878</text:p>
              </table:table-cell>
              <table:table-cell office:value-type="float" office:value="1568.021606">
                <text:p>1568.021606</text:p>
              </table:table-cell>
              <table:table-cell office:value-type="float" office:value="1571.584717">
                <text:p>1571.58471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569.074951">
                <text:p>1569.074951</text:p>
              </table:table-cell>
              <table:table-cell office:value-type="float" office:value="1571.329834">
                <text:p>1571.329834</text:p>
              </table:table-cell>
              <table:table-cell office:value-type="float" office:value="1568.690552">
                <text:p>1568.690552</text:p>
              </table:table-cell>
              <table:table-cell office:value-type="float" office:value="1568.378052">
                <text:p>1568.37805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572.556763">
                <text:p>1572.556763</text:p>
              </table:table-cell>
              <table:table-cell office:value-type="float" office:value="1575.319458">
                <text:p>1575.319458</text:p>
              </table:table-cell>
              <table:table-cell office:value-type="float" office:value="1574.627808">
                <text:p>1574.627808</text:p>
              </table:table-cell>
              <table:table-cell office:value-type="float" office:value="1573.661743">
                <text:p>1573.66174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572.470337">
                <text:p>1572.470337</text:p>
              </table:table-cell>
              <table:table-cell office:value-type="float" office:value="1571.642944">
                <text:p>1571.642944</text:p>
              </table:table-cell>
              <table:table-cell office:value-type="float" office:value="1570.88623">
                <text:p>1570.88623</text:p>
              </table:table-cell>
              <table:table-cell office:value-type="float" office:value="1571.758423">
                <text:p>1571.75842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572.043335">
                <text:p>1572.043335</text:p>
              </table:table-cell>
              <table:table-cell office:value-type="float" office:value="1571.335815">
                <text:p>1571.335815</text:p>
              </table:table-cell>
              <table:table-cell office:value-type="float" office:value="1573.227539">
                <text:p>1573.227539</text:p>
              </table:table-cell>
              <table:table-cell office:value-type="float" office:value="1569.053101">
                <text:p>1569.05310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570.069336">
                <text:p>1570.069336</text:p>
              </table:table-cell>
              <table:table-cell office:value-type="float" office:value="1570.77771">
                <text:p>1570.77771</text:p>
              </table:table-cell>
              <table:table-cell office:value-type="float" office:value="1570.282837">
                <text:p>1570.282837</text:p>
              </table:table-cell>
              <table:table-cell office:value-type="float" office:value="1572.875977">
                <text:p>1572.87597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569.397827">
                <text:p>1569.397827</text:p>
              </table:table-cell>
              <table:table-cell office:value-type="float" office:value="1570.364746">
                <text:p>1570.364746</text:p>
              </table:table-cell>
              <table:table-cell office:value-type="float" office:value="1570.503052">
                <text:p>1570.503052</text:p>
              </table:table-cell>
              <table:table-cell office:value-type="float" office:value="1568.388062">
                <text:p>1568.38806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571.832397">
                <text:p>1571.832397</text:p>
              </table:table-cell>
              <table:table-cell office:value-type="float" office:value="1569.662964">
                <text:p>1569.662964</text:p>
              </table:table-cell>
              <table:table-cell office:value-type="float" office:value="1573.056396">
                <text:p>1573.056396</text:p>
              </table:table-cell>
              <table:table-cell office:value-type="float" office:value="1569.105591">
                <text:p>1569.10559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576.718994">
                <text:p>1576.718994</text:p>
              </table:table-cell>
              <table:table-cell office:value-type="float" office:value="1570.516968">
                <text:p>1570.516968</text:p>
              </table:table-cell>
              <table:table-cell office:value-type="float" office:value="1573.896606">
                <text:p>1573.896606</text:p>
              </table:table-cell>
              <table:table-cell office:value-type="float" office:value="1575.85144">
                <text:p>1575.8514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572.34375">
                <text:p>1572.34375</text:p>
              </table:table-cell>
              <table:table-cell office:value-type="float" office:value="1574.932739">
                <text:p>1574.932739</text:p>
              </table:table-cell>
              <table:table-cell office:value-type="float" office:value="1572.521729">
                <text:p>1572.521729</text:p>
              </table:table-cell>
              <table:table-cell office:value-type="float" office:value="1572.693237">
                <text:p>1572.69323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571.044678">
                <text:p>1571.044678</text:p>
              </table:table-cell>
              <table:table-cell office:value-type="float" office:value="1572.821167">
                <text:p>1572.821167</text:p>
              </table:table-cell>
              <table:table-cell office:value-type="float" office:value="1574.930298">
                <text:p>1574.930298</text:p>
              </table:table-cell>
              <table:table-cell office:value-type="float" office:value="1572.436523">
                <text:p>1572.43652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69.205566">
                <text:p>1569.205566</text:p>
              </table:table-cell>
              <table:table-cell office:value-type="float" office:value="1576.719604">
                <text:p>1576.719604</text:p>
              </table:table-cell>
              <table:table-cell office:value-type="float" office:value="1571.219238">
                <text:p>1571.219238</text:p>
              </table:table-cell>
              <table:table-cell office:value-type="float" office:value="1573.190552">
                <text:p>1573.19055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573.085571">
                <text:p>1573.085571</text:p>
              </table:table-cell>
              <table:table-cell office:value-type="float" office:value="1571.196899">
                <text:p>1571.196899</text:p>
              </table:table-cell>
              <table:table-cell office:value-type="float" office:value="1572.273438">
                <text:p>1572.273438</text:p>
              </table:table-cell>
              <table:table-cell office:value-type="float" office:value="1571.150024">
                <text:p>1571.15002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575.901733">
                <text:p>1575.901733</text:p>
              </table:table-cell>
              <table:table-cell office:value-type="float" office:value="1572.78125">
                <text:p>1572.78125</text:p>
              </table:table-cell>
              <table:table-cell office:value-type="float" office:value="1573.780762">
                <text:p>1573.780762</text:p>
              </table:table-cell>
              <table:table-cell office:value-type="float" office:value="1576.028564">
                <text:p>1576.02856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575.656372">
                <text:p>1575.656372</text:p>
              </table:table-cell>
              <table:table-cell office:value-type="float" office:value="1574.280762">
                <text:p>1574.280762</text:p>
              </table:table-cell>
              <table:table-cell office:value-type="float" office:value="1575.410522">
                <text:p>1575.410522</text:p>
              </table:table-cell>
              <table:table-cell office:value-type="float" office:value="1571.89978">
                <text:p>1571.8997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570.793213">
                <text:p>1570.793213</text:p>
              </table:table-cell>
              <table:table-cell office:value-type="float" office:value="1573.508789">
                <text:p>1573.508789</text:p>
              </table:table-cell>
              <table:table-cell office:value-type="float" office:value="1572.622314">
                <text:p>1572.622314</text:p>
              </table:table-cell>
              <table:table-cell office:value-type="float" office:value="1572.453491">
                <text:p>1572.45349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571.994385">
                <text:p>1571.994385</text:p>
              </table:table-cell>
              <table:table-cell office:value-type="float" office:value="1572.765503">
                <text:p>1572.765503</text:p>
              </table:table-cell>
              <table:table-cell office:value-type="float" office:value="1573.371826">
                <text:p>1573.371826</text:p>
              </table:table-cell>
              <table:table-cell office:value-type="float" office:value="1570.292847">
                <text:p>1570.29284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572.928101">
                <text:p>1572.928101</text:p>
              </table:table-cell>
              <table:table-cell office:value-type="float" office:value="1570.788696">
                <text:p>1570.788696</text:p>
              </table:table-cell>
              <table:table-cell office:value-type="float" office:value="1572.175781">
                <text:p>1572.175781</text:p>
              </table:table-cell>
              <table:table-cell office:value-type="float" office:value="1569.926392">
                <text:p>1569.92639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570.791504">
                <text:p>1570.791504</text:p>
              </table:table-cell>
              <table:table-cell office:value-type="float" office:value="1572.218628">
                <text:p>1572.218628</text:p>
              </table:table-cell>
              <table:table-cell office:value-type="float" office:value="1574.521729">
                <text:p>1574.521729</text:p>
              </table:table-cell>
              <table:table-cell office:value-type="float" office:value="1570.546021">
                <text:p>1570.54602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571.684814">
                <text:p>1571.684814</text:p>
              </table:table-cell>
              <table:table-cell office:value-type="float" office:value="1572.033569">
                <text:p>1572.033569</text:p>
              </table:table-cell>
              <table:table-cell office:value-type="float" office:value="1568.750977">
                <text:p>1568.750977</text:p>
              </table:table-cell>
              <table:table-cell office:value-type="float" office:value="1572.659058">
                <text:p>1572.65905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574.739868">
                <text:p>1574.739868</text:p>
              </table:table-cell>
              <table:table-cell office:value-type="float" office:value="1568.208008">
                <text:p>1568.208008</text:p>
              </table:table-cell>
              <table:table-cell office:value-type="float" office:value="1573.123413">
                <text:p>1573.123413</text:p>
              </table:table-cell>
              <table:table-cell office:value-type="float" office:value="1572.838989">
                <text:p>1572.83898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576.025635">
                <text:p>1576.025635</text:p>
              </table:table-cell>
              <table:table-cell office:value-type="float" office:value="1574.572021">
                <text:p>1574.572021</text:p>
              </table:table-cell>
              <table:table-cell office:value-type="float" office:value="1574.330933">
                <text:p>1574.330933</text:p>
              </table:table-cell>
              <table:table-cell office:value-type="float" office:value="1574.604736">
                <text:p>1574.60473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575.47998">
                <text:p>1575.47998</text:p>
              </table:table-cell>
              <table:table-cell office:value-type="float" office:value="1572.707642">
                <text:p>1572.707642</text:p>
              </table:table-cell>
              <table:table-cell office:value-type="float" office:value="1577.509277">
                <text:p>1577.509277</text:p>
              </table:table-cell>
              <table:table-cell office:value-type="float" office:value="1574.050415">
                <text:p>1574.05041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569.981201">
                <text:p>1569.981201</text:p>
              </table:table-cell>
              <table:table-cell office:value-type="float" office:value="1567.359863">
                <text:p>1567.359863</text:p>
              </table:table-cell>
              <table:table-cell office:value-type="float" office:value="1569.043823">
                <text:p>1569.043823</text:p>
              </table:table-cell>
              <table:table-cell office:value-type="float" office:value="1568.533203">
                <text:p>1568.53320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572.32312">
                <text:p>1572.32312</text:p>
              </table:table-cell>
              <table:table-cell office:value-type="float" office:value="1568.572998">
                <text:p>1568.572998</text:p>
              </table:table-cell>
              <table:table-cell office:value-type="float" office:value="1570.251587">
                <text:p>1570.251587</text:p>
              </table:table-cell>
              <table:table-cell office:value-type="float" office:value="1572.139526">
                <text:p>1572.13952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572.560303">
                <text:p>1572.560303</text:p>
              </table:table-cell>
              <table:table-cell office:value-type="float" office:value="1574.10144">
                <text:p>1574.10144</text:p>
              </table:table-cell>
              <table:table-cell office:value-type="float" office:value="1571.772095">
                <text:p>1571.772095</text:p>
              </table:table-cell>
              <table:table-cell office:value-type="float" office:value="1573.339966">
                <text:p>1573.33996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573.11084">
                <text:p>1573.11084</text:p>
              </table:table-cell>
              <table:table-cell office:value-type="float" office:value="1573.938477">
                <text:p>1573.938477</text:p>
              </table:table-cell>
              <table:table-cell office:value-type="float" office:value="1571.019531">
                <text:p>1571.019531</text:p>
              </table:table-cell>
              <table:table-cell office:value-type="float" office:value="1572.651245">
                <text:p>1572.65124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568.758057">
                <text:p>1568.758057</text:p>
              </table:table-cell>
              <table:table-cell office:value-type="float" office:value="1571.74585">
                <text:p>1571.74585</text:p>
              </table:table-cell>
              <table:table-cell office:value-type="float" office:value="1568.068604">
                <text:p>1568.068604</text:p>
              </table:table-cell>
              <table:table-cell office:value-type="float" office:value="1569.938965">
                <text:p>1569.93896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568.152466">
                <text:p>1568.152466</text:p>
              </table:table-cell>
              <table:table-cell office:value-type="float" office:value="1571.035645">
                <text:p>1571.035645</text:p>
              </table:table-cell>
              <table:table-cell office:value-type="float" office:value="1570.616699">
                <text:p>1570.616699</text:p>
              </table:table-cell>
              <table:table-cell office:value-type="float" office:value="1571.644043">
                <text:p>1571.64404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572.733032">
                <text:p>1572.733032</text:p>
              </table:table-cell>
              <table:table-cell office:value-type="float" office:value="1574.548828">
                <text:p>1574.548828</text:p>
              </table:table-cell>
              <table:table-cell office:value-type="float" office:value="1571.015747">
                <text:p>1571.015747</text:p>
              </table:table-cell>
              <table:table-cell office:value-type="float" office:value="1574.538574">
                <text:p>1574.53857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570.812866">
                <text:p>1570.812866</text:p>
              </table:table-cell>
              <table:table-cell office:value-type="float" office:value="1570.543457">
                <text:p>1570.543457</text:p>
              </table:table-cell>
              <table:table-cell office:value-type="float" office:value="1571.141968">
                <text:p>1571.141968</text:p>
              </table:table-cell>
              <table:table-cell office:value-type="float" office:value="1567.848877">
                <text:p>1567.848877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68.142456">
                <text:p>1568.142456</text:p>
              </table:table-cell>
              <table:table-cell office:value-type="float" office:value="1572.542725">
                <text:p>1572.542725</text:p>
              </table:table-cell>
              <table:table-cell office:value-type="float" office:value="1566.556641">
                <text:p>1566.556641</text:p>
              </table:table-cell>
              <table:table-cell office:value-type="float" office:value="1573.593994">
                <text:p>1573.59399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571.599976">
                <text:p>1571.599976</text:p>
              </table:table-cell>
              <table:table-cell office:value-type="float" office:value="1569.365723">
                <text:p>1569.365723</text:p>
              </table:table-cell>
              <table:table-cell office:value-type="float" office:value="1570.646362">
                <text:p>1570.646362</text:p>
              </table:table-cell>
              <table:table-cell office:value-type="float" office:value="1572.49353">
                <text:p>1572.4935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574.53772">
                <text:p>1574.53772</text:p>
              </table:table-cell>
              <table:table-cell office:value-type="float" office:value="1574.152832">
                <text:p>1574.152832</text:p>
              </table:table-cell>
              <table:table-cell office:value-type="float" office:value="1573.297241">
                <text:p>1573.297241</text:p>
              </table:table-cell>
              <table:table-cell office:value-type="float" office:value="1573.983276">
                <text:p>1573.98327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572.284546">
                <text:p>1572.284546</text:p>
              </table:table-cell>
              <table:table-cell office:value-type="float" office:value="1571.074219">
                <text:p>1571.074219</text:p>
              </table:table-cell>
              <table:table-cell office:value-type="float" office:value="1573.04187">
                <text:p>1573.04187</text:p>
              </table:table-cell>
              <table:table-cell office:value-type="float" office:value="1573.723511">
                <text:p>1573.72351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570.454346">
                <text:p>1570.454346</text:p>
              </table:table-cell>
              <table:table-cell office:value-type="float" office:value="1573.261108">
                <text:p>1573.261108</text:p>
              </table:table-cell>
              <table:table-cell office:value-type="float" office:value="1569.518677">
                <text:p>1569.518677</text:p>
              </table:table-cell>
              <table:table-cell office:value-type="float" office:value="1572.015137">
                <text:p>1572.01513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569.688477">
                <text:p>1569.688477</text:p>
              </table:table-cell>
              <table:table-cell office:value-type="float" office:value="1573.031616">
                <text:p>1573.031616</text:p>
              </table:table-cell>
              <table:table-cell office:value-type="float" office:value="1571.373413">
                <text:p>1571.373413</text:p>
              </table:table-cell>
              <table:table-cell office:value-type="float" office:value="1571.769165">
                <text:p>1571.76916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574.158325">
                <text:p>1574.158325</text:p>
              </table:table-cell>
              <table:table-cell office:value-type="float" office:value="1569.164429">
                <text:p>1569.164429</text:p>
              </table:table-cell>
              <table:table-cell office:value-type="float" office:value="1574.227539">
                <text:p>1574.227539</text:p>
              </table:table-cell>
              <table:table-cell office:value-type="float" office:value="1574.462158">
                <text:p>1574.46215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568.141724">
                <text:p>1568.141724</text:p>
              </table:table-cell>
              <table:table-cell office:value-type="float" office:value="1570.753296">
                <text:p>1570.753296</text:p>
              </table:table-cell>
              <table:table-cell office:value-type="float" office:value="1569.2229">
                <text:p>1569.2229</text:p>
              </table:table-cell>
              <table:table-cell office:value-type="float" office:value="1573.350464">
                <text:p>1573.35046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568.070557">
                <text:p>1568.070557</text:p>
              </table:table-cell>
              <table:table-cell office:value-type="float" office:value="1569.793457">
                <text:p>1569.793457</text:p>
              </table:table-cell>
              <table:table-cell office:value-type="float" office:value="1568.907715">
                <text:p>1568.907715</text:p>
              </table:table-cell>
              <table:table-cell office:value-type="float" office:value="1569.862061">
                <text:p>1569.86206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573.484009">
                <text:p>1573.484009</text:p>
              </table:table-cell>
              <table:table-cell office:value-type="float" office:value="1574.761353">
                <text:p>1574.761353</text:p>
              </table:table-cell>
              <table:table-cell office:value-type="float" office:value="1574.761597">
                <text:p>1574.761597</text:p>
              </table:table-cell>
              <table:table-cell office:value-type="float" office:value="1573.557129">
                <text:p>1573.55712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568.203125">
                <text:p>1568.203125</text:p>
              </table:table-cell>
              <table:table-cell office:value-type="float" office:value="1571.472656">
                <text:p>1571.472656</text:p>
              </table:table-cell>
              <table:table-cell office:value-type="float" office:value="1569.102783">
                <text:p>1569.102783</text:p>
              </table:table-cell>
              <table:table-cell office:value-type="float" office:value="1571.568848">
                <text:p>1571.56884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572.391724">
                <text:p>1572.391724</text:p>
              </table:table-cell>
              <table:table-cell office:value-type="float" office:value="1572.404541">
                <text:p>1572.404541</text:p>
              </table:table-cell>
              <table:table-cell office:value-type="float" office:value="1574.48584">
                <text:p>1574.48584</text:p>
              </table:table-cell>
              <table:table-cell office:value-type="float" office:value="1574.082642">
                <text:p>1574.08264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571.033569">
                <text:p>1571.033569</text:p>
              </table:table-cell>
              <table:table-cell office:value-type="float" office:value="1570.316284">
                <text:p>1570.316284</text:p>
              </table:table-cell>
              <table:table-cell office:value-type="float" office:value="1570.691284">
                <text:p>1570.691284</text:p>
              </table:table-cell>
              <table:table-cell office:value-type="float" office:value="1572.684082">
                <text:p>1572.68408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570.320068">
                <text:p>1570.320068</text:p>
              </table:table-cell>
              <table:table-cell office:value-type="float" office:value="1571.653076">
                <text:p>1571.653076</text:p>
              </table:table-cell>
              <table:table-cell office:value-type="float" office:value="1573.532715">
                <text:p>1573.532715</text:p>
              </table:table-cell>
              <table:table-cell office:value-type="float" office:value="1567.508179">
                <text:p>1567.50817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82.193237">
                <text:p>1082.193237</text:p>
              </table:table-cell>
              <table:table-cell office:value-type="float" office:value="1194.805054">
                <text:p>1194.805054</text:p>
              </table:table-cell>
              <table:table-cell office:value-type="float" office:value="1038.220093">
                <text:p>1038.220093</text:p>
              </table:table-cell>
              <table:table-cell office:value-type="float" office:value="1237.573975">
                <text:p>1237.57397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71.953613">
                <text:p>1071.953613</text:p>
              </table:table-cell>
              <table:table-cell office:value-type="float" office:value="1168.110107">
                <text:p>1168.110107</text:p>
              </table:table-cell>
              <table:table-cell office:value-type="float" office:value="1051.689819">
                <text:p>1051.689819</text:p>
              </table:table-cell>
              <table:table-cell office:value-type="float" office:value="1188.657593">
                <text:p>1188.65759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